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1" style:font-pitch="variable"/>
    <style:font-face style:name="Arial" svg:font-family="Arial" style:font-family-generic="swiss" style:font-pitch="variable"/>
    <style:font-face style:name="Calibri" svg:font-family="Calibri" style:font-family-generic="swiss" style:font-pitch="variable"/>
    <style:font-face style:name="Times New Roman" svg:font-family="'Times New Roman'"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9cm"/>
    </style:style>
    <style:style style:name="co2" style:family="table-column">
      <style:table-column-properties fo:break-before="auto" style:column-width="7.331cm"/>
    </style:style>
    <style:style style:name="co3" style:family="table-column">
      <style:table-column-properties fo:break-before="auto" style:column-width="15.259cm"/>
    </style:style>
    <style:style style:name="co4" style:family="table-column">
      <style:table-column-properties fo:break-before="auto" style:column-width="13.106cm"/>
    </style:style>
    <style:style style:name="co5" style:family="table-column">
      <style:table-column-properties fo:break-before="auto" style:column-width="1.707cm"/>
    </style:style>
    <style:style style:name="co6" style:family="table-column">
      <style:table-column-properties fo:break-before="auto" style:column-width="4.367cm"/>
    </style:style>
    <style:style style:name="co7" style:family="table-column">
      <style:table-column-properties fo:break-before="auto" style:column-width="5.853cm"/>
    </style:style>
    <style:style style:name="co8" style:family="table-column">
      <style:table-column-properties fo:break-before="auto" style:column-width="13.189cm"/>
    </style:style>
    <style:style style:name="co9" style:family="table-column">
      <style:table-column-properties fo:break-before="auto" style:column-width="18.397cm"/>
    </style:style>
    <style:style style:name="co10" style:family="table-column">
      <style:table-column-properties fo:break-before="auto" style:column-width="1.737cm"/>
    </style:style>
    <style:style style:name="co11" style:family="table-column">
      <style:table-column-properties fo:break-before="auto" style:column-width="7.31cm"/>
    </style:style>
    <style:style style:name="co12" style:family="table-column">
      <style:table-column-properties fo:break-before="auto" style:column-width="15.931cm"/>
    </style:style>
    <style:style style:name="co13" style:family="table-column">
      <style:table-column-properties fo:break-before="auto" style:column-width="3.193cm"/>
    </style:style>
    <style:style style:name="co14" style:family="table-column">
      <style:table-column-properties fo:break-before="auto" style:column-width="6.495cm"/>
    </style:style>
    <style:style style:name="co15" style:family="table-column">
      <style:table-column-properties fo:break-before="auto" style:column-width="15.288cm"/>
    </style:style>
    <style:style style:name="co16" style:family="table-column">
      <style:table-column-properties fo:break-before="auto" style:column-width="18.898cm"/>
    </style:style>
    <style:style style:name="co17" style:family="table-column">
      <style:table-column-properties fo:break-before="auto" style:column-width="1.625cm"/>
    </style:style>
    <style:style style:name="co18" style:family="table-column">
      <style:table-column-properties fo:break-before="auto" style:column-width="4.874cm"/>
    </style:style>
    <style:style style:name="co19" style:family="table-column">
      <style:table-column-properties fo:break-before="auto" style:column-width="11.144cm"/>
    </style:style>
    <style:style style:name="co20" style:family="table-column">
      <style:table-column-properties fo:break-before="auto" style:column-width="20.523cm"/>
    </style:style>
    <style:style style:name="co21" style:family="table-column">
      <style:table-column-properties fo:break-before="auto" style:column-width="3.863cm"/>
    </style:style>
    <style:style style:name="co22" style:family="table-column">
      <style:table-column-properties fo:break-before="auto" style:column-width="4.927cm"/>
    </style:style>
    <style:style style:name="co23" style:family="table-column">
      <style:table-column-properties fo:break-before="auto" style:column-width="9.744cm"/>
    </style:style>
    <style:style style:name="co24" style:family="table-column">
      <style:table-column-properties fo:break-before="auto" style:column-width="6.354cm"/>
    </style:style>
    <style:style style:name="co25" style:family="table-column">
      <style:table-column-properties fo:break-before="auto" style:column-width="15.231cm"/>
    </style:style>
    <style:style style:name="co26" style:family="table-column">
      <style:table-column-properties fo:break-before="auto" style:column-width="10.052cm"/>
    </style:style>
    <style:style style:name="co27" style:family="table-column">
      <style:table-column-properties fo:break-before="auto" style:column-width="4.59cm"/>
    </style:style>
    <style:style style:name="co28" style:family="table-column">
      <style:table-column-properties fo:break-before="auto" style:column-width="13.58cm"/>
    </style:style>
    <style:style style:name="co29" style:family="table-column">
      <style:table-column-properties fo:break-before="auto" style:column-width="19.009cm"/>
    </style:style>
    <style:style style:name="co30" style:family="table-column">
      <style:table-column-properties fo:break-before="auto" style:column-width="13.974cm"/>
    </style:style>
    <style:style style:name="co31" style:family="table-column">
      <style:table-column-properties fo:break-before="auto" style:column-width="15.96cm"/>
    </style:style>
    <style:style style:name="co32" style:family="table-column">
      <style:table-column-properties fo:break-before="auto" style:column-width="1.649cm"/>
    </style:style>
    <style:style style:name="ro1" style:family="table-row">
      <style:table-row-properties style:row-height="0.453cm" fo:break-before="auto" style:use-optimal-row-height="true"/>
    </style:style>
    <style:style style:name="ro2" style:family="table-row">
      <style:table-row-properties style:row-height="0.496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526cm" fo:break-before="auto" style:use-optimal-row-height="true"/>
    </style:style>
    <style:style style:name="ro5" style:family="table-row">
      <style:table-row-properties style:row-height="0.894cm" fo:break-before="auto" style:use-optimal-row-height="true"/>
    </style:style>
    <style:style style:name="ro6" style:family="table-row">
      <style:table-row-properties style:row-height="1cm" fo:break-before="auto" style:use-optimal-row-height="true"/>
    </style:style>
    <style:style style:name="ro7" style:family="table-row">
      <style:table-row-properties style:row-height="1.316cm" fo:break-before="auto" style:use-optimal-row-height="true"/>
    </style:style>
    <style:style style:name="ro8" style:family="table-row">
      <style:table-row-properties style:row-height="1.473cm" fo:break-before="auto" style:use-optimal-row-height="true"/>
    </style:style>
    <style:style style:name="ro9" style:family="table-row">
      <style:table-row-properties style:row-height="0.499cm" fo:break-before="auto" style:use-optimal-row-height="true"/>
    </style:style>
    <style:style style:name="ro10" style:family="table-row">
      <style:table-row-properties style:row-height="0.947cm" fo:break-before="auto" style:use-optimal-row-height="true"/>
    </style:style>
    <style:style style:name="ro11" style:family="table-row">
      <style:table-row-properties style:row-height="6.615cm" fo:break-before="auto" style:use-optimal-row-height="false"/>
    </style:style>
    <style:style style:name="ta1" style:family="table" style:master-page-name="PageStyle_5f_Locations">
      <style:table-properties table:display="true" style:writing-mode="lr-tb"/>
    </style:style>
    <style:style style:name="ta2" style:family="table" style:master-page-name="PageStyle_5f_Inventory">
      <style:table-properties table:display="true" style:writing-mode="lr-tb"/>
    </style:style>
    <style:style style:name="ta3" style:family="table" style:master-page-name="PageStyle_5f_Default">
      <style:table-properties table:display="true" style:writing-mode="lr-tb"/>
    </style:style>
    <style:style style:name="ta4" style:family="table" style:master-page-name="PageStyle_5f_Dialogs">
      <style:table-properties table:display="true" style:writing-mode="lr-tb"/>
    </style:style>
    <style:style style:name="ta5" style:family="table" style:master-page-name="PageStyle_5f_Cutscenes">
      <style:table-properties table:display="true" style:writing-mode="lr-tb"/>
    </style:style>
    <style:style style:name="ta6" style:family="table" style:master-page-name="PageStyle_5f_Transfers">
      <style:table-properties table:display="true" style:writing-mode="lr-tb"/>
    </style:style>
    <style:style style:name="ta7" style:family="table" style:master-page-name="PageStyle_5f_Documents">
      <style:table-properties table:display="true" style:writing-mode="lr-tb"/>
    </style:style>
    <style:style style:name="ta8" style:family="table" style:master-page-name="PageStyle_5f_Buffers">
      <style:table-properties table:display="true" style:writing-mode="lr-tb"/>
    </style:style>
    <style:style style:name="ta9" style:family="table" style:master-page-name="PageStyle_5f_OTHERS">
      <style:table-properties table:display="true" style:writing-mode="lr-tb"/>
    </style:style>
    <style:style style:name="ce1" style:family="table-cell" style:parent-style-name="Default">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fo:background-color="#fff200"/>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fo:background-color="#ffff00"/>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bottom"/>
      <style:paragraph-properties fo:margin-left="0cm" style:writing-mode="page"/>
    </style:style>
    <style:style style:name="ce6" style:family="table-cell" style:parent-style-name="Default">
      <style:table-cell-properties style:diagonal-bl-tr="none" style:diagonal-tl-br="none" style:text-align-source="value-type" style:repeat-content="false" fo:wrap-option="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 style:family="table-cell" style:parent-style-name="Default">
      <style:table-cell-properties style:text-align-source="value-type" style:repeat-content="false" fo:wrap-option="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fo:background-color="#fff200" style:text-align-source="value-type" style:repeat-content="false" fo:wrap-option="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fo:background-color="#fff200" style:text-align-source="value-type" style:repeat-content="false" fo:wrap-option="wrap" style:direction="ltr" style:rotation-angle="0" style:rotation-align="none" style:shrink-to-fit="false" style:vertical-align="bottom"/>
      <style:paragraph-properties fo:margin-left="0cm" style:writing-mode="page"/>
      <style:text-properties fo:color="#222222"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fo:background-color="#ffff00" style:text-align-source="value-type" style:repeat-content="false" fo:wrap-option="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fo:background-color="#fff200" style:text-align-source="value-type" style:repeat-content="false" fo:wrap-option="wrap"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 style:family="table-cell" style:parent-style-name="Default">
      <style:table-cell-properties style:diagonal-bl-tr="none" style:diagonal-tl-br="none" style:text-align-source="value-type" style:repeat-content="false" fo:wrap-option="wrap"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 style:family="table-cell" style:parent-style-name="Default">
      <style:table-cell-properties style:diagonal-bl-tr="none" style:diagonal-tl-br="none" style:text-align-source="value-type" style:repeat-content="false" fo:wrap-option="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fo:background-color="#fff200" style:text-align-source="value-type" style:repeat-content="false" fo:wrap-option="wrap"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9.5pt" fo:font-style="normal" fo:text-shadow="none" style:text-underline-style="none" fo:font-weight="normal" style:font-size-asian="9.5pt" style:font-style-asian="normal" style:font-weight-asian="normal" style:font-name-complex="Arial" style:font-size-complex="9.5pt" style:font-style-complex="normal" style:font-weight-complex="normal"/>
    </style:style>
    <style:style style:name="ce15" style:family="table-cell" style:parent-style-name="Default">
      <style:table-cell-properties fo:background-color="#fff200" style:diagonal-bl-tr="none" style:diagonal-tl-br="none" style:text-align-source="value-type" style:repeat-content="false" fo:wrap-option="wrap"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 style:family="table-cell" style:parent-style-name="Default">
      <style:table-cell-properties fo:background-color="#fff200" style:diagonal-bl-tr="none" style:diagonal-tl-br="none" style:text-align-source="value-type" style:repeat-content="false" fo:wrap-option="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 style:family="table-cell" style:parent-style-name="Default">
      <style:table-cell-properties style:text-align-source="value-type" style:repeat-content="false" fo:wrap-option="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 style:family="table-cell" style:parent-style-name="Default">
      <style:table-cell-properties style:text-align-source="value-type" style:repeat-content="false" fo:wrap-option="wrap"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table-cell-properties fo:background-color="#fff200" style:diagonal-bl-tr="none" style:diagonal-tl-br="none" style:text-align-source="value-type" style:repeat-content="false" fo:wrap-option="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style:diagonal-bl-tr="none" style:diagonal-tl-br="none" style:text-align-source="value-type" style:repeat-content="false" fo:wrap-option="wrap"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fo:background-color="#fff200" style:text-align-source="value-type" style:repeat-content="false" fo:wrap-option="wrap"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table-cell-properties fo:background-color="#ffff00" style:text-align-source="value-type" style:repeat-content="false" fo:wrap-option="wrap"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table-cell-properties fo:background-color="#fff200"/>
    </style:style>
    <style:style style:name="ce24" style:family="table-cell" style:parent-style-name="Excel_20_Built-in_20_Explanatory_20_Text">
      <style:table-cell-properties style:cell-protect="protected" style:print-content="true" style:diagonal-bl-tr="none" style:diagonal-tl-br="none" style:text-align-source="value-type" style:repeat-content="false" fo:wrap-option="wrap"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5" style:family="table-cell" style:parent-style-name="Default">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table-cell-properties style:text-align-source="value-type" style:repeat-content="false" fo:wrap-option="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 style:family="table-cell" style:parent-style-name="Excel_20_Built-in_20_Explanatory_20_Text">
      <style:table-cell-properties style:cell-protect="protected" style:print-content="true" style:diagonal-bl-tr="none" style:diagonal-tl-br="none" style:text-align-source="value-type" style:repeat-content="false" fo:wrap-option="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8" style:family="table-cell" style:parent-style-name="Default">
      <style:table-cell-properties style:diagonal-bl-tr="none" style:diagonal-tl-br="none" style:text-align-source="value-type" style:repeat-content="false" fo:wrap-option="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Default">
      <style:text-properties fo:color="#000000" style:text-outline="false" style:text-line-through-style="none" style:font-name="Arial" fo:font-size="9.5pt" fo:font-style="normal" fo:text-shadow="none" style:text-underline-style="none" fo:font-weight="normal" style:font-size-asian="9.5pt" style:font-style-asian="normal" style:font-weight-asian="normal" style:font-name-complex="Arial" style:font-size-complex="9.5pt" style:font-style-complex="normal" style:font-weight-complex="normal"/>
    </style:style>
    <style:style style:name="ce30" style:family="table-cell" style:parent-style-name="Default">
      <style:table-cell-properties fo:background-color="#fff200" style:diagonal-bl-tr="none" style:diagonal-tl-br="none" style:text-align-source="value-type" style:repeat-content="false" fo:wrap-option="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 style:family="table-cell" style:parent-style-name="Default">
      <style:table-cell-properties style:text-align-source="value-type" style:repeat-content="false" fo:wrap-option="wrap"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 style:family="table-cell" style:parent-style-name="Default">
      <style:table-cell-properties style:diagonal-bl-tr="none" style:diagonal-tl-br="none" style:text-align-source="value-type" style:repeat-content="false" fo:wrap-option="wrap"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style:diagonal-bl-tr="none" style:diagonal-tl-br="none" style:rotation-align="non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4" style:family="table-cell" style:parent-style-name="Default">
      <style:table-cell-properties style:diagonal-bl-tr="none" style:diagonal-tl-br="none" style:rotation-align="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 style:family="table-cell" style:parent-style-name="Default">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 style:family="table-cell" style:parent-style-name="Default">
      <style:table-cell-properties fo:background-color="#fff200"/>
      <style:text-properties style:use-window-font-color="true" style:text-outline="false" style:text-line-through-style="none" style:font-name="Arial" fo:font-size="9.5pt" fo:font-style="normal" fo:text-shadow="none" style:text-underline-style="none" fo:font-weight="normal" style:font-size-asian="9.5pt" style:font-style-asian="normal" style:font-weight-asian="normal" style:font-name-complex="Arial" style:font-size-complex="9.5pt" style:font-style-complex="normal" style:font-weight-complex="normal"/>
    </style:style>
    <style:style style:name="ce37" style:family="table-cell" style:parent-style-name="Default">
      <style:table-cell-properties style:diagonal-bl-tr="none" style:diagonal-tl-br="none" style:text-align-source="value-type" style:repeat-content="false" fo:wrap-option="wrap" style:direction="ltr" style:rotation-angle="0" style:rotation-align="none" style:shrink-to-fit="false" style:vertical-align="bottom"/>
      <style:paragraph-properties fo:margin-left="0cm" style:writing-mode="page"/>
      <style:text-properties fo:color="#333333"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style:direction="ltr" style:rotation-angle="0" style:rotation-align="none" style:shrink-to-fit="false" style:vertical-align="bottom"/>
      <style:paragraph-properties fo:text-align="start" fo:margin-left="0cm" style:writing-mode="page"/>
      <style:text-properties fo:color="#000000"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 style:family="table-cell" style:parent-style-name="Default">
      <style:table-cell-properties style:text-align-source="value-type" style:repeat-content="false" fo:wrap-option="wrap"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9.5pt" fo:font-style="normal" fo:text-shadow="none" style:text-underline-style="none" fo:font-weight="normal" style:font-size-asian="9.5pt" style:font-style-asian="normal" style:font-weight-asian="normal" style:font-name-complex="Arial" style:font-size-complex="9.5pt" style:font-style-complex="normal" style:font-weight-complex="normal"/>
    </style:style>
    <style:style style:name="ce40" style:family="table-cell" style:parent-style-name="Default">
      <style:table-cell-properties style:text-align-source="value-type" style:repeat-content="false" fo:wrap-option="wrap" style:direction="ltr" style:rotation-angle="0" style:rotation-align="none" style:shrink-to-fit="false" style:vertical-align="bottom"/>
      <style:paragraph-properties fo:margin-left="0cm" style:writing-mode="page"/>
      <style:text-properties fo:color="#222222"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 style:family="table-cell" style:parent-style-name="Default">
      <style:table-cell-properties style:text-align-source="value-type" style:repeat-content="false" fo:wrap-option="wrap" style:direction="ltr" style:rotation-angle="0" style:rotation-align="none" style:shrink-to-fit="false" style:vertical-align="bottom"/>
      <style:paragraph-properties fo:margin-left="0cm" style:writing-mode="page"/>
      <style:text-properties fo:color="#00b050"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Default">
      <style:table-cell-properties style:diagonal-bl-tr="none" style:diagonal-tl-br="none" style:text-align-source="fix" style:repeat-content="false" fo:wrap-option="wrap"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3" style:family="table-cell" style:parent-style-name="Default">
      <style:table-cell-properties fo:background-color="#92d050"/>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4" style:family="table-cell" style:parent-style-name="Default">
      <style:table-cell-properties fo:background-color="#ffff00"/>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5" style:family="table-cell" style:parent-style-name="Default">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6" style:family="table-cell" style:parent-style-name="Default">
      <style:table-cell-properties fo:background-color="#92d050" style:text-align-source="value-type" style:repeat-content="false" fo:wrap-option="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7" style:family="table-cell" style:parent-style-name="Default">
      <style:table-cell-properties fo:background-color="#00b050" style:text-align-source="value-type" style:repeat-content="false" fo:wrap-option="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 style:family="table-cell" style:parent-style-name="Default">
      <style:table-cell-properties style:text-align-source="value-type" style:repeat-content="false" fo:wrap-option="wrap" style:direction="ltr" style:rotation-angle="0" style:rotation-align="none" style:shrink-to-fit="false" style:vertical-align="bottom"/>
      <style:paragraph-properties fo:margin-left="0cm"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Location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ce5"/>
        <table:table-column table:style-name="co4" table:default-cell-style-name="ce17"/>
        <table:table-column table:style-name="co5" table:number-columns-repeated="1020" table:default-cell-style-name="Default"/>
        <table:table-row table:style-name="ro1">
          <table:table-cell table:style-name="ce1" office:value-type="string">
            <text:p>NOME LOCATION</text:p>
          </table:table-cell>
          <table:table-cell table:style-name="ce1" office:value-type="string">
            <text:p>NOME HOTSPOT</text:p>
          </table:table-cell>
          <table:table-cell table:style-name="ce1" office:value-type="string">
            <text:p>TESTO ENG</text:p>
          </table:table-cell>
          <table:table-cell table:style-name="ce1" office:value-type="string">
            <text:p>TESTO FRA</text:p>
          </table:table-cell>
          <table:table-cell table:number-columns-repeated="1020"/>
        </table:table-row>
        <table:table-row table:style-name="ro2">
          <table:table-cell table:number-columns-repeated="1024"/>
        </table:table-row>
        <table:table-row table:style-name="ro3">
          <table:table-cell office:value-type="string">
            <text:p>accampamento</text:p>
          </table:table-cell>
          <table:table-cell office:value-type="string">
            <text:p>script_iniziale</text:p>
          </table:table-cell>
          <table:table-cell office:value-type="string">
            <text:p>In the meantime...</text:p>
          </table:table-cell>
          <table:table-cell table:style-name="ce18" office:value-type="string">
            <text:p>Pendant ce temps-là…</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accampamento</text:p>
          </table:table-cell>
          <table:table-cell office:value-type="string">
            <text:p>marionettista</text:p>
          </table:table-cell>
          <table:table-cell office:value-type="string">
            <text:p>Best halloween costume ever.</text:p>
          </table:table-cell>
          <table:table-cell table:style-name="ce18" office:value-type="string">
            <text:p>C'est le meilleur costume d'Halloween que j'ai vu.</text:p>
          </table:table-cell>
          <table:table-cell table:number-columns-repeated="1020"/>
        </table:table-row>
        <table:table-row table:style-name="ro3">
          <table:table-cell office:value-type="string">
            <text:p>accampamento</text:p>
          </table:table-cell>
          <table:table-cell office:value-type="string">
            <text:p>marionettista</text:p>
          </table:table-cell>
          <table:table-cell office:value-type="string">
            <text:p>Assuming it's actually a costume.</text:p>
          </table:table-cell>
          <table:table-cell table:style-name="ce18" office:value-type="string">
            <text:p>En supposant que ce soit vraiment un costume.</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accampamento</text:p>
          </table:table-cell>
          <table:table-cell office:value-type="string">
            <text:p>marionettista</text:p>
          </table:table-cell>
          <table:table-cell office:value-type="string">
            <text:p>Hey, talk to me.</text:p>
          </table:table-cell>
          <table:table-cell table:style-name="ce18" office:value-type="string">
            <text:p>Hé, parle-moi.</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4">
          <table:table-cell office:value-type="string">
            <text:p>accampamento</text:p>
          </table:table-cell>
          <table:table-cell office:value-type="string">
            <text:p>zingara</text:p>
          </table:table-cell>
          <table:table-cell table:style-name="ce6" office:value-type="string">
            <text:p>I suppose I should ask her for my prize.</text:p>
          </table:table-cell>
          <table:table-cell table:style-name="ce18" office:value-type="string">
            <text:p>Je suppose que je devrais lui demander mon prix.</text:p>
          </table:table-cell>
          <table:table-cell table:number-columns-repeated="1020"/>
        </table:table-row>
        <table:table-row table:style-name="ro3">
          <table:table-cell office:value-type="string">
            <text:p>accampamento</text:p>
          </table:table-cell>
          <table:table-cell office:value-type="string">
            <text:p>zingara</text:p>
          </table:table-cell>
          <table:table-cell office:value-type="string">
            <text:p>Is she a puppet or a human being? I really can't tell.</text:p>
          </table:table-cell>
          <table:table-cell table:style-name="ce18" office:value-type="string">
            <text:p>Est-ce une marionnette ou un être humain ? Je ne saurais le dire.</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accampamento</text:p>
          </table:table-cell>
          <table:table-cell office:value-type="string">
            <text:p>zingara</text:p>
          </table:table-cell>
          <table:table-cell office:value-type="string">
            <text:p>Erm... hello?</text:p>
          </table:table-cell>
          <table:table-cell table:style-name="ce18" office:value-type="string">
            <text:p>Erm... Bonjour ?</text:p>
          </table:table-cell>
          <table:table-cell table:number-columns-repeated="1020"/>
        </table:table-row>
        <table:table-row table:style-name="ro3">
          <table:table-cell office:value-type="string">
            <text:p>accampamento</text:p>
          </table:table-cell>
          <table:table-cell office:value-type="string">
            <text:p>zingara</text:p>
          </table:table-cell>
          <table:table-cell office:value-type="string">
            <text:p>What's with the concerned face? You never saw a puppet before?</text:p>
          </table:table-cell>
          <table:table-cell table:style-name="ce18" office:value-type="string">
            <text:p>Pourquoi ce visage inquiet ? Vous n'avez jamais vu une marionnette avant ?</text:p>
          </table:table-cell>
          <table:table-cell table:number-columns-repeated="1020"/>
        </table:table-row>
        <table:table-row table:style-name="ro5">
          <table:table-cell office:value-type="string">
            <text:p>accampamento</text:p>
          </table:table-cell>
          <table:table-cell office:value-type="string">
            <text:p>zingara</text:p>
          </table:table-cell>
          <table:table-cell office:value-type="string">
            <text:p>Sure, but not one handled with invisible strings by a headless puppeteer.</text:p>
          </table:table-cell>
          <table:table-cell table:style-name="ce18" office:value-type="string">
            <text:p>Si bien sûr, mais pas manipulée avec des cordes invisibles par un marionnettiste sans tête.</text:p>
          </table:table-cell>
          <table:table-cell table:number-columns-repeated="1020"/>
        </table:table-row>
        <table:table-row table:style-name="ro3">
          <table:table-cell office:value-type="string">
            <text:p>accampamento</text:p>
          </table:table-cell>
          <table:table-cell office:value-type="string">
            <text:p>zingara</text:p>
          </table:table-cell>
          <table:table-cell office:value-type="string">
            <text:p>And able to speak, by the way.</text:p>
          </table:table-cell>
          <table:table-cell table:style-name="ce18" office:value-type="string">
            <text:p>Et qui sait parler en plus.</text:p>
          </table:table-cell>
          <table:table-cell table:number-columns-repeated="1020"/>
        </table:table-row>
        <table:table-row table:style-name="ro3">
          <table:table-cell office:value-type="string">
            <text:p>accampamento</text:p>
          </table:table-cell>
          <table:table-cell office:value-type="string">
            <text:p>zingara</text:p>
          </table:table-cell>
          <table:table-cell office:value-type="string">
            <text:p>Do you have a problem with me not being controlled by strings?</text:p>
          </table:table-cell>
          <table:table-cell table:style-name="ce18" office:value-type="string">
            <text:p>Ça vous pose un problème que je ne sois pas contrôlée par des cordes ?</text:p>
          </table:table-cell>
          <table:table-cell table:number-columns-repeated="1020"/>
        </table:table-row>
        <table:table-row table:style-name="ro3">
          <table:table-cell office:value-type="string">
            <text:p>accampamento</text:p>
          </table:table-cell>
          <table:table-cell office:value-type="string">
            <text:p>zingara</text:p>
          </table:table-cell>
          <table:table-cell office:value-type="string">
            <text:p>Well... n-no.</text:p>
          </table:table-cell>
          <table:table-cell table:style-name="ce18" office:value-type="string">
            <text:p>Eh bien... n-non.</text:p>
          </table:table-cell>
          <table:table-cell table:number-columns-repeated="1020"/>
        </table:table-row>
        <table:table-row table:style-name="ro5">
          <table:table-cell office:value-type="string">
            <text:p>accampamento</text:p>
          </table:table-cell>
          <table:table-cell office:value-type="string">
            <text:p>zingara</text:p>
          </table:table-cell>
          <table:table-cell office:value-type="string">
            <text:p>And maybe it's illegal for a puppet to have a nice voice like mine?</text:p>
          </table:table-cell>
          <table:table-cell table:style-name="ce18" office:value-type="string">
            <text:p>Et selon vous c'est illégal pour une marionnette d'avoir une belle voix comme la mienne ?</text:p>
          </table:table-cell>
          <table:table-cell table:number-columns-repeated="1020"/>
        </table:table-row>
        <table:table-row table:style-name="ro3">
          <table:table-cell office:value-type="string">
            <text:p>accampamento</text:p>
          </table:table-cell>
          <table:table-cell office:value-type="string">
            <text:p>zingara</text:p>
          </table:table-cell>
          <table:table-cell office:value-type="string">
            <text:p>T-that's not what I meant.</text:p>
          </table:table-cell>
          <table:table-cell table:style-name="ce18" office:value-type="string">
            <text:p>C-ce n'est pas ce que je voulais dire.</text:p>
          </table:table-cell>
          <table:table-cell table:number-columns-repeated="1020"/>
        </table:table-row>
        <table:table-row table:style-name="ro3">
          <table:table-cell office:value-type="string">
            <text:p>accampamento</text:p>
          </table:table-cell>
          <table:table-cell office:value-type="string">
            <text:p>zingara</text:p>
          </table:table-cell>
          <table:table-cell office:value-type="string">
            <text:p>You women are really impossible.</text:p>
          </table:table-cell>
          <table:table-cell table:style-name="ce18" office:value-type="string">
            <text:p>Vous les femmes, vous êtes vraiment impossibles.</text:p>
          </table:table-cell>
          <table:table-cell table:number-columns-repeated="1020"/>
        </table:table-row>
        <table:table-row table:style-name="ro5">
          <table:table-cell office:value-type="string">
            <text:p>accampamento</text:p>
          </table:table-cell>
          <table:table-cell office:value-type="string">
            <text:p>zingara</text:p>
          </table:table-cell>
          <table:table-cell office:value-type="string">
            <text:p>Sorry if I insist, but I really don't understand if you are a puppet or a flesh-and-blood person.</text:p>
          </table:table-cell>
          <table:table-cell table:style-name="ce18" office:value-type="string">
            <text:p>Pardon d'insister, mais je ne saurais dire si vous êtes une marionnette ou une personne de chair et de sang.</text:p>
          </table:table-cell>
          <table:table-cell table:number-columns-repeated="1020"/>
        </table:table-row>
        <table:table-row table:style-name="ro3">
          <table:table-cell office:value-type="string">
            <text:p>accampamento</text:p>
          </table:table-cell>
          <table:table-cell office:value-type="string">
            <text:p>zingara</text:p>
          </table:table-cell>
          <table:table-cell office:value-type="string">
            <text:p>Real or puppet... who cares?</text:p>
          </table:table-cell>
          <table:table-cell table:style-name="ce18" office:value-type="string">
            <text:p>Réelle ou marionnette... Qu'est-ce que ça peut faire ?</text:p>
          </table:table-cell>
          <table:table-cell table:number-columns-repeated="1020"/>
        </table:table-row>
        <table:table-row table:style-name="ro3">
          <table:table-cell office:value-type="string">
            <text:p>accampamento</text:p>
          </table:table-cell>
          <table:table-cell office:value-type="string">
            <text:p>zingara</text:p>
          </table:table-cell>
          <table:table-cell office:value-type="string">
            <text:p>Is it just our appearance that makes us what we are?</text:p>
          </table:table-cell>
          <table:table-cell table:style-name="ce18" office:value-type="string">
            <text:p>Est-ce notre apparence qui nous fait ce que nous sommes ?</text:p>
          </table:table-cell>
          <table:table-cell table:number-columns-repeated="1020"/>
        </table:table-row>
        <table:table-row table:style-name="ro3">
          <table:table-cell office:value-type="string">
            <text:p>accampamento</text:p>
          </table:table-cell>
          <table:table-cell office:value-type="string">
            <text:p>zingara</text:p>
          </table:table-cell>
          <table:table-cell office:value-type="string">
            <text:p>*Well, I'm a skeleton exactly because I'm dead.*</text:p>
          </table:table-cell>
          <table:table-cell table:style-name="ce18" office:value-type="string">
            <text:p>* Eh bien, si je suis un squelette, c'est justement parce que je suis mort. *</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accampamento</text:p>
          </table:table-cell>
          <table:table-cell office:value-type="string">
            <text:p>vecchia conoscenza</text:p>
          </table:table-cell>
          <table:table-cell office:value-type="string">
            <text:p>He probably came all this way just to find some peace.</text:p>
          </table:table-cell>
          <table:table-cell table:style-name="ce18" office:value-type="string">
            <text:p>Il a probablement fait tout ce chemin pour trouver un peu de paix.</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accampamento</text:p>
          </table:table-cell>
          <table:table-cell office:value-type="string">
            <text:p>vecchia conoscenza</text:p>
          </table:table-cell>
          <table:table-cell office:value-type="string">
            <text:p>I've bothered him enough, I'll let him rest this time.</text:p>
          </table:table-cell>
          <table:table-cell table:style-name="ce18" office:value-type="string">
            <text:p>Je l'ai assez dérangé, je vais le laisser se reposer cette fois.</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accampamento</text:p>
          </table:table-cell>
          <table:table-cell office:value-type="string">
            <text:p>bomboletta spray</text:p>
          </table:table-cell>
          <table:table-cell office:value-type="string">
            <text:p>The writer must have forgotten this.</text:p>
          </table:table-cell>
          <table:table-cell table:style-name="ce18" office:value-type="string">
            <text:p>Le graffeur a dû oublier ça.</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accampamento</text:p>
          </table:table-cell>
          <table:table-cell office:value-type="string">
            <text:p>bomboletta spray</text:p>
          </table:table-cell>
          <table:table-cell office:value-type="string">
            <text:p>Whoever was here before already did a great job.</text:p>
          </table:table-cell>
          <table:table-cell table:style-name="ce18" office:value-type="string">
            <text:p>Celui qui était ici tout à l'heure a déjà fait un excellent travail.</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accampamento</text:p>
          </table:table-cell>
          <table:table-cell office:value-type="string">
            <text:p>writer</text:p>
          </table:table-cell>
          <table:table-cell office:value-type="string">
            <text:p>A belt would be useful.</text:p>
          </table:table-cell>
          <table:table-cell table:style-name="ce18" office:value-type="string">
            <text:p>Une ceinture pourrait être utile.</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accampamento</text:p>
          </table:table-cell>
          <table:table-cell office:value-type="string">
            <text:p>writer</text:p>
          </table:table-cell>
          <table:table-cell office:value-type="string">
            <text:p>Hmm...</text:p>
          </table:table-cell>
          <table:table-cell table:style-name="ce18" office:value-type="string">
            <text:p>Humm...</text:p>
          </table:table-cell>
          <table:table-cell table:number-columns-repeated="1020"/>
        </table:table-row>
        <table:table-row table:style-name="ro3">
          <table:table-cell office:value-type="string">
            <text:p>accampamento</text:p>
          </table:table-cell>
          <table:table-cell office:value-type="string">
            <text:p>writer</text:p>
          </table:table-cell>
          <table:table-cell office:value-type="string">
            <text:p>What is it, post-modern art?</text:p>
          </table:table-cell>
          <table:table-cell table:style-name="ce18" office:value-type="string">
            <text:p>Qu'est-ce que c'est, de l'art post-moderne?</text:p>
          </table:table-cell>
          <table:table-cell table:number-columns-repeated="1020"/>
        </table:table-row>
        <table:table-row table:style-name="ro3">
          <table:table-cell office:value-type="string">
            <text:p>accampamento</text:p>
          </table:table-cell>
          <table:table-cell office:value-type="string">
            <text:p>writer</text:p>
          </table:table-cell>
          <table:table-cell office:value-type="string">
            <text:p>Ehh... you're right!</text:p>
          </table:table-cell>
          <table:table-cell table:style-name="ce18" office:value-type="string">
            <text:p>Ehh, tu as raison.</text:p>
          </table:table-cell>
          <table:table-cell table:number-columns-repeated="1020"/>
        </table:table-row>
        <table:table-row table:style-name="ro3">
          <table:table-cell office:value-type="string">
            <text:p>accampamento</text:p>
          </table:table-cell>
          <table:table-cell office:value-type="string">
            <text:p>writer</text:p>
          </table:table-cell>
          <table:table-cell office:value-type="string">
            <text:p>I really can't come up with nothing interesting.</text:p>
          </table:table-cell>
          <table:table-cell table:style-name="ce18" office:value-type="string">
            <text:p>Je cherche quelque chose d'intéressant.</text:p>
          </table:table-cell>
          <table:table-cell table:number-columns-repeated="1020"/>
        </table:table-row>
        <table:table-row table:style-name="ro3">
          <table:table-cell office:value-type="string">
            <text:p>accampamento</text:p>
          </table:table-cell>
          <table:table-cell office:value-type="string">
            <text:p>writer</text:p>
          </table:table-cell>
          <table:table-cell office:value-type="string">
            <text:p>Like what?</text:p>
          </table:table-cell>
          <table:table-cell table:style-name="ce18" office:value-type="string">
            <text:p>Comme quoi ?</text:p>
          </table:table-cell>
          <table:table-cell table:number-columns-repeated="1020"/>
        </table:table-row>
        <table:table-row table:style-name="ro3">
          <table:table-cell office:value-type="string">
            <text:p>accampamento</text:p>
          </table:table-cell>
          <table:table-cell office:value-type="string">
            <text:p>writer</text:p>
          </table:table-cell>
          <table:table-cell office:value-type="string">
            <text:p>Well, bro, I dunno...</text:p>
          </table:table-cell>
          <table:table-cell table:style-name="ce18" office:value-type="string">
            <text:p>Eh bien, mon frère, je ne sais pas...</text:p>
          </table:table-cell>
          <table:table-cell table:number-columns-repeated="1020"/>
        </table:table-row>
        <table:table-row table:style-name="ro3">
          <table:table-cell office:value-type="string">
            <text:p>accampamento</text:p>
          </table:table-cell>
          <table:table-cell office:value-type="string">
            <text:p>writer</text:p>
          </table:table-cell>
          <table:table-cell office:value-type="string">
            <text:p>Something that conveys strong emotion, gets people's attention.</text:p>
          </table:table-cell>
          <table:table-cell table:style-name="ce18" office:value-type="string">
            <text:p>Quelque chose qui transmet une émotion forte.</text:p>
          </table:table-cell>
          <table:table-cell table:number-columns-repeated="1020"/>
        </table:table-row>
        <table:table-row table:style-name="ro3">
          <table:table-cell office:value-type="string">
            <text:p>accampamento</text:p>
          </table:table-cell>
          <table:table-cell office:value-type="string">
            <text:p>writer</text:p>
          </table:table-cell>
          <table:table-cell office:value-type="string">
            <text:p>Something that grabs you, but... original, once in a while.</text:p>
          </table:table-cell>
          <table:table-cell table:style-name="ce18" office:value-type="string">
            <text:p>Quelque chose de stupéfiant, mais d'original en même temps.</text:p>
          </table:table-cell>
          <table:table-cell table:number-columns-repeated="1020"/>
        </table:table-row>
        <table:table-row table:style-name="ro3">
          <table:table-cell office:value-type="string">
            <text:p>accampamento</text:p>
          </table:table-cell>
          <table:table-cell office:value-type="string">
            <text:p>writer</text:p>
          </table:table-cell>
          <table:table-cell office:value-type="string">
            <text:p>I'm tired of writing 'ACAB' on the monuments, yo!</text:p>
          </table:table-cell>
          <table:table-cell table:style-name="ce18" office:value-type="string">
            <text:p>J'en ai marre d'écrire « NTM » sur les monuments.</text:p>
          </table:table-cell>
          <table:table-cell table:number-columns-repeated="1020"/>
        </table:table-row>
        <table:table-row table:style-name="ro3">
          <table:table-cell office:value-type="string">
            <text:p>accampamento</text:p>
          </table:table-cell>
          <table:table-cell office:value-type="string">
            <text:p>writer</text:p>
          </table:table-cell>
          <table:table-cell office:value-type="string">
            <text:p>You hear me, bro?</text:p>
          </table:table-cell>
          <table:table-cell table:style-name="ce18" office:value-type="string">
            <text:p>Tu comprends, vieux ?</text:p>
          </table:table-cell>
          <table:table-cell table:number-columns-repeated="1020"/>
        </table:table-row>
        <table:table-row table:style-name="ro3">
          <table:table-cell office:value-type="string">
            <text:p>accampamento</text:p>
          </table:table-cell>
          <table:table-cell office:value-type="string">
            <text:p>writer</text:p>
          </table:table-cell>
          <table:table-cell office:value-type="string">
            <text:p>I'll think about. Maybe I'll have a good idea.</text:p>
          </table:table-cell>
          <table:table-cell table:style-name="ce18" office:value-type="string">
            <text:p>Je vais y réfléchir. Peut-être que j'aurai une idée.</text:p>
          </table:table-cell>
          <table:table-cell table:number-columns-repeated="1020"/>
        </table:table-row>
        <table:table-row table:style-name="ro3">
          <table:table-cell office:value-type="string">
            <text:p>accampamento</text:p>
          </table:table-cell>
          <table:table-cell office:value-type="string">
            <text:p>writer</text:p>
          </table:table-cell>
          <table:table-cell office:value-type="string">
            <text:p>Sweet.</text:p>
          </table:table-cell>
          <table:table-cell table:style-name="ce18" office:value-type="string">
            <text:p>Cool.</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accampamento</text:p>
          </table:table-cell>
          <table:table-cell office:value-type="string">
            <text:p>pixel morto</text:p>
          </table:table-cell>
          <table:table-cell office:value-type="string">
            <text:p>I think you just found the most useless hotspot in the whole game.</text:p>
          </table:table-cell>
          <table:table-cell table:style-name="ce18" office:value-type="string">
            <text:p>Je pense que tu viens de trouver l'élément le plus inutile dans tout le jeu.</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accampamento</text:p>
          </table:table-cell>
          <table:table-cell office:value-type="string">
            <text:p>pixel morto</text:p>
          </table:table-cell>
          <table:table-cell office:value-type="string">
            <text:p>Ok, I removed it.</text:p>
          </table:table-cell>
          <table:table-cell table:style-name="ce18" office:value-type="string">
            <text:p>Ok, je l'ai enlevé.</text:p>
          </table:table-cell>
          <table:table-cell table:number-columns-repeated="1020"/>
        </table:table-row>
        <table:table-row table:style-name="ro3">
          <table:table-cell office:value-type="string">
            <text:p>accampamento</text:p>
          </table:table-cell>
          <table:table-cell office:value-type="string">
            <text:p>pixel morto</text:p>
          </table:table-cell>
          <table:table-cell office:value-type="string">
            <text:p>And if you keep seeing it, well... I have bad news for you.</text:p>
          </table:table-cell>
          <table:table-cell table:style-name="ce18" office:value-type="string">
            <text:p>Et si tu continues à le voir, eh bien... J'ai une mauvaise nouvelle pour toi.</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accampamento</text:p>
          </table:table-cell>
          <table:table-cell office:value-type="string">
            <text:p>pixel morto</text:p>
          </table:table-cell>
          <table:table-cell office:value-type="string">
            <text:p>It's not like it has any use now.</text:p>
          </table:table-cell>
          <table:table-cell table:style-name="ce18" office:value-type="string">
            <text:p>Ce n'est pas comme s'il avait une quelque conque importance maintenant.</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accampamento</text:p>
          </table:table-cell>
          <table:table-cell office:value-type="string">
            <text:p>pixel morto</text:p>
          </table:table-cell>
          <table:table-cell office:value-type="string">
            <text:p>Are you really dead or are your RGB values just set to 0,0,0?</text:p>
          </table:table-cell>
          <table:table-cell table:style-name="ce18" office:value-type="string">
            <text:p>Êtes-vous vraiment mort ou vos valeurs RVB sont 0,0,0 ?</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accampamento</text:p>
          </table:table-cell>
          <table:table-cell office:value-type="string">
            <text:p>senzatetto</text:p>
          </table:table-cell>
          <table:table-cell office:value-type="string">
            <text:p>He's a human being.</text:p>
          </table:table-cell>
          <table:table-cell table:style-name="ce18" office:value-type="string">
            <text:p>C'est un être humain.</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accampamento</text:p>
          </table:table-cell>
          <table:table-cell office:value-type="string">
            <text:p>senzatetto</text:p>
          </table:table-cell>
          <table:table-cell office:value-type="string">
            <text:p>Sorry to bother you, but you seem familiar.</text:p>
          </table:table-cell>
          <table:table-cell table:style-name="ce18" office:value-type="string">
            <text:p>Désolé de vous déranger, mais vous me rappelez quelqu'un.</text:p>
          </table:table-cell>
          <table:table-cell table:number-columns-repeated="1020"/>
        </table:table-row>
        <table:table-row table:style-name="ro3">
          <table:table-cell office:value-type="string">
            <text:p>accampamento</text:p>
          </table:table-cell>
          <table:table-cell office:value-type="string">
            <text:p>senzatetto</text:p>
          </table:table-cell>
          <table:table-cell office:value-type="string">
            <text:p>You probably saw me in a game show, in the past.</text:p>
          </table:table-cell>
          <table:table-cell table:style-name="ce18" office:value-type="string">
            <text:p>Vous m'avez probablement vu dans un game show par le passé.</text:p>
          </table:table-cell>
          <table:table-cell table:number-columns-repeated="1020"/>
        </table:table-row>
        <table:table-row table:style-name="ro3">
          <table:table-cell office:value-type="string">
            <text:p>accampamento</text:p>
          </table:table-cell>
          <table:table-cell office:value-type="string">
            <text:p>senzatetto</text:p>
          </table:table-cell>
          <table:table-cell office:value-type="string">
            <text:p>You know, I was a pro-gamer once.</text:p>
          </table:table-cell>
          <table:table-cell table:style-name="ce18" office:value-type="string">
            <text:p>Vous savez, j'étais un joueur professionnel avant.</text:p>
          </table:table-cell>
          <table:table-cell table:number-columns-repeated="1020"/>
        </table:table-row>
        <table:table-row table:style-name="ro5">
          <table:table-cell office:value-type="string">
            <text:p>accampamento</text:p>
          </table:table-cell>
          <table:table-cell office:value-type="string">
            <text:p>senzatetto</text:p>
          </table:table-cell>
          <table:table-cell office:value-type="string">
            <text:p>Judging by how you're doing now, it seems something went wrong.</text:p>
          </table:table-cell>
          <table:table-cell table:style-name="ce18" office:value-type="string">
            <text:p>À en juger par ce que vous faites maintenant, il semble que quelque chose a mal tourné.</text:p>
          </table:table-cell>
          <table:table-cell table:number-columns-repeated="1020"/>
        </table:table-row>
        <table:table-row table:style-name="ro5">
          <table:table-cell office:value-type="string">
            <text:p>accampamento</text:p>
          </table:table-cell>
          <table:table-cell office:value-type="string">
            <text:p>senzatetto</text:p>
          </table:table-cell>
          <table:table-cell office:value-type="string">
            <text:p>Carpal tunnel. I slowly lost mobility and reactivity. It cut me out of the pro circuit.</text:p>
          </table:table-cell>
          <table:table-cell table:style-name="ce18" office:value-type="string">
            <text:p>Canal carpien. J'ai lentement perdu la mobilité et la réactivité. Ça m'a vite coupé du circuit pro.</text:p>
          </table:table-cell>
          <table:table-cell table:number-columns-repeated="1020"/>
        </table:table-row>
        <table:table-row table:style-name="ro3">
          <table:table-cell office:value-type="string">
            <text:p>accampamento</text:p>
          </table:table-cell>
          <table:table-cell office:value-type="string">
            <text:p>senzatetto</text:p>
          </table:table-cell>
          <table:table-cell office:value-type="string">
            <text:p>I imagined more like an arrow in the wrist or something like that.</text:p>
          </table:table-cell>
          <table:table-cell table:style-name="ce18" office:value-type="string">
            <text:p>J'imaginais plutôt une flèche au poignet ou quelque chose comme ça.</text:p>
          </table:table-cell>
          <table:table-cell table:number-columns-repeated="1020"/>
        </table:table-row>
        <table:table-row table:style-name="ro3">
          <table:table-cell office:value-type="string">
            <text:p>accampamento</text:p>
          </table:table-cell>
          <table:table-cell office:value-type="string">
            <text:p>senzatetto</text:p>
          </table:table-cell>
          <table:table-cell office:value-type="string">
            <text:p>Arrow in the wrist?</text:p>
          </table:table-cell>
          <table:table-cell table:style-name="ce18" office:value-type="string">
            <text:p>Une flèche au poignet ?</text:p>
          </table:table-cell>
          <table:table-cell table:number-columns-repeated="1020"/>
        </table:table-row>
        <table:table-row table:style-name="ro3">
          <table:table-cell office:value-type="string">
            <text:p>accampamento</text:p>
          </table:table-cell>
          <table:table-cell office:value-type="string">
            <text:p>senzatetto</text:p>
          </table:table-cell>
          <table:table-cell office:value-type="string">
            <text:p>Never played Skyrim?</text:p>
          </table:table-cell>
          <table:table-cell table:style-name="ce18" office:value-type="string">
            <text:p>Jamais Joué à Skyrim ?</text:p>
          </table:table-cell>
          <table:table-cell table:number-columns-repeated="1020"/>
        </table:table-row>
        <table:table-row table:style-name="ro3">
          <table:table-cell office:value-type="string">
            <text:p>accampamento</text:p>
          </table:table-cell>
          <table:table-cell office:value-type="string">
            <text:p>senzatetto</text:p>
          </table:table-cell>
          <table:table-cell office:value-type="string">
            <text:p>Sorry, just beat'em ups.</text:p>
          </table:table-cell>
          <table:table-cell table:style-name="ce18" office:value-type="string">
            <text:p>Désolé, seulement des jeux de combat.</text:p>
          </table:table-cell>
          <table:table-cell table:number-columns-repeated="1020"/>
        </table:table-row>
        <table:table-row table:style-name="ro3">
          <table:table-cell office:value-type="string">
            <text:p>accampamento</text:p>
          </table:table-cell>
          <table:table-cell office:value-type="string">
            <text:p>senzatetto</text:p>
          </table:table-cell>
          <table:table-cell office:value-type="string">
            <text:p>*Then you suffer the proper punishment.*</text:p>
          </table:table-cell>
          <table:table-cell table:style-name="ce18" office:value-type="string">
            <text:p>* Alors tu n'as que ce que tu mérites *</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accampamento</text:p>
          </table:table-cell>
          <table:table-cell office:value-type="string">
            <text:p>mangiatoia</text:p>
          </table:table-cell>
          <table:table-cell office:value-type="string">
            <text:p>I can't even imagine what's inside that slop.</text:p>
          </table:table-cell>
          <table:table-cell table:style-name="ce18" office:value-type="string">
            <text:p>Je n'ose imaginer ce qu'il y a dans cette mixture.</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accampamento</text:p>
          </table:table-cell>
          <table:table-cell office:value-type="string">
            <text:p>mangiatoia</text:p>
          </table:table-cell>
          <table:table-cell office:value-type="string">
            <text:p>Negative. I'd become a victim of their fury, inevitably.</text:p>
          </table:table-cell>
          <table:table-cell table:style-name="ce18" office:value-type="string">
            <text:p>Négatif. Je serais victime de leur fureur, inévitablement.</text:p>
          </table:table-cell>
          <table:table-cell table:number-columns-repeated="1020"/>
        </table:table-row>
        <table:table-row table:style-name="ro3">
          <table:table-cell office:value-type="string">
            <text:p>accampamento</text:p>
          </table:table-cell>
          <table:table-cell office:value-type="string">
            <text:p>mangiatoia</text:p>
          </table:table-cell>
          <table:table-cell office:value-type="string">
            <text:p>And I still care to keep both my hands.</text:p>
          </table:table-cell>
          <table:table-cell table:style-name="ce18" office:value-type="string">
            <text:p>Et j'aimerais garder mes deux mains.</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accampamento</text:p>
          </table:table-cell>
          <table:table-cell office:value-type="string">
            <text:p>mangiatoia</text:p>
          </table:table-cell>
          <table:table-cell office:value-type="string">
            <text:p>What do you think I am?</text:p>
          </table:table-cell>
          <table:table-cell table:style-name="ce18" office:value-type="string">
            <text:p>Tu me prends pour qui ?</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accampamento</text:p>
          </table:table-cell>
          <table:table-cell office:value-type="string">
            <text:p>mangiatoia</text:p>
          </table:table-cell>
          <table:table-cell office:value-type="string">
            <text:p>Nice mush, eh, little pigs?</text:p>
          </table:table-cell>
          <table:table-cell table:style-name="ce18" office:value-type="string">
            <text:p>Bonne bouillie, hein, petits cochons ?</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accampamento</text:p>
          </table:table-cell>
          <table:table-cell office:value-type="string">
            <text:p>covone di paglia</text:p>
          </table:table-cell>
          <table:table-cell office:value-type="string">
            <text:p>Exactly like these things are really supposed to happen.</text:p>
          </table:table-cell>
          <table:table-cell table:style-name="ce18" office:value-type="string">
            <text:p>Exactement comme les choses sont censées se produire.</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accampamento</text:p>
          </table:table-cell>
          <table:table-cell office:value-type="string">
            <text:p>covone di paglia</text:p>
          </table:table-cell>
          <table:table-cell office:value-type="string">
            <text:p>In this videogame, some phrases are a bit too literal.</text:p>
          </table:table-cell>
          <table:table-cell table:style-name="ce18" office:value-type="string">
            <text:p>Dans ce jeu vidéo, certaines phrases sont vraiment trop littérales.</text:p>
          </table:table-cell>
          <table:table-cell table:number-columns-repeated="1020"/>
        </table:table-row>
        <table:table-row table:style-name="ro3">
          <table:table-cell office:value-type="string">
            <text:p>accampamento</text:p>
          </table:table-cell>
          <table:table-cell office:value-type="string">
            <text:p>covone di paglia</text:p>
          </table:table-cell>
          <table:table-cell office:value-type="string">
            <text:p>I don't want to get involved in another impossible search.</text:p>
          </table:table-cell>
          <table:table-cell table:style-name="ce18" office:value-type="string">
            <text:p>Je ne veux pas m'impliquer dans une autre recherche impossible.</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5">
          <table:table-cell office:value-type="string">
            <text:p>accampamento</text:p>
          </table:table-cell>
          <table:table-cell office:value-type="string">
            <text:p>covone di paglia</text:p>
          </table:table-cell>
          <table:table-cell office:value-type="string">
            <text:p>I did my part hours ago. No more 'Leap of Faith' for today.</text:p>
          </table:table-cell>
          <table:table-cell table:style-name="ce18" office:value-type="string">
            <text:p>J'ai déjà eu mon compte il y a quelques heures. Terminé les sauts de l'ange pour aujourd'hui.</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accampamento</text:p>
          </table:table-cell>
          <table:table-cell office:value-type="string">
            <text:p>covone di paglia</text:p>
          </table:table-cell>
          <table:table-cell office:value-type="string">
            <text:p>Now jumping from one roof to another isn't so fun anymore, right?</text:p>
          </table:table-cell>
          <table:table-cell table:style-name="ce18" office:value-type="string">
            <text:p>Sauter d'un toit à l'autre n'est plus aussi amusant maintenant, non ?</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accampamento</text:p>
          </table:table-cell>
          <table:table-cell office:value-type="string">
            <text:p>scatola di Eggo</text:p>
          </table:table-cell>
          <table:table-cell office:value-type="string">
            <text:p>I doubt the Eggo people will ever stop to thank the Duffer Brothers.</text:p>
          </table:table-cell>
          <table:table-cell table:style-name="ce18" office:value-type="string">
            <text:p>Je doute que la marque Eggo arrête un jour de remercier les Frères Duffer.</text:p>
          </table:table-cell>
          <table:table-cell table:number-columns-repeated="1020"/>
        </table:table-row>
        <table:table-row table:style-name="ro3">
          <table:table-cell office:value-type="string">
            <text:p>accampamento</text:p>
          </table:table-cell>
          <table:table-cell office:value-type="string">
            <text:p>scatola di Eggo</text:p>
          </table:table-cell>
          <table:table-cell office:value-type="string">
            <text:p>I wonder how much they've earned thanks to Stranger Things!</text:p>
          </table:table-cell>
          <table:table-cell table:style-name="ce18" office:value-type="string">
            <text:p>Je me demande combien ils ont gagné grâce à Stranger Things !</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accampamento</text:p>
          </table:table-cell>
          <table:table-cell office:value-type="string">
            <text:p>scatola di Eggo</text:p>
          </table:table-cell>
          <table:table-cell office:value-type="string">
            <text:p>If I were you, I'd let it go.</text:p>
          </table:table-cell>
          <table:table-cell table:style-name="ce18" office:value-type="string">
            <text:p>Si j'étais toi, je le laisserais tomber.</text:p>
          </table:table-cell>
          <table:table-cell table:number-columns-repeated="1020"/>
        </table:table-row>
        <table:table-row table:style-name="ro3">
          <table:table-cell office:value-type="string">
            <text:p>accampamento</text:p>
          </table:table-cell>
          <table:table-cell office:value-type="string">
            <text:p>scatola di Eggo</text:p>
          </table:table-cell>
          <table:table-cell office:value-type="string">
            <text:p>That little girl becomes a really dangerous cookie when she gets mad.</text:p>
          </table:table-cell>
          <table:table-cell table:style-name="ce18" office:value-type="string">
            <text:p>Cette petite fille devient complètement folle quand elle est en colère.</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5">
          <table:table-cell office:value-type="string">
            <text:p>accampamento</text:p>
          </table:table-cell>
          <table:table-cell office:value-type="string">
            <text:p>scatola di Eggo</text:p>
          </table:table-cell>
          <table:table-cell office:value-type="string">
            <text:p>Ok, I grant you the rationale of my malnutrition and baldness, but I'm not the one with the paranormal powers and a strange obsession for waffles.</text:p>
          </table:table-cell>
          <table:table-cell table:style-name="ce18" office:value-type="string">
            <text:p>Ok, je t'accorde l'excuse de la malnutrition et de la calvitie, mais ce n'est pas moi qui ai des pouvoirs paranormaux et une étrange obsession pour les gaufres.</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5">
          <table:table-cell office:value-type="string">
            <text:p>accampamento</text:p>
          </table:table-cell>
          <table:table-cell office:value-type="string">
            <text:p>scatola di Eggo</text:p>
          </table:table-cell>
          <table:table-cell office:value-type="string">
            <text:p>You'd prefer them with a bit of blood instead of maple syrup, right, Demogorgon?</text:p>
          </table:table-cell>
          <table:table-cell table:style-name="ce18" office:value-type="string">
            <text:p>Tu les préfères avec un peu de sang au lieu du sirop d'érable, pas vrai Demogorgon?</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5">
          <table:table-cell office:value-type="string">
            <text:p>accampamento</text:p>
          </table:table-cell>
          <table:table-cell office:value-type="string">
            <text:p>fisarmonica</text:p>
          </table:table-cell>
          <table:table-cell office:value-type="string">
            <text:p>For me it will always be inseparably bound to the perception of two dogs eating spaghetti and meatballs in the moonlight.</text:p>
          </table:table-cell>
          <table:table-cell table:style-name="ce18" office:value-type="string">
            <text:p>Pour moi, l'accordéon sera toujours indissociablement lié à l'image de deux chiens qui mangent des spaghettis/boulettes au clair de lune.</text:p>
          </table:table-cell>
          <table:table-cell table:number-columns-repeated="1020"/>
        </table:table-row>
        <table:table-row table:style-name="ro3">
          <table:table-cell office:value-type="string">
            <text:p>accampamento</text:p>
          </table:table-cell>
          <table:table-cell office:value-type="string">
            <text:p>fisarmonica</text:p>
          </table:table-cell>
          <table:table-cell office:value-type="string">
            <text:p>Thanks a lot, Walt.</text:p>
          </table:table-cell>
          <table:table-cell table:style-name="ce18" office:value-type="string">
            <text:p>Merci beaucoup Walt.</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5">
          <table:table-cell office:value-type="string">
            <text:p>accampamento</text:p>
          </table:table-cell>
          <table:table-cell office:value-type="string">
            <text:p>fisarmonica</text:p>
          </table:table-cell>
          <table:table-cell office:value-type="string">
            <text:p>You should have gathered by now that I haven't got a great feel for musical instruments.</text:p>
          </table:table-cell>
          <table:table-cell table:style-name="ce18" office:value-type="string">
            <text:p>Tu devrais savoir maintenant que je ne suis pas vraiment doué avec les instruments de musique.</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accampamento</text:p>
          </table:table-cell>
          <table:table-cell office:value-type="string">
            <text:p>fisarmonica</text:p>
          </table:table-cell>
          <table:table-cell office:value-type="string">
            <text:p>I doubt it would be able to play something for me, even if I ask it.</text:p>
          </table:table-cell>
          <table:table-cell table:style-name="ce18" office:value-type="string">
            <text:p>Je doute qu'il puisse jouer quelque chose pour moi, même si je lui demandais.</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anticamera</text:p>
          </table:table-cell>
          <table:table-cell office:value-type="string">
            <text:p>script_iniziale</text:p>
          </table:table-cell>
          <table:table-cell office:value-type="string">
            <text:p>That's where that door led!</text:p>
          </table:table-cell>
          <table:table-cell table:style-name="ce18" office:value-type="string">
            <text:p>C'est donc là que menait cette porte !</text:p>
          </table:table-cell>
          <table:table-cell table:number-columns-repeated="1020"/>
        </table:table-row>
        <table:table-row table:style-name="ro3">
          <table:table-cell office:value-type="string">
            <text:p>anticamera</text:p>
          </table:table-cell>
          <table:table-cell office:value-type="string">
            <text:p>script_iniziale</text:p>
          </table:table-cell>
          <table:table-cell office:value-type="string">
            <text:p>And for all these years nobody ever bothered to force it!</text:p>
          </table:table-cell>
          <table:table-cell table:style-name="ce18" office:value-type="string">
            <text:p>Et dire que toutes ces années, personne n'a jamais pris la peine de la forcer !</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anticamera</text:p>
          </table:table-cell>
          <table:table-cell office:value-type="string">
            <text:p>carta moschicida</text:p>
          </table:table-cell>
          <table:table-cell office:value-type="string">
            <text:p>Maybe it's anti-aesthetic, but it's certainly effective.</text:p>
          </table:table-cell>
          <table:table-cell table:style-name="ce18" office:value-type="string">
            <text:p>Ce n'est peut-être pas très beau, mais c'est très efficace.</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anticamera</text:p>
          </table:table-cell>
          <table:table-cell office:value-type="string">
            <text:p>carta moschicida</text:p>
          </table:table-cell>
          <table:table-cell office:value-type="string">
            <text:p>I don't want to end up like those who were here before me.</text:p>
          </table:table-cell>
          <table:table-cell table:style-name="ce18" office:value-type="string">
            <text:p>Je ne veux pas finir comme ceux qui étaient là avant moi.</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anticamera</text:p>
          </table:table-cell>
          <table:table-cell office:value-type="string">
            <text:p>carta moschicida</text:p>
          </table:table-cell>
          <table:table-cell office:value-type="string">
            <text:p>I don't see how it could be useful to me.</text:p>
          </table:table-cell>
          <table:table-cell table:style-name="ce18" office:value-type="string">
            <text:p>Je ne vois pas comment ça pourrait m'être utile.</text:p>
          </table:table-cell>
          <table:table-cell table:number-columns-repeated="1020"/>
        </table:table-row>
        <table:table-row table:style-name="ro3">
          <table:table-cell office:value-type="string">
            <text:p>anticamera</text:p>
          </table:table-cell>
          <table:table-cell office:value-type="string">
            <text:p>carta moschicida</text:p>
          </table:table-cell>
          <table:table-cell office:value-type="string">
            <text:p>Unless you're a fly.</text:p>
          </table:table-cell>
          <table:table-cell table:style-name="ce18" office:value-type="string">
            <text:p>Sauf si tu es une mouche.</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anticamera</text:p>
          </table:table-cell>
          <table:table-cell office:value-type="string">
            <text:p>carta moschicida</text:p>
          </table:table-cell>
          <table:table-cell office:value-type="string">
            <text:p>Next time you better choose a more suitable place to land.</text:p>
          </table:table-cell>
          <table:table-cell table:style-name="ce18" office:value-type="string">
            <text:p>La prochaine fois, choisissez un endroit plus approprié pour atterrir.</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5">
          <table:table-cell office:value-type="string">
            <text:p>anticamera</text:p>
          </table:table-cell>
          <table:table-cell office:value-type="string">
            <text:p>bara</text:p>
          </table:table-cell>
          <table:table-cell office:value-type="string">
            <text:p>As unbelievable as this sounds, Ronald's father bought it years ago in anticipation of his own funeral.</text:p>
          </table:table-cell>
          <table:table-cell table:style-name="ce18" office:value-type="string">
            <text:p>Aussi incroyable que cela puisse paraître, le père de Ronald l'a acheté il y a quelques années en prévision de ses propres funérailles.</text:p>
          </table:table-cell>
          <table:table-cell table:number-columns-repeated="1020"/>
        </table:table-row>
        <table:table-row table:style-name="ro3">
          <table:table-cell office:value-type="string">
            <text:p>anticamera</text:p>
          </table:table-cell>
          <table:table-cell office:value-type="string">
            <text:p>bara</text:p>
          </table:table-cell>
          <table:table-cell office:value-type="string">
            <text:p>He found it on sale at a mortuary fair.</text:p>
          </table:table-cell>
          <table:table-cell table:style-name="ce18" office:value-type="string">
            <text:p>Il l'a trouvé en vente dans une foire mortuaire.</text:p>
          </table:table-cell>
          <table:table-cell table:number-columns-repeated="1020"/>
        </table:table-row>
        <table:table-row table:style-name="ro3">
          <table:table-cell office:value-type="string">
            <text:p>anticamera</text:p>
          </table:table-cell>
          <table:table-cell office:value-type="string">
            <text:p>bara</text:p>
          </table:table-cell>
          <table:table-cell office:value-type="string">
            <text:p>He won't be happy at all when he finds out those morons have damaged it.</text:p>
          </table:table-cell>
          <table:table-cell table:style-name="ce18" office:value-type="string">
            <text:p>Il ne sera pas content quand il découvrira que ces imbéciles l'ont endommagé.</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anticamera</text:p>
          </table:table-cell>
          <table:table-cell office:value-type="string">
            <text:p>bara</text:p>
          </table:table-cell>
          <table:table-cell office:value-type="string">
            <text:p>Get me a freight elevator and I won't let you down.</text:p>
          </table:table-cell>
          <table:table-cell table:style-name="ce18" office:value-type="string">
            <text:p>Apporte-moi un monte-charge et je ne te décevrai pas.</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anticamera</text:p>
          </table:table-cell>
          <table:table-cell office:value-type="string">
            <text:p>bara</text:p>
          </table:table-cell>
          <table:table-cell office:value-type="string">
            <text:p>I've been brought back to life; deal with it.</text:p>
          </table:table-cell>
          <table:table-cell table:style-name="ce18" office:value-type="string">
            <text:p>J'ai été ressuscité; il faudra t'y faire.</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anticamera</text:p>
          </table:table-cell>
          <table:table-cell office:value-type="string">
            <text:p>mano autostoppista</text:p>
          </table:table-cell>
          <table:table-cell office:value-type="string">
            <text:p>It's a hard life for hitchhikers.</text:p>
          </table:table-cell>
          <table:table-cell table:style-name="ce18" office:value-type="string">
            <text:p>Les temps sont durs pour les autostoppeurs.</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anticamera</text:p>
          </table:table-cell>
          <table:table-cell office:value-type="string">
            <text:p>mano autostoppista</text:p>
          </table:table-cell>
          <table:table-cell office:value-type="string">
            <text:p>I really have to ask you this.</text:p>
          </table:table-cell>
          <table:table-cell table:style-name="ce18" office:value-type="string">
            <text:p>Il faut vraiment que je te pose cette question.</text:p>
          </table:table-cell>
          <table:table-cell table:number-columns-repeated="1020"/>
        </table:table-row>
        <table:table-row table:style-name="ro3">
          <table:table-cell office:value-type="string">
            <text:p>anticamera</text:p>
          </table:table-cell>
          <table:table-cell office:value-type="string">
            <text:p>mano autostoppista</text:p>
          </table:table-cell>
          <table:table-cell office:value-type="string">
            <text:p>Looking for a lift to the Ninth Underworld?</text:p>
          </table:table-cell>
          <table:table-cell table:style-name="ce18" office:value-type="string">
            <text:p>Tu cherches un ascenseur pour le Neuvième Monde ?</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5">
          <table:table-cell office:value-type="string">
            <text:p>anticamera</text:p>
          </table:table-cell>
          <table:table-cell office:value-type="string">
            <text:p>ritratto</text:p>
          </table:table-cell>
          <table:table-cell office:value-type="string">
            <text:p>Zeno has always been an introverted guy, but I consider him a dear friend.</text:p>
          </table:table-cell>
          <table:table-cell table:style-name="ce18" office:value-type="string">
            <text:p>Zeno a toujours été un gars introverti, mais je le considère comme un véritable ami.</text:p>
          </table:table-cell>
          <table:table-cell table:number-columns-repeated="1020"/>
        </table:table-row>
        <table:table-row table:style-name="ro3">
          <table:table-cell office:value-type="string">
            <text:p>anticamera</text:p>
          </table:table-cell>
          <table:table-cell office:value-type="string">
            <text:p>ritratto</text:p>
          </table:table-cell>
          <table:table-cell office:value-type="string">
            <text:p>I rarely saw him not holding a novel.</text:p>
          </table:table-cell>
          <table:table-cell table:style-name="ce18" office:value-type="string">
            <text:p>Je le voyais rarement sans un roman dans les mains.</text:p>
          </table:table-cell>
          <table:table-cell table:number-columns-repeated="1020"/>
        </table:table-row>
        <table:table-row table:style-name="ro3">
          <table:table-cell office:value-type="string">
            <text:p>anticamera</text:p>
          </table:table-cell>
          <table:table-cell office:value-type="string">
            <text:p>ritratto</text:p>
          </table:table-cell>
          <table:table-cell office:value-type="string">
            <text:p>Never seen such a passion for books.</text:p>
          </table:table-cell>
          <table:table-cell table:style-name="ce18" office:value-type="string">
            <text:p>Je n'ai jamais vu une telle passion pour les livres.</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5">
          <table:table-cell office:value-type="string">
            <text:p>anticamera</text:p>
          </table:table-cell>
          <table:table-cell office:value-type="string">
            <text:p>ritratto</text:p>
          </table:table-cell>
          <table:table-cell office:value-type="string">
            <text:p>Don't be afraid of the outside world, Zeno. I understand perfectly how you feel.</text:p>
          </table:table-cell>
          <table:table-cell table:style-name="ce18" office:value-type="string">
            <text:p>N'aie pas peur du monde extérieur, Zeno. Je comprends parfaitement ce que tu ressens.</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anticamera</text:p>
          </table:table-cell>
          <table:table-cell office:value-type="string">
            <text:p>robot</text:p>
          </table:table-cell>
          <table:table-cell office:value-type="string">
            <text:p>He seems to be a bit short on energy.</text:p>
          </table:table-cell>
          <table:table-cell table:style-name="ce18" office:value-type="string">
            <text:p>Il semble être un peu court en énergie.</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anticamera</text:p>
          </table:table-cell>
          <table:table-cell office:value-type="string">
            <text:p>robot</text:p>
          </table:table-cell>
          <table:table-cell office:value-type="string">
            <text:p>Hi, little robot.</text:p>
          </table:table-cell>
          <table:table-cell table:style-name="ce18" office:value-type="string">
            <text:p>Salut, petit robot.</text:p>
          </table:table-cell>
          <table:table-cell table:number-columns-repeated="1020"/>
        </table:table-row>
        <table:table-row table:style-name="ro3">
          <table:table-cell office:value-type="string">
            <text:p>anticamera</text:p>
          </table:table-cell>
          <table:table-cell office:value-type="string">
            <text:p>robot</text:p>
          </table:table-cell>
          <table:table-cell office:value-type="string">
            <text:p>C1 is not programmed to talk.</text:p>
          </table:table-cell>
          <table:table-cell table:style-name="ce18" office:value-type="string">
            <text:p>C1 n'est pas programmé pour parler.</text:p>
          </table:table-cell>
          <table:table-cell table:number-columns-repeated="1020"/>
        </table:table-row>
        <table:table-row table:style-name="ro3">
          <table:table-cell office:value-type="string">
            <text:p>anticamera</text:p>
          </table:table-cell>
          <table:table-cell office:value-type="string">
            <text:p>robot</text:p>
          </table:table-cell>
          <table:table-cell office:value-type="string">
            <text:p>But you just did it!</text:p>
          </table:table-cell>
          <table:table-cell table:style-name="ce18" office:value-type="string">
            <text:p>Mais tu viens de le faire !</text:p>
          </table:table-cell>
          <table:table-cell table:number-columns-repeated="1020"/>
        </table:table-row>
        <table:table-row table:style-name="ro3">
          <table:table-cell office:value-type="string">
            <text:p>anticamera</text:p>
          </table:table-cell>
          <table:table-cell office:value-type="string">
            <text:p>robot</text:p>
          </table:table-cell>
          <table:table-cell office:value-type="string">
            <text:p>C1 is not programmed to explain itself.</text:p>
          </table:table-cell>
          <table:table-cell table:style-name="ce18" office:value-type="string">
            <text:p>C1 n'est pas programmé pour s'expliquer.</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anticamera</text:p>
          </table:table-cell>
          <table:table-cell office:value-type="string">
            <text:p>sveglia</text:p>
          </table:table-cell>
          <table:table-cell office:value-type="string">
            <text:p>It's the old alarm clock Ronald used when he was a small child.</text:p>
          </table:table-cell>
          <table:table-cell table:style-name="ce18" office:value-type="string">
            <text:p>C'est le vieux réveil que Ronald utilisait quand il était enfant.</text:p>
          </table:table-cell>
          <table:table-cell table:number-columns-repeated="1020"/>
        </table:table-row>
        <table:table-row table:style-name="ro3">
          <table:table-cell office:value-type="string">
            <text:p>anticamera</text:p>
          </table:table-cell>
          <table:table-cell office:value-type="string">
            <text:p>sveglia</text:p>
          </table:table-cell>
          <table:table-cell office:value-type="string">
            <text:p>Didn't think he still had it.</text:p>
          </table:table-cell>
          <table:table-cell table:style-name="ce18" office:value-type="string">
            <text:p>Je ne pensais pas qu'il l'avait encore.</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5">
          <table:table-cell office:value-type="string">
            <text:p>anticamera</text:p>
          </table:table-cell>
          <table:table-cell office:value-type="string">
            <text:p>sveglia</text:p>
          </table:table-cell>
          <table:table-cell office:value-type="string">
            <text:p>It rang for the last time several years ago. Then it... ACCIDENTALLY fell on the floor and stopped working ever since.</text:p>
          </table:table-cell>
          <table:table-cell table:style-name="ce18" office:value-type="string">
            <text:p>Il a sonné pour la dernière fois il y a plusieurs années. Ensuite, il est... ACCIDENTELLEMENT tombé sur le sol et a cessé de fonctionner.</text:p>
          </table:table-cell>
          <table:table-cell table:number-columns-repeated="1020"/>
        </table:table-row>
        <table:table-row table:style-name="ro2">
          <table:table-cell table:number-columns-repeated="3"/>
          <table:table-cell table:style-name="ce6"/>
          <table:table-cell table:number-columns-repeated="1020"/>
        </table:table-row>
        <table:table-row table:style-name="ro3">
          <table:table-cell office:value-type="string">
            <text:p>bagno</text:p>
          </table:table-cell>
          <table:table-cell office:value-type="string">
            <text:p>script_iniziale</text:p>
          </table:table-cell>
          <table:table-cell office:value-type="string">
            <text:p>You can lay it down on the bubblebath shelf.</text:p>
          </table:table-cell>
          <table:table-cell table:style-name="ce18" office:value-type="string">
            <text:p>Vous pouvez le poser sur la tablette de la baignoire.</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bagno</text:p>
          </table:table-cell>
          <table:table-cell office:value-type="string">
            <text:p>telone</text:p>
          </table:table-cell>
          <table:table-cell office:value-type="string">
            <text:p>Well, it's water-resistant for sure.</text:p>
          </table:table-cell>
          <table:table-cell table:style-name="ce18" office:value-type="string">
            <text:p>Eh bien, c'est résistant à l'eau ça s'est sûr.</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bagno</text:p>
          </table:table-cell>
          <table:table-cell office:value-type="string">
            <text:p>telone</text:p>
          </table:table-cell>
          <table:table-cell office:value-type="string">
            <text:p>Not before he's done with his bath.</text:p>
          </table:table-cell>
          <table:table-cell table:style-name="ce18" office:value-type="string">
            <text:p>Pas avant qu'il ait fini son bain.</text:p>
          </table:table-cell>
          <table:table-cell table:number-columns-repeated="1020"/>
        </table:table-row>
        <table:table-row table:style-name="ro3">
          <table:table-cell office:value-type="string">
            <text:p>bagno</text:p>
          </table:table-cell>
          <table:table-cell office:value-type="string">
            <text:p>telone</text:p>
          </table:table-cell>
          <table:table-cell office:value-type="string">
            <text:p>I should drain the water first.</text:p>
          </table:table-cell>
          <table:table-cell table:style-name="ce18" office:value-type="string">
            <text:p>Je devrais drainer l'eau d'abord.</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bagno</text:p>
          </table:table-cell>
          <table:table-cell office:value-type="string">
            <text:p>telone</text:p>
          </table:table-cell>
          <table:table-cell office:value-type="string">
            <text:p>Judging from all those patches, maybe it was used too much.</text:p>
          </table:table-cell>
          <table:table-cell table:style-name="ce18" office:value-type="string">
            <text:p>A en juger par tous ces patchs, elle a peut-être été trop utilisée.</text:p>
          </table:table-cell>
          <table:table-cell table:number-columns-repeated="1020"/>
        </table:table-row>
        <table:table-row table:style-name="ro3">
          <table:table-cell office:value-type="string">
            <text:p>bagno</text:p>
          </table:table-cell>
          <table:table-cell office:value-type="string">
            <text:p>telone</text:p>
          </table:table-cell>
          <table:table-cell office:value-type="string">
            <text:p>It would be perfect for the wardrobe packaging.</text:p>
          </table:table-cell>
          <table:table-cell table:style-name="ce18" office:value-type="string">
            <text:p>Elle serait parfaite pour emballer l'armoire.</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bagno</text:p>
          </table:table-cell>
          <table:table-cell office:value-type="string">
            <text:p>telone</text:p>
          </table:table-cell>
          <table:table-cell office:value-type="string">
            <text:p>If it's any consolation...</text:p>
          </table:table-cell>
          <table:table-cell table:style-name="ce18" office:value-type="string">
            <text:p>Si ça peut aider...</text:p>
          </table:table-cell>
          <table:table-cell table:number-columns-repeated="1020"/>
        </table:table-row>
        <table:table-row table:style-name="ro3">
          <table:table-cell office:value-type="string">
            <text:p>bagno</text:p>
          </table:table-cell>
          <table:table-cell office:value-type="string">
            <text:p>telone</text:p>
          </table:table-cell>
          <table:table-cell office:value-type="string">
            <text:p>I had the misfortune of seeing such 'intimacies', too.</text:p>
          </table:table-cell>
          <table:table-cell table:style-name="ce18" office:value-type="string">
            <text:p>J'ai déjà eu le malheur de voir de telles « choses » moi aussi.</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bagno</text:p>
          </table:table-cell>
          <table:table-cell office:value-type="string">
            <text:p>sali</text:p>
          </table:table-cell>
          <table:table-cell office:value-type="string">
            <text:p>Someone should really tell him to not use all those bath salts.</text:p>
          </table:table-cell>
          <table:table-cell table:style-name="ce18" office:value-type="string">
            <text:p>Quelqu'un devrait vraiment lui dire de ne pas utiliser tous ces sels de bain.</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bagno</text:p>
          </table:table-cell>
          <table:table-cell office:value-type="string">
            <text:p>sali</text:p>
          </table:table-cell>
          <table:table-cell office:value-type="string">
            <text:p>Does it seem like the right moment to you?</text:p>
          </table:table-cell>
          <table:table-cell table:style-name="ce18" office:value-type="string">
            <text:p>Ça a l'air d'être le bon moment pour toi ?</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5">
          <table:table-cell office:value-type="string">
            <text:p>bagno</text:p>
          </table:table-cell>
          <table:table-cell office:value-type="string">
            <text:p>saponetta</text:p>
          </table:table-cell>
          <table:table-cell office:value-type="string">
            <text:p>First rule for good personal hygiene: never neglect your own personal hygiene.</text:p>
          </table:table-cell>
          <table:table-cell table:style-name="ce18" office:value-type="string">
            <text:p>Règle numéro 1 pour une bonne hygiène personnelle : ne jamais négliger son hygiène personnelle.</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bagno</text:p>
          </table:table-cell>
          <table:table-cell office:value-type="string">
            <text:p>saponetta</text:p>
          </table:table-cell>
          <table:table-cell office:value-type="string">
            <text:p>Oh no, I've seen what happens in jail!</text:p>
          </table:table-cell>
          <table:table-cell table:style-name="ce18" office:value-type="string">
            <text:p>Oh non, je sais ce qui se passe en prison !</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5">
          <table:table-cell office:value-type="string">
            <text:p>bagno</text:p>
          </table:table-cell>
          <table:table-cell office:value-type="string">
            <text:p>saponetta</text:p>
          </table:table-cell>
          <table:table-cell office:value-type="string">
            <text:p>It wouldn't be a bad idea, but first I have more urgent things to think about.</text:p>
          </table:table-cell>
          <table:table-cell table:style-name="ce18" office:value-type="string">
            <text:p>Ce n'est pas une mauvaise idée, mais d'abord j'ai des choses plus urgentes à penser.</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bagno</text:p>
          </table:table-cell>
          <table:table-cell office:value-type="string">
            <text:p>saponetta</text:p>
          </table:table-cell>
          <table:table-cell office:value-type="string">
            <text:p>You're not responsible for all the senseless actions you make me do.</text:p>
          </table:table-cell>
          <table:table-cell table:style-name="ce18" office:value-type="string">
            <text:p>Tu n'es pas responsable de toutes les actions insensées que tu me fais faire.</text:p>
          </table:table-cell>
          <table:table-cell table:number-columns-repeated="1020"/>
        </table:table-row>
        <table:table-row table:style-name="ro5">
          <table:table-cell office:value-type="string">
            <text:p>bagno</text:p>
          </table:table-cell>
          <table:table-cell office:value-type="string">
            <text:p>saponetta</text:p>
          </table:table-cell>
          <table:table-cell office:value-type="string">
            <text:p>You're not the protagonist of this adventure game, nor do you manage the contents of my inventory.</text:p>
          </table:table-cell>
          <table:table-cell table:style-name="ce18" office:value-type="string">
            <text:p>Tu n'es pas le protagoniste de ce jeu d'aventure, ni celui qui gère le contenu de mon inventaire.</text:p>
          </table:table-cell>
          <table:table-cell table:number-columns-repeated="1020"/>
        </table:table-row>
        <table:table-row table:style-name="ro5">
          <table:table-cell office:value-type="string">
            <text:p>bagno</text:p>
          </table:table-cell>
          <table:table-cell office:value-type="string">
            <text:p>saponetta</text:p>
          </table:table-cell>
          <table:table-cell office:value-type="string">
            <text:p>No, stop. Come to think of it, you're exactly all those things together.</text:p>
          </table:table-cell>
          <table:table-cell table:style-name="ce18" office:value-type="string">
            <text:p>Ah non, stop. J'y pense. Tu es exactement celui qui est responsable de toutes ces choses.</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bagno</text:p>
          </table:table-cell>
          <table:table-cell office:value-type="string">
            <text:p>selfie</text:p>
          </table:table-cell>
          <table:table-cell office:value-type="string">
            <text:p>The best way to attract likes on social networks.</text:p>
          </table:table-cell>
          <table:table-cell table:style-name="ce18" office:value-type="string">
            <text:p>La meilleure façon d'attirer des likes sur les réseaux sociaux.</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5">
          <table:table-cell office:value-type="string">
            <text:p>bagno</text:p>
          </table:table-cell>
          <table:table-cell office:value-type="string">
            <text:p>selfie</text:p>
          </table:table-cell>
          <table:table-cell office:value-type="string">
            <text:p>Maybe you're used to this, but certain self-gratifying practices are not my thing.</text:p>
          </table:table-cell>
          <table:table-cell table:style-name="ce18" office:value-type="string">
            <text:p>Peut-être que tu as l'habitude de faire ça, mais ces pratiques auto-centrées ne sont vraiment pas mon truc.</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5">
          <table:table-cell office:value-type="string">
            <text:p>bagno</text:p>
          </table:table-cell>
          <table:table-cell office:value-type="string">
            <text:p>selfie</text:p>
          </table:table-cell>
          <table:table-cell office:value-type="string">
            <text:p>Let's just say my soul is not the only thing death took from me.</text:p>
          </table:table-cell>
          <table:table-cell table:style-name="ce18" office:value-type="string">
            <text:p>Disons simplement que mon âme n'est pas la seule chose que la mort a emportée.</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bagno</text:p>
          </table:table-cell>
          <table:table-cell office:value-type="string">
            <text:p>selfie</text:p>
          </table:table-cell>
          <table:table-cell office:value-type="string">
            <text:p>Her arguments are certainly more convincing than mine.</text:p>
          </table:table-cell>
          <table:table-cell table:style-name="ce18" office:value-type="string">
            <text:p>Ses arguments sont certainement plus convaincants que les miens.</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bagno</text:p>
          </table:table-cell>
          <table:table-cell office:value-type="string">
            <text:p>rasoio fai da te</text:p>
          </table:table-cell>
          <table:table-cell office:value-type="string">
            <text:p>And here I thought you were the only one with such a low IQ.</text:p>
          </table:table-cell>
          <table:table-cell table:style-name="ce18" office:value-type="string">
            <text:p>Et dire que je pensais que tu étais le seul à avoir un QI aussi faible.</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bagno</text:p>
          </table:table-cell>
          <table:table-cell office:value-type="string">
            <text:p>rasoio fai da te</text:p>
          </table:table-cell>
          <table:table-cell office:value-type="string">
            <text:p>I don't want to risk cracking my phalanges.</text:p>
          </table:table-cell>
          <table:table-cell table:style-name="ce18" office:value-type="string">
            <text:p>Je ne veux pas risquer de me casser les phalanges.</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5">
          <table:table-cell office:value-type="string">
            <text:p>bagno</text:p>
          </table:table-cell>
          <table:table-cell office:value-type="string">
            <text:p>rasoio fai da te</text:p>
          </table:table-cell>
          <table:table-cell office:value-type="string">
            <text:p>I am pleased to note that you're intent on proving your superior stupidity.</text:p>
          </table:table-cell>
          <table:table-cell table:style-name="ce18" office:value-type="string">
            <text:p>Je suis heureux de constater que tu as l'intention de prouver ton incroyable stupidité.</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bagno</text:p>
          </table:table-cell>
          <table:table-cell office:value-type="string">
            <text:p>rasoio fai da te</text:p>
          </table:table-cell>
          <table:table-cell office:value-type="string">
            <text:p>As a child you had fun doing robotic voices too; admit it.</text:p>
          </table:table-cell>
          <table:table-cell table:style-name="ce18" office:value-type="string">
            <text:p>Enfant, tu t'amusais à faire des voix robotisées; admets-le.</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bagno</text:p>
          </table:table-cell>
          <table:table-cell office:value-type="string">
            <text:p>pensile/apri</text:p>
          </table:table-cell>
          <table:table-cell office:value-type="string">
            <text:p>close</text:p>
          </table:table-cell>
          <table:table-cell table:style-name="ce18" office:value-type="string">
            <text:p>fermer</text:p>
          </table:table-cell>
          <table:table-cell table:number-columns-repeated="1020"/>
        </table:table-row>
        <table:table-row table:style-name="ro3">
          <table:table-cell office:value-type="string">
            <text:p>bagno</text:p>
          </table:table-cell>
          <table:table-cell office:value-type="string">
            <text:p>pensile/apri</text:p>
          </table:table-cell>
          <table:table-cell office:value-type="string">
            <text:p>open</text:p>
          </table:table-cell>
          <table:table-cell table:style-name="ce18" office:value-type="string">
            <text:p>ouvrir</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bagno</text:p>
          </table:table-cell>
          <table:table-cell office:value-type="string">
            <text:p>struccante</text:p>
          </table:table-cell>
          <table:table-cell office:value-type="string">
            <text:p>How to lose your beauty in 30 seconds.</text:p>
          </table:table-cell>
          <table:table-cell table:style-name="ce18" office:value-type="string">
            <text:p>Comment perdre sa beauté en 30 secondes.</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bagno</text:p>
          </table:table-cell>
          <table:table-cell office:value-type="string">
            <text:p>struccante</text:p>
          </table:table-cell>
          <table:table-cell office:value-type="string">
            <text:p>Maybe you're making too much of this drag queen job.</text:p>
          </table:table-cell>
          <table:table-cell table:style-name="ce18" office:value-type="string">
            <text:p>Peut-être que tu passes trop de temps à jouer au drag queen.</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5">
          <table:table-cell office:value-type="string">
            <text:p>bagno</text:p>
          </table:table-cell>
          <table:table-cell office:value-type="string">
            <text:p>ciccione</text:p>
          </table:table-cell>
          <table:table-cell office:value-type="string">
            <text:p>The character designer of this videogame must be slightly obsessed with 'robust' personas.</text:p>
          </table:table-cell>
          <table:table-cell table:style-name="ce18" office:value-type="string">
            <text:p>Le concepteur de personnages de ce jeu vidéo doit être légèrement obsédé par les personnages « robustes ».</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bagno</text:p>
          </table:table-cell>
          <table:table-cell office:value-type="string">
            <text:p>ciccione</text:p>
          </table:table-cell>
          <table:table-cell office:value-type="string">
            <text:p>What are you doing locked in here?</text:p>
          </table:table-cell>
          <table:table-cell table:style-name="ce18" office:value-type="string">
            <text:p>Que faites-vous enfermé ici ?</text:p>
          </table:table-cell>
          <table:table-cell table:number-columns-repeated="1020"/>
        </table:table-row>
        <table:table-row table:style-name="ro3">
          <table:table-cell office:value-type="string">
            <text:p>bagno</text:p>
          </table:table-cell>
          <table:table-cell office:value-type="string">
            <text:p>ciccione</text:p>
          </table:table-cell>
          <table:table-cell office:value-type="string">
            <text:p>I'm enjoying some well-earned rest.</text:p>
          </table:table-cell>
          <table:table-cell table:style-name="ce18" office:value-type="string">
            <text:p>J'apprécie un repos bien mérité.</text:p>
          </table:table-cell>
          <table:table-cell table:number-columns-repeated="1020"/>
        </table:table-row>
        <table:table-row table:style-name="ro5">
          <table:table-cell office:value-type="string">
            <text:p>bagno</text:p>
          </table:table-cell>
          <table:table-cell office:value-type="string">
            <text:p>ciccione</text:p>
          </table:table-cell>
          <table:table-cell office:value-type="string">
            <text:p>I work as a security guard at the city museum, so situations like this don't come around that often.</text:p>
          </table:table-cell>
          <table:table-cell table:style-name="ce18" office:value-type="string">
            <text:p>Je travaille comme agent de sécurité au musée de la ville, donc les situations comme celle-là ne se produisent pas souvent.</text:p>
          </table:table-cell>
          <table:table-cell table:number-columns-repeated="1020"/>
        </table:table-row>
        <table:table-row table:style-name="ro5">
          <table:table-cell office:value-type="string">
            <text:p>bagno</text:p>
          </table:table-cell>
          <table:table-cell office:value-type="string">
            <text:p>ciccione</text:p>
          </table:table-cell>
          <table:table-cell office:value-type="string">
            <text:p>Luckily Ralph - my cousin - hates Halloween and offered to cover for me.</text:p>
          </table:table-cell>
          <table:table-cell table:style-name="ce18" office:value-type="string">
            <text:p>Heureusement Ralph - mon cousin - déteste Halloween et a proposé de me remplacer.</text:p>
          </table:table-cell>
          <table:table-cell table:number-columns-repeated="1020"/>
        </table:table-row>
        <table:table-row table:style-name="ro3">
          <table:table-cell office:value-type="string">
            <text:p>bagno</text:p>
          </table:table-cell>
          <table:table-cell office:value-type="string">
            <text:p>ciccione</text:p>
          </table:table-cell>
          <table:table-cell office:value-type="string">
            <text:p>A security guard for the museum is really necessary on Halloween night?</text:p>
          </table:table-cell>
          <table:table-cell table:style-name="ce18" office:value-type="string">
            <text:p>Un agent de sécurité au musée, c'est vraiment nécessaire la nuit d'Halloween ?</text:p>
          </table:table-cell>
          <table:table-cell table:number-columns-repeated="1020"/>
        </table:table-row>
        <table:table-row table:style-name="ro3">
          <table:table-cell office:value-type="string">
            <text:p>bagno</text:p>
          </table:table-cell>
          <table:table-cell office:value-type="string">
            <text:p>ciccione</text:p>
          </table:table-cell>
          <table:table-cell office:value-type="string">
            <text:p>That's what I told the union, but do you think they listened?</text:p>
          </table:table-cell>
          <table:table-cell table:style-name="ce18" office:value-type="string">
            <text:p>C'est ce que j'ai dit au syndicat, mais croyez-vous qu'ils ont écouté ?</text:p>
          </table:table-cell>
          <table:table-cell table:number-columns-repeated="1020"/>
        </table:table-row>
        <table:table-row table:style-name="ro3">
          <table:table-cell office:value-type="string">
            <text:p>bagno</text:p>
          </table:table-cell>
          <table:table-cell office:value-type="string">
            <text:p>ciccione</text:p>
          </table:table-cell>
          <table:table-cell office:value-type="string">
            <text:p>Anyway, take this. To repay the favour of the bubble bath.</text:p>
          </table:table-cell>
          <table:table-cell table:style-name="ce18" office:value-type="string">
            <text:p>Quoi qu'il en soit, prenez ça. Pour vous remercier pour le bain moussant.</text:p>
          </table:table-cell>
          <table:table-cell table:number-columns-repeated="1020"/>
        </table:table-row>
        <table:table-row table:style-name="ro3">
          <table:table-cell office:value-type="string">
            <text:p>bagno</text:p>
          </table:table-cell>
          <table:table-cell office:value-type="string">
            <text:p>ciccione</text:p>
          </table:table-cell>
          <table:table-cell office:value-type="string">
            <text:p>It's a bit wet...</text:p>
          </table:table-cell>
          <table:table-cell table:style-name="ce18" office:value-type="string">
            <text:p>C'est un peu mouillé...</text:p>
          </table:table-cell>
          <table:table-cell table:number-columns-repeated="1020"/>
        </table:table-row>
        <table:table-row table:style-name="ro3">
          <table:table-cell office:value-type="string">
            <text:p>bagno</text:p>
          </table:table-cell>
          <table:table-cell office:value-type="string">
            <text:p>ciccione</text:p>
          </table:table-cell>
          <table:table-cell office:value-type="string">
            <text:p>I don't even want to know where you kept it.</text:p>
          </table:table-cell>
          <table:table-cell table:style-name="ce18" office:value-type="string">
            <text:p>Je ne veux même pas savoir où vous l'avez gardé.</text:p>
          </table:table-cell>
          <table:table-cell table:number-columns-repeated="1020"/>
        </table:table-row>
        <table:table-row table:style-name="ro5">
          <table:table-cell office:value-type="string">
            <text:p>bagno</text:p>
          </table:table-cell>
          <table:table-cell office:value-type="string">
            <text:p>ciccione</text:p>
          </table:table-cell>
          <table:table-cell office:value-type="string">
            <text:p>The museum is closed to the public, but you can enter with this pass, if you find yourself in that area.</text:p>
          </table:table-cell>
          <table:table-cell table:style-name="ce18" office:value-type="string">
            <text:p>Le musée est fermé au public, mais vous pouvez entrer avec ce laissez-passer, si vous vous trouvez dans le coin.</text:p>
          </table:table-cell>
          <table:table-cell table:number-columns-repeated="1020"/>
        </table:table-row>
        <table:table-row table:style-name="ro3">
          <table:table-cell office:value-type="string">
            <text:p>bagno</text:p>
          </table:table-cell>
          <table:table-cell office:value-type="string">
            <text:p>ciccione</text:p>
          </table:table-cell>
          <table:table-cell office:value-type="string">
            <text:p>If you go, let me know if that midget has everything under control.</text:p>
          </table:table-cell>
          <table:table-cell table:style-name="ce18" office:value-type="string">
            <text:p>Si vous y allez, faites-moi savoir si ce nain garde les choses sous contrôle.</text:p>
          </table:table-cell>
          <table:table-cell table:number-columns-repeated="1020"/>
        </table:table-row>
        <table:table-row table:style-name="ro3">
          <table:table-cell office:value-type="string">
            <text:p>bagno</text:p>
          </table:table-cell>
          <table:table-cell office:value-type="string">
            <text:p>ciccione</text:p>
          </table:table-cell>
          <table:table-cell office:value-type="string">
            <text:p>Your museum is still in one piece, of this can reassure you.</text:p>
          </table:table-cell>
          <table:table-cell table:style-name="ce18" office:value-type="string">
            <text:p>Votre musée est toujours en un seul morceau, si ça peut vous rassurer.</text:p>
          </table:table-cell>
          <table:table-cell table:number-columns-repeated="1020"/>
        </table:table-row>
        <table:table-row table:style-name="ro3">
          <table:table-cell office:value-type="string">
            <text:p>bagno</text:p>
          </table:table-cell>
          <table:table-cell office:value-type="string">
            <text:p>ciccione</text:p>
          </table:table-cell>
          <table:table-cell office:value-type="string">
            <text:p>My cousin is going far beyond my expectations, then.</text:p>
          </table:table-cell>
          <table:table-cell table:style-name="ce18" office:value-type="string">
            <text:p>Mon cousin va bien au-delà de mes attentes alors.</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bagno</text:p>
          </table:table-cell>
          <table:table-cell office:value-type="string">
            <text:p>maniglia/gira</text:p>
          </table:table-cell>
          <table:table-cell office:value-type="string">
            <text:p>It wouldn't be very polite emptying the water while he's still having his bath.</text:p>
          </table:table-cell>
          <table:table-cell table:style-name="ce18" office:value-type="string">
            <text:p>Ça ne serait pas très poli de vider l'eau pendant qu'il est encore dans son bain.</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5">
          <table:table-cell office:value-type="string">
            <text:p>bagno</text:p>
          </table:table-cell>
          <table:table-cell office:value-type="string">
            <text:p>gabinetto</text:p>
          </table:table-cell>
          <table:table-cell office:value-type="string">
            <text:p>The revenge of millions of goldfish ruthlessly flushed down the toilet.</text:p>
          </table:table-cell>
          <table:table-cell table:style-name="ce18" office:value-type="string">
            <text:p>La vengeance de millions de poissons rouges impitoyablement rejetés dans les toilettes.</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bagno</text:p>
          </table:table-cell>
          <table:table-cell office:value-type="string">
            <text:p>gabinetto</text:p>
          </table:table-cell>
          <table:table-cell office:value-type="string">
            <text:p>I don't feel right putting it back in a glass bowl.</text:p>
          </table:table-cell>
          <table:table-cell table:style-name="ce18" office:value-type="string">
            <text:p>Ça ne me dit rien de le remettre dans un bocal en verre.</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bagno</text:p>
          </table:table-cell>
          <table:table-cell office:value-type="string">
            <text:p>gabinetto</text:p>
          </table:table-cell>
          <table:table-cell office:value-type="string">
            <text:p>Why don't YOU sit on it?</text:p>
          </table:table-cell>
          <table:table-cell table:style-name="ce18" office:value-type="string">
            <text:p>Pourquoi tu ne t'assiérais pas dessus TOI ?</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bagno</text:p>
          </table:table-cell>
          <table:table-cell office:value-type="string">
            <text:p>gabinetto</text:p>
          </table:table-cell>
          <table:table-cell office:value-type="string">
            <text:p>You're having a lot of fun in there, right, little one?</text:p>
          </table:table-cell>
          <table:table-cell table:style-name="ce18" office:value-type="string">
            <text:p>Tu t'amuses beaucoup on dirait, mon petit ?</text:p>
          </table:table-cell>
          <table:table-cell table:number-columns-repeated="1020"/>
        </table:table-row>
        <table:table-row table:style-name="ro1">
          <table:table-cell table:number-columns-repeated="3"/>
          <table:table-cell table:style-name="ce13"/>
          <table:table-cell table:number-columns-repeated="1020"/>
        </table:table-row>
        <table:table-row table:style-name="ro3">
          <table:table-cell office:value-type="string">
            <text:p>bagno1</text:p>
          </table:table-cell>
          <table:table-cell office:value-type="string">
            <text:p>script_iniziale</text:p>
          </table:table-cell>
          <table:table-cell office:value-type="string">
            <text:p>Ah, I really needed a shower.</text:p>
          </table:table-cell>
          <table:table-cell table:style-name="ce18" office:value-type="string">
            <text:p>Ah, j'avais vraiment besoin d'une douche.</text:p>
          </table:table-cell>
          <table:table-cell table:number-columns-repeated="1020"/>
        </table:table-row>
        <table:table-row table:style-name="ro3">
          <table:table-cell office:value-type="string">
            <text:p>bagno1</text:p>
          </table:table-cell>
          <table:table-cell office:value-type="string">
            <text:p>script_iniziale</text:p>
          </table:table-cell>
          <table:table-cell office:value-type="string">
            <text:p>Boss, it won't open.</text:p>
          </table:table-cell>
          <table:table-cell table:style-name="ce18" office:value-type="string">
            <text:p>Patron, la porte ne veut pas s'ouvrir.</text:p>
          </table:table-cell>
          <table:table-cell table:number-columns-repeated="1020"/>
        </table:table-row>
        <table:table-row table:style-name="ro5">
          <table:table-cell office:value-type="string">
            <text:p>bagno1</text:p>
          </table:table-cell>
          <table:table-cell office:value-type="string">
            <text:p>script_iniziale</text:p>
          </table:table-cell>
          <table:table-cell office:value-type="string">
            <text:p>Let's keep working on the ground floor, then. In the meantime, I'll ask the lady about a key.</text:p>
          </table:table-cell>
          <table:table-cell table:style-name="ce18" office:value-type="string">
            <text:p>Continuons de travailler au rez-de-chaussée alors. Pendant ce temps-là, je vais demander la clé à la dame.</text:p>
          </table:table-cell>
          <table:table-cell table:number-columns-repeated="1020"/>
        </table:table-row>
        <table:table-row table:style-name="ro3">
          <table:table-cell office:value-type="string">
            <text:p>bagno1</text:p>
          </table:table-cell>
          <table:table-cell office:value-type="string">
            <text:p>script_iniziale</text:p>
          </table:table-cell>
          <table:table-cell office:value-type="string">
            <text:p>I'm afraid this damn move will take longer than expected.</text:p>
          </table:table-cell>
          <table:table-cell table:style-name="ce18" office:value-type="string">
            <text:p>J'ai bien peur que ce déménagement ne prenne plus de temps que prévu.</text:p>
          </table:table-cell>
          <table:table-cell table:number-columns-repeated="1020"/>
        </table:table-row>
        <table:table-row table:style-name="ro3">
          <table:table-cell office:value-type="string">
            <text:p>bagno1</text:p>
          </table:table-cell>
          <table:table-cell office:value-type="string">
            <text:p>script_iniziale</text:p>
          </table:table-cell>
          <table:table-cell office:value-type="string">
            <text:p>MOVE?!?</text:p>
          </table:table-cell>
          <table:table-cell table:style-name="ce18" office:value-type="string">
            <text:p>DÉMÉNAGEMENT ?!?</text:p>
          </table:table-cell>
          <table:table-cell table:number-columns-repeated="1020"/>
        </table:table-row>
        <table:table-row table:style-name="ro3">
          <table:table-cell office:value-type="string">
            <text:p>bagno1</text:p>
          </table:table-cell>
          <table:table-cell office:value-type="string">
            <text:p>script_iniziale</text:p>
          </table:table-cell>
          <table:table-cell office:value-type="string">
            <text:p>And what should I do now?</text:p>
          </table:table-cell>
          <table:table-cell table:style-name="ce18" office:value-type="string">
            <text:p>Et que dois-je faire maintenant ?</text:p>
          </table:table-cell>
          <table:table-cell table:number-columns-repeated="1020"/>
        </table:table-row>
        <table:table-row table:style-name="ro5">
          <table:table-cell office:value-type="string">
            <text:p>bagno1</text:p>
          </table:table-cell>
          <table:table-cell office:value-type="string">
            <text:p>script_iniziale</text:p>
          </table:table-cell>
          <table:table-cell office:value-type="string">
            <text:p>I'm coming, I'm coming. Apologies for the delay, I was late with the tutorial of another videogame.</text:p>
          </table:table-cell>
          <table:table-cell table:style-name="ce18" office:value-type="string">
            <text:p>J'arrive, j'arrive. Pardon pour l'attente, j'ai été retardé par le tutoriel d'un autre jeu vidéo.</text:p>
          </table:table-cell>
          <table:table-cell table:number-columns-repeated="1020"/>
        </table:table-row>
        <table:table-row table:style-name="ro3">
          <table:table-cell office:value-type="string">
            <text:p>bagno1</text:p>
          </table:table-cell>
          <table:table-cell office:value-type="string">
            <text:p>script_iniziale</text:p>
          </table:table-cell>
          <table:table-cell office:value-type="string">
            <text:p>Players are not what they used to be anymore.</text:p>
          </table:table-cell>
          <table:table-cell table:style-name="ce18" office:value-type="string">
            <text:p>Les joueurs ne sont plus ce qu'ils étaient.</text:p>
          </table:table-cell>
          <table:table-cell table:number-columns-repeated="1020"/>
        </table:table-row>
        <table:table-row table:style-name="ro3">
          <table:table-cell office:value-type="string">
            <text:p>bagno1</text:p>
          </table:table-cell>
          <table:table-cell office:value-type="string">
            <text:p>script_iniziale</text:p>
          </table:table-cell>
          <table:table-cell office:value-type="string">
            <text:p>Let's cut to the chase: I'm here to explain the game controls to you.</text:p>
          </table:table-cell>
          <table:table-cell table:style-name="ce18" office:value-type="string">
            <text:p>Venons-en au fait : je suis ici pour vous expliquer comment jouer.</text:p>
          </table:table-cell>
          <table:table-cell table:number-columns-repeated="1020"/>
        </table:table-row>
        <table:table-row table:style-name="ro3">
          <table:table-cell office:value-type="string">
            <text:p>bagno1</text:p>
          </table:table-cell>
          <table:table-cell office:value-type="string">
            <text:p>script_iniziale</text:p>
          </table:table-cell>
          <table:table-cell office:value-type="string">
            <text:p>Well, I'm not interested.</text:p>
          </table:table-cell>
          <table:table-cell table:style-name="ce18" office:value-type="string">
            <text:p>Eh bien, je ne suis pas intéressé.</text:p>
          </table:table-cell>
          <table:table-cell table:number-columns-repeated="1020"/>
        </table:table-row>
        <table:table-row table:style-name="ro3">
          <table:table-cell office:value-type="string">
            <text:p>bagno1</text:p>
          </table:table-cell>
          <table:table-cell office:value-type="string">
            <text:p>script_iniziale</text:p>
          </table:table-cell>
          <table:table-cell office:value-type="string">
            <text:p>I'm not asking you, Skinny. Let your player decide.</text:p>
          </table:table-cell>
          <table:table-cell table:style-name="ce18" office:value-type="string">
            <text:p>Ce n'est pas à toi que je m'adresse, Skinny. Laisse ton joueur décider.</text:p>
          </table:table-cell>
          <table:table-cell table:number-columns-repeated="1020"/>
        </table:table-row>
        <table:table-row table:style-name="ro3">
          <table:table-cell office:value-type="string">
            <text:p>bagno1</text:p>
          </table:table-cell>
          <table:table-cell office:value-type="string">
            <text:p>script_iniziale</text:p>
          </table:table-cell>
          <table:table-cell office:value-type="string">
            <text:p>BANZAIIII!!!</text:p>
          </table:table-cell>
          <table:table-cell table:style-name="ce18" office:value-type="string">
            <text:p>BANZAÏÏÏÏ !!!</text:p>
          </table:table-cell>
          <table:table-cell table:number-columns-repeated="1020"/>
        </table:table-row>
        <table:table-row table:style-name="ro3">
          <table:table-cell office:value-type="string">
            <text:p>bagno1</text:p>
          </table:table-cell>
          <table:table-cell office:value-type="string">
            <text:p>script_iniziale</text:p>
          </table:table-cell>
          <table:table-cell office:value-type="string">
            <text:p>Have you seen, boss? I opened the door.</text:p>
          </table:table-cell>
          <table:table-cell table:style-name="ce18" office:value-type="string">
            <text:p>Vous avez vu ça, patron ? J'ai ouvert la porte.</text:p>
          </table:table-cell>
          <table:table-cell table:number-columns-repeated="1020"/>
        </table:table-row>
        <table:table-row table:style-name="ro3">
          <table:table-cell office:value-type="string">
            <text:p>bagno1</text:p>
          </table:table-cell>
          <table:table-cell office:value-type="string">
            <text:p>script_iniziale</text:p>
          </table:table-cell>
          <table:table-cell office:value-type="string">
            <text:p>Bravo, well done! But now let's go, it's lunch time.</text:p>
          </table:table-cell>
          <table:table-cell table:style-name="ce18" office:value-type="string">
            <text:p>Bravo, beau travail ! Mais maintenant, allons-y, c'est l'heure du déjeuner.</text:p>
          </table:table-cell>
          <table:table-cell table:number-columns-repeated="1020"/>
        </table:table-row>
        <table:table-row table:style-name="ro3">
          <table:table-cell office:value-type="string">
            <text:p>bagno1</text:p>
          </table:table-cell>
          <table:table-cell office:value-type="string">
            <text:p>script_iniziale</text:p>
          </table:table-cell>
          <table:table-cell office:value-type="string">
            <text:p>I like eating.</text:p>
          </table:table-cell>
          <table:table-cell table:style-name="ce18" office:value-type="string">
            <text:p>J'adore manger.</text:p>
          </table:table-cell>
          <table:table-cell table:number-columns-repeated="1020"/>
        </table:table-row>
        <table:table-row table:style-name="ro3">
          <table:table-cell office:value-type="string">
            <text:p>bagno1</text:p>
          </table:table-cell>
          <table:table-cell office:value-type="string">
            <text:p>script_iniziale</text:p>
          </table:table-cell>
          <table:table-cell office:value-type="string">
            <text:p>Then come on, move.</text:p>
          </table:table-cell>
          <table:table-cell table:style-name="ce18" office:value-type="string">
            <text:p>Alors viens, dépêche-toi.</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bagno1</text:p>
          </table:table-cell>
          <table:table-cell office:value-type="string">
            <text:p>motosega</text:p>
          </table:table-cell>
          <table:table-cell office:value-type="string">
            <text:p>Don't ask any questions, believe me.</text:p>
          </table:table-cell>
          <table:table-cell table:style-name="ce18" office:value-type="string">
            <text:p>Ne me pose pas de questions, crois-moi.</text:p>
          </table:table-cell>
          <table:table-cell table:number-columns-repeated="1020"/>
        </table:table-row>
        <table:table-row table:style-name="ro3">
          <table:table-cell office:value-type="string">
            <text:p>bagno1</text:p>
          </table:table-cell>
          <table:table-cell office:value-type="string">
            <text:p>motosega</text:p>
          </table:table-cell>
          <table:table-cell office:value-type="string">
            <text:p>Skinny, try to be a little more accommodating. This is a tutorial.</text:p>
          </table:table-cell>
          <table:table-cell table:style-name="ce18" office:value-type="string">
            <text:p>Skinny, essaye d'être un peu plus accommodant. Ceci est un tutoriel.</text:p>
          </table:table-cell>
          <table:table-cell table:number-columns-repeated="1020"/>
        </table:table-row>
        <table:table-row table:style-name="ro3">
          <table:table-cell office:value-type="string">
            <text:p>bagno1</text:p>
          </table:table-cell>
          <table:table-cell office:value-type="string">
            <text:p>motosega</text:p>
          </table:table-cell>
          <table:table-cell office:value-type="string">
            <text:p>Now try to open the green satchel.</text:p>
          </table:table-cell>
          <table:table-cell table:style-name="ce18" office:value-type="string">
            <text:p>Maintenant essayez d'ouvrir la sacoche verte.</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bagno1</text:p>
          </table:table-cell>
          <table:table-cell office:value-type="string">
            <text:p>motosega</text:p>
          </table:table-cell>
          <table:table-cell office:value-type="string">
            <text:p>Let's just say I'm not exactly interested in the item.</text:p>
          </table:table-cell>
          <table:table-cell table:style-name="ce18" office:value-type="string">
            <text:p>Disons simplement que je ne suis pas exactement intéressé par cet objet.</text:p>
          </table:table-cell>
          <table:table-cell table:number-columns-repeated="1020"/>
        </table:table-row>
        <table:table-row table:style-name="ro3">
          <table:table-cell office:value-type="string">
            <text:p>bagno1</text:p>
          </table:table-cell>
          <table:table-cell office:value-type="string">
            <text:p>motosega</text:p>
          </table:table-cell>
          <table:table-cell office:value-type="string">
            <text:p>I know just the object that could be right up your alley.</text:p>
          </table:table-cell>
          <table:table-cell table:style-name="ce18" office:value-type="string">
            <text:p>Je connais un objet qui irait parfaitement avec votre allée.</text:p>
          </table:table-cell>
          <table:table-cell table:number-columns-repeated="1020"/>
        </table:table-row>
        <table:table-row table:style-name="ro3">
          <table:table-cell office:value-type="string">
            <text:p>bagno1</text:p>
          </table:table-cell>
          <table:table-cell office:value-type="string">
            <text:p>motosega</text:p>
          </table:table-cell>
          <table:table-cell office:value-type="string">
            <text:p>Try to open the green satchel.</text:p>
          </table:table-cell>
          <table:table-cell table:style-name="ce18" office:value-type="string">
            <text:p>Essayez d'ouvrir la sacoche verte.</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bagno1</text:p>
          </table:table-cell>
          <table:table-cell office:value-type="string">
            <text:p>motosega</text:p>
          </table:table-cell>
          <table:table-cell office:value-type="string">
            <text:p>201 times is more than enough.</text:p>
          </table:table-cell>
          <table:table-cell table:style-name="ce18" office:value-type="string">
            <text:p>201 fois, c'est plus que suffisant.</text:p>
          </table:table-cell>
          <table:table-cell table:number-columns-repeated="1020"/>
        </table:table-row>
        <table:table-row table:style-name="ro3">
          <table:table-cell office:value-type="string">
            <text:p>bagno1</text:p>
          </table:table-cell>
          <table:table-cell office:value-type="string">
            <text:p>motosega</text:p>
          </table:table-cell>
          <table:table-cell office:value-type="string">
            <text:p>Now try to open the green satchel.</text:p>
          </table:table-cell>
          <table:table-cell table:style-name="ce18" office:value-type="string">
            <text:p>Maintenant essayez d'ouvrir la sacoche verte.</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bagno1</text:p>
          </table:table-cell>
          <table:table-cell office:value-type="string">
            <text:p>motosega</text:p>
          </table:table-cell>
          <table:table-cell office:value-type="string">
            <text:p>Surely you don't lack imagination.</text:p>
          </table:table-cell>
          <table:table-cell table:style-name="ce18" office:value-type="string">
            <text:p>Tu ne manques vraiment pas d'imagination.</text:p>
          </table:table-cell>
          <table:table-cell table:number-columns-repeated="1020"/>
        </table:table-row>
        <table:table-row table:style-name="ro3">
          <table:table-cell office:value-type="string">
            <text:p>bagno1</text:p>
          </table:table-cell>
          <table:table-cell office:value-type="string">
            <text:p>motosega</text:p>
          </table:table-cell>
          <table:table-cell office:value-type="string">
            <text:p>Skinny, don't be so aggressive. The player is still learning.</text:p>
          </table:table-cell>
          <table:table-cell table:style-name="ce18" office:value-type="string">
            <text:p>Skinny, ne sois pas si agressif. Le joueur est encore en train d'apprendre.</text:p>
          </table:table-cell>
          <table:table-cell table:number-columns-repeated="1020"/>
        </table:table-row>
        <table:table-row table:style-name="ro5">
          <table:table-cell office:value-type="string">
            <text:p>bagno1</text:p>
          </table:table-cell>
          <table:table-cell office:value-type="string">
            <text:p>motosega</text:p>
          </table:table-cell>
          <table:table-cell office:value-type="string">
            <text:p>Too bad intelligence can't be learned. There's obviously a better action...</text:p>
          </table:table-cell>
          <table:table-cell table:style-name="ce18" office:value-type="string">
            <text:p>Dommage que l'intelligence ne puisse s'apprendre. Il y a forcément une meilleure action...</text:p>
          </table:table-cell>
          <table:table-cell table:number-columns-repeated="1020"/>
        </table:table-row>
        <table:table-row table:style-name="ro3">
          <table:table-cell office:value-type="string">
            <text:p>bagno1</text:p>
          </table:table-cell>
          <table:table-cell office:value-type="string">
            <text:p>motosega</text:p>
          </table:table-cell>
          <table:table-cell office:value-type="string">
            <text:p>Let's get back to us.</text:p>
          </table:table-cell>
          <table:table-cell table:style-name="ce18" office:value-type="string">
            <text:p>Revenons à nos moutons.</text:p>
          </table:table-cell>
          <table:table-cell table:number-columns-repeated="1020"/>
        </table:table-row>
        <table:table-row table:style-name="ro3">
          <table:table-cell office:value-type="string">
            <text:p>bagno1</text:p>
          </table:table-cell>
          <table:table-cell office:value-type="string">
            <text:p>motosega</text:p>
          </table:table-cell>
          <table:table-cell office:value-type="string">
            <text:p>Now try to open the green satchel.</text:p>
          </table:table-cell>
          <table:table-cell table:style-name="ce18" office:value-type="string">
            <text:p>Maintenant essayez d'ouvrir la sacoche verte.</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bagno1</text:p>
          </table:table-cell>
          <table:table-cell office:value-type="string">
            <text:p>tracolla</text:p>
          </table:table-cell>
          <table:table-cell office:value-type="string">
            <text:p>It was the wrong interaction, but don't worry.</text:p>
          </table:table-cell>
          <table:table-cell table:style-name="ce18" office:value-type="string">
            <text:p>Ce n'est pas la bonne interaction, mais ne vous inquiétez pas.</text:p>
          </table:table-cell>
          <table:table-cell table:number-columns-repeated="1020"/>
        </table:table-row>
        <table:table-row table:style-name="ro3">
          <table:table-cell office:value-type="string">
            <text:p>bagno1</text:p>
          </table:table-cell>
          <table:table-cell office:value-type="string">
            <text:p>tracolla</text:p>
          </table:table-cell>
          <table:table-cell office:value-type="string">
            <text:p>This is used to look at something.</text:p>
          </table:table-cell>
          <table:table-cell table:style-name="ce18" office:value-type="string">
            <text:p>Ceci est utilisé pour regarder quelque chose.</text:p>
          </table:table-cell>
          <table:table-cell table:number-columns-repeated="1020"/>
        </table:table-row>
        <table:table-row table:style-name="ro3">
          <table:table-cell office:value-type="string">
            <text:p>bagno1</text:p>
          </table:table-cell>
          <table:table-cell office:value-type="string">
            <text:p>tracolla</text:p>
          </table:table-cell>
          <table:table-cell office:value-type="string">
            <text:p>I would like you to open it, instead.</text:p>
          </table:table-cell>
          <table:table-cell table:style-name="ce18" office:value-type="string">
            <text:p>Essayez plutôt de l'ouvrir.</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bagno1</text:p>
          </table:table-cell>
          <table:table-cell office:value-type="string">
            <text:p>tracolla</text:p>
          </table:table-cell>
          <table:table-cell office:value-type="string">
            <text:p>It was the wrong interaction, but don't worry.</text:p>
          </table:table-cell>
          <table:table-cell table:style-name="ce18" office:value-type="string">
            <text:p>Ce n'est pas la bonne interaction, mais ne vous inquiétez pas.</text:p>
          </table:table-cell>
          <table:table-cell table:number-columns-repeated="1020"/>
        </table:table-row>
        <table:table-row table:style-name="ro3">
          <table:table-cell office:value-type="string">
            <text:p>bagno1</text:p>
          </table:table-cell>
          <table:table-cell office:value-type="string">
            <text:p>tracolla</text:p>
          </table:table-cell>
          <table:table-cell office:value-type="string">
            <text:p>This is used to pick something up.</text:p>
          </table:table-cell>
          <table:table-cell table:style-name="ce18" office:value-type="string">
            <text:p>Ceci est utilisé pour prendre quelque chose.</text:p>
          </table:table-cell>
          <table:table-cell table:number-columns-repeated="1020"/>
        </table:table-row>
        <table:table-row table:style-name="ro3">
          <table:table-cell office:value-type="string">
            <text:p>bagno1</text:p>
          </table:table-cell>
          <table:table-cell office:value-type="string">
            <text:p>tracolla</text:p>
          </table:table-cell>
          <table:table-cell office:value-type="string">
            <text:p>I would like you to open it, instead.</text:p>
          </table:table-cell>
          <table:table-cell table:style-name="ce18" office:value-type="string">
            <text:p>Essayez plutôt de l'ouvrir.</text:p>
          </table:table-cell>
          <table:table-cell table:number-columns-repeated="1020"/>
        </table:table-row>
        <table:table-row table:style-name="ro3">
          <table:table-cell office:value-type="string">
            <text:p>bagno1</text:p>
          </table:table-cell>
          <table:table-cell office:value-type="string">
            <text:p>tracolla</text:p>
          </table:table-cell>
          <table:table-cell office:value-type="string">
            <text:p>Ma, there's gold in this here bag.</text:p>
          </table:table-cell>
          <table:table-cell table:style-name="ce18" office:value-type="string">
            <text:p>Ma, il y a de l'or dans ce sac.</text:p>
          </table:table-cell>
          <table:table-cell table:number-columns-repeated="1020"/>
        </table:table-row>
        <table:table-row table:style-name="ro3">
          <table:table-cell office:value-type="string">
            <text:p>bagno1</text:p>
          </table:table-cell>
          <table:table-cell office:value-type="string">
            <text:p>tracolla</text:p>
          </table:table-cell>
          <table:table-cell office:value-type="string">
            <text:p>Ah, no. It's just pyrite.</text:p>
          </table:table-cell>
          <table:table-cell table:style-name="ce18" office:value-type="string">
            <text:p>Ah non. C'est juste de la pyrite.</text:p>
          </table:table-cell>
          <table:table-cell table:number-columns-repeated="1020"/>
        </table:table-row>
        <table:table-row table:style-name="ro5">
          <table:table-cell office:value-type="string">
            <text:p>bagno1</text:p>
          </table:table-cell>
          <table:table-cell office:value-type="string">
            <text:p>tracolla</text:p>
          </table:table-cell>
          <table:table-cell office:value-type="string">
            <text:p>Don't be fooled by appearances. It could be more useful than you can imagine.</text:p>
          </table:table-cell>
          <table:table-cell table:style-name="ce18" office:value-type="string">
            <text:p>Ne te laisse pas avoir par les apparences. Ça pourrait être plus utile que tu ne le penses.</text:p>
          </table:table-cell>
          <table:table-cell table:number-columns-repeated="1020"/>
        </table:table-row>
        <table:table-row table:style-name="ro5">
          <table:table-cell table:style-name="ce2" office:value-type="string">
            <text:p>bagno1</text:p>
          </table:table-cell>
          <table:table-cell office:value-type="string">
            <text:p>tracolla</text:p>
          </table:table-cell>
          <table:table-cell table:style-name="ce7" office:value-type="string">
            <text:p>For some hotspots there's only one action available, so a left-click with your mouse will be enough.</text:p>
          </table:table-cell>
          <table:table-cell table:style-name="ce18" office:value-type="string">
            <text:p>Pour certains éléments, il n'y a qu'une action disponible, donc un clic gauche avec votre souris suffira.</text:p>
          </table:table-cell>
          <table:table-cell table:number-columns-repeated="1020"/>
        </table:table-row>
        <table:table-row table:style-name="ro5">
          <table:table-cell table:style-name="ce3" office:value-type="string">
            <text:p>bagno1</text:p>
          </table:table-cell>
          <table:table-cell office:value-type="string">
            <text:p>tracolla</text:p>
          </table:table-cell>
          <table:table-cell table:style-name="ce8" office:value-type="string">
            <text:p>For some hotspots there's only one action available, so pressing the cross button will be enough.</text:p>
          </table:table-cell>
          <table:table-cell table:style-name="ce19" office:value-type="string">
            <text:p>Pour certains éléments, il n'y a qu'une action disponible, donc une pression sur la touche croix suffira.</text:p>
          </table:table-cell>
          <table:table-cell table:style-name="ce3" table:number-columns-repeated="1019"/>
          <table:table-cell/>
        </table:table-row>
        <table:table-row table:style-name="ro5">
          <table:table-cell table:style-name="ce3" office:value-type="string">
            <text:p>bagno1</text:p>
          </table:table-cell>
          <table:table-cell/>
          <table:table-cell table:style-name="ce8" office:value-type="string">
            <text:p>For some hotspots there's only one action available, so pressing the A button will be enough.</text:p>
          </table:table-cell>
          <table:table-cell table:style-name="ce19" office:value-type="string">
            <text:p>Pour certains éléments, il n'y a qu'une action disponible, donc une pression sur le bouton A suffira.</text:p>
          </table:table-cell>
          <table:table-cell table:style-name="ce3" table:number-columns-repeated="1019"/>
          <table:table-cell/>
        </table:table-row>
        <table:table-row table:style-name="ro3">
          <table:table-cell office:value-type="string">
            <text:p>bagno1</text:p>
          </table:table-cell>
          <table:table-cell office:value-type="string">
            <text:p>tracolla</text:p>
          </table:table-cell>
          <table:table-cell office:value-type="string">
            <text:p>Try to check out the bin.</text:p>
          </table:table-cell>
          <table:table-cell table:style-name="ce18" office:value-type="string">
            <text:p>Essayez de vérifier la poubelle.</text:p>
          </table:table-cell>
          <table:table-cell table:number-columns-repeated="1020"/>
        </table:table-row>
        <table:table-row table:style-name="ro1">
          <table:table-cell/>
          <table:table-cell office:value-type="string">
            <text:p>tracolla</text:p>
          </table:table-cell>
          <table:table-cell/>
          <table:table-cell table:style-name="ce18"/>
          <table:table-cell table:number-columns-repeated="1020"/>
        </table:table-row>
        <table:table-row table:style-name="ro3">
          <table:table-cell office:value-type="string">
            <text:p>bagno1</text:p>
          </table:table-cell>
          <table:table-cell/>
          <table:table-cell office:value-type="string">
            <text:p>There is something inside the satchel. Try to pick it up.</text:p>
          </table:table-cell>
          <table:table-cell table:style-name="ce18" office:value-type="string">
            <text:p>Il y a quelque chose dans la sacoche. Essayez de le prendre.</text:p>
          </table:table-cell>
          <table:table-cell table:number-columns-repeated="1020"/>
        </table:table-row>
        <table:table-row table:style-name="ro3">
          <table:table-cell office:value-type="string">
            <text:p>bagno1</text:p>
          </table:table-cell>
          <table:table-cell office:value-type="string">
            <text:p>tracolla</text:p>
          </table:table-cell>
          <table:table-cell office:value-type="string">
            <text:p>It's already open.</text:p>
          </table:table-cell>
          <table:table-cell table:style-name="ce18" office:value-type="string">
            <text:p>Elle est déjà ouverte.</text:p>
          </table:table-cell>
          <table:table-cell table:number-columns-repeated="1020"/>
        </table:table-row>
        <table:table-row table:style-name="ro1">
          <table:table-cell/>
          <table:table-cell office:value-type="string">
            <text:p>tracolla</text:p>
          </table:table-cell>
          <table:table-cell/>
          <table:table-cell table:style-name="ce18"/>
          <table:table-cell table:number-columns-repeated="1020"/>
        </table:table-row>
        <table:table-row table:style-name="ro3">
          <table:table-cell office:value-type="string">
            <text:p>bagno1</text:p>
          </table:table-cell>
          <table:table-cell office:value-type="string">
            <text:p>tracolla</text:p>
          </table:table-cell>
          <table:table-cell office:value-type="string">
            <text:p>It was the wrong interaction, but don't worry.</text:p>
          </table:table-cell>
          <table:table-cell table:style-name="ce18" office:value-type="string">
            <text:p>Ce n'est pas la bonne interaction, mais ne vous inquiétez pas.</text:p>
          </table:table-cell>
          <table:table-cell table:number-columns-repeated="1020"/>
        </table:table-row>
        <table:table-row table:style-name="ro3">
          <table:table-cell office:value-type="string">
            <text:p>bagno1</text:p>
          </table:table-cell>
          <table:table-cell/>
          <table:table-cell office:value-type="string">
            <text:p>This is used to start a dialogue.</text:p>
          </table:table-cell>
          <table:table-cell table:style-name="ce18" office:value-type="string">
            <text:p>Ceci est utilisé pour commencer un dialogue.</text:p>
          </table:table-cell>
          <table:table-cell table:number-columns-repeated="1020"/>
        </table:table-row>
        <table:table-row table:style-name="ro3">
          <table:table-cell office:value-type="string">
            <text:p>bagno1</text:p>
          </table:table-cell>
          <table:table-cell office:value-type="string">
            <text:p>paperella di gomma</text:p>
          </table:table-cell>
          <table:table-cell office:value-type="string">
            <text:p>I would like you to open it, instead.</text:p>
          </table:table-cell>
          <table:table-cell table:style-name="ce18" office:value-type="string">
            <text:p>Essayez plutôt de l'ouvrir.</text:p>
          </table:table-cell>
          <table:table-cell table:number-columns-repeated="1020"/>
        </table:table-row>
        <table:table-row table:style-name="ro1">
          <table:table-cell/>
          <table:table-cell office:value-type="string">
            <text:p>paperella di gomma</text:p>
          </table:table-cell>
          <table:table-cell/>
          <table:table-cell table:style-name="ce18"/>
          <table:table-cell table:number-columns-repeated="1020"/>
        </table:table-row>
        <table:table-row table:style-name="ro3">
          <table:table-cell office:value-type="string">
            <text:p>bagno1</text:p>
          </table:table-cell>
          <table:table-cell office:value-type="string">
            <text:p>paperella di gomma</text:p>
          </table:table-cell>
          <table:table-cell office:value-type="string">
            <text:p>Even at his age, Ronald can't really get enough of squeezing this thing.</text:p>
          </table:table-cell>
          <table:table-cell table:style-name="ce18" office:value-type="string">
            <text:p>Même à son âge, Ronald ne peut pas s'empêcher de tripoter ce truc-là.</text:p>
          </table:table-cell>
          <table:table-cell table:number-columns-repeated="1020"/>
        </table:table-row>
        <table:table-row table:style-name="ro5">
          <table:table-cell office:value-type="string">
            <text:p>bagno1</text:p>
          </table:table-cell>
          <table:table-cell office:value-type="string">
            <text:p>paperella di gomma</text:p>
          </table:table-cell>
          <table:table-cell office:value-type="string">
            <text:p>I can't imagine what the bear would do to Ronald if he still had his spine.</text:p>
          </table:table-cell>
          <table:table-cell table:style-name="ce18" office:value-type="string">
            <text:p>Je n'ose imaginer ce que l'ours ferait à Ronald s'il avait encore sa colonne vertébrale.</text:p>
          </table:table-cell>
          <table:table-cell table:number-columns-repeated="1020"/>
        </table:table-row>
        <table:table-row table:style-name="ro3">
          <table:table-cell office:value-type="string">
            <text:p>bagno1</text:p>
          </table:table-cell>
          <table:table-cell/>
          <table:table-cell office:value-type="string">
            <text:p>I'd give him a nice tattoo on his back, for starters.</text:p>
          </table:table-cell>
          <table:table-cell table:style-name="ce18" office:value-type="string">
            <text:p>Un beau tatouage sur le dos, pour commencer.</text:p>
          </table:table-cell>
          <table:table-cell table:number-columns-repeated="1020"/>
        </table:table-row>
        <table:table-row table:style-name="ro3">
          <table:table-cell office:value-type="string">
            <text:p>bagno1</text:p>
          </table:table-cell>
          <table:table-cell office:value-type="string">
            <text:p>paperella di gomma</text:p>
          </table:table-cell>
          <table:table-cell office:value-type="string">
            <text:p>*You have to understand the bear is convinced he is married to the duck...*</text:p>
          </table:table-cell>
          <table:table-cell table:style-name="ce18" office:value-type="string">
            <text:p>* Tu dois comprendre que l'ours est convaincu d'être marié avec le canard... *</text:p>
          </table:table-cell>
          <table:table-cell table:number-columns-repeated="1020"/>
        </table:table-row>
        <table:table-row table:style-name="ro1">
          <table:table-cell/>
          <table:table-cell office:value-type="string">
            <text:p>paperella di gomma</text:p>
          </table:table-cell>
          <table:table-cell/>
          <table:table-cell table:style-name="ce18"/>
          <table:table-cell table:number-columns-repeated="1020"/>
        </table:table-row>
        <table:table-row table:style-name="ro3">
          <table:table-cell office:value-type="string">
            <text:p>bagno1</text:p>
          </table:table-cell>
          <table:table-cell office:value-type="string">
            <text:p>paperella di gomma</text:p>
          </table:table-cell>
          <table:table-cell office:value-type="string">
            <text:p>I don't want any trouble.</text:p>
          </table:table-cell>
          <table:table-cell table:style-name="ce18" office:value-type="string">
            <text:p>Je ne veux pas de problèmes.</text:p>
          </table:table-cell>
          <table:table-cell table:number-columns-repeated="1020"/>
        </table:table-row>
        <table:table-row table:style-name="ro3">
          <table:table-cell office:value-type="string">
            <text:p>bagno1</text:p>
          </table:table-cell>
          <table:table-cell/>
          <table:table-cell office:value-type="string">
            <text:p>Wise decision.</text:p>
          </table:table-cell>
          <table:table-cell table:style-name="ce18" office:value-type="string">
            <text:p>Sage décision.</text:p>
          </table:table-cell>
          <table:table-cell table:number-columns-repeated="1020"/>
        </table:table-row>
        <table:table-row table:style-name="ro3">
          <table:table-cell office:value-type="string">
            <text:p>bagno1</text:p>
          </table:table-cell>
          <table:table-cell office:value-type="string">
            <text:p>paperella di gomma</text:p>
          </table:table-cell>
          <table:table-cell office:value-type="string">
            <text:p>*You have to understand the bear is convinced he is married to the duck...*</text:p>
          </table:table-cell>
          <table:table-cell table:style-name="ce18" office:value-type="string">
            <text:p>* Tu dois comprendre que l'ours est convaincu d'être marié avec le canard... *</text:p>
          </table:table-cell>
          <table:table-cell table:number-columns-repeated="1020"/>
        </table:table-row>
        <table:table-row table:style-name="ro1">
          <table:table-cell/>
          <table:table-cell office:value-type="string">
            <text:p>paperella di gomma</text:p>
          </table:table-cell>
          <table:table-cell/>
          <table:table-cell table:style-name="ce18"/>
          <table:table-cell table:number-columns-repeated="1020"/>
        </table:table-row>
        <table:table-row table:style-name="ro3">
          <table:table-cell office:value-type="string">
            <text:p>bagno1</text:p>
          </table:table-cell>
          <table:table-cell office:value-type="string">
            <text:p>paperella di gomma</text:p>
          </table:table-cell>
          <table:table-cell office:value-type="string">
            <text:p>*You have to understand the bear is convinced he is married to the duck...*</text:p>
          </table:table-cell>
          <table:table-cell table:style-name="ce18" office:value-type="string">
            <text:p>* Tu dois comprendre que l'ours est convaincu d'être marié avec le canard... *</text:p>
          </table:table-cell>
          <table:table-cell table:number-columns-repeated="1020"/>
        </table:table-row>
        <table:table-row table:style-name="ro3">
          <table:table-cell office:value-type="string">
            <text:p>bagno1</text:p>
          </table:table-cell>
          <table:table-cell office:value-type="string">
            <text:p>paperella di gomma</text:p>
          </table:table-cell>
          <table:table-cell office:value-type="string">
            <text:p>*Watch and see...*</text:p>
          </table:table-cell>
          <table:table-cell table:style-name="ce18" office:value-type="string">
            <text:p>* Tu vas voir ... *</text:p>
          </table:table-cell>
          <table:table-cell table:number-columns-repeated="1020"/>
        </table:table-row>
        <table:table-row table:style-name="ro3">
          <table:table-cell office:value-type="string">
            <text:p>bagno1</text:p>
          </table:table-cell>
          <table:table-cell office:value-type="string">
            <text:p>paperella di gomma</text:p>
          </table:table-cell>
          <table:table-cell office:value-type="string">
            <text:p>Bones off!</text:p>
          </table:table-cell>
          <table:table-cell table:style-name="ce18" office:value-type="string">
            <text:p>Bas les os !</text:p>
          </table:table-cell>
          <table:table-cell table:number-columns-repeated="1020"/>
        </table:table-row>
        <table:table-row table:style-name="ro3">
          <table:table-cell office:value-type="string">
            <text:p>bagno1</text:p>
          </table:table-cell>
          <table:table-cell office:value-type="string">
            <text:p>paperella di gomma</text:p>
          </table:table-cell>
          <table:table-cell office:value-type="string">
            <text:p>Don't you dare violate my lady!</text:p>
          </table:table-cell>
          <table:table-cell table:style-name="ce18" office:value-type="string">
            <text:p>Ne t'avise pas de violer ma femme !</text:p>
          </table:table-cell>
          <table:table-cell table:number-columns-repeated="1020"/>
        </table:table-row>
        <table:table-row table:style-name="ro3">
          <table:table-cell office:value-type="string">
            <text:p>bagno1</text:p>
          </table:table-cell>
          <table:table-cell/>
          <table:table-cell office:value-type="string">
            <text:p>PLUMS!!!</text:p>
          </table:table-cell>
          <table:table-cell table:style-name="ce18" office:value-type="string">
            <text:p>PRUNES !!!</text:p>
          </table:table-cell>
          <table:table-cell table:number-columns-repeated="1020"/>
        </table:table-row>
        <table:table-row table:style-name="ro3">
          <table:table-cell office:value-type="string">
            <text:p>bagno1</text:p>
          </table:table-cell>
          <table:table-cell office:value-type="string">
            <text:p>paperella di gomma</text:p>
          </table:table-cell>
          <table:table-cell office:value-type="string">
            <text:p>Aaagh! Et tu, Brute?</text:p>
          </table:table-cell>
          <table:table-cell table:style-name="ce18" office:value-type="string">
            <text:p>Aaarrgh ! Tu quoque mi fili ?</text:p>
          </table:table-cell>
          <table:table-cell table:number-columns-repeated="1020"/>
        </table:table-row>
        <table:table-row table:style-name="ro1">
          <table:table-cell/>
          <table:table-cell office:value-type="string">
            <text:p>paperella di gomma</text:p>
          </table:table-cell>
          <table:table-cell/>
          <table:table-cell table:style-name="ce18"/>
          <table:table-cell table:number-columns-repeated="1020"/>
        </table:table-row>
        <table:table-row table:style-name="ro3">
          <table:table-cell office:value-type="string">
            <text:p>bagno1</text:p>
          </table:table-cell>
          <table:table-cell office:value-type="string">
            <text:p>paperella di gomma</text:p>
          </table:table-cell>
          <table:table-cell office:value-type="string">
            <text:p>I wouldn't try. The bear gets jealous easily.</text:p>
          </table:table-cell>
          <table:table-cell table:style-name="ce18" office:value-type="string">
            <text:p>Je n'essaierais pas. L'ours devient jaloux facilement.</text:p>
          </table:table-cell>
          <table:table-cell table:number-columns-repeated="1020"/>
        </table:table-row>
        <table:table-row table:style-name="ro3">
          <table:table-cell office:value-type="string">
            <text:p>bagno1</text:p>
          </table:table-cell>
          <table:table-cell/>
          <table:table-cell office:value-type="string">
            <text:p>I'm watching you.</text:p>
          </table:table-cell>
          <table:table-cell table:style-name="ce18" office:value-type="string">
            <text:p>Je te surveille.</text:p>
          </table:table-cell>
          <table:table-cell table:number-columns-repeated="1020"/>
        </table:table-row>
        <table:table-row table:style-name="ro3">
          <table:table-cell office:value-type="string">
            <text:p>bagno1</text:p>
          </table:table-cell>
          <table:table-cell office:value-type="string">
            <text:p>sommo trono</text:p>
          </table:table-cell>
          <table:table-cell office:value-type="string">
            <text:p>*You have to understand the bear is convinced he is married to the duck...*</text:p>
          </table:table-cell>
          <table:table-cell table:style-name="ce18" office:value-type="string">
            <text:p>* Tu dois comprendre que l'ours est convaincu d'être marié avec le canard... *</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5">
          <table:table-cell office:value-type="string">
            <text:p>bagno1</text:p>
          </table:table-cell>
          <table:table-cell office:value-type="string">
            <text:p>sommo trono</text:p>
          </table:table-cell>
          <table:table-cell office:value-type="string">
            <text:p>This isn't like reading tea leaves in a cup. There's nothing in there I want to see.</text:p>
          </table:table-cell>
          <table:table-cell table:style-name="ce18" office:value-type="string">
            <text:p>Ce n'est pas comme lire dans des feuilles de thé. Il n'y a rien là-dedans que je ne veuille voir.</text:p>
          </table:table-cell>
          <table:table-cell table:number-columns-repeated="1020"/>
        </table:table-row>
        <table:table-row table:style-name="ro1">
          <table:table-cell/>
          <table:table-cell office:value-type="string">
            <text:p>sommo trono</text:p>
          </table:table-cell>
          <table:table-cell/>
          <table:table-cell table:style-name="ce18"/>
          <table:table-cell table:number-columns-repeated="1020"/>
        </table:table-row>
        <table:table-row table:style-name="ro3">
          <table:table-cell office:value-type="string">
            <text:p>bagno1</text:p>
          </table:table-cell>
          <table:table-cell office:value-type="string">
            <text:p>sommo trono</text:p>
          </table:table-cell>
          <table:table-cell office:value-type="string">
            <text:p>I'm okay.</text:p>
          </table:table-cell>
          <table:table-cell table:style-name="ce18" office:value-type="string">
            <text:p>Ça ira.</text:p>
          </table:table-cell>
          <table:table-cell table:number-columns-repeated="1020"/>
        </table:table-row>
        <table:table-row table:style-name="ro3">
          <table:table-cell office:value-type="string">
            <text:p>bagno1</text:p>
          </table:table-cell>
          <table:table-cell office:value-type="string">
            <text:p>sommo trono</text:p>
          </table:table-cell>
          <table:table-cell office:value-type="string">
            <text:p>But thanks for worrying about the well-being of my intestines.</text:p>
          </table:table-cell>
          <table:table-cell table:style-name="ce18" office:value-type="string">
            <text:p>Mais merci de t'inquiéter du bien-être de mes intestins.</text:p>
          </table:table-cell>
          <table:table-cell table:number-columns-repeated="1020"/>
        </table:table-row>
        <table:table-row table:style-name="ro3">
          <table:table-cell office:value-type="string">
            <text:p>bagno1</text:p>
          </table:table-cell>
          <table:table-cell/>
          <table:table-cell office:value-type="string">
            <text:p>Skinny, you don't even have intestines.</text:p>
          </table:table-cell>
          <table:table-cell table:style-name="ce18" office:value-type="string">
            <text:p>Skinny, tu n'as même pas d'intestins.</text:p>
          </table:table-cell>
          <table:table-cell table:number-columns-repeated="1020"/>
        </table:table-row>
        <table:table-row table:style-name="ro3">
          <table:table-cell office:value-type="string">
            <text:p>bagno1</text:p>
          </table:table-cell>
          <table:table-cell office:value-type="string">
            <text:p>sommo trono</text:p>
          </table:table-cell>
          <table:table-cell office:value-type="string">
            <text:p>That's not true, I'm simply constipated!</text:p>
          </table:table-cell>
          <table:table-cell table:style-name="ce18" office:value-type="string">
            <text:p>Ce n'est pas vrai, je suis juste constipé !</text:p>
          </table:table-cell>
          <table:table-cell table:number-columns-repeated="1020"/>
        </table:table-row>
        <table:table-row table:style-name="ro1">
          <table:table-cell/>
          <table:table-cell office:value-type="string">
            <text:p>sommo trono</text:p>
          </table:table-cell>
          <table:table-cell/>
          <table:table-cell table:style-name="ce18"/>
          <table:table-cell table:number-columns-repeated="1020"/>
        </table:table-row>
        <table:table-row table:style-name="ro3">
          <table:table-cell office:value-type="string">
            <text:p>bagno1</text:p>
          </table:table-cell>
          <table:table-cell/>
          <table:table-cell office:value-type="string">
            <text:p>Is there anybody down there?</text:p>
          </table:table-cell>
          <table:table-cell table:style-name="ce18" office:value-type="string">
            <text:p>Il y a quelqu'un là-dedans ?</text:p>
          </table:table-cell>
          <table:table-cell table:number-columns-repeated="1020"/>
        </table:table-row>
        <table:table-row table:style-name="ro3">
          <table:table-cell office:value-type="string">
            <text:p>bagno1</text:p>
          </table:table-cell>
          <table:table-cell office:value-type="string">
            <text:p>scarico</text:p>
          </table:table-cell>
          <table:table-cell office:value-type="string">
            <text:p>...</text:p>
          </table:table-cell>
          <table:table-cell table:style-name="ce18" office:value-type="string">
            <text:p>…</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bagno1</text:p>
          </table:table-cell>
          <table:table-cell office:value-type="string">
            <text:p>pensile/apri</text:p>
          </table:table-cell>
          <table:table-cell office:value-type="string">
            <text:p>There will be no peace for our quiet time.</text:p>
          </table:table-cell>
          <table:table-cell table:style-name="ce20" office:value-type="string">
            <text:p>Pas de repos pour les braves.</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1">
          <table:table-cell office:value-type="string">
            <text:p>bagno1</text:p>
          </table:table-cell>
          <table:table-cell office:value-type="string">
            <text:p>freccette/gioca</text:p>
          </table:table-cell>
          <table:table-cell/>
          <table:table-cell table:style-name="ce18"/>
          <table:table-cell table:number-columns-repeated="1020"/>
        </table:table-row>
        <table:table-row table:style-name="ro1">
          <table:table-cell/>
          <table:table-cell office:value-type="string">
            <text:p>freccette/gioca</text:p>
          </table:table-cell>
          <table:table-cell/>
          <table:table-cell table:style-name="ce18"/>
          <table:table-cell table:number-columns-repeated="1020"/>
        </table:table-row>
        <table:table-row table:style-name="ro3">
          <table:table-cell office:value-type="string">
            <text:p>bagno1</text:p>
          </table:table-cell>
          <table:table-cell office:value-type="string">
            <text:p>freccette/gioca</text:p>
          </table:table-cell>
          <table:table-cell office:value-type="string">
            <text:p>You've probably already figured out I'm not exactly an ace.</text:p>
          </table:table-cell>
          <table:table-cell table:style-name="ce18" office:value-type="string">
            <text:p>Tu as probablement déjà compris que je ne suis pas vraiment un as.</text:p>
          </table:table-cell>
          <table:table-cell table:number-columns-repeated="1020"/>
        </table:table-row>
        <table:table-row table:style-name="ro5">
          <table:table-cell office:value-type="string">
            <text:p>bagno1</text:p>
          </table:table-cell>
          <table:table-cell/>
          <table:table-cell office:value-type="string">
            <text:p>In my defence, you have to admit that it's not easy to throw without real joints.</text:p>
          </table:table-cell>
          <table:table-cell table:style-name="ce18" office:value-type="string">
            <text:p>Pour ma défense, tu dois admettre qu'il n'est pas facile de lancer sans véritables articulations.</text:p>
          </table:table-cell>
          <table:table-cell table:number-columns-repeated="1020"/>
        </table:table-row>
        <table:table-row table:style-name="ro3">
          <table:table-cell office:value-type="string">
            <text:p>bagno1</text:p>
          </table:table-cell>
          <table:table-cell office:value-type="string">
            <text:p>finestra/affacciati</text:p>
          </table:table-cell>
          <table:table-cell office:value-type="string">
            <text:p>You're embarrassing, that's it.</text:p>
          </table:table-cell>
          <table:table-cell table:style-name="ce18" office:value-type="string">
            <text:p>Tu es embarrassant, c'est tout.</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1">
          <table:table-cell office:value-type="string">
            <text:p>bagno1</text:p>
          </table:table-cell>
          <table:table-cell office:value-type="string">
            <text:p>Orso</text:p>
          </table:table-cell>
          <table:table-cell/>
          <table:table-cell table:style-name="ce18"/>
          <table:table-cell table:number-columns-repeated="1020"/>
        </table:table-row>
        <table:table-row table:style-name="ro1">
          <table:table-cell/>
          <table:table-cell office:value-type="string">
            <text:p>Orso</text:p>
          </table:table-cell>
          <table:table-cell/>
          <table:table-cell table:style-name="ce18"/>
          <table:table-cell table:number-columns-repeated="1020"/>
        </table:table-row>
        <table:table-row table:style-name="ro3">
          <table:table-cell office:value-type="string">
            <text:p>bagno1</text:p>
          </table:table-cell>
          <table:table-cell/>
          <table:table-cell office:value-type="string">
            <text:p>I must say that he has the softest fur.</text:p>
          </table:table-cell>
          <table:table-cell table:style-name="ce18" office:value-type="string">
            <text:p>Je dois dire qu'il a une fourrure incroyablement douce.</text:p>
          </table:table-cell>
          <table:table-cell table:number-columns-repeated="1020"/>
        </table:table-row>
        <table:table-row table:style-name="ro3">
          <table:table-cell office:value-type="string">
            <text:p>bagno1</text:p>
          </table:table-cell>
          <table:table-cell office:value-type="string">
            <text:p>Orso</text:p>
          </table:table-cell>
          <table:table-cell office:value-type="string">
            <text:p>Nothing soft about you stepping on my back.</text:p>
          </table:table-cell>
          <table:table-cell table:style-name="ce18" office:value-type="string">
            <text:p>Il n'y a rien de doux à marcher sur mon dos.</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bagno1</text:p>
          </table:table-cell>
          <table:table-cell office:value-type="string">
            <text:p>bidone/apri</text:p>
          </table:table-cell>
          <table:table-cell office:value-type="string">
            <text:p>Hi, Bear.</text:p>
          </table:table-cell>
          <table:table-cell table:style-name="ce18" office:value-type="string">
            <text:p>Salut, l'ours.</text:p>
          </table:table-cell>
          <table:table-cell table:number-columns-repeated="1020"/>
        </table:table-row>
        <table:table-row table:style-name="ro1">
          <table:table-cell/>
          <table:table-cell office:value-type="string">
            <text:p>bidone/apri</text:p>
          </table:table-cell>
          <table:table-cell/>
          <table:table-cell table:style-name="ce18"/>
          <table:table-cell table:number-columns-repeated="1020"/>
        </table:table-row>
        <table:table-row table:style-name="ro3">
          <table:table-cell office:value-type="string">
            <text:p>bagno1</text:p>
          </table:table-cell>
          <table:table-cell office:value-type="string">
            <text:p>bidone/apri</text:p>
          </table:table-cell>
          <table:table-cell office:value-type="string">
            <text:p>Was this really necessary?</text:p>
          </table:table-cell>
          <table:table-cell table:style-name="ce18" office:value-type="string">
            <text:p>Était-ce vraiment nécessaire?</text:p>
          </table:table-cell>
          <table:table-cell table:number-columns-repeated="1020"/>
        </table:table-row>
        <table:table-row table:style-name="ro3">
          <table:table-cell office:value-type="string">
            <text:p>bagno1</text:p>
          </table:table-cell>
          <table:table-cell office:value-type="string">
            <text:p>bidone/apri</text:p>
          </table:table-cell>
          <table:table-cell office:value-type="string">
            <text:p>The player asked for our help. It's important to learn the game controls.</text:p>
          </table:table-cell>
          <table:table-cell table:style-name="ce18" office:value-type="string">
            <text:p>Le joueur a demandé notre aide. Il est important d'apprendre les contrôles du jeu.</text:p>
          </table:table-cell>
          <table:table-cell table:number-columns-repeated="1020"/>
        </table:table-row>
        <table:table-row table:style-name="ro3">
          <table:table-cell office:value-type="string">
            <text:p>bagno1</text:p>
          </table:table-cell>
          <table:table-cell office:value-type="string">
            <text:p>bidone/apri</text:p>
          </table:table-cell>
          <table:table-cell office:value-type="string">
            <text:p>Now let's take a look at multiple choice dialogues.</text:p>
          </table:table-cell>
          <table:table-cell table:style-name="ce18" office:value-type="string">
            <text:p>Voyons maintenant les dialogues à choix multiples.</text:p>
          </table:table-cell>
          <table:table-cell table:number-columns-repeated="1020"/>
        </table:table-row>
        <table:table-row table:style-name="ro3">
          <table:table-cell office:value-type="string">
            <text:p>bagno1</text:p>
          </table:table-cell>
          <table:table-cell office:value-type="string">
            <text:p>bidone/apri</text:p>
          </table:table-cell>
          <table:table-cell office:value-type="string">
            <text:p>We already saw them on our own.</text:p>
          </table:table-cell>
          <table:table-cell table:style-name="ce18" office:value-type="string">
            <text:p>Nous les avons déjà vus tout seuls.</text:p>
          </table:table-cell>
          <table:table-cell table:number-columns-repeated="1020"/>
        </table:table-row>
        <table:table-row table:style-name="ro3">
          <table:table-cell office:value-type="string">
            <text:p>bagno1</text:p>
          </table:table-cell>
          <table:table-cell office:value-type="string">
            <text:p>bidone/apri</text:p>
          </table:table-cell>
          <table:table-cell office:value-type="string">
            <text:p>These constant delays are embarrassing.</text:p>
          </table:table-cell>
          <table:table-cell table:style-name="ce18" office:value-type="string">
            <text:p>Ces retards constants sont embarrassants.</text:p>
          </table:table-cell>
          <table:table-cell table:number-columns-repeated="1020"/>
        </table:table-row>
        <table:table-row table:style-name="ro3">
          <table:table-cell office:value-type="string">
            <text:p>bagno1</text:p>
          </table:table-cell>
          <table:table-cell office:value-type="string">
            <text:p>bidone/apri</text:p>
          </table:table-cell>
          <table:table-cell office:value-type="string">
            <text:p>Well, what else?</text:p>
          </table:table-cell>
          <table:table-cell table:style-name="ce18" office:value-type="string">
            <text:p>Eh bien, quoi d'autre ?</text:p>
          </table:table-cell>
          <table:table-cell table:number-columns-repeated="1020"/>
        </table:table-row>
        <table:table-row table:style-name="ro5">
          <table:table-cell table:style-name="ce3" office:value-type="string">
            <text:p>bagno1</text:p>
          </table:table-cell>
          <table:table-cell office:value-type="string">
            <text:p>bidone/apri</text:p>
          </table:table-cell>
          <table:table-cell table:style-name="ce9" office:value-type="string">
            <text:p>Holding the central button of the mouse, or pressing SPACE, you'll see all the hotspots with which you can interact.</text:p>
          </table:table-cell>
          <table:table-cell table:style-name="ce21" office:value-type="string">
            <text:p>En maintenant appuyé le bouton central de la souris, ou en appuyant sur la barre ESPACE, vous verrez tous les éléments avec lesquels vous pouvez interagir.</text:p>
          </table:table-cell>
          <table:table-cell table:style-name="ce23" table:number-columns-repeated="1019"/>
          <table:table-cell/>
        </table:table-row>
        <table:table-row table:style-name="ro5">
          <table:table-cell table:style-name="ce3" office:value-type="string">
            <text:p>bagno1</text:p>
          </table:table-cell>
          <table:table-cell office:value-type="string">
            <text:p>bidone/apri</text:p>
          </table:table-cell>
          <table:table-cell table:style-name="ce8" office:value-type="string">
            <text:p>Holding the R1 button, you'll see all the hotspots with which you can interact.</text:p>
          </table:table-cell>
          <table:table-cell table:style-name="ce9" office:value-type="string">
            <text:p>En maintenant appuyée la touche R1, vous verrez tous les éléments avec lesquels vous pouvez interagir.</text:p>
          </table:table-cell>
          <table:table-cell table:style-name="ce3" table:number-columns-repeated="1019"/>
          <table:table-cell/>
        </table:table-row>
        <table:table-row table:style-name="ro5">
          <table:table-cell table:style-name="ce3" office:value-type="string">
            <text:p>bagno1</text:p>
          </table:table-cell>
          <table:table-cell office:value-type="string">
            <text:p>bidone/apri</text:p>
          </table:table-cell>
          <table:table-cell table:style-name="ce8" office:value-type="string">
            <text:p>Holding the R button, you'll see all the hotspots with which you can interact.</text:p>
          </table:table-cell>
          <table:table-cell table:style-name="ce9" office:value-type="string">
            <text:p>En maintenant appuyé le bouton R, vous verrez tous les éléments avec lesquels vous pouvez interagir.</text:p>
          </table:table-cell>
          <table:table-cell table:style-name="ce3" table:number-columns-repeated="1019"/>
          <table:table-cell/>
        </table:table-row>
        <table:table-row table:style-name="ro5">
          <table:table-cell table:style-name="ce3" office:value-type="string">
            <text:p>bagno1</text:p>
          </table:table-cell>
          <table:table-cell office:value-type="string">
            <text:p>bidone/apri</text:p>
          </table:table-cell>
          <table:table-cell table:style-name="ce9" office:value-type="string">
            <text:p>With the mouse wheel, or pressing TAB, you'll open and close the inventory.</text:p>
          </table:table-cell>
          <table:table-cell table:style-name="ce21" office:value-type="string">
            <text:p>Avec la molette de la souris, ou en appuyant sur TAB, vous ouvrez et fermez l'inventaire.</text:p>
          </table:table-cell>
          <table:table-cell table:style-name="ce3" table:number-columns-repeated="1019"/>
          <table:table-cell/>
        </table:table-row>
        <table:table-row table:style-name="ro3">
          <table:table-cell table:style-name="ce3" office:value-type="string">
            <text:p>bagno1</text:p>
          </table:table-cell>
          <table:table-cell office:value-type="string">
            <text:p>bidone/apri</text:p>
          </table:table-cell>
          <table:table-cell table:style-name="ce8" office:value-type="string">
            <text:p>Pressing the OPTIONS button, you'll open and close the inventory.</text:p>
          </table:table-cell>
          <table:table-cell table:style-name="ce9" office:value-type="string">
            <text:p>En appuyant sur la touche OPTIONS, vous ouvrez et fermez l'inventaire.</text:p>
          </table:table-cell>
          <table:table-cell table:style-name="ce3" table:number-columns-repeated="1019"/>
          <table:table-cell/>
        </table:table-row>
        <table:table-row table:style-name="ro3">
          <table:table-cell table:style-name="ce3" office:value-type="string">
            <text:p>bagno1</text:p>
          </table:table-cell>
          <table:table-cell office:value-type="string">
            <text:p>bidone/apri</text:p>
          </table:table-cell>
          <table:table-cell table:style-name="ce8" office:value-type="string">
            <text:p>Pressing the + button, you'll open and close the inventory.</text:p>
          </table:table-cell>
          <table:table-cell table:style-name="ce9" office:value-type="string">
            <text:p>En appuyant sur le bouton +, vous ouvrez et fermez l'inventaire.</text:p>
          </table:table-cell>
          <table:table-cell table:style-name="ce3" table:number-columns-repeated="1019"/>
          <table:table-cell/>
        </table:table-row>
        <table:table-row table:style-name="ro5">
          <table:table-cell office:value-type="string">
            <text:p>bagno1</text:p>
          </table:table-cell>
          <table:table-cell office:value-type="string">
            <text:p>bidone/apri</text:p>
          </table:table-cell>
          <table:table-cell office:value-type="string">
            <text:p>That's all. Now, if you'll excuse me, I'm in a rush and I've got to go.</text:p>
          </table:table-cell>
          <table:table-cell table:style-name="ce18" office:value-type="string">
            <text:p>C'est tout. Maintenant, si vous voulez bien m'excuser, je suis pressé et je dois y aller.</text:p>
          </table:table-cell>
          <table:table-cell table:number-columns-repeated="1020"/>
        </table:table-row>
        <table:table-row table:style-name="ro3">
          <table:table-cell office:value-type="string">
            <text:p>bagno1</text:p>
          </table:table-cell>
          <table:table-cell/>
          <table:table-cell office:value-type="string">
            <text:p>Is that it? I never saw such a sloppy tutorial.</text:p>
          </table:table-cell>
          <table:table-cell table:style-name="ce18" office:value-type="string">
            <text:p>C'est tout ? Je n'ai jamais vu un tutoriel aussi négligé.</text:p>
          </table:table-cell>
          <table:table-cell table:number-columns-repeated="1020"/>
        </table:table-row>
        <table:table-row table:style-name="ro3">
          <table:table-cell office:value-type="string">
            <text:p>bagno1</text:p>
          </table:table-cell>
          <table:table-cell office:value-type="string">
            <text:p>script_iniziale</text:p>
          </table:table-cell>
          <table:table-cell office:value-type="string">
            <text:p>You're right, it's just that I'm busy like you wouldn't believe.</text:p>
          </table:table-cell>
          <table:table-cell table:style-name="ce18" office:value-type="string">
            <text:p>Tu as raison, c'est juste que je suis occupé à un point que tu n'imagines pas.</text:p>
          </table:table-cell>
          <table:table-cell table:number-columns-repeated="1020"/>
        </table:table-row>
        <table:table-row table:style-name="ro3">
          <table:table-cell office:value-type="string">
            <text:p>bagno1</text:p>
          </table:table-cell>
          <table:table-cell office:value-type="string">
            <text:p>script_iniziale</text:p>
          </table:table-cell>
          <table:table-cell office:value-type="string">
            <text:p>See you soon.</text:p>
          </table:table-cell>
          <table:table-cell table:style-name="ce18" office:value-type="string">
            <text:p>À bientôt.</text:p>
          </table:table-cell>
          <table:table-cell table:number-columns-repeated="1020"/>
        </table:table-row>
        <table:table-row table:style-name="ro3">
          <table:table-cell office:value-type="string">
            <text:p>bagno1</text:p>
          </table:table-cell>
          <table:table-cell/>
          <table:table-cell office:value-type="string">
            <text:p>I've seen things you wouldn't believe.</text:p>
          </table:table-cell>
          <table:table-cell table:style-name="ce18" office:value-type="string">
            <text:p>J'ai vu des choses que tu n'oses imaginer.</text:p>
          </table:table-cell>
          <table:table-cell table:number-columns-repeated="1020"/>
        </table:table-row>
        <table:table-row table:style-name="ro3">
          <table:table-cell office:value-type="string">
            <text:p>bagno1</text:p>
          </table:table-cell>
          <table:table-cell office:value-type="string">
            <text:p>mandragora</text:p>
          </table:table-cell>
          <table:table-cell office:value-type="string">
            <text:p>Count yourself lucky.</text:p>
          </table:table-cell>
          <table:table-cell table:style-name="ce18" office:value-type="string">
            <text:p>Estime-toi heureux.</text:p>
          </table:table-cell>
          <table:table-cell table:number-columns-repeated="1020"/>
        </table:table-row>
        <table:table-row table:style-name="ro3">
          <table:table-cell office:value-type="string">
            <text:p>bagno1</text:p>
          </table:table-cell>
          <table:table-cell office:value-type="string">
            <text:p>mandragora</text:p>
          </table:table-cell>
          <table:table-cell office:value-type="string">
            <text:p>I'll never get used to that sight.</text:p>
          </table:table-cell>
          <table:table-cell table:style-name="ce18" office:value-type="string">
            <text:p>Je ne m'habituerai jamais à ce que je vois là.</text:p>
          </table:table-cell>
          <table:table-cell table:number-columns-repeated="1020"/>
        </table:table-row>
        <table:table-row table:style-name="ro2">
          <table:table-cell/>
          <table:table-cell office:value-type="string">
            <text:p>mandragora</text:p>
          </table:table-cell>
          <table:table-cell/>
          <table:table-cell table:style-name="ce6"/>
          <table:table-cell table:number-columns-repeated="1020"/>
        </table:table-row>
        <table:table-row table:style-name="ro3">
          <table:table-cell office:value-type="string">
            <text:p>baracca</text:p>
          </table:table-cell>
          <table:table-cell/>
          <table:table-cell office:value-type="string">
            <text:p>Hey boy, you finally woke up.</text:p>
          </table:table-cell>
          <table:table-cell table:style-name="ce18" office:value-type="string">
            <text:p>Hey mon garçon, tu t'es réveillé finalement.</text:p>
          </table:table-cell>
          <table:table-cell table:number-columns-repeated="1020"/>
        </table:table-row>
        <table:table-row table:style-name="ro3">
          <table:table-cell office:value-type="string">
            <text:p>baracca</text:p>
          </table:table-cell>
          <table:table-cell office:value-type="string">
            <text:p>mandragora</text:p>
          </table:table-cell>
          <table:table-cell office:value-type="string">
            <text:p>You know, you could've broken your neck! This is not a fun fair!</text:p>
          </table:table-cell>
          <table:table-cell table:style-name="ce18" office:value-type="string">
            <text:p>Tu sais que tu aurais pu te briser la nuque ! Ce n'est pas une fête foraine ici !</text:p>
          </table:table-cell>
          <table:table-cell table:number-columns-repeated="1020"/>
        </table:table-row>
        <table:table-row table:style-name="ro3">
          <table:table-cell/>
          <table:table-cell office:value-type="string">
            <text:p>mandragora</text:p>
          </table:table-cell>
          <table:table-cell/>
          <table:table-cell table:style-name="ce18"/>
          <table:table-cell table:number-columns-repeated="1020"/>
        </table:table-row>
        <table:table-row table:style-name="ro3">
          <table:table-cell office:value-type="string">
            <text:p>baracca</text:p>
          </table:table-cell>
          <table:table-cell office:value-type="string">
            <text:p>mandragora</text:p>
          </table:table-cell>
          <table:table-cell office:value-type="string">
            <text:p>That shrill voice makes my skin crawl... I mean, my bones.</text:p>
          </table:table-cell>
          <table:table-cell table:style-name="ce18" office:value-type="string">
            <text:p>Cette voix aiguë me donne la chair de poule... Je veux dire, d'os.</text:p>
          </table:table-cell>
          <table:table-cell table:number-columns-repeated="1020"/>
        </table:table-row>
        <table:table-row table:style-name="ro3">
          <table:table-cell office:value-type="string">
            <text:p>baracca</text:p>
          </table:table-cell>
          <table:table-cell/>
          <table:table-cell office:value-type="string">
            <text:p>Don't provoke me or I'll wail even louder!</text:p>
          </table:table-cell>
          <table:table-cell table:style-name="ce18" office:value-type="string">
            <text:p>Ne me provoque pas ou je pleure encore plus fort !</text:p>
          </table:table-cell>
          <table:table-cell table:number-columns-repeated="1020"/>
        </table:table-row>
        <table:table-row table:style-name="ro3">
          <table:table-cell office:value-type="string">
            <text:p>baracca</text:p>
          </table:table-cell>
          <table:table-cell office:value-type="string">
            <text:p>custode</text:p>
          </table:table-cell>
          <table:table-cell office:value-type="string">
            <text:p>No - no no no, please be quiet!</text:p>
          </table:table-cell>
          <table:table-cell table:style-name="ce18" office:value-type="string">
            <text:p>Non non non, s'il te plaît, tais-toi !</text:p>
          </table:table-cell>
          <table:table-cell table:number-columns-repeated="1020"/>
        </table:table-row>
        <table:table-row table:style-name="ro1">
          <table:table-cell/>
          <table:table-cell office:value-type="string">
            <text:p>custode</text:p>
          </table:table-cell>
          <table:table-cell/>
          <table:table-cell table:style-name="ce18"/>
          <table:table-cell table:number-columns-repeated="1020"/>
        </table:table-row>
        <table:table-row table:style-name="ro3">
          <table:table-cell office:value-type="string">
            <text:p>baracca</text:p>
          </table:table-cell>
          <table:table-cell office:value-type="string">
            <text:p>custode</text:p>
          </table:table-cell>
          <table:table-cell office:value-type="string">
            <text:p>What's wrong with you?</text:p>
          </table:table-cell>
          <table:table-cell table:style-name="ce18" office:value-type="string">
            <text:p>Qu'est-ce qui ne va pas ?</text:p>
          </table:table-cell>
          <table:table-cell table:number-columns-repeated="1020"/>
        </table:table-row>
        <table:table-row table:style-name="ro3">
          <table:table-cell office:value-type="string">
            <text:p>baracca</text:p>
          </table:table-cell>
          <table:table-cell office:value-type="string">
            <text:p>custode</text:p>
          </table:table-cell>
          <table:table-cell office:value-type="string">
            <text:p>How would YOU feel if your roots were torn from the ground?</text:p>
          </table:table-cell>
          <table:table-cell table:style-name="ce18" office:value-type="string">
            <text:p>Comment tu te sentirais si tes racines étaient arrachées du sol ?</text:p>
          </table:table-cell>
          <table:table-cell table:number-columns-repeated="1020"/>
        </table:table-row>
        <table:table-row table:style-name="ro5">
          <table:table-cell office:value-type="string">
            <text:p>baracca</text:p>
          </table:table-cell>
          <table:table-cell office:value-type="string">
            <text:p>custode</text:p>
          </table:table-cell>
          <table:table-cell office:value-type="string">
            <text:p>Technically I've had the life torn from my body, but I'm not making all this fuss like you.</text:p>
          </table:table-cell>
          <table:table-cell table:style-name="ce18" office:value-type="string">
            <text:p>Techniquement, ma vie a été arrachée de mon corps, et je ne fais pas autant de bruit que toi.</text:p>
          </table:table-cell>
          <table:table-cell table:number-columns-repeated="1020"/>
        </table:table-row>
        <table:table-row table:style-name="ro1">
          <table:table-cell/>
          <table:table-cell office:value-type="string">
            <text:p>custode</text:p>
          </table:table-cell>
          <table:table-cell/>
          <table:table-cell table:style-name="ce18"/>
          <table:table-cell table:number-columns-repeated="1020"/>
        </table:table-row>
        <table:table-row table:style-name="ro3">
          <table:table-cell office:value-type="string">
            <text:p>baracca</text:p>
          </table:table-cell>
          <table:table-cell office:value-type="string">
            <text:p>custode</text:p>
          </table:table-cell>
          <table:table-cell office:value-type="string">
            <text:p>Better not cause any disasters around here.</text:p>
          </table:table-cell>
          <table:table-cell table:style-name="ce18" office:value-type="string">
            <text:p>Il vaut mieux ne pas causer de catastrophe.</text:p>
          </table:table-cell>
          <table:table-cell table:number-columns-repeated="1020"/>
        </table:table-row>
        <table:table-row table:style-name="ro3">
          <table:table-cell office:value-type="string">
            <text:p>baracca</text:p>
          </table:table-cell>
          <table:table-cell/>
          <table:table-cell office:value-type="string">
            <text:p>Who are you talking to?</text:p>
          </table:table-cell>
          <table:table-cell table:style-name="ce18" office:value-type="string">
            <text:p>À qui parles-tu ?</text:p>
          </table:table-cell>
          <table:table-cell table:number-columns-repeated="1020"/>
        </table:table-row>
        <table:table-row table:style-name="ro3">
          <table:table-cell office:value-type="string">
            <text:p>baracca</text:p>
          </table:table-cell>
          <table:table-cell office:value-type="string">
            <text:p>custode</text:p>
          </table:table-cell>
          <table:table-cell office:value-type="string">
            <text:p>The player on the other side of the screen, mister.</text:p>
          </table:table-cell>
          <table:table-cell table:style-name="ce18" office:value-type="string">
            <text:p>Au joueur de l'autre côté de l'écran, monsieur.</text:p>
          </table:table-cell>
          <table:table-cell table:number-columns-repeated="1020"/>
        </table:table-row>
        <table:table-row table:style-name="ro3">
          <table:table-cell office:value-type="string">
            <text:p>baracca</text:p>
          </table:table-cell>
          <table:table-cell/>
          <table:table-cell office:value-type="string">
            <text:p>Player? Screen?</text:p>
          </table:table-cell>
          <table:table-cell table:style-name="ce18" office:value-type="string">
            <text:p>Joueur ? Écran ?</text:p>
          </table:table-cell>
          <table:table-cell table:number-columns-repeated="1020"/>
        </table:table-row>
        <table:table-row table:style-name="ro3">
          <table:table-cell office:value-type="string">
            <text:p>baracca</text:p>
          </table:table-cell>
          <table:table-cell office:value-type="string">
            <text:p>custode</text:p>
          </table:table-cell>
          <table:table-cell office:value-type="string">
            <text:p>That fall must have been worse than I thought.</text:p>
          </table:table-cell>
          <table:table-cell table:style-name="ce18" office:value-type="string">
            <text:p>Cette chute a dû être pire que je le pensais.</text:p>
          </table:table-cell>
          <table:table-cell table:number-columns-repeated="1020"/>
        </table:table-row>
        <table:table-row table:style-name="ro3">
          <table:table-cell office:value-type="string">
            <text:p>baracca</text:p>
          </table:table-cell>
          <table:table-cell office:value-type="string">
            <text:p>custode</text:p>
          </table:table-cell>
          <table:table-cell office:value-type="string">
            <text:p>A man drinking beer.</text:p>
          </table:table-cell>
          <table:table-cell table:style-name="ce18" office:value-type="string">
            <text:p>Un homme qui boit de la bière.</text:p>
          </table:table-cell>
          <table:table-cell table:number-columns-repeated="1020"/>
        </table:table-row>
        <table:table-row table:style-name="ro3">
          <table:table-cell office:value-type="string">
            <text:p>baracca</text:p>
          </table:table-cell>
          <table:table-cell office:value-type="string">
            <text:p>custode</text:p>
          </table:table-cell>
          <table:table-cell office:value-type="string">
            <text:p>What a fascinating view, don't you think?</text:p>
          </table:table-cell>
          <table:table-cell table:style-name="ce18" office:value-type="string">
            <text:p>Quelle vue fascinante, tu ne trouves pas ?</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baracca</text:p>
          </table:table-cell>
          <table:table-cell office:value-type="string">
            <text:p>custode</text:p>
          </table:table-cell>
          <table:table-cell office:value-type="string">
            <text:p>Better not bother him while he's drinking.</text:p>
          </table:table-cell>
          <table:table-cell table:style-name="ce18" office:value-type="string">
            <text:p>Il vaut mieux ne pas le déranger pendant qu'il boit.</text:p>
          </table:table-cell>
          <table:table-cell table:number-columns-repeated="1020"/>
        </table:table-row>
        <table:table-row table:style-name="ro1">
          <table:table-cell/>
          <table:table-cell office:value-type="string">
            <text:p>custode</text:p>
          </table:table-cell>
          <table:table-cell/>
          <table:table-cell table:style-name="ce18"/>
          <table:table-cell table:number-columns-repeated="1020"/>
        </table:table-row>
        <table:table-row table:style-name="ro3">
          <table:table-cell office:value-type="string">
            <text:p>baracca</text:p>
          </table:table-cell>
          <table:table-cell/>
          <table:table-cell office:value-type="string">
            <text:p>I want to reassure all friends and relatives who are following us from home:</text:p>
          </table:table-cell>
          <table:table-cell table:style-name="ce18" office:value-type="string">
            <text:p>Je voudrais rassurer tous les amis et les proches qui nous suivent de chez eux :</text:p>
          </table:table-cell>
          <table:table-cell table:number-columns-repeated="1020"/>
        </table:table-row>
        <table:table-row table:style-name="ro3">
          <table:table-cell office:value-type="string">
            <text:p>baracca</text:p>
          </table:table-cell>
          <table:table-cell office:value-type="string">
            <text:p>Aku Aku</text:p>
          </table:table-cell>
          <table:table-cell office:value-type="string">
            <text:p>He's just unconscious.</text:p>
          </table:table-cell>
          <table:table-cell table:style-name="ce18" office:value-type="string">
            <text:p>Il est juste inconscient.</text:p>
          </table:table-cell>
          <table:table-cell table:number-columns-repeated="1020"/>
        </table:table-row>
        <table:table-row table:style-name="ro3">
          <table:table-cell office:value-type="string">
            <text:p>baracca</text:p>
          </table:table-cell>
          <table:table-cell office:value-type="string">
            <text:p>Aku Aku</text:p>
          </table:table-cell>
          <table:table-cell office:value-type="string">
            <text:p>Maybe...</text:p>
          </table:table-cell>
          <table:table-cell table:style-name="ce18" office:value-type="string">
            <text:p>Probablement...</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baracca</text:p>
          </table:table-cell>
          <table:table-cell office:value-type="string">
            <text:p>Aku Aku</text:p>
          </table:table-cell>
          <table:table-cell office:value-type="string">
            <text:p>I tried using good manners... but you wouldn't listen to me...</text:p>
          </table:table-cell>
          <table:table-cell table:style-name="ce18" office:value-type="string">
            <text:p>J'ai essayé d'utiliser les bonnes manières... mais vous ne m'avez pas écouté...</text:p>
          </table:table-cell>
          <table:table-cell table:number-columns-repeated="1020"/>
        </table:table-row>
        <table:table-row table:style-name="ro3">
          <table:table-cell office:value-type="string">
            <text:p>baracca</text:p>
          </table:table-cell>
          <table:table-cell office:value-type="string">
            <text:p>Aku Aku</text:p>
          </table:table-cell>
          <table:table-cell office:value-type="string">
            <text:p>In a couple of hours you'll be just fine, don't worry.</text:p>
          </table:table-cell>
          <table:table-cell table:style-name="ce18" office:value-type="string">
            <text:p>Dans quelques heures, vous vous sentirez mieux, ne vous inquiétez pas.</text:p>
          </table:table-cell>
          <table:table-cell table:number-columns-repeated="1020"/>
        </table:table-row>
        <table:table-row table:style-name="ro3">
          <table:table-cell/>
          <table:table-cell office:value-type="string">
            <text:p>Aku Aku</text:p>
          </table:table-cell>
          <table:table-cell/>
          <table:table-cell table:style-name="ce18"/>
          <table:table-cell table:number-columns-repeated="1020"/>
        </table:table-row>
        <table:table-row table:style-name="ro5">
          <table:table-cell office:value-type="string">
            <text:p>baracca</text:p>
          </table:table-cell>
          <table:table-cell office:value-type="string">
            <text:p>Aku Aku</text:p>
          </table:table-cell>
          <table:table-cell office:value-type="string">
            <text:p>Dammit, Naughty Dog, would you finally start developing a new Crash Bandicoot?!?</text:p>
          </table:table-cell>
          <table:table-cell table:style-name="ce18" office:value-type="string">
            <text:p>Merde, Naughty Dog... Vas-tu enfin te décider à développer un nouveau Crash Bandicoot ?!?</text:p>
          </table:table-cell>
          <table:table-cell table:number-columns-repeated="1020"/>
        </table:table-row>
        <table:table-row table:style-name="ro3">
          <table:table-cell office:value-type="string">
            <text:p>baracca</text:p>
          </table:table-cell>
          <table:table-cell office:value-type="string">
            <text:p>Aku Aku</text:p>
          </table:table-cell>
          <table:table-cell office:value-type="string">
            <text:p>And no, 'remastered' doesn't count.</text:p>
          </table:table-cell>
          <table:table-cell table:style-name="ce18" office:value-type="string">
            <text:p>Et non... Une version 'remasterisée' ne compte pas.</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4">
          <table:table-cell office:value-type="string">
            <text:p>baracca</text:p>
          </table:table-cell>
          <table:table-cell office:value-type="string">
            <text:p>cocktail</text:p>
          </table:table-cell>
          <table:table-cell office:value-type="string">
            <text:p>Burdega!</text:p>
          </table:table-cell>
          <table:table-cell table:style-name="ce12" office:value-type="string">
            <text:p>Burdega !</text:p>
          </table:table-cell>
          <table:table-cell table:number-columns-repeated="1020"/>
        </table:table-row>
        <table:table-row table:style-name="ro4">
          <table:table-cell office:value-type="string">
            <text:p>baracca</text:p>
          </table:table-cell>
          <table:table-cell/>
          <table:table-cell office:value-type="string">
            <text:p>Bonaparte!</text:p>
          </table:table-cell>
          <table:table-cell table:style-name="ce12" office:value-type="string">
            <text:p>Bonaparte !</text:p>
          </table:table-cell>
          <table:table-cell table:number-columns-repeated="1020"/>
        </table:table-row>
        <table:table-row table:style-name="ro4">
          <table:table-cell office:value-type="string">
            <text:p>baracca</text:p>
          </table:table-cell>
          <table:table-cell office:value-type="string">
            <text:p>cocktail</text:p>
          </table:table-cell>
          <table:table-cell office:value-type="string">
            <text:p>Bodyguard!</text:p>
          </table:table-cell>
          <table:table-cell table:style-name="ce12" office:value-type="string">
            <text:p>Bodyguard !</text:p>
          </table:table-cell>
          <table:table-cell table:number-columns-repeated="1020"/>
        </table:table-row>
        <table:table-row table:style-name="ro3">
          <table:table-cell table:style-name="ce4" office:value-type="string">
            <text:p>baracca</text:p>
          </table:table-cell>
          <table:table-cell office:value-type="string">
            <text:p>cocktail</text:p>
          </table:table-cell>
          <table:table-cell table:style-name="ce10" office:value-type="string">
            <text:p>More like a burr in my butt.</text:p>
          </table:table-cell>
          <table:table-cell table:style-name="ce22" office:value-type="string">
            <text:p>Faudrait vraiment que t'essaies d'articuler…</text:p>
          </table:table-cell>
          <table:table-cell table:style-name="ce4" table:number-columns-repeated="1019"/>
          <table:table-cell/>
        </table:table-row>
        <table:table-row table:style-name="ro3">
          <table:table-cell office:value-type="string">
            <text:p>baracca</text:p>
          </table:table-cell>
          <table:table-cell/>
          <table:table-cell office:value-type="string">
            <text:p>You could have just said that in the first place.</text:p>
          </table:table-cell>
          <table:table-cell table:style-name="ce18" office:value-type="string">
            <text:p>Tu aurais dû commencer par ça.</text:p>
          </table:table-cell>
          <table:table-cell table:number-columns-repeated="1020"/>
        </table:table-row>
        <table:table-row table:style-name="ro1">
          <table:table-cell/>
          <table:table-cell office:value-type="string">
            <text:p>cocktail</text:p>
          </table:table-cell>
          <table:table-cell/>
          <table:table-cell table:style-name="ce18"/>
          <table:table-cell table:number-columns-repeated="1020"/>
        </table:table-row>
        <table:table-row table:style-name="ro3">
          <table:table-cell office:value-type="string">
            <text:p>baracca</text:p>
          </table:table-cell>
          <table:table-cell/>
          <table:table-cell office:value-type="string">
            <text:p>I hope this is just sangria...</text:p>
          </table:table-cell>
          <table:table-cell table:style-name="ce18" office:value-type="string">
            <text:p>J'espère que c'est juste de la sangria...</text:p>
          </table:table-cell>
          <table:table-cell table:number-columns-repeated="1020"/>
        </table:table-row>
        <table:table-row table:style-name="ro1">
          <table:table-cell/>
          <table:table-cell office:value-type="string">
            <text:p>cocktail</text:p>
          </table:table-cell>
          <table:table-cell/>
          <table:table-cell table:style-name="ce18"/>
          <table:table-cell table:number-columns-repeated="1020"/>
        </table:table-row>
        <table:table-row table:style-name="ro3">
          <table:table-cell office:value-type="string">
            <text:p>baracca</text:p>
          </table:table-cell>
          <table:table-cell office:value-type="string">
            <text:p>cocktail</text:p>
          </table:table-cell>
          <table:table-cell office:value-type="string">
            <text:p>Take away alcohol from a grown man?</text:p>
          </table:table-cell>
          <table:table-cell table:style-name="ce18" office:value-type="string">
            <text:p>Enlever son verre alcool à un homme ?</text:p>
          </table:table-cell>
          <table:table-cell table:number-columns-repeated="1020"/>
        </table:table-row>
        <table:table-row table:style-name="ro3">
          <table:table-cell office:value-type="string">
            <text:p>baracca</text:p>
          </table:table-cell>
          <table:table-cell/>
          <table:table-cell office:value-type="string">
            <text:p>I would kill anyone who touched my snack...</text:p>
          </table:table-cell>
          <table:table-cell table:style-name="ce18" office:value-type="string">
            <text:p>Je tuerais quiconque touche à mon goûter...</text:p>
          </table:table-cell>
          <table:table-cell table:number-columns-repeated="1020"/>
        </table:table-row>
        <table:table-row table:style-name="ro3">
          <table:table-cell/>
          <table:table-cell office:value-type="string">
            <text:p>diario di Tom Riddle</text:p>
          </table:table-cell>
          <table:table-cell/>
          <table:table-cell table:style-name="ce18"/>
          <table:table-cell table:number-columns-repeated="1020"/>
        </table:table-row>
        <table:table-row table:style-name="ro5">
          <table:table-cell office:value-type="string">
            <text:p>baracca</text:p>
          </table:table-cell>
          <table:table-cell/>
          <table:table-cell office:value-type="string">
            <text:p>I may not have to worry about catching herpes anymore, but I'm still not drinking from the straw of a stranger.</text:p>
          </table:table-cell>
          <table:table-cell table:style-name="ce18" office:value-type="string">
            <text:p>Je n'ai peut-être plus aucune chance de contracter de l'herpès, mais il est quand même hors de question de boire avec la paille d'un étranger.</text:p>
          </table:table-cell>
          <table:table-cell table:number-columns-repeated="1020"/>
        </table:table-row>
        <table:table-row table:style-name="ro3">
          <table:table-cell/>
          <table:table-cell office:value-type="string">
            <text:p>diario di Tom Riddle</text:p>
          </table:table-cell>
          <table:table-cell/>
          <table:table-cell table:style-name="ce18"/>
          <table:table-cell table:number-columns-repeated="1020"/>
        </table:table-row>
        <table:table-row table:style-name="ro3">
          <table:table-cell office:value-type="string">
            <text:p>baracca</text:p>
          </table:table-cell>
          <table:table-cell/>
          <table:table-cell office:value-type="string">
            <text:p>How's it going, bro?</text:p>
          </table:table-cell>
          <table:table-cell table:style-name="ce18" office:value-type="string">
            <text:p>Comment ça va, mon frère ?</text:p>
          </table:table-cell>
          <table:table-cell table:number-columns-repeated="1020"/>
        </table:table-row>
        <table:table-row table:style-name="ro5">
          <table:table-cell office:value-type="string">
            <text:p>baracca</text:p>
          </table:table-cell>
          <table:table-cell office:value-type="string">
            <text:p>ritratto</text:p>
          </table:table-cell>
          <table:table-cell office:value-type="string">
            <text:p>I have a feeling I'm not particularly liked by my own 'kind'.</text:p>
          </table:table-cell>
          <table:table-cell table:style-name="ce18" office:value-type="string">
            <text:p>J'ai le sentiment que je ne suis pas particulièrement aimé par les gens de mon 'espèce'.</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5">
          <table:table-cell office:value-type="string">
            <text:p>baracca</text:p>
          </table:table-cell>
          <table:table-cell office:value-type="string">
            <text:p>ritratto</text:p>
          </table:table-cell>
          <table:table-cell office:value-type="string">
            <text:p>I would have liked to see YOU deal with this Horcrux if it were a Nokia 3310, my dear Potter...</text:p>
          </table:table-cell>
          <table:table-cell table:style-name="ce18" office:value-type="string">
            <text:p>Je me demande comment tu aurais détruit ce Horcruxe s'il avait été un Nokia 3310, mon cher Potter...</text:p>
          </table:table-cell>
          <table:table-cell table:number-columns-repeated="1020"/>
        </table:table-row>
        <table:table-row table:style-name="ro1">
          <table:table-cell/>
          <table:table-cell office:value-type="string">
            <text:p>ritratto</text:p>
          </table:table-cell>
          <table:table-cell/>
          <table:table-cell table:style-name="ce18"/>
          <table:table-cell table:number-columns-repeated="1020"/>
        </table:table-row>
        <table:table-row table:style-name="ro3">
          <table:table-cell office:value-type="string">
            <text:p>baracca</text:p>
          </table:table-cell>
          <table:table-cell/>
          <table:table-cell office:value-type="string">
            <text:p>Seven books and eight movies didn't teach you anything?</text:p>
          </table:table-cell>
          <table:table-cell table:style-name="ce18" office:value-type="string">
            <text:p>Les sept livres et huit films ne t'ont donc rien appris ?</text:p>
          </table:table-cell>
          <table:table-cell table:number-columns-repeated="1020"/>
        </table:table-row>
        <table:table-row table:style-name="ro1">
          <table:table-cell/>
          <table:table-cell office:value-type="string">
            <text:p>chiavi</text:p>
          </table:table-cell>
          <table:table-cell/>
          <table:table-cell table:style-name="ce18"/>
          <table:table-cell table:number-columns-repeated="1020"/>
        </table:table-row>
        <table:table-row table:style-name="ro3">
          <table:table-cell office:value-type="string">
            <text:p>baracca</text:p>
          </table:table-cell>
          <table:table-cell/>
          <table:table-cell office:value-type="string">
            <text:p>Dimmsdale certainly has the best mascot in the world.</text:p>
          </table:table-cell>
          <table:table-cell table:style-name="ce18" office:value-type="string">
            <text:p>Dimmsdale a certainement la meilleure mascotte du monde.</text:p>
          </table:table-cell>
          <table:table-cell table:number-columns-repeated="1020"/>
        </table:table-row>
        <table:table-row table:style-name="ro1">
          <table:table-cell/>
          <table:table-cell office:value-type="string">
            <text:p>chiavi</text:p>
          </table:table-cell>
          <table:table-cell/>
          <table:table-cell table:style-name="ce18"/>
          <table:table-cell table:number-columns-repeated="1020"/>
        </table:table-row>
        <table:table-row table:style-name="ro3">
          <table:table-cell office:value-type="string">
            <text:p>baracca</text:p>
          </table:table-cell>
          <table:table-cell/>
          <table:table-cell office:value-type="string">
            <text:p>Chompy Chompy on the wall, who is the fairest one of all?</text:p>
          </table:table-cell>
          <table:table-cell table:style-name="ce18" office:value-type="string">
            <text:p>Chompy Chompy au mur, qui a beauté parfaite et pure ?</text:p>
          </table:table-cell>
          <table:table-cell table:number-columns-repeated="1020"/>
        </table:table-row>
        <table:table-row table:style-name="ro3">
          <table:table-cell office:value-type="string">
            <text:p>baracca</text:p>
          </table:table-cell>
          <table:table-cell office:value-type="string">
            <text:p>chiavi</text:p>
          </table:table-cell>
          <table:table-cell office:value-type="string">
            <text:p>Apart from you, obviously...</text:p>
          </table:table-cell>
          <table:table-cell table:style-name="ce18" office:value-type="string">
            <text:p>En dehors de toi, évidemment...</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baracca</text:p>
          </table:table-cell>
          <table:table-cell office:value-type="string">
            <text:p>chiavi</text:p>
          </table:table-cell>
          <table:table-cell office:value-type="string">
            <text:p>These must be the crane keys.</text:p>
          </table:table-cell>
          <table:table-cell table:style-name="ce18" office:value-type="string">
            <text:p>Ça doit être les clés de la grue.</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baracca</text:p>
          </table:table-cell>
          <table:table-cell office:value-type="string">
            <text:p>chiavi</text:p>
          </table:table-cell>
          <table:table-cell office:value-type="string">
            <text:p>Hey, you! What do you think you're doing?</text:p>
          </table:table-cell>
          <table:table-cell table:style-name="ce18" office:value-type="string">
            <text:p>Hé toi ! Qu'est-ce que tu crois faire là ?</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baracca</text:p>
          </table:table-cell>
          <table:table-cell office:value-type="string">
            <text:p>chiavi</text:p>
          </table:table-cell>
          <table:table-cell office:value-type="string">
            <text:p>How, using telekinesis?</text:p>
          </table:table-cell>
          <table:table-cell table:style-name="ce18" office:value-type="string">
            <text:p>Comment, en utilisant la télékinésie ?</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baracca</text:p>
          </table:table-cell>
          <table:table-cell office:value-type="string">
            <text:p>pentacolo</text:p>
          </table:table-cell>
          <table:table-cell office:value-type="string">
            <text:p>With four available actions, you really think this is the best choice?!</text:p>
          </table:table-cell>
          <table:table-cell table:style-name="ce18" office:value-type="string">
            <text:p>Avec quatre actions disponibles, tu crois vraiment que c'est le meilleur choix ?</text:p>
          </table:table-cell>
          <table:table-cell table:number-columns-repeated="1020"/>
        </table:table-row>
        <table:table-row table:style-name="ro1">
          <table:table-cell/>
          <table:table-cell office:value-type="string">
            <text:p>pentacolo</text:p>
          </table:table-cell>
          <table:table-cell/>
          <table:table-cell table:style-name="ce18"/>
          <table:table-cell table:number-columns-repeated="1020"/>
        </table:table-row>
        <table:table-row table:style-name="ro3">
          <table:table-cell office:value-type="string">
            <text:p>baracca</text:p>
          </table:table-cell>
          <table:table-cell/>
          <table:table-cell office:value-type="string">
            <text:p>These must be the crane keys.</text:p>
          </table:table-cell>
          <table:table-cell table:style-name="ce18" office:value-type="string">
            <text:p>Ça doit être les clés de la grue.</text:p>
          </table:table-cell>
          <table:table-cell table:number-columns-repeated="1020"/>
        </table:table-row>
        <table:table-row table:style-name="ro1">
          <table:table-cell/>
          <table:table-cell office:value-type="string">
            <text:p>pentacolo</text:p>
          </table:table-cell>
          <table:table-cell/>
          <table:table-cell table:style-name="ce18"/>
          <table:table-cell table:number-columns-repeated="1020"/>
        </table:table-row>
        <table:table-row table:style-name="ro3">
          <table:table-cell office:value-type="string">
            <text:p>baracca</text:p>
          </table:table-cell>
          <table:table-cell office:value-type="string">
            <text:p>pentacolo</text:p>
          </table:table-cell>
          <table:table-cell office:value-type="string">
            <text:p>Impossible while they're sprawled out on the floor.</text:p>
          </table:table-cell>
          <table:table-cell table:style-name="ce18" office:value-type="string">
            <text:p>Impossible si elles restent étendues sur le sol.</text:p>
          </table:table-cell>
          <table:table-cell table:number-columns-repeated="1020"/>
        </table:table-row>
        <table:table-row table:style-name="ro1">
          <table:table-cell/>
          <table:table-cell office:value-type="string">
            <text:p>pentacolo</text:p>
          </table:table-cell>
          <table:table-cell/>
          <table:table-cell table:style-name="ce18"/>
          <table:table-cell table:number-columns-repeated="1020"/>
        </table:table-row>
        <table:table-row table:style-name="ro5">
          <table:table-cell office:value-type="string">
            <text:p>baracca</text:p>
          </table:table-cell>
          <table:table-cell/>
          <table:table-cell office:value-type="string">
            <text:p>From what I understand, this can be used for Satanic rituals, even to conjure demons...</text:p>
          </table:table-cell>
          <table:table-cell table:style-name="ce18" office:value-type="string">
            <text:p>D'après ce que j'ai compris, ça sert à faire des rituels sataniques, et même à conjurer des démons ...</text:p>
          </table:table-cell>
          <table:table-cell table:number-columns-repeated="1020"/>
        </table:table-row>
        <table:table-row table:style-name="ro3">
          <table:table-cell office:value-type="string">
            <text:p>baracca</text:p>
          </table:table-cell>
          <table:table-cell office:value-type="string">
            <text:p>pentacolo</text:p>
          </table:table-cell>
          <table:table-cell office:value-type="string">
            <text:p>Hope I'm not wrong.</text:p>
          </table:table-cell>
          <table:table-cell table:style-name="ce18" office:value-type="string">
            <text:p>J'espère que je n'ai pas tort.</text:p>
          </table:table-cell>
          <table:table-cell table:number-columns-repeated="1020"/>
        </table:table-row>
        <table:table-row table:style-name="ro1">
          <table:table-cell/>
          <table:table-cell office:value-type="string">
            <text:p>pentacolo</text:p>
          </table:table-cell>
          <table:table-cell/>
          <table:table-cell table:style-name="ce18"/>
          <table:table-cell table:number-columns-repeated="1020"/>
        </table:table-row>
        <table:table-row table:style-name="ro3">
          <table:table-cell office:value-type="string">
            <text:p>baracca</text:p>
          </table:table-cell>
          <table:table-cell/>
          <table:table-cell office:value-type="string">
            <text:p>I don't know much about esoteric activities.</text:p>
          </table:table-cell>
          <table:table-cell table:style-name="ce18" office:value-type="string">
            <text:p>Je n'y connais pas grand-chose en activités ésotériques.</text:p>
          </table:table-cell>
          <table:table-cell table:number-columns-repeated="1020"/>
        </table:table-row>
        <table:table-row table:style-name="ro3">
          <table:table-cell office:value-type="string">
            <text:p>baracca</text:p>
          </table:table-cell>
          <table:table-cell office:value-type="string">
            <text:p>papillon spruzzacqua</text:p>
          </table:table-cell>
          <table:table-cell office:value-type="string">
            <text:p>First I should place the doll.</text:p>
          </table:table-cell>
          <table:table-cell table:style-name="ce18" office:value-type="string">
            <text:p>Je devrais d'abord placer la poupée.</text:p>
          </table:table-cell>
          <table:table-cell table:number-columns-repeated="1020"/>
        </table:table-row>
        <table:table-row table:style-name="ro3">
          <table:table-cell office:value-type="string">
            <text:p>baracca</text:p>
          </table:table-cell>
          <table:table-cell/>
          <table:table-cell office:value-type="string">
            <text:p>Would you mind passing me some of your hair?</text:p>
          </table:table-cell>
          <table:table-cell table:style-name="ce18" office:value-type="string">
            <text:p>Pourriez-vous me donner un peu de vos cheveux ?</text:p>
          </table:table-cell>
          <table:table-cell table:number-columns-repeated="1020"/>
        </table:table-row>
        <table:table-row table:style-name="ro3">
          <table:table-cell/>
          <table:table-cell office:value-type="string">
            <text:p>papillon spruzzacqua</text:p>
          </table:table-cell>
          <table:table-cell/>
          <table:table-cell table:style-name="ce18"/>
          <table:table-cell table:number-columns-repeated="1020"/>
        </table:table-row>
        <table:table-row table:style-name="ro3">
          <table:table-cell office:value-type="string">
            <text:p>baracca</text:p>
          </table:table-cell>
          <table:table-cell/>
          <table:table-cell office:value-type="string">
            <text:p>Do you really want me to talk to a picture painted on the floor?</text:p>
          </table:table-cell>
          <table:table-cell table:style-name="ce18" office:value-type="string">
            <text:p>Tu tiens vraiment à me faire parler à une image peinte sur le plancher ?</text:p>
          </table:table-cell>
          <table:table-cell table:number-columns-repeated="1020"/>
        </table:table-row>
        <table:table-row table:style-name="ro3">
          <table:table-cell office:value-type="string">
            <text:p>baracca</text:p>
          </table:table-cell>
          <table:table-cell office:value-type="string">
            <text:p>script_iniziale</text:p>
          </table:table-cell>
          <table:table-cell office:value-type="string">
            <text:p>When you cross the street, do you ask permission of the zebra crossing?</text:p>
          </table:table-cell>
          <table:table-cell table:style-name="ce18" office:value-type="string">
            <text:p>Quand tu traverses la rue, tu demandes la permission au passage piéton ?</text:p>
          </table:table-cell>
          <table:table-cell table:number-columns-repeated="1020"/>
        </table:table-row>
        <table:table-row table:style-name="ro1">
          <table:table-cell/>
          <table:table-cell office:value-type="string">
            <text:p>script_iniziale</text:p>
          </table:table-cell>
          <table:table-cell/>
          <table:table-cell table:style-name="ce18"/>
          <table:table-cell table:number-columns-repeated="1020"/>
        </table:table-row>
        <table:table-row table:style-name="ro3">
          <table:table-cell office:value-type="string">
            <text:p>baracca</text:p>
          </table:table-cell>
          <table:table-cell office:value-type="string">
            <text:p>script_iniziale</text:p>
          </table:table-cell>
          <table:table-cell office:value-type="string">
            <text:p>*hmmp* Clowns and their abundant sympathy.</text:p>
          </table:table-cell>
          <table:table-cell table:style-name="ce18" office:value-type="string">
            <text:p>* Hummp * Les clowns et leur incroyable sympathie.</text:p>
          </table:table-cell>
          <table:table-cell table:number-columns-repeated="1020"/>
        </table:table-row>
        <table:table-row table:style-name="ro1">
          <table:table-cell/>
          <table:table-cell office:value-type="string">
            <text:p>script_iniziale</text:p>
          </table:table-cell>
          <table:table-cell/>
          <table:table-cell table:style-name="ce18"/>
          <table:table-cell table:number-columns-repeated="1020"/>
        </table:table-row>
        <table:table-row table:style-name="ro3">
          <table:table-cell office:value-type="string">
            <text:p>baracca</text:p>
          </table:table-cell>
          <table:table-cell office:value-type="string">
            <text:p>script_iniziale</text:p>
          </table:table-cell>
          <table:table-cell office:value-type="string">
            <text:p>Such jokes of dubious hilarity are not really my thing.</text:p>
          </table:table-cell>
          <table:table-cell table:style-name="ce18" office:value-type="string">
            <text:p>Ces blagues douteuses ne sont pas vraiment mon truc.</text:p>
          </table:table-cell>
          <table:table-cell table:number-columns-repeated="1020"/>
        </table:table-row>
        <table:table-row table:style-name="ro1">
          <table:table-cell/>
          <table:table-cell office:value-type="string">
            <text:p>script_iniziale</text:p>
          </table:table-cell>
          <table:table-cell/>
          <table:table-cell table:style-name="ce18"/>
          <table:table-cell table:number-columns-repeated="1020"/>
        </table:table-row>
        <table:table-row table:style-name="ro3">
          <table:table-cell office:value-type="string">
            <text:p>bonus</text:p>
          </table:table-cell>
          <table:table-cell office:value-type="string">
            <text:p>script_iniziale</text:p>
          </table:table-cell>
          <table:table-cell office:value-type="string">
            <text:p>I think I'm still tripping.</text:p>
          </table:table-cell>
          <table:table-cell table:style-name="ce18" office:value-type="string">
            <text:p>Je crois que je suis encore en train de planer.</text:p>
          </table:table-cell>
          <table:table-cell table:number-columns-repeated="1020"/>
        </table:table-row>
        <table:table-row table:style-name="ro3">
          <table:table-cell office:value-type="string">
            <text:p>bonus</text:p>
          </table:table-cell>
          <table:table-cell office:value-type="string">
            <text:p>script_iniziale</text:p>
          </table:table-cell>
          <table:table-cell office:value-type="string">
            <text:p>He was right, anyway: strawberry flavor.</text:p>
          </table:table-cell>
          <table:table-cell table:style-name="ce18" office:value-type="string">
            <text:p>Mais il avait raison : goût fraise.</text:p>
          </table:table-cell>
          <table:table-cell table:number-columns-repeated="1020"/>
        </table:table-row>
        <table:table-row table:style-name="ro3">
          <table:table-cell office:value-type="string">
            <text:p>bonus</text:p>
          </table:table-cell>
          <table:table-cell office:value-type="string">
            <text:p>script_iniziale</text:p>
          </table:table-cell>
          <table:table-cell office:value-type="string">
            <text:p>Hey, hi! Welcome to the Ashecliff Hospital.</text:p>
          </table:table-cell>
          <table:table-cell table:style-name="ce18" office:value-type="string">
            <text:p>Salut salut ! Bienvenue à l'hôpital Ashecliff.</text:p>
          </table:table-cell>
          <table:table-cell table:number-columns-repeated="1020"/>
        </table:table-row>
        <table:table-row table:style-name="ro3">
          <table:table-cell office:value-type="string">
            <text:p>bonus</text:p>
          </table:table-cell>
          <table:table-cell office:value-type="string">
            <text:p>script_iniziale</text:p>
          </table:table-cell>
          <table:table-cell office:value-type="string">
            <text:p>You gave me a bleeding fright.</text:p>
          </table:table-cell>
          <table:table-cell table:style-name="ce18" office:value-type="string">
            <text:p>Vous m'avez fait une peur bleue.</text:p>
          </table:table-cell>
          <table:table-cell table:number-columns-repeated="1020"/>
        </table:table-row>
        <table:table-row table:style-name="ro3">
          <table:table-cell office:value-type="string">
            <text:p>bonus</text:p>
          </table:table-cell>
          <table:table-cell office:value-type="string">
            <text:p>script_iniziale</text:p>
          </table:table-cell>
          <table:table-cell office:value-type="string">
            <text:p>Did you come to see me?</text:p>
          </table:table-cell>
          <table:table-cell table:style-name="ce18" office:value-type="string">
            <text:p>Êtes-vous venu pour me voir ?</text:p>
          </table:table-cell>
          <table:table-cell table:number-columns-repeated="1020"/>
        </table:table-row>
        <table:table-row table:style-name="ro3">
          <table:table-cell office:value-type="string">
            <text:p>bonus</text:p>
          </table:table-cell>
          <table:table-cell office:value-type="string">
            <text:p>script_iniziale</text:p>
          </table:table-cell>
          <table:table-cell office:value-type="string">
            <text:p>Actually, I don't even know what I'm doing here.</text:p>
          </table:table-cell>
          <table:table-cell table:style-name="ce18" office:value-type="string">
            <text:p>En fait, je ne sais même pas ce que je fais ici.</text:p>
          </table:table-cell>
          <table:table-cell table:number-columns-repeated="1020"/>
        </table:table-row>
        <table:table-row table:style-name="ro3">
          <table:table-cell office:value-type="string">
            <text:p>bonus</text:p>
          </table:table-cell>
          <table:table-cell office:value-type="string">
            <text:p>script_iniziale</text:p>
          </table:table-cell>
          <table:table-cell office:value-type="string">
            <text:p>Nobody comes here to visit me, always just the patients.</text:p>
          </table:table-cell>
          <table:table-cell table:style-name="ce18" office:value-type="string">
            <text:p>Personne ne vient me rendre visite, seulement les patients.</text:p>
          </table:table-cell>
          <table:table-cell table:number-columns-repeated="1020"/>
        </table:table-row>
        <table:table-row table:style-name="ro3">
          <table:table-cell office:value-type="string">
            <text:p>bonus</text:p>
          </table:table-cell>
          <table:table-cell/>
          <table:table-cell office:value-type="string">
            <text:p>Don't nobody ask for poor Amber.</text:p>
          </table:table-cell>
          <table:table-cell table:style-name="ce18" office:value-type="string">
            <text:p>Personne ne demande la pauvre Amber.</text:p>
          </table:table-cell>
          <table:table-cell table:number-columns-repeated="1020"/>
        </table:table-row>
        <table:table-row table:style-name="ro3">
          <table:table-cell office:value-type="string">
            <text:p>bonus</text:p>
          </table:table-cell>
          <table:table-cell office:value-type="string">
            <text:p>parete di vetro/bussa</text:p>
          </table:table-cell>
          <table:table-cell office:value-type="string">
            <text:p>Do you know why I'm called Amber?</text:p>
          </table:table-cell>
          <table:table-cell table:style-name="ce18" office:value-type="string">
            <text:p>Savez-vous pourquoi on m'appelle Amber ?</text:p>
          </table:table-cell>
          <table:table-cell table:number-columns-repeated="1020"/>
        </table:table-row>
        <table:table-row table:style-name="ro3">
          <table:table-cell office:value-type="string">
            <text:p>bonus</text:p>
          </table:table-cell>
          <table:table-cell office:value-type="string">
            <text:p>parete di vetro/bussa</text:p>
          </table:table-cell>
          <table:table-cell office:value-type="string">
            <text:p>I don't care.</text:p>
          </table:table-cell>
          <table:table-cell table:style-name="ce18" office:value-type="string">
            <text:p>Je m'en fous.</text:p>
          </table:table-cell>
          <table:table-cell table:number-columns-repeated="1020"/>
        </table:table-row>
        <table:table-row table:style-name="ro3">
          <table:table-cell office:value-type="string">
            <text:p>bonus</text:p>
          </table:table-cell>
          <table:table-cell office:value-type="string">
            <text:p>parete di vetro/bussa</text:p>
          </table:table-cell>
          <table:table-cell office:value-type="string">
            <text:p>It's for the color of my hair.</text:p>
          </table:table-cell>
          <table:table-cell table:style-name="ce18" office:value-type="string">
            <text:p>À cause de la couleur de mes cheveux.</text:p>
          </table:table-cell>
          <table:table-cell table:number-columns-repeated="1020"/>
        </table:table-row>
        <table:table-row table:style-name="ro3">
          <table:table-cell office:value-type="string">
            <text:p>bonus</text:p>
          </table:table-cell>
          <table:table-cell office:value-type="string">
            <text:p>parete di vetro/bussa</text:p>
          </table:table-cell>
          <table:table-cell office:value-type="string">
            <text:p>Compelling.</text:p>
          </table:table-cell>
          <table:table-cell table:style-name="ce18" office:value-type="string">
            <text:p>Irrésistible.</text:p>
          </table:table-cell>
          <table:table-cell table:number-columns-repeated="1020"/>
        </table:table-row>
        <table:table-row table:style-name="ro3">
          <table:table-cell office:value-type="string">
            <text:p>bonus</text:p>
          </table:table-cell>
          <table:table-cell office:value-type="string">
            <text:p>parete di vetro/bussa</text:p>
          </table:table-cell>
          <table:table-cell office:value-type="string">
            <text:p>*uff*</text:p>
          </table:table-cell>
          <table:table-cell table:style-name="ce18" office:value-type="string">
            <text:p>* Uff *</text:p>
          </table:table-cell>
          <table:table-cell table:number-columns-repeated="1020"/>
        </table:table-row>
        <table:table-row table:style-name="ro1">
          <table:table-cell/>
          <table:table-cell office:value-type="string">
            <text:p>parete di vetro/bussa</text:p>
          </table:table-cell>
          <table:table-cell/>
          <table:table-cell table:style-name="ce18"/>
          <table:table-cell table:number-columns-repeated="1020"/>
        </table:table-row>
        <table:table-row table:style-name="ro3">
          <table:table-cell office:value-type="string">
            <text:p>bonus</text:p>
          </table:table-cell>
          <table:table-cell office:value-type="string">
            <text:p>parete di vetro/bussa</text:p>
          </table:table-cell>
          <table:table-cell office:value-type="string">
            <text:p>Were you looking for me?</text:p>
          </table:table-cell>
          <table:table-cell table:style-name="ce18" office:value-type="string">
            <text:p>Vous me cherchiez ?</text:p>
          </table:table-cell>
          <table:table-cell table:number-columns-repeated="1020"/>
        </table:table-row>
        <table:table-row table:style-name="ro3">
          <table:table-cell office:value-type="string">
            <text:p>bonus</text:p>
          </table:table-cell>
          <table:table-cell office:value-type="string">
            <text:p>parete di vetro/bussa</text:p>
          </table:table-cell>
          <table:table-cell office:value-type="string">
            <text:p>Not at all.</text:p>
          </table:table-cell>
          <table:table-cell table:style-name="ce18" office:value-type="string">
            <text:p>Pas du tout.</text:p>
          </table:table-cell>
          <table:table-cell table:number-columns-repeated="1020"/>
        </table:table-row>
        <table:table-row table:style-name="ro3">
          <table:table-cell office:value-type="string">
            <text:p>bonus</text:p>
          </table:table-cell>
          <table:table-cell office:value-type="string">
            <text:p>parete di vetro/bussa</text:p>
          </table:table-cell>
          <table:table-cell office:value-type="string">
            <text:p>I can tell you about my day if you want. It's very interesting.</text:p>
          </table:table-cell>
          <table:table-cell table:style-name="ce18" office:value-type="string">
            <text:p>Je peux vous parler de ma journée si vous voulez. C'est très intéressant.</text:p>
          </table:table-cell>
          <table:table-cell table:number-columns-repeated="1020"/>
        </table:table-row>
        <table:table-row table:style-name="ro5">
          <table:table-cell office:value-type="string">
            <text:p>bonus</text:p>
          </table:table-cell>
          <table:table-cell office:value-type="string">
            <text:p>parete di vetro/bussa</text:p>
          </table:table-cell>
          <table:table-cell office:value-type="string">
            <text:p>Actually, I'm trying to attract the attention of those three guys in there, but it seems they can't hear me.</text:p>
          </table:table-cell>
          <table:table-cell table:style-name="ce18" office:value-type="string">
            <text:p>En fait, j'essaie d'attirer l'attention de ces trois types là-bas, mais on dirait qu'ils ne peuvent pas m'entendre.</text:p>
          </table:table-cell>
          <table:table-cell table:number-columns-repeated="1020"/>
        </table:table-row>
        <table:table-row table:style-name="ro3">
          <table:table-cell office:value-type="string">
            <text:p>bonus</text:p>
          </table:table-cell>
          <table:table-cell office:value-type="string">
            <text:p>parete di vetro/bussa</text:p>
          </table:table-cell>
          <table:table-cell office:value-type="string">
            <text:p>You only think about the patients. What did I ever do to you?</text:p>
          </table:table-cell>
          <table:table-cell table:style-name="ce18" office:value-type="string">
            <text:p>Vous pensez seulement aux patients. Qu'est-ce que je vous ai fait ?</text:p>
          </table:table-cell>
          <table:table-cell table:number-columns-repeated="1020"/>
        </table:table-row>
        <table:table-row table:style-name="ro3">
          <table:table-cell office:value-type="string">
            <text:p>bonus</text:p>
          </table:table-cell>
          <table:table-cell office:value-type="string">
            <text:p>parete di vetro/bussa</text:p>
          </table:table-cell>
          <table:table-cell office:value-type="string">
            <text:p>Nothing, in fact. I just want to talk with them.</text:p>
          </table:table-cell>
          <table:table-cell table:style-name="ce18" office:value-type="string">
            <text:p>Rien, en fait. Je veux juste parler avec eux.</text:p>
          </table:table-cell>
          <table:table-cell table:number-columns-repeated="1020"/>
        </table:table-row>
        <table:table-row table:style-name="ro3">
          <table:table-cell office:value-type="string">
            <text:p>bonus</text:p>
          </table:table-cell>
          <table:table-cell office:value-type="string">
            <text:p>parete di vetro/bussa</text:p>
          </table:table-cell>
          <table:table-cell office:value-type="string">
            <text:p>All right, fine.</text:p>
          </table:table-cell>
          <table:table-cell table:style-name="ce18" office:value-type="string">
            <text:p>Très bien.</text:p>
          </table:table-cell>
          <table:table-cell table:number-columns-repeated="1020"/>
        </table:table-row>
        <table:table-row table:style-name="ro3">
          <table:table-cell office:value-type="string">
            <text:p>bonus</text:p>
          </table:table-cell>
          <table:table-cell/>
          <table:table-cell office:value-type="string">
            <text:p>FAREWELL.</text:p>
          </table:table-cell>
          <table:table-cell table:style-name="ce18" office:value-type="string">
            <text:p>ADIEU.</text:p>
          </table:table-cell>
          <table:table-cell table:number-columns-repeated="1020"/>
        </table:table-row>
        <table:table-row table:style-name="ro3">
          <table:table-cell office:value-type="string">
            <text:p>bonus</text:p>
          </table:table-cell>
          <table:table-cell office:value-type="string">
            <text:p>viagra/raccogli</text:p>
          </table:table-cell>
          <table:table-cell office:value-type="string">
            <text:p>Guys, there's Skinny.</text:p>
          </table:table-cell>
          <table:table-cell table:style-name="ce18" office:value-type="string">
            <text:p>Les gars, c'est Skinny.</text:p>
          </table:table-cell>
          <table:table-cell table:number-columns-repeated="1020"/>
        </table:table-row>
        <table:table-row table:style-name="ro3">
          <table:table-cell office:value-type="string">
            <text:p>bonus</text:p>
          </table:table-cell>
          <table:table-cell/>
          <table:table-cell office:value-type="string">
            <text:p>Hey.</text:p>
          </table:table-cell>
          <table:table-cell table:style-name="ce18" office:value-type="string">
            <text:p>Hey.</text:p>
          </table:table-cell>
          <table:table-cell table:number-columns-repeated="1020"/>
        </table:table-row>
        <table:table-row table:style-name="ro3">
          <table:table-cell office:value-type="string">
            <text:p>bonus</text:p>
          </table:table-cell>
          <table:table-cell office:value-type="string">
            <text:p>bocchetta</text:p>
          </table:table-cell>
          <table:table-cell office:value-type="string">
            <text:p>Hola.</text:p>
          </table:table-cell>
          <table:table-cell table:style-name="ce18" office:value-type="string">
            <text:p>Hola.</text:p>
          </table:table-cell>
          <table:table-cell table:number-columns-repeated="1020"/>
        </table:table-row>
        <table:table-row table:style-name="ro3">
          <table:table-cell office:value-type="string">
            <text:p>bonus</text:p>
          </table:table-cell>
          <table:table-cell/>
          <table:table-cell office:value-type="string">
            <text:p>Do you know my name?</text:p>
          </table:table-cell>
          <table:table-cell table:style-name="ce18" office:value-type="string">
            <text:p>Vous connaissez mon nom ?</text:p>
          </table:table-cell>
          <table:table-cell table:number-columns-repeated="1020"/>
        </table:table-row>
        <table:table-row table:style-name="ro3">
          <table:table-cell office:value-type="string">
            <text:p>bonus</text:p>
          </table:table-cell>
          <table:table-cell office:value-type="string">
            <text:p>bocchetta</text:p>
          </table:table-cell>
          <table:table-cell office:value-type="string">
            <text:p>Skinny, I created you. You think I don't know your name?</text:p>
          </table:table-cell>
          <table:table-cell table:style-name="ce18" office:value-type="string">
            <text:p>Skinny, je t'ai créé. Tu crois que je ne connais pas ton nom ?</text:p>
          </table:table-cell>
          <table:table-cell table:number-columns-repeated="1020"/>
        </table:table-row>
        <table:table-row table:style-name="ro1">
          <table:table-cell/>
          <table:table-cell office:value-type="string">
            <text:p>bocchetta</text:p>
          </table:table-cell>
          <table:table-cell/>
          <table:table-cell table:style-name="ce18"/>
          <table:table-cell table:number-columns-repeated="1020"/>
        </table:table-row>
        <table:table-row table:style-name="ro1">
          <table:table-cell office:value-type="string">
            <text:p>cabina</text:p>
          </table:table-cell>
          <table:table-cell table:number-columns-repeated="2"/>
          <table:table-cell table:style-name="ce18"/>
          <table:table-cell table:number-columns-repeated="1020"/>
        </table:table-row>
        <table:table-row table:style-name="ro1">
          <table:table-cell/>
          <table:table-cell office:value-type="string">
            <text:p>bocchetta</text:p>
          </table:table-cell>
          <table:table-cell/>
          <table:table-cell table:style-name="ce18"/>
          <table:table-cell table:number-columns-repeated="1020"/>
        </table:table-row>
        <table:table-row table:style-name="ro3">
          <table:table-cell office:value-type="string">
            <text:p>cabina</text:p>
          </table:table-cell>
          <table:table-cell office:value-type="string">
            <text:p>bocchetta</text:p>
          </table:table-cell>
          <table:table-cell office:value-type="string">
            <text:p>It's the hole where you put the coins in.</text:p>
          </table:table-cell>
          <table:table-cell table:style-name="ce18" office:value-type="string">
            <text:p>C'est la fente pour mettre les pièces.</text:p>
          </table:table-cell>
          <table:table-cell table:number-columns-repeated="1020"/>
        </table:table-row>
        <table:table-row table:style-name="ro1">
          <table:table-cell/>
          <table:table-cell office:value-type="string">
            <text:p>bocchetta</text:p>
          </table:table-cell>
          <table:table-cell/>
          <table:table-cell table:style-name="ce18"/>
          <table:table-cell table:number-columns-repeated="1020"/>
        </table:table-row>
        <table:table-row table:style-name="ro3">
          <table:table-cell office:value-type="string">
            <text:p>cabina</text:p>
          </table:table-cell>
          <table:table-cell/>
          <table:table-cell office:value-type="string">
            <text:p>I certainly don't want to tamper with the telephone booth.</text:p>
          </table:table-cell>
          <table:table-cell table:style-name="ce18" office:value-type="string">
            <text:p>Hors de question de trafiquer la cabine téléphonique.</text:p>
          </table:table-cell>
          <table:table-cell table:number-columns-repeated="1020"/>
        </table:table-row>
        <table:table-row table:style-name="ro3">
          <table:table-cell office:value-type="string">
            <text:p>cabina</text:p>
          </table:table-cell>
          <table:table-cell office:value-type="string">
            <text:p>bocchetta</text:p>
          </table:table-cell>
          <table:table-cell office:value-type="string">
            <text:p>Do I look like a small-time crook, maybe?</text:p>
          </table:table-cell>
          <table:table-cell table:style-name="ce18" office:value-type="string">
            <text:p>J'ai l'air d'un petit escroc peut-être ?</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cabina</text:p>
          </table:table-cell>
          <table:table-cell office:value-type="string">
            <text:p>cornetta/alza la cornetta</text:p>
          </table:table-cell>
          <table:table-cell office:value-type="string">
            <text:p>I'll quickly brief you on how it works.</text:p>
          </table:table-cell>
          <table:table-cell table:style-name="ce18" office:value-type="string">
            <text:p>Je vais t'expliquer brièvement comment ça fonctionne.</text:p>
          </table:table-cell>
          <table:table-cell table:number-columns-repeated="1020"/>
        </table:table-row>
        <table:table-row table:style-name="ro5">
          <table:table-cell office:value-type="string">
            <text:p>cabina</text:p>
          </table:table-cell>
          <table:table-cell/>
          <table:table-cell office:value-type="string">
            <text:p>You put coins in it, so you can call someone.</text:p>
          </table:table-cell>
          <table:table-cell table:style-name="ce18" office:value-type="string">
            <text:p>Tu mets des pièces de monnaie dedans, et après tu peux téléphoner à quelqu'un.</text:p>
          </table:table-cell>
          <table:table-cell table:number-columns-repeated="1020"/>
        </table:table-row>
        <table:table-row table:style-name="ro3">
          <table:table-cell office:value-type="string">
            <text:p>cabina</text:p>
          </table:table-cell>
          <table:table-cell office:value-type="string">
            <text:p>cornetta/riaggancia</text:p>
          </table:table-cell>
          <table:table-cell office:value-type="string">
            <text:p>All clear?</text:p>
          </table:table-cell>
          <table:table-cell table:style-name="ce18" office:value-type="string">
            <text:p>Ça te paraît clair ?</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cabina</text:p>
          </table:table-cell>
          <table:table-cell office:value-type="string">
            <text:p>tasto 0/premi</text:p>
          </table:table-cell>
          <table:table-cell office:value-type="string">
            <text:p>You know, the thing you need to use to talk is the receiver.</text:p>
          </table:table-cell>
          <table:table-cell table:style-name="ce18" office:value-type="string">
            <text:p>Tu sais, le truc dont tu as besoin pour parler, c'est le combiné.</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1">
          <table:table-cell office:value-type="string">
            <text:p>cabina</text:p>
          </table:table-cell>
          <table:table-cell office:value-type="string">
            <text:p>tasto galassia/premi</text:p>
          </table:table-cell>
          <table:table-cell/>
          <table:table-cell table:style-name="ce18"/>
          <table:table-cell table:number-columns-repeated="1020"/>
        </table:table-row>
        <table:table-row table:style-name="ro1">
          <table:table-cell table:number-columns-repeated="3"/>
          <table:table-cell table:style-name="ce18"/>
          <table:table-cell table:number-columns-repeated="1020"/>
        </table:table-row>
        <table:table-row table:style-name="ro1">
          <table:table-cell office:value-type="string">
            <text:p>cabina</text:p>
          </table:table-cell>
          <table:table-cell office:value-type="string">
            <text:p>tasto OK/conferma</text:p>
          </table:table-cell>
          <table:table-cell/>
          <table:table-cell table:style-name="ce18"/>
          <table:table-cell table:number-columns-repeated="1020"/>
        </table:table-row>
        <table:table-row table:style-name="ro1">
          <table:table-cell table:number-columns-repeated="3"/>
          <table:table-cell table:style-name="ce18"/>
          <table:table-cell table:number-columns-repeated="1020"/>
        </table:table-row>
        <table:table-row table:style-name="ro1">
          <table:table-cell office:value-type="string">
            <text:p>cabina</text:p>
          </table:table-cell>
          <table:table-cell office:value-type="string">
            <text:p>tasto 7/premi</text:p>
          </table:table-cell>
          <table:table-cell/>
          <table:table-cell table:style-name="ce18"/>
          <table:table-cell table:number-columns-repeated="1020"/>
        </table:table-row>
        <table:table-row table:style-name="ro1">
          <table:table-cell table:number-columns-repeated="3"/>
          <table:table-cell table:style-name="ce18"/>
          <table:table-cell table:number-columns-repeated="1020"/>
        </table:table-row>
        <table:table-row table:style-name="ro1">
          <table:table-cell office:value-type="string">
            <text:p>cabina</text:p>
          </table:table-cell>
          <table:table-cell office:value-type="string">
            <text:p>tasto 8/premi</text:p>
          </table:table-cell>
          <table:table-cell/>
          <table:table-cell table:style-name="ce18"/>
          <table:table-cell table:number-columns-repeated="1020"/>
        </table:table-row>
        <table:table-row table:style-name="ro1">
          <table:table-cell table:number-columns-repeated="3"/>
          <table:table-cell table:style-name="ce18"/>
          <table:table-cell table:number-columns-repeated="1020"/>
        </table:table-row>
        <table:table-row table:style-name="ro2">
          <table:table-cell office:value-type="string">
            <text:p>cabina</text:p>
          </table:table-cell>
          <table:table-cell office:value-type="string">
            <text:p>tasto 9/premi</text:p>
          </table:table-cell>
          <table:table-cell table:number-columns-repeated="1022"/>
        </table:table-row>
        <table:table-row table:style-name="ro1">
          <table:table-cell table:number-columns-repeated="3"/>
          <table:table-cell table:style-name="ce18"/>
          <table:table-cell table:number-columns-repeated="1020"/>
        </table:table-row>
        <table:table-row table:style-name="ro1">
          <table:table-cell office:value-type="string">
            <text:p>cabina</text:p>
          </table:table-cell>
          <table:table-cell office:value-type="string">
            <text:p>tasto 4/premi</text:p>
          </table:table-cell>
          <table:table-cell/>
          <table:table-cell table:style-name="ce18"/>
          <table:table-cell table:number-columns-repeated="1020"/>
        </table:table-row>
        <table:table-row table:style-name="ro1">
          <table:table-cell table:number-columns-repeated="3"/>
          <table:table-cell table:style-name="ce18"/>
          <table:table-cell table:number-columns-repeated="1020"/>
        </table:table-row>
        <table:table-row table:style-name="ro1">
          <table:table-cell office:value-type="string">
            <text:p>cabina</text:p>
          </table:table-cell>
          <table:table-cell office:value-type="string">
            <text:p>tasto 5/premi</text:p>
          </table:table-cell>
          <table:table-cell/>
          <table:table-cell table:style-name="ce18"/>
          <table:table-cell table:number-columns-repeated="1020"/>
        </table:table-row>
        <table:table-row table:style-name="ro1">
          <table:table-cell table:number-columns-repeated="3"/>
          <table:table-cell table:style-name="ce18"/>
          <table:table-cell table:number-columns-repeated="1020"/>
        </table:table-row>
        <table:table-row table:style-name="ro1">
          <table:table-cell office:value-type="string">
            <text:p>cabina</text:p>
          </table:table-cell>
          <table:table-cell office:value-type="string">
            <text:p>tasto 6/premi</text:p>
          </table:table-cell>
          <table:table-cell/>
          <table:table-cell table:style-name="ce18"/>
          <table:table-cell table:number-columns-repeated="1020"/>
        </table:table-row>
        <table:table-row table:style-name="ro1">
          <table:table-cell table:number-columns-repeated="3"/>
          <table:table-cell table:style-name="ce18"/>
          <table:table-cell table:number-columns-repeated="1020"/>
        </table:table-row>
        <table:table-row table:style-name="ro1">
          <table:table-cell office:value-type="string">
            <text:p>cabina</text:p>
          </table:table-cell>
          <table:table-cell office:value-type="string">
            <text:p>tasto 1/premi</text:p>
          </table:table-cell>
          <table:table-cell/>
          <table:table-cell table:style-name="ce18"/>
          <table:table-cell table:number-columns-repeated="1020"/>
        </table:table-row>
        <table:table-row table:style-name="ro1">
          <table:table-cell table:number-columns-repeated="3"/>
          <table:table-cell table:style-name="ce18"/>
          <table:table-cell table:number-columns-repeated="1020"/>
        </table:table-row>
        <table:table-row table:style-name="ro1">
          <table:table-cell office:value-type="string">
            <text:p>cabina</text:p>
          </table:table-cell>
          <table:table-cell office:value-type="string">
            <text:p>tasto 2/premi</text:p>
          </table:table-cell>
          <table:table-cell/>
          <table:table-cell table:style-name="ce18"/>
          <table:table-cell table:number-columns-repeated="1020"/>
        </table:table-row>
        <table:table-row table:style-name="ro1">
          <table:table-cell table:number-columns-repeated="3"/>
          <table:table-cell table:style-name="ce18"/>
          <table:table-cell table:number-columns-repeated="1020"/>
        </table:table-row>
        <table:table-row table:style-name="ro1">
          <table:table-cell office:value-type="string">
            <text:p>cabina</text:p>
          </table:table-cell>
          <table:table-cell office:value-type="string">
            <text:p>tasto 3/premi</text:p>
          </table:table-cell>
          <table:table-cell/>
          <table:table-cell table:style-name="ce18"/>
          <table:table-cell table:number-columns-repeated="1020"/>
        </table:table-row>
        <table:table-row table:style-name="ro1">
          <table:table-cell table:number-columns-repeated="3"/>
          <table:table-cell table:style-name="ce18"/>
          <table:table-cell table:number-columns-repeated="1020"/>
        </table:table-row>
        <table:table-row table:style-name="ro1">
          <table:table-cell office:value-type="string">
            <text:p>cabina</text:p>
          </table:table-cell>
          <table:table-cell office:value-type="string">
            <text:p>anelli</text:p>
          </table:table-cell>
          <table:table-cell/>
          <table:table-cell table:style-name="ce18"/>
          <table:table-cell table:number-columns-repeated="1020"/>
        </table:table-row>
        <table:table-row table:style-name="ro1">
          <table:table-cell table:number-columns-repeated="3"/>
          <table:table-cell table:style-name="ce18"/>
          <table:table-cell table:number-columns-repeated="1020"/>
        </table:table-row>
        <table:table-row table:style-name="ro1">
          <table:table-cell office:value-type="string">
            <text:p>cabina</text:p>
          </table:table-cell>
          <table:table-cell office:value-type="string">
            <text:p>anelli</text:p>
          </table:table-cell>
          <table:table-cell/>
          <table:table-cell table:style-name="ce18"/>
          <table:table-cell table:number-columns-repeated="1020"/>
        </table:table-row>
        <table:table-row table:style-name="ro1">
          <table:table-cell/>
          <table:table-cell office:value-type="string">
            <text:p>anelli</text:p>
          </table:table-cell>
          <table:table-cell/>
          <table:table-cell table:style-name="ce18"/>
          <table:table-cell table:number-columns-repeated="1020"/>
        </table:table-row>
        <table:table-row table:style-name="ro3">
          <table:table-cell office:value-type="string">
            <text:p>cabina</text:p>
          </table:table-cell>
          <table:table-cell/>
          <table:table-cell office:value-type="string">
            <text:p>Do you think telephone booths work for charity?</text:p>
          </table:table-cell>
          <table:table-cell table:style-name="ce18" office:value-type="string">
            <text:p>Tu penses que les cabines téléphoniques fonctionnent pour la gloire ?</text:p>
          </table:table-cell>
          <table:table-cell table:number-columns-repeated="1020"/>
        </table:table-row>
        <table:table-row table:style-name="ro3">
          <table:table-cell/>
          <table:table-cell office:value-type="string">
            <text:p>lenzuolo rosso</text:p>
          </table:table-cell>
          <table:table-cell office:value-type="string">
            <text:p>Do you think telephone booths work for charity?</text:p>
          </table:table-cell>
          <table:table-cell table:style-name="ce18" office:value-type="string">
            <text:p>Tu penses que les cabines téléphoniques fonctionnent pour la gloire ?</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camera_letto</text:p>
          </table:table-cell>
          <table:table-cell office:value-type="string">
            <text:p>lenzuolo rosso</text:p>
          </table:table-cell>
          <table:table-cell office:value-type="string">
            <text:p>They seem to be wedding rings.</text:p>
          </table:table-cell>
          <table:table-cell table:style-name="ce18" office:value-type="string">
            <text:p>On dirait des alliances.</text:p>
          </table:table-cell>
          <table:table-cell table:number-columns-repeated="1020"/>
        </table:table-row>
        <table:table-row table:style-name="ro1">
          <table:table-cell/>
          <table:table-cell office:value-type="string">
            <text:p>lenzuolo rosso</text:p>
          </table:table-cell>
          <table:table-cell/>
          <table:table-cell table:style-name="ce18"/>
          <table:table-cell table:number-columns-repeated="1020"/>
        </table:table-row>
        <table:table-row table:style-name="ro4">
          <table:table-cell office:value-type="string">
            <text:p>camera_letto</text:p>
          </table:table-cell>
          <table:table-cell/>
          <table:table-cell office:value-type="string">
            <text:p>GAME OVER</text:p>
          </table:table-cell>
          <table:table-cell table:style-name="ce12" office:value-type="string">
            <text:p>GAME OVER</text:p>
          </table:table-cell>
          <table:table-cell table:number-columns-repeated="1020"/>
        </table:table-row>
        <table:table-row table:style-name="ro3">
          <table:table-cell office:value-type="string">
            <text:p>camera_letto</text:p>
          </table:table-cell>
          <table:table-cell office:value-type="string">
            <text:p>profilattico extra-large/indossa</text:p>
          </table:table-cell>
          <table:table-cell office:value-type="string">
            <text:p>I was joking; my time has not yet come.</text:p>
          </table:table-cell>
          <table:table-cell table:style-name="ce18" office:value-type="string">
            <text:p>Je plaisantais; Mon temps n'est pas encore venu.</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camera_letto</text:p>
          </table:table-cell>
          <table:table-cell office:value-type="string">
            <text:p>rabbit</text:p>
          </table:table-cell>
          <table:table-cell office:value-type="string">
            <text:p>That explains the bull horns.</text:p>
          </table:table-cell>
          <table:table-cell table:style-name="ce18" office:value-type="string">
            <text:p>Ça explique les cornes de taureau.</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5">
          <table:table-cell office:value-type="string">
            <text:p>camera_letto</text:p>
          </table:table-cell>
          <table:table-cell office:value-type="string">
            <text:p>rabbit</text:p>
          </table:table-cell>
          <table:table-cell office:value-type="string">
            <text:p>I don't want to create strange bedfellows between my body fluids and the ones on the bed.</text:p>
          </table:table-cell>
          <table:table-cell table:style-name="ce18" office:value-type="string">
            <text:p>Je ne veux pas créer d'étranges associations entre mes fluides corporels et ceux du lit.</text:p>
          </table:table-cell>
          <table:table-cell table:number-columns-repeated="1020"/>
        </table:table-row>
        <table:table-row table:style-name="ro3">
          <table:table-cell office:value-type="string">
            <text:p>camera_letto</text:p>
          </table:table-cell>
          <table:table-cell/>
          <table:table-cell office:value-type="string">
            <text:p>Although I ran out of mine long ago, actually.</text:p>
          </table:table-cell>
          <table:table-cell table:style-name="ce18" office:value-type="string">
            <text:p>Bien que je n'en ai plus du tout depuis longtemps en fait.</text:p>
          </table:table-cell>
          <table:table-cell table:number-columns-repeated="1020"/>
        </table:table-row>
        <table:table-row table:style-name="ro3">
          <table:table-cell/>
          <table:table-cell office:value-type="string">
            <text:p>rabbit</text:p>
          </table:table-cell>
          <table:table-cell/>
          <table:table-cell table:style-name="ce18"/>
          <table:table-cell table:number-columns-repeated="1020"/>
        </table:table-row>
        <table:table-row table:style-name="ro3">
          <table:table-cell office:value-type="string">
            <text:p>camera_letto</text:p>
          </table:table-cell>
          <table:table-cell/>
          <table:table-cell office:value-type="string">
            <text:p>Gross!</text:p>
          </table:table-cell>
          <table:table-cell table:style-name="ce18" office:value-type="string">
            <text:p>Dégueu !</text:p>
          </table:table-cell>
          <table:table-cell table:number-columns-repeated="1020"/>
        </table:table-row>
        <table:table-row table:style-name="ro3">
          <table:table-cell/>
          <table:table-cell office:value-type="string">
            <text:p>Chucky</text:p>
          </table:table-cell>
          <table:table-cell/>
          <table:table-cell table:style-name="ce18"/>
          <table:table-cell table:number-columns-repeated="1020"/>
        </table:table-row>
        <table:table-row table:style-name="ro3">
          <table:table-cell office:value-type="string">
            <text:p>camera_letto</text:p>
          </table:table-cell>
          <table:table-cell/>
          <table:table-cell office:value-type="string">
            <text:p>Further proof of the high esteem the fairer sex hold for rabbits.</text:p>
          </table:table-cell>
          <table:table-cell table:style-name="ce18" office:value-type="string">
            <text:p>Une autre preuve de la grande influence des lapins sur le monde du sexe.</text:p>
          </table:table-cell>
          <table:table-cell table:number-columns-repeated="1020"/>
        </table:table-row>
        <table:table-row table:style-name="ro3">
          <table:table-cell/>
          <table:table-cell office:value-type="string">
            <text:p>Chucky</text:p>
          </table:table-cell>
          <table:table-cell/>
          <table:table-cell table:style-name="ce18"/>
          <table:table-cell table:number-columns-repeated="1020"/>
        </table:table-row>
        <table:table-row table:style-name="ro3">
          <table:table-cell office:value-type="string">
            <text:p>camera_letto</text:p>
          </table:table-cell>
          <table:table-cell/>
          <table:table-cell office:value-type="string">
            <text:p>Cool your jets.</text:p>
          </table:table-cell>
          <table:table-cell table:style-name="ce18" office:value-type="string">
            <text:p>Calme tes ardeurs.</text:p>
          </table:table-cell>
          <table:table-cell table:number-columns-repeated="1020"/>
        </table:table-row>
        <table:table-row table:style-name="ro3">
          <table:table-cell/>
          <table:table-cell office:value-type="string">
            <text:p>Chucky</text:p>
          </table:table-cell>
          <table:table-cell/>
          <table:table-cell table:style-name="ce18"/>
          <table:table-cell table:number-columns-repeated="1020"/>
        </table:table-row>
        <table:table-row table:style-name="ro3">
          <table:table-cell office:value-type="string">
            <text:p>camera_letto</text:p>
          </table:table-cell>
          <table:table-cell office:value-type="string">
            <text:p>Chucky</text:p>
          </table:table-cell>
          <table:table-cell office:value-type="string">
            <text:p>I can't even imagine what it would say if it had the gift of speech.</text:p>
          </table:table-cell>
          <table:table-cell table:style-name="ce18" office:value-type="string">
            <text:p>Je n'ose imaginer ce qu'il dirait s'il pouvait parler.</text:p>
          </table:table-cell>
          <table:table-cell table:number-columns-repeated="1020"/>
        </table:table-row>
        <table:table-row table:style-name="ro3">
          <table:table-cell/>
          <table:table-cell office:value-type="string">
            <text:p>Chucky</text:p>
          </table:table-cell>
          <table:table-cell/>
          <table:table-cell table:style-name="ce18"/>
          <table:table-cell table:number-columns-repeated="1020"/>
        </table:table-row>
        <table:table-row table:style-name="ro3">
          <table:table-cell office:value-type="string">
            <text:p>camera_letto</text:p>
          </table:table-cell>
          <table:table-cell office:value-type="string">
            <text:p>Chucky</text:p>
          </table:table-cell>
          <table:table-cell office:value-type="string">
            <text:p>He's even scarier life-sized.</text:p>
          </table:table-cell>
          <table:table-cell table:style-name="ce18" office:value-type="string">
            <text:p>Il est encore plus effrayant en taille réelle.</text:p>
          </table:table-cell>
          <table:table-cell table:number-columns-repeated="1020"/>
        </table:table-row>
        <table:table-row table:style-name="ro3">
          <table:table-cell/>
          <table:table-cell office:value-type="string">
            <text:p>Chucky</text:p>
          </table:table-cell>
          <table:table-cell/>
          <table:table-cell table:style-name="ce18"/>
          <table:table-cell table:number-columns-repeated="1020"/>
        </table:table-row>
        <table:table-row table:style-name="ro3">
          <table:table-cell office:value-type="string">
            <text:p>camera_letto</text:p>
          </table:table-cell>
          <table:table-cell office:value-type="string">
            <text:p>Chucky</text:p>
          </table:table-cell>
          <table:table-cell office:value-type="string">
            <text:p>I'm afraid the opposite could happen.</text:p>
          </table:table-cell>
          <table:table-cell table:style-name="ce18" office:value-type="string">
            <text:p>Je crains que le contraire ne se produise.</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camera_letto</text:p>
          </table:table-cell>
          <table:table-cell office:value-type="string">
            <text:p>Chucky</text:p>
          </table:table-cell>
          <table:table-cell office:value-type="string">
            <text:p>I like to be hugged.</text:p>
          </table:table-cell>
          <table:table-cell table:style-name="ce18" office:value-type="string">
            <text:p>Fais-moi un câlin.</text:p>
          </table:table-cell>
          <table:table-cell table:number-columns-repeated="1020"/>
        </table:table-row>
        <table:table-row table:style-name="ro3">
          <table:table-cell office:value-type="string">
            <text:p>camera_letto</text:p>
          </table:table-cell>
          <table:table-cell office:value-type="string">
            <text:p>Chucky</text:p>
          </table:table-cell>
          <table:table-cell office:value-type="string">
            <text:p>*gulp*</text:p>
          </table:table-cell>
          <table:table-cell table:style-name="ce18" office:value-type="string">
            <text:p>*gloups*</text:p>
          </table:table-cell>
          <table:table-cell table:number-columns-repeated="1020"/>
        </table:table-row>
        <table:table-row table:style-name="ro3">
          <table:table-cell office:value-type="string">
            <text:p>camera_letto</text:p>
          </table:table-cell>
          <table:table-cell/>
          <table:table-cell office:value-type="string">
            <text:p>I'm Chucky, and I'm your friend till the end.</text:p>
          </table:table-cell>
          <table:table-cell table:style-name="ce18" office:value-type="string">
            <text:p>Salut, je m'appelle Chucky et je suis ton ami pour la vie !</text:p>
          </table:table-cell>
          <table:table-cell table:number-columns-repeated="1020"/>
        </table:table-row>
        <table:table-row table:style-name="ro3">
          <table:table-cell office:value-type="string">
            <text:p>camera_letto</text:p>
          </table:table-cell>
          <table:table-cell office:value-type="string">
            <text:p>parrucca</text:p>
          </table:table-cell>
          <table:table-cell office:value-type="string">
            <text:p>*gulp*</text:p>
          </table:table-cell>
          <table:table-cell table:style-name="ce18" office:value-type="string">
            <text:p>*gloups*</text:p>
          </table:table-cell>
          <table:table-cell table:number-columns-repeated="1020"/>
        </table:table-row>
        <table:table-row table:style-name="ro3">
          <table:table-cell office:value-type="string">
            <text:p>camera_letto</text:p>
          </table:table-cell>
          <table:table-cell/>
          <table:table-cell office:value-type="string">
            <text:p>Wanna play?</text:p>
          </table:table-cell>
          <table:table-cell table:style-name="ce18" office:value-type="string">
            <text:p>Tu veux jouer avec moi ?</text:p>
          </table:table-cell>
          <table:table-cell table:number-columns-repeated="1020"/>
        </table:table-row>
        <table:table-row table:style-name="ro3">
          <table:table-cell office:value-type="string">
            <text:p>camera_letto</text:p>
          </table:table-cell>
          <table:table-cell office:value-type="string">
            <text:p>parrucca</text:p>
          </table:table-cell>
          <table:table-cell office:value-type="string">
            <text:p>*gulp*</text:p>
          </table:table-cell>
          <table:table-cell table:style-name="ce18" office:value-type="string">
            <text:p>*gloups*</text:p>
          </table:table-cell>
          <table:table-cell table:number-columns-repeated="1020"/>
        </table:table-row>
        <table:table-row table:style-name="ro1">
          <table:table-cell/>
          <table:table-cell office:value-type="string">
            <text:p>parrucca</text:p>
          </table:table-cell>
          <table:table-cell/>
          <table:table-cell table:style-name="ce18"/>
          <table:table-cell table:number-columns-repeated="1020"/>
        </table:table-row>
        <table:table-row table:style-name="ro3">
          <table:table-cell office:value-type="string">
            <text:p>camera_letto</text:p>
          </table:table-cell>
          <table:table-cell/>
          <table:table-cell office:value-type="string">
            <text:p>Sorry Charles, but you can't just add me to your collection.</text:p>
          </table:table-cell>
          <table:table-cell table:style-name="ce18" office:value-type="string">
            <text:p>Désolé Charles, mais tu ne m'ajouteras pas à ta collection.</text:p>
          </table:table-cell>
          <table:table-cell table:number-columns-repeated="1020"/>
        </table:table-row>
        <table:table-row table:style-name="ro3">
          <table:table-cell office:value-type="string">
            <text:p>camera_letto</text:p>
          </table:table-cell>
          <table:table-cell office:value-type="string">
            <text:p>parrucca</text:p>
          </table:table-cell>
          <table:table-cell office:value-type="string">
            <text:p>The perks of being already dead.</text:p>
          </table:table-cell>
          <table:table-cell table:style-name="ce18" office:value-type="string">
            <text:p>C'est l'avantage d'être déjà mort.</text:p>
          </table:table-cell>
          <table:table-cell table:number-columns-repeated="1020"/>
        </table:table-row>
        <table:table-row table:style-name="ro1">
          <table:table-cell/>
          <table:table-cell office:value-type="string">
            <text:p>parrucca</text:p>
          </table:table-cell>
          <table:table-cell/>
          <table:table-cell table:style-name="ce18"/>
          <table:table-cell table:number-columns-repeated="1020"/>
        </table:table-row>
        <table:table-row table:style-name="ro3">
          <table:table-cell office:value-type="string">
            <text:p>camera_letto</text:p>
          </table:table-cell>
          <table:table-cell/>
          <table:table-cell office:value-type="string">
            <text:p>Sometimes the best thing to do is not ask any questions...</text:p>
          </table:table-cell>
          <table:table-cell table:style-name="ce18" office:value-type="string">
            <text:p>Parfois, la meilleure chose à faire est de ne pas poser de questions...</text:p>
          </table:table-cell>
          <table:table-cell table:number-columns-repeated="1020"/>
        </table:table-row>
        <table:table-row table:style-name="ro1">
          <table:table-cell/>
          <table:table-cell office:value-type="string">
            <text:p>amante nascosto</text:p>
          </table:table-cell>
          <table:table-cell/>
          <table:table-cell table:style-name="ce18"/>
          <table:table-cell table:number-columns-repeated="1020"/>
        </table:table-row>
        <table:table-row table:style-name="ro3">
          <table:table-cell office:value-type="string">
            <text:p>camera_letto</text:p>
          </table:table-cell>
          <table:table-cell office:value-type="string">
            <text:p>amante nascosto</text:p>
          </table:table-cell>
          <table:table-cell office:value-type="string">
            <text:p>The color would match the one on my sweater, too.</text:p>
          </table:table-cell>
          <table:table-cell table:style-name="ce18" office:value-type="string">
            <text:p>La couleur irait parfaitement avec celle de mon sweat.</text:p>
          </table:table-cell>
          <table:table-cell table:number-columns-repeated="1020"/>
        </table:table-row>
        <table:table-row table:style-name="ro3">
          <table:table-cell office:value-type="string">
            <text:p>camera_letto</text:p>
          </table:table-cell>
          <table:table-cell/>
          <table:table-cell office:value-type="string">
            <text:p>I'm obviously joking; forget it.</text:p>
          </table:table-cell>
          <table:table-cell table:style-name="ce18" office:value-type="string">
            <text:p>Je plaisante évidemment; oublie ça.</text:p>
          </table:table-cell>
          <table:table-cell table:number-columns-repeated="1020"/>
        </table:table-row>
        <table:table-row table:style-name="ro1">
          <table:table-cell/>
          <table:table-cell office:value-type="string">
            <text:p>amante nascosto</text:p>
          </table:table-cell>
          <table:table-cell/>
          <table:table-cell table:style-name="ce18"/>
          <table:table-cell table:number-columns-repeated="1020"/>
        </table:table-row>
        <table:table-row table:style-name="ro3">
          <table:table-cell office:value-type="string">
            <text:p>camera_letto</text:p>
          </table:table-cell>
          <table:table-cell office:value-type="string">
            <text:p>amante nascosto</text:p>
          </table:table-cell>
          <table:table-cell office:value-type="string">
            <text:p>I'm only required to wear the Mickey Mouse ears, as per my contractual obligation.</text:p>
          </table:table-cell>
          <table:table-cell table:style-name="ce18" office:value-type="string">
            <text:p>Contractuellement, je suis seulement tenu de porter des oreilles Mickey.</text:p>
          </table:table-cell>
          <table:table-cell table:number-columns-repeated="1020"/>
        </table:table-row>
        <table:table-row table:style-name="ro3">
          <table:table-cell office:value-type="string">
            <text:p>camera_letto</text:p>
          </table:table-cell>
          <table:table-cell office:value-type="string">
            <text:p>amante nascosto</text:p>
          </table:table-cell>
          <table:table-cell office:value-type="string">
            <text:p>Am I right, developers?</text:p>
          </table:table-cell>
          <table:table-cell table:style-name="ce18" office:value-type="string">
            <text:p>N'est-ce pas, amis développeurs ?</text:p>
          </table:table-cell>
          <table:table-cell table:number-columns-repeated="1020"/>
        </table:table-row>
        <table:table-row table:style-name="ro1">
          <table:table-cell/>
          <table:table-cell office:value-type="string">
            <text:p>amante nascosto</text:p>
          </table:table-cell>
          <table:table-cell/>
          <table:table-cell table:style-name="ce18"/>
          <table:table-cell table:number-columns-repeated="1020"/>
        </table:table-row>
        <table:table-row table:style-name="ro3">
          <table:table-cell office:value-type="string">
            <text:p>camera_letto</text:p>
          </table:table-cell>
          <table:table-cell office:value-type="string">
            <text:p>amante nascosto</text:p>
          </table:table-cell>
          <table:table-cell office:value-type="string">
            <text:p>There's still someone who insists on playing hide and seek?</text:p>
          </table:table-cell>
          <table:table-cell table:style-name="ce18" office:value-type="string">
            <text:p>Il y a toujours quelqu'un pour demander à jouer à cache-cache hein ?</text:p>
          </table:table-cell>
          <table:table-cell table:number-columns-repeated="1020"/>
        </table:table-row>
        <table:table-row table:style-name="ro3">
          <table:table-cell office:value-type="string">
            <text:p>camera_letto</text:p>
          </table:table-cell>
          <table:table-cell office:value-type="string">
            <text:p>amante nascosto</text:p>
          </table:table-cell>
          <table:table-cell office:value-type="string">
            <text:p>Certain people just don't want to grow up.</text:p>
          </table:table-cell>
          <table:table-cell table:style-name="ce18" office:value-type="string">
            <text:p>Certaines personnes ne veulent pas grandir.</text:p>
          </table:table-cell>
          <table:table-cell table:number-columns-repeated="1020"/>
        </table:table-row>
        <table:table-row table:style-name="ro1">
          <table:table-cell/>
          <table:table-cell office:value-type="string">
            <text:p>amante nascosto</text:p>
          </table:table-cell>
          <table:table-cell/>
          <table:table-cell table:style-name="ce18"/>
          <table:table-cell table:number-columns-repeated="1020"/>
        </table:table-row>
        <table:table-row table:style-name="ro3">
          <table:table-cell office:value-type="string">
            <text:p>camera_letto</text:p>
          </table:table-cell>
          <table:table-cell/>
          <table:table-cell office:value-type="string">
            <text:p>What are you doing hiding down there?</text:p>
          </table:table-cell>
          <table:table-cell table:style-name="ce18" office:value-type="string">
            <text:p>Que faites-vous caché là-dessous ?</text:p>
          </table:table-cell>
          <table:table-cell table:number-columns-repeated="1020"/>
        </table:table-row>
        <table:table-row table:style-name="ro3">
          <table:table-cell office:value-type="string">
            <text:p>camera_letto</text:p>
          </table:table-cell>
          <table:table-cell office:value-type="string">
            <text:p>script_iniziale</text:p>
          </table:table-cell>
          <table:table-cell office:value-type="string">
            <text:p>How do I put this... I may have gotten myself in serious trouble.</text:p>
          </table:table-cell>
          <table:table-cell table:style-name="ce18" office:value-type="string">
            <text:p>Comment puis-je dire ça... Je crois que je me suis dans de beaux draps.</text:p>
          </table:table-cell>
          <table:table-cell table:number-columns-repeated="1020"/>
        </table:table-row>
        <table:table-row table:style-name="ro3">
          <table:table-cell office:value-type="string">
            <text:p>camera_letto</text:p>
          </table:table-cell>
          <table:table-cell office:value-type="string">
            <text:p>script_iniziale</text:p>
          </table:table-cell>
          <table:table-cell office:value-type="string">
            <text:p>Who exactly is looking for you?</text:p>
          </table:table-cell>
          <table:table-cell table:style-name="ce18" office:value-type="string">
            <text:p>Qui vous cherche exactement ?</text:p>
          </table:table-cell>
          <table:table-cell table:number-columns-repeated="1020"/>
        </table:table-row>
        <table:table-row table:style-name="ro3">
          <table:table-cell office:value-type="string">
            <text:p>camera_letto</text:p>
          </table:table-cell>
          <table:table-cell office:value-type="string">
            <text:p>script_iniziale</text:p>
          </table:table-cell>
          <table:table-cell office:value-type="string">
            <text:p>This room is a continuous coming and going of couples.</text:p>
          </table:table-cell>
          <table:table-cell table:style-name="ce18" office:value-type="string">
            <text:p>Cette chambre n'est rien d'autre qu'un incessant aller/retour de couples.</text:p>
          </table:table-cell>
          <table:table-cell table:number-columns-repeated="1020"/>
        </table:table-row>
        <table:table-row table:style-name="ro3">
          <table:table-cell office:value-type="string">
            <text:p>camera_letto</text:p>
          </table:table-cell>
          <table:table-cell office:value-type="string">
            <text:p>script_iniziale</text:p>
          </table:table-cell>
          <table:table-cell office:value-type="string">
            <text:p>Actually... everyone.</text:p>
          </table:table-cell>
          <table:table-cell table:style-name="ce18" office:value-type="string">
            <text:p>En fait... tout le monde.</text:p>
          </table:table-cell>
          <table:table-cell table:number-columns-repeated="1020"/>
        </table:table-row>
        <table:table-row table:style-name="ro3">
          <table:table-cell office:value-type="string">
            <text:p>camera_letto</text:p>
          </table:table-cell>
          <table:table-cell office:value-type="string">
            <text:p>script_iniziale</text:p>
          </table:table-cell>
          <table:table-cell office:value-type="string">
            <text:p>Let's just say that I've screwed up a bit too much recently.</text:p>
          </table:table-cell>
          <table:table-cell table:style-name="ce18" office:value-type="string">
            <text:p>Disons simplement que j'ai un peu trop merdé récemment.</text:p>
          </table:table-cell>
          <table:table-cell table:number-columns-repeated="1020"/>
        </table:table-row>
        <table:table-row table:style-name="ro3">
          <table:table-cell office:value-type="string">
            <text:p>camera_letto</text:p>
          </table:table-cell>
          <table:table-cell office:value-type="string">
            <text:p>script_iniziale</text:p>
          </table:table-cell>
          <table:table-cell office:value-type="string">
            <text:p>You have all my respect.</text:p>
          </table:table-cell>
          <table:table-cell table:style-name="ce18" office:value-type="string">
            <text:p>Vous avez tout mon respect.</text:p>
          </table:table-cell>
          <table:table-cell table:number-columns-repeated="1020"/>
        </table:table-row>
        <table:table-row table:style-name="ro1">
          <table:table-cell/>
          <table:table-cell office:value-type="string">
            <text:p>script_iniziale</text:p>
          </table:table-cell>
          <table:table-cell/>
          <table:table-cell table:style-name="ce18"/>
          <table:table-cell table:number-columns-repeated="1020"/>
        </table:table-row>
        <table:table-row table:style-name="ro4">
          <table:table-cell office:value-type="string">
            <text:p>cameretta</text:p>
          </table:table-cell>
          <table:table-cell office:value-type="string">
            <text:p>script_iniziale</text:p>
          </table:table-cell>
          <table:table-cell office:value-type="string">
            <text:p>Morning, sunshine!</text:p>
          </table:table-cell>
          <table:table-cell table:style-name="ce12" office:value-type="string">
            <text:p>Bien l'bonjour !</text:p>
          </table:table-cell>
          <table:table-cell table:number-columns-repeated="1020"/>
        </table:table-row>
        <table:table-row table:style-name="ro4">
          <table:table-cell office:value-type="string">
            <text:p>cameretta</text:p>
          </table:table-cell>
          <table:table-cell office:value-type="string">
            <text:p>script_iniziale</text:p>
          </table:table-cell>
          <table:table-cell office:value-type="string">
            <text:p>Hi, Nut. Forgive me but I didn't sleep very well tonight.</text:p>
          </table:table-cell>
          <table:table-cell table:style-name="ce12" office:value-type="string">
            <text:p>Salut Nut. Pardon, mais je n'ai pas bien dormi cette nuit.</text:p>
          </table:table-cell>
          <table:table-cell table:number-columns-repeated="1020"/>
        </table:table-row>
        <table:table-row table:style-name="ro4">
          <table:table-cell office:value-type="string">
            <text:p>cameretta</text:p>
          </table:table-cell>
          <table:table-cell office:value-type="string">
            <text:p>script_iniziale</text:p>
          </table:table-cell>
          <table:table-cell office:value-type="string">
            <text:p>Are you sure you really want to talk to him?</text:p>
          </table:table-cell>
          <table:table-cell table:style-name="ce12" office:value-type="string">
            <text:p>Es-tu vraiment sûr de vouloir lui parler ?</text:p>
          </table:table-cell>
          <table:table-cell table:number-columns-repeated="1020"/>
        </table:table-row>
        <table:table-row table:style-name="ro4">
          <table:table-cell office:value-type="string">
            <text:p>cameretta</text:p>
          </table:table-cell>
          <table:table-cell office:value-type="string">
            <text:p>script_iniziale</text:p>
          </table:table-cell>
          <table:table-cell office:value-type="string">
            <text:p>I have no other choice.</text:p>
          </table:table-cell>
          <table:table-cell table:style-name="ce12" office:value-type="string">
            <text:p>Je n'ai pas d'autre choix.</text:p>
          </table:table-cell>
          <table:table-cell table:number-columns-repeated="1020"/>
        </table:table-row>
        <table:table-row table:style-name="ro6">
          <table:table-cell office:value-type="string">
            <text:p>cameretta</text:p>
          </table:table-cell>
          <table:table-cell office:value-type="string">
            <text:p>script_iniziale</text:p>
          </table:table-cell>
          <table:table-cell office:value-type="string">
            <text:p>He'll have a heart attack, if you ask me, and he'll end up keeping you company in the wardrobe.</text:p>
          </table:table-cell>
          <table:table-cell table:style-name="ce12" office:value-type="string">
            <text:p>Si tu veux mon avis, il va faire une crise cardiaque et il finira par te tenir compagnie dans l'armoire.</text:p>
          </table:table-cell>
          <table:table-cell table:number-columns-repeated="1020"/>
        </table:table-row>
        <table:table-row table:style-name="ro4">
          <table:table-cell office:value-type="string">
            <text:p>cameretta</text:p>
          </table:table-cell>
          <table:table-cell office:value-type="string">
            <text:p>script_iniziale</text:p>
          </table:table-cell>
          <table:table-cell office:value-type="string">
            <text:p>I really hope not.</text:p>
          </table:table-cell>
          <table:table-cell table:style-name="ce12" office:value-type="string">
            <text:p>J'espère que non.</text:p>
          </table:table-cell>
          <table:table-cell table:number-columns-repeated="1020"/>
        </table:table-row>
        <table:table-row table:style-name="ro4">
          <table:table-cell office:value-type="string">
            <text:p>cameretta</text:p>
          </table:table-cell>
          <table:table-cell office:value-type="string">
            <text:p>script_iniziale</text:p>
          </table:table-cell>
          <table:table-cell office:value-type="string">
            <text:p>What happened to my wardrobe?!</text:p>
          </table:table-cell>
          <table:table-cell table:style-name="ce12" office:value-type="string">
            <text:p>Qu'est-il arrivé à mon armoire ?!</text:p>
          </table:table-cell>
          <table:table-cell table:number-columns-repeated="1020"/>
        </table:table-row>
        <table:table-row table:style-name="ro6">
          <table:table-cell office:value-type="string">
            <text:p>cameretta</text:p>
          </table:table-cell>
          <table:table-cell office:value-type="string">
            <text:p>script_iniziale</text:p>
          </table:table-cell>
          <table:table-cell office:value-type="string">
            <text:p>I can't be separated from my wardrobe. It's a matter of life or death!</text:p>
          </table:table-cell>
          <table:table-cell table:style-name="ce12" office:value-type="string">
            <text:p>Je ne peux pas être séparé de mon armoire. C'est une question de vie ou de mort !</text:p>
          </table:table-cell>
          <table:table-cell table:number-columns-repeated="1020"/>
        </table:table-row>
        <table:table-row table:style-name="ro3">
          <table:table-cell office:value-type="string">
            <text:p>cameretta</text:p>
          </table:table-cell>
          <table:table-cell/>
          <table:table-cell office:value-type="string">
            <text:p>Well, I mean... you know.</text:p>
          </table:table-cell>
          <table:table-cell table:style-name="ce18" office:value-type="string">
            <text:p>Enfin, je veux dire... tu sais bien.</text:p>
          </table:table-cell>
          <table:table-cell table:number-columns-repeated="1020"/>
        </table:table-row>
        <table:table-row table:style-name="ro3">
          <table:table-cell office:value-type="string">
            <text:p>cameretta</text:p>
          </table:table-cell>
          <table:table-cell office:value-type="string">
            <text:p>trapano</text:p>
          </table:table-cell>
          <table:table-cell office:value-type="string">
            <text:p>Is this the knob?</text:p>
          </table:table-cell>
          <table:table-cell table:style-name="ce18" office:value-type="string">
            <text:p>C'est ça la boule ?</text:p>
          </table:table-cell>
          <table:table-cell table:number-columns-repeated="1020"/>
        </table:table-row>
        <table:table-row table:style-name="ro3">
          <table:table-cell office:value-type="string">
            <text:p>cameretta</text:p>
          </table:table-cell>
          <table:table-cell/>
          <table:table-cell office:value-type="string">
            <text:p>It's not a crystal ball, that's for sure.</text:p>
          </table:table-cell>
          <table:table-cell table:style-name="ce18" office:value-type="string">
            <text:p>Oui, ce n'est pas une boule de cristal, c'est sûr.</text:p>
          </table:table-cell>
          <table:table-cell table:number-columns-repeated="1020"/>
        </table:table-row>
        <table:table-row table:style-name="ro3">
          <table:table-cell office:value-type="string">
            <text:p>cameretta</text:p>
          </table:table-cell>
          <table:table-cell office:value-type="string">
            <text:p>trapano</text:p>
          </table:table-cell>
          <table:table-cell office:value-type="string">
            <text:p>....</text:p>
          </table:table-cell>
          <table:table-cell table:style-name="ce18" office:value-type="string">
            <text:p>…</text:p>
          </table:table-cell>
          <table:table-cell table:number-columns-repeated="1020"/>
        </table:table-row>
        <table:table-row table:style-name="ro3">
          <table:table-cell office:value-type="string">
            <text:p>cameretta</text:p>
          </table:table-cell>
          <table:table-cell/>
          <table:table-cell office:value-type="string">
            <text:p>I don't get it.</text:p>
          </table:table-cell>
          <table:table-cell table:style-name="ce18" office:value-type="string">
            <text:p>Je ne comprends pas.</text:p>
          </table:table-cell>
          <table:table-cell table:number-columns-repeated="1020"/>
        </table:table-row>
        <table:table-row table:style-name="ro3">
          <table:table-cell office:value-type="string">
            <text:p>cameretta</text:p>
          </table:table-cell>
          <table:table-cell office:value-type="string">
            <text:p>Sigmund Freud</text:p>
          </table:table-cell>
          <table:table-cell office:value-type="string">
            <text:p>Yes, that's the one.</text:p>
          </table:table-cell>
          <table:table-cell table:style-name="ce18" office:value-type="string">
            <text:p>Oui, c'est ça.</text:p>
          </table:table-cell>
          <table:table-cell table:number-columns-repeated="1020"/>
        </table:table-row>
        <table:table-row table:style-name="ro3">
          <table:table-cell office:value-type="string">
            <text:p>cameretta</text:p>
          </table:table-cell>
          <table:table-cell office:value-type="string">
            <text:p>Sigmund Freud</text:p>
          </table:table-cell>
          <table:table-cell office:value-type="string">
            <text:p>It's up to me and you now, knob.</text:p>
          </table:table-cell>
          <table:table-cell table:style-name="ce18" office:value-type="string">
            <text:p>A nous deux, boule.</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cameretta</text:p>
          </table:table-cell>
          <table:table-cell office:value-type="string">
            <text:p>Sigmund Freud</text:p>
          </table:table-cell>
          <table:table-cell office:value-type="string">
            <text:p>One of the movers must have left it here.</text:p>
          </table:table-cell>
          <table:table-cell table:style-name="ce18" office:value-type="string">
            <text:p>L'un des déménageurs a dû la laisser ici.</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cameretta</text:p>
          </table:table-cell>
          <table:table-cell office:value-type="string">
            <text:p>pomello/svita</text:p>
          </table:table-cell>
          <table:table-cell office:value-type="string">
            <text:p>Not before I've found an appropriate bit.</text:p>
          </table:table-cell>
          <table:table-cell table:style-name="ce18" office:value-type="string">
            <text:p>Pas avant d'avoir trouvé un endroit approprié.</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5">
          <table:table-cell office:value-type="string">
            <text:p>cameretta</text:p>
          </table:table-cell>
          <table:table-cell office:value-type="string">
            <text:p>pomello/raccogli</text:p>
          </table:table-cell>
          <table:table-cell office:value-type="string">
            <text:p>A disaster I made with some apricot marmalade years ago.</text:p>
          </table:table-cell>
          <table:table-cell table:style-name="ce18" office:value-type="string">
            <text:p>Un désastre que j'ai causé avec de la marmelade d'abricot il y a quelques années.</text:p>
          </table:table-cell>
          <table:table-cell table:number-columns-repeated="1020"/>
        </table:table-row>
        <table:table-row table:style-name="ro5">
          <table:table-cell office:value-type="string">
            <text:p>cameretta</text:p>
          </table:table-cell>
          <table:table-cell/>
          <table:table-cell office:value-type="string">
            <text:p>I never understood how Ronald's parents could think it was Sigmund Freud's face.</text:p>
          </table:table-cell>
          <table:table-cell table:style-name="ce18" office:value-type="string">
            <text:p>Je n'ai jamais compris comment les parents de Ronald ont pu prendre ça pour le visage de Sigmund Freud.</text:p>
          </table:table-cell>
          <table:table-cell table:number-columns-repeated="1020"/>
        </table:table-row>
        <table:table-row table:style-name="ro1">
          <table:table-cell/>
          <table:table-cell office:value-type="string">
            <text:p>cabinato/gioca</text:p>
          </table:table-cell>
          <table:table-cell/>
          <table:table-cell table:style-name="ce18"/>
          <table:table-cell table:number-columns-repeated="1020"/>
        </table:table-row>
        <table:table-row table:style-name="ro3">
          <table:table-cell office:value-type="string">
            <text:p>cameretta</text:p>
          </table:table-cell>
          <table:table-cell/>
          <table:table-cell office:value-type="string">
            <text:p>Phallic symbols everywhere, right Sig?</text:p>
          </table:table-cell>
          <table:table-cell table:style-name="ce18" office:value-type="string">
            <text:p>Il y a des symboles phalliques partout, pas vrai Sig ?</text:p>
          </table:table-cell>
          <table:table-cell table:number-columns-repeated="1020"/>
        </table:table-row>
        <table:table-row table:style-name="ro1">
          <table:table-cell/>
          <table:table-cell office:value-type="string">
            <text:p>script_iniziale</text:p>
          </table:table-cell>
          <table:table-cell/>
          <table:table-cell table:style-name="ce18"/>
          <table:table-cell table:number-columns-repeated="1020"/>
        </table:table-row>
        <table:table-row table:style-name="ro3">
          <table:table-cell office:value-type="string">
            <text:p>cameretta</text:p>
          </table:table-cell>
          <table:table-cell office:value-type="string">
            <text:p>script_iniziale</text:p>
          </table:table-cell>
          <table:table-cell office:value-type="string">
            <text:p>Man, what an epic fail.</text:p>
          </table:table-cell>
          <table:table-cell table:style-name="ce18" office:value-type="string">
            <text:p>Un échec cuisant mon pote.</text:p>
          </table:table-cell>
          <table:table-cell table:number-columns-repeated="1020"/>
        </table:table-row>
        <table:table-row table:style-name="ro6">
          <table:table-cell table:style-name="ce3" office:value-type="string">
            <text:p>cameretta</text:p>
          </table:table-cell>
          <table:table-cell office:value-type="string">
            <text:p>script_iniziale</text:p>
          </table:table-cell>
          <table:table-cell table:style-name="ce11" office:value-type="string">
            <text:p>I absolutely need the help of someone stronger than me. I've got no other choice.</text:p>
          </table:table-cell>
          <table:table-cell table:style-name="ce11" office:value-type="string">
            <text:p>J'ai absolument besoin de l'aide de quelqu'un de plus fort que moi. Je n'ai pas le choix…</text:p>
          </table:table-cell>
          <table:table-cell table:style-name="ce23" table:number-columns-repeated="1019"/>
          <table:table-cell/>
        </table:table-row>
        <table:table-row table:style-name="ro1">
          <table:table-cell table:number-columns-repeated="3"/>
          <table:table-cell table:style-name="ce18"/>
          <table:table-cell table:number-columns-repeated="1020"/>
        </table:table-row>
        <table:table-row table:style-name="ro1">
          <table:table-cell office:value-type="string">
            <text:p>cameretta</text:p>
          </table:table-cell>
          <table:table-cell office:value-type="string">
            <text:p>cofano/apri</text:p>
          </table:table-cell>
          <table:table-cell/>
          <table:table-cell table:style-name="ce18"/>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cameretta</text:p>
          </table:table-cell>
          <table:table-cell office:value-type="string">
            <text:p>carbone</text:p>
          </table:table-cell>
          <table:table-cell office:value-type="string">
            <text:p>Do you think this is the right moment to play games?</text:p>
          </table:table-cell>
          <table:table-cell table:style-name="ce18" office:value-type="string">
            <text:p>Tu crois vraiment que c'est le bon moment pour jouer à des jeux?</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4">
          <table:table-cell office:value-type="string">
            <text:p>cameretta_ronald</text:p>
          </table:table-cell>
          <table:table-cell office:value-type="string">
            <text:p>carbone</text:p>
          </table:table-cell>
          <table:table-cell office:value-type="string">
            <text:p>Ronald?</text:p>
          </table:table-cell>
          <table:table-cell table:style-name="ce12" office:value-type="string">
            <text:p>Ronald ?</text:p>
          </table:table-cell>
          <table:table-cell table:number-columns-repeated="1020"/>
        </table:table-row>
        <table:table-row table:style-name="ro4">
          <table:table-cell office:value-type="string">
            <text:p>cameretta_ronald</text:p>
          </table:table-cell>
          <table:table-cell/>
          <table:table-cell office:value-type="string">
            <text:p>Ronald, wake up.</text:p>
          </table:table-cell>
          <table:table-cell table:style-name="ce12" office:value-type="string">
            <text:p>Ronald, réveille-toi.</text:p>
          </table:table-cell>
          <table:table-cell table:number-columns-repeated="1020"/>
        </table:table-row>
        <table:table-row table:style-name="ro4">
          <table:table-cell office:value-type="string">
            <text:p>cameretta_ronald</text:p>
          </table:table-cell>
          <table:table-cell office:value-type="string">
            <text:p>carbone</text:p>
          </table:table-cell>
          <table:table-cell office:value-type="string">
            <text:p>Ronald, it's me: Skinny.</text:p>
          </table:table-cell>
          <table:table-cell table:style-name="ce12" office:value-type="string">
            <text:p>Ronald, c'est moi : Skinny.</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1">
          <table:table-cell office:value-type="string">
            <text:p>cantiere</text:p>
          </table:table-cell>
          <table:table-cell office:value-type="string">
            <text:p>carbone</text:p>
          </table:table-cell>
          <table:table-cell/>
          <table:table-cell table:style-name="ce18"/>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cantiere</text:p>
          </table:table-cell>
          <table:table-cell office:value-type="string">
            <text:p>betoniera/accendi</text:p>
          </table:table-cell>
          <table:table-cell office:value-type="string">
            <text:p>State-of-the-art technology, no doubt about it.</text:p>
          </table:table-cell>
          <table:table-cell table:style-name="ce18" office:value-type="string">
            <text:p>Technologie de pointe, sans aucun doute.</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5">
          <table:table-cell office:value-type="string">
            <text:p>cantiere</text:p>
          </table:table-cell>
          <table:table-cell office:value-type="string">
            <text:p>piccioni</text:p>
          </table:table-cell>
          <table:table-cell office:value-type="string">
            <text:p>I really hope you never miss finding it in your Christmas stocking.</text:p>
          </table:table-cell>
          <table:table-cell table:style-name="ce18" office:value-type="string">
            <text:p>J'espère vraiment que tu ne manqueras jamais d'en trouver dans tes petits souliers.</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cantiere</text:p>
          </table:table-cell>
          <table:table-cell office:value-type="string">
            <text:p>piccioni</text:p>
          </table:table-cell>
          <table:table-cell office:value-type="string">
            <text:p>Where is my flying broomstick now?</text:p>
          </table:table-cell>
          <table:table-cell table:style-name="ce18" office:value-type="string">
            <text:p>Où est mon balai volant maintenant ?</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cantiere</text:p>
          </table:table-cell>
          <table:table-cell office:value-type="string">
            <text:p>piccioni</text:p>
          </table:table-cell>
          <table:table-cell office:value-type="string">
            <text:p>It's a hard life now that everyone pushes renewable energy.</text:p>
          </table:table-cell>
          <table:table-cell table:style-name="ce18" office:value-type="string">
            <text:p>La vie doit être dure maintenant avec l'énergie renouvelable.</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cantiere</text:p>
          </table:table-cell>
          <table:table-cell office:value-type="string">
            <text:p>piccioni</text:p>
          </table:table-cell>
          <table:table-cell office:value-type="string">
            <text:p>If you have a gangster past, maybe now's the time to mention it.</text:p>
          </table:table-cell>
          <table:table-cell table:style-name="ce18" office:value-type="string">
            <text:p>Si tu as un passé de gangster, c'est le moment de le mentionner.</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cantiere</text:p>
          </table:table-cell>
          <table:table-cell office:value-type="string">
            <text:p>megafono</text:p>
          </table:table-cell>
          <table:table-cell office:value-type="string">
            <text:p>Look at them, with those little bloodthirsty killer eyes.</text:p>
          </table:table-cell>
          <table:table-cell table:style-name="ce18" office:value-type="string">
            <text:p>Regardez-les, avec leurs petits yeux d'assassins sanguinaires.</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cantiere</text:p>
          </table:table-cell>
          <table:table-cell office:value-type="string">
            <text:p>megafono</text:p>
          </table:table-cell>
          <table:table-cell office:value-type="string">
            <text:p>I sure wouldn't want them to leave some 'memento' on me.</text:p>
          </table:table-cell>
          <table:table-cell table:style-name="ce18" office:value-type="string">
            <text:p>Je ne voudrais pas qu'ils laissent un petit « souvenir » sur moi.</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cantiere</text:p>
          </table:table-cell>
          <table:table-cell office:value-type="string">
            <text:p>megafono</text:p>
          </table:table-cell>
          <table:table-cell office:value-type="string">
            <text:p>You've just defined a new standard for the word 'stupidity'.</text:p>
          </table:table-cell>
          <table:table-cell table:style-name="ce18" office:value-type="string">
            <text:p>Tu viens de donner une définition nouvelle au mot « stupidité ».</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cantiere</text:p>
          </table:table-cell>
          <table:table-cell office:value-type="string">
            <text:p>tubi metallici</text:p>
          </table:table-cell>
          <table:table-cell office:value-type="string">
            <text:p>Let's leave them to their intimacy.</text:p>
          </table:table-cell>
          <table:table-cell table:style-name="ce18" office:value-type="string">
            <text:p>Laissons-les à leur intimité.</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cantiere</text:p>
          </table:table-cell>
          <table:table-cell office:value-type="string">
            <text:p>tubi metallici</text:p>
          </table:table-cell>
          <table:table-cell office:value-type="string">
            <text:p>These seniors today really don't need for anything.</text:p>
          </table:table-cell>
          <table:table-cell table:style-name="ce18" office:value-type="string">
            <text:p>Les séniors aujourd'hui ne font pas les choses à moitié.</text:p>
          </table:table-cell>
          <table:table-cell table:number-columns-repeated="1020"/>
        </table:table-row>
        <table:table-row table:style-name="ro1">
          <table:table-cell/>
          <table:table-cell office:value-type="string">
            <text:p>tubi metallici</text:p>
          </table:table-cell>
          <table:table-cell/>
          <table:table-cell table:style-name="ce18"/>
          <table:table-cell table:number-columns-repeated="1020"/>
        </table:table-row>
        <table:table-row table:style-name="ro3">
          <table:table-cell office:value-type="string">
            <text:p>cantiere</text:p>
          </table:table-cell>
          <table:table-cell office:value-type="string">
            <text:p>tubi metallici</text:p>
          </table:table-cell>
          <table:table-cell office:value-type="string">
            <text:p>Let's let the workers have their well-deserved and absolutely unexpected peace and quiet.</text:p>
          </table:table-cell>
          <table:table-cell table:style-name="ce18" office:value-type="string">
            <text:p>Laissons les ouvriers profiter de ce calme bien mérité et absolument inattendu.</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5">
          <table:table-cell office:value-type="string">
            <text:p>cantiere</text:p>
          </table:table-cell>
          <table:table-cell office:value-type="string">
            <text:p>tubi metallici</text:p>
          </table:table-cell>
          <table:table-cell office:value-type="string">
            <text:p>If you're suggesting I talk into it, I'll inform you that such an action would be completely wrong.</text:p>
          </table:table-cell>
          <table:table-cell table:style-name="ce18" office:value-type="string">
            <text:p>Si tu suggères que je dois parler là-dedans, laisse-moi t'informer qu'une telle action serait vraiment une mauvaise chose.</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6">
          <table:table-cell office:value-type="string">
            <text:p>cantiere</text:p>
          </table:table-cell>
          <table:table-cell office:value-type="string">
            <text:p>cane</text:p>
          </table:table-cell>
          <table:table-cell table:style-name="ce12" office:value-type="string">
            <text:p>These are pipes of various sizes. I suppose they are for the sewers or something like that.</text:p>
          </table:table-cell>
          <table:table-cell table:style-name="ce18" office:value-type="string">
            <text:p>Des tuyaux de différentes tailles. Je suppose que c'est pour les égouts ou quelque chose comme ça.</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cantiere</text:p>
          </table:table-cell>
          <table:table-cell office:value-type="string">
            <text:p>cane</text:p>
          </table:table-cell>
          <table:table-cell office:value-type="string">
            <text:p>They're a bit musty, but I'll make the effort.</text:p>
          </table:table-cell>
          <table:table-cell table:style-name="ce18" office:value-type="string">
            <text:p>Ils sont un peu moisis, mais je vais faire un effort.</text:p>
          </table:table-cell>
          <table:table-cell table:number-columns-repeated="1020"/>
        </table:table-row>
        <table:table-row table:style-name="ro5">
          <table:table-cell office:value-type="string">
            <text:p>cantiere</text:p>
          </table:table-cell>
          <table:table-cell/>
          <table:table-cell office:value-type="string">
            <text:p>Erm... just another small interruption to tell you that it may sometimes be possible to pick up the same object more than once.</text:p>
          </table:table-cell>
          <table:table-cell table:style-name="ce18" office:value-type="string">
            <text:p>Erm... juste une autre petite interruption pour vous dire qu'il est parfois possible de ramasser plusieurs fois le même objet.</text:p>
          </table:table-cell>
          <table:table-cell table:number-columns-repeated="1020"/>
        </table:table-row>
        <table:table-row table:style-name="ro5">
          <table:table-cell office:value-type="string">
            <text:p>cantiere</text:p>
          </table:table-cell>
          <table:table-cell office:value-type="string">
            <text:p>cieco</text:p>
          </table:table-cell>
          <table:table-cell office:value-type="string">
            <text:p>Another belated circumstance where you show your negligence, but thanks for the tip.</text:p>
          </table:table-cell>
          <table:table-cell table:style-name="ce18" office:value-type="string">
            <text:p>Une autre circonstance tardive où vous montrer votre négligence, mais merci pour le conseil.</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5">
          <table:table-cell office:value-type="string">
            <text:p>cantiere</text:p>
          </table:table-cell>
          <table:table-cell office:value-type="string">
            <text:p>cieco</text:p>
          </table:table-cell>
          <table:table-cell office:value-type="string">
            <text:p>My track record with hydraulics isn't exactly filled with memorable results.</text:p>
          </table:table-cell>
          <table:table-cell table:style-name="ce18" office:value-type="string">
            <text:p>Mon expérience avec la plomberie n'est pas exactement remplie de résultats mémorables.</text:p>
          </table:table-cell>
          <table:table-cell table:number-columns-repeated="1020"/>
        </table:table-row>
        <table:table-row table:style-name="ro1">
          <table:table-cell/>
          <table:table-cell office:value-type="string">
            <text:p>cieco</text:p>
          </table:table-cell>
          <table:table-cell/>
          <table:table-cell table:style-name="ce18"/>
          <table:table-cell table:number-columns-repeated="1020"/>
        </table:table-row>
        <table:table-row table:style-name="ro3">
          <table:table-cell office:value-type="string">
            <text:p>cantiere</text:p>
          </table:table-cell>
          <table:table-cell office:value-type="string">
            <text:p>cieco</text:p>
          </table:table-cell>
          <table:table-cell office:value-type="string">
            <text:p>He seems a little anxious to me.</text:p>
          </table:table-cell>
          <table:table-cell table:style-name="ce18" office:value-type="string">
            <text:p>Il a l'air un peu anxieux on dirait.</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cantiere</text:p>
          </table:table-cell>
          <table:table-cell office:value-type="string">
            <text:p>cieco</text:p>
          </table:table-cell>
          <table:table-cell office:value-type="string">
            <text:p>Dogs and bones aren't the best combination. It would better to leave it alone.</text:p>
          </table:table-cell>
          <table:table-cell table:style-name="ce18" office:value-type="string">
            <text:p>Les chiens et les os ne font pas bon ménage. Il vaut mieux le laisser tranquille.</text:p>
          </table:table-cell>
          <table:table-cell table:number-columns-repeated="1020"/>
        </table:table-row>
        <table:table-row table:style-name="ro1">
          <table:table-cell/>
          <table:table-cell office:value-type="string">
            <text:p>cieco</text:p>
          </table:table-cell>
          <table:table-cell/>
          <table:table-cell table:style-name="ce18"/>
          <table:table-cell table:number-columns-repeated="1020"/>
        </table:table-row>
        <table:table-row table:style-name="ro3">
          <table:table-cell office:value-type="string">
            <text:p>cantiere</text:p>
          </table:table-cell>
          <table:table-cell office:value-type="string">
            <text:p>cieco</text:p>
          </table:table-cell>
          <table:table-cell office:value-type="string">
            <text:p>Even his blindness never gets him down.</text:p>
          </table:table-cell>
          <table:table-cell table:style-name="ce18" office:value-type="string">
            <text:p>Même avec sa cécité, il ne lâche rien.</text:p>
          </table:table-cell>
          <table:table-cell table:number-columns-repeated="1020"/>
        </table:table-row>
        <table:table-row table:style-name="ro1">
          <table:table-cell/>
          <table:table-cell office:value-type="string">
            <text:p>cieco</text:p>
          </table:table-cell>
          <table:table-cell/>
          <table:table-cell table:style-name="ce18"/>
          <table:table-cell table:number-columns-repeated="1020"/>
        </table:table-row>
        <table:table-row table:style-name="ro3">
          <table:table-cell office:value-type="string">
            <text:p>cantiere</text:p>
          </table:table-cell>
          <table:table-cell office:value-type="string">
            <text:p>cieco</text:p>
          </table:table-cell>
          <table:table-cell office:value-type="string">
            <text:p>Sorry sir, can I bother you for a second?</text:p>
          </table:table-cell>
          <table:table-cell table:style-name="ce18" office:value-type="string">
            <text:p>Pardonnez-moi monsieur, puis-je vous déranger une seconde ?</text:p>
          </table:table-cell>
          <table:table-cell table:number-columns-repeated="1020"/>
        </table:table-row>
        <table:table-row table:style-name="ro3">
          <table:table-cell office:value-type="string">
            <text:p>cantiere</text:p>
          </table:table-cell>
          <table:table-cell/>
          <table:table-cell office:value-type="string">
            <text:p>Don't you see I'm really busy right now, boy? Are you blind?</text:p>
          </table:table-cell>
          <table:table-cell table:style-name="ce18" office:value-type="string">
            <text:p>Ne vois-tu pas que je suis occupé, mon garçon ? Es-tu aveugle ?</text:p>
          </table:table-cell>
          <table:table-cell table:number-columns-repeated="1020"/>
        </table:table-row>
        <table:table-row table:style-name="ro3">
          <table:table-cell office:value-type="string">
            <text:p>cantiere</text:p>
          </table:table-cell>
          <table:table-cell office:value-type="string">
            <text:p>dragone</text:p>
          </table:table-cell>
          <table:table-cell office:value-type="string">
            <text:p>Tell me this is a joke.</text:p>
          </table:table-cell>
          <table:table-cell table:style-name="ce18" office:value-type="string">
            <text:p>Dites-moi que c'est une blague.</text:p>
          </table:table-cell>
          <table:table-cell table:number-columns-repeated="1020"/>
        </table:table-row>
        <table:table-row table:style-name="ro1">
          <table:table-cell/>
          <table:table-cell office:value-type="string">
            <text:p>dragone</text:p>
          </table:table-cell>
          <table:table-cell/>
          <table:table-cell table:style-name="ce18"/>
          <table:table-cell table:number-columns-repeated="1020"/>
        </table:table-row>
        <table:table-row table:style-name="ro3">
          <table:table-cell office:value-type="string">
            <text:p>cantiere</text:p>
          </table:table-cell>
          <table:table-cell office:value-type="string">
            <text:p>dragone</text:p>
          </table:table-cell>
          <table:table-cell office:value-type="string">
            <text:p>Come on, let's get a move on! Don't laze around!</text:p>
          </table:table-cell>
          <table:table-cell table:style-name="ce18" office:value-type="string">
            <text:p>Allez, bougez-vous ! Arrêtez de feignanter !</text:p>
          </table:table-cell>
          <table:table-cell table:number-columns-repeated="1020"/>
        </table:table-row>
        <table:table-row table:style-name="ro3">
          <table:table-cell office:value-type="string">
            <text:p>cantiere</text:p>
          </table:table-cell>
          <table:table-cell/>
          <table:table-cell office:value-type="string">
            <text:p>When we were at war, we dug the pits with our bare hands!</text:p>
          </table:table-cell>
          <table:table-cell table:style-name="ce18" office:value-type="string">
            <text:p>Pendant la guerre, on creusait les tranchées à mains nues !</text:p>
          </table:table-cell>
          <table:table-cell table:number-columns-repeated="1020"/>
        </table:table-row>
        <table:table-row table:style-name="ro3">
          <table:table-cell office:value-type="string">
            <text:p>cantiere</text:p>
          </table:table-cell>
          <table:table-cell office:value-type="string">
            <text:p>dragone</text:p>
          </table:table-cell>
          <table:table-cell office:value-type="string">
            <text:p>Hey, that's a banana, not a hammer!</text:p>
          </table:table-cell>
          <table:table-cell table:style-name="ce18" office:value-type="string">
            <text:p>Hé, c'est une banane ça, pas un marteau !</text:p>
          </table:table-cell>
          <table:table-cell table:number-columns-repeated="1020"/>
        </table:table-row>
        <table:table-row table:style-name="ro3">
          <table:table-cell office:value-type="string">
            <text:p>cantiere</text:p>
          </table:table-cell>
          <table:table-cell office:value-type="string">
            <text:p>dragone</text:p>
          </table:table-cell>
          <table:table-cell office:value-type="string">
            <text:p>And I fought for years in the union for people like you?</text:p>
          </table:table-cell>
          <table:table-cell table:style-name="ce18" office:value-type="string">
            <text:p>J'ai lutté pendant des années dans le syndicat pour des gens comme vous ?</text:p>
          </table:table-cell>
          <table:table-cell table:number-columns-repeated="1020"/>
        </table:table-row>
        <table:table-row table:style-name="ro3">
          <table:table-cell office:value-type="string">
            <text:p>cantiere</text:p>
          </table:table-cell>
          <table:table-cell office:value-type="string">
            <text:p>dragone</text:p>
          </table:table-cell>
          <table:table-cell office:value-type="string">
            <text:p>Back in my day, the screws were tightened clockwise!</text:p>
          </table:table-cell>
          <table:table-cell table:style-name="ce18" office:value-type="string">
            <text:p>De mon temps, on serrait les vis dans le sens des aiguilles d'une montre !</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5">
          <table:table-cell office:value-type="string">
            <text:p>casa_albero</text:p>
          </table:table-cell>
          <table:table-cell office:value-type="string">
            <text:p>manifesto</text:p>
          </table:table-cell>
          <table:table-cell office:value-type="string">
            <text:p>In Oriental mythology, the dragon is a symbol of balance and wisdom.</text:p>
          </table:table-cell>
          <table:table-cell table:style-name="ce18" office:value-type="string">
            <text:p>Dans la mythologie orientale, le dragon est un symbole d'équilibre et de sagesse.</text:p>
          </table:table-cell>
          <table:table-cell table:number-columns-repeated="1020"/>
        </table:table-row>
        <table:table-row table:style-name="ro3">
          <table:table-cell office:value-type="string">
            <text:p>casa_albero</text:p>
          </table:table-cell>
          <table:table-cell office:value-type="string">
            <text:p>manifesto</text:p>
          </table:table-cell>
          <table:table-cell office:value-type="string">
            <text:p>But not even a talisman this size could make up for your stupidity.</text:p>
          </table:table-cell>
          <table:table-cell table:style-name="ce18" office:value-type="string">
            <text:p>Mais même un « talisman » de cette taille ne pourrait rien contre ta stupidité.</text:p>
          </table:table-cell>
          <table:table-cell table:number-columns-repeated="1020"/>
        </table:table-row>
        <table:table-row table:style-name="ro3">
          <table:table-cell office:value-type="string">
            <text:p>casa_albero</text:p>
          </table:table-cell>
          <table:table-cell office:value-type="string">
            <text:p>manifesto</text:p>
          </table:table-cell>
          <table:table-cell office:value-type="string">
            <text:p>Unfortunately for me.</text:p>
          </table:table-cell>
          <table:table-cell table:style-name="ce18" office:value-type="string">
            <text:p>Malheureusement pour moi.</text:p>
          </table:table-cell>
          <table:table-cell table:number-columns-repeated="1020"/>
        </table:table-row>
        <table:table-row table:style-name="ro1">
          <table:table-cell/>
          <table:table-cell office:value-type="string">
            <text:p>manifesto</text:p>
          </table:table-cell>
          <table:table-cell/>
          <table:table-cell table:style-name="ce18"/>
          <table:table-cell table:number-columns-repeated="1020"/>
        </table:table-row>
        <table:table-row table:style-name="ro3">
          <table:table-cell office:value-type="string">
            <text:p>casa_albero</text:p>
          </table:table-cell>
          <table:table-cell/>
          <table:table-cell office:value-type="string">
            <text:p>Shenron, revive Krilin!</text:p>
          </table:table-cell>
          <table:table-cell table:style-name="ce18" office:value-type="string">
            <text:p>Shenron, ressuscite Krilin !</text:p>
          </table:table-cell>
          <table:table-cell table:number-columns-repeated="1020"/>
        </table:table-row>
        <table:table-row table:style-name="ro3">
          <table:table-cell office:value-type="string">
            <text:p>casa_albero</text:p>
          </table:table-cell>
          <table:table-cell office:value-type="string">
            <text:p>manifesto</text:p>
          </table:table-cell>
          <table:table-cell office:value-type="string">
            <text:p>Don't get smart with me.</text:p>
          </table:table-cell>
          <table:table-cell table:style-name="ce18" office:value-type="string">
            <text:p>Ne jouez pas au plus malin avec moi.</text:p>
          </table:table-cell>
          <table:table-cell table:number-columns-repeated="1020"/>
        </table:table-row>
        <table:table-row table:style-name="ro3">
          <table:table-cell office:value-type="string">
            <text:p>casa_albero</text:p>
          </table:table-cell>
          <table:table-cell/>
          <table:table-cell office:value-type="string">
            <text:p>It is time that you stop.</text:p>
          </table:table-cell>
          <table:table-cell table:style-name="ce18" office:value-type="string">
            <text:p>Il est temps de vous arrêter.</text:p>
          </table:table-cell>
          <table:table-cell table:number-columns-repeated="1020"/>
        </table:table-row>
        <table:table-row table:style-name="ro1">
          <table:table-cell/>
          <table:table-cell office:value-type="string">
            <text:p>manifesto</text:p>
          </table:table-cell>
          <table:table-cell/>
          <table:table-cell table:style-name="ce18"/>
          <table:table-cell table:number-columns-repeated="1020"/>
        </table:table-row>
        <table:table-row table:style-name="ro3">
          <table:table-cell office:value-type="string">
            <text:p>casa_albero</text:p>
          </table:table-cell>
          <table:table-cell/>
          <table:table-cell office:value-type="string">
            <text:p>It says 'birthday cake'.</text:p>
          </table:table-cell>
          <table:table-cell table:style-name="ce18" office:value-type="string">
            <text:p>Il est écrit « gâteau d'anniversaire ».</text:p>
          </table:table-cell>
          <table:table-cell table:number-columns-repeated="1020"/>
        </table:table-row>
        <table:table-row table:style-name="ro3">
          <table:table-cell office:value-type="string">
            <text:p>casa_albero</text:p>
          </table:table-cell>
          <table:table-cell office:value-type="string">
            <text:p>manifesto</text:p>
          </table:table-cell>
          <table:table-cell office:value-type="string">
            <text:p>I don't know what I expected, but I'm disappointed.</text:p>
          </table:table-cell>
          <table:table-cell table:style-name="ce18" office:value-type="string">
            <text:p>Je ne sais pas à quoi je m'attendais, mais je suis déçu.</text:p>
          </table:table-cell>
          <table:table-cell table:number-columns-repeated="1020"/>
        </table:table-row>
        <table:table-row table:style-name="ro3">
          <table:table-cell office:value-type="string">
            <text:p>casa_albero</text:p>
          </table:table-cell>
          <table:table-cell office:value-type="string">
            <text:p>manifesto</text:p>
          </table:table-cell>
          <table:table-cell office:value-type="string">
            <text:p>Wait a minute...</text:p>
          </table:table-cell>
          <table:table-cell table:style-name="ce18" office:value-type="string">
            <text:p>Attends une minute...</text:p>
          </table:table-cell>
          <table:table-cell table:number-columns-repeated="1020"/>
        </table:table-row>
        <table:table-row table:style-name="ro3">
          <table:table-cell office:value-type="string">
            <text:p>casa_albero</text:p>
          </table:table-cell>
          <table:table-cell office:value-type="string">
            <text:p>manifesto</text:p>
          </table:table-cell>
          <table:table-cell office:value-type="string">
            <text:p>Since when do I speak Chinese?</text:p>
          </table:table-cell>
          <table:table-cell table:style-name="ce18" office:value-type="string">
            <text:p>Depuis quand je parle chinois ?</text:p>
          </table:table-cell>
          <table:table-cell table:number-columns-repeated="1020"/>
        </table:table-row>
        <table:table-row table:style-name="ro1">
          <table:table-cell/>
          <table:table-cell office:value-type="string">
            <text:p>manifesto</text:p>
          </table:table-cell>
          <table:table-cell/>
          <table:table-cell table:style-name="ce18"/>
          <table:table-cell table:number-columns-repeated="1020"/>
        </table:table-row>
        <table:table-row table:style-name="ro3">
          <table:table-cell office:value-type="string">
            <text:p>casa_albero</text:p>
          </table:table-cell>
          <table:table-cell/>
          <table:table-cell office:value-type="string">
            <text:p>You've been a very bad boy. No birthday cake for you.</text:p>
          </table:table-cell>
          <table:table-cell table:style-name="ce18" office:value-type="string">
            <text:p>Tu as été un vilain garçon. Pas de gâteau d'anniversaire pour toi.</text:p>
          </table:table-cell>
          <table:table-cell table:number-columns-repeated="1020"/>
        </table:table-row>
        <table:table-row table:style-name="ro1">
          <table:table-cell/>
          <table:table-cell office:value-type="string">
            <text:p>manifesto</text:p>
          </table:table-cell>
          <table:table-cell/>
          <table:table-cell table:style-name="ce18"/>
          <table:table-cell table:number-columns-repeated="1020"/>
        </table:table-row>
        <table:table-row table:style-name="ro4">
          <table:table-cell office:value-type="string">
            <text:p>casa_albero</text:p>
          </table:table-cell>
          <table:table-cell/>
          <table:table-cell table:style-name="ce12" office:value-type="string">
            <text:p>I don't think this kind of thing has any purpose besides decoration.</text:p>
          </table:table-cell>
          <table:table-cell table:style-name="ce18" office:value-type="string">
            <text:p>Je ne crois pas que ça serve à autre chose que pour décorer.</text:p>
          </table:table-cell>
          <table:table-cell table:number-columns-repeated="1020"/>
        </table:table-row>
        <table:table-row table:style-name="ro1">
          <table:table-cell/>
          <table:table-cell office:value-type="string">
            <text:p>manifesto</text:p>
          </table:table-cell>
          <table:table-cell/>
          <table:table-cell table:style-name="ce18"/>
          <table:table-cell table:number-columns-repeated="1020"/>
        </table:table-row>
        <table:table-row table:style-name="ro3">
          <table:table-cell office:value-type="string">
            <text:p>casa_albero</text:p>
          </table:table-cell>
          <table:table-cell/>
          <table:table-cell office:value-type="string">
            <text:p>'I hate ideograms'.</text:p>
          </table:table-cell>
          <table:table-cell table:style-name="ce18" office:value-type="string">
            <text:p>« Je déteste les idéogrammes ».</text:p>
          </table:table-cell>
          <table:table-cell table:number-columns-repeated="1020"/>
        </table:table-row>
        <table:table-row table:style-name="ro5">
          <table:table-cell office:value-type="string">
            <text:p>casa_albero</text:p>
          </table:table-cell>
          <table:table-cell office:value-type="string">
            <text:p>pugnale</text:p>
          </table:table-cell>
          <table:table-cell table:style-name="ce12" office:value-type="string">
            <text:p>I suppose it's the first thing Chinese students learn to write.</text:p>
          </table:table-cell>
          <table:table-cell table:style-name="ce18" office:value-type="string">
            <text:p>Je suppose que c'est la première chose que les étudiants en chinois apprennent à écrire.</text:p>
          </table:table-cell>
          <table:table-cell table:number-columns-repeated="1020"/>
        </table:table-row>
        <table:table-row table:style-name="ro3">
          <table:table-cell office:value-type="string">
            <text:p>casa_albero</text:p>
          </table:table-cell>
          <table:table-cell office:value-type="string">
            <text:p>pugnale</text:p>
          </table:table-cell>
          <table:table-cell office:value-type="string">
            <text:p>Wait a minute...</text:p>
          </table:table-cell>
          <table:table-cell table:style-name="ce18" office:value-type="string">
            <text:p>Attends une minute...</text:p>
          </table:table-cell>
          <table:table-cell table:number-columns-repeated="1020"/>
        </table:table-row>
        <table:table-row table:style-name="ro3">
          <table:table-cell office:value-type="string">
            <text:p>casa_albero</text:p>
          </table:table-cell>
          <table:table-cell/>
          <table:table-cell office:value-type="string">
            <text:p>Since when do I speak Chinese?</text:p>
          </table:table-cell>
          <table:table-cell table:style-name="ce18" office:value-type="string">
            <text:p>Depuis quand je parle chinois ?</text:p>
          </table:table-cell>
          <table:table-cell table:number-columns-repeated="1020"/>
        </table:table-row>
        <table:table-row table:style-name="ro1">
          <table:table-cell/>
          <table:table-cell office:value-type="string">
            <text:p>pugnale</text:p>
          </table:table-cell>
          <table:table-cell/>
          <table:table-cell table:style-name="ce18"/>
          <table:table-cell table:number-columns-repeated="1020"/>
        </table:table-row>
        <table:table-row table:style-name="ro3">
          <table:table-cell office:value-type="string">
            <text:p>casa_albero</text:p>
          </table:table-cell>
          <table:table-cell/>
          <table:table-cell office:value-type="string">
            <text:p>If I find one that says 'Kick my ass' I promise I'll give it to you as a gift.</text:p>
          </table:table-cell>
          <table:table-cell table:style-name="ce18" office:value-type="string">
            <text:p>Si j'en trouve un qui dit « Botte-moi le cul » je te promets de te l'offrir en cadeau.</text:p>
          </table:table-cell>
          <table:table-cell table:number-columns-repeated="1020"/>
        </table:table-row>
        <table:table-row table:style-name="ro1">
          <table:table-cell/>
          <table:table-cell office:value-type="string">
            <text:p>pugnale</text:p>
          </table:table-cell>
          <table:table-cell/>
          <table:table-cell table:style-name="ce18"/>
          <table:table-cell table:number-columns-repeated="1020"/>
        </table:table-row>
        <table:table-row table:style-name="ro4">
          <table:table-cell office:value-type="string">
            <text:p>casa_albero</text:p>
          </table:table-cell>
          <table:table-cell office:value-type="string">
            <text:p>pugnale</text:p>
          </table:table-cell>
          <table:table-cell table:style-name="ce12" office:value-type="string">
            <text:p>I don't think this kind of thing has any purpose besides decoration.</text:p>
          </table:table-cell>
          <table:table-cell table:style-name="ce18" office:value-type="string">
            <text:p>Je ne crois pas que ça serve à autre chose que pour décorer.</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casa_albero</text:p>
          </table:table-cell>
          <table:table-cell office:value-type="string">
            <text:p>eremita</text:p>
          </table:table-cell>
          <table:table-cell office:value-type="string">
            <text:p>It was probably thrown by an amateur hitman...</text:p>
          </table:table-cell>
          <table:table-cell table:style-name="ce18" office:value-type="string">
            <text:p>Probablement lancé par un Hitman débutant...</text:p>
          </table:table-cell>
          <table:table-cell table:number-columns-repeated="1020"/>
        </table:table-row>
        <table:table-row table:style-name="ro3">
          <table:table-cell office:value-type="string">
            <text:p>casa_albero</text:p>
          </table:table-cell>
          <table:table-cell/>
          <table:table-cell office:value-type="string">
            <text:p>...with serious sight problems.</text:p>
          </table:table-cell>
          <table:table-cell table:style-name="ce18" office:value-type="string">
            <text:p>...avec de graves problèmes de vue.</text:p>
          </table:table-cell>
          <table:table-cell table:number-columns-repeated="1020"/>
        </table:table-row>
        <table:table-row table:style-name="ro1">
          <table:table-cell/>
          <table:table-cell office:value-type="string">
            <text:p>eremita</text:p>
          </table:table-cell>
          <table:table-cell/>
          <table:table-cell table:style-name="ce18"/>
          <table:table-cell table:number-columns-repeated="1020"/>
        </table:table-row>
        <table:table-row table:style-name="ro3">
          <table:table-cell office:value-type="string">
            <text:p>casa_albero</text:p>
          </table:table-cell>
          <table:table-cell office:value-type="string">
            <text:p>eremita</text:p>
          </table:table-cell>
          <table:table-cell office:value-type="string">
            <text:p>It's too high, I can't reach it.</text:p>
          </table:table-cell>
          <table:table-cell table:style-name="ce18" office:value-type="string">
            <text:p>C'est trop haut, je ne peux pas l'atteindre.</text:p>
          </table:table-cell>
          <table:table-cell table:number-columns-repeated="1020"/>
        </table:table-row>
        <table:table-row table:style-name="ro1">
          <table:table-cell/>
          <table:table-cell office:value-type="string">
            <text:p>eremita</text:p>
          </table:table-cell>
          <table:table-cell/>
          <table:table-cell table:style-name="ce18"/>
          <table:table-cell table:number-columns-repeated="1020"/>
        </table:table-row>
        <table:table-row table:style-name="ro5">
          <table:table-cell office:value-type="string">
            <text:p>casa_albero</text:p>
          </table:table-cell>
          <table:table-cell office:value-type="string">
            <text:p>eremita</text:p>
          </table:table-cell>
          <table:table-cell office:value-type="string">
            <text:p>I could probably do worse, but it'd be difficult and I don't wanna risk it.</text:p>
          </table:table-cell>
          <table:table-cell table:style-name="ce18" office:value-type="string">
            <text:p>Je pourrais probablement faire pire, mais ce serait difficile et je ne veux pas prendre le risque.</text:p>
          </table:table-cell>
          <table:table-cell table:number-columns-repeated="1020"/>
        </table:table-row>
        <table:table-row table:style-name="ro3">
          <table:table-cell office:value-type="string">
            <text:p>casa_albero</text:p>
          </table:table-cell>
          <table:table-cell office:value-type="string">
            <text:p>eremita</text:p>
          </table:table-cell>
          <table:table-cell office:value-type="string">
            <text:p>When I play darts that badly, at least my excuse is that I'm just getting out of the shower.</text:p>
          </table:table-cell>
          <table:table-cell table:style-name="ce18" office:value-type="string">
            <text:p>Quand je joue mal aux fléchettes, j'ai au moins l'excuse de sortir de la douche.</text:p>
          </table:table-cell>
          <table:table-cell table:number-columns-repeated="1020"/>
        </table:table-row>
        <table:table-row table:style-name="ro1">
          <table:table-cell/>
          <table:table-cell office:value-type="string">
            <text:p>eremita</text:p>
          </table:table-cell>
          <table:table-cell/>
          <table:table-cell table:style-name="ce18"/>
          <table:table-cell table:number-columns-repeated="1020"/>
        </table:table-row>
        <table:table-row table:style-name="ro3">
          <table:table-cell office:value-type="string">
            <text:p>casa_albero</text:p>
          </table:table-cell>
          <table:table-cell office:value-type="string">
            <text:p>eremita</text:p>
          </table:table-cell>
          <table:table-cell office:value-type="string">
            <text:p>That is the strangest form of meditation I've ever seen.</text:p>
          </table:table-cell>
          <table:table-cell table:style-name="ce18" office:value-type="string">
            <text:p>C'est la plus étrange forme de méditation qu'il m'ait été donnée de voir.</text:p>
          </table:table-cell>
          <table:table-cell table:number-columns-repeated="1020"/>
        </table:table-row>
        <table:table-row table:style-name="ro1">
          <table:table-cell/>
          <table:table-cell office:value-type="string">
            <text:p>eremita</text:p>
          </table:table-cell>
          <table:table-cell/>
          <table:table-cell table:style-name="ce18"/>
          <table:table-cell table:number-columns-repeated="1020"/>
        </table:table-row>
        <table:table-row table:style-name="ro3">
          <table:table-cell office:value-type="string">
            <text:p>casa_albero</text:p>
          </table:table-cell>
          <table:table-cell office:value-type="string">
            <text:p>eremita</text:p>
          </table:table-cell>
          <table:table-cell office:value-type="string">
            <text:p>Erm, excuse me....</text:p>
          </table:table-cell>
          <table:table-cell table:style-name="ce18" office:value-type="string">
            <text:p>Humm, excusez-moi...</text:p>
          </table:table-cell>
          <table:table-cell table:number-columns-repeated="1020"/>
        </table:table-row>
        <table:table-row table:style-name="ro3">
          <table:table-cell office:value-type="string">
            <text:p>casa_albero</text:p>
          </table:table-cell>
          <table:table-cell office:value-type="string">
            <text:p>eremita</text:p>
          </table:table-cell>
          <table:table-cell office:value-type="string">
            <text:p>&lt;coughing&gt;</text:p>
          </table:table-cell>
          <table:table-cell table:style-name="ce18" office:value-type="string">
            <text:p>&lt;Tousse&gt;</text:p>
          </table:table-cell>
          <table:table-cell table:number-columns-repeated="1020"/>
        </table:table-row>
        <table:table-row table:style-name="ro3">
          <table:table-cell office:value-type="string">
            <text:p>casa_albero</text:p>
          </table:table-cell>
          <table:table-cell office:value-type="string">
            <text:p>eremita</text:p>
          </table:table-cell>
          <table:table-cell office:value-type="string">
            <text:p>Mister...?</text:p>
          </table:table-cell>
          <table:table-cell table:style-name="ce18" office:value-type="string">
            <text:p>Monsieur…?</text:p>
          </table:table-cell>
          <table:table-cell table:number-columns-repeated="1020"/>
        </table:table-row>
        <table:table-row table:style-name="ro3">
          <table:table-cell office:value-type="string">
            <text:p>casa_albero</text:p>
          </table:table-cell>
          <table:table-cell office:value-type="string">
            <text:p>eremita</text:p>
          </table:table-cell>
          <table:table-cell office:value-type="string">
            <text:p>I don't wanna bother you, but...</text:p>
          </table:table-cell>
          <table:table-cell table:style-name="ce18" office:value-type="string">
            <text:p>Je ne veux pas vous déranger, mais...</text:p>
          </table:table-cell>
          <table:table-cell table:number-columns-repeated="1020"/>
        </table:table-row>
        <table:table-row table:style-name="ro3">
          <table:table-cell office:value-type="string">
            <text:p>casa_albero</text:p>
          </table:table-cell>
          <table:table-cell office:value-type="string">
            <text:p>eremita</text:p>
          </table:table-cell>
          <table:table-cell office:value-type="string">
            <text:p>DAMMIT OLD MAN, I'M TALKING TO YOU!</text:p>
          </table:table-cell>
          <table:table-cell table:style-name="ce18" office:value-type="string">
            <text:p>MERDE VIEIL HOMME, JE VOUS PARLE LÀ ! </text:p>
          </table:table-cell>
          <table:table-cell table:number-columns-repeated="1020"/>
        </table:table-row>
        <table:table-row table:style-name="ro3">
          <table:table-cell office:value-type="string">
            <text:p>casa_albero</text:p>
          </table:table-cell>
          <table:table-cell/>
          <table:table-cell office:value-type="string">
            <text:p>WAKE UP, OLD MAN!</text:p>
          </table:table-cell>
          <table:table-cell table:style-name="ce18" office:value-type="string">
            <text:p>Réveillez-vous, vieil homme !</text:p>
          </table:table-cell>
          <table:table-cell table:number-columns-repeated="1020"/>
        </table:table-row>
        <table:table-row table:style-name="ro3">
          <table:table-cell office:value-type="string">
            <text:p>casa_albero</text:p>
          </table:table-cell>
          <table:table-cell office:value-type="string">
            <text:p>oscurità/esplora</text:p>
          </table:table-cell>
          <table:table-cell office:value-type="string">
            <text:p>Your approach is ill-suited for a civil discussion between adults.</text:p>
          </table:table-cell>
          <table:table-cell table:style-name="ce18" office:value-type="string">
            <text:p>Votre approche est inadaptée pour une discussion polie entre adultes.</text:p>
          </table:table-cell>
          <table:table-cell table:number-columns-repeated="1020"/>
        </table:table-row>
        <table:table-row table:style-name="ro3">
          <table:table-cell office:value-type="string">
            <text:p>casa_albero</text:p>
          </table:table-cell>
          <table:table-cell/>
          <table:table-cell office:value-type="string">
            <text:p>You're right, I went too far.</text:p>
          </table:table-cell>
          <table:table-cell table:style-name="ce18" office:value-type="string">
            <text:p>Vous avez raison, je suis allé trop loin.</text:p>
          </table:table-cell>
          <table:table-cell table:number-columns-repeated="1020"/>
        </table:table-row>
        <table:table-row table:style-name="ro3">
          <table:table-cell office:value-type="string">
            <text:p>casa_albero</text:p>
          </table:table-cell>
          <table:table-cell office:value-type="string">
            <text:p>teste in salamoia</text:p>
          </table:table-cell>
          <table:table-cell office:value-type="string">
            <text:p>I forgive you.</text:p>
          </table:table-cell>
          <table:table-cell table:style-name="ce18" office:value-type="string">
            <text:p>Je vous pardonne.</text:p>
          </table:table-cell>
          <table:table-cell table:number-columns-repeated="1020"/>
        </table:table-row>
        <table:table-row table:style-name="ro3">
          <table:table-cell office:value-type="string">
            <text:p>casa_albero</text:p>
          </table:table-cell>
          <table:table-cell office:value-type="string">
            <text:p>teste in salamoia</text:p>
          </table:table-cell>
          <table:table-cell office:value-type="string">
            <text:p>You needn't shout like that.</text:p>
          </table:table-cell>
          <table:table-cell table:style-name="ce18" office:value-type="string">
            <text:p>Vous n'avez pas besoin de crier comme ça.</text:p>
          </table:table-cell>
          <table:table-cell table:number-columns-repeated="1020"/>
        </table:table-row>
        <table:table-row table:style-name="ro3">
          <table:table-cell office:value-type="string">
            <text:p>casa_albero</text:p>
          </table:table-cell>
          <table:table-cell office:value-type="string">
            <text:p>teste in salamoia</text:p>
          </table:table-cell>
          <table:table-cell office:value-type="string">
            <text:p>As I told you already, you do not need to shout.</text:p>
          </table:table-cell>
          <table:table-cell table:style-name="ce18" office:value-type="string">
            <text:p>Comme je vous l'ai déjà dit, vous n'avez pas besoin de crier.</text:p>
          </table:table-cell>
          <table:table-cell table:number-columns-repeated="1020"/>
        </table:table-row>
        <table:table-row table:style-name="ro3">
          <table:table-cell office:value-type="string">
            <text:p>casa_albero</text:p>
          </table:table-cell>
          <table:table-cell office:value-type="string">
            <text:p>teste in salamoia</text:p>
          </table:table-cell>
          <table:table-cell office:value-type="string">
            <text:p>You're right, forgive me.</text:p>
          </table:table-cell>
          <table:table-cell table:style-name="ce18" office:value-type="string">
            <text:p>Vous avez raison, pardonnez-moi.</text:p>
          </table:table-cell>
          <table:table-cell table:number-columns-repeated="1020"/>
        </table:table-row>
        <table:table-row table:style-name="ro3">
          <table:table-cell office:value-type="string">
            <text:p>casa_albero</text:p>
          </table:table-cell>
          <table:table-cell office:value-type="string">
            <text:p>teste in salamoia</text:p>
          </table:table-cell>
          <table:table-cell office:value-type="string">
            <text:p>I forgive you.</text:p>
          </table:table-cell>
          <table:table-cell table:style-name="ce18" office:value-type="string">
            <text:p>Je vous pardonne.</text:p>
          </table:table-cell>
          <table:table-cell table:number-columns-repeated="1020"/>
        </table:table-row>
        <table:table-row table:style-name="ro1">
          <table:table-cell/>
          <table:table-cell office:value-type="string">
            <text:p>teste in salamoia</text:p>
          </table:table-cell>
          <table:table-cell/>
          <table:table-cell table:style-name="ce18"/>
          <table:table-cell table:number-columns-repeated="1020"/>
        </table:table-row>
        <table:table-row table:style-name="ro3">
          <table:table-cell office:value-type="string">
            <text:p>catacomba</text:p>
          </table:table-cell>
          <table:table-cell/>
          <table:table-cell office:value-type="string">
            <text:p>It's too dark to move forward in there.</text:p>
          </table:table-cell>
          <table:table-cell table:style-name="ce18" office:value-type="string">
            <text:p>Il fait trop sombre pour aller plus loin.</text:p>
          </table:table-cell>
          <table:table-cell table:number-columns-repeated="1020"/>
        </table:table-row>
        <table:table-row table:style-name="ro1">
          <table:table-cell/>
          <table:table-cell office:value-type="string">
            <text:p>teste in salamoia</text:p>
          </table:table-cell>
          <table:table-cell/>
          <table:table-cell table:style-name="ce18"/>
          <table:table-cell table:number-columns-repeated="1020"/>
        </table:table-row>
        <table:table-row table:style-name="ro3">
          <table:table-cell office:value-type="string">
            <text:p>catacomba</text:p>
          </table:table-cell>
          <table:table-cell office:value-type="string">
            <text:p>teste in salamoia</text:p>
          </table:table-cell>
          <table:table-cell office:value-type="string">
            <text:p>What ugly mugs...</text:p>
          </table:table-cell>
          <table:table-cell table:style-name="ce18" office:value-type="string">
            <text:p>Quels bocaux affreux...</text:p>
          </table:table-cell>
          <table:table-cell table:number-columns-repeated="1020"/>
        </table:table-row>
        <table:table-row table:style-name="ro3">
          <table:table-cell office:value-type="string">
            <text:p>catacomba</text:p>
          </table:table-cell>
          <table:table-cell office:value-type="string">
            <text:p>teste in salamoia</text:p>
          </table:table-cell>
          <table:table-cell office:value-type="string">
            <text:p>*Speak for yourself.*</text:p>
          </table:table-cell>
          <table:table-cell table:style-name="ce18" office:value-type="string">
            <text:p>*Parle pour toi.*</text:p>
          </table:table-cell>
          <table:table-cell table:number-columns-repeated="1020"/>
        </table:table-row>
        <table:table-row table:style-name="ro3">
          <table:table-cell office:value-type="string">
            <text:p>catacomba</text:p>
          </table:table-cell>
          <table:table-cell office:value-type="string">
            <text:p>teste in salamoia</text:p>
          </table:table-cell>
          <table:table-cell office:value-type="string">
            <text:p>Did I just imagine it or did that head say something?</text:p>
          </table:table-cell>
          <table:table-cell table:style-name="ce18" office:value-type="string">
            <text:p>C'est moi ou cette tête vient de dire quelque chose ?</text:p>
          </table:table-cell>
          <table:table-cell table:number-columns-repeated="1020"/>
        </table:table-row>
        <table:table-row table:style-name="ro3">
          <table:table-cell office:value-type="string">
            <text:p>catacomba</text:p>
          </table:table-cell>
          <table:table-cell/>
          <table:table-cell office:value-type="string">
            <text:p>Nothing at all.</text:p>
          </table:table-cell>
          <table:table-cell table:style-name="ce18" office:value-type="string">
            <text:p>Rien du tout.</text:p>
          </table:table-cell>
          <table:table-cell table:number-columns-repeated="1020"/>
        </table:table-row>
        <table:table-row table:style-name="ro3">
          <table:table-cell office:value-type="string">
            <text:p>catacomba</text:p>
          </table:table-cell>
          <table:table-cell office:value-type="string">
            <text:p>targa antica</text:p>
          </table:table-cell>
          <table:table-cell office:value-type="string">
            <text:p>Very good.</text:p>
          </table:table-cell>
          <table:table-cell table:style-name="ce18" office:value-type="string">
            <text:p>Très bien.</text:p>
          </table:table-cell>
          <table:table-cell table:number-columns-repeated="1020"/>
        </table:table-row>
        <table:table-row table:style-name="ro3">
          <table:table-cell office:value-type="string">
            <text:p>catacomba</text:p>
          </table:table-cell>
          <table:table-cell office:value-type="string">
            <text:p>targa antica</text:p>
          </table:table-cell>
          <table:table-cell office:value-type="string">
            <text:p>For a moment I thought I'd gone mad.</text:p>
          </table:table-cell>
          <table:table-cell table:style-name="ce18" office:value-type="string">
            <text:p>Pendant un instant, j'au cru devenir fou.</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catacomba</text:p>
          </table:table-cell>
          <table:table-cell office:value-type="string">
            <text:p>targa antica</text:p>
          </table:table-cell>
          <table:table-cell office:value-type="string">
            <text:p>How can you expect me to talk to some heads in brine?</text:p>
          </table:table-cell>
          <table:table-cell table:style-name="ce18" office:value-type="string">
            <text:p>Comment peux-tu croire que je vais parler à des têtes dans du formol ?</text:p>
          </table:table-cell>
          <table:table-cell table:number-columns-repeated="1020"/>
        </table:table-row>
        <table:table-row table:style-name="ro3">
          <table:table-cell office:value-type="string">
            <text:p>catacomba</text:p>
          </table:table-cell>
          <table:table-cell office:value-type="string">
            <text:p>targa antica</text:p>
          </table:table-cell>
          <table:table-cell office:value-type="string">
            <text:p>They must have uttered their last words a long time ago now.</text:p>
          </table:table-cell>
          <table:table-cell table:style-name="ce18" office:value-type="string">
            <text:p>Ils ont dû prononcer leurs derniers mots il y a bien longtemps maintenant.</text:p>
          </table:table-cell>
          <table:table-cell table:number-columns-repeated="1020"/>
        </table:table-row>
        <table:table-row table:style-name="ro3">
          <table:table-cell office:value-type="string">
            <text:p>catacomba</text:p>
          </table:table-cell>
          <table:table-cell/>
          <table:table-cell office:value-type="string">
            <text:p>*Too bad that doesn't apply to you, too.*</text:p>
          </table:table-cell>
          <table:table-cell table:style-name="ce18" office:value-type="string">
            <text:p>* Dommage que cela ne s'applique pas à toi aussi. *</text:p>
          </table:table-cell>
          <table:table-cell table:number-columns-repeated="1020"/>
        </table:table-row>
        <table:table-row table:style-name="ro5">
          <table:table-cell office:value-type="string">
            <text:p>catacomba</text:p>
          </table:table-cell>
          <table:table-cell office:value-type="string">
            <text:p>targa antica</text:p>
          </table:table-cell>
          <table:table-cell office:value-type="string">
            <text:p>All this pointing and clicking stresses me out. I should absolutely take a vacation, sooner or later.</text:p>
          </table:table-cell>
          <table:table-cell table:style-name="ce18" office:value-type="string">
            <text:p>Tout ce point &amp; click me stresse. Il faudra absolument que je prenne des vacances tôt ou tard.</text:p>
          </table:table-cell>
          <table:table-cell table:number-columns-repeated="1020"/>
        </table:table-row>
        <table:table-row table:style-name="ro1">
          <table:table-cell/>
          <table:table-cell office:value-type="string">
            <text:p>targa antica</text:p>
          </table:table-cell>
          <table:table-cell/>
          <table:table-cell table:style-name="ce18"/>
          <table:table-cell table:number-columns-repeated="1020"/>
        </table:table-row>
        <table:table-row table:style-name="ro3">
          <table:table-cell office:value-type="string">
            <text:p>catacomba</text:p>
          </table:table-cell>
          <table:table-cell/>
          <table:table-cell office:value-type="string">
            <text:p>1861.</text:p>
          </table:table-cell>
          <table:table-cell table:style-name="ce18" office:value-type="string">
            <text:p>1861.</text:p>
          </table:table-cell>
          <table:table-cell table:number-columns-repeated="1020"/>
        </table:table-row>
        <table:table-row table:style-name="ro3">
          <table:table-cell office:value-type="string">
            <text:p>catacomba</text:p>
          </table:table-cell>
          <table:table-cell office:value-type="string">
            <text:p>fiaccola</text:p>
          </table:table-cell>
          <table:table-cell office:value-type="string">
            <text:p>Pretty self-explanatory, I'd say.</text:p>
          </table:table-cell>
          <table:table-cell table:style-name="ce18" office:value-type="string">
            <text:p>Plutôt assez explicite.</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catacomba</text:p>
          </table:table-cell>
          <table:table-cell office:value-type="string">
            <text:p>fiaccola</text:p>
          </table:table-cell>
          <table:table-cell office:value-type="string">
            <text:p>I never figured you would be valued as an antique.</text:p>
          </table:table-cell>
          <table:table-cell table:style-name="ce18" office:value-type="string">
            <text:p>Je n'aurais jamais imaginé que tu puisses être apprécié en tant qu'antiquité.</text:p>
          </table:table-cell>
          <table:table-cell table:number-columns-repeated="1020"/>
        </table:table-row>
        <table:table-row table:style-name="ro3">
          <table:table-cell office:value-type="string">
            <text:p>catacomba</text:p>
          </table:table-cell>
          <table:table-cell office:value-type="string">
            <text:p>fiaccola</text:p>
          </table:table-cell>
          <table:table-cell office:value-type="string">
            <text:p>I would have thought you were good for scrap, tops.</text:p>
          </table:table-cell>
          <table:table-cell table:style-name="ce18" office:value-type="string">
            <text:p>Je pensais que tu étais bon pour la ferraille au mieux.</text:p>
          </table:table-cell>
          <table:table-cell table:number-columns-repeated="1020"/>
        </table:table-row>
        <table:table-row table:style-name="ro1">
          <table:table-cell/>
          <table:table-cell office:value-type="string">
            <text:p>fiaccola</text:p>
          </table:table-cell>
          <table:table-cell/>
          <table:table-cell table:style-name="ce18"/>
          <table:table-cell table:number-columns-repeated="1020"/>
        </table:table-row>
        <table:table-row table:style-name="ro3">
          <table:table-cell office:value-type="string">
            <text:p>catacomba</text:p>
          </table:table-cell>
          <table:table-cell/>
          <table:table-cell office:value-type="string">
            <text:p>How could you survive all those years without the Internet?</text:p>
          </table:table-cell>
          <table:table-cell table:style-name="ce18" office:value-type="string">
            <text:p>Comment aurais-tu pu survivre toutes ces années sans Internet ?</text:p>
          </table:table-cell>
          <table:table-cell table:number-columns-repeated="1020"/>
        </table:table-row>
        <table:table-row table:style-name="ro3">
          <table:table-cell office:value-type="string">
            <text:p>catacomba</text:p>
          </table:table-cell>
          <table:table-cell office:value-type="string">
            <text:p>fiaccola</text:p>
          </table:table-cell>
          <table:table-cell office:value-type="string">
            <text:p>Ronald breaks down if he loses Internet access for more than 10 minutes.</text:p>
          </table:table-cell>
          <table:table-cell table:style-name="ce18" office:value-type="string">
            <text:p>Ronald fond en larmes s'il perd sa connexion Internet plus de 10 minutes.</text:p>
          </table:table-cell>
          <table:table-cell table:number-columns-repeated="1020"/>
        </table:table-row>
        <table:table-row table:style-name="ro1">
          <table:table-cell/>
          <table:table-cell office:value-type="string">
            <text:p>fiaccola</text:p>
          </table:table-cell>
          <table:table-cell/>
          <table:table-cell table:style-name="ce18"/>
          <table:table-cell table:number-columns-repeated="1020"/>
        </table:table-row>
        <table:table-row table:style-name="ro3">
          <table:table-cell office:value-type="string">
            <text:p>catacomba</text:p>
          </table:table-cell>
          <table:table-cell/>
          <table:table-cell office:value-type="string">
            <text:p>An essential item in every amateur explorer's kit.</text:p>
          </table:table-cell>
          <table:table-cell table:style-name="ce18" office:value-type="string">
            <text:p>Un élément essentiel dans tout kit de l'explorateur amateur.</text:p>
          </table:table-cell>
          <table:table-cell table:number-columns-repeated="1020"/>
        </table:table-row>
        <table:table-row table:style-name="ro1">
          <table:table-cell/>
          <table:table-cell office:value-type="string">
            <text:p>non_sapevo_come_chiamarlo</text:p>
          </table:table-cell>
          <table:table-cell/>
          <table:table-cell table:style-name="ce18"/>
          <table:table-cell table:number-columns-repeated="1020"/>
        </table:table-row>
        <table:table-row table:style-name="ro3">
          <table:table-cell office:value-type="string">
            <text:p>catacomba</text:p>
          </table:table-cell>
          <table:table-cell/>
          <table:table-cell office:value-type="string">
            <text:p>First it should be lit.</text:p>
          </table:table-cell>
          <table:table-cell table:style-name="ce18" office:value-type="string">
            <text:p>D'abord il faut l'allumer.</text:p>
          </table:table-cell>
          <table:table-cell table:number-columns-repeated="1020"/>
        </table:table-row>
        <table:table-row table:style-name="ro3">
          <table:table-cell office:value-type="string">
            <text:p>catacomba</text:p>
          </table:table-cell>
          <table:table-cell office:value-type="string">
            <text:p>libro di magia nera</text:p>
          </table:table-cell>
          <table:table-cell office:value-type="string">
            <text:p>And then picked up.</text:p>
          </table:table-cell>
          <table:table-cell table:style-name="ce18" office:value-type="string">
            <text:p>Et ensuite la ramasser.</text:p>
          </table:table-cell>
          <table:table-cell table:number-columns-repeated="1020"/>
        </table:table-row>
        <table:table-row table:style-name="ro3">
          <table:table-cell office:value-type="string">
            <text:p>catacomba</text:p>
          </table:table-cell>
          <table:table-cell/>
          <table:table-cell office:value-type="string">
            <text:p>I don't need it anymore.</text:p>
          </table:table-cell>
          <table:table-cell table:style-name="ce18" office:value-type="string">
            <text:p>Je n'en ai plus besoin.</text:p>
          </table:table-cell>
          <table:table-cell table:number-columns-repeated="1020"/>
        </table:table-row>
        <table:table-row table:style-name="ro1">
          <table:table-cell/>
          <table:table-cell office:value-type="string">
            <text:p>libro di magia nera</text:p>
          </table:table-cell>
          <table:table-cell/>
          <table:table-cell table:style-name="ce18"/>
          <table:table-cell table:number-columns-repeated="1020"/>
        </table:table-row>
        <table:table-row table:style-name="ro3">
          <table:table-cell office:value-type="string">
            <text:p>catacomba</text:p>
          </table:table-cell>
          <table:table-cell/>
          <table:table-cell office:value-type="string">
            <text:p>Hey, can I have a light?</text:p>
          </table:table-cell>
          <table:table-cell table:style-name="ce18" office:value-type="string">
            <text:p>Je peux avoir une lampe ?</text:p>
          </table:table-cell>
          <table:table-cell table:number-columns-repeated="1020"/>
        </table:table-row>
        <table:table-row table:style-name="ro3">
          <table:table-cell office:value-type="string">
            <text:p>catacomba</text:p>
          </table:table-cell>
          <table:table-cell office:value-type="string">
            <text:p>libro di magia nera</text:p>
          </table:table-cell>
          <table:table-cell office:value-type="string">
            <text:p>I don't want to put it out.</text:p>
          </table:table-cell>
          <table:table-cell table:style-name="ce18" office:value-type="string">
            <text:p>Je ne veux pas le mettre dehors.</text:p>
          </table:table-cell>
          <table:table-cell table:number-columns-repeated="1020"/>
        </table:table-row>
        <table:table-row table:style-name="ro1">
          <table:table-cell/>
          <table:table-cell office:value-type="string">
            <text:p>libro di magia nera</text:p>
          </table:table-cell>
          <table:table-cell/>
          <table:table-cell table:style-name="ce18"/>
          <table:table-cell table:number-columns-repeated="1020"/>
        </table:table-row>
        <table:table-row table:style-name="ro3">
          <table:table-cell office:value-type="string">
            <text:p>catacomba</text:p>
          </table:table-cell>
          <table:table-cell/>
          <table:table-cell office:value-type="string">
            <text:p>I have the vague impression that someone here lost their inspiration.</text:p>
          </table:table-cell>
          <table:table-cell table:style-name="ce18" office:value-type="string">
            <text:p>J'ai la vague impression que quelqu'un a manqué d'imagination ici.</text:p>
          </table:table-cell>
          <table:table-cell table:number-columns-repeated="1020"/>
        </table:table-row>
        <table:table-row table:style-name="ro1">
          <table:table-cell/>
          <table:table-cell office:value-type="string">
            <text:p>mostro marino</text:p>
          </table:table-cell>
          <table:table-cell/>
          <table:table-cell table:style-name="ce18"/>
          <table:table-cell table:number-columns-repeated="1020"/>
        </table:table-row>
        <table:table-row table:style-name="ro3">
          <table:table-cell office:value-type="string">
            <text:p>catacomba</text:p>
          </table:table-cell>
          <table:table-cell/>
          <table:table-cell office:value-type="string">
            <text:p>'Black magic for daily consumption.'</text:p>
          </table:table-cell>
          <table:table-cell table:style-name="ce18" office:value-type="string">
            <text:p>'La magie noire à usage quotidien.'</text:p>
          </table:table-cell>
          <table:table-cell table:number-columns-repeated="1020"/>
        </table:table-row>
        <table:table-row table:style-name="ro1">
          <table:table-cell/>
          <table:table-cell office:value-type="string">
            <text:p>mostro marino</text:p>
          </table:table-cell>
          <table:table-cell/>
          <table:table-cell table:style-name="ce18"/>
          <table:table-cell table:number-columns-repeated="1020"/>
        </table:table-row>
        <table:table-row table:style-name="ro5">
          <table:table-cell office:value-type="string">
            <text:p>catacomba</text:p>
          </table:table-cell>
          <table:table-cell/>
          <table:table-cell office:value-type="string">
            <text:p>There must be a reason it's been here for so many years without anyone picking it.</text:p>
          </table:table-cell>
          <table:table-cell table:style-name="ce18" office:value-type="string">
            <text:p>Il doit y avoir une raison s'il est ici depuis tant d'années sans que personne n'y touche.</text:p>
          </table:table-cell>
          <table:table-cell table:number-columns-repeated="1020"/>
        </table:table-row>
        <table:table-row table:style-name="ro1">
          <table:table-cell/>
          <table:table-cell office:value-type="string">
            <text:p>zombie</text:p>
          </table:table-cell>
          <table:table-cell/>
          <table:table-cell table:style-name="ce18"/>
          <table:table-cell table:number-columns-repeated="1020"/>
        </table:table-row>
        <table:table-row table:style-name="ro3">
          <table:table-cell office:value-type="string">
            <text:p>catacomba</text:p>
          </table:table-cell>
          <table:table-cell/>
          <table:table-cell office:value-type="string">
            <text:p>Levitations, threatening purple lights, accompanying skulls...</text:p>
          </table:table-cell>
          <table:table-cell table:style-name="ce18" office:value-type="string">
            <text:p>Lévitations, lumières violettes menaçantes, crânes...</text:p>
          </table:table-cell>
          <table:table-cell table:number-columns-repeated="1020"/>
        </table:table-row>
        <table:table-row table:style-name="ro3">
          <table:table-cell office:value-type="string">
            <text:p>catacomba</text:p>
          </table:table-cell>
          <table:table-cell office:value-type="string">
            <text:p>zombie</text:p>
          </table:table-cell>
          <table:table-cell office:value-type="string">
            <text:p>You seem almost believable.</text:p>
          </table:table-cell>
          <table:table-cell table:style-name="ce18" office:value-type="string">
            <text:p>Ça semble presque crédible.</text:p>
          </table:table-cell>
          <table:table-cell table:number-columns-repeated="1020"/>
        </table:table-row>
        <table:table-row table:style-name="ro1">
          <table:table-cell/>
          <table:table-cell office:value-type="string">
            <text:p>zombie</text:p>
          </table:table-cell>
          <table:table-cell/>
          <table:table-cell table:style-name="ce18"/>
          <table:table-cell table:number-columns-repeated="1020"/>
        </table:table-row>
        <table:table-row table:style-name="ro5">
          <table:table-cell office:value-type="string">
            <text:p>catacomba</text:p>
          </table:table-cell>
          <table:table-cell office:value-type="string">
            <text:p>zombie</text:p>
          </table:table-cell>
          <table:table-cell office:value-type="string">
            <text:p>It certainly cannot be said that they lived quiet times in the deep ocean.</text:p>
          </table:table-cell>
          <table:table-cell table:style-name="ce18" office:value-type="string">
            <text:p>On ne peut pas dire qu'ils aient vécu des temps tranquilles dans les profondeurs de l'océan.</text:p>
          </table:table-cell>
          <table:table-cell table:number-columns-repeated="1020"/>
        </table:table-row>
        <table:table-row table:style-name="ro1">
          <table:table-cell/>
          <table:table-cell office:value-type="string">
            <text:p>zombie</text:p>
          </table:table-cell>
          <table:table-cell/>
          <table:table-cell table:style-name="ce18"/>
          <table:table-cell table:number-columns-repeated="1020"/>
        </table:table-row>
        <table:table-row table:style-name="ro3">
          <table:table-cell office:value-type="string">
            <text:p>catacomba</text:p>
          </table:table-cell>
          <table:table-cell office:value-type="string">
            <text:p>zombie</text:p>
          </table:table-cell>
          <table:table-cell office:value-type="string">
            <text:p>I can suggest a good beautician, if I may?</text:p>
          </table:table-cell>
          <table:table-cell table:style-name="ce18" office:value-type="string">
            <text:p>Je peux vous suggérer une bonne esthéticienne, peut-être ?</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catacomba</text:p>
          </table:table-cell>
          <table:table-cell office:value-type="string">
            <text:p>script_iniziale</text:p>
          </table:table-cell>
          <table:table-cell office:value-type="string">
            <text:p>So elegant.</text:p>
          </table:table-cell>
          <table:table-cell table:style-name="ce18" office:value-type="string">
            <text:p>Si élégant.</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catacomba</text:p>
          </table:table-cell>
          <table:table-cell office:value-type="string">
            <text:p>band</text:p>
          </table:table-cell>
          <table:table-cell office:value-type="string">
            <text:p>Good evening.</text:p>
          </table:table-cell>
          <table:table-cell table:style-name="ce18" office:value-type="string">
            <text:p>Bonsoir.</text:p>
          </table:table-cell>
          <table:table-cell table:number-columns-repeated="1020"/>
        </table:table-row>
        <table:table-row table:style-name="ro3">
          <table:table-cell office:value-type="string">
            <text:p>catacomba</text:p>
          </table:table-cell>
          <table:table-cell/>
          <table:table-cell office:value-type="string">
            <text:p>Hi, pretty bones.</text:p>
          </table:table-cell>
          <table:table-cell table:style-name="ce18" office:value-type="string">
            <text:p>Salut, jolis os.</text:p>
          </table:table-cell>
          <table:table-cell table:number-columns-repeated="1020"/>
        </table:table-row>
        <table:table-row table:style-name="ro3">
          <table:table-cell office:value-type="string">
            <text:p>catacomba</text:p>
          </table:table-cell>
          <table:table-cell office:value-type="string">
            <text:p>band</text:p>
          </table:table-cell>
          <table:table-cell office:value-type="string">
            <text:p>Oh god, what's that terrible smell?</text:p>
          </table:table-cell>
          <table:table-cell table:style-name="ce18" office:value-type="string">
            <text:p>Oh mon Dieu, quelle est cette horrible odeur ?</text:p>
          </table:table-cell>
          <table:table-cell table:number-columns-repeated="1020"/>
        </table:table-row>
        <table:table-row table:style-name="ro3">
          <table:table-cell office:value-type="string">
            <text:p>catacomba</text:p>
          </table:table-cell>
          <table:table-cell/>
          <table:table-cell office:value-type="string">
            <text:p>You must absolutely take a bath! Grab this.</text:p>
          </table:table-cell>
          <table:table-cell table:style-name="ce18" office:value-type="string">
            <text:p>Vous devez absolument prendre un bain ! Prenez ça.</text:p>
          </table:table-cell>
          <table:table-cell table:number-columns-repeated="1020"/>
        </table:table-row>
        <table:table-row table:style-name="ro5">
          <table:table-cell office:value-type="string">
            <text:p>catacomba</text:p>
          </table:table-cell>
          <table:table-cell office:value-type="string">
            <text:p>Sir Daniel Fortesque</text:p>
          </table:table-cell>
          <table:table-cell office:value-type="string">
            <text:p>Pretty bones, listen... can we talk when you stop smelling like that?</text:p>
          </table:table-cell>
          <table:table-cell table:style-name="ce18" office:value-type="string">
            <text:p>Jolis os, écoutez... Peut-on se parler quand vous cesserez de sentir comme ça ?</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cimitero</text:p>
          </table:table-cell>
          <table:table-cell office:value-type="string">
            <text:p>Sir Daniel Fortesque</text:p>
          </table:table-cell>
          <table:table-cell office:value-type="string">
            <text:p>Hahahahahahah, you should have seen their faces!</text:p>
          </table:table-cell>
          <table:table-cell table:style-name="ce18" office:value-type="string">
            <text:p>Hahahahahahah, tu aurais dû voir leurs têtes !</text:p>
          </table:table-cell>
          <table:table-cell table:number-columns-repeated="1020"/>
        </table:table-row>
        <table:table-row table:style-name="ro3">
          <table:table-cell/>
          <table:table-cell office:value-type="string">
            <text:p>Sir Daniel Fortesque</text:p>
          </table:table-cell>
          <table:table-cell/>
          <table:table-cell table:style-name="ce18"/>
          <table:table-cell table:number-columns-repeated="1020"/>
        </table:table-row>
        <table:table-row table:style-name="ro3">
          <table:table-cell office:value-type="string">
            <text:p>cimitero</text:p>
          </table:table-cell>
          <table:table-cell/>
          <table:table-cell office:value-type="string">
            <text:p>They come up with all kinds of excuses to mask their hoarseness.</text:p>
          </table:table-cell>
          <table:table-cell table:style-name="ce18" office:value-type="string">
            <text:p>Toutes les excuses sont bonnes quand on est enroué.</text:p>
          </table:table-cell>
          <table:table-cell table:number-columns-repeated="1020"/>
        </table:table-row>
        <table:table-row table:style-name="ro1">
          <table:table-cell/>
          <table:table-cell office:value-type="string">
            <text:p>aureola</text:p>
          </table:table-cell>
          <table:table-cell/>
          <table:table-cell table:style-name="ce18"/>
          <table:table-cell table:number-columns-repeated="1020"/>
        </table:table-row>
        <table:table-row table:style-name="ro3">
          <table:table-cell office:value-type="string">
            <text:p>cimitero</text:p>
          </table:table-cell>
          <table:table-cell/>
          <table:table-cell office:value-type="string">
            <text:p>How, if he couldn't even sing his OWN song?</text:p>
          </table:table-cell>
          <table:table-cell table:style-name="ce18" office:value-type="string">
            <text:p>Comme s'il ne pouvait pas chanter sa PROPRE chanson ?</text:p>
          </table:table-cell>
          <table:table-cell table:number-columns-repeated="1020"/>
        </table:table-row>
        <table:table-row table:style-name="ro1">
          <table:table-cell/>
          <table:table-cell office:value-type="string">
            <text:p>aureola</text:p>
          </table:table-cell>
          <table:table-cell/>
          <table:table-cell table:style-name="ce18"/>
          <table:table-cell table:number-columns-repeated="1020"/>
        </table:table-row>
        <table:table-row table:style-name="ro5">
          <table:table-cell office:value-type="string">
            <text:p>cimitero</text:p>
          </table:table-cell>
          <table:table-cell/>
          <table:table-cell office:value-type="string">
            <text:p>A statue in the city graveyard is the right tribute to one of the heroes of my videogaming childhood.</text:p>
          </table:table-cell>
          <table:table-cell table:style-name="ce18" office:value-type="string">
            <text:p>Une statue dans le cimetière de la ville, un parfait hommage pour l'un des plus grands héros de jeu vidéo de mon enfance.</text:p>
          </table:table-cell>
          <table:table-cell table:number-columns-repeated="1020"/>
        </table:table-row>
        <table:table-row table:style-name="ro1">
          <table:table-cell/>
          <table:table-cell office:value-type="string">
            <text:p>aureola</text:p>
          </table:table-cell>
          <table:table-cell/>
          <table:table-cell table:style-name="ce18"/>
          <table:table-cell table:number-columns-repeated="1020"/>
        </table:table-row>
        <table:table-row table:style-name="ro3">
          <table:table-cell office:value-type="string">
            <text:p>cimitero</text:p>
          </table:table-cell>
          <table:table-cell/>
          <table:table-cell office:value-type="string">
            <text:p>I would have never imagined we'd have so much in common one day.</text:p>
          </table:table-cell>
          <table:table-cell table:style-name="ce18" office:value-type="string">
            <text:p>Je n'aurais jamais imaginé que nous aurions tant de choses en commun un jour.</text:p>
          </table:table-cell>
          <table:table-cell table:number-columns-repeated="1020"/>
        </table:table-row>
        <table:table-row table:style-name="ro3">
          <table:table-cell office:value-type="string">
            <text:p>cimitero</text:p>
          </table:table-cell>
          <table:table-cell office:value-type="string">
            <text:p>flusso canalizzatore</text:p>
          </table:table-cell>
          <table:table-cell office:value-type="string">
            <text:p>Although I was lucky enough not to lose my jaw.</text:p>
          </table:table-cell>
          <table:table-cell table:style-name="ce18" office:value-type="string">
            <text:p>Bien que j'ai quand même la chance de ne pas avoir perdu ma mâchoire.</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cimitero</text:p>
          </table:table-cell>
          <table:table-cell office:value-type="string">
            <text:p>flusso canalizzatore</text:p>
          </table:table-cell>
          <table:table-cell office:value-type="string">
            <text:p>Ok - one of the fallen angels, but this one seems to have made a looooud thump.</text:p>
          </table:table-cell>
          <table:table-cell table:style-name="ce18" office:value-type="string">
            <text:p>Ok pour 'anges déchus', mais là quand même c'est une saaaacrée chute.</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cimitero</text:p>
          </table:table-cell>
          <table:table-cell office:value-type="string">
            <text:p>flusso canalizzatore</text:p>
          </table:table-cell>
          <table:table-cell office:value-type="string">
            <text:p>I can gladly do without the holiness; it's not for me.</text:p>
          </table:table-cell>
          <table:table-cell table:style-name="ce18" office:value-type="string">
            <text:p>Je me passe volontiers d'être un saint; ce n'est pas pour moi.</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5">
          <table:table-cell office:value-type="string">
            <text:p>cimitero</text:p>
          </table:table-cell>
          <table:table-cell office:value-type="string">
            <text:p>flusso canalizzatore</text:p>
          </table:table-cell>
          <table:table-cell office:value-type="string">
            <text:p>If you wish so much to communicate with the 'upstairs', I can think of a more effective solution.</text:p>
          </table:table-cell>
          <table:table-cell table:style-name="ce18" office:value-type="string">
            <text:p>Si tu cherches tant à communiquer avec l'au-delà, je connais un moyen plus rapide.</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5">
          <table:table-cell office:value-type="string">
            <text:p>cimitero</text:p>
          </table:table-cell>
          <table:table-cell office:value-type="string">
            <text:p>tomba di Oliver</text:p>
          </table:table-cell>
          <table:table-cell office:value-type="string">
            <text:p>It's really curious how many genius hunches are just the result of more-or-less serious head injuries.</text:p>
          </table:table-cell>
          <table:table-cell table:style-name="ce18" office:value-type="string">
            <text:p>C'est vraiment curieux de voir le nombre d'éclairs de génie qui sont nés d'un coup à la tête.</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5">
          <table:table-cell office:value-type="string">
            <text:p>cimitero</text:p>
          </table:table-cell>
          <table:table-cell office:value-type="string">
            <text:p>tomba di Oliver</text:p>
          </table:table-cell>
          <table:table-cell office:value-type="string">
            <text:p>What do I need with a flux capacitor that doesn't... flux?</text:p>
          </table:table-cell>
          <table:table-cell table:style-name="ce18" office:value-type="string">
            <text:p>Pourquoi aurais-je besoin d'un convecteur temporel… qui ne voyage pas dans le temps ?</text:p>
          </table:table-cell>
          <table:table-cell table:number-columns-repeated="1020"/>
        </table:table-row>
        <table:table-row table:style-name="ro3">
          <table:table-cell/>
          <table:table-cell office:value-type="string">
            <text:p>tomba di Oliver</text:p>
          </table:table-cell>
          <table:table-cell/>
          <table:table-cell table:style-name="ce18"/>
          <table:table-cell table:number-columns-repeated="1020"/>
        </table:table-row>
        <table:table-row table:style-name="ro5">
          <table:table-cell office:value-type="string">
            <text:p>cimitero</text:p>
          </table:table-cell>
          <table:table-cell office:value-type="string">
            <text:p>tomba di Oliver</text:p>
          </table:table-cell>
          <table:table-cell office:value-type="string">
            <text:p>I don't think it would be very easy to get this grave to a speed of 88 mph.</text:p>
          </table:table-cell>
          <table:table-cell table:style-name="ce18" office:value-type="string">
            <text:p>Je ne pense pas qu'il sera très facile d'atteindre les 88 miles à l'heure avec cette tombe.</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cimitero</text:p>
          </table:table-cell>
          <table:table-cell office:value-type="string">
            <text:p>tomba di Stan</text:p>
          </table:table-cell>
          <table:table-cell office:value-type="string">
            <text:p>Great Scott!</text:p>
          </table:table-cell>
          <table:table-cell table:style-name="ce18" office:value-type="string">
            <text:p>Nom de Zeus !</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cimitero</text:p>
          </table:table-cell>
          <table:table-cell office:value-type="string">
            <text:p>tomba di Stan</text:p>
          </table:table-cell>
          <table:table-cell office:value-type="string">
            <text:p>Ronald and I loved to watch their black and white movies.</text:p>
          </table:table-cell>
          <table:table-cell table:style-name="ce18" office:value-type="string">
            <text:p>Ronald et moi adorions regarder leurs films en noir et blanc.</text:p>
          </table:table-cell>
          <table:table-cell table:number-columns-repeated="1020"/>
        </table:table-row>
        <table:table-row table:style-name="ro3">
          <table:table-cell/>
          <table:table-cell office:value-type="string">
            <text:p>tomba di Stan</text:p>
          </table:table-cell>
          <table:table-cell/>
          <table:table-cell table:style-name="ce18"/>
          <table:table-cell table:number-columns-repeated="1020"/>
        </table:table-row>
        <table:table-row table:style-name="ro3">
          <table:table-cell office:value-type="string">
            <text:p>cimitero</text:p>
          </table:table-cell>
          <table:table-cell office:value-type="string">
            <text:p>tomba di Stan</text:p>
          </table:table-cell>
          <table:table-cell office:value-type="string">
            <text:p>It's a single epitaph subdivided onto the two gravestones.</text:p>
          </table:table-cell>
          <table:table-cell table:style-name="ce18" office:value-type="string">
            <text:p>Il n'y a qu'une seule épitaphe, divisée en deux tombes.</text:p>
          </table:table-cell>
          <table:table-cell table:number-columns-repeated="1020"/>
        </table:table-row>
        <table:table-row table:style-name="ro3">
          <table:table-cell office:value-type="string">
            <text:p>cimitero</text:p>
          </table:table-cell>
          <table:table-cell/>
          <table:table-cell office:value-type="string">
            <text:p>'It's chilly down here!'</text:p>
          </table:table-cell>
          <table:table-cell table:style-name="ce18" office:value-type="string">
            <text:p>'Il fait froid ici !'</text:p>
          </table:table-cell>
          <table:table-cell table:number-columns-repeated="1020"/>
        </table:table-row>
        <table:table-row table:style-name="ro3">
          <table:table-cell office:value-type="string">
            <text:p>cimitero</text:p>
          </table:table-cell>
          <table:table-cell office:value-type="string">
            <text:p>pala</text:p>
          </table:table-cell>
          <table:table-cell office:value-type="string">
            <text:p>Not even death made them lose their sense of humor.</text:p>
          </table:table-cell>
          <table:table-cell table:style-name="ce18" office:value-type="string">
            <text:p>La mort ne leur a pas fait perdre leur sens de l'humour.</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cimitero</text:p>
          </table:table-cell>
          <table:table-cell office:value-type="string">
            <text:p>pala</text:p>
          </table:table-cell>
          <table:table-cell office:value-type="string">
            <text:p>Ronald and I loved to watch their black and white movies.</text:p>
          </table:table-cell>
          <table:table-cell table:style-name="ce18" office:value-type="string">
            <text:p>Ronald et moi adorions regarder leurs films en noir et blanc.</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cimitero</text:p>
          </table:table-cell>
          <table:table-cell office:value-type="string">
            <text:p>teppistello</text:p>
          </table:table-cell>
          <table:table-cell office:value-type="string">
            <text:p>It's a single epitaph subdivided onto the two gravestones.</text:p>
          </table:table-cell>
          <table:table-cell table:style-name="ce18" office:value-type="string">
            <text:p>Il n'y a qu'une seule épitaphe, divisée en deux tombes.</text:p>
          </table:table-cell>
          <table:table-cell table:number-columns-repeated="1020"/>
        </table:table-row>
        <table:table-row table:style-name="ro3">
          <table:table-cell office:value-type="string">
            <text:p>cimitero</text:p>
          </table:table-cell>
          <table:table-cell/>
          <table:table-cell office:value-type="string">
            <text:p>'It's chilly down here!'</text:p>
          </table:table-cell>
          <table:table-cell table:style-name="ce18" office:value-type="string">
            <text:p>'Il fait froid ici !'</text:p>
          </table:table-cell>
          <table:table-cell table:number-columns-repeated="1020"/>
        </table:table-row>
        <table:table-row table:style-name="ro3">
          <table:table-cell office:value-type="string">
            <text:p>cimitero</text:p>
          </table:table-cell>
          <table:table-cell office:value-type="string">
            <text:p>teppistello</text:p>
          </table:table-cell>
          <table:table-cell office:value-type="string">
            <text:p>Not even death made them lose their sense of humor.</text:p>
          </table:table-cell>
          <table:table-cell table:style-name="ce18" office:value-type="string">
            <text:p>La mort ne leur a pas fait perdre leur sens de l'humour.</text:p>
          </table:table-cell>
          <table:table-cell table:number-columns-repeated="1020"/>
        </table:table-row>
        <table:table-row table:style-name="ro3">
          <table:table-cell/>
          <table:table-cell office:value-type="string">
            <text:p>teppistello</text:p>
          </table:table-cell>
          <table:table-cell/>
          <table:table-cell table:style-name="ce18"/>
          <table:table-cell table:number-columns-repeated="1020"/>
        </table:table-row>
        <table:table-row table:style-name="ro3">
          <table:table-cell office:value-type="string">
            <text:p>cimitero</text:p>
          </table:table-cell>
          <table:table-cell office:value-type="string">
            <text:p>teppistello</text:p>
          </table:table-cell>
          <table:table-cell office:value-type="string">
            <text:p>There is work to complete here, for sure.</text:p>
          </table:table-cell>
          <table:table-cell table:style-name="ce18" office:value-type="string">
            <text:p>Il y a de quoi faire ici, c'est sûr.</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cimitero</text:p>
          </table:table-cell>
          <table:table-cell office:value-type="string">
            <text:p>teppistello</text:p>
          </table:table-cell>
          <table:table-cell office:value-type="string">
            <text:p>It would be a great pleasure to dig your ditch.</text:p>
          </table:table-cell>
          <table:table-cell table:style-name="ce18" office:value-type="string">
            <text:p>Ce serait un grand plaisir de creuser ta tombe.</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cimitero</text:p>
          </table:table-cell>
          <table:table-cell office:value-type="string">
            <text:p>teppistello</text:p>
          </table:table-cell>
          <table:table-cell office:value-type="string">
            <text:p>At the very least it can't be said he lacks self-deprecation.</text:p>
          </table:table-cell>
          <table:table-cell table:style-name="ce18" office:value-type="string">
            <text:p>Au moins, il ne manque pas d'autodérision.</text:p>
          </table:table-cell>
          <table:table-cell table:number-columns-repeated="1020"/>
        </table:table-row>
        <table:table-row table:style-name="ro3">
          <table:table-cell/>
          <table:table-cell office:value-type="string">
            <text:p>teppistello</text:p>
          </table:table-cell>
          <table:table-cell/>
          <table:table-cell table:style-name="ce18"/>
          <table:table-cell table:number-columns-repeated="1020"/>
        </table:table-row>
        <table:table-row table:style-name="ro3">
          <table:table-cell office:value-type="string">
            <text:p>cimitero</text:p>
          </table:table-cell>
          <table:table-cell office:value-type="string">
            <text:p>teppistello</text:p>
          </table:table-cell>
          <table:table-cell office:value-type="string">
            <text:p>Hey, guys. Can I have some of your firecrackers?</text:p>
          </table:table-cell>
          <table:table-cell table:style-name="ce18" office:value-type="string">
            <text:p>Salut les gars. Pourrais-je avoir quelques pétards ?</text:p>
          </table:table-cell>
          <table:table-cell table:number-columns-repeated="1020"/>
        </table:table-row>
        <table:table-row table:style-name="ro3">
          <table:table-cell office:value-type="string">
            <text:p>cimitero</text:p>
          </table:table-cell>
          <table:table-cell/>
          <table:table-cell office:value-type="string">
            <text:p>Ask your mother to buy you some.</text:p>
          </table:table-cell>
          <table:table-cell table:style-name="ce18" office:value-type="string">
            <text:p>Demande à ta mère de t'en acheter.</text:p>
          </table:table-cell>
          <table:table-cell table:number-columns-repeated="1020"/>
        </table:table-row>
        <table:table-row table:style-name="ro3">
          <table:table-cell office:value-type="string">
            <text:p>cimitero</text:p>
          </table:table-cell>
          <table:table-cell office:value-type="string">
            <text:p>petardi</text:p>
          </table:table-cell>
          <table:table-cell office:value-type="string">
            <text:p>And get out of our way. Can't you see we're busy?</text:p>
          </table:table-cell>
          <table:table-cell table:style-name="ce18" office:value-type="string">
            <text:p>Et barre-toi de notre chemin. Tu ne vois pas qu'on est occupé ?</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cimitero</text:p>
          </table:table-cell>
          <table:table-cell office:value-type="string">
            <text:p>petardi</text:p>
          </table:table-cell>
          <table:table-cell office:value-type="string">
            <text:p>He has a promising career as an arsonist ahead of him.</text:p>
          </table:table-cell>
          <table:table-cell table:style-name="ce18" office:value-type="string">
            <text:p>Il a une carrière prometteuse d'incendiaire qui s'ouvre devant lui.</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cimitero</text:p>
          </table:table-cell>
          <table:table-cell office:value-type="string">
            <text:p>script_iniziale</text:p>
          </table:table-cell>
          <table:table-cell office:value-type="string">
            <text:p>Hey, guys. Can I have some of your firecrackers?</text:p>
          </table:table-cell>
          <table:table-cell table:style-name="ce18" office:value-type="string">
            <text:p>Salut les gars. Pourrais-je avoir quelques pétards ?</text:p>
          </table:table-cell>
          <table:table-cell table:number-columns-repeated="1020"/>
        </table:table-row>
        <table:table-row table:style-name="ro3">
          <table:table-cell office:value-type="string">
            <text:p>cimitero</text:p>
          </table:table-cell>
          <table:table-cell/>
          <table:table-cell office:value-type="string">
            <text:p>Ask your mother to buy you some.</text:p>
          </table:table-cell>
          <table:table-cell table:style-name="ce18" office:value-type="string">
            <text:p>Demande à ta mère de t'en acheter.</text:p>
          </table:table-cell>
          <table:table-cell table:number-columns-repeated="1020"/>
        </table:table-row>
        <table:table-row table:style-name="ro3">
          <table:table-cell office:value-type="string">
            <text:p>cimitero</text:p>
          </table:table-cell>
          <table:table-cell office:value-type="string">
            <text:p>Illuminati</text:p>
          </table:table-cell>
          <table:table-cell office:value-type="string">
            <text:p>And get out of our way. Can't you see we're busy?</text:p>
          </table:table-cell>
          <table:table-cell table:style-name="ce18" office:value-type="string">
            <text:p>Et barre-toi de notre chemin. Tu ne vois pas qu'on est occupé ?</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5">
          <table:table-cell office:value-type="string">
            <text:p>cimitero</text:p>
          </table:table-cell>
          <table:table-cell office:value-type="string">
            <text:p>Illuminati</text:p>
          </table:table-cell>
          <table:table-cell office:value-type="string">
            <text:p>Next time those two will think twice before crossing Skinny.</text:p>
          </table:table-cell>
          <table:table-cell table:style-name="ce18" office:value-type="string">
            <text:p>La prochaine fois, ces deux-là y réfléchiront à deux fois avant de contrarier Skinny.</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5">
          <table:table-cell office:value-type="string">
            <text:p>cimitero</text:p>
          </table:table-cell>
          <table:table-cell office:value-type="string">
            <text:p>lapide di Wilson/leggi epitaffio</text:p>
          </table:table-cell>
          <table:table-cell office:value-type="string">
            <text:p>I'd love to, but I'm sure I'll find another use more appropriate to my cause.</text:p>
          </table:table-cell>
          <table:table-cell table:style-name="ce18" office:value-type="string">
            <text:p>J'aimerais, mais je suis sûr que je vais trouver un autre usage plus approprié à ma cause.</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cripta</text:p>
          </table:table-cell>
          <table:table-cell office:value-type="string">
            <text:p>lapide di Woodie/leggi epitaffio</text:p>
          </table:table-cell>
          <table:table-cell office:value-type="string">
            <text:p>But... that's grandma! Ronald's grandma, I mean.</text:p>
          </table:table-cell>
          <table:table-cell table:style-name="ce18" office:value-type="string">
            <text:p>Mais… c'est grand-mère ! Enfin, la grand-mère de Ronald !</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cripta</text:p>
          </table:table-cell>
          <table:table-cell office:value-type="string">
            <text:p>lapide di Wilbur/leggi epitaffio</text:p>
          </table:table-cell>
          <table:table-cell office:value-type="string">
            <text:p>I had no idea they had followers in the arachnid world, as well.</text:p>
          </table:table-cell>
          <table:table-cell table:style-name="ce18" office:value-type="string">
            <text:p>Je ne savais pas qu'ils avaient aussi des adeptes dans le monde arachnide.</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5">
          <table:table-cell office:value-type="string">
            <text:p>cripta</text:p>
          </table:table-cell>
          <table:table-cell office:value-type="string">
            <text:p>lapide di Willow/leggi epitaffio</text:p>
          </table:table-cell>
          <table:table-cell office:value-type="string">
            <text:p>In the otherworldly realm, you'd have a hard time taking root with your business model.</text:p>
          </table:table-cell>
          <table:table-cell table:style-name="ce18" office:value-type="string">
            <text:p>Dans le royaume de l'au-delà, vous auriez du mal à prendre racine avec ce modèle d'entreprise.</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5">
          <table:table-cell office:value-type="string">
            <text:p>cripta</text:p>
          </table:table-cell>
          <table:table-cell office:value-type="string">
            <text:p>nonnina</text:p>
          </table:table-cell>
          <table:table-cell office:value-type="string">
            <text:p>Here lies Wilson Percival Higgsbury, exceptional scientist who fatally wounded himself with a razor blade.'</text:p>
          </table:table-cell>
          <table:table-cell table:style-name="ce18" office:value-type="string">
            <text:p>'Ci-gît Wilson Percival Higgsbury, scientifique exceptionnel blessé mortellement avec une lame de rasoir.'</text:p>
          </table:table-cell>
          <table:table-cell table:number-columns-repeated="1020"/>
        </table:table-row>
        <table:table-row table:style-name="ro1">
          <table:table-cell/>
          <table:table-cell office:value-type="string">
            <text:p>nonnina</text:p>
          </table:table-cell>
          <table:table-cell/>
          <table:table-cell table:style-name="ce18"/>
          <table:table-cell table:number-columns-repeated="1020"/>
        </table:table-row>
        <table:table-row table:style-name="ro3">
          <table:table-cell office:value-type="string">
            <text:p>cripta</text:p>
          </table:table-cell>
          <table:table-cell/>
          <table:table-cell office:value-type="string">
            <text:p>'Here rest Woodie the Lumberjack, asphyxiated after inhaling some silver powder.'</text:p>
          </table:table-cell>
          <table:table-cell table:style-name="ce18" office:value-type="string">
            <text:p>'Ci-gît Woodie le bûcheron, asphyxié après avoir inhalé de la poudre d'argent.'</text:p>
          </table:table-cell>
          <table:table-cell table:number-columns-repeated="1020"/>
        </table:table-row>
        <table:table-row table:style-name="ro1">
          <table:table-cell/>
          <table:table-cell office:value-type="string">
            <text:p>nonnina</text:p>
          </table:table-cell>
          <table:table-cell/>
          <table:table-cell table:style-name="ce18"/>
          <table:table-cell table:number-columns-repeated="1020"/>
        </table:table-row>
        <table:table-row table:style-name="ro5">
          <table:table-cell office:value-type="string">
            <text:p>cripta</text:p>
          </table:table-cell>
          <table:table-cell office:value-type="string">
            <text:p>nonnina</text:p>
          </table:table-cell>
          <table:table-cell office:value-type="string">
            <text:p>'Here Wilbur the Monkey King is buried, dead on the spot having slipped on a banana peel.'</text:p>
          </table:table-cell>
          <table:table-cell table:style-name="ce18" office:value-type="string">
            <text:p>'Ci-gît Wilbur, roi des Singes Primitifs mort sur place après avoir glissé sur une peau de banane.'</text:p>
          </table:table-cell>
          <table:table-cell table:number-columns-repeated="1020"/>
        </table:table-row>
        <table:table-row table:style-name="ro1">
          <table:table-cell/>
          <table:table-cell office:value-type="string">
            <text:p>nonnina</text:p>
          </table:table-cell>
          <table:table-cell/>
          <table:table-cell table:style-name="ce18"/>
          <table:table-cell table:number-columns-repeated="1020"/>
        </table:table-row>
        <table:table-row table:style-name="ro5">
          <table:table-cell office:value-type="string">
            <text:p>cripta</text:p>
          </table:table-cell>
          <table:table-cell office:value-type="string">
            <text:p>nonnina</text:p>
          </table:table-cell>
          <table:table-cell office:value-type="string">
            <text:p>'Here Willow the Arsonist found her eternal peace, dead for the joy of a great fireworks show.'</text:p>
          </table:table-cell>
          <table:table-cell table:style-name="ce18" office:value-type="string">
            <text:p>'Ci-gît Willow l'incendiaire, morte de joie lors d'un grand spectacle de feux d'artifice.'</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5">
          <table:table-cell office:value-type="string">
            <text:p>cripta</text:p>
          </table:table-cell>
          <table:table-cell office:value-type="string">
            <text:p>gomitolo di ragnatela</text:p>
          </table:table-cell>
          <table:table-cell office:value-type="string">
            <text:p>*I hope that even after her passing, her mole vision hasn't improved much...*</text:p>
          </table:table-cell>
          <table:table-cell table:style-name="ce18" office:value-type="string">
            <text:p>* J'espère que même après son décès, elle est toujours myope comme une taupe. *</text:p>
          </table:table-cell>
          <table:table-cell table:number-columns-repeated="1020"/>
        </table:table-row>
        <table:table-row table:style-name="ro3">
          <table:table-cell office:value-type="string">
            <text:p>cripta</text:p>
          </table:table-cell>
          <table:table-cell/>
          <table:table-cell office:value-type="string">
            <text:p>*...so I can still pass myself off as Ronald.*</text:p>
          </table:table-cell>
          <table:table-cell table:style-name="ce18" office:value-type="string">
            <text:p>* ... pour que je puisse encore me faire passer pour Ronald. *</text:p>
          </table:table-cell>
          <table:table-cell table:number-columns-repeated="1020"/>
        </table:table-row>
        <table:table-row table:style-name="ro1">
          <table:table-cell/>
          <table:table-cell office:value-type="string">
            <text:p>gomitolo di ragnatela</text:p>
          </table:table-cell>
          <table:table-cell/>
          <table:table-cell table:style-name="ce18"/>
          <table:table-cell table:number-columns-repeated="1020"/>
        </table:table-row>
        <table:table-row table:style-name="ro3">
          <table:table-cell office:value-type="string">
            <text:p>cripta</text:p>
          </table:table-cell>
          <table:table-cell/>
          <table:table-cell office:value-type="string">
            <text:p>Hi, grandma, I'm... I'm Ronald.</text:p>
          </table:table-cell>
          <table:table-cell table:style-name="ce18" office:value-type="string">
            <text:p>Salut, grand-mère, je suis ... Je suis Ronald.</text:p>
          </table:table-cell>
          <table:table-cell table:number-columns-repeated="1020"/>
        </table:table-row>
        <table:table-row table:style-name="ro3">
          <table:table-cell office:value-type="string">
            <text:p>cripta</text:p>
          </table:table-cell>
          <table:table-cell office:value-type="string">
            <text:p>gomitolo di ragnatela</text:p>
          </table:table-cell>
          <table:table-cell office:value-type="string">
            <text:p>&lt;unintelligible gibberish&gt;</text:p>
          </table:table-cell>
          <table:table-cell table:style-name="ce18" office:value-type="string">
            <text:p>&lt; charabia incompréhensible &gt;</text:p>
          </table:table-cell>
          <table:table-cell table:number-columns-repeated="1020"/>
        </table:table-row>
        <table:table-row table:style-name="ro3">
          <table:table-cell office:value-type="string">
            <text:p>cripta</text:p>
          </table:table-cell>
          <table:table-cell/>
          <table:table-cell office:value-type="string">
            <text:p>Erm, grandma... I can't really understand what you're saying.</text:p>
          </table:table-cell>
          <table:table-cell table:style-name="ce18" office:value-type="string">
            <text:p>Erm, grand-mère ... Je ne comprends vraiment rien de ce que tu dis.</text:p>
          </table:table-cell>
          <table:table-cell table:number-columns-repeated="1020"/>
        </table:table-row>
        <table:table-row table:style-name="ro3">
          <table:table-cell office:value-type="string">
            <text:p>cripta</text:p>
          </table:table-cell>
          <table:table-cell office:value-type="string">
            <text:p>asciugamano</text:p>
          </table:table-cell>
          <table:table-cell office:value-type="string">
            <text:p>&lt;unintelligible gibberish&gt;</text:p>
          </table:table-cell>
          <table:table-cell table:style-name="ce18" office:value-type="string">
            <text:p>&lt; charabia incompréhensible &gt;</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5">
          <table:table-cell office:value-type="string">
            <text:p>cripta</text:p>
          </table:table-cell>
          <table:table-cell office:value-type="string">
            <text:p>asciugamano</text:p>
          </table:table-cell>
          <table:table-cell office:value-type="string">
            <text:p>The thread of a spider web is made of such resistant material, it would make even Frodo's mithril chain mail seem flimsy.</text:p>
          </table:table-cell>
          <table:table-cell table:style-name="ce18" office:value-type="string">
            <text:p>Le fil d'une toile d'araignée est fait d'un matériau si résistant qu'à côté de lui, la cotte de maille en Mithril de Frodon aurait l'air fragile.</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cripta</text:p>
          </table:table-cell>
          <table:table-cell office:value-type="string">
            <text:p>asciugamano</text:p>
          </table:table-cell>
          <table:table-cell office:value-type="string">
            <text:p>Too sticky. I won't be able to get it off my hands.</text:p>
          </table:table-cell>
          <table:table-cell table:style-name="ce18" office:value-type="string">
            <text:p>Trop collante. Je ne pourrai plus la décoller de mes mains.</text:p>
          </table:table-cell>
          <table:table-cell table:number-columns-repeated="1020"/>
        </table:table-row>
        <table:table-row table:style-name="ro1">
          <table:table-cell/>
          <table:table-cell office:value-type="string">
            <text:p>asciugamano</text:p>
          </table:table-cell>
          <table:table-cell/>
          <table:table-cell table:style-name="ce18"/>
          <table:table-cell table:number-columns-repeated="1020"/>
        </table:table-row>
        <table:table-row table:style-name="ro3">
          <table:table-cell office:value-type="string">
            <text:p>cripta</text:p>
          </table:table-cell>
          <table:table-cell office:value-type="string">
            <text:p>asciugamano</text:p>
          </table:table-cell>
          <table:table-cell office:value-type="string">
            <text:p>The result would be more similar to body armor than a sweater.</text:p>
          </table:table-cell>
          <table:table-cell table:style-name="ce18" office:value-type="string">
            <text:p>Le résultat ressemblerait plus à une armure corporelle qu'à un sweat.</text:p>
          </table:table-cell>
          <table:table-cell table:number-columns-repeated="1020"/>
        </table:table-row>
        <table:table-row table:style-name="ro1">
          <table:table-cell/>
          <table:table-cell office:value-type="string">
            <text:p>asciugamano</text:p>
          </table:table-cell>
          <table:table-cell/>
          <table:table-cell table:style-name="ce18"/>
          <table:table-cell table:number-columns-repeated="1020"/>
        </table:table-row>
        <table:table-row table:style-name="ro3">
          <table:table-cell office:value-type="string">
            <text:p>cripta</text:p>
          </table:table-cell>
          <table:table-cell office:value-type="string">
            <text:p>asciugamano</text:p>
          </table:table-cell>
          <table:table-cell office:value-type="string">
            <text:p>The most useful object a galactic hitchhiker could have.</text:p>
          </table:table-cell>
          <table:table-cell table:style-name="ce18" office:value-type="string">
            <text:p>L'objet « le plus souvent utile qu'un autostoppeur interstellaire peut avoir »</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cripta</text:p>
          </table:table-cell>
          <table:table-cell office:value-type="string">
            <text:p>asciugamano</text:p>
          </table:table-cell>
          <table:table-cell office:value-type="string">
            <text:p>'Only in case of emergency.'</text:p>
          </table:table-cell>
          <table:table-cell table:style-name="ce18" office:value-type="string">
            <text:p>'Seulement en cas d'urgence.'</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cripta</text:p>
          </table:table-cell>
          <table:table-cell office:value-type="string">
            <text:p>cripta_x_cimitero</text:p>
          </table:table-cell>
          <table:table-cell office:value-type="string">
            <text:p>I could use it like the sail of a mini-raft.</text:p>
          </table:table-cell>
          <table:table-cell table:style-name="ce18" office:value-type="string">
            <text:p>Je pourrais m'en servir pour gréer un mini-radeau.</text:p>
          </table:table-cell>
          <table:table-cell table:number-columns-repeated="1020"/>
        </table:table-row>
        <table:table-row table:style-name="ro3">
          <table:table-cell office:value-type="string">
            <text:p>cripta</text:p>
          </table:table-cell>
          <table:table-cell office:value-type="string">
            <text:p>cripta_x_cimitero</text:p>
          </table:table-cell>
          <table:table-cell office:value-type="string">
            <text:p>I could wet it to use in hand-to-hand combat.</text:p>
          </table:table-cell>
          <table:table-cell table:style-name="ce18" office:value-type="string">
            <text:p>Je pourrais l'utiliser en combats à mains nues.</text:p>
          </table:table-cell>
          <table:table-cell table:number-columns-repeated="1020"/>
        </table:table-row>
        <table:table-row table:style-name="ro3">
          <table:table-cell office:value-type="string">
            <text:p>cripta</text:p>
          </table:table-cell>
          <table:table-cell office:value-type="string">
            <text:p>cripta_x_cimitero</text:p>
          </table:table-cell>
          <table:table-cell office:value-type="string">
            <text:p>I could wrap it around my head to ward off harmful vapors.</text:p>
          </table:table-cell>
          <table:table-cell table:style-name="ce18" office:value-type="string">
            <text:p>Je pourrais m'en servir pour me protéger la tête contre des vapeurs toxiques.</text:p>
          </table:table-cell>
          <table:table-cell table:number-columns-repeated="1020"/>
        </table:table-row>
        <table:table-row table:style-name="ro3">
          <table:table-cell office:value-type="string">
            <text:p>cripta</text:p>
          </table:table-cell>
          <table:table-cell/>
          <table:table-cell office:value-type="string">
            <text:p>I could use it to make signals in case of emergency.</text:p>
          </table:table-cell>
          <table:table-cell table:style-name="ce18" office:value-type="string">
            <text:p>Je pourrais m'en servir pour faire des signes de détresse.</text:p>
          </table:table-cell>
          <table:table-cell table:number-columns-repeated="1020"/>
        </table:table-row>
        <table:table-row table:style-name="ro3">
          <table:table-cell office:value-type="string">
            <text:p>cripta</text:p>
          </table:table-cell>
          <table:table-cell office:value-type="string">
            <text:p>fiammiferi</text:p>
          </table:table-cell>
          <table:table-cell office:value-type="string">
            <text:p>And if it was still clean, I could use it to wipe my face, of course.</text:p>
          </table:table-cell>
          <table:table-cell table:style-name="ce18" office:value-type="string">
            <text:p>Je pourrais m'en servir pour me sécher, si la serviette est toujours assez propre.</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5">
          <table:table-cell office:value-type="string">
            <text:p>cripta</text:p>
          </table:table-cell>
          <table:table-cell office:value-type="string">
            <text:p>fiammiferi</text:p>
          </table:table-cell>
          <table:table-cell office:value-type="string">
            <text:p>I don't think it would be able to give me the answer to the ultimate question of life, the universe, and everything.</text:p>
          </table:table-cell>
          <table:table-cell table:style-name="ce18" office:value-type="string">
            <text:p>Je ne suis pas sûre qu'elle puisse me donner la réponse à la grande question sur la vie, l'univers et le reste.</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cripta</text:p>
          </table:table-cell>
          <table:table-cell office:value-type="string">
            <text:p>fiammiferi</text:p>
          </table:table-cell>
          <table:table-cell office:value-type="string">
            <text:p>Wait a minute, Ronald.</text:p>
          </table:table-cell>
          <table:table-cell table:style-name="ce18" office:value-type="string">
            <text:p>Attends une minute, Ronald.</text:p>
          </table:table-cell>
          <table:table-cell table:number-columns-repeated="1020"/>
        </table:table-row>
        <table:table-row table:style-name="ro3">
          <table:table-cell office:value-type="string">
            <text:p>cripta</text:p>
          </table:table-cell>
          <table:table-cell/>
          <table:table-cell office:value-type="string">
            <text:p>It's dangerous out there. It's full of atheists.</text:p>
          </table:table-cell>
          <table:table-cell table:style-name="ce18" office:value-type="string">
            <text:p>C'est dangereux là-bas. Il n'y a que des athées.</text:p>
          </table:table-cell>
          <table:table-cell table:number-columns-repeated="1020"/>
        </table:table-row>
        <table:table-row table:style-name="ro3">
          <table:table-cell office:value-type="string">
            <text:p>cripta</text:p>
          </table:table-cell>
          <table:table-cell office:value-type="string">
            <text:p>mattonella/sposta</text:p>
          </table:table-cell>
          <table:table-cell office:value-type="string">
            <text:p>Take this.</text:p>
          </table:table-cell>
          <table:table-cell table:style-name="ce18" office:value-type="string">
            <text:p>Prends ça.</text:p>
          </table:table-cell>
          <table:table-cell table:number-columns-repeated="1020"/>
        </table:table-row>
        <table:table-row table:style-name="ro2">
          <table:table-cell table:number-columns-repeated="3"/>
          <table:table-cell table:style-name="ce6"/>
          <table:table-cell table:number-columns-repeated="1020"/>
        </table:table-row>
        <table:table-row table:style-name="ro3">
          <table:table-cell office:value-type="string">
            <text:p>cucina</text:p>
          </table:table-cell>
          <table:table-cell office:value-type="string">
            <text:p>trappola acchiappafantasmi</text:p>
          </table:table-cell>
          <table:table-cell office:value-type="string">
            <text:p>That's it?</text:p>
          </table:table-cell>
          <table:table-cell table:style-name="ce18" office:value-type="string">
            <text:p>C'est tout ?</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cucina</text:p>
          </table:table-cell>
          <table:table-cell office:value-type="string">
            <text:p>trappola acchiappafantasmi</text:p>
          </table:table-cell>
          <table:table-cell office:value-type="string">
            <text:p>They could prove useful, just not in this specific case.</text:p>
          </table:table-cell>
          <table:table-cell table:style-name="ce18" office:value-type="string">
            <text:p>Elles pourraient s'avérer utiles, mais pas dans ce cas précis.</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cucina</text:p>
          </table:table-cell>
          <table:table-cell office:value-type="string">
            <text:p>trappola acchiappafantasmi</text:p>
          </table:table-cell>
          <table:table-cell office:value-type="string">
            <text:p>We could use some light conversation, couldn't we?</text:p>
          </table:table-cell>
          <table:table-cell table:style-name="ce18" office:value-type="string">
            <text:p>Nous pourrions avoir une conversation éclairée, n'est-ce pas?</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cucina</text:p>
          </table:table-cell>
          <table:table-cell office:value-type="string">
            <text:p>trappola acchiappafantasmi</text:p>
          </table:table-cell>
          <table:table-cell/>
          <table:table-cell table:style-name="ce18"/>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cucina</text:p>
          </table:table-cell>
          <table:table-cell office:value-type="string">
            <text:p>Winston</text:p>
          </table:table-cell>
          <table:table-cell office:value-type="string">
            <text:p>If I still had salivary glands, I would need a bucket right now.</text:p>
          </table:table-cell>
          <table:table-cell table:style-name="ce18" office:value-type="string">
            <text:p>Si j'avais encore des glandes salivaires, j'aurais besoin d'un seau là maintenant.</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cucina</text:p>
          </table:table-cell>
          <table:table-cell office:value-type="string">
            <text:p>Winston</text:p>
          </table:table-cell>
          <table:table-cell office:value-type="string">
            <text:p>I don't think those two would be particularly enthusiastic about it.</text:p>
          </table:table-cell>
          <table:table-cell table:style-name="ce18" office:value-type="string">
            <text:p>Je ne pense pas que ces deux-là seraient particulièrement enthousiastes.</text:p>
          </table:table-cell>
          <table:table-cell table:number-columns-repeated="1020"/>
        </table:table-row>
        <table:table-row table:style-name="ro3">
          <table:table-cell/>
          <table:table-cell office:value-type="string">
            <text:p>Winston</text:p>
          </table:table-cell>
          <table:table-cell/>
          <table:table-cell table:style-name="ce18"/>
          <table:table-cell table:number-columns-repeated="1020"/>
        </table:table-row>
        <table:table-row table:style-name="ro3">
          <table:table-cell office:value-type="string">
            <text:p>cucina</text:p>
          </table:table-cell>
          <table:table-cell office:value-type="string">
            <text:p>Winston</text:p>
          </table:table-cell>
          <table:table-cell office:value-type="string">
            <text:p>I'll think about it if I want to mess up the whole neighbourhood.</text:p>
          </table:table-cell>
          <table:table-cell table:style-name="ce18" office:value-type="string">
            <text:p>J'y penserai si je décide de ruiner tout le quartier.</text:p>
          </table:table-cell>
          <table:table-cell table:number-columns-repeated="1020"/>
        </table:table-row>
        <table:table-row table:style-name="ro3">
          <table:table-cell/>
          <table:table-cell office:value-type="string">
            <text:p>Winston</text:p>
          </table:table-cell>
          <table:table-cell/>
          <table:table-cell table:style-name="ce18"/>
          <table:table-cell table:number-columns-repeated="1020"/>
        </table:table-row>
        <table:table-row table:style-name="ro3">
          <table:table-cell office:value-type="string">
            <text:p>cucina</text:p>
          </table:table-cell>
          <table:table-cell office:value-type="string">
            <text:p>Winston</text:p>
          </table:table-cell>
          <table:table-cell office:value-type="string">
            <text:p>I don't think they can hear me from inside.</text:p>
          </table:table-cell>
          <table:table-cell table:style-name="ce18" office:value-type="string">
            <text:p>Je doute qu'ils puissent m'entendre de l'intérieur.</text:p>
          </table:table-cell>
          <table:table-cell table:number-columns-repeated="1020"/>
        </table:table-row>
        <table:table-row table:style-name="ro3">
          <table:table-cell/>
          <table:table-cell office:value-type="string">
            <text:p>Winston</text:p>
          </table:table-cell>
          <table:table-cell/>
          <table:table-cell table:style-name="ce18"/>
          <table:table-cell table:number-columns-repeated="1020"/>
        </table:table-row>
        <table:table-row table:style-name="ro5">
          <table:table-cell office:value-type="string">
            <text:p>cucina</text:p>
          </table:table-cell>
          <table:table-cell/>
          <table:table-cell office:value-type="string">
            <text:p>The last person I saw at the bottom of a bottle like this was Ronald's father during Christmas dinner with all the relatives.</text:p>
          </table:table-cell>
          <table:table-cell table:style-name="ce18" office:value-type="string">
            <text:p>La dernière personne que j'ai vu scotchée à une bouteille comme ça, c'était le père de Ronald pendant le dîner de Noël avec toute la famille.</text:p>
          </table:table-cell>
          <table:table-cell table:number-columns-repeated="1020"/>
        </table:table-row>
        <table:table-row table:style-name="ro1">
          <table:table-cell/>
          <table:table-cell office:value-type="string">
            <text:p>canna da pesca/tenta la fortuna</text:p>
          </table:table-cell>
          <table:table-cell/>
          <table:table-cell table:style-name="ce18"/>
          <table:table-cell table:number-columns-repeated="1020"/>
        </table:table-row>
        <table:table-row table:style-name="ro3">
          <table:table-cell office:value-type="string">
            <text:p>cucina</text:p>
          </table:table-cell>
          <table:table-cell office:value-type="string">
            <text:p>canna da pesca/tenta la fortuna</text:p>
          </table:table-cell>
          <table:table-cell office:value-type="string">
            <text:p>Egon, tell him about the Twinkie.</text:p>
          </table:table-cell>
          <table:table-cell table:style-name="ce18" office:value-type="string">
            <text:p>Egon, dis-lui pour le petit cake.</text:p>
          </table:table-cell>
          <table:table-cell table:number-columns-repeated="1020"/>
        </table:table-row>
        <table:table-row table:style-name="ro3">
          <table:table-cell office:value-type="string">
            <text:p>cucina</text:p>
          </table:table-cell>
          <table:table-cell/>
          <table:table-cell office:value-type="string">
            <text:p>It's gone. It fell into the tea while I was dipping it.</text:p>
          </table:table-cell>
          <table:table-cell table:style-name="ce18" office:value-type="string">
            <text:p>Il n'y en a plus. Il est tombé dans le thé pendant que je le trempais.</text:p>
          </table:table-cell>
          <table:table-cell table:number-columns-repeated="1020"/>
        </table:table-row>
        <table:table-row table:style-name="ro3">
          <table:table-cell office:value-type="string">
            <text:p>cucina</text:p>
          </table:table-cell>
          <table:table-cell office:value-type="string">
            <text:p>messicano</text:p>
          </table:table-cell>
          <table:table-cell office:value-type="string">
            <text:p>I mean, the big one.</text:p>
          </table:table-cell>
          <table:table-cell table:style-name="ce18" office:value-type="string">
            <text:p>Non, je veux dire, l'autre petit cake. </text:p>
          </table:table-cell>
          <table:table-cell table:number-columns-repeated="1020"/>
        </table:table-row>
        <table:table-row table:style-name="ro3">
          <table:table-cell office:value-type="string">
            <text:p>cucina</text:p>
          </table:table-cell>
          <table:table-cell/>
          <table:table-cell office:value-type="string">
            <text:p>That's... classified information, you know that.</text:p>
          </table:table-cell>
          <table:table-cell table:style-name="ce18" office:value-type="string">
            <text:p>Ce sont des informations top secrètes, tu le sais.</text:p>
          </table:table-cell>
          <table:table-cell table:number-columns-repeated="1020"/>
        </table:table-row>
        <table:table-row table:style-name="ro3">
          <table:table-cell office:value-type="string">
            <text:p>cucina</text:p>
          </table:table-cell>
          <table:table-cell office:value-type="string">
            <text:p>messicano</text:p>
          </table:table-cell>
          <table:table-cell office:value-type="string">
            <text:p>You should really stop drinking for the night.</text:p>
          </table:table-cell>
          <table:table-cell table:style-name="ce18" office:value-type="string">
            <text:p>Tu devrais vraiment arrêter de boire.</text:p>
          </table:table-cell>
          <table:table-cell table:number-columns-repeated="1020"/>
        </table:table-row>
        <table:table-row table:style-name="ro5">
          <table:table-cell office:value-type="string">
            <text:p>cucina</text:p>
          </table:table-cell>
          <table:table-cell/>
          <table:table-cell office:value-type="string">
            <text:p>Before all this caffeine pushes me beyond the capacity for rational thought, too.</text:p>
          </table:table-cell>
          <table:table-cell table:style-name="ce18" office:value-type="string">
            <text:p>Avant que toute cette caféine ne me pousse au-delà de toute pensée rationnelle moi aussi.</text:p>
          </table:table-cell>
          <table:table-cell table:number-columns-repeated="1020"/>
        </table:table-row>
        <table:table-row table:style-name="ro3">
          <table:table-cell/>
          <table:table-cell office:value-type="string">
            <text:p>moglie di Frankenstein</text:p>
          </table:table-cell>
          <table:table-cell/>
          <table:table-cell table:style-name="ce18"/>
          <table:table-cell table:number-columns-repeated="1020"/>
        </table:table-row>
        <table:table-row table:style-name="ro3">
          <table:table-cell office:value-type="string">
            <text:p>cucina</text:p>
          </table:table-cell>
          <table:table-cell office:value-type="string">
            <text:p>moglie di Frankenstein</text:p>
          </table:table-cell>
          <table:table-cell office:value-type="string">
            <text:p>Now I remember why I hated going to the fair.</text:p>
          </table:table-cell>
          <table:table-cell table:style-name="ce18" office:value-type="string">
            <text:p>Maintenant je me souviens pourquoi je détestais la fête foraine.</text:p>
          </table:table-cell>
          <table:table-cell table:number-columns-repeated="1020"/>
        </table:table-row>
        <table:table-row table:style-name="ro3">
          <table:table-cell office:value-type="string">
            <text:p>cucina</text:p>
          </table:table-cell>
          <table:table-cell/>
          <table:table-cell office:value-type="string">
            <text:p>The fishing rod is clearly rigged.</text:p>
          </table:table-cell>
          <table:table-cell table:style-name="ce18" office:value-type="string">
            <text:p>La canne à pêche est clairement truquée.</text:p>
          </table:table-cell>
          <table:table-cell table:number-columns-repeated="1020"/>
        </table:table-row>
        <table:table-row table:style-name="ro3">
          <table:table-cell/>
          <table:table-cell office:value-type="string">
            <text:p>moglie di Frankenstein</text:p>
          </table:table-cell>
          <table:table-cell/>
          <table:table-cell table:style-name="ce18"/>
          <table:table-cell table:number-columns-repeated="1020"/>
        </table:table-row>
        <table:table-row table:style-name="ro3">
          <table:table-cell office:value-type="string">
            <text:p>cucina</text:p>
          </table:table-cell>
          <table:table-cell office:value-type="string">
            <text:p>moglie di Frankenstein</text:p>
          </table:table-cell>
          <table:table-cell office:value-type="string">
            <text:p>He's lucky that alcohol induces sleep.</text:p>
          </table:table-cell>
          <table:table-cell table:style-name="ce18" office:value-type="string">
            <text:p>Il a de la chance que l'alcool le fasse dormir.</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cucina</text:p>
          </table:table-cell>
          <table:table-cell office:value-type="string">
            <text:p>frigorifero/apri</text:p>
          </table:table-cell>
          <table:table-cell office:value-type="string">
            <text:p>Never wake a Mexican guy from his siesta. NEVER!</text:p>
          </table:table-cell>
          <table:table-cell table:style-name="ce18" office:value-type="string">
            <text:p>Ne jamais sortir un mexicain de sa sieste. JAMAIS !</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cucina</text:p>
          </table:table-cell>
          <table:table-cell office:value-type="string">
            <text:p>Gesoo</text:p>
          </table:table-cell>
          <table:table-cell office:value-type="string">
            <text:p>I remembered her different...</text:p>
          </table:table-cell>
          <table:table-cell table:style-name="ce18" office:value-type="string">
            <text:p>Je me souvenais d'elle différemment...</text:p>
          </table:table-cell>
          <table:table-cell table:number-columns-repeated="1020"/>
        </table:table-row>
        <table:table-row table:style-name="ro3">
          <table:table-cell office:value-type="string">
            <text:p>cucina</text:p>
          </table:table-cell>
          <table:table-cell/>
          <table:table-cell office:value-type="string">
            <text:p>First of all, DEAD.</text:p>
          </table:table-cell>
          <table:table-cell table:style-name="ce18" office:value-type="string">
            <text:p>MORTE surtout.</text:p>
          </table:table-cell>
          <table:table-cell table:number-columns-repeated="1020"/>
        </table:table-row>
        <table:table-row table:style-name="ro3">
          <table:table-cell/>
          <table:table-cell office:value-type="string">
            <text:p>Gesoo</text:p>
          </table:table-cell>
          <table:table-cell/>
          <table:table-cell table:style-name="ce18"/>
          <table:table-cell table:number-columns-repeated="1020"/>
        </table:table-row>
        <table:table-row table:style-name="ro3">
          <table:table-cell office:value-type="string">
            <text:p>cucina</text:p>
          </table:table-cell>
          <table:table-cell office:value-type="string">
            <text:p>Gesoo</text:p>
          </table:table-cell>
          <table:table-cell office:value-type="string">
            <text:p>I remind you that the single time she spoke, she burned up an entire lab.</text:p>
          </table:table-cell>
          <table:table-cell table:style-name="ce18" office:value-type="string">
            <text:p>Je te rappelle que la seule fois où elle a parlé, elle a brûlé un laboratoire entier.</text:p>
          </table:table-cell>
          <table:table-cell table:number-columns-repeated="1020"/>
        </table:table-row>
        <table:table-row table:style-name="ro3">
          <table:table-cell office:value-type="string">
            <text:p>cucina</text:p>
          </table:table-cell>
          <table:table-cell office:value-type="string">
            <text:p>Gesoo</text:p>
          </table:table-cell>
          <table:table-cell office:value-type="string">
            <text:p>Still sure you wanna talk to her?</text:p>
          </table:table-cell>
          <table:table-cell table:style-name="ce18" office:value-type="string">
            <text:p>Tu veux toujours lui parler ?</text:p>
          </table:table-cell>
          <table:table-cell table:number-columns-repeated="1020"/>
        </table:table-row>
        <table:table-row table:style-name="ro3">
          <table:table-cell/>
          <table:table-cell office:value-type="string">
            <text:p>Gesoo</text:p>
          </table:table-cell>
          <table:table-cell/>
          <table:table-cell table:style-name="ce18"/>
          <table:table-cell table:number-columns-repeated="1020"/>
        </table:table-row>
        <table:table-row table:style-name="ro3">
          <table:table-cell office:value-type="string">
            <text:p>cucina</text:p>
          </table:table-cell>
          <table:table-cell office:value-type="string">
            <text:p>Gesoo</text:p>
          </table:table-cell>
          <table:table-cell/>
          <table:table-cell table:style-name="ce18"/>
          <table:table-cell table:number-columns-repeated="1020"/>
        </table:table-row>
        <table:table-row table:style-name="ro3">
          <table:table-cell/>
          <table:table-cell office:value-type="string">
            <text:p>Gesoo</text:p>
          </table:table-cell>
          <table:table-cell/>
          <table:table-cell table:style-name="ce18"/>
          <table:table-cell table:number-columns-repeated="1020"/>
        </table:table-row>
        <table:table-row table:style-name="ro5">
          <table:table-cell office:value-type="string">
            <text:p>cucina</text:p>
          </table:table-cell>
          <table:table-cell office:value-type="string">
            <text:p>Gesoo</text:p>
          </table:table-cell>
          <table:table-cell office:value-type="string">
            <text:p>This is the sort of unexpected surprise that suddenly earns Christianity points in my eyes.</text:p>
          </table:table-cell>
          <table:table-cell table:style-name="ce18" office:value-type="string">
            <text:p>C'est le genre de surprise complètement inattendue qui fait soudainement gagner des points au christianisme à mes yeux.</text:p>
          </table:table-cell>
          <table:table-cell table:number-columns-repeated="1020"/>
        </table:table-row>
        <table:table-row table:style-name="ro3">
          <table:table-cell/>
          <table:table-cell office:value-type="string">
            <text:p>Gesoo</text:p>
          </table:table-cell>
          <table:table-cell/>
          <table:table-cell table:style-name="ce18"/>
          <table:table-cell table:number-columns-repeated="1020"/>
        </table:table-row>
        <table:table-row table:style-name="ro3">
          <table:table-cell office:value-type="string">
            <text:p>cucina</text:p>
          </table:table-cell>
          <table:table-cell/>
          <table:table-cell office:value-type="string">
            <text:p>I have nothing so important to ask to interrupt him.</text:p>
          </table:table-cell>
          <table:table-cell table:style-name="ce18" office:value-type="string">
            <text:p>Je n'ai rien d'important à lui demander qui mériterait de l'interrompre.</text:p>
          </table:table-cell>
          <table:table-cell table:number-columns-repeated="1020"/>
        </table:table-row>
        <table:table-row table:style-name="ro3">
          <table:table-cell office:value-type="string">
            <text:p>cucina</text:p>
          </table:table-cell>
          <table:table-cell office:value-type="string">
            <text:p>Giuda</text:p>
          </table:table-cell>
          <table:table-cell office:value-type="string">
            <text:p>After all, I stopped believing in him a long time ago.</text:p>
          </table:table-cell>
          <table:table-cell table:style-name="ce18" office:value-type="string">
            <text:p>Après tout, j'ai cessé de croire en lui il y a longtemps.</text:p>
          </table:table-cell>
          <table:table-cell table:number-columns-repeated="1020"/>
        </table:table-row>
        <table:table-row table:style-name="ro5">
          <table:table-cell office:value-type="string">
            <text:p>cucina</text:p>
          </table:table-cell>
          <table:table-cell office:value-type="string">
            <text:p>Giuda</text:p>
          </table:table-cell>
          <table:table-cell office:value-type="string">
            <text:p>Listen, son of God, since you're one of the Creator's superstars, I was wondering if you can preside over the wedding of a friend of mine.</text:p>
          </table:table-cell>
          <table:table-cell table:style-name="ce18" office:value-type="string">
            <text:p>Écoute, fils de Dieu... puisque tu es l'une des superstars du Créateur, je me demandais si tu pouvais célébrer le mariage d'un de mes amis.</text:p>
          </table:table-cell>
          <table:table-cell table:number-columns-repeated="1020"/>
        </table:table-row>
        <table:table-row table:style-name="ro5">
          <table:table-cell office:value-type="string">
            <text:p>cucina</text:p>
          </table:table-cell>
          <table:table-cell/>
          <table:table-cell office:value-type="string">
            <text:p>Well, actually I'm the owner of that massive franchise of chapels, churches and cathedrals. Who better than me, right?</text:p>
          </table:table-cell>
          <table:table-cell table:style-name="ce18" office:value-type="string">
            <text:p>Eh bien, en fait, je suis propriétaire d'une franchise massive de chapelles, d'églises et de cathédrales. Qui ferait mieux le job que moi ?</text:p>
          </table:table-cell>
          <table:table-cell table:number-columns-repeated="1020"/>
        </table:table-row>
        <table:table-row table:style-name="ro3">
          <table:table-cell office:value-type="string">
            <text:p>cucina</text:p>
          </table:table-cell>
          <table:table-cell office:value-type="string">
            <text:p>Giuda</text:p>
          </table:table-cell>
          <table:table-cell office:value-type="string">
            <text:p>I'm... just a little too drunk. I could use a very small bit of help.</text:p>
          </table:table-cell>
          <table:table-cell table:style-name="ce18" office:value-type="string">
            <text:p>Je suis juste un peu ivre. Je pourrais avoir besoin d'un peu d'aide.</text:p>
          </table:table-cell>
          <table:table-cell table:number-columns-repeated="1020"/>
        </table:table-row>
        <table:table-row table:style-name="ro5">
          <table:table-cell office:value-type="string">
            <text:p>cucina</text:p>
          </table:table-cell>
          <table:table-cell/>
          <table:table-cell table:style-name="ce13" office:value-type="string">
            <text:p>But not from above, cause if my Father sees me in this condition, I'll have to wait millennia for the next Coming.</text:p>
          </table:table-cell>
          <table:table-cell table:style-name="ce18" office:value-type="string">
            <text:p>Mais pas d'en haut, parce que si mon Père me voit dans cet état, je devrai attendre des millénaires avant qu'il ne revienne.</text:p>
          </table:table-cell>
          <table:table-cell table:number-columns-repeated="1020"/>
        </table:table-row>
        <table:table-row table:style-name="ro7">
          <table:table-cell office:value-type="string">
            <text:p>cucina</text:p>
          </table:table-cell>
          <table:table-cell office:value-type="string">
            <text:p>Egon</text:p>
          </table:table-cell>
          <table:table-cell office:value-type="string">
            <text:p>A short review on 'I now pronounce you happily ever after', 'now you can kiss the bride but discreetly'... that kind of thing.</text:p>
          </table:table-cell>
          <table:table-cell table:style-name="ce18" office:value-type="string">
            <text:p>Juste une petite révision sur « Je vous prononce heureux et eurent beaucoup d'enfants », « maintenant vous pouvez embrasser la mariée, mais discrètement »... ce genre de chose.</text:p>
          </table:table-cell>
          <table:table-cell table:number-columns-repeated="1020"/>
        </table:table-row>
        <table:table-row table:style-name="ro3">
          <table:table-cell office:value-type="string">
            <text:p>cucina</text:p>
          </table:table-cell>
          <table:table-cell/>
          <table:table-cell office:value-type="string">
            <text:p>We'll meet at the Roswell pond.</text:p>
          </table:table-cell>
          <table:table-cell table:style-name="ce18" office:value-type="string">
            <text:p>Nous nous retrouverons à l'étang de Roswell.</text:p>
          </table:table-cell>
          <table:table-cell table:number-columns-repeated="1020"/>
        </table:table-row>
        <table:table-row table:style-name="ro3">
          <table:table-cell/>
          <table:table-cell office:value-type="string">
            <text:p>Egon</text:p>
          </table:table-cell>
          <table:table-cell/>
          <table:table-cell table:style-name="ce18"/>
          <table:table-cell table:number-columns-repeated="1020"/>
        </table:table-row>
        <table:table-row table:style-name="ro3">
          <table:table-cell office:value-type="string">
            <text:p>cucina</text:p>
          </table:table-cell>
          <table:table-cell office:value-type="string">
            <text:p>Egon</text:p>
          </table:table-cell>
          <table:table-cell office:value-type="string">
            <text:p>I didn't know he was a Sauron adept, as well.</text:p>
          </table:table-cell>
          <table:table-cell table:style-name="ce18" office:value-type="string">
            <text:p>Je ne savais pas que Judas était un adepte de Sauron aussi.</text:p>
          </table:table-cell>
          <table:table-cell table:number-columns-repeated="1020"/>
        </table:table-row>
        <table:table-row table:style-name="ro3">
          <table:table-cell office:value-type="string">
            <text:p>cucina</text:p>
          </table:table-cell>
          <table:table-cell/>
          <table:table-cell office:value-type="string">
            <text:p>It's strange Tolkien never mentioned him in any of his books.</text:p>
          </table:table-cell>
          <table:table-cell table:style-name="ce18" office:value-type="string">
            <text:p>C'est bizarre que Tolkien ne l'ait jamais mentionné dans aucun de ses livres.</text:p>
          </table:table-cell>
          <table:table-cell table:number-columns-repeated="1020"/>
        </table:table-row>
        <table:table-row table:style-name="ro1">
          <table:table-cell/>
          <table:table-cell office:value-type="string">
            <text:p>Olandese Volante</text:p>
          </table:table-cell>
          <table:table-cell/>
          <table:table-cell table:style-name="ce18"/>
          <table:table-cell table:number-columns-repeated="1020"/>
        </table:table-row>
        <table:table-row table:style-name="ro3">
          <table:table-cell office:value-type="string">
            <text:p>cucina</text:p>
          </table:table-cell>
          <table:table-cell/>
          <table:table-cell office:value-type="string">
            <text:p>I prefer to let him focus on his beer pong.</text:p>
          </table:table-cell>
          <table:table-cell table:style-name="ce18" office:value-type="string">
            <text:p>Je préfère le laisser se concentrer sur son beer pong.</text:p>
          </table:table-cell>
          <table:table-cell table:number-columns-repeated="1020"/>
        </table:table-row>
        <table:table-row table:style-name="ro1">
          <table:table-cell/>
          <table:table-cell office:value-type="string">
            <text:p>Olandese Volante</text:p>
          </table:table-cell>
          <table:table-cell/>
          <table:table-cell table:style-name="ce18"/>
          <table:table-cell table:number-columns-repeated="1020"/>
        </table:table-row>
        <table:table-row table:style-name="ro3">
          <table:table-cell office:value-type="string">
            <text:p>cucina</text:p>
          </table:table-cell>
          <table:table-cell/>
          <table:table-cell office:value-type="string">
            <text:p>That hair would turn even Amy Winehouse pale!</text:p>
          </table:table-cell>
          <table:table-cell table:style-name="ce18" office:value-type="string">
            <text:p>Cette coupe de cheveux rendrait Amy Winehouse jalouse !</text:p>
          </table:table-cell>
          <table:table-cell table:number-columns-repeated="1020"/>
        </table:table-row>
        <table:table-row table:style-name="ro1">
          <table:table-cell/>
          <table:table-cell office:value-type="string">
            <text:p>giostraio</text:p>
          </table:table-cell>
          <table:table-cell/>
          <table:table-cell table:style-name="ce18"/>
          <table:table-cell table:number-columns-repeated="1020"/>
        </table:table-row>
        <table:table-row table:style-name="ro3">
          <table:table-cell office:value-type="string">
            <text:p>cucina</text:p>
          </table:table-cell>
          <table:table-cell/>
          <table:table-cell office:value-type="string">
            <text:p>Why do you drink all that tea?</text:p>
          </table:table-cell>
          <table:table-cell table:style-name="ce18" office:value-type="string">
            <text:p>Pourquoi buvez-vous tout ce thé ?</text:p>
          </table:table-cell>
          <table:table-cell table:number-columns-repeated="1020"/>
        </table:table-row>
        <table:table-row table:style-name="ro5">
          <table:table-cell office:value-type="string">
            <text:p>cucina</text:p>
          </table:table-cell>
          <table:table-cell office:value-type="string">
            <text:p>giostraio</text:p>
          </table:table-cell>
          <table:table-cell office:value-type="string">
            <text:p>I only sleep 14 minutes a day, which leaves me a lot of time to work.</text:p>
          </table:table-cell>
          <table:table-cell table:style-name="ce18" office:value-type="string">
            <text:p>Je ne dors que 14 minutes par jour, ce qui me laisse beaucoup de temps pour travailler.</text:p>
          </table:table-cell>
          <table:table-cell table:number-columns-repeated="1020"/>
        </table:table-row>
        <table:table-row table:style-name="ro1">
          <table:table-cell/>
          <table:table-cell office:value-type="string">
            <text:p>giostraio</text:p>
          </table:table-cell>
          <table:table-cell/>
          <table:table-cell table:style-name="ce18"/>
          <table:table-cell table:number-columns-repeated="1020"/>
        </table:table-row>
        <table:table-row table:style-name="ro3">
          <table:table-cell office:value-type="string">
            <text:p>cucina</text:p>
          </table:table-cell>
          <table:table-cell office:value-type="string">
            <text:p>giostraio</text:p>
          </table:table-cell>
          <table:table-cell office:value-type="string">
            <text:p>Watch the ceiling fan!</text:p>
          </table:table-cell>
          <table:table-cell table:style-name="ce18" office:value-type="string">
            <text:p>Regarde le ventilateur !</text:p>
          </table:table-cell>
          <table:table-cell table:number-columns-repeated="1020"/>
        </table:table-row>
        <table:table-row table:style-name="ro1">
          <table:table-cell/>
          <table:table-cell office:value-type="string">
            <text:p>giostraio</text:p>
          </table:table-cell>
          <table:table-cell/>
          <table:table-cell table:style-name="ce18"/>
          <table:table-cell table:number-columns-repeated="1020"/>
        </table:table-row>
        <table:table-row table:style-name="ro3">
          <table:table-cell office:value-type="string">
            <text:p>cucina</text:p>
          </table:table-cell>
          <table:table-cell/>
          <table:table-cell office:value-type="string">
            <text:p>Don't have too much fun up there, old pal!</text:p>
          </table:table-cell>
          <table:table-cell table:style-name="ce18" office:value-type="string">
            <text:p>Ne t'amuse pas trop là-haut, mon vieux !</text:p>
          </table:table-cell>
          <table:table-cell table:number-columns-repeated="1020"/>
        </table:table-row>
        <table:table-row table:style-name="ro1">
          <table:table-cell/>
          <table:table-cell office:value-type="string">
            <text:p>script_iniziale</text:p>
          </table:table-cell>
          <table:table-cell/>
          <table:table-cell table:style-name="ce18"/>
          <table:table-cell table:number-columns-repeated="1020"/>
        </table:table-row>
        <table:table-row table:style-name="ro3">
          <table:table-cell office:value-type="string">
            <text:p>cucina</text:p>
          </table:table-cell>
          <table:table-cell/>
          <table:table-cell office:value-type="string">
            <text:p>Actually with that costume, he looks more like a bellhop.</text:p>
          </table:table-cell>
          <table:table-cell table:style-name="ce18" office:value-type="string">
            <text:p>Honnêtement, avec ce costume, il ressemble plutôt à un groom.</text:p>
          </table:table-cell>
          <table:table-cell table:number-columns-repeated="1020"/>
        </table:table-row>
        <table:table-row table:style-name="ro1">
          <table:table-cell/>
          <table:table-cell office:value-type="string">
            <text:p>microonde/apri</text:p>
          </table:table-cell>
          <table:table-cell/>
          <table:table-cell table:style-name="ce18"/>
          <table:table-cell table:number-columns-repeated="1020"/>
        </table:table-row>
        <table:table-row table:style-name="ro3">
          <table:table-cell office:value-type="string">
            <text:p>cucina</text:p>
          </table:table-cell>
          <table:table-cell office:value-type="string">
            <text:p>microonde/apri</text:p>
          </table:table-cell>
          <table:table-cell office:value-type="string">
            <text:p>Hey, kid. Try your luck at the mechanical fish ride!</text:p>
          </table:table-cell>
          <table:table-cell table:style-name="ce18" office:value-type="string">
            <text:p>Hé, petit. Tente ta chance à la pêche mécanique !</text:p>
          </table:table-cell>
          <table:table-cell table:number-columns-repeated="1020"/>
        </table:table-row>
        <table:table-row table:style-name="ro3">
          <table:table-cell office:value-type="string">
            <text:p>cucina</text:p>
          </table:table-cell>
          <table:table-cell/>
          <table:table-cell office:value-type="string">
            <text:p>Playing is simple: you must reel in any of the fish in the tank.</text:p>
          </table:table-cell>
          <table:table-cell table:style-name="ce18" office:value-type="string">
            <text:p>La règle est simple : tu dois pêcher n'importe quel poisson du réservoir.</text:p>
          </table:table-cell>
          <table:table-cell table:number-columns-repeated="1020"/>
        </table:table-row>
        <table:table-row table:style-name="ro3">
          <table:table-cell office:value-type="string">
            <text:p>cucina</text:p>
          </table:table-cell>
          <table:table-cell office:value-type="string">
            <text:p>Z8</text:p>
          </table:table-cell>
          <table:table-cell office:value-type="string">
            <text:p>Nothing easier, right?</text:p>
          </table:table-cell>
          <table:table-cell table:style-name="ce18" office:value-type="string">
            <text:p>Rien de plus facile, non ?</text:p>
          </table:table-cell>
          <table:table-cell table:number-columns-repeated="1020"/>
        </table:table-row>
        <table:table-row table:style-name="ro3">
          <table:table-cell office:value-type="string">
            <text:p>cucina</text:p>
          </table:table-cell>
          <table:table-cell office:value-type="string">
            <text:p>Z8</text:p>
          </table:table-cell>
          <table:table-cell office:value-type="string">
            <text:p>Another 35 hours and then I'm finally done with this agony.</text:p>
          </table:table-cell>
          <table:table-cell table:style-name="ce18" office:value-type="string">
            <text:p>Encore 35 heures et j'en aurais fini avec cette agonie.</text:p>
          </table:table-cell>
          <table:table-cell table:number-columns-repeated="1020"/>
        </table:table-row>
        <table:table-row table:style-name="ro1">
          <table:table-cell table:number-columns-repeated="3"/>
          <table:table-cell table:style-name="ce13"/>
          <table:table-cell table:number-columns-repeated="1020"/>
        </table:table-row>
        <table:table-row table:style-name="ro5">
          <table:table-cell office:value-type="string">
            <text:p>cucina1</text:p>
          </table:table-cell>
          <table:table-cell office:value-type="string">
            <text:p>Z8</text:p>
          </table:table-cell>
          <table:table-cell office:value-type="string">
            <text:p>Surely someone could give a good cleaning around here once in a while.</text:p>
          </table:table-cell>
          <table:table-cell table:style-name="ce18" office:value-type="string">
            <text:p>Quelqu'un pourrait quand même donner un petit coup de nettoyage ici de temps en temps.</text:p>
          </table:table-cell>
          <table:table-cell table:number-columns-repeated="1020"/>
        </table:table-row>
        <table:table-row table:style-name="ro1">
          <table:table-cell/>
          <table:table-cell office:value-type="string">
            <text:p>Z8</text:p>
          </table:table-cell>
          <table:table-cell/>
          <table:table-cell table:style-name="ce18"/>
          <table:table-cell table:number-columns-repeated="1020"/>
        </table:table-row>
        <table:table-row table:style-name="ro3">
          <table:table-cell office:value-type="string">
            <text:p>cucina1</text:p>
          </table:table-cell>
          <table:table-cell/>
          <table:table-cell office:value-type="string">
            <text:p>close</text:p>
          </table:table-cell>
          <table:table-cell table:style-name="ce18" office:value-type="string">
            <text:p>fermer</text:p>
          </table:table-cell>
          <table:table-cell table:number-columns-repeated="1020"/>
        </table:table-row>
        <table:table-row table:style-name="ro3">
          <table:table-cell office:value-type="string">
            <text:p>cucina1</text:p>
          </table:table-cell>
          <table:table-cell office:value-type="string">
            <text:p>cianfrusaglie</text:p>
          </table:table-cell>
          <table:table-cell office:value-type="string">
            <text:p>open</text:p>
          </table:table-cell>
          <table:table-cell table:style-name="ce18" office:value-type="string">
            <text:p>ouvrir</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5">
          <table:table-cell office:value-type="string">
            <text:p>cucina1</text:p>
          </table:table-cell>
          <table:table-cell office:value-type="string">
            <text:p>cianfrusaglie</text:p>
          </table:table-cell>
          <table:table-cell office:value-type="string">
            <text:p>It's a big computer brain able to monitor all the household appliances to prevent domestic accidents.</text:p>
          </table:table-cell>
          <table:table-cell table:style-name="ce18" office:value-type="string">
            <text:p>C'est un gros cerveau informatique capable de surveiller tous les appareils électroménagers pour prévenir les accidents domestiques.</text:p>
          </table:table-cell>
          <table:table-cell table:number-columns-repeated="1020"/>
        </table:table-row>
        <table:table-row table:style-name="ro3">
          <table:table-cell office:value-type="string">
            <text:p>cucina1</text:p>
          </table:table-cell>
          <table:table-cell office:value-type="string">
            <text:p>cianfrusaglie</text:p>
          </table:table-cell>
          <table:table-cell office:value-type="string">
            <text:p>You got no idea who you're messing with.</text:p>
          </table:table-cell>
          <table:table-cell table:style-name="ce18" office:value-type="string">
            <text:p>Tu ne sais pas à qui tu as affaire.</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5">
          <table:table-cell office:value-type="string">
            <text:p>cucina1</text:p>
          </table:table-cell>
          <table:table-cell office:value-type="string">
            <text:p>cianfrusaglie</text:p>
          </table:table-cell>
          <table:table-cell office:value-type="string">
            <text:p>Although today we crossed rifles on the battlefield, you've been a valiant soldier.</text:p>
          </table:table-cell>
          <table:table-cell table:style-name="ce18" office:value-type="string">
            <text:p>Même si nous avons croisé le fer sur le champ de bataille aujourd'hui, vous avez été un soldat vaillant.</text:p>
          </table:table-cell>
          <table:table-cell table:number-columns-repeated="1020"/>
        </table:table-row>
        <table:table-row table:style-name="ro3">
          <table:table-cell office:value-type="string">
            <text:p>cucina1</text:p>
          </table:table-cell>
          <table:table-cell office:value-type="string">
            <text:p>cianfrusaglie</text:p>
          </table:table-cell>
          <table:table-cell office:value-type="string">
            <text:p>You earned my respect.</text:p>
          </table:table-cell>
          <table:table-cell table:style-name="ce18" office:value-type="string">
            <text:p>Vous avez gagné mon respect.</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5">
          <table:table-cell office:value-type="string">
            <text:p>cucina1</text:p>
          </table:table-cell>
          <table:table-cell office:value-type="string">
            <text:p>cereali</text:p>
          </table:table-cell>
          <table:table-cell office:value-type="string">
            <text:p>A couple of pots, some ladles and jars with spices of dubious geographical origin.</text:p>
          </table:table-cell>
          <table:table-cell table:style-name="ce18" office:value-type="string">
            <text:p>Des boites de conserve, quelques louches et des pots à épices d'origine géographique douteuse.</text:p>
          </table:table-cell>
          <table:table-cell table:number-columns-repeated="1020"/>
        </table:table-row>
        <table:table-row table:style-name="ro1">
          <table:table-cell/>
          <table:table-cell office:value-type="string">
            <text:p>cereali</text:p>
          </table:table-cell>
          <table:table-cell/>
          <table:table-cell table:style-name="ce18"/>
          <table:table-cell table:number-columns-repeated="1020"/>
        </table:table-row>
        <table:table-row table:style-name="ro3">
          <table:table-cell office:value-type="string">
            <text:p>cucina1</text:p>
          </table:table-cell>
          <table:table-cell/>
          <table:table-cell office:value-type="string">
            <text:p>How did this get in here?</text:p>
          </table:table-cell>
          <table:table-cell table:style-name="ce18" office:value-type="string">
            <text:p>Comment est-ce arrivé ici ?</text:p>
          </table:table-cell>
          <table:table-cell table:number-columns-repeated="1020"/>
        </table:table-row>
        <table:table-row table:style-name="ro5">
          <table:table-cell office:value-type="string">
            <text:p>cucina1</text:p>
          </table:table-cell>
          <table:table-cell office:value-type="string">
            <text:p>cereali</text:p>
          </table:table-cell>
          <table:table-cell office:value-type="string">
            <text:p>It's useless to continue looking. There's nothing else I could use in there.</text:p>
          </table:table-cell>
          <table:table-cell table:style-name="ce18" office:value-type="string">
            <text:p>Il est inutile de continuer à chercher. Il n'y a rien d'autre que je puisse utiliser là-dedans.</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5">
          <table:table-cell office:value-type="string">
            <text:p>cucina1</text:p>
          </table:table-cell>
          <table:table-cell office:value-type="string">
            <text:p>cereali</text:p>
          </table:table-cell>
          <table:table-cell office:value-type="string">
            <text:p>When we were kids, Ronald and I played rockstars: me on the pots, him on the pans.</text:p>
          </table:table-cell>
          <table:table-cell table:style-name="ce18" office:value-type="string">
            <text:p>Quand nous étions enfants, Ronald et moi jouions aux rock stars : moi sur des boites de conserve, lui sur des casseroles.</text:p>
          </table:table-cell>
          <table:table-cell table:number-columns-repeated="1020"/>
        </table:table-row>
        <table:table-row table:style-name="ro3">
          <table:table-cell office:value-type="string">
            <text:p>cucina1</text:p>
          </table:table-cell>
          <table:table-cell/>
          <table:table-cell office:value-type="string">
            <text:p>We were such a disaster.</text:p>
          </table:table-cell>
          <table:table-cell table:style-name="ce18" office:value-type="string">
            <text:p>Nous étions tellement désastreux.</text:p>
          </table:table-cell>
          <table:table-cell table:number-columns-repeated="1020"/>
        </table:table-row>
        <table:table-row table:style-name="ro1">
          <table:table-cell/>
          <table:table-cell office:value-type="string">
            <text:p>sagoma</text:p>
          </table:table-cell>
          <table:table-cell/>
          <table:table-cell table:style-name="ce18"/>
          <table:table-cell table:number-columns-repeated="1020"/>
        </table:table-row>
        <table:table-row table:style-name="ro3">
          <table:table-cell office:value-type="string">
            <text:p>cucina1</text:p>
          </table:table-cell>
          <table:table-cell office:value-type="string">
            <text:p>sagoma</text:p>
          </table:table-cell>
          <table:table-cell office:value-type="string">
            <text:p>Kaboom cereal, an explosion of energy in your stomach!</text:p>
          </table:table-cell>
          <table:table-cell table:style-name="ce18" office:value-type="string">
            <text:p>Céréales Kaboom, une explosion d'énergie dans votre estomac !</text:p>
          </table:table-cell>
          <table:table-cell table:number-columns-repeated="1020"/>
        </table:table-row>
        <table:table-row table:style-name="ro3">
          <table:table-cell office:value-type="string">
            <text:p>cucina1</text:p>
          </table:table-cell>
          <table:table-cell office:value-type="string">
            <text:p>sagoma</text:p>
          </table:table-cell>
          <table:table-cell office:value-type="string">
            <text:p>Literally.</text:p>
          </table:table-cell>
          <table:table-cell table:style-name="ce18" office:value-type="string">
            <text:p>Littéralement.</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cucina1</text:p>
          </table:table-cell>
          <table:table-cell office:value-type="string">
            <text:p>sagoma</text:p>
          </table:table-cell>
          <table:table-cell office:value-type="string">
            <text:p>I stopped eating it. I find it... a bit heavy.</text:p>
          </table:table-cell>
          <table:table-cell table:style-name="ce18" office:value-type="string">
            <text:p>J'ai arrêté d'en manger. Je trouve ça... un peu lourd.</text:p>
          </table:table-cell>
          <table:table-cell table:number-columns-repeated="1020"/>
        </table:table-row>
        <table:table-row table:style-name="ro1">
          <table:table-cell/>
          <table:table-cell office:value-type="string">
            <text:p>sagoma</text:p>
          </table:table-cell>
          <table:table-cell/>
          <table:table-cell table:style-name="ce18"/>
          <table:table-cell table:number-columns-repeated="1020"/>
        </table:table-row>
        <table:table-row table:style-name="ro3">
          <table:table-cell office:value-type="string">
            <text:p>cucina1</text:p>
          </table:table-cell>
          <table:table-cell/>
          <table:table-cell office:value-type="string">
            <text:p>'Your mother had it coming.'</text:p>
          </table:table-cell>
          <table:table-cell table:style-name="ce18" office:value-type="string">
            <text:p>'Ta mère l'avait mérité.'</text:p>
          </table:table-cell>
          <table:table-cell table:number-columns-repeated="1020"/>
        </table:table-row>
        <table:table-row table:style-name="ro1">
          <table:table-cell/>
          <table:table-cell office:value-type="string">
            <text:p>sagoma</text:p>
          </table:table-cell>
          <table:table-cell/>
          <table:table-cell table:style-name="ce18"/>
          <table:table-cell table:number-columns-repeated="1020"/>
        </table:table-row>
        <table:table-row table:style-name="ro5">
          <table:table-cell office:value-type="string">
            <text:p>cucina1</text:p>
          </table:table-cell>
          <table:table-cell office:value-type="string">
            <text:p>sagoma</text:p>
          </table:table-cell>
          <table:table-cell office:value-type="string">
            <text:p>When Ronald moved into this house, the forensic guys had just unsealed the kitchen.</text:p>
          </table:table-cell>
          <table:table-cell table:style-name="ce18" office:value-type="string">
            <text:p>Quand Ronald a emménagé dans cette maison, les gars de la police judiciaire venaient juste de lever les scellés dans la cuisine.</text:p>
          </table:table-cell>
          <table:table-cell table:number-columns-repeated="1020"/>
        </table:table-row>
        <table:table-row table:style-name="ro5">
          <table:table-cell office:value-type="string">
            <text:p>cucina1</text:p>
          </table:table-cell>
          <table:table-cell/>
          <table:table-cell office:value-type="string">
            <text:p>When the investigation was closed, his parents decided to leave the outline of the body on the table.</text:p>
          </table:table-cell>
          <table:table-cell table:style-name="ce18" office:value-type="string">
            <text:p>Quand l'enquête a été bouclée, ses parents ont décidé de laisser la silhouette du corps sur la table.</text:p>
          </table:table-cell>
          <table:table-cell table:number-columns-repeated="1020"/>
        </table:table-row>
        <table:table-row table:style-name="ro3">
          <table:table-cell office:value-type="string">
            <text:p>cucina1</text:p>
          </table:table-cell>
          <table:table-cell office:value-type="string">
            <text:p>sagoma</text:p>
          </table:table-cell>
          <table:table-cell office:value-type="string">
            <text:p>I have to admit that it gives an extra kick to breakfast, though.</text:p>
          </table:table-cell>
          <table:table-cell table:style-name="ce18" office:value-type="string">
            <text:p>Je dois admettre que ça donne un petit coup de fouée au petit déjeuner.</text:p>
          </table:table-cell>
          <table:table-cell table:number-columns-repeated="1020"/>
        </table:table-row>
        <table:table-row table:style-name="ro1">
          <table:table-cell/>
          <table:table-cell office:value-type="string">
            <text:p>sagoma</text:p>
          </table:table-cell>
          <table:table-cell/>
          <table:table-cell table:style-name="ce18"/>
          <table:table-cell table:number-columns-repeated="1020"/>
        </table:table-row>
        <table:table-row table:style-name="ro3">
          <table:table-cell office:value-type="string">
            <text:p>cucina1</text:p>
          </table:table-cell>
          <table:table-cell/>
          <table:table-cell office:value-type="string">
            <text:p>Better not contaminate the crime scene.</text:p>
          </table:table-cell>
          <table:table-cell table:style-name="ce18" office:value-type="string">
            <text:p>Mieux vaut ne pas contaminer la scène de crime.</text:p>
          </table:table-cell>
          <table:table-cell table:number-columns-repeated="1020"/>
        </table:table-row>
        <table:table-row table:style-name="ro5">
          <table:table-cell office:value-type="string">
            <text:p>cucina1</text:p>
          </table:table-cell>
          <table:table-cell office:value-type="string">
            <text:p>post-it</text:p>
          </table:table-cell>
          <table:table-cell office:value-type="string">
            <text:p>You can't imagine how hard it is to get coffee stains out without smearing the chalk.</text:p>
          </table:table-cell>
          <table:table-cell table:style-name="ce18" office:value-type="string">
            <text:p>Tu ne peux pas imaginer à quel point il est difficile de nettoyer des taches de café sans effacer la craie.</text:p>
          </table:table-cell>
          <table:table-cell table:number-columns-repeated="1020"/>
        </table:table-row>
        <table:table-row table:style-name="ro3">
          <table:table-cell/>
          <table:table-cell office:value-type="string">
            <text:p>post-it</text:p>
          </table:table-cell>
          <table:table-cell/>
          <table:table-cell table:style-name="ce18"/>
          <table:table-cell table:number-columns-repeated="1020"/>
        </table:table-row>
        <table:table-row table:style-name="ro3">
          <table:table-cell office:value-type="string">
            <text:p>cucina1</text:p>
          </table:table-cell>
          <table:table-cell office:value-type="string">
            <text:p>post-it</text:p>
          </table:table-cell>
          <table:table-cell office:value-type="string">
            <text:p>I once tried to lay down there.</text:p>
          </table:table-cell>
          <table:table-cell table:style-name="ce18" office:value-type="string">
            <text:p>J'ai essayé une fois de me coucher là.</text:p>
          </table:table-cell>
          <table:table-cell table:number-columns-repeated="1020"/>
        </table:table-row>
        <table:table-row table:style-name="ro3">
          <table:table-cell office:value-type="string">
            <text:p>cucina1</text:p>
          </table:table-cell>
          <table:table-cell office:value-type="string">
            <text:p>post-it</text:p>
          </table:table-cell>
          <table:table-cell office:value-type="string">
            <text:p>A really uncomfortable position to die in.</text:p>
          </table:table-cell>
          <table:table-cell table:style-name="ce18" office:value-type="string">
            <text:p>Une position vraiment inconfortable pour mourir.</text:p>
          </table:table-cell>
          <table:table-cell table:number-columns-repeated="1020"/>
        </table:table-row>
        <table:table-row table:style-name="ro3">
          <table:table-cell/>
          <table:table-cell office:value-type="string">
            <text:p>post-it</text:p>
          </table:table-cell>
          <table:table-cell/>
          <table:table-cell table:style-name="ce18"/>
          <table:table-cell table:number-columns-repeated="1020"/>
        </table:table-row>
        <table:table-row table:style-name="ro3">
          <table:table-cell office:value-type="string">
            <text:p>cucina1</text:p>
          </table:table-cell>
          <table:table-cell office:value-type="string">
            <text:p>post-it</text:p>
          </table:table-cell>
          <table:table-cell office:value-type="string">
            <text:p>I am not trying to justify your assassination, make no mistake.</text:p>
          </table:table-cell>
          <table:table-cell table:style-name="ce18" office:value-type="string">
            <text:p>Je n'essaie pas de justifier votre assassinat, ne vous méprenez pas.</text:p>
          </table:table-cell>
          <table:table-cell table:number-columns-repeated="1020"/>
        </table:table-row>
        <table:table-row table:style-name="ro3">
          <table:table-cell office:value-type="string">
            <text:p>cucina1</text:p>
          </table:table-cell>
          <table:table-cell office:value-type="string">
            <text:p>post-it</text:p>
          </table:table-cell>
          <table:table-cell office:value-type="string">
            <text:p>But... who wouldn't be willing to kill for cherries?</text:p>
          </table:table-cell>
          <table:table-cell table:style-name="ce18" office:value-type="string">
            <text:p>Mais... qui ne serait pas prêt à tuer pour des cerises ?</text:p>
          </table:table-cell>
          <table:table-cell table:number-columns-repeated="1020"/>
        </table:table-row>
        <table:table-row table:style-name="ro3">
          <table:table-cell/>
          <table:table-cell office:value-type="string">
            <text:p>post-it</text:p>
          </table:table-cell>
          <table:table-cell/>
          <table:table-cell table:style-name="ce18"/>
          <table:table-cell table:number-columns-repeated="1020"/>
        </table:table-row>
        <table:table-row table:style-name="ro3">
          <table:table-cell office:value-type="string">
            <text:p>cucina1</text:p>
          </table:table-cell>
          <table:table-cell office:value-type="string">
            <text:p>post-it</text:p>
          </table:table-cell>
          <table:table-cell office:value-type="string">
            <text:p>Calling them 'post-its' is an understatement.</text:p>
          </table:table-cell>
          <table:table-cell table:style-name="ce18" office:value-type="string">
            <text:p>Appeler ça des « post-its » est un euphémisme.</text:p>
          </table:table-cell>
          <table:table-cell table:number-columns-repeated="1020"/>
        </table:table-row>
        <table:table-row table:style-name="ro5">
          <table:table-cell office:value-type="string">
            <text:p>cucina1</text:p>
          </table:table-cell>
          <table:table-cell/>
          <table:table-cell office:value-type="string">
            <text:p>They're more like... threatening messages that Ronald's mother leaves for her husband when she goes to work.</text:p>
          </table:table-cell>
          <table:table-cell table:style-name="ce18" office:value-type="string">
            <text:p>On dirait plutôt des messages de menaces que la mère de Ronald laisse pour son mari quand elle part au travail.</text:p>
          </table:table-cell>
          <table:table-cell table:number-columns-repeated="1020"/>
        </table:table-row>
        <table:table-row table:style-name="ro3">
          <table:table-cell office:value-type="string">
            <text:p>cucina1</text:p>
          </table:table-cell>
          <table:table-cell office:value-type="string">
            <text:p>post-it</text:p>
          </table:table-cell>
          <table:table-cell office:value-type="string">
            <text:p>Like, I don't know, let's see...</text:p>
          </table:table-cell>
          <table:table-cell table:style-name="ce18" office:value-type="string">
            <text:p>Comme, je ne sais pas, voyons...</text:p>
          </table:table-cell>
          <table:table-cell table:number-columns-repeated="1020"/>
        </table:table-row>
        <table:table-row table:style-name="ro3">
          <table:table-cell office:value-type="string">
            <text:p>cucina1</text:p>
          </table:table-cell>
          <table:table-cell office:value-type="string">
            <text:p>post-it</text:p>
          </table:table-cell>
          <table:table-cell office:value-type="string">
            <text:p>No, this is too degrading, better avoid...</text:p>
          </table:table-cell>
          <table:table-cell table:style-name="ce18" office:value-type="string">
            <text:p>Non, c'est trop dégradant, mieux vaut éviter...</text:p>
          </table:table-cell>
          <table:table-cell table:number-columns-repeated="1020"/>
        </table:table-row>
        <table:table-row table:style-name="ro3">
          <table:table-cell office:value-type="string">
            <text:p>cucina1</text:p>
          </table:table-cell>
          <table:table-cell/>
          <table:table-cell office:value-type="string">
            <text:p>With this one, I think there might be grounds to sue.</text:p>
          </table:table-cell>
          <table:table-cell table:style-name="ce18" office:value-type="string">
            <text:p>Avec celui-ci, je pense qu'il pourrait y avoir des motifs de poursuite.</text:p>
          </table:table-cell>
          <table:table-cell table:number-columns-repeated="1020"/>
        </table:table-row>
        <table:table-row table:style-name="ro3">
          <table:table-cell office:value-type="string">
            <text:p>cucina1</text:p>
          </table:table-cell>
          <table:table-cell office:value-type="string">
            <text:p>teddy dead</text:p>
          </table:table-cell>
          <table:table-cell office:value-type="string">
            <text:p>Ok, that's readable.</text:p>
          </table:table-cell>
          <table:table-cell table:style-name="ce18" office:value-type="string">
            <text:p>Ok, celui-ci est lisible.</text:p>
          </table:table-cell>
          <table:table-cell table:number-columns-repeated="1020"/>
        </table:table-row>
        <table:table-row table:style-name="ro3">
          <table:table-cell office:value-type="string">
            <text:p>cucina1</text:p>
          </table:table-cell>
          <table:table-cell office:value-type="string">
            <text:p>teddy dead</text:p>
          </table:table-cell>
          <table:table-cell office:value-type="string">
            <text:p>I'll read just an excerpt.</text:p>
          </table:table-cell>
          <table:table-cell table:style-name="ce18" office:value-type="string">
            <text:p>Je vais lire un extrait.</text:p>
          </table:table-cell>
          <table:table-cell table:number-columns-repeated="1020"/>
        </table:table-row>
        <table:table-row table:style-name="ro5">
          <table:table-cell office:value-type="string">
            <text:p>cucina1</text:p>
          </table:table-cell>
          <table:table-cell/>
          <table:table-cell office:value-type="string">
            <text:p>Don't forget to pick up the clothes at the cleaners, or you'll be the one hung out to dry.</text:p>
          </table:table-cell>
          <table:table-cell table:style-name="ce18" office:value-type="string">
            <text:p>N'oublie pas de prendre les vêtements chez le teinturier ou c'est toi que je vais pendre à mon fil à linge.</text:p>
          </table:table-cell>
          <table:table-cell table:number-columns-repeated="1020"/>
        </table:table-row>
        <table:table-row table:style-name="ro3">
          <table:table-cell office:value-type="string">
            <text:p>cucina1</text:p>
          </table:table-cell>
          <table:table-cell office:value-type="string">
            <text:p>teddy dead</text:p>
          </table:table-cell>
          <table:table-cell office:value-type="string">
            <text:p>That's amore!</text:p>
          </table:table-cell>
          <table:table-cell table:style-name="ce20" office:value-type="string">
            <text:p>That's amore !</text:p>
          </table:table-cell>
          <table:table-cell table:number-columns-repeated="1020"/>
        </table:table-row>
        <table:table-row table:style-name="ro3">
          <table:table-cell/>
          <table:table-cell office:value-type="string">
            <text:p>teddy dead</text:p>
          </table:table-cell>
          <table:table-cell/>
          <table:table-cell table:style-name="ce18"/>
          <table:table-cell table:number-columns-repeated="1020"/>
        </table:table-row>
        <table:table-row table:style-name="ro3">
          <table:table-cell office:value-type="string">
            <text:p>cucina1</text:p>
          </table:table-cell>
          <table:table-cell office:value-type="string">
            <text:p>teddy dead</text:p>
          </table:table-cell>
          <table:table-cell office:value-type="string">
            <text:p>The post-its are placed according to a very particular color-coded scheme.</text:p>
          </table:table-cell>
          <table:table-cell table:style-name="ce18" office:value-type="string">
            <text:p>Les post-its sont classés par couleur selon un schéma très particulier.</text:p>
          </table:table-cell>
          <table:table-cell table:number-columns-repeated="1020"/>
        </table:table-row>
        <table:table-row table:style-name="ro3">
          <table:table-cell office:value-type="string">
            <text:p>cucina1</text:p>
          </table:table-cell>
          <table:table-cell office:value-type="string">
            <text:p>teddy dead</text:p>
          </table:table-cell>
          <table:table-cell office:value-type="string">
            <text:p>Better not risk getting caught up in the fury of Ronald's mother.</text:p>
          </table:table-cell>
          <table:table-cell table:style-name="ce18" office:value-type="string">
            <text:p>Mieux vaut ne pas risquer d'être pris dans la fureur de la mère de Ronald.</text:p>
          </table:table-cell>
          <table:table-cell table:number-columns-repeated="1020"/>
        </table:table-row>
        <table:table-row table:style-name="ro3">
          <table:table-cell/>
          <table:table-cell office:value-type="string">
            <text:p>teddy dead</text:p>
          </table:table-cell>
          <table:table-cell/>
          <table:table-cell table:style-name="ce18"/>
          <table:table-cell table:number-columns-repeated="1020"/>
        </table:table-row>
        <table:table-row table:style-name="ro3">
          <table:table-cell office:value-type="string">
            <text:p>cucina1</text:p>
          </table:table-cell>
          <table:table-cell office:value-type="string">
            <text:p>teddy dead</text:p>
          </table:table-cell>
          <table:table-cell office:value-type="string">
            <text:p>He was gunned down by a barrage of point-blank peas.</text:p>
          </table:table-cell>
          <table:table-cell table:style-name="ce18" office:value-type="string">
            <text:p>Il a été abattu à bout portant par des petits pois.</text:p>
          </table:table-cell>
          <table:table-cell table:number-columns-repeated="1020"/>
        </table:table-row>
        <table:table-row table:style-name="ro3">
          <table:table-cell office:value-type="string">
            <text:p>cucina1</text:p>
          </table:table-cell>
          <table:table-cell office:value-type="string">
            <text:p>teddy dead</text:p>
          </table:table-cell>
          <table:table-cell office:value-type="string">
            <text:p>And they say vegetables are good for your health.</text:p>
          </table:table-cell>
          <table:table-cell table:style-name="ce18" office:value-type="string">
            <text:p>Après on dit que les légumes sont bons pour la santé.</text:p>
          </table:table-cell>
          <table:table-cell table:number-columns-repeated="1020"/>
        </table:table-row>
        <table:table-row table:style-name="ro3">
          <table:table-cell/>
          <table:table-cell office:value-type="string">
            <text:p>teddy dead</text:p>
          </table:table-cell>
          <table:table-cell/>
          <table:table-cell table:style-name="ce18"/>
          <table:table-cell table:number-columns-repeated="1020"/>
        </table:table-row>
        <table:table-row table:style-name="ro3">
          <table:table-cell office:value-type="string">
            <text:p>cucina1</text:p>
          </table:table-cell>
          <table:table-cell office:value-type="string">
            <text:p>teddy dead</text:p>
          </table:table-cell>
          <table:table-cell office:value-type="string">
            <text:p>I'm cold, John.</text:p>
          </table:table-cell>
          <table:table-cell table:style-name="ce18" office:value-type="string">
            <text:p>J'ai froid, John.</text:p>
          </table:table-cell>
          <table:table-cell table:number-columns-repeated="1020"/>
        </table:table-row>
        <table:table-row table:style-name="ro3">
          <table:table-cell office:value-type="string">
            <text:p>cucina1</text:p>
          </table:table-cell>
          <table:table-cell office:value-type="string">
            <text:p>teddy dead</text:p>
          </table:table-cell>
          <table:table-cell office:value-type="string">
            <text:p>Teddy! It's Skinny... hold on, my friend!</text:p>
          </table:table-cell>
          <table:table-cell table:style-name="ce18" office:value-type="string">
            <text:p>Teddy ! C'est Skinny... Tiens bon, mon ami !</text:p>
          </table:table-cell>
          <table:table-cell table:number-columns-repeated="1020"/>
        </table:table-row>
        <table:table-row table:style-name="ro3">
          <table:table-cell office:value-type="string">
            <text:p>cucina1</text:p>
          </table:table-cell>
          <table:table-cell office:value-type="string">
            <text:p>teddy dead</text:p>
          </table:table-cell>
          <table:table-cell office:value-type="string">
            <text:p>John... where are you, John?</text:p>
          </table:table-cell>
          <table:table-cell table:style-name="ce18" office:value-type="string">
            <text:p>John... Où es-tu, John ?</text:p>
          </table:table-cell>
          <table:table-cell table:number-columns-repeated="1020"/>
        </table:table-row>
        <table:table-row table:style-name="ro3">
          <table:table-cell office:value-type="string">
            <text:p>cucina1</text:p>
          </table:table-cell>
          <table:table-cell office:value-type="string">
            <text:p>teddy dead</text:p>
          </table:table-cell>
          <table:table-cell office:value-type="string">
            <text:p>I can't see you, John!</text:p>
          </table:table-cell>
          <table:table-cell table:style-name="ce18" office:value-type="string">
            <text:p>Je ne peux pas te voir, John !</text:p>
          </table:table-cell>
          <table:table-cell table:number-columns-repeated="1020"/>
        </table:table-row>
        <table:table-row table:style-name="ro3">
          <table:table-cell office:value-type="string">
            <text:p>cucina1</text:p>
          </table:table-cell>
          <table:table-cell office:value-type="string">
            <text:p>teddy dead</text:p>
          </table:table-cell>
          <table:table-cell office:value-type="string">
            <text:p>I'm here, mate!</text:p>
          </table:table-cell>
          <table:table-cell table:style-name="ce18" office:value-type="string">
            <text:p>Je suis là, mon ami !</text:p>
          </table:table-cell>
          <table:table-cell table:number-columns-repeated="1020"/>
        </table:table-row>
        <table:table-row table:style-name="ro3">
          <table:table-cell office:value-type="string">
            <text:p>cucina1</text:p>
          </table:table-cell>
          <table:table-cell/>
          <table:table-cell office:value-type="string">
            <text:p>It's Skinny...</text:p>
          </table:table-cell>
          <table:table-cell table:style-name="ce18" office:value-type="string">
            <text:p>C'est Skinny...</text:p>
          </table:table-cell>
          <table:table-cell table:number-columns-repeated="1020"/>
        </table:table-row>
        <table:table-row table:style-name="ro3">
          <table:table-cell office:value-type="string">
            <text:p>cucina1</text:p>
          </table:table-cell>
          <table:table-cell office:value-type="string">
            <text:p>zuppa del secolo/assaggia</text:p>
          </table:table-cell>
          <table:table-cell office:value-type="string">
            <text:p>It's all dark in here, John.</text:p>
          </table:table-cell>
          <table:table-cell table:style-name="ce18" office:value-type="string">
            <text:p>Tout est noir ici, John.</text:p>
          </table:table-cell>
          <table:table-cell table:number-columns-repeated="1020"/>
        </table:table-row>
        <table:table-row table:style-name="ro3">
          <table:table-cell office:value-type="string">
            <text:p>cucina1</text:p>
          </table:table-cell>
          <table:table-cell/>
          <table:table-cell office:value-type="string">
            <text:p>*cough cough*</text:p>
          </table:table-cell>
          <table:table-cell table:style-name="ce18" office:value-type="string">
            <text:p>*kof kof*</text:p>
          </table:table-cell>
          <table:table-cell table:number-columns-repeated="1020"/>
        </table:table-row>
        <table:table-row table:style-name="ro3">
          <table:table-cell office:value-type="string">
            <text:p>cucina1</text:p>
          </table:table-cell>
          <table:table-cell office:value-type="string">
            <text:p>script_iniziale</text:p>
          </table:table-cell>
          <table:table-cell office:value-type="string">
            <text:p>Please don't die, Teddy, keep holding on! It'll be okay.</text:p>
          </table:table-cell>
          <table:table-cell table:style-name="ce18" office:value-type="string">
            <text:p>S'il te plaît ne meurs pas, Teddy, tiens bon ! Ça va aller.</text:p>
          </table:table-cell>
          <table:table-cell table:number-columns-repeated="1020"/>
        </table:table-row>
        <table:table-row table:style-name="ro3">
          <table:table-cell office:value-type="string">
            <text:p>cucina1</text:p>
          </table:table-cell>
          <table:table-cell office:value-type="string">
            <text:p>script_iniziale</text:p>
          </table:table-cell>
          <table:table-cell office:value-type="string">
            <text:p>Teddy? Teddy, answer me!</text:p>
          </table:table-cell>
          <table:table-cell table:style-name="ce18" office:value-type="string">
            <text:p>Teddy ? Teddy, réponds-moi !</text:p>
          </table:table-cell>
          <table:table-cell table:number-columns-repeated="1020"/>
        </table:table-row>
        <table:table-row table:style-name="ro3">
          <table:table-cell office:value-type="string">
            <text:p>cucina1</text:p>
          </table:table-cell>
          <table:table-cell office:value-type="string">
            <text:p>script_iniziale</text:p>
          </table:table-cell>
          <table:table-cell office:value-type="string">
            <text:p>NOOOOOOOOOOO, TEDDY!!!</text:p>
          </table:table-cell>
          <table:table-cell table:style-name="ce18" office:value-type="string">
            <text:p>NOOOOOOOOOOO, TEDDY !</text:p>
          </table:table-cell>
          <table:table-cell table:number-columns-repeated="1020"/>
        </table:table-row>
        <table:table-row table:style-name="ro3">
          <table:table-cell office:value-type="string">
            <text:p>cucina1</text:p>
          </table:table-cell>
          <table:table-cell office:value-type="string">
            <text:p>script_iniziale</text:p>
          </table:table-cell>
          <table:table-cell office:value-type="string">
            <text:p>Anyway, it's Skinny.</text:p>
          </table:table-cell>
          <table:table-cell table:style-name="ce18" office:value-type="string">
            <text:p>Quoi qu'il en soit, c'est Skinny.</text:p>
          </table:table-cell>
          <table:table-cell table:number-columns-repeated="1020"/>
        </table:table-row>
        <table:table-row table:style-name="ro3">
          <table:table-cell office:value-type="string">
            <text:p>cucina1</text:p>
          </table:table-cell>
          <table:table-cell/>
          <table:table-cell office:value-type="string">
            <text:p>Go and teach the angels to be cuddly.</text:p>
          </table:table-cell>
          <table:table-cell table:style-name="ce18" office:value-type="string">
            <text:p>Va et apprends aux anges à faire des câlins.</text:p>
          </table:table-cell>
          <table:table-cell table:number-columns-repeated="1020"/>
        </table:table-row>
        <table:table-row table:style-name="ro1">
          <table:table-cell/>
          <table:table-cell office:value-type="string">
            <text:p>mappa</text:p>
          </table:table-cell>
          <table:table-cell/>
          <table:table-cell table:style-name="ce18"/>
          <table:table-cell table:number-columns-repeated="1020"/>
        </table:table-row>
        <table:table-row table:style-name="ro3">
          <table:table-cell office:value-type="string">
            <text:p>cucina1</text:p>
          </table:table-cell>
          <table:table-cell office:value-type="string">
            <text:p>mappa</text:p>
          </table:table-cell>
          <table:table-cell office:value-type="string">
            <text:p>I never tasted anything so delicious!</text:p>
          </table:table-cell>
          <table:table-cell table:style-name="ce18" office:value-type="string">
            <text:p>Je n'ai jamais rien goûté de si délicieux.</text:p>
          </table:table-cell>
          <table:table-cell table:number-columns-repeated="1020"/>
        </table:table-row>
        <table:table-row table:style-name="ro2">
          <table:table-cell table:number-columns-repeated="3"/>
          <table:table-cell table:style-name="ce6"/>
          <table:table-cell table:number-columns-repeated="1020"/>
        </table:table-row>
        <table:table-row table:style-name="ro3">
          <table:table-cell office:value-type="string">
            <text:p>discarica</text:p>
          </table:table-cell>
          <table:table-cell office:value-type="string">
            <text:p>mappa</text:p>
          </table:table-cell>
          <table:table-cell office:value-type="string">
            <text:p>Where the hell am I?</text:p>
          </table:table-cell>
          <table:table-cell table:style-name="ce18" office:value-type="string">
            <text:p>Où suis-je donc?</text:p>
          </table:table-cell>
          <table:table-cell table:number-columns-repeated="1020"/>
        </table:table-row>
        <table:table-row table:style-name="ro3">
          <table:table-cell office:value-type="string">
            <text:p>discarica</text:p>
          </table:table-cell>
          <table:table-cell/>
          <table:table-cell office:value-type="string">
            <text:p>Did someone throw my wardrobe in a dump?</text:p>
          </table:table-cell>
          <table:table-cell table:style-name="ce18" office:value-type="string">
            <text:p>Quelqu'un a jeté mon armoire dans une décharge ?</text:p>
          </table:table-cell>
          <table:table-cell table:number-columns-repeated="1020"/>
        </table:table-row>
        <table:table-row table:style-name="ro3">
          <table:table-cell office:value-type="string">
            <text:p>discarica</text:p>
          </table:table-cell>
          <table:table-cell office:value-type="string">
            <text:p>mappa</text:p>
          </table:table-cell>
          <table:table-cell office:value-type="string">
            <text:p>OK, calm down. I know the address of Ronald's new house.</text:p>
          </table:table-cell>
          <table:table-cell table:style-name="ce18" office:value-type="string">
            <text:p>OK, du calme. Je connais l'adresse de la nouvelle maison de Ronald.</text:p>
          </table:table-cell>
          <table:table-cell table:number-columns-repeated="1020"/>
        </table:table-row>
        <table:table-row table:style-name="ro3">
          <table:table-cell office:value-type="string">
            <text:p>discarica</text:p>
          </table:table-cell>
          <table:table-cell/>
          <table:table-cell office:value-type="string">
            <text:p>The problem is getting the wardrobe over there...</text:p>
          </table:table-cell>
          <table:table-cell table:style-name="ce18" office:value-type="string">
            <text:p>Le problème c'est d'emmener l'armoire là-bas...</text:p>
          </table:table-cell>
          <table:table-cell table:number-columns-repeated="1020"/>
        </table:table-row>
        <table:table-row table:style-name="ro1">
          <table:table-cell/>
          <table:table-cell office:value-type="string">
            <text:p>plutonio</text:p>
          </table:table-cell>
          <table:table-cell/>
          <table:table-cell table:style-name="ce18"/>
          <table:table-cell table:number-columns-repeated="1020"/>
        </table:table-row>
        <table:table-row table:style-name="ro3">
          <table:table-cell office:value-type="string">
            <text:p>discarica</text:p>
          </table:table-cell>
          <table:table-cell/>
          <table:table-cell office:value-type="string">
            <text:p>It seems to be a map of the area.</text:p>
          </table:table-cell>
          <table:table-cell table:style-name="ce18" office:value-type="string">
            <text:p>On dirait une carte de la région.</text:p>
          </table:table-cell>
          <table:table-cell table:number-columns-repeated="1020"/>
        </table:table-row>
        <table:table-row table:style-name="ro3">
          <table:table-cell office:value-type="string">
            <text:p>discarica</text:p>
          </table:table-cell>
          <table:table-cell office:value-type="string">
            <text:p>plutonio</text:p>
          </table:table-cell>
          <table:table-cell office:value-type="string">
            <text:p>Hey, we - we're by the sea... that van went a long way!</text:p>
          </table:table-cell>
          <table:table-cell table:style-name="ce18" office:value-type="string">
            <text:p>Hé, nous sommes près de la mer... Cette camionnette a fait un long chemin !</text:p>
          </table:table-cell>
          <table:table-cell table:number-columns-repeated="1020"/>
        </table:table-row>
        <table:table-row table:style-name="ro1">
          <table:table-cell/>
          <table:table-cell office:value-type="string">
            <text:p>plutonio</text:p>
          </table:table-cell>
          <table:table-cell/>
          <table:table-cell table:style-name="ce18"/>
          <table:table-cell table:number-columns-repeated="1020"/>
        </table:table-row>
        <table:table-row table:style-name="ro8">
          <table:table-cell table:style-name="ce3" office:value-type="string">
            <text:p>discarica</text:p>
          </table:table-cell>
          <table:table-cell/>
          <table:table-cell table:style-name="ce11" office:value-type="string">
            <text:p>Not bad, this map. Erm, did you know that you can open it at any moment by pressing M or selecting it from the top right corner of the inventory?</text:p>
          </table:table-cell>
          <table:table-cell table:style-name="ce15" office:value-type="string">
            <text:p>Pas mal, cette carte. Tu savais que tu peux l'ouvrir à tout moment en appuyant sur M ou en la sélectionnant dans le coin en haut à droite de l'inventaire ?</text:p>
          </table:table-cell>
          <table:table-cell table:style-name="ce3" table:number-columns-repeated="1019"/>
          <table:table-cell/>
        </table:table-row>
        <table:table-row table:style-name="ro8">
          <table:table-cell table:style-name="ce3" office:value-type="string">
            <text:p>discarica</text:p>
          </table:table-cell>
          <table:table-cell office:value-type="string">
            <text:p>pila stilo</text:p>
          </table:table-cell>
          <table:table-cell table:style-name="ce11" office:value-type="string">
            <text:p>Not bad, this map. Erm, did you know that you can open it at any moment by pressing the triangle button or selecting it from the top right corner of the inventory?</text:p>
          </table:table-cell>
          <table:table-cell table:style-name="ce15" office:value-type="string">
            <text:p>Pas mal, cette carte. Tu savais que tu peux l'ouvrir à tout moment en appuyant sur la touche triangle ou en la sélectionnant dans le coin en haut à droite de l'inventaire ?</text:p>
          </table:table-cell>
          <table:table-cell table:style-name="ce3" table:number-columns-repeated="1019"/>
          <table:table-cell/>
        </table:table-row>
        <table:table-row table:style-name="ro8">
          <table:table-cell table:style-name="ce3" office:value-type="string">
            <text:p>discarica</text:p>
          </table:table-cell>
          <table:table-cell office:value-type="string">
            <text:p>pila stilo</text:p>
          </table:table-cell>
          <table:table-cell table:style-name="ce14" office:value-type="string">
            <text:p>Not bad, this map. Erm, did you know that you can open it at any moment by pressing the X button or selecting it from the top right corner of the inventory?</text:p>
          </table:table-cell>
          <table:table-cell table:style-name="ce15" office:value-type="string">
            <text:p>Pas mal, cette carte. Tu savais que tu peux l'ouvrir à tout moment en appuyant sur le bouton B ou en la sélectionnant dans le coin en haut à droite de l'inventaire ?</text:p>
          </table:table-cell>
          <table:table-cell table:style-name="ce3" table:number-columns-repeated="1019"/>
          <table:table-cell/>
        </table:table-row>
        <table:table-row table:style-name="ro4">
          <table:table-cell table:style-name="ce3" office:value-type="string">
            <text:p>discarica</text:p>
          </table:table-cell>
          <table:table-cell office:value-type="string">
            <text:p>pila stilo</text:p>
          </table:table-cell>
          <table:table-cell table:style-name="ce15" office:value-type="string">
            <text:p>And what are you doing here? Are you some sort of stalker?</text:p>
          </table:table-cell>
          <table:table-cell table:style-name="ce15" office:value-type="string">
            <text:p>Et qu'est-ce que tu fais ici ? C'est ton truc, de suivre les gens ?</text:p>
          </table:table-cell>
          <table:table-cell table:style-name="ce3" table:number-columns-repeated="1019"/>
          <table:table-cell/>
        </table:table-row>
        <table:table-row table:style-name="ro4">
          <table:table-cell table:style-name="ce3" office:value-type="string">
            <text:p>discarica</text:p>
          </table:table-cell>
          <table:table-cell/>
          <table:table-cell table:style-name="ce15" office:value-type="string">
            <text:p>Please, I'm just omniscient.</text:p>
          </table:table-cell>
          <table:table-cell table:style-name="ce15" office:value-type="string">
            <text:p>Mais non, voyons… Je suis omniscient, rien de plus.</text:p>
          </table:table-cell>
          <table:table-cell table:style-name="ce3" table:number-columns-repeated="1019"/>
          <table:table-cell/>
        </table:table-row>
        <table:table-row table:style-name="ro4">
          <table:table-cell table:style-name="ce3" office:value-type="string">
            <text:p>discarica</text:p>
          </table:table-cell>
          <table:table-cell office:value-type="string">
            <text:p>pila stilo</text:p>
          </table:table-cell>
          <table:table-cell table:style-name="ce15" office:value-type="string">
            <text:p>I don't want to disturb you further. Good luck with that wardrobe.</text:p>
          </table:table-cell>
          <table:table-cell table:style-name="ce15" office:value-type="string">
            <text:p>Je ne te dérange pas plus longtemps. Bonne chance avec l'armoire !</text:p>
          </table:table-cell>
          <table:table-cell table:style-name="ce3" table:number-columns-repeated="1019"/>
          <table:table-cell/>
        </table:table-row>
        <table:table-row table:style-name="ro2">
          <table:table-cell table:style-name="ce2"/>
          <table:table-cell office:value-type="string">
            <text:p>pila stilo</text:p>
          </table:table-cell>
          <table:table-cell table:style-name="ce12"/>
          <table:table-cell table:style-name="ce18"/>
          <table:table-cell table:number-columns-repeated="1020"/>
        </table:table-row>
        <table:table-row table:style-name="ro3">
          <table:table-cell office:value-type="string">
            <text:p>discarica</text:p>
          </table:table-cell>
          <table:table-cell/>
          <table:table-cell office:value-type="string">
            <text:p>It could be really useful to orient myself in a city I don't know at all.</text:p>
          </table:table-cell>
          <table:table-cell table:style-name="ce18" office:value-type="string">
            <text:p>Ça pourrait être utile pour m'orienter dans une ville que je ne connais pas du tout.</text:p>
          </table:table-cell>
          <table:table-cell table:number-columns-repeated="1020"/>
        </table:table-row>
        <table:table-row table:style-name="ro1">
          <table:table-cell/>
          <table:table-cell office:value-type="string">
            <text:p>pila stilo</text:p>
          </table:table-cell>
          <table:table-cell/>
          <table:table-cell table:style-name="ce18"/>
          <table:table-cell table:number-columns-repeated="1020"/>
        </table:table-row>
        <table:table-row table:style-name="ro3">
          <table:table-cell office:value-type="string">
            <text:p>discarica</text:p>
          </table:table-cell>
          <table:table-cell office:value-type="string">
            <text:p>pila stilo</text:p>
          </table:table-cell>
          <table:table-cell office:value-type="string">
            <text:p>It's a map, not a GPS...</text:p>
          </table:table-cell>
          <table:table-cell table:style-name="ce18" office:value-type="string">
            <text:p>C'est une carte, pas un GPS...</text:p>
          </table:table-cell>
          <table:table-cell table:number-columns-repeated="1020"/>
        </table:table-row>
        <table:table-row table:style-name="ro1">
          <table:table-cell/>
          <table:table-cell office:value-type="string">
            <text:p>pila stilo</text:p>
          </table:table-cell>
          <table:table-cell/>
          <table:table-cell table:style-name="ce18"/>
          <table:table-cell table:number-columns-repeated="1020"/>
        </table:table-row>
        <table:table-row table:style-name="ro3">
          <table:table-cell office:value-type="string">
            <text:p>discarica</text:p>
          </table:table-cell>
          <table:table-cell/>
          <table:table-cell office:value-type="string">
            <text:p>It's incredible how many crazy things you can find in a dump.</text:p>
          </table:table-cell>
          <table:table-cell table:style-name="ce18" office:value-type="string">
            <text:p>C'est incroyable tout ce qu'on peut trouver dans une décharge.</text:p>
          </table:table-cell>
          <table:table-cell table:number-columns-repeated="1020"/>
        </table:table-row>
        <table:table-row table:style-name="ro1">
          <table:table-cell/>
          <table:table-cell office:value-type="string">
            <text:p>pila stilo</text:p>
          </table:table-cell>
          <table:table-cell/>
          <table:table-cell table:style-name="ce18"/>
          <table:table-cell table:number-columns-repeated="1020"/>
        </table:table-row>
        <table:table-row table:style-name="ro3">
          <table:table-cell office:value-type="string">
            <text:p>discarica</text:p>
          </table:table-cell>
          <table:table-cell office:value-type="string">
            <text:p>pila stilo</text:p>
          </table:table-cell>
          <table:table-cell office:value-type="string">
            <text:p>'Only qualified personnel.'</text:p>
          </table:table-cell>
          <table:table-cell table:style-name="ce18" office:value-type="string">
            <text:p>'Accès réservé au personnel autorisé.'</text:p>
          </table:table-cell>
          <table:table-cell table:number-columns-repeated="1020"/>
        </table:table-row>
        <table:table-row table:style-name="ro3">
          <table:table-cell office:value-type="string">
            <text:p>discarica</text:p>
          </table:table-cell>
          <table:table-cell/>
          <table:table-cell office:value-type="string">
            <text:p>It's practically BEGGING ME to take it!</text:p>
          </table:table-cell>
          <table:table-cell table:style-name="ce18" office:value-type="string">
            <text:p>Il est pratiquement en train de ME SUPPLIER de le prendre !</text:p>
          </table:table-cell>
          <table:table-cell table:number-columns-repeated="1020"/>
        </table:table-row>
        <table:table-row table:style-name="ro1">
          <table:table-cell/>
          <table:table-cell office:value-type="string">
            <text:p>bidone</text:p>
          </table:table-cell>
          <table:table-cell/>
          <table:table-cell table:style-name="ce18"/>
          <table:table-cell table:number-columns-repeated="1020"/>
        </table:table-row>
        <table:table-row table:style-name="ro3">
          <table:table-cell office:value-type="string">
            <text:p>discarica</text:p>
          </table:table-cell>
          <table:table-cell office:value-type="string">
            <text:p>bidone</text:p>
          </table:table-cell>
          <table:table-cell office:value-type="string">
            <text:p>Nothing different than what it seems. It's a battery.</text:p>
          </table:table-cell>
          <table:table-cell table:style-name="ce18" office:value-type="string">
            <text:p>Rien de neuf de ce côté-là. C'est juste une pile.</text:p>
          </table:table-cell>
          <table:table-cell table:number-columns-repeated="1020"/>
        </table:table-row>
        <table:table-row table:style-name="ro3">
          <table:table-cell office:value-type="string">
            <text:p>discarica</text:p>
          </table:table-cell>
          <table:table-cell/>
          <table:table-cell office:value-type="string">
            <text:p>I wish I were wrong, but that's just another battery.</text:p>
          </table:table-cell>
          <table:table-cell table:style-name="ce18" office:value-type="string">
            <text:p>J'aurais préféré avoir tort, mais c'est juste une autre pile.</text:p>
          </table:table-cell>
          <table:table-cell table:number-columns-repeated="1020"/>
        </table:table-row>
        <table:table-row table:style-name="ro3">
          <table:table-cell office:value-type="string">
            <text:p>discarica</text:p>
          </table:table-cell>
          <table:table-cell office:value-type="string">
            <text:p>bidone</text:p>
          </table:table-cell>
          <table:table-cell office:value-type="string">
            <text:p>The UMPTEENTH battery.</text:p>
          </table:table-cell>
          <table:table-cell table:style-name="ce18" office:value-type="string">
            <text:p>Une ÉNIÈME pile.</text:p>
          </table:table-cell>
          <table:table-cell table:number-columns-repeated="1020"/>
        </table:table-row>
        <table:table-row table:style-name="ro1">
          <table:table-cell/>
          <table:table-cell office:value-type="string">
            <text:p>bidone</text:p>
          </table:table-cell>
          <table:table-cell/>
          <table:table-cell table:style-name="ce18"/>
          <table:table-cell table:number-columns-repeated="1020"/>
        </table:table-row>
        <table:table-row table:style-name="ro3">
          <table:table-cell office:value-type="string">
            <text:p>discarica</text:p>
          </table:table-cell>
          <table:table-cell office:value-type="string">
            <text:p>bidone</text:p>
          </table:table-cell>
          <table:table-cell office:value-type="string">
            <text:p>They usually go in pairs, like Tweedledee and Tweedledum.</text:p>
          </table:table-cell>
          <table:table-cell table:style-name="ce18" office:value-type="string">
            <text:p>Elles vont généralement de paires, comme Laurel et Hardy.</text:p>
          </table:table-cell>
          <table:table-cell table:number-columns-repeated="1020"/>
        </table:table-row>
        <table:table-row table:style-name="ro3">
          <table:table-cell office:value-type="string">
            <text:p>discarica</text:p>
          </table:table-cell>
          <table:table-cell office:value-type="string">
            <text:p>bidone</text:p>
          </table:table-cell>
          <table:table-cell office:value-type="string">
            <text:p>I know which of us is Tweedledum.</text:p>
          </table:table-cell>
          <table:table-cell table:style-name="ce18" office:value-type="string">
            <text:p>Je sais qui de nous deux est Hardy.</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discarica</text:p>
          </table:table-cell>
          <table:table-cell office:value-type="string">
            <text:p>bidone</text:p>
          </table:table-cell>
          <table:table-cell office:value-type="string">
            <text:p>Nothing different than what it seems. It's a battery.</text:p>
          </table:table-cell>
          <table:table-cell table:style-name="ce18" office:value-type="string">
            <text:p>Rien de neuf de ce côté-là. C'est juste une pile.</text:p>
          </table:table-cell>
          <table:table-cell table:number-columns-repeated="1020"/>
        </table:table-row>
        <table:table-row table:style-name="ro3">
          <table:table-cell office:value-type="string">
            <text:p>discarica</text:p>
          </table:table-cell>
          <table:table-cell office:value-type="string">
            <text:p>bidone</text:p>
          </table:table-cell>
          <table:table-cell office:value-type="string">
            <text:p>I wish I were wrong, but that's just another battery.</text:p>
          </table:table-cell>
          <table:table-cell table:style-name="ce18" office:value-type="string">
            <text:p>J'aurais préféré avoir tort, mais c'est juste une autre pile.</text:p>
          </table:table-cell>
          <table:table-cell table:number-columns-repeated="1020"/>
        </table:table-row>
        <table:table-row table:style-name="ro3">
          <table:table-cell office:value-type="string">
            <text:p>discarica</text:p>
          </table:table-cell>
          <table:table-cell/>
          <table:table-cell office:value-type="string">
            <text:p>The UMPTEENTH battery.</text:p>
          </table:table-cell>
          <table:table-cell table:style-name="ce18" office:value-type="string">
            <text:p>Une ÉNIÈME pile.</text:p>
          </table:table-cell>
          <table:table-cell table:number-columns-repeated="1020"/>
        </table:table-row>
        <table:table-row table:style-name="ro3">
          <table:table-cell/>
          <table:table-cell office:value-type="string">
            <text:p>keep out</text:p>
          </table:table-cell>
          <table:table-cell/>
          <table:table-cell table:style-name="ce18"/>
          <table:table-cell table:number-columns-repeated="1020"/>
        </table:table-row>
        <table:table-row table:style-name="ro3">
          <table:table-cell office:value-type="string">
            <text:p>discarica</text:p>
          </table:table-cell>
          <table:table-cell/>
          <table:table-cell office:value-type="string">
            <text:p>They usually go in pairs, like Tweedledee and Tweedledum.</text:p>
          </table:table-cell>
          <table:table-cell table:style-name="ce18" office:value-type="string">
            <text:p>Elles vont généralement de paires, comme Laurel et Hardy.</text:p>
          </table:table-cell>
          <table:table-cell table:number-columns-repeated="1020"/>
        </table:table-row>
        <table:table-row table:style-name="ro3">
          <table:table-cell office:value-type="string">
            <text:p>discarica</text:p>
          </table:table-cell>
          <table:table-cell office:value-type="string">
            <text:p>keep out</text:p>
          </table:table-cell>
          <table:table-cell office:value-type="string">
            <text:p>I know which of us is Tweedledum.</text:p>
          </table:table-cell>
          <table:table-cell table:style-name="ce18" office:value-type="string">
            <text:p>Je sais qui de nous deux est Hardy.</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5">
          <table:table-cell office:value-type="string">
            <text:p>discarica</text:p>
          </table:table-cell>
          <table:table-cell office:value-type="string">
            <text:p>keep out</text:p>
          </table:table-cell>
          <table:table-cell office:value-type="string">
            <text:p>This isn't the first time you've tried to make me rummage through the rubbish.</text:p>
          </table:table-cell>
          <table:table-cell table:style-name="ce18" office:value-type="string">
            <text:p>Ce n'est pas la première fois que tu essayes de me faire fouiller dans les ordures.</text:p>
          </table:table-cell>
          <table:table-cell table:number-columns-repeated="1020"/>
        </table:table-row>
        <table:table-row table:style-name="ro3">
          <table:table-cell office:value-type="string">
            <text:p>discarica</text:p>
          </table:table-cell>
          <table:table-cell/>
          <table:table-cell office:value-type="string">
            <text:p>What strange perversions you have!</text:p>
          </table:table-cell>
          <table:table-cell table:style-name="ce18" office:value-type="string">
            <text:p>C'est quoi cette étrange perversion que tu as là !</text:p>
          </table:table-cell>
          <table:table-cell table:number-columns-repeated="1020"/>
        </table:table-row>
        <table:table-row table:style-name="ro1">
          <table:table-cell/>
          <table:table-cell office:value-type="string">
            <text:p>volantino</text:p>
          </table:table-cell>
          <table:table-cell/>
          <table:table-cell table:style-name="ce18"/>
          <table:table-cell table:number-columns-repeated="1020"/>
        </table:table-row>
        <table:table-row table:style-name="ro3">
          <table:table-cell office:value-type="string">
            <text:p>discarica</text:p>
          </table:table-cell>
          <table:table-cell/>
          <table:table-cell office:value-type="string">
            <text:p>Waste, waste and waste again...</text:p>
          </table:table-cell>
          <table:table-cell table:style-name="ce18" office:value-type="string">
            <text:p>Des déchets, des déchets et des déchets à nouveau ...</text:p>
          </table:table-cell>
          <table:table-cell table:number-columns-repeated="1020"/>
        </table:table-row>
        <table:table-row table:style-name="ro4">
          <table:table-cell office:value-type="string">
            <text:p>discarica</text:p>
          </table:table-cell>
          <table:table-cell office:value-type="string">
            <text:p>volantino</text:p>
          </table:table-cell>
          <table:table-cell table:style-name="ce12" office:value-type="string">
            <text:p>Hey, wait a minute!</text:p>
          </table:table-cell>
          <table:table-cell table:style-name="ce18" office:value-type="string">
            <text:p>Attends une minute !</text:p>
          </table:table-cell>
          <table:table-cell table:number-columns-repeated="1020"/>
        </table:table-row>
        <table:table-row table:style-name="ro3">
          <table:table-cell office:value-type="string">
            <text:p>discarica</text:p>
          </table:table-cell>
          <table:table-cell/>
          <table:table-cell office:value-type="string">
            <text:p>Seems Santa Claus came early this year!</text:p>
          </table:table-cell>
          <table:table-cell table:style-name="ce18" office:value-type="string">
            <text:p>On dirait que le Père Noël est passé plus tôt cette année !</text:p>
          </table:table-cell>
          <table:table-cell table:number-columns-repeated="1020"/>
        </table:table-row>
        <table:table-row table:style-name="ro3">
          <table:table-cell office:value-type="string">
            <text:p>discarica</text:p>
          </table:table-cell>
          <table:table-cell office:value-type="string">
            <text:p>volantino</text:p>
          </table:table-cell>
          <table:table-cell office:value-type="string">
            <text:p>Don't ask too much, Santa Claus comes just once a year...</text:p>
          </table:table-cell>
          <table:table-cell table:style-name="ce18" office:value-type="string">
            <text:p>N'en demande pas trop, le Père Noël ne vient qu'une fois par an...</text:p>
          </table:table-cell>
          <table:table-cell table:number-columns-repeated="1020"/>
        </table:table-row>
        <table:table-row table:style-name="ro1">
          <table:table-cell/>
          <table:table-cell office:value-type="string">
            <text:p>volantino</text:p>
          </table:table-cell>
          <table:table-cell/>
          <table:table-cell table:style-name="ce18"/>
          <table:table-cell table:number-columns-repeated="1020"/>
        </table:table-row>
        <table:table-row table:style-name="ro3">
          <table:table-cell office:value-type="string">
            <text:p>discarica</text:p>
          </table:table-cell>
          <table:table-cell office:value-type="string">
            <text:p>volantino</text:p>
          </table:table-cell>
          <table:table-cell office:value-type="string">
            <text:p>I have nothing I want to get rid of.</text:p>
          </table:table-cell>
          <table:table-cell table:style-name="ce18" office:value-type="string">
            <text:p>Je n'ai rien dont je veux me débarrasser.</text:p>
          </table:table-cell>
          <table:table-cell table:number-columns-repeated="1020"/>
        </table:table-row>
        <table:table-row table:style-name="ro3">
          <table:table-cell office:value-type="string">
            <text:p>discarica</text:p>
          </table:table-cell>
          <table:table-cell/>
          <table:table-cell office:value-type="string">
            <text:p>Though, come to think of it...</text:p>
          </table:table-cell>
          <table:table-cell table:style-name="ce18" office:value-type="string">
            <text:p>Quoique, en y repensant…</text:p>
          </table:table-cell>
          <table:table-cell table:number-columns-repeated="1020"/>
        </table:table-row>
        <table:table-row table:style-name="ro1">
          <table:table-cell/>
          <table:table-cell office:value-type="string">
            <text:p>volantino</text:p>
          </table:table-cell>
          <table:table-cell/>
          <table:table-cell table:style-name="ce18"/>
          <table:table-cell table:number-columns-repeated="1020"/>
        </table:table-row>
        <table:table-row table:style-name="ro3">
          <table:table-cell office:value-type="string">
            <text:p>discarica</text:p>
          </table:table-cell>
          <table:table-cell office:value-type="string">
            <text:p>volantino</text:p>
          </table:table-cell>
          <table:table-cell office:value-type="string">
            <text:p>Judging from this sign, I'm sure I'll be welcome.</text:p>
          </table:table-cell>
          <table:table-cell table:style-name="ce18" office:value-type="string">
            <text:p>À en juger par ce panneau, je vais forcément être le bienvenu.</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discarica</text:p>
          </table:table-cell>
          <table:table-cell office:value-type="string">
            <text:p>gatto della fortuna</text:p>
          </table:table-cell>
          <table:table-cell office:value-type="string">
            <text:p>The janitor would not be happy.</text:p>
          </table:table-cell>
          <table:table-cell table:style-name="ce18" office:value-type="string">
            <text:p>Le gardien ne serait pas très content.</text:p>
          </table:table-cell>
          <table:table-cell table:number-columns-repeated="1020"/>
        </table:table-row>
        <table:table-row table:style-name="ro1">
          <table:table-cell/>
          <table:table-cell office:value-type="string">
            <text:p>gatto della fortuna</text:p>
          </table:table-cell>
          <table:table-cell/>
          <table:table-cell table:style-name="ce18"/>
          <table:table-cell table:number-columns-repeated="1020"/>
        </table:table-row>
        <table:table-row table:style-name="ro3">
          <table:table-cell office:value-type="string">
            <text:p>discarica</text:p>
          </table:table-cell>
          <table:table-cell/>
          <table:table-cell office:value-type="string">
            <text:p>If only I could get you to keep out of my face.</text:p>
          </table:table-cell>
          <table:table-cell table:style-name="ce18" office:value-type="string">
            <text:p>Si seulement je pouvais te tenir éloigné de moi.</text:p>
          </table:table-cell>
          <table:table-cell table:number-columns-repeated="1020"/>
        </table:table-row>
        <table:table-row table:style-name="ro1">
          <table:table-cell/>
          <table:table-cell office:value-type="string">
            <text:p>gatto della fortuna</text:p>
          </table:table-cell>
          <table:table-cell/>
          <table:table-cell table:style-name="ce18"/>
          <table:table-cell table:number-columns-repeated="1020"/>
        </table:table-row>
        <table:table-row table:style-name="ro3">
          <table:table-cell office:value-type="string">
            <text:p>discarica</text:p>
          </table:table-cell>
          <table:table-cell office:value-type="string">
            <text:p>gatto della fortuna</text:p>
          </table:table-cell>
          <table:table-cell office:value-type="string">
            <text:p>Slenderman, Slenderman everywhere...</text:p>
          </table:table-cell>
          <table:table-cell table:style-name="ce18" office:value-type="string">
            <text:p>Slender man, Slender man partout...</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5">
          <table:table-cell office:value-type="string">
            <text:p>discarica</text:p>
          </table:table-cell>
          <table:table-cell office:value-type="string">
            <text:p>armadio</text:p>
          </table:table-cell>
          <table:table-cell office:value-type="string">
            <text:p>I should really take it, just so I'd have something to leave on your windshield...</text:p>
          </table:table-cell>
          <table:table-cell table:style-name="ce18" office:value-type="string">
            <text:p>Je devrais vraiment le prendre, juste pour avoir quelque chose à laisser sur ton pare-brise...</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discarica</text:p>
          </table:table-cell>
          <table:table-cell office:value-type="string">
            <text:p>armadio</text:p>
          </table:table-cell>
          <table:table-cell office:value-type="string">
            <text:p>Oh, so now YOU want to get rid of ME?</text:p>
          </table:table-cell>
          <table:table-cell table:style-name="ce18" office:value-type="string">
            <text:p>Oh, alors maintenant TU veux te débarrasser de MOI ?</text:p>
          </table:table-cell>
          <table:table-cell table:number-columns-repeated="1020"/>
        </table:table-row>
        <table:table-row table:style-name="ro3">
          <table:table-cell office:value-type="string">
            <text:p>discarica</text:p>
          </table:table-cell>
          <table:table-cell/>
          <table:table-cell office:value-type="string">
            <text:p>This is a total role reversal!</text:p>
          </table:table-cell>
          <table:table-cell table:style-name="ce18" office:value-type="string">
            <text:p>Quel renversement de situation !</text:p>
          </table:table-cell>
          <table:table-cell table:number-columns-repeated="1020"/>
        </table:table-row>
        <table:table-row table:style-name="ro3">
          <table:table-cell office:value-type="string">
            <text:p>discarica</text:p>
          </table:table-cell>
          <table:table-cell office:value-type="string">
            <text:p>armadio</text:p>
          </table:table-cell>
          <table:table-cell office:value-type="string">
            <text:p>You should thank God there's a screen dividing us!</text:p>
          </table:table-cell>
          <table:table-cell table:style-name="ce18" office:value-type="string">
            <text:p>Tu devrais remercier Dieu qu'il y ait un écran entre nous !</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discarica</text:p>
          </table:table-cell>
          <table:table-cell office:value-type="string">
            <text:p>armadio</text:p>
          </table:table-cell>
          <table:table-cell office:value-type="string">
            <text:p>Thinking back, I passed away without even looking death straight in the eyes.</text:p>
          </table:table-cell>
          <table:table-cell table:style-name="ce18" office:value-type="string">
            <text:p>En y réfléchissant, je suis décédé sans même regarder la mort dans les yeux.</text:p>
          </table:table-cell>
          <table:table-cell table:number-columns-repeated="1020"/>
        </table:table-row>
        <table:table-row table:style-name="ro3">
          <table:table-cell office:value-type="string">
            <text:p>discarica</text:p>
          </table:table-cell>
          <table:table-cell/>
          <table:table-cell office:value-type="string">
            <text:p>But that still doesn't seem like a good reason to make a second trip.</text:p>
          </table:table-cell>
          <table:table-cell table:style-name="ce18" office:value-type="string">
            <text:p>Mais ce n'est pas une raison suffisante pour faire un deuxième voyage.</text:p>
          </table:table-cell>
          <table:table-cell table:number-columns-repeated="1020"/>
        </table:table-row>
        <table:table-row table:style-name="ro1">
          <table:table-cell/>
          <table:table-cell office:value-type="string">
            <text:p>armadio</text:p>
          </table:table-cell>
          <table:table-cell/>
          <table:table-cell table:style-name="ce18"/>
          <table:table-cell table:number-columns-repeated="1020"/>
        </table:table-row>
        <table:table-row table:style-name="ro3">
          <table:table-cell office:value-type="string">
            <text:p>discarica</text:p>
          </table:table-cell>
          <table:table-cell/>
          <table:table-cell office:value-type="string">
            <text:p>The real luck is that he was there to soften the fall.</text:p>
          </table:table-cell>
          <table:table-cell table:style-name="ce18" office:value-type="string">
            <text:p>La vraie chance c'est qu'il ait été là pour amortir la chute.</text:p>
          </table:table-cell>
          <table:table-cell table:number-columns-repeated="1020"/>
        </table:table-row>
        <table:table-row table:style-name="ro3">
          <table:table-cell office:value-type="string">
            <text:p>discarica</text:p>
          </table:table-cell>
          <table:table-cell office:value-type="string">
            <text:p>armadio</text:p>
          </table:table-cell>
          <table:table-cell office:value-type="string">
            <text:p>Cats never stop giving you good reasons to love them.</text:p>
          </table:table-cell>
          <table:table-cell table:style-name="ce18" office:value-type="string">
            <text:p>Les chats ne cessent de vous donner de bonnes raisons de les aimer.</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discarica</text:p>
          </table:table-cell>
          <table:table-cell office:value-type="string">
            <text:p>armadio</text:p>
          </table:table-cell>
          <table:table-cell office:value-type="string">
            <text:p>Thanks for the help, adorable big kitty.</text:p>
          </table:table-cell>
          <table:table-cell table:style-name="ce18" office:value-type="string">
            <text:p>Merci pour l'aide, adorable gros chaton.</text:p>
          </table:table-cell>
          <table:table-cell table:number-columns-repeated="1020"/>
        </table:table-row>
        <table:table-row table:style-name="ro3">
          <table:table-cell office:value-type="string">
            <text:p>discarica</text:p>
          </table:table-cell>
          <table:table-cell/>
          <table:table-cell office:value-type="string">
            <text:p>Ooh, look how friendly he is. He's even saying 'hello' with his paw.</text:p>
          </table:table-cell>
          <table:table-cell table:style-name="ce18" office:value-type="string">
            <text:p>Regarde comme il est amical, il dit même « bonjour » avec sa patte.</text:p>
          </table:table-cell>
          <table:table-cell table:number-columns-repeated="1020"/>
        </table:table-row>
        <table:table-row table:style-name="ro1">
          <table:table-cell/>
          <table:table-cell office:value-type="string">
            <text:p>armadio</text:p>
          </table:table-cell>
          <table:table-cell/>
          <table:table-cell table:style-name="ce18"/>
          <table:table-cell table:number-columns-repeated="1020"/>
        </table:table-row>
        <table:table-row table:style-name="ro3">
          <table:table-cell office:value-type="string">
            <text:p>discarica</text:p>
          </table:table-cell>
          <table:table-cell/>
          <table:table-cell office:value-type="string">
            <text:p>I can't believe someone threw away my wardrobe.</text:p>
          </table:table-cell>
          <table:table-cell table:style-name="ce18" office:value-type="string">
            <text:p>Je n'arrive pas à croire que quelqu'un ait jeté mon armoire.</text:p>
          </table:table-cell>
          <table:table-cell table:number-columns-repeated="1020"/>
        </table:table-row>
        <table:table-row table:style-name="ro1">
          <table:table-cell/>
          <table:table-cell office:value-type="string">
            <text:p>salumi andati a male</text:p>
          </table:table-cell>
          <table:table-cell/>
          <table:table-cell table:style-name="ce18"/>
          <table:table-cell table:number-columns-repeated="1020"/>
        </table:table-row>
        <table:table-row table:style-name="ro3">
          <table:table-cell office:value-type="string">
            <text:p>discarica</text:p>
          </table:table-cell>
          <table:table-cell office:value-type="string">
            <text:p>salumi andati a male</text:p>
          </table:table-cell>
          <table:table-cell office:value-type="string">
            <text:p>And how should I do that exactly, genius?</text:p>
          </table:table-cell>
          <table:table-cell table:style-name="ce18" office:value-type="string">
            <text:p>Et comment suis-je supposé faire ça exactement, génie ?</text:p>
          </table:table-cell>
          <table:table-cell table:number-columns-repeated="1020"/>
        </table:table-row>
        <table:table-row table:style-name="ro1">
          <table:table-cell/>
          <table:table-cell office:value-type="string">
            <text:p>salumi andati a male</text:p>
          </table:table-cell>
          <table:table-cell/>
          <table:table-cell table:style-name="ce18"/>
          <table:table-cell table:number-columns-repeated="1020"/>
        </table:table-row>
        <table:table-row table:style-name="ro5">
          <table:table-cell office:value-type="string">
            <text:p>discarica</text:p>
          </table:table-cell>
          <table:table-cell/>
          <table:table-cell office:value-type="string">
            <text:p>Well, one thing at a time. First of all, let's find a way to get it down from there.</text:p>
          </table:table-cell>
          <table:table-cell table:style-name="ce18" office:value-type="string">
            <text:p>Une chose à la fois. Tout d'abord, nous devons trouver un moyen de la faire descendre de là.</text:p>
          </table:table-cell>
          <table:table-cell table:number-columns-repeated="1020"/>
        </table:table-row>
        <table:table-row table:style-name="ro1">
          <table:table-cell/>
          <table:table-cell office:value-type="string">
            <text:p>salumi andati a male</text:p>
          </table:table-cell>
          <table:table-cell/>
          <table:table-cell table:style-name="ce18"/>
          <table:table-cell table:number-columns-repeated="1020"/>
        </table:table-row>
        <table:table-row table:style-name="ro5">
          <table:table-cell office:value-type="string">
            <text:p>discarica</text:p>
          </table:table-cell>
          <table:table-cell/>
          <table:table-cell office:value-type="string">
            <text:p>Despite its fundamental importance, I don't think begging it will solve the problem.</text:p>
          </table:table-cell>
          <table:table-cell table:style-name="ce18" office:value-type="string">
            <text:p>Malgré son importance fondamentale, je ne pense pas que la supplier puisse résoudre le problème.</text:p>
          </table:table-cell>
          <table:table-cell table:number-columns-repeated="1020"/>
        </table:table-row>
        <table:table-row table:style-name="ro1">
          <table:table-cell/>
          <table:table-cell office:value-type="string">
            <text:p>salumi andati a male</text:p>
          </table:table-cell>
          <table:table-cell/>
          <table:table-cell table:style-name="ce18"/>
          <table:table-cell table:number-columns-repeated="1020"/>
        </table:table-row>
        <table:table-row table:style-name="ro5">
          <table:table-cell office:value-type="string">
            <text:p>discarica</text:p>
          </table:table-cell>
          <table:table-cell/>
          <table:table-cell office:value-type="string">
            <text:p>I didn't know I'd need to go through all this to get it down.</text:p>
          </table:table-cell>
          <table:table-cell table:style-name="ce18" office:value-type="string">
            <text:p>Je ne pensais pas avoir besoin de passer par tout ça pour la faire descendre de là.</text:p>
          </table:table-cell>
          <table:table-cell table:number-columns-repeated="1020"/>
        </table:table-row>
        <table:table-row table:style-name="ro1">
          <table:table-cell/>
          <table:table-cell office:value-type="string">
            <text:p>salumi andati a male</text:p>
          </table:table-cell>
          <table:table-cell/>
          <table:table-cell table:style-name="ce18"/>
          <table:table-cell table:number-columns-repeated="1020"/>
        </table:table-row>
        <table:table-row table:style-name="ro3">
          <table:table-cell office:value-type="string">
            <text:p>discarica</text:p>
          </table:table-cell>
          <table:table-cell/>
          <table:table-cell office:value-type="string">
            <text:p>Do I look capable of moving a wardrobe all by myself?</text:p>
          </table:table-cell>
          <table:table-cell table:style-name="ce18" office:value-type="string">
            <text:p>Ai-je l'air capable de déplacer une armoire tout seul ?</text:p>
          </table:table-cell>
          <table:table-cell table:number-columns-repeated="1020"/>
        </table:table-row>
        <table:table-row table:style-name="ro1">
          <table:table-cell/>
          <table:table-cell office:value-type="string">
            <text:p>grancassa</text:p>
          </table:table-cell>
          <table:table-cell/>
          <table:table-cell table:style-name="ce18"/>
          <table:table-cell table:number-columns-repeated="1020"/>
        </table:table-row>
        <table:table-row table:style-name="ro3">
          <table:table-cell office:value-type="string">
            <text:p>discarica</text:p>
          </table:table-cell>
          <table:table-cell/>
          <table:table-cell office:value-type="string">
            <text:p>Already done.</text:p>
          </table:table-cell>
          <table:table-cell table:style-name="ce18" office:value-type="string">
            <text:p>Déjà fait.</text:p>
          </table:table-cell>
          <table:table-cell table:number-columns-repeated="1020"/>
        </table:table-row>
        <table:table-row table:style-name="ro1">
          <table:table-cell/>
          <table:table-cell office:value-type="string">
            <text:p>grancassa</text:p>
          </table:table-cell>
          <table:table-cell/>
          <table:table-cell table:style-name="ce18"/>
          <table:table-cell table:number-columns-repeated="1020"/>
        </table:table-row>
        <table:table-row table:style-name="ro3">
          <table:table-cell office:value-type="string">
            <text:p>discarica</text:p>
          </table:table-cell>
          <table:table-cell/>
          <table:table-cell office:value-type="string">
            <text:p>Do I really have to remind you that IT IS AN INANIMATE OBJECT?</text:p>
          </table:table-cell>
          <table:table-cell table:style-name="ce18" office:value-type="string">
            <text:p>Dois-je vraiment te rappeler que... C'EST UN OBJET INANIMÉ ?</text:p>
          </table:table-cell>
          <table:table-cell table:number-columns-repeated="1020"/>
        </table:table-row>
        <table:table-row table:style-name="ro1">
          <table:table-cell/>
          <table:table-cell office:value-type="string">
            <text:p>grancassa</text:p>
          </table:table-cell>
          <table:table-cell/>
          <table:table-cell table:style-name="ce18"/>
          <table:table-cell table:number-columns-repeated="1020"/>
        </table:table-row>
        <table:table-row table:style-name="ro5">
          <table:table-cell office:value-type="string">
            <text:p>discarica</text:p>
          </table:table-cell>
          <table:table-cell/>
          <table:table-cell office:value-type="string">
            <text:p>Unless those cold cuts were used as bait for pterodactyls, this setup makes no sense at all.</text:p>
          </table:table-cell>
          <table:table-cell table:style-name="ce18" office:value-type="string">
            <text:p>À moins que ces charcuteries soient des appâts pour les ptérodactyles, ce piège n'a aucun sens.</text:p>
          </table:table-cell>
          <table:table-cell table:number-columns-repeated="1020"/>
        </table:table-row>
        <table:table-row table:style-name="ro3">
          <table:table-cell office:value-type="string">
            <text:p>discarica</text:p>
          </table:table-cell>
          <table:table-cell office:value-type="string">
            <text:p>idrante</text:p>
          </table:table-cell>
          <table:table-cell office:value-type="string">
            <text:p>*sniff* *sniff* Yuck!</text:p>
          </table:table-cell>
          <table:table-cell table:style-name="ce18" office:value-type="string">
            <text:p>* Sniff * * sniff * Berk !</text:p>
          </table:table-cell>
          <table:table-cell table:number-columns-repeated="1020"/>
        </table:table-row>
        <table:table-row table:style-name="ro5">
          <table:table-cell office:value-type="string">
            <text:p>discarica</text:p>
          </table:table-cell>
          <table:table-cell/>
          <table:table-cell office:value-type="string">
            <text:p>Well, judging from the stink, it's obvious they've been here at least since the Jurassic... </text:p>
          </table:table-cell>
          <table:table-cell table:style-name="ce18" office:value-type="string">
            <text:p>Eh bien, à en juger par l'odeur, il semble évident que cette charcuterie est ici au moins depuis le Jurassique…</text:p>
          </table:table-cell>
          <table:table-cell table:number-columns-repeated="1020"/>
        </table:table-row>
        <table:table-row table:style-name="ro1">
          <table:table-cell/>
          <table:table-cell office:value-type="string">
            <text:p>idrante</text:p>
          </table:table-cell>
          <table:table-cell/>
          <table:table-cell table:style-name="ce18"/>
          <table:table-cell table:number-columns-repeated="1020"/>
        </table:table-row>
        <table:table-row table:style-name="ro5">
          <table:table-cell office:value-type="string">
            <text:p>discarica</text:p>
          </table:table-cell>
          <table:table-cell office:value-type="string">
            <text:p>idrante</text:p>
          </table:table-cell>
          <table:table-cell office:value-type="string">
            <text:p>Having died because of a plum, dying again from a slice of bad salami seems like overkill to me.</text:p>
          </table:table-cell>
          <table:table-cell table:style-name="ce18" office:value-type="string">
            <text:p>Mourir à cause d'une prune et mourir à nouveau à cause d'une tranche de salami avarié, ça me semble un tout petit peu excessif.</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discarica</text:p>
          </table:table-cell>
          <table:table-cell office:value-type="string">
            <text:p>idrante</text:p>
          </table:table-cell>
          <table:table-cell office:value-type="string">
            <text:p>If its aim is to keep the intruders away, I'd say it's doing its job perfectly.</text:p>
          </table:table-cell>
          <table:table-cell table:style-name="ce18" office:value-type="string">
            <text:p>Si le but est de tenir les intrus à l'écart, on dirait que ça marche parfaitement.</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discarica</text:p>
          </table:table-cell>
          <table:table-cell office:value-type="string">
            <text:p>cabina suicidio</text:p>
          </table:table-cell>
          <table:table-cell office:value-type="string">
            <text:p>They may have gone bad, but your brain is spoiled as well.</text:p>
          </table:table-cell>
          <table:table-cell table:style-name="ce18" office:value-type="string">
            <text:p>Cette charcuterie est peut-être avariée, mais ton cerveau a dû tourner lui aussi.</text:p>
          </table:table-cell>
          <table:table-cell table:number-columns-repeated="1020"/>
        </table:table-row>
        <table:table-row table:style-name="ro1">
          <table:table-cell/>
          <table:table-cell office:value-type="string">
            <text:p>cabina suicidio</text:p>
          </table:table-cell>
          <table:table-cell/>
          <table:table-cell table:style-name="ce18"/>
          <table:table-cell table:number-columns-repeated="1020"/>
        </table:table-row>
        <table:table-row table:style-name="ro3">
          <table:table-cell office:value-type="string">
            <text:p>discarica</text:p>
          </table:table-cell>
          <table:table-cell office:value-type="string">
            <text:p>cabina suicidio</text:p>
          </table:table-cell>
          <table:table-cell office:value-type="string">
            <text:p>Ah... The CINIC, I've heard them before.</text:p>
          </table:table-cell>
          <table:table-cell table:style-name="ce18" office:value-type="string">
            <text:p>Ah... CINIC, j'ai déjà entendu parler d'eux.</text:p>
          </table:table-cell>
          <table:table-cell table:number-columns-repeated="1020"/>
        </table:table-row>
        <table:table-row table:style-name="ro1">
          <table:table-cell/>
          <table:table-cell office:value-type="string">
            <text:p>cabina suicidio</text:p>
          </table:table-cell>
          <table:table-cell/>
          <table:table-cell table:style-name="ce18"/>
          <table:table-cell table:number-columns-repeated="1020"/>
        </table:table-row>
        <table:table-row table:style-name="ro3">
          <table:table-cell office:value-type="string">
            <text:p>discarica</text:p>
          </table:table-cell>
          <table:table-cell office:value-type="string">
            <text:p>cabina suicidio</text:p>
          </table:table-cell>
          <table:table-cell office:value-type="string">
            <text:p>Maybe in my second life... well, I mean... in - in the third.</text:p>
          </table:table-cell>
          <table:table-cell table:style-name="ce18" office:value-type="string">
            <text:p>Peut-être dans ma deuxième vie... enfin, je veux dire... dans ma troisième.</text:p>
          </table:table-cell>
          <table:table-cell table:number-columns-repeated="1020"/>
        </table:table-row>
        <table:table-row table:style-name="ro1">
          <table:table-cell/>
          <table:table-cell office:value-type="string">
            <text:p>cabina suicidio</text:p>
          </table:table-cell>
          <table:table-cell/>
          <table:table-cell table:style-name="ce18"/>
          <table:table-cell table:number-columns-repeated="1020"/>
        </table:table-row>
        <table:table-row table:style-name="ro5">
          <table:table-cell office:value-type="string">
            <text:p>discarica</text:p>
          </table:table-cell>
          <table:table-cell office:value-type="string">
            <text:p>cabina suicidio</text:p>
          </table:table-cell>
          <table:table-cell office:value-type="string">
            <text:p>At school I was a dud even with the flute. Who knows what a ruckus I could make on the drums.</text:p>
          </table:table-cell>
          <table:table-cell table:style-name="ce18" office:value-type="string">
            <text:p>À l'école, j'étais nulle même avec une flûte. Qui sait ce que je pourrais faire avec un tambour.</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discarica</text:p>
          </table:table-cell>
          <table:table-cell office:value-type="string">
            <text:p>cabina suicidio</text:p>
          </table:table-cell>
          <table:table-cell office:value-type="string">
            <text:p>A rather unusual place for a hydrant.</text:p>
          </table:table-cell>
          <table:table-cell table:style-name="ce18" office:value-type="string">
            <text:p>Un lieu assez inhabituel pour une bouche d'incendie.</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discarica</text:p>
          </table:table-cell>
          <table:table-cell office:value-type="string">
            <text:p>cabina suicidio</text:p>
          </table:table-cell>
          <table:table-cell office:value-type="string">
            <text:p>Yes, sure, I'd like to see YOU do that in my shoes.</text:p>
          </table:table-cell>
          <table:table-cell table:style-name="ce18" office:value-type="string">
            <text:p>Oui, bien sûr... j'aimerais bien t'y voir TOI.</text:p>
          </table:table-cell>
          <table:table-cell table:number-columns-repeated="1020"/>
        </table:table-row>
        <table:table-row table:style-name="ro3">
          <table:table-cell office:value-type="string">
            <text:p>discarica</text:p>
          </table:table-cell>
          <table:table-cell office:value-type="string">
            <text:p>cabina suicidio</text:p>
          </table:table-cell>
          <table:table-cell office:value-type="string">
            <text:p>You stupid Scrawny Hulk.</text:p>
          </table:table-cell>
          <table:table-cell table:style-name="ce18" office:value-type="string">
            <text:p>Stupide Hulk décharné.</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discarica</text:p>
          </table:table-cell>
          <table:table-cell office:value-type="string">
            <text:p>cabina suicidio</text:p>
          </table:table-cell>
          <table:table-cell office:value-type="string">
            <text:p>Impossible, it's sealed tight from the rust.</text:p>
          </table:table-cell>
          <table:table-cell table:style-name="ce18" office:value-type="string">
            <text:p>Impossible, elle est scellée hermétiquement contre la rouille.</text:p>
          </table:table-cell>
          <table:table-cell table:number-columns-repeated="1020"/>
        </table:table-row>
        <table:table-row table:style-name="ro1">
          <table:table-cell/>
          <table:table-cell office:value-type="string">
            <text:p>cabina suicidio</text:p>
          </table:table-cell>
          <table:table-cell/>
          <table:table-cell table:style-name="ce18"/>
          <table:table-cell table:number-columns-repeated="1020"/>
        </table:table-row>
        <table:table-row table:style-name="ro5">
          <table:table-cell office:value-type="string">
            <text:p>discarica</text:p>
          </table:table-cell>
          <table:table-cell/>
          <table:table-cell office:value-type="string">
            <text:p>Too lazy to wrap a noose around your neck? That bridge is too far from home?</text:p>
          </table:table-cell>
          <table:table-cell table:style-name="ce18" office:value-type="string">
            <text:p>Trop paresseux pour nouer une corde autour de votre cou ? Le pont est trop loin de la maison ?</text:p>
          </table:table-cell>
          <table:table-cell table:number-columns-repeated="1020"/>
        </table:table-row>
        <table:table-row table:style-name="ro3">
          <table:table-cell office:value-type="string">
            <text:p>discarica</text:p>
          </table:table-cell>
          <table:table-cell office:value-type="string">
            <text:p>king kong</text:p>
          </table:table-cell>
          <table:table-cell office:value-type="string">
            <text:p>The suicide booth is your solution!</text:p>
          </table:table-cell>
          <table:table-cell table:style-name="ce18" office:value-type="string">
            <text:p>La cabine de suicide est LA bonne solution !</text:p>
          </table:table-cell>
          <table:table-cell table:number-columns-repeated="1020"/>
        </table:table-row>
        <table:table-row table:style-name="ro3">
          <table:table-cell office:value-type="string">
            <text:p>discarica</text:p>
          </table:table-cell>
          <table:table-cell office:value-type="string">
            <text:p>king kong</text:p>
          </table:table-cell>
          <table:table-cell office:value-type="string">
            <text:p>Select the type of death among the available options:</text:p>
          </table:table-cell>
          <table:table-cell table:style-name="ce18" office:value-type="string">
            <text:p>Choisissez le type de décès parmi les options disponibles :</text:p>
          </table:table-cell>
          <table:table-cell table:number-columns-repeated="1020"/>
        </table:table-row>
        <table:table-row table:style-name="ro3">
          <table:table-cell office:value-type="string">
            <text:p>discarica</text:p>
          </table:table-cell>
          <table:table-cell/>
          <table:table-cell office:value-type="string">
            <text:p>1. Slow and agonizing.</text:p>
          </table:table-cell>
          <table:table-cell table:style-name="ce18" office:value-type="string">
            <text:p>1. agonie longue et pénible</text:p>
          </table:table-cell>
          <table:table-cell table:number-columns-repeated="1020"/>
        </table:table-row>
        <table:table-row table:style-name="ro3">
          <table:table-cell office:value-type="string">
            <text:p>discarica</text:p>
          </table:table-cell>
          <table:table-cell office:value-type="string">
            <text:p>king kong</text:p>
          </table:table-cell>
          <table:table-cell office:value-type="string">
            <text:p>2. Fast and painless.</text:p>
          </table:table-cell>
          <table:table-cell table:style-name="ce18" office:value-type="string">
            <text:p>2. agonie rapide et sans douleur</text:p>
          </table:table-cell>
          <table:table-cell table:number-columns-repeated="1020"/>
        </table:table-row>
        <table:table-row table:style-name="ro3">
          <table:table-cell office:value-type="string">
            <text:p>discarica</text:p>
          </table:table-cell>
          <table:table-cell/>
          <table:table-cell office:value-type="string">
            <text:p>3. Clumsy.</text:p>
          </table:table-cell>
          <table:table-cell table:style-name="ce18" office:value-type="string">
            <text:p>3. mort maladroite</text:p>
          </table:table-cell>
          <table:table-cell table:number-columns-repeated="1020"/>
        </table:table-row>
        <table:table-row table:style-name="ro5">
          <table:table-cell office:value-type="string">
            <text:p>discarica</text:p>
          </table:table-cell>
          <table:table-cell office:value-type="string">
            <text:p>il basso</text:p>
          </table:table-cell>
          <table:table-cell office:value-type="string">
            <text:p>I don't think there's anything clumsier than choking unexpectedly because of an allergy to plums.</text:p>
          </table:table-cell>
          <table:table-cell table:style-name="ce18" office:value-type="string">
            <text:p>Je ne crois pas qu'il existe une mort plus maladroite que de s'étouffer de façon aussi inattendue à cause d'une allergie aux prunes.</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discarica</text:p>
          </table:table-cell>
          <table:table-cell office:value-type="string">
            <text:p>il basso</text:p>
          </table:table-cell>
          <table:table-cell office:value-type="string">
            <text:p>It's half-buried. I can't do it with my bare hands, that's for sure.</text:p>
          </table:table-cell>
          <table:table-cell table:style-name="ce18" office:value-type="string">
            <text:p>Elle est à moitié enterrée. Je ne peux pas le faire à mains nues, c'est sûr.</text:p>
          </table:table-cell>
          <table:table-cell table:number-columns-repeated="1020"/>
        </table:table-row>
        <table:table-row table:style-name="ro1">
          <table:table-cell/>
          <table:table-cell office:value-type="string">
            <text:p>il basso</text:p>
          </table:table-cell>
          <table:table-cell/>
          <table:table-cell table:style-name="ce18"/>
          <table:table-cell table:number-columns-repeated="1020"/>
        </table:table-row>
        <table:table-row table:style-name="ro5">
          <table:table-cell office:value-type="string">
            <text:p>discarica</text:p>
          </table:table-cell>
          <table:table-cell office:value-type="string">
            <text:p>il basso</text:p>
          </table:table-cell>
          <table:table-cell office:value-type="string">
            <text:p>I think I'll suggest installing one of these near your house. </text:p>
          </table:table-cell>
          <table:table-cell table:style-name="ce18" office:value-type="string">
            <text:p>Je pense que je vais suggérer l'installation d'une de ces cabines près de ta maison.</text:p>
          </table:table-cell>
          <table:table-cell table:number-columns-repeated="1020"/>
        </table:table-row>
        <table:table-row table:style-name="ro3">
          <table:table-cell office:value-type="string">
            <text:p>discarica</text:p>
          </table:table-cell>
          <table:table-cell office:value-type="string">
            <text:p>il basso</text:p>
          </table:table-cell>
          <table:table-cell office:value-type="string">
            <text:p>You never know when the urge to end it all might hit you.</text:p>
          </table:table-cell>
          <table:table-cell table:style-name="ce18" office:value-type="string">
            <text:p>On ne sait jamais quand l'envie de mettre fin à tout peut nous frapper.</text:p>
          </table:table-cell>
          <table:table-cell table:number-columns-repeated="1020"/>
        </table:table-row>
        <table:table-row table:style-name="ro1">
          <table:table-cell/>
          <table:table-cell office:value-type="string">
            <text:p>il basso</text:p>
          </table:table-cell>
          <table:table-cell/>
          <table:table-cell table:style-name="ce18"/>
          <table:table-cell table:number-columns-repeated="1020"/>
        </table:table-row>
        <table:table-row table:style-name="ro5">
          <table:table-cell office:value-type="string">
            <text:p>discarica</text:p>
          </table:table-cell>
          <table:table-cell office:value-type="string">
            <text:p>il basso</text:p>
          </table:table-cell>
          <table:table-cell office:value-type="string">
            <text:p>It seems they also have a customer care line: the telephone number is 00017170.</text:p>
          </table:table-cell>
          <table:table-cell table:style-name="ce18" office:value-type="string">
            <text:p>On dirait qu'ils ont également un service client : le numéro de téléphone est 00017170.</text:p>
          </table:table-cell>
          <table:table-cell table:number-columns-repeated="1020"/>
        </table:table-row>
        <table:table-row table:style-name="ro3">
          <table:table-cell office:value-type="string">
            <text:p>discarica</text:p>
          </table:table-cell>
          <table:table-cell office:value-type="string">
            <text:p>il basso</text:p>
          </table:table-cell>
          <table:table-cell office:value-type="string">
            <text:p>Now don't say I never do anything for you.</text:p>
          </table:table-cell>
          <table:table-cell table:style-name="ce18" office:value-type="string">
            <text:p>Ne dis pas que je ne fais rien pour toi.</text:p>
          </table:table-cell>
          <table:table-cell table:number-columns-repeated="1020"/>
        </table:table-row>
        <table:table-row table:style-name="ro1">
          <table:table-cell/>
          <table:table-cell office:value-type="string">
            <text:p>il basso</text:p>
          </table:table-cell>
          <table:table-cell/>
          <table:table-cell table:style-name="ce18"/>
          <table:table-cell table:number-columns-repeated="1020"/>
        </table:table-row>
        <table:table-row table:style-name="ro5">
          <table:table-cell office:value-type="string">
            <text:p>discarica</text:p>
          </table:table-cell>
          <table:table-cell office:value-type="string">
            <text:p>il basso</text:p>
          </table:table-cell>
          <table:table-cell office:value-type="string">
            <text:p>King Kong smoking a pipe, sitting triumphantly over Godzilla - probably defeated singlehandedly - and with a Death Note in its hands.</text:p>
          </table:table-cell>
          <table:table-cell table:style-name="ce18" office:value-type="string">
            <text:p>King Kong qui fume une pipe, assis triomphalement sur Godzilla - probablement vaincu d'une seule main - et avec un Death Note dans la main.</text:p>
          </table:table-cell>
          <table:table-cell table:number-columns-repeated="1020"/>
        </table:table-row>
        <table:table-row table:style-name="ro3">
          <table:table-cell office:value-type="string">
            <text:p>discarica</text:p>
          </table:table-cell>
          <table:table-cell office:value-type="string">
            <text:p>il basso</text:p>
          </table:table-cell>
          <table:table-cell office:value-type="string">
            <text:p>The amount of epicness on this float is impossible to calculate.</text:p>
          </table:table-cell>
          <table:table-cell table:style-name="ce18" office:value-type="string">
            <text:p>La portée épique de cette scène est impossible à quantifier.</text:p>
          </table:table-cell>
          <table:table-cell table:number-columns-repeated="1020"/>
        </table:table-row>
        <table:table-row table:style-name="ro1">
          <table:table-cell/>
          <table:table-cell office:value-type="string">
            <text:p>il basso</text:p>
          </table:table-cell>
          <table:table-cell/>
          <table:table-cell table:style-name="ce18"/>
          <table:table-cell table:number-columns-repeated="1020"/>
        </table:table-row>
        <table:table-row table:style-name="ro5">
          <table:table-cell office:value-type="string">
            <text:p>discarica</text:p>
          </table:table-cell>
          <table:table-cell/>
          <table:table-cell office:value-type="string">
            <text:p>I'd like to honor you by pounding my chest, but I'll get no more than a xylophone sonata.</text:p>
          </table:table-cell>
          <table:table-cell table:style-name="ce18" office:value-type="string">
            <text:p>J'aimerais vous honorer en frappant ma poitrine, mais je n'obtiendrai rien de plus qu'un bruit de xylophone.</text:p>
          </table:table-cell>
          <table:table-cell table:number-columns-repeated="1020"/>
        </table:table-row>
        <table:table-row table:style-name="ro1">
          <table:table-cell/>
          <table:table-cell office:value-type="string">
            <text:p>il grosso</text:p>
          </table:table-cell>
          <table:table-cell/>
          <table:table-cell table:style-name="ce18"/>
          <table:table-cell table:number-columns-repeated="1020"/>
        </table:table-row>
        <table:table-row table:style-name="ro3">
          <table:table-cell office:value-type="string">
            <text:p>discarica</text:p>
          </table:table-cell>
          <table:table-cell/>
          <table:table-cell office:value-type="string">
            <text:p>There must be a serious lack of good players in this city.</text:p>
          </table:table-cell>
          <table:table-cell table:style-name="ce18" office:value-type="string">
            <text:p>On doit sérieusement manquer de bons joueurs dans cette ville.</text:p>
          </table:table-cell>
          <table:table-cell table:number-columns-repeated="1020"/>
        </table:table-row>
        <table:table-row table:style-name="ro1">
          <table:table-cell/>
          <table:table-cell office:value-type="string">
            <text:p>il grosso</text:p>
          </table:table-cell>
          <table:table-cell/>
          <table:table-cell table:style-name="ce18"/>
          <table:table-cell table:number-columns-repeated="1020"/>
        </table:table-row>
        <table:table-row table:style-name="ro3">
          <table:table-cell office:value-type="string">
            <text:p>discarica</text:p>
          </table:table-cell>
          <table:table-cell/>
          <table:table-cell office:value-type="string">
            <text:p>What do you need?</text:p>
          </table:table-cell>
          <table:table-cell table:style-name="ce18" office:value-type="string">
            <text:p>De quoi avez-vous besoin ?</text:p>
          </table:table-cell>
          <table:table-cell table:number-columns-repeated="1020"/>
        </table:table-row>
        <table:table-row table:style-name="ro3">
          <table:table-cell office:value-type="string">
            <text:p>discarica</text:p>
          </table:table-cell>
          <table:table-cell office:value-type="string">
            <text:p>lo smilzo</text:p>
          </table:table-cell>
          <table:table-cell office:value-type="string">
            <text:p>I need help to get that wardrobe up there into the city.</text:p>
          </table:table-cell>
          <table:table-cell table:style-name="ce18" office:value-type="string">
            <text:p>J'ai besoin d'aide pour transporter l'armoire qui est là-haut dans la ville.</text:p>
          </table:table-cell>
          <table:table-cell table:number-columns-repeated="1020"/>
        </table:table-row>
        <table:table-row table:style-name="ro5">
          <table:table-cell office:value-type="string">
            <text:p>discarica</text:p>
          </table:table-cell>
          <table:table-cell/>
          <table:table-cell office:value-type="string">
            <text:p>Find a way to bring it down and we will help you, but we will not risk our necks for you.</text:p>
          </table:table-cell>
          <table:table-cell table:style-name="ce18" office:value-type="string">
            <text:p>Trouvez un moyen de la faire descendre et nous vous aiderons, hors de question de nous casser le cou pour vous.</text:p>
          </table:table-cell>
          <table:table-cell table:number-columns-repeated="1020"/>
        </table:table-row>
        <table:table-row table:style-name="ro3">
          <table:table-cell office:value-type="string">
            <text:p>discarica</text:p>
          </table:table-cell>
          <table:table-cell office:value-type="string">
            <text:p>lo smilzo</text:p>
          </table:table-cell>
          <table:table-cell office:value-type="string">
            <text:p>I'll think of something.</text:p>
          </table:table-cell>
          <table:table-cell table:style-name="ce18" office:value-type="string">
            <text:p>Je vais y réfléchir.</text:p>
          </table:table-cell>
          <table:table-cell table:number-columns-repeated="1020"/>
        </table:table-row>
        <table:table-row table:style-name="ro3">
          <table:table-cell office:value-type="string">
            <text:p>discarica</text:p>
          </table:table-cell>
          <table:table-cell office:value-type="string">
            <text:p>lo smilzo</text:p>
          </table:table-cell>
          <table:table-cell office:value-type="string">
            <text:p>It's all ready, we can get started.</text:p>
          </table:table-cell>
          <table:table-cell table:style-name="ce18" office:value-type="string">
            <text:p>Tout est prêt, nous pouvons commencer.</text:p>
          </table:table-cell>
          <table:table-cell table:number-columns-repeated="1020"/>
        </table:table-row>
        <table:table-row table:style-name="ro3">
          <table:table-cell office:value-type="string">
            <text:p>discarica</text:p>
          </table:table-cell>
          <table:table-cell/>
          <table:table-cell office:value-type="string">
            <text:p>Where do you want us to take it?</text:p>
          </table:table-cell>
          <table:table-cell table:style-name="ce18" office:value-type="string">
            <text:p>Où voulez-vous l'emmener ?</text:p>
          </table:table-cell>
          <table:table-cell table:number-columns-repeated="1020"/>
        </table:table-row>
        <table:table-row table:style-name="ro3">
          <table:table-cell office:value-type="string">
            <text:p>discarica</text:p>
          </table:table-cell>
          <table:table-cell office:value-type="string">
            <text:p>cancello/apri</text:p>
          </table:table-cell>
          <table:table-cell office:value-type="string">
            <text:p>Friday Avenue, number 13.</text:p>
          </table:table-cell>
          <table:table-cell table:style-name="ce18" office:value-type="string">
            <text:p>Friday Avenue, numéro 13.</text:p>
          </table:table-cell>
          <table:table-cell table:number-columns-repeated="1020"/>
        </table:table-row>
        <table:table-row table:style-name="ro3">
          <table:table-cell office:value-type="string">
            <text:p>discarica</text:p>
          </table:table-cell>
          <table:table-cell/>
          <table:table-cell office:value-type="string">
            <text:p>Do you have any idea how far that is from here?</text:p>
          </table:table-cell>
          <table:table-cell table:style-name="ce18" office:value-type="string">
            <text:p>Vous vous rendez compte à quel point c'est loin d'ici ?</text:p>
          </table:table-cell>
          <table:table-cell table:number-columns-repeated="1020"/>
        </table:table-row>
        <table:table-row table:style-name="ro3">
          <table:table-cell office:value-type="string">
            <text:p>discarica</text:p>
          </table:table-cell>
          <table:table-cell office:value-type="string">
            <text:p>discarica_x_mappa_goto</text:p>
          </table:table-cell>
          <table:table-cell office:value-type="string">
            <text:p>We're heading to the party; the best we can do is take it over there.</text:p>
          </table:table-cell>
          <table:table-cell table:style-name="ce18" office:value-type="string">
            <text:p>Nous allons à la fête; le mieux que l'on puisse faire est de l'emmener là-bas.</text:p>
          </table:table-cell>
          <table:table-cell table:number-columns-repeated="1020"/>
        </table:table-row>
        <table:table-row table:style-name="ro3">
          <table:table-cell office:value-type="string">
            <text:p>discarica</text:p>
          </table:table-cell>
          <table:table-cell office:value-type="string">
            <text:p>discarica_x_mappa_goto</text:p>
          </table:table-cell>
          <table:table-cell office:value-type="string">
            <text:p>I'll settle for that.</text:p>
          </table:table-cell>
          <table:table-cell table:style-name="ce18" office:value-type="string">
            <text:p>Je me contenterai de ça.</text:p>
          </table:table-cell>
          <table:table-cell table:number-columns-repeated="1020"/>
        </table:table-row>
        <table:table-row table:style-name="ro3">
          <table:table-cell office:value-type="string">
            <text:p>discarica</text:p>
          </table:table-cell>
          <table:table-cell office:value-type="string">
            <text:p>discarica_x_mappa_goto</text:p>
          </table:table-cell>
          <table:table-cell office:value-type="string">
            <text:p>Do you hear that? Let's move!</text:p>
          </table:table-cell>
          <table:table-cell table:style-name="ce18" office:value-type="string">
            <text:p>Tu as entendu ça ? Allons-y !</text:p>
          </table:table-cell>
          <table:table-cell table:number-columns-repeated="1020"/>
        </table:table-row>
        <table:table-row table:style-name="ro1">
          <table:table-cell/>
          <table:table-cell office:value-type="string">
            <text:p>discarica_x_mappa_goto</text:p>
          </table:table-cell>
          <table:table-cell/>
          <table:table-cell table:style-name="ce18"/>
          <table:table-cell table:number-columns-repeated="1020"/>
        </table:table-row>
        <table:table-row table:style-name="ro3">
          <table:table-cell office:value-type="string">
            <text:p>discarica</text:p>
          </table:table-cell>
          <table:table-cell/>
          <table:table-cell office:value-type="string">
            <text:p>He looks like the school bully who always pounded on me...</text:p>
          </table:table-cell>
          <table:table-cell table:style-name="ce18" office:value-type="string">
            <text:p>On dirait la terreur de l'école qui passait son temps à me frapper...</text:p>
          </table:table-cell>
          <table:table-cell table:number-columns-repeated="1020"/>
        </table:table-row>
        <table:table-row table:style-name="ro1">
          <table:table-cell/>
          <table:table-cell office:value-type="string">
            <text:p>portiera della gru/apri</text:p>
          </table:table-cell>
          <table:table-cell/>
          <table:table-cell table:style-name="ce18"/>
          <table:table-cell table:number-columns-repeated="1020"/>
        </table:table-row>
        <table:table-row table:style-name="ro3">
          <table:table-cell office:value-type="string">
            <text:p>discarica</text:p>
          </table:table-cell>
          <table:table-cell office:value-type="string">
            <text:p>portiera della gru/apri</text:p>
          </table:table-cell>
          <table:table-cell office:value-type="string">
            <text:p>No fricking way!</text:p>
          </table:table-cell>
          <table:table-cell table:style-name="ce18" office:value-type="string">
            <text:p>Jamais de la vie !</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discarica</text:p>
          </table:table-cell>
          <table:table-cell office:value-type="string">
            <text:p>annuncio/leggi</text:p>
          </table:table-cell>
          <table:table-cell office:value-type="string">
            <text:p>Somebody here seriously needs some Xanax.</text:p>
          </table:table-cell>
          <table:table-cell table:style-name="ce18" office:value-type="string">
            <text:p>Quelqu'un a vraiment besoin d'un Xanax ici.</text:p>
          </table:table-cell>
          <table:table-cell table:number-columns-repeated="1020"/>
        </table:table-row>
        <table:table-row table:style-name="ro1">
          <table:table-cell/>
          <table:table-cell office:value-type="string">
            <text:p>annuncio/leggi</text:p>
          </table:table-cell>
          <table:table-cell/>
          <table:table-cell table:style-name="ce18"/>
          <table:table-cell table:number-columns-repeated="1020"/>
        </table:table-row>
        <table:table-row table:style-name="ro3">
          <table:table-cell office:value-type="string">
            <text:p>discarica</text:p>
          </table:table-cell>
          <table:table-cell/>
          <table:table-cell office:value-type="string">
            <text:p>Everything ok?</text:p>
          </table:table-cell>
          <table:table-cell table:style-name="ce18" office:value-type="string">
            <text:p>Tout va bien ?</text:p>
          </table:table-cell>
          <table:table-cell table:number-columns-repeated="1020"/>
        </table:table-row>
        <table:table-row table:style-name="ro3">
          <table:table-cell office:value-type="string">
            <text:p>discarica</text:p>
          </table:table-cell>
          <table:table-cell office:value-type="string">
            <text:p>annuncio/leggi</text:p>
          </table:table-cell>
          <table:table-cell office:value-type="string">
            <text:p>We'll never know what goes on in that little Alien head of his.</text:p>
          </table:table-cell>
          <table:table-cell table:style-name="ce18" office:value-type="string">
            <text:p>Nous ne saurons jamais ce qui se passe dans sa petite tête d'alien.</text:p>
          </table:table-cell>
          <table:table-cell table:number-columns-repeated="1020"/>
        </table:table-row>
        <table:table-row table:style-name="ro1">
          <table:table-cell/>
          <table:table-cell office:value-type="string">
            <text:p>annuncio/leggi</text:p>
          </table:table-cell>
          <table:table-cell/>
          <table:table-cell table:style-name="ce18"/>
          <table:table-cell table:number-columns-repeated="1020"/>
        </table:table-row>
        <table:table-row table:style-name="ro1">
          <table:table-cell office:value-type="string">
            <text:p>discarica</text:p>
          </table:table-cell>
          <table:table-cell table:number-columns-repeated="2"/>
          <table:table-cell table:style-name="ce18"/>
          <table:table-cell table:number-columns-repeated="1020"/>
        </table:table-row>
        <table:table-row table:style-name="ro1">
          <table:table-cell/>
          <table:table-cell office:value-type="string">
            <text:p>annuncio/leggi</text:p>
          </table:table-cell>
          <table:table-cell/>
          <table:table-cell table:style-name="ce18"/>
          <table:table-cell table:number-columns-repeated="1020"/>
        </table:table-row>
        <table:table-row table:style-name="ro5">
          <table:table-cell office:value-type="string">
            <text:p>discarica</text:p>
          </table:table-cell>
          <table:table-cell office:value-type="string">
            <text:p>annuncio/leggi</text:p>
          </table:table-cell>
          <table:table-cell office:value-type="string">
            <text:p>It's not a good idea to venture outside, flying blind. I'm not from around here.</text:p>
          </table:table-cell>
          <table:table-cell table:style-name="ce18" office:value-type="string">
            <text:p>Ce n'est pas une bonne idée de s'aventurer dehors à l'aveuglette. Je ne suis pas du coin.</text:p>
          </table:table-cell>
          <table:table-cell table:number-columns-repeated="1020"/>
        </table:table-row>
        <table:table-row table:style-name="ro4">
          <table:table-cell office:value-type="string">
            <text:p>discarica</text:p>
          </table:table-cell>
          <table:table-cell office:value-type="string">
            <text:p>annuncio/leggi</text:p>
          </table:table-cell>
          <table:table-cell table:style-name="ce12" office:value-type="string">
            <text:p>Uhm... better wait until it gets dark, when everyone will be in costume.</text:p>
          </table:table-cell>
          <table:table-cell table:style-name="ce18" office:value-type="string">
            <text:p>Humm... mieux vaut attendre la nuit, quand tout le monde sera en costume.</text:p>
          </table:table-cell>
          <table:table-cell table:number-columns-repeated="1020"/>
        </table:table-row>
        <table:table-row table:style-name="ro3">
          <table:table-cell office:value-type="string">
            <text:p>discarica</text:p>
          </table:table-cell>
          <table:table-cell/>
          <table:table-cell office:value-type="string">
            <text:p>A few hours later...</text:p>
          </table:table-cell>
          <table:table-cell table:style-name="ce18" office:value-type="string">
            <text:p>quelques heures plus tard</text:p>
          </table:table-cell>
          <table:table-cell table:number-columns-repeated="1020"/>
        </table:table-row>
        <table:table-row table:style-name="ro3">
          <table:table-cell office:value-type="string">
            <text:p>discarica</text:p>
          </table:table-cell>
          <table:table-cell office:value-type="string">
            <text:p>script_iniziale</text:p>
          </table:table-cell>
          <table:table-cell office:value-type="string">
            <text:p>All clear.</text:p>
          </table:table-cell>
          <table:table-cell table:style-name="ce18" office:value-type="string">
            <text:p>La voie est libre.</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discarica</text:p>
          </table:table-cell>
          <table:table-cell office:value-type="string">
            <text:p>furgone</text:p>
          </table:table-cell>
          <table:table-cell office:value-type="string">
            <text:p>No way, it's closed.</text:p>
          </table:table-cell>
          <table:table-cell table:style-name="ce18" office:value-type="string">
            <text:p>Impossible, c'est fermé.</text:p>
          </table:table-cell>
          <table:table-cell table:number-columns-repeated="1020"/>
        </table:table-row>
        <table:table-row table:style-name="ro3">
          <table:table-cell office:value-type="string">
            <text:p>discarica</text:p>
          </table:table-cell>
          <table:table-cell office:value-type="string">
            <text:p>furgone</text:p>
          </table:table-cell>
          <table:table-cell office:value-type="string">
            <text:p>And I can imagine who has the keys...</text:p>
          </table:table-cell>
          <table:table-cell table:style-name="ce18" office:value-type="string">
            <text:p>Et j'imagine très bien qui a la clé.</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elenco_telefonico</text:p>
          </table:table-cell>
          <table:table-cell office:value-type="string">
            <text:p>furgone</text:p>
          </table:table-cell>
          <table:table-cell office:value-type="string">
            <text:p>'Cave Johnson's shower curtains, 206-002-456.'</text:p>
          </table:table-cell>
          <table:table-cell table:style-name="ce18" office:value-type="string">
            <text:p>'Rideaux de douche Cave Johnson, 206-002-456.'</text:p>
          </table:table-cell>
          <table:table-cell table:number-columns-repeated="1020"/>
        </table:table-row>
        <table:table-row table:style-name="ro3">
          <table:table-cell office:value-type="string">
            <text:p>elenco_telefonico</text:p>
          </table:table-cell>
          <table:table-cell/>
          <table:table-cell office:value-type="string">
            <text:p>I hope at least these are not a lie.</text:p>
          </table:table-cell>
          <table:table-cell table:style-name="ce18" office:value-type="string">
            <text:p>J'espère qu'au moins ce ne sont pas des mensonges.</text:p>
          </table:table-cell>
          <table:table-cell table:number-columns-repeated="1020"/>
        </table:table-row>
        <table:table-row table:style-name="ro1">
          <table:table-cell/>
          <table:table-cell office:value-type="string">
            <text:p>furgone</text:p>
          </table:table-cell>
          <table:table-cell/>
          <table:table-cell table:style-name="ce18"/>
          <table:table-cell table:number-columns-repeated="1020"/>
        </table:table-row>
        <table:table-row table:style-name="ro3">
          <table:table-cell office:value-type="string">
            <text:p>elenco_telefonico</text:p>
          </table:table-cell>
          <table:table-cell/>
          <table:table-cell office:value-type="string">
            <text:p>'Rocko's hotline, 80-6969.'</text:p>
          </table:table-cell>
          <table:table-cell table:style-name="ce18" office:value-type="string">
            <text:p>'Hotline de Rocko, 80-6969.'</text:p>
          </table:table-cell>
          <table:table-cell table:number-columns-repeated="1020"/>
        </table:table-row>
        <table:table-row table:style-name="ro3">
          <table:table-cell office:value-type="string">
            <text:p>elenco_telefonico</text:p>
          </table:table-cell>
          <table:table-cell office:value-type="string">
            <text:p>furgone</text:p>
          </table:table-cell>
          <table:table-cell office:value-type="string">
            <text:p>Hot, naughty, courteous.</text:p>
          </table:table-cell>
          <table:table-cell table:style-name="ce18" office:value-type="string">
            <text:p>Sexy, coquin, courtois.</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elenco_telefonico</text:p>
          </table:table-cell>
          <table:table-cell office:value-type="string">
            <text:p>vicini/spettegola</text:p>
          </table:table-cell>
          <table:table-cell office:value-type="string">
            <text:p>Express courier, 24 hours, 7 days a week, 00-8458901.</text:p>
          </table:table-cell>
          <table:table-cell table:style-name="ce18" office:value-type="string">
            <text:p>Courrier express, 24 heures sur 24, 7 jours sur 7, 00-8458901.</text:p>
          </table:table-cell>
          <table:table-cell table:number-columns-repeated="1020"/>
        </table:table-row>
        <table:table-row table:style-name="ro5">
          <table:table-cell office:value-type="string">
            <text:p>elenco_telefonico</text:p>
          </table:table-cell>
          <table:table-cell office:value-type="string">
            <text:p>vicini/spettegola</text:p>
          </table:table-cell>
          <table:table-cell office:value-type="string">
            <text:p>All packages must be impact-proof, water-repellent, and the contents must be clearly indicated outside the box.</text:p>
          </table:table-cell>
          <table:table-cell table:style-name="ce18" office:value-type="string">
            <text:p>Les emballages doivent être anti-chocs et étanches et le contenu doit être clairement indiqué à l'extérieur de la boîte.</text:p>
          </table:table-cell>
          <table:table-cell table:number-columns-repeated="1020"/>
        </table:table-row>
        <table:table-row table:style-name="ro5">
          <table:table-cell office:value-type="string">
            <text:p>elenco_telefonico</text:p>
          </table:table-cell>
          <table:table-cell/>
          <table:table-cell office:value-type="string">
            <text:p>Hmm... I could pack up the wardrobe and 'ship' myself to Ronald's new house...</text:p>
          </table:table-cell>
          <table:table-cell table:style-name="ce18" office:value-type="string">
            <text:p>Je pourrais emballer l'armoire et « me faire livrer » directement à la nouvelle maison de Ronald...</text:p>
          </table:table-cell>
          <table:table-cell table:number-columns-repeated="1020"/>
        </table:table-row>
        <table:table-row table:style-name="ro1">
          <table:table-cell/>
          <table:table-cell office:value-type="string">
            <text:p>vicini/spettegola</text:p>
          </table:table-cell>
          <table:table-cell/>
          <table:table-cell table:style-name="ce18"/>
          <table:table-cell table:number-columns-repeated="1020"/>
        </table:table-row>
        <table:table-row table:style-name="ro3">
          <table:table-cell office:value-type="string">
            <text:p>finestra</text:p>
          </table:table-cell>
          <table:table-cell office:value-type="string">
            <text:p>vicini/spettegola</text:p>
          </table:table-cell>
          <table:table-cell office:value-type="string">
            <text:p>I sense trouble...</text:p>
          </table:table-cell>
          <table:table-cell table:style-name="ce18" office:value-type="string">
            <text:p>Ça sent les ennuis…</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finestra</text:p>
          </table:table-cell>
          <table:table-cell office:value-type="string">
            <text:p>vicini/spettegola</text:p>
          </table:table-cell>
          <table:table-cell office:value-type="string">
            <text:p>That must be the van of the moving company...</text:p>
          </table:table-cell>
          <table:table-cell table:style-name="ce18" office:value-type="string">
            <text:p>Ça doit être la camionnette de l'entreprise de déménagement...</text:p>
          </table:table-cell>
          <table:table-cell table:number-columns-repeated="1020"/>
        </table:table-row>
        <table:table-row table:style-name="ro5">
          <table:table-cell office:value-type="string">
            <text:p>finestra</text:p>
          </table:table-cell>
          <table:table-cell office:value-type="string">
            <text:p>vicini/spettegola</text:p>
          </table:table-cell>
          <table:table-cell office:value-type="string">
            <text:p>I absolutely have to find a way to get in there before they finish and leave.</text:p>
          </table:table-cell>
          <table:table-cell table:style-name="ce18" office:value-type="string">
            <text:p>Je dois absolument trouver un moyen d'y entrer avant qu'ils ne finissent et partent.</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finestra</text:p>
          </table:table-cell>
          <table:table-cell office:value-type="string">
            <text:p>script_iniziale</text:p>
          </table:table-cell>
          <table:table-cell office:value-type="string">
            <text:p>That's not a Dinky Toy. It just looks small from up here.</text:p>
          </table:table-cell>
          <table:table-cell table:style-name="ce18" office:value-type="string">
            <text:p>Ce n'est pas un Hot Wheels. Elle a juste l'air toute petite vu d'ici.</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finestra</text:p>
          </table:table-cell>
          <table:table-cell office:value-type="string">
            <text:p>parchimetro</text:p>
          </table:table-cell>
          <table:table-cell office:value-type="string">
            <text:p>I knew I should have taken that correspondence driver's class.</text:p>
          </table:table-cell>
          <table:table-cell table:style-name="ce18" office:value-type="string">
            <text:p>Je savais que j'aurais dû suivre ce cours de chauffeur-livreur par correspondance.</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5">
          <table:table-cell office:value-type="string">
            <text:p>finestra</text:p>
          </table:table-cell>
          <table:table-cell office:value-type="string">
            <text:p>parchimetro</text:p>
          </table:table-cell>
          <table:table-cell office:value-type="string">
            <text:p>Listen, little van, don't move until I find a way to get out of this house. Capiche?</text:p>
          </table:table-cell>
          <table:table-cell table:style-name="ce18" office:value-type="string">
            <text:p>Ecoute, petite camionnette, ne bouge pas avant que je trouve un moyen de sortir de cette maison. Capiche ?</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finestra</text:p>
          </table:table-cell>
          <table:table-cell office:value-type="string">
            <text:p>parchimetro</text:p>
          </table:table-cell>
          <table:table-cell office:value-type="string">
            <text:p>The Murrays are really very nice people.</text:p>
          </table:table-cell>
          <table:table-cell table:style-name="ce18" office:value-type="string">
            <text:p>Les Murrays sont vraiment très gentils.</text:p>
          </table:table-cell>
          <table:table-cell table:number-columns-repeated="1020"/>
        </table:table-row>
        <table:table-row table:style-name="ro5">
          <table:table-cell office:value-type="string">
            <text:p>finestra</text:p>
          </table:table-cell>
          <table:table-cell/>
          <table:table-cell office:value-type="string">
            <text:p>When we were children, Ronald and I often played with Cooper, but after the divorce he went to live with his mother.</text:p>
          </table:table-cell>
          <table:table-cell table:style-name="ce18" office:value-type="string">
            <text:p>Quand nous étions enfants, Ronald et moi jouions souvent avec Cooper, mais après le divorce, il est parti vivre avec sa mère.</text:p>
          </table:table-cell>
          <table:table-cell table:number-columns-repeated="1020"/>
        </table:table-row>
        <table:table-row table:style-name="ro1">
          <table:table-cell/>
          <table:table-cell office:value-type="string">
            <text:p>calamita gigante</text:p>
          </table:table-cell>
          <table:table-cell/>
          <table:table-cell table:style-name="ce18"/>
          <table:table-cell table:number-columns-repeated="1020"/>
        </table:table-row>
        <table:table-row table:style-name="ro3">
          <table:table-cell office:value-type="string">
            <text:p>finestra</text:p>
          </table:table-cell>
          <table:table-cell/>
          <table:table-cell office:value-type="string">
            <text:p>One of the countless houses of the Wayne family.</text:p>
          </table:table-cell>
          <table:table-cell table:style-name="ce18" office:value-type="string">
            <text:p>Une des innombrables maisons de la famille Wayne.</text:p>
          </table:table-cell>
          <table:table-cell table:number-columns-repeated="1020"/>
        </table:table-row>
        <table:table-row table:style-name="ro5">
          <table:table-cell office:value-type="string">
            <text:p>finestra</text:p>
          </table:table-cell>
          <table:table-cell office:value-type="string">
            <text:p>calamita gigante</text:p>
          </table:table-cell>
          <table:table-cell office:value-type="string">
            <text:p>Mr. Wayne is not often seen here in the city. He never stops by to talk with anyone.</text:p>
          </table:table-cell>
          <table:table-cell table:style-name="ce18" office:value-type="string">
            <text:p>On ne voit pas souvent M. Wayne en ville. Il ne s'arrête jamais pour parler à personne.</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5">
          <table:table-cell office:value-type="string">
            <text:p>finestra</text:p>
          </table:table-cell>
          <table:table-cell office:value-type="string">
            <text:p>calamita gigante</text:p>
          </table:table-cell>
          <table:table-cell office:value-type="string">
            <text:p>That house has been for sale for years but nobody has ever seen the owners.</text:p>
          </table:table-cell>
          <table:table-cell table:style-name="ce18" office:value-type="string">
            <text:p>Cette maison est en vente depuis des années mais personne n'a jamais vu les propriétaires.</text:p>
          </table:table-cell>
          <table:table-cell table:number-columns-repeated="1020"/>
        </table:table-row>
        <table:table-row table:style-name="ro5">
          <table:table-cell office:value-type="string">
            <text:p>finestra</text:p>
          </table:table-cell>
          <table:table-cell/>
          <table:table-cell office:value-type="string">
            <text:p>Nor is it clear if the mysterious Mr. Richards even really exists.</text:p>
          </table:table-cell>
          <table:table-cell table:style-name="ce18" office:value-type="string">
            <text:p>On n'est pas vraiment sûr que le mystérieux M. Richards existe vraiment d'ailleurs.</text:p>
          </table:table-cell>
          <table:table-cell table:number-columns-repeated="1020"/>
        </table:table-row>
        <table:table-row table:style-name="ro1">
          <table:table-cell/>
          <table:table-cell office:value-type="string">
            <text:p>calamita gigante</text:p>
          </table:table-cell>
          <table:table-cell/>
          <table:table-cell table:style-name="ce18"/>
          <table:table-cell table:number-columns-repeated="1020"/>
        </table:table-row>
        <table:table-row table:style-name="ro3">
          <table:table-cell office:value-type="string">
            <text:p>fogna</text:p>
          </table:table-cell>
          <table:table-cell/>
          <table:table-cell office:value-type="string">
            <text:p>What a blow.</text:p>
          </table:table-cell>
          <table:table-cell table:style-name="ce18" office:value-type="string">
            <text:p>La tuile.</text:p>
          </table:table-cell>
          <table:table-cell table:number-columns-repeated="1020"/>
        </table:table-row>
        <table:table-row table:style-name="ro1">
          <table:table-cell/>
          <table:table-cell office:value-type="string">
            <text:p>muro</text:p>
          </table:table-cell>
          <table:table-cell/>
          <table:table-cell table:style-name="ce18"/>
          <table:table-cell table:number-columns-repeated="1020"/>
        </table:table-row>
        <table:table-row table:style-name="ro3">
          <table:table-cell office:value-type="string">
            <text:p>fogna</text:p>
          </table:table-cell>
          <table:table-cell/>
          <table:table-cell office:value-type="string">
            <text:p>This timed parking thing is turned into a real scourge.</text:p>
          </table:table-cell>
          <table:table-cell table:style-name="ce18" office:value-type="string">
            <text:p>Ces temps de stationnement sont devenus un véritable fléau.</text:p>
          </table:table-cell>
          <table:table-cell table:number-columns-repeated="1020"/>
        </table:table-row>
        <table:table-row table:style-name="ro1">
          <table:table-cell/>
          <table:table-cell office:value-type="string">
            <text:p>muro</text:p>
          </table:table-cell>
          <table:table-cell/>
          <table:table-cell table:style-name="ce18"/>
          <table:table-cell table:number-columns-repeated="1020"/>
        </table:table-row>
        <table:table-row table:style-name="ro3">
          <table:table-cell office:value-type="string">
            <text:p>fogna</text:p>
          </table:table-cell>
          <table:table-cell/>
          <table:table-cell office:value-type="string">
            <text:p>To do that I would need a crowbar... and a good lawyer.</text:p>
          </table:table-cell>
          <table:table-cell table:style-name="ce18" office:value-type="string">
            <text:p>Pour ça, j'aurais besoin d'un pied-de-biche et... d'un bon avocat.</text:p>
          </table:table-cell>
          <table:table-cell table:number-columns-repeated="1020"/>
        </table:table-row>
        <table:table-row table:style-name="ro1">
          <table:table-cell/>
          <table:table-cell office:value-type="string">
            <text:p>lenza</text:p>
          </table:table-cell>
          <table:table-cell/>
          <table:table-cell table:style-name="ce18"/>
          <table:table-cell table:number-columns-repeated="1020"/>
        </table:table-row>
        <table:table-row table:style-name="ro3">
          <table:table-cell office:value-type="string">
            <text:p>fogna</text:p>
          </table:table-cell>
          <table:table-cell/>
          <table:table-cell office:value-type="string">
            <text:p>My whip is still parked in the wardrobe.</text:p>
          </table:table-cell>
          <table:table-cell table:style-name="ce18" office:value-type="string">
            <text:p>Ma voiture est encore garée dans l'armoire.</text:p>
          </table:table-cell>
          <table:table-cell table:number-columns-repeated="1020"/>
        </table:table-row>
        <table:table-row table:style-name="ro1">
          <table:table-cell/>
          <table:table-cell office:value-type="string">
            <text:p>lenza</text:p>
          </table:table-cell>
          <table:table-cell/>
          <table:table-cell table:style-name="ce18"/>
          <table:table-cell table:number-columns-repeated="1020"/>
        </table:table-row>
        <table:table-row table:style-name="ro3">
          <table:table-cell office:value-type="string">
            <text:p>fogna</text:p>
          </table:table-cell>
          <table:table-cell/>
          <table:table-cell office:value-type="string">
            <text:p>I'd say it speaks for itself...</text:p>
          </table:table-cell>
          <table:table-cell table:style-name="ce18" office:value-type="string">
            <text:p>Je dirais que ça coule de source...</text:p>
          </table:table-cell>
          <table:table-cell table:number-columns-repeated="1020"/>
        </table:table-row>
        <table:table-row table:style-name="ro1">
          <table:table-cell/>
          <table:table-cell office:value-type="string">
            <text:p>lenza</text:p>
          </table:table-cell>
          <table:table-cell/>
          <table:table-cell table:style-name="ce18"/>
          <table:table-cell table:number-columns-repeated="1020"/>
        </table:table-row>
        <table:table-row table:style-name="ro3">
          <table:table-cell office:value-type="string">
            <text:p>fogna</text:p>
          </table:table-cell>
          <table:table-cell/>
          <table:table-cell office:value-type="string">
            <text:p>Let's move on and accept it's just part of the scenery.</text:p>
          </table:table-cell>
          <table:table-cell table:style-name="ce18" office:value-type="string">
            <text:p>Passons à autre chose et considérons qu'il fait partie du paysage.</text:p>
          </table:table-cell>
          <table:table-cell table:number-columns-repeated="1020"/>
        </table:table-row>
        <table:table-row table:style-name="ro1">
          <table:table-cell/>
          <table:table-cell office:value-type="string">
            <text:p>centralina</text:p>
          </table:table-cell>
          <table:table-cell/>
          <table:table-cell table:style-name="ce18"/>
          <table:table-cell table:number-columns-repeated="1020"/>
        </table:table-row>
        <table:table-row table:style-name="ro3">
          <table:table-cell office:value-type="string">
            <text:p>fogna</text:p>
          </table:table-cell>
          <table:table-cell office:value-type="string">
            <text:p>centralina</text:p>
          </table:table-cell>
          <table:table-cell office:value-type="string">
            <text:p>Once again, physics is against me.</text:p>
          </table:table-cell>
          <table:table-cell table:style-name="ce18" office:value-type="string">
            <text:p>Encore une fois, la physique est contre moi.</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fogna</text:p>
          </table:table-cell>
          <table:table-cell office:value-type="string">
            <text:p>centralina</text:p>
          </table:table-cell>
          <table:table-cell office:value-type="string">
            <text:p>Originally from Toon Town, am I right?</text:p>
          </table:table-cell>
          <table:table-cell table:style-name="ce18" office:value-type="string">
            <text:p>Originaire de Toonville, n'est-ce pas ?</text:p>
          </table:table-cell>
          <table:table-cell table:number-columns-repeated="1020"/>
        </table:table-row>
        <table:table-row table:style-name="ro1">
          <table:table-cell/>
          <table:table-cell office:value-type="string">
            <text:p>centralina</text:p>
          </table:table-cell>
          <table:table-cell/>
          <table:table-cell table:style-name="ce18"/>
          <table:table-cell table:number-columns-repeated="1020"/>
        </table:table-row>
        <table:table-row table:style-name="ro3">
          <table:table-cell office:value-type="string">
            <text:p>fogna</text:p>
          </table:table-cell>
          <table:table-cell/>
          <table:table-cell office:value-type="string">
            <text:p>It seems pretty battered.</text:p>
          </table:table-cell>
          <table:table-cell table:style-name="ce18" office:value-type="string">
            <text:p>Il a l'air plutôt abimé.</text:p>
          </table:table-cell>
          <table:table-cell table:number-columns-repeated="1020"/>
        </table:table-row>
        <table:table-row table:style-name="ro1">
          <table:table-cell/>
          <table:table-cell office:value-type="string">
            <text:p>centralina</text:p>
          </table:table-cell>
          <table:table-cell/>
          <table:table-cell table:style-name="ce18"/>
          <table:table-cell table:number-columns-repeated="1020"/>
        </table:table-row>
        <table:table-row table:style-name="ro3">
          <table:table-cell office:value-type="string">
            <text:p>fogna</text:p>
          </table:table-cell>
          <table:table-cell/>
          <table:table-cell office:value-type="string">
            <text:p>Basically this is the feeling one gets talking to you.</text:p>
          </table:table-cell>
          <table:table-cell table:style-name="ce18" office:value-type="string">
            <text:p>C'est à peu près le sentiment qu'on a lorsqu'on s'adresse à toi.</text:p>
          </table:table-cell>
          <table:table-cell table:number-columns-repeated="1020"/>
        </table:table-row>
        <table:table-row table:style-name="ro1">
          <table:table-cell/>
          <table:table-cell office:value-type="string">
            <text:p>rigagnolo</text:p>
          </table:table-cell>
          <table:table-cell/>
          <table:table-cell table:style-name="ce18"/>
          <table:table-cell table:number-columns-repeated="1020"/>
        </table:table-row>
        <table:table-row table:style-name="ro3">
          <table:table-cell office:value-type="string">
            <text:p>fogna</text:p>
          </table:table-cell>
          <table:table-cell/>
          <table:table-cell office:value-type="string">
            <text:p>Not exactly the luckiest fishing trip I've ever seen.</text:p>
          </table:table-cell>
          <table:table-cell table:style-name="ce18" office:value-type="string">
            <text:p>Pas vraiment la partie de pêche la plus chanceuse que j'aie pu voir.</text:p>
          </table:table-cell>
          <table:table-cell table:number-columns-repeated="1020"/>
        </table:table-row>
        <table:table-row table:style-name="ro1">
          <table:table-cell/>
          <table:table-cell office:value-type="string">
            <text:p>rigagnolo</text:p>
          </table:table-cell>
          <table:table-cell/>
          <table:table-cell table:style-name="ce18"/>
          <table:table-cell table:number-columns-repeated="1020"/>
        </table:table-row>
        <table:table-row table:style-name="ro3">
          <table:table-cell office:value-type="string">
            <text:p>fogna</text:p>
          </table:table-cell>
          <table:table-cell office:value-type="string">
            <text:p>rigagnolo</text:p>
          </table:table-cell>
          <table:table-cell office:value-type="string">
            <text:p>I don't think going fishing in these putrid waters would be such a good idea.</text:p>
          </table:table-cell>
          <table:table-cell table:style-name="ce18" office:value-type="string">
            <text:p>Je ne pense pas que pêcher dans ces eaux putrides soit une bonne idée.</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fogna</text:p>
          </table:table-cell>
          <table:table-cell office:value-type="string">
            <text:p>rigagnolo</text:p>
          </table:table-cell>
          <table:table-cell office:value-type="string">
            <text:p>More like 'swimming with the fishes' now.</text:p>
          </table:table-cell>
          <table:table-cell table:style-name="ce18" office:value-type="string">
            <text:p>Je ne suis pas sûr qu'on puisse dire que la pêche a été bonne…</text:p>
          </table:table-cell>
          <table:table-cell table:number-columns-repeated="1020"/>
        </table:table-row>
        <table:table-row table:style-name="ro1">
          <table:table-cell/>
          <table:table-cell office:value-type="string">
            <text:p>rigagnolo</text:p>
          </table:table-cell>
          <table:table-cell/>
          <table:table-cell table:style-name="ce18"/>
          <table:table-cell table:number-columns-repeated="1020"/>
        </table:table-row>
        <table:table-row table:style-name="ro3">
          <table:table-cell office:value-type="string">
            <text:p>fogna</text:p>
          </table:table-cell>
          <table:table-cell/>
          <table:table-cell office:value-type="string">
            <text:p>I guess it's the control unit of the neighbourhood traffic-light system.</text:p>
          </table:table-cell>
          <table:table-cell table:style-name="ce18" office:value-type="string">
            <text:p>Je suppose que c'est le panneau de contrôle des feux de circulation du quartier.</text:p>
          </table:table-cell>
          <table:table-cell table:number-columns-repeated="1020"/>
        </table:table-row>
        <table:table-row table:style-name="ro5">
          <table:table-cell office:value-type="string">
            <text:p>fogna</text:p>
          </table:table-cell>
          <table:table-cell office:value-type="string">
            <text:p>rigagnolo</text:p>
          </table:table-cell>
          <table:table-cell office:value-type="string">
            <text:p>I find it curious that it's down here. I'd have imagined it on a pole or something like that.</text:p>
          </table:table-cell>
          <table:table-cell table:style-name="ce18" office:value-type="string">
            <text:p>Je trouve ça curieux qu'il soit ici. Je l'aurais imaginé sur un poteau ou quelque chose comme ça.</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fogna</text:p>
          </table:table-cell>
          <table:table-cell office:value-type="string">
            <text:p>coccodrillo</text:p>
          </table:table-cell>
          <table:table-cell office:value-type="string">
            <text:p>Maybe pulling out some high-voltage wires would not be the best idea you've ever had.</text:p>
          </table:table-cell>
          <table:table-cell table:style-name="ce18" office:value-type="string">
            <text:p>Tirer sur des fils à haute tension n'est peut-être pas ta meilleure idée.</text:p>
          </table:table-cell>
          <table:table-cell table:number-columns-repeated="1020"/>
        </table:table-row>
        <table:table-row table:style-name="ro3">
          <table:table-cell office:value-type="string">
            <text:p>fogna</text:p>
          </table:table-cell>
          <table:table-cell/>
          <table:table-cell office:value-type="string">
            <text:p>But, alas, not the worst either.</text:p>
          </table:table-cell>
          <table:table-cell table:style-name="ce18" office:value-type="string">
            <text:p>Mais, hélas, pas la pire non plus.</text:p>
          </table:table-cell>
          <table:table-cell table:number-columns-repeated="1020"/>
        </table:table-row>
        <table:table-row table:style-name="ro1">
          <table:table-cell/>
          <table:table-cell office:value-type="string">
            <text:p>coccodrillo</text:p>
          </table:table-cell>
          <table:table-cell/>
          <table:table-cell table:style-name="ce18"/>
          <table:table-cell table:number-columns-repeated="1020"/>
        </table:table-row>
        <table:table-row table:style-name="ro5">
          <table:table-cell office:value-type="string">
            <text:p>fogna</text:p>
          </table:table-cell>
          <table:table-cell office:value-type="string">
            <text:p>coccodrillo</text:p>
          </table:table-cell>
          <table:table-cell office:value-type="string">
            <text:p>I won't deny that idea could be funny, but I don't think the people on the street would appreciate the humour.</text:p>
          </table:table-cell>
          <table:table-cell table:style-name="ce18" office:value-type="string">
            <text:p>L'idée pourrait être drôle, mais je ne pense pas que les gens dans la rue apprécieraient l'humour.</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fogna</text:p>
          </table:table-cell>
          <table:table-cell office:value-type="string">
            <text:p>uccello arrosto</text:p>
          </table:table-cell>
          <table:table-cell office:value-type="string">
            <text:p>Just like at the water park, only with... different bacteria.</text:p>
          </table:table-cell>
          <table:table-cell table:style-name="ce18" office:value-type="string">
            <text:p>C'est comme au parc aquatique, mais... avec des bactéries différentes.</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fogna</text:p>
          </table:table-cell>
          <table:table-cell office:value-type="string">
            <text:p>uccello arrosto</text:p>
          </table:table-cell>
          <table:table-cell office:value-type="string">
            <text:p>I have water in my hand!</text:p>
          </table:table-cell>
          <table:table-cell table:style-name="ce18" office:value-type="string">
            <text:p>J'ai de l'eau dans ma main !</text:p>
          </table:table-cell>
          <table:table-cell table:number-columns-repeated="1020"/>
        </table:table-row>
        <table:table-row table:style-name="ro3">
          <table:table-cell office:value-type="string">
            <text:p>fogna</text:p>
          </table:table-cell>
          <table:table-cell/>
          <table:table-cell office:value-type="string">
            <text:p>And now I have the first stage of rheumatism.</text:p>
          </table:table-cell>
          <table:table-cell table:style-name="ce18" office:value-type="string">
            <text:p>Et maintenant j'atteins le premier stade du rhumatisme.</text:p>
          </table:table-cell>
          <table:table-cell table:number-columns-repeated="1020"/>
        </table:table-row>
        <table:table-row table:style-name="ro1">
          <table:table-cell/>
          <table:table-cell office:value-type="string">
            <text:p>peperoncino</text:p>
          </table:table-cell>
          <table:table-cell/>
          <table:table-cell table:style-name="ce18"/>
          <table:table-cell table:number-columns-repeated="1020"/>
        </table:table-row>
        <table:table-row table:style-name="ro3">
          <table:table-cell office:value-type="string">
            <text:p>fogna</text:p>
          </table:table-cell>
          <table:table-cell office:value-type="string">
            <text:p>peperoncino</text:p>
          </table:table-cell>
          <table:table-cell office:value-type="string">
            <text:p>If by any chance you're asking me to drink it, well...</text:p>
          </table:table-cell>
          <table:table-cell table:style-name="ce18" office:value-type="string">
            <text:p>Si par hasard tu imagines que je vais en boire, eh bien...</text:p>
          </table:table-cell>
          <table:table-cell table:number-columns-repeated="1020"/>
        </table:table-row>
        <table:table-row table:style-name="ro3">
          <table:table-cell office:value-type="string">
            <text:p>fogna</text:p>
          </table:table-cell>
          <table:table-cell/>
          <table:table-cell office:value-type="string">
            <text:p>...don't count on it.</text:p>
          </table:table-cell>
          <table:table-cell table:style-name="ce18" office:value-type="string">
            <text:p>… ne compte pas là-dessus.</text:p>
          </table:table-cell>
          <table:table-cell table:number-columns-repeated="1020"/>
        </table:table-row>
        <table:table-row table:style-name="ro1">
          <table:table-cell/>
          <table:table-cell office:value-type="string">
            <text:p>peperoncino</text:p>
          </table:table-cell>
          <table:table-cell/>
          <table:table-cell table:style-name="ce18"/>
          <table:table-cell table:number-columns-repeated="1020"/>
        </table:table-row>
        <table:table-row table:style-name="ro5">
          <table:table-cell office:value-type="string">
            <text:p>fogna</text:p>
          </table:table-cell>
          <table:table-cell office:value-type="string">
            <text:p>peperoncino</text:p>
          </table:table-cell>
          <table:table-cell office:value-type="string">
            <text:p>Living micro-organisms abound in there, but I doubt they would be able to answer me.</text:p>
          </table:table-cell>
          <table:table-cell table:style-name="ce18" office:value-type="string">
            <text:p>Même si les micro-organismes y sont nombreux, je doute qu'ils puissent me répondre.</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fogna</text:p>
          </table:table-cell>
          <table:table-cell office:value-type="string">
            <text:p>assenzio</text:p>
          </table:table-cell>
          <table:table-cell office:value-type="string">
            <text:p>*gulp*</text:p>
          </table:table-cell>
          <table:table-cell table:style-name="ce18" office:value-type="string">
            <text:p>*gloups*</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fogna</text:p>
          </table:table-cell>
          <table:table-cell office:value-type="string">
            <text:p>assenzio</text:p>
          </table:table-cell>
          <table:table-cell office:value-type="string">
            <text:p>H-Hi.</text:p>
          </table:table-cell>
          <table:table-cell table:style-name="ce18" office:value-type="string">
            <text:p>Sa-salut.</text:p>
          </table:table-cell>
          <table:table-cell table:number-columns-repeated="1020"/>
        </table:table-row>
        <table:table-row table:style-name="ro3">
          <table:table-cell office:value-type="string">
            <text:p>fogna</text:p>
          </table:table-cell>
          <table:table-cell/>
          <table:table-cell office:value-type="string">
            <text:p>Hi, little bag of bones.</text:p>
          </table:table-cell>
          <table:table-cell table:style-name="ce18" office:value-type="string">
            <text:p>Salut, petit sac d'os.</text:p>
          </table:table-cell>
          <table:table-cell table:number-columns-repeated="1020"/>
        </table:table-row>
        <table:table-row table:style-name="ro1">
          <table:table-cell/>
          <table:table-cell office:value-type="string">
            <text:p>Game Boy</text:p>
          </table:table-cell>
          <table:table-cell/>
          <table:table-cell table:style-name="ce18"/>
          <table:table-cell table:number-columns-repeated="1020"/>
        </table:table-row>
        <table:table-row table:style-name="ro3">
          <table:table-cell office:value-type="string">
            <text:p>frigorifero</text:p>
          </table:table-cell>
          <table:table-cell/>
          <table:table-cell office:value-type="string">
            <text:p>It's been 'slung' directly into the oven.</text:p>
          </table:table-cell>
          <table:table-cell table:style-name="ce18" office:value-type="string">
            <text:p>Il a été « lancé » directement dans le four.</text:p>
          </table:table-cell>
          <table:table-cell table:number-columns-repeated="1020"/>
        </table:table-row>
        <table:table-row table:style-name="ro1">
          <table:table-cell/>
          <table:table-cell office:value-type="string">
            <text:p>Game Boy</text:p>
          </table:table-cell>
          <table:table-cell/>
          <table:table-cell table:style-name="ce18"/>
          <table:table-cell table:number-columns-repeated="1020"/>
        </table:table-row>
        <table:table-row table:style-name="ro3">
          <table:table-cell office:value-type="string">
            <text:p>frigorifero</text:p>
          </table:table-cell>
          <table:table-cell/>
          <table:table-cell office:value-type="string">
            <text:p>Eventually YOU end up like sweet and sour pork.</text:p>
          </table:table-cell>
          <table:table-cell table:style-name="ce18" office:value-type="string">
            <text:p>Finalement c'est TOI qui finis comme un porc aigre-doux.</text:p>
          </table:table-cell>
          <table:table-cell table:number-columns-repeated="1020"/>
        </table:table-row>
        <table:table-row table:style-name="ro1">
          <table:table-cell/>
          <table:table-cell office:value-type="string">
            <text:p>Game Boy</text:p>
          </table:table-cell>
          <table:table-cell/>
          <table:table-cell table:style-name="ce18"/>
          <table:table-cell table:number-columns-repeated="1020"/>
        </table:table-row>
        <table:table-row table:style-name="ro3">
          <table:table-cell office:value-type="string">
            <text:p>frigorifero</text:p>
          </table:table-cell>
          <table:table-cell office:value-type="string">
            <text:p>Game Boy</text:p>
          </table:table-cell>
          <table:table-cell office:value-type="string">
            <text:p>Did you know birds can't taste spicy foods?</text:p>
          </table:table-cell>
          <table:table-cell table:style-name="ce18" office:value-type="string">
            <text:p>Tu savais que les oiseaux ne percevaient pas le goût des aliments épicés ?</text:p>
          </table:table-cell>
          <table:table-cell table:number-columns-repeated="1020"/>
        </table:table-row>
        <table:table-row table:style-name="ro3">
          <table:table-cell office:value-type="string">
            <text:p>frigorifero</text:p>
          </table:table-cell>
          <table:table-cell/>
          <table:table-cell office:value-type="string">
            <text:p>A little 'Focus' moment.</text:p>
          </table:table-cell>
          <table:table-cell table:style-name="ce18" office:value-type="string">
            <text:p>C'était la pause '30 millions d'amis'.</text:p>
          </table:table-cell>
          <table:table-cell table:number-columns-repeated="1020"/>
        </table:table-row>
        <table:table-row table:style-name="ro1">
          <table:table-cell/>
          <table:table-cell office:value-type="string">
            <text:p>Game Boy</text:p>
          </table:table-cell>
          <table:table-cell/>
          <table:table-cell table:style-name="ce18"/>
          <table:table-cell table:number-columns-repeated="1020"/>
        </table:table-row>
        <table:table-row table:style-name="ro3">
          <table:table-cell office:value-type="string">
            <text:p>frigorifero</text:p>
          </table:table-cell>
          <table:table-cell/>
          <table:table-cell office:value-type="string">
            <text:p>I love chili pepper. It's a pity my taste buds can't stand the heat...</text:p>
          </table:table-cell>
          <table:table-cell table:style-name="ce18" office:value-type="string">
            <text:p>J'adore le piment. Dommage que mes papilles ne supportent pas la chaleur...</text:p>
          </table:table-cell>
          <table:table-cell table:number-columns-repeated="1020"/>
        </table:table-row>
        <table:table-row table:style-name="ro3">
          <table:table-cell office:value-type="string">
            <text:p>frigorifero</text:p>
          </table:table-cell>
          <table:table-cell office:value-type="string">
            <text:p>cibo cinese</text:p>
          </table:table-cell>
          <table:table-cell office:value-type="string">
            <text:p>Erm... if I still had them, I mean.</text:p>
          </table:table-cell>
          <table:table-cell table:style-name="ce18" office:value-type="string">
            <text:p>Ehm... enfin si je les avais encore je veux dire.</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5">
          <table:table-cell office:value-type="string">
            <text:p>frigorifero</text:p>
          </table:table-cell>
          <table:table-cell office:value-type="string">
            <text:p>cibo cinese</text:p>
          </table:table-cell>
          <table:table-cell office:value-type="string">
            <text:p>...why no unforgettable night ever started with 'I was going to eat a salad when...'?</text:p>
          </table:table-cell>
          <table:table-cell table:style-name="ce18" office:value-type="string">
            <text:p>...pourquoi aucune nuit inoubliable n'a jamais commencé par 'j'allais manger une salade quand…' ?</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frigorifero</text:p>
          </table:table-cell>
          <table:table-cell office:value-type="string">
            <text:p>cibo cinese</text:p>
          </table:table-cell>
          <table:table-cell office:value-type="string">
            <text:p>If you want, I can suggest a nice AA meeting centre.</text:p>
          </table:table-cell>
          <table:table-cell table:style-name="ce18" office:value-type="string">
            <text:p>Si tu veux, je peux te suggérer un super centre d'alcooliques anonymes.</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frigorifero</text:p>
          </table:table-cell>
          <table:table-cell office:value-type="string">
            <text:p>script_iniziale</text:p>
          </table:table-cell>
          <table:table-cell office:value-type="string">
            <text:p>A historical videogaming relic... literally.</text:p>
          </table:table-cell>
          <table:table-cell table:style-name="ce18" office:value-type="string">
            <text:p>Une relique historique du jeu vidéo... littéralement.</text:p>
          </table:table-cell>
          <table:table-cell table:number-columns-repeated="1020"/>
        </table:table-row>
        <table:table-row table:style-name="ro1">
          <table:table-cell/>
          <table:table-cell office:value-type="string">
            <text:p>script_iniziale</text:p>
          </table:table-cell>
          <table:table-cell/>
          <table:table-cell table:style-name="ce18"/>
          <table:table-cell table:number-columns-repeated="1020"/>
        </table:table-row>
        <table:table-row table:style-name="ro5">
          <table:table-cell office:value-type="string">
            <text:p>frigorifero</text:p>
          </table:table-cell>
          <table:table-cell/>
          <table:table-cell office:value-type="string">
            <text:p>Even if my social life isn't as active as before, I don't think I should squander it completely.</text:p>
          </table:table-cell>
          <table:table-cell table:style-name="ce18" office:value-type="string">
            <text:p>Même si ma vie sociale n'est pas aussi active qu'auparavant, je ne pense pas que je devrais me disperser.</text:p>
          </table:table-cell>
          <table:table-cell table:number-columns-repeated="1020"/>
        </table:table-row>
        <table:table-row table:style-name="ro1">
          <table:table-cell/>
          <table:table-cell office:value-type="string">
            <text:p>armadio</text:p>
          </table:table-cell>
          <table:table-cell/>
          <table:table-cell table:style-name="ce18"/>
          <table:table-cell table:number-columns-repeated="1020"/>
        </table:table-row>
        <table:table-row table:style-name="ro3">
          <table:table-cell office:value-type="string">
            <text:p>frigorifero</text:p>
          </table:table-cell>
          <table:table-cell/>
          <table:table-cell office:value-type="string">
            <text:p>Something tells me it doesn't work anymore.</text:p>
          </table:table-cell>
          <table:table-cell table:style-name="ce18" office:value-type="string">
            <text:p>Quelque chose me dit qu'elle ne fonctionne plus.</text:p>
          </table:table-cell>
          <table:table-cell table:number-columns-repeated="1020"/>
        </table:table-row>
        <table:table-row table:style-name="ro3">
          <table:table-cell office:value-type="string">
            <text:p>frigorifero</text:p>
          </table:table-cell>
          <table:table-cell office:value-type="string">
            <text:p>armadio</text:p>
          </table:table-cell>
          <table:table-cell office:value-type="string">
            <text:p>And that it's not a battery problem.</text:p>
          </table:table-cell>
          <table:table-cell table:style-name="ce18" office:value-type="string">
            <text:p>Et que ce n'est pas un problème de piles.</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frigorifero</text:p>
          </table:table-cell>
          <table:table-cell office:value-type="string">
            <text:p>armadio</text:p>
          </table:table-cell>
          <table:table-cell office:value-type="string">
            <text:p>How many bad grades you cost me!</text:p>
          </table:table-cell>
          <table:table-cell table:style-name="ce18" office:value-type="string">
            <text:p>Combien de mauvaises notes tu m'as coûtées !</text:p>
          </table:table-cell>
          <table:table-cell table:number-columns-repeated="1020"/>
        </table:table-row>
        <table:table-row table:style-name="ro1">
          <table:table-cell/>
          <table:table-cell office:value-type="string">
            <text:p>armadio</text:p>
          </table:table-cell>
          <table:table-cell/>
          <table:table-cell table:style-name="ce18"/>
          <table:table-cell table:number-columns-repeated="1020"/>
        </table:table-row>
        <table:table-row table:style-name="ro3">
          <table:table-cell office:value-type="string">
            <text:p>frigorifero</text:p>
          </table:table-cell>
          <table:table-cell/>
          <table:table-cell office:value-type="string">
            <text:p>I hope it wasn't delivered in this condition...</text:p>
          </table:table-cell>
          <table:table-cell table:style-name="ce18" office:value-type="string">
            <text:p>J'espère qu'elle n'a pas été livrée dans cet état...</text:p>
          </table:table-cell>
          <table:table-cell table:number-columns-repeated="1020"/>
        </table:table-row>
        <table:table-row table:style-name="ro1">
          <table:table-cell/>
          <table:table-cell office:value-type="string">
            <text:p>armadio</text:p>
          </table:table-cell>
          <table:table-cell/>
          <table:table-cell table:style-name="ce18"/>
          <table:table-cell table:number-columns-repeated="1020"/>
        </table:table-row>
        <table:table-row table:style-name="ro3">
          <table:table-cell office:value-type="string">
            <text:p>frigorifero</text:p>
          </table:table-cell>
          <table:table-cell/>
          <table:table-cell office:value-type="string">
            <text:p>Putting a bunch of worms in my body is not among the best ideas you've ever had.</text:p>
          </table:table-cell>
          <table:table-cell table:style-name="ce18" office:value-type="string">
            <text:p>Mettre un tas de vers dans mon corps ne fait pas partie de tes meilleurs idées.</text:p>
          </table:table-cell>
          <table:table-cell table:number-columns-repeated="1020"/>
        </table:table-row>
        <table:table-row table:style-name="ro1">
          <table:table-cell/>
          <table:table-cell office:value-type="string">
            <text:p>pila di bicchieri</text:p>
          </table:table-cell>
          <table:table-cell/>
          <table:table-cell table:style-name="ce18"/>
          <table:table-cell table:number-columns-repeated="1020"/>
        </table:table-row>
        <table:table-row table:style-name="ro3">
          <table:table-cell office:value-type="string">
            <text:p>frigorifero</text:p>
          </table:table-cell>
          <table:table-cell office:value-type="string">
            <text:p>pila di bicchieri</text:p>
          </table:table-cell>
          <table:table-cell office:value-type="string">
            <text:p>I'm not hungry, thanks.</text:p>
          </table:table-cell>
          <table:table-cell table:style-name="ce18" office:value-type="string">
            <text:p>Je n'ai pas faim, merci.</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giardino</text:p>
          </table:table-cell>
          <table:table-cell office:value-type="string">
            <text:p>pila di bicchieri</text:p>
          </table:table-cell>
          <table:table-cell office:value-type="string">
            <text:p>Wow, an American party...</text:p>
          </table:table-cell>
          <table:table-cell table:style-name="ce18" office:value-type="string">
            <text:p>Wow, une fête à l'américaine…</text:p>
          </table:table-cell>
          <table:table-cell table:number-columns-repeated="1020"/>
        </table:table-row>
        <table:table-row table:style-name="ro3">
          <table:table-cell office:value-type="string">
            <text:p>giardino</text:p>
          </table:table-cell>
          <table:table-cell office:value-type="string">
            <text:p>pila di bicchieri</text:p>
          </table:table-cell>
          <table:table-cell office:value-type="string">
            <text:p>This time I really messed up big time.</text:p>
          </table:table-cell>
          <table:table-cell table:style-name="ce18" office:value-type="string">
            <text:p>Cette fois, j'ai vraiment merdé un max.</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giardino</text:p>
          </table:table-cell>
          <table:table-cell office:value-type="string">
            <text:p>pila di bicchieri</text:p>
          </table:table-cell>
          <table:table-cell office:value-type="string">
            <text:p>Moving this is proving to be much more difficult than I thought.</text:p>
          </table:table-cell>
          <table:table-cell table:style-name="ce18" office:value-type="string">
            <text:p>Déménager ça s'avère beaucoup plus difficile que je ne le pensais.</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giardino</text:p>
          </table:table-cell>
          <table:table-cell office:value-type="string">
            <text:p>lapide</text:p>
          </table:table-cell>
          <table:table-cell office:value-type="string">
            <text:p>You're really slow on the uptake.</text:p>
          </table:table-cell>
          <table:table-cell table:style-name="ce18" office:value-type="string">
            <text:p>Tu es vraiment lent à la détente.</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5">
          <table:table-cell office:value-type="string">
            <text:p>giardino</text:p>
          </table:table-cell>
          <table:table-cell office:value-type="string">
            <text:p>lapide</text:p>
          </table:table-cell>
          <table:table-cell office:value-type="string">
            <text:p>Not until I find a way to get it to Ronald's new home.</text:p>
          </table:table-cell>
          <table:table-cell table:style-name="ce18" office:value-type="string">
            <text:p>Pas tant que je n'ai pas trouvé un moyen de l'emmener jusqu'à la nouvelle maison de Ronald.</text:p>
          </table:table-cell>
          <table:table-cell table:number-columns-repeated="1020"/>
        </table:table-row>
        <table:table-row table:style-name="ro3">
          <table:table-cell office:value-type="string">
            <text:p>giardino</text:p>
          </table:table-cell>
          <table:table-cell/>
          <table:table-cell office:value-type="string">
            <text:p>The courier will be here shortly; it needs to be wrapped up.</text:p>
          </table:table-cell>
          <table:table-cell table:style-name="ce18" office:value-type="string">
            <text:p>Le livreur sera bientôt là; Il faut l'envelopper.</text:p>
          </table:table-cell>
          <table:table-cell table:number-columns-repeated="1020"/>
        </table:table-row>
        <table:table-row table:style-name="ro1">
          <table:table-cell/>
          <table:table-cell office:value-type="string">
            <text:p>lapide</text:p>
          </table:table-cell>
          <table:table-cell/>
          <table:table-cell table:style-name="ce18"/>
          <table:table-cell table:number-columns-repeated="1020"/>
        </table:table-row>
        <table:table-row table:style-name="ro3">
          <table:table-cell office:value-type="string">
            <text:p>giardino</text:p>
          </table:table-cell>
          <table:table-cell/>
          <table:table-cell office:value-type="string">
            <text:p>I think I'll seriously start to ignore you.</text:p>
          </table:table-cell>
          <table:table-cell table:style-name="ce18" office:value-type="string">
            <text:p>Je pense que je vais sérieusement commencer à t'ignorer.</text:p>
          </table:table-cell>
          <table:table-cell table:number-columns-repeated="1020"/>
        </table:table-row>
        <table:table-row table:style-name="ro3">
          <table:table-cell/>
          <table:table-cell office:value-type="string">
            <text:p>Pinhead addormentato</text:p>
          </table:table-cell>
          <table:table-cell/>
          <table:table-cell table:style-name="ce18"/>
          <table:table-cell table:number-columns-repeated="1020"/>
        </table:table-row>
        <table:table-row table:style-name="ro3">
          <table:table-cell office:value-type="string">
            <text:p>giardino</text:p>
          </table:table-cell>
          <table:table-cell/>
          <table:table-cell office:value-type="string">
            <text:p>The level of debauchery these parties reach is unparalleled.</text:p>
          </table:table-cell>
          <table:table-cell table:style-name="ce18" office:value-type="string">
            <text:p>Le niveau de débauche de cette fête atteint des sommets.</text:p>
          </table:table-cell>
          <table:table-cell table:number-columns-repeated="1020"/>
        </table:table-row>
        <table:table-row table:style-name="ro3">
          <table:table-cell office:value-type="string">
            <text:p>giardino</text:p>
          </table:table-cell>
          <table:table-cell office:value-type="string">
            <text:p>Pinhead addormentato</text:p>
          </table:table-cell>
          <table:table-cell office:value-type="string">
            <text:p>They could at least put the cups on a table.</text:p>
          </table:table-cell>
          <table:table-cell table:style-name="ce18" office:value-type="string">
            <text:p>Ils pourraient au moins mettre les gobelets sur une table.</text:p>
          </table:table-cell>
          <table:table-cell table:number-columns-repeated="1020"/>
        </table:table-row>
        <table:table-row table:style-name="ro3">
          <table:table-cell/>
          <table:table-cell office:value-type="string">
            <text:p>Pinhead addormentato</text:p>
          </table:table-cell>
          <table:table-cell/>
          <table:table-cell table:style-name="ce18"/>
          <table:table-cell table:number-columns-repeated="1020"/>
        </table:table-row>
        <table:table-row table:style-name="ro3">
          <table:table-cell office:value-type="string">
            <text:p>giardino</text:p>
          </table:table-cell>
          <table:table-cell office:value-type="string">
            <text:p>Pinhead addormentato</text:p>
          </table:table-cell>
          <table:table-cell office:value-type="string">
            <text:p>They're empty and there's no alcohol in close proximity.</text:p>
          </table:table-cell>
          <table:table-cell table:style-name="ce18" office:value-type="string">
            <text:p>Ils sont vides et il n'y a pas d'alcool à proximité.</text:p>
          </table:table-cell>
          <table:table-cell table:number-columns-repeated="1020"/>
        </table:table-row>
        <table:table-row table:style-name="ro3">
          <table:table-cell office:value-type="string">
            <text:p>giardino</text:p>
          </table:table-cell>
          <table:table-cell/>
          <table:table-cell office:value-type="string">
            <text:p>Don't make things more complicated than they already are.</text:p>
          </table:table-cell>
          <table:table-cell table:style-name="ce18" office:value-type="string">
            <text:p>Ne rends pas les choses plus compliquées qu'elles ne le sont déjà.</text:p>
          </table:table-cell>
          <table:table-cell table:number-columns-repeated="1020"/>
        </table:table-row>
        <table:table-row table:style-name="ro1">
          <table:table-cell/>
          <table:table-cell office:value-type="string">
            <text:p>quarterback</text:p>
          </table:table-cell>
          <table:table-cell/>
          <table:table-cell table:style-name="ce18"/>
          <table:table-cell table:number-columns-repeated="1020"/>
        </table:table-row>
        <table:table-row table:style-name="ro3">
          <table:table-cell office:value-type="string">
            <text:p>giardino</text:p>
          </table:table-cell>
          <table:table-cell office:value-type="string">
            <text:p>quarterback</text:p>
          </table:table-cell>
          <table:table-cell office:value-type="string">
            <text:p>The time for playing 'broken telephone' should be over by now, don't you think?</text:p>
          </table:table-cell>
          <table:table-cell table:style-name="ce18" office:value-type="string">
            <text:p>C'est un peu tard pour jouer au 'téléphone arabe', tu ne crois pas ?</text:p>
          </table:table-cell>
          <table:table-cell table:number-columns-repeated="1020"/>
        </table:table-row>
        <table:table-row table:style-name="ro1">
          <table:table-cell/>
          <table:table-cell office:value-type="string">
            <text:p>quarterback</text:p>
          </table:table-cell>
          <table:table-cell/>
          <table:table-cell table:style-name="ce18"/>
          <table:table-cell table:number-columns-repeated="1020"/>
        </table:table-row>
        <table:table-row table:style-name="ro3">
          <table:table-cell office:value-type="string">
            <text:p>giardino</text:p>
          </table:table-cell>
          <table:table-cell office:value-type="string">
            <text:p>quarterback</text:p>
          </table:table-cell>
          <table:table-cell office:value-type="string">
            <text:p>THIS is a great garden decoration. Much better than the gnomes!</text:p>
          </table:table-cell>
          <table:table-cell table:style-name="ce18" office:value-type="string">
            <text:p>ÇA, c'est une belle décoration de jardin. C'est bien mieux que les nains !</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giardino</text:p>
          </table:table-cell>
          <table:table-cell office:value-type="string">
            <text:p>quarterback</text:p>
          </table:table-cell>
          <table:table-cell office:value-type="string">
            <text:p>Never disturb the dead people!</text:p>
          </table:table-cell>
          <table:table-cell table:style-name="ce18" office:value-type="string">
            <text:p>Ne jamais déranger les morts !</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giardino</text:p>
          </table:table-cell>
          <table:table-cell office:value-type="string">
            <text:p>turbina</text:p>
          </table:table-cell>
          <table:table-cell office:value-type="string">
            <text:p>If you dictate your epitaph to me, I'll think about the rest...</text:p>
          </table:table-cell>
          <table:table-cell table:style-name="ce18" office:value-type="string">
            <text:p>Si tu me dictes ton épitaphe, je ferai le nécessaire...</text:p>
          </table:table-cell>
          <table:table-cell table:number-columns-repeated="1020"/>
        </table:table-row>
        <table:table-row table:style-name="ro1">
          <table:table-cell/>
          <table:table-cell office:value-type="string">
            <text:p>turbina</text:p>
          </table:table-cell>
          <table:table-cell/>
          <table:table-cell table:style-name="ce18"/>
          <table:table-cell table:number-columns-repeated="1020"/>
        </table:table-row>
        <table:table-row table:style-name="ro3">
          <table:table-cell office:value-type="string">
            <text:p>giardino</text:p>
          </table:table-cell>
          <table:table-cell/>
          <table:table-cell office:value-type="string">
            <text:p>I would have never expected to see Pinhead with heart-shaped boxers.</text:p>
          </table:table-cell>
          <table:table-cell table:style-name="ce18" office:value-type="string">
            <text:p>Je n'aurais jamais imaginé voir Pinhead dans un caleçon avec des cœurs.</text:p>
          </table:table-cell>
          <table:table-cell table:number-columns-repeated="1020"/>
        </table:table-row>
        <table:table-row table:style-name="ro1">
          <table:table-cell/>
          <table:table-cell office:value-type="string">
            <text:p>turbina</text:p>
          </table:table-cell>
          <table:table-cell/>
          <table:table-cell table:style-name="ce18"/>
          <table:table-cell table:number-columns-repeated="1020"/>
        </table:table-row>
        <table:table-row table:style-name="ro3">
          <table:table-cell office:value-type="string">
            <text:p>giardino</text:p>
          </table:table-cell>
          <table:table-cell/>
          <table:table-cell office:value-type="string">
            <text:p>Let's see, I could sing him a lullaby.</text:p>
          </table:table-cell>
          <table:table-cell table:style-name="ce18" office:value-type="string">
            <text:p>Voyons, je pourrais peut-être lui chanter une berceuse.</text:p>
          </table:table-cell>
          <table:table-cell table:number-columns-repeated="1020"/>
        </table:table-row>
        <table:table-row table:style-name="ro3">
          <table:table-cell office:value-type="string">
            <text:p>giardino</text:p>
          </table:table-cell>
          <table:table-cell office:value-type="string">
            <text:p>turbina</text:p>
          </table:table-cell>
          <table:table-cell office:value-type="string">
            <text:p>Lullaby, lullaby, ooh, who will I give this baby to?</text:p>
          </table:table-cell>
          <table:table-cell table:style-name="ce18" office:value-type="string">
            <text:p>Mystère, mystère, oooh, à qui vais-je donner cette bière ?</text:p>
          </table:table-cell>
          <table:table-cell table:number-columns-repeated="1020"/>
        </table:table-row>
        <table:table-row table:style-name="ro3">
          <table:table-cell office:value-type="string">
            <text:p>giardino</text:p>
          </table:table-cell>
          <table:table-cell office:value-type="string">
            <text:p>turbina</text:p>
          </table:table-cell>
          <table:table-cell office:value-type="string">
            <text:p>My job here is done.</text:p>
          </table:table-cell>
          <table:table-cell table:style-name="ce18" office:value-type="string">
            <text:p>Mon travail ici est terminé.</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giardino</text:p>
          </table:table-cell>
          <table:table-cell office:value-type="string">
            <text:p>cassetta delle lettere</text:p>
          </table:table-cell>
          <table:table-cell office:value-type="string">
            <text:p>He doesn't exactly seem like a smart guy.</text:p>
          </table:table-cell>
          <table:table-cell table:style-name="ce18" office:value-type="string">
            <text:p>Il n'a pas l'air très intelligent.</text:p>
          </table:table-cell>
          <table:table-cell table:number-columns-repeated="1020"/>
        </table:table-row>
        <table:table-row table:style-name="ro3">
          <table:table-cell office:value-type="string">
            <text:p>giardino</text:p>
          </table:table-cell>
          <table:table-cell/>
          <table:table-cell office:value-type="string">
            <text:p>Hey fle, dontt mak mi angry or I'll bett you up and mak you regrett been borne.</text:p>
          </table:table-cell>
          <table:table-cell table:style-name="ce18" office:value-type="string">
            <text:p>Hey toi, ne me mé pas en colaire ou je vé te fair regretter d'ête né.</text:p>
          </table:table-cell>
          <table:table-cell table:number-columns-repeated="1020"/>
        </table:table-row>
        <table:table-row table:style-name="ro3">
          <table:table-cell office:value-type="string">
            <text:p>giardino</text:p>
          </table:table-cell>
          <table:table-cell office:value-type="string">
            <text:p>cassetta delle lettere</text:p>
          </table:table-cell>
          <table:table-cell office:value-type="string">
            <text:p>Bullying tendecies and a clear deficiency in basic language skills.</text:p>
          </table:table-cell>
          <table:table-cell table:style-name="ce18" office:value-type="string">
            <text:p>Tendances à l'intimidation et manque évident de compétences linguistiques.</text:p>
          </table:table-cell>
          <table:table-cell table:number-columns-repeated="1020"/>
        </table:table-row>
        <table:table-row table:style-name="ro3">
          <table:table-cell office:value-type="string">
            <text:p>giardino</text:p>
          </table:table-cell>
          <table:table-cell/>
          <table:table-cell office:value-type="string">
            <text:p>Another point for Skinny.</text:p>
          </table:table-cell>
          <table:table-cell table:style-name="ce18" office:value-type="string">
            <text:p>Un autre point pour Skinny.</text:p>
          </table:table-cell>
          <table:table-cell table:number-columns-repeated="1020"/>
        </table:table-row>
        <table:table-row table:style-name="ro1">
          <table:table-cell/>
          <table:table-cell office:value-type="string">
            <text:p>cassetta delle lettere</text:p>
          </table:table-cell>
          <table:table-cell/>
          <table:table-cell table:style-name="ce18"/>
          <table:table-cell table:number-columns-repeated="1020"/>
        </table:table-row>
        <table:table-row table:style-name="ro3">
          <table:table-cell office:value-type="string">
            <text:p>giardino</text:p>
          </table:table-cell>
          <table:table-cell office:value-type="string">
            <text:p>cassetta delle lettere</text:p>
          </table:table-cell>
          <table:table-cell office:value-type="string">
            <text:p>Wat do you want?</text:p>
          </table:table-cell>
          <table:table-cell table:style-name="ce18" office:value-type="string">
            <text:p>Que voulé-vous ?</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giardino</text:p>
          </table:table-cell>
          <table:table-cell office:value-type="string">
            <text:p>aquilone</text:p>
          </table:table-cell>
          <table:table-cell office:value-type="string">
            <text:p>Guess someone will need some property renovations.</text:p>
          </table:table-cell>
          <table:table-cell table:style-name="ce18" office:value-type="string">
            <text:p>On dirait que quelqu'un va avoir besoin de faire des travaux.</text:p>
          </table:table-cell>
          <table:table-cell table:number-columns-repeated="1020"/>
        </table:table-row>
        <table:table-row table:style-name="ro3">
          <table:table-cell office:value-type="string">
            <text:p>giardino</text:p>
          </table:table-cell>
          <table:table-cell/>
          <table:table-cell office:value-type="string">
            <text:p>If there's... anyone alive.</text:p>
          </table:table-cell>
          <table:table-cell table:style-name="ce18" office:value-type="string">
            <text:p>S'il reste quelqu'un de vivant...</text:p>
          </table:table-cell>
          <table:table-cell table:number-columns-repeated="1020"/>
        </table:table-row>
        <table:table-row table:style-name="ro1">
          <table:table-cell/>
          <table:table-cell office:value-type="string">
            <text:p>aquilone</text:p>
          </table:table-cell>
          <table:table-cell/>
          <table:table-cell table:style-name="ce18"/>
          <table:table-cell table:number-columns-repeated="1020"/>
        </table:table-row>
        <table:table-row table:style-name="ro3">
          <table:table-cell office:value-type="string">
            <text:p>giardino</text:p>
          </table:table-cell>
          <table:table-cell/>
          <table:table-cell office:value-type="string">
            <text:p>One thing's for sure, someone used it the wrong way.</text:p>
          </table:table-cell>
          <table:table-cell table:style-name="ce18" office:value-type="string">
            <text:p>Une chose est sûre, quelqu'un l'a très mal utilisée.</text:p>
          </table:table-cell>
          <table:table-cell table:number-columns-repeated="1020"/>
        </table:table-row>
        <table:table-row table:style-name="ro1">
          <table:table-cell/>
          <table:table-cell office:value-type="string">
            <text:p>aquilone</text:p>
          </table:table-cell>
          <table:table-cell/>
          <table:table-cell table:style-name="ce18"/>
          <table:table-cell table:number-columns-repeated="1020"/>
        </table:table-row>
        <table:table-row table:style-name="ro3">
          <table:table-cell office:value-type="string">
            <text:p>giardino</text:p>
          </table:table-cell>
          <table:table-cell/>
          <table:table-cell office:value-type="string">
            <text:p>And yet, Edna called it...</text:p>
          </table:table-cell>
          <table:table-cell table:style-name="ce18" office:value-type="string">
            <text:p>Et pourtant, Edna Mode l'avait bien dit...</text:p>
          </table:table-cell>
          <table:table-cell table:number-columns-repeated="1020"/>
        </table:table-row>
        <table:table-row table:style-name="ro3">
          <table:table-cell office:value-type="string">
            <text:p>giardino</text:p>
          </table:table-cell>
          <table:table-cell office:value-type="string">
            <text:p>barattolo di vernice</text:p>
          </table:table-cell>
          <table:table-cell office:value-type="string">
            <text:p>'No capes!'</text:p>
          </table:table-cell>
          <table:table-cell table:style-name="ce18" office:value-type="string">
            <text:p>'Pas de cape !'</text:p>
          </table:table-cell>
          <table:table-cell table:number-columns-repeated="1020"/>
        </table:table-row>
        <table:table-row table:style-name="ro1">
          <table:table-cell/>
          <table:table-cell office:value-type="string">
            <text:p>barattolo di vernice</text:p>
          </table:table-cell>
          <table:table-cell/>
          <table:table-cell table:style-name="ce18"/>
          <table:table-cell table:number-columns-repeated="1020"/>
        </table:table-row>
        <table:table-row table:style-name="ro3">
          <table:table-cell office:value-type="string">
            <text:p>giardino</text:p>
          </table:table-cell>
          <table:table-cell/>
          <table:table-cell office:value-type="string">
            <text:p>Maybe you might want to get the mail, from time to time.</text:p>
          </table:table-cell>
          <table:table-cell table:style-name="ce18" office:value-type="string">
            <text:p>Ce serait bien de venir prendre le courrier de temps en temps.</text:p>
          </table:table-cell>
          <table:table-cell table:number-columns-repeated="1020"/>
        </table:table-row>
        <table:table-row table:style-name="ro1">
          <table:table-cell/>
          <table:table-cell office:value-type="string">
            <text:p>barattolo di vernice</text:p>
          </table:table-cell>
          <table:table-cell/>
          <table:table-cell table:style-name="ce18"/>
          <table:table-cell table:number-columns-repeated="1020"/>
        </table:table-row>
        <table:table-row table:style-name="ro3">
          <table:table-cell office:value-type="string">
            <text:p>giardino</text:p>
          </table:table-cell>
          <table:table-cell office:value-type="string">
            <text:p>barattolo di vernice</text:p>
          </table:table-cell>
          <table:table-cell office:value-type="string">
            <text:p>The next one could be a bill. Better stop right there.</text:p>
          </table:table-cell>
          <table:table-cell table:style-name="ce18" office:value-type="string">
            <text:p>La prochaine pourrait être une facture. Mieux vaut s'arrêter là.</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giardino</text:p>
          </table:table-cell>
          <table:table-cell office:value-type="string">
            <text:p>barattolo di vernice</text:p>
          </table:table-cell>
          <table:table-cell office:value-type="string">
            <text:p>I don't have to send any letters.</text:p>
          </table:table-cell>
          <table:table-cell table:style-name="ce18" office:value-type="string">
            <text:p>Je n'ai pas de lettres à envoyer.</text:p>
          </table:table-cell>
          <table:table-cell table:number-columns-repeated="1020"/>
        </table:table-row>
        <table:table-row table:style-name="ro5">
          <table:table-cell office:value-type="string">
            <text:p>giardino</text:p>
          </table:table-cell>
          <table:table-cell/>
          <table:table-cell office:value-type="string">
            <text:p>After all, it's not like I've had much of a social life in the past five years.</text:p>
          </table:table-cell>
          <table:table-cell table:style-name="ce18" office:value-type="string">
            <text:p>Après tout, ce n'est pas comme si j'avais eu une vie sociale hyper active ces cinq dernières années.</text:p>
          </table:table-cell>
          <table:table-cell table:number-columns-repeated="1020"/>
        </table:table-row>
        <table:table-row table:style-name="ro1">
          <table:table-cell/>
          <table:table-cell office:value-type="string">
            <text:p>pittore</text:p>
          </table:table-cell>
          <table:table-cell/>
          <table:table-cell table:style-name="ce18"/>
          <table:table-cell table:number-columns-repeated="1020"/>
        </table:table-row>
        <table:table-row table:style-name="ro3">
          <table:table-cell office:value-type="string">
            <text:p>grotta</text:p>
          </table:table-cell>
          <table:table-cell/>
          <table:table-cell office:value-type="string">
            <text:p>Your usual Charlie Brown.</text:p>
          </table:table-cell>
          <table:table-cell table:style-name="ce18" office:value-type="string">
            <text:p>Comme d'hab Charlie Brown.</text:p>
          </table:table-cell>
          <table:table-cell table:number-columns-repeated="1020"/>
        </table:table-row>
        <table:table-row table:style-name="ro1">
          <table:table-cell/>
          <table:table-cell office:value-type="string">
            <text:p>pittore</text:p>
          </table:table-cell>
          <table:table-cell/>
          <table:table-cell table:style-name="ce18"/>
          <table:table-cell table:number-columns-repeated="1020"/>
        </table:table-row>
        <table:table-row table:style-name="ro3">
          <table:table-cell office:value-type="string">
            <text:p>grotta</text:p>
          </table:table-cell>
          <table:table-cell office:value-type="string">
            <text:p>pittore</text:p>
          </table:table-cell>
          <table:table-cell office:value-type="string">
            <text:p>Can't you see it's stuck in the thorns?</text:p>
          </table:table-cell>
          <table:table-cell table:style-name="ce18" office:value-type="string">
            <text:p>Ne vois-tu pas qu'il est coincé dans les ronces ?</text:p>
          </table:table-cell>
          <table:table-cell table:number-columns-repeated="1020"/>
        </table:table-row>
        <table:table-row table:style-name="ro1">
          <table:table-cell/>
          <table:table-cell office:value-type="string">
            <text:p>pittore</text:p>
          </table:table-cell>
          <table:table-cell/>
          <table:table-cell table:style-name="ce18"/>
          <table:table-cell table:number-columns-repeated="1020"/>
        </table:table-row>
        <table:table-row table:style-name="ro5">
          <table:table-cell office:value-type="string">
            <text:p>grotta</text:p>
          </table:table-cell>
          <table:table-cell office:value-type="string">
            <text:p>pittore</text:p>
          </table:table-cell>
          <table:table-cell office:value-type="string">
            <text:p>Knowing Benjamin Franklin is watching me from up there with utter contempt is too intimidating.</text:p>
          </table:table-cell>
          <table:table-cell table:style-name="ce18" office:value-type="string">
            <text:p>Savoir que Benjamin Franklin est en train de me regarder de là-haut avec un total mépris est vraiment trop intimidant.</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grotta</text:p>
          </table:table-cell>
          <table:table-cell office:value-type="string">
            <text:p>diavoletto</text:p>
          </table:table-cell>
          <table:table-cell office:value-type="string">
            <text:p>Can't you read? It's a white paint can.</text:p>
          </table:table-cell>
          <table:table-cell table:style-name="ce18" office:value-type="string">
            <text:p>Tu ne sais pas lire ? C'est un pot de peinture blanche.</text:p>
          </table:table-cell>
          <table:table-cell table:number-columns-repeated="1020"/>
        </table:table-row>
        <table:table-row table:style-name="ro3">
          <table:table-cell office:value-type="string">
            <text:p>grotta</text:p>
          </table:table-cell>
          <table:table-cell/>
          <table:table-cell office:value-type="string">
            <text:p>It's green paint, ok?</text:p>
          </table:table-cell>
          <table:table-cell table:style-name="ce18" office:value-type="string">
            <text:p>C'est de la peinture verte, ok ?</text:p>
          </table:table-cell>
          <table:table-cell table:number-columns-repeated="1020"/>
        </table:table-row>
        <table:table-row table:style-name="ro1">
          <table:table-cell/>
          <table:table-cell office:value-type="string">
            <text:p>navicella aliena</text:p>
          </table:table-cell>
          <table:table-cell/>
          <table:table-cell table:style-name="ce18"/>
          <table:table-cell table:number-columns-repeated="1020"/>
        </table:table-row>
        <table:table-row table:style-name="ro3">
          <table:table-cell office:value-type="string">
            <text:p>grotta</text:p>
          </table:table-cell>
          <table:table-cell/>
          <table:table-cell office:value-type="string">
            <text:p>I obviously can't take that away from him.</text:p>
          </table:table-cell>
          <table:table-cell table:style-name="ce18" office:value-type="string">
            <text:p>Je ne peux quand même pas lui enlever ça.</text:p>
          </table:table-cell>
          <table:table-cell table:number-columns-repeated="1020"/>
        </table:table-row>
        <table:table-row table:style-name="ro3">
          <table:table-cell office:value-type="string">
            <text:p>grotta</text:p>
          </table:table-cell>
          <table:table-cell office:value-type="string">
            <text:p>navicella aliena</text:p>
          </table:table-cell>
          <table:table-cell office:value-type="string">
            <text:p>I forgot to specify that I wouldn't have picked it in any case.</text:p>
          </table:table-cell>
          <table:table-cell table:style-name="ce18" office:value-type="string">
            <text:p>J'ai oublié de préciser que je ne l'aurais pas pris de toute façon.</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5">
          <table:table-cell office:value-type="string">
            <text:p>grotta</text:p>
          </table:table-cell>
          <table:table-cell office:value-type="string">
            <text:p>navicella aliena</text:p>
          </table:table-cell>
          <table:table-cell office:value-type="string">
            <text:p>Even if I'm now dead, I still don't feel it would be wise to stain my criminal record.</text:p>
          </table:table-cell>
          <table:table-cell table:style-name="ce18" office:value-type="string">
            <text:p>Même si je suis mort, je pense qu'il ne serait pas raisonnable de tacher mon casier judiciaire.</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grotta</text:p>
          </table:table-cell>
          <table:table-cell office:value-type="string">
            <text:p>navicella aliena</text:p>
          </table:table-cell>
          <table:table-cell office:value-type="string">
            <text:p>I can't even imagine how his back came to be in that state.</text:p>
          </table:table-cell>
          <table:table-cell table:style-name="ce18" office:value-type="string">
            <text:p>Je n'ose imaginer ce qui a pu arriver à son dos pour qu'il soit dans cet état.</text:p>
          </table:table-cell>
          <table:table-cell table:number-columns-repeated="1020"/>
        </table:table-row>
        <table:table-row table:style-name="ro1">
          <table:table-cell/>
          <table:table-cell office:value-type="string">
            <text:p>navicella aliena</text:p>
          </table:table-cell>
          <table:table-cell/>
          <table:table-cell table:style-name="ce18"/>
          <table:table-cell table:number-columns-repeated="1020"/>
        </table:table-row>
        <table:table-row table:style-name="ro3">
          <table:table-cell office:value-type="string">
            <text:p>grotta</text:p>
          </table:table-cell>
          <table:table-cell/>
          <table:table-cell office:value-type="string">
            <text:p>Can I bother you for a second?</text:p>
          </table:table-cell>
          <table:table-cell table:style-name="ce18" office:value-type="string">
            <text:p>Puis-je vous déranger une seconde ?</text:p>
          </table:table-cell>
          <table:table-cell table:number-columns-repeated="1020"/>
        </table:table-row>
        <table:table-row table:style-name="ro3">
          <table:table-cell office:value-type="string">
            <text:p>grotta</text:p>
          </table:table-cell>
          <table:table-cell office:value-type="string">
            <text:p>dischetto</text:p>
          </table:table-cell>
          <table:table-cell office:value-type="string">
            <text:p>I'd like to talk to you of Our Lord Cthulhu.</text:p>
          </table:table-cell>
          <table:table-cell table:style-name="ce18" office:value-type="string">
            <text:p>Je voudrais vous parler de Notre Seigneur Cthulhu.</text:p>
          </table:table-cell>
          <table:table-cell table:number-columns-repeated="1020"/>
        </table:table-row>
        <table:table-row table:style-name="ro3">
          <table:table-cell office:value-type="string">
            <text:p>grotta</text:p>
          </table:table-cell>
          <table:table-cell/>
          <table:table-cell office:value-type="string">
            <text:p>...</text:p>
          </table:table-cell>
          <table:table-cell table:style-name="ce18" office:value-type="string">
            <text:p>...</text:p>
          </table:table-cell>
          <table:table-cell table:number-columns-repeated="1020"/>
        </table:table-row>
        <table:table-row table:style-name="ro3">
          <table:table-cell office:value-type="string">
            <text:p>grotta</text:p>
          </table:table-cell>
          <table:table-cell office:value-type="string">
            <text:p>dischetto</text:p>
          </table:table-cell>
          <table:table-cell office:value-type="string">
            <text:p>He can't hear you.</text:p>
          </table:table-cell>
          <table:table-cell table:style-name="ce18" office:value-type="string">
            <text:p>Il ne peut pas vous entendre.</text:p>
          </table:table-cell>
          <table:table-cell table:number-columns-repeated="1020"/>
        </table:table-row>
        <table:table-row table:style-name="ro1">
          <table:table-cell/>
          <table:table-cell office:value-type="string">
            <text:p>dischetto</text:p>
          </table:table-cell>
          <table:table-cell/>
          <table:table-cell table:style-name="ce18"/>
          <table:table-cell table:number-columns-repeated="1020"/>
        </table:table-row>
        <table:table-row table:style-name="ro3">
          <table:table-cell office:value-type="string">
            <text:p>grotta</text:p>
          </table:table-cell>
          <table:table-cell/>
          <table:table-cell office:value-type="string">
            <text:p>I'm noticing a suspicious resemblance.</text:p>
          </table:table-cell>
          <table:table-cell table:style-name="ce18" office:value-type="string">
            <text:p>Je remarque une ressemblance suspecte.</text:p>
          </table:table-cell>
          <table:table-cell table:number-columns-repeated="1020"/>
        </table:table-row>
        <table:table-row table:style-name="ro1">
          <table:table-cell/>
          <table:table-cell office:value-type="string">
            <text:p>dischetto</text:p>
          </table:table-cell>
          <table:table-cell/>
          <table:table-cell table:style-name="ce18"/>
          <table:table-cell table:number-columns-repeated="1020"/>
        </table:table-row>
        <table:table-row table:style-name="ro3">
          <table:table-cell office:value-type="string">
            <text:p>grotta</text:p>
          </table:table-cell>
          <table:table-cell/>
          <table:table-cell office:value-type="string">
            <text:p>Finally, some REALLY intelligent life forms.</text:p>
          </table:table-cell>
          <table:table-cell table:style-name="ce18" office:value-type="string">
            <text:p>Enfin, une forme de vie intelligente.</text:p>
          </table:table-cell>
          <table:table-cell table:number-columns-repeated="1020"/>
        </table:table-row>
        <table:table-row table:style-name="ro1">
          <table:table-cell/>
          <table:table-cell office:value-type="string">
            <text:p>bastone</text:p>
          </table:table-cell>
          <table:table-cell/>
          <table:table-cell table:style-name="ce18"/>
          <table:table-cell table:number-columns-repeated="1020"/>
        </table:table-row>
        <table:table-row table:style-name="ro5">
          <table:table-cell office:value-type="string">
            <text:p>grotta</text:p>
          </table:table-cell>
          <table:table-cell/>
          <table:table-cell office:value-type="string">
            <text:p>This reminds me of the famous 1947 accident, but I'm not a US government agent.</text:p>
          </table:table-cell>
          <table:table-cell table:style-name="ce18" office:value-type="string">
            <text:p>Cela me rappelle le fameux accident de 1947, mais je ne suis pas un agent du gouvernement américain.</text:p>
          </table:table-cell>
          <table:table-cell table:number-columns-repeated="1020"/>
        </table:table-row>
        <table:table-row table:style-name="ro1">
          <table:table-cell/>
          <table:table-cell office:value-type="string">
            <text:p>bastone</text:p>
          </table:table-cell>
          <table:table-cell/>
          <table:table-cell table:style-name="ce18"/>
          <table:table-cell table:number-columns-repeated="1020"/>
        </table:table-row>
        <table:table-row table:style-name="ro3">
          <table:table-cell office:value-type="string">
            <text:p>grotta</text:p>
          </table:table-cell>
          <table:table-cell/>
          <table:table-cell office:value-type="string">
            <text:p>I wouldn't really know where to start. Better avoid problems.</text:p>
          </table:table-cell>
          <table:table-cell table:style-name="ce18" office:value-type="string">
            <text:p>Je ne saurais vraiment pas par où commencer. Mieux vaut éviter les problèmes.</text:p>
          </table:table-cell>
          <table:table-cell table:number-columns-repeated="1020"/>
        </table:table-row>
        <table:table-row table:style-name="ro1">
          <table:table-cell/>
          <table:table-cell office:value-type="string">
            <text:p>bastone</text:p>
          </table:table-cell>
          <table:table-cell/>
          <table:table-cell table:style-name="ce18"/>
          <table:table-cell table:number-columns-repeated="1020"/>
        </table:table-row>
        <table:table-row table:style-name="ro3">
          <table:table-cell office:value-type="string">
            <text:p>grotta</text:p>
          </table:table-cell>
          <table:table-cell/>
          <table:table-cell office:value-type="string">
            <text:p>FBI, officer Skinny.</text:p>
          </table:table-cell>
          <table:table-cell table:style-name="ce18" office:value-type="string">
            <text:p>FBI, officier Skinny.</text:p>
          </table:table-cell>
          <table:table-cell table:number-columns-repeated="1020"/>
        </table:table-row>
        <table:table-row table:style-name="ro3">
          <table:table-cell office:value-type="string">
            <text:p>grotta</text:p>
          </table:table-cell>
          <table:table-cell office:value-type="string">
            <text:p>bastone</text:p>
          </table:table-cell>
          <table:table-cell office:value-type="string">
            <text:p>Walter Skinny.</text:p>
          </table:table-cell>
          <table:table-cell table:style-name="ce18" office:value-type="string">
            <text:p>Walter Skinny.</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grotta</text:p>
          </table:table-cell>
          <table:table-cell office:value-type="string">
            <text:p>script_iniziale</text:p>
          </table:table-cell>
          <table:table-cell office:value-type="string">
            <text:p>It would seem to be a metallic disk, stuck in the rock.</text:p>
          </table:table-cell>
          <table:table-cell table:style-name="ce18" office:value-type="string">
            <text:p>On dirait un disque métallique coincé dans la roche.</text:p>
          </table:table-cell>
          <table:table-cell table:number-columns-repeated="1020"/>
        </table:table-row>
        <table:table-row table:style-name="ro1">
          <table:table-cell/>
          <table:table-cell office:value-type="string">
            <text:p>script_iniziale</text:p>
          </table:table-cell>
          <table:table-cell/>
          <table:table-cell table:style-name="ce18"/>
          <table:table-cell table:number-columns-repeated="1020"/>
        </table:table-row>
        <table:table-row table:style-name="ro3">
          <table:table-cell office:value-type="string">
            <text:p>grotta</text:p>
          </table:table-cell>
          <table:table-cell office:value-type="string">
            <text:p>script_iniziale</text:p>
          </table:table-cell>
          <table:table-cell office:value-type="string">
            <text:p>I... I really don't know what to say.</text:p>
          </table:table-cell>
          <table:table-cell table:style-name="ce18" office:value-type="string">
            <text:p>Je... je ne sais vraiment pas quoi dire.</text:p>
          </table:table-cell>
          <table:table-cell table:number-columns-repeated="1020"/>
        </table:table-row>
        <table:table-row table:style-name="ro3">
          <table:table-cell office:value-type="string">
            <text:p>grotta</text:p>
          </table:table-cell>
          <table:table-cell office:value-type="string">
            <text:p>script_iniziale</text:p>
          </table:table-cell>
          <table:table-cell office:value-type="string">
            <text:p>It's a child's dream coming true.</text:p>
          </table:table-cell>
          <table:table-cell table:style-name="ce18" office:value-type="string">
            <text:p>C'est un rêve d'enfant qui se réalise.</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grotta</text:p>
          </table:table-cell>
          <table:table-cell office:value-type="string">
            <text:p>marlin</text:p>
          </table:table-cell>
          <table:table-cell office:value-type="string">
            <text:p>Excalibur, is it you?</text:p>
          </table:table-cell>
          <table:table-cell table:style-name="ce18" office:value-type="string">
            <text:p>Excalibur, c'est toi ?</text:p>
          </table:table-cell>
          <table:table-cell table:number-columns-repeated="1020"/>
        </table:table-row>
        <table:table-row table:style-name="ro3">
          <table:table-cell/>
          <table:table-cell office:value-type="string">
            <text:p>marlin</text:p>
          </table:table-cell>
          <table:table-cell/>
          <table:table-cell table:style-name="ce18"/>
          <table:table-cell table:number-columns-repeated="1020"/>
        </table:table-row>
        <table:table-row table:style-name="ro3">
          <table:table-cell office:value-type="string">
            <text:p>grotta</text:p>
          </table:table-cell>
          <table:table-cell/>
          <table:table-cell office:value-type="string">
            <text:p>If that is meant to be the Red Sea, someone must have hugely exaggerated the storytelling.</text:p>
          </table:table-cell>
          <table:table-cell table:style-name="ce18" office:value-type="string">
            <text:p>Si c'est supposé être la mer Rouge, quelqu'un a vraiment exagéré l'histoire.</text:p>
          </table:table-cell>
          <table:table-cell table:number-columns-repeated="1020"/>
        </table:table-row>
        <table:table-row table:style-name="ro3">
          <table:table-cell/>
          <table:table-cell office:value-type="string">
            <text:p>marlin</text:p>
          </table:table-cell>
          <table:table-cell/>
          <table:table-cell table:style-name="ce18"/>
          <table:table-cell table:number-columns-repeated="1020"/>
        </table:table-row>
        <table:table-row table:style-name="ro3">
          <table:table-cell office:value-type="string">
            <text:p>grotta</text:p>
          </table:table-cell>
          <table:table-cell office:value-type="string">
            <text:p>marlin</text:p>
          </table:table-cell>
          <table:table-cell office:value-type="string">
            <text:p>I prefer not to risk finding a snake under my sweater.</text:p>
          </table:table-cell>
          <table:table-cell table:style-name="ce18" office:value-type="string">
            <text:p>Je préfère ne pas risquer de trouver un serpent sous mon sweat.</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grotta</text:p>
          </table:table-cell>
          <table:table-cell office:value-type="string">
            <text:p>marlin</text:p>
          </table:table-cell>
          <table:table-cell office:value-type="string">
            <text:p>It's surely more fun to do it with tomato soup.</text:p>
          </table:table-cell>
          <table:table-cell table:style-name="ce18" office:value-type="string">
            <text:p>C'est sûrement plus amusant de faire ça avec de la soupe de tomates.</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grotta</text:p>
          </table:table-cell>
          <table:table-cell office:value-type="string">
            <text:p>marlin</text:p>
          </table:table-cell>
          <table:table-cell office:value-type="string">
            <text:p>It may even be prophetic, but now you're really going too far.</text:p>
          </table:table-cell>
          <table:table-cell table:style-name="ce18" office:value-type="string">
            <text:p>Il pourrait être sacré, tu vas vraiment trop loin.</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ingresso</text:p>
          </table:table-cell>
          <table:table-cell office:value-type="string">
            <text:p>prugna gigante</text:p>
          </table:table-cell>
          <table:table-cell office:value-type="string">
            <text:p>Isn't it a bit late? Have you checked the time?</text:p>
          </table:table-cell>
          <table:table-cell table:style-name="ce18" office:value-type="string">
            <text:p>Il n'est pas un peu en tard ? As-tu vérifié l'heure ?</text:p>
          </table:table-cell>
          <table:table-cell table:number-columns-repeated="1020"/>
        </table:table-row>
        <table:table-row table:style-name="ro3">
          <table:table-cell office:value-type="string">
            <text:p>ingresso</text:p>
          </table:table-cell>
          <table:table-cell office:value-type="string">
            <text:p>prugna gigante</text:p>
          </table:table-cell>
          <table:table-cell office:value-type="string">
            <text:p>Yeah, from that clock, boss. You can relax.</text:p>
          </table:table-cell>
          <table:table-cell table:style-name="ce18" office:value-type="string">
            <text:p>Ouais, sur cette horloge, patron. Vous pouvez vous détendre.</text:p>
          </table:table-cell>
          <table:table-cell table:number-columns-repeated="1020"/>
        </table:table-row>
        <table:table-row table:style-name="ro3">
          <table:table-cell office:value-type="string">
            <text:p>ingresso</text:p>
          </table:table-cell>
          <table:table-cell/>
          <table:table-cell office:value-type="string">
            <text:p>I like lunch breaks.</text:p>
          </table:table-cell>
          <table:table-cell table:style-name="ce18" office:value-type="string">
            <text:p>J'adore les pauses déjeuner.</text:p>
          </table:table-cell>
          <table:table-cell table:number-columns-repeated="1020"/>
        </table:table-row>
        <table:table-row table:style-name="ro3">
          <table:table-cell office:value-type="string">
            <text:p>ingresso</text:p>
          </table:table-cell>
          <table:table-cell office:value-type="string">
            <text:p>prugna gigante</text:p>
          </table:table-cell>
          <table:table-cell office:value-type="string">
            <text:p>Too bad that pendulum has been stuck for years.</text:p>
          </table:table-cell>
          <table:table-cell table:style-name="ce18" office:value-type="string">
            <text:p>Dommage que la pendule soit bloquée depuis des années.</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5">
          <table:table-cell office:value-type="string">
            <text:p>ingresso</text:p>
          </table:table-cell>
          <table:table-cell office:value-type="string">
            <text:p>prugna gigante</text:p>
          </table:table-cell>
          <table:table-cell office:value-type="string">
            <text:p>The trophy of a fishing trip, an unequal contest won with firecrackers and nail guns.</text:p>
          </table:table-cell>
          <table:table-cell table:style-name="ce18" office:value-type="string">
            <text:p>Le trophée d'un voyage de pêche, un combat inégal gagné avec des pétards et des pistolets à clous.</text:p>
          </table:table-cell>
          <table:table-cell table:number-columns-repeated="1020"/>
        </table:table-row>
        <table:table-row table:style-name="ro3">
          <table:table-cell office:value-type="string">
            <text:p>ingresso</text:p>
          </table:table-cell>
          <table:table-cell/>
          <table:table-cell office:value-type="string">
            <text:p>Undoubtedly this is the manliest thing Ronald's father has ever done.</text:p>
          </table:table-cell>
          <table:table-cell table:style-name="ce18" office:value-type="string">
            <text:p>C'est sans doute la chose la plus virile que le père de Ronald n'ait jamais faite.</text:p>
          </table:table-cell>
          <table:table-cell table:number-columns-repeated="1020"/>
        </table:table-row>
        <table:table-row table:style-name="ro1">
          <table:table-cell/>
          <table:table-cell office:value-type="string">
            <text:p>prugna gigante</text:p>
          </table:table-cell>
          <table:table-cell/>
          <table:table-cell table:style-name="ce18"/>
          <table:table-cell table:number-columns-repeated="1020"/>
        </table:table-row>
        <table:table-row table:style-name="ro3">
          <table:table-cell office:value-type="string">
            <text:p>ingresso</text:p>
          </table:table-cell>
          <table:table-cell/>
          <table:table-cell office:value-type="string">
            <text:p>Don't deprive Ronald's father of this little happy memory.</text:p>
          </table:table-cell>
          <table:table-cell table:style-name="ce18" office:value-type="string">
            <text:p>Ne prive pas le père de Ronald de cet heureux souvenir.</text:p>
          </table:table-cell>
          <table:table-cell table:number-columns-repeated="1020"/>
        </table:table-row>
        <table:table-row table:style-name="ro3">
          <table:table-cell office:value-type="string">
            <text:p>ingresso</text:p>
          </table:table-cell>
          <table:table-cell office:value-type="string">
            <text:p>scatoloni/nasconditi qui</text:p>
          </table:table-cell>
          <table:table-cell office:value-type="string">
            <text:p>He already has to put up with his wife every single day.</text:p>
          </table:table-cell>
          <table:table-cell table:style-name="ce18" office:value-type="string">
            <text:p>Il doit déjà supporter sa femme tous les jours.</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ingresso</text:p>
          </table:table-cell>
          <table:table-cell office:value-type="string">
            <text:p>scatoloni/nasconditi qui</text:p>
          </table:table-cell>
          <table:table-cell office:value-type="string">
            <text:p>Better not rub it in.</text:p>
          </table:table-cell>
          <table:table-cell table:style-name="ce18" office:value-type="string">
            <text:p>Mieux vaut ne pas le frotter.</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ingresso</text:p>
          </table:table-cell>
          <table:table-cell office:value-type="string">
            <text:p>scatoloni/nasconditi qui</text:p>
          </table:table-cell>
          <table:table-cell office:value-type="string">
            <text:p>I'm sure if he could talk, there'd be a whole lot of swearing.</text:p>
          </table:table-cell>
          <table:table-cell table:style-name="ce18" office:value-type="string">
            <text:p>Je suis sûr que s'il pouvait parler, on entendrait beaucoup de jurons.</text:p>
          </table:table-cell>
          <table:table-cell table:number-columns-repeated="1020"/>
        </table:table-row>
        <table:table-row table:style-name="ro1">
          <table:table-cell/>
          <table:table-cell office:value-type="string">
            <text:p>scatoloni/nasconditi qui</text:p>
          </table:table-cell>
          <table:table-cell/>
          <table:table-cell table:style-name="ce18"/>
          <table:table-cell table:number-columns-repeated="1020"/>
        </table:table-row>
        <table:table-row table:style-name="ro3">
          <table:table-cell office:value-type="string">
            <text:p>ingresso</text:p>
          </table:table-cell>
          <table:table-cell/>
          <table:table-cell office:value-type="string">
            <text:p>Are you familiar with Superman and kryptonite?</text:p>
          </table:table-cell>
          <table:table-cell table:style-name="ce18" office:value-type="string">
            <text:p>Superman et la kryptonite, ça te parle ?</text:p>
          </table:table-cell>
          <table:table-cell table:number-columns-repeated="1020"/>
        </table:table-row>
        <table:table-row table:style-name="ro3">
          <table:table-cell office:value-type="string">
            <text:p>ingresso</text:p>
          </table:table-cell>
          <table:table-cell office:value-type="string">
            <text:p>quadrante/sposta lancette</text:p>
          </table:table-cell>
          <table:table-cell office:value-type="string">
            <text:p>Right, that's nothing compared to my allergic anaphylactic shock.</text:p>
          </table:table-cell>
          <table:table-cell table:style-name="ce18" office:value-type="string">
            <text:p>Eh bien, ce n'est rien comparé à mon choc anaphylactique.</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ingresso</text:p>
          </table:table-cell>
          <table:table-cell office:value-type="string">
            <text:p>moai</text:p>
          </table:table-cell>
          <table:table-cell office:value-type="string">
            <text:p>This is a request you'll have to put forward to my lawyer.</text:p>
          </table:table-cell>
          <table:table-cell table:style-name="ce18" office:value-type="string">
            <text:p>C'est une demande que tu devras présenter à mon avocat.</text:p>
          </table:table-cell>
          <table:table-cell table:number-columns-repeated="1020"/>
        </table:table-row>
        <table:table-row table:style-name="ro3">
          <table:table-cell/>
          <table:table-cell office:value-type="string">
            <text:p>moai</text:p>
          </table:table-cell>
          <table:table-cell/>
          <table:table-cell table:style-name="ce18"/>
          <table:table-cell table:number-columns-repeated="1020"/>
        </table:table-row>
        <table:table-row table:style-name="ro3">
          <table:table-cell office:value-type="string">
            <text:p>ingresso</text:p>
          </table:table-cell>
          <table:table-cell/>
          <table:table-cell office:value-type="string">
            <text:p>I've done more than enough with the plums, thank you.</text:p>
          </table:table-cell>
          <table:table-cell table:style-name="ce18" office:value-type="string">
            <text:p>J'ai assez donné avec les prunes, merci.</text:p>
          </table:table-cell>
          <table:table-cell table:number-columns-repeated="1020"/>
        </table:table-row>
        <table:table-row table:style-name="ro3">
          <table:table-cell/>
          <table:table-cell office:value-type="string">
            <text:p>moai</text:p>
          </table:table-cell>
          <table:table-cell/>
          <table:table-cell table:style-name="ce18"/>
          <table:table-cell table:number-columns-repeated="1020"/>
        </table:table-row>
        <table:table-row table:style-name="ro5">
          <table:table-cell office:value-type="string">
            <text:p>ingresso</text:p>
          </table:table-cell>
          <table:table-cell office:value-type="string">
            <text:p>moai</text:p>
          </table:table-cell>
          <table:table-cell office:value-type="string">
            <text:p>We've got nothing to say. Our relationship soured several years ago.</text:p>
          </table:table-cell>
          <table:table-cell table:style-name="ce18" office:value-type="string">
            <text:p>Nous n'avons rien à nous dire. Notre relation s'est aggravée il y a quelques années.</text:p>
          </table:table-cell>
          <table:table-cell table:number-columns-repeated="1020"/>
        </table:table-row>
        <table:table-row table:style-name="ro3">
          <table:table-cell/>
          <table:table-cell office:value-type="string">
            <text:p>moai</text:p>
          </table:table-cell>
          <table:table-cell/>
          <table:table-cell table:style-name="ce18"/>
          <table:table-cell table:number-columns-repeated="1020"/>
        </table:table-row>
        <table:table-row table:style-name="ro1">
          <table:table-cell office:value-type="string">
            <text:p>ingresso</text:p>
          </table:table-cell>
          <table:table-cell table:number-columns-repeated="2"/>
          <table:table-cell table:style-name="ce18"/>
          <table:table-cell table:number-columns-repeated="1020"/>
        </table:table-row>
        <table:table-row table:style-name="ro1">
          <table:table-cell/>
          <table:table-cell office:value-type="string">
            <text:p>spada</text:p>
          </table:table-cell>
          <table:table-cell/>
          <table:table-cell table:style-name="ce18"/>
          <table:table-cell table:number-columns-repeated="1020"/>
        </table:table-row>
        <table:table-row table:style-name="ro4">
          <table:table-cell office:value-type="string">
            <text:p>ingresso</text:p>
          </table:table-cell>
          <table:table-cell office:value-type="string">
            <text:p>spada</text:p>
          </table:table-cell>
          <table:table-cell table:style-name="ce12" office:value-type="string">
            <text:p>Let's wait to make sure they don't look in this direction.</text:p>
          </table:table-cell>
          <table:table-cell table:style-name="ce18" office:value-type="string">
            <text:p>Attendons un peu pour être sûr qu'ils ne regardent pas dans cette direction.</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ingresso</text:p>
          </table:table-cell>
          <table:table-cell office:value-type="string">
            <text:p>spada</text:p>
          </table:table-cell>
          <table:table-cell office:value-type="string">
            <text:p>*I can't, they would see me.*</text:p>
          </table:table-cell>
          <table:table-cell table:style-name="ce18" office:value-type="string">
            <text:p>* Je ne peux pas, ils me verraient. *</text:p>
          </table:table-cell>
          <table:table-cell table:number-columns-repeated="1020"/>
        </table:table-row>
        <table:table-row table:style-name="ro3">
          <table:table-cell office:value-type="string">
            <text:p>ingresso</text:p>
          </table:table-cell>
          <table:table-cell office:value-type="string">
            <text:p>spada</text:p>
          </table:table-cell>
          <table:table-cell office:value-type="string">
            <text:p>*First I have to make sure they are not looking this way.*</text:p>
          </table:table-cell>
          <table:table-cell table:style-name="ce18" office:value-type="string">
            <text:p>* D'abord, je dois m'assurer qu'ils ne regardent pas dans cette direction. *</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1">
          <table:table-cell office:value-type="string">
            <text:p>ingresso</text:p>
          </table:table-cell>
          <table:table-cell office:value-type="string">
            <text:p>spada</text:p>
          </table:table-cell>
          <table:table-cell/>
          <table:table-cell table:style-name="ce18"/>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ingresso</text:p>
          </table:table-cell>
          <table:table-cell office:value-type="string">
            <text:p>spada</text:p>
          </table:table-cell>
          <table:table-cell office:value-type="string">
            <text:p>A 'little souvenir' from Easter Island.</text:p>
          </table:table-cell>
          <table:table-cell table:style-name="ce18" office:value-type="string">
            <text:p>Un petit souvenir de l'île de Pâques.</text:p>
          </table:table-cell>
          <table:table-cell table:number-columns-repeated="1020"/>
        </table:table-row>
        <table:table-row table:style-name="ro3">
          <table:table-cell office:value-type="string">
            <text:p>ingresso</text:p>
          </table:table-cell>
          <table:table-cell/>
          <table:table-cell office:value-type="string">
            <text:p>We had some trouble at customs, but it was worth it.</text:p>
          </table:table-cell>
          <table:table-cell table:style-name="ce18" office:value-type="string">
            <text:p>Nous avons eu quelques problèmes à la douane, mais ça en valait la peine.</text:p>
          </table:table-cell>
          <table:table-cell table:number-columns-repeated="1020"/>
        </table:table-row>
        <table:table-row table:style-name="ro1">
          <table:table-cell/>
          <table:table-cell office:value-type="string">
            <text:p>ingresso_x_anticamera</text:p>
          </table:table-cell>
          <table:table-cell/>
          <table:table-cell table:style-name="ce18"/>
          <table:table-cell table:number-columns-repeated="1020"/>
        </table:table-row>
        <table:table-row table:style-name="ro5">
          <table:table-cell office:value-type="string">
            <text:p>ingresso</text:p>
          </table:table-cell>
          <table:table-cell/>
          <table:table-cell office:value-type="string">
            <text:p>These Moai are so vain and used to cameras nowadays, they've started posing with duck face.</text:p>
          </table:table-cell>
          <table:table-cell table:style-name="ce18" office:value-type="string">
            <text:p>Ces Moaï sont si vaniteux et si habitués aux appareils photos qu'ils ont fini par adopter le duck face.</text:p>
          </table:table-cell>
          <table:table-cell table:number-columns-repeated="1020"/>
        </table:table-row>
        <table:table-row table:style-name="ro3">
          <table:table-cell office:value-type="string">
            <text:p>ingresso</text:p>
          </table:table-cell>
          <table:table-cell office:value-type="string">
            <text:p>ingresso_x_marciapiede</text:p>
          </table:table-cell>
          <table:table-cell office:value-type="string">
            <text:p>Woe is us...</text:p>
          </table:table-cell>
          <table:table-cell table:style-name="ce18" office:value-type="string">
            <text:p>Pauvre de nous…</text:p>
          </table:table-cell>
          <table:table-cell table:number-columns-repeated="1020"/>
        </table:table-row>
        <table:table-row table:style-name="ro3">
          <table:table-cell office:value-type="string">
            <text:p>ingresso</text:p>
          </table:table-cell>
          <table:table-cell office:value-type="string">
            <text:p>ingresso_x_marciapiede</text:p>
          </table:table-cell>
          <table:table-cell office:value-type="string">
            <text:p>Sorry, but I need you to return my chewing gum.</text:p>
          </table:table-cell>
          <table:table-cell table:style-name="ce18" office:value-type="string">
            <text:p>Désolé, mais j'ai besoin que tu me rendes mon chewing-gum.</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5">
          <table:table-cell office:value-type="string">
            <text:p>ingresso</text:p>
          </table:table-cell>
          <table:table-cell office:value-type="string">
            <text:p>bottone/premi</text:p>
          </table:table-cell>
          <table:table-cell office:value-type="string">
            <text:p>Legend has it that when Ronald's father is able to pull it out from the floor, it'll finally be him wearing the pants in the family.</text:p>
          </table:table-cell>
          <table:table-cell table:style-name="ce18" office:value-type="string">
            <text:p>La légende dit que le jour où le père de Ronald réussira à la sortir du sol, il portera enfin la culotte dans la famille.</text:p>
          </table:table-cell>
          <table:table-cell table:number-columns-repeated="1020"/>
        </table:table-row>
        <table:table-row table:style-name="ro3">
          <table:table-cell office:value-type="string">
            <text:p>ingresso</text:p>
          </table:table-cell>
          <table:table-cell/>
          <table:table-cell office:value-type="string">
            <text:p>Actually it would be useless anyway, but he doesn't know that.</text:p>
          </table:table-cell>
          <table:table-cell table:style-name="ce18" office:value-type="string">
            <text:p>En fait, ce sera sûrement inutile, mais ça il ne le sait pas.</text:p>
          </table:table-cell>
          <table:table-cell table:number-columns-repeated="1020"/>
        </table:table-row>
        <table:table-row table:style-name="ro1">
          <table:table-cell/>
          <table:table-cell office:value-type="string">
            <text:p>leva a sinistra/ruota a sinistra</text:p>
          </table:table-cell>
          <table:table-cell/>
          <table:table-cell table:style-name="ce18"/>
          <table:table-cell table:number-columns-repeated="1020"/>
        </table:table-row>
        <table:table-row table:style-name="ro5">
          <table:table-cell office:value-type="string">
            <text:p>ingresso</text:p>
          </table:table-cell>
          <table:table-cell/>
          <table:table-cell office:value-type="string">
            <text:p>Nobody can get it out, as it seems to be stuck in the plumbing of the town's water supply.</text:p>
          </table:table-cell>
          <table:table-cell table:style-name="ce18" office:value-type="string">
            <text:p>Personne ne peut la sortir, car elle semble coincée dans le tuyau d'approvisionnement en eau de la ville.</text:p>
          </table:table-cell>
          <table:table-cell table:number-columns-repeated="1020"/>
        </table:table-row>
        <table:table-row table:style-name="ro5">
          <table:table-cell office:value-type="string">
            <text:p>ingresso</text:p>
          </table:table-cell>
          <table:table-cell office:value-type="string">
            <text:p>leva a destra/ruota a destra</text:p>
          </table:table-cell>
          <table:table-cell office:value-type="string">
            <text:p>The mayor has even declared it a criminal offence just to attempt to force it out.</text:p>
          </table:table-cell>
          <table:table-cell table:style-name="ce18" office:value-type="string">
            <text:p>Le maire a même déclaré que tenter de la retirer serait considéré comme un acte criminel.</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5">
          <table:table-cell office:value-type="string">
            <text:p>ingresso</text:p>
          </table:table-cell>
          <table:table-cell office:value-type="string">
            <text:p>leva in basso/abbassa braccio</text:p>
          </table:table-cell>
          <table:table-cell office:value-type="string">
            <text:p>That blade is so blunt that Ronald's mother can't even cut the bread for sandwiches with it.</text:p>
          </table:table-cell>
          <table:table-cell table:style-name="ce18" office:value-type="string">
            <text:p>Cette lame est si émoussée que la mère de Ronald ne pourrait même pas s'en servir pour faire des sandwiches.</text:p>
          </table:table-cell>
          <table:table-cell table:number-columns-repeated="1020"/>
        </table:table-row>
        <table:table-row table:style-name="ro1">
          <table:table-cell/>
          <table:table-cell office:value-type="string">
            <text:p>leva in basso/abbassa braccio</text:p>
          </table:table-cell>
          <table:table-cell/>
          <table:table-cell table:style-name="ce18"/>
          <table:table-cell table:number-columns-repeated="1020"/>
        </table:table-row>
        <table:table-row table:style-name="ro3">
          <table:table-cell office:value-type="string">
            <text:p>ingresso</text:p>
          </table:table-cell>
          <table:table-cell/>
          <table:table-cell office:value-type="string">
            <text:p>No matter how legendary it is, I really doubt it can answer me.</text:p>
          </table:table-cell>
          <table:table-cell table:style-name="ce18" office:value-type="string">
            <text:p>Aussi légendaire qu'elle soit, je doute que cette épée puisse me répondre.</text:p>
          </table:table-cell>
          <table:table-cell table:number-columns-repeated="1020"/>
        </table:table-row>
        <table:table-row table:style-name="ro1">
          <table:table-cell/>
          <table:table-cell office:value-type="string">
            <text:p>mangianastri</text:p>
          </table:table-cell>
          <table:table-cell/>
          <table:table-cell table:style-name="ce18"/>
          <table:table-cell table:number-columns-repeated="1020"/>
        </table:table-row>
        <table:table-row table:style-name="ro3">
          <table:table-cell office:value-type="string">
            <text:p>ingresso</text:p>
          </table:table-cell>
          <table:table-cell/>
          <table:table-cell office:value-type="string">
            <text:p>*Not until those two are looking at the Moai.*</text:p>
          </table:table-cell>
          <table:table-cell table:style-name="ce18" office:value-type="string">
            <text:p>* Pas tant que ces deux-là regardent le Moaï. *</text:p>
          </table:table-cell>
          <table:table-cell table:number-columns-repeated="1020"/>
        </table:table-row>
        <table:table-row table:style-name="ro1">
          <table:table-cell/>
          <table:table-cell office:value-type="string">
            <text:p>mangianastri</text:p>
          </table:table-cell>
          <table:table-cell/>
          <table:table-cell table:style-name="ce18"/>
          <table:table-cell table:number-columns-repeated="1020"/>
        </table:table-row>
        <table:table-row table:style-name="ro3">
          <table:table-cell office:value-type="string">
            <text:p>ingresso</text:p>
          </table:table-cell>
          <table:table-cell/>
          <table:table-cell office:value-type="string">
            <text:p>Not while that massive plum blocks the door.</text:p>
          </table:table-cell>
          <table:table-cell table:style-name="ce18" office:value-type="string">
            <text:p>Pas tant que cette énorme prune bloque la porte.</text:p>
          </table:table-cell>
          <table:table-cell table:number-columns-repeated="1020"/>
        </table:table-row>
        <table:table-row table:style-name="ro3">
          <table:table-cell office:value-type="string">
            <text:p>ingresso</text:p>
          </table:table-cell>
          <table:table-cell office:value-type="string">
            <text:p>eject/eject</text:p>
          </table:table-cell>
          <table:table-cell office:value-type="string">
            <text:p>Not to mention the movers. I almost forgot about them.</text:p>
          </table:table-cell>
          <table:table-cell table:style-name="ce18" office:value-type="string">
            <text:p>Sans parler des déménageurs. Je les avais presque oubliés ceux-là.</text:p>
          </table:table-cell>
          <table:table-cell table:number-columns-repeated="1020"/>
        </table:table-row>
        <table:table-row table:style-name="ro3">
          <table:table-cell/>
          <table:table-cell office:value-type="string">
            <text:p>eject/eject</text:p>
          </table:table-cell>
          <table:table-cell/>
          <table:table-cell table:style-name="ce18"/>
          <table:table-cell table:number-columns-repeated="1020"/>
        </table:table-row>
        <table:table-row table:style-name="ro3">
          <table:table-cell office:value-type="string">
            <text:p>interno_gru</text:p>
          </table:table-cell>
          <table:table-cell/>
          <table:table-cell office:value-type="string">
            <text:p>Don't be hasty.</text:p>
          </table:table-cell>
          <table:table-cell table:style-name="ce18" office:value-type="string">
            <text:p>Ne sois pas si hâtif.</text:p>
          </table:table-cell>
          <table:table-cell table:number-columns-repeated="1020"/>
        </table:table-row>
        <table:table-row table:style-name="ro1">
          <table:table-cell/>
          <table:table-cell office:value-type="string">
            <text:p>musicassetta/play</text:p>
          </table:table-cell>
          <table:table-cell/>
          <table:table-cell table:style-name="ce18"/>
          <table:table-cell table:number-columns-repeated="1020"/>
        </table:table-row>
        <table:table-row table:style-name="ro3">
          <table:table-cell office:value-type="string">
            <text:p>interno_gru</text:p>
          </table:table-cell>
          <table:table-cell/>
          <table:table-cell office:value-type="string">
            <text:p>It's in position.</text:p>
          </table:table-cell>
          <table:table-cell table:style-name="ce18" office:value-type="string">
            <text:p>Elle est en position.</text:p>
          </table:table-cell>
          <table:table-cell table:number-columns-repeated="1020"/>
        </table:table-row>
        <table:table-row table:style-name="ro3">
          <table:table-cell/>
          <table:table-cell office:value-type="string">
            <text:p>vault boy/tocca</text:p>
          </table:table-cell>
          <table:table-cell/>
          <table:table-cell table:style-name="ce18"/>
          <table:table-cell table:number-columns-repeated="1020"/>
        </table:table-row>
        <table:table-row table:style-name="ro5">
          <table:table-cell office:value-type="string">
            <text:p>interno_gru</text:p>
          </table:table-cell>
          <table:table-cell/>
          <table:table-cell office:value-type="string">
            <text:p>Ok, the janitor is not the nicest person in the world, but destroying his shack seems too much even for me.</text:p>
          </table:table-cell>
          <table:table-cell table:style-name="ce18" office:value-type="string">
            <text:p>Ok, le gardien n'est peut-être pas la personne la plus gentille du monde, mais détruire sa cabane, ça semble un peu trop, même pour moi.</text:p>
          </table:table-cell>
          <table:table-cell table:number-columns-repeated="1020"/>
        </table:table-row>
        <table:table-row table:style-name="ro1">
          <table:table-cell/>
          <table:table-cell office:value-type="string">
            <text:p>cavo</text:p>
          </table:table-cell>
          <table:table-cell/>
          <table:table-cell table:style-name="ce18"/>
          <table:table-cell table:number-columns-repeated="1020"/>
        </table:table-row>
        <table:table-row table:style-name="ro3">
          <table:table-cell office:value-type="string">
            <text:p>interno_gru</text:p>
          </table:table-cell>
          <table:table-cell/>
          <table:table-cell office:value-type="string">
            <text:p>First I need to place the arm over the wardrobe.</text:p>
          </table:table-cell>
          <table:table-cell table:style-name="ce18" office:value-type="string">
            <text:p>D'abord, je dois placer le bras au-dessus de l'armoire.</text:p>
          </table:table-cell>
          <table:table-cell table:number-columns-repeated="1020"/>
        </table:table-row>
        <table:table-row table:style-name="ro3">
          <table:table-cell office:value-type="string">
            <text:p>interno_gru</text:p>
          </table:table-cell>
          <table:table-cell office:value-type="string">
            <text:p>cavo</text:p>
          </table:table-cell>
          <table:table-cell office:value-type="string">
            <text:p>I've already lowered it.</text:p>
          </table:table-cell>
          <table:table-cell table:style-name="ce18" office:value-type="string">
            <text:p>Je l'ai déjà abaissée.</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interno_gru</text:p>
          </table:table-cell>
          <table:table-cell office:value-type="string">
            <text:p>cavo</text:p>
          </table:table-cell>
          <table:table-cell office:value-type="string">
            <text:p>I didn't think anybody still used those...</text:p>
          </table:table-cell>
          <table:table-cell table:style-name="ce18" office:value-type="string">
            <text:p>Je ne pensais pas que quelqu'un utilisait encore ça...</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5">
          <table:table-cell office:value-type="string">
            <text:p>interno_gru</text:p>
          </table:table-cell>
          <table:table-cell office:value-type="string">
            <text:p>script_iniziale</text:p>
          </table:table-cell>
          <table:table-cell office:value-type="string">
            <text:p>I understand this is outdated technology, but you need a tape to listen to music.</text:p>
          </table:table-cell>
          <table:table-cell table:style-name="ce18" office:value-type="string">
            <text:p>Je comprends que c'est une technologie dépassée, mais il faut une cassette pour écouter de la musique.</text:p>
          </table:table-cell>
          <table:table-cell table:number-columns-repeated="1020"/>
        </table:table-row>
        <table:table-row table:style-name="ro1">
          <table:table-cell/>
          <table:table-cell office:value-type="string">
            <text:p>script_iniziale</text:p>
          </table:table-cell>
          <table:table-cell/>
          <table:table-cell table:style-name="ce18"/>
          <table:table-cell table:number-columns-repeated="1020"/>
        </table:table-row>
        <table:table-row table:style-name="ro3">
          <table:table-cell office:value-type="string">
            <text:p>interno_gru</text:p>
          </table:table-cell>
          <table:table-cell office:value-type="string">
            <text:p>script_iniziale</text:p>
          </table:table-cell>
          <table:table-cell office:value-type="string">
            <text:p>This is a cool track. I've never heard it.</text:p>
          </table:table-cell>
          <table:table-cell table:style-name="ce18" office:value-type="string">
            <text:p>Un morceau assez cool. Je ne l'avais jamais entendu.</text:p>
          </table:table-cell>
          <table:table-cell table:number-columns-repeated="1020"/>
        </table:table-row>
        <table:table-row table:style-name="ro3">
          <table:table-cell office:value-type="string">
            <text:p>interno_gru</text:p>
          </table:table-cell>
          <table:table-cell office:value-type="string">
            <text:p>script_iniziale</text:p>
          </table:table-cell>
          <table:table-cell office:value-type="string">
            <text:p>Too bad I don't know the title.</text:p>
          </table:table-cell>
          <table:table-cell table:style-name="ce18" office:value-type="string">
            <text:p>Dommage que je ne connaisse pas le titre.</text:p>
          </table:table-cell>
          <table:table-cell table:number-columns-repeated="1020"/>
        </table:table-row>
        <table:table-row table:style-name="ro1">
          <table:table-cell/>
          <table:table-cell office:value-type="string">
            <text:p>script_iniziale</text:p>
          </table:table-cell>
          <table:table-cell/>
          <table:table-cell table:style-name="ce18"/>
          <table:table-cell table:number-columns-repeated="1020"/>
        </table:table-row>
        <table:table-row table:style-name="ro1">
          <table:table-cell office:value-type="string">
            <text:p>interno_gru</text:p>
          </table:table-cell>
          <table:table-cell office:value-type="string">
            <text:p>script_iniziale</text:p>
          </table:table-cell>
          <table:table-cell/>
          <table:table-cell table:style-name="ce18"/>
          <table:table-cell table:number-columns-repeated="1020"/>
        </table:table-row>
        <table:table-row table:style-name="ro1">
          <table:table-cell/>
          <table:table-cell office:value-type="string">
            <text:p>script_iniziale</text:p>
          </table:table-cell>
          <table:table-cell/>
          <table:table-cell table:style-name="ce18"/>
          <table:table-cell table:number-columns-repeated="1020"/>
        </table:table-row>
        <table:table-row table:style-name="ro1">
          <table:table-cell office:value-type="string">
            <text:p>interno_gru</text:p>
          </table:table-cell>
          <table:table-cell office:value-type="string">
            <text:p>script_iniziale</text:p>
          </table:table-cell>
          <table:table-cell/>
          <table:table-cell table:style-name="ce18"/>
          <table:table-cell table:number-columns-repeated="1020"/>
        </table:table-row>
        <table:table-row table:style-name="ro1">
          <table:table-cell/>
          <table:table-cell office:value-type="string">
            <text:p>script_iniziale</text:p>
          </table:table-cell>
          <table:table-cell/>
          <table:table-cell table:style-name="ce18"/>
          <table:table-cell table:number-columns-repeated="1020"/>
        </table:table-row>
        <table:table-row table:style-name="ro3">
          <table:table-cell office:value-type="string">
            <text:p>interno_gru</text:p>
          </table:table-cell>
          <table:table-cell office:value-type="string">
            <text:p>script_iniziale</text:p>
          </table:table-cell>
          <table:table-cell office:value-type="string">
            <text:p>This crane is falling apart...</text:p>
          </table:table-cell>
          <table:table-cell table:style-name="ce18" office:value-type="string">
            <text:p>Cette grue tombe en morceaux...</text:p>
          </table:table-cell>
          <table:table-cell table:number-columns-repeated="1020"/>
        </table:table-row>
        <table:table-row table:style-name="ro1">
          <table:table-cell/>
          <table:table-cell office:value-type="string">
            <text:p>script_iniziale</text:p>
          </table:table-cell>
          <table:table-cell/>
          <table:table-cell table:style-name="ce18"/>
          <table:table-cell table:number-columns-repeated="1020"/>
        </table:table-row>
        <table:table-row table:style-name="ro5">
          <table:table-cell office:value-type="string">
            <text:p>interno_gru</text:p>
          </table:table-cell>
          <table:table-cell office:value-type="string">
            <text:p>script_iniziale</text:p>
          </table:table-cell>
          <table:table-cell office:value-type="string">
            <text:p>Well, one of the few advantages of my skeletal form is that I'm unaffected by electric shocks.</text:p>
          </table:table-cell>
          <table:table-cell table:style-name="ce18" office:value-type="string">
            <text:p>Eh bien, l'un des rares avantages de mon apparence squelettique, c'est que je ne suis pas affecté par les chocs électriques.</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interno_gru</text:p>
          </table:table-cell>
          <table:table-cell office:value-type="string">
            <text:p>leva/avvia viaggio nel tempo</text:p>
          </table:table-cell>
          <table:table-cell office:value-type="string">
            <text:p>I'll only make things worse.</text:p>
          </table:table-cell>
          <table:table-cell table:style-name="ce18" office:value-type="string">
            <text:p>Je ne ferai qu'empirer les choses.</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intro</text:p>
          </table:table-cell>
          <table:table-cell office:value-type="string">
            <text:p>tasto ENTER/conferma</text:p>
          </table:table-cell>
          <table:table-cell office:value-type="string">
            <text:p>Damned spoiled brats...</text:p>
          </table:table-cell>
          <table:table-cell table:style-name="ce18" office:value-type="string">
            <text:p>Fichus gamins pourris gâtés...</text:p>
          </table:table-cell>
          <table:table-cell table:number-columns-repeated="1020"/>
        </table:table-row>
        <table:table-row table:style-name="ro3">
          <table:table-cell office:value-type="string">
            <text:p>intro</text:p>
          </table:table-cell>
          <table:table-cell/>
          <table:table-cell office:value-type="string">
            <text:p>Hey boy, is everything ok?</text:p>
          </table:table-cell>
          <table:table-cell table:style-name="ce18" office:value-type="string">
            <text:p>Hey mon garçon, tout va bien ?</text:p>
          </table:table-cell>
          <table:table-cell table:number-columns-repeated="1020"/>
        </table:table-row>
        <table:table-row table:style-name="ro3">
          <table:table-cell office:value-type="string">
            <text:p>intro</text:p>
          </table:table-cell>
          <table:table-cell office:value-type="string">
            <text:p>tasto 1/premi</text:p>
          </table:table-cell>
          <table:table-cell office:value-type="string">
            <text:p>Tell me, that fall cut out your tongue?</text:p>
          </table:table-cell>
          <table:table-cell table:style-name="ce18" office:value-type="string">
            <text:p>Dis-moi, cette chute t'a coupé la langue ?</text:p>
          </table:table-cell>
          <table:table-cell table:number-columns-repeated="1020"/>
        </table:table-row>
        <table:table-row table:style-name="ro3">
          <table:table-cell office:value-type="string">
            <text:p>intro</text:p>
          </table:table-cell>
          <table:table-cell/>
          <table:table-cell office:value-type="string">
            <text:p>N-n-no, sir...</text:p>
          </table:table-cell>
          <table:table-cell table:style-name="ce18" office:value-type="string">
            <text:p>N-n-non, monsieur...</text:p>
          </table:table-cell>
          <table:table-cell table:number-columns-repeated="1020"/>
        </table:table-row>
        <table:table-row table:style-name="ro3">
          <table:table-cell office:value-type="string">
            <text:p>intro</text:p>
          </table:table-cell>
          <table:table-cell office:value-type="string">
            <text:p>tasto 2/premi</text:p>
          </table:table-cell>
          <table:table-cell office:value-type="string">
            <text:p>Isn't it too early to wear your costume? It's only afternoon...</text:p>
          </table:table-cell>
          <table:table-cell table:style-name="ce18" office:value-type="string">
            <text:p>Ce n'est pas un peu tôt pour porter ton costume ? C'est que l'après-midi...</text:p>
          </table:table-cell>
          <table:table-cell table:number-columns-repeated="1020"/>
        </table:table-row>
        <table:table-row table:style-name="ro3">
          <table:table-cell office:value-type="string">
            <text:p>intro</text:p>
          </table:table-cell>
          <table:table-cell/>
          <table:table-cell office:value-type="string">
            <text:p>Erm... what?</text:p>
          </table:table-cell>
          <table:table-cell table:style-name="ce18" office:value-type="string">
            <text:p>Erm... Quoi ?</text:p>
          </table:table-cell>
          <table:table-cell table:number-columns-repeated="1020"/>
        </table:table-row>
        <table:table-row table:style-name="ro3">
          <table:table-cell office:value-type="string">
            <text:p>intro</text:p>
          </table:table-cell>
          <table:table-cell office:value-type="string">
            <text:p>tasto 3/premi</text:p>
          </table:table-cell>
          <table:table-cell office:value-type="string">
            <text:p>You probably hit your head too hard on the ground...</text:p>
          </table:table-cell>
          <table:table-cell table:style-name="ce18" office:value-type="string">
            <text:p>Tu as dû te cogner la tête un peu trop fort sur le sol...</text:p>
          </table:table-cell>
          <table:table-cell table:number-columns-repeated="1020"/>
        </table:table-row>
        <table:table-row table:style-name="ro3">
          <table:table-cell office:value-type="string">
            <text:p>intro</text:p>
          </table:table-cell>
          <table:table-cell/>
          <table:table-cell office:value-type="string">
            <text:p>It's Halloween today!</text:p>
          </table:table-cell>
          <table:table-cell table:style-name="ce18" office:value-type="string">
            <text:p>C'est Halloween aujourd'hui !</text:p>
          </table:table-cell>
          <table:table-cell table:number-columns-repeated="1020"/>
        </table:table-row>
        <table:table-row table:style-name="ro3">
          <table:table-cell office:value-type="string">
            <text:p>intro</text:p>
          </table:table-cell>
          <table:table-cell office:value-type="string">
            <text:p>tasto 4/premi</text:p>
          </table:table-cell>
          <table:table-cell office:value-type="string">
            <text:p>Otherwise why would you wear that stupid skeleton costume?</text:p>
          </table:table-cell>
          <table:table-cell table:style-name="ce18" office:value-type="string">
            <text:p>Sinon, pourquoi porterais-tu ce stupide costume de squelette ?</text:p>
          </table:table-cell>
          <table:table-cell table:number-columns-repeated="1020"/>
        </table:table-row>
        <table:table-row table:style-name="ro3">
          <table:table-cell office:value-type="string">
            <text:p>intro</text:p>
          </table:table-cell>
          <table:table-cell/>
          <table:table-cell office:value-type="string">
            <text:p>Oh, erm... Yes - yes, of course! Erm... for Halloween, obviously!</text:p>
          </table:table-cell>
          <table:table-cell table:style-name="ce18" office:value-type="string">
            <text:p>Ah, oui... bien sûr ! Erm... pour Halloween, évidemment !</text:p>
          </table:table-cell>
          <table:table-cell table:number-columns-repeated="1020"/>
        </table:table-row>
        <table:table-row table:style-name="ro5">
          <table:table-cell office:value-type="string">
            <text:p>intro</text:p>
          </table:table-cell>
          <table:table-cell office:value-type="string">
            <text:p>tasto 5/premi</text:p>
          </table:table-cell>
          <table:table-cell office:value-type="string">
            <text:p>Bah! Try not to make too much trouble while you're still around, capiche?</text:p>
          </table:table-cell>
          <table:table-cell table:style-name="ce18" office:value-type="string">
            <text:p>Bah ! Essaye de ne pas t'attirer d'ennuis pendant que tu es dans le coin, capiche ?</text:p>
          </table:table-cell>
          <table:table-cell table:number-columns-repeated="1020"/>
        </table:table-row>
        <table:table-row table:style-name="ro3">
          <table:table-cell office:value-type="string">
            <text:p>intro</text:p>
          </table:table-cell>
          <table:table-cell/>
          <table:table-cell office:value-type="string">
            <text:p>Brats...</text:p>
          </table:table-cell>
          <table:table-cell table:style-name="ce18" office:value-type="string">
            <text:p>Ah les gamins...</text:p>
          </table:table-cell>
          <table:table-cell table:number-columns-repeated="1020"/>
        </table:table-row>
        <table:table-row table:style-name="ro1">
          <table:table-cell/>
          <table:table-cell office:value-type="string">
            <text:p>tasto 6/premi</text:p>
          </table:table-cell>
          <table:table-cell/>
          <table:table-cell table:style-name="ce18"/>
          <table:table-cell table:number-columns-repeated="1020"/>
        </table:table-row>
        <table:table-row table:style-name="ro1">
          <table:table-cell office:value-type="string">
            <text:p>macchina_tempo</text:p>
          </table:table-cell>
          <table:table-cell table:number-columns-repeated="2"/>
          <table:table-cell table:style-name="ce18"/>
          <table:table-cell table:number-columns-repeated="1020"/>
        </table:table-row>
        <table:table-row table:style-name="ro1">
          <table:table-cell/>
          <table:table-cell office:value-type="string">
            <text:p>tasto 7/premi</text:p>
          </table:table-cell>
          <table:table-cell/>
          <table:table-cell table:style-name="ce18"/>
          <table:table-cell table:number-columns-repeated="1020"/>
        </table:table-row>
        <table:table-row table:style-name="ro3">
          <table:table-cell office:value-type="string">
            <text:p>macchina_tempo</text:p>
          </table:table-cell>
          <table:table-cell/>
          <table:table-cell office:value-type="string">
            <text:p>I haven't inserted any dates.</text:p>
          </table:table-cell>
          <table:table-cell table:style-name="ce18" office:value-type="string">
            <text:p>Je n'ai inséré aucune date.</text:p>
          </table:table-cell>
          <table:table-cell table:number-columns-repeated="1020"/>
        </table:table-row>
        <table:table-row table:style-name="ro1">
          <table:table-cell/>
          <table:table-cell office:value-type="string">
            <text:p>tasto 8/premi</text:p>
          </table:table-cell>
          <table:table-cell/>
          <table:table-cell table:style-name="ce18"/>
          <table:table-cell table:number-columns-repeated="1020"/>
        </table:table-row>
        <table:table-row table:style-name="ro3">
          <table:table-cell office:value-type="string">
            <text:p>macchina_tempo</text:p>
          </table:table-cell>
          <table:table-cell/>
          <table:table-cell office:value-type="string">
            <text:p>First I should reset the date.</text:p>
          </table:table-cell>
          <table:table-cell table:style-name="ce18" office:value-type="string">
            <text:p>D'abord, je devrais réinitialiser la date.</text:p>
          </table:table-cell>
          <table:table-cell table:number-columns-repeated="1020"/>
        </table:table-row>
        <table:table-row table:style-name="ro1">
          <table:table-cell/>
          <table:table-cell office:value-type="string">
            <text:p>tasto 9/premi</text:p>
          </table:table-cell>
          <table:table-cell/>
          <table:table-cell table:style-name="ce18"/>
          <table:table-cell table:number-columns-repeated="1020"/>
        </table:table-row>
        <table:table-row table:style-name="ro3">
          <table:table-cell office:value-type="string">
            <text:p>macchina_tempo</text:p>
          </table:table-cell>
          <table:table-cell/>
          <table:table-cell office:value-type="string">
            <text:p>First I should reset the date.</text:p>
          </table:table-cell>
          <table:table-cell table:style-name="ce18" office:value-type="string">
            <text:p>D'abord, je devrais réinitialiser la date.</text:p>
          </table:table-cell>
          <table:table-cell table:number-columns-repeated="1020"/>
        </table:table-row>
        <table:table-row table:style-name="ro1">
          <table:table-cell/>
          <table:table-cell office:value-type="string">
            <text:p>tasto 0/premi</text:p>
          </table:table-cell>
          <table:table-cell/>
          <table:table-cell table:style-name="ce18"/>
          <table:table-cell table:number-columns-repeated="1020"/>
        </table:table-row>
        <table:table-row table:style-name="ro3">
          <table:table-cell office:value-type="string">
            <text:p>macchina_tempo</text:p>
          </table:table-cell>
          <table:table-cell/>
          <table:table-cell office:value-type="string">
            <text:p>First I should reset the date.</text:p>
          </table:table-cell>
          <table:table-cell table:style-name="ce18" office:value-type="string">
            <text:p>D'abord, je devrais réinitialiser la date.</text:p>
          </table:table-cell>
          <table:table-cell table:number-columns-repeated="1020"/>
        </table:table-row>
        <table:table-row table:style-name="ro3">
          <table:table-cell/>
          <table:table-cell office:value-type="string">
            <text:p>tasto CANC/reset</text:p>
          </table:table-cell>
          <table:table-cell/>
          <table:table-cell table:style-name="ce18"/>
          <table:table-cell table:number-columns-repeated="1020"/>
        </table:table-row>
        <table:table-row table:style-name="ro3">
          <table:table-cell office:value-type="string">
            <text:p>macchina_tempo</text:p>
          </table:table-cell>
          <table:table-cell/>
          <table:table-cell office:value-type="string">
            <text:p>First I should reset the date.</text:p>
          </table:table-cell>
          <table:table-cell table:style-name="ce18" office:value-type="string">
            <text:p>D'abord, je devrais réinitialiser la date.</text:p>
          </table:table-cell>
          <table:table-cell table:number-columns-repeated="1020"/>
        </table:table-row>
        <table:table-row table:style-name="ro1">
          <table:table-cell/>
          <table:table-cell office:value-type="string">
            <text:p>script_iniziale</text:p>
          </table:table-cell>
          <table:table-cell/>
          <table:table-cell table:style-name="ce18"/>
          <table:table-cell table:number-columns-repeated="1020"/>
        </table:table-row>
        <table:table-row table:style-name="ro3">
          <table:table-cell office:value-type="string">
            <text:p>macchina_tempo</text:p>
          </table:table-cell>
          <table:table-cell office:value-type="string">
            <text:p>script_iniziale</text:p>
          </table:table-cell>
          <table:table-cell office:value-type="string">
            <text:p>First I should reset the date.</text:p>
          </table:table-cell>
          <table:table-cell table:style-name="ce18" office:value-type="string">
            <text:p>D'abord, je devrais réinitialiser la date.</text:p>
          </table:table-cell>
          <table:table-cell table:number-columns-repeated="1020"/>
        </table:table-row>
        <table:table-row table:style-name="ro1">
          <table:table-cell/>
          <table:table-cell office:value-type="string">
            <text:p>script_iniziale</text:p>
          </table:table-cell>
          <table:table-cell/>
          <table:table-cell table:style-name="ce18"/>
          <table:table-cell table:number-columns-repeated="1020"/>
        </table:table-row>
        <table:table-row table:style-name="ro3">
          <table:table-cell office:value-type="string">
            <text:p>macchina_tempo</text:p>
          </table:table-cell>
          <table:table-cell office:value-type="string">
            <text:p>script_iniziale</text:p>
          </table:table-cell>
          <table:table-cell office:value-type="string">
            <text:p>First I should reset the date.</text:p>
          </table:table-cell>
          <table:table-cell table:style-name="ce18" office:value-type="string">
            <text:p>D'abord, je devrais réinitialiser la date.</text:p>
          </table:table-cell>
          <table:table-cell table:number-columns-repeated="1020"/>
        </table:table-row>
        <table:table-row table:style-name="ro1">
          <table:table-cell/>
          <table:table-cell office:value-type="string">
            <text:p>script_iniziale</text:p>
          </table:table-cell>
          <table:table-cell/>
          <table:table-cell table:style-name="ce18"/>
          <table:table-cell table:number-columns-repeated="1020"/>
        </table:table-row>
        <table:table-row table:style-name="ro3">
          <table:table-cell office:value-type="string">
            <text:p>macchina_tempo</text:p>
          </table:table-cell>
          <table:table-cell office:value-type="string">
            <text:p>script_iniziale</text:p>
          </table:table-cell>
          <table:table-cell office:value-type="string">
            <text:p>First I should reset the date.</text:p>
          </table:table-cell>
          <table:table-cell table:style-name="ce18" office:value-type="string">
            <text:p>D'abord, je devrais réinitialiser la date.</text:p>
          </table:table-cell>
          <table:table-cell table:number-columns-repeated="1020"/>
        </table:table-row>
        <table:table-row table:style-name="ro1">
          <table:table-cell/>
          <table:table-cell office:value-type="string">
            <text:p>script_iniziale</text:p>
          </table:table-cell>
          <table:table-cell/>
          <table:table-cell table:style-name="ce18"/>
          <table:table-cell table:number-columns-repeated="1020"/>
        </table:table-row>
        <table:table-row table:style-name="ro3">
          <table:table-cell office:value-type="string">
            <text:p>macchina_tempo</text:p>
          </table:table-cell>
          <table:table-cell office:value-type="string">
            <text:p>script_iniziale</text:p>
          </table:table-cell>
          <table:table-cell office:value-type="string">
            <text:p>First I should reset the date.</text:p>
          </table:table-cell>
          <table:table-cell table:style-name="ce18" office:value-type="string">
            <text:p>D'abord, je devrais réinitialiser la date.</text:p>
          </table:table-cell>
          <table:table-cell table:number-columns-repeated="1020"/>
        </table:table-row>
        <table:table-row table:style-name="ro1">
          <table:table-cell/>
          <table:table-cell office:value-type="string">
            <text:p>script_iniziale</text:p>
          </table:table-cell>
          <table:table-cell/>
          <table:table-cell table:style-name="ce18"/>
          <table:table-cell table:number-columns-repeated="1020"/>
        </table:table-row>
        <table:table-row table:style-name="ro3">
          <table:table-cell office:value-type="string">
            <text:p>macchina_tempo</text:p>
          </table:table-cell>
          <table:table-cell office:value-type="string">
            <text:p>script_iniziale</text:p>
          </table:table-cell>
          <table:table-cell office:value-type="string">
            <text:p>First I should reset the date.</text:p>
          </table:table-cell>
          <table:table-cell table:style-name="ce18" office:value-type="string">
            <text:p>D'abord, je devrais réinitialiser la date.</text:p>
          </table:table-cell>
          <table:table-cell table:number-columns-repeated="1020"/>
        </table:table-row>
        <table:table-row table:style-name="ro1">
          <table:table-cell/>
          <table:table-cell office:value-type="string">
            <text:p>script_iniziale</text:p>
          </table:table-cell>
          <table:table-cell/>
          <table:table-cell table:style-name="ce18"/>
          <table:table-cell table:number-columns-repeated="1020"/>
        </table:table-row>
        <table:table-row table:style-name="ro3">
          <table:table-cell office:value-type="string">
            <text:p>macchina_tempo</text:p>
          </table:table-cell>
          <table:table-cell office:value-type="string">
            <text:p>script_iniziale</text:p>
          </table:table-cell>
          <table:table-cell office:value-type="string">
            <text:p>First I should reset the date.</text:p>
          </table:table-cell>
          <table:table-cell table:style-name="ce18" office:value-type="string">
            <text:p>D'abord, je devrais réinitialiser la date.</text:p>
          </table:table-cell>
          <table:table-cell table:number-columns-repeated="1020"/>
        </table:table-row>
        <table:table-row table:style-name="ro1">
          <table:table-cell/>
          <table:table-cell office:value-type="string">
            <text:p>script_iniziale</text:p>
          </table:table-cell>
          <table:table-cell/>
          <table:table-cell table:style-name="ce18"/>
          <table:table-cell table:number-columns-repeated="1020"/>
        </table:table-row>
        <table:table-row table:style-name="ro1">
          <table:table-cell office:value-type="string">
            <text:p>macchina_tempo</text:p>
          </table:table-cell>
          <table:table-cell office:value-type="string">
            <text:p>script_iniziale</text:p>
          </table:table-cell>
          <table:table-cell/>
          <table:table-cell table:style-name="ce18"/>
          <table:table-cell table:number-columns-repeated="1020"/>
        </table:table-row>
        <table:table-row table:style-name="ro1">
          <table:table-cell/>
          <table:table-cell office:value-type="string">
            <text:p>script_iniziale</text:p>
          </table:table-cell>
          <table:table-cell/>
          <table:table-cell table:style-name="ce18"/>
          <table:table-cell table:number-columns-repeated="1020"/>
        </table:table-row>
        <table:table-row table:style-name="ro3">
          <table:table-cell office:value-type="string">
            <text:p>marciapiede</text:p>
          </table:table-cell>
          <table:table-cell office:value-type="string">
            <text:p>script_iniziale</text:p>
          </table:table-cell>
          <table:table-cell office:value-type="string">
            <text:p>For a moment, I assumed the worst.</text:p>
          </table:table-cell>
          <table:table-cell table:style-name="ce18" office:value-type="string">
            <text:p>Un instant, j'ai cru au pire.</text:p>
          </table:table-cell>
          <table:table-cell table:number-columns-repeated="1020"/>
        </table:table-row>
        <table:table-row table:style-name="ro3">
          <table:table-cell office:value-type="string">
            <text:p>marciapiede</text:p>
          </table:table-cell>
          <table:table-cell office:value-type="string">
            <text:p>script_iniziale</text:p>
          </table:table-cell>
          <table:table-cell office:value-type="string">
            <text:p>We need to celebrate, take this.</text:p>
          </table:table-cell>
          <table:table-cell table:style-name="ce18" office:value-type="string">
            <text:p>Ça se fête, tiens prends ça !</text:p>
          </table:table-cell>
          <table:table-cell table:number-columns-repeated="1020"/>
        </table:table-row>
        <table:table-row table:style-name="ro3">
          <table:table-cell office:value-type="string">
            <text:p>marciapiede</text:p>
          </table:table-cell>
          <table:table-cell office:value-type="string">
            <text:p>script_iniziale</text:p>
          </table:table-cell>
          <table:table-cell office:value-type="string">
            <text:p>HOW THE HELL OFTEN DO I HAVE TO TELL YOU I'M ALLERGIC?!?</text:p>
          </table:table-cell>
          <table:table-cell table:style-name="ce18" office:value-type="string">
            <text:p>COMBIEN DE FOIS DOIS-JE TE DIRE QUE JE SUIS ALLERGIQUE ?!?</text:p>
          </table:table-cell>
          <table:table-cell table:number-columns-repeated="1020"/>
        </table:table-row>
        <table:table-row table:style-name="ro5">
          <table:table-cell office:value-type="string">
            <text:p>marciapiede</text:p>
          </table:table-cell>
          <table:table-cell office:value-type="string">
            <text:p>script_iniziale</text:p>
          </table:table-cell>
          <table:table-cell office:value-type="string">
            <text:p>IT'S A DAMNED NUT! DO YOU EVEN HAVE EYES IN THOSE SOCKETS?!</text:p>
          </table:table-cell>
          <table:table-cell table:style-name="ce18" office:value-type="string">
            <text:p>C'EST UNE FOUTUE NOISETTE ! EST-CE QUE TU AS DES YEUX AU MOINS DANS TES ORBITES ?</text:p>
          </table:table-cell>
          <table:table-cell table:number-columns-repeated="1020"/>
        </table:table-row>
        <table:table-row table:style-name="ro3">
          <table:table-cell office:value-type="string">
            <text:p>marciapiede</text:p>
          </table:table-cell>
          <table:table-cell office:value-type="string">
            <text:p>script_iniziale</text:p>
          </table:table-cell>
          <table:table-cell office:value-type="string">
            <text:p>Several hours later...</text:p>
          </table:table-cell>
          <table:table-cell table:style-name="ce18" office:value-type="string">
            <text:p>Quelques heures plus tard...</text:p>
          </table:table-cell>
          <table:table-cell table:number-columns-repeated="1020"/>
        </table:table-row>
        <table:table-row table:style-name="ro3">
          <table:table-cell office:value-type="string">
            <text:p>marciapiede</text:p>
          </table:table-cell>
          <table:table-cell office:value-type="string">
            <text:p>script_iniziale</text:p>
          </table:table-cell>
          <table:table-cell office:value-type="string">
            <text:p>Something stinks here.</text:p>
          </table:table-cell>
          <table:table-cell table:style-name="ce18" office:value-type="string">
            <text:p>Ça pue.</text:p>
          </table:table-cell>
          <table:table-cell table:number-columns-repeated="1020"/>
        </table:table-row>
        <table:table-row table:style-name="ro3">
          <table:table-cell office:value-type="string">
            <text:p>marciapiede</text:p>
          </table:table-cell>
          <table:table-cell office:value-type="string">
            <text:p>script_iniziale</text:p>
          </table:table-cell>
          <table:table-cell office:value-type="string">
            <text:p>It wasn't me.</text:p>
          </table:table-cell>
          <table:table-cell table:style-name="ce18" office:value-type="string">
            <text:p>C'est pas moi.</text:p>
          </table:table-cell>
          <table:table-cell table:number-columns-repeated="1020"/>
        </table:table-row>
        <table:table-row table:style-name="ro3">
          <table:table-cell office:value-type="string">
            <text:p>marciapiede</text:p>
          </table:table-cell>
          <table:table-cell office:value-type="string">
            <text:p>script_iniziale</text:p>
          </table:table-cell>
          <table:table-cell office:value-type="string">
            <text:p>I mean... where the hell did those two go?</text:p>
          </table:table-cell>
          <table:table-cell table:style-name="ce18" office:value-type="string">
            <text:p>Je veux dire... où est-ce qu'ils sont allés ces deux-là ?</text:p>
          </table:table-cell>
          <table:table-cell table:number-columns-repeated="1020"/>
        </table:table-row>
        <table:table-row table:style-name="ro3">
          <table:table-cell office:value-type="string">
            <text:p>marciapiede</text:p>
          </table:table-cell>
          <table:table-cell office:value-type="string">
            <text:p>script_iniziale</text:p>
          </table:table-cell>
          <table:table-cell office:value-type="string">
            <text:p>I'll get out, I have to check.</text:p>
          </table:table-cell>
          <table:table-cell table:style-name="ce18" office:value-type="string">
            <text:p>Je vais sortir, il faut que je vérifie.</text:p>
          </table:table-cell>
          <table:table-cell table:number-columns-repeated="1020"/>
        </table:table-row>
        <table:table-row table:style-name="ro3">
          <table:table-cell office:value-type="string">
            <text:p>marciapiede</text:p>
          </table:table-cell>
          <table:table-cell office:value-type="string">
            <text:p>script_iniziale</text:p>
          </table:table-cell>
          <table:table-cell office:value-type="string">
            <text:p>Those two are still not coming.</text:p>
          </table:table-cell>
          <table:table-cell table:style-name="ce18" office:value-type="string">
            <text:p>Ils ne viennent toujours pas ces deux-là.</text:p>
          </table:table-cell>
          <table:table-cell table:number-columns-repeated="1020"/>
        </table:table-row>
        <table:table-row table:style-name="ro3">
          <table:table-cell office:value-type="string">
            <text:p>marciapiede</text:p>
          </table:table-cell>
          <table:table-cell office:value-type="string">
            <text:p>script_iniziale</text:p>
          </table:table-cell>
          <table:table-cell office:value-type="string">
            <text:p>What are they doing now?</text:p>
          </table:table-cell>
          <table:table-cell table:style-name="ce18" office:value-type="string">
            <text:p>Que font-ils maintenant ?</text:p>
          </table:table-cell>
          <table:table-cell table:number-columns-repeated="1020"/>
        </table:table-row>
        <table:table-row table:style-name="ro3">
          <table:table-cell office:value-type="string">
            <text:p>marciapiede</text:p>
          </table:table-cell>
          <table:table-cell office:value-type="string">
            <text:p>script_iniziale</text:p>
          </table:table-cell>
          <table:table-cell office:value-type="string">
            <text:p>I'm going back to take a look.</text:p>
          </table:table-cell>
          <table:table-cell table:style-name="ce18" office:value-type="string">
            <text:p>Je vais retourner voir.</text:p>
          </table:table-cell>
          <table:table-cell table:number-columns-repeated="1020"/>
        </table:table-row>
        <table:table-row table:style-name="ro3">
          <table:table-cell office:value-type="string">
            <text:p>marciapiede</text:p>
          </table:table-cell>
          <table:table-cell office:value-type="string">
            <text:p>script_iniziale</text:p>
          </table:table-cell>
          <table:table-cell office:value-type="string">
            <text:p>I don't like these kind of days.</text:p>
          </table:table-cell>
          <table:table-cell table:style-name="ce18" office:value-type="string">
            <text:p>Je déteste les jours comme ça.</text:p>
          </table:table-cell>
          <table:table-cell table:number-columns-repeated="1020"/>
        </table:table-row>
        <table:table-row table:style-name="ro3">
          <table:table-cell office:value-type="string">
            <text:p>marciapiede</text:p>
          </table:table-cell>
          <table:table-cell office:value-type="string">
            <text:p>script_iniziale</text:p>
          </table:table-cell>
          <table:table-cell office:value-type="string">
            <text:p>You're telling me. If I find out who pried my van open, ugh...</text:p>
          </table:table-cell>
          <table:table-cell table:style-name="ce18" office:value-type="string">
            <text:p>Tu l'as dit. Si je découvre qui a éventré mon camion...</text:p>
          </table:table-cell>
          <table:table-cell table:number-columns-repeated="1020"/>
        </table:table-row>
        <table:table-row table:style-name="ro3">
          <table:table-cell office:value-type="string">
            <text:p>marciapiede</text:p>
          </table:table-cell>
          <table:table-cell office:value-type="string">
            <text:p>script_iniziale</text:p>
          </table:table-cell>
          <table:table-cell office:value-type="string">
            <text:p>Remember your heart condition, boss.</text:p>
          </table:table-cell>
          <table:table-cell table:style-name="ce18" office:value-type="string">
            <text:p>Pensez à votre coeur, patron.</text:p>
          </table:table-cell>
          <table:table-cell table:number-columns-repeated="1020"/>
        </table:table-row>
        <table:table-row table:style-name="ro3">
          <table:table-cell office:value-type="string">
            <text:p>marciapiede</text:p>
          </table:table-cell>
          <table:table-cell/>
          <table:table-cell office:value-type="string">
            <text:p>You're right, let's just think about delivering everything and forget today, ok?</text:p>
          </table:table-cell>
          <table:table-cell table:style-name="ce18" office:value-type="string">
            <text:p>Tu as raison, allons livrer tout ça et tachons d'oublier cette journée.</text:p>
          </table:table-cell>
          <table:table-cell table:number-columns-repeated="1020"/>
        </table:table-row>
        <table:table-row table:style-name="ro3">
          <table:table-cell office:value-type="string">
            <text:p>marciapiede</text:p>
          </table:table-cell>
          <table:table-cell office:value-type="string">
            <text:p>tana</text:p>
          </table:table-cell>
          <table:table-cell office:value-type="string">
            <text:p>Are you ready for the new house?</text:p>
          </table:table-cell>
          <table:table-cell table:style-name="ce18" office:value-type="string">
            <text:p>Tu es prêt pour la nouvelle maison ?</text:p>
          </table:table-cell>
          <table:table-cell table:number-columns-repeated="1020"/>
        </table:table-row>
        <table:table-row table:style-name="ro3">
          <table:table-cell office:value-type="string">
            <text:p>marciapiede</text:p>
          </table:table-cell>
          <table:table-cell/>
          <table:table-cell office:value-type="string">
            <text:p>I haven't even thought about it, actually. I just want to talk to Ronald as soon as possible.</text:p>
          </table:table-cell>
          <table:table-cell table:style-name="ce18" office:value-type="string">
            <text:p>Je n'y ai même pas pensé. Je veux juste parler à Ronald dès que possible.</text:p>
          </table:table-cell>
          <table:table-cell table:number-columns-repeated="1020"/>
        </table:table-row>
        <table:table-row table:style-name="ro3">
          <table:table-cell office:value-type="string">
            <text:p>marciapiede</text:p>
          </table:table-cell>
          <table:table-cell office:value-type="string">
            <text:p>tana</text:p>
          </table:table-cell>
          <table:table-cell office:value-type="string">
            <text:p>Why all this rush?</text:p>
          </table:table-cell>
          <table:table-cell table:style-name="ce18" office:value-type="string">
            <text:p>Pourquoi toute cette précipitation ?</text:p>
          </table:table-cell>
          <table:table-cell table:number-columns-repeated="1020"/>
        </table:table-row>
        <table:table-row table:style-name="ro3">
          <table:table-cell office:value-type="string">
            <text:p>marciapiede</text:p>
          </table:table-cell>
          <table:table-cell/>
          <table:table-cell office:value-type="string">
            <text:p>Sorry, but I wasn't paying any attention earlier. I was too busy with my nuts.</text:p>
          </table:table-cell>
          <table:table-cell table:style-name="ce18" office:value-type="string">
            <text:p>Désolé, mais je n'ai pas fait attention. J'étais trop occupé avec mes noix.</text:p>
          </table:table-cell>
          <table:table-cell table:number-columns-repeated="1020"/>
        </table:table-row>
        <table:table-row table:style-name="ro5">
          <table:table-cell office:value-type="string">
            <text:p>marciapiede</text:p>
          </table:table-cell>
          <table:table-cell office:value-type="string">
            <text:p>tana</text:p>
          </table:table-cell>
          <table:table-cell office:value-type="string">
            <text:p>Basically, according to other-wordly laws, the perpetrators of a blood sin will be condemned to eternal damnation when they die.</text:p>
          </table:table-cell>
          <table:table-cell table:style-name="ce18" office:value-type="string">
            <text:p>En fait, selon les lois d'un autre monde, les auteurs d'un péché de sang seront condamnés à la damnation éternelle quand ils mourront.</text:p>
          </table:table-cell>
          <table:table-cell table:number-columns-repeated="1020"/>
        </table:table-row>
        <table:table-row table:style-name="ro3">
          <table:table-cell office:value-type="string">
            <text:p>marciapiede</text:p>
          </table:table-cell>
          <table:table-cell/>
          <table:table-cell office:value-type="string">
            <text:p>But Ronald's was an accident.</text:p>
          </table:table-cell>
          <table:table-cell table:style-name="ce18" office:value-type="string">
            <text:p>Mais pour Ronald, c'était un accident.</text:p>
          </table:table-cell>
          <table:table-cell table:number-columns-repeated="1020"/>
        </table:table-row>
        <table:table-row table:style-name="ro3">
          <table:table-cell office:value-type="string">
            <text:p>marciapiede</text:p>
          </table:table-cell>
          <table:table-cell office:value-type="string">
            <text:p>tana</text:p>
          </table:table-cell>
          <table:table-cell office:value-type="string">
            <text:p>That doesn't change anything, it's irrelevant.</text:p>
          </table:table-cell>
          <table:table-cell table:style-name="ce18" office:value-type="string">
            <text:p>Cela ne change rien.</text:p>
          </table:table-cell>
          <table:table-cell table:number-columns-repeated="1020"/>
        </table:table-row>
        <table:table-row table:style-name="ro5">
          <table:table-cell office:value-type="string">
            <text:p>marciapiede</text:p>
          </table:table-cell>
          <table:table-cell/>
          <table:table-cell office:value-type="string">
            <text:p>The only way to prevent this from happening is to confess his 'crime' to someone else.</text:p>
          </table:table-cell>
          <table:table-cell table:style-name="ce18" office:value-type="string">
            <text:p>La seule façon d'empêcher ça est de confesser son « crime » à quelqu'un d'autre.</text:p>
          </table:table-cell>
          <table:table-cell table:number-columns-repeated="1020"/>
        </table:table-row>
        <table:table-row table:style-name="ro3">
          <table:table-cell office:value-type="string">
            <text:p>marciapiede</text:p>
          </table:table-cell>
          <table:table-cell office:value-type="string">
            <text:p>portiera/apri</text:p>
          </table:table-cell>
          <table:table-cell office:value-type="string">
            <text:p>Within five years.</text:p>
          </table:table-cell>
          <table:table-cell table:style-name="ce18" office:value-type="string">
            <text:p>Dans les cinq ans.</text:p>
          </table:table-cell>
          <table:table-cell table:number-columns-repeated="1020"/>
        </table:table-row>
        <table:table-row table:style-name="ro3">
          <table:table-cell office:value-type="string">
            <text:p>marciapiede</text:p>
          </table:table-cell>
          <table:table-cell/>
          <table:table-cell office:value-type="string">
            <text:p>And how much time does he have left, exactly?</text:p>
          </table:table-cell>
          <table:table-cell table:style-name="ce18" office:value-type="string">
            <text:p>Et combien de temps lui reste-t-il exactement ?</text:p>
          </table:table-cell>
          <table:table-cell table:number-columns-repeated="1020"/>
        </table:table-row>
        <table:table-row table:style-name="ro3">
          <table:table-cell office:value-type="string">
            <text:p>marciapiede</text:p>
          </table:table-cell>
          <table:table-cell office:value-type="string">
            <text:p>Noce</text:p>
          </table:table-cell>
          <table:table-cell office:value-type="string">
            <text:p>Three days.</text:p>
          </table:table-cell>
          <table:table-cell table:style-name="ce18" office:value-type="string">
            <text:p>Trois jours.</text:p>
          </table:table-cell>
          <table:table-cell table:number-columns-repeated="1020"/>
        </table:table-row>
        <table:table-row table:style-name="ro3">
          <table:table-cell office:value-type="string">
            <text:p>marciapiede</text:p>
          </table:table-cell>
          <table:table-cell/>
          <table:table-cell office:value-type="string">
            <text:p>AND YOU'RE JUST THINKING ABOUT IT NOW?!?</text:p>
          </table:table-cell>
          <table:table-cell table:style-name="ce18" office:value-type="string">
            <text:p>ET TU PENSES À ÇA SEULEMENT MAINTENANT ?!?</text:p>
          </table:table-cell>
          <table:table-cell table:number-columns-repeated="1020"/>
        </table:table-row>
        <table:table-row table:style-name="ro3">
          <table:table-cell office:value-type="string">
            <text:p>marciapiede</text:p>
          </table:table-cell>
          <table:table-cell office:value-type="string">
            <text:p>Noce</text:p>
          </table:table-cell>
          <table:table-cell office:value-type="string">
            <text:p>I didn't want to overwhelm him, I wanted to give him his space!</text:p>
          </table:table-cell>
          <table:table-cell table:style-name="ce18" office:value-type="string">
            <text:p>Je ne voulais pas l'accabler, je voulais le laisser tranquille !</text:p>
          </table:table-cell>
          <table:table-cell table:number-columns-repeated="1020"/>
        </table:table-row>
        <table:table-row table:style-name="ro3">
          <table:table-cell office:value-type="string">
            <text:p>marciapiede</text:p>
          </table:table-cell>
          <table:table-cell office:value-type="string">
            <text:p>Noce</text:p>
          </table:table-cell>
          <table:table-cell office:value-type="string">
            <text:p>I really have no words.</text:p>
          </table:table-cell>
          <table:table-cell table:style-name="ce18" office:value-type="string">
            <text:p>Je ne sais même plus quoi dire.</text:p>
          </table:table-cell>
          <table:table-cell table:number-columns-repeated="1020"/>
        </table:table-row>
        <table:table-row table:style-name="ro1">
          <table:table-cell/>
          <table:table-cell office:value-type="string">
            <text:p>Noce</text:p>
          </table:table-cell>
          <table:table-cell/>
          <table:table-cell table:style-name="ce18"/>
          <table:table-cell table:number-columns-repeated="1020"/>
        </table:table-row>
        <table:table-row table:style-name="ro3">
          <table:table-cell office:value-type="string">
            <text:p>marciapiede</text:p>
          </table:table-cell>
          <table:table-cell office:value-type="string">
            <text:p>Noce</text:p>
          </table:table-cell>
          <table:table-cell office:value-type="string">
            <text:p>I have a new appreciation of the quality of life inside the wardrobe.</text:p>
          </table:table-cell>
          <table:table-cell table:style-name="ce18" office:value-type="string">
            <text:p>J'apprécie encore plus ma qualité de vie à l'intérieur de l'armoire.</text:p>
          </table:table-cell>
          <table:table-cell table:number-columns-repeated="1020"/>
        </table:table-row>
        <table:table-row table:style-name="ro1">
          <table:table-cell/>
          <table:table-cell office:value-type="string">
            <text:p>Noce</text:p>
          </table:table-cell>
          <table:table-cell/>
          <table:table-cell table:style-name="ce18"/>
          <table:table-cell table:number-columns-repeated="1020"/>
        </table:table-row>
        <table:table-row table:style-name="ro3">
          <table:table-cell office:value-type="string">
            <text:p>marciapiede</text:p>
          </table:table-cell>
          <table:table-cell office:value-type="string">
            <text:p>Noce</text:p>
          </table:table-cell>
          <table:table-cell office:value-type="string">
            <text:p>Better not touch it; I think it's part of the scenery.</text:p>
          </table:table-cell>
          <table:table-cell table:style-name="ce18" office:value-type="string">
            <text:p>Mieux vaut ne pas y toucher; ça fait partie du paysage.</text:p>
          </table:table-cell>
          <table:table-cell table:number-columns-repeated="1020"/>
        </table:table-row>
        <table:table-row table:style-name="ro1">
          <table:table-cell/>
          <table:table-cell office:value-type="string">
            <text:p>Noce</text:p>
          </table:table-cell>
          <table:table-cell/>
          <table:table-cell table:style-name="ce18"/>
          <table:table-cell table:number-columns-repeated="1020"/>
        </table:table-row>
        <table:table-row table:style-name="ro3">
          <table:table-cell office:value-type="string">
            <text:p>marciapiede</text:p>
          </table:table-cell>
          <table:table-cell office:value-type="string">
            <text:p>Noce</text:p>
          </table:table-cell>
          <table:table-cell office:value-type="string">
            <text:p>I don't see any ostriches in the neighborhood.</text:p>
          </table:table-cell>
          <table:table-cell table:style-name="ce18" office:value-type="string">
            <text:p>Je ne vois pas d'autruches dans le voisinage.</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marciapiede</text:p>
          </table:table-cell>
          <table:table-cell office:value-type="string">
            <text:p>marciapiede_x_ingresso</text:p>
          </table:table-cell>
          <table:table-cell office:value-type="string">
            <text:p>Bugs, I need you to be done with these holes. You're ruining our lawn.</text:p>
          </table:table-cell>
          <table:table-cell table:style-name="ce18" office:value-type="string">
            <text:p>Bugs, il faut vraiment que tu arrêtes avec ces trous. Tu gâches notre pelouse.</text:p>
          </table:table-cell>
          <table:table-cell table:number-columns-repeated="1020"/>
        </table:table-row>
        <table:table-row table:style-name="ro1">
          <table:table-cell/>
          <table:table-cell office:value-type="string">
            <text:p>marciapiede_x_ingresso</text:p>
          </table:table-cell>
          <table:table-cell/>
          <table:table-cell table:style-name="ce18"/>
          <table:table-cell table:number-columns-repeated="1020"/>
        </table:table-row>
        <table:table-row table:style-name="ro3">
          <table:table-cell office:value-type="string">
            <text:p>marciapiede</text:p>
          </table:table-cell>
          <table:table-cell/>
          <table:table-cell office:value-type="string">
            <text:p>No way, it's closed.</text:p>
          </table:table-cell>
          <table:table-cell table:style-name="ce18"/>
          <table:table-cell table:number-columns-repeated="1020"/>
        </table:table-row>
        <table:table-row table:style-name="ro1">
          <table:table-cell/>
          <table:table-cell office:value-type="string">
            <text:p>script_iniziale</text:p>
          </table:table-cell>
          <table:table-cell/>
          <table:table-cell table:style-name="ce18"/>
          <table:table-cell table:number-columns-repeated="1020"/>
        </table:table-row>
        <table:table-row table:style-name="ro3">
          <table:table-cell office:value-type="string">
            <text:p>marciapiede</text:p>
          </table:table-cell>
          <table:table-cell office:value-type="string">
            <text:p>script_iniziale</text:p>
          </table:table-cell>
          <table:table-cell office:value-type="string">
            <text:p>You should be able to recognize Nut by now.</text:p>
          </table:table-cell>
          <table:table-cell table:style-name="ce18" office:value-type="string">
            <text:p>Tu devrais être capable de reconnaître Nut maintenant.</text:p>
          </table:table-cell>
          <table:table-cell table:number-columns-repeated="1020"/>
        </table:table-row>
        <table:table-row table:style-name="ro1">
          <table:table-cell/>
          <table:table-cell office:value-type="string">
            <text:p>script_iniziale</text:p>
          </table:table-cell>
          <table:table-cell/>
          <table:table-cell table:style-name="ce18"/>
          <table:table-cell table:number-columns-repeated="1020"/>
        </table:table-row>
        <table:table-row table:style-name="ro3">
          <table:table-cell office:value-type="string">
            <text:p>marciapiede</text:p>
          </table:table-cell>
          <table:table-cell office:value-type="string">
            <text:p>script_iniziale</text:p>
          </table:table-cell>
          <table:table-cell office:value-type="string">
            <text:p>Took you long enough, hmm?</text:p>
          </table:table-cell>
          <table:table-cell table:style-name="ce18" office:value-type="string">
            <text:p>T'as pris tout ton temps, hein ?</text:p>
          </table:table-cell>
          <table:table-cell table:number-columns-repeated="1020"/>
        </table:table-row>
        <table:table-row table:style-name="ro3">
          <table:table-cell office:value-type="string">
            <text:p>marciapiede</text:p>
          </table:table-cell>
          <table:table-cell office:value-type="string">
            <text:p>script_iniziale</text:p>
          </table:table-cell>
          <table:table-cell office:value-type="string">
            <text:p>And where did you pop up from?</text:p>
          </table:table-cell>
          <table:table-cell table:style-name="ce18" office:value-type="string">
            <text:p>Et d'où es-tu sorti ?</text:p>
          </table:table-cell>
          <table:table-cell table:number-columns-repeated="1020"/>
        </table:table-row>
        <table:table-row table:style-name="ro3">
          <table:table-cell office:value-type="string">
            <text:p>marciapiede</text:p>
          </table:table-cell>
          <table:table-cell office:value-type="string">
            <text:p>script_iniziale</text:p>
          </table:table-cell>
          <table:table-cell office:value-type="string">
            <text:p>This van is a wreck. I got out through a hole hidden in the floor. </text:p>
          </table:table-cell>
          <table:table-cell table:style-name="ce18" office:value-type="string">
            <text:p>Cette camionnette est une épave. Je suis sorti par un trou caché dans le sol.</text:p>
          </table:table-cell>
          <table:table-cell table:number-columns-repeated="1020"/>
        </table:table-row>
        <table:table-row table:style-name="ro3">
          <table:table-cell office:value-type="string">
            <text:p>marciapiede</text:p>
          </table:table-cell>
          <table:table-cell office:value-type="string">
            <text:p>script_iniziale</text:p>
          </table:table-cell>
          <table:table-cell office:value-type="string">
            <text:p>Is there a way to get in from under there?</text:p>
          </table:table-cell>
          <table:table-cell table:style-name="ce18" office:value-type="string">
            <text:p>Y'a-t-il un moyen d'y entrer par en dessous ?</text:p>
          </table:table-cell>
          <table:table-cell table:number-columns-repeated="1020"/>
        </table:table-row>
        <table:table-row table:style-name="ro3">
          <table:table-cell office:value-type="string">
            <text:p>marciapiede</text:p>
          </table:table-cell>
          <table:table-cell office:value-type="string">
            <text:p>script_iniziale</text:p>
          </table:table-cell>
          <table:table-cell office:value-type="string">
            <text:p>Negative, dude. My head may be huge, but nowhere near like yours.</text:p>
          </table:table-cell>
          <table:table-cell table:style-name="ce18" office:value-type="string">
            <text:p>Négatif, mec. Ma tête est peut-être énorme, mais c'est rien comparé à la tienne.</text:p>
          </table:table-cell>
          <table:table-cell table:number-columns-repeated="1020"/>
        </table:table-row>
        <table:table-row table:style-name="ro3">
          <table:table-cell office:value-type="string">
            <text:p>marciapiede</text:p>
          </table:table-cell>
          <table:table-cell office:value-type="string">
            <text:p>script_iniziale</text:p>
          </table:table-cell>
          <table:table-cell office:value-type="string">
            <text:p>How about taking a ride with me?</text:p>
          </table:table-cell>
          <table:table-cell table:style-name="ce18" office:value-type="string">
            <text:p>Que dirais-tu de faire un tour avec moi ?</text:p>
          </table:table-cell>
          <table:table-cell table:number-columns-repeated="1020"/>
        </table:table-row>
        <table:table-row table:style-name="ro3">
          <table:table-cell office:value-type="string">
            <text:p>marciapiede</text:p>
          </table:table-cell>
          <table:table-cell office:value-type="string">
            <text:p>script_iniziale</text:p>
          </table:table-cell>
          <table:table-cell office:value-type="string">
            <text:p>All aboard!</text:p>
          </table:table-cell>
          <table:table-cell table:style-name="ce18" office:value-type="string">
            <text:p>En voiture !</text:p>
          </table:table-cell>
          <table:table-cell table:number-columns-repeated="1020"/>
        </table:table-row>
        <table:table-row table:style-name="ro3">
          <table:table-cell office:value-type="string">
            <text:p>marciapiede</text:p>
          </table:table-cell>
          <table:table-cell/>
          <table:table-cell office:value-type="string">
            <text:p>Jump in.</text:p>
          </table:table-cell>
          <table:table-cell table:style-name="ce18" office:value-type="string">
            <text:p>Saute là-dedans.</text:p>
          </table:table-cell>
          <table:table-cell table:number-columns-repeated="1020"/>
        </table:table-row>
        <table:table-row table:style-name="ro1">
          <table:table-cell/>
          <table:table-cell office:value-type="string">
            <text:p>I tre fratelli Orco</text:p>
          </table:table-cell>
          <table:table-cell/>
          <table:table-cell table:style-name="ce18"/>
          <table:table-cell table:number-columns-repeated="1020"/>
        </table:table-row>
        <table:table-row table:style-name="ro3">
          <table:table-cell office:value-type="string">
            <text:p>marciapiede</text:p>
          </table:table-cell>
          <table:table-cell/>
          <table:table-cell office:value-type="string">
            <text:p>I see we are dealing with a Nobel laureate here...</text:p>
          </table:table-cell>
          <table:table-cell table:style-name="ce18" office:value-type="string">
            <text:p>Je vois qu'on a affaire à un prix Nobel…</text:p>
          </table:table-cell>
          <table:table-cell table:number-columns-repeated="1020"/>
        </table:table-row>
        <table:table-row table:style-name="ro3">
          <table:table-cell office:value-type="string">
            <text:p>marciapiede</text:p>
          </table:table-cell>
          <table:table-cell office:value-type="string">
            <text:p>I tre fratelli Orco</text:p>
          </table:table-cell>
          <table:table-cell office:value-type="string">
            <text:p>Do I need to remind you about the huge plum watching the door?</text:p>
          </table:table-cell>
          <table:table-cell table:style-name="ce18" office:value-type="string">
            <text:p>Dois-je te rappeler l'énorme prune qui surveille la porte ?</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meteorite</text:p>
          </table:table-cell>
          <table:table-cell office:value-type="string">
            <text:p>I tre fratelli Orco</text:p>
          </table:table-cell>
          <table:table-cell office:value-type="string">
            <text:p>Hey Two, do you know what's round, soft and juicy?</text:p>
          </table:table-cell>
          <table:table-cell table:style-name="ce18" office:value-type="string">
            <text:p>Hey Deux, sais-tu ce qui est rond, doux et juteux ?</text:p>
          </table:table-cell>
          <table:table-cell table:number-columns-repeated="1020"/>
        </table:table-row>
        <table:table-row table:style-name="ro3">
          <table:table-cell office:value-type="string">
            <text:p>meteorite</text:p>
          </table:table-cell>
          <table:table-cell office:value-type="string">
            <text:p>I tre fratelli Orco</text:p>
          </table:table-cell>
          <table:table-cell office:value-type="string">
            <text:p>A tomato?</text:p>
          </table:table-cell>
          <table:table-cell table:style-name="ce18" office:value-type="string">
            <text:p>Une tomate ?</text:p>
          </table:table-cell>
          <table:table-cell table:number-columns-repeated="1020"/>
        </table:table-row>
        <table:table-row table:style-name="ro3">
          <table:table-cell office:value-type="string">
            <text:p>meteorite</text:p>
          </table:table-cell>
          <table:table-cell office:value-type="string">
            <text:p>I tre fratelli Orco</text:p>
          </table:table-cell>
          <table:table-cell office:value-type="string">
            <text:p>No, stupid. A nice CHILD.</text:p>
          </table:table-cell>
          <table:table-cell table:style-name="ce18" office:value-type="string">
            <text:p>Non, idiot. Un petit ENFANT.</text:p>
          </table:table-cell>
          <table:table-cell table:number-columns-repeated="1020"/>
        </table:table-row>
        <table:table-row table:style-name="ro3">
          <table:table-cell office:value-type="string">
            <text:p>meteorite</text:p>
          </table:table-cell>
          <table:table-cell office:value-type="string">
            <text:p>I tre fratelli Orco</text:p>
          </table:table-cell>
          <table:table-cell office:value-type="string">
            <text:p>How many times have I got to tell you... I'm done eating children.</text:p>
          </table:table-cell>
          <table:table-cell table:style-name="ce18" office:value-type="string">
            <text:p>Combien de fois devrais-je te le dire... J'ai arrêté de manger des enfants.</text:p>
          </table:table-cell>
          <table:table-cell table:number-columns-repeated="1020"/>
        </table:table-row>
        <table:table-row table:style-name="ro3">
          <table:table-cell office:value-type="string">
            <text:p>meteorite</text:p>
          </table:table-cell>
          <table:table-cell office:value-type="string">
            <text:p>I tre fratelli Orco</text:p>
          </table:table-cell>
          <table:table-cell office:value-type="string">
            <text:p>I'm a fruitarian now.</text:p>
          </table:table-cell>
          <table:table-cell table:style-name="ce18" office:value-type="string">
            <text:p>Je suis fruitarien maintenant.</text:p>
          </table:table-cell>
          <table:table-cell table:number-columns-repeated="1020"/>
        </table:table-row>
        <table:table-row table:style-name="ro3">
          <table:table-cell office:value-type="string">
            <text:p>meteorite</text:p>
          </table:table-cell>
          <table:table-cell office:value-type="string">
            <text:p>I tre fratelli Orco</text:p>
          </table:table-cell>
          <table:table-cell office:value-type="string">
            <text:p>And what the hell does that mean?</text:p>
          </table:table-cell>
          <table:table-cell table:style-name="ce18" office:value-type="string">
            <text:p>Et qu'est-ce que ça veut dire ?</text:p>
          </table:table-cell>
          <table:table-cell table:number-columns-repeated="1020"/>
        </table:table-row>
        <table:table-row table:style-name="ro5">
          <table:table-cell office:value-type="string">
            <text:p>meteorite</text:p>
          </table:table-cell>
          <table:table-cell office:value-type="string">
            <text:p>I tre fratelli Orco</text:p>
          </table:table-cell>
          <table:table-cell office:value-type="string">
            <text:p>I only feed on fruit, and just the ones that fall from trees to the ground.</text:p>
          </table:table-cell>
          <table:table-cell table:style-name="ce18" office:value-type="string">
            <text:p>Je me nourris seulement de fruits, et seulement ceux qui sont déjà tombés des arbres.</text:p>
          </table:table-cell>
          <table:table-cell table:number-columns-repeated="1020"/>
        </table:table-row>
        <table:table-row table:style-name="ro3">
          <table:table-cell office:value-type="string">
            <text:p>meteorite</text:p>
          </table:table-cell>
          <table:table-cell office:value-type="string">
            <text:p>I tre fratelli Orco</text:p>
          </table:table-cell>
          <table:table-cell office:value-type="string">
            <text:p>You won't last more than a week...</text:p>
          </table:table-cell>
          <table:table-cell table:style-name="ce18" office:value-type="string">
            <text:p>Tu ne tiendras pas plus d'une semaine...</text:p>
          </table:table-cell>
          <table:table-cell table:number-columns-repeated="1020"/>
        </table:table-row>
        <table:table-row table:style-name="ro3">
          <table:table-cell office:value-type="string">
            <text:p>meteorite</text:p>
          </table:table-cell>
          <table:table-cell office:value-type="string">
            <text:p>I tre fratelli Orco</text:p>
          </table:table-cell>
          <table:table-cell office:value-type="string">
            <text:p>You'll see.</text:p>
          </table:table-cell>
          <table:table-cell table:style-name="ce18" office:value-type="string">
            <text:p>Tu verras.</text:p>
          </table:table-cell>
          <table:table-cell table:number-columns-repeated="1020"/>
        </table:table-row>
        <table:table-row table:style-name="ro3">
          <table:table-cell office:value-type="string">
            <text:p>meteorite</text:p>
          </table:table-cell>
          <table:table-cell/>
          <table:table-cell office:value-type="string">
            <text:p>You're really the black sheep of our family.</text:p>
          </table:table-cell>
          <table:table-cell table:style-name="ce18" office:value-type="string">
            <text:p>Tu es vraiment le mouton noir de la famille.</text:p>
          </table:table-cell>
          <table:table-cell table:number-columns-repeated="1020"/>
        </table:table-row>
        <table:table-row table:style-name="ro1">
          <table:table-cell/>
          <table:table-cell office:value-type="string">
            <text:p>alieno</text:p>
          </table:table-cell>
          <table:table-cell/>
          <table:table-cell table:style-name="ce18"/>
          <table:table-cell table:number-columns-repeated="1020"/>
        </table:table-row>
        <table:table-row table:style-name="ro3">
          <table:table-cell office:value-type="string">
            <text:p>meteorite</text:p>
          </table:table-cell>
          <table:table-cell/>
          <table:table-cell office:value-type="string">
            <text:p>They undoubtedly get along very well.</text:p>
          </table:table-cell>
          <table:table-cell table:style-name="ce18" office:value-type="string">
            <text:p>Ils s'entendent sans doute très bien.</text:p>
          </table:table-cell>
          <table:table-cell table:number-columns-repeated="1020"/>
        </table:table-row>
        <table:table-row table:style-name="ro1">
          <table:table-cell/>
          <table:table-cell office:value-type="string">
            <text:p>alieno</text:p>
          </table:table-cell>
          <table:table-cell/>
          <table:table-cell table:style-name="ce18"/>
          <table:table-cell table:number-columns-repeated="1020"/>
        </table:table-row>
        <table:table-row table:style-name="ro3">
          <table:table-cell office:value-type="string">
            <text:p>meteorite</text:p>
          </table:table-cell>
          <table:table-cell/>
          <table:table-cell office:value-type="string">
            <text:p>It's best not to get involved in certain private business.</text:p>
          </table:table-cell>
          <table:table-cell table:style-name="ce18" office:value-type="string">
            <text:p>Il est préférable de ne pas s'impliquer dans les affaires privées.</text:p>
          </table:table-cell>
          <table:table-cell table:number-columns-repeated="1020"/>
        </table:table-row>
        <table:table-row table:style-name="ro3">
          <table:table-cell/>
          <table:table-cell office:value-type="string">
            <text:p>Flowey</text:p>
          </table:table-cell>
          <table:table-cell/>
          <table:table-cell table:style-name="ce18"/>
          <table:table-cell table:number-columns-repeated="1020"/>
        </table:table-row>
        <table:table-row table:style-name="ro3">
          <table:table-cell office:value-type="string">
            <text:p>meteorite</text:p>
          </table:table-cell>
          <table:table-cell/>
          <table:table-cell office:value-type="string">
            <text:p>Two, don't be sad. Actually I get your life choice perfectly.</text:p>
          </table:table-cell>
          <table:table-cell table:style-name="ce18" office:value-type="string">
            <text:p>Deux, ne sois pas triste. En fait, je comprends parfaitement ton choix de vie.</text:p>
          </table:table-cell>
          <table:table-cell table:number-columns-repeated="1020"/>
        </table:table-row>
        <table:table-row table:style-name="ro3">
          <table:table-cell office:value-type="string">
            <text:p>meteorite</text:p>
          </table:table-cell>
          <table:table-cell office:value-type="string">
            <text:p>Flowey</text:p>
          </table:table-cell>
          <table:table-cell office:value-type="string">
            <text:p>Really?</text:p>
          </table:table-cell>
          <table:table-cell table:style-name="ce18" office:value-type="string">
            <text:p>Vraiment ?</text:p>
          </table:table-cell>
          <table:table-cell table:number-columns-repeated="1020"/>
        </table:table-row>
        <table:table-row table:style-name="ro3">
          <table:table-cell office:value-type="string">
            <text:p>meteorite</text:p>
          </table:table-cell>
          <table:table-cell/>
          <table:table-cell office:value-type="string">
            <text:p>I eat only children, too... just the ones that fall into my mouth.</text:p>
          </table:table-cell>
          <table:table-cell table:style-name="ce18" office:value-type="string">
            <text:p>Moi aussi je ne mange... que les enfants qui tombent dans ma bouche.</text:p>
          </table:table-cell>
          <table:table-cell table:number-columns-repeated="1020"/>
        </table:table-row>
        <table:table-row table:style-name="ro3">
          <table:table-cell office:value-type="string">
            <text:p>meteorite</text:p>
          </table:table-cell>
          <table:table-cell office:value-type="string">
            <text:p>torcia</text:p>
          </table:table-cell>
          <table:table-cell office:value-type="string">
            <text:p>Two, do you want to hear some news that will make you happy?</text:p>
          </table:table-cell>
          <table:table-cell table:style-name="ce18" office:value-type="string">
            <text:p>Deux, tu veux entendre une nouvelle qui va te rendre heureux ?</text:p>
          </table:table-cell>
          <table:table-cell table:number-columns-repeated="1020"/>
        </table:table-row>
        <table:table-row table:style-name="ro3">
          <table:table-cell office:value-type="string">
            <text:p>meteorite</text:p>
          </table:table-cell>
          <table:table-cell office:value-type="string">
            <text:p>torcia</text:p>
          </table:table-cell>
          <table:table-cell office:value-type="string">
            <text:p>I'm drinking juice.</text:p>
          </table:table-cell>
          <table:table-cell table:style-name="ce18" office:value-type="string">
            <text:p>Je bois du jus.</text:p>
          </table:table-cell>
          <table:table-cell table:number-columns-repeated="1020"/>
        </table:table-row>
        <table:table-row table:style-name="ro3">
          <table:table-cell office:value-type="string">
            <text:p>meteorite</text:p>
          </table:table-cell>
          <table:table-cell/>
          <table:table-cell office:value-type="string">
            <text:p>Guess what flavor it is, Two...</text:p>
          </table:table-cell>
          <table:table-cell table:style-name="ce18" office:value-type="string">
            <text:p>Devine à quel parfum, deux...</text:p>
          </table:table-cell>
          <table:table-cell table:number-columns-repeated="1020"/>
        </table:table-row>
        <table:table-row table:style-name="ro3">
          <table:table-cell office:value-type="string">
            <text:p>meteorite</text:p>
          </table:table-cell>
          <table:table-cell office:value-type="string">
            <text:p>torcia</text:p>
          </table:table-cell>
          <table:table-cell office:value-type="string">
            <text:p>Grapefruit?</text:p>
          </table:table-cell>
          <table:table-cell table:style-name="ce18" office:value-type="string">
            <text:p>Pamplemousse ?</text:p>
          </table:table-cell>
          <table:table-cell table:number-columns-repeated="1020"/>
        </table:table-row>
        <table:table-row table:style-name="ro3">
          <table:table-cell office:value-type="string">
            <text:p>meteorite</text:p>
          </table:table-cell>
          <table:table-cell/>
          <table:table-cell office:value-type="string">
            <text:p>CHILD.</text:p>
          </table:table-cell>
          <table:table-cell table:style-name="ce18" office:value-type="string">
            <text:p>ENFANT.</text:p>
          </table:table-cell>
          <table:table-cell table:number-columns-repeated="1020"/>
        </table:table-row>
        <table:table-row table:style-name="ro3">
          <table:table-cell office:value-type="string">
            <text:p>meteorite</text:p>
          </table:table-cell>
          <table:table-cell office:value-type="string">
            <text:p>torcia</text:p>
          </table:table-cell>
          <table:table-cell office:value-type="string">
            <text:p>Uh, can I have some of that, too? Hahahahahahaha!</text:p>
          </table:table-cell>
          <table:table-cell table:style-name="ce18" office:value-type="string">
            <text:p>Euh, je peux en avoir un peu ? Hahahah</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5">
          <table:table-cell office:value-type="string">
            <text:p>meteorite</text:p>
          </table:table-cell>
          <table:table-cell office:value-type="string">
            <text:p>mummia</text:p>
          </table:table-cell>
          <table:table-cell office:value-type="string">
            <text:p>Now I understand what the media meant when they predicted an alleged alien invasion back in the '80s.</text:p>
          </table:table-cell>
          <table:table-cell table:style-name="ce18" office:value-type="string">
            <text:p>Maintenant, je comprends ce qu'ils voulaient dire les médias quand ils parlaient d'une invasion extraterrestre mystérieuse dans les années 80.</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5">
          <table:table-cell office:value-type="string">
            <text:p>meteorite</text:p>
          </table:table-cell>
          <table:table-cell office:value-type="string">
            <text:p>mummia</text:p>
          </table:table-cell>
          <table:table-cell office:value-type="string">
            <text:p>I would have exterminated whole hordes of you to shoot down your 300-point spaceship.</text:p>
          </table:table-cell>
          <table:table-cell table:style-name="ce18" office:value-type="string">
            <text:p>J'aurais pu exterminer des hordes entières pour abattre ton vaisseau à 300 points.</text:p>
          </table:table-cell>
          <table:table-cell table:number-columns-repeated="1020"/>
        </table:table-row>
        <table:table-row table:style-name="ro1">
          <table:table-cell/>
          <table:table-cell office:value-type="string">
            <text:p>mummia</text:p>
          </table:table-cell>
          <table:table-cell/>
          <table:table-cell table:style-name="ce18"/>
          <table:table-cell table:number-columns-repeated="1020"/>
        </table:table-row>
        <table:table-row table:style-name="ro3">
          <table:table-cell office:value-type="string">
            <text:p>meteorite</text:p>
          </table:table-cell>
          <table:table-cell/>
          <table:table-cell office:value-type="string">
            <text:p>So many possible spoilers I wouldn't even know where to start.</text:p>
          </table:table-cell>
          <table:table-cell table:style-name="ce18" office:value-type="string">
            <text:p>Tellement de spoilers possible, je ne saurais par où commencer.</text:p>
          </table:table-cell>
          <table:table-cell table:number-columns-repeated="1020"/>
        </table:table-row>
        <table:table-row table:style-name="ro1">
          <table:table-cell/>
          <table:table-cell office:value-type="string">
            <text:p>incisione/inebriati d'amore</text:p>
          </table:table-cell>
          <table:table-cell/>
          <table:table-cell table:style-name="ce18"/>
          <table:table-cell table:number-columns-repeated="1020"/>
        </table:table-row>
        <table:table-row table:style-name="ro3">
          <table:table-cell office:value-type="string">
            <text:p>meteorite</text:p>
          </table:table-cell>
          <table:table-cell office:value-type="string">
            <text:p>incisione/inebriati d'amore</text:p>
          </table:table-cell>
          <table:table-cell office:value-type="string">
            <text:p>I don't want any LV from you. I'm an acid guy.</text:p>
          </table:table-cell>
          <table:table-cell table:style-name="ce18" office:value-type="string">
            <text:p>Je n'ai pas besoin de LV. Je suis un type acide.</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meteorite</text:p>
          </table:table-cell>
          <table:table-cell office:value-type="string">
            <text:p>script_iniziale</text:p>
          </table:table-cell>
          <table:table-cell office:value-type="string">
            <text:p>When I was young, I had one of those.</text:p>
          </table:table-cell>
          <table:table-cell table:style-name="ce18" office:value-type="string">
            <text:p>Quand j'étais jeune, j'en avais une comme ça.</text:p>
          </table:table-cell>
          <table:table-cell table:number-columns-repeated="1020"/>
        </table:table-row>
        <table:table-row table:style-name="ro5">
          <table:table-cell office:value-type="string">
            <text:p>meteorite</text:p>
          </table:table-cell>
          <table:table-cell/>
          <table:table-cell office:value-type="string">
            <text:p>I always kept it under the pillow to defend myself from the 'bad monsters'.</text:p>
          </table:table-cell>
          <table:table-cell table:style-name="ce18" office:value-type="string">
            <text:p>Je la gardais sous mon oreiller pour me défendre contre les « méchants monstres ».</text:p>
          </table:table-cell>
          <table:table-cell table:number-columns-repeated="1020"/>
        </table:table-row>
        <table:table-row table:style-name="ro3">
          <table:table-cell/>
          <table:table-cell office:value-type="string">
            <text:p>facehugger</text:p>
          </table:table-cell>
          <table:table-cell/>
          <table:table-cell table:style-name="ce18"/>
          <table:table-cell table:number-columns-repeated="1020"/>
        </table:table-row>
        <table:table-row table:style-name="ro3">
          <table:table-cell office:value-type="string">
            <text:p>meteorite</text:p>
          </table:table-cell>
          <table:table-cell/>
          <table:table-cell office:value-type="string">
            <text:p>Hmm... I'm afraid the batteries died.</text:p>
          </table:table-cell>
          <table:table-cell table:style-name="ce18" office:value-type="string">
            <text:p>Humm... J'ai bien peur que les piles soient mortes.</text:p>
          </table:table-cell>
          <table:table-cell table:number-columns-repeated="1020"/>
        </table:table-row>
        <table:table-row table:style-name="ro3">
          <table:table-cell/>
          <table:table-cell office:value-type="string">
            <text:p>facehugger</text:p>
          </table:table-cell>
          <table:table-cell/>
          <table:table-cell table:style-name="ce18"/>
          <table:table-cell table:number-columns-repeated="1020"/>
        </table:table-row>
        <table:table-row table:style-name="ro5">
          <table:table-cell office:value-type="string">
            <text:p>meteorite</text:p>
          </table:table-cell>
          <table:table-cell/>
          <table:table-cell office:value-type="string">
            <text:p>I still haven't forgiven you for all the times you left me alone in that horror game.</text:p>
          </table:table-cell>
          <table:table-cell table:style-name="ce18" office:value-type="string">
            <text:p>Je ne t'ai toujours pas pardonné toutes les fois où tu m'as laissé seul dans cet horrible jeu.</text:p>
          </table:table-cell>
          <table:table-cell table:number-columns-repeated="1020"/>
        </table:table-row>
        <table:table-row table:style-name="ro3">
          <table:table-cell/>
          <table:table-cell office:value-type="string">
            <text:p>facehugger</text:p>
          </table:table-cell>
          <table:table-cell/>
          <table:table-cell table:style-name="ce18"/>
          <table:table-cell table:number-columns-repeated="1020"/>
        </table:table-row>
        <table:table-row table:style-name="ro3">
          <table:table-cell office:value-type="string">
            <text:p>meteorite</text:p>
          </table:table-cell>
          <table:table-cell/>
          <table:table-cell office:value-type="string">
            <text:p>He's undoubtedly the life of the party.</text:p>
          </table:table-cell>
          <table:table-cell table:style-name="ce18" office:value-type="string">
            <text:p>Il est sans aucun doute la force vive de cette fête.</text:p>
          </table:table-cell>
          <table:table-cell table:number-columns-repeated="1020"/>
        </table:table-row>
        <table:table-row table:style-name="ro3">
          <table:table-cell/>
          <table:table-cell office:value-type="string">
            <text:p>facehugger</text:p>
          </table:table-cell>
          <table:table-cell/>
          <table:table-cell table:style-name="ce18"/>
          <table:table-cell table:number-columns-repeated="1020"/>
        </table:table-row>
        <table:table-row table:style-name="ro3">
          <table:table-cell office:value-type="string">
            <text:p>meteorite</text:p>
          </table:table-cell>
          <table:table-cell/>
          <table:table-cell office:value-type="string">
            <text:p>It's always a pleasure to see you.</text:p>
          </table:table-cell>
          <table:table-cell table:style-name="ce18" office:value-type="string">
            <text:p>C'est toujours un plaisir de vous voir.</text:p>
          </table:table-cell>
          <table:table-cell table:number-columns-repeated="1020"/>
        </table:table-row>
        <table:table-row table:style-name="ro3">
          <table:table-cell office:value-type="string">
            <text:p>meteorite</text:p>
          </table:table-cell>
          <table:table-cell office:value-type="string">
            <text:p>cavaliere</text:p>
          </table:table-cell>
          <table:table-cell office:value-type="string">
            <text:p>...</text:p>
          </table:table-cell>
          <table:table-cell table:style-name="ce18" office:value-type="string">
            <text:p>...</text:p>
          </table:table-cell>
          <table:table-cell table:number-columns-repeated="1020"/>
        </table:table-row>
        <table:table-row table:style-name="ro5">
          <table:table-cell table:style-name="ce3" office:value-type="string">
            <text:p>meteorite</text:p>
          </table:table-cell>
          <table:table-cell/>
          <table:table-cell table:style-name="ce16" office:value-type="string">
            <text:p>Quite a nice place you got here for a barbecue with family.</text:p>
          </table:table-cell>
          <table:table-cell table:style-name="ce8" office:value-type="string">
            <text:p>C'est un endroit charmant que vous avez là, idéal pour un petit barbecue en famille !</text:p>
          </table:table-cell>
          <table:table-cell table:style-name="ce3" table:number-columns-repeated="1019"/>
          <table:table-cell/>
        </table:table-row>
        <table:table-row table:style-name="ro4">
          <table:table-cell table:style-name="ce3" office:value-type="string">
            <text:p>meteorite</text:p>
          </table:table-cell>
          <table:table-cell office:value-type="string">
            <text:p>cavaliere</text:p>
          </table:table-cell>
          <table:table-cell table:style-name="ce16" office:value-type="string">
            <text:p>...</text:p>
          </table:table-cell>
          <table:table-cell table:style-name="ce16" office:value-type="string">
            <text:p>…</text:p>
          </table:table-cell>
          <table:table-cell table:style-name="ce3" table:number-columns-repeated="1019"/>
          <table:table-cell/>
        </table:table-row>
        <table:table-row table:style-name="ro3">
          <table:table-cell table:style-name="ce3" office:value-type="string">
            <text:p>meteorite</text:p>
          </table:table-cell>
          <table:table-cell office:value-type="string">
            <text:p>cavaliere</text:p>
          </table:table-cell>
          <table:table-cell table:style-name="ce14" office:value-type="string">
            <text:p>Oh, sorry... I had no idea.</text:p>
          </table:table-cell>
          <table:table-cell table:style-name="ce14" office:value-type="string">
            <text:p>Oh, désolé... Je ne savais pas.</text:p>
          </table:table-cell>
          <table:table-cell table:style-name="ce3" table:number-columns-repeated="1019"/>
          <table:table-cell/>
        </table:table-row>
        <table:table-row table:style-name="ro4">
          <table:table-cell table:style-name="ce3" office:value-type="string">
            <text:p>meteorite</text:p>
          </table:table-cell>
          <table:table-cell office:value-type="string">
            <text:p>cavaliere</text:p>
          </table:table-cell>
          <table:table-cell table:style-name="ce16" office:value-type="string">
            <text:p>...</text:p>
          </table:table-cell>
          <table:table-cell table:style-name="ce16" office:value-type="string">
            <text:p>…</text:p>
          </table:table-cell>
          <table:table-cell table:style-name="ce3" table:number-columns-repeated="1019"/>
          <table:table-cell/>
        </table:table-row>
        <table:table-row table:style-name="ro3">
          <table:table-cell table:style-name="ce3" office:value-type="string">
            <text:p>meteorite</text:p>
          </table:table-cell>
          <table:table-cell office:value-type="string">
            <text:p>cavaliere</text:p>
          </table:table-cell>
          <table:table-cell table:style-name="ce14" office:value-type="string">
            <text:p>And yet I can't imagine that an attractive mummy like you...</text:p>
          </table:table-cell>
          <table:table-cell table:style-name="ce14" office:value-type="string">
            <text:p>Pourtant, je n'aurais jamais imaginé qu'une momie aussi séduisante que vous…</text:p>
          </table:table-cell>
          <table:table-cell table:style-name="ce3" table:number-columns-repeated="1019"/>
          <table:table-cell/>
        </table:table-row>
        <table:table-row table:style-name="ro5">
          <table:table-cell table:style-name="ce3" office:value-type="string">
            <text:p>meteorite</text:p>
          </table:table-cell>
          <table:table-cell office:value-type="string">
            <text:p>cavaliere</text:p>
          </table:table-cell>
          <table:table-cell table:style-name="ce14" office:value-type="string">
            <text:p>Don't beat yourself up, I'm sure you'll find your soul mate. You just have to be patient.</text:p>
          </table:table-cell>
          <table:table-cell table:style-name="ce8" office:value-type="string">
            <text:p>Ne vous en faites pas, je suis sûr que vous finirez par trouver l'âme sœur. Il suffit d'être patient.</text:p>
          </table:table-cell>
          <table:table-cell table:style-name="ce3" table:number-columns-repeated="1019"/>
          <table:table-cell/>
        </table:table-row>
        <table:table-row table:style-name="ro3">
          <table:table-cell table:style-name="ce3" office:value-type="string">
            <text:p>meteorite</text:p>
          </table:table-cell>
          <table:table-cell office:value-type="string">
            <text:p>cavaliere</text:p>
          </table:table-cell>
          <table:table-cell table:style-name="ce14" office:value-type="string">
            <text:p>Now I really have to go, Mr...</text:p>
          </table:table-cell>
          <table:table-cell table:style-name="ce8" office:value-type="string">
            <text:p>Il faut vraiment que j'y aille, monsieur…</text:p>
          </table:table-cell>
          <table:table-cell table:style-name="ce3" table:number-columns-repeated="1019"/>
          <table:table-cell/>
        </table:table-row>
        <table:table-row table:style-name="ro3">
          <table:table-cell table:style-name="ce3" office:value-type="string">
            <text:p>meteorite</text:p>
          </table:table-cell>
          <table:table-cell office:value-type="string">
            <text:p>cavaliere</text:p>
          </table:table-cell>
          <table:table-cell table:style-name="ce14" office:value-type="string">
            <text:p>Mr. Silence.</text:p>
          </table:table-cell>
          <table:table-cell table:style-name="ce14" office:value-type="string">
            <text:p>M. Silence.</text:p>
          </table:table-cell>
          <table:table-cell table:style-name="ce3" table:number-columns-repeated="1019"/>
          <table:table-cell/>
        </table:table-row>
        <table:table-row table:style-name="ro1">
          <table:table-cell/>
          <table:table-cell office:value-type="string">
            <text:p>cavaliere</text:p>
          </table:table-cell>
          <table:table-cell/>
          <table:table-cell table:style-name="ce18"/>
          <table:table-cell table:number-columns-repeated="1020"/>
        </table:table-row>
        <table:table-row table:style-name="ro3">
          <table:table-cell office:value-type="string">
            <text:p>meteorite</text:p>
          </table:table-cell>
          <table:table-cell office:value-type="string">
            <text:p>cavaliere</text:p>
          </table:table-cell>
          <table:table-cell office:value-type="string">
            <text:p>Ah, love... captured forever in undying memory.</text:p>
          </table:table-cell>
          <table:table-cell table:style-name="ce18" office:value-type="string">
            <text:p>Ah, l'amour... gravé pour toujours dans la mémoire éternelle.</text:p>
          </table:table-cell>
          <table:table-cell table:number-columns-repeated="1020"/>
        </table:table-row>
        <table:table-row table:style-name="ro3">
          <table:table-cell office:value-type="string">
            <text:p>meteorite</text:p>
          </table:table-cell>
          <table:table-cell/>
          <table:table-cell office:value-type="string">
            <text:p>At least until they cut down the tree.</text:p>
          </table:table-cell>
          <table:table-cell table:style-name="ce18" office:value-type="string">
            <text:p>Enfin jusqu'à ce qu'ils coupent l'arbre.</text:p>
          </table:table-cell>
          <table:table-cell table:number-columns-repeated="1020"/>
        </table:table-row>
        <table:table-row table:style-name="ro3">
          <table:table-cell/>
          <table:table-cell office:value-type="string">
            <text:p>t-rex</text:p>
          </table:table-cell>
          <table:table-cell/>
          <table:table-cell table:style-name="ce18"/>
          <table:table-cell table:number-columns-repeated="1020"/>
        </table:table-row>
        <table:table-row table:style-name="ro3">
          <table:table-cell office:value-type="string">
            <text:p>museo</text:p>
          </table:table-cell>
          <table:table-cell/>
          <table:table-cell office:value-type="string">
            <text:p>in the meantime...</text:p>
          </table:table-cell>
          <table:table-cell table:style-name="ce18" office:value-type="string">
            <text:p>pendant ce temps-là...</text:p>
          </table:table-cell>
          <table:table-cell table:number-columns-repeated="1020"/>
        </table:table-row>
        <table:table-row table:style-name="ro3">
          <table:table-cell/>
          <table:table-cell office:value-type="string">
            <text:p>t-rex</text:p>
          </table:table-cell>
          <table:table-cell/>
          <table:table-cell table:style-name="ce18"/>
          <table:table-cell table:number-columns-repeated="1020"/>
        </table:table-row>
        <table:table-row table:style-name="ro3">
          <table:table-cell office:value-type="string">
            <text:p>museo</text:p>
          </table:table-cell>
          <table:table-cell/>
          <table:table-cell office:value-type="string">
            <text:p>Not a bad neck warmer at all.</text:p>
          </table:table-cell>
          <table:table-cell table:style-name="ce18" office:value-type="string">
            <text:p>Pas la meilleure écharpe du monde.</text:p>
          </table:table-cell>
          <table:table-cell table:number-columns-repeated="1020"/>
        </table:table-row>
        <table:table-row table:style-name="ro1">
          <table:table-cell/>
          <table:table-cell office:value-type="string">
            <text:p>pillole</text:p>
          </table:table-cell>
          <table:table-cell/>
          <table:table-cell table:style-name="ce18"/>
          <table:table-cell table:number-columns-repeated="1020"/>
        </table:table-row>
        <table:table-row table:style-name="ro3">
          <table:table-cell office:value-type="string">
            <text:p>museo</text:p>
          </table:table-cell>
          <table:table-cell office:value-type="string">
            <text:p>pillole</text:p>
          </table:table-cell>
          <table:table-cell office:value-type="string">
            <text:p>Expect something like this inside my next gift bag.</text:p>
          </table:table-cell>
          <table:table-cell table:style-name="ce18" office:value-type="string">
            <text:p>Attends-toi à trouver un de ces trucs à l'intérieur de mon prochain cadeau.</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5">
          <table:table-cell office:value-type="string">
            <text:p>museo</text:p>
          </table:table-cell>
          <table:table-cell office:value-type="string">
            <text:p>pillole</text:p>
          </table:table-cell>
          <table:table-cell office:value-type="string">
            <text:p>Why would I need a facehugger when I've already got you perpetually breathing down my neck?</text:p>
          </table:table-cell>
          <table:table-cell table:style-name="ce18" office:value-type="string">
            <text:p>Pourquoi aurais-je besoin d'un facehugger alors que je t'ai déjà toi en train de respirer continuellement dans mon cou ?</text:p>
          </table:table-cell>
          <table:table-cell table:number-columns-repeated="1020"/>
        </table:table-row>
        <table:table-row table:style-name="ro1">
          <table:table-cell/>
          <table:table-cell office:value-type="string">
            <text:p>pillole</text:p>
          </table:table-cell>
          <table:table-cell/>
          <table:table-cell table:style-name="ce18"/>
          <table:table-cell table:number-columns-repeated="1020"/>
        </table:table-row>
        <table:table-row table:style-name="ro3">
          <table:table-cell office:value-type="string">
            <text:p>museo</text:p>
          </table:table-cell>
          <table:table-cell/>
          <table:table-cell office:value-type="string">
            <text:p>I doubt you'd be able to cling to a big head like mine.</text:p>
          </table:table-cell>
          <table:table-cell table:style-name="ce18" office:value-type="string">
            <text:p>Je doute que tu puisses t'accrocher à une grosse tête comme la mienne.</text:p>
          </table:table-cell>
          <table:table-cell table:number-columns-repeated="1020"/>
        </table:table-row>
        <table:table-row table:style-name="ro1">
          <table:table-cell/>
          <table:table-cell office:value-type="string">
            <text:p>pillole</text:p>
          </table:table-cell>
          <table:table-cell/>
          <table:table-cell table:style-name="ce18"/>
          <table:table-cell table:number-columns-repeated="1020"/>
        </table:table-row>
        <table:table-row table:style-name="ro4">
          <table:table-cell office:value-type="string">
            <text:p>museo</text:p>
          </table:table-cell>
          <table:table-cell/>
          <table:table-cell office:value-type="string">
            <text:p>'Winter is coming.'</text:p>
          </table:table-cell>
          <table:table-cell table:style-name="ce12" office:value-type="string">
            <text:p>'Winter is coming.'</text:p>
          </table:table-cell>
          <table:table-cell table:number-columns-repeated="1020"/>
        </table:table-row>
        <table:table-row table:style-name="ro1">
          <table:table-cell/>
          <table:table-cell office:value-type="string">
            <text:p>rasoio elettrico</text:p>
          </table:table-cell>
          <table:table-cell/>
          <table:table-cell table:style-name="ce18"/>
          <table:table-cell table:number-columns-repeated="1020"/>
        </table:table-row>
        <table:table-row table:style-name="ro5">
          <table:table-cell office:value-type="string">
            <text:p>museo</text:p>
          </table:table-cell>
          <table:table-cell/>
          <table:table-cell office:value-type="string">
            <text:p>Isn't it a bit dishonorable for a knight to keep a shawl on its shoulders?</text:p>
          </table:table-cell>
          <table:table-cell table:style-name="ce18" office:value-type="string">
            <text:p>N'est-ce pas un peu déshonorant pour un chevalier de garder un châle sur ses épaules ?</text:p>
          </table:table-cell>
          <table:table-cell table:number-columns-repeated="1020"/>
        </table:table-row>
        <table:table-row table:style-name="ro3">
          <table:table-cell office:value-type="string">
            <text:p>museo</text:p>
          </table:table-cell>
          <table:table-cell office:value-type="string">
            <text:p>rasoio elettrico</text:p>
          </table:table-cell>
          <table:table-cell office:value-type="string">
            <text:p>Do you have any idea how cold it is in this tin box?</text:p>
          </table:table-cell>
          <table:table-cell table:style-name="ce18" office:value-type="string">
            <text:p>Avez-vous une idée du froid qu'il fait dans cette boite de conserve ?</text:p>
          </table:table-cell>
          <table:table-cell table:number-columns-repeated="1020"/>
        </table:table-row>
        <table:table-row table:style-name="ro5">
          <table:table-cell office:value-type="string">
            <text:p>museo</text:p>
          </table:table-cell>
          <table:table-cell office:value-type="string">
            <text:p>rasoio elettrico</text:p>
          </table:table-cell>
          <table:table-cell office:value-type="string">
            <text:p>I am almost a 1000 years old now. I must think about how to protect my bones, too.</text:p>
          </table:table-cell>
          <table:table-cell table:style-name="ce18" office:value-type="string">
            <text:p>J'ai presque 1000 ans maintenant. Je dois réfléchir à la façon de protéger mes os moi aussi.</text:p>
          </table:table-cell>
          <table:table-cell table:number-columns-repeated="1020"/>
        </table:table-row>
        <table:table-row table:style-name="ro3">
          <table:table-cell office:value-type="string">
            <text:p>museo</text:p>
          </table:table-cell>
          <table:table-cell/>
          <table:table-cell office:value-type="string">
            <text:p>Isn't it time that you retire after all these years?</text:p>
          </table:table-cell>
          <table:table-cell table:style-name="ce18" office:value-type="string">
            <text:p>N'est-il pas temps pour vous de prendre votre retraite après toutes ces années ?</text:p>
          </table:table-cell>
          <table:table-cell table:number-columns-repeated="1020"/>
        </table:table-row>
        <table:table-row table:style-name="ro3">
          <table:table-cell office:value-type="string">
            <text:p>museo</text:p>
          </table:table-cell>
          <table:table-cell office:value-type="string">
            <text:p>rasoio elettrico</text:p>
          </table:table-cell>
          <table:table-cell office:value-type="string">
            <text:p>I'd like that. Believe me, I'd like that very much.</text:p>
          </table:table-cell>
          <table:table-cell table:style-name="ce18" office:value-type="string">
            <text:p>J'aimerais bien, croyez-moi. J'aimerais beaucoup.</text:p>
          </table:table-cell>
          <table:table-cell table:number-columns-repeated="1020"/>
        </table:table-row>
        <table:table-row table:style-name="ro5">
          <table:table-cell office:value-type="string">
            <text:p>museo</text:p>
          </table:table-cell>
          <table:table-cell/>
          <table:table-cell office:value-type="string">
            <text:p>But unfortunately the Duke has never paid for my honored services.</text:p>
          </table:table-cell>
          <table:table-cell table:style-name="ce18" office:value-type="string">
            <text:p>Mais malheureusement, le Duke ne m'a jamais payé pour mes années de service.</text:p>
          </table:table-cell>
          <table:table-cell table:number-columns-repeated="1020"/>
        </table:table-row>
        <table:table-row table:style-name="ro3">
          <table:table-cell office:value-type="string">
            <text:p>museo</text:p>
          </table:table-cell>
          <table:table-cell office:value-type="string">
            <text:p>spina/tocca</text:p>
          </table:table-cell>
          <table:table-cell office:value-type="string">
            <text:p>I never knew David Bowie recruited knights...</text:p>
          </table:table-cell>
          <table:table-cell table:style-name="ce18" office:value-type="string">
            <text:p>Je ne savais pas que David Bowie recrutait des chevaliers...</text:p>
          </table:table-cell>
          <table:table-cell table:number-columns-repeated="1020"/>
        </table:table-row>
        <table:table-row table:style-name="ro3">
          <table:table-cell office:value-type="string">
            <text:p>museo</text:p>
          </table:table-cell>
          <table:table-cell/>
          <table:table-cell office:value-type="string">
            <text:p>I'm not talking about the Thin White Duke, but about the BLACK Duke.</text:p>
          </table:table-cell>
          <table:table-cell table:style-name="ce18" office:value-type="string">
            <text:p>Je ne parle pas du Thin White Duke, mais du BLACK Duke.</text:p>
          </table:table-cell>
          <table:table-cell table:number-columns-repeated="1020"/>
        </table:table-row>
        <table:table-row table:style-name="ro3">
          <table:table-cell office:value-type="string">
            <text:p>museo</text:p>
          </table:table-cell>
          <table:table-cell office:value-type="string">
            <text:p>dentifricio/premi</text:p>
          </table:table-cell>
          <table:table-cell office:value-type="string">
            <text:p>Ah, I see...</text:p>
          </table:table-cell>
          <table:table-cell table:style-name="ce18" office:value-type="string">
            <text:p>Ah, je vois...</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museo</text:p>
          </table:table-cell>
          <table:table-cell office:value-type="string">
            <text:p>sedia a rotelle</text:p>
          </table:table-cell>
          <table:table-cell office:value-type="string">
            <text:p>Only thing missing was the poser dinosaurs.</text:p>
          </table:table-cell>
          <table:table-cell table:style-name="ce18" office:value-type="string">
            <text:p>Il ne manquait plus qu'un dinosaure crâneur.</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5">
          <table:table-cell office:value-type="string">
            <text:p>museo</text:p>
          </table:table-cell>
          <table:table-cell office:value-type="string">
            <text:p>sedia a rotelle</text:p>
          </table:table-cell>
          <table:table-cell office:value-type="string">
            <text:p>Accept defeat, Rex. You can never compete in a race with the velociraptors.</text:p>
          </table:table-cell>
          <table:table-cell table:style-name="ce18" office:value-type="string">
            <text:p>Accepte la défaite, Rex. Tu ne pourras jamais concurrencer un velociraptor à la course.</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pensile</text:p>
          </table:table-cell>
          <table:table-cell office:value-type="string">
            <text:p>barile</text:p>
          </table:table-cell>
          <table:table-cell office:value-type="string">
            <text:p>The psych meds of cousin Jason.</text:p>
          </table:table-cell>
          <table:table-cell table:style-name="ce18" office:value-type="string">
            <text:p>Les psychotropes de cousin Jason.</text:p>
          </table:table-cell>
          <table:table-cell table:number-columns-repeated="1020"/>
        </table:table-row>
        <table:table-row table:style-name="ro3">
          <table:table-cell office:value-type="string">
            <text:p>pensile</text:p>
          </table:table-cell>
          <table:table-cell office:value-type="string">
            <text:p>barile</text:p>
          </table:table-cell>
          <table:table-cell office:value-type="string">
            <text:p>Come to think of it, we've suddenly lost track of him.</text:p>
          </table:table-cell>
          <table:table-cell table:style-name="ce18" office:value-type="string">
            <text:p>En y repensant, nous avons soudainement perdu toute trace de lui.</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5">
          <table:table-cell office:value-type="string">
            <text:p>pensile</text:p>
          </table:table-cell>
          <table:table-cell office:value-type="string">
            <text:p>barile</text:p>
          </table:table-cell>
          <table:table-cell office:value-type="string">
            <text:p>I've been through so many troubles, but luckily I still have my sanity.</text:p>
          </table:table-cell>
          <table:table-cell table:style-name="ce18" office:value-type="string">
            <text:p>J'ai affronté de nombreux problèmes, mais heureusement, j'ai encore ma santé mentale.</text:p>
          </table:table-cell>
          <table:table-cell table:number-columns-repeated="1020"/>
        </table:table-row>
        <table:table-row table:style-name="ro3">
          <table:table-cell office:value-type="string">
            <text:p>pensile</text:p>
          </table:table-cell>
          <table:table-cell/>
          <table:table-cell office:value-type="string">
            <text:p>Too bad the same doesn't apply to the person I'm talking to...</text:p>
          </table:table-cell>
          <table:table-cell table:style-name="ce18" office:value-type="string">
            <text:p>Dommage que cela ne s'applique pas à la personne à qui je parle...</text:p>
          </table:table-cell>
          <table:table-cell table:number-columns-repeated="1020"/>
        </table:table-row>
        <table:table-row table:style-name="ro1">
          <table:table-cell/>
          <table:table-cell office:value-type="string">
            <text:p>barile</text:p>
          </table:table-cell>
          <table:table-cell/>
          <table:table-cell table:style-name="ce18"/>
          <table:table-cell table:number-columns-repeated="1020"/>
        </table:table-row>
        <table:table-row table:style-name="ro5">
          <table:table-cell office:value-type="string">
            <text:p>pensile</text:p>
          </table:table-cell>
          <table:table-cell/>
          <table:table-cell office:value-type="string">
            <text:p>Right, maybe it wouldn't be a bad idea for you to just take a couple...</text:p>
          </table:table-cell>
          <table:table-cell table:style-name="ce18" office:value-type="string">
            <text:p>Eh bien, peut-être que ça ne serait pas une mauvaise idée pour toi d'en prendre un ou deux…</text:p>
          </table:table-cell>
          <table:table-cell table:number-columns-repeated="1020"/>
        </table:table-row>
        <table:table-row table:style-name="ro1">
          <table:table-cell/>
          <table:table-cell office:value-type="string">
            <text:p>barile</text:p>
          </table:table-cell>
          <table:table-cell/>
          <table:table-cell table:style-name="ce18"/>
          <table:table-cell table:number-columns-repeated="1020"/>
        </table:table-row>
        <table:table-row table:style-name="ro5">
          <table:table-cell office:value-type="string">
            <text:p>pensile</text:p>
          </table:table-cell>
          <table:table-cell/>
          <table:table-cell office:value-type="string">
            <text:p>I don't know what's more disgusting: this or the hair removal strips of Ronald's mother.</text:p>
          </table:table-cell>
          <table:table-cell table:style-name="ce18" office:value-type="string">
            <text:p>Je ne sais pas ce qui est le plus dégoûtant : ça ou les bandes de cire de la mère de Ronald.</text:p>
          </table:table-cell>
          <table:table-cell table:number-columns-repeated="1020"/>
        </table:table-row>
        <table:table-row table:style-name="ro1">
          <table:table-cell/>
          <table:table-cell office:value-type="string">
            <text:p>testa di cavallo</text:p>
          </table:table-cell>
          <table:table-cell/>
          <table:table-cell table:style-name="ce18"/>
          <table:table-cell table:number-columns-repeated="1020"/>
        </table:table-row>
        <table:table-row table:style-name="ro3">
          <table:table-cell office:value-type="string">
            <text:p>pensile</text:p>
          </table:table-cell>
          <table:table-cell office:value-type="string">
            <text:p>testa di cavallo</text:p>
          </table:table-cell>
          <table:table-cell office:value-type="string">
            <text:p>What am I supposed to shave?</text:p>
          </table:table-cell>
          <table:table-cell table:style-name="ce18" office:value-type="string">
            <text:p>Et qu'est-ce que je suis supposé raser ?</text:p>
          </table:table-cell>
          <table:table-cell table:number-columns-repeated="1020"/>
        </table:table-row>
        <table:table-row table:style-name="ro3">
          <table:table-cell office:value-type="string">
            <text:p>pensile</text:p>
          </table:table-cell>
          <table:table-cell office:value-type="string">
            <text:p>testa di cavallo</text:p>
          </table:table-cell>
          <table:table-cell office:value-type="string">
            <text:p>Besides, this isn't exactly the height of hygiene.</text:p>
          </table:table-cell>
          <table:table-cell table:style-name="ce18" office:value-type="string">
            <text:p>Et puis, ce n'est pas exactement le summum de l'hygiène.</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pensile</text:p>
          </table:table-cell>
          <table:table-cell office:value-type="string">
            <text:p>testa di cavallo</text:p>
          </table:table-cell>
          <table:table-cell office:value-type="string">
            <text:p>Must... control... stupid... out-of-body... urges!</text:p>
          </table:table-cell>
          <table:table-cell table:style-name="ce18" office:value-type="string">
            <text:p>Je dois... résister… à cette envie... stupide... et incontrôlable !</text:p>
          </table:table-cell>
          <table:table-cell table:number-columns-repeated="1020"/>
        </table:table-row>
        <table:table-row table:style-name="ro1">
          <table:table-cell/>
          <table:table-cell office:value-type="string">
            <text:p>testa di cavallo</text:p>
          </table:table-cell>
          <table:table-cell/>
          <table:table-cell table:style-name="ce18"/>
          <table:table-cell table:number-columns-repeated="1020"/>
        </table:table-row>
        <table:table-row table:style-name="ro1">
          <table:table-cell office:value-type="string">
            <text:p>pensile</text:p>
          </table:table-cell>
          <table:table-cell office:value-type="string">
            <text:p>testa di cavallo</text:p>
          </table:table-cell>
          <table:table-cell/>
          <table:table-cell table:style-name="ce18"/>
          <table:table-cell table:number-columns-repeated="1020"/>
        </table:table-row>
        <table:table-row table:style-name="ro1">
          <table:table-cell/>
          <table:table-cell office:value-type="string">
            <text:p>testa di cavallo</text:p>
          </table:table-cell>
          <table:table-cell/>
          <table:table-cell table:style-name="ce18"/>
          <table:table-cell table:number-columns-repeated="1020"/>
        </table:table-row>
        <table:table-row table:style-name="ro1">
          <table:table-cell office:value-type="string">
            <text:p>pensile</text:p>
          </table:table-cell>
          <table:table-cell table:number-columns-repeated="2"/>
          <table:table-cell table:style-name="ce18"/>
          <table:table-cell table:number-columns-repeated="1020"/>
        </table:table-row>
        <table:table-row table:style-name="ro3">
          <table:table-cell/>
          <table:table-cell office:value-type="string">
            <text:p>Frank</text:p>
          </table:table-cell>
          <table:table-cell/>
          <table:table-cell table:style-name="ce18"/>
          <table:table-cell table:number-columns-repeated="1020"/>
        </table:table-row>
        <table:table-row table:style-name="ro3">
          <table:table-cell office:value-type="string">
            <text:p>piano_terra</text:p>
          </table:table-cell>
          <table:table-cell/>
          <table:table-cell office:value-type="string">
            <text:p>Someone must have reached dangerous levels of delusion here.</text:p>
          </table:table-cell>
          <table:table-cell table:style-name="ce18" office:value-type="string">
            <text:p>Quelqu'un a dû atteindre un dangereux niveau de désillusion ici.</text:p>
          </table:table-cell>
          <table:table-cell table:number-columns-repeated="1020"/>
        </table:table-row>
        <table:table-row table:style-name="ro3">
          <table:table-cell/>
          <table:table-cell office:value-type="string">
            <text:p>Frank</text:p>
          </table:table-cell>
          <table:table-cell/>
          <table:table-cell table:style-name="ce18"/>
          <table:table-cell table:number-columns-repeated="1020"/>
        </table:table-row>
        <table:table-row table:style-name="ro3">
          <table:table-cell office:value-type="string">
            <text:p>piano_terra</text:p>
          </table:table-cell>
          <table:table-cell office:value-type="string">
            <text:p>Frank</text:p>
          </table:table-cell>
          <table:table-cell office:value-type="string">
            <text:p>Luckily my legs still work.</text:p>
          </table:table-cell>
          <table:table-cell table:style-name="ce18" office:value-type="string">
            <text:p>Heureusement, mes jambes fonctionnent encore.</text:p>
          </table:table-cell>
          <table:table-cell table:number-columns-repeated="1020"/>
        </table:table-row>
        <table:table-row table:style-name="ro3">
          <table:table-cell/>
          <table:table-cell office:value-type="string">
            <text:p>Frank</text:p>
          </table:table-cell>
          <table:table-cell/>
          <table:table-cell table:style-name="ce18"/>
          <table:table-cell table:number-columns-repeated="1020"/>
        </table:table-row>
        <table:table-row table:style-name="ro3">
          <table:table-cell office:value-type="string">
            <text:p>piano_terra</text:p>
          </table:table-cell>
          <table:table-cell office:value-type="string">
            <text:p>Frank</text:p>
          </table:table-cell>
          <table:table-cell office:value-type="string">
            <text:p>Beeeeeer!</text:p>
          </table:table-cell>
          <table:table-cell table:style-name="ce18" office:value-type="string">
            <text:p>Bièèèèèère !</text:p>
          </table:table-cell>
          <table:table-cell table:number-columns-repeated="1020"/>
        </table:table-row>
        <table:table-row table:style-name="ro3">
          <table:table-cell office:value-type="string">
            <text:p>piano_terra</text:p>
          </table:table-cell>
          <table:table-cell/>
          <table:table-cell office:value-type="string">
            <text:p>What else do you need to know?</text:p>
          </table:table-cell>
          <table:table-cell table:style-name="ce18" office:value-type="string">
            <text:p>Que veux-tu savoir d'autre ?</text:p>
          </table:table-cell>
          <table:table-cell table:number-columns-repeated="1020"/>
        </table:table-row>
        <table:table-row table:style-name="ro3">
          <table:table-cell/>
          <table:table-cell office:value-type="string">
            <text:p>Morpheus</text:p>
          </table:table-cell>
          <table:table-cell/>
          <table:table-cell table:style-name="ce18"/>
          <table:table-cell table:number-columns-repeated="1020"/>
        </table:table-row>
        <table:table-row table:style-name="ro3">
          <table:table-cell office:value-type="string">
            <text:p>piano_terra</text:p>
          </table:table-cell>
          <table:table-cell/>
          <table:table-cell office:value-type="string">
            <text:p>I can't walk around with a keg of beer on my back.</text:p>
          </table:table-cell>
          <table:table-cell table:style-name="ce18" office:value-type="string">
            <text:p>Je ne peux pas marcher avec un fût de bière sur le dos.</text:p>
          </table:table-cell>
          <table:table-cell table:number-columns-repeated="1020"/>
        </table:table-row>
        <table:table-row table:style-name="ro3">
          <table:table-cell/>
          <table:table-cell office:value-type="string">
            <text:p>Morpheus</text:p>
          </table:table-cell>
          <table:table-cell/>
          <table:table-cell table:style-name="ce18"/>
          <table:table-cell table:number-columns-repeated="1020"/>
        </table:table-row>
        <table:table-row table:style-name="ro3">
          <table:table-cell office:value-type="string">
            <text:p>piano_terra</text:p>
          </table:table-cell>
          <table:table-cell office:value-type="string">
            <text:p>Morpheus</text:p>
          </table:table-cell>
          <table:table-cell office:value-type="string">
            <text:p>I'd rather find a less barbaric system.</text:p>
          </table:table-cell>
          <table:table-cell table:style-name="ce18" office:value-type="string">
            <text:p>Je préfère trouver un système moins barbare.</text:p>
          </table:table-cell>
          <table:table-cell table:number-columns-repeated="1020"/>
        </table:table-row>
        <table:table-row table:style-name="ro3">
          <table:table-cell/>
          <table:table-cell office:value-type="string">
            <text:p>Morpheus</text:p>
          </table:table-cell>
          <table:table-cell/>
          <table:table-cell table:style-name="ce18"/>
          <table:table-cell table:number-columns-repeated="1020"/>
        </table:table-row>
        <table:table-row table:style-name="ro3">
          <table:table-cell office:value-type="string">
            <text:p>piano_terra</text:p>
          </table:table-cell>
          <table:table-cell office:value-type="string">
            <text:p>Morpheus</text:p>
          </table:table-cell>
          <table:table-cell office:value-type="string">
            <text:p>Perhaps it's better if you stop drinking for the night...</text:p>
          </table:table-cell>
          <table:table-cell table:style-name="ce18" office:value-type="string">
            <text:p>Il est peut-être préférable que tu arrêtes de boire pour cette nuit...</text:p>
          </table:table-cell>
          <table:table-cell table:number-columns-repeated="1020"/>
        </table:table-row>
        <table:table-row table:style-name="ro3">
          <table:table-cell/>
          <table:table-cell office:value-type="string">
            <text:p>Morpheus</text:p>
          </table:table-cell>
          <table:table-cell/>
          <table:table-cell table:style-name="ce18"/>
          <table:table-cell table:number-columns-repeated="1020"/>
        </table:table-row>
        <table:table-row table:style-name="ro3">
          <table:table-cell office:value-type="string">
            <text:p>piano_terra</text:p>
          </table:table-cell>
          <table:table-cell office:value-type="string">
            <text:p>Morpheus</text:p>
          </table:table-cell>
          <table:table-cell office:value-type="string">
            <text:p>Courtesy of Don Vito Corleone...</text:p>
          </table:table-cell>
          <table:table-cell table:style-name="ce18" office:value-type="string">
            <text:p>Avec les compliments de Don Vito Corleone...</text:p>
          </table:table-cell>
          <table:table-cell table:number-columns-repeated="1020"/>
        </table:table-row>
        <table:table-row table:style-name="ro3">
          <table:table-cell office:value-type="string">
            <text:p>piano_terra</text:p>
          </table:table-cell>
          <table:table-cell office:value-type="string">
            <text:p>Morpheus</text:p>
          </table:table-cell>
          <table:table-cell office:value-type="string">
            <text:p>If I weren't an expert on special effects, I'd swear it was real.</text:p>
          </table:table-cell>
          <table:table-cell table:style-name="ce18" office:value-type="string">
            <text:p>Si je n'étais pas un expert en effets spéciaux, je jurerais qu'il est réel.</text:p>
          </table:table-cell>
          <table:table-cell table:number-columns-repeated="1020"/>
        </table:table-row>
        <table:table-row table:style-name="ro3">
          <table:table-cell office:value-type="string">
            <text:p>piano_terra</text:p>
          </table:table-cell>
          <table:table-cell office:value-type="string">
            <text:p>Morpheus</text:p>
          </table:table-cell>
          <table:table-cell office:value-type="string">
            <text:p>Peter Jackson's got nothing on you.</text:p>
          </table:table-cell>
          <table:table-cell table:style-name="ce18" office:value-type="string">
            <text:p>Peter Jackson n'a rien à vous envier.</text:p>
          </table:table-cell>
          <table:table-cell table:number-columns-repeated="1020"/>
        </table:table-row>
        <table:table-row table:style-name="ro3">
          <table:table-cell/>
          <table:table-cell office:value-type="string">
            <text:p>Morpheus</text:p>
          </table:table-cell>
          <table:table-cell/>
          <table:table-cell table:style-name="ce18"/>
          <table:table-cell table:number-columns-repeated="1020"/>
        </table:table-row>
        <table:table-row table:style-name="ro3">
          <table:table-cell office:value-type="string">
            <text:p>piano_terra</text:p>
          </table:table-cell>
          <table:table-cell/>
          <table:table-cell office:value-type="string">
            <text:p>*whinnies*</text:p>
          </table:table-cell>
          <table:table-cell table:style-name="ce18" office:value-type="string">
            <text:p>* Hennissement *</text:p>
          </table:table-cell>
          <table:table-cell table:number-columns-repeated="1020"/>
        </table:table-row>
        <table:table-row table:style-name="ro3">
          <table:table-cell office:value-type="string">
            <text:p>piano_terra</text:p>
          </table:table-cell>
          <table:table-cell office:value-type="string">
            <text:p>deejay</text:p>
          </table:table-cell>
          <table:table-cell office:value-type="string">
            <text:p>Cut it out.</text:p>
          </table:table-cell>
          <table:table-cell table:style-name="ce18" office:value-type="string">
            <text:p>Je vais te couper le sifflet.</text:p>
          </table:table-cell>
          <table:table-cell table:number-columns-repeated="1020"/>
        </table:table-row>
        <table:table-row table:style-name="ro3">
          <table:table-cell office:value-type="string">
            <text:p>piano_terra</text:p>
          </table:table-cell>
          <table:table-cell office:value-type="string">
            <text:p>deejay</text:p>
          </table:table-cell>
          <table:table-cell office:value-type="string">
            <text:p>One cut wasn't enough for you?</text:p>
          </table:table-cell>
          <table:table-cell table:style-name="ce18" office:value-type="string">
            <text:p>Une coupure, ce n'est pas assez ?</text:p>
          </table:table-cell>
          <table:table-cell table:number-columns-repeated="1020"/>
        </table:table-row>
        <table:table-row table:style-name="ro3">
          <table:table-cell office:value-type="string">
            <text:p>piano_terra</text:p>
          </table:table-cell>
          <table:table-cell/>
          <table:table-cell office:value-type="string">
            <text:p>Touchè.</text:p>
          </table:table-cell>
          <table:table-cell table:style-name="ce18" office:value-type="string">
            <text:p>Touché.</text:p>
          </table:table-cell>
          <table:table-cell table:number-columns-repeated="1020"/>
        </table:table-row>
        <table:table-row table:style-name="ro3">
          <table:table-cell/>
          <table:table-cell office:value-type="string">
            <text:p>deejay</text:p>
          </table:table-cell>
          <table:table-cell/>
          <table:table-cell table:style-name="ce18"/>
          <table:table-cell table:number-columns-repeated="1020"/>
        </table:table-row>
        <table:table-row table:style-name="ro3">
          <table:table-cell office:value-type="string">
            <text:p>piano_terra</text:p>
          </table:table-cell>
          <table:table-cell office:value-type="string">
            <text:p>deejay</text:p>
          </table:table-cell>
          <table:table-cell office:value-type="string">
            <text:p>He doesn't look very reassuring.</text:p>
          </table:table-cell>
          <table:table-cell table:style-name="ce18" office:value-type="string">
            <text:p>Il n'a pas l'air très rassurant.</text:p>
          </table:table-cell>
          <table:table-cell table:number-columns-repeated="1020"/>
        </table:table-row>
        <table:table-row table:style-name="ro3">
          <table:table-cell/>
          <table:table-cell office:value-type="string">
            <text:p>deejay</text:p>
          </table:table-cell>
          <table:table-cell/>
          <table:table-cell table:style-name="ce18"/>
          <table:table-cell table:number-columns-repeated="1020"/>
        </table:table-row>
        <table:table-row table:style-name="ro3">
          <table:table-cell office:value-type="string">
            <text:p>piano_terra</text:p>
          </table:table-cell>
          <table:table-cell/>
          <table:table-cell office:value-type="string">
            <text:p>28 days, 6 hours, 42 minutes, 12 seconds...</text:p>
          </table:table-cell>
          <table:table-cell table:style-name="ce18" office:value-type="string">
            <text:p>28 jours, 6 heures, 42 minutes, 12 secondes. ..</text:p>
          </table:table-cell>
          <table:table-cell table:number-columns-repeated="1020"/>
        </table:table-row>
        <table:table-row table:style-name="ro3">
          <table:table-cell office:value-type="string">
            <text:p>piano_terra</text:p>
          </table:table-cell>
          <table:table-cell office:value-type="string">
            <text:p>bende</text:p>
          </table:table-cell>
          <table:table-cell office:value-type="string">
            <text:p>...that is when the world will end.</text:p>
          </table:table-cell>
          <table:table-cell table:style-name="ce18" office:value-type="string">
            <text:p>…c'est le temps qu'il reste avant la fin du monde.</text:p>
          </table:table-cell>
          <table:table-cell table:number-columns-repeated="1020"/>
        </table:table-row>
        <table:table-row table:style-name="ro3">
          <table:table-cell office:value-type="string">
            <text:p>piano_terra</text:p>
          </table:table-cell>
          <table:table-cell/>
          <table:table-cell office:value-type="string">
            <text:p>A storm is coming.</text:p>
          </table:table-cell>
          <table:table-cell table:style-name="ce18" office:value-type="string">
            <text:p>Une tempête arrive.</text:p>
          </table:table-cell>
          <table:table-cell table:number-columns-repeated="1020"/>
        </table:table-row>
        <table:table-row table:style-name="ro3">
          <table:table-cell office:value-type="string">
            <text:p>piano_terra</text:p>
          </table:table-cell>
          <table:table-cell office:value-type="string">
            <text:p>bende</text:p>
          </table:table-cell>
          <table:table-cell office:value-type="string">
            <text:p>I'm here, come. Come closer.</text:p>
          </table:table-cell>
          <table:table-cell table:style-name="ce18" office:value-type="string">
            <text:p>Je suis là, viens. Rapproche-toi.</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piano_terra</text:p>
          </table:table-cell>
          <table:table-cell office:value-type="string">
            <text:p>berretto</text:p>
          </table:table-cell>
          <table:table-cell office:value-type="string">
            <text:p>He must have a very bad case of photophobia.</text:p>
          </table:table-cell>
          <table:table-cell table:style-name="ce18" office:value-type="string">
            <text:p>Il doit avoir un rare cas de photophobie.</text:p>
          </table:table-cell>
          <table:table-cell table:number-columns-repeated="1020"/>
        </table:table-row>
        <table:table-row table:style-name="ro1">
          <table:table-cell/>
          <table:table-cell office:value-type="string">
            <text:p>berretto</text:p>
          </table:table-cell>
          <table:table-cell/>
          <table:table-cell table:style-name="ce18"/>
          <table:table-cell table:number-columns-repeated="1020"/>
        </table:table-row>
        <table:table-row table:style-name="ro3">
          <table:table-cell office:value-type="string">
            <text:p>piano_terra</text:p>
          </table:table-cell>
          <table:table-cell/>
          <table:table-cell office:value-type="string">
            <text:p>Good evening, how's it going?</text:p>
          </table:table-cell>
          <table:table-cell table:style-name="ce18" office:value-type="string">
            <text:p>Bonsoir, comment ça va ?</text:p>
          </table:table-cell>
          <table:table-cell table:number-columns-repeated="1020"/>
        </table:table-row>
        <table:table-row table:style-name="ro3">
          <table:table-cell office:value-type="string">
            <text:p>piano_terra</text:p>
          </table:table-cell>
          <table:table-cell office:value-type="string">
            <text:p>berretto</text:p>
          </table:table-cell>
          <table:table-cell office:value-type="string">
            <text:p>My name's Skinny. </text:p>
          </table:table-cell>
          <table:table-cell table:style-name="ce18" office:value-type="string">
            <text:p>Mon nom est Skinny.</text:p>
          </table:table-cell>
          <table:table-cell table:number-columns-repeated="1020"/>
        </table:table-row>
        <table:table-row table:style-name="ro3">
          <table:table-cell office:value-type="string">
            <text:p>piano_terra</text:p>
          </table:table-cell>
          <table:table-cell office:value-type="string">
            <text:p>berretto</text:p>
          </table:table-cell>
          <table:table-cell office:value-type="string">
            <text:p>At last. Welcome. Please, come, sit.</text:p>
          </table:table-cell>
          <table:table-cell table:style-name="ce18" office:value-type="string">
            <text:p>Enfin. Bienvenue. S'il te plaît, viens, assieds-toi.</text:p>
          </table:table-cell>
          <table:table-cell table:number-columns-repeated="1020"/>
        </table:table-row>
        <table:table-row table:style-name="ro4">
          <table:table-cell office:value-type="string">
            <text:p>piano_terra</text:p>
          </table:table-cell>
          <table:table-cell office:value-type="string">
            <text:p>berretto</text:p>
          </table:table-cell>
          <table:table-cell table:style-name="ce12" office:value-type="string">
            <text:p>I suppose you haven't noticed there's only one chair, right?</text:p>
          </table:table-cell>
          <table:table-cell table:style-name="ce18" office:value-type="string">
            <text:p>Je suppose que vous n'avez pas remarqué qu'il n'y a qu'une seule chaise ici ?</text:p>
          </table:table-cell>
          <table:table-cell table:number-columns-repeated="1020"/>
        </table:table-row>
        <table:table-row table:style-name="ro5">
          <table:table-cell office:value-type="string">
            <text:p>piano_terra</text:p>
          </table:table-cell>
          <table:table-cell/>
          <table:table-cell office:value-type="string">
            <text:p>You see, you may have spent the last few years of your life looking for me, but I've spent my entire life looking for you.</text:p>
          </table:table-cell>
          <table:table-cell table:style-name="ce18" office:value-type="string">
            <text:p>Tu vois, tu as peut-être passé ces dernières années à me chercher, mais moi j'ai passé toute ma vie à t'attendre.</text:p>
          </table:table-cell>
          <table:table-cell table:number-columns-repeated="1020"/>
        </table:table-row>
        <table:table-row table:style-name="ro3">
          <table:table-cell office:value-type="string">
            <text:p>piano_terra</text:p>
          </table:table-cell>
          <table:table-cell office:value-type="string">
            <text:p>berretto</text:p>
          </table:table-cell>
          <table:table-cell office:value-type="string">
            <text:p>Actually, we just met.</text:p>
          </table:table-cell>
          <table:table-cell table:style-name="ce18" office:value-type="string">
            <text:p>En fait, nous venons juste de nous rencontrer.</text:p>
          </table:table-cell>
          <table:table-cell table:number-columns-repeated="1020"/>
        </table:table-row>
        <table:table-row table:style-name="ro3">
          <table:table-cell office:value-type="string">
            <text:p>piano_terra</text:p>
          </table:table-cell>
          <table:table-cell/>
          <table:table-cell office:value-type="string">
            <text:p>Not that I have any objections, but... I don't think you'd be my type, anyway.</text:p>
          </table:table-cell>
          <table:table-cell table:style-name="ce18" office:value-type="string">
            <text:p>Non pas que j'aie des objections... mais vous n'êtes mon type de toute façon.</text:p>
          </table:table-cell>
          <table:table-cell table:number-columns-repeated="1020"/>
        </table:table-row>
        <table:table-row table:style-name="ro3">
          <table:table-cell office:value-type="string">
            <text:p>piano_terra</text:p>
          </table:table-cell>
          <table:table-cell table:style-name="ce2" office:value-type="string">
            <text:p>disco d'oro</text:p>
          </table:table-cell>
          <table:table-cell office:value-type="string">
            <text:p>This is your last chance. After this, there is no turning back.</text:p>
          </table:table-cell>
          <table:table-cell table:style-name="ce18" office:value-type="string">
            <text:p>C'est là ta dernière chance, après ça tu ne pourras plus faire marche arrière.</text:p>
          </table:table-cell>
          <table:table-cell table:number-columns-repeated="1020"/>
        </table:table-row>
        <table:table-row table:style-name="ro3">
          <table:table-cell office:value-type="string">
            <text:p>piano_terra</text:p>
          </table:table-cell>
          <table:table-cell/>
          <table:table-cell office:value-type="string">
            <text:p>I thank you, decline your offer and move on.</text:p>
          </table:table-cell>
          <table:table-cell table:style-name="ce18" office:value-type="string">
            <text:p>Je vous remercie, refuse votre offre et continue.</text:p>
          </table:table-cell>
          <table:table-cell table:number-columns-repeated="1020"/>
        </table:table-row>
        <table:table-row table:style-name="ro1">
          <table:table-cell/>
          <table:table-cell office:value-type="string">
            <text:p>disco d'oro</text:p>
          </table:table-cell>
          <table:table-cell/>
          <table:table-cell table:style-name="ce18"/>
          <table:table-cell table:number-columns-repeated="1020"/>
        </table:table-row>
        <table:table-row table:style-name="ro3">
          <table:table-cell office:value-type="string">
            <text:p>piano_terra</text:p>
          </table:table-cell>
          <table:table-cell/>
          <table:table-cell office:value-type="string">
            <text:p>Am I wrong or is he the alien that got lost?</text:p>
          </table:table-cell>
          <table:table-cell table:style-name="ce18" office:value-type="string">
            <text:p>C'est moi ou on dirait l'alien qui s'est perdu ?</text:p>
          </table:table-cell>
          <table:table-cell table:number-columns-repeated="1020"/>
        </table:table-row>
        <table:table-row table:style-name="ro3">
          <table:table-cell office:value-type="string">
            <text:p>piano_terra</text:p>
          </table:table-cell>
          <table:table-cell office:value-type="string">
            <text:p>disco d'oro</text:p>
          </table:table-cell>
          <table:table-cell office:value-type="string">
            <text:p>Look at grandpa...!</text:p>
          </table:table-cell>
          <table:table-cell table:style-name="ce18" office:value-type="string">
            <text:p>Regardez-moi ce grand-père… !</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piano_terra</text:p>
          </table:table-cell>
          <table:table-cell office:value-type="string">
            <text:p>disco d'oro</text:p>
          </table:table-cell>
          <table:table-cell office:value-type="string">
            <text:p>Congratulations, great music!</text:p>
          </table:table-cell>
          <table:table-cell table:style-name="ce18" office:value-type="string">
            <text:p>Félicitations, bonne musique !</text:p>
          </table:table-cell>
          <table:table-cell table:number-columns-repeated="1020"/>
        </table:table-row>
        <table:table-row table:style-name="ro3">
          <table:table-cell office:value-type="string">
            <text:p>piano_terra</text:p>
          </table:table-cell>
          <table:table-cell/>
          <table:table-cell office:value-type="string">
            <text:p>Can you turn the music up full volume?</text:p>
          </table:table-cell>
          <table:table-cell table:style-name="ce18" office:value-type="string">
            <text:p>Pouvez-vous mettre la musique à fond ?</text:p>
          </table:table-cell>
          <table:table-cell table:number-columns-repeated="1020"/>
        </table:table-row>
        <table:table-row table:style-name="ro3">
          <table:table-cell office:value-type="string">
            <text:p>piano_terra</text:p>
          </table:table-cell>
          <table:table-cell office:value-type="string">
            <text:p>picasso</text:p>
          </table:table-cell>
          <table:table-cell office:value-type="string">
            <text:p>I... don't think he can hear me.</text:p>
          </table:table-cell>
          <table:table-cell table:style-name="ce18" office:value-type="string">
            <text:p>Je ne pense pas qu'il puisse m'entendre.</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primo_piano</text:p>
          </table:table-cell>
          <table:table-cell office:value-type="string">
            <text:p>picasso</text:p>
          </table:table-cell>
          <table:table-cell office:value-type="string">
            <text:p>These should be the famous fluffy wrappings of the mummy.</text:p>
          </table:table-cell>
          <table:table-cell table:style-name="ce18" office:value-type="string">
            <text:p>On dirait les fameux bandages moelleux de la momie.</text:p>
          </table:table-cell>
          <table:table-cell table:number-columns-repeated="1020"/>
        </table:table-row>
        <table:table-row table:style-name="ro3">
          <table:table-cell/>
          <table:table-cell office:value-type="string">
            <text:p>picasso</text:p>
          </table:table-cell>
          <table:table-cell/>
          <table:table-cell table:style-name="ce18"/>
          <table:table-cell table:number-columns-repeated="1020"/>
        </table:table-row>
        <table:table-row table:style-name="ro5">
          <table:table-cell office:value-type="string">
            <text:p>primo_piano</text:p>
          </table:table-cell>
          <table:table-cell/>
          <table:table-cell office:value-type="string">
            <text:p>I'm too fond of my 'skeleton costume' to change it at this point.</text:p>
          </table:table-cell>
          <table:table-cell table:style-name="ce18" office:value-type="string">
            <text:p>Je suis trop friand de mon « costume de squelette » pour en changer maintenant.</text:p>
          </table:table-cell>
          <table:table-cell table:number-columns-repeated="1020"/>
        </table:table-row>
        <table:table-row table:style-name="ro3">
          <table:table-cell/>
          <table:table-cell office:value-type="string">
            <text:p>picasso</text:p>
          </table:table-cell>
          <table:table-cell/>
          <table:table-cell table:style-name="ce18"/>
          <table:table-cell table:number-columns-repeated="1020"/>
        </table:table-row>
        <table:table-row table:style-name="ro3">
          <table:table-cell office:value-type="string">
            <text:p>primo_piano</text:p>
          </table:table-cell>
          <table:table-cell/>
          <table:table-cell office:value-type="string">
            <text:p>You know those wool things that go on one's head to shelter it from the cold?</text:p>
          </table:table-cell>
          <table:table-cell table:style-name="ce18" office:value-type="string">
            <text:p>Tu connais ces trucs en laine qu'on met sur la tête pour la protéger du froid ?</text:p>
          </table:table-cell>
          <table:table-cell table:number-columns-repeated="1020"/>
        </table:table-row>
        <table:table-row table:style-name="ro3">
          <table:table-cell office:value-type="string">
            <text:p>primo_piano</text:p>
          </table:table-cell>
          <table:table-cell office:value-type="string">
            <text:p>picasso</text:p>
          </table:table-cell>
          <table:table-cell office:value-type="string">
            <text:p>Perfect.</text:p>
          </table:table-cell>
          <table:table-cell table:style-name="ce18" office:value-type="string">
            <text:p>Parfait.</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primo_piano</text:p>
          </table:table-cell>
          <table:table-cell office:value-type="string">
            <text:p>stormtrooper</text:p>
          </table:table-cell>
          <table:table-cell office:value-type="string">
            <text:p>I have picked up enough hair.</text:p>
          </table:table-cell>
          <table:table-cell table:style-name="ce18" office:value-type="string">
            <text:p>J'ai ramassé assez de cheveux.</text:p>
          </table:table-cell>
          <table:table-cell table:number-columns-repeated="1020"/>
        </table:table-row>
        <table:table-row table:style-name="ro3">
          <table:table-cell office:value-type="string">
            <text:p>primo_piano</text:p>
          </table:table-cell>
          <table:table-cell office:value-type="string">
            <text:p>stormtrooper</text:p>
          </table:table-cell>
          <table:table-cell office:value-type="string">
            <text:p>I'd say that poor guy has had enough for today.</text:p>
          </table:table-cell>
          <table:table-cell table:style-name="ce18" office:value-type="string">
            <text:p>Je dirais que ce pauvre type en a eu assez pour aujourd'hui.</text:p>
          </table:table-cell>
          <table:table-cell table:number-columns-repeated="1020"/>
        </table:table-row>
        <table:table-row table:style-name="ro3">
          <table:table-cell office:value-type="string">
            <text:p>primo_piano</text:p>
          </table:table-cell>
          <table:table-cell/>
          <table:table-cell office:value-type="string">
            <text:p>But I love your sadistic side.</text:p>
          </table:table-cell>
          <table:table-cell table:style-name="ce18" office:value-type="string">
            <text:p>Mais j'aime ton côté sadique.</text:p>
          </table:table-cell>
          <table:table-cell table:number-columns-repeated="1020"/>
        </table:table-row>
        <table:table-row table:style-name="ro3">
          <table:table-cell/>
          <table:table-cell office:value-type="string">
            <text:p>stormtrooper</text:p>
          </table:table-cell>
          <table:table-cell/>
          <table:table-cell table:style-name="ce18"/>
          <table:table-cell table:number-columns-repeated="1020"/>
        </table:table-row>
        <table:table-row table:style-name="ro3">
          <table:table-cell office:value-type="string">
            <text:p>primo_piano</text:p>
          </table:table-cell>
          <table:table-cell/>
          <table:table-cell office:value-type="string">
            <text:p>What are you implying?</text:p>
          </table:table-cell>
          <table:table-cell table:style-name="ce18" office:value-type="string">
            <text:p>Qu'est-ce que tu insinues ?</text:p>
          </table:table-cell>
          <table:table-cell table:number-columns-repeated="1020"/>
        </table:table-row>
        <table:table-row table:style-name="ro3">
          <table:table-cell/>
          <table:table-cell office:value-type="string">
            <text:p>stormtrooper</text:p>
          </table:table-cell>
          <table:table-cell/>
          <table:table-cell table:style-name="ce18"/>
          <table:table-cell table:number-columns-repeated="1020"/>
        </table:table-row>
        <table:table-row table:style-name="ro5">
          <table:table-cell office:value-type="string">
            <text:p>primo_piano</text:p>
          </table:table-cell>
          <table:table-cell/>
          <table:table-cell office:value-type="string">
            <text:p>'Jelly Rock' by Aaron Wispley, a huge 1957 hit that sold more than nine million copies.</text:p>
          </table:table-cell>
          <table:table-cell table:style-name="ce18" office:value-type="string">
            <text:p>'Jelly Rock' d'Aaron Wispley, un énorme tube de 1957 vendu à plus de neuf millions d'exemplaires.</text:p>
          </table:table-cell>
          <table:table-cell table:number-columns-repeated="1020"/>
        </table:table-row>
        <table:table-row table:style-name="ro3">
          <table:table-cell/>
          <table:table-cell office:value-type="string">
            <text:p>stormtrooper</text:p>
          </table:table-cell>
          <table:table-cell/>
          <table:table-cell table:style-name="ce18"/>
          <table:table-cell table:number-columns-repeated="1020"/>
        </table:table-row>
        <table:table-row table:style-name="ro3">
          <table:table-cell office:value-type="string">
            <text:p>primo_piano</text:p>
          </table:table-cell>
          <table:table-cell/>
          <table:table-cell office:value-type="string">
            <text:p>Let's leave his symbol of glory alone.</text:p>
          </table:table-cell>
          <table:table-cell table:style-name="ce18" office:value-type="string">
            <text:p>Laissons son symbole de gloire tranquille.</text:p>
          </table:table-cell>
          <table:table-cell table:number-columns-repeated="1020"/>
        </table:table-row>
        <table:table-row table:style-name="ro1">
          <table:table-cell/>
          <table:table-cell office:value-type="string">
            <text:p>elenco telefonico/leggi</text:p>
          </table:table-cell>
          <table:table-cell/>
          <table:table-cell table:style-name="ce18"/>
          <table:table-cell table:number-columns-repeated="1020"/>
        </table:table-row>
        <table:table-row table:style-name="ro3">
          <table:table-cell office:value-type="string">
            <text:p>primo_piano</text:p>
          </table:table-cell>
          <table:table-cell/>
          <table:table-cell office:value-type="string">
            <text:p>I don't see any record players around.</text:p>
          </table:table-cell>
          <table:table-cell table:style-name="ce18" office:value-type="string">
            <text:p>Je ne vois pas de lecteur de disques dans le coin.</text:p>
          </table:table-cell>
          <table:table-cell table:number-columns-repeated="1020"/>
        </table:table-row>
        <table:table-row table:style-name="ro1">
          <table:table-cell/>
          <table:table-cell office:value-type="string">
            <text:p>pappagallo</text:p>
          </table:table-cell>
          <table:table-cell/>
          <table:table-cell table:style-name="ce18"/>
          <table:table-cell table:number-columns-repeated="1020"/>
        </table:table-row>
        <table:table-row table:style-name="ro3">
          <table:table-cell office:value-type="string">
            <text:p>primo_piano</text:p>
          </table:table-cell>
          <table:table-cell/>
          <table:table-cell office:value-type="string">
            <text:p>I would have asked that young guy how difficult it was being the King. </text:p>
          </table:table-cell>
          <table:table-cell table:style-name="ce18" office:value-type="string">
            <text:p>J'aurais bien demandé à ce jeune homme si c'était difficile d'être le Roi.</text:p>
          </table:table-cell>
          <table:table-cell table:number-columns-repeated="1020"/>
        </table:table-row>
        <table:table-row table:style-name="ro1">
          <table:table-cell/>
          <table:table-cell office:value-type="string">
            <text:p>pappagallo</text:p>
          </table:table-cell>
          <table:table-cell/>
          <table:table-cell table:style-name="ce18"/>
          <table:table-cell table:number-columns-repeated="1020"/>
        </table:table-row>
        <table:table-row table:style-name="ro3">
          <table:table-cell office:value-type="string">
            <text:p>primo_piano</text:p>
          </table:table-cell>
          <table:table-cell office:value-type="string">
            <text:p>pappagallo</text:p>
          </table:table-cell>
          <table:table-cell office:value-type="string">
            <text:p>He must have suffered a really bad accident.</text:p>
          </table:table-cell>
          <table:table-cell table:style-name="ce18" office:value-type="string">
            <text:p>Il a dû avoir un très grave accident.</text:p>
          </table:table-cell>
          <table:table-cell table:number-columns-repeated="1020"/>
        </table:table-row>
        <table:table-row table:style-name="ro1">
          <table:table-cell/>
          <table:table-cell office:value-type="string">
            <text:p>pappagallo</text:p>
          </table:table-cell>
          <table:table-cell/>
          <table:table-cell table:style-name="ce18"/>
          <table:table-cell table:number-columns-repeated="1020"/>
        </table:table-row>
        <table:table-row table:style-name="ro5">
          <table:table-cell office:value-type="string">
            <text:p>primo_piano</text:p>
          </table:table-cell>
          <table:table-cell office:value-type="string">
            <text:p>pappagallo</text:p>
          </table:table-cell>
          <table:table-cell office:value-type="string">
            <text:p>Are you talking about the picture or the truck that obviously ran over his face?</text:p>
          </table:table-cell>
          <table:table-cell table:style-name="ce18" office:value-type="string">
            <text:p>Tu veux prendre le tableau ou le camion qui a de toute évidence roulé sur son visage ?</text:p>
          </table:table-cell>
          <table:table-cell table:number-columns-repeated="1020"/>
        </table:table-row>
        <table:table-row table:style-name="ro3">
          <table:table-cell office:value-type="string">
            <text:p>primo_piano</text:p>
          </table:table-cell>
          <table:table-cell office:value-type="string">
            <text:p>pappagallo</text:p>
          </table:table-cell>
          <table:table-cell office:value-type="string">
            <text:p>Ooooook, that was WAY TOO harsh, I admit it.</text:p>
          </table:table-cell>
          <table:table-cell table:style-name="ce18" office:value-type="string">
            <text:p>Ooooook, c'était VRAIMENT TRÈS méchant, je l'avoue.</text:p>
          </table:table-cell>
          <table:table-cell table:number-columns-repeated="1020"/>
        </table:table-row>
        <table:table-row table:style-name="ro1">
          <table:table-cell/>
          <table:table-cell office:value-type="string">
            <text:p>pappagallo</text:p>
          </table:table-cell>
          <table:table-cell/>
          <table:table-cell table:style-name="ce18"/>
          <table:table-cell table:number-columns-repeated="1020"/>
        </table:table-row>
        <table:table-row table:style-name="ro3">
          <table:table-cell office:value-type="string">
            <text:p>primo_piano</text:p>
          </table:table-cell>
          <table:table-cell/>
          <table:table-cell office:value-type="string">
            <text:p>He would be perfect as a scarecrow.</text:p>
          </table:table-cell>
          <table:table-cell table:style-name="ce18" office:value-type="string">
            <text:p>Il serait parfait comme épouvantail.</text:p>
          </table:table-cell>
          <table:table-cell table:number-columns-repeated="1020"/>
        </table:table-row>
        <table:table-row table:style-name="ro1">
          <table:table-cell/>
          <table:table-cell office:value-type="string">
            <text:p>pappagallo</text:p>
          </table:table-cell>
          <table:table-cell/>
          <table:table-cell table:style-name="ce18"/>
          <table:table-cell table:number-columns-repeated="1020"/>
        </table:table-row>
        <table:table-row table:style-name="ro3">
          <table:table-cell office:value-type="string">
            <text:p>primo_piano</text:p>
          </table:table-cell>
          <table:table-cell office:value-type="string">
            <text:p>pappagallo</text:p>
          </table:table-cell>
          <table:table-cell office:value-type="string">
            <text:p>How does it feel to be the main character of an Almodòvar film?</text:p>
          </table:table-cell>
          <table:table-cell table:style-name="ce18" office:value-type="string">
            <text:p>Qu'est-ce que ça vous fait d'être le personnage principal d'un film d'Almodòvar ?</text:p>
          </table:table-cell>
          <table:table-cell table:number-columns-repeated="1020"/>
        </table:table-row>
        <table:table-row table:style-name="ro1">
          <table:table-cell/>
          <table:table-cell office:value-type="string">
            <text:p>pappagallo</text:p>
          </table:table-cell>
          <table:table-cell/>
          <table:table-cell table:style-name="ce18"/>
          <table:table-cell table:number-columns-repeated="1020"/>
        </table:table-row>
        <table:table-row table:style-name="ro3">
          <table:table-cell office:value-type="string">
            <text:p>primo_piano</text:p>
          </table:table-cell>
          <table:table-cell office:value-type="string">
            <text:p>pappagallo</text:p>
          </table:table-cell>
          <table:table-cell office:value-type="string">
            <text:p>Young stormpeople today are completely hopeless...</text:p>
          </table:table-cell>
          <table:table-cell table:style-name="ce18" office:value-type="string">
            <text:p>Les jeunes stormtroopers d'aujourd'hui sont complètement désespérés...</text:p>
          </table:table-cell>
          <table:table-cell table:number-columns-repeated="1020"/>
        </table:table-row>
        <table:table-row table:style-name="ro3">
          <table:table-cell office:value-type="string">
            <text:p>primo_piano</text:p>
          </table:table-cell>
          <table:table-cell/>
          <table:table-cell office:value-type="string">
            <text:p>Damned hipsters.</text:p>
          </table:table-cell>
          <table:table-cell table:style-name="ce18" office:value-type="string">
            <text:p>Foutus hipsters.</text:p>
          </table:table-cell>
          <table:table-cell table:number-columns-repeated="1020"/>
        </table:table-row>
        <table:table-row table:style-name="ro1">
          <table:table-cell/>
          <table:table-cell office:value-type="string">
            <text:p>bagno (occupato)/bussa</text:p>
          </table:table-cell>
          <table:table-cell/>
          <table:table-cell table:style-name="ce18"/>
          <table:table-cell table:number-columns-repeated="1020"/>
        </table:table-row>
        <table:table-row table:style-name="ro5">
          <table:table-cell office:value-type="string">
            <text:p>primo_piano</text:p>
          </table:table-cell>
          <table:table-cell office:value-type="string">
            <text:p>bagno (occupato)/bussa</text:p>
          </table:table-cell>
          <table:table-cell office:value-type="string">
            <text:p>Listen to me, I will NEVER put junk like this in my rib cage.</text:p>
          </table:table-cell>
          <table:table-cell table:style-name="ce18" office:value-type="string">
            <text:p>Écoute-moi bien, je ne mettrai JAMAIS un truc comme ça dans ma cage thoracique.</text:p>
          </table:table-cell>
          <table:table-cell table:number-columns-repeated="1020"/>
        </table:table-row>
        <table:table-row table:style-name="ro1">
          <table:table-cell/>
          <table:table-cell office:value-type="string">
            <text:p>bagno (occupato)/bussa</text:p>
          </table:table-cell>
          <table:table-cell/>
          <table:table-cell table:style-name="ce18"/>
          <table:table-cell table:number-columns-repeated="1020"/>
        </table:table-row>
        <table:table-row table:style-name="ro3">
          <table:table-cell office:value-type="string">
            <text:p>primo_piano</text:p>
          </table:table-cell>
          <table:table-cell office:value-type="string">
            <text:p>bagno (occupato)/bussa</text:p>
          </table:table-cell>
          <table:table-cell office:value-type="string">
            <text:p>Why do I never have a flame thrower with me when I need one the most?</text:p>
          </table:table-cell>
          <table:table-cell table:style-name="ce18" office:value-type="string">
            <text:p>Pourquoi je n'ai jamais un lance-flammes avec moi quand j'en ai le besoin ?</text:p>
          </table:table-cell>
          <table:table-cell table:number-columns-repeated="1020"/>
        </table:table-row>
        <table:table-row table:style-name="ro1">
          <table:table-cell/>
          <table:table-cell office:value-type="string">
            <text:p>bagno (occupato)/bussa</text:p>
          </table:table-cell>
          <table:table-cell/>
          <table:table-cell table:style-name="ce18"/>
          <table:table-cell table:number-columns-repeated="1020"/>
        </table:table-row>
        <table:table-row table:style-name="ro5">
          <table:table-cell office:value-type="string">
            <text:p>primo_piano</text:p>
          </table:table-cell>
          <table:table-cell/>
          <table:table-cell office:value-type="string">
            <text:p>Don't go boasting about your junk size. You've all got the same codpiece.</text:p>
          </table:table-cell>
          <table:table-cell table:style-name="ce18" office:value-type="string">
            <text:p>Ne vas pas te vanter de la taille de ton engin. Vous êtes tous fabriqué sur le même moule.</text:p>
          </table:table-cell>
          <table:table-cell table:number-columns-repeated="1020"/>
        </table:table-row>
        <table:table-row table:style-name="ro1">
          <table:table-cell/>
          <table:table-cell office:value-type="string">
            <text:p>toppa/sbircia</text:p>
          </table:table-cell>
          <table:table-cell/>
          <table:table-cell table:style-name="ce18"/>
          <table:table-cell table:number-columns-repeated="1020"/>
        </table:table-row>
        <table:table-row table:style-name="ro1">
          <table:table-cell office:value-type="string">
            <text:p>primo_piano</text:p>
          </table:table-cell>
          <table:table-cell table:number-columns-repeated="2"/>
          <table:table-cell table:style-name="ce18"/>
          <table:table-cell table:number-columns-repeated="1020"/>
        </table:table-row>
        <table:table-row table:style-name="ro1">
          <table:table-cell/>
          <table:table-cell office:value-type="string">
            <text:p>porta della camera/apri</text:p>
          </table:table-cell>
          <table:table-cell/>
          <table:table-cell table:style-name="ce18"/>
          <table:table-cell table:number-columns-repeated="1020"/>
        </table:table-row>
        <table:table-row table:style-name="ro3">
          <table:table-cell office:value-type="string">
            <text:p>primo_piano</text:p>
          </table:table-cell>
          <table:table-cell office:value-type="string">
            <text:p>porta della camera/apri</text:p>
          </table:table-cell>
          <table:table-cell office:value-type="string">
            <text:p>Genetically programmed to undermine your reputation.</text:p>
          </table:table-cell>
          <table:table-cell table:style-name="ce18" office:value-type="string">
            <text:p>Génétiquement programmé pour ruiner votre réputation.</text:p>
          </table:table-cell>
          <table:table-cell table:number-columns-repeated="1020"/>
        </table:table-row>
        <table:table-row table:style-name="ro1">
          <table:table-cell/>
          <table:table-cell office:value-type="string">
            <text:p>porta della camera/apri</text:p>
          </table:table-cell>
          <table:table-cell/>
          <table:table-cell table:style-name="ce18"/>
          <table:table-cell table:number-columns-repeated="1020"/>
        </table:table-row>
        <table:table-row table:style-name="ro3">
          <table:table-cell office:value-type="string">
            <text:p>primo_piano</text:p>
          </table:table-cell>
          <table:table-cell office:value-type="string">
            <text:p>porta della camera/apri</text:p>
          </table:table-cell>
          <table:table-cell office:value-type="string">
            <text:p>Cracker.</text:p>
          </table:table-cell>
          <table:table-cell table:style-name="ce18" office:value-type="string">
            <text:p>Biscuit salé.</text:p>
          </table:table-cell>
          <table:table-cell table:number-columns-repeated="1020"/>
        </table:table-row>
        <table:table-row table:style-name="ro3">
          <table:table-cell office:value-type="string">
            <text:p>primo_piano</text:p>
          </table:table-cell>
          <table:table-cell/>
          <table:table-cell office:value-type="string">
            <text:p>Cr-ack-er.</text:p>
          </table:table-cell>
          <table:table-cell table:style-name="ce18" office:value-type="string">
            <text:p>Bis-cuit sa-lé.</text:p>
          </table:table-cell>
          <table:table-cell table:number-columns-repeated="1020"/>
        </table:table-row>
        <table:table-row table:style-name="ro3">
          <table:table-cell office:value-type="string">
            <text:p>primo_piano</text:p>
          </table:table-cell>
          <table:table-cell office:value-type="string">
            <text:p>cravatta</text:p>
          </table:table-cell>
          <table:table-cell office:value-type="string">
            <text:p>Come on, stupid bird, repeat it! CRACKER!</text:p>
          </table:table-cell>
          <table:table-cell table:style-name="ce18" office:value-type="string">
            <text:p>Allez, stupide oiseau, répète ! BISCUIT SALÉ !</text:p>
          </table:table-cell>
          <table:table-cell table:number-columns-repeated="1020"/>
        </table:table-row>
        <table:table-row table:style-name="ro5">
          <table:table-cell office:value-type="string">
            <text:p>primo_piano</text:p>
          </table:table-cell>
          <table:table-cell/>
          <table:table-cell office:value-type="string">
            <text:p>You brainless moron biped, my intellectual capacities are way superior to yours.</text:p>
          </table:table-cell>
          <table:table-cell table:style-name="ce18" office:value-type="string">
            <text:p>Mes capacités intellectuelles sont bien supérieures aux vôtres, crétin de bipède imbécile.</text:p>
          </table:table-cell>
          <table:table-cell table:number-columns-repeated="1020"/>
        </table:table-row>
        <table:table-row table:style-name="ro3">
          <table:table-cell office:value-type="string">
            <text:p>primo_piano</text:p>
          </table:table-cell>
          <table:table-cell office:value-type="string">
            <text:p>cravatta</text:p>
          </table:table-cell>
          <table:table-cell office:value-type="string">
            <text:p>W-what did you say?</text:p>
          </table:table-cell>
          <table:table-cell table:style-name="ce18" office:value-type="string">
            <text:p>Q-Qu'est-ce que vous avez dit ?</text:p>
          </table:table-cell>
          <table:table-cell table:number-columns-repeated="1020"/>
        </table:table-row>
        <table:table-row table:style-name="ro3">
          <table:table-cell office:value-type="string">
            <text:p>primo_piano</text:p>
          </table:table-cell>
          <table:table-cell/>
          <table:table-cell office:value-type="string">
            <text:p>Cracker!</text:p>
          </table:table-cell>
          <table:table-cell table:style-name="ce18" office:value-type="string">
            <text:p>Biscuit salé !</text:p>
          </table:table-cell>
          <table:table-cell table:number-columns-repeated="1020"/>
        </table:table-row>
        <table:table-row table:style-name="ro1">
          <table:table-cell/>
          <table:table-cell office:value-type="string">
            <text:p>ragazzo alticcio</text:p>
          </table:table-cell>
          <table:table-cell/>
          <table:table-cell table:style-name="ce18"/>
          <table:table-cell table:number-columns-repeated="1020"/>
        </table:table-row>
        <table:table-row table:style-name="ro3">
          <table:table-cell office:value-type="string">
            <text:p>primo_piano</text:p>
          </table:table-cell>
          <table:table-cell/>
          <table:table-cell office:value-type="string">
            <text:p>Be quiet, or my husband will hear us!</text:p>
          </table:table-cell>
          <table:table-cell table:style-name="ce18" office:value-type="string">
            <text:p>Tais-toi, ou mon mari va nous entendre !</text:p>
          </table:table-cell>
          <table:table-cell table:number-columns-repeated="1020"/>
        </table:table-row>
        <table:table-row table:style-name="ro3">
          <table:table-cell office:value-type="string">
            <text:p>primo_piano</text:p>
          </table:table-cell>
          <table:table-cell office:value-type="string">
            <text:p>ragazzo alticcio</text:p>
          </table:table-cell>
          <table:table-cell office:value-type="string">
            <text:p>Cuddle me, hot stuff!</text:p>
          </table:table-cell>
          <table:table-cell table:style-name="ce18" office:value-type="string">
            <text:p>Câline-moi, mon lapin !</text:p>
          </table:table-cell>
          <table:table-cell table:number-columns-repeated="1020"/>
        </table:table-row>
        <table:table-row table:style-name="ro3">
          <table:table-cell office:value-type="string">
            <text:p>primo_piano</text:p>
          </table:table-cell>
          <table:table-cell/>
          <table:table-cell office:value-type="string">
            <text:p>I love when you do that thing to me...</text:p>
          </table:table-cell>
          <table:table-cell table:style-name="ce18" office:value-type="string">
            <text:p>J'aime quand tu me fais des trucs comme ça...</text:p>
          </table:table-cell>
          <table:table-cell table:number-columns-repeated="1020"/>
        </table:table-row>
        <table:table-row table:style-name="ro3">
          <table:table-cell office:value-type="string">
            <text:p>primo_piano</text:p>
          </table:table-cell>
          <table:table-cell office:value-type="string">
            <text:p>saracinesca/apri</text:p>
          </table:table-cell>
          <table:table-cell office:value-type="string">
            <text:p>Hurry! In the closet!!!</text:p>
          </table:table-cell>
          <table:table-cell table:style-name="ce18" office:value-type="string">
            <text:p>Dépêche-toi ! Va dans le placard !!!</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primo_piano</text:p>
          </table:table-cell>
          <table:table-cell office:value-type="string">
            <text:p>fenicottero</text:p>
          </table:table-cell>
          <table:table-cell office:value-type="string">
            <text:p>Can I come in?</text:p>
          </table:table-cell>
          <table:table-cell table:style-name="ce18" office:value-type="string">
            <text:p>Puis-je entrer ?</text:p>
          </table:table-cell>
          <table:table-cell table:number-columns-repeated="1020"/>
        </table:table-row>
        <table:table-row table:style-name="ro3">
          <table:table-cell office:value-type="string">
            <text:p>primo_piano</text:p>
          </table:table-cell>
          <table:table-cell office:value-type="string">
            <text:p>fenicottero</text:p>
          </table:table-cell>
          <table:table-cell office:value-type="string">
            <text:p>Go away!</text:p>
          </table:table-cell>
          <table:table-cell table:style-name="ce18" office:value-type="string">
            <text:p>Allez-vous-en !</text:p>
          </table:table-cell>
          <table:table-cell table:number-columns-repeated="1020"/>
        </table:table-row>
        <table:table-row table:style-name="ro3">
          <table:table-cell office:value-type="string">
            <text:p>primo_piano</text:p>
          </table:table-cell>
          <table:table-cell/>
          <table:table-cell office:value-type="string">
            <text:p>Ronald gets mad when I knock on the door while he's in the bath too...</text:p>
          </table:table-cell>
          <table:table-cell table:style-name="ce18" office:value-type="string">
            <text:p>Ronald devient fou quand je frappe à la porte alors qu'il est dans son bain...</text:p>
          </table:table-cell>
          <table:table-cell table:number-columns-repeated="1020"/>
        </table:table-row>
        <table:table-row table:style-name="ro3">
          <table:table-cell office:value-type="string">
            <text:p>primo_piano</text:p>
          </table:table-cell>
          <table:table-cell office:value-type="string">
            <text:p>fenicottero</text:p>
          </table:table-cell>
          <table:table-cell office:value-type="string">
            <text:p>I don't know why everyone got so crabby!</text:p>
          </table:table-cell>
          <table:table-cell table:style-name="ce18" office:value-type="string">
            <text:p>Je ne comprends pas pourquoi tout le monde devient si irritable !</text:p>
          </table:table-cell>
          <table:table-cell table:number-columns-repeated="1020"/>
        </table:table-row>
        <table:table-row table:style-name="ro3">
          <table:table-cell office:value-type="string">
            <text:p>primo_piano</text:p>
          </table:table-cell>
          <table:table-cell office:value-type="string">
            <text:p>fenicottero</text:p>
          </table:table-cell>
          <table:table-cell office:value-type="string">
            <text:p>Better not bother him again.</text:p>
          </table:table-cell>
          <table:table-cell table:style-name="ce18" office:value-type="string">
            <text:p>Mieux vaut ne pas le déranger à nouveau.</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1">
          <table:table-cell office:value-type="string">
            <text:p>primo_piano</text:p>
          </table:table-cell>
          <table:table-cell office:value-type="string">
            <text:p>piede di porco</text:p>
          </table:table-cell>
          <table:table-cell/>
          <table:table-cell table:style-name="ce18"/>
          <table:table-cell table:number-columns-repeated="1020"/>
        </table:table-row>
        <table:table-row table:style-name="ro1">
          <table:table-cell table:number-columns-repeated="3"/>
          <table:table-cell table:style-name="ce18"/>
          <table:table-cell table:number-columns-repeated="1020"/>
        </table:table-row>
        <table:table-row table:style-name="ro5">
          <table:table-cell office:value-type="string">
            <text:p>primo_piano</text:p>
          </table:table-cell>
          <table:table-cell office:value-type="string">
            <text:p>piede di porco</text:p>
          </table:table-cell>
          <table:table-cell office:value-type="string">
            <text:p>That tie on the doorknob may as well be heavier than Thor's hammer.</text:p>
          </table:table-cell>
          <table:table-cell table:style-name="ce18" office:value-type="string">
            <text:p>Cette cravate sur la poignée de porte pourrait très bien être plus lourde que le marteau de Thor.</text:p>
          </table:table-cell>
          <table:table-cell table:number-columns-repeated="1020"/>
        </table:table-row>
        <table:table-row table:style-name="ro3">
          <table:table-cell office:value-type="string">
            <text:p>primo_piano</text:p>
          </table:table-cell>
          <table:table-cell/>
          <table:table-cell office:value-type="string">
            <text:p>The universal frat house 'do not disturb' sign.</text:p>
          </table:table-cell>
          <table:table-cell table:style-name="ce18" office:value-type="string">
            <text:p>« Ne pas déranger » : le panneau officiel de toute maison d'étudiants.</text:p>
          </table:table-cell>
          <table:table-cell table:number-columns-repeated="1020"/>
        </table:table-row>
        <table:table-row table:style-name="ro3">
          <table:table-cell office:value-type="string">
            <text:p>primo_piano</text:p>
          </table:table-cell>
          <table:table-cell office:value-type="string">
            <text:p>ladro</text:p>
          </table:table-cell>
          <table:table-cell office:value-type="string">
            <text:p>I may have removed the tie from the doorknob, but the fact of the matter doesn't change.</text:p>
          </table:table-cell>
          <table:table-cell table:style-name="ce18" office:value-type="string">
            <text:p>J'ai peut-être enlevé la cravate de la poignée, mais ça ne règle pas le problème.</text:p>
          </table:table-cell>
          <table:table-cell table:number-columns-repeated="1020"/>
        </table:table-row>
        <table:table-row table:style-name="ro3">
          <table:table-cell office:value-type="string">
            <text:p>primo_piano</text:p>
          </table:table-cell>
          <table:table-cell/>
          <table:table-cell office:value-type="string">
            <text:p>It's the most sought-after room of the party, that's for sure...</text:p>
          </table:table-cell>
          <table:table-cell table:style-name="ce18" office:value-type="string">
            <text:p>C'est la pièce la plus sollicitée de la soirée, c'est certain...</text:p>
          </table:table-cell>
          <table:table-cell table:number-columns-repeated="1020"/>
        </table:table-row>
        <table:table-row table:style-name="ro1">
          <table:table-cell/>
          <table:table-cell office:value-type="string">
            <text:p>ladro</text:p>
          </table:table-cell>
          <table:table-cell/>
          <table:table-cell table:style-name="ce18"/>
          <table:table-cell table:number-columns-repeated="1020"/>
        </table:table-row>
        <table:table-row table:style-name="ro3">
          <table:table-cell office:value-type="string">
            <text:p>primo_piano</text:p>
          </table:table-cell>
          <table:table-cell office:value-type="string">
            <text:p>ladro</text:p>
          </table:table-cell>
          <table:table-cell office:value-type="string">
            <text:p>Those polka dots are obscene, to say the least.</text:p>
          </table:table-cell>
          <table:table-cell table:style-name="ce18" office:value-type="string">
            <text:p>Tous ces petits points sont obscènes.</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primo_piano</text:p>
          </table:table-cell>
          <table:table-cell office:value-type="string">
            <text:p>ladro</text:p>
          </table:table-cell>
          <table:table-cell office:value-type="string">
            <text:p>Always faithful to my sweatshirt.</text:p>
          </table:table-cell>
          <table:table-cell table:style-name="ce18" office:value-type="string">
            <text:p>Toujours fidèle à mon sweatshirt.</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primo_piano</text:p>
          </table:table-cell>
          <table:table-cell office:value-type="string">
            <text:p>ladro</text:p>
          </table:table-cell>
          <table:table-cell office:value-type="string">
            <text:p>He doesn't look particularly good...</text:p>
          </table:table-cell>
          <table:table-cell table:style-name="ce18" office:value-type="string">
            <text:p>Il n'a pas l'air d'aller très bien...</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primo_piano</text:p>
          </table:table-cell>
          <table:table-cell office:value-type="string">
            <text:p>finestra rotta</text:p>
          </table:table-cell>
          <table:table-cell office:value-type="string">
            <text:p>I don't want my sweater stained by puke, thanks.</text:p>
          </table:table-cell>
          <table:table-cell table:style-name="ce18" office:value-type="string">
            <text:p>Je ne veux pas que mon sweat soit tâché par du vomi, merci.</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retro_furgone</text:p>
          </table:table-cell>
          <table:table-cell office:value-type="string">
            <text:p>finestra rotta</text:p>
          </table:table-cell>
          <table:table-cell office:value-type="string">
            <text:p>I wasn't holding my breath on it being open.</text:p>
          </table:table-cell>
          <table:table-cell table:style-name="ce18" office:value-type="string">
            <text:p>Je ne m'attendais pas à ce qu'elle soit ouverte.</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retro_furgone</text:p>
          </table:table-cell>
          <table:table-cell office:value-type="string">
            <text:p>retro_furgone_x_furgone</text:p>
          </table:table-cell>
          <table:table-cell office:value-type="string">
            <text:p>I love these kitschy garden things.</text:p>
          </table:table-cell>
          <table:table-cell table:style-name="ce18" office:value-type="string">
            <text:p>J'adore tous ces objets kitsch qu'on met dans les jardins.</text:p>
          </table:table-cell>
          <table:table-cell table:number-columns-repeated="1020"/>
        </table:table-row>
        <table:table-row table:style-name="ro3">
          <table:table-cell office:value-type="string">
            <text:p>retro_furgone</text:p>
          </table:table-cell>
          <table:table-cell/>
          <table:table-cell office:value-type="string">
            <text:p>In other people's gardens.</text:p>
          </table:table-cell>
          <table:table-cell table:style-name="ce18" office:value-type="string">
            <text:p>Enfin dans les jardins des autres.</text:p>
          </table:table-cell>
          <table:table-cell table:number-columns-repeated="1020"/>
        </table:table-row>
        <table:table-row table:style-name="ro1">
          <table:table-cell/>
          <table:table-cell office:value-type="string">
            <text:p>cactus ballerini</text:p>
          </table:table-cell>
          <table:table-cell/>
          <table:table-cell table:style-name="ce18"/>
          <table:table-cell table:number-columns-repeated="1020"/>
        </table:table-row>
        <table:table-row table:style-name="ro3">
          <table:table-cell office:value-type="string">
            <text:p>retro_furgone</text:p>
          </table:table-cell>
          <table:table-cell/>
          <table:table-cell office:value-type="string">
            <text:p>I prefer not dipping my toe into strange mating rituals.</text:p>
          </table:table-cell>
          <table:table-cell table:style-name="ce18" office:value-type="string">
            <text:p>Je préfère ne pas me lancer dans d'étranges rituels d'accouplement.</text:p>
          </table:table-cell>
          <table:table-cell table:number-columns-repeated="1020"/>
        </table:table-row>
        <table:table-row table:style-name="ro3">
          <table:table-cell office:value-type="string">
            <text:p>retro_furgone</text:p>
          </table:table-cell>
          <table:table-cell office:value-type="string">
            <text:p>cactus ballerini</text:p>
          </table:table-cell>
          <table:table-cell office:value-type="string">
            <text:p>I don't feel like I'm ready.</text:p>
          </table:table-cell>
          <table:table-cell table:style-name="ce18" office:value-type="string">
            <text:p>Je sens que je ne suis pas encore prêt.</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retro_furgone</text:p>
          </table:table-cell>
          <table:table-cell office:value-type="string">
            <text:p>scimmia</text:p>
          </table:table-cell>
          <table:table-cell office:value-type="string">
            <text:p>It's one of the most symbolic objects of videogames.</text:p>
          </table:table-cell>
          <table:table-cell table:style-name="ce18" office:value-type="string">
            <text:p>Un des objets les plus emblématiques des jeux vidéo.</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5">
          <table:table-cell office:value-type="string">
            <text:p>retro_furgone</text:p>
          </table:table-cell>
          <table:table-cell office:value-type="string">
            <text:p>scimmia</text:p>
          </table:table-cell>
          <table:table-cell office:value-type="string">
            <text:p>I understand you've been dying to do that, but maybe it's better to pick it up first.</text:p>
          </table:table-cell>
          <table:table-cell table:style-name="ce18" office:value-type="string">
            <text:p>Je comprends que tu meurs d'envie de faire ça, mais il serait peut-être préférable de le ramasser d'abord.</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5">
          <table:table-cell office:value-type="string">
            <text:p>retro_furgone</text:p>
          </table:table-cell>
          <table:table-cell office:value-type="string">
            <text:p>rana</text:p>
          </table:table-cell>
          <table:table-cell office:value-type="string">
            <text:p>The supposedly well-guarded local prison never fails to make its citizens feel safe.</text:p>
          </table:table-cell>
          <table:table-cell table:style-name="ce18" office:value-type="string">
            <text:p>La prison locale, particulièrement bien gardée, n'a visiblement pas lésiné sur les moyens pour mettre ses citoyens en sécurité.</text:p>
          </table:table-cell>
          <table:table-cell table:number-columns-repeated="1020"/>
        </table:table-row>
        <table:table-row table:style-name="ro1">
          <table:table-cell/>
          <table:table-cell office:value-type="string">
            <text:p>rana</text:p>
          </table:table-cell>
          <table:table-cell/>
          <table:table-cell table:style-name="ce18"/>
          <table:table-cell table:number-columns-repeated="1020"/>
        </table:table-row>
        <table:table-row table:style-name="ro3">
          <table:table-cell office:value-type="string">
            <text:p>retro_furgone</text:p>
          </table:table-cell>
          <table:table-cell/>
          <table:table-cell office:value-type="string">
            <text:p>Catch a thief, me?</text:p>
          </table:table-cell>
          <table:table-cell table:style-name="ce18" office:value-type="string">
            <text:p>Attraper un voleur, moi ?</text:p>
          </table:table-cell>
          <table:table-cell table:number-columns-repeated="1020"/>
        </table:table-row>
        <table:table-row table:style-name="ro3">
          <table:table-cell office:value-type="string">
            <text:p>retro_furgone</text:p>
          </table:table-cell>
          <table:table-cell office:value-type="string">
            <text:p>rana</text:p>
          </table:table-cell>
          <table:table-cell office:value-type="string">
            <text:p>Are you seeing me clearly?</text:p>
          </table:table-cell>
          <table:table-cell table:style-name="ce18" office:value-type="string">
            <text:p>Tu m'as bien regardé ?</text:p>
          </table:table-cell>
          <table:table-cell table:number-columns-repeated="1020"/>
        </table:table-row>
        <table:table-row table:style-name="ro1">
          <table:table-cell/>
          <table:table-cell office:value-type="string">
            <text:p>rana</text:p>
          </table:table-cell>
          <table:table-cell/>
          <table:table-cell table:style-name="ce18"/>
          <table:table-cell table:number-columns-repeated="1020"/>
        </table:table-row>
        <table:table-row table:style-name="ro3">
          <table:table-cell office:value-type="string">
            <text:p>retro_furgone</text:p>
          </table:table-cell>
          <table:table-cell/>
          <table:table-cell office:value-type="string">
            <text:p>When I feel the need to rob a bank, I will know where to turn.</text:p>
          </table:table-cell>
          <table:table-cell table:style-name="ce18" office:value-type="string">
            <text:p>Quand j'aurai envie de cambrioler une banque, je saurai vers qui me tourner.</text:p>
          </table:table-cell>
          <table:table-cell table:number-columns-repeated="1020"/>
        </table:table-row>
        <table:table-row table:style-name="ro1">
          <table:table-cell/>
          <table:table-cell office:value-type="string">
            <text:p>audioguida/attiva</text:p>
          </table:table-cell>
          <table:table-cell/>
          <table:table-cell table:style-name="ce18"/>
          <table:table-cell table:number-columns-repeated="1020"/>
        </table:table-row>
        <table:table-row table:style-name="ro3">
          <table:table-cell office:value-type="string">
            <text:p>retro_furgone</text:p>
          </table:table-cell>
          <table:table-cell/>
          <table:table-cell office:value-type="string">
            <text:p>I don't think he needs further motivation.</text:p>
          </table:table-cell>
          <table:table-cell table:style-name="ce18" office:value-type="string">
            <text:p>Je ne pense pas qu'il ait besoin de motivation supplémentaire.</text:p>
          </table:table-cell>
          <table:table-cell table:number-columns-repeated="1020"/>
        </table:table-row>
        <table:table-row table:style-name="ro1">
          <table:table-cell/>
          <table:table-cell office:value-type="string">
            <text:p>carro armato</text:p>
          </table:table-cell>
          <table:table-cell/>
          <table:table-cell table:style-name="ce18"/>
          <table:table-cell table:number-columns-repeated="1020"/>
        </table:table-row>
        <table:table-row table:style-name="ro3">
          <table:table-cell office:value-type="string">
            <text:p>retro_furgone</text:p>
          </table:table-cell>
          <table:table-cell office:value-type="string">
            <text:p>carro armato</text:p>
          </table:table-cell>
          <table:table-cell office:value-type="string">
            <text:p>He took a really nice flight, no doubt about it.</text:p>
          </table:table-cell>
          <table:table-cell table:style-name="ce18" office:value-type="string">
            <text:p>De la haute voltige, sans aucun doute.</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retro_furgone</text:p>
          </table:table-cell>
          <table:table-cell office:value-type="string">
            <text:p>carro armato</text:p>
          </table:table-cell>
          <table:table-cell office:value-type="string">
            <text:p>Someone beat you to it.</text:p>
          </table:table-cell>
          <table:table-cell table:style-name="ce18" office:value-type="string">
            <text:p>Quelqu'un vous a précédé.</text:p>
          </table:table-cell>
          <table:table-cell table:number-columns-repeated="1020"/>
        </table:table-row>
        <table:table-row table:style-name="ro1">
          <table:table-cell/>
          <table:table-cell office:value-type="string">
            <text:p>carro armato</text:p>
          </table:table-cell>
          <table:table-cell/>
          <table:table-cell table:style-name="ce18"/>
          <table:table-cell table:number-columns-repeated="1020"/>
        </table:table-row>
        <table:table-row table:style-name="ro3">
          <table:table-cell office:value-type="string">
            <text:p>retro_furgone</text:p>
          </table:table-cell>
          <table:table-cell/>
          <table:table-cell office:value-type="string">
            <text:p>We have some things to do.</text:p>
          </table:table-cell>
          <table:table-cell table:style-name="ce18" office:value-type="string">
            <text:p>Nous avons des choses à faire.</text:p>
          </table:table-cell>
          <table:table-cell table:number-columns-repeated="1020"/>
        </table:table-row>
        <table:table-row table:style-name="ro1">
          <table:table-cell/>
          <table:table-cell office:value-type="string">
            <text:p>carro armato</text:p>
          </table:table-cell>
          <table:table-cell/>
          <table:table-cell table:style-name="ce18"/>
          <table:table-cell table:number-columns-repeated="1020"/>
        </table:table-row>
        <table:table-row table:style-name="ro3">
          <table:table-cell office:value-type="string">
            <text:p>sala_botanica_IIWW</text:p>
          </table:table-cell>
          <table:table-cell office:value-type="string">
            <text:p>carro armato</text:p>
          </table:table-cell>
          <table:table-cell office:value-type="string">
            <text:p>It's a trap!</text:p>
          </table:table-cell>
          <table:table-cell table:style-name="ce18" office:value-type="string">
            <text:p>C'est un piège !</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sala_botanica_IIWW</text:p>
          </table:table-cell>
          <table:table-cell office:value-type="string">
            <text:p>carro armato</text:p>
          </table:table-cell>
          <table:table-cell office:value-type="string">
            <text:p>Sorry guys, but I can't fill my sweater with thorns.</text:p>
          </table:table-cell>
          <table:table-cell table:style-name="ce18" office:value-type="string">
            <text:p>Désolé les gars, mais je ne peux pas remplir mon sweat avec des épines.</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sala_botanica_IIWW</text:p>
          </table:table-cell>
          <table:table-cell office:value-type="string">
            <text:p>maggiore T.J. Kong</text:p>
          </table:table-cell>
          <table:table-cell office:value-type="string">
            <text:p>Monkeys are always so adorably irreverent.</text:p>
          </table:table-cell>
          <table:table-cell table:style-name="ce18" office:value-type="string">
            <text:p>Les singes sont toujours si adorablement irrévérencieux.</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sala_botanica_IIWW</text:p>
          </table:table-cell>
          <table:table-cell office:value-type="string">
            <text:p>maggiore T.J. Kong</text:p>
          </table:table-cell>
          <table:table-cell office:value-type="string">
            <text:p>Don't even think about starting some strange 'snow ball' battle, I warn you.</text:p>
          </table:table-cell>
          <table:table-cell table:style-name="ce18" office:value-type="string">
            <text:p>Ne t'avise pas de commencer une bataille de « boule de neige », je te préviens.</text:p>
          </table:table-cell>
          <table:table-cell table:number-columns-repeated="1020"/>
        </table:table-row>
        <table:table-row table:style-name="ro1">
          <table:table-cell/>
          <table:table-cell office:value-type="string">
            <text:p>maggiore T.J. Kong</text:p>
          </table:table-cell>
          <table:table-cell/>
          <table:table-cell table:style-name="ce18"/>
          <table:table-cell table:number-columns-repeated="1020"/>
        </table:table-row>
        <table:table-row table:style-name="ro3">
          <table:table-cell office:value-type="string">
            <text:p>sala_botanica_IIWW</text:p>
          </table:table-cell>
          <table:table-cell/>
          <table:table-cell office:value-type="string">
            <text:p>Smooched by hundreds of ugly spinsters because of a ridiculous fairy tale.</text:p>
          </table:table-cell>
          <table:table-cell table:style-name="ce18" office:value-type="string">
            <text:p>Bécoté par des centaines de vieilles filles à cause d'un conte de fées ridicule.</text:p>
          </table:table-cell>
          <table:table-cell table:number-columns-repeated="1020"/>
        </table:table-row>
        <table:table-row table:style-name="ro3">
          <table:table-cell office:value-type="string">
            <text:p>sala_botanica_IIWW</text:p>
          </table:table-cell>
          <table:table-cell office:value-type="string">
            <text:p>bomba disinnescata</text:p>
          </table:table-cell>
          <table:table-cell office:value-type="string">
            <text:p>Man, I don't envy that guy at all.</text:p>
          </table:table-cell>
          <table:table-cell table:style-name="ce18" office:value-type="string">
            <text:p>Je ne l'envie pas du tout.</text:p>
          </table:table-cell>
          <table:table-cell table:number-columns-repeated="1020"/>
        </table:table-row>
        <table:table-row table:style-name="ro1">
          <table:table-cell/>
          <table:table-cell office:value-type="string">
            <text:p>bomba disinnescata</text:p>
          </table:table-cell>
          <table:table-cell/>
          <table:table-cell table:style-name="ce18"/>
          <table:table-cell table:number-columns-repeated="1020"/>
        </table:table-row>
        <table:table-row table:style-name="ro4">
          <table:table-cell office:value-type="string">
            <text:p>sala_botanica_IIWW</text:p>
          </table:table-cell>
          <table:table-cell/>
          <table:table-cell office:value-type="string">
            <text:p>Hello, my baby. Hello, my honey. Hello, my ragtime gal...</text:p>
          </table:table-cell>
          <table:table-cell table:style-name="ce12" office:value-type="string">
            <text:p>Hello, my baby. Hello, my honey. Hello, my ragtime gal...</text:p>
          </table:table-cell>
          <table:table-cell table:number-columns-repeated="1020"/>
        </table:table-row>
        <table:table-row table:style-name="ro3">
          <table:table-cell office:value-type="string">
            <text:p>sala_botanica_IIWW</text:p>
          </table:table-cell>
          <table:table-cell office:value-type="string">
            <text:p>bomba disinnescata</text:p>
          </table:table-cell>
          <table:table-cell office:value-type="string">
            <text:p>No, right?</text:p>
          </table:table-cell>
          <table:table-cell table:style-name="ce18" office:value-type="string">
            <text:p>Non hein ?</text:p>
          </table:table-cell>
          <table:table-cell table:number-columns-repeated="1020"/>
        </table:table-row>
        <table:table-row table:style-name="ro1">
          <table:table-cell/>
          <table:table-cell office:value-type="string">
            <text:p>bomba disinnescata</text:p>
          </table:table-cell>
          <table:table-cell/>
          <table:table-cell table:style-name="ce18"/>
          <table:table-cell table:number-columns-repeated="1020"/>
        </table:table-row>
        <table:table-row table:style-name="ro1">
          <table:table-cell office:value-type="string">
            <text:p>sala_botanica_IIWW</text:p>
          </table:table-cell>
          <table:table-cell table:number-columns-repeated="2"/>
          <table:table-cell table:style-name="ce18"/>
          <table:table-cell table:number-columns-repeated="1020"/>
        </table:table-row>
        <table:table-row table:style-name="ro1">
          <table:table-cell/>
          <table:table-cell office:value-type="string">
            <text:p>bomba disinnescata</text:p>
          </table:table-cell>
          <table:table-cell/>
          <table:table-cell table:style-name="ce18"/>
          <table:table-cell table:number-columns-repeated="1020"/>
        </table:table-row>
        <table:table-row table:style-name="ro3">
          <table:table-cell office:value-type="string">
            <text:p>sala_botanica_IIWW</text:p>
          </table:table-cell>
          <table:table-cell/>
          <table:table-cell office:value-type="string">
            <text:p>When I was young, I always dreamed of having one of these all of my own.</text:p>
          </table:table-cell>
          <table:table-cell table:style-name="ce18" office:value-type="string">
            <text:p>Quand j'étais jeune, je rêvais d'en avoir un rien que pour moi.</text:p>
          </table:table-cell>
          <table:table-cell table:number-columns-repeated="1020"/>
        </table:table-row>
        <table:table-row table:style-name="ro3">
          <table:table-cell office:value-type="string">
            <text:p>sala_botanica_IIWW</text:p>
          </table:table-cell>
          <table:table-cell office:value-type="string">
            <text:p>bomba disinnescata</text:p>
          </table:table-cell>
          <table:table-cell office:value-type="string">
            <text:p>And I still dream it, now that there's one in front of me.</text:p>
          </table:table-cell>
          <table:table-cell table:style-name="ce18" office:value-type="string">
            <text:p>Et maintenant qu'il y en a un devant moi, j'en rêve encore.</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5">
          <table:table-cell office:value-type="string">
            <text:p>sala_botanica_IIWW</text:p>
          </table:table-cell>
          <table:table-cell office:value-type="string">
            <text:p>telecamera/importuna Ralph</text:p>
          </table:table-cell>
          <table:table-cell office:value-type="string">
            <text:p>Unfortunately, the only thing I could realistically take here is that bouquet.</text:p>
          </table:table-cell>
          <table:table-cell table:style-name="ce18" office:value-type="string">
            <text:p>Malheureusement, la seule chose que je pourrais vraiment prendre ici, c'est ce bouquet.</text:p>
          </table:table-cell>
          <table:table-cell table:number-columns-repeated="1020"/>
        </table:table-row>
        <table:table-row table:style-name="ro3">
          <table:table-cell office:value-type="string">
            <text:p>sala_botanica_IIWW</text:p>
          </table:table-cell>
          <table:table-cell office:value-type="string">
            <text:p>telecamera/importuna Ralph</text:p>
          </table:table-cell>
          <table:table-cell office:value-type="string">
            <text:p>And I will not do it.</text:p>
          </table:table-cell>
          <table:table-cell table:style-name="ce18" office:value-type="string">
            <text:p>Et je ne le ferai pas.</text:p>
          </table:table-cell>
          <table:table-cell table:number-columns-repeated="1020"/>
        </table:table-row>
        <table:table-row table:style-name="ro1">
          <table:table-cell/>
          <table:table-cell office:value-type="string">
            <text:p>telecamera/importuna Ralph</text:p>
          </table:table-cell>
          <table:table-cell/>
          <table:table-cell table:style-name="ce18"/>
          <table:table-cell table:number-columns-repeated="1020"/>
        </table:table-row>
        <table:table-row table:style-name="ro3">
          <table:table-cell office:value-type="string">
            <text:p>sala_botanica_IIWW</text:p>
          </table:table-cell>
          <table:table-cell office:value-type="string">
            <text:p>telecamera/importuna Ralph</text:p>
          </table:table-cell>
          <table:table-cell office:value-type="string">
            <text:p>I'm afraid it's just a showpiece.</text:p>
          </table:table-cell>
          <table:table-cell table:style-name="ce18" office:value-type="string">
            <text:p>Ce n'est qu'un modèle d'exposition.</text:p>
          </table:table-cell>
          <table:table-cell table:number-columns-repeated="1020"/>
        </table:table-row>
        <table:table-row table:style-name="ro3">
          <table:table-cell office:value-type="string">
            <text:p>sala_botanica_IIWW</text:p>
          </table:table-cell>
          <table:table-cell/>
          <table:table-cell office:value-type="string">
            <text:p>They'll have left only the external bodywork and very little else on the inside.</text:p>
          </table:table-cell>
          <table:table-cell table:style-name="ce18" office:value-type="string">
            <text:p>Il doit seulement rester la carrosserie, l'intérieur doit être vide.</text:p>
          </table:table-cell>
          <table:table-cell table:number-columns-repeated="1020"/>
        </table:table-row>
        <table:table-row table:style-name="ro1">
          <table:table-cell/>
          <table:table-cell office:value-type="string">
            <text:p>telecamera/importuna Ralph</text:p>
          </table:table-cell>
          <table:table-cell/>
          <table:table-cell table:style-name="ce18"/>
          <table:table-cell table:number-columns-repeated="1020"/>
        </table:table-row>
        <table:table-row table:style-name="ro3">
          <table:table-cell office:value-type="string">
            <text:p>sala_botanica_IIWW</text:p>
          </table:table-cell>
          <table:table-cell office:value-type="string">
            <text:p>telecamera/importuna Ralph</text:p>
          </table:table-cell>
          <table:table-cell office:value-type="string">
            <text:p>I'm not 3 anymore.</text:p>
          </table:table-cell>
          <table:table-cell table:style-name="ce18" office:value-type="string">
            <text:p>Je n'ai plus 3 ans.</text:p>
          </table:table-cell>
          <table:table-cell table:number-columns-repeated="1020"/>
        </table:table-row>
        <table:table-row table:style-name="ro1">
          <table:table-cell/>
          <table:table-cell office:value-type="string">
            <text:p>telecamera/importuna Ralph</text:p>
          </table:table-cell>
          <table:table-cell/>
          <table:table-cell table:style-name="ce18"/>
          <table:table-cell table:number-columns-repeated="1020"/>
        </table:table-row>
        <table:table-row table:style-name="ro5">
          <table:table-cell office:value-type="string">
            <text:p>sala_botanica_IIWW</text:p>
          </table:table-cell>
          <table:table-cell office:value-type="string">
            <text:p>telecamera/importuna Ralph</text:p>
          </table:table-cell>
          <table:table-cell office:value-type="string">
            <text:p>Surely the rodeo act that's both most amazing and inappropriate of all time.</text:p>
          </table:table-cell>
          <table:table-cell table:style-name="ce18" office:value-type="string">
            <text:p>Ce rodéo est surement l'acte le plus étonnant et le plus inapproprié de tous les temps.</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sala_botanica_IIWW</text:p>
          </table:table-cell>
          <table:table-cell office:value-type="string">
            <text:p>script_iniziale</text:p>
          </table:table-cell>
          <table:table-cell office:value-type="string">
            <text:p>If I were you, I wouldn't make fun of that missile.</text:p>
          </table:table-cell>
          <table:table-cell table:style-name="ce18" office:value-type="string">
            <text:p>Si j'étais toi, je ne me moquerais pas de ce missile.</text:p>
          </table:table-cell>
          <table:table-cell table:number-columns-repeated="1020"/>
        </table:table-row>
        <table:table-row table:style-name="ro3">
          <table:table-cell office:value-type="string">
            <text:p>sala_botanica_IIWW</text:p>
          </table:table-cell>
          <table:table-cell/>
          <table:table-cell office:value-type="string">
            <text:p>That big Nazi of a doctor is still giving thanks.</text:p>
          </table:table-cell>
          <table:table-cell table:style-name="ce18" office:value-type="string">
            <text:p>Ce médecin nazi est encore en train de dire merci.</text:p>
          </table:table-cell>
          <table:table-cell table:number-columns-repeated="1020"/>
        </table:table-row>
        <table:table-row table:style-name="ro1">
          <table:table-cell/>
          <table:table-cell office:value-type="string">
            <text:p>sala botanica/osserva</text:p>
          </table:table-cell>
          <table:table-cell/>
          <table:table-cell table:style-name="ce18"/>
          <table:table-cell table:number-columns-repeated="1020"/>
        </table:table-row>
        <table:table-row table:style-name="ro3">
          <table:table-cell office:value-type="string">
            <text:p>sala_botanica_IIWW</text:p>
          </table:table-cell>
          <table:table-cell/>
          <table:table-cell office:value-type="string">
            <text:p>One of the first ticking bomb models.</text:p>
          </table:table-cell>
          <table:table-cell table:style-name="ce18" office:value-type="string">
            <text:p>Un des premiers modèles de bombes à retardement.</text:p>
          </table:table-cell>
          <table:table-cell table:number-columns-repeated="1020"/>
        </table:table-row>
        <table:table-row table:style-name="ro6">
          <table:table-cell office:value-type="string">
            <text:p>sala_botanica_IIWW</text:p>
          </table:table-cell>
          <table:table-cell office:value-type="string">
            <text:p>sala Seconda Guerra Mondiale/osserva</text:p>
          </table:table-cell>
          <table:table-cell table:style-name="ce6" office:value-type="string">
            <text:p>I suppose the percentage of severed limbs caused by the early explosion of hand grenades has drastically declined since their invention.</text:p>
          </table:table-cell>
          <table:table-cell table:style-name="ce18" office:value-type="string">
            <text:p>Je suppose que le pourcentage de membres coupés à cause de l'explosion précoce des grenades à main a considérablement diminué après son invention.</text:p>
          </table:table-cell>
          <table:table-cell table:number-columns-repeated="1020"/>
        </table:table-row>
        <table:table-row table:style-name="ro1">
          <table:table-cell/>
          <table:table-cell office:value-type="string">
            <text:p>sala Seconda Guerra Mondiale/osserva</text:p>
          </table:table-cell>
          <table:table-cell/>
          <table:table-cell table:style-name="ce18"/>
          <table:table-cell table:number-columns-repeated="1020"/>
        </table:table-row>
        <table:table-row table:style-name="ro3">
          <table:table-cell office:value-type="string">
            <text:p>sala_botanica_IIWW</text:p>
          </table:table-cell>
          <table:table-cell/>
          <table:table-cell office:value-type="string">
            <text:p>Don't you dare touch anything!</text:p>
          </table:table-cell>
          <table:table-cell table:style-name="ce18" office:value-type="string">
            <text:p>Ne vous avisez pas d'y toucher !</text:p>
          </table:table-cell>
          <table:table-cell table:number-columns-repeated="1020"/>
        </table:table-row>
        <table:table-row table:style-name="ro5">
          <table:table-cell office:value-type="string">
            <text:p>sala_botanica_IIWW</text:p>
          </table:table-cell>
          <table:table-cell office:value-type="string">
            <text:p>sala vichinga/osserva</text:p>
          </table:table-cell>
          <table:table-cell office:value-type="string">
            <text:p>I may have put the guard out of the game, but I remind you that the area is still watched by cameras.</text:p>
          </table:table-cell>
          <table:table-cell table:style-name="ce18" office:value-type="string">
            <text:p>J'ai peut-être mis l'agent de sécurité hors-jeu, mais je vous rappelle que la zone est toujours surveillée par des caméras.</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sala_botanica_IIWW</text:p>
          </table:table-cell>
          <table:table-cell office:value-type="string">
            <text:p>sala egizia/osserva</text:p>
          </table:table-cell>
          <table:table-cell office:value-type="string">
            <text:p>You just have to read the hotspot name: it's defused.</text:p>
          </table:table-cell>
          <table:table-cell table:style-name="ce18" office:value-type="string">
            <text:p>Il suffit de lire la description : elle est désamorcée.</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5">
          <table:table-cell office:value-type="string">
            <text:p>sala_botanica_IIWW</text:p>
          </table:table-cell>
          <table:table-cell office:value-type="string">
            <text:p>atrio principale/osserva</text:p>
          </table:table-cell>
          <table:table-cell office:value-type="string">
            <text:p>If only you could suggest which wire has to be cut, a lot of trouble could be avoided, you know?</text:p>
          </table:table-cell>
          <table:table-cell table:style-name="ce18" office:value-type="string">
            <text:p>Si seulement tu pouvais suggérer quel fil doit être coupé, beaucoup de problèmes pourraient être évités tu sais ?</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sala_botanica_IIWW</text:p>
          </table:table-cell>
          <table:table-cell office:value-type="string">
            <text:p>atrio principale/osserva</text:p>
          </table:table-cell>
          <table:table-cell office:value-type="string">
            <text:p>Hey Ralph, what's new?</text:p>
          </table:table-cell>
          <table:table-cell table:style-name="ce18" office:value-type="string">
            <text:p>Hey Ralph, quoi de neuf ?</text:p>
          </table:table-cell>
          <table:table-cell table:number-columns-repeated="1020"/>
        </table:table-row>
        <table:table-row table:style-name="ro3">
          <table:table-cell office:value-type="string">
            <text:p>sala_botanica_IIWW</text:p>
          </table:table-cell>
          <table:table-cell/>
          <table:table-cell office:value-type="string">
            <text:p>Cut it out.</text:p>
          </table:table-cell>
          <table:table-cell table:style-name="ce18" office:value-type="string">
            <text:p>Coupez.</text:p>
          </table:table-cell>
          <table:table-cell table:number-columns-repeated="1020"/>
        </table:table-row>
        <table:table-row table:style-name="ro3">
          <table:table-cell office:value-type="string">
            <text:p>sala_botanica_IIWW</text:p>
          </table:table-cell>
          <table:table-cell office:value-type="string">
            <text:p>guardia</text:p>
          </table:table-cell>
          <table:table-cell office:value-type="string">
            <text:p>Absolutely nothing.</text:p>
          </table:table-cell>
          <table:table-cell table:style-name="ce18" office:value-type="string">
            <text:p>Absolument rien.</text:p>
          </table:table-cell>
          <table:table-cell table:number-columns-repeated="1020"/>
        </table:table-row>
        <table:table-row table:style-name="ro3">
          <table:table-cell office:value-type="string">
            <text:p>sala_botanica_IIWW</text:p>
          </table:table-cell>
          <table:table-cell/>
          <table:table-cell office:value-type="string">
            <text:p>Ralph, I can't hear you when you talk so quietly.</text:p>
          </table:table-cell>
          <table:table-cell table:style-name="ce18" office:value-type="string">
            <text:p>Ralph, je ne peux pas t'entendre si tu parles si doucement.</text:p>
          </table:table-cell>
          <table:table-cell table:number-columns-repeated="1020"/>
        </table:table-row>
        <table:table-row table:style-name="ro1">
          <table:table-cell/>
          <table:table-cell office:value-type="string">
            <text:p>guardia</text:p>
          </table:table-cell>
          <table:table-cell/>
          <table:table-cell table:style-name="ce18"/>
          <table:table-cell table:number-columns-repeated="1020"/>
        </table:table-row>
        <table:table-row table:style-name="ro3">
          <table:table-cell office:value-type="string">
            <text:p>sala_botanica_IIWW</text:p>
          </table:table-cell>
          <table:table-cell/>
          <table:table-cell office:value-type="string">
            <text:p>Hey Ralph, what's new?</text:p>
          </table:table-cell>
          <table:table-cell table:style-name="ce18" office:value-type="string">
            <text:p>Hey Ralph, quoi de neuf ?</text:p>
          </table:table-cell>
          <table:table-cell table:number-columns-repeated="1020"/>
        </table:table-row>
        <table:table-row table:style-name="ro3">
          <table:table-cell office:value-type="string">
            <text:p>sala_botanica_IIWW</text:p>
          </table:table-cell>
          <table:table-cell office:value-type="string">
            <text:p>drakkar</text:p>
          </table:table-cell>
          <table:table-cell office:value-type="string">
            <text:p>Cut it out.</text:p>
          </table:table-cell>
          <table:table-cell table:style-name="ce18" office:value-type="string">
            <text:p>Coupez.</text:p>
          </table:table-cell>
          <table:table-cell table:number-columns-repeated="1020"/>
        </table:table-row>
        <table:table-row table:style-name="ro3">
          <table:table-cell office:value-type="string">
            <text:p>sala_botanica_IIWW</text:p>
          </table:table-cell>
          <table:table-cell/>
          <table:table-cell office:value-type="string">
            <text:p>Absolutely nothing.</text:p>
          </table:table-cell>
          <table:table-cell table:style-name="ce18" office:value-type="string">
            <text:p>Absolument rien.</text:p>
          </table:table-cell>
          <table:table-cell table:number-columns-repeated="1020"/>
        </table:table-row>
        <table:table-row table:style-name="ro3">
          <table:table-cell office:value-type="string">
            <text:p>sala_botanica_IIWW</text:p>
          </table:table-cell>
          <table:table-cell office:value-type="string">
            <text:p>drakkar</text:p>
          </table:table-cell>
          <table:table-cell office:value-type="string">
            <text:p>Ralph, I can't hear you when you talk so quietly.</text:p>
          </table:table-cell>
          <table:table-cell table:style-name="ce18" office:value-type="string">
            <text:p>Ralph, je ne peux pas t'entendre si tu parles si doucement.</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sala_telecamere</text:p>
          </table:table-cell>
          <table:table-cell office:value-type="string">
            <text:p>drakkar</text:p>
          </table:table-cell>
          <table:table-cell office:value-type="string">
            <text:p>What do you want?</text:p>
          </table:table-cell>
          <table:table-cell table:style-name="ce18" office:value-type="string">
            <text:p>Que voulez-vous ?</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sala_telecamere</text:p>
          </table:table-cell>
          <table:table-cell office:value-type="string">
            <text:p>drakkar</text:p>
          </table:table-cell>
          <table:table-cell office:value-type="string">
            <text:p>Everything's fine in the botany room.</text:p>
          </table:table-cell>
          <table:table-cell table:style-name="ce18" office:value-type="string">
            <text:p>Tout va bien dans la salle de botanique.</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sala_telecamere</text:p>
          </table:table-cell>
          <table:table-cell office:value-type="string">
            <text:p>audioguida/attiva</text:p>
          </table:table-cell>
          <table:table-cell office:value-type="string">
            <text:p>The soldiers are still operational and in action.</text:p>
          </table:table-cell>
          <table:table-cell table:style-name="ce18" office:value-type="string">
            <text:p>Les soldats sont toujours opérationnels et prêt à l'action.</text:p>
          </table:table-cell>
          <table:table-cell table:number-columns-repeated="1020"/>
        </table:table-row>
        <table:table-row table:style-name="ro3">
          <table:table-cell office:value-type="string">
            <text:p>sala_telecamere</text:p>
          </table:table-cell>
          <table:table-cell/>
          <table:table-cell office:value-type="string">
            <text:p>*He'll never know.*</text:p>
          </table:table-cell>
          <table:table-cell table:style-name="ce18" office:value-type="string">
            <text:p>* Il ne le saura jamais. *</text:p>
          </table:table-cell>
          <table:table-cell table:number-columns-repeated="1020"/>
        </table:table-row>
        <table:table-row table:style-name="ro1">
          <table:table-cell/>
          <table:table-cell office:value-type="string">
            <text:p>martello di Thor</text:p>
          </table:table-cell>
          <table:table-cell/>
          <table:table-cell table:style-name="ce18"/>
          <table:table-cell table:number-columns-repeated="1020"/>
        </table:table-row>
        <table:table-row table:style-name="ro3">
          <table:table-cell office:value-type="string">
            <text:p>sala_telecamere</text:p>
          </table:table-cell>
          <table:table-cell office:value-type="string">
            <text:p>martello di Thor</text:p>
          </table:table-cell>
          <table:table-cell office:value-type="string">
            <text:p>The drakkar sailing is proceeding smoothly.</text:p>
          </table:table-cell>
          <table:table-cell table:style-name="ce18" office:value-type="string">
            <text:p>La voile du drakkar se déroule en douceur.</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sala_telecamere</text:p>
          </table:table-cell>
          <table:table-cell office:value-type="string">
            <text:p>martello di Thor</text:p>
          </table:table-cell>
          <table:table-cell office:value-type="string">
            <text:p>Nothing to report from Ancient Egypt.</text:p>
          </table:table-cell>
          <table:table-cell table:style-name="ce18" office:value-type="string">
            <text:p>Rien à signaler en Egypte ancienne.</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sala_telecamere</text:p>
          </table:table-cell>
          <table:table-cell office:value-type="string">
            <text:p>martello di Thor</text:p>
          </table:table-cell>
          <table:table-cell office:value-type="string">
            <text:p>No sign of any visitors.</text:p>
          </table:table-cell>
          <table:table-cell table:style-name="ce18" office:value-type="string">
            <text:p>Aucun visiteur.</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sala_telecamere</text:p>
          </table:table-cell>
          <table:table-cell office:value-type="string">
            <text:p>martello di Thor</text:p>
          </table:table-cell>
          <table:table-cell office:value-type="string">
            <text:p>The T-Rex keeps going with its training.</text:p>
          </table:table-cell>
          <table:table-cell table:style-name="ce18" office:value-type="string">
            <text:p>Le T-Rex continue à s'entraîner.</text:p>
          </table:table-cell>
          <table:table-cell table:number-columns-repeated="1020"/>
        </table:table-row>
        <table:table-row table:style-name="ro1">
          <table:table-cell/>
          <table:table-cell office:value-type="string">
            <text:p>martello di Thor</text:p>
          </table:table-cell>
          <table:table-cell/>
          <table:table-cell table:style-name="ce18"/>
          <table:table-cell table:number-columns-repeated="1020"/>
        </table:table-row>
        <table:table-row table:style-name="ro3">
          <table:table-cell office:value-type="string">
            <text:p>sala_telecamere</text:p>
          </table:table-cell>
          <table:table-cell/>
          <table:table-cell office:value-type="string">
            <text:p>It seems to me he's short of breath...</text:p>
          </table:table-cell>
          <table:table-cell table:style-name="ce18" office:value-type="string">
            <text:p>On dirait qu'il a le souffle coupé.</text:p>
          </table:table-cell>
          <table:table-cell table:number-columns-repeated="1020"/>
        </table:table-row>
        <table:table-row table:style-name="ro1">
          <table:table-cell/>
          <table:table-cell office:value-type="string">
            <text:p>calderone</text:p>
          </table:table-cell>
          <table:table-cell/>
          <table:table-cell table:style-name="ce18"/>
          <table:table-cell table:number-columns-repeated="1020"/>
        </table:table-row>
        <table:table-row table:style-name="ro3">
          <table:table-cell office:value-type="string">
            <text:p>sala_telecamere</text:p>
          </table:table-cell>
          <table:table-cell/>
          <table:table-cell office:value-type="string">
            <text:p>I warned you, but you wouldn' listen.</text:p>
          </table:table-cell>
          <table:table-cell table:style-name="ce18" office:value-type="string">
            <text:p>Je vous ai prévenu mais vous n'avez pas voulu m'écouter.</text:p>
          </table:table-cell>
          <table:table-cell table:number-columns-repeated="1020"/>
        </table:table-row>
        <table:table-row table:style-name="ro1">
          <table:table-cell/>
          <table:table-cell office:value-type="string">
            <text:p>calderone</text:p>
          </table:table-cell>
          <table:table-cell/>
          <table:table-cell table:style-name="ce18"/>
          <table:table-cell table:number-columns-repeated="1020"/>
        </table:table-row>
        <table:table-row table:style-name="ro5">
          <table:table-cell office:value-type="string">
            <text:p>sala_vikingi_egizi</text:p>
          </table:table-cell>
          <table:table-cell/>
          <table:table-cell office:value-type="string">
            <text:p>With such threatening bows, I can only imagine the effect it would have to face them on the high seas.</text:p>
          </table:table-cell>
          <table:table-cell table:style-name="ce18" office:value-type="string">
            <text:p>Avec des arcs aussi menaçants, je ne peux qu'imaginer l'effet que ça fait de se retrouver face à eux en haute mer.</text:p>
          </table:table-cell>
          <table:table-cell table:number-columns-repeated="1020"/>
        </table:table-row>
        <table:table-row table:style-name="ro1">
          <table:table-cell/>
          <table:table-cell office:value-type="string">
            <text:p>acchiappasogni</text:p>
          </table:table-cell>
          <table:table-cell/>
          <table:table-cell table:style-name="ce18"/>
          <table:table-cell table:number-columns-repeated="1020"/>
        </table:table-row>
        <table:table-row table:style-name="ro3">
          <table:table-cell office:value-type="string">
            <text:p>sala_vikingi_egizi</text:p>
          </table:table-cell>
          <table:table-cell/>
          <table:table-cell office:value-type="string">
            <text:p>If I just had some extra space in the wardrobe...</text:p>
          </table:table-cell>
          <table:table-cell table:style-name="ce18" office:value-type="string">
            <text:p>Si j'avais un peu plus de place dans mon armoire…</text:p>
          </table:table-cell>
          <table:table-cell table:number-columns-repeated="1020"/>
        </table:table-row>
        <table:table-row table:style-name="ro1">
          <table:table-cell/>
          <table:table-cell office:value-type="string">
            <text:p>acchiappasogni</text:p>
          </table:table-cell>
          <table:table-cell/>
          <table:table-cell table:style-name="ce18"/>
          <table:table-cell table:number-columns-repeated="1020"/>
        </table:table-row>
        <table:table-row table:style-name="ro5">
          <table:table-cell office:value-type="string">
            <text:p>sala_vikingi_egizi</text:p>
          </table:table-cell>
          <table:table-cell/>
          <table:table-cell office:value-type="string">
            <text:p>The Norman people were fascinating, but I'm afraid we're out of time.</text:p>
          </table:table-cell>
          <table:table-cell table:style-name="ce18" office:value-type="string">
            <text:p>Le peuple normand était fascinant, mais je crains que nous ne manquions de temps.</text:p>
          </table:table-cell>
          <table:table-cell table:number-columns-repeated="1020"/>
        </table:table-row>
        <table:table-row table:style-name="ro1">
          <table:table-cell/>
          <table:table-cell office:value-type="string">
            <text:p>acchiappasogni</text:p>
          </table:table-cell>
          <table:table-cell/>
          <table:table-cell table:style-name="ce18"/>
          <table:table-cell table:number-columns-repeated="1020"/>
        </table:table-row>
        <table:table-row table:style-name="ro3">
          <table:table-cell office:value-type="string">
            <text:p>sala_vikingi_egizi</text:p>
          </table:table-cell>
          <table:table-cell office:value-type="string">
            <text:p>acchiappasogni</text:p>
          </table:table-cell>
          <table:table-cell office:value-type="string">
            <text:p>Oars in their hands, and they go out to have fun plundering vessels.</text:p>
          </table:table-cell>
          <table:table-cell table:style-name="ce18" office:value-type="string">
            <text:p>Avec des rames entre leurs mains, ils sortent pour s'amuser à piller des navires.</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sala_vikingi_egizi</text:p>
          </table:table-cell>
          <table:table-cell office:value-type="string">
            <text:p>faraonessa</text:p>
          </table:table-cell>
          <table:table-cell/>
          <table:table-cell table:style-name="ce18"/>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sala_vikingi_egizi</text:p>
          </table:table-cell>
          <table:table-cell office:value-type="string">
            <text:p>faraonessa</text:p>
          </table:table-cell>
          <table:table-cell office:value-type="string">
            <text:p>The hammer of Thor, the god of thunder and lightning.</text:p>
          </table:table-cell>
          <table:table-cell table:style-name="ce18" office:value-type="string">
            <text:p>Le marteau de Thor, dieu du tonnerre et de la foudre.</text:p>
          </table:table-cell>
          <table:table-cell table:number-columns-repeated="1020"/>
        </table:table-row>
        <table:table-row table:style-name="ro3">
          <table:table-cell office:value-type="string">
            <text:p>sala_vikingi_egizi</text:p>
          </table:table-cell>
          <table:table-cell/>
          <table:table-cell office:value-type="string">
            <text:p>As well as the public face of a hair product line.</text:p>
          </table:table-cell>
          <table:table-cell table:style-name="ce18" office:value-type="string">
            <text:p>Ainsi que le visage public d'une ligne de produits capillaires.</text:p>
          </table:table-cell>
          <table:table-cell table:number-columns-repeated="1020"/>
        </table:table-row>
        <table:table-row table:style-name="ro1">
          <table:table-cell/>
          <table:table-cell office:value-type="string">
            <text:p>telecamera/importuna Ralph</text:p>
          </table:table-cell>
          <table:table-cell/>
          <table:table-cell table:style-name="ce18"/>
          <table:table-cell table:number-columns-repeated="1020"/>
        </table:table-row>
        <table:table-row table:style-name="ro5">
          <table:table-cell office:value-type="string">
            <text:p>sala_vikingi_egizi</text:p>
          </table:table-cell>
          <table:table-cell office:value-type="string">
            <text:p>telecamera/importuna Ralph</text:p>
          </table:table-cell>
          <table:table-cell office:value-type="string">
            <text:p>Maybe I might have the courage, but I for SURE don't have the pure soul needed to lift it.</text:p>
          </table:table-cell>
          <table:table-cell table:style-name="ce18" office:value-type="string">
            <text:p>Peut-être aurais-je le courage, mais je ne suis pas sûr d'avoir la pureté d'âme nécessaire pour le soulever.</text:p>
          </table:table-cell>
          <table:table-cell table:number-columns-repeated="1020"/>
        </table:table-row>
        <table:table-row table:style-name="ro1">
          <table:table-cell/>
          <table:table-cell office:value-type="string">
            <text:p>telecamera/importuna Ralph</text:p>
          </table:table-cell>
          <table:table-cell/>
          <table:table-cell table:style-name="ce18"/>
          <table:table-cell table:number-columns-repeated="1020"/>
        </table:table-row>
        <table:table-row table:style-name="ro3">
          <table:table-cell office:value-type="string">
            <text:p>sala_vikingi_egizi</text:p>
          </table:table-cell>
          <table:table-cell office:value-type="string">
            <text:p>telecamera/importuna Ralph</text:p>
          </table:table-cell>
          <table:table-cell office:value-type="string">
            <text:p>Does it look like I wear a stars and stripes costume?</text:p>
          </table:table-cell>
          <table:table-cell table:style-name="ce18" office:value-type="string">
            <text:p>Ai-je l'air de porter un costume avec des étoiles et des rayures ?</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5">
          <table:table-cell office:value-type="string">
            <text:p>sala_vikingi_egizi</text:p>
          </table:table-cell>
          <table:table-cell office:value-type="string">
            <text:p>telecamera/importuna Ralph</text:p>
          </table:table-cell>
          <table:table-cell office:value-type="string">
            <text:p>You can rest easy, Mjolnir. No imitation will ever be a match for you.</text:p>
          </table:table-cell>
          <table:table-cell table:style-name="ce18" office:value-type="string">
            <text:p>Tu n'as rien à craindre, Mjolnir. Aucune imitation ne fera jamais le poids contre toi.</text:p>
          </table:table-cell>
          <table:table-cell table:number-columns-repeated="1020"/>
        </table:table-row>
        <table:table-row table:style-name="ro3">
          <table:table-cell office:value-type="string">
            <text:p>sala_vikingi_egizi</text:p>
          </table:table-cell>
          <table:table-cell office:value-type="string">
            <text:p>telecamera/importuna Ralph</text:p>
          </table:table-cell>
          <table:table-cell office:value-type="string">
            <text:p>So much for Stark and company.</text:p>
          </table:table-cell>
          <table:table-cell table:style-name="ce18" office:value-type="string">
            <text:p>Avec tout le respect que j'ai pour Stark et compagnie.</text:p>
          </table:table-cell>
          <table:table-cell table:number-columns-repeated="1020"/>
        </table:table-row>
        <table:table-row table:style-name="ro1">
          <table:table-cell/>
          <table:table-cell office:value-type="string">
            <text:p>telecamera/importuna Ralph</text:p>
          </table:table-cell>
          <table:table-cell/>
          <table:table-cell table:style-name="ce18"/>
          <table:table-cell table:number-columns-repeated="1020"/>
        </table:table-row>
        <table:table-row table:style-name="ro5">
          <table:table-cell office:value-type="string">
            <text:p>sala_vikingi_egizi</text:p>
          </table:table-cell>
          <table:table-cell office:value-type="string">
            <text:p>telecamera/importuna Ralph</text:p>
          </table:table-cell>
          <table:table-cell office:value-type="string">
            <text:p>Druidic potions, basically the equivalent of modern homeopathy.</text:p>
          </table:table-cell>
          <table:table-cell table:style-name="ce18" office:value-type="string">
            <text:p>Les potions druidiques sont fondamentalement l'équivalent de l'homéopathie moderne.</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sala_vikingi_egizi</text:p>
          </table:table-cell>
          <table:table-cell office:value-type="string">
            <text:p>script_iniziale</text:p>
          </table:table-cell>
          <table:table-cell office:value-type="string">
            <text:p>It's a real shame this is just a reproduction.</text:p>
          </table:table-cell>
          <table:table-cell table:style-name="ce18" office:value-type="string">
            <text:p>Dommage que ce soit seulement une reproduction.</text:p>
          </table:table-cell>
          <table:table-cell table:number-columns-repeated="1020"/>
        </table:table-row>
        <table:table-row table:style-name="ro1">
          <table:table-cell/>
          <table:table-cell office:value-type="string">
            <text:p>script_iniziale</text:p>
          </table:table-cell>
          <table:table-cell/>
          <table:table-cell table:style-name="ce18"/>
          <table:table-cell table:number-columns-repeated="1020"/>
        </table:table-row>
        <table:table-row table:style-name="ro5">
          <table:table-cell office:value-type="string">
            <text:p>sala_vikingi_egizi</text:p>
          </table:table-cell>
          <table:table-cell/>
          <table:table-cell office:value-type="string">
            <text:p>I don't want to be a know-it-all, but I remember these were used by the Native Americans, not by Egyptians.</text:p>
          </table:table-cell>
          <table:table-cell table:style-name="ce18" office:value-type="string">
            <text:p>Je ne veux pas faire le je-sais-tout, mais je me souviens que ces trucs-là étaient utilisés par les Amérindiens, et non par les Egyptiens.</text:p>
          </table:table-cell>
          <table:table-cell table:number-columns-repeated="1020"/>
        </table:table-row>
        <table:table-row table:style-name="ro1">
          <table:table-cell/>
          <table:table-cell office:value-type="string">
            <text:p>ritratto sospetto</text:p>
          </table:table-cell>
          <table:table-cell/>
          <table:table-cell table:style-name="ce18"/>
          <table:table-cell table:number-columns-repeated="1020"/>
        </table:table-row>
        <table:table-row table:style-name="ro3">
          <table:table-cell office:value-type="string">
            <text:p>sala_vikingi_egizi</text:p>
          </table:table-cell>
          <table:table-cell office:value-type="string">
            <text:p>ritratto sospetto</text:p>
          </table:table-cell>
          <table:table-cell office:value-type="string">
            <text:p>Perhaps it's the very last thing I need.</text:p>
          </table:table-cell>
          <table:table-cell table:style-name="ce18" office:value-type="string">
            <text:p>C'est peut-être la dernière chose dont j'ai besoin.</text:p>
          </table:table-cell>
          <table:table-cell table:number-columns-repeated="1020"/>
        </table:table-row>
        <table:table-row table:style-name="ro1">
          <table:table-cell/>
          <table:table-cell office:value-type="string">
            <text:p>ritratto sospetto</text:p>
          </table:table-cell>
          <table:table-cell/>
          <table:table-cell table:style-name="ce18"/>
          <table:table-cell table:number-columns-repeated="1020"/>
        </table:table-row>
        <table:table-row table:style-name="ro5">
          <table:table-cell office:value-type="string">
            <text:p>sala_vikingi_egizi</text:p>
          </table:table-cell>
          <table:table-cell/>
          <table:table-cell office:value-type="string">
            <text:p>Unfortunately since I'm dead, I've completely lost the ability to dream during sleep.</text:p>
          </table:table-cell>
          <table:table-cell table:style-name="ce18" office:value-type="string">
            <text:p>Malheureusement depuis que je suis mort, j'ai perdu toute capacité à rêver pendant mon sommeil.</text:p>
          </table:table-cell>
          <table:table-cell table:number-columns-repeated="1020"/>
        </table:table-row>
        <table:table-row table:style-name="ro3">
          <table:table-cell office:value-type="string">
            <text:p>sala_vikingi_egizi</text:p>
          </table:table-cell>
          <table:table-cell office:value-type="string">
            <text:p>ritratto sospetto</text:p>
          </table:table-cell>
          <table:table-cell office:value-type="string">
            <text:p>Clean slate.</text:p>
          </table:table-cell>
          <table:table-cell table:style-name="ce18" office:value-type="string">
            <text:p>Table rase.</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sala_vikingi_egizi</text:p>
          </table:table-cell>
          <table:table-cell office:value-type="string">
            <text:p>ritratto sospetto</text:p>
          </table:table-cell>
          <table:table-cell office:value-type="string">
            <text:p>It certainly cannot be said she doesn't know how to sit on that throne.</text:p>
          </table:table-cell>
          <table:table-cell table:style-name="ce18" office:value-type="string">
            <text:p>On ne peut pas dire qu'elle sache s'asseoir sur un trône.</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sala_vikingi_egizi</text:p>
          </table:table-cell>
          <table:table-cell office:value-type="string">
            <text:p>ritratto sospetto</text:p>
          </table:table-cell>
          <table:table-cell office:value-type="string">
            <text:p>Did you bring the wedding rings?</text:p>
          </table:table-cell>
          <table:table-cell table:style-name="ce18" office:value-type="string">
            <text:p>Avez-vous apporté l'alliance ?</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sala_vikingi_egizi</text:p>
          </table:table-cell>
          <table:table-cell office:value-type="string">
            <text:p>erbe aromatiche</text:p>
          </table:table-cell>
          <table:table-cell office:value-type="string">
            <text:p>Hey Ralph, what's new?</text:p>
          </table:table-cell>
          <table:table-cell table:style-name="ce18" office:value-type="string">
            <text:p>Hey Ralph, quoi de neuf ?</text:p>
          </table:table-cell>
          <table:table-cell table:number-columns-repeated="1020"/>
        </table:table-row>
        <table:table-row table:style-name="ro3">
          <table:table-cell office:value-type="string">
            <text:p>sala_vikingi_egizi</text:p>
          </table:table-cell>
          <table:table-cell office:value-type="string">
            <text:p>erbe aromatiche</text:p>
          </table:table-cell>
          <table:table-cell office:value-type="string">
            <text:p>Cut it out.</text:p>
          </table:table-cell>
          <table:table-cell table:style-name="ce18" office:value-type="string">
            <text:p>Coupez.</text:p>
          </table:table-cell>
          <table:table-cell table:number-columns-repeated="1020"/>
        </table:table-row>
        <table:table-row table:style-name="ro3">
          <table:table-cell office:value-type="string">
            <text:p>sala_vikingi_egizi</text:p>
          </table:table-cell>
          <table:table-cell office:value-type="string">
            <text:p>erbe aromatiche</text:p>
          </table:table-cell>
          <table:table-cell office:value-type="string">
            <text:p>Absolutely nothing.</text:p>
          </table:table-cell>
          <table:table-cell table:style-name="ce18" office:value-type="string">
            <text:p>Absolument rien.</text:p>
          </table:table-cell>
          <table:table-cell table:number-columns-repeated="1020"/>
        </table:table-row>
        <table:table-row table:style-name="ro3">
          <table:table-cell office:value-type="string">
            <text:p>sala_vikingi_egizi</text:p>
          </table:table-cell>
          <table:table-cell/>
          <table:table-cell office:value-type="string">
            <text:p>Ralph, I can't hear you when you talk so quietly.</text:p>
          </table:table-cell>
          <table:table-cell table:style-name="ce18" office:value-type="string">
            <text:p>Ralph, je ne peux pas t'entendre si tu parles si doucement.</text:p>
          </table:table-cell>
          <table:table-cell table:number-columns-repeated="1020"/>
        </table:table-row>
        <table:table-row table:style-name="ro1">
          <table:table-cell/>
          <table:table-cell office:value-type="string">
            <text:p>erbe aromatiche</text:p>
          </table:table-cell>
          <table:table-cell/>
          <table:table-cell table:style-name="ce18"/>
          <table:table-cell table:number-columns-repeated="1020"/>
        </table:table-row>
        <table:table-row table:style-name="ro3">
          <table:table-cell office:value-type="string">
            <text:p>sala_vikingi_egizi</text:p>
          </table:table-cell>
          <table:table-cell/>
          <table:table-cell office:value-type="string">
            <text:p>Hey Ralph, what's new?</text:p>
          </table:table-cell>
          <table:table-cell table:style-name="ce18" office:value-type="string">
            <text:p>Hey Ralph, quoi de neuf ?</text:p>
          </table:table-cell>
          <table:table-cell table:number-columns-repeated="1020"/>
        </table:table-row>
        <table:table-row table:style-name="ro3">
          <table:table-cell office:value-type="string">
            <text:p>sala_vikingi_egizi</text:p>
          </table:table-cell>
          <table:table-cell office:value-type="string">
            <text:p>erbe aromatiche</text:p>
          </table:table-cell>
          <table:table-cell office:value-type="string">
            <text:p>Cut it out.</text:p>
          </table:table-cell>
          <table:table-cell table:style-name="ce18" office:value-type="string">
            <text:p>Coupez.</text:p>
          </table:table-cell>
          <table:table-cell table:number-columns-repeated="1020"/>
        </table:table-row>
        <table:table-row table:style-name="ro3">
          <table:table-cell office:value-type="string">
            <text:p>sala_vikingi_egizi</text:p>
          </table:table-cell>
          <table:table-cell/>
          <table:table-cell office:value-type="string">
            <text:p>Absolutely nothing.</text:p>
          </table:table-cell>
          <table:table-cell table:style-name="ce18" office:value-type="string">
            <text:p>Absolument rien.</text:p>
          </table:table-cell>
          <table:table-cell table:number-columns-repeated="1020"/>
        </table:table-row>
        <table:table-row table:style-name="ro3">
          <table:table-cell office:value-type="string">
            <text:p>sala_vikingi_egizi</text:p>
          </table:table-cell>
          <table:table-cell office:value-type="string">
            <text:p>erbe aromatiche</text:p>
          </table:table-cell>
          <table:table-cell office:value-type="string">
            <text:p>Ralph, I can't hear you when you talk so quietly.</text:p>
          </table:table-cell>
          <table:table-cell table:style-name="ce18" office:value-type="string">
            <text:p>Ralph, je ne peux pas t'entendre si tu parles si doucement.</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salotto</text:p>
          </table:table-cell>
          <table:table-cell office:value-type="string">
            <text:p>ritratto</text:p>
          </table:table-cell>
          <table:table-cell office:value-type="string">
            <text:p>Are you kidding me?</text:p>
          </table:table-cell>
          <table:table-cell table:style-name="ce18" office:value-type="string">
            <text:p>C'est une blague j'espère ?</text:p>
          </table:table-cell>
          <table:table-cell table:number-columns-repeated="1020"/>
        </table:table-row>
        <table:table-row table:style-name="ro3">
          <table:table-cell office:value-type="string">
            <text:p>salotto</text:p>
          </table:table-cell>
          <table:table-cell office:value-type="string">
            <text:p>ritratto</text:p>
          </table:table-cell>
          <table:table-cell office:value-type="string">
            <text:p>That's it, now we'll do it the hard way.</text:p>
          </table:table-cell>
          <table:table-cell table:style-name="ce18" office:value-type="string">
            <text:p>Ok, maintenant, on va la jouer hard.</text:p>
          </table:table-cell>
          <table:table-cell table:number-columns-repeated="1020"/>
        </table:table-row>
        <table:table-row table:style-name="ro1">
          <table:table-cell/>
          <table:table-cell office:value-type="string">
            <text:p>ritratto</text:p>
          </table:table-cell>
          <table:table-cell/>
          <table:table-cell table:style-name="ce18"/>
          <table:table-cell table:number-columns-repeated="1020"/>
        </table:table-row>
        <table:table-row table:style-name="ro3">
          <table:table-cell office:value-type="string">
            <text:p>salotto</text:p>
          </table:table-cell>
          <table:table-cell/>
          <table:table-cell office:value-type="string">
            <text:p>I know where this is going.</text:p>
          </table:table-cell>
          <table:table-cell table:style-name="ce18" office:value-type="string">
            <text:p>Je sais où ça va nous mener.</text:p>
          </table:table-cell>
          <table:table-cell table:number-columns-repeated="1020"/>
        </table:table-row>
        <table:table-row table:style-name="ro3">
          <table:table-cell office:value-type="string">
            <text:p>salotto</text:p>
          </table:table-cell>
          <table:table-cell office:value-type="string">
            <text:p>ritratto</text:p>
          </table:table-cell>
          <table:table-cell office:value-type="string">
            <text:p>With this trick we lost four relatives and eight of the cat's nine lives.</text:p>
          </table:table-cell>
          <table:table-cell table:style-name="ce18" office:value-type="string">
            <text:p>Avec ce truc-là, nous avons perdu quatre parents et huit des neuf vies du chat.</text:p>
          </table:table-cell>
          <table:table-cell table:number-columns-repeated="1020"/>
        </table:table-row>
        <table:table-row table:style-name="ro3">
          <table:table-cell office:value-type="string">
            <text:p>salotto</text:p>
          </table:table-cell>
          <table:table-cell office:value-type="string">
            <text:p>ritratto</text:p>
          </table:table-cell>
          <table:table-cell office:value-type="string">
            <text:p>That critter won't get closer to the living room even under torture.</text:p>
          </table:table-cell>
          <table:table-cell table:style-name="ce18" office:value-type="string">
            <text:p>Cette créature ne s'approchera pas du salon même sous la torture.</text:p>
          </table:table-cell>
          <table:table-cell table:number-columns-repeated="1020"/>
        </table:table-row>
        <table:table-row table:style-name="ro1">
          <table:table-cell/>
          <table:table-cell office:value-type="string">
            <text:p>ritratto</text:p>
          </table:table-cell>
          <table:table-cell/>
          <table:table-cell table:style-name="ce18"/>
          <table:table-cell table:number-columns-repeated="1020"/>
        </table:table-row>
        <table:table-row table:style-name="ro3">
          <table:table-cell office:value-type="string">
            <text:p>salotto</text:p>
          </table:table-cell>
          <table:table-cell office:value-type="string">
            <text:p>ritratto</text:p>
          </table:table-cell>
          <table:table-cell office:value-type="string">
            <text:p>I can't and mostly DON'T WANT to touch it.</text:p>
          </table:table-cell>
          <table:table-cell table:style-name="ce18" office:value-type="string">
            <text:p>Je ne peux et surtout ne VEUX PAS y toucher.</text:p>
          </table:table-cell>
          <table:table-cell table:number-columns-repeated="1020"/>
        </table:table-row>
        <table:table-row table:style-name="ro1">
          <table:table-cell/>
          <table:table-cell office:value-type="string">
            <text:p>ritratto</text:p>
          </table:table-cell>
          <table:table-cell/>
          <table:table-cell table:style-name="ce18"/>
          <table:table-cell table:number-columns-repeated="1020"/>
        </table:table-row>
        <table:table-row table:style-name="ro3">
          <table:table-cell office:value-type="string">
            <text:p>salotto</text:p>
          </table:table-cell>
          <table:table-cell/>
          <table:table-cell office:value-type="string">
            <text:p>I think you need a permit to carry something like that.</text:p>
          </table:table-cell>
          <table:table-cell table:style-name="ce18" office:value-type="string">
            <text:p>Je pense qu'il faut un permis pour porter quelque chose comme ça.</text:p>
          </table:table-cell>
          <table:table-cell table:number-columns-repeated="1020"/>
        </table:table-row>
        <table:table-row table:style-name="ro1">
          <table:table-cell/>
          <table:table-cell office:value-type="string">
            <text:p>mostro di polvere</text:p>
          </table:table-cell>
          <table:table-cell/>
          <table:table-cell table:style-name="ce18"/>
          <table:table-cell table:number-columns-repeated="1020"/>
        </table:table-row>
        <table:table-row table:style-name="ro3">
          <table:table-cell office:value-type="string">
            <text:p>salotto</text:p>
          </table:table-cell>
          <table:table-cell/>
          <table:table-cell office:value-type="string">
            <text:p>Better not open channels of dialogue with this kind of person.</text:p>
          </table:table-cell>
          <table:table-cell table:style-name="ce18" office:value-type="string">
            <text:p>Mieux vaut ne pas tenir de conversation avec ce genre de personne.</text:p>
          </table:table-cell>
          <table:table-cell table:number-columns-repeated="1020"/>
        </table:table-row>
        <table:table-row table:style-name="ro1">
          <table:table-cell/>
          <table:table-cell office:value-type="string">
            <text:p>mostro di polvere</text:p>
          </table:table-cell>
          <table:table-cell/>
          <table:table-cell table:style-name="ce18"/>
          <table:table-cell table:number-columns-repeated="1020"/>
        </table:table-row>
        <table:table-row table:style-name="ro5">
          <table:table-cell office:value-type="string">
            <text:p>salotto</text:p>
          </table:table-cell>
          <table:table-cell office:value-type="string">
            <text:p>mostro di polvere</text:p>
          </table:table-cell>
          <table:table-cell office:value-type="string">
            <text:p>Ronald's father has never been a green thumb kind of man, but you should see the level of dedication he has for them.</text:p>
          </table:table-cell>
          <table:table-cell table:style-name="ce18" office:value-type="string">
            <text:p>Le père de Ronald n'a jamais eu la main verte, mais tu n'imagines pas le degré de dévouement qu'il a pour ces plantes.</text:p>
          </table:table-cell>
          <table:table-cell table:number-columns-repeated="1020"/>
        </table:table-row>
        <table:table-row table:style-name="ro5">
          <table:table-cell office:value-type="string">
            <text:p>salotto</text:p>
          </table:table-cell>
          <table:table-cell office:value-type="string">
            <text:p>mostro di polvere</text:p>
          </table:table-cell>
          <table:table-cell office:value-type="string">
            <text:p>Ronald's mother is very satisfied, too. She says they give a nice scent to the whole place.</text:p>
          </table:table-cell>
          <table:table-cell table:style-name="ce18" office:value-type="string">
            <text:p>La mère de Ronald est très satisfaite aussi. Elle dit que ça diffuse un agréable parfum dans toute la maison.</text:p>
          </table:table-cell>
          <table:table-cell table:number-columns-repeated="1020"/>
        </table:table-row>
        <table:table-row table:style-name="ro3">
          <table:table-cell office:value-type="string">
            <text:p>salotto</text:p>
          </table:table-cell>
          <table:table-cell office:value-type="string">
            <text:p>mostro di polvere</text:p>
          </table:table-cell>
          <table:table-cell office:value-type="string">
            <text:p>Sure...</text:p>
          </table:table-cell>
          <table:table-cell table:style-name="ce18" office:value-type="string">
            <text:p>Bien sûr...</text:p>
          </table:table-cell>
          <table:table-cell table:number-columns-repeated="1020"/>
        </table:table-row>
        <table:table-row table:style-name="ro1">
          <table:table-cell/>
          <table:table-cell office:value-type="string">
            <text:p>mostro di polvere</text:p>
          </table:table-cell>
          <table:table-cell/>
          <table:table-cell table:style-name="ce18"/>
          <table:table-cell table:number-columns-repeated="1020"/>
        </table:table-row>
        <table:table-row table:style-name="ro5">
          <table:table-cell office:value-type="string">
            <text:p>salotto</text:p>
          </table:table-cell>
          <table:table-cell office:value-type="string">
            <text:p>mostro di polvere</text:p>
          </table:table-cell>
          <table:table-cell office:value-type="string">
            <text:p>I'm already conspicuous enough for my skeletal appearance, just imagine a drug pus... I mean, an herbalist skeleton.</text:p>
          </table:table-cell>
          <table:table-cell table:style-name="ce18" office:value-type="string">
            <text:p>J'attire déjà suffisamment l'attention avec mon apparence squelettique, alors imagine un squelette dealer de drog... Je veux dire, un squelette herboriste.</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salotto</text:p>
          </table:table-cell>
          <table:table-cell office:value-type="string">
            <text:p>mostro di polvere</text:p>
          </table:table-cell>
          <table:table-cell office:value-type="string">
            <text:p>You'd like it!</text:p>
          </table:table-cell>
          <table:table-cell table:style-name="ce18" office:value-type="string">
            <text:p>T'aimerais bien hein !</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salotto</text:p>
          </table:table-cell>
          <table:table-cell office:value-type="string">
            <text:p>urna delle ceneri</text:p>
          </table:table-cell>
          <table:table-cell office:value-type="string">
            <text:p>You're already high, huh?</text:p>
          </table:table-cell>
          <table:table-cell table:style-name="ce18" office:value-type="string">
            <text:p>Tu planes déjà, c'est ça ?</text:p>
          </table:table-cell>
          <table:table-cell table:number-columns-repeated="1020"/>
        </table:table-row>
        <table:table-row table:style-name="ro1">
          <table:table-cell/>
          <table:table-cell office:value-type="string">
            <text:p>urna delle ceneri</text:p>
          </table:table-cell>
          <table:table-cell/>
          <table:table-cell table:style-name="ce18"/>
          <table:table-cell table:number-columns-repeated="1020"/>
        </table:table-row>
        <table:table-row table:style-name="ro5">
          <table:table-cell office:value-type="string">
            <text:p>salotto</text:p>
          </table:table-cell>
          <table:table-cell office:value-type="string">
            <text:p>urna delle ceneri</text:p>
          </table:table-cell>
          <table:table-cell office:value-type="string">
            <text:p>I still remember the day I didn't notice her but she saw me.</text:p>
          </table:table-cell>
          <table:table-cell table:style-name="ce18" office:value-type="string">
            <text:p>Je me souviens encore du jour où elle m'a vu alors que je ne l'avais pas remarquée.</text:p>
          </table:table-cell>
          <table:table-cell table:number-columns-repeated="1020"/>
        </table:table-row>
        <table:table-row table:style-name="ro3">
          <table:table-cell office:value-type="string">
            <text:p>salotto</text:p>
          </table:table-cell>
          <table:table-cell/>
          <table:table-cell office:value-type="string">
            <text:p>Fortunately she mistook me for Ronald.</text:p>
          </table:table-cell>
          <table:table-cell table:style-name="ce18" office:value-type="string">
            <text:p>Heureusement, elle m'a pris pour Ronald.</text:p>
          </table:table-cell>
          <table:table-cell table:number-columns-repeated="1020"/>
        </table:table-row>
        <table:table-row table:style-name="ro3">
          <table:table-cell office:value-type="string">
            <text:p>salotto</text:p>
          </table:table-cell>
          <table:table-cell office:value-type="string">
            <text:p>urna delle ceneri</text:p>
          </table:table-cell>
          <table:table-cell office:value-type="string">
            <text:p>She fattened him up for the next three months.</text:p>
          </table:table-cell>
          <table:table-cell table:style-name="ce18" office:value-type="string">
            <text:p>Elle l'a engraissé pendant les trois mois qui ont suivi.</text:p>
          </table:table-cell>
          <table:table-cell table:number-columns-repeated="1020"/>
        </table:table-row>
        <table:table-row table:style-name="ro1">
          <table:table-cell/>
          <table:table-cell office:value-type="string">
            <text:p>urna delle ceneri</text:p>
          </table:table-cell>
          <table:table-cell/>
          <table:table-cell table:style-name="ce18"/>
          <table:table-cell table:number-columns-repeated="1020"/>
        </table:table-row>
        <table:table-row table:style-name="ro3">
          <table:table-cell office:value-type="string">
            <text:p>salotto</text:p>
          </table:table-cell>
          <table:table-cell office:value-type="string">
            <text:p>urna delle ceneri</text:p>
          </table:table-cell>
          <table:table-cell office:value-type="string">
            <text:p>Now I finally have the courage to tell you.</text:p>
          </table:table-cell>
          <table:table-cell table:style-name="ce18" office:value-type="string">
            <text:p>Maintenant, j'ai enfin le courage de te le dire.</text:p>
          </table:table-cell>
          <table:table-cell table:number-columns-repeated="1020"/>
        </table:table-row>
        <table:table-row table:style-name="ro3">
          <table:table-cell office:value-type="string">
            <text:p>salotto</text:p>
          </table:table-cell>
          <table:table-cell office:value-type="string">
            <text:p>urna delle ceneri</text:p>
          </table:table-cell>
          <table:table-cell office:value-type="string">
            <text:p>A while back... I skipped dinner.</text:p>
          </table:table-cell>
          <table:table-cell table:style-name="ce18" office:value-type="string">
            <text:p>Il y a quelque temps... j'ai sauté le dîner.</text:p>
          </table:table-cell>
          <table:table-cell table:number-columns-repeated="1020"/>
        </table:table-row>
        <table:table-row table:style-name="ro3">
          <table:table-cell office:value-type="string">
            <text:p>salotto</text:p>
          </table:table-cell>
          <table:table-cell/>
          <table:table-cell office:value-type="string">
            <text:p>Please grandma, don't look at me that way!</text:p>
          </table:table-cell>
          <table:table-cell table:style-name="ce18" office:value-type="string">
            <text:p>S'il te plaît grand-mère, ne me regarde pas comme ça !</text:p>
          </table:table-cell>
          <table:table-cell table:number-columns-repeated="1020"/>
        </table:table-row>
        <table:table-row table:style-name="ro3">
          <table:table-cell office:value-type="string">
            <text:p>salotto</text:p>
          </table:table-cell>
          <table:table-cell office:value-type="string">
            <text:p>urna delle ceneri</text:p>
          </table:table-cell>
          <table:table-cell office:value-type="string">
            <text:p>Stop glaring at me all judgey-eyed!</text:p>
          </table:table-cell>
          <table:table-cell table:style-name="ce18" office:value-type="string">
            <text:p>Arrête de me juger du regard !</text:p>
          </table:table-cell>
          <table:table-cell table:number-columns-repeated="1020"/>
        </table:table-row>
        <table:table-row table:style-name="ro3">
          <table:table-cell office:value-type="string">
            <text:p>salotto</text:p>
          </table:table-cell>
          <table:table-cell office:value-type="string">
            <text:p>urna delle ceneri</text:p>
          </table:table-cell>
          <table:table-cell office:value-type="string">
            <text:p>Ok, you win. I'll go and get a sandwich right now.</text:p>
          </table:table-cell>
          <table:table-cell table:style-name="ce18" office:value-type="string">
            <text:p>Ok, tu as gagné. Je vais aller manger un sandwich.</text:p>
          </table:table-cell>
          <table:table-cell table:number-columns-repeated="1020"/>
        </table:table-row>
        <table:table-row table:style-name="ro1">
          <table:table-cell/>
          <table:table-cell office:value-type="string">
            <text:p>urna delle ceneri</text:p>
          </table:table-cell>
          <table:table-cell/>
          <table:table-cell table:style-name="ce18"/>
          <table:table-cell table:number-columns-repeated="1020"/>
        </table:table-row>
        <table:table-row table:style-name="ro3">
          <table:table-cell office:value-type="string">
            <text:p>salotto</text:p>
          </table:table-cell>
          <table:table-cell office:value-type="string">
            <text:p>urna delle ceneri</text:p>
          </table:table-cell>
          <table:table-cell office:value-type="string">
            <text:p>It's a sort of... big ball of dust.</text:p>
          </table:table-cell>
          <table:table-cell table:style-name="ce18" office:value-type="string">
            <text:p>On dirait... Une grosse boule de poussière.</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salotto</text:p>
          </table:table-cell>
          <table:table-cell office:value-type="string">
            <text:p>urna delle ceneri</text:p>
          </table:table-cell>
          <table:table-cell office:value-type="string">
            <text:p>And who the hell are you?</text:p>
          </table:table-cell>
          <table:table-cell table:style-name="ce18" office:value-type="string">
            <text:p>Et qui diable êtes-vous ?</text:p>
          </table:table-cell>
          <table:table-cell table:number-columns-repeated="1020"/>
        </table:table-row>
        <table:table-row table:style-name="ro3">
          <table:table-cell office:value-type="string">
            <text:p>salotto</text:p>
          </table:table-cell>
          <table:table-cell/>
          <table:table-cell office:value-type="string">
            <text:p>Have some respect, stupid boney human.</text:p>
          </table:table-cell>
          <table:table-cell table:style-name="ce18" office:value-type="string">
            <text:p>Ayez du respect, stupide humain.</text:p>
          </table:table-cell>
          <table:table-cell table:number-columns-repeated="1020"/>
        </table:table-row>
        <table:table-row table:style-name="ro3">
          <table:table-cell office:value-type="string">
            <text:p>salotto</text:p>
          </table:table-cell>
          <table:table-cell office:value-type="string">
            <text:p>dentiera</text:p>
          </table:table-cell>
          <table:table-cell office:value-type="string">
            <text:p>You're looking at the future conquerer of the world!</text:p>
          </table:table-cell>
          <table:table-cell table:style-name="ce18" office:value-type="string">
            <text:p>Vous regardez le futur conquérant du monde !</text:p>
          </table:table-cell>
          <table:table-cell table:number-columns-repeated="1020"/>
        </table:table-row>
        <table:table-row table:style-name="ro3">
          <table:table-cell office:value-type="string">
            <text:p>salotto</text:p>
          </table:table-cell>
          <table:table-cell/>
          <table:table-cell office:value-type="string">
            <text:p>*shrill laugh*</text:p>
          </table:table-cell>
          <table:table-cell table:style-name="ce18" office:value-type="string">
            <text:p>* Rire aigu *</text:p>
          </table:table-cell>
          <table:table-cell table:number-columns-repeated="1020"/>
        </table:table-row>
        <table:table-row table:style-name="ro3">
          <table:table-cell office:value-type="string">
            <text:p>salotto</text:p>
          </table:table-cell>
          <table:table-cell office:value-type="string">
            <text:p>dentiera</text:p>
          </table:table-cell>
          <table:table-cell office:value-type="string">
            <text:p>Only dumb characters in this game.</text:p>
          </table:table-cell>
          <table:table-cell table:style-name="ce18" office:value-type="string">
            <text:p>Il n'y a que des personnages stupides dans ce jeu.</text:p>
          </table:table-cell>
          <table:table-cell table:number-columns-repeated="1020"/>
        </table:table-row>
        <table:table-row table:style-name="ro3">
          <table:table-cell office:value-type="string">
            <text:p>salotto</text:p>
          </table:table-cell>
          <table:table-cell/>
          <table:table-cell office:value-type="string">
            <text:p>Don't laugh, that goes for you too.</text:p>
          </table:table-cell>
          <table:table-cell table:style-name="ce18" office:value-type="string">
            <text:p>Ne ris pas, ça vaut pour toi aussi.</text:p>
          </table:table-cell>
          <table:table-cell table:number-columns-repeated="1020"/>
        </table:table-row>
        <table:table-row table:style-name="ro1">
          <table:table-cell/>
          <table:table-cell office:value-type="string">
            <text:p>dentiera</text:p>
          </table:table-cell>
          <table:table-cell/>
          <table:table-cell table:style-name="ce18"/>
          <table:table-cell table:number-columns-repeated="1020"/>
        </table:table-row>
        <table:table-row table:style-name="ro3">
          <table:table-cell office:value-type="string">
            <text:p>salotto</text:p>
          </table:table-cell>
          <table:table-cell office:value-type="string">
            <text:p>dentiera</text:p>
          </table:table-cell>
          <table:table-cell office:value-type="string">
            <text:p>Glad to have contributed to making the world a less safe place.</text:p>
          </table:table-cell>
          <table:table-cell table:style-name="ce18" office:value-type="string">
            <text:p>Heureux d'avoir contribué à rendre le monde encore moins sûr.</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salotto</text:p>
          </table:table-cell>
          <table:table-cell office:value-type="string">
            <text:p>TV/lobotomizzati</text:p>
          </table:table-cell>
          <table:table-cell office:value-type="string">
            <text:p>This contains the ashes of grandma.</text:p>
          </table:table-cell>
          <table:table-cell table:style-name="ce18" office:value-type="string">
            <text:p>Cette urne contient les cendres de grand-mère.</text:p>
          </table:table-cell>
          <table:table-cell table:number-columns-repeated="1020"/>
        </table:table-row>
        <table:table-row table:style-name="ro3">
          <table:table-cell office:value-type="string">
            <text:p>salotto</text:p>
          </table:table-cell>
          <table:table-cell/>
          <table:table-cell office:value-type="string">
            <text:p>May she rest in peace.</text:p>
          </table:table-cell>
          <table:table-cell table:style-name="ce18" office:value-type="string">
            <text:p>Puisse-t-elle reposer en paix.</text:p>
          </table:table-cell>
          <table:table-cell table:number-columns-repeated="1020"/>
        </table:table-row>
        <table:table-row table:style-name="ro3">
          <table:table-cell office:value-type="string">
            <text:p>salotto</text:p>
          </table:table-cell>
          <table:table-cell office:value-type="string">
            <text:p>idolo/sposta</text:p>
          </table:table-cell>
          <table:table-cell office:value-type="string">
            <text:p>Who knows where those ashes have gone.</text:p>
          </table:table-cell>
          <table:table-cell table:style-name="ce18" office:value-type="string">
            <text:p>Qui sait où ses cendres ont disparu.</text:p>
          </table:table-cell>
          <table:table-cell table:number-columns-repeated="1020"/>
        </table:table-row>
        <table:table-row table:style-name="ro1">
          <table:table-cell/>
          <table:table-cell office:value-type="string">
            <text:p>idolo/sposta</text:p>
          </table:table-cell>
          <table:table-cell/>
          <table:table-cell table:style-name="ce18"/>
          <table:table-cell table:number-columns-repeated="1020"/>
        </table:table-row>
        <table:table-row table:style-name="ro3">
          <table:table-cell office:value-type="string">
            <text:p>salotto</text:p>
          </table:table-cell>
          <table:table-cell/>
          <table:table-cell office:value-type="string">
            <text:p>I confess I've always been curious.</text:p>
          </table:table-cell>
          <table:table-cell table:style-name="ce18" office:value-type="string">
            <text:p>J'avoue que j'ai toujours été curieux.</text:p>
          </table:table-cell>
          <table:table-cell table:number-columns-repeated="1020"/>
        </table:table-row>
        <table:table-row table:style-name="ro3">
          <table:table-cell office:value-type="string">
            <text:p>salotto</text:p>
          </table:table-cell>
          <table:table-cell office:value-type="string">
            <text:p>salotto_x_anticamera</text:p>
          </table:table-cell>
          <table:table-cell office:value-type="string">
            <text:p>An ending so unexpected.</text:p>
          </table:table-cell>
          <table:table-cell table:style-name="ce18" office:value-type="string">
            <text:p>Une fin si inattendue.</text:p>
          </table:table-cell>
          <table:table-cell table:number-columns-repeated="1020"/>
        </table:table-row>
        <table:table-row table:style-name="ro5">
          <table:table-cell office:value-type="string">
            <text:p>salotto</text:p>
          </table:table-cell>
          <table:table-cell/>
          <table:table-cell office:value-type="string">
            <text:p>Erm... just another small interruption to tell you that it may sometimes be possible to pick up the same object more than once.</text:p>
          </table:table-cell>
          <table:table-cell table:style-name="ce18" office:value-type="string">
            <text:p>Erm... juste une autre petite interruption pour vous dire qu'il est parfois possible de ramasser plusieurs fois le même objet.</text:p>
          </table:table-cell>
          <table:table-cell table:number-columns-repeated="1020"/>
        </table:table-row>
        <table:table-row table:style-name="ro5">
          <table:table-cell office:value-type="string">
            <text:p>salotto</text:p>
          </table:table-cell>
          <table:table-cell office:value-type="string">
            <text:p>scrigno/apri</text:p>
          </table:table-cell>
          <table:table-cell office:value-type="string">
            <text:p>Another belated circumstance where you show your negligence, but thanks for the tip.</text:p>
          </table:table-cell>
          <table:table-cell table:style-name="ce18" office:value-type="string">
            <text:p>Une autre circonstance tardive où vous montrer votre négligence, mais merci pour le conseil.</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salotto</text:p>
          </table:table-cell>
          <table:table-cell office:value-type="string">
            <text:p>cintura di castità</text:p>
          </table:table-cell>
          <table:table-cell office:value-type="string">
            <text:p>In the words of Ronald's mother...</text:p>
          </table:table-cell>
          <table:table-cell table:style-name="ce18" office:value-type="string">
            <text:p>Sans vouloir paraphraser la mère de Ronald...</text:p>
          </table:table-cell>
          <table:table-cell table:number-columns-repeated="1020"/>
        </table:table-row>
        <table:table-row table:style-name="ro3">
          <table:table-cell office:value-type="string">
            <text:p>salotto</text:p>
          </table:table-cell>
          <table:table-cell/>
          <table:table-cell office:value-type="string">
            <text:p>'It's not an ashtray.'</text:p>
          </table:table-cell>
          <table:table-cell table:style-name="ce18" office:value-type="string">
            <text:p>Ceci n'est pas un cendrier.</text:p>
          </table:table-cell>
          <table:table-cell table:number-columns-repeated="1020"/>
        </table:table-row>
        <table:table-row table:style-name="ro3">
          <table:table-cell office:value-type="string">
            <text:p>salotto</text:p>
          </table:table-cell>
          <table:table-cell office:value-type="string">
            <text:p>cintura di castità</text:p>
          </table:table-cell>
          <table:table-cell office:value-type="string">
            <text:p>Although if it were up to her husband, the opposite would be true.</text:p>
          </table:table-cell>
          <table:table-cell table:style-name="ce18" office:value-type="string">
            <text:p>Bien que si c'était son mari, elle penserait sûrement le contraire.</text:p>
          </table:table-cell>
          <table:table-cell table:number-columns-repeated="1020"/>
        </table:table-row>
        <table:table-row table:style-name="ro3">
          <table:table-cell table:style-name="ce3" office:value-type="string">
            <text:p>salotto</text:p>
          </table:table-cell>
          <table:table-cell/>
          <table:table-cell table:style-name="ce14" office:value-type="string">
            <text:p>I've already taken enough.</text:p>
          </table:table-cell>
          <table:table-cell table:style-name="ce21" office:value-type="string">
            <text:p>J'en ai pris suffisamment.</text:p>
          </table:table-cell>
          <table:table-cell table:style-name="ce23" table:number-columns-repeated="1019"/>
          <table:table-cell/>
        </table:table-row>
        <table:table-row table:style-name="ro1">
          <table:table-cell/>
          <table:table-cell office:value-type="string">
            <text:p>cintura di castità</text:p>
          </table:table-cell>
          <table:table-cell/>
          <table:table-cell table:style-name="ce18"/>
          <table:table-cell table:number-columns-repeated="1020"/>
        </table:table-row>
        <table:table-row table:style-name="ro3">
          <table:table-cell office:value-type="string">
            <text:p>salotto</text:p>
          </table:table-cell>
          <table:table-cell/>
          <table:table-cell office:value-type="string">
            <text:p>These psychic tricks are not really my thing.</text:p>
          </table:table-cell>
          <table:table-cell table:style-name="ce18" office:value-type="string">
            <text:p>Ces tours psychiques ne sont pas vraiment mon truc.</text:p>
          </table:table-cell>
          <table:table-cell table:number-columns-repeated="1020"/>
        </table:table-row>
        <table:table-row table:style-name="ro1">
          <table:table-cell/>
          <table:table-cell office:value-type="string">
            <text:p>cintura di castità</text:p>
          </table:table-cell>
          <table:table-cell/>
          <table:table-cell table:style-name="ce18"/>
          <table:table-cell table:number-columns-repeated="1020"/>
        </table:table-row>
        <table:table-row table:style-name="ro3">
          <table:table-cell office:value-type="string">
            <text:p>salotto</text:p>
          </table:table-cell>
          <table:table-cell/>
          <table:table-cell office:value-type="string">
            <text:p>As they always say... you never know what might come in handy.</text:p>
          </table:table-cell>
          <table:table-cell table:style-name="ce18" office:value-type="string">
            <text:p>Comme on dit souvent... on ne sait jamais, ça pourrait être utile.</text:p>
          </table:table-cell>
          <table:table-cell table:number-columns-repeated="1020"/>
        </table:table-row>
        <table:table-row table:style-name="ro1">
          <table:table-cell/>
          <table:table-cell office:value-type="string">
            <text:p>jukebox</text:p>
          </table:table-cell>
          <table:table-cell/>
          <table:table-cell table:style-name="ce18"/>
          <table:table-cell table:number-columns-repeated="1020"/>
        </table:table-row>
        <table:table-row table:style-name="ro5">
          <table:table-cell office:value-type="string">
            <text:p>salotto</text:p>
          </table:table-cell>
          <table:table-cell/>
          <table:table-cell office:value-type="string">
            <text:p>I don't have many parts of my body left, but I still have my teeth... thanks.</text:p>
          </table:table-cell>
          <table:table-cell table:style-name="ce18" office:value-type="string">
            <text:p>Il ne me reste plus beaucoup de parties de mon corps, mais j'ai encore mes dents, merci.</text:p>
          </table:table-cell>
          <table:table-cell table:number-columns-repeated="1020"/>
        </table:table-row>
        <table:table-row table:style-name="ro1">
          <table:table-cell/>
          <table:table-cell office:value-type="string">
            <text:p>jukebox</text:p>
          </table:table-cell>
          <table:table-cell/>
          <table:table-cell table:style-name="ce18"/>
          <table:table-cell table:number-columns-repeated="1020"/>
        </table:table-row>
        <table:table-row table:style-name="ro3">
          <table:table-cell office:value-type="string">
            <text:p>salotto</text:p>
          </table:table-cell>
          <table:table-cell/>
          <table:table-cell office:value-type="string">
            <text:p>Do you think that's funny?</text:p>
          </table:table-cell>
          <table:table-cell table:style-name="ce18" office:value-type="string">
            <text:p>Tu trouves ça drôle ?</text:p>
          </table:table-cell>
          <table:table-cell table:number-columns-repeated="1020"/>
        </table:table-row>
        <table:table-row table:style-name="ro3">
          <table:table-cell office:value-type="string">
            <text:p>salotto</text:p>
          </table:table-cell>
          <table:table-cell office:value-type="string">
            <text:p>barman</text:p>
          </table:table-cell>
          <table:table-cell office:value-type="string">
            <text:p>Actually, the dentures seem to appreciate it.</text:p>
          </table:table-cell>
          <table:table-cell table:style-name="ce18" office:value-type="string">
            <text:p>Finalement, le dentier semble apprécier.</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1">
          <table:table-cell office:value-type="string">
            <text:p>salotto</text:p>
          </table:table-cell>
          <table:table-cell office:value-type="string">
            <text:p>barman</text:p>
          </table:table-cell>
          <table:table-cell/>
          <table:table-cell table:style-name="ce18"/>
          <table:table-cell table:number-columns-repeated="1020"/>
        </table:table-row>
        <table:table-row table:style-name="ro1">
          <table:table-cell/>
          <table:table-cell office:value-type="string">
            <text:p>barman</text:p>
          </table:table-cell>
          <table:table-cell/>
          <table:table-cell table:style-name="ce18"/>
          <table:table-cell table:number-columns-repeated="1020"/>
        </table:table-row>
        <table:table-row table:style-name="ro3">
          <table:table-cell office:value-type="string">
            <text:p>salotto</text:p>
          </table:table-cell>
          <table:table-cell/>
          <table:table-cell office:value-type="string">
            <text:p>I suggest you avoid careless moves, if you value your skin.</text:p>
          </table:table-cell>
          <table:table-cell table:style-name="ce18" office:value-type="string">
            <text:p>Je te suggère d'éviter tout mouvement imprudent si tu tiens à ta peau.</text:p>
          </table:table-cell>
          <table:table-cell table:number-columns-repeated="1020"/>
        </table:table-row>
        <table:table-row table:style-name="ro3">
          <table:table-cell office:value-type="string">
            <text:p>salotto</text:p>
          </table:table-cell>
          <table:table-cell office:value-type="string">
            <text:p>boccale</text:p>
          </table:table-cell>
          <table:table-cell office:value-type="string">
            <text:p>I already lost mine a while ago.</text:p>
          </table:table-cell>
          <table:table-cell table:style-name="ce18" office:value-type="string">
            <text:p>J'ai déjà perdu la mienne il y a un moment.</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salotto</text:p>
          </table:table-cell>
          <table:table-cell office:value-type="string">
            <text:p>boccale</text:p>
          </table:table-cell>
          <table:table-cell office:value-type="string">
            <text:p>No way, those two guys are still down there.</text:p>
          </table:table-cell>
          <table:table-cell table:style-name="ce18" office:value-type="string">
            <text:p>Pas question, les deux gars sont toujours là-bas.</text:p>
          </table:table-cell>
          <table:table-cell table:number-columns-repeated="1020"/>
        </table:table-row>
        <table:table-row table:style-name="ro1">
          <table:table-cell/>
          <table:table-cell office:value-type="string">
            <text:p>boccale</text:p>
          </table:table-cell>
          <table:table-cell/>
          <table:table-cell table:style-name="ce18"/>
          <table:table-cell table:number-columns-repeated="1020"/>
        </table:table-row>
        <table:table-row table:style-name="ro1">
          <table:table-cell office:value-type="string">
            <text:p>scantinato</text:p>
          </table:table-cell>
          <table:table-cell table:number-columns-repeated="2"/>
          <table:table-cell table:style-name="ce18"/>
          <table:table-cell table:number-columns-repeated="1020"/>
        </table:table-row>
        <table:table-row table:style-name="ro1">
          <table:table-cell/>
          <table:table-cell office:value-type="string">
            <text:p>boccale</text:p>
          </table:table-cell>
          <table:table-cell/>
          <table:table-cell table:style-name="ce18"/>
          <table:table-cell table:number-columns-repeated="1020"/>
        </table:table-row>
        <table:table-row table:style-name="ro3">
          <table:table-cell office:value-type="string">
            <text:p>scantinato</text:p>
          </table:table-cell>
          <table:table-cell/>
          <table:table-cell office:value-type="string">
            <text:p>Cock-a-doodle-don't!</text:p>
          </table:table-cell>
          <table:table-cell table:style-name="ce18" office:value-type="string">
            <text:p>Quand on dit que « l'espoir est le dernier à mourir ».</text:p>
          </table:table-cell>
          <table:table-cell table:number-columns-repeated="1020"/>
        </table:table-row>
        <table:table-row table:style-name="ro1">
          <table:table-cell/>
          <table:table-cell office:value-type="string">
            <text:p>fiamma ossidrica</text:p>
          </table:table-cell>
          <table:table-cell/>
          <table:table-cell table:style-name="ce18"/>
          <table:table-cell table:number-columns-repeated="1020"/>
        </table:table-row>
        <table:table-row table:style-name="ro3">
          <table:table-cell office:value-type="string">
            <text:p>scantinato</text:p>
          </table:table-cell>
          <table:table-cell office:value-type="string">
            <text:p>fiamma ossidrica</text:p>
          </table:table-cell>
          <table:table-cell office:value-type="string">
            <text:p>You'll never know what I hide under my inventory. Never.</text:p>
          </table:table-cell>
          <table:table-cell table:style-name="ce18" office:value-type="string">
            <text:p>Tu ne sauras jamais ce que je cache en-dessous mon inventaire. Jamais.</text:p>
          </table:table-cell>
          <table:table-cell table:number-columns-repeated="1020"/>
        </table:table-row>
        <table:table-row table:style-name="ro1">
          <table:table-cell/>
          <table:table-cell office:value-type="string">
            <text:p>fiamma ossidrica</text:p>
          </table:table-cell>
          <table:table-cell/>
          <table:table-cell table:style-name="ce18"/>
          <table:table-cell table:number-columns-repeated="1020"/>
        </table:table-row>
        <table:table-row table:style-name="ro3">
          <table:table-cell office:value-type="string">
            <text:p>scantinato</text:p>
          </table:table-cell>
          <table:table-cell/>
          <table:table-cell office:value-type="string">
            <text:p>It seems to me that it's done its job all too well until now.</text:p>
          </table:table-cell>
          <table:table-cell table:style-name="ce18" office:value-type="string">
            <text:p>On dirait que le travail a presque trop bien été fait jusqu'à maintenant.</text:p>
          </table:table-cell>
          <table:table-cell table:number-columns-repeated="1020"/>
        </table:table-row>
        <table:table-row table:style-name="ro1">
          <table:table-cell/>
          <table:table-cell office:value-type="string">
            <text:p>fiamma ossidrica</text:p>
          </table:table-cell>
          <table:table-cell/>
          <table:table-cell table:style-name="ce18"/>
          <table:table-cell table:number-columns-repeated="1020"/>
        </table:table-row>
        <table:table-row table:style-name="ro3">
          <table:table-cell office:value-type="string">
            <text:p>scantinato</text:p>
          </table:table-cell>
          <table:table-cell/>
          <table:table-cell office:value-type="string">
            <text:p>It's hard, the life in a cage, right?</text:p>
          </table:table-cell>
          <table:table-cell table:style-name="ce18" office:value-type="string">
            <text:p>C'est dur la vie dans une cage, n'est-ce pas ?</text:p>
          </table:table-cell>
          <table:table-cell table:number-columns-repeated="1020"/>
        </table:table-row>
        <table:table-row table:style-name="ro1">
          <table:table-cell/>
          <table:table-cell office:value-type="string">
            <text:p>fiamma ossidrica</text:p>
          </table:table-cell>
          <table:table-cell/>
          <table:table-cell table:style-name="ce18"/>
          <table:table-cell table:number-columns-repeated="1020"/>
        </table:table-row>
        <table:table-row table:style-name="ro3">
          <table:table-cell office:value-type="string">
            <text:p>scantinato</text:p>
          </table:table-cell>
          <table:table-cell office:value-type="string">
            <text:p>fiamma ossidrica</text:p>
          </table:table-cell>
          <table:table-cell office:value-type="string">
            <text:p>Now I understand the electricity bills with all the zeroes at the end.</text:p>
          </table:table-cell>
          <table:table-cell table:style-name="ce18" office:value-type="string">
            <text:p>Maintenant je comprends mieux tous les zéros sur les factures d'électricité.</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scantinato</text:p>
          </table:table-cell>
          <table:table-cell office:value-type="string">
            <text:p>T-Rex</text:p>
          </table:table-cell>
          <table:table-cell office:value-type="string">
            <text:p>It would look great in the living room, but I don't have the muscles I used to.</text:p>
          </table:table-cell>
          <table:table-cell table:style-name="ce18" office:value-type="string">
            <text:p>Il irait bien dans le salon, mais je n'ai plus les muscles que j'avais avant.</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scantinato</text:p>
          </table:table-cell>
          <table:table-cell office:value-type="string">
            <text:p>T-Rex</text:p>
          </table:table-cell>
          <table:table-cell office:value-type="string">
            <text:p>And this is why we complain about youth unemployment.</text:p>
          </table:table-cell>
          <table:table-cell table:style-name="ce18" office:value-type="string">
            <text:p>Et voilà pourquoi on se plaint du chômage chez les jeunes.</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scantinato</text:p>
          </table:table-cell>
          <table:table-cell office:value-type="string">
            <text:p>script_iniziale</text:p>
          </table:table-cell>
          <table:table-cell office:value-type="string">
            <text:p>Nice place you have here.</text:p>
          </table:table-cell>
          <table:table-cell table:style-name="ce18" office:value-type="string">
            <text:p>C'est un bel endroit que vous avez là.</text:p>
          </table:table-cell>
          <table:table-cell table:number-columns-repeated="1020"/>
        </table:table-row>
        <table:table-row table:style-name="ro3">
          <table:table-cell office:value-type="string">
            <text:p>scantinato</text:p>
          </table:table-cell>
          <table:table-cell office:value-type="string">
            <text:p>script_iniziale</text:p>
          </table:table-cell>
          <table:table-cell office:value-type="string">
            <text:p>...</text:p>
          </table:table-cell>
          <table:table-cell table:style-name="ce18" office:value-type="string">
            <text:p>…</text:p>
          </table:table-cell>
          <table:table-cell table:number-columns-repeated="1020"/>
        </table:table-row>
        <table:table-row table:style-name="ro1">
          <table:table-cell/>
          <table:table-cell office:value-type="string">
            <text:p>script_iniziale</text:p>
          </table:table-cell>
          <table:table-cell/>
          <table:table-cell table:style-name="ce18"/>
          <table:table-cell table:number-columns-repeated="1020"/>
        </table:table-row>
        <table:table-row table:style-name="ro5">
          <table:table-cell office:value-type="string">
            <text:p>scantinato</text:p>
          </table:table-cell>
          <table:table-cell office:value-type="string">
            <text:p>script_iniziale</text:p>
          </table:table-cell>
          <table:table-cell office:value-type="string">
            <text:p>Judging from all the dust and the boyish look of the barman, I'm betting this has seen better days.</text:p>
          </table:table-cell>
          <table:table-cell table:style-name="ce18" office:value-type="string">
            <text:p>À en juger par toute cette poussière et le regard du barman, je suis prêt à parier que cet endroit a connu des jours meilleurs.</text:p>
          </table:table-cell>
          <table:table-cell table:number-columns-repeated="1020"/>
        </table:table-row>
        <table:table-row table:style-name="ro1">
          <table:table-cell/>
          <table:table-cell office:value-type="string">
            <text:p>script_iniziale</text:p>
          </table:table-cell>
          <table:table-cell/>
          <table:table-cell table:style-name="ce18"/>
          <table:table-cell table:number-columns-repeated="1020"/>
        </table:table-row>
        <table:table-row table:style-name="ro3">
          <table:table-cell office:value-type="string">
            <text:p>scantinato</text:p>
          </table:table-cell>
          <table:table-cell office:value-type="string">
            <text:p>script_iniziale</text:p>
          </table:table-cell>
          <table:table-cell office:value-type="string">
            <text:p>I'd say the basic element is missing.</text:p>
          </table:table-cell>
          <table:table-cell table:style-name="ce18" office:value-type="string">
            <text:p>Je dirais qu'il manque un élément de base.</text:p>
          </table:table-cell>
          <table:table-cell table:number-columns-repeated="1020"/>
        </table:table-row>
        <table:table-row table:style-name="ro3">
          <table:table-cell office:value-type="string">
            <text:p>scantinato</text:p>
          </table:table-cell>
          <table:table-cell office:value-type="string">
            <text:p>script_iniziale</text:p>
          </table:table-cell>
          <table:table-cell office:value-type="string">
            <text:p>The BEER!</text:p>
          </table:table-cell>
          <table:table-cell table:style-name="ce18" office:value-type="string">
            <text:p>La BIÈRE !</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scantinato</text:p>
          </table:table-cell>
          <table:table-cell office:value-type="string">
            <text:p>Boogeyman</text:p>
          </table:table-cell>
          <table:table-cell office:value-type="string">
            <text:p>Maybe If I were drunk I wouldn't have problems...</text:p>
          </table:table-cell>
          <table:table-cell table:style-name="ce18" office:value-type="string">
            <text:p>Peut-être que si j'étais ivre je n'aurais pas de problèmes...</text:p>
          </table:table-cell>
          <table:table-cell table:number-columns-repeated="1020"/>
        </table:table-row>
        <table:table-row table:style-name="ro1">
          <table:table-cell/>
          <table:table-cell office:value-type="string">
            <text:p>Boogeyman</text:p>
          </table:table-cell>
          <table:table-cell/>
          <table:table-cell table:style-name="ce18"/>
          <table:table-cell table:number-columns-repeated="1020"/>
        </table:table-row>
        <table:table-row table:style-name="ro5">
          <table:table-cell office:value-type="string">
            <text:p>scantinato</text:p>
          </table:table-cell>
          <table:table-cell/>
          <table:table-cell office:value-type="string">
            <text:p>My grandpa worked in a factory welding vehicle body parts.</text:p>
          </table:table-cell>
          <table:table-cell table:style-name="ce18" office:value-type="string">
            <text:p>Mon grand-père a travaillé dans une usine de soudure pour carrosserie de voitures.</text:p>
          </table:table-cell>
          <table:table-cell table:number-columns-repeated="1020"/>
        </table:table-row>
        <table:table-row table:style-name="ro5">
          <table:table-cell office:value-type="string">
            <text:p>scantinato</text:p>
          </table:table-cell>
          <table:table-cell office:value-type="string">
            <text:p>Boogeyman</text:p>
          </table:table-cell>
          <table:table-cell office:value-type="string">
            <text:p>I remember that, on his deathbed and completely blind already, he mistook the blowtorch tube for my grandma's arm.</text:p>
          </table:table-cell>
          <table:table-cell table:style-name="ce18" office:value-type="string">
            <text:p>Je me souviens que, sur son lit de mort, déjà complètement aveugle, il a confondu le chalumeau avec le bras de ma grand-mère.</text:p>
          </table:table-cell>
          <table:table-cell table:number-columns-repeated="1020"/>
        </table:table-row>
        <table:table-row table:style-name="ro3">
          <table:table-cell office:value-type="string">
            <text:p>scantinato</text:p>
          </table:table-cell>
          <table:table-cell office:value-type="string">
            <text:p>Boogeyman</text:p>
          </table:table-cell>
          <table:table-cell office:value-type="string">
            <text:p>May he rest in peace.</text:p>
          </table:table-cell>
          <table:table-cell table:style-name="ce18" office:value-type="string">
            <text:p>Qu'il repose en paix.</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scantinato</text:p>
          </table:table-cell>
          <table:table-cell office:value-type="string">
            <text:p>finto Boogeyman</text:p>
          </table:table-cell>
          <table:table-cell office:value-type="string">
            <text:p>A little too heavy, don't you think?</text:p>
          </table:table-cell>
          <table:table-cell table:style-name="ce18" office:value-type="string">
            <text:p>C'est un peu trop lourd, tu ne crois pas ?</text:p>
          </table:table-cell>
          <table:table-cell table:number-columns-repeated="1020"/>
        </table:table-row>
        <table:table-row table:style-name="ro1">
          <table:table-cell/>
          <table:table-cell office:value-type="string">
            <text:p>finto Boogeyman</text:p>
          </table:table-cell>
          <table:table-cell/>
          <table:table-cell table:style-name="ce18"/>
          <table:table-cell table:number-columns-repeated="1020"/>
        </table:table-row>
        <table:table-row table:style-name="ro5">
          <table:table-cell office:value-type="string">
            <text:p>scantinato</text:p>
          </table:table-cell>
          <table:table-cell/>
          <table:table-cell office:value-type="string">
            <text:p>There's still some gas in it, if one day you ever decide to follow in the footsteps of my grandpa.</text:p>
          </table:table-cell>
          <table:table-cell table:style-name="ce18" office:value-type="string">
            <text:p>Il y a toujours du gaz à l'intérieur, si un jour tu décides de suivre les traces de mon grand-père.</text:p>
          </table:table-cell>
          <table:table-cell table:number-columns-repeated="1020"/>
        </table:table-row>
        <table:table-row table:style-name="ro3">
          <table:table-cell office:value-type="string">
            <text:p>scantinato</text:p>
          </table:table-cell>
          <table:table-cell office:value-type="string">
            <text:p>finto Boogeyman</text:p>
          </table:table-cell>
          <table:table-cell office:value-type="string">
            <text:p>I consumed the little gas remaining.</text:p>
          </table:table-cell>
          <table:table-cell table:style-name="ce18" office:value-type="string">
            <text:p>J'ai consommé le peu de gaz restant.</text:p>
          </table:table-cell>
          <table:table-cell table:number-columns-repeated="1020"/>
        </table:table-row>
        <table:table-row table:style-name="ro1">
          <table:table-cell/>
          <table:table-cell office:value-type="string">
            <text:p>finto Boogeyman</text:p>
          </table:table-cell>
          <table:table-cell/>
          <table:table-cell table:style-name="ce18"/>
          <table:table-cell table:number-columns-repeated="1020"/>
        </table:table-row>
        <table:table-row table:style-name="ro5">
          <table:table-cell office:value-type="string">
            <text:p>scantinato</text:p>
          </table:table-cell>
          <table:table-cell office:value-type="string">
            <text:p>finto Boogeyman</text:p>
          </table:table-cell>
          <table:table-cell office:value-type="string">
            <text:p>The 'T-Rex cowboy': undisputed ruler of the 'very wild' west until the end of the Cretaceous period.</text:p>
          </table:table-cell>
          <table:table-cell table:style-name="ce18" office:value-type="string">
            <text:p>Le « cow-boy T-Rex » : chef incontesté de l'ouest « très sauvage » jusqu'à la fin du Crétacé.</text:p>
          </table:table-cell>
          <table:table-cell table:number-columns-repeated="1020"/>
        </table:table-row>
        <table:table-row table:style-name="ro1">
          <table:table-cell/>
          <table:table-cell office:value-type="string">
            <text:p>finto Boogeyman</text:p>
          </table:table-cell>
          <table:table-cell/>
          <table:table-cell table:style-name="ce18"/>
          <table:table-cell table:number-columns-repeated="1020"/>
        </table:table-row>
        <table:table-row table:style-name="ro5">
          <table:table-cell office:value-type="string">
            <text:p>scantinato</text:p>
          </table:table-cell>
          <table:table-cell office:value-type="string">
            <text:p>finto Boogeyman</text:p>
          </table:table-cell>
          <table:table-cell office:value-type="string">
            <text:p>It would have been interesting to ask him how he managed to extract his revolver from the holster.</text:p>
          </table:table-cell>
          <table:table-cell table:style-name="ce18" office:value-type="string">
            <text:p>Ça serait intéressant de lui demander comment il a réussi à extraire son revolver de l'étui.</text:p>
          </table:table-cell>
          <table:table-cell table:number-columns-repeated="1020"/>
        </table:table-row>
        <table:table-row table:style-name="ro1">
          <table:table-cell/>
          <table:table-cell office:value-type="string">
            <text:p>finto Boogeyman</text:p>
          </table:table-cell>
          <table:table-cell/>
          <table:table-cell table:style-name="ce18"/>
          <table:table-cell table:number-columns-repeated="1020"/>
        </table:table-row>
        <table:table-row table:style-name="ro3">
          <table:table-cell office:value-type="string">
            <text:p>sgabuzzino</text:p>
          </table:table-cell>
          <table:table-cell/>
          <table:table-cell office:value-type="string">
            <text:p>Check this out, we have guests!</text:p>
          </table:table-cell>
          <table:table-cell table:style-name="ce18" office:value-type="string">
            <text:p>Regardez-ça, nous avons des invités !</text:p>
          </table:table-cell>
          <table:table-cell table:number-columns-repeated="1020"/>
        </table:table-row>
        <table:table-row table:style-name="ro3">
          <table:table-cell office:value-type="string">
            <text:p>sgabuzzino</text:p>
          </table:table-cell>
          <table:table-cell office:value-type="string">
            <text:p>casco Master Chief</text:p>
          </table:table-cell>
          <table:table-cell office:value-type="string">
            <text:p>Let me welcome you to my little GLOOMY abode.</text:p>
          </table:table-cell>
          <table:table-cell table:style-name="ce18" office:value-type="string">
            <text:p>Permettez-moi de vous souhaiter la bienvenue dans ma lugubre demeure.</text:p>
          </table:table-cell>
          <table:table-cell table:number-columns-repeated="1020"/>
        </table:table-row>
        <table:table-row table:style-name="ro5">
          <table:table-cell office:value-type="string">
            <text:p>sgabuzzino</text:p>
          </table:table-cell>
          <table:table-cell office:value-type="string">
            <text:p>casco Master Chief</text:p>
          </table:table-cell>
          <table:table-cell office:value-type="string">
            <text:p>For you, author of this videogame: from now on you can count on my unconditional hate.</text:p>
          </table:table-cell>
          <table:table-cell table:style-name="ce18" office:value-type="string">
            <text:p>Notes aux auteurs de ce jeu vidéo : désormais, vous pouvez compter sur ma haine inconditionnelle.</text:p>
          </table:table-cell>
          <table:table-cell table:number-columns-repeated="1020"/>
        </table:table-row>
        <table:table-row table:style-name="ro3">
          <table:table-cell office:value-type="string">
            <text:p>sgabuzzino</text:p>
          </table:table-cell>
          <table:table-cell/>
          <table:table-cell office:value-type="string">
            <text:p>Nice to meet you.</text:p>
          </table:table-cell>
          <table:table-cell table:style-name="ce18" office:value-type="string">
            <text:p>Ravi de vous rencontrer.</text:p>
          </table:table-cell>
          <table:table-cell table:number-columns-repeated="1020"/>
        </table:table-row>
        <table:table-row table:style-name="ro3">
          <table:table-cell office:value-type="string">
            <text:p>sgabuzzino</text:p>
          </table:table-cell>
          <table:table-cell office:value-type="string">
            <text:p>casco Master Chief</text:p>
          </table:table-cell>
          <table:table-cell office:value-type="string">
            <text:p>My pleasure... believe me.</text:p>
          </table:table-cell>
          <table:table-cell table:style-name="ce18" office:value-type="string">
            <text:p>Le plaisir est pour moi... croyez-moi.</text:p>
          </table:table-cell>
          <table:table-cell table:number-columns-repeated="1020"/>
        </table:table-row>
        <table:table-row table:style-name="ro3">
          <table:table-cell office:value-type="string">
            <text:p>sgabuzzino</text:p>
          </table:table-cell>
          <table:table-cell/>
          <table:table-cell office:value-type="string">
            <text:p>*evil laugh*</text:p>
          </table:table-cell>
          <table:table-cell table:style-name="ce18" office:value-type="string">
            <text:p>*rire diabolique*</text:p>
          </table:table-cell>
          <table:table-cell table:number-columns-repeated="1020"/>
        </table:table-row>
        <table:table-row table:style-name="ro3">
          <table:table-cell office:value-type="string">
            <text:p>sgabuzzino</text:p>
          </table:table-cell>
          <table:table-cell office:value-type="string">
            <text:p>casco Master Chief</text:p>
          </table:table-cell>
          <table:table-cell office:value-type="string">
            <text:p>*gulp*</text:p>
          </table:table-cell>
          <table:table-cell table:style-name="ce18" office:value-type="string">
            <text:p>*gloups*</text:p>
          </table:table-cell>
          <table:table-cell table:number-columns-repeated="1020"/>
        </table:table-row>
        <table:table-row table:style-name="ro1">
          <table:table-cell/>
          <table:table-cell office:value-type="string">
            <text:p>casco Master Chief</text:p>
          </table:table-cell>
          <table:table-cell/>
          <table:table-cell table:style-name="ce18"/>
          <table:table-cell table:number-columns-repeated="1020"/>
        </table:table-row>
        <table:table-row table:style-name="ro3">
          <table:table-cell office:value-type="string">
            <text:p>sgabuzzino</text:p>
          </table:table-cell>
          <table:table-cell/>
          <table:table-cell office:value-type="string">
            <text:p>And now even the last of my secret fears is coming alive...</text:p>
          </table:table-cell>
          <table:table-cell table:style-name="ce18" office:value-type="string">
            <text:p>Maintenant même la dernière de mes peurs secrètes est devenue réalité...</text:p>
          </table:table-cell>
          <table:table-cell table:number-columns-repeated="1020"/>
        </table:table-row>
        <table:table-row table:style-name="ro3">
          <table:table-cell office:value-type="string">
            <text:p>sgabuzzino</text:p>
          </table:table-cell>
          <table:table-cell office:value-type="string">
            <text:p>polaroid</text:p>
          </table:table-cell>
          <table:table-cell office:value-type="string">
            <text:p>*evil laugh*</text:p>
          </table:table-cell>
          <table:table-cell table:style-name="ce18" office:value-type="string">
            <text:p>*rire diabolique*</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sgabuzzino</text:p>
          </table:table-cell>
          <table:table-cell office:value-type="string">
            <text:p>polaroid</text:p>
          </table:table-cell>
          <table:table-cell office:value-type="string">
            <text:p>Come closer... I can't hear you from there!</text:p>
          </table:table-cell>
          <table:table-cell table:style-name="ce18" office:value-type="string">
            <text:p>Approche... Je ne peux pas t'entendre de là !</text:p>
          </table:table-cell>
          <table:table-cell table:number-columns-repeated="1020"/>
        </table:table-row>
        <table:table-row table:style-name="ro3">
          <table:table-cell office:value-type="string">
            <text:p>sgabuzzino</text:p>
          </table:table-cell>
          <table:table-cell office:value-type="string">
            <text:p>polaroid</text:p>
          </table:table-cell>
          <table:table-cell office:value-type="string">
            <text:p>Erm... I just remembered I have an urgent meeting to attend. I have to go.</text:p>
          </table:table-cell>
          <table:table-cell table:style-name="ce18" office:value-type="string">
            <text:p>Erm... Je viens de me rappeler que j'ai une réunion urgente. Je dois y aller.</text:p>
          </table:table-cell>
          <table:table-cell table:number-columns-repeated="1020"/>
        </table:table-row>
        <table:table-row table:style-name="ro1">
          <table:table-cell/>
          <table:table-cell office:value-type="string">
            <text:p>polaroid</text:p>
          </table:table-cell>
          <table:table-cell/>
          <table:table-cell table:style-name="ce18"/>
          <table:table-cell table:number-columns-repeated="1020"/>
        </table:table-row>
        <table:table-row table:style-name="ro3">
          <table:table-cell office:value-type="string">
            <text:p>sgabuzzino</text:p>
          </table:table-cell>
          <table:table-cell office:value-type="string">
            <text:p>polaroid</text:p>
          </table:table-cell>
          <table:table-cell office:value-type="string">
            <text:p>Little impertinent kid...</text:p>
          </table:table-cell>
          <table:table-cell table:style-name="ce18" office:value-type="string">
            <text:p>Sale gamin impertinent...</text:p>
          </table:table-cell>
          <table:table-cell table:number-columns-repeated="1020"/>
        </table:table-row>
        <table:table-row table:style-name="ro3">
          <table:table-cell office:value-type="string">
            <text:p>sgabuzzino</text:p>
          </table:table-cell>
          <table:table-cell office:value-type="string">
            <text:p>polaroid</text:p>
          </table:table-cell>
          <table:table-cell office:value-type="string">
            <text:p>He has a bright future ahead of him.</text:p>
          </table:table-cell>
          <table:table-cell table:style-name="ce18" office:value-type="string">
            <text:p>Il a un brillant avenir devant lui.</text:p>
          </table:table-cell>
          <table:table-cell table:number-columns-repeated="1020"/>
        </table:table-row>
        <table:table-row table:style-name="ro1">
          <table:table-cell/>
          <table:table-cell office:value-type="string">
            <text:p>polaroid</text:p>
          </table:table-cell>
          <table:table-cell/>
          <table:table-cell table:style-name="ce18"/>
          <table:table-cell table:number-columns-repeated="1020"/>
        </table:table-row>
        <table:table-row table:style-name="ro3">
          <table:table-cell office:value-type="string">
            <text:p>sgabuzzino</text:p>
          </table:table-cell>
          <table:table-cell office:value-type="string">
            <text:p>polaroid</text:p>
          </table:table-cell>
          <table:table-cell office:value-type="string">
            <text:p>You're having fun, eh?</text:p>
          </table:table-cell>
          <table:table-cell table:style-name="ce18" office:value-type="string">
            <text:p>Tu t'amuses bien, hein ?</text:p>
          </table:table-cell>
          <table:table-cell table:number-columns-repeated="1020"/>
        </table:table-row>
        <table:table-row table:style-name="ro5">
          <table:table-cell office:value-type="string">
            <text:p>sgabuzzino</text:p>
          </table:table-cell>
          <table:table-cell office:value-type="string">
            <text:p>polaroid</text:p>
          </table:table-cell>
          <table:table-cell office:value-type="string">
            <text:p>Tyler didn't want me in the way so he closed me in here. I had to do something to fill all this time.</text:p>
          </table:table-cell>
          <table:table-cell table:style-name="ce18" office:value-type="string">
            <text:p>Tyler ne voulait pas de moi dans ses pattes alors il m'a enfermé ici. Il a fallu que je trouve quelque chose pour passer le temps.</text:p>
          </table:table-cell>
          <table:table-cell table:number-columns-repeated="1020"/>
        </table:table-row>
        <table:table-row table:style-name="ro3">
          <table:table-cell office:value-type="string">
            <text:p>sgabuzzino</text:p>
          </table:table-cell>
          <table:table-cell/>
          <table:table-cell office:value-type="string">
            <text:p>Tyler?</text:p>
          </table:table-cell>
          <table:table-cell table:style-name="ce18" office:value-type="string">
            <text:p>Tyler ?</text:p>
          </table:table-cell>
          <table:table-cell table:number-columns-repeated="1020"/>
        </table:table-row>
        <table:table-row table:style-name="ro3">
          <table:table-cell office:value-type="string">
            <text:p>sgabuzzino</text:p>
          </table:table-cell>
          <table:table-cell office:value-type="string">
            <text:p>polaroid</text:p>
          </table:table-cell>
          <table:table-cell office:value-type="string">
            <text:p>My older brother. He's the guy who arranged the party.</text:p>
          </table:table-cell>
          <table:table-cell table:style-name="ce18" office:value-type="string">
            <text:p>Mon frère aîné. C'est lui qui a organisé la fête.</text:p>
          </table:table-cell>
          <table:table-cell table:number-columns-repeated="1020"/>
        </table:table-row>
        <table:table-row table:style-name="ro5">
          <table:table-cell office:value-type="string">
            <text:p>sgabuzzino</text:p>
          </table:table-cell>
          <table:table-cell/>
          <table:table-cell office:value-type="string">
            <text:p>I was bored, so I thought it would be fun to scare anyone who walked into the storage room by mistake.</text:p>
          </table:table-cell>
          <table:table-cell table:style-name="ce18" office:value-type="string">
            <text:p>Je m'ennuyais, alors j'ai pensé que ce serait amusant de faire peur à tous ceux qui rentreraient dans la réserve par erreur.</text:p>
          </table:table-cell>
          <table:table-cell table:number-columns-repeated="1020"/>
        </table:table-row>
        <table:table-row table:style-name="ro3">
          <table:table-cell office:value-type="string">
            <text:p>sgabuzzino</text:p>
          </table:table-cell>
          <table:table-cell office:value-type="string">
            <text:p>cervello</text:p>
          </table:table-cell>
          <table:table-cell office:value-type="string">
            <text:p>If I was in your shoes, I would have done much worse.</text:p>
          </table:table-cell>
          <table:table-cell table:style-name="ce18" office:value-type="string">
            <text:p>Si j'étais à ta place, j'aurais fait bien pire.</text:p>
          </table:table-cell>
          <table:table-cell table:number-columns-repeated="1020"/>
        </table:table-row>
        <table:table-row table:style-name="ro1">
          <table:table-cell/>
          <table:table-cell office:value-type="string">
            <text:p>cervello</text:p>
          </table:table-cell>
          <table:table-cell/>
          <table:table-cell table:style-name="ce18"/>
          <table:table-cell table:number-columns-repeated="1020"/>
        </table:table-row>
        <table:table-row table:style-name="ro3">
          <table:table-cell office:value-type="string">
            <text:p>sgabuzzino</text:p>
          </table:table-cell>
          <table:table-cell/>
          <table:table-cell office:value-type="string">
            <text:p>Who doesn't know Master Chief?</text:p>
          </table:table-cell>
          <table:table-cell table:style-name="ce18" office:value-type="string">
            <text:p>Qui ne connaît pas Master Chief ?</text:p>
          </table:table-cell>
          <table:table-cell table:number-columns-repeated="1020"/>
        </table:table-row>
        <table:table-row table:style-name="ro3">
          <table:table-cell office:value-type="string">
            <text:p>sgabuzzino</text:p>
          </table:table-cell>
          <table:table-cell office:value-type="string">
            <text:p>cervello</text:p>
          </table:table-cell>
          <table:table-cell office:value-type="string">
            <text:p>And NO, I'm not talking about the cooking talent show.</text:p>
          </table:table-cell>
          <table:table-cell table:style-name="ce18" office:value-type="string">
            <text:p>Et non, je ne parle pas de l'émission de cuisine.</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5">
          <table:table-cell office:value-type="string">
            <text:p>sgabuzzino</text:p>
          </table:table-cell>
          <table:table-cell office:value-type="string">
            <text:p>cervello</text:p>
          </table:table-cell>
          <table:table-cell office:value-type="string">
            <text:p>Obviously with a safety helmet like this one, doing wheelies on a motorbike would look very cool.</text:p>
          </table:table-cell>
          <table:table-cell table:style-name="ce18" office:value-type="string">
            <text:p>De toute évidence, avec un casque comme celui-ci, faire de la moto sur une roue aurait l'air super cool.</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sgabuzzino</text:p>
          </table:table-cell>
          <table:table-cell office:value-type="string">
            <text:p>cervello</text:p>
          </table:table-cell>
          <table:table-cell office:value-type="string">
            <text:p>'The Russians are coming!!!'</text:p>
          </table:table-cell>
          <table:table-cell table:style-name="ce18" office:value-type="string">
            <text:p>'Les Russes arrivent !'</text:p>
          </table:table-cell>
          <table:table-cell table:number-columns-repeated="1020"/>
        </table:table-row>
        <table:table-row table:style-name="ro3">
          <table:table-cell office:value-type="string">
            <text:p>sgabuzzino</text:p>
          </table:table-cell>
          <table:table-cell/>
          <table:table-cell office:value-type="string">
            <text:p>Erm, sorry, that was another videogame.</text:p>
          </table:table-cell>
          <table:table-cell table:style-name="ce18" office:value-type="string">
            <text:p>Erm, désolé... un autre jeu vidéo.</text:p>
          </table:table-cell>
          <table:table-cell table:number-columns-repeated="1020"/>
        </table:table-row>
        <table:table-row table:style-name="ro1">
          <table:table-cell/>
          <table:table-cell office:value-type="string">
            <text:p>pigotta</text:p>
          </table:table-cell>
          <table:table-cell/>
          <table:table-cell table:style-name="ce18"/>
          <table:table-cell table:number-columns-repeated="1020"/>
        </table:table-row>
        <table:table-row table:style-name="ro3">
          <table:table-cell office:value-type="string">
            <text:p>sgabuzzino</text:p>
          </table:table-cell>
          <table:table-cell office:value-type="string">
            <text:p>pigotta</text:p>
          </table:table-cell>
          <table:table-cell office:value-type="string">
            <text:p>The best way to arouse a hipster.</text:p>
          </table:table-cell>
          <table:table-cell table:style-name="ce18" office:value-type="string">
            <text:p>Le meilleur moyen d'exciter un hipster.</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sgabuzzino</text:p>
          </table:table-cell>
          <table:table-cell office:value-type="string">
            <text:p>pigotta</text:p>
          </table:table-cell>
          <table:table-cell office:value-type="string">
            <text:p>Boogey, let's hypothetically accept that I get closer to the shadow...</text:p>
          </table:table-cell>
          <table:table-cell table:style-name="ce18" office:value-type="string">
            <text:p>Boogey, admettons qu'hypothétiquement je veuille me rapprocher de l'ombre...</text:p>
          </table:table-cell>
          <table:table-cell table:number-columns-repeated="1020"/>
        </table:table-row>
        <table:table-row table:style-name="ro3">
          <table:table-cell office:value-type="string">
            <text:p>sgabuzzino</text:p>
          </table:table-cell>
          <table:table-cell office:value-type="string">
            <text:p>pigotta</text:p>
          </table:table-cell>
          <table:table-cell office:value-type="string">
            <text:p>Yes...?</text:p>
          </table:table-cell>
          <table:table-cell table:style-name="ce18" office:value-type="string">
            <text:p>Oui...?</text:p>
          </table:table-cell>
          <table:table-cell table:number-columns-repeated="1020"/>
        </table:table-row>
        <table:table-row table:style-name="ro3">
          <table:table-cell office:value-type="string">
            <text:p>sgabuzzino</text:p>
          </table:table-cell>
          <table:table-cell/>
          <table:table-cell office:value-type="string">
            <text:p>Well, should... should I be afraid for my safety?</text:p>
          </table:table-cell>
          <table:table-cell table:style-name="ce18" office:value-type="string">
            <text:p>Eh bien, devrais-je craindre quoi que ce soit pour ma sécurité ?</text:p>
          </table:table-cell>
          <table:table-cell table:number-columns-repeated="1020"/>
        </table:table-row>
        <table:table-row table:style-name="ro3">
          <table:table-cell office:value-type="string">
            <text:p>sgabuzzino</text:p>
          </table:table-cell>
          <table:table-cell office:value-type="string">
            <text:p>pigotta</text:p>
          </table:table-cell>
          <table:table-cell office:value-type="string">
            <text:p>Not at all, I will gladly take care of your soul...</text:p>
          </table:table-cell>
          <table:table-cell table:style-name="ce18" office:value-type="string">
            <text:p>Pas du tout, je prendrai volontiers soin de votre âme...</text:p>
          </table:table-cell>
          <table:table-cell table:number-columns-repeated="1020"/>
        </table:table-row>
        <table:table-row table:style-name="ro3">
          <table:table-cell office:value-type="string">
            <text:p>sgabuzzino</text:p>
          </table:table-cell>
          <table:table-cell/>
          <table:table-cell office:value-type="string">
            <text:p>*evil laugh*</text:p>
          </table:table-cell>
          <table:table-cell table:style-name="ce18" office:value-type="string">
            <text:p>*rire diabolique*</text:p>
          </table:table-cell>
          <table:table-cell table:number-columns-repeated="1020"/>
        </table:table-row>
        <table:table-row table:style-name="ro3">
          <table:table-cell office:value-type="string">
            <text:p>sgabuzzino</text:p>
          </table:table-cell>
          <table:table-cell office:value-type="string">
            <text:p>bandiera</text:p>
          </table:table-cell>
          <table:table-cell office:value-type="string">
            <text:p>Thanks for reassuring me.</text:p>
          </table:table-cell>
          <table:table-cell table:style-name="ce18" office:value-type="string">
            <text:p>Merci de me rassurer.</text:p>
          </table:table-cell>
          <table:table-cell table:number-columns-repeated="1020"/>
        </table:table-row>
        <table:table-row table:style-name="ro3">
          <table:table-cell office:value-type="string">
            <text:p>sgabuzzino</text:p>
          </table:table-cell>
          <table:table-cell office:value-type="string">
            <text:p>bandiera</text:p>
          </table:table-cell>
          <table:table-cell office:value-type="string">
            <text:p>With your permission, I'll take it, Boogey.</text:p>
          </table:table-cell>
          <table:table-cell table:style-name="ce18" office:value-type="string">
            <text:p>Avec votre permission, je vais le prendre, Boogey.</text:p>
          </table:table-cell>
          <table:table-cell table:number-columns-repeated="1020"/>
        </table:table-row>
        <table:table-row table:style-name="ro3">
          <table:table-cell office:value-type="string">
            <text:p>sgabuzzino</text:p>
          </table:table-cell>
          <table:table-cell/>
          <table:table-cell office:value-type="string">
            <text:p>Go ahead, you earned it.</text:p>
          </table:table-cell>
          <table:table-cell table:style-name="ce18" office:value-type="string">
            <text:p>Allez-y, vous l'avez mérité.</text:p>
          </table:table-cell>
          <table:table-cell table:number-columns-repeated="1020"/>
        </table:table-row>
        <table:table-row table:style-name="ro1">
          <table:table-cell/>
          <table:table-cell office:value-type="string">
            <text:p>bandiera</text:p>
          </table:table-cell>
          <table:table-cell/>
          <table:table-cell table:style-name="ce18"/>
          <table:table-cell table:number-columns-repeated="1020"/>
        </table:table-row>
        <table:table-row table:style-name="ro3">
          <table:table-cell office:value-type="string">
            <text:p>sgabuzzino</text:p>
          </table:table-cell>
          <table:table-cell/>
          <table:table-cell office:value-type="string">
            <text:p>*sings* But first let me take a selfie!</text:p>
          </table:table-cell>
          <table:table-cell table:style-name="ce18" office:value-type="string">
            <text:p>* Chante * Mais d'abord laissez-moi prendre un selfie !</text:p>
          </table:table-cell>
          <table:table-cell table:number-columns-repeated="1020"/>
        </table:table-row>
        <table:table-row table:style-name="ro1">
          <table:table-cell/>
          <table:table-cell office:value-type="string">
            <text:p>locandina/srotola</text:p>
          </table:table-cell>
          <table:table-cell/>
          <table:table-cell table:style-name="ce18"/>
          <table:table-cell table:number-columns-repeated="1020"/>
        </table:table-row>
        <table:table-row table:style-name="ro5">
          <table:table-cell office:value-type="string">
            <text:p>sgabuzzino</text:p>
          </table:table-cell>
          <table:table-cell office:value-type="string">
            <text:p>locandina/srotola</text:p>
          </table:table-cell>
          <table:table-cell office:value-type="string">
            <text:p>It's so grim and wonderful that I could stay here staring at it for hours.</text:p>
          </table:table-cell>
          <table:table-cell table:style-name="ce18" office:value-type="string">
            <text:p>C'est tellement sinistre et merveilleux que je pourrais rester à le regarder pendant des heures.</text:p>
          </table:table-cell>
          <table:table-cell table:number-columns-repeated="1020"/>
        </table:table-row>
        <table:table-row table:style-name="ro3">
          <table:table-cell office:value-type="string">
            <text:p>sgabuzzino</text:p>
          </table:table-cell>
          <table:table-cell office:value-type="string">
            <text:p>locandina/srotola</text:p>
          </table:table-cell>
          <table:table-cell office:value-type="string">
            <text:p>What does the label say? A.B. Normal?</text:p>
          </table:table-cell>
          <table:table-cell table:style-name="ce18" office:value-type="string">
            <text:p>Que dit l'étiquette ? A.B. Normal ?</text:p>
          </table:table-cell>
          <table:table-cell table:number-columns-repeated="1020"/>
        </table:table-row>
        <table:table-row table:style-name="ro1">
          <table:table-cell/>
          <table:table-cell office:value-type="string">
            <text:p>locandina/srotola</text:p>
          </table:table-cell>
          <table:table-cell/>
          <table:table-cell table:style-name="ce18"/>
          <table:table-cell table:number-columns-repeated="1020"/>
        </table:table-row>
        <table:table-row table:style-name="ro3">
          <table:table-cell office:value-type="string">
            <text:p>sgabuzzino</text:p>
          </table:table-cell>
          <table:table-cell/>
          <table:table-cell office:value-type="string">
            <text:p>I finally found something to give you for your next birthday.</text:p>
          </table:table-cell>
          <table:table-cell table:style-name="ce18" office:value-type="string">
            <text:p>J'ai enfin trouvé quelque chose à t'offrir pour ton anniversaire.</text:p>
          </table:table-cell>
          <table:table-cell table:number-columns-repeated="1020"/>
        </table:table-row>
        <table:table-row table:style-name="ro1">
          <table:table-cell/>
          <table:table-cell office:value-type="string">
            <text:p>script_iniziale</text:p>
          </table:table-cell>
          <table:table-cell/>
          <table:table-cell table:style-name="ce18"/>
          <table:table-cell table:number-columns-repeated="1020"/>
        </table:table-row>
        <table:table-row table:style-name="ro3">
          <table:table-cell office:value-type="string">
            <text:p>sgabuzzino</text:p>
          </table:table-cell>
          <table:table-cell/>
          <table:table-cell office:value-type="string">
            <text:p>I invite you to do the same, from time to time at least.</text:p>
          </table:table-cell>
          <table:table-cell table:style-name="ce18" office:value-type="string">
            <text:p>Je t'invite à faire de même, de temps en temps au moins.</text:p>
          </table:table-cell>
          <table:table-cell table:number-columns-repeated="1020"/>
        </table:table-row>
        <table:table-row table:style-name="ro1">
          <table:table-cell/>
          <table:table-cell office:value-type="string">
            <text:p>calderone</text:p>
          </table:table-cell>
          <table:table-cell/>
          <table:table-cell table:style-name="ce18"/>
          <table:table-cell table:number-columns-repeated="1020"/>
        </table:table-row>
        <table:table-row table:style-name="ro3">
          <table:table-cell office:value-type="string">
            <text:p>sgabuzzino</text:p>
          </table:table-cell>
          <table:table-cell office:value-type="string">
            <text:p>calderone</text:p>
          </table:table-cell>
          <table:table-cell office:value-type="string">
            <text:p>This could be the first interesting discussion since the beginning of the game.</text:p>
          </table:table-cell>
          <table:table-cell table:style-name="ce18" office:value-type="string">
            <text:p>Ça pourrait être la première discussion intéressante depuis le début du jeu.</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sgabuzzino</text:p>
          </table:table-cell>
          <table:table-cell office:value-type="string">
            <text:p>calderone</text:p>
          </table:table-cell>
          <table:table-cell office:value-type="string">
            <text:p>One of those old rag dolls people played with once upon a time.</text:p>
          </table:table-cell>
          <table:table-cell table:style-name="ce18" office:value-type="string">
            <text:p>Une de ces vieilles poupées de chiffon avec lesquelles on jouait dans le temps.</text:p>
          </table:table-cell>
          <table:table-cell table:number-columns-repeated="1020"/>
        </table:table-row>
        <table:table-row table:style-name="ro5">
          <table:table-cell office:value-type="string">
            <text:p>sgabuzzino</text:p>
          </table:table-cell>
          <table:table-cell/>
          <table:table-cell office:value-type="string">
            <text:p>My grandma would have crawled through glass to have one of these when she was young.</text:p>
          </table:table-cell>
          <table:table-cell table:style-name="ce18" office:value-type="string">
            <text:p>Ma grand-mère aurait rampé sur du verre pour en avoir une comme ça quand elle était petite.</text:p>
          </table:table-cell>
          <table:table-cell table:number-columns-repeated="1020"/>
        </table:table-row>
        <table:table-row table:style-name="ro1">
          <table:table-cell/>
          <table:table-cell office:value-type="string">
            <text:p>calderone</text:p>
          </table:table-cell>
          <table:table-cell/>
          <table:table-cell table:style-name="ce18"/>
          <table:table-cell table:number-columns-repeated="1020"/>
        </table:table-row>
        <table:table-row table:style-name="ro3">
          <table:table-cell office:value-type="string">
            <text:p>sgabuzzino</text:p>
          </table:table-cell>
          <table:table-cell office:value-type="string">
            <text:p>calderone</text:p>
          </table:table-cell>
          <table:table-cell office:value-type="string">
            <text:p>It's more a girly thing...</text:p>
          </table:table-cell>
          <table:table-cell table:style-name="ce18" office:value-type="string">
            <text:p>C'est plutôt un truc de fille…</text:p>
          </table:table-cell>
          <table:table-cell table:number-columns-repeated="1020"/>
        </table:table-row>
        <table:table-row table:style-name="ro3">
          <table:table-cell office:value-type="string">
            <text:p>sgabuzzino</text:p>
          </table:table-cell>
          <table:table-cell/>
          <table:table-cell office:value-type="string">
            <text:p>I'm not judging, of course.</text:p>
          </table:table-cell>
          <table:table-cell table:style-name="ce18" office:value-type="string">
            <text:p>Mais je ne juge pas, bien sûr.</text:p>
          </table:table-cell>
          <table:table-cell table:number-columns-repeated="1020"/>
        </table:table-row>
        <table:table-row table:style-name="ro1">
          <table:table-cell/>
          <table:table-cell office:value-type="string">
            <text:p>calderone</text:p>
          </table:table-cell>
          <table:table-cell/>
          <table:table-cell table:style-name="ce18"/>
          <table:table-cell table:number-columns-repeated="1020"/>
        </table:table-row>
        <table:table-row table:style-name="ro3">
          <table:table-cell office:value-type="string">
            <text:p>sgabuzzino</text:p>
          </table:table-cell>
          <table:table-cell/>
          <table:table-cell office:value-type="string">
            <text:p>Too many horror films taught me that it's better not to.</text:p>
          </table:table-cell>
          <table:table-cell table:style-name="ce18" office:value-type="string">
            <text:p>Les films d'horreur m'ont appris qu'il valait mieux ne pas faire ça.</text:p>
          </table:table-cell>
          <table:table-cell table:number-columns-repeated="1020"/>
        </table:table-row>
        <table:table-row table:style-name="ro1">
          <table:table-cell/>
          <table:table-cell office:value-type="string">
            <text:p>calderone</text:p>
          </table:table-cell>
          <table:table-cell/>
          <table:table-cell table:style-name="ce18"/>
          <table:table-cell table:number-columns-repeated="1020"/>
        </table:table-row>
        <table:table-row table:style-name="ro3">
          <table:table-cell office:value-type="string">
            <text:p>sgabuzzino</text:p>
          </table:table-cell>
          <table:table-cell office:value-type="string">
            <text:p>calderone</text:p>
          </table:table-cell>
          <table:table-cell office:value-type="string">
            <text:p>A faithful reproduction of the Rebellion Flag in Metal Slug.</text:p>
          </table:table-cell>
          <table:table-cell table:style-name="ce18" office:value-type="string">
            <text:p>Une fidèle reproduction du Drapeau de l'armée rebelle dans Metal Slug.</text:p>
          </table:table-cell>
          <table:table-cell table:number-columns-repeated="1020"/>
        </table:table-row>
        <table:table-row table:style-name="ro3">
          <table:table-cell office:value-type="string">
            <text:p>sgabuzzino</text:p>
          </table:table-cell>
          <table:table-cell/>
          <table:table-cell office:value-type="string">
            <text:p>I can't stand this, too many memories.</text:p>
          </table:table-cell>
          <table:table-cell table:style-name="ce18" office:value-type="string">
            <text:p>Je ne peux pas supporter ça, trop de souvenirs.</text:p>
          </table:table-cell>
          <table:table-cell table:number-columns-repeated="1020"/>
        </table:table-row>
        <table:table-row table:style-name="ro1">
          <table:table-cell/>
          <table:table-cell office:value-type="string">
            <text:p>calderone</text:p>
          </table:table-cell>
          <table:table-cell/>
          <table:table-cell table:style-name="ce18"/>
          <table:table-cell table:number-columns-repeated="1020"/>
        </table:table-row>
        <table:table-row table:style-name="ro3">
          <table:table-cell office:value-type="string">
            <text:p>sgabuzzino</text:p>
          </table:table-cell>
          <table:table-cell/>
          <table:table-cell office:value-type="string">
            <text:p>Absolutely not! Among us nerds there's a code of honour.</text:p>
          </table:table-cell>
          <table:table-cell table:style-name="ce18" office:value-type="string">
            <text:p>Hors de question ! Il y a un code d'honneur chez les geeks.</text:p>
          </table:table-cell>
          <table:table-cell table:number-columns-repeated="1020"/>
        </table:table-row>
        <table:table-row table:style-name="ro1">
          <table:table-cell/>
          <table:table-cell office:value-type="string">
            <text:p>calderone</text:p>
          </table:table-cell>
          <table:table-cell/>
          <table:table-cell table:style-name="ce18"/>
          <table:table-cell table:number-columns-repeated="1020"/>
        </table:table-row>
        <table:table-row table:style-name="ro3">
          <table:table-cell office:value-type="string">
            <text:p>sgabuzzino</text:p>
          </table:table-cell>
          <table:table-cell/>
          <table:table-cell office:value-type="string">
            <text:p>Where did those come from?</text:p>
          </table:table-cell>
          <table:table-cell table:style-name="ce18" office:value-type="string">
            <text:p>D'où ça vient ?</text:p>
          </table:table-cell>
          <table:table-cell table:number-columns-repeated="1020"/>
        </table:table-row>
        <table:table-row table:style-name="ro3">
          <table:table-cell office:value-type="string">
            <text:p>sgabuzzino</text:p>
          </table:table-cell>
          <table:table-cell office:value-type="string">
            <text:p>calderone</text:p>
          </table:table-cell>
          <table:table-cell office:value-type="string">
            <text:p>They're the posters for a horrorbilly concert that will be held tonight at the old cemetery.</text:p>
          </table:table-cell>
          <table:table-cell table:style-name="ce18" office:value-type="string">
            <text:p>Ce sont les affiches d'un concert terrifiant qui a lieu ce soir à l'ancien cimetière.</text:p>
          </table:table-cell>
          <table:table-cell table:number-columns-repeated="1020"/>
        </table:table-row>
        <table:table-row table:style-name="ro5">
          <table:table-cell office:value-type="string">
            <text:p>sgabuzzino</text:p>
          </table:table-cell>
          <table:table-cell office:value-type="string">
            <text:p>calderone</text:p>
          </table:table-cell>
          <table:table-cell office:value-type="string">
            <text:p>My brother didn't want any interference for his party, so... he tore down as many as he could.</text:p>
          </table:table-cell>
          <table:table-cell table:style-name="ce18" office:value-type="string">
            <text:p>Mon frère ne voulait pas d'interférence dans sa petite fête alors il en a déchiré autant qu'il pouvait.</text:p>
          </table:table-cell>
          <table:table-cell table:number-columns-repeated="1020"/>
        </table:table-row>
        <table:table-row table:style-name="ro3">
          <table:table-cell office:value-type="string">
            <text:p>sgabuzzino</text:p>
          </table:table-cell>
          <table:table-cell office:value-type="string">
            <text:p>calderone</text:p>
          </table:table-cell>
          <table:table-cell office:value-type="string">
            <text:p>The whole neighborhood was practically wallpapered with them.</text:p>
          </table:table-cell>
          <table:table-cell table:style-name="ce18" office:value-type="string">
            <text:p>Tout le quartier était presque entièrement tapissé de ces affiches.</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spiaggia</text:p>
          </table:table-cell>
          <table:table-cell office:value-type="string">
            <text:p>calderone</text:p>
          </table:table-cell>
          <table:table-cell office:value-type="string">
            <text:p>It seems that part has finally arrived.</text:p>
          </table:table-cell>
          <table:table-cell table:style-name="ce18" office:value-type="string">
            <text:p>On dirait que la pièce est enfin arrivée.</text:p>
          </table:table-cell>
          <table:table-cell table:number-columns-repeated="1020"/>
        </table:table-row>
        <table:table-row table:style-name="ro1">
          <table:table-cell/>
          <table:table-cell office:value-type="string">
            <text:p>calderone</text:p>
          </table:table-cell>
          <table:table-cell/>
          <table:table-cell table:style-name="ce18"/>
          <table:table-cell table:number-columns-repeated="1020"/>
        </table:table-row>
        <table:table-row table:style-name="ro5">
          <table:table-cell office:value-type="string">
            <text:p>spiaggia</text:p>
          </table:table-cell>
          <table:table-cell/>
          <table:table-cell office:value-type="string">
            <text:p>Sometimes these professional apple-eaters get too caught up in the competition.</text:p>
          </table:table-cell>
          <table:table-cell table:style-name="ce18" office:value-type="string">
            <text:p>Parfois, les mangeurs de pommes professionnels prennent les choses trop à cœur.</text:p>
          </table:table-cell>
          <table:table-cell table:number-columns-repeated="1020"/>
        </table:table-row>
        <table:table-row table:style-name="ro3">
          <table:table-cell office:value-type="string">
            <text:p>spiaggia</text:p>
          </table:table-cell>
          <table:table-cell office:value-type="string">
            <text:p>dentiera</text:p>
          </table:table-cell>
          <table:table-cell office:value-type="string">
            <text:p>The apples are but a distant memory.</text:p>
          </table:table-cell>
          <table:table-cell table:style-name="ce18" office:value-type="string">
            <text:p>Les pommes ne sont plus qu'un lointain souvenir.</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spiaggia</text:p>
          </table:table-cell>
          <table:table-cell office:value-type="string">
            <text:p>dentiera</text:p>
          </table:table-cell>
          <table:table-cell office:value-type="string">
            <text:p>It's empty.</text:p>
          </table:table-cell>
          <table:table-cell table:style-name="ce18" office:value-type="string">
            <text:p>Il est vide.</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spiaggia</text:p>
          </table:table-cell>
          <table:table-cell office:value-type="string">
            <text:p>targa antica</text:p>
          </table:table-cell>
          <table:table-cell office:value-type="string">
            <text:p>Someone must have misinterpreted the rules.</text:p>
          </table:table-cell>
          <table:table-cell table:style-name="ce18" office:value-type="string">
            <text:p>Quelqu'un a dû mal interpréter les règles.</text:p>
          </table:table-cell>
          <table:table-cell table:number-columns-repeated="1020"/>
        </table:table-row>
        <table:table-row table:style-name="ro3">
          <table:table-cell office:value-type="string">
            <text:p>spiaggia</text:p>
          </table:table-cell>
          <table:table-cell/>
          <table:table-cell office:value-type="string">
            <text:p>There was hardly anything left to play with.</text:p>
          </table:table-cell>
          <table:table-cell table:style-name="ce18" office:value-type="string">
            <text:p>Il ne reste plus grand-chose pour jouer.</text:p>
          </table:table-cell>
          <table:table-cell table:number-columns-repeated="1020"/>
        </table:table-row>
        <table:table-row table:style-name="ro1">
          <table:table-cell/>
          <table:table-cell office:value-type="string">
            <text:p>macchina del tempo</text:p>
          </table:table-cell>
          <table:table-cell/>
          <table:table-cell table:style-name="ce18"/>
          <table:table-cell table:number-columns-repeated="1020"/>
        </table:table-row>
        <table:table-row table:style-name="ro3">
          <table:table-cell office:value-type="string">
            <text:p>spiaggia</text:p>
          </table:table-cell>
          <table:table-cell/>
          <table:table-cell office:value-type="string">
            <text:p>The rust is not there anymore.</text:p>
          </table:table-cell>
          <table:table-cell table:style-name="ce18" office:value-type="string">
            <text:p>La rouille n'est plus là.</text:p>
          </table:table-cell>
          <table:table-cell table:number-columns-repeated="1020"/>
        </table:table-row>
        <table:table-row table:style-name="ro1">
          <table:table-cell/>
          <table:table-cell office:value-type="string">
            <text:p>macchina del tempo</text:p>
          </table:table-cell>
          <table:table-cell/>
          <table:table-cell table:style-name="ce18"/>
          <table:table-cell table:number-columns-repeated="1020"/>
        </table:table-row>
        <table:table-row table:style-name="ro5">
          <table:table-cell office:value-type="string">
            <text:p>spiaggia</text:p>
          </table:table-cell>
          <table:table-cell office:value-type="string">
            <text:p>macchina del tempo</text:p>
          </table:table-cell>
          <table:table-cell office:value-type="string">
            <text:p>Inside there are just apple seeds. But if you really want them...</text:p>
          </table:table-cell>
          <table:table-cell table:style-name="ce18" office:value-type="string">
            <text:p>Il ne reste que des graines de pommes à l'intérieur. Mais si tu les veux vraiment...</text:p>
          </table:table-cell>
          <table:table-cell table:number-columns-repeated="1020"/>
        </table:table-row>
        <table:table-row table:style-name="ro3">
          <table:table-cell office:value-type="string">
            <text:p>spiaggia</text:p>
          </table:table-cell>
          <table:table-cell/>
          <table:table-cell office:value-type="string">
            <text:p>It's empty.</text:p>
          </table:table-cell>
          <table:table-cell table:style-name="ce18" office:value-type="string">
            <text:p>C'est vide.</text:p>
          </table:table-cell>
          <table:table-cell table:number-columns-repeated="1020"/>
        </table:table-row>
        <table:table-row table:style-name="ro1">
          <table:table-cell/>
          <table:table-cell office:value-type="string">
            <text:p>macchina del tempo</text:p>
          </table:table-cell>
          <table:table-cell/>
          <table:table-cell table:style-name="ce18"/>
          <table:table-cell table:number-columns-repeated="1020"/>
        </table:table-row>
        <table:table-row table:style-name="ro3">
          <table:table-cell office:value-type="string">
            <text:p>spiaggia</text:p>
          </table:table-cell>
          <table:table-cell office:value-type="string">
            <text:p>macchina del tempo</text:p>
          </table:table-cell>
          <table:table-cell office:value-type="string">
            <text:p>There is hardly anything left to play with...</text:p>
          </table:table-cell>
          <table:table-cell table:style-name="ce18" office:value-type="string">
            <text:p>Il ne reste pratiquement plus rien pour jouer...</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spiaggia</text:p>
          </table:table-cell>
          <table:table-cell office:value-type="string">
            <text:p>rete</text:p>
          </table:table-cell>
          <table:table-cell office:value-type="string">
            <text:p>It was already rusty in 1981, apparently.</text:p>
          </table:table-cell>
          <table:table-cell table:style-name="ce18" office:value-type="string">
            <text:p>Il était déjà rouillé en 1981 apparemment.</text:p>
          </table:table-cell>
          <table:table-cell table:number-columns-repeated="1020"/>
        </table:table-row>
        <table:table-row table:style-name="ro1">
          <table:table-cell/>
          <table:table-cell office:value-type="string">
            <text:p>rete</text:p>
          </table:table-cell>
          <table:table-cell/>
          <table:table-cell table:style-name="ce18"/>
          <table:table-cell table:number-columns-repeated="1020"/>
        </table:table-row>
        <table:table-row table:style-name="ro5">
          <table:table-cell office:value-type="string">
            <text:p>spiaggia</text:p>
          </table:table-cell>
          <table:table-cell office:value-type="string">
            <text:p>rete</text:p>
          </table:table-cell>
          <table:table-cell office:value-type="string">
            <text:p>They're good for one's health, but that's not a problem I have to deal with anymore.</text:p>
          </table:table-cell>
          <table:table-cell table:style-name="ce18" office:value-type="string">
            <text:p>Elles sont bonnes pour la santé, mais ce n'est pas un problème dont j'ai à faire face.</text:p>
          </table:table-cell>
          <table:table-cell table:number-columns-repeated="1020"/>
        </table:table-row>
        <table:table-row table:style-name="ro3">
          <table:table-cell office:value-type="string">
            <text:p>spiaggia</text:p>
          </table:table-cell>
          <table:table-cell/>
          <table:table-cell office:value-type="string">
            <text:p>It's empty.</text:p>
          </table:table-cell>
          <table:table-cell table:style-name="ce18" office:value-type="string">
            <text:p>C'est vide.</text:p>
          </table:table-cell>
          <table:table-cell table:number-columns-repeated="1020"/>
        </table:table-row>
        <table:table-row table:style-name="ro3">
          <table:table-cell office:value-type="string">
            <text:p>spiaggia</text:p>
          </table:table-cell>
          <table:table-cell office:value-type="string">
            <text:p>rete</text:p>
          </table:table-cell>
          <table:table-cell office:value-type="string">
            <text:p>tore</text:p>
          </table:table-cell>
          <table:table-cell table:style-name="ce18" office:value-type="string">
            <text:p>Déchirer</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spiaggia</text:p>
          </table:table-cell>
          <table:table-cell office:value-type="string">
            <text:p>rete</text:p>
          </table:table-cell>
          <table:table-cell office:value-type="string">
            <text:p>I don't think I want to take part in a solo game.</text:p>
          </table:table-cell>
          <table:table-cell table:style-name="ce18" office:value-type="string">
            <text:p>Je ne pense pas que je veux participer à un jeu solo.</text:p>
          </table:table-cell>
          <table:table-cell table:number-columns-repeated="1020"/>
        </table:table-row>
        <table:table-row table:style-name="ro3">
          <table:table-cell office:value-type="string">
            <text:p>spiaggia</text:p>
          </table:table-cell>
          <table:table-cell/>
          <table:table-cell office:value-type="string">
            <text:p>There is hardly anything left to play with...</text:p>
          </table:table-cell>
          <table:table-cell table:style-name="ce18" office:value-type="string">
            <text:p>Il ne reste pratiquement plus rien à jouer ...</text:p>
          </table:table-cell>
          <table:table-cell table:number-columns-repeated="1020"/>
        </table:table-row>
        <table:table-row table:style-name="ro1">
          <table:table-cell/>
          <table:table-cell office:value-type="string">
            <text:p>jumanji</text:p>
          </table:table-cell>
          <table:table-cell/>
          <table:table-cell table:style-name="ce18"/>
          <table:table-cell table:number-columns-repeated="1020"/>
        </table:table-row>
        <table:table-row table:style-name="ro3">
          <table:table-cell office:value-type="string">
            <text:p>spiaggia</text:p>
          </table:table-cell>
          <table:table-cell/>
          <table:table-cell office:value-type="string">
            <text:p>It seems someone literally lost their teeth here.</text:p>
          </table:table-cell>
          <table:table-cell table:style-name="ce18" office:value-type="string">
            <text:p>On dirait que quelqu'un a littéralement perdu ses dents ici.</text:p>
          </table:table-cell>
          <table:table-cell table:number-columns-repeated="1020"/>
        </table:table-row>
        <table:table-row table:style-name="ro1">
          <table:table-cell/>
          <table:table-cell office:value-type="string">
            <text:p>jumanji</text:p>
          </table:table-cell>
          <table:table-cell/>
          <table:table-cell table:style-name="ce18"/>
          <table:table-cell table:number-columns-repeated="1020"/>
        </table:table-row>
        <table:table-row table:style-name="ro5">
          <table:table-cell office:value-type="string">
            <text:p>spiaggia</text:p>
          </table:table-cell>
          <table:table-cell/>
          <table:table-cell office:value-type="string">
            <text:p>If you don't quit trying to make me do useless actions, you'll be the one who needs these.</text:p>
          </table:table-cell>
          <table:table-cell table:style-name="ce18" office:value-type="string">
            <text:p>Si tu n'arrêtes pas de me faire faire des actions inutiles, tu vas finir par en avoir besoin.</text:p>
          </table:table-cell>
          <table:table-cell table:number-columns-repeated="1020"/>
        </table:table-row>
        <table:table-row table:style-name="ro1">
          <table:table-cell/>
          <table:table-cell office:value-type="string">
            <text:p>jumanji</text:p>
          </table:table-cell>
          <table:table-cell/>
          <table:table-cell table:style-name="ce18"/>
          <table:table-cell table:number-columns-repeated="1020"/>
        </table:table-row>
        <table:table-row table:style-name="ro3">
          <table:table-cell office:value-type="string">
            <text:p>spiaggia</text:p>
          </table:table-cell>
          <table:table-cell/>
          <table:table-cell office:value-type="string">
            <text:p>Now the cauldron definitely has a more lived-in look.</text:p>
          </table:table-cell>
          <table:table-cell table:style-name="ce18" office:value-type="string">
            <text:p>Maintenant le chaudron a l'air d'avoir un peu plus de vécu.</text:p>
          </table:table-cell>
          <table:table-cell table:number-columns-repeated="1020"/>
        </table:table-row>
        <table:table-row table:style-name="ro1">
          <table:table-cell/>
          <table:table-cell office:value-type="string">
            <text:p>jumanji</text:p>
          </table:table-cell>
          <table:table-cell/>
          <table:table-cell table:style-name="ce18"/>
          <table:table-cell table:number-columns-repeated="1020"/>
        </table:table-row>
        <table:table-row table:style-name="ro3">
          <table:table-cell office:value-type="string">
            <text:p>spiaggia</text:p>
          </table:table-cell>
          <table:table-cell/>
          <table:table-cell office:value-type="string">
            <text:p>The scientist must have seen too many Dr. Who episodes.</text:p>
          </table:table-cell>
          <table:table-cell table:style-name="ce18" office:value-type="string">
            <text:p>Le scientifique a dû voir trop d'épisodes de Dr. Who.</text:p>
          </table:table-cell>
          <table:table-cell table:number-columns-repeated="1020"/>
        </table:table-row>
        <table:table-row table:style-name="ro1">
          <table:table-cell/>
          <table:table-cell office:value-type="string">
            <text:p>scienziato</text:p>
          </table:table-cell>
          <table:table-cell/>
          <table:table-cell table:style-name="ce18"/>
          <table:table-cell table:number-columns-repeated="1020"/>
        </table:table-row>
        <table:table-row table:style-name="ro3">
          <table:table-cell office:value-type="string">
            <text:p>spiaggia</text:p>
          </table:table-cell>
          <table:table-cell/>
          <table:table-cell office:value-type="string">
            <text:p>Those seals are quite self-explanatory...</text:p>
          </table:table-cell>
          <table:table-cell table:style-name="ce18" office:value-type="string">
            <text:p>Ces rubans de balisage sont assez explicites...</text:p>
          </table:table-cell>
          <table:table-cell table:number-columns-repeated="1020"/>
        </table:table-row>
        <table:table-row table:style-name="ro3">
          <table:table-cell office:value-type="string">
            <text:p>spiaggia</text:p>
          </table:table-cell>
          <table:table-cell office:value-type="string">
            <text:p>abbronzatura perfetta</text:p>
          </table:table-cell>
          <table:table-cell office:value-type="string">
            <text:p>I really don't know where to start.</text:p>
          </table:table-cell>
          <table:table-cell table:style-name="ce18" office:value-type="string">
            <text:p>Je ne sais vraiment pas par où commencer.</text:p>
          </table:table-cell>
          <table:table-cell table:number-columns-repeated="1020"/>
        </table:table-row>
        <table:table-row table:style-name="ro1">
          <table:table-cell/>
          <table:table-cell office:value-type="string">
            <text:p>abbronzatura perfetta</text:p>
          </table:table-cell>
          <table:table-cell/>
          <table:table-cell table:style-name="ce18"/>
          <table:table-cell table:number-columns-repeated="1020"/>
        </table:table-row>
        <table:table-row table:style-name="ro3">
          <table:table-cell office:value-type="string">
            <text:p>spiaggia</text:p>
          </table:table-cell>
          <table:table-cell/>
          <table:table-cell office:value-type="string">
            <text:p>Look, its inventor is a few pixels away.</text:p>
          </table:table-cell>
          <table:table-cell table:style-name="ce18" office:value-type="string">
            <text:p>Regarde, son inventeur est à quelques pixels de là.</text:p>
          </table:table-cell>
          <table:table-cell table:number-columns-repeated="1020"/>
        </table:table-row>
        <table:table-row table:style-name="ro3">
          <table:table-cell office:value-type="string">
            <text:p>spiaggia</text:p>
          </table:table-cell>
          <table:table-cell office:value-type="string">
            <text:p>abbronzatura perfetta</text:p>
          </table:table-cell>
          <table:table-cell office:value-type="string">
            <text:p>Maybe it's better to talk to him.</text:p>
          </table:table-cell>
          <table:table-cell table:style-name="ce18" office:value-type="string">
            <text:p>Peut-être que c'est mieux de lui parler à lui.</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spiaggia</text:p>
          </table:table-cell>
          <table:table-cell office:value-type="string">
            <text:p>Manet</text:p>
          </table:table-cell>
          <table:table-cell office:value-type="string">
            <text:p>I think I see something that glitters in the net.</text:p>
          </table:table-cell>
          <table:table-cell table:style-name="ce18" office:value-type="string">
            <text:p>Je crois que j'ai vu quelque chose qui brille dans le filet.</text:p>
          </table:table-cell>
          <table:table-cell table:number-columns-repeated="1020"/>
        </table:table-row>
        <table:table-row table:style-name="ro3">
          <table:table-cell office:value-type="string">
            <text:p>spiaggia</text:p>
          </table:table-cell>
          <table:table-cell office:value-type="string">
            <text:p>Manet</text:p>
          </table:table-cell>
          <table:table-cell office:value-type="string">
            <text:p>Serves me right. Next time I'd better mind my own business.</text:p>
          </table:table-cell>
          <table:table-cell table:style-name="ce18" office:value-type="string">
            <text:p>Ça me servira de leçon. La prochaine fois, je m'occuperai de mes affaires.</text:p>
          </table:table-cell>
          <table:table-cell table:number-columns-repeated="1020"/>
        </table:table-row>
        <table:table-row table:style-name="ro3">
          <table:table-cell office:value-type="string">
            <text:p>spiaggia</text:p>
          </table:table-cell>
          <table:table-cell/>
          <table:table-cell office:value-type="string">
            <text:p>I learned my lesson.</text:p>
          </table:table-cell>
          <table:table-cell table:style-name="ce18" office:value-type="string">
            <text:p>J'ai compris la leçon.</text:p>
          </table:table-cell>
          <table:table-cell table:number-columns-repeated="1020"/>
        </table:table-row>
        <table:table-row table:style-name="ro1">
          <table:table-cell/>
          <table:table-cell office:value-type="string">
            <text:p>Manet</text:p>
          </table:table-cell>
          <table:table-cell/>
          <table:table-cell table:style-name="ce18"/>
          <table:table-cell table:number-columns-repeated="1020"/>
        </table:table-row>
        <table:table-row table:style-name="ro3">
          <table:table-cell office:value-type="string">
            <text:p>spiaggia</text:p>
          </table:table-cell>
          <table:table-cell office:value-type="string">
            <text:p>Manet</text:p>
          </table:table-cell>
          <table:table-cell office:value-type="string">
            <text:p>Catching it fresh is ok, but that's a bit excessive.</text:p>
          </table:table-cell>
          <table:table-cell table:style-name="ce18" office:value-type="string">
            <text:p>Pêchés du jour ok, mais c'est un peu trop.</text:p>
          </table:table-cell>
          <table:table-cell table:number-columns-repeated="1020"/>
        </table:table-row>
        <table:table-row table:style-name="ro1">
          <table:table-cell/>
          <table:table-cell office:value-type="string">
            <text:p>Manet</text:p>
          </table:table-cell>
          <table:table-cell/>
          <table:table-cell table:style-name="ce18"/>
          <table:table-cell table:number-columns-repeated="1020"/>
        </table:table-row>
        <table:table-row table:style-name="ro3">
          <table:table-cell office:value-type="string">
            <text:p>spiaggia</text:p>
          </table:table-cell>
          <table:table-cell office:value-type="string">
            <text:p>Manet</text:p>
          </table:table-cell>
          <table:table-cell office:value-type="string">
            <text:p>I've never been a big fan of fishing.</text:p>
          </table:table-cell>
          <table:table-cell table:style-name="ce18" office:value-type="string">
            <text:p>Je n'ai jamais été un grand fan de pêche.</text:p>
          </table:table-cell>
          <table:table-cell table:number-columns-repeated="1020"/>
        </table:table-row>
        <table:table-row table:style-name="ro1">
          <table:table-cell/>
          <table:table-cell office:value-type="string">
            <text:p>Manet</text:p>
          </table:table-cell>
          <table:table-cell/>
          <table:table-cell table:style-name="ce18"/>
          <table:table-cell table:number-columns-repeated="1020"/>
        </table:table-row>
        <table:table-row table:style-name="ro3">
          <table:table-cell office:value-type="string">
            <text:p>spiaggia</text:p>
          </table:table-cell>
          <table:table-cell office:value-type="string">
            <text:p>Manet</text:p>
          </table:table-cell>
          <table:table-cell office:value-type="string">
            <text:p>Jumanji. A game for those who seek to find... a way to leave their world behind.</text:p>
          </table:table-cell>
          <table:table-cell table:style-name="ce18" office:value-type="string">
            <text:p>Jumanji, un jeu pour tous ceux qui espèrent laisser derrière eux leur univers.</text:p>
          </table:table-cell>
          <table:table-cell table:number-columns-repeated="1020"/>
        </table:table-row>
        <table:table-row table:style-name="ro1">
          <table:table-cell/>
          <table:table-cell office:value-type="string">
            <text:p>Manet</text:p>
          </table:table-cell>
          <table:table-cell/>
          <table:table-cell table:style-name="ce18"/>
          <table:table-cell table:number-columns-repeated="1020"/>
        </table:table-row>
        <table:table-row table:style-name="ro5">
          <table:table-cell office:value-type="string">
            <text:p>spiaggia</text:p>
          </table:table-cell>
          <table:table-cell office:value-type="string">
            <text:p>Manet</text:p>
          </table:table-cell>
          <table:table-cell office:value-type="string">
            <text:p>Surely life in the wardrobe ain't easy, but it's better than living in the jungle.</text:p>
          </table:table-cell>
          <table:table-cell table:style-name="ce18" office:value-type="string">
            <text:p>La vie dans l'armoire n'est sûrement pas facile, mais c'est toujours mieux que de vivre dans la jungle.</text:p>
          </table:table-cell>
          <table:table-cell table:number-columns-repeated="1020"/>
        </table:table-row>
        <table:table-row table:style-name="ro1">
          <table:table-cell/>
          <table:table-cell office:value-type="string">
            <text:p>Manet</text:p>
          </table:table-cell>
          <table:table-cell/>
          <table:table-cell table:style-name="ce18"/>
          <table:table-cell table:number-columns-repeated="1020"/>
        </table:table-row>
        <table:table-row table:style-name="ro3">
          <table:table-cell office:value-type="string">
            <text:p>spiaggia</text:p>
          </table:table-cell>
          <table:table-cell office:value-type="string">
            <text:p>Manet</text:p>
          </table:table-cell>
          <table:table-cell office:value-type="string">
            <text:p>I'm almost tempted to leave the first roll of the dice to you.</text:p>
          </table:table-cell>
          <table:table-cell table:style-name="ce18" office:value-type="string">
            <text:p>Je suis presque tenté de te laisser lancer les dés en premier.</text:p>
          </table:table-cell>
          <table:table-cell table:number-columns-repeated="1020"/>
        </table:table-row>
        <table:table-row table:style-name="ro1">
          <table:table-cell/>
          <table:table-cell office:value-type="string">
            <text:p>Manet</text:p>
          </table:table-cell>
          <table:table-cell/>
          <table:table-cell table:style-name="ce18"/>
          <table:table-cell table:number-columns-repeated="1020"/>
        </table:table-row>
        <table:table-row table:style-name="ro3">
          <table:table-cell office:value-type="string">
            <text:p>spiaggia</text:p>
          </table:table-cell>
          <table:table-cell office:value-type="string">
            <text:p>Manet</text:p>
          </table:table-cell>
          <table:table-cell office:value-type="string">
            <text:p>It's still a 5 or 8 you're hoping for, isn't it, Robin?</text:p>
          </table:table-cell>
          <table:table-cell table:style-name="ce18" office:value-type="string">
            <text:p>Tu espères encore un 5 ou un 8, n'est-ce pas Robin ?</text:p>
          </table:table-cell>
          <table:table-cell table:number-columns-repeated="1020"/>
        </table:table-row>
        <table:table-row table:style-name="ro1">
          <table:table-cell/>
          <table:table-cell office:value-type="string">
            <text:p>Manet</text:p>
          </table:table-cell>
          <table:table-cell/>
          <table:table-cell table:style-name="ce18"/>
          <table:table-cell table:number-columns-repeated="1020"/>
        </table:table-row>
        <table:table-row table:style-name="ro3">
          <table:table-cell office:value-type="string">
            <text:p>spiaggia</text:p>
          </table:table-cell>
          <table:table-cell office:value-type="string">
            <text:p>Manet</text:p>
          </table:table-cell>
          <table:table-cell office:value-type="string">
            <text:p>That blood does not bode well at all.</text:p>
          </table:table-cell>
          <table:table-cell table:style-name="ce18" office:value-type="string">
            <text:p>Ce sang ne me dit rien qui vaille.</text:p>
          </table:table-cell>
          <table:table-cell table:number-columns-repeated="1020"/>
        </table:table-row>
        <table:table-row table:style-name="ro1">
          <table:table-cell/>
          <table:table-cell office:value-type="string">
            <text:p>Manet</text:p>
          </table:table-cell>
          <table:table-cell/>
          <table:table-cell table:style-name="ce18"/>
          <table:table-cell table:number-columns-repeated="1020"/>
        </table:table-row>
        <table:table-row table:style-name="ro3">
          <table:table-cell office:value-type="string">
            <text:p>spiaggia</text:p>
          </table:table-cell>
          <table:table-cell office:value-type="string">
            <text:p>Manet</text:p>
          </table:table-cell>
          <table:table-cell office:value-type="string">
            <text:p>A black man who gets a tan from moonlight?</text:p>
          </table:table-cell>
          <table:table-cell table:style-name="ce18" office:value-type="string">
            <text:p>Un homme de couleur qui fait bronzette au clair de lune ?</text:p>
          </table:table-cell>
          <table:table-cell table:number-columns-repeated="1020"/>
        </table:table-row>
        <table:table-row table:style-name="ro3">
          <table:table-cell office:value-type="string">
            <text:p>spiaggia</text:p>
          </table:table-cell>
          <table:table-cell office:value-type="string">
            <text:p>Manet</text:p>
          </table:table-cell>
          <table:table-cell office:value-type="string">
            <text:p>You're kidding, right?</text:p>
          </table:table-cell>
          <table:table-cell table:style-name="ce18" office:value-type="string">
            <text:p>C'est une blague, n'est-ce pas ?</text:p>
          </table:table-cell>
          <table:table-cell table:number-columns-repeated="1020"/>
        </table:table-row>
        <table:table-row table:style-name="ro1">
          <table:table-cell/>
          <table:table-cell office:value-type="string">
            <text:p>Manet</text:p>
          </table:table-cell>
          <table:table-cell/>
          <table:table-cell table:style-name="ce18"/>
          <table:table-cell table:number-columns-repeated="1020"/>
        </table:table-row>
        <table:table-row table:style-name="ro5">
          <table:table-cell office:value-type="string">
            <text:p>spiaggia</text:p>
          </table:table-cell>
          <table:table-cell/>
          <table:table-cell office:value-type="string">
            <text:p>Just because we are in an adventure game, that doesn't mean you get to bother whoever's around.</text:p>
          </table:table-cell>
          <table:table-cell table:style-name="ce18" office:value-type="string">
            <text:p>Ce n'est pas parce qu'on est dans un jeu d'aventure qu'on doit déranger tout le monde.</text:p>
          </table:table-cell>
          <table:table-cell table:number-columns-repeated="1020"/>
        </table:table-row>
        <table:table-row table:style-name="ro1">
          <table:table-cell/>
          <table:table-cell office:value-type="string">
            <text:p>ragazzo sconsolato</text:p>
          </table:table-cell>
          <table:table-cell/>
          <table:table-cell table:style-name="ce18"/>
          <table:table-cell table:number-columns-repeated="1020"/>
        </table:table-row>
        <table:table-row table:style-name="ro3">
          <table:table-cell office:value-type="string">
            <text:p>spiaggia</text:p>
          </table:table-cell>
          <table:table-cell/>
          <table:table-cell office:value-type="string">
            <text:p>Unfortunately I wasn't that good in art history.</text:p>
          </table:table-cell>
          <table:table-cell table:style-name="ce18" office:value-type="string">
            <text:p>Malheureusement, je n'étais pas très bon en histoire de l'art.</text:p>
          </table:table-cell>
          <table:table-cell table:number-columns-repeated="1020"/>
        </table:table-row>
        <table:table-row table:style-name="ro3">
          <table:table-cell office:value-type="string">
            <text:p>spiaggia</text:p>
          </table:table-cell>
          <table:table-cell office:value-type="string">
            <text:p>ragazzo sconsolato</text:p>
          </table:table-cell>
          <table:table-cell office:value-type="string">
            <text:p>He's painting two ships on the open sea, maybe during a battle.</text:p>
          </table:table-cell>
          <table:table-cell table:style-name="ce18" office:value-type="string">
            <text:p>Il peint deux navires en pleine mer, peut-être une bataille.</text:p>
          </table:table-cell>
          <table:table-cell table:number-columns-repeated="1020"/>
        </table:table-row>
        <table:table-row table:style-name="ro1">
          <table:table-cell/>
          <table:table-cell office:value-type="string">
            <text:p>ragazzo sconsolato</text:p>
          </table:table-cell>
          <table:table-cell/>
          <table:table-cell table:style-name="ce18"/>
          <table:table-cell table:number-columns-repeated="1020"/>
        </table:table-row>
        <table:table-row table:style-name="ro3">
          <table:table-cell office:value-type="string">
            <text:p>spiaggia</text:p>
          </table:table-cell>
          <table:table-cell office:value-type="string">
            <text:p>ragazzo sconsolato</text:p>
          </table:table-cell>
          <table:table-cell office:value-type="string">
            <text:p>How's the progress on your painting, Monsieur Manet?</text:p>
          </table:table-cell>
          <table:table-cell table:style-name="ce18" office:value-type="string">
            <text:p>Votre peinture avance, monsieur Manet ?</text:p>
          </table:table-cell>
          <table:table-cell table:number-columns-repeated="1020"/>
        </table:table-row>
        <table:table-row table:style-name="ro3">
          <table:table-cell office:value-type="string">
            <text:p>spiaggia</text:p>
          </table:table-cell>
          <table:table-cell office:value-type="string">
            <text:p>ragazzo sconsolato</text:p>
          </table:table-cell>
          <table:table-cell office:value-type="string">
            <text:p>*totally ruined.*</text:p>
          </table:table-cell>
          <table:table-cell table:style-name="ce18" office:value-type="string">
            <text:p>* Totalement ruinée. *</text:p>
          </table:table-cell>
          <table:table-cell table:number-columns-repeated="1020"/>
        </table:table-row>
        <table:table-row table:style-name="ro3">
          <table:table-cell office:value-type="string">
            <text:p>spiaggia</text:p>
          </table:table-cell>
          <table:table-cell/>
          <table:table-cell office:value-type="string">
            <text:p>Sorry, what?</text:p>
          </table:table-cell>
          <table:table-cell table:style-name="ce18" office:value-type="string">
            <text:p>Pardon quoi ?</text:p>
          </table:table-cell>
          <table:table-cell table:number-columns-repeated="1020"/>
        </table:table-row>
        <table:table-row table:style-name="ro3">
          <table:table-cell office:value-type="string">
            <text:p>spiaggia</text:p>
          </table:table-cell>
          <table:table-cell office:value-type="string">
            <text:p>script_iniziale</text:p>
          </table:table-cell>
          <table:table-cell office:value-type="string">
            <text:p>Nothing... nothing.</text:p>
          </table:table-cell>
          <table:table-cell table:style-name="ce18" office:value-type="string">
            <text:p>Rien rien.</text:p>
          </table:table-cell>
          <table:table-cell table:number-columns-repeated="1020"/>
        </table:table-row>
        <table:table-row table:style-name="ro3">
          <table:table-cell office:value-type="string">
            <text:p>spiaggia</text:p>
          </table:table-cell>
          <table:table-cell/>
          <table:table-cell office:value-type="string">
            <text:p>Good God! Who goes there, prithee?!?</text:p>
          </table:table-cell>
          <table:table-cell table:style-name="ce18" office:value-type="string">
            <text:p>Oh mon dieu ! Qui va là de grâce ?!?</text:p>
          </table:table-cell>
          <table:table-cell table:number-columns-repeated="1020"/>
        </table:table-row>
        <table:table-row table:style-name="ro3">
          <table:table-cell office:value-type="string">
            <text:p>spiaggia</text:p>
          </table:table-cell>
          <table:table-cell office:value-type="string">
            <text:p>Johnny Express</text:p>
          </table:table-cell>
          <table:table-cell office:value-type="string">
            <text:p>My name is Manny... Manny Calavera.</text:p>
          </table:table-cell>
          <table:table-cell table:style-name="ce18" office:value-type="string">
            <text:p>Mon nom est Manny... Manny Calavera.</text:p>
          </table:table-cell>
          <table:table-cell table:number-columns-repeated="1020"/>
        </table:table-row>
        <table:table-row table:style-name="ro3">
          <table:table-cell office:value-type="string">
            <text:p>spiaggia</text:p>
          </table:table-cell>
          <table:table-cell office:value-type="string">
            <text:p>Johnny Express</text:p>
          </table:table-cell>
          <table:table-cell office:value-type="string">
            <text:p>Yeah, I mean... I am the Grim Reaper.</text:p>
          </table:table-cell>
          <table:table-cell table:style-name="ce18" office:value-type="string">
            <text:p>Enfin, je veux dire... Je suis la Grande Faucheuse.</text:p>
          </table:table-cell>
          <table:table-cell table:number-columns-repeated="1020"/>
        </table:table-row>
        <table:table-row table:style-name="ro3">
          <table:table-cell office:value-type="string">
            <text:p>spiaggia</text:p>
          </table:table-cell>
          <table:table-cell/>
          <table:table-cell office:value-type="string">
            <text:p>I didn't want to scare you, Mr. Manet.</text:p>
          </table:table-cell>
          <table:table-cell table:style-name="ce18" office:value-type="string">
            <text:p>Je ne voulais pas vous effrayer, monsieur Manet.</text:p>
          </table:table-cell>
          <table:table-cell table:number-columns-repeated="1020"/>
        </table:table-row>
        <table:table-row table:style-name="ro3">
          <table:table-cell office:value-type="string">
            <text:p>spiaggia</text:p>
          </table:table-cell>
          <table:table-cell office:value-type="string">
            <text:p>Johnny Express</text:p>
          </table:table-cell>
          <table:table-cell office:value-type="string">
            <text:p>Your reputation precedes you, you know...</text:p>
          </table:table-cell>
          <table:table-cell table:style-name="ce18" office:value-type="string">
            <text:p>Votre réputation vous a précédé, vous savez...</text:p>
          </table:table-cell>
          <table:table-cell table:number-columns-repeated="1020"/>
        </table:table-row>
        <table:table-row table:style-name="ro3">
          <table:table-cell office:value-type="string">
            <text:p>spiaggia</text:p>
          </table:table-cell>
          <table:table-cell office:value-type="string">
            <text:p>Johnny Express</text:p>
          </table:table-cell>
          <table:table-cell office:value-type="string">
            <text:p>Well, You flatter me...</text:p>
          </table:table-cell>
          <table:table-cell table:style-name="ce18" office:value-type="string">
            <text:p>Eh bien, vous me flattez...</text:p>
          </table:table-cell>
          <table:table-cell table:number-columns-repeated="1020"/>
        </table:table-row>
        <table:table-row table:style-name="ro3">
          <table:table-cell office:value-type="string">
            <text:p>spiaggia</text:p>
          </table:table-cell>
          <table:table-cell/>
          <table:table-cell office:value-type="string">
            <text:p>But now enough with the pleasantries! That's not why I'm here.</text:p>
          </table:table-cell>
          <table:table-cell table:style-name="ce18" office:value-type="string">
            <text:p>Mais maintenant assez plaisanté ! Ce n'est pas pour ça que je suis ici.</text:p>
          </table:table-cell>
          <table:table-cell table:number-columns-repeated="1020"/>
        </table:table-row>
        <table:table-row table:style-name="ro3">
          <table:table-cell office:value-type="string">
            <text:p>spiaggia</text:p>
          </table:table-cell>
          <table:table-cell office:value-type="string">
            <text:p>ritratto</text:p>
          </table:table-cell>
          <table:table-cell office:value-type="string">
            <text:p>I guess my time has come.</text:p>
          </table:table-cell>
          <table:table-cell table:style-name="ce18" office:value-type="string">
            <text:p>Je suppose que mon heure est venue.</text:p>
          </table:table-cell>
          <table:table-cell table:number-columns-repeated="1020"/>
        </table:table-row>
        <table:table-row table:style-name="ro3">
          <table:table-cell office:value-type="string">
            <text:p>spiaggia</text:p>
          </table:table-cell>
          <table:table-cell/>
          <table:table-cell office:value-type="string">
            <text:p>Correct, but not entirely accurate. I could give you a second chance.</text:p>
          </table:table-cell>
          <table:table-cell table:style-name="ce18" office:value-type="string">
            <text:p>Correct, mais pas tout à fait. Je pourrais vous donner une seconde chance.</text:p>
          </table:table-cell>
          <table:table-cell table:number-columns-repeated="1020"/>
        </table:table-row>
        <table:table-row table:style-name="ro3">
          <table:table-cell office:value-type="string">
            <text:p>spiaggia</text:p>
          </table:table-cell>
          <table:table-cell office:value-type="string">
            <text:p>ritratto</text:p>
          </table:table-cell>
          <table:table-cell office:value-type="string">
            <text:p>Anything, but spare my life, I beg you!</text:p>
          </table:table-cell>
          <table:table-cell table:style-name="ce18" office:value-type="string">
            <text:p>Tout ce que vous voulez, mais épargnez ma vie, je vous en prie !</text:p>
          </table:table-cell>
          <table:table-cell table:number-columns-repeated="1020"/>
        </table:table-row>
        <table:table-row table:style-name="ro3">
          <table:table-cell office:value-type="string">
            <text:p>spiaggia</text:p>
          </table:table-cell>
          <table:table-cell/>
          <table:table-cell office:value-type="string">
            <text:p>Add me to your painting, then. In the sea, possibly large and highly visible.</text:p>
          </table:table-cell>
          <table:table-cell table:style-name="ce18" office:value-type="string">
            <text:p>Ajoutez-moi à votre tableau dans ce cas. Dans la mer, en grand et très visible.</text:p>
          </table:table-cell>
          <table:table-cell table:number-columns-repeated="1020"/>
        </table:table-row>
        <table:table-row table:style-name="ro5">
          <table:table-cell office:value-type="string">
            <text:p>spiaggia</text:p>
          </table:table-cell>
          <table:table-cell office:value-type="string">
            <text:p>ritratto</text:p>
          </table:table-cell>
          <table:table-cell office:value-type="string">
            <text:p>But that's a preposterous demand! It would be completely disproportionate, not to mention that it would absolutely ruin the scene's pathos.</text:p>
          </table:table-cell>
          <table:table-cell table:style-name="ce18" office:value-type="string">
            <text:p>Mais c'est une demande absurde ! Ce serait complètement disproportionné, sans parler du fait que ça ruinerait absolument tout le pathos de la scène.</text:p>
          </table:table-cell>
          <table:table-cell table:number-columns-repeated="1020"/>
        </table:table-row>
        <table:table-row table:style-name="ro3">
          <table:table-cell office:value-type="string">
            <text:p>spiaggia</text:p>
          </table:table-cell>
          <table:table-cell/>
          <table:table-cell office:value-type="string">
            <text:p>Do I take that as a no, then?</text:p>
          </table:table-cell>
          <table:table-cell table:style-name="ce18" office:value-type="string">
            <text:p>Je dois prendre ça pour un non, alors ?</text:p>
          </table:table-cell>
          <table:table-cell table:number-columns-repeated="1020"/>
        </table:table-row>
        <table:table-row table:style-name="ro3">
          <table:table-cell office:value-type="string">
            <text:p>spiaggia</text:p>
          </table:table-cell>
          <table:table-cell office:value-type="string">
            <text:p>ritratto</text:p>
          </table:table-cell>
          <table:table-cell office:value-type="string">
            <text:p>Forgive me, Grim Reaper. You'll have your wish.</text:p>
          </table:table-cell>
          <table:table-cell table:style-name="ce18" office:value-type="string">
            <text:p>Pardonnez-moi, Grande Faucheuse. Votre vœu sera exaucé.</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spiaggia</text:p>
          </table:table-cell>
          <table:table-cell office:value-type="string">
            <text:p>cassaforte</text:p>
          </table:table-cell>
          <table:table-cell office:value-type="string">
            <text:p>It doesn't look like he's doing very well.</text:p>
          </table:table-cell>
          <table:table-cell table:style-name="ce18" office:value-type="string">
            <text:p>Il ne semble pas aller très bien.</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spiaggia</text:p>
          </table:table-cell>
          <table:table-cell office:value-type="string">
            <text:p>cassaforte</text:p>
          </table:table-cell>
          <table:table-cell office:value-type="string">
            <text:p>Why the sad face?</text:p>
          </table:table-cell>
          <table:table-cell table:style-name="ce18" office:value-type="string">
            <text:p>Pourquoi êtes-vous si triste ?</text:p>
          </table:table-cell>
          <table:table-cell table:number-columns-repeated="1020"/>
        </table:table-row>
        <table:table-row table:style-name="ro3">
          <table:table-cell office:value-type="string">
            <text:p>spiaggia</text:p>
          </table:table-cell>
          <table:table-cell office:value-type="string">
            <text:p>cassaforte</text:p>
          </table:table-cell>
          <table:table-cell office:value-type="string">
            <text:p>Everyone my own age has bouncy and long hair.</text:p>
          </table:table-cell>
          <table:table-cell table:style-name="ce18" office:value-type="string">
            <text:p>Tous les gens de mon âge ont de longs cheveux rebondissants.</text:p>
          </table:table-cell>
          <table:table-cell table:number-columns-repeated="1020"/>
        </table:table-row>
        <table:table-row table:style-name="ro3">
          <table:table-cell office:value-type="string">
            <text:p>spiaggia</text:p>
          </table:table-cell>
          <table:table-cell/>
          <table:table-cell office:value-type="string">
            <text:p>What about me? I practically lost mine.</text:p>
          </table:table-cell>
          <table:table-cell table:style-name="ce18" office:value-type="string">
            <text:p>Et moi ? J'ai pratiquement perdu tous mes cheveux.</text:p>
          </table:table-cell>
          <table:table-cell table:number-columns-repeated="1020"/>
        </table:table-row>
        <table:table-row table:style-name="ro5">
          <table:table-cell office:value-type="string">
            <text:p>spiaggia</text:p>
          </table:table-cell>
          <table:table-cell office:value-type="string">
            <text:p>cassaforte</text:p>
          </table:table-cell>
          <table:table-cell office:value-type="string">
            <text:p>Losing your hair in the '80s is just about the worst thing that could happen.</text:p>
          </table:table-cell>
          <table:table-cell table:style-name="ce18" office:value-type="string">
            <text:p>Perdre ses cheveux dans les années 80, c'est à peu près la pire chose qui pourrait vous arriver.</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studio</text:p>
          </table:table-cell>
          <table:table-cell office:value-type="string">
            <text:p>cassaforte</text:p>
          </table:table-cell>
          <table:table-cell office:value-type="string">
            <text:p>Maybe I overdid it with the gunpowder...</text:p>
          </table:table-cell>
          <table:table-cell table:style-name="ce18" office:value-type="string">
            <text:p>J'ai peut-être un peu exagéré avec la poudre...</text:p>
          </table:table-cell>
          <table:table-cell table:number-columns-repeated="1020"/>
        </table:table-row>
        <table:table-row table:style-name="ro1">
          <table:table-cell/>
          <table:table-cell office:value-type="string">
            <text:p>cassaforte</text:p>
          </table:table-cell>
          <table:table-cell/>
          <table:table-cell table:style-name="ce18"/>
          <table:table-cell table:number-columns-repeated="1020"/>
        </table:table-row>
        <table:table-row table:style-name="ro3">
          <table:table-cell office:value-type="string">
            <text:p>studio</text:p>
          </table:table-cell>
          <table:table-cell office:value-type="string">
            <text:p>cassaforte</text:p>
          </table:table-cell>
          <table:table-cell office:value-type="string">
            <text:p>The best interplanetary delivery man.</text:p>
          </table:table-cell>
          <table:table-cell table:style-name="ce18" office:value-type="string">
            <text:p>Le meilleur livreur interplanétaire.</text:p>
          </table:table-cell>
          <table:table-cell table:number-columns-repeated="1020"/>
        </table:table-row>
        <table:table-row table:style-name="ro3">
          <table:table-cell office:value-type="string">
            <text:p>studio</text:p>
          </table:table-cell>
          <table:table-cell office:value-type="string">
            <text:p>cassaforte</text:p>
          </table:table-cell>
          <table:table-cell office:value-type="string">
            <text:p>He even seems less sleepy than usual.</text:p>
          </table:table-cell>
          <table:table-cell table:style-name="ce18" office:value-type="string">
            <text:p>Il semble même moins endormi que d'habitude.</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studio</text:p>
          </table:table-cell>
          <table:table-cell office:value-type="string">
            <text:p>bomba/attiva il timer</text:p>
          </table:table-cell>
          <table:table-cell office:value-type="string">
            <text:p>A life in space spent slacking off as much as possible.</text:p>
          </table:table-cell>
          <table:table-cell table:style-name="ce18" office:value-type="string">
            <text:p>Une vie entière dans l'espace à négliger son travail.</text:p>
          </table:table-cell>
          <table:table-cell table:number-columns-repeated="1020"/>
        </table:table-row>
        <table:table-row table:style-name="ro3">
          <table:table-cell office:value-type="string">
            <text:p>studio</text:p>
          </table:table-cell>
          <table:table-cell office:value-type="string">
            <text:p>bomba/attiva il timer</text:p>
          </table:table-cell>
          <table:table-cell office:value-type="string">
            <text:p>He must have been acknowledged as a contemporary hero.</text:p>
          </table:table-cell>
          <table:table-cell table:style-name="ce18" office:value-type="string">
            <text:p>Il devrait être reconnu comme héros contemporain.</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5">
          <table:table-cell office:value-type="string">
            <text:p>studio</text:p>
          </table:table-cell>
          <table:table-cell office:value-type="string">
            <text:p>banconote</text:p>
          </table:table-cell>
          <table:table-cell office:value-type="string">
            <text:p>I'm definitely not a military forces expert. My knowledge stops at Gunnery Sergeant Hartman.</text:p>
          </table:table-cell>
          <table:table-cell table:style-name="ce18" office:value-type="string">
            <text:p>Je ne suis définitivement pas un expert militaire. Mes connaissances s'arrêtent au Sergent instructeur Hartman.</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studio</text:p>
          </table:table-cell>
          <table:table-cell office:value-type="string">
            <text:p>banconote</text:p>
          </table:table-cell>
          <table:table-cell office:value-type="string">
            <text:p>You've seen too many Lupin III episodes.</text:p>
          </table:table-cell>
          <table:table-cell table:style-name="ce18" office:value-type="string">
            <text:p>Vous avez vu trop d'épisodes de Lupin III.</text:p>
          </table:table-cell>
          <table:table-cell table:number-columns-repeated="1020"/>
        </table:table-row>
        <table:table-row table:style-name="ro1">
          <table:table-cell/>
          <table:table-cell office:value-type="string">
            <text:p>banconote</text:p>
          </table:table-cell>
          <table:table-cell/>
          <table:table-cell table:style-name="ce18"/>
          <table:table-cell table:number-columns-repeated="1020"/>
        </table:table-row>
        <table:table-row table:style-name="ro3">
          <table:table-cell office:value-type="string">
            <text:p>studio</text:p>
          </table:table-cell>
          <table:table-cell/>
          <table:table-cell office:value-type="string">
            <text:p>Ok, that is DEFINITELY not a good idea.</text:p>
          </table:table-cell>
          <table:table-cell table:style-name="ce18" office:value-type="string">
            <text:p>Ok, ce n'est certainement pas une bonne idée.</text:p>
          </table:table-cell>
          <table:table-cell table:number-columns-repeated="1020"/>
        </table:table-row>
        <table:table-row table:style-name="ro1">
          <table:table-cell/>
          <table:table-cell office:value-type="string">
            <text:p>banconote</text:p>
          </table:table-cell>
          <table:table-cell/>
          <table:table-cell table:style-name="ce18"/>
          <table:table-cell table:number-columns-repeated="1020"/>
        </table:table-row>
        <table:table-row table:style-name="ro5">
          <table:table-cell office:value-type="string">
            <text:p>studio</text:p>
          </table:table-cell>
          <table:table-cell/>
          <table:table-cell office:value-type="string">
            <text:p>So you can give your heart to Jesus, but your ass belongs to the Corps!</text:p>
          </table:table-cell>
          <table:table-cell table:style-name="ce18" office:value-type="string">
            <text:p>Alors vous pouvez donner votre cœur à Jésus, mais votre cul, lui, appartient à votre unité !</text:p>
          </table:table-cell>
          <table:table-cell table:number-columns-repeated="1020"/>
        </table:table-row>
        <table:table-row table:style-name="ro1">
          <table:table-cell/>
          <table:table-cell office:value-type="string">
            <text:p>pianta carnivora</text:p>
          </table:table-cell>
          <table:table-cell/>
          <table:table-cell table:style-name="ce18"/>
          <table:table-cell table:number-columns-repeated="1020"/>
        </table:table-row>
        <table:table-row table:style-name="ro3">
          <table:table-cell office:value-type="string">
            <text:p>studio</text:p>
          </table:table-cell>
          <table:table-cell office:value-type="string">
            <text:p>pianta carnivora</text:p>
          </table:table-cell>
          <table:table-cell office:value-type="string">
            <text:p>So you were a carnivorous plant guard...</text:p>
          </table:table-cell>
          <table:table-cell table:style-name="ce18" office:value-type="string">
            <text:p>Alors tu es une plante carnivore garde-du-coffre...</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5">
          <table:table-cell office:value-type="string">
            <text:p>studio</text:p>
          </table:table-cell>
          <table:table-cell office:value-type="string">
            <text:p>pianta carnivora</text:p>
          </table:table-cell>
          <table:table-cell office:value-type="string">
            <text:p>Why open it when you could simply eradicate it barehanded from its concrete block? </text:p>
          </table:table-cell>
          <table:table-cell table:style-name="ce18" office:value-type="string">
            <text:p>Pourquoi l'ouvrir alors qu'on pourrait simplement le détruire en l'arrachant de son bloc de béton ?</text:p>
          </table:table-cell>
          <table:table-cell table:number-columns-repeated="1020"/>
        </table:table-row>
        <table:table-row table:style-name="ro3">
          <table:table-cell office:value-type="string">
            <text:p>studio</text:p>
          </table:table-cell>
          <table:table-cell office:value-type="string">
            <text:p>pianta carnivora</text:p>
          </table:table-cell>
          <table:table-cell office:value-type="string">
            <text:p>Thanks a lot for enlightening me.</text:p>
          </table:table-cell>
          <table:table-cell table:style-name="ce18" office:value-type="string">
            <text:p>Merci beaucoup de m'éclairer.</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studio</text:p>
          </table:table-cell>
          <table:table-cell office:value-type="string">
            <text:p>scheletro</text:p>
          </table:table-cell>
          <table:table-cell office:value-type="string">
            <text:p>I have no idea what the combination could be.</text:p>
          </table:table-cell>
          <table:table-cell table:style-name="ce18" office:value-type="string">
            <text:p>Je n'ai aucune idée de la combinaison.</text:p>
          </table:table-cell>
          <table:table-cell table:number-columns-repeated="1020"/>
        </table:table-row>
        <table:table-row table:style-name="ro1">
          <table:table-cell/>
          <table:table-cell office:value-type="string">
            <text:p>scheletro</text:p>
          </table:table-cell>
          <table:table-cell/>
          <table:table-cell table:style-name="ce18"/>
          <table:table-cell table:number-columns-repeated="1020"/>
        </table:table-row>
        <table:table-row table:style-name="ro3">
          <table:table-cell office:value-type="string">
            <text:p>studio</text:p>
          </table:table-cell>
          <table:table-cell/>
          <table:table-cell office:value-type="string">
            <text:p>Open sesame!</text:p>
          </table:table-cell>
          <table:table-cell table:style-name="ce18" office:value-type="string">
            <text:p>Sésame ouvre-toi !</text:p>
          </table:table-cell>
          <table:table-cell table:number-columns-repeated="1020"/>
        </table:table-row>
        <table:table-row table:style-name="ro3">
          <table:table-cell office:value-type="string">
            <text:p>studio</text:p>
          </table:table-cell>
          <table:table-cell office:value-type="string">
            <text:p>scheletro</text:p>
          </table:table-cell>
          <table:table-cell office:value-type="string">
            <text:p>Hocus pocus!</text:p>
          </table:table-cell>
          <table:table-cell table:style-name="ce18" office:value-type="string">
            <text:p>Hocus Pocus !</text:p>
          </table:table-cell>
          <table:table-cell table:number-columns-repeated="1020"/>
        </table:table-row>
        <table:table-row table:style-name="ro3">
          <table:table-cell office:value-type="string">
            <text:p>studio</text:p>
          </table:table-cell>
          <table:table-cell office:value-type="string">
            <text:p>scheletro</text:p>
          </table:table-cell>
          <table:table-cell office:value-type="string">
            <text:p>Alohomora!</text:p>
          </table:table-cell>
          <table:table-cell table:style-name="ce18" office:value-type="string">
            <text:p>Alohomora !</text:p>
          </table:table-cell>
          <table:table-cell table:number-columns-repeated="1020"/>
        </table:table-row>
        <table:table-row table:style-name="ro3">
          <table:table-cell office:value-type="string">
            <text:p>studio</text:p>
          </table:table-cell>
          <table:table-cell office:value-type="string">
            <text:p>scheletro</text:p>
          </table:table-cell>
          <table:table-cell office:value-type="string">
            <text:p>No, eh?</text:p>
          </table:table-cell>
          <table:table-cell table:style-name="ce18" office:value-type="string">
            <text:p>Non, hein ?</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5">
          <table:table-cell office:value-type="string">
            <text:p>studio</text:p>
          </table:table-cell>
          <table:table-cell office:value-type="string">
            <text:p>urinatoio</text:p>
          </table:table-cell>
          <table:table-cell office:value-type="string">
            <text:p>You didn't think for a moment that someone might hear the bang of the explosion and call the police?</text:p>
          </table:table-cell>
          <table:table-cell table:style-name="ce18" office:value-type="string">
            <text:p>Tu ne crois pas que quelqu'un pourrait entendre le bruit de l'explosion et appeler la police?</text:p>
          </table:table-cell>
          <table:table-cell table:number-columns-repeated="1020"/>
        </table:table-row>
        <table:table-row table:style-name="ro3">
          <table:table-cell office:value-type="string">
            <text:p>studio</text:p>
          </table:table-cell>
          <table:table-cell office:value-type="string">
            <text:p>urinatoio</text:p>
          </table:table-cell>
          <table:table-cell office:value-type="string">
            <text:p>30 seconds should be enough.</text:p>
          </table:table-cell>
          <table:table-cell table:style-name="ce18" office:value-type="string">
            <text:p>30 secondes devraient suffire.</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studio</text:p>
          </table:table-cell>
          <table:table-cell office:value-type="string">
            <text:p>urinatoio</text:p>
          </table:table-cell>
          <table:table-cell office:value-type="string">
            <text:p>Quite a wad of cash.</text:p>
          </table:table-cell>
          <table:table-cell table:style-name="ce18" office:value-type="string">
            <text:p>Un peu d'argent comptant.</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studio</text:p>
          </table:table-cell>
          <table:table-cell office:value-type="string">
            <text:p>script_iniziale</text:p>
          </table:table-cell>
          <table:table-cell office:value-type="string">
            <text:p>If I wanted to, I could buy a flat downtown.</text:p>
          </table:table-cell>
          <table:table-cell table:style-name="ce18" office:value-type="string">
            <text:p>Si je voulais, je pourrais m'acheter un appartement dans le centre-ville.</text:p>
          </table:table-cell>
          <table:table-cell table:number-columns-repeated="1020"/>
        </table:table-row>
        <table:table-row table:style-name="ro3">
          <table:table-cell office:value-type="string">
            <text:p>studio</text:p>
          </table:table-cell>
          <table:table-cell/>
          <table:table-cell office:value-type="string">
            <text:p>The property investment is always the safest one.</text:p>
          </table:table-cell>
          <table:table-cell table:style-name="ce18" office:value-type="string">
            <text:p>L'immobilier, rien de plus sûr.</text:p>
          </table:table-cell>
          <table:table-cell table:number-columns-repeated="1020"/>
        </table:table-row>
        <table:table-row table:style-name="ro1">
          <table:table-cell/>
          <table:table-cell office:value-type="string">
            <text:p>televisore/spegni</text:p>
          </table:table-cell>
          <table:table-cell/>
          <table:table-cell table:style-name="ce18"/>
          <table:table-cell table:number-columns-repeated="1020"/>
        </table:table-row>
        <table:table-row table:style-name="ro3">
          <table:table-cell office:value-type="string">
            <text:p>studio</text:p>
          </table:table-cell>
          <table:table-cell/>
          <table:table-cell office:value-type="string">
            <text:p>Did you confuse me with Donald Trump?</text:p>
          </table:table-cell>
          <table:table-cell table:style-name="ce18" office:value-type="string">
            <text:p>Tu m'as pris pour Donald Trump ?</text:p>
          </table:table-cell>
          <table:table-cell table:number-columns-repeated="1020"/>
        </table:table-row>
        <table:table-row table:style-name="ro1">
          <table:table-cell/>
          <table:table-cell office:value-type="string">
            <text:p>script_iniziale</text:p>
          </table:table-cell>
          <table:table-cell/>
          <table:table-cell table:style-name="ce18"/>
          <table:table-cell table:number-columns-repeated="1020"/>
        </table:table-row>
        <table:table-row table:style-name="ro3">
          <table:table-cell office:value-type="string">
            <text:p>studio</text:p>
          </table:table-cell>
          <table:table-cell office:value-type="string">
            <text:p>script_iniziale</text:p>
          </table:table-cell>
          <table:table-cell office:value-type="string">
            <text:p>What nice sharp fangs!</text:p>
          </table:table-cell>
          <table:table-cell table:style-name="ce18" office:value-type="string">
            <text:p>Quels beaux crocs tranchants !</text:p>
          </table:table-cell>
          <table:table-cell table:number-columns-repeated="1020"/>
        </table:table-row>
        <table:table-row table:style-name="ro3">
          <table:table-cell office:value-type="string">
            <text:p>studio</text:p>
          </table:table-cell>
          <table:table-cell office:value-type="string">
            <text:p>script_iniziale</text:p>
          </table:table-cell>
          <table:table-cell office:value-type="string">
            <text:p>Suddenly it doesn't inspire all that much fear in me anymore.</text:p>
          </table:table-cell>
          <table:table-cell table:style-name="ce18" office:value-type="string">
            <text:p>Soudainement, elle n'inspire plus autant de peur en moi.</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studio</text:p>
          </table:table-cell>
          <table:table-cell office:value-type="string">
            <text:p>distributore di benzina</text:p>
          </table:table-cell>
          <table:table-cell office:value-type="string">
            <text:p>Would you be so kind not to eat me?</text:p>
          </table:table-cell>
          <table:table-cell table:style-name="ce18" office:value-type="string">
            <text:p>Seriez-vous suffisamment aimable pour ne pas me manger ?</text:p>
          </table:table-cell>
          <table:table-cell table:number-columns-repeated="1020"/>
        </table:table-row>
        <table:table-row table:style-name="ro3">
          <table:table-cell office:value-type="string">
            <text:p>studio</text:p>
          </table:table-cell>
          <table:table-cell/>
          <table:table-cell office:value-type="string">
            <text:p>It's the survival of the fittest, big girl.</text:p>
          </table:table-cell>
          <table:table-cell table:style-name="ce18" office:value-type="string">
            <text:p>C'est la loi du plus fort, ma grande.</text:p>
          </table:table-cell>
          <table:table-cell table:number-columns-repeated="1020"/>
        </table:table-row>
        <table:table-row table:style-name="ro1">
          <table:table-cell/>
          <table:table-cell office:value-type="string">
            <text:p>distributore di benzina</text:p>
          </table:table-cell>
          <table:table-cell/>
          <table:table-cell table:style-name="ce18"/>
          <table:table-cell table:number-columns-repeated="1020"/>
        </table:table-row>
        <table:table-row table:style-name="ro3">
          <table:table-cell office:value-type="string">
            <text:p>studio</text:p>
          </table:table-cell>
          <table:table-cell/>
          <table:table-cell office:value-type="string">
            <text:p>He was waiting for the Half-Life 3 release.</text:p>
          </table:table-cell>
          <table:table-cell table:style-name="ce18" office:value-type="string">
            <text:p>Il devait attendre la sortie de Half-Life 3.</text:p>
          </table:table-cell>
          <table:table-cell table:number-columns-repeated="1020"/>
        </table:table-row>
        <table:table-row table:style-name="ro4">
          <table:table-cell office:value-type="string">
            <text:p>studio</text:p>
          </table:table-cell>
          <table:table-cell office:value-type="string">
            <text:p>distributore di benzina</text:p>
          </table:table-cell>
          <table:table-cell office:value-type="string">
            <text:p>'Right in the feels'.</text:p>
          </table:table-cell>
          <table:table-cell table:style-name="ce12" office:value-type="string">
            <text:p>'Right in the feels'.</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studio</text:p>
          </table:table-cell>
          <table:table-cell office:value-type="string">
            <text:p>crash test dummy</text:p>
          </table:table-cell>
          <table:table-cell office:value-type="string">
            <text:p>Listen friend, in this videogame there isn't room for two skeletons.</text:p>
          </table:table-cell>
          <table:table-cell table:style-name="ce18" office:value-type="string">
            <text:p>Ecoute l'ami, dans ce jeu vidéo il n'y a pas de place pour deux squelettes.</text:p>
          </table:table-cell>
          <table:table-cell table:number-columns-repeated="1020"/>
        </table:table-row>
        <table:table-row table:style-name="ro3">
          <table:table-cell office:value-type="string">
            <text:p>studio</text:p>
          </table:table-cell>
          <table:table-cell/>
          <table:table-cell office:value-type="string">
            <text:p>Don't say a word or I'll make you regret being dead, ok?</text:p>
          </table:table-cell>
          <table:table-cell table:style-name="ce18" office:value-type="string">
            <text:p>Ne dis pas un mot ou je vais te faire regretter d'être mort, ok ?</text:p>
          </table:table-cell>
          <table:table-cell table:number-columns-repeated="1020"/>
        </table:table-row>
        <table:table-row table:style-name="ro3">
          <table:table-cell office:value-type="string">
            <text:p>studio</text:p>
          </table:table-cell>
          <table:table-cell office:value-type="string">
            <text:p>crash test dummy</text:p>
          </table:table-cell>
          <table:table-cell office:value-type="string">
            <text:p>Good boy.</text:p>
          </table:table-cell>
          <table:table-cell table:style-name="ce18" office:value-type="string">
            <text:p>Gentil garçon.</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studio</text:p>
          </table:table-cell>
          <table:table-cell office:value-type="string">
            <text:p>detonatore/aziona</text:p>
          </table:table-cell>
          <table:table-cell office:value-type="string">
            <text:p>Guitar solos with pee strums.</text:p>
          </table:table-cell>
          <table:table-cell table:style-name="ce18" office:value-type="string">
            <text:p>Solo de guitare à coup de pipi.</text:p>
          </table:table-cell>
          <table:table-cell table:number-columns-repeated="1020"/>
        </table:table-row>
        <table:table-row table:style-name="ro3">
          <table:table-cell office:value-type="string">
            <text:p>studio</text:p>
          </table:table-cell>
          <table:table-cell/>
          <table:table-cell office:value-type="string">
            <text:p>The perfect way to release the indestructible inner boy.</text:p>
          </table:table-cell>
          <table:table-cell table:style-name="ce18" office:value-type="string">
            <text:p>Le meilleur moyen de soulager son moi intérieur.</text:p>
          </table:table-cell>
          <table:table-cell table:number-columns-repeated="1020"/>
        </table:table-row>
        <table:table-row table:style-name="ro1">
          <table:table-cell/>
          <table:table-cell office:value-type="string">
            <text:p>volantino/leggi</text:p>
          </table:table-cell>
          <table:table-cell/>
          <table:table-cell table:style-name="ce18"/>
          <table:table-cell table:number-columns-repeated="1020"/>
        </table:table-row>
        <table:table-row table:style-name="ro3">
          <table:table-cell office:value-type="string">
            <text:p>studio</text:p>
          </table:table-cell>
          <table:table-cell office:value-type="string">
            <text:p>volantino/leggi</text:p>
          </table:table-cell>
          <table:table-cell office:value-type="string">
            <text:p>These are the moments I resent not having a bladder anymore.</text:p>
          </table:table-cell>
          <table:table-cell table:style-name="ce18" office:value-type="string">
            <text:p>C'est dans ces moments-là que je me rappelle que je n'ai plus de vessie.</text:p>
          </table:table-cell>
          <table:table-cell table:number-columns-repeated="1020"/>
        </table:table-row>
        <table:table-row table:style-name="ro1">
          <table:table-cell/>
          <table:table-cell office:value-type="string">
            <text:p>volantino/leggi</text:p>
          </table:table-cell>
          <table:table-cell/>
          <table:table-cell table:style-name="ce18"/>
          <table:table-cell table:number-columns-repeated="1020"/>
        </table:table-row>
        <table:table-row table:style-name="ro3">
          <table:table-cell office:value-type="string">
            <text:p>toppa_bagno</text:p>
          </table:table-cell>
          <table:table-cell office:value-type="string">
            <text:p>volantino/leggi</text:p>
          </table:table-cell>
          <table:table-cell office:value-type="string">
            <text:p>Damn, I'm out again.</text:p>
          </table:table-cell>
          <table:table-cell table:style-name="ce18" office:value-type="string">
            <text:p>Merde, je n'en ai plus.</text:p>
          </table:table-cell>
          <table:table-cell table:number-columns-repeated="1020"/>
        </table:table-row>
        <table:table-row table:style-name="ro1">
          <table:table-cell/>
          <table:table-cell office:value-type="string">
            <text:p>volantino/leggi</text:p>
          </table:table-cell>
          <table:table-cell/>
          <table:table-cell table:style-name="ce18"/>
          <table:table-cell table:number-columns-repeated="1020"/>
        </table:table-row>
        <table:table-row table:style-name="ro3">
          <table:table-cell office:value-type="string">
            <text:p>tv</text:p>
          </table:table-cell>
          <table:table-cell table:number-columns-repeated="2"/>
          <table:table-cell table:style-name="ce18"/>
          <table:table-cell table:number-columns-repeated="1020"/>
        </table:table-row>
        <table:table-row table:style-name="ro1">
          <table:table-cell/>
          <table:table-cell office:value-type="string">
            <text:p>volantino/leggi</text:p>
          </table:table-cell>
          <table:table-cell/>
          <table:table-cell table:style-name="ce18"/>
          <table:table-cell table:number-columns-repeated="1020"/>
        </table:table-row>
        <table:table-row table:style-name="ro3">
          <table:table-cell office:value-type="string">
            <text:p>vicolo</text:p>
          </table:table-cell>
          <table:table-cell office:value-type="string">
            <text:p>volantino/leggi</text:p>
          </table:table-cell>
          <table:table-cell office:value-type="string">
            <text:p>Please, give me just one second.</text:p>
          </table:table-cell>
          <table:table-cell table:style-name="ce18" office:value-type="string">
            <text:p>Donne-moi une seconde s'il te plaît.</text:p>
          </table:table-cell>
          <table:table-cell table:number-columns-repeated="1020"/>
        </table:table-row>
        <table:table-row table:style-name="ro5">
          <table:table-cell office:value-type="string">
            <text:p>vicolo</text:p>
          </table:table-cell>
          <table:table-cell office:value-type="string">
            <text:p>volantino/leggi</text:p>
          </table:table-cell>
          <table:table-cell office:value-type="string">
            <text:p>I just realized this is the first time I've been out of the house since I died.</text:p>
          </table:table-cell>
          <table:table-cell table:style-name="ce18" office:value-type="string">
            <text:p>Je viens de réaliser que c'est la première fois que je sors de la maison depuis ma mort.</text:p>
          </table:table-cell>
          <table:table-cell table:number-columns-repeated="1020"/>
        </table:table-row>
        <table:table-row table:style-name="ro3">
          <table:table-cell office:value-type="string">
            <text:p>vicolo</text:p>
          </table:table-cell>
          <table:table-cell office:value-type="string">
            <text:p>volantino/leggi</text:p>
          </table:table-cell>
          <table:table-cell office:value-type="string">
            <text:p>Ok, I think I can manage. Let's go.</text:p>
          </table:table-cell>
          <table:table-cell table:style-name="ce18" office:value-type="string">
            <text:p>Ok, je pense que je peux gérer. Allons-y.</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vicolo</text:p>
          </table:table-cell>
          <table:table-cell office:value-type="string">
            <text:p>senzatetto</text:p>
          </table:table-cell>
          <table:table-cell office:value-type="string">
            <text:p>It must be a... slot-machine-gas-station.</text:p>
          </table:table-cell>
          <table:table-cell table:style-name="ce18" office:value-type="string">
            <text:p>Ça doit être... une pompe-à-essence-machine-à-sous.</text:p>
          </table:table-cell>
          <table:table-cell table:number-columns-repeated="1020"/>
        </table:table-row>
        <table:table-row table:style-name="ro1">
          <table:table-cell/>
          <table:table-cell office:value-type="string">
            <text:p>senzatetto</text:p>
          </table:table-cell>
          <table:table-cell/>
          <table:table-cell table:style-name="ce18"/>
          <table:table-cell table:number-columns-repeated="1020"/>
        </table:table-row>
        <table:table-row table:style-name="ro3">
          <table:table-cell office:value-type="string">
            <text:p>vicolo</text:p>
          </table:table-cell>
          <table:table-cell/>
          <table:table-cell office:value-type="string">
            <text:p>I believe it's largely beyond my physical means.</text:p>
          </table:table-cell>
          <table:table-cell table:style-name="ce18" office:value-type="string">
            <text:p>Je crois que c'est largement au-dessus de mes capacités physiques.</text:p>
          </table:table-cell>
          <table:table-cell table:number-columns-repeated="1020"/>
        </table:table-row>
        <table:table-row table:style-name="ro1">
          <table:table-cell/>
          <table:table-cell office:value-type="string">
            <text:p>senzatetto</text:p>
          </table:table-cell>
          <table:table-cell/>
          <table:table-cell table:style-name="ce18"/>
          <table:table-cell table:number-columns-repeated="1020"/>
        </table:table-row>
        <table:table-row table:style-name="ro3">
          <table:table-cell office:value-type="string">
            <text:p>vicolo</text:p>
          </table:table-cell>
          <table:table-cell/>
          <table:table-cell office:value-type="string">
            <text:p>I don't like games of chance.</text:p>
          </table:table-cell>
          <table:table-cell table:style-name="ce18" office:value-type="string">
            <text:p>Je n'aime pas les jeux de hasard.</text:p>
          </table:table-cell>
          <table:table-cell table:number-columns-repeated="1020"/>
        </table:table-row>
        <table:table-row table:style-name="ro1">
          <table:table-cell/>
          <table:table-cell office:value-type="string">
            <text:p>pubblicità regresso/aderisci alla propaganda</text:p>
          </table:table-cell>
          <table:table-cell/>
          <table:table-cell table:style-name="ce18"/>
          <table:table-cell table:number-columns-repeated="1020"/>
        </table:table-row>
        <table:table-row table:style-name="ro3">
          <table:table-cell office:value-type="string">
            <text:p>vicolo</text:p>
          </table:table-cell>
          <table:table-cell office:value-type="string">
            <text:p>pubblicità regresso/aderisci alla propaganda</text:p>
          </table:table-cell>
          <table:table-cell office:value-type="string">
            <text:p>I'm afraid it had a rough day.</text:p>
          </table:table-cell>
          <table:table-cell table:style-name="ce18" office:value-type="string">
            <text:p>Je crois qu'il a eu une journée difficile.</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5">
          <table:table-cell office:value-type="string">
            <text:p>vicolo</text:p>
          </table:table-cell>
          <table:table-cell office:value-type="string">
            <text:p>spazzatura</text:p>
          </table:table-cell>
          <table:table-cell office:value-type="string">
            <text:p>I understand the crisis and all, but can you really not find a better job than this?</text:p>
          </table:table-cell>
          <table:table-cell table:style-name="ce18" office:value-type="string">
            <text:p>Je sais que c'est la crise et tout, mais vous ne pensez pas que vous pouvez trouver un meilleur job que ça ?</text:p>
          </table:table-cell>
          <table:table-cell table:number-columns-repeated="1020"/>
        </table:table-row>
        <table:table-row table:style-name="ro1">
          <table:table-cell/>
          <table:table-cell office:value-type="string">
            <text:p>spazzatura</text:p>
          </table:table-cell>
          <table:table-cell/>
          <table:table-cell table:style-name="ce18"/>
          <table:table-cell table:number-columns-repeated="1020"/>
        </table:table-row>
        <table:table-row table:style-name="ro1">
          <table:table-cell office:value-type="string">
            <text:p>vicolo</text:p>
          </table:table-cell>
          <table:table-cell table:number-columns-repeated="2"/>
          <table:table-cell table:style-name="ce18"/>
          <table:table-cell table:number-columns-repeated="1020"/>
        </table:table-row>
        <table:table-row table:style-name="ro1">
          <table:table-cell/>
          <table:table-cell office:value-type="string">
            <text:p>spazzatura</text:p>
          </table:table-cell>
          <table:table-cell/>
          <table:table-cell table:style-name="ce18"/>
          <table:table-cell table:number-columns-repeated="1020"/>
        </table:table-row>
        <table:table-row table:style-name="ro3">
          <table:table-cell office:value-type="string">
            <text:p>vicolo</text:p>
          </table:table-cell>
          <table:table-cell/>
          <table:table-cell office:value-type="string">
            <text:p>Lost .38 Special during a daring getaway by car.</text:p>
          </table:table-cell>
          <table:table-cell table:style-name="ce18" office:value-type="string">
            <text:p>Perdu calibre 35 lors d'une audacieuse escapade en voiture.</text:p>
          </table:table-cell>
          <table:table-cell table:number-columns-repeated="1020"/>
        </table:table-row>
        <table:table-row table:style-name="ro5">
          <table:table-cell office:value-type="string">
            <text:p>vicolo</text:p>
          </table:table-cell>
          <table:table-cell office:value-type="string">
            <text:p>spazzatura</text:p>
          </table:table-cell>
          <table:table-cell office:value-type="string">
            <text:p>A sizable reward in cash and an annual free pizza at 'Pizzeria Luigi' is being offered.</text:p>
          </table:table-cell>
          <table:table-cell table:style-name="ce18" office:value-type="string">
            <text:p>Offre une importante récompense en espèces et une pizza gratuite par an chez 'Pizzeria Luigi'.</text:p>
          </table:table-cell>
          <table:table-cell table:number-columns-repeated="1020"/>
        </table:table-row>
        <table:table-row table:style-name="ro3">
          <table:table-cell office:value-type="string">
            <text:p>vicolo</text:p>
          </table:table-cell>
          <table:table-cell/>
          <table:table-cell office:value-type="string">
            <text:p>If found, drop in and ask for Don Vito.</text:p>
          </table:table-cell>
          <table:table-cell table:style-name="ce18" office:value-type="string">
            <text:p>Si vous le trouvez, entrez et demandez Don Vito.</text:p>
          </table:table-cell>
          <table:table-cell table:number-columns-repeated="1020"/>
        </table:table-row>
        <table:table-row table:style-name="ro3">
          <table:table-cell office:value-type="string">
            <text:p>vicolo</text:p>
          </table:table-cell>
          <table:table-cell office:value-type="string">
            <text:p>vecchia forchetta</text:p>
          </table:table-cell>
          <table:table-cell office:value-type="string">
            <text:p>An offer you can't refuse.</text:p>
          </table:table-cell>
          <table:table-cell table:style-name="ce18" office:value-type="string">
            <text:p>Une offre qui ne se refuse pas.</text:p>
          </table:table-cell>
          <table:table-cell table:number-columns-repeated="1020"/>
        </table:table-row>
        <table:table-row table:style-name="ro3">
          <table:table-cell office:value-type="string">
            <text:p>vicolo</text:p>
          </table:table-cell>
          <table:table-cell/>
          <table:table-cell office:value-type="string">
            <text:p>I love pizza!</text:p>
          </table:table-cell>
          <table:table-cell table:style-name="ce18" office:value-type="string">
            <text:p>J'adore la pizza !</text:p>
          </table:table-cell>
          <table:table-cell table:number-columns-repeated="1020"/>
        </table:table-row>
        <table:table-row table:style-name="ro1">
          <table:table-cell/>
          <table:table-cell office:value-type="string">
            <text:p>vecchia forchetta</text:p>
          </table:table-cell>
          <table:table-cell/>
          <table:table-cell table:style-name="ce18"/>
          <table:table-cell table:number-columns-repeated="1020"/>
        </table:table-row>
        <table:table-row table:style-name="ro5">
          <table:table-cell office:value-type="string">
            <text:p>vicolo</text:p>
          </table:table-cell>
          <table:table-cell/>
          <table:table-cell office:value-type="string">
            <text:p>Disappeared in the night: An old Neptunian alien. A reward of 5,000 QUID is offered for any information that leads us to a safe recovery.</text:p>
          </table:table-cell>
          <table:table-cell table:style-name="ce18" office:value-type="string">
            <text:p>Disparu dans la nuit : vieil alien neptunien. Une récompense de 5,000 QUID est offerte pour toute information menant à son retour sain et sauf.</text:p>
          </table:table-cell>
          <table:table-cell table:number-columns-repeated="1020"/>
        </table:table-row>
        <table:table-row table:style-name="ro3">
          <table:table-cell office:value-type="string">
            <text:p>vicolo</text:p>
          </table:table-cell>
          <table:table-cell/>
          <table:table-cell office:value-type="string">
            <text:p>Call 00-SOLAR8-554011.</text:p>
          </table:table-cell>
          <table:table-cell table:style-name="ce18" office:value-type="string">
            <text:p>Appelez 00-SOLAR8-554011.</text:p>
          </table:table-cell>
          <table:table-cell table:number-columns-repeated="1020"/>
        </table:table-row>
        <table:table-row table:style-name="ro3">
          <table:table-cell office:value-type="string">
            <text:p>vicolo</text:p>
          </table:table-cell>
          <table:table-cell/>
          <table:table-cell office:value-type="string">
            <text:p>Peace and prosperity.</text:p>
          </table:table-cell>
          <table:table-cell table:style-name="ce18" office:value-type="string">
            <text:p>Paix et prospérité</text:p>
          </table:table-cell>
          <table:table-cell table:number-columns-repeated="1020"/>
        </table:table-row>
        <table:table-row table:style-name="ro3">
          <table:table-cell office:value-type="string">
            <text:p>vicolo</text:p>
          </table:table-cell>
          <table:table-cell/>
          <table:table-cell office:value-type="string">
            <text:p>The appeal of construction sites knows no interplanetary limits, it seems.</text:p>
          </table:table-cell>
          <table:table-cell table:style-name="ce18" office:value-type="string">
            <text:p>L'attrait des chantiers ne connaît pas de limites interplanétaires semble-t-il.</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vicolo</text:p>
          </table:table-cell>
          <table:table-cell/>
          <table:table-cell office:value-type="string">
            <text:p>A huge sleeping guy stands in my way.</text:p>
          </table:table-cell>
          <table:table-cell table:style-name="ce18" office:value-type="string">
            <text:p>Un énorme gars endormi se tient sur mon chemin.</text:p>
          </table:table-cell>
          <table:table-cell table:number-columns-repeated="1020"/>
        </table:table-row>
        <table:table-row table:style-name="ro3">
          <table:table-cell office:value-type="string">
            <text:p>vicolo</text:p>
          </table:table-cell>
          <table:table-cell/>
          <table:table-cell office:value-type="string">
            <text:p>I don't know why, but I'm having the strangest case of déjà vù.</text:p>
          </table:table-cell>
          <table:table-cell table:style-name="ce18" office:value-type="string">
            <text:p>Je ne sais pas pourquoi, mais j'ai comme une impression de déjà-vu.</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5">
          <table:table-cell office:value-type="string">
            <text:p>vicolo</text:p>
          </table:table-cell>
          <table:table-cell/>
          <table:table-cell office:value-type="string">
            <text:p>I don't think I can wake him up. And I don't want anyone to see me in this... outfit, anyway.</text:p>
          </table:table-cell>
          <table:table-cell table:style-name="ce18" office:value-type="string">
            <text:p>Je ne pense pas pouvoir le réveiller. Et de toute façon, je ne veux pas que quelqu'un me voie dans cette... tenue.</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vicolo</text:p>
          </table:table-cell>
          <table:table-cell/>
          <table:table-cell office:value-type="string">
            <text:p>I think I'm living proof of how awfully wrong this all is.</text:p>
          </table:table-cell>
          <table:table-cell table:style-name="ce18" office:value-type="string">
            <text:p>Je crois que je suis la preuve vivante que tout ça est terriblement faux.</text:p>
          </table:table-cell>
          <table:table-cell table:number-columns-repeated="1020"/>
        </table:table-row>
        <table:table-row table:style-name="ro3">
          <table:table-cell office:value-type="string">
            <text:p>vicolo</text:p>
          </table:table-cell>
          <table:table-cell/>
          <table:table-cell office:value-type="string">
            <text:p>Erm... living, so to speak.</text:p>
          </table:table-cell>
          <table:table-cell table:style-name="ce18" office:value-type="string">
            <text:p>Enfin... vivante, pour ainsi dire.</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5">
          <table:table-cell office:value-type="string">
            <text:p>vicolo</text:p>
          </table:table-cell>
          <table:table-cell/>
          <table:table-cell office:value-type="string">
            <text:p>Some spaghetti, leftover chicken, a cereal box and a couple empty liquor bottles.</text:p>
          </table:table-cell>
          <table:table-cell table:style-name="ce18" office:value-type="string">
            <text:p>Des spaghettis, des restes de poulet, une boîte de céréales et quelques bouteilles d'alcool vides.</text:p>
          </table:table-cell>
          <table:table-cell table:number-columns-repeated="1020"/>
        </table:table-row>
        <table:table-row table:style-name="ro3">
          <table:table-cell office:value-type="string">
            <text:p>vicolo</text:p>
          </table:table-cell>
          <table:table-cell/>
          <table:table-cell office:value-type="string">
            <text:p>This one has it all!</text:p>
          </table:table-cell>
          <table:table-cell table:style-name="ce18" office:value-type="string">
            <text:p>On a tout ce qu'il nous faut !</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vicolo</text:p>
          </table:table-cell>
          <table:table-cell/>
          <table:table-cell office:value-type="string">
            <text:p>I don't feel like rummaging through the dumpster.</text:p>
          </table:table-cell>
          <table:table-cell table:style-name="ce18" office:value-type="string">
            <text:p>Je n'ai pas envie de fouiller dans cette poubelle.</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5">
          <table:table-cell office:value-type="string">
            <text:p>vicolo</text:p>
          </table:table-cell>
          <table:table-cell/>
          <table:table-cell office:value-type="string">
            <text:p>The smell of that bag is sufficient deterrent to stop me from taking any kind of initiative.</text:p>
          </table:table-cell>
          <table:table-cell table:style-name="ce18" office:value-type="string">
            <text:p>L'odeur de ce sac est suffisamment dissuasive pour m'empêcher de prendre une quelque conque d'initiative.</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5">
          <table:table-cell office:value-type="string">
            <text:p>vicolo</text:p>
          </table:table-cell>
          <table:table-cell/>
          <table:table-cell office:value-type="string">
            <text:p>I hate people who toss out good food. Let alone the cutlery, too!</text:p>
          </table:table-cell>
          <table:table-cell table:style-name="ce18" office:value-type="string">
            <text:p>Je déteste les gens qui jettent de la bonne nourriture, sans parler de ceux qui jettent des couverts.</text:p>
          </table:table-cell>
          <table:table-cell table:number-columns-repeated="1020"/>
        </table:table-row>
        <table:table-row table:style-name="ro1">
          <table:table-cell table:number-columns-repeated="3"/>
          <table:table-cell table:style-name="ce18"/>
          <table:table-cell table:number-columns-repeated="1020"/>
        </table:table-row>
        <table:table-row table:style-name="ro3">
          <table:table-cell office:value-type="string">
            <text:p>vicolo</text:p>
          </table:table-cell>
          <table:table-cell/>
          <table:table-cell office:value-type="string">
            <text:p>That spaghetti is a little too much 'al dente' for my tastes.</text:p>
          </table:table-cell>
          <table:table-cell table:style-name="ce18" office:value-type="string">
            <text:p>Ces spaghettis sont un peu trop « al dente » pour moi.</text:p>
          </table:table-cell>
          <table:table-cell table:number-columns-repeated="1020"/>
        </table:table-row>
        <table:table-row table:style-name="ro2" table:number-rows-repeated="1046294">
          <table:table-cell table:number-columns-repeated="1024"/>
        </table:table-row>
        <table:table-row table:style-name="ro2">
          <table:table-cell table:number-columns-repeated="1024"/>
        </table:table-row>
      </table:table>
      <table:table table:name="Inventory" table:style-name="ta2" table:print="false">
        <table:table-column table:style-name="co6" table:default-cell-style-name="Default"/>
        <table:table-column table:style-name="co7" table:default-cell-style-name="ce2"/>
        <table:table-column table:style-name="co8" table:default-cell-style-name="Default"/>
        <table:table-column table:style-name="co9" table:default-cell-style-name="ce18"/>
        <table:table-column table:style-name="co10" table:number-columns-repeated="1020" table:default-cell-style-name="Default"/>
        <table:table-row table:style-name="ro9">
          <table:table-cell table:style-name="ce1" office:value-type="string">
            <text:p>ENGLISH</text:p>
          </table:table-cell>
          <table:table-cell table:style-name="ce25" office:value-type="string">
            <text:p>FRENCH</text:p>
          </table:table-cell>
          <table:table-cell office:value-type="string">
            <text:p>TESTO</text:p>
          </table:table-cell>
          <table:table-cell table:style-name="ce31" office:value-type="string">
            <text:p>FRENCH</text:p>
          </table:table-cell>
          <table:table-cell table:number-columns-repeated="1020"/>
        </table:table-row>
        <table:table-row table:style-name="ro1">
          <table:table-cell table:number-columns-repeated="1024"/>
        </table:table-row>
        <table:table-row table:style-name="ro3">
          <table:table-cell table:style-name="ce2" office:value-type="string">
            <text:p>sewer water</text:p>
          </table:table-cell>
          <table:table-cell office:value-type="string">
            <text:p>eau de l'égout</text:p>
          </table:table-cell>
          <table:table-cell office:value-type="string">
            <text:p>I dare not think of how many tropical diseases I could catch.</text:p>
          </table:table-cell>
          <table:table-cell office:value-type="string">
            <text:p>Je n'ose imaginer le nombre de maladies tropicales que je pourrais attraper.</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It's certainly not the kind of liquid you should store them in.</text:p>
          </table:table-cell>
          <table:table-cell table:style-name="ce31" office:value-type="string">
            <text:p>Ce n'est certainement pas le genre de liquide que tu devrais stocker.</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I'm afraid he'd need much more to... 'liven it up'.</text:p>
          </table:table-cell>
          <table:table-cell table:style-name="ce31" office:value-type="string">
            <text:p>J'ai bien peur qu'il ait besoin de beaucoup plus pour... 's'animer'.</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A return to your roots that unfortunately for you will never happen.</text:p>
          </table:table-cell>
          <table:table-cell table:style-name="ce31" office:value-type="string">
            <text:p>Un retour aux sources qui malheureusement pour toi ne se produira jamais.</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I'm not so sure it still has a stomach.</text:p>
          </table:table-cell>
          <table:table-cell table:style-name="ce31" office:value-type="string">
            <text:p>Je ne suis pas sûr qu'il ait encore un estomac.</text:p>
          </table:table-cell>
          <table:table-cell table:number-columns-repeated="1020"/>
        </table:table-row>
        <table:table-row table:style-name="ro9">
          <table:table-cell table:number-columns-repeated="2"/>
          <table:table-cell office:value-type="string">
            <text:p>I'd be grateful if you would avoid emphasizing that.</text:p>
          </table:table-cell>
          <table:table-cell table:style-name="ce31" office:value-type="string">
            <text:p>Je te serais reconnaissant de ne pas souligner cela.</text:p>
          </table:table-cell>
          <table:table-cell table:number-columns-repeated="1020"/>
        </table:table-row>
        <table:table-row table:style-name="ro9">
          <table:table-cell table:number-columns-repeated="2"/>
          <table:table-cell office:value-type="string">
            <text:p>Someone is touchy...</text:p>
          </table:table-cell>
          <table:table-cell table:style-name="ce31" office:value-type="string">
            <text:p>C'est un point sensible...</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That would make it even more difficult to unscrew.</text:p>
          </table:table-cell>
          <table:table-cell table:style-name="ce31" office:value-type="string">
            <text:p>Cela rendrait encore plus difficile le dévissage.</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Usually it's eaten with milk.</text:p>
          </table:table-cell>
          <table:table-cell table:style-name="ce31" office:value-type="string">
            <text:p>Habituellement, on consomme ça avec du lait.</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It includes all the typical tastes of the century.</text:p>
          </table:table-cell>
          <table:table-cell table:style-name="ce31" office:value-type="string">
            <text:p>Ça inclut tous les goûts typiques de ce siècle.</text:p>
          </table:table-cell>
          <table:table-cell table:number-columns-repeated="1020"/>
        </table:table-row>
        <table:table-row table:style-name="ro9">
          <table:table-cell table:number-columns-repeated="2"/>
          <table:table-cell office:value-type="string">
            <text:p>And I don't think some putrid water is among them.</text:p>
          </table:table-cell>
          <table:table-cell table:style-name="ce31" office:value-type="string">
            <text:p>Et je ne pense pas que l'eau putride en fasse partie.</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I'm really starting to get worried about your Alzheimer's.</text:p>
          </table:table-cell>
          <table:table-cell table:style-name="ce31" office:value-type="string">
            <text:p>Je commence vraiment à m'inquiéter pour ton Alzheimer.</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It's certainly not the kind of liquid you should store them in.</text:p>
          </table:table-cell>
          <table:table-cell table:style-name="ce31" office:value-type="string">
            <text:p>Ce n'est certainement pas le genre de liquide que tu devrais stocker.</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I don't think what he's serving here is very different from this swill.</text:p>
          </table:table-cell>
          <table:table-cell table:style-name="ce31" office:value-type="string">
            <text:p>Je ne crois pas que ce qu'on sert ici soit très différent de ce tas d'ordures.</text:p>
          </table:table-cell>
          <table:table-cell table:number-columns-repeated="1020"/>
        </table:table-row>
        <table:table-row table:style-name="ro9">
          <table:table-cell table:number-columns-repeated="2"/>
          <table:table-cell office:value-type="string">
            <text:p>ARRRRRRRRRR!</text:p>
          </table:table-cell>
          <table:table-cell table:style-name="ce31" office:value-type="string">
            <text:p>ARRRRRRRRRRGH !</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It'd be better to pick it up first.</text:p>
          </table:table-cell>
          <table:table-cell table:style-name="ce31" office:value-type="string">
            <text:p>Il vaudrait mieux le prendre d'abord.</text:p>
          </table:table-cell>
          <table:table-cell table:number-columns-repeated="1020"/>
        </table:table-row>
        <table:table-row table:style-name="ro1">
          <table:table-cell table:number-columns-repeated="1024"/>
        </table:table-row>
        <table:table-row table:style-name="ro2">
          <table:table-cell table:style-name="ce2" office:value-type="string">
            <text:p>wedding rings</text:p>
          </table:table-cell>
          <table:table-cell table:style-name="ce25" office:value-type="string">
            <text:p>alliances</text:p>
          </table:table-cell>
          <table:table-cell office:value-type="string">
            <text:p>There are some strange marks engraved within one of the two wedding rings. </text:p>
          </table:table-cell>
          <table:table-cell office:value-type="string">
            <text:p>Il y a des marques étranges gravées dans l'un des deux anneaux…</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Straight out of the weekly release of 'Build your own wedding' magazine.</text:p>
          </table:table-cell>
          <table:table-cell table:style-name="ce31" office:value-type="string">
            <text:p>Tout droit sorti du magazine hebdomadaire 'Construisez votre propre mariage'.</text:p>
          </table:table-cell>
          <table:table-cell table:number-columns-repeated="1020"/>
        </table:table-row>
        <table:table-row table:style-name="ro1">
          <table:table-cell table:number-columns-repeated="1024"/>
        </table:table-row>
        <table:table-row table:style-name="ro3">
          <table:table-cell table:number-columns-repeated="2"/>
          <table:table-cell office:value-type="string">
            <text:p>I have the wedding rings with me, my Queen.</text:p>
          </table:table-cell>
          <table:table-cell office:value-type="string">
            <text:p>J'ai les alliances avec moi, ma Reine.</text:p>
          </table:table-cell>
          <table:table-cell table:number-columns-repeated="1020"/>
        </table:table-row>
        <table:table-row table:style-name="ro3">
          <table:table-cell table:number-columns-repeated="2"/>
          <table:table-cell office:value-type="string">
            <text:p>What are you standing there for? Find us a priest to perform our wedding ceremony.</text:p>
          </table:table-cell>
          <table:table-cell office:value-type="string">
            <text:p>Que faites-vous là ? Trouvez-nous un prêtre pour célébrer notre mariage.</text:p>
          </table:table-cell>
          <table:table-cell table:number-columns-repeated="1020"/>
        </table:table-row>
        <table:table-row table:style-name="ro3">
          <table:table-cell table:number-columns-repeated="2"/>
          <table:table-cell office:value-type="string">
            <text:p>Actually I think I've already done more than enough.</text:p>
          </table:table-cell>
          <table:table-cell office:value-type="string">
            <text:p>Je pense que j'en ai déjà fait suffisamment.</text:p>
          </table:table-cell>
          <table:table-cell table:number-columns-repeated="1020"/>
        </table:table-row>
        <table:table-row table:style-name="ro3">
          <table:table-cell table:number-columns-repeated="2"/>
          <table:table-cell office:value-type="string">
            <text:p>It's an order.</text:p>
          </table:table-cell>
          <table:table-cell office:value-type="string">
            <text:p>C'est un ordre.</text:p>
          </table:table-cell>
          <table:table-cell table:number-columns-repeated="1020"/>
        </table:table-row>
        <table:table-row table:style-name="ro3">
          <table:table-cell table:number-columns-repeated="2"/>
          <table:table-cell office:value-type="string">
            <text:p>We're having the ceremony over the meteor at the Roswell lake.</text:p>
          </table:table-cell>
          <table:table-cell office:value-type="string">
            <text:p>La cérémonie aura lieu sur le météore au lac Roswell.</text:p>
          </table:table-cell>
          <table:table-cell table:number-columns-repeated="1020"/>
        </table:table-row>
        <table:table-row table:style-name="ro3">
          <table:table-cell table:number-columns-repeated="2"/>
          <table:table-cell office:value-type="string">
            <text:p>What a romantic place...</text:p>
          </table:table-cell>
          <table:table-cell office:value-type="string">
            <text:p>Quel endroit romantique...</text:p>
          </table:table-cell>
          <table:table-cell table:number-columns-repeated="1020"/>
        </table:table-row>
        <table:table-row table:style-name="ro3">
          <table:table-cell table:number-columns-repeated="2"/>
          <table:table-cell office:value-type="string">
            <text:p>Now go, I have to get ready.</text:p>
          </table:table-cell>
          <table:table-cell office:value-type="string">
            <text:p>Allez partez, je dois me préparer.</text:p>
          </table:table-cell>
          <table:table-cell table:number-columns-repeated="1020"/>
        </table:table-row>
        <table:table-row table:style-name="ro3">
          <table:table-cell table:number-columns-repeated="2"/>
          <table:table-cell office:value-type="string">
            <text:p>YOU take her as your wife, if you like her so much.</text:p>
          </table:table-cell>
          <table:table-cell office:value-type="string">
            <text:p>Prends-là pour épouse TOI, si tu l'aimes à ce point.</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Those will do the same thing to him that plums do to me.</text:p>
          </table:table-cell>
          <table:table-cell table:style-name="ce31" office:value-type="string">
            <text:p>Ça lui fera le même effet que moi avec les prunes.</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I don't think a stud bachelor like him would ever get married.</text:p>
          </table:table-cell>
          <table:table-cell table:style-name="ce31" office:value-type="string">
            <text:p>Je ne pensais pas qu'un célibataire comme lui se caserait un jour.</text:p>
          </table:table-cell>
          <table:table-cell table:number-columns-repeated="1020"/>
        </table:table-row>
        <table:table-row table:style-name="ro1">
          <table:table-cell table:number-columns-repeated="1024"/>
        </table:table-row>
        <table:table-row table:style-name="ro2">
          <table:table-cell table:style-name="ce2" office:value-type="string">
            <text:p>dyi anti-theft device</text:p>
          </table:table-cell>
          <table:table-cell table:style-name="ce25" office:value-type="string">
            <text:p>dispositif anti-voleur fait-maison</text:p>
          </table:table-cell>
          <table:table-cell office:value-type="string">
            <text:p>The best way to send a whole neighbourhood into panic.</text:p>
          </table:table-cell>
          <table:table-cell office:value-type="string">
            <text:p>Le meilleur moyen de créer la panique dans tout un quartier.</text:p>
          </table:table-cell>
          <table:table-cell table:number-columns-repeated="1020"/>
        </table:table-row>
        <table:table-row table:style-name="ro2">
          <table:table-cell table:number-columns-repeated="3"/>
          <table:table-cell table:style-name="ce32"/>
          <table:table-cell table:number-columns-repeated="1020"/>
        </table:table-row>
        <table:table-row table:style-name="ro9">
          <table:table-cell table:number-columns-repeated="2"/>
          <table:table-cell office:value-type="string">
            <text:p>I'm afraid I'm a bit too far away.</text:p>
          </table:table-cell>
          <table:table-cell table:style-name="ce31" office:value-type="string">
            <text:p>Je crois que je suis un peu trop loin.</text:p>
          </table:table-cell>
          <table:table-cell table:number-columns-repeated="1020"/>
        </table:table-row>
        <table:table-row table:style-name="ro2">
          <table:table-cell table:number-columns-repeated="3"/>
          <table:table-cell table:style-name="ce32"/>
          <table:table-cell table:number-columns-repeated="1020"/>
        </table:table-row>
        <table:table-row table:style-name="ro9">
          <table:table-cell table:number-columns-repeated="2"/>
          <table:table-cell office:value-type="string">
            <text:p>I would risk piercing his eardrum.</text:p>
          </table:table-cell>
          <table:table-cell table:style-name="ce31" office:value-type="string">
            <text:p>Je risquerais de percer son tympan.</text:p>
          </table:table-cell>
          <table:table-cell table:number-columns-repeated="1020"/>
        </table:table-row>
        <table:table-row table:style-name="ro9">
          <table:table-cell table:number-columns-repeated="2"/>
          <table:table-cell office:value-type="string">
            <text:p>And given the subject in question, it wouldn't be so smart to unleash its wrath.</text:p>
          </table:table-cell>
          <table:table-cell table:style-name="ce31" office:value-type="string">
            <text:p>Et étant donné le sujet en question, ça ne serait pas très malin de libérer sa colère.</text:p>
          </table:table-cell>
          <table:table-cell table:number-columns-repeated="1020"/>
        </table:table-row>
        <table:table-row table:style-name="ro2">
          <table:table-cell table:number-columns-repeated="3"/>
          <table:table-cell table:style-name="ce32"/>
          <table:table-cell table:number-columns-repeated="1020"/>
        </table:table-row>
        <table:table-row table:style-name="ro3">
          <table:table-cell table:style-name="ce2" office:value-type="string">
            <text:p>harpoon</text:p>
          </table:table-cell>
          <table:table-cell office:value-type="string">
            <text:p>harpon</text:p>
          </table:table-cell>
          <table:table-cell office:value-type="string">
            <text:p>All those MacGyver episodes finally paid off.</text:p>
          </table:table-cell>
          <table:table-cell office:value-type="string">
            <text:p>Tous ces épisodes de MacGyver ont finalement payé.</text:p>
          </table:table-cell>
          <table:table-cell table:number-columns-repeated="1020"/>
        </table:table-row>
        <table:table-row table:style-name="ro2">
          <table:table-cell table:number-columns-repeated="3"/>
          <table:table-cell table:style-name="ce32"/>
          <table:table-cell table:number-columns-repeated="1020"/>
        </table:table-row>
        <table:table-row table:style-name="ro9">
          <table:table-cell table:number-columns-repeated="2"/>
          <table:table-cell office:value-type="string">
            <text:p>It's not a grappling hook.</text:p>
          </table:table-cell>
          <table:table-cell table:style-name="ce31" office:value-type="string">
            <text:p>Ce n'est pas un grappin.</text:p>
          </table:table-cell>
          <table:table-cell table:number-columns-repeated="1020"/>
        </table:table-row>
        <table:table-row table:style-name="ro2">
          <table:table-cell table:number-columns-repeated="3"/>
          <table:table-cell table:style-name="ce32"/>
          <table:table-cell table:number-columns-repeated="1020"/>
        </table:table-row>
        <table:table-row table:style-name="ro9">
          <table:table-cell table:number-columns-repeated="2"/>
          <table:table-cell table:style-name="ce28" office:value-type="string">
            <text:p>*First I have to wait until they aren't looking this way.*</text:p>
          </table:table-cell>
          <table:table-cell table:style-name="ce32" office:value-type="string">
            <text:p>* D'abord je dois attendre qu'ils ne regardent pas de ce côté. *</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All this reminds me of Captain Ahab.</text:p>
          </table:table-cell>
          <table:table-cell table:style-name="ce31" office:value-type="string">
            <text:p>Tout ça me rappelle le capitaine Achab.</text:p>
          </table:table-cell>
          <table:table-cell table:number-columns-repeated="1020"/>
        </table:table-row>
        <table:table-row table:style-name="ro9">
          <table:table-cell table:number-columns-repeated="2"/>
          <table:table-cell office:value-type="string">
            <text:p>Try not to end like him.</text:p>
          </table:table-cell>
          <table:table-cell table:style-name="ce31" office:value-type="string">
            <text:p>Essayons de ne pas finir comme lui.</text:p>
          </table:table-cell>
          <table:table-cell table:number-columns-repeated="1020"/>
        </table:table-row>
        <table:table-row table:style-name="ro9">
          <table:table-cell table:number-columns-repeated="2"/>
          <table:table-cell office:value-type="string">
            <text:p>The end of the bastard who hunted me, I mean.</text:p>
          </table:table-cell>
          <table:table-cell table:style-name="ce31" office:value-type="string">
            <text:p>Avec le bâtard qui me chasse à la fin, je veux dire.</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It's not a grappling hook.</text:p>
          </table:table-cell>
          <table:table-cell table:style-name="ce31" office:value-type="string">
            <text:p>Ce n'est pas un grappin.</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Are you sure you want to mess with a big guy like that?</text:p>
          </table:table-cell>
          <table:table-cell table:style-name="ce31" office:value-type="string">
            <text:p>Tu es sûr de vouloir te mesurer à un gros type comme ça ?</text:p>
          </table:table-cell>
          <table:table-cell table:number-columns-repeated="1020"/>
        </table:table-row>
        <table:table-row table:style-name="ro1">
          <table:table-cell table:number-columns-repeated="1024"/>
        </table:table-row>
        <table:table-row table:style-name="ro3">
          <table:table-cell table:style-name="ce2" office:value-type="string">
            <text:p>absinthe</text:p>
          </table:table-cell>
          <table:table-cell office:value-type="string">
            <text:p>absinthe</text:p>
          </table:table-cell>
          <table:table-cell office:value-type="string">
            <text:p>65% proof.</text:p>
          </table:table-cell>
          <table:table-cell office:value-type="string">
            <text:p>65% d'alcool.</text:p>
          </table:table-cell>
          <table:table-cell table:number-columns-repeated="1020"/>
        </table:table-row>
        <table:table-row table:style-name="ro3">
          <table:table-cell table:style-name="ce2" office:value-type="string">
            <text:p>absinthe</text:p>
          </table:table-cell>
          <table:table-cell office:value-type="string">
            <text:p>absinthe</text:p>
          </table:table-cell>
          <table:table-cell office:value-type="string">
            <text:p>Better take it slow.</text:p>
          </table:table-cell>
          <table:table-cell office:value-type="string">
            <text:p>Mieux vaut y aller molo.</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I can't see how; the vial is already full.</text:p>
          </table:table-cell>
          <table:table-cell table:style-name="ce31" office:value-type="string">
            <text:p>Je ne vois pas comment; le flacon est déjà plein.</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I'd rather keep it in the bottle.</text:p>
          </table:table-cell>
          <table:table-cell table:style-name="ce31" office:value-type="string">
            <text:p>Je préfère en garder dans la bouteille.</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Worse than mixing beer and coke.</text:p>
          </table:table-cell>
          <table:table-cell table:style-name="ce31" office:value-type="string">
            <text:p>Pire qu'un mélange de bière et de coca.</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Better not add fuel to the fire.</text:p>
          </table:table-cell>
          <table:table-cell table:style-name="ce31" office:value-type="string">
            <text:p>Mieux vaut ne pas ajouter de carburant sur le feu.</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I don't think it would be enough. I need something more powerful.</text:p>
          </table:table-cell>
          <table:table-cell table:style-name="ce31" office:value-type="string">
            <text:p>Je ne crois pas que ce sera suffisant. J'ai besoin de quelque chose de plus puissant.</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It would be great as a lotion, after such an aggressive shave.</text:p>
          </table:table-cell>
          <table:table-cell table:style-name="ce31" office:value-type="string">
            <text:p>Ce serait formidable comme lotion, après un rasage aussi agressif.</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The janitor doesn't look like a guy who likes hard alcohol.</text:p>
          </table:table-cell>
          <table:table-cell table:style-name="ce31" office:value-type="string">
            <text:p>Le gardien n'a pas l'air d'un type qui aime l'alcool fort.</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The janitor doesn't look like a guy who likes hard alcohol.</text:p>
          </table:table-cell>
          <table:table-cell table:style-name="ce31" office:value-type="string">
            <text:p>Le gardien n'a pas l'air d'un type qui aime l'alcool fort.</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Sometimes I'm amazed at how you can still be alive.</text:p>
          </table:table-cell>
          <table:table-cell table:style-name="ce31" office:value-type="string">
            <text:p>Parfois, je me demande comment tu peux être encore en vie.</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He's already alcohol-equipped.</text:p>
          </table:table-cell>
          <table:table-cell table:style-name="ce31" office:value-type="string">
            <text:p>Il a déjà de l'alcool.</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He's already drunk as it is.</text:p>
          </table:table-cell>
          <table:table-cell table:style-name="ce31" office:value-type="string">
            <text:p>Il est déjà suffisamment ivre comme ça.</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He's already drunk as it is.</text:p>
          </table:table-cell>
          <table:table-cell table:style-name="ce31" office:value-type="string">
            <text:p>Il est déjà suffisamment ivre comme ça.</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He's already alcohol-equipped.</text:p>
          </table:table-cell>
          <table:table-cell table:style-name="ce31" office:value-type="string">
            <text:p>Il a déjà de l'alcool.</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I can't see how; the vial is already full.</text:p>
          </table:table-cell>
          <table:table-cell table:style-name="ce31" office:value-type="string">
            <text:p>Je ne vois pas comment; le flacon est déjà plein.</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I'd rather keep it in the bottle.</text:p>
          </table:table-cell>
          <table:table-cell table:style-name="ce31" office:value-type="string">
            <text:p>Je préfère en garder dans la bouteille.</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Sometimes you positively surprise me with your sadistic attitude.</text:p>
          </table:table-cell>
          <table:table-cell table:style-name="ce31" office:value-type="string">
            <text:p>Parfois, tu me surprends en bien avec ton attitude sadique.</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Hey, he's underage!</text:p>
          </table:table-cell>
          <table:table-cell table:style-name="ce31" office:value-type="string">
            <text:p>Hé, il est mineur !</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I understand your envy, but just try to elevate your intelligence instead of lowering the average standard.</text:p>
          </table:table-cell>
          <table:table-cell table:style-name="ce31" office:value-type="string">
            <text:p>Je comprends ton envie, mais essaye juste d'élever le niveau au lieu de t'abaisser à la moyenne.</text:p>
          </table:table-cell>
          <table:table-cell table:number-columns-repeated="1020"/>
        </table:table-row>
        <table:table-row table:style-name="ro1">
          <table:table-cell table:number-columns-repeated="1024"/>
        </table:table-row>
        <table:table-row table:style-name="ro3">
          <table:table-cell table:style-name="ce2" office:value-type="string">
            <text:p>'spiked' absinthe</text:p>
          </table:table-cell>
          <table:table-cell office:value-type="string">
            <text:p>absinthe 'corsée'</text:p>
          </table:table-cell>
          <table:table-cell office:value-type="string">
            <text:p>Not that it was a joke before... but now it's really a code red.</text:p>
          </table:table-cell>
          <table:table-cell office:value-type="string">
            <text:p>Non pas que c'était une blague avant... mais là on est vraiment en zone rouge.</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I'm afraid the chili pepper isn't spicy enough.</text:p>
          </table:table-cell>
          <table:table-cell table:style-name="ce31" office:value-type="string">
            <text:p>J'ai bien peur que le piment ne soit pas assez épicé.</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Sometimes I'm amazed at how you can still be alive.</text:p>
          </table:table-cell>
          <table:table-cell table:style-name="ce31" office:value-type="string">
            <text:p>Parfois, je me demande comment tu peux être encore en vie.</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Sometimes I'm amazed at how you can still be alive.</text:p>
          </table:table-cell>
          <table:table-cell table:style-name="ce31" office:value-type="string">
            <text:p>Parfois, je me demande comment tu peux être encore en vie.</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Sometimes I'm amazed at how you can still be alive.</text:p>
          </table:table-cell>
          <table:table-cell table:style-name="ce31" office:value-type="string">
            <text:p>Parfois, je me demande comment tu peux être encore en vie.</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Better not add fuel to the fire.</text:p>
          </table:table-cell>
          <table:table-cell table:style-name="ce31" office:value-type="string">
            <text:p>Mieux vaut ne pas ajouter de carburant sur le feu.</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I don't think it would be enough. I need something more powerful.</text:p>
          </table:table-cell>
          <table:table-cell table:style-name="ce31" office:value-type="string">
            <text:p>Je ne crois pas que ce sera suffisant. J'ai besoin de quelque chose de plus puissant.</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I'm afraid the chili pepper isn't spicy enough.</text:p>
          </table:table-cell>
          <table:table-cell table:style-name="ce31" office:value-type="string">
            <text:p>J'ai bien peur que le piment ne soit pas assez épicé.</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I think those scars already burn enough without it.</text:p>
          </table:table-cell>
          <table:table-cell table:style-name="ce31" office:value-type="string">
            <text:p>Je pense que ces cicatrices brûlent déjà assez comme ça.</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Shame it's not turpentine.</text:p>
          </table:table-cell>
          <table:table-cell table:style-name="ce31" office:value-type="string">
            <text:p>Dommage que ce ne soit pas de la térébenthine.</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Sometimes you positively surprise me with your sadistic attitude.</text:p>
          </table:table-cell>
          <table:table-cell table:style-name="ce31" office:value-type="string">
            <text:p>Parfois, tu me surprends en bien avec ton attitude sadique.</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I better keep it for myself.</text:p>
          </table:table-cell>
          <table:table-cell table:style-name="ce31" office:value-type="string">
            <text:p>Je ferais mieux de le garder pour moi.</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I don't think I'd be able to dissolve metal with the radioactive absinthe.</text:p>
          </table:table-cell>
          <table:table-cell table:style-name="ce31" office:value-type="string">
            <text:p>Je ne crois pas que je serais capable de dissoudre du métal avec de l'absinthe radioactive.</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Sometimes I'm amazed at how you can still be alive.</text:p>
          </table:table-cell>
          <table:table-cell table:style-name="ce31" office:value-type="string">
            <text:p>Parfois, je me demande comment tu peux être encore en vie.</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I'd say it could do without any kind of fertilizer.</text:p>
          </table:table-cell>
          <table:table-cell table:style-name="ce31" office:value-type="string">
            <text:p>Je dirais qu'il pourrait faire sans aucun type d'engrais.</text:p>
          </table:table-cell>
          <table:table-cell table:number-columns-repeated="1020"/>
        </table:table-row>
        <table:table-row table:style-name="ro1">
          <table:table-cell table:number-columns-repeated="1024"/>
        </table:table-row>
        <table:table-row table:style-name="ro3">
          <table:table-cell table:style-name="ce2" office:value-type="string">
            <text:p>bubble bath</text:p>
          </table:table-cell>
          <table:table-cell office:value-type="string">
            <text:p>bain moussant</text:p>
          </table:table-cell>
          <table:table-cell office:value-type="string">
            <text:p>The bottle's not the most masculine, but I have to admit it actually smells great.</text:p>
          </table:table-cell>
          <table:table-cell office:value-type="string">
            <text:p>La bouteille n'est pas la plus masculine, mais je dois admettre que ça sent vraiment bon.</text:p>
          </table:table-cell>
          <table:table-cell table:number-columns-repeated="1020"/>
        </table:table-row>
        <table:table-row table:style-name="ro1">
          <table:table-cell table:number-columns-repeated="1024"/>
        </table:table-row>
        <table:table-row table:style-name="ro3">
          <table:table-cell table:number-columns-repeated="2"/>
          <table:table-cell office:value-type="string">
            <text:p>It's a little too big to make it pass through the keyhole.</text:p>
          </table:table-cell>
          <table:table-cell office:value-type="string">
            <text:p>C'est un peu trop grand pour le faire passer par le trou de la serrure.</text:p>
          </table:table-cell>
          <table:table-cell table:number-columns-repeated="1020"/>
        </table:table-row>
        <table:table-row table:style-name="ro1">
          <table:table-cell table:number-columns-repeated="1024"/>
        </table:table-row>
        <table:table-row table:style-name="ro3">
          <table:table-cell table:number-columns-repeated="2"/>
          <table:table-cell office:value-type="string">
            <text:p>Do you need some more bubble bath, by any chance? I have a bottle of it here with me.</text:p>
          </table:table-cell>
          <table:table-cell office:value-type="string">
            <text:p>N'avez-vous pas besoin d'un peu plus de bulles, par hasard ? J'ai une bouteille de bain moussant avec moi.</text:p>
          </table:table-cell>
          <table:table-cell table:number-columns-repeated="1020"/>
        </table:table-row>
        <table:table-row table:style-name="ro3">
          <table:table-cell table:number-columns-repeated="2"/>
          <table:table-cell office:value-type="string">
            <text:p>Ok, you can go in.</text:p>
          </table:table-cell>
          <table:table-cell office:value-type="string">
            <text:p>Ok, vous pouvez entrer.</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Well, actually a bath wouldn't hurt.</text:p>
          </table:table-cell>
          <table:table-cell table:style-name="ce31" office:value-type="string">
            <text:p>Eh bien, en fait un bain ne serait pas si mal.</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I'm afraid it wouldn't be enough to unstick him from his burial plot.</text:p>
          </table:table-cell>
          <table:table-cell table:style-name="ce31" office:value-type="string">
            <text:p>Je crains que ce ne soit pas suffisant pour le décoller de sa tombe.</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I better not; it would be rude.</text:p>
          </table:table-cell>
          <table:table-cell table:style-name="ce31" office:value-type="string">
            <text:p>Vaut mieux pas; ce serait grossier.</text:p>
          </table:table-cell>
          <table:table-cell table:number-columns-repeated="1020"/>
        </table:table-row>
        <table:table-row table:style-name="ro1">
          <table:table-cell table:number-columns-repeated="1024"/>
        </table:table-row>
        <table:table-row table:style-name="ro3">
          <table:table-cell table:style-name="ce2" office:value-type="string">
            <text:p>working voodoo doll</text:p>
          </table:table-cell>
          <table:table-cell office:value-type="string">
            <text:p>poupée vaudou complète</text:p>
          </table:table-cell>
          <table:table-cell office:value-type="string">
            <text:p>It's basically an action figure with a blond tuft.</text:p>
          </table:table-cell>
          <table:table-cell office:value-type="string">
            <text:p>C'est juste une figurine avec une touffe blonde.</text:p>
          </table:table-cell>
          <table:table-cell table:number-columns-repeated="1020"/>
        </table:table-row>
        <table:table-row table:style-name="ro1">
          <table:table-cell table:number-columns-repeated="1024"/>
        </table:table-row>
        <table:table-row table:style-name="ro3">
          <table:table-cell table:number-columns-repeated="2"/>
          <table:table-cell office:value-type="string">
            <text:p>You might want to stay at arm's length from the room.</text:p>
          </table:table-cell>
          <table:table-cell office:value-type="string">
            <text:p>Il est préférable de rester à bonne distance de la chambre.</text:p>
          </table:table-cell>
          <table:table-cell table:number-columns-repeated="1020"/>
        </table:table-row>
        <table:table-row table:style-name="ro3">
          <table:table-cell table:number-columns-repeated="2"/>
          <table:table-cell office:value-type="string">
            <text:p>You might want to stay at arm's length from the room.</text:p>
          </table:table-cell>
          <table:table-cell office:value-type="string">
            <text:p>Il est préférable de rester à bonne distance de la chambre.</text:p>
          </table:table-cell>
          <table:table-cell table:number-columns-repeated="1020"/>
        </table:table-row>
        <table:table-row table:style-name="ro3">
          <table:table-cell table:number-columns-repeated="2"/>
          <table:table-cell office:value-type="string">
            <text:p>You might want to stay at arm's length from the room.</text:p>
          </table:table-cell>
          <table:table-cell office:value-type="string">
            <text:p>Il est préférable de rester à bonne distance de la chambre.</text:p>
          </table:table-cell>
          <table:table-cell table:number-columns-repeated="1020"/>
        </table:table-row>
        <table:table-row table:style-name="ro3">
          <table:table-cell table:number-columns-repeated="2"/>
          <table:table-cell office:value-type="string">
            <text:p>I remind you we are in a different age.</text:p>
          </table:table-cell>
          <table:table-cell office:value-type="string">
            <text:p>Je te rappelle que nous sommes dans une autre époque.</text:p>
          </table:table-cell>
          <table:table-cell table:number-columns-repeated="1020"/>
        </table:table-row>
        <table:table-row table:style-name="ro3">
          <table:table-cell table:number-columns-repeated="2"/>
          <table:table-cell office:value-type="string">
            <text:p>Let's just hope this is the right time.</text:p>
          </table:table-cell>
          <table:table-cell office:value-type="string">
            <text:p>Espérons juste que c'est le bon moment.</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This is not the 'incentive' I need to get him out of that room.</text:p>
          </table:table-cell>
          <table:table-cell table:style-name="ce31" office:value-type="string">
            <text:p>Ce n'est pas la bonne 'motivation' dont j'ai besoin pour le faire sortir de cette pièce.</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No heat sources, nor missing limbs, remember?</text:p>
          </table:table-cell>
          <table:table-cell table:style-name="ce31" office:value-type="string">
            <text:p>Pas de sources de chaleur, ni de membres manquants, tu te souviens ?</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No heat sources, nor missing limbs, remember?</text:p>
          </table:table-cell>
          <table:table-cell table:style-name="ce31" office:value-type="string">
            <text:p>Pas de sources de chaleur, ni de membres manquants, tu te souviens ?</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No heat sources, nor missing limbs, remember?</text:p>
          </table:table-cell>
          <table:table-cell table:style-name="ce31" office:value-type="string">
            <text:p>Pas de sources de chaleur, ni de membres manquants, tu te souviens ?</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I think performing the ritual just once is enough.</text:p>
          </table:table-cell>
          <table:table-cell table:style-name="ce31" office:value-type="string">
            <text:p>Je pense qu'exécuter le rituel une seule fois est suffisant.</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This is not the 'incentive' I need to get him out of that room.</text:p>
          </table:table-cell>
          <table:table-cell table:style-name="ce31" office:value-type="string">
            <text:p>Ce n'est pas la bonne 'motivation' dont j'ai besoin pour le faire sortir de cette pièce.</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It would be very useful to me!</text:p>
          </table:table-cell>
          <table:table-cell table:style-name="ce31" office:value-type="string">
            <text:p>Ce serait très utile pour moi !</text:p>
          </table:table-cell>
          <table:table-cell table:number-columns-repeated="1020"/>
        </table:table-row>
        <table:table-row table:style-name="ro9">
          <table:table-cell table:number-columns-repeated="2"/>
          <table:table-cell office:value-type="string">
            <text:p>But I should just find a way to get it down from there.</text:p>
          </table:table-cell>
          <table:table-cell table:style-name="ce31" office:value-type="string">
            <text:p>Mais je devrais trouver un moyen de le faire descendre de là.</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No heat sources, nor missing limbs, remember?</text:p>
          </table:table-cell>
          <table:table-cell table:style-name="ce31" office:value-type="string">
            <text:p>Pas de sources de chaleur, ni de membres manquants, tu te souviens ?</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Thanks for your help.</text:p>
          </table:table-cell>
          <table:table-cell table:style-name="ce31" office:value-type="string">
            <text:p>Merci pour votre aide.</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No heat sources, nor missing limbs, remember?</text:p>
          </table:table-cell>
          <table:table-cell table:style-name="ce31" office:value-type="string">
            <text:p>Pas de sources de chaleur, ni de membres manquants, tu te souviens ?</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Voodoo and Catholicism don't exactly get along.</text:p>
          </table:table-cell>
          <table:table-cell table:style-name="ce31" office:value-type="string">
            <text:p>Le vaudou et le catholicisme ne s'entendent pas très bien.</text:p>
          </table:table-cell>
          <table:table-cell table:number-columns-repeated="1020"/>
        </table:table-row>
        <table:table-row table:style-name="ro9">
          <table:table-cell table:number-columns-repeated="2"/>
          <table:table-cell office:value-type="string">
            <text:p>Better not start digging up certain strange medieval persecutions.</text:p>
          </table:table-cell>
          <table:table-cell table:style-name="ce31" office:value-type="string">
            <text:p>Mieux vaut ne pas déterrer quelques persécutions étranges du Moyen Âge.</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When they talk about 'kids', they mean FLESH AND BLOOD kids.</text:p>
          </table:table-cell>
          <table:table-cell table:style-name="ce31" office:value-type="string">
            <text:p>Quand ils parlent 'd'enfants', ils veulent parler d'enfants DE CHAIR ET DE SANG.</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I don't think a few thorns would be enough.</text:p>
          </table:table-cell>
          <table:table-cell table:style-name="ce31" office:value-type="string">
            <text:p>Je ne crois pas que quelques épines suffiraient.</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Science and voodoo isn't the best of combinations.</text:p>
          </table:table-cell>
          <table:table-cell table:style-name="ce31" office:value-type="string">
            <text:p>La science et le vaudou ne forment pas la meilleure des combinaisons.</text:p>
          </table:table-cell>
          <table:table-cell table:number-columns-repeated="1020"/>
        </table:table-row>
        <table:table-row table:style-name="ro1">
          <table:table-cell table:number-columns-repeated="1024"/>
        </table:table-row>
        <table:table-row table:style-name="ro3">
          <table:table-cell table:style-name="ce2" office:value-type="string">
            <text:p>incomplete voodoo doll</text:p>
          </table:table-cell>
          <table:table-cell office:value-type="string">
            <text:p>poupée vaudou incomplète</text:p>
          </table:table-cell>
          <table:table-cell office:value-type="string">
            <text:p>If only I could attach the hair to the rag doll...</text:p>
          </table:table-cell>
          <table:table-cell office:value-type="string">
            <text:p>Si seulement je pouvais attacher les cheveux à la poupée de chiffon...</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No heat sources, nor missing limbs, remember?</text:p>
          </table:table-cell>
          <table:table-cell table:style-name="ce31" office:value-type="string">
            <text:p>Pas de sources de chaleur, ni de membres manquants, tu te souviens ?</text:p>
          </table:table-cell>
          <table:table-cell table:number-columns-repeated="1020"/>
        </table:table-row>
        <table:table-row table:style-name="ro1">
          <table:table-cell table:number-columns-repeated="1024"/>
        </table:table-row>
        <table:table-row table:style-name="ro3">
          <table:table-cell table:number-columns-repeated="2"/>
          <table:table-cell office:value-type="string">
            <text:p>WAKE UP, OLD MAN!</text:p>
          </table:table-cell>
          <table:table-cell office:value-type="string">
            <text:p>Debout, vieil homme !</text:p>
          </table:table-cell>
          <table:table-cell table:number-columns-repeated="1020"/>
        </table:table-row>
        <table:table-row table:style-name="ro3">
          <table:table-cell table:number-columns-repeated="2"/>
          <table:table-cell office:value-type="string">
            <text:p>You needn't shout like that.</text:p>
          </table:table-cell>
          <table:table-cell office:value-type="string">
            <text:p>Vous n'avez pas besoin de crier comme ça.</text:p>
          </table:table-cell>
          <table:table-cell table:number-columns-repeated="1020"/>
        </table:table-row>
        <table:table-row table:style-name="ro3">
          <table:table-cell table:number-columns-repeated="2"/>
          <table:table-cell office:value-type="string">
            <text:p>You're right, excuse me.</text:p>
          </table:table-cell>
          <table:table-cell office:value-type="string">
            <text:p>Vous avez raison, excusez-moi.</text:p>
          </table:table-cell>
          <table:table-cell table:number-columns-repeated="1020"/>
        </table:table-row>
        <table:table-row table:style-name="ro3">
          <table:table-cell table:number-columns-repeated="2"/>
          <table:table-cell office:value-type="string">
            <text:p>I forgive you.</text:p>
          </table:table-cell>
          <table:table-cell office:value-type="string">
            <text:p>Je vous pardonne.</text:p>
          </table:table-cell>
          <table:table-cell table:number-columns-repeated="1020"/>
        </table:table-row>
        <table:table-row table:style-name="ro3">
          <table:table-cell table:number-columns-repeated="2"/>
          <table:table-cell office:value-type="string">
            <text:p>Listen, could you maybe sew some of this hair on the head of this doll?</text:p>
          </table:table-cell>
          <table:table-cell office:value-type="string">
            <text:p>Écoutez, pourriez-vous coudre quelques cheveux sur la tête de cette poupée ?</text:p>
          </table:table-cell>
          <table:table-cell table:number-columns-repeated="1020"/>
        </table:table-row>
        <table:table-row table:style-name="ro3">
          <table:table-cell table:number-columns-repeated="2"/>
          <table:table-cell office:value-type="string">
            <text:p>An unusual request... but I perceive no reason not to indulge you.</text:p>
          </table:table-cell>
          <table:table-cell office:value-type="string">
            <text:p>C'est une demande assez inhabituelle... mais je ne vois aucune raison de ne pas vous faire plaisir.</text:p>
          </table:table-cell>
          <table:table-cell table:number-columns-repeated="1020"/>
        </table:table-row>
        <table:table-row table:style-name="ro3">
          <table:table-cell table:number-columns-repeated="2"/>
          <table:table-cell office:value-type="string">
            <text:p>Give it to me.</text:p>
          </table:table-cell>
          <table:table-cell office:value-type="string">
            <text:p>Donnez-la moi.</text:p>
          </table:table-cell>
          <table:table-cell table:number-columns-repeated="1020"/>
        </table:table-row>
        <table:table-row table:style-name="ro3">
          <table:table-cell table:number-columns-repeated="2"/>
          <table:table-cell office:value-type="string">
            <text:p>Too kind.</text:p>
          </table:table-cell>
          <table:table-cell office:value-type="string">
            <text:p>Trop gentil.</text:p>
          </table:table-cell>
          <table:table-cell table:number-columns-repeated="1020"/>
        </table:table-row>
        <table:table-row table:style-name="ro1">
          <table:table-cell table:number-columns-repeated="1024"/>
        </table:table-row>
        <table:table-row table:style-name="ro9">
          <table:table-cell table:number-columns-repeated="2"/>
          <table:table-cell table:style-name="ce7" office:value-type="string">
            <text:p>I suppose I need to find a way to attach the hair to it first.</text:p>
          </table:table-cell>
          <table:table-cell table:style-name="ce31" office:value-type="string">
            <text:p>Je suppose que je dois trouver un moyen d'attacher les cheveux d'abord.</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Maybe there's something written in here about that.</text:p>
          </table:table-cell>
          <table:table-cell table:style-name="ce31" office:value-type="string">
            <text:p>Il y a peut-être quelque chose d'écrit ici à ce sujet.</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No heat sources, nor missing limbs, remember?</text:p>
          </table:table-cell>
          <table:table-cell table:style-name="ce31" office:value-type="string">
            <text:p>Pas de sources de chaleur, ni de membres manquants, tu te souviens ?</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Voodoo and Catholicism don't exactly get along.</text:p>
          </table:table-cell>
          <table:table-cell table:style-name="ce31" office:value-type="string">
            <text:p>Le vaudou et le catholicisme ne s'entendent pas très bien.</text:p>
          </table:table-cell>
          <table:table-cell table:number-columns-repeated="1020"/>
        </table:table-row>
        <table:table-row table:style-name="ro9">
          <table:table-cell table:number-columns-repeated="2"/>
          <table:table-cell office:value-type="string">
            <text:p>Better not start digging up certain strange medieval persecutions.</text:p>
          </table:table-cell>
          <table:table-cell table:style-name="ce31" office:value-type="string">
            <text:p>Mieux vaut ne pas déterrer quelques persécutions étranges du Moyen Âge.</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Science and voodoo isn't the best of combinations.</text:p>
          </table:table-cell>
          <table:table-cell table:style-name="ce31" office:value-type="string">
            <text:p>La science et le vaudou ne forment pas la meilleure des combinaisons.</text:p>
          </table:table-cell>
          <table:table-cell table:number-columns-repeated="1020"/>
        </table:table-row>
        <table:table-row table:style-name="ro1">
          <table:table-cell table:number-columns-repeated="1024"/>
        </table:table-row>
        <table:table-row table:style-name="ro3">
          <table:table-cell table:style-name="ce2" office:value-type="string">
            <text:p>voodoo doll</text:p>
          </table:table-cell>
          <table:table-cell office:value-type="string">
            <text:p>poupée vaudou </text:p>
          </table:table-cell>
          <table:table-cell office:value-type="string">
            <text:p>All those long hours spent playing with Monkey Island couldn't have a different outcome.</text:p>
          </table:table-cell>
          <table:table-cell office:value-type="string">
            <text:p>Toutes ces heures passées à jouer à Monkey Island n'auront pas servi à rien.</text:p>
          </table:table-cell>
          <table:table-cell table:number-columns-repeated="1020"/>
        </table:table-row>
        <table:table-row table:style-name="ro3">
          <table:table-cell table:style-name="ce2" office:value-type="string">
            <text:p>voodoo doll</text:p>
          </table:table-cell>
          <table:table-cell office:value-type="string">
            <text:p>poupée vaudou </text:p>
          </table:table-cell>
          <table:table-cell office:value-type="string">
            <text:p>There's something Denmark in the state of rotten.</text:p>
          </table:table-cell>
          <table:table-cell office:value-type="string">
            <text:p>Il ne reste pas grand-chose de cette poupée</text:p>
          </table:table-cell>
          <table:table-cell table:number-columns-repeated="1020"/>
        </table:table-row>
        <table:table-row table:style-name="ro1">
          <table:table-cell table:number-columns-repeated="1024"/>
        </table:table-row>
        <table:table-row table:style-name="ro3">
          <table:table-cell table:number-columns-repeated="2"/>
          <table:table-cell office:value-type="string">
            <text:p>You might want to stay at arm's length from the room.</text:p>
          </table:table-cell>
          <table:table-cell office:value-type="string">
            <text:p>Il est préférable de rester à bonne distance de la chambre.</text:p>
          </table:table-cell>
          <table:table-cell table:number-columns-repeated="1020"/>
        </table:table-row>
        <table:table-row table:style-name="ro3">
          <table:table-cell table:number-columns-repeated="2"/>
          <table:table-cell office:value-type="string">
            <text:p>You might want to stay at arm's length from the room.</text:p>
          </table:table-cell>
          <table:table-cell office:value-type="string">
            <text:p>Il est préférable de rester à bonne distance de la chambre.</text:p>
          </table:table-cell>
          <table:table-cell table:number-columns-repeated="1020"/>
        </table:table-row>
        <table:table-row table:style-name="ro3">
          <table:table-cell table:number-columns-repeated="2"/>
          <table:table-cell office:value-type="string">
            <text:p>You might want to stay at arm's length from the room.</text:p>
          </table:table-cell>
          <table:table-cell office:value-type="string">
            <text:p>Il est préférable de rester à bonne distance de la chambre.</text:p>
          </table:table-cell>
          <table:table-cell table:number-columns-repeated="1020"/>
        </table:table-row>
        <table:table-row table:style-name="ro3">
          <table:table-cell table:number-columns-repeated="2"/>
          <table:table-cell office:value-type="string">
            <text:p>I remind you we are in a different age.</text:p>
          </table:table-cell>
          <table:table-cell office:value-type="string">
            <text:p>Je te rappelle que nous sommes dans une autre époque.</text:p>
          </table:table-cell>
          <table:table-cell table:number-columns-repeated="1020"/>
        </table:table-row>
        <table:table-row table:style-name="ro3">
          <table:table-cell table:number-columns-repeated="2"/>
          <table:table-cell office:value-type="string">
            <text:p>Thanks, this thing was really getting under my sk...</text:p>
          </table:table-cell>
          <table:table-cell office:value-type="string">
            <text:p>Merci, cette chose commençait à me piquer la pe...</text:p>
          </table:table-cell>
          <table:table-cell table:number-columns-repeated="1020"/>
        </table:table-row>
        <table:table-row table:style-name="ro3">
          <table:table-cell table:number-columns-repeated="2"/>
          <table:table-cell office:value-type="string">
            <text:p>Yes, well... you know.</text:p>
          </table:table-cell>
          <table:table-cell office:value-type="string">
            <text:p>Enfin... tu sais bien.</text:p>
          </table:table-cell>
          <table:table-cell table:number-columns-repeated="1020"/>
        </table:table-row>
        <table:table-row table:style-name="ro3">
          <table:table-cell table:number-columns-repeated="2"/>
          <table:table-cell office:value-type="string">
            <text:p>There's something I'm not getting. It doesn't work.</text:p>
          </table:table-cell>
          <table:table-cell office:value-type="string">
            <text:p>Il y a quelque chose que je ne comprends pas. Ça ne fonctionne pas.</text:p>
          </table:table-cell>
          <table:table-cell table:number-columns-repeated="1020"/>
        </table:table-row>
        <table:table-row table:style-name="ro1">
          <table:table-cell table:number-columns-repeated="1024"/>
        </table:table-row>
        <table:table-row table:style-name="ro3">
          <table:table-cell table:number-columns-repeated="2"/>
          <table:table-cell office:value-type="string">
            <text:p>What precisely am I supposed to do now?</text:p>
          </table:table-cell>
          <table:table-cell office:value-type="string">
            <text:p>Que dois-je faire maintenant exactement ?</text:p>
          </table:table-cell>
          <table:table-cell table:number-columns-repeated="1020"/>
        </table:table-row>
        <table:table-row table:style-name="ro3">
          <table:table-cell table:number-columns-repeated="2"/>
          <table:table-cell office:value-type="string">
            <text:p>Ok, negative thoughts...</text:p>
          </table:table-cell>
          <table:table-cell office:value-type="string">
            <text:p>Ok, pensées négatives…</text:p>
          </table:table-cell>
          <table:table-cell table:number-columns-repeated="1020"/>
        </table:table-row>
        <table:table-row table:style-name="ro3">
          <table:table-cell table:number-columns-repeated="2"/>
          <table:table-cell office:value-type="string">
            <text:p>Nothing easier. All because of how easily I can project my complete hate of other people.</text:p>
          </table:table-cell>
          <table:table-cell office:value-type="string">
            <text:p>Rien de plus simple. C'est si facile de projeter ma haine sur les autres.</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Maybe there's something written in here about that.</text:p>
          </table:table-cell>
          <table:table-cell table:style-name="ce31" office:value-type="string">
            <text:p>Il y a peut-être quelque chose d'écrit ici à ce sujet.</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Voodoo and Catholicism don't exactly get along.</text:p>
          </table:table-cell>
          <table:table-cell table:style-name="ce31" office:value-type="string">
            <text:p>Le vaudou et le catholicisme ne s'entendent pas très bien.</text:p>
          </table:table-cell>
          <table:table-cell table:number-columns-repeated="1020"/>
        </table:table-row>
        <table:table-row table:style-name="ro9">
          <table:table-cell table:number-columns-repeated="2"/>
          <table:table-cell office:value-type="string">
            <text:p>Better not start digging up certain strange medieval persecutions.</text:p>
          </table:table-cell>
          <table:table-cell table:style-name="ce31" office:value-type="string">
            <text:p>Mieux vaut ne pas déterrer quelques persécutions étranges du Moyen Âge.</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Science and voodoo isn't the best of combinations.</text:p>
          </table:table-cell>
          <table:table-cell table:style-name="ce31" office:value-type="string">
            <text:p>La science et le vaudou ne forment pas la meilleure des combinaisons.</text:p>
          </table:table-cell>
          <table:table-cell table:number-columns-repeated="1020"/>
        </table:table-row>
        <table:table-row table:style-name="ro1">
          <table:table-cell table:number-columns-repeated="1024"/>
        </table:table-row>
        <table:table-row table:style-name="ro3">
          <table:table-cell table:style-name="ce2" office:value-type="string">
            <text:p>banknotes</text:p>
          </table:table-cell>
          <table:table-cell office:value-type="string">
            <text:p>billets</text:p>
          </table:table-cell>
          <table:table-cell office:value-type="string">
            <text:p>Big money!</text:p>
          </table:table-cell>
          <table:table-cell table:style-name="ce20" office:value-type="string">
            <text:p>Big money !</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He would spend it all to buy more booze.</text:p>
          </table:table-cell>
          <table:table-cell table:style-name="ce31" office:value-type="string">
            <text:p>Il dépenserait tout pour acheter plus d'alcool.</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I don't want to put him on the spot.</text:p>
          </table:table-cell>
          <table:table-cell table:style-name="ce31" office:value-type="string">
            <text:p>Je ne veux pas le mettre sur les lieux.</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If I found it earlier, I could have avoided all this mess.</text:p>
          </table:table-cell>
          <table:table-cell table:style-name="ce31" office:value-type="string">
            <text:p>Si je l'avais trouvé plus tôt, j'aurais pu éviter tout ce bazar.</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I thought the shape of the hole was self-explanatory.</text:p>
          </table:table-cell>
          <table:table-cell table:style-name="ce31" office:value-type="string">
            <text:p>Je pensais que la forme du trou était plutôt explicite.</text:p>
          </table:table-cell>
          <table:table-cell table:number-columns-repeated="1020"/>
        </table:table-row>
        <table:table-row table:style-name="ro9">
          <table:table-cell table:number-columns-repeated="2"/>
          <table:table-cell office:value-type="string">
            <text:p>Anyway, let me help you... it needs a coin.</text:p>
          </table:table-cell>
          <table:table-cell table:style-name="ce31" office:value-type="string">
            <text:p>Quoi qu'il en soit, laisse-moi t'aider... il faut une pièce de monnaie.</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It's completely antithetical to his life style.</text:p>
          </table:table-cell>
          <table:table-cell table:style-name="ce31" office:value-type="string">
            <text:p>C'est complètement contraire à son style de vie.</text:p>
          </table:table-cell>
          <table:table-cell table:number-columns-repeated="1020"/>
        </table:table-row>
        <table:table-row table:style-name="ro9">
          <table:table-cell table:number-columns-repeated="2"/>
          <table:table-cell office:value-type="string">
            <text:p>At least theoretically...</text:p>
          </table:table-cell>
          <table:table-cell table:style-name="ce31" office:value-type="string">
            <text:p>Du moins théoriquement...</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I'm afraid you've seen too many episodes of Mr. Robot.</text:p>
          </table:table-cell>
          <table:table-cell table:style-name="ce31" office:value-type="string">
            <text:p>Je crois que tu as vu trop d'épisodes de Mr. Robot.</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I think you would need a lot more than that to enter their 'circle'.</text:p>
          </table:table-cell>
          <table:table-cell table:style-name="ce31" office:value-type="string">
            <text:p>Je pense que tu aurais besoin de beaucoup plus que ça pour entrer dans leur « cercle ».</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Do you remember the lesson to 'get rid of your possessions'?</text:p>
          </table:table-cell>
          <table:table-cell table:style-name="ce31" office:value-type="string">
            <text:p>Tu te rappelles de la leçon pour « se débarrasser de ses biens » ?</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10">
          <table:table-cell table:number-columns-repeated="2"/>
          <table:table-cell office:value-type="string">
            <text:p>If he chose to betray the son of God for thirty miserable pieces of silver, who knows what he'd be capable of for this kind of dough.</text:p>
          </table:table-cell>
          <table:table-cell table:style-name="ce31" office:value-type="string">
            <text:p>S'il a choisi de trahir le fils de Dieu pour trente misérables pièces d'argent, qui sait ce qu'il serait capable de faire pour tout ce pognon.</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It's only fair they make it by themselves.</text:p>
          </table:table-cell>
          <table:table-cell table:style-name="ce31" office:value-type="string">
            <text:p>C'est plus juste qu'ils le fassent par eux-mêmes.</text:p>
          </table:table-cell>
          <table:table-cell table:number-columns-repeated="1020"/>
        </table:table-row>
        <table:table-row table:style-name="ro1">
          <table:table-cell table:number-columns-repeated="1024"/>
        </table:table-row>
        <table:table-row table:style-name="ro3">
          <table:table-cell table:number-columns-repeated="2"/>
          <table:table-cell office:value-type="string">
            <text:p>I certainly can't just soak them.</text:p>
          </table:table-cell>
          <table:table-cell office:value-type="string">
            <text:p>Je ne peux quand même pas les faire tremper.</text:p>
          </table:table-cell>
          <table:table-cell table:number-columns-repeated="1020"/>
        </table:table-row>
        <table:table-row table:style-name="ro3">
          <table:table-cell table:number-columns-repeated="2"/>
          <table:table-cell office:value-type="string">
            <text:p>Done.</text:p>
          </table:table-cell>
          <table:table-cell office:value-type="string">
            <text:p>Terminé.</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We're not in the right age.</text:p>
          </table:table-cell>
          <table:table-cell table:style-name="ce31" office:value-type="string">
            <text:p>Nous ne sommes pas dans la bonne époque.</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We're not in the right age.</text:p>
          </table:table-cell>
          <table:table-cell table:style-name="ce31" office:value-type="string">
            <text:p>Nous ne sommes pas dans la bonne époque.</text:p>
          </table:table-cell>
          <table:table-cell table:number-columns-repeated="1020"/>
        </table:table-row>
        <table:table-row table:style-name="ro1">
          <table:table-cell table:number-columns-repeated="1024"/>
        </table:table-row>
        <table:table-row table:style-name="ro3">
          <table:table-cell table:style-name="ce2" office:value-type="string">
            <text:p>wrappings</text:p>
          </table:table-cell>
          <table:table-cell office:value-type="string">
            <text:p>emballages</text:p>
          </table:table-cell>
          <table:table-cell table:style-name="ce13" office:value-type="string">
            <text:p>They really couldn't wait to consummate their wedding night.</text:p>
          </table:table-cell>
          <table:table-cell office:value-type="string">
            <text:p>Ils ne pouvaient vraiment pas attendre pour consommer leur nuit de noces.</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Someone could have really used it.</text:p>
          </table:table-cell>
          <table:table-cell table:style-name="ce31" office:value-type="string">
            <text:p>Quelqu'un aurait vraiment pu l'utiliser.</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It's not a bad idea, but first I want to be sure I've done whatever is necessary.</text:p>
          </table:table-cell>
          <table:table-cell table:style-name="ce31" office:value-type="string">
            <text:p>Ce n'est pas une mauvaise idée, mais d'abord je veux être sûr d'avoir fait tout ce qui est nécessaire.</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It's not like I'm a nurse.</text:p>
          </table:table-cell>
          <table:table-cell table:style-name="ce31" office:value-type="string">
            <text:p>Ce n'est pas comme si j'étais une infirmière.</text:p>
          </table:table-cell>
          <table:table-cell table:number-columns-repeated="1020"/>
        </table:table-row>
        <table:table-row table:style-name="ro1">
          <table:table-cell table:number-columns-repeated="1024"/>
        </table:table-row>
        <table:table-row table:style-name="ro3">
          <table:table-cell table:style-name="ce2" office:value-type="string">
            <text:p>bible</text:p>
          </table:table-cell>
          <table:table-cell office:value-type="string">
            <text:p>bible</text:p>
          </table:table-cell>
          <table:table-cell office:value-type="string">
            <text:p>A little help from above could always be useful.</text:p>
          </table:table-cell>
          <table:table-cell office:value-type="string">
            <text:p>Un peu d'aide de là-haut, ça peut toujours être utile.</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Straight out of the weekly release of 'Build your own wedding' magazine.</text:p>
          </table:table-cell>
          <table:table-cell table:style-name="ce31" office:value-type="string">
            <text:p>Tout droit sorti du magazine hebdomadaire 'Construisez votre propre mariage'.</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Let's avoid such acts of blasphemy.</text:p>
          </table:table-cell>
          <table:table-cell table:style-name="ce31" office:value-type="string">
            <text:p>Evitons tout acte de blasphème.</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Straight out of the weekly release of 'Build your own wedding' magazine.</text:p>
          </table:table-cell>
          <table:table-cell table:style-name="ce31" office:value-type="string">
            <text:p>Tout droit sorti du magazine hebdomadaire 'Construisez votre propre mariage'.</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Sex outside marriage? Heresy!</text:p>
          </table:table-cell>
          <table:table-cell table:style-name="ce31" office:value-type="string">
            <text:p>Le sexe en dehors du mariage ? Hérésie !</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It'd be rather embarrassing to explain.</text:p>
          </table:table-cell>
          <table:table-cell table:style-name="ce31" office:value-type="string">
            <text:p>Ce serait plutôt embarrassant à expliquer.</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Let's avoid such acts of blasphemy.</text:p>
          </table:table-cell>
          <table:table-cell table:style-name="ce31" office:value-type="string">
            <text:p>Evitons tout acte de blasphème.</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The eternal struggle between sacred and pagan.</text:p>
          </table:table-cell>
          <table:table-cell table:style-name="ce31" office:value-type="string">
            <text:p>La lutte éternelle entre le sacré et le païen.</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He didn't follow your guidelines much, did he? </text:p>
          </table:table-cell>
          <table:table-cell table:style-name="ce31" office:value-type="string">
            <text:p>Il n'a pas suivi vos directives, n'est-ce pas ?</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I better not; it would be rude.</text:p>
          </table:table-cell>
          <table:table-cell table:style-name="ce31" office:value-type="string">
            <text:p>Vaut mieux pas; ce serait grossier.</text:p>
          </table:table-cell>
          <table:table-cell table:number-columns-repeated="1020"/>
        </table:table-row>
        <table:table-row table:style-name="ro1">
          <table:table-cell table:number-columns-repeated="1024"/>
        </table:table-row>
        <table:table-row table:style-name="ro3">
          <table:table-cell table:number-columns-repeated="2"/>
          <table:table-cell office:value-type="string">
            <text:p>Why should I? To get it signed?</text:p>
          </table:table-cell>
          <table:table-cell office:value-type="string">
            <text:p>Pourquoi ? Pour la faire dédicacer ?</text:p>
          </table:table-cell>
          <table:table-cell table:number-columns-repeated="1020"/>
        </table:table-row>
        <table:table-row table:style-name="ro3">
          <table:table-cell table:number-columns-repeated="2"/>
          <table:table-cell office:value-type="string">
            <text:p>Could this help?</text:p>
          </table:table-cell>
          <table:table-cell office:value-type="string">
            <text:p>Est-ce que ça pourrait aider ?</text:p>
          </table:table-cell>
          <table:table-cell table:number-columns-repeated="1020"/>
        </table:table-row>
        <table:table-row table:style-name="ro3">
          <table:table-cell table:number-columns-repeated="2"/>
          <table:table-cell office:value-type="string">
            <text:p>Just what I needed. We'll see you at the wedding, then.</text:p>
          </table:table-cell>
          <table:table-cell office:value-type="string">
            <text:p>Exactement ce dont j'avais besoin. Nous vous verrons au mariage alors.</text:p>
          </table:table-cell>
          <table:table-cell table:number-columns-repeated="1020"/>
        </table:table-row>
        <table:table-row table:style-name="ro3">
          <table:table-cell table:number-columns-repeated="2"/>
          <table:table-cell office:value-type="string">
            <text:p>But... you don't even know where the wedding is!</text:p>
          </table:table-cell>
          <table:table-cell office:value-type="string">
            <text:p>Mais vous ne savez même pas où a lieu le mariage !</text:p>
          </table:table-cell>
          <table:table-cell table:number-columns-repeated="1020"/>
        </table:table-row>
        <table:table-row table:style-name="ro3">
          <table:table-cell table:number-columns-repeated="2"/>
          <table:table-cell office:value-type="string">
            <text:p>Brother, I may be wasted... but I'm still omniscient, after all.</text:p>
          </table:table-cell>
          <table:table-cell office:value-type="string">
            <text:p>Mon frère, je suis peut-être bourré... mais je suis toujours omniscient.</text:p>
          </table:table-cell>
          <table:table-cell table:number-columns-repeated="1020"/>
        </table:table-row>
        <table:table-row table:style-name="ro3">
          <table:table-cell table:number-columns-repeated="2"/>
          <table:table-cell office:value-type="string">
            <text:p>See you later.</text:p>
          </table:table-cell>
          <table:table-cell office:value-type="string">
            <text:p>À plus tard.</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Let's avoid such acts of blasphemy.</text:p>
          </table:table-cell>
          <table:table-cell table:style-name="ce31" office:value-type="string">
            <text:p>Evitons tout acte de blasphème.</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10">
          <table:table-cell table:number-columns-repeated="2"/>
          <table:table-cell office:value-type="string">
            <text:p>It's his fault if the third book of the bestselling fantasy saga of all time has never seen the light.</text:p>
          </table:table-cell>
          <table:table-cell table:style-name="ce31" office:value-type="string">
            <text:p>C'est de sa faute si le troisième opus de la meilleure saga fantastique de tous les temps n'a jamais vu le jour.</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Go back to the Nether Realm, vile creature of Satan!</text:p>
          </table:table-cell>
          <table:table-cell table:style-name="ce31" office:value-type="string">
            <text:p>Retourne au Nether Realm, vile créature de Satan !</text:p>
          </table:table-cell>
          <table:table-cell table:number-columns-repeated="1020"/>
        </table:table-row>
        <table:table-row table:style-name="ro9">
          <table:table-cell table:number-columns-repeated="2"/>
          <table:table-cell office:value-type="string">
            <text:p>You're the worst exorcist I've ever met.</text:p>
          </table:table-cell>
          <table:table-cell table:style-name="ce31" office:value-type="string">
            <text:p>Tu es le pire exorciste que j'ai jamais rencontré.</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I'd avoid filling this location with too many sacred elements.</text:p>
          </table:table-cell>
          <table:table-cell table:style-name="ce31" office:value-type="string">
            <text:p>Je devrais éviter de remplir cet endroit avec trop d'éléments sacrés.</text:p>
          </table:table-cell>
          <table:table-cell table:number-columns-repeated="1020"/>
        </table:table-row>
        <table:table-row table:style-name="ro9">
          <table:table-cell table:number-columns-repeated="2"/>
          <table:table-cell office:value-type="string">
            <text:p>More than I can bear, I mean.</text:p>
          </table:table-cell>
          <table:table-cell table:style-name="ce31" office:value-type="string">
            <text:p>Plus que je ne peux supporter, je veux dire.</text:p>
          </table:table-cell>
          <table:table-cell table:number-columns-repeated="1020"/>
        </table:table-row>
        <table:table-row table:style-name="ro1">
          <table:table-cell table:number-columns-repeated="1024"/>
        </table:table-row>
        <table:table-row table:style-name="ro3">
          <table:table-cell table:style-name="ce2" office:value-type="string">
            <text:p>beer</text:p>
          </table:table-cell>
          <table:table-cell office:value-type="string">
            <text:p>bière</text:p>
          </table:table-cell>
          <table:table-cell office:value-type="string">
            <text:p>Beeeeeer!</text:p>
          </table:table-cell>
          <table:table-cell office:value-type="string">
            <text:p>Bièèèèèère !</text:p>
          </table:table-cell>
          <table:table-cell table:number-columns-repeated="1020"/>
        </table:table-row>
        <table:table-row table:style-name="ro3">
          <table:table-cell table:style-name="ce2" office:value-type="string">
            <text:p>beer</text:p>
          </table:table-cell>
          <table:table-cell office:value-type="string">
            <text:p>bière</text:p>
          </table:table-cell>
          <table:table-cell office:value-type="string">
            <text:p>What else do you need to know?</text:p>
          </table:table-cell>
          <table:table-cell office:value-type="string">
            <text:p>Que voulez-vous savoir d'autre ?</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Worse than mixing beer and coke.</text:p>
          </table:table-cell>
          <table:table-cell table:style-name="ce31" office:value-type="string">
            <text:p>Pire qu'un mélange de bière et de coca.</text:p>
          </table:table-cell>
          <table:table-cell table:number-columns-repeated="1020"/>
        </table:table-row>
        <table:table-row table:style-name="ro1">
          <table:table-cell table:number-columns-repeated="1024"/>
        </table:table-row>
        <table:table-row table:style-name="ro3">
          <table:table-cell table:number-columns-repeated="2"/>
          <table:table-cell office:value-type="string">
            <text:p>Nope.</text:p>
          </table:table-cell>
          <table:table-cell office:value-type="string">
            <text:p>Nope.</text:p>
          </table:table-cell>
          <table:table-cell table:number-columns-repeated="1020"/>
        </table:table-row>
        <table:table-row table:style-name="ro3">
          <table:table-cell table:number-columns-repeated="2"/>
          <table:table-cell office:value-type="string">
            <text:p>On the house!</text:p>
          </table:table-cell>
          <table:table-cell office:value-type="string">
            <text:p>C'est la maison qui régale !</text:p>
          </table:table-cell>
          <table:table-cell table:number-columns-repeated="1020"/>
        </table:table-row>
        <table:table-row table:style-name="ro3">
          <table:table-cell table:number-columns-repeated="2"/>
          <table:table-cell office:value-type="string">
            <text:p>You can never say no to a drink!</text:p>
          </table:table-cell>
          <table:table-cell office:value-type="string">
            <text:p>Un petit verre, ça ne se refuse pas !</text:p>
          </table:table-cell>
          <table:table-cell table:number-columns-repeated="1020"/>
        </table:table-row>
        <table:table-row table:style-name="ro1">
          <table:table-cell table:number-columns-repeated="1024"/>
        </table:table-row>
        <table:table-row table:style-name="ro3">
          <table:table-cell table:number-columns-repeated="2"/>
          <table:table-cell office:value-type="string">
            <text:p>Nope.</text:p>
          </table:table-cell>
          <table:table-cell office:value-type="string">
            <text:p>Nope.</text:p>
          </table:table-cell>
          <table:table-cell table:number-columns-repeated="1020"/>
        </table:table-row>
        <table:table-row table:style-name="ro3">
          <table:table-cell table:number-columns-repeated="2"/>
          <table:table-cell office:value-type="string">
            <text:p>On the house!</text:p>
          </table:table-cell>
          <table:table-cell office:value-type="string">
            <text:p>C'est la maison qui régale !</text:p>
          </table:table-cell>
          <table:table-cell table:number-columns-repeated="1020"/>
        </table:table-row>
        <table:table-row table:style-name="ro3">
          <table:table-cell table:number-columns-repeated="2"/>
          <table:table-cell office:value-type="string">
            <text:p>You can never say no to a drink!</text:p>
          </table:table-cell>
          <table:table-cell office:value-type="string">
            <text:p>Un petit verre, ça ne se refuse pas !</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Better not add fuel to the fire.</text:p>
          </table:table-cell>
          <table:table-cell table:style-name="ce31" office:value-type="string">
            <text:p>Mieux vaut ne pas ajouter de carburant sur le feu.</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He's already alcohol-equipped.</text:p>
          </table:table-cell>
          <table:table-cell table:style-name="ce31" office:value-type="string">
            <text:p>Il a déjà de l'alcool.</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He's already drunk as it is.</text:p>
          </table:table-cell>
          <table:table-cell table:style-name="ce31" office:value-type="string">
            <text:p>Il est déjà suffisamment ivre comme ça.</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He's already drunk as it is.</text:p>
          </table:table-cell>
          <table:table-cell table:style-name="ce31" office:value-type="string">
            <text:p>Il est déjà suffisamment ivre comme ça.</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He's already alcohol-equipped.</text:p>
          </table:table-cell>
          <table:table-cell table:style-name="ce31" office:value-type="string">
            <text:p>Il a déjà de l'alcool.</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Worse than mixing beer and coke.</text:p>
          </table:table-cell>
          <table:table-cell table:style-name="ce31" office:value-type="string">
            <text:p>Pire qu'un mélange de bière et de coca.</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Absolutely not, I wouldn't be able to distinguish it.</text:p>
          </table:table-cell>
          <table:table-cell table:style-name="ce31" office:value-type="string">
            <text:p>Absolument pas, je ne pourrais pas le distinguer.</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It's already full.</text:p>
          </table:table-cell>
          <table:table-cell table:style-name="ce31" office:value-type="string">
            <text:p>C'est déjà plein.</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Sometimes you positively surprise me with your sadistic attitude.</text:p>
          </table:table-cell>
          <table:table-cell table:style-name="ce31" office:value-type="string">
            <text:p>Parfois, tu me surprends en bien avec ton attitude sadique.</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Hey, he's underage!</text:p>
          </table:table-cell>
          <table:table-cell table:style-name="ce31" office:value-type="string">
            <text:p>Hé, il est mineur !</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I understand your envy, but just try to elevate your intelligence instead of lowering the average standard.</text:p>
          </table:table-cell>
          <table:table-cell table:style-name="ce31" office:value-type="string">
            <text:p>Je comprends ton envie, mais essaye juste d'élever le niveau au lieu de t'abaisser à la moyenne.</text:p>
          </table:table-cell>
          <table:table-cell table:number-columns-repeated="1020"/>
        </table:table-row>
        <table:table-row table:style-name="ro1">
          <table:table-cell table:number-columns-repeated="1024"/>
        </table:table-row>
        <table:table-row table:style-name="ro3">
          <table:table-cell table:style-name="ce2" office:value-type="string">
            <text:p>empty glass</text:p>
          </table:table-cell>
          <table:table-cell office:value-type="string">
            <text:p>verre vide</text:p>
          </table:table-cell>
          <table:table-cell office:value-type="string">
            <text:p>What else can you do with an empty glass at a party?</text:p>
          </table:table-cell>
          <table:table-cell office:value-type="string">
            <text:p>Que peut-on faire d'autre avec un verre vide lors d'une fête ?</text:p>
          </table:table-cell>
          <table:table-cell table:number-columns-repeated="1020"/>
        </table:table-row>
        <table:table-row table:style-name="ro3">
          <table:table-cell table:style-name="ce2" office:value-type="string">
            <text:p>empty glass</text:p>
          </table:table-cell>
          <table:table-cell office:value-type="string">
            <text:p>verre vide</text:p>
          </table:table-cell>
          <table:table-cell office:value-type="string">
            <text:p>Don't rely on me for all the answers.</text:p>
          </table:table-cell>
          <table:table-cell office:value-type="string">
            <text:p>Ne compte pas sur moi pour t'apporter toutes les réponses.</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I'd rather keep it in the bottle.</text:p>
          </table:table-cell>
          <table:table-cell table:style-name="ce31" office:value-type="string">
            <text:p>Je préfère en garder dans la bouteille.</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I don't think he'd be happy If I offered him an empty paper cup.</text:p>
          </table:table-cell>
          <table:table-cell table:style-name="ce31" office:value-type="string">
            <text:p>Je ne pense pas qu'il serait très heureux si je lui offrais un gobelet vide.</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I don't believe he's the most appropriate person to beg from.</text:p>
          </table:table-cell>
          <table:table-cell table:style-name="ce31" office:value-type="string">
            <text:p>Je ne crois pas qu'il soit la personne la plus appropriée pour mendier.</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I don't think he'd be happy If I offered him an empty paper cup.</text:p>
          </table:table-cell>
          <table:table-cell table:style-name="ce31" office:value-type="string">
            <text:p>Je ne pense pas qu'il serait très heureux si je lui offrais un gobelet vide.</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That spider is a bit too big to be captured with a paper cup.</text:p>
          </table:table-cell>
          <table:table-cell table:style-name="ce31" office:value-type="string">
            <text:p>Cette araignée est un peu trop grosse pour être capturée avec un gobelet.</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He already has a glass, but insists on not using it.</text:p>
          </table:table-cell>
          <table:table-cell table:style-name="ce31" office:value-type="string">
            <text:p>Il a déjà un verre, mais insiste pour ne pas l'utiliser.</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I'd rather keep it in the bottle.</text:p>
          </table:table-cell>
          <table:table-cell table:style-name="ce31" office:value-type="string">
            <text:p>Je préfère en garder dans la bouteille.</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There's no turning back.</text:p>
          </table:table-cell>
          <table:table-cell table:style-name="ce31" office:value-type="string">
            <text:p>Il n'y a pas de retour en arrière.</text:p>
          </table:table-cell>
          <table:table-cell table:number-columns-repeated="1020"/>
        </table:table-row>
        <table:table-row table:style-name="ro1">
          <table:table-cell table:number-columns-repeated="1024"/>
        </table:table-row>
        <table:table-row table:style-name="ro3">
          <table:table-cell table:style-name="ce2" office:value-type="string">
            <text:p>mug</text:p>
          </table:table-cell>
          <table:table-cell office:value-type="string">
            <text:p>chope</text:p>
          </table:table-cell>
          <table:table-cell office:value-type="string">
            <text:p>A dusty beer mug.</text:p>
          </table:table-cell>
          <table:table-cell office:value-type="string">
            <text:p>Une chope de bière poussiéreuse.</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I have to find something to dissolve them in.</text:p>
          </table:table-cell>
          <table:table-cell table:style-name="ce31" office:value-type="string">
            <text:p>Je dois trouver quelque chose pour les dissoudre.</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Cheers!</text:p>
          </table:table-cell>
          <table:table-cell table:style-name="ce31" office:value-type="string">
            <text:p>Santé !</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Sometimes there's nothing better than a good sip of cement.</text:p>
          </table:table-cell>
          <table:table-cell table:style-name="ce31" office:value-type="string">
            <text:p>Parfois, il n'y a rien de mieux qu'une bonne gorgée de ciment.</text:p>
          </table:table-cell>
          <table:table-cell table:number-columns-repeated="1020"/>
        </table:table-row>
        <table:table-row table:style-name="ro9">
          <table:table-cell table:number-columns-repeated="2"/>
          <table:table-cell office:value-type="string">
            <text:p>But not today.</text:p>
          </table:table-cell>
          <table:table-cell table:style-name="ce31" office:value-type="string">
            <text:p>Mais pas aujourd'hui.</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I seriously doubt he can serve me.</text:p>
          </table:table-cell>
          <table:table-cell table:style-name="ce31" office:value-type="string">
            <text:p>Je doute sérieusement qu'il puisse me servir.</text:p>
          </table:table-cell>
          <table:table-cell table:number-columns-repeated="1020"/>
        </table:table-row>
        <table:table-row table:style-name="ro9">
          <table:table-cell table:number-columns-repeated="2"/>
          <table:table-cell office:value-type="string">
            <text:p>The long inactivity must have made him a bit stiff.</text:p>
          </table:table-cell>
          <table:table-cell table:style-name="ce31" office:value-type="string">
            <text:p>Sa longue période d'inactivité l'a rendu un peu raide.</text:p>
          </table:table-cell>
          <table:table-cell table:number-columns-repeated="1020"/>
        </table:table-row>
        <table:table-row table:style-name="ro1">
          <table:table-cell table:number-columns-repeated="1024"/>
        </table:table-row>
        <table:table-row table:style-name="ro3">
          <table:table-cell table:style-name="ce2" office:value-type="string">
            <text:p>charged bomb</text:p>
          </table:table-cell>
          <table:table-cell office:value-type="string">
            <text:p>bombe chargée</text:p>
          </table:table-cell>
          <table:table-cell office:value-type="string">
            <text:p>Let's just hope nobody will mistake me for a kamikaze.</text:p>
          </table:table-cell>
          <table:table-cell office:value-type="string">
            <text:p>Espérons que personne ne me prendra pour un kamikaze.</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Sometimes I'm amazed at how you can still be alive.</text:p>
          </table:table-cell>
          <table:table-cell table:style-name="ce31" office:value-type="string">
            <text:p>Parfois, je me demande comment tu peux être encore en vie.</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Sometimes I'm amazed at how you can still be alive.</text:p>
          </table:table-cell>
          <table:table-cell table:style-name="ce31" office:value-type="string">
            <text:p>Parfois, je me demande comment tu peux être encore en vie.</text:p>
          </table:table-cell>
          <table:table-cell table:number-columns-repeated="1020"/>
        </table:table-row>
        <table:table-row table:style-name="ro1">
          <table:table-cell table:number-columns-repeated="1024"/>
        </table:table-row>
        <table:table-row table:style-name="ro3">
          <table:table-cell table:number-columns-repeated="2"/>
          <table:table-cell office:value-type="string">
            <text:p>I would need something to attach it to the safe.</text:p>
          </table:table-cell>
          <table:table-cell office:value-type="string">
            <text:p>J'aurais besoin de quelque chose pour l'attacher au coffre-fort.</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There's surely a more discreet way to discourage him from his bath.</text:p>
          </table:table-cell>
          <table:table-cell table:style-name="ce31" office:value-type="string">
            <text:p>Il y a sûrement un moyen plus discret de le dissuader de prendre son bain.</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Sometimes I'm amazed at how you can still be alive.</text:p>
          </table:table-cell>
          <table:table-cell table:style-name="ce31" office:value-type="string">
            <text:p>Parfois, je me demande comment tu peux être encore en vie.</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Sometimes I'm amazed at how you can still be alive.</text:p>
          </table:table-cell>
          <table:table-cell table:style-name="ce31" office:value-type="string">
            <text:p>Parfois, je me demande comment tu peux être encore en vie.</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It's impossible to do any worse.</text:p>
          </table:table-cell>
          <table:table-cell table:style-name="ce31" office:value-type="string">
            <text:p>Impossible de faire pire.</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I prefer to leave certain 'fishing techniques' to Ronald's father.</text:p>
          </table:table-cell>
          <table:table-cell table:style-name="ce31" office:value-type="string">
            <text:p>Je préfère laisser certaines « techniques de pêche » au père de Ronald.</text:p>
          </table:table-cell>
          <table:table-cell table:number-columns-repeated="1020"/>
        </table:table-row>
        <table:table-row table:style-name="ro1">
          <table:table-cell table:number-columns-repeated="1024"/>
        </table:table-row>
        <table:table-row table:style-name="ro3">
          <table:table-cell table:style-name="ce2" office:value-type="string">
            <text:p>charged and sticky bomb</text:p>
          </table:table-cell>
          <table:table-cell office:value-type="string">
            <text:p>bombée chargée et collante</text:p>
          </table:table-cell>
          <table:table-cell office:value-type="string">
            <text:p>Let's just hope nobody will mistake me for a kamikaze.</text:p>
          </table:table-cell>
          <table:table-cell office:value-type="string">
            <text:p>Espérons que personne ne me prendra pour un kamikaze.</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Sometimes I'm amazed at how you can still be alive.</text:p>
          </table:table-cell>
          <table:table-cell table:style-name="ce31" office:value-type="string">
            <text:p>Parfois, je me demande comment tu peux être encore en vie.</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Sometimes I'm amazed at how you can still be alive.</text:p>
          </table:table-cell>
          <table:table-cell table:style-name="ce31" office:value-type="string">
            <text:p>Parfois, je me demande comment tu peux être encore en vie.</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There's surely a more discreet way to discourage him from his bath.</text:p>
          </table:table-cell>
          <table:table-cell table:style-name="ce31" office:value-type="string">
            <text:p>Il y a sûrement un moyen plus discret de le dissuader de prendre son bain.</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Sometimes I'm amazed at how you can still be alive.</text:p>
          </table:table-cell>
          <table:table-cell table:style-name="ce31" office:value-type="string">
            <text:p>Parfois, je me demande comment tu peux être encore en vie.</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Sometimes I'm amazed at how you can still be alive.</text:p>
          </table:table-cell>
          <table:table-cell table:style-name="ce31" office:value-type="string">
            <text:p>Parfois, je me demande comment tu peux être encore en vie.</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It's impossible to do any worse.</text:p>
          </table:table-cell>
          <table:table-cell table:style-name="ce31" office:value-type="string">
            <text:p>Impossible de faire pire.</text:p>
          </table:table-cell>
          <table:table-cell table:number-columns-repeated="1020"/>
        </table:table-row>
        <table:table-row table:style-name="ro1">
          <table:table-cell table:number-columns-repeated="1024"/>
        </table:table-row>
        <table:table-row table:style-name="ro3">
          <table:table-cell table:style-name="ce2" office:value-type="string">
            <text:p>defused bomb</text:p>
          </table:table-cell>
          <table:table-cell office:value-type="string">
            <text:p>bombe désamorcée</text:p>
          </table:table-cell>
          <table:table-cell office:value-type="string">
            <text:p>A device that dates back to the Second World War.</text:p>
          </table:table-cell>
          <table:table-cell office:value-type="string">
            <text:p>Un dispositif qui remonte à la Seconde Guerre mondiale.</text:p>
          </table:table-cell>
          <table:table-cell table:number-columns-repeated="1020"/>
        </table:table-row>
        <table:table-row table:style-name="ro3">
          <table:table-cell table:style-name="ce2" office:value-type="string">
            <text:p>defused bomb</text:p>
          </table:table-cell>
          <table:table-cell office:value-type="string">
            <text:p>bombe désamorcée</text:p>
          </table:table-cell>
          <table:table-cell office:value-type="string">
            <text:p>Obviously it's been defused for security reasons.</text:p>
          </table:table-cell>
          <table:table-cell office:value-type="string">
            <text:p>De toute évidence, elle a été désamorcée pour des raisons de sécurité.</text:p>
          </table:table-cell>
          <table:table-cell table:number-columns-repeated="1020"/>
        </table:table-row>
        <table:table-row table:style-name="ro1">
          <table:table-cell table:number-columns-repeated="1024"/>
        </table:table-row>
        <table:table-row table:style-name="ro3">
          <table:table-cell table:number-columns-repeated="2"/>
          <table:table-cell office:value-type="string">
            <text:p>First of all we extract the gunpowder...</text:p>
          </table:table-cell>
          <table:table-cell office:value-type="string">
            <text:p>Tout d'abord, extrayons la poudre...</text:p>
          </table:table-cell>
          <table:table-cell table:number-columns-repeated="1020"/>
        </table:table-row>
        <table:table-row table:style-name="ro3">
          <table:table-cell table:number-columns-repeated="2"/>
          <table:table-cell office:value-type="string">
            <text:p>And now...</text:p>
          </table:table-cell>
          <table:table-cell office:value-type="string">
            <text:p>Et maintenant...</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Sometimes I'm amazed at how you can still be alive.</text:p>
          </table:table-cell>
          <table:table-cell table:style-name="ce31" office:value-type="string">
            <text:p>Parfois, je me demande comment tu peux être encore en vie.</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I don't think this kind of bomb is fueled with plutonium, honestly.</text:p>
          </table:table-cell>
          <table:table-cell table:style-name="ce31" office:value-type="string">
            <text:p>Je ne crois pas que ce genre de bombe soit alimenté en plutonium honnêtement.</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With a defused bomb? It'd be the most idiotic attempted break-in in history.</text:p>
          </table:table-cell>
          <table:table-cell table:style-name="ce31" office:value-type="string">
            <text:p>Avec une bombe désamorcée ? Ce serait la tentative la plus idiote de l'histoire.</text:p>
          </table:table-cell>
          <table:table-cell table:number-columns-repeated="1020"/>
        </table:table-row>
        <table:table-row table:style-name="ro1">
          <table:table-cell table:number-columns-repeated="1024"/>
        </table:table-row>
        <table:table-row table:style-name="ro3">
          <table:table-cell table:style-name="ce2" office:value-type="string">
            <text:p>spray can</text:p>
          </table:table-cell>
          <table:table-cell office:value-type="string">
            <text:p>aérosol</text:p>
          </table:table-cell>
          <table:table-cell office:value-type="string">
            <text:p>I can finally unleash the artist within me.</text:p>
          </table:table-cell>
          <table:table-cell office:value-type="string">
            <text:p>Je peux finalement déchaîner l'artiste qui est en moi.</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It'd cause a historic blaze.</text:p>
          </table:table-cell>
          <table:table-cell table:style-name="ce31" office:value-type="string">
            <text:p>Ça causerait un incendie historique.</text:p>
          </table:table-cell>
          <table:table-cell table:number-columns-repeated="1020"/>
        </table:table-row>
        <table:table-row table:style-name="ro9">
          <table:table-cell table:number-columns-repeated="2"/>
          <table:table-cell office:value-type="string">
            <text:p>After the tree-house accident, maybe it's time to lay low, just for a while.</text:p>
          </table:table-cell>
          <table:table-cell table:style-name="ce31" office:value-type="string">
            <text:p>Après l'accident de la cabane, il vaut peut-être mieux faire profil bas pour le moment.</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This is not the correct way to change the RGB values.</text:p>
          </table:table-cell>
          <table:table-cell table:style-name="ce31" office:value-type="string">
            <text:p>Ce n'est pas le meilleur moyen de changer les valeurs RVB.</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I don't want to desecrate their memory.</text:p>
          </table:table-cell>
          <table:table-cell table:style-name="ce31" office:value-type="string">
            <text:p>Je ne veux pas profaner leur mémoire.</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I don't want to desecrate their memory.</text:p>
          </table:table-cell>
          <table:table-cell table:style-name="ce31" office:value-type="string">
            <text:p>Je ne veux pas profaner leur mémoire.</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I don't want to desecrate their memory.</text:p>
          </table:table-cell>
          <table:table-cell table:style-name="ce31" office:value-type="string">
            <text:p>Je ne veux pas profaner leur mémoire.</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I don't want to desecrate their memory.</text:p>
          </table:table-cell>
          <table:table-cell table:style-name="ce31" office:value-type="string">
            <text:p>Je ne veux pas profaner leur mémoire.</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I don't want to desecrate their memory.</text:p>
          </table:table-cell>
          <table:table-cell table:style-name="ce31" office:value-type="string">
            <text:p>Je ne veux pas profaner leur mémoire.</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I don't want to desecrate their memory.</text:p>
          </table:table-cell>
          <table:table-cell table:style-name="ce31" office:value-type="string">
            <text:p>Je ne veux pas profaner leur mémoire.</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I'm against censorship.</text:p>
          </table:table-cell>
          <table:table-cell table:style-name="ce31" office:value-type="string">
            <text:p>Je suis contre la censure.</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It'd be a funny joke, if only the paint wasn't permanent.</text:p>
          </table:table-cell>
          <table:table-cell table:style-name="ce31" office:value-type="string">
            <text:p>Ce serait sûrement une bonne blague, si seulement la peinture n'était pas permanente.</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It's already loaded.</text:p>
          </table:table-cell>
          <table:table-cell table:style-name="ce31" office:value-type="string">
            <text:p>C'est déjà chargé.</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I could use the classic trick of the spray can, but Ralph would notice right away.</text:p>
          </table:table-cell>
          <table:table-cell table:style-name="ce31" office:value-type="string">
            <text:p>Je pourrais faire le coup classique de la bombe, mais Ralph s'en apercevrait tout de suite.</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I could use the classic trick of the spray can, but Ralph would notice right away.</text:p>
          </table:table-cell>
          <table:table-cell table:style-name="ce31" office:value-type="string">
            <text:p>Je pourrais faire le coup classique de la bombe, mais Ralph s'en apercevrait tout de suite.</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I could use the classic trick of the spray can, but Ralph would notice right away.</text:p>
          </table:table-cell>
          <table:table-cell table:style-name="ce31" office:value-type="string">
            <text:p>Je pourrais faire le coup classique de la bombe, mais Ralph s'en apercevrait tout de suite.</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I could use the classic trick of the spray can, but Ralph would notice right away.</text:p>
          </table:table-cell>
          <table:table-cell table:style-name="ce31" office:value-type="string">
            <text:p>Je pourrais faire le coup classique de la bombe, mais Ralph s'en apercevrait tout de suite.</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I don't mean to disfigure his painting.</text:p>
          </table:table-cell>
          <table:table-cell table:style-name="ce31" office:value-type="string">
            <text:p>Je ne veux pas défigurer sa peinture.</text:p>
          </table:table-cell>
          <table:table-cell table:number-columns-repeated="1020"/>
        </table:table-row>
        <table:table-row table:style-name="ro1">
          <table:table-cell table:number-columns-repeated="1024"/>
        </table:table-row>
        <table:table-row table:style-name="ro3">
          <table:table-cell table:style-name="ce2" office:value-type="string">
            <text:p>coupon</text:p>
          </table:table-cell>
          <table:table-cell office:value-type="string">
            <text:p>coupon</text:p>
          </table:table-cell>
          <table:table-cell office:value-type="string">
            <text:p>'Valid for a prize of your choice.'</text:p>
          </table:table-cell>
          <table:table-cell office:value-type="string">
            <text:p>'Bon pour un prix de votre choix.'</text:p>
          </table:table-cell>
          <table:table-cell table:number-columns-repeated="1020"/>
        </table:table-row>
        <table:table-row table:style-name="ro1">
          <table:table-cell table:number-columns-repeated="1024"/>
        </table:table-row>
        <table:table-row table:style-name="ro3">
          <table:table-cell table:number-columns-repeated="2"/>
          <table:table-cell office:value-type="string">
            <text:p>I won a coupon at the carousel.</text:p>
          </table:table-cell>
          <table:table-cell office:value-type="string">
            <text:p>J'ai gagné un coupon au stand de pêche à la ligne.</text:p>
          </table:table-cell>
          <table:table-cell table:number-columns-repeated="1020"/>
        </table:table-row>
        <table:table-row table:style-name="ro3">
          <table:table-cell table:number-columns-repeated="2"/>
          <table:table-cell office:value-type="string">
            <text:p>Choose your favourite prize.</text:p>
          </table:table-cell>
          <table:table-cell office:value-type="string">
            <text:p>Choisissez le prix que vous préférez.</text:p>
          </table:table-cell>
          <table:table-cell table:number-columns-repeated="1020"/>
        </table:table-row>
        <table:table-row table:style-name="ro3">
          <table:table-cell table:number-columns-repeated="2"/>
          <table:table-cell office:value-type="string">
            <text:p>Anything?</text:p>
          </table:table-cell>
          <table:table-cell office:value-type="string">
            <text:p>N'importe quoi ?</text:p>
          </table:table-cell>
          <table:table-cell table:number-columns-repeated="1020"/>
        </table:table-row>
        <table:table-row table:style-name="ro3">
          <table:table-cell table:number-columns-repeated="2"/>
          <table:table-cell office:value-type="string">
            <text:p>Anything.</text:p>
          </table:table-cell>
          <table:table-cell office:value-type="string">
            <text:p>N'importe quoi.</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Warmer... </text:p>
          </table:table-cell>
          <table:table-cell table:style-name="ce31" office:value-type="string">
            <text:p>Plus chaud...</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I earned it illegally, so now it's mine!</text:p>
          </table:table-cell>
          <table:table-cell table:style-name="ce31" office:value-type="string">
            <text:p>Je l'ai gagné illégalement, alors maintenant il est à moi !</text:p>
          </table:table-cell>
          <table:table-cell table:number-columns-repeated="1020"/>
        </table:table-row>
        <table:table-row table:style-name="ro1">
          <table:table-cell table:number-columns-repeated="1024"/>
        </table:table-row>
        <table:table-row table:style-name="ro3">
          <table:table-cell table:style-name="ce2" office:value-type="string">
            <text:p>hair</text:p>
          </table:table-cell>
          <table:table-cell office:value-type="string">
            <text:p>cheveux</text:p>
          </table:table-cell>
          <table:table-cell office:value-type="string">
            <text:p>That blond guy gets lots of girls, sure, but he loses a lot of hair...</text:p>
          </table:table-cell>
          <table:table-cell office:value-type="string">
            <text:p>Ce blondinet plaît beaucoup aux filles, c'est sûr, mais il perd ses cheveux...</text:p>
          </table:table-cell>
          <table:table-cell table:number-columns-repeated="1020"/>
        </table:table-row>
        <table:table-row table:style-name="ro3">
          <table:table-cell table:style-name="ce2" office:value-type="string">
            <text:p>hair</text:p>
          </table:table-cell>
          <table:table-cell office:value-type="string">
            <text:p>cheveux</text:p>
          </table:table-cell>
          <table:table-cell office:value-type="string">
            <text:p>I bet he goes bald before he turns thirty.</text:p>
          </table:table-cell>
          <table:table-cell office:value-type="string">
            <text:p>Je parie qu'il sera chauve avant trente ans.</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He really needs more, but I think I'll use it for something else.</text:p>
          </table:table-cell>
          <table:table-cell table:style-name="ce31" office:value-type="string">
            <text:p>Il en a vraiment besoin de plus, mais je pense que je vais les utiliser pour autre chose.</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I don't wanna burn it.</text:p>
          </table:table-cell>
          <table:table-cell table:style-name="ce31" office:value-type="string">
            <text:p>Je ne veux pas les brûler.</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Why would I put it back in the cap?</text:p>
          </table:table-cell>
          <table:table-cell table:style-name="ce31" office:value-type="string">
            <text:p>Pourquoi devrais-je les remettre dans la casquette ?</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Thor would win once again.</text:p>
          </table:table-cell>
          <table:table-cell table:style-name="ce31" office:value-type="string">
            <text:p>Thor gagnerait encore une fois.</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It'd be better to pick it up first.</text:p>
          </table:table-cell>
          <table:table-cell table:style-name="ce31" office:value-type="string">
            <text:p>Il vaudrait mieux les prendre d'abord.</text:p>
          </table:table-cell>
          <table:table-cell table:number-columns-repeated="1020"/>
        </table:table-row>
        <table:table-row table:style-name="ro1">
          <table:table-cell table:number-columns-repeated="1024"/>
        </table:table-row>
        <table:table-row table:style-name="ro3">
          <table:table-cell table:style-name="ce2" office:value-type="string">
            <text:p>capsaicin concentrate</text:p>
          </table:table-cell>
          <table:table-cell office:value-type="string">
            <text:p>concentré de capsaïcine</text:p>
          </table:table-cell>
          <table:table-cell office:value-type="string">
            <text:p>The capsaicin level inside is... OVER 9000!!!</text:p>
          </table:table-cell>
          <table:table-cell office:value-type="string">
            <text:p>Le niveau de capsaïcine à l'intérieur est de... PLUS DE 9000 !!!</text:p>
          </table:table-cell>
          <table:table-cell table:number-columns-repeated="1020"/>
        </table:table-row>
        <table:table-row table:style-name="ro1">
          <table:table-cell table:number-columns-repeated="1024"/>
        </table:table-row>
        <table:table-row table:style-name="ro3">
          <table:table-cell table:number-columns-repeated="2"/>
          <table:table-cell office:value-type="string">
            <text:p>Perfect timing.</text:p>
          </table:table-cell>
          <table:table-cell office:value-type="string">
            <text:p>Moment idéal.</text:p>
          </table:table-cell>
          <table:table-cell table:number-columns-repeated="1020"/>
        </table:table-row>
        <table:table-row table:style-name="ro3">
          <table:table-cell table:number-columns-repeated="2"/>
          <table:table-cell office:value-type="string">
            <text:p>I can't do this while he's looking at me.</text:p>
          </table:table-cell>
          <table:table-cell office:value-type="string">
            <text:p>Je ne peux pas le faire pendant qu'il me regarde.</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I don't wanna find myself running away from killer pigs.</text:p>
          </table:table-cell>
          <table:table-cell table:style-name="ce31" office:value-type="string">
            <text:p>Je n'ai pas envie de me retrouver en train de fuir des cochons tueurs.</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I doubt it could be used as a fertilizer.</text:p>
          </table:table-cell>
          <table:table-cell table:style-name="ce31" office:value-type="string">
            <text:p>Je doute qu'il puisse être utilisé comme engrais.</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I'm sure he'd approve.</text:p>
          </table:table-cell>
          <table:table-cell table:style-name="ce31" office:value-type="string">
            <text:p>Je suis sûr qu'il approuverait.</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A little extreme as an hangover remedy.</text:p>
          </table:table-cell>
          <table:table-cell table:style-name="ce31" office:value-type="string">
            <text:p>Un peu extrême comme remède contre la gueule de bois.</text:p>
          </table:table-cell>
          <table:table-cell table:number-columns-repeated="1020"/>
        </table:table-row>
        <table:table-row table:style-name="ro1">
          <table:table-cell table:number-columns-repeated="1024"/>
        </table:table-row>
        <table:table-row table:style-name="ro3">
          <table:table-cell table:style-name="ce2" office:value-type="string">
            <text:p>keys</text:p>
          </table:table-cell>
          <table:table-cell office:value-type="string">
            <text:p>clés</text:p>
          </table:table-cell>
          <table:table-cell office:value-type="string">
            <text:p>The keys for the dump's crane.</text:p>
          </table:table-cell>
          <table:table-cell office:value-type="string">
            <text:p>Les clés de la grue.</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They're mine now...</text:p>
          </table:table-cell>
          <table:table-cell table:style-name="ce31" office:value-type="string">
            <text:p>Elles sont à moi maintenant.</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It's not the right key.</text:p>
          </table:table-cell>
          <table:table-cell table:style-name="ce31" office:value-type="string">
            <text:p>Ce n'est pas la bonne clé.</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It's not the right key.</text:p>
          </table:table-cell>
          <table:table-cell table:style-name="ce31" office:value-type="string">
            <text:p>Ce n'est pas la bonne clé.</text:p>
          </table:table-cell>
          <table:table-cell table:number-columns-repeated="1020"/>
        </table:table-row>
        <table:table-row table:style-name="ro1">
          <table:table-cell table:number-columns-repeated="1024"/>
        </table:table-row>
        <table:table-row table:style-name="ro3">
          <table:table-cell table:style-name="ce2" office:value-type="string">
            <text:p>magnetizer</text:p>
          </table:table-cell>
          <table:table-cell office:value-type="string">
            <text:p>magnétiseur</text:p>
          </table:table-cell>
          <table:table-cell office:value-type="string">
            <text:p>It's a makeshift fix, but it should do the trick.</text:p>
          </table:table-cell>
          <table:table-cell office:value-type="string">
            <text:p>C'est une solution un peu improvisée, mais ça devrait faire l'affaire.</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It'd be better to pick it up first.</text:p>
          </table:table-cell>
          <table:table-cell table:style-name="ce31" office:value-type="string">
            <text:p>Il vaudrait mieux le prendre d'abord.</text:p>
          </table:table-cell>
          <table:table-cell table:number-columns-repeated="1020"/>
        </table:table-row>
        <table:table-row table:style-name="ro1">
          <table:table-cell table:number-columns-repeated="1024"/>
        </table:table-row>
        <table:table-row table:style-name="ro3">
          <table:table-cell table:style-name="ce2" office:value-type="string">
            <text:p>tie</text:p>
          </table:table-cell>
          <table:table-cell office:value-type="string">
            <text:p>cravate</text:p>
          </table:table-cell>
          <table:table-cell office:value-type="string">
            <text:p>Forget the idea of making me wear it.</text:p>
          </table:table-cell>
          <table:table-cell office:value-type="string">
            <text:p>Aucune chance de me faire porter ça.</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Two lifestyles compared.</text:p>
          </table:table-cell>
          <table:table-cell table:style-name="ce31" office:value-type="string">
            <text:p>Comparaison de deux styles de vie.</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Two lifestyles compared.</text:p>
          </table:table-cell>
          <table:table-cell table:style-name="ce31" office:value-type="string">
            <text:p>Comparaison de deux styles de vie.</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I see that even growing up you didn't learn how to play with shapes.</text:p>
          </table:table-cell>
          <table:table-cell table:style-name="ce31" office:value-type="string">
            <text:p>Je vois que même en grandissant, tu n'as pas appris à jouer avec les formes.</text:p>
          </table:table-cell>
          <table:table-cell table:number-columns-repeated="1020"/>
        </table:table-row>
        <table:table-row table:style-name="ro1">
          <table:table-cell table:number-columns-repeated="1024"/>
        </table:table-row>
        <table:table-row table:style-name="ro3">
          <table:table-cell table:style-name="ce2" office:value-type="string">
            <text:p>dentures</text:p>
          </table:table-cell>
          <table:table-cell office:value-type="string">
            <text:p>dentiers</text:p>
          </table:table-cell>
          <table:table-cell office:value-type="string">
            <text:p>What a dazzling smile...</text:p>
          </table:table-cell>
          <table:table-cell office:value-type="string">
            <text:p>Quel sourire éblouissant...</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It's certainly not the kind of liquid you should store them in.</text:p>
          </table:table-cell>
          <table:table-cell table:style-name="ce31" office:value-type="string">
            <text:p>Ce n'est certainement pas le genre de liquide que tu devrais stocker.</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This could start the final battle between the good and the cavities.</text:p>
          </table:table-cell>
          <table:table-cell table:style-name="ce31" office:value-type="string">
            <text:p>La bataille finale entre le bien et les caries.</text:p>
          </table:table-cell>
          <table:table-cell table:number-columns-repeated="1020"/>
        </table:table-row>
        <table:table-row table:style-name="ro1">
          <table:table-cell table:number-columns-repeated="1024"/>
        </table:table-row>
        <table:table-row table:style-name="ro3">
          <table:table-cell table:number-columns-repeated="2"/>
          <table:table-cell office:value-type="string">
            <text:p>*Damn my age.*</text:p>
          </table:table-cell>
          <table:table-cell office:value-type="string">
            <text:p>*Quelle plaie de vieillir*</text:p>
          </table:table-cell>
          <table:table-cell table:number-columns-repeated="1020"/>
        </table:table-row>
        <table:table-row table:style-name="ro3">
          <table:table-cell table:number-columns-repeated="2"/>
          <table:table-cell office:value-type="string">
            <text:p>Ronald, Grandma's sweetheart... you came to see me?</text:p>
          </table:table-cell>
          <table:table-cell office:value-type="string">
            <text:p>Ronald, le petit chéri à sa grand-mère... Tu es venu me voir !</text:p>
          </table:table-cell>
          <table:table-cell table:number-columns-repeated="1020"/>
        </table:table-row>
        <table:table-row table:style-name="ro3">
          <table:table-cell table:number-columns-repeated="2"/>
          <table:table-cell office:value-type="string">
            <text:p>You're so emaciated. Are you eating enough?</text:p>
          </table:table-cell>
          <table:table-cell office:value-type="string">
            <text:p>Tu es si maigre... Tu manges suffisamment ?</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He'd be able to eat those too.</text:p>
          </table:table-cell>
          <table:table-cell table:style-name="ce31" office:value-type="string">
            <text:p>Il serait capable d'en manger aussi.</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Unfortunately it's already fitted with two rows of very sharp teeth.</text:p>
          </table:table-cell>
          <table:table-cell table:style-name="ce31" office:value-type="string">
            <text:p>Malheureusement, il est déjà équipé de deux rangées de dents très pointues.</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He could use cataract surgery more than a new pair of teeth.</text:p>
          </table:table-cell>
          <table:table-cell table:style-name="ce31" office:value-type="string">
            <text:p>Il a plutôt besoin d'une opération de la cataracte que d'une nouvelle paire de dents.</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Maybe with the right dental hygiene we wouldn't have come this far.</text:p>
          </table:table-cell>
          <table:table-cell table:style-name="ce31" office:value-type="string">
            <text:p>Peut-être qu'avec une meilleure hygiène dentaire, on n'en serait pas là.</text:p>
          </table:table-cell>
          <table:table-cell table:number-columns-repeated="1020"/>
        </table:table-row>
        <table:table-row table:style-name="ro1">
          <table:table-cell table:number-columns-repeated="1024"/>
        </table:table-row>
        <table:table-row table:style-name="ro3">
          <table:table-cell table:style-name="ce2" office:value-type="string">
            <text:p>alien disk</text:p>
          </table:table-cell>
          <table:table-cell office:value-type="string">
            <text:p>disque alien</text:p>
          </table:table-cell>
          <table:table-cell office:value-type="string">
            <text:p>I think it acts as a key for the spaceship, or something like that.</text:p>
          </table:table-cell>
          <table:table-cell office:value-type="string">
            <text:p>Je crois qu'il sert de clé pour le vaisseau spatial, ou quelque chose comme ça.</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Maybe I can power the disk, but certainly not like this.</text:p>
          </table:table-cell>
          <table:table-cell table:style-name="ce31" office:value-type="string">
            <text:p>Peut-être que je peux alimenter le disque, mais certainement pas comme ça.</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Nothing. I hoped I could access the inter-universal calls.</text:p>
          </table:table-cell>
          <table:table-cell table:style-name="ce31" office:value-type="string">
            <text:p>Rien. J'espérais pouvoir passer des appels intergalactiques.</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Hmmm... it's the same size as the fishing pole disc.</text:p>
          </table:table-cell>
          <table:table-cell table:style-name="ce31" office:value-type="string">
            <text:p>Hummm... c'est la même taille que le disque de la canne à pêche.</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I feel I'm on the right track.</text:p>
          </table:table-cell>
          <table:table-cell table:style-name="ce31" office:value-type="string">
            <text:p>Je sens que je suis sur la bonne voie.</text:p>
          </table:table-cell>
          <table:table-cell table:number-columns-repeated="1020"/>
        </table:table-row>
        <table:table-row table:style-name="ro9">
          <table:table-cell table:number-columns-repeated="2"/>
          <table:table-cell office:value-type="string">
            <text:p>But on the wrong side.</text:p>
          </table:table-cell>
          <table:table-cell table:style-name="ce31" office:value-type="string">
            <text:p>Mais du mauvais côté.</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I already took it and have no intention of putting it back.</text:p>
          </table:table-cell>
          <table:table-cell table:style-name="ce31" office:value-type="string">
            <text:p>Je l'ai déjà pris et je n'ai pas l'intention de le remettre.</text:p>
          </table:table-cell>
          <table:table-cell table:number-columns-repeated="1020"/>
        </table:table-row>
        <table:table-row table:style-name="ro1">
          <table:table-cell table:number-columns-repeated="1024"/>
        </table:table-row>
        <table:table-row table:style-name="ro3">
          <table:table-cell table:style-name="ce2" office:value-type="string">
            <text:p>matches</text:p>
          </table:table-cell>
          <table:table-cell office:value-type="string">
            <text:p>allumettes</text:p>
          </table:table-cell>
          <table:table-cell office:value-type="string">
            <text:p>It's surprising they didn't get mold under that tile.</text:p>
          </table:table-cell>
          <table:table-cell office:value-type="string">
            <text:p>C'est surprenant qu'elles n'aient pas moisi sous cette dalle.</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No heat sources, nor missing limbs, remember?</text:p>
          </table:table-cell>
          <table:table-cell table:style-name="ce31" office:value-type="string">
            <text:p>Pas de sources de chaleur, ni de membres manquants, tu te souviens ?</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Let's avoid such acts of blasphemy.</text:p>
          </table:table-cell>
          <table:table-cell table:style-name="ce31" office:value-type="string">
            <text:p>Evitons tout acte de blasphème.</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Sometimes I'm amazed at how you can still be alive.</text:p>
          </table:table-cell>
          <table:table-cell table:style-name="ce31" office:value-type="string">
            <text:p>Parfois, je me demande comment tu peux être encore en vie.</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Sometimes I'm amazed at how you can still be alive.</text:p>
          </table:table-cell>
          <table:table-cell table:style-name="ce31" office:value-type="string">
            <text:p>Parfois, je me demande comment tu peux être encore en vie.</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It'd cause a historic blaze.</text:p>
          </table:table-cell>
          <table:table-cell table:style-name="ce31" office:value-type="string">
            <text:p>Ça causerait un incendie historique.</text:p>
          </table:table-cell>
          <table:table-cell table:number-columns-repeated="1020"/>
        </table:table-row>
        <table:table-row table:style-name="ro9">
          <table:table-cell table:number-columns-repeated="2"/>
          <table:table-cell office:value-type="string">
            <text:p>After the tree-house accident, maybe it's time to lay low, just for a while.</text:p>
          </table:table-cell>
          <table:table-cell table:style-name="ce31" office:value-type="string">
            <text:p>Après l'accident de la cabane, il vaut peut-être mieux faire profil bas pour le moment.</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It'd cause a historic blaze.</text:p>
          </table:table-cell>
          <table:table-cell table:style-name="ce31" office:value-type="string">
            <text:p>Ça causerait un incendie historique.</text:p>
          </table:table-cell>
          <table:table-cell table:number-columns-repeated="1020"/>
        </table:table-row>
        <table:table-row table:style-name="ro9">
          <table:table-cell table:number-columns-repeated="2"/>
          <table:table-cell office:value-type="string">
            <text:p>After the tree-house accident, maybe it's time to lay low, just for a while.</text:p>
          </table:table-cell>
          <table:table-cell table:style-name="ce31" office:value-type="string">
            <text:p>Après l'accident de la cabane, il vaut peut-être mieux faire profil bas pour le moment.</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It'd cause a historic blaze.</text:p>
          </table:table-cell>
          <table:table-cell table:style-name="ce31" office:value-type="string">
            <text:p>Ça causerait un incendie historique.</text:p>
          </table:table-cell>
          <table:table-cell table:number-columns-repeated="1020"/>
        </table:table-row>
        <table:table-row table:style-name="ro9">
          <table:table-cell table:number-columns-repeated="2"/>
          <table:table-cell office:value-type="string">
            <text:p>After the tree-house accident, maybe it's time to lay low, just for a while.</text:p>
          </table:table-cell>
          <table:table-cell table:style-name="ce31" office:value-type="string">
            <text:p>Après l'accident de la cabane, il vaut peut-être mieux faire profil bas pour le moment.</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It'll take much more to see something in this darkness.</text:p>
          </table:table-cell>
          <table:table-cell table:style-name="ce31" office:value-type="string">
            <text:p>Il faudra beaucoup plus que ça pour voir quelque chose dans cette obscurité.</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He already has his own.</text:p>
          </table:table-cell>
          <table:table-cell table:style-name="ce31" office:value-type="string">
            <text:p>Il a déjà le sien.</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Stop embarrassing yourself with such stupid jokes.</text:p>
          </table:table-cell>
          <table:table-cell table:style-name="ce31" office:value-type="string">
            <text:p>Arrête de t'embarrasser avec ces blagues stupides.</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NO! Giving matches to her, NO!</text:p>
          </table:table-cell>
          <table:table-cell table:style-name="ce31" office:value-type="string">
            <text:p>NON ! Lui donner des allumettes à elle, NON !</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NO! Giving matches to her, NO!</text:p>
          </table:table-cell>
          <table:table-cell table:style-name="ce31" office:value-type="string">
            <text:p>NON ! Lui donner des allumettes à elle, NON !</text:p>
          </table:table-cell>
          <table:table-cell table:number-columns-repeated="1020"/>
        </table:table-row>
        <table:table-row table:style-name="ro1">
          <table:table-cell table:number-columns-repeated="1024"/>
        </table:table-row>
        <table:table-row table:style-name="ro5">
          <table:table-cell table:style-name="ce2" office:value-type="string">
            <text:p>copper wire</text:p>
          </table:table-cell>
          <table:table-cell office:value-type="string">
            <text:p>câble de cuivre</text:p>
          </table:table-cell>
          <table:table-cell office:value-type="string">
            <text:p>Well, one of the few advantages of my skeletal form is that I'm unaffected by electric shocks.</text:p>
          </table:table-cell>
          <table:table-cell office:value-type="string">
            <text:p>Un des rares avantages de mon apparence squelettique, c'est que je ne suis pas affecté par les chocs électriques.</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I feel I'm on the right track.</text:p>
          </table:table-cell>
          <table:table-cell table:style-name="ce31" office:value-type="string">
            <text:p>Je sens que je suis sur la bonne voie.</text:p>
          </table:table-cell>
          <table:table-cell table:number-columns-repeated="1020"/>
        </table:table-row>
        <table:table-row table:style-name="ro9">
          <table:table-cell table:number-columns-repeated="2"/>
          <table:table-cell office:value-type="string">
            <text:p>But on the wrong side.</text:p>
          </table:table-cell>
          <table:table-cell table:style-name="ce31" office:value-type="string">
            <text:p>Mais du mauvais côté.</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It'd be better to pick it up first.</text:p>
          </table:table-cell>
          <table:table-cell table:style-name="ce31" office:value-type="string">
            <text:p>Il vaudrait mieux le prendre d'abord.</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It'd be better to pick it up first.</text:p>
          </table:table-cell>
          <table:table-cell table:style-name="ce31" office:value-type="string">
            <text:p>Il vaudrait mieux le prendre d'abord.</text:p>
          </table:table-cell>
          <table:table-cell table:number-columns-repeated="1020"/>
        </table:table-row>
        <table:table-row table:style-name="ro1">
          <table:table-cell table:number-columns-repeated="1024"/>
        </table:table-row>
        <table:table-row table:style-name="ro3">
          <table:table-cell table:style-name="ce2" office:value-type="string">
            <text:p>old fork</text:p>
          </table:table-cell>
          <table:table-cell office:value-type="string">
            <text:p>vieille fourchette</text:p>
          </table:table-cell>
          <table:table-cell office:value-type="string">
            <text:p>Rock 'n' roll, baby!</text:p>
          </table:table-cell>
          <table:table-cell table:style-name="ce20" office:value-type="string">
            <text:p>Rock 'n' roll, baby !</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It's not a grappling hook.</text:p>
          </table:table-cell>
          <table:table-cell table:style-name="ce31" office:value-type="string">
            <text:p>Ce n'est pas un grappin.</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I don't think using a fork would change the outcome.</text:p>
          </table:table-cell>
          <table:table-cell table:style-name="ce31" office:value-type="string">
            <text:p>Je ne crois pas qu'utiliser une fourchette changera le résultat.</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It's not a grappling hook.</text:p>
          </table:table-cell>
          <table:table-cell table:style-name="ce31" office:value-type="string">
            <text:p>Ce n'est pas un grappin.</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Actually it's plastic. I'm afraid it would melt.</text:p>
          </table:table-cell>
          <table:table-cell table:style-name="ce31" office:value-type="string">
            <text:p>En fait, c'est du plastique. J'ai bien peur qu'il fonde.</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I think I need something far more effective than a simple fork.</text:p>
          </table:table-cell>
          <table:table-cell table:style-name="ce31" office:value-type="string">
            <text:p>Je pense que j'ai besoin de quelque chose de beaucoup plus efficace qu'une simple fourchette.</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It'd be better to pick it up first.</text:p>
          </table:table-cell>
          <table:table-cell table:style-name="ce31" office:value-type="string">
            <text:p>Il vaudrait mieux la prendre d'abord.</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I must be sure I can recover it before throwing it.</text:p>
          </table:table-cell>
          <table:table-cell table:style-name="ce31" office:value-type="string">
            <text:p>Je dois être sûr de pouvoir la récupérer avant de la jeter.</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It'd be the most idiotic attempted break-in in history.</text:p>
          </table:table-cell>
          <table:table-cell table:style-name="ce31" office:value-type="string">
            <text:p>Ce serait la tentative la plus idiote de l'histoire.</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It'd be the most idiotic attempted break-in in history.</text:p>
          </table:table-cell>
          <table:table-cell table:style-name="ce31" office:value-type="string">
            <text:p>Ce serait la tentative la plus idiote de l'histoire.</text:p>
          </table:table-cell>
          <table:table-cell table:number-columns-repeated="1020"/>
        </table:table-row>
        <table:table-row table:style-name="ro1">
          <table:table-cell table:number-columns-repeated="1024"/>
        </table:table-row>
        <table:table-row table:style-name="ro3">
          <table:table-cell table:style-name="ce2" office:value-type="string">
            <text:p>photograph</text:p>
          </table:table-cell>
          <table:table-cell office:value-type="string">
            <text:p>photo</text:p>
          </table:table-cell>
          <table:table-cell office:value-type="string">
            <text:p>It's not the best subject, but still better that taking pictures of the food.</text:p>
          </table:table-cell>
          <table:table-cell office:value-type="string">
            <text:p>Ce n'est pas le meilleur sujet, mais c'est toujours mieux que des photos de nourriture.</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The level of flesh exposed in my photograph is too low to be added to this collection.</text:p>
          </table:table-cell>
          <table:table-cell table:style-name="ce31" office:value-type="string">
            <text:p>Le niveau de chair exposé dans ma photographie est trop faible pour être ajouté à cette collection.</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Wrong camera.</text:p>
          </table:table-cell>
          <table:table-cell table:style-name="ce31" office:value-type="string">
            <text:p>Mauvaise caméra.</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Wrong camera.</text:p>
          </table:table-cell>
          <table:table-cell table:style-name="ce31" office:value-type="string">
            <text:p>Mauvaise caméra.</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Wrong camera.</text:p>
          </table:table-cell>
          <table:table-cell table:style-name="ce31" office:value-type="string">
            <text:p>Mauvaise caméra.</text:p>
          </table:table-cell>
          <table:table-cell table:number-columns-repeated="1020"/>
        </table:table-row>
        <table:table-row table:style-name="ro1">
          <table:table-cell table:number-columns-repeated="1024"/>
        </table:table-row>
        <table:table-row table:style-name="ro3">
          <table:table-cell table:style-name="ce2" office:value-type="string">
            <text:p>giant wad of chewing gum</text:p>
          </table:table-cell>
          <table:table-cell office:value-type="string">
            <text:p>chewing-gum géant</text:p>
          </table:table-cell>
          <table:table-cell office:value-type="string">
            <text:p>A big wad of gum, already chewed... and a little clammy, too.</text:p>
          </table:table-cell>
          <table:table-cell office:value-type="string">
            <text:p>Un gros morceau de chewing-gum déjà mâché... et un peu humide aussi.</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I don't want to clog it.</text:p>
          </table:table-cell>
          <table:table-cell table:style-name="ce31" office:value-type="string">
            <text:p>Je ne veux pas le boucher.</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I don't want to put him on the spot.</text:p>
          </table:table-cell>
          <table:table-cell table:style-name="ce31" office:value-type="string">
            <text:p>Je ne veux pas le mettre sur les lieux.</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I don't want to clog it.</text:p>
          </table:table-cell>
          <table:table-cell table:style-name="ce31" office:value-type="string">
            <text:p>Je ne veux pas le boucher.</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I need something that grabs hold better.</text:p>
          </table:table-cell>
          <table:table-cell table:style-name="ce31" office:value-type="string">
            <text:p>J'ai besoin de quelque chose qui tient mieux.</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You couldn't think I would give someone gum that's already been chewed!</text:p>
          </table:table-cell>
          <table:table-cell table:style-name="ce31" office:value-type="string">
            <text:p>Tu ne crois tout de même pas que je vais donner à quelqu'un un chewing gum déjà mâché !</text:p>
          </table:table-cell>
          <table:table-cell table:number-columns-repeated="1020"/>
        </table:table-row>
        <table:table-row table:style-name="ro1">
          <table:table-cell table:number-columns-repeated="1024"/>
        </table:table-row>
        <table:table-row table:style-name="ro3">
          <table:table-cell table:style-name="ce2" office:value-type="string">
            <text:p>fast-setting chewing gum</text:p>
          </table:table-cell>
          <table:table-cell office:value-type="string">
            <text:p>chewing-gum à prise rapide</text:p>
          </table:table-cell>
          <table:table-cell office:value-type="string">
            <text:p>I can already feel it solidifying between my ribs.</text:p>
          </table:table-cell>
          <table:table-cell office:value-type="string">
            <text:p>Je peux déjà le sentir se solidifier entre mes côtes.</text:p>
          </table:table-cell>
          <table:table-cell table:number-columns-repeated="1020"/>
        </table:table-row>
        <table:table-row table:style-name="ro3">
          <table:table-cell table:style-name="ce2" office:value-type="string">
            <text:p>fast-setting chewing gum</text:p>
          </table:table-cell>
          <table:table-cell office:value-type="string">
            <text:p>chewing-gum à prise rapide</text:p>
          </table:table-cell>
          <table:table-cell office:value-type="string">
            <text:p>I'd better get moving.</text:p>
          </table:table-cell>
          <table:table-cell office:value-type="string">
            <text:p>Je ferais mieux de bouger.</text:p>
          </table:table-cell>
          <table:table-cell table:number-columns-repeated="1020"/>
        </table:table-row>
        <table:table-row table:style-name="ro1">
          <table:table-cell table:number-columns-repeated="1024"/>
        </table:table-row>
        <table:table-row table:style-name="ro3">
          <table:table-cell table:number-columns-repeated="2"/>
          <table:table-cell office:value-type="string">
            <text:p>This is not yet time for drastic solutions.</text:p>
          </table:table-cell>
          <table:table-cell office:value-type="string">
            <text:p>C'est un peu tôt pour penser à des solutions aussi drastiques.</text:p>
          </table:table-cell>
          <table:table-cell table:number-columns-repeated="1020"/>
        </table:table-row>
        <table:table-row table:style-name="ro3">
          <table:table-cell table:number-columns-repeated="2"/>
          <table:table-cell office:value-type="string">
            <text:p>close</text:p>
          </table:table-cell>
          <table:table-cell office:value-type="string">
            <text:p>fermer</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It's a good idea, but he would never accept it.</text:p>
          </table:table-cell>
          <table:table-cell table:style-name="ce31" office:value-type="string">
            <text:p>C'est une bonne idée, mais il ne l'acceptera jamais.</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Immobilizing him in a concrete block seems too much for me.</text:p>
          </table:table-cell>
          <table:table-cell table:style-name="ce31" office:value-type="string">
            <text:p>L'immobiliser dans un bloc de béton semble un peu trop pour moi.</text:p>
          </table:table-cell>
          <table:table-cell table:number-columns-repeated="1020"/>
        </table:table-row>
        <table:table-row table:style-name="ro1">
          <table:table-cell table:number-columns-repeated="1024"/>
        </table:table-row>
        <table:table-row table:style-name="ro9">
          <table:table-cell table:style-name="ce2" office:value-type="string">
            <text:p>solidified gum</text:p>
          </table:table-cell>
          <table:table-cell table:style-name="ce26" office:value-type="string">
            <text:p>chewing-gum solidifié</text:p>
          </table:table-cell>
          <table:table-cell office:value-type="string">
            <text:p>You see, I told you to be quick!</text:p>
          </table:table-cell>
          <table:table-cell table:style-name="ce31" office:value-type="string">
            <text:p>Tu vois, je t'avais dit d'être rapide !</text:p>
          </table:table-cell>
          <table:table-cell table:number-columns-repeated="1020"/>
        </table:table-row>
        <table:table-row table:style-name="ro2">
          <table:table-cell/>
          <table:table-cell table:style-name="ce26"/>
          <table:table-cell/>
          <table:table-cell table:style-name="ce31"/>
          <table:table-cell table:number-columns-repeated="1020"/>
        </table:table-row>
        <table:table-row table:style-name="ro9">
          <table:table-cell/>
          <table:table-cell table:style-name="ce26"/>
          <table:table-cell office:value-type="string">
            <text:p>I don't want to put him on the spot.</text:p>
          </table:table-cell>
          <table:table-cell table:style-name="ce31" office:value-type="string">
            <text:p>Je ne veux pas le mettre sur les lieux.</text:p>
          </table:table-cell>
          <table:table-cell table:number-columns-repeated="1020"/>
        </table:table-row>
        <table:table-row table:style-name="ro1">
          <table:table-cell table:number-columns-repeated="1024"/>
        </table:table-row>
        <table:table-row table:style-name="ro3">
          <table:table-cell table:style-name="ce2" office:value-type="string">
            <text:p>chewing gum</text:p>
          </table:table-cell>
          <table:table-cell office:value-type="string">
            <text:p>chewing-gum</text:p>
          </table:table-cell>
          <table:table-cell office:value-type="string">
            <text:p>I could never chew it all, even if I had an eternity in front of me.</text:p>
          </table:table-cell>
          <table:table-cell office:value-type="string">
            <text:p>Je ne pourrais jamais tout mâcher, même si j'avais l'éternité devant moi.</text:p>
          </table:table-cell>
          <table:table-cell table:number-columns-repeated="1020"/>
        </table:table-row>
        <table:table-row table:style-name="ro3">
          <table:table-cell table:style-name="ce2" office:value-type="string">
            <text:p>chewing gum</text:p>
          </table:table-cell>
          <table:table-cell office:value-type="string">
            <text:p>chewing-gum</text:p>
          </table:table-cell>
          <table:table-cell office:value-type="string">
            <text:p>And I fear I do.</text:p>
          </table:table-cell>
          <table:table-cell office:value-type="string">
            <text:p>Et j'ai bien peur que ce soit le cas.</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This could start the final battle between the good and the cavities.</text:p>
          </table:table-cell>
          <table:table-cell table:style-name="ce31" office:value-type="string">
            <text:p>La bataille finale entre le bien et les caries.</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I don't want to put him on the spot.</text:p>
          </table:table-cell>
          <table:table-cell table:style-name="ce31" office:value-type="string">
            <text:p>Je ne veux pas le mettre sur les lieux.</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Do you really think he can chew with that mouth?</text:p>
          </table:table-cell>
          <table:table-cell table:style-name="ce31" office:value-type="string">
            <text:p>Tu crois vraiment qu'il peut mâcher avec cette bouche ?</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You would give gum to someone who's already suffering from a toothache?</text:p>
          </table:table-cell>
          <table:table-cell table:style-name="ce31" office:value-type="string">
            <text:p>Tu veux donner du chewing-gum à quelqu'un qui a mal aux dents ?</text:p>
          </table:table-cell>
          <table:table-cell table:number-columns-repeated="1020"/>
        </table:table-row>
        <table:table-row table:style-name="ro9">
          <table:table-cell table:number-columns-repeated="2"/>
          <table:table-cell office:value-type="string">
            <text:p>You have no humanity!</text:p>
          </table:table-cell>
          <table:table-cell table:style-name="ce31" office:value-type="string">
            <text:p>Tu n'as aucune once d'humanité !</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This could start the final battle between the good and the cavities.</text:p>
          </table:table-cell>
          <table:table-cell table:style-name="ce31" office:value-type="string">
            <text:p>La bataille finale entre le bien et les caries.</text:p>
          </table:table-cell>
          <table:table-cell table:number-columns-repeated="1020"/>
        </table:table-row>
        <table:table-row table:style-name="ro1">
          <table:table-cell table:number-columns-repeated="1024"/>
        </table:table-row>
        <table:table-row table:style-name="ro3">
          <table:table-cell table:style-name="ce2" office:value-type="string">
            <text:p>gears</text:p>
          </table:table-cell>
          <table:table-cell office:value-type="string">
            <text:p>engrenages</text:p>
          </table:table-cell>
          <table:table-cell office:value-type="string">
            <text:p>These seem to be those little gears you see in clocks.</text:p>
          </table:table-cell>
          <table:table-cell office:value-type="string">
            <text:p>Ça ressemble aux petits engrenages qu'on trouve dans les horloges.</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I need them; I can't risk losing them.</text:p>
          </table:table-cell>
          <table:table-cell table:style-name="ce31" office:value-type="string">
            <text:p>J'en ai besoin; je ne peux risquer de les perdre.</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It's not exactly the upgrade he needs.</text:p>
          </table:table-cell>
          <table:table-cell table:style-name="ce31" office:value-type="string">
            <text:p>Ce n'est pas exactement la mise à niveau dont il a besoin.</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It'd be better to pick it up first.</text:p>
          </table:table-cell>
          <table:table-cell table:style-name="ce31" office:value-type="string">
            <text:p>Il vaudrait mieux le prendre d'abord.</text:p>
          </table:table-cell>
          <table:table-cell table:number-columns-repeated="1020"/>
        </table:table-row>
        <table:table-row table:style-name="ro1">
          <table:table-cell table:number-columns-repeated="1024"/>
        </table:table-row>
        <table:table-row table:style-name="ro3">
          <table:table-cell table:style-name="ce2" office:value-type="string">
            <text:p>advertising</text:p>
          </table:table-cell>
          <table:table-cell office:value-type="string">
            <text:p>publicité</text:p>
          </table:table-cell>
          <table:table-cell office:value-type="string">
            <text:p>Express courier, 24 hours, 7 days a week, 00-8458901.</text:p>
          </table:table-cell>
          <table:table-cell office:value-type="string">
            <text:p>Courrier express, 24 heures sur 24, 7 jours sur 7, 00-8458901.</text:p>
          </table:table-cell>
          <table:table-cell table:number-columns-repeated="1020"/>
        </table:table-row>
        <table:table-row table:style-name="ro5">
          <table:table-cell table:style-name="ce2" office:value-type="string">
            <text:p>advertising</text:p>
          </table:table-cell>
          <table:table-cell office:value-type="string">
            <text:p>publicité</text:p>
          </table:table-cell>
          <table:table-cell office:value-type="string">
            <text:p>All packages must be impact-proof, water-repellent, and the contents must be clearly indicated outside the box.</text:p>
          </table:table-cell>
          <table:table-cell office:value-type="string">
            <text:p>Les emballages doivent être anti-chocs et étanches et le contenu doit être clairement indiqué à l'extérieur de la boîte.</text:p>
          </table:table-cell>
          <table:table-cell table:number-columns-repeated="1020"/>
        </table:table-row>
        <table:table-row table:style-name="ro1">
          <table:table-cell table:number-columns-repeated="1024"/>
        </table:table-row>
        <table:table-row table:style-name="ro3">
          <table:table-cell table:style-name="ce2" office:value-type="string">
            <text:p>concoction</text:p>
          </table:table-cell>
          <table:table-cell office:value-type="string">
            <text:p>préparation</text:p>
          </table:table-cell>
          <table:table-cell office:value-type="string">
            <text:p>It seems to be on the brink of an explosion.</text:p>
          </table:table-cell>
          <table:table-cell office:value-type="string">
            <text:p>On dirait que ça va exploser.</text:p>
          </table:table-cell>
          <table:table-cell table:number-columns-repeated="1020"/>
        </table:table-row>
        <table:table-row table:style-name="ro3">
          <table:table-cell table:style-name="ce2" office:value-type="string">
            <text:p>concoction</text:p>
          </table:table-cell>
          <table:table-cell office:value-type="string">
            <text:p>préparation</text:p>
          </table:table-cell>
          <table:table-cell office:value-type="string">
            <text:p>My 'additives' gave it that extra oomph.</text:p>
          </table:table-cell>
          <table:table-cell office:value-type="string">
            <text:p>Mes « additifs » lui ont donné un petit coup de fouet.</text:p>
          </table:table-cell>
          <table:table-cell table:number-columns-repeated="1020"/>
        </table:table-row>
        <table:table-row table:style-name="ro1">
          <table:table-cell table:number-columns-repeated="1024"/>
        </table:table-row>
        <table:table-row table:style-name="ro3">
          <table:table-cell table:number-columns-repeated="2"/>
          <table:table-cell office:value-type="string">
            <text:p>I found the solution to your problems.</text:p>
          </table:table-cell>
          <table:table-cell office:value-type="string">
            <text:p>J'ai trouvé la solution à tous vos problèmes.</text:p>
          </table:table-cell>
          <table:table-cell table:number-columns-repeated="1020"/>
        </table:table-row>
        <table:table-row table:style-name="ro3">
          <table:table-cell table:number-columns-repeated="2"/>
          <table:table-cell office:value-type="string">
            <text:p>Mainly because if I waited for him to solve it, I would have died another time first.</text:p>
          </table:table-cell>
          <table:table-cell office:value-type="string">
            <text:p>Si j'avais dû attendre qu'il trouve la solution par lui-même, je serais mort encore une fois.</text:p>
          </table:table-cell>
          <table:table-cell table:number-columns-repeated="1020"/>
        </table:table-row>
        <table:table-row table:style-name="ro3">
          <table:table-cell table:number-columns-repeated="2"/>
          <table:table-cell office:value-type="string">
            <text:p>What am I supposed to do?</text:p>
          </table:table-cell>
          <table:table-cell office:value-type="string">
            <text:p>Qu'est-ce que je suis supposé faire ?</text:p>
          </table:table-cell>
          <table:table-cell table:number-columns-repeated="1020"/>
        </table:table-row>
        <table:table-row table:style-name="ro3">
          <table:table-cell table:number-columns-repeated="2"/>
          <table:table-cell office:value-type="string">
            <text:p>You just have to open your mouth and say 'ahhhh'.</text:p>
          </table:table-cell>
          <table:table-cell office:value-type="string">
            <text:p>Il suffit d'ouvrir la bouche et de faire 'ahhhh'.</text:p>
          </table:table-cell>
          <table:table-cell table:number-columns-repeated="1020"/>
        </table:table-row>
        <table:table-row table:style-name="ro3">
          <table:table-cell table:number-columns-repeated="2"/>
          <table:table-cell office:value-type="string">
            <text:p>Ok.</text:p>
          </table:table-cell>
          <table:table-cell office:value-type="string">
            <text:p>D'accord.</text:p>
          </table:table-cell>
          <table:table-cell table:number-columns-repeated="1020"/>
        </table:table-row>
        <table:table-row table:style-name="ro3">
          <table:table-cell table:number-columns-repeated="2"/>
          <table:table-cell office:value-type="string">
            <text:p>I feel...</text:p>
          </table:table-cell>
          <table:table-cell office:value-type="string">
            <text:p>Je sens...</text:p>
          </table:table-cell>
          <table:table-cell table:number-columns-repeated="1020"/>
        </table:table-row>
        <table:table-row table:style-name="ro3">
          <table:table-cell table:number-columns-repeated="2"/>
          <table:table-cell office:value-type="string">
            <text:p>I feel a great power in my hands!</text:p>
          </table:table-cell>
          <table:table-cell office:value-type="string">
            <text:p>Je sens une grande puissance dans mes mains !</text:p>
          </table:table-cell>
          <table:table-cell table:number-columns-repeated="1020"/>
        </table:table-row>
        <table:table-row table:style-name="ro3">
          <table:table-cell table:number-columns-repeated="2"/>
          <table:table-cell office:value-type="string">
            <text:p>Wait a minute.</text:p>
          </table:table-cell>
          <table:table-cell office:value-type="string">
            <text:p>Attendez une minute.</text:p>
          </table:table-cell>
          <table:table-cell table:number-columns-repeated="1020"/>
        </table:table-row>
        <table:table-row table:style-name="ro3">
          <table:table-cell table:number-columns-repeated="2"/>
          <table:table-cell office:value-type="string">
            <text:p>I HAVE hands.</text:p>
          </table:table-cell>
          <table:table-cell office:value-type="string">
            <text:p>J'ai des mains.</text:p>
          </table:table-cell>
          <table:table-cell table:number-columns-repeated="1020"/>
        </table:table-row>
        <table:table-row table:style-name="ro3">
          <table:table-cell table:number-columns-repeated="2"/>
          <table:table-cell office:value-type="string">
            <text:p>*muahhahahhh*</text:p>
          </table:table-cell>
          <table:table-cell office:value-type="string">
            <text:p>* Mouahhahahhh *</text:p>
          </table:table-cell>
          <table:table-cell table:number-columns-repeated="1020"/>
        </table:table-row>
        <table:table-row table:style-name="ro3">
          <table:table-cell table:number-columns-repeated="2"/>
          <table:table-cell office:value-type="string">
            <text:p>Sounds more threatening already, right?</text:p>
          </table:table-cell>
          <table:table-cell office:value-type="string">
            <text:p>Ça semble plus menaçant déjà, non?</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I appreciate the idea, but this wouldn't give him his spine back.</text:p>
          </table:table-cell>
          <table:table-cell table:style-name="ce31" office:value-type="string">
            <text:p>J'apprécie l'idée, mais cela ne lui redonnera pas sa colonne vertébrale.</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Are you really asking me to give an unknown concoction to a potentially lethal creature?</text:p>
          </table:table-cell>
          <table:table-cell table:style-name="ce31" office:value-type="string">
            <text:p>Tu me demandes vraiment de donner un breuvage inconnu à une créature potentiellement mortelle ?</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What do you think of this cocktail?</text:p>
          </table:table-cell>
          <table:table-cell table:style-name="ce31" office:value-type="string">
            <text:p>Que pensez-vous de ce cocktail ?</text:p>
          </table:table-cell>
          <table:table-cell table:number-columns-repeated="1020"/>
        </table:table-row>
        <table:table-row table:style-name="ro9">
          <table:table-cell table:number-columns-repeated="2"/>
          <table:table-cell office:value-type="string">
            <text:p>...</text:p>
          </table:table-cell>
          <table:table-cell table:style-name="ce31" office:value-type="string">
            <text:p>...</text:p>
          </table:table-cell>
          <table:table-cell table:number-columns-repeated="1020"/>
        </table:table-row>
        <table:table-row table:style-name="ro9">
          <table:table-cell table:number-columns-repeated="2"/>
          <table:table-cell office:value-type="string">
            <text:p>Maybe you're right, the alcohol content is too high.</text:p>
          </table:table-cell>
          <table:table-cell table:style-name="ce31" office:value-type="string">
            <text:p>Peut-être que vous avez raison, la teneur en alcool est trop élevée.</text:p>
          </table:table-cell>
          <table:table-cell table:number-columns-repeated="1020"/>
        </table:table-row>
        <table:table-row table:style-name="ro1">
          <table:table-cell table:number-columns-repeated="1024"/>
        </table:table-row>
        <table:table-row table:style-name="ro3">
          <table:table-cell table:style-name="ce2" office:value-type="string">
            <text:p>jalapeno</text:p>
          </table:table-cell>
          <table:table-cell office:value-type="string">
            <text:p>piment jalapeño</text:p>
          </table:table-cell>
          <table:table-cell office:value-type="string">
            <text:p>I don't even think anyone will notice.</text:p>
          </table:table-cell>
          <table:table-cell office:value-type="string">
            <text:p>Je ne crois pas que quelqu'un s'en apercevra.</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I don't think it would be enough. I need something more powerful.</text:p>
          </table:table-cell>
          <table:table-cell table:style-name="ce31" office:value-type="string">
            <text:p>Je ne pense pas que ce sera suffisant. J'ai besoin de quelque chose de plus puissant.</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Do you see anything strange about this jalapeno?</text:p>
          </table:table-cell>
          <table:table-cell table:style-name="ce31" office:value-type="string">
            <text:p>Tu vois quelque chose d'étrange à propose de ce jalapeño ?</text:p>
          </table:table-cell>
          <table:table-cell table:number-columns-repeated="1020"/>
        </table:table-row>
        <table:table-row table:style-name="ro9">
          <table:table-cell table:number-columns-repeated="2"/>
          <table:table-cell office:value-type="string">
            <text:p>Just as I thought.</text:p>
          </table:table-cell>
          <table:table-cell table:style-name="ce31" office:value-type="string">
            <text:p>C'est ce que je pensais.</text:p>
          </table:table-cell>
          <table:table-cell table:number-columns-repeated="1020"/>
        </table:table-row>
        <table:table-row table:style-name="ro1">
          <table:table-cell table:number-columns-repeated="1024"/>
        </table:table-row>
        <table:table-row table:style-name="ro3">
          <table:table-cell table:style-name="ce2" office:value-type="string">
            <text:p>packaging kit</text:p>
          </table:table-cell>
          <table:table-cell office:value-type="string">
            <text:p>kit d'emballage</text:p>
          </table:table-cell>
          <table:table-cell office:value-type="string">
            <text:p>The last step standing between me and Ronald.</text:p>
          </table:table-cell>
          <table:table-cell office:value-type="string">
            <text:p>La dernière étape qui me sépare de Ronald.</text:p>
          </table:table-cell>
          <table:table-cell table:number-columns-repeated="1020"/>
        </table:table-row>
        <table:table-row table:style-name="ro3">
          <table:table-cell table:style-name="ce2" office:value-type="string">
            <text:p>packaging kit</text:p>
          </table:table-cell>
          <table:table-cell office:value-type="string">
            <text:p>kit d'emballage</text:p>
          </table:table-cell>
          <table:table-cell office:value-type="string">
            <text:p>At least, I hope.</text:p>
          </table:table-cell>
          <table:table-cell office:value-type="string">
            <text:p>Du moins, je l'espère.</text:p>
          </table:table-cell>
          <table:table-cell table:number-columns-repeated="1020"/>
        </table:table-row>
        <table:table-row table:style-name="ro1">
          <table:table-cell table:number-columns-repeated="1024"/>
        </table:table-row>
        <table:table-row table:style-name="ro3">
          <table:table-cell table:number-columns-repeated="2"/>
          <table:table-cell office:value-type="string">
            <text:p>I'm waiting for a courier to take the wardrobe away.</text:p>
          </table:table-cell>
          <table:table-cell office:value-type="string">
            <text:p>J'attends un livreur qui doit emmener cette armoire.</text:p>
          </table:table-cell>
          <table:table-cell table:number-columns-repeated="1020"/>
        </table:table-row>
        <table:table-row table:style-name="ro3">
          <table:table-cell table:number-columns-repeated="2"/>
          <table:table-cell office:value-type="string">
            <text:p>Could you maybe pack me inside using this kit?</text:p>
          </table:table-cell>
          <table:table-cell office:value-type="string">
            <text:p>Pourriez-vous m'emballer à l'intérieur en utilisant ce kit ?</text:p>
          </table:table-cell>
          <table:table-cell table:number-columns-repeated="1020"/>
        </table:table-row>
        <table:table-row table:style-name="ro3">
          <table:table-cell table:number-columns-repeated="2"/>
          <table:table-cell office:value-type="string">
            <text:p>I have to create a nice prank...</text:p>
          </table:table-cell>
          <table:table-cell office:value-type="string">
            <text:p>Je voudrais faire une bonne blague...</text:p>
          </table:table-cell>
          <table:table-cell table:number-columns-repeated="1020"/>
        </table:table-row>
        <table:table-row table:style-name="ro3">
          <table:table-cell table:number-columns-repeated="2"/>
          <table:table-cell office:value-type="string">
            <text:p>Dude, I'm always ready to help out with these kind of things.</text:p>
          </table:table-cell>
          <table:table-cell office:value-type="string">
            <text:p>Mec, je suis toujours prêt à aider avec ce genre de choses.</text:p>
          </table:table-cell>
          <table:table-cell table:number-columns-repeated="1020"/>
        </table:table-row>
        <table:table-row table:style-name="ro3">
          <table:table-cell table:number-columns-repeated="2"/>
          <table:table-cell office:value-type="string">
            <text:p>I wish I could see his face...</text:p>
          </table:table-cell>
          <table:table-cell office:value-type="string">
            <text:p>J'aimerais bien voir son visage…</text:p>
          </table:table-cell>
          <table:table-cell table:number-columns-repeated="1020"/>
        </table:table-row>
        <table:table-row table:style-name="ro3">
          <table:table-cell table:number-columns-repeated="2"/>
          <table:table-cell office:value-type="string">
            <text:p>I can't imagine what a fright he will have.</text:p>
          </table:table-cell>
          <table:table-cell office:value-type="string">
            <text:p>Je ne peux imaginer la peur qu'il aura.</text:p>
          </table:table-cell>
          <table:table-cell table:number-columns-repeated="1020"/>
        </table:table-row>
        <table:table-row table:style-name="ro3">
          <table:table-cell table:number-columns-repeated="2"/>
          <table:table-cell office:value-type="string">
            <text:p>Neither can I, believe me.</text:p>
          </table:table-cell>
          <table:table-cell office:value-type="string">
            <text:p>Moi non plus, croyez-moi.</text:p>
          </table:table-cell>
          <table:table-cell table:number-columns-repeated="1020"/>
        </table:table-row>
        <table:table-row table:style-name="ro1">
          <table:table-cell table:number-columns-repeated="1024"/>
        </table:table-row>
        <table:table-row table:style-name="ro3">
          <table:table-cell table:style-name="ce2" office:value-type="string">
            <text:p>fishing line</text:p>
          </table:table-cell>
          <table:table-cell office:value-type="string">
            <text:p>ligne de pêche</text:p>
          </table:table-cell>
          <table:table-cell office:value-type="string">
            <text:p>Hope I'll be luckier than the previous owner.</text:p>
          </table:table-cell>
          <table:table-cell office:value-type="string">
            <text:p>J'espère que je serai plus chanceux que le propriétaire précédent.</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Nothing. There's no way to unscrew this damn knob.</text:p>
          </table:table-cell>
          <table:table-cell table:style-name="ce31" office:value-type="string">
            <text:p>Rien. Il n'y a aucun moyen de dévisser cette foutue boule.</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I doubt they'd take the bait.</text:p>
          </table:table-cell>
          <table:table-cell table:style-name="ce31" office:value-type="string">
            <text:p>Je doute qu'ils mordent à l'hameçon.</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I'm afraid flossing wouldn't be enough.</text:p>
          </table:table-cell>
          <table:table-cell table:style-name="ce31" office:value-type="string">
            <text:p>Je crains que le fil dentaire ne suffise pas.</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It has already been caught... through unorthodox means.</text:p>
          </table:table-cell>
          <table:table-cell table:style-name="ce31" office:value-type="string">
            <text:p>Il a déjà été pris... avec des moyens peu orthodoxes.</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Good idea, but I'm still missing something to grab it.</text:p>
          </table:table-cell>
          <table:table-cell table:style-name="ce31" office:value-type="string">
            <text:p>Bonne idée, mais il manque encore quelque chose pour l'attraper.</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It'd be better to pick it up first.</text:p>
          </table:table-cell>
          <table:table-cell table:style-name="ce31" office:value-type="string">
            <text:p>Il vaudrait mieux la prendre d'abord.</text:p>
          </table:table-cell>
          <table:table-cell table:number-columns-repeated="1020"/>
        </table:table-row>
        <table:table-row table:style-name="ro1">
          <table:table-cell table:number-columns-repeated="1024"/>
        </table:table-row>
        <table:table-row table:style-name="ro3">
          <table:table-cell table:style-name="ce2" office:value-type="string">
            <text:p>red sheet</text:p>
          </table:table-cell>
          <table:table-cell office:value-type="string">
            <text:p>drap rouge</text:p>
          </table:table-cell>
          <table:table-cell office:value-type="string">
            <text:p>Ready for the next bullfight!</text:p>
          </table:table-cell>
          <table:table-cell office:value-type="string">
            <text:p>Prêt pour la prochaine corrida !</text:p>
          </table:table-cell>
          <table:table-cell table:number-columns-repeated="1020"/>
        </table:table-row>
        <table:table-row table:style-name="ro1">
          <table:table-cell table:number-columns-repeated="1024"/>
        </table:table-row>
        <table:table-row table:style-name="ro3">
          <table:table-cell table:number-columns-repeated="2"/>
          <table:table-cell office:value-type="string">
            <text:p>Your firecrackers or your life!</text:p>
          </table:table-cell>
          <table:table-cell office:value-type="string">
            <text:p>Vos pétards ou un sort !</text:p>
          </table:table-cell>
          <table:table-cell table:number-columns-repeated="1020"/>
        </table:table-row>
        <table:table-row table:style-name="ro3">
          <table:table-cell table:number-columns-repeated="2"/>
          <table:table-cell office:value-type="string">
            <text:p>Do you think you can scare someone dressed like that?</text:p>
          </table:table-cell>
          <table:table-cell office:value-type="string">
            <text:p>Vous pensez vraiment que vous pouvez effrayer quelqu'un habillé comme ça ?</text:p>
          </table:table-cell>
          <table:table-cell table:number-columns-repeated="1020"/>
        </table:table-row>
        <table:table-row table:style-name="ro3">
          <table:table-cell table:number-columns-repeated="2"/>
          <table:table-cell office:value-type="string">
            <text:p>Not even a fly.</text:p>
          </table:table-cell>
          <table:table-cell office:value-type="string">
            <text:p>Pas même une mouche.</text:p>
          </table:table-cell>
          <table:table-cell table:number-columns-repeated="1020"/>
        </table:table-row>
        <table:table-row table:style-name="ro3">
          <table:table-cell table:number-columns-repeated="2"/>
          <table:table-cell office:value-type="string">
            <text:p>Now that I notice... I never seen a more ridiculous Halloween costume!</text:p>
          </table:table-cell>
          <table:table-cell office:value-type="string">
            <text:p>Maintenant que j'y pense... Je n'ai jamais vu un costume d'Halloween aussi ridicule !</text:p>
          </table:table-cell>
          <table:table-cell table:number-columns-repeated="1020"/>
        </table:table-row>
        <table:table-row table:style-name="ro3">
          <table:table-cell table:number-columns-repeated="2"/>
          <table:table-cell office:value-type="string">
            <text:p>Really awful.</text:p>
          </table:table-cell>
          <table:table-cell office:value-type="string">
            <text:p>Vraiment affreux.</text:p>
          </table:table-cell>
          <table:table-cell table:number-columns-repeated="1020"/>
        </table:table-row>
        <table:table-row table:style-name="ro3">
          <table:table-cell table:number-columns-repeated="2"/>
          <table:table-cell office:value-type="string">
            <text:p>I'm afraid I will just have to come up with something else.</text:p>
          </table:table-cell>
          <table:table-cell office:value-type="string">
            <text:p>J'ai bien peur de devoir trouver autre chose.</text:p>
          </table:table-cell>
          <table:table-cell table:number-columns-repeated="1020"/>
        </table:table-row>
        <table:table-row table:style-name="ro3">
          <table:table-cell table:number-columns-repeated="2"/>
          <table:table-cell office:value-type="string">
            <text:p>Nowadays our generation is too desensitized by TV and videogames.</text:p>
          </table:table-cell>
          <table:table-cell office:value-type="string">
            <text:p>La génération actuelle est trop influencée par la télévision et les jeux vidéo.</text:p>
          </table:table-cell>
          <table:table-cell table:number-columns-repeated="1020"/>
        </table:table-row>
        <table:table-row table:style-name="ro3">
          <table:table-cell table:number-columns-repeated="2"/>
          <table:table-cell office:value-type="string">
            <text:p>Thanks a lot, HBO.</text:p>
          </table:table-cell>
          <table:table-cell office:value-type="string">
            <text:p>Merci beaucoup HBO.</text:p>
          </table:table-cell>
          <table:table-cell table:number-columns-repeated="1020"/>
        </table:table-row>
        <table:table-row table:style-name="ro1">
          <table:table-cell table:number-columns-repeated="1024"/>
        </table:table-row>
        <table:table-row table:style-name="ro3">
          <table:table-cell table:number-columns-repeated="2"/>
          <table:table-cell office:value-type="string">
            <text:p>Your firecrackers or your life!</text:p>
          </table:table-cell>
          <table:table-cell office:value-type="string">
            <text:p>Vos pétards ou un sort !</text:p>
          </table:table-cell>
          <table:table-cell table:number-columns-repeated="1020"/>
        </table:table-row>
        <table:table-row table:style-name="ro3">
          <table:table-cell table:number-columns-repeated="2"/>
          <table:table-cell office:value-type="string">
            <text:p>Do you think you can scare someone dressed like that?</text:p>
          </table:table-cell>
          <table:table-cell office:value-type="string">
            <text:p>Vous pensez vraiment que vous pouvez effrayer quelqu'un habillé comme ça ?</text:p>
          </table:table-cell>
          <table:table-cell table:number-columns-repeated="1020"/>
        </table:table-row>
        <table:table-row table:style-name="ro3">
          <table:table-cell table:number-columns-repeated="2"/>
          <table:table-cell office:value-type="string">
            <text:p>Not even a fly.</text:p>
          </table:table-cell>
          <table:table-cell office:value-type="string">
            <text:p>Pas même une mouche.</text:p>
          </table:table-cell>
          <table:table-cell table:number-columns-repeated="1020"/>
        </table:table-row>
        <table:table-row table:style-name="ro3">
          <table:table-cell table:number-columns-repeated="2"/>
          <table:table-cell office:value-type="string">
            <text:p>Now that I notice... I never seen a more ridiculous Halloween costume!</text:p>
          </table:table-cell>
          <table:table-cell office:value-type="string">
            <text:p>Maintenant que j'y pense... Je n'ai jamais vu un costume d'Halloween aussi ridicule !</text:p>
          </table:table-cell>
          <table:table-cell table:number-columns-repeated="1020"/>
        </table:table-row>
        <table:table-row table:style-name="ro3">
          <table:table-cell table:number-columns-repeated="2"/>
          <table:table-cell office:value-type="string">
            <text:p>Really awful.</text:p>
          </table:table-cell>
          <table:table-cell office:value-type="string">
            <text:p>Vraiment affreux.</text:p>
          </table:table-cell>
          <table:table-cell table:number-columns-repeated="1020"/>
        </table:table-row>
        <table:table-row table:style-name="ro3">
          <table:table-cell table:number-columns-repeated="2"/>
          <table:table-cell office:value-type="string">
            <text:p>I'm afraid I will just have to come up with something else.</text:p>
          </table:table-cell>
          <table:table-cell office:value-type="string">
            <text:p>J'ai bien peur de devoir trouver autre chose.</text:p>
          </table:table-cell>
          <table:table-cell table:number-columns-repeated="1020"/>
        </table:table-row>
        <table:table-row table:style-name="ro3">
          <table:table-cell table:number-columns-repeated="2"/>
          <table:table-cell office:value-type="string">
            <text:p>Nowadays our generation is too desensitized by TV and videogames.</text:p>
          </table:table-cell>
          <table:table-cell office:value-type="string">
            <text:p>La génération actuelle est trop influencée par la télévision et les jeux vidéo.</text:p>
          </table:table-cell>
          <table:table-cell table:number-columns-repeated="1020"/>
        </table:table-row>
        <table:table-row table:style-name="ro3">
          <table:table-cell table:number-columns-repeated="2"/>
          <table:table-cell office:value-type="string">
            <text:p>Thanks a lot, HBO.</text:p>
          </table:table-cell>
          <table:table-cell office:value-type="string">
            <text:p>Merci beaucoup HBO.</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No need. The body is already covered by hay.</text:p>
          </table:table-cell>
          <table:table-cell table:style-name="ce31" office:value-type="string">
            <text:p>Ce n'est pas nécessaire. Le corps est déjà couvert de foin.</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table:style-name="ce29" office:value-type="string">
            <text:p>I feel the irrepressible urge to suffocate her too, but I'm afraid it's not possible.</text:p>
          </table:table-cell>
          <table:table-cell table:style-name="ce31" office:value-type="string">
            <text:p>J'ai une envie irrépressible de l'étouffer, mais je crains que ce ne soit pas possible.</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I already sang him a lullaby. Tucking him in would be too much.</text:p>
          </table:table-cell>
          <table:table-cell table:style-name="ce31" office:value-type="string">
            <text:p>Je lui ai déjà chanté une berceuse. Le border, ce serait trop.</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Why would you hide a wonder like that?</text:p>
          </table:table-cell>
          <table:table-cell table:style-name="ce31" office:value-type="string">
            <text:p>Pourquoi voudrais-tu cacher une merveille pareille ?</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He already has his shawl.</text:p>
          </table:table-cell>
          <table:table-cell table:style-name="ce31" office:value-type="string">
            <text:p>Il a déjà son châle.</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10">
          <table:table-cell table:style-name="ce2" office:value-type="string">
            <text:p>love letter</text:p>
          </table:table-cell>
          <table:table-cell office:value-type="string">
            <text:p>lettre d'amour</text:p>
          </table:table-cell>
          <table:table-cell office:value-type="string">
            <text:p>That lipstick kiss should let you know it's from a woman. So I don't really think she'd be interested.</text:p>
          </table:table-cell>
          <table:table-cell table:style-name="ce31" office:value-type="string">
            <text:p>Ce baiser au rouge à lèvres laisse à penser que c'est celui d'une femme. Je ne pense donc pas qu'elle sera intéressée.</text:p>
          </table:table-cell>
          <table:table-cell table:number-columns-repeated="1020"/>
        </table:table-row>
        <table:table-row table:style-name="ro1">
          <table:table-cell table:number-columns-repeated="1024"/>
        </table:table-row>
        <table:table-row table:style-name="ro9">
          <table:table-cell table:style-name="ce2" office:value-type="string">
            <text:p>letter without makeup</text:p>
          </table:table-cell>
          <table:table-cell office:value-type="string">
            <text:p>lettre sans maquillage</text:p>
          </table:table-cell>
          <table:table-cell office:value-type="string">
            <text:p>It'd be better to pick it up first.</text:p>
          </table:table-cell>
          <table:table-cell table:style-name="ce31" office:value-type="string">
            <text:p>Il vaudrait mieux la prendre d'abord.</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3">
          <table:table-cell table:style-name="ce3" table:number-columns-repeated="2"/>
          <table:table-cell table:style-name="ce19" office:value-type="string">
            <text:p>I have a letter from Mr. Silence.</text:p>
          </table:table-cell>
          <table:table-cell table:style-name="ce19" office:value-type="string">
            <text:p>J'ai une lettre de M. Silence.</text:p>
          </table:table-cell>
          <table:table-cell table:style-name="ce3" table:number-columns-repeated="1020"/>
        </table:table-row>
        <table:table-row table:style-name="ro3">
          <table:table-cell table:number-columns-repeated="2"/>
          <table:table-cell office:value-type="string">
            <text:p>What a sweet little wrapped fluffy...</text:p>
          </table:table-cell>
          <table:table-cell office:value-type="string">
            <text:p>Quel adorable petit bandage moelleux…</text:p>
          </table:table-cell>
          <table:table-cell table:number-columns-repeated="1020"/>
        </table:table-row>
        <table:table-row table:style-name="ro3">
          <table:table-cell table:number-columns-repeated="2"/>
          <table:table-cell office:value-type="string">
            <text:p>Yes, I think I'll accept his proposal.</text:p>
          </table:table-cell>
          <table:table-cell office:value-type="string">
            <text:p>Oui, je pense que je vais accepter sa proposition.</text:p>
          </table:table-cell>
          <table:table-cell table:number-columns-repeated="1020"/>
        </table:table-row>
        <table:table-row table:style-name="ro3">
          <table:table-cell table:number-columns-repeated="2"/>
          <table:table-cell office:value-type="string">
            <text:p>Let's just skip the small talk and the engagement ring. I have no time to waste.</text:p>
          </table:table-cell>
          <table:table-cell office:value-type="string">
            <text:p>Évitons les petites phrases et la bague de fiançailles. Je n'ai pas de temps à perdre.</text:p>
          </table:table-cell>
          <table:table-cell table:number-columns-repeated="1020"/>
        </table:table-row>
        <table:table-row table:style-name="ro3">
          <table:table-cell table:number-columns-repeated="2"/>
          <table:table-cell office:value-type="string">
            <text:p>Did you bring the wedding rings?</text:p>
          </table:table-cell>
          <table:table-cell office:value-type="string">
            <text:p>Avez-vous les alliances ? </text:p>
          </table:table-cell>
          <table:table-cell table:number-columns-repeated="1020"/>
        </table:table-row>
        <table:table-row table:style-name="ro1">
          <table:table-cell table:number-columns-repeated="1024"/>
        </table:table-row>
        <table:table-row table:style-name="ro3">
          <table:table-cell table:style-name="ce2" office:value-type="string">
            <text:p>magnet</text:p>
          </table:table-cell>
          <table:table-cell office:value-type="string">
            <text:p>aimant</text:p>
          </table:table-cell>
          <table:table-cell office:value-type="string">
            <text:p>At least I hope it could attract some alien life form.</text:p>
          </table:table-cell>
          <table:table-cell office:value-type="string">
            <text:p>J'espère au moins qu'il pourra attirer une forme de vie extraterrestre.</text:p>
          </table:table-cell>
          <table:table-cell table:number-columns-repeated="1020"/>
        </table:table-row>
        <table:table-row table:style-name="ro3">
          <table:table-cell table:style-name="ce2" office:value-type="string">
            <text:p>magnet</text:p>
          </table:table-cell>
          <table:table-cell office:value-type="string">
            <text:p>aimant</text:p>
          </table:table-cell>
          <table:table-cell office:value-type="string">
            <text:p>I want to believe.</text:p>
          </table:table-cell>
          <table:table-cell office:value-type="string">
            <text:p>Je veux y croire.</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It'll take much more to get it loose from the wall.</text:p>
          </table:table-cell>
          <table:table-cell table:style-name="ce31" office:value-type="string">
            <text:p>Il en faudra beaucoup plus pour le dégager du mur.</text:p>
          </table:table-cell>
          <table:table-cell table:number-columns-repeated="1020"/>
        </table:table-row>
        <table:table-row table:style-name="ro1">
          <table:table-cell table:number-columns-repeated="1024"/>
        </table:table-row>
        <table:table-row table:style-name="ro3">
          <table:table-cell table:number-columns-repeated="2"/>
          <table:table-cell office:value-type="string">
            <text:p>This is shaping up to be very fruitful fishing, finally.</text:p>
          </table:table-cell>
          <table:table-cell office:value-type="string">
            <text:p>Enfin, je sens que cette pêche va porter ses fruits.</text:p>
          </table:table-cell>
          <table:table-cell table:number-columns-repeated="1020"/>
        </table:table-row>
        <table:table-row table:style-name="ro3">
          <table:table-cell table:number-columns-repeated="2"/>
          <table:table-cell office:value-type="string">
            <text:p>I can't believe you did it...</text:p>
          </table:table-cell>
          <table:table-cell office:value-type="string">
            <text:p>Je n'arrive pas croire que vous ayez réussi à faire ça.</text:p>
          </table:table-cell>
          <table:table-cell table:number-columns-repeated="1020"/>
        </table:table-row>
        <table:table-row table:style-name="ro3">
          <table:table-cell table:number-columns-repeated="2"/>
          <table:table-cell office:value-type="string">
            <text:p>I am a real pro. What can you do?</text:p>
          </table:table-cell>
          <table:table-cell office:value-type="string">
            <text:p>Je suis un vrai pro. Que pouvez-vous y faire ?</text:p>
          </table:table-cell>
          <table:table-cell table:number-columns-repeated="1020"/>
        </table:table-row>
        <table:table-row table:style-name="ro3">
          <table:table-cell table:number-columns-repeated="2"/>
          <table:table-cell office:value-type="string">
            <text:p>Why don't you take a look at your pockets?</text:p>
          </table:table-cell>
          <table:table-cell office:value-type="string">
            <text:p>Et si vous regardiez dans vos poches ?</text:p>
          </table:table-cell>
          <table:table-cell table:number-columns-repeated="1020"/>
        </table:table-row>
        <table:table-row table:style-name="ro3">
          <table:table-cell table:number-columns-repeated="2"/>
          <table:table-cell office:value-type="string">
            <text:p>How on earth did you do it?</text:p>
          </table:table-cell>
          <table:table-cell office:value-type="string">
            <text:p>Comment avez-vous fait ?</text:p>
          </table:table-cell>
          <table:table-cell table:number-columns-repeated="1020"/>
        </table:table-row>
        <table:table-row table:style-name="ro3">
          <table:table-cell table:number-columns-repeated="2"/>
          <table:table-cell office:value-type="string">
            <text:p>When you spend your life escaping from the IRS, you can't survive without... certain tricks.</text:p>
          </table:table-cell>
          <table:table-cell office:value-type="string">
            <text:p>Quand on passe sa vie à échapper au fisc, on ne peut pas survivre sans connaître un tour ou deux.</text:p>
          </table:table-cell>
          <table:table-cell table:number-columns-repeated="1020"/>
        </table:table-row>
        <table:table-row table:style-name="ro3">
          <table:table-cell table:number-columns-repeated="2"/>
          <table:table-cell office:value-type="string">
            <text:p>And how did you end up running a carousel?</text:p>
          </table:table-cell>
          <table:table-cell office:value-type="string">
            <text:p>Et comment en êtes-vous arrivé à gérer un stand de pêche à la ligne ?</text:p>
          </table:table-cell>
          <table:table-cell table:number-columns-repeated="1020"/>
        </table:table-row>
        <table:table-row table:style-name="ro3">
          <table:table-cell table:number-columns-repeated="2"/>
          <table:table-cell office:value-type="string">
            <text:p>Social Services.</text:p>
          </table:table-cell>
          <table:table-cell office:value-type="string">
            <text:p>Les services sociaux.</text:p>
          </table:table-cell>
          <table:table-cell table:number-columns-repeated="1020"/>
        </table:table-row>
        <table:table-row table:style-name="ro5">
          <table:table-cell table:number-columns-repeated="2"/>
          <table:table-cell office:value-type="string">
            <text:p>Anyway, with that coupon you can collect a prize of your choice at the gypsy kiosk just outside the city.</text:p>
          </table:table-cell>
          <table:table-cell office:value-type="string">
            <text:p>Quoi qu'il en soit, avec ce coupon, vous pouvez obtenir le prix de votre choix au kiosque gitan à l'extérieur de la ville.</text:p>
          </table:table-cell>
          <table:table-cell table:number-columns-repeated="1020"/>
        </table:table-row>
        <table:table-row table:style-name="ro3">
          <table:table-cell table:number-columns-repeated="2"/>
          <table:table-cell office:value-type="string">
            <text:p>Oh, I almost forgot: be careful going around with that other little bag I gave you.</text:p>
          </table:table-cell>
          <table:table-cell office:value-type="string">
            <text:p>Oh, j'allais presque oublier : faites gaffe avec l'autre petit sac que je vous ai donné.</text:p>
          </table:table-cell>
          <table:table-cell table:number-columns-repeated="1020"/>
        </table:table-row>
        <table:table-row table:style-name="ro3">
          <table:table-cell table:number-columns-repeated="2"/>
          <table:table-cell office:value-type="string">
            <text:p>Oh God, what other little bag?!</text:p>
          </table:table-cell>
          <table:table-cell office:value-type="string">
            <text:p>Oh mon Dieu, quel autre petit sac ?!</text:p>
          </table:table-cell>
          <table:table-cell table:number-columns-repeated="1020"/>
        </table:table-row>
        <table:table-row table:style-name="ro3">
          <table:table-cell table:number-columns-repeated="2"/>
          <table:table-cell office:value-type="string">
            <text:p>Hahahahah, I was just joking.</text:p>
          </table:table-cell>
          <table:table-cell office:value-type="string">
            <text:p>Hahahahah, c'était une blague.</text:p>
          </table:table-cell>
          <table:table-cell table:number-columns-repeated="1020"/>
        </table:table-row>
        <table:table-row table:style-name="ro3">
          <table:table-cell table:number-columns-repeated="2"/>
          <table:table-cell office:value-type="string">
            <text:p>You're not funny at all.</text:p>
          </table:table-cell>
          <table:table-cell office:value-type="string">
            <text:p>Vous n'êtes pas drôle du tout.</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The Tetris ones already look good.</text:p>
          </table:table-cell>
          <table:table-cell table:style-name="ce31" office:value-type="string">
            <text:p>Ceux de Tetris ont l'air déjà bien.</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I feel I'm on the right track.</text:p>
          </table:table-cell>
          <table:table-cell table:style-name="ce31" office:value-type="string">
            <text:p>Je sens que je suis sur la bonne voie.</text:p>
          </table:table-cell>
          <table:table-cell table:number-columns-repeated="1020"/>
        </table:table-row>
        <table:table-row table:style-name="ro9">
          <table:table-cell table:number-columns-repeated="2"/>
          <table:table-cell office:value-type="string">
            <text:p>But on the wrong side.</text:p>
          </table:table-cell>
          <table:table-cell table:style-name="ce31" office:value-type="string">
            <text:p>Mais du mauvais côté.</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I don't think the key is on the other side.</text:p>
          </table:table-cell>
          <table:table-cell table:style-name="ce31" office:value-type="string">
            <text:p>Je ne pense pas que la clé soit de l'autre côté.</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I don't think the key is on the other side.</text:p>
          </table:table-cell>
          <table:table-cell table:style-name="ce31" office:value-type="string">
            <text:p>Je ne pense pas que la clé soit de l'autre côté.</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I wouldn't want it to end up like the electrical equipment on that Breaking Bad episode.</text:p>
          </table:table-cell>
          <table:table-cell table:style-name="ce31" office:value-type="string">
            <text:p>Je ne voudrais pas qu'il finisse comme l'équipement électrique de cet épisode Breaking Bad.</text:p>
          </table:table-cell>
          <table:table-cell table:number-columns-repeated="1020"/>
        </table:table-row>
        <table:table-row table:style-name="ro1">
          <table:table-cell table:number-columns-repeated="1024"/>
        </table:table-row>
        <table:table-row table:style-name="ro3">
          <table:table-cell table:style-name="ce2" office:value-type="string">
            <text:p>map</text:p>
          </table:table-cell>
          <table:table-cell office:value-type="string">
            <text:p>carte</text:p>
          </table:table-cell>
          <table:table-cell office:value-type="string">
            <text:p>A map of the whole area.</text:p>
          </table:table-cell>
          <table:table-cell office:value-type="string">
            <text:p>Une carte de toute la région.</text:p>
          </table:table-cell>
          <table:table-cell table:number-columns-repeated="1020"/>
        </table:table-row>
        <table:table-row table:style-name="ro1">
          <table:table-cell table:number-columns-repeated="1024"/>
        </table:table-row>
        <table:table-row table:style-name="ro3">
          <table:table-cell table:style-name="ce2" office:value-type="string">
            <text:p>megaphone</text:p>
          </table:table-cell>
          <table:table-cell office:value-type="string">
            <text:p>mégaphone</text:p>
          </table:table-cell>
          <table:table-cell office:value-type="string">
            <text:p>In the end I can't blame that blind old man.</text:p>
          </table:table-cell>
          <table:table-cell office:value-type="string">
            <text:p>Au final, je ne peux pas blâmer ce vieillard aveugle.</text:p>
          </table:table-cell>
          <table:table-cell table:number-columns-repeated="1020"/>
        </table:table-row>
        <table:table-row table:style-name="ro3">
          <table:table-cell table:style-name="ce2" office:value-type="string">
            <text:p>megaphone</text:p>
          </table:table-cell>
          <table:table-cell office:value-type="string">
            <text:p>mégaphone</text:p>
          </table:table-cell>
          <table:table-cell office:value-type="string">
            <text:p>Having this in your hands gives you a strange sense of power.</text:p>
          </table:table-cell>
          <table:table-cell office:value-type="string">
            <text:p>L'avoir dans les mains vous donne un étrange sentiment de pouvoir.</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I don't want to clog it.</text:p>
          </table:table-cell>
          <table:table-cell table:style-name="ce31" office:value-type="string">
            <text:p>Je ne veux pas le boucher.</text:p>
          </table:table-cell>
          <table:table-cell table:number-columns-repeated="1020"/>
        </table:table-row>
        <table:table-row table:style-name="ro1">
          <table:table-cell table:number-columns-repeated="1024"/>
        </table:table-row>
        <table:table-row table:style-name="ro3">
          <table:table-cell table:number-columns-repeated="2"/>
          <table:table-cell office:value-type="string">
            <text:p>Congratulations, great music!</text:p>
          </table:table-cell>
          <table:table-cell office:value-type="string">
            <text:p>Félicitations, bonne musique !</text:p>
          </table:table-cell>
          <table:table-cell table:number-columns-repeated="1020"/>
        </table:table-row>
        <table:table-row table:style-name="ro3">
          <table:table-cell table:number-columns-repeated="2"/>
          <table:table-cell office:value-type="string">
            <text:p>Can you turn the music up full volume?</text:p>
          </table:table-cell>
          <table:table-cell office:value-type="string">
            <text:p>Pouvez-vous monter le son à fond ?</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He could barely take the shock of the alarm...</text:p>
          </table:table-cell>
          <table:table-cell table:style-name="ce31" office:value-type="string">
            <text:p>Il pourrait à peine supporter le choc de l'alarme...</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I don't wanna wake him.</text:p>
          </table:table-cell>
          <table:table-cell table:style-name="ce31" office:value-type="string">
            <text:p>Je ne veux pas le réveiller.</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His problem is not his hearing.</text:p>
          </table:table-cell>
          <table:table-cell table:style-name="ce31" office:value-type="string">
            <text:p>Son problème n'est pas son audition.</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I don't wanna wake him.</text:p>
          </table:table-cell>
          <table:table-cell table:style-name="ce31" office:value-type="string">
            <text:p>Je ne veux pas le réveiller.</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Why should I say something to him?</text:p>
          </table:table-cell>
          <table:table-cell table:style-name="ce31" office:value-type="string">
            <text:p>Pourquoi devrais-je lui parler ?</text:p>
          </table:table-cell>
          <table:table-cell table:number-columns-repeated="1020"/>
        </table:table-row>
        <table:table-row table:style-name="ro1">
          <table:table-cell table:number-columns-repeated="1024"/>
        </table:table-row>
        <table:table-row table:style-name="ro3">
          <table:table-cell table:style-name="ce2" office:value-type="string">
            <text:p>ancient coins</text:p>
          </table:table-cell>
          <table:table-cell office:value-type="string">
            <text:p>pièces anciennes</text:p>
          </table:table-cell>
          <table:table-cell table:style-name="ce13" office:value-type="string">
            <text:p>I suppose collectors would be willing to shower me with gold for those.</text:p>
          </table:table-cell>
          <table:table-cell office:value-type="string">
            <text:p>Je suis sûr que les collectionneurs seraient prêts à me verser de l'or pour ça.</text:p>
          </table:table-cell>
          <table:table-cell table:number-columns-repeated="1020"/>
        </table:table-row>
        <table:table-row table:style-name="ro1">
          <table:table-cell table:number-columns-repeated="1024"/>
        </table:table-row>
        <table:table-row table:style-name="ro3">
          <table:table-cell table:number-columns-repeated="2"/>
          <table:table-cell office:value-type="string">
            <text:p>Done.</text:p>
          </table:table-cell>
          <table:table-cell office:value-type="string">
            <text:p>Terminé.</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Damn, it doesn't accept this kind of coin.</text:p>
          </table:table-cell>
          <table:table-cell table:style-name="ce31" office:value-type="string">
            <text:p>Merde, il n'accepte pas ce type de pièces.</text:p>
          </table:table-cell>
          <table:table-cell table:number-columns-repeated="1020"/>
        </table:table-row>
        <table:table-row table:style-name="ro9">
          <table:table-cell table:number-columns-repeated="2"/>
          <table:table-cell office:value-type="string">
            <text:p>Maybe it's because phone booths didn't exist in 1863?</text:p>
          </table:table-cell>
          <table:table-cell table:style-name="ce31" office:value-type="string">
            <text:p>Peut-être parce que les cabines téléphoniques n'existaient pas en 1863 ?</text:p>
          </table:table-cell>
          <table:table-cell table:number-columns-repeated="1020"/>
        </table:table-row>
        <table:table-row table:style-name="ro1">
          <table:table-cell table:number-columns-repeated="1024"/>
        </table:table-row>
        <table:table-row table:style-name="ro3">
          <table:table-cell table:style-name="ce2" office:value-type="string">
            <text:p>videocassette</text:p>
          </table:table-cell>
          <table:table-cell office:value-type="string">
            <text:p>cassette vidéo</text:p>
          </table:table-cell>
          <table:table-cell office:value-type="string">
            <text:p>Apparently it's a videocassette... Whatever that means.</text:p>
          </table:table-cell>
          <table:table-cell office:value-type="string">
            <text:p>Apparemment c'est une cassette vidéo... Aucune idée de ce que cela signifie.</text:p>
          </table:table-cell>
          <table:table-cell table:number-columns-repeated="1020"/>
        </table:table-row>
        <table:table-row table:style-name="ro3">
          <table:table-cell table:style-name="ce2" office:value-type="string">
            <text:p>videocassette</text:p>
          </table:table-cell>
          <table:table-cell office:value-type="string">
            <text:p>cassette vidéo</text:p>
          </table:table-cell>
          <table:table-cell office:value-type="string">
            <text:p>I love mystery.</text:p>
          </table:table-cell>
          <table:table-cell office:value-type="string">
            <text:p>J'aime le mystère.</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It's a music box, not a stereo.</text:p>
          </table:table-cell>
          <table:table-cell table:style-name="ce31" office:value-type="string">
            <text:p>C'est une boîte à musique, pas une chaîne stéréo.</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Technological evolution in comparison. </text:p>
          </table:table-cell>
          <table:table-cell table:style-name="ce31" office:value-type="string">
            <text:p>L'évolution technologique en comparaison.</text:p>
          </table:table-cell>
          <table:table-cell table:number-columns-repeated="1020"/>
        </table:table-row>
        <table:table-row table:style-name="ro9">
          <table:table-cell table:number-columns-repeated="2"/>
          <table:table-cell office:value-type="string">
            <text:p>The quality of vinyl is definitely superior, though.</text:p>
          </table:table-cell>
          <table:table-cell table:style-name="ce31" office:value-type="string">
            <text:p>La qualité du vinyle est certainement supérieure cependant.</text:p>
          </table:table-cell>
          <table:table-cell table:number-columns-repeated="1020"/>
        </table:table-row>
        <table:table-row table:style-name="ro1">
          <table:table-cell table:number-columns-repeated="1024"/>
        </table:table-row>
        <table:table-row table:style-name="ro3">
          <table:table-cell table:style-name="ce2" office:value-type="string">
            <text:p>Nut</text:p>
          </table:table-cell>
          <table:table-cell office:value-type="string">
            <text:p>noix</text:p>
          </table:table-cell>
          <table:table-cell office:value-type="string">
            <text:p>It's a bit strange keeping an animal in your rib cage.</text:p>
          </table:table-cell>
          <table:table-cell office:value-type="string">
            <text:p>C'est un peu étrange de garder un animal dans sa cage thoracique.</text:p>
          </table:table-cell>
          <table:table-cell table:number-columns-repeated="1020"/>
        </table:table-row>
        <table:table-row table:style-name="ro3">
          <table:table-cell table:style-name="ce2" office:value-type="string">
            <text:p>Nut</text:p>
          </table:table-cell>
          <table:table-cell office:value-type="string">
            <text:p>noix</text:p>
          </table:table-cell>
          <table:table-cell office:value-type="string">
            <text:p>Be glad I'm not an alien.</text:p>
          </table:table-cell>
          <table:table-cell office:value-type="string">
            <text:p>Réjouissez-vous que je ne sois pas un étranger.</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Do I look like a fly for you?</text:p>
          </table:table-cell>
          <table:table-cell table:style-name="ce31" office:value-type="string">
            <text:p>Ai-je l'air d'une mouche pour vous ?</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The worst thing is that I can't even make an ironic reference on your death.</text:p>
          </table:table-cell>
          <table:table-cell table:style-name="ce31" office:value-type="string">
            <text:p>Le pire, c'est que je ne peux même pas faire une référence ironique sur ta mort.</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Bear, help me! Skinny has eaten me!</text:p>
          </table:table-cell>
          <table:table-cell table:style-name="ce31" office:value-type="string">
            <text:p>Ours, aide-moi ! Skinny m'a mangé !</text:p>
          </table:table-cell>
          <table:table-cell table:number-columns-repeated="1020"/>
        </table:table-row>
        <table:table-row table:style-name="ro9">
          <table:table-cell table:number-columns-repeated="2"/>
          <table:table-cell office:value-type="string">
            <text:p>You never lose your sense of humour, don't you, Nut?</text:p>
          </table:table-cell>
          <table:table-cell table:style-name="ce31" office:value-type="string">
            <text:p>Tu ne perds jamais ton sens de l'humour, n'est-ce pas, Nut ?</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That's no way to act!</text:p>
          </table:table-cell>
          <table:table-cell table:style-name="ce31" office:value-type="string">
            <text:p>Ce n'est pas une façon d'agir !</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Dude, have you lost your mind?</text:p>
          </table:table-cell>
          <table:table-cell table:style-name="ce31" office:value-type="string">
            <text:p>Mec, tu as perdu la tête ?</text:p>
          </table:table-cell>
          <table:table-cell table:number-columns-repeated="1020"/>
        </table:table-row>
        <table:table-row table:style-name="ro9">
          <table:table-cell table:number-columns-repeated="2"/>
          <table:table-cell office:value-type="string">
            <text:p>It's not my fault; don't blame me.</text:p>
          </table:table-cell>
          <table:table-cell table:style-name="ce31" office:value-type="string">
            <text:p>Ce n'est pas de ma faute; ne me blâme pas.</text:p>
          </table:table-cell>
          <table:table-cell table:number-columns-repeated="1020"/>
        </table:table-row>
        <table:table-row table:style-name="ro9">
          <table:table-cell table:number-columns-repeated="2"/>
          <table:table-cell office:value-type="string">
            <text:p>I don't understand.</text:p>
          </table:table-cell>
          <table:table-cell table:style-name="ce31" office:value-type="string">
            <text:p>Je ne comprends pas.</text:p>
          </table:table-cell>
          <table:table-cell table:number-columns-repeated="1020"/>
        </table:table-row>
        <table:table-row table:style-name="ro9">
          <table:table-cell table:number-columns-repeated="2"/>
          <table:table-cell office:value-type="string">
            <text:p>Forget it.</text:p>
          </table:table-cell>
          <table:table-cell table:style-name="ce31" office:value-type="string">
            <text:p>Oublie ça.</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I don't think he would be particularly impressed, being a BLIND PERSON!</text:p>
          </table:table-cell>
          <table:table-cell table:style-name="ce31" office:value-type="string">
            <text:p>Je ne pense pas qu'il serait particulièrement impressionné, puisqu'il est AVEUGLE !</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Dude, have you lost your mind?</text:p>
          </table:table-cell>
          <table:table-cell table:style-name="ce31" office:value-type="string">
            <text:p>Mec, tu as perdu la tête ?</text:p>
          </table:table-cell>
          <table:table-cell table:number-columns-repeated="1020"/>
        </table:table-row>
        <table:table-row table:style-name="ro9">
          <table:table-cell table:number-columns-repeated="2"/>
          <table:table-cell office:value-type="string">
            <text:p>It's not my fault; don't blame me.</text:p>
          </table:table-cell>
          <table:table-cell table:style-name="ce31" office:value-type="string">
            <text:p>Ce n'est pas de ma faute; ne me blâme pas.</text:p>
          </table:table-cell>
          <table:table-cell table:number-columns-repeated="1020"/>
        </table:table-row>
        <table:table-row table:style-name="ro9">
          <table:table-cell table:number-columns-repeated="2"/>
          <table:table-cell office:value-type="string">
            <text:p>I don't understand.</text:p>
          </table:table-cell>
          <table:table-cell table:style-name="ce31" office:value-type="string">
            <text:p>Je ne comprends pas.</text:p>
          </table:table-cell>
          <table:table-cell table:number-columns-repeated="1020"/>
        </table:table-row>
        <table:table-row table:style-name="ro9">
          <table:table-cell table:number-columns-repeated="2"/>
          <table:table-cell office:value-type="string">
            <text:p>Forget it.</text:p>
          </table:table-cell>
          <table:table-cell table:style-name="ce31" office:value-type="string">
            <text:p>Oublie ça.</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Look, I'm just a squirrel, not a mole.</text:p>
          </table:table-cell>
          <table:table-cell table:style-name="ce31" office:value-type="string">
            <text:p>Ecoute, je suis juste un écureuil, pas une taupe.</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Come on, Nut, attack!</text:p>
          </table:table-cell>
          <table:table-cell table:style-name="ce31" office:value-type="string">
            <text:p>Allez, Nut, attaque !</text:p>
          </table:table-cell>
          <table:table-cell table:number-columns-repeated="1020"/>
        </table:table-row>
        <table:table-row table:style-name="ro9">
          <table:table-cell table:number-columns-repeated="2"/>
          <table:table-cell office:value-type="string">
            <text:p>Are you high?</text:p>
          </table:table-cell>
          <table:table-cell table:style-name="ce31" office:value-type="string">
            <text:p>T'as fumé ou quoi ?</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Dude, have you lost your mind?</text:p>
          </table:table-cell>
          <table:table-cell table:style-name="ce31" office:value-type="string">
            <text:p>Mec, tu as perdu la tête ?</text:p>
          </table:table-cell>
          <table:table-cell table:number-columns-repeated="1020"/>
        </table:table-row>
        <table:table-row table:style-name="ro9">
          <table:table-cell table:number-columns-repeated="2"/>
          <table:table-cell office:value-type="string">
            <text:p>It's not my fault; don't blame me.</text:p>
          </table:table-cell>
          <table:table-cell table:style-name="ce31" office:value-type="string">
            <text:p>Ce n'est pas de ma faute; ne me blâme pas.</text:p>
          </table:table-cell>
          <table:table-cell table:number-columns-repeated="1020"/>
        </table:table-row>
        <table:table-row table:style-name="ro9">
          <table:table-cell table:number-columns-repeated="2"/>
          <table:table-cell office:value-type="string">
            <text:p>I don't understand.</text:p>
          </table:table-cell>
          <table:table-cell table:style-name="ce31" office:value-type="string">
            <text:p>Je ne comprends pas.</text:p>
          </table:table-cell>
          <table:table-cell table:number-columns-repeated="1020"/>
        </table:table-row>
        <table:table-row table:style-name="ro9">
          <table:table-cell table:number-columns-repeated="2"/>
          <table:table-cell office:value-type="string">
            <text:p>Forget it.</text:p>
          </table:table-cell>
          <table:table-cell table:style-name="ce31" office:value-type="string">
            <text:p>Oublie ça.</text:p>
          </table:table-cell>
          <table:table-cell table:number-columns-repeated="1020"/>
        </table:table-row>
        <table:table-row table:style-name="ro1">
          <table:table-cell table:number-columns-repeated="1024"/>
        </table:table-row>
        <table:table-row table:style-name="ro3">
          <table:table-cell table:style-name="ce2" office:value-type="string">
            <text:p>shovel</text:p>
          </table:table-cell>
          <table:table-cell office:value-type="string">
            <text:p>pelle</text:p>
          </table:table-cell>
          <table:table-cell office:value-type="string">
            <text:p>I'm getting a head start on the work for your future demise.</text:p>
          </table:table-cell>
          <table:table-cell office:value-type="string">
            <text:p>Je prends de l'avance sur ton décès.</text:p>
          </table:table-cell>
          <table:table-cell table:number-columns-repeated="1020"/>
        </table:table-row>
        <table:table-row table:style-name="ro1">
          <table:table-cell table:number-columns-repeated="1024"/>
        </table:table-row>
        <table:table-row table:style-name="ro3">
          <table:table-cell table:number-columns-repeated="2"/>
          <table:table-cell office:value-type="string">
            <text:p>Wielding a shovel in front of a 6-foot-5 guy, well... maybe it's not a great idea.</text:p>
          </table:table-cell>
          <table:table-cell office:value-type="string">
            <text:p>Manier une pelle devant un homme de 2 mètres…. Ce n'est peut-être pas une bonne idée.</text:p>
          </table:table-cell>
          <table:table-cell table:number-columns-repeated="1020"/>
        </table:table-row>
        <table:table-row table:style-name="ro3">
          <table:table-cell table:number-columns-repeated="2"/>
          <table:table-cell office:value-type="string">
            <text:p>Wielding a shovel in front of a 6-foot-5 guy, well... maybe it's not a great idea.</text:p>
          </table:table-cell>
          <table:table-cell office:value-type="string">
            <text:p>Manier une pelle devant un homme de 2 mètres…. Ce n'est peut-être pas une bonne idée.</text:p>
          </table:table-cell>
          <table:table-cell table:number-columns-repeated="1020"/>
        </table:table-row>
        <table:table-row table:style-name="ro3">
          <table:table-cell table:number-columns-repeated="2"/>
          <table:table-cell office:value-type="string">
            <text:p>Wielding a shovel in front of a 6-foot-5 guy, well... maybe it's not a great idea.</text:p>
          </table:table-cell>
          <table:table-cell office:value-type="string">
            <text:p>Manier une pelle devant un homme de 2 mètres…. Ce n'est peut-être pas une bonne idée.</text:p>
          </table:table-cell>
          <table:table-cell table:number-columns-repeated="1020"/>
        </table:table-row>
        <table:table-row table:style-name="ro3">
          <table:table-cell table:number-columns-repeated="2"/>
          <table:table-cell office:value-type="string">
            <text:p>Wielding a shovel in front of a 6-foot-5 guy, well... maybe it's not a great idea.</text:p>
          </table:table-cell>
          <table:table-cell office:value-type="string">
            <text:p>Manier une pelle devant un homme de 2 mètres…. Ce n'est peut-être pas une bonne idée.</text:p>
          </table:table-cell>
          <table:table-cell table:number-columns-repeated="1020"/>
        </table:table-row>
        <table:table-row table:style-name="ro3">
          <table:table-cell table:number-columns-repeated="2"/>
          <table:table-cell office:value-type="string">
            <text:p>*Yes, good boy... drink...*</text:p>
          </table:table-cell>
          <table:table-cell office:value-type="string">
            <text:p>* Oui, c'est bien mon garçon... bois... *</text:p>
          </table:table-cell>
          <table:table-cell table:number-columns-repeated="1020"/>
        </table:table-row>
        <table:table-row table:style-name="ro3">
          <table:table-cell table:number-columns-repeated="2"/>
          <table:table-cell office:value-type="string">
            <text:p>Don't look at me that way, I had no other choice!</text:p>
          </table:table-cell>
          <table:table-cell office:value-type="string">
            <text:p>Ne me regarde pas comme ça, je n'avais pas d'autre choix !</text:p>
          </table:table-cell>
          <table:table-cell table:number-columns-repeated="1020"/>
        </table:table-row>
        <table:table-row table:style-name="ro3">
          <table:table-cell table:number-columns-repeated="2"/>
          <table:table-cell office:value-type="string">
            <text:p>Look at him, he's sleeping like an angel!</text:p>
          </table:table-cell>
          <table:table-cell office:value-type="string">
            <text:p>Regarde-le, il dort comme un ange !</text:p>
          </table:table-cell>
          <table:table-cell table:number-columns-repeated="1020"/>
        </table:table-row>
        <table:table-row table:style-name="ro3">
          <table:table-cell table:number-columns-repeated="2"/>
          <table:table-cell office:value-type="string">
            <text:p>A few hours of sleep won't be bad for him... he was too stressed.</text:p>
          </table:table-cell>
          <table:table-cell office:value-type="string">
            <text:p>Quelques heures de sommeil ne lui feront pas de mal... il était trop stressé.</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I can't imagine the mess she would make if I dug her up completely.</text:p>
          </table:table-cell>
          <table:table-cell table:style-name="ce31" office:value-type="string">
            <text:p>Je n'ose imaginer le bazar qu'elle ferait si je la déterrais complètement.</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Probably the only one who could appreciate something like this would be Doctor Frankenstein.</text:p>
          </table:table-cell>
          <table:table-cell table:style-name="ce31" office:value-type="string">
            <text:p>Le seul qui pourrait apprécier tout ça, c'est le docteur Frankenstein.</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Probably the only one who could appreciate something like this would be Doctor Frankenstein.</text:p>
          </table:table-cell>
          <table:table-cell table:style-name="ce31" office:value-type="string">
            <text:p>Le seul qui pourrait apprécier tout ça, c'est le docteur Frankenstein.</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Probably the only one who could appreciate something like this would be Doctor Frankenstein.</text:p>
          </table:table-cell>
          <table:table-cell table:style-name="ce31" office:value-type="string">
            <text:p>Le seul qui pourrait apprécier tout ça, c'est le docteur Frankenstein.</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Probably the only one who could appreciate something like this would be Doctor Frankenstein.</text:p>
          </table:table-cell>
          <table:table-cell table:style-name="ce31" office:value-type="string">
            <text:p>Le seul qui pourrait apprécier tout ça, c'est le docteur Frankenstein.</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Probably the only one who could appreciate something like this would be Doctor Frankenstein.</text:p>
          </table:table-cell>
          <table:table-cell table:style-name="ce31" office:value-type="string">
            <text:p>Le seul qui pourrait apprécier tout ça, c'est le docteur Frankenstein.</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Probably the only one who could appreciate something like this would be Doctor Frankenstein.</text:p>
          </table:table-cell>
          <table:table-cell table:style-name="ce31" office:value-type="string">
            <text:p>Le seul qui pourrait apprécier tout ça, c'est le docteur Frankenstein.</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It's just a decoration...</text:p>
          </table:table-cell>
          <table:table-cell table:style-name="ce31" office:value-type="string">
            <text:p>C'est juste une décoration...</text:p>
          </table:table-cell>
          <table:table-cell table:number-columns-repeated="1020"/>
        </table:table-row>
        <table:table-row table:style-name="ro1">
          <table:table-cell table:number-columns-repeated="1024"/>
        </table:table-row>
        <table:table-row table:style-name="ro4">
          <table:table-cell table:style-name="ce24" office:value-type="string">
            <text:p>water-sprayer bow tie</text:p>
          </table:table-cell>
          <table:table-cell table:style-name="ce27" office:value-type="string">
            <text:p>nœud papillon lance-eau</text:p>
          </table:table-cell>
          <table:table-cell office:value-type="string">
            <text:p>Now that I pay attention, the pipette is pierced.</text:p>
          </table:table-cell>
          <table:table-cell office:value-type="string">
            <text:p>En y regardant de plus près, le tube est percé.</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Two lifestyles compared.</text:p>
          </table:table-cell>
          <table:table-cell table:style-name="ce31" office:value-type="string">
            <text:p>Comparaison de deux styles de vie.</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I doubt it would do any good: he's already got his own.</text:p>
          </table:table-cell>
          <table:table-cell table:style-name="ce31" office:value-type="string">
            <text:p>Je doute que ça apporte que ce soit : il a déjà le sien.</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I see that even growing up you didn't learn how to play with shapes.</text:p>
          </table:table-cell>
          <table:table-cell table:style-name="ce31" office:value-type="string">
            <text:p>Je vois que même en grandissant, tu n'as pas appris à jouer avec les formes.</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I doubt it would do any good: he's already got his own.</text:p>
          </table:table-cell>
          <table:table-cell table:style-name="ce31" office:value-type="string">
            <text:p>Je doute que ça apporte que ce soit : il a déjà le sien.</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Two lifestyles compared.</text:p>
          </table:table-cell>
          <table:table-cell table:style-name="ce31" office:value-type="string">
            <text:p>Comparaison de deux styles de vie.</text:p>
          </table:table-cell>
          <table:table-cell table:number-columns-repeated="1020"/>
        </table:table-row>
        <table:table-row table:style-name="ro1">
          <table:table-cell table:number-columns-repeated="1024"/>
        </table:table-row>
        <table:table-row table:style-name="ro3">
          <table:table-cell table:style-name="ce2" office:value-type="string">
            <text:p>pass</text:p>
          </table:table-cell>
          <table:table-cell office:value-type="string">
            <text:p>pass</text:p>
          </table:table-cell>
          <table:table-cell office:value-type="string">
            <text:p>A pass to access the city museum.</text:p>
          </table:table-cell>
          <table:table-cell office:value-type="string">
            <text:p>Un pass pour visiter le musée de la ville.</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I better not; it would be rude.</text:p>
          </table:table-cell>
          <table:table-cell table:style-name="ce31" office:value-type="string">
            <text:p>Il ne vaut mieux pas; ce serait grossier.</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It doesn't work that way.</text:p>
          </table:table-cell>
          <table:table-cell table:style-name="ce31" office:value-type="string">
            <text:p>Ça ne marche pas comme ça.</text:p>
          </table:table-cell>
          <table:table-cell table:number-columns-repeated="1020"/>
        </table:table-row>
        <table:table-row table:style-name="ro1">
          <table:table-cell table:number-columns-repeated="1024"/>
        </table:table-row>
        <table:table-row table:style-name="ro3">
          <table:table-cell table:style-name="ce2" office:value-type="string">
            <text:p>penny</text:p>
          </table:table-cell>
          <table:table-cell office:value-type="string">
            <text:p>pièces de monnaie</text:p>
          </table:table-cell>
          <table:table-cell office:value-type="string">
            <text:p>I was hoping for a more beneficial exchange rate.</text:p>
          </table:table-cell>
          <table:table-cell office:value-type="string">
            <text:p>J'espérais un taux de change plus avantageux.</text:p>
          </table:table-cell>
          <table:table-cell table:number-columns-repeated="1020"/>
        </table:table-row>
        <table:table-row table:style-name="ro3">
          <table:table-cell table:style-name="ce2" office:value-type="string">
            <text:p>penny</text:p>
          </table:table-cell>
          <table:table-cell office:value-type="string">
            <text:p>pièces de monnaie</text:p>
          </table:table-cell>
          <table:table-cell office:value-type="string">
            <text:p>Darned banks.</text:p>
          </table:table-cell>
          <table:table-cell office:value-type="string">
            <text:p>Fichues banques.</text:p>
          </table:table-cell>
          <table:table-cell table:number-columns-repeated="1020"/>
        </table:table-row>
        <table:table-row table:style-name="ro1">
          <table:table-cell table:number-columns-repeated="1024"/>
        </table:table-row>
        <table:table-row table:style-name="ro3">
          <table:table-cell table:number-columns-repeated="2"/>
          <table:table-cell office:value-type="string">
            <text:p>Before you put in the coins, you should pick up the receiver.</text:p>
          </table:table-cell>
          <table:table-cell office:value-type="string">
            <text:p>Avant de mettre les pièces dedans, tu devrais décrocher le combiné.</text:p>
          </table:table-cell>
          <table:table-cell table:number-columns-repeated="1020"/>
        </table:table-row>
        <table:table-row table:style-name="ro1">
          <table:table-cell table:number-columns-repeated="1024"/>
        </table:table-row>
        <table:table-row table:style-name="ro3">
          <table:table-cell table:number-columns-repeated="2"/>
          <table:table-cell office:value-type="string">
            <text:p>Before you put in the coins, you should pick up the receiver.</text:p>
          </table:table-cell>
          <table:table-cell office:value-type="string">
            <text:p>Avant de mettre les pièces dedans, tu devrais décrocher le combiné.</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I don't want to put him on the spot.</text:p>
          </table:table-cell>
          <table:table-cell table:style-name="ce31" office:value-type="string">
            <text:p>Je ne veux pas le mettre sur les lieux.</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It wouldn't be enough to pay the crane expenses, anyway.</text:p>
          </table:table-cell>
          <table:table-cell table:style-name="ce31" office:value-type="string">
            <text:p>Ça ne suffirait pas pour payer les frais de la grue de toute façon.</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I think you would need a lot more than that to enter their 'circle'.</text:p>
          </table:table-cell>
          <table:table-cell table:style-name="ce31" office:value-type="string">
            <text:p>Je pense qu'il faudrait beaucoup plus que ça pour entrer dans leur « cercle ».</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Do you remember the lesson to 'get rid of your possessions'?</text:p>
          </table:table-cell>
          <table:table-cell table:style-name="ce31" office:value-type="string">
            <text:p>Tu te rappelles de la leçon pour « se débarrasser de ses biens » ?</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I don't need his services.</text:p>
          </table:table-cell>
          <table:table-cell table:style-name="ce31" office:value-type="string">
            <text:p>Je n'ai pas besoin de ses services.</text:p>
          </table:table-cell>
          <table:table-cell table:number-columns-repeated="1020"/>
        </table:table-row>
        <table:table-row table:style-name="ro1">
          <table:table-cell table:number-columns-repeated="1024"/>
        </table:table-row>
        <table:table-row table:style-name="ro3">
          <table:table-cell table:number-columns-repeated="2"/>
          <table:table-cell office:value-type="string">
            <text:p>Done.</text:p>
          </table:table-cell>
          <table:table-cell office:value-type="string">
            <text:p>Terminé.</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We're not in the right age.</text:p>
          </table:table-cell>
          <table:table-cell table:style-name="ce31" office:value-type="string">
            <text:p>Nous ne sommes pas dans la bonne époque.</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We're not in the right age.</text:p>
          </table:table-cell>
          <table:table-cell table:style-name="ce31" office:value-type="string">
            <text:p>Nous ne sommes pas dans la bonne époque.</text:p>
          </table:table-cell>
          <table:table-cell table:number-columns-repeated="1020"/>
        </table:table-row>
        <table:table-row table:style-name="ro1">
          <table:table-cell table:number-columns-repeated="1024"/>
        </table:table-row>
        <table:table-row table:style-name="ro3">
          <table:table-cell table:style-name="ce2" office:value-type="string">
            <text:p>chili pepper</text:p>
          </table:table-cell>
          <table:table-cell office:value-type="string">
            <text:p>piment</text:p>
          </table:table-cell>
          <table:table-cell office:value-type="string">
            <text:p>The spicy part is concentrated in the seeds.</text:p>
          </table:table-cell>
          <table:table-cell office:value-type="string">
            <text:p>La partie la plus épicée se trouve dans les graines.</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I'm afraid the chili pepper isn't spicy enough.</text:p>
          </table:table-cell>
          <table:table-cell table:style-name="ce31" office:value-type="string">
            <text:p>Je crains que le piment ne soit pas assez épicé.</text:p>
          </table:table-cell>
          <table:table-cell table:number-columns-repeated="1020"/>
        </table:table-row>
        <table:table-row table:style-name="ro1">
          <table:table-cell table:number-columns-repeated="1024"/>
        </table:table-row>
        <table:table-row table:style-name="ro10">
          <table:table-cell table:number-columns-repeated="2"/>
          <table:table-cell office:value-type="string">
            <text:p>It's known that the chili pepper is an aphrodisiac, but surely it can't equal what only modern medicine has achieved.</text:p>
          </table:table-cell>
          <table:table-cell table:style-name="ce31" office:value-type="string">
            <text:p>Il est connu que le piment est un aphrodisiaque, mais il ne peut sûrement pas égaler les progrès de la médecine moderne dans ce domaine.</text:p>
          </table:table-cell>
          <table:table-cell table:number-columns-repeated="1020"/>
        </table:table-row>
        <table:table-row table:style-name="ro1">
          <table:table-cell table:number-columns-repeated="1024"/>
        </table:table-row>
        <table:table-row table:style-name="ro3">
          <table:table-cell table:number-columns-repeated="2"/>
          <table:table-cell office:value-type="string">
            <text:p>Why should I dip it into a white paint can?</text:p>
          </table:table-cell>
          <table:table-cell office:value-type="string">
            <text:p>Pourquoi devrais-je le tremper dans un pot de peinture blanche?</text:p>
          </table:table-cell>
          <table:table-cell table:number-columns-repeated="1020"/>
        </table:table-row>
        <table:table-row table:style-name="ro1">
          <table:table-cell table:number-columns-repeated="1024"/>
        </table:table-row>
        <table:table-row table:style-name="ro10">
          <table:table-cell table:number-columns-repeated="2"/>
          <table:table-cell office:value-type="string">
            <text:p>It's known that the chili pepper is an aphrodisiac, but surely it can't equal what only modern medicine has achieved.</text:p>
          </table:table-cell>
          <table:table-cell table:style-name="ce31" office:value-type="string">
            <text:p>Il est connu que le piment est un aphrodisiaque, mais il ne peut sûrement pas égaler les progrès de la médecine moderne dans ce domaine.</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He's used to a very different standard.</text:p>
          </table:table-cell>
          <table:table-cell table:style-name="ce31" office:value-type="string">
            <text:p>Il est habitué à une norme très différente.</text:p>
          </table:table-cell>
          <table:table-cell table:number-columns-repeated="1020"/>
        </table:table-row>
        <table:table-row table:style-name="ro1">
          <table:table-cell table:number-columns-repeated="1024"/>
        </table:table-row>
        <table:table-row table:style-name="ro3">
          <table:table-cell table:style-name="ce2" office:value-type="string">
            <text:p>firecrackers</text:p>
          </table:table-cell>
          <table:table-cell office:value-type="string">
            <text:p>pétards</text:p>
          </table:table-cell>
          <table:table-cell office:value-type="string">
            <text:p>I hoped they would leave some candy behind, but I'll make do with just the fireworks.</text:p>
          </table:table-cell>
          <table:table-cell office:value-type="string">
            <text:p>J'espérais qu'ils laisseraient aussi quelques bonbons derrière eux, mais je vais faire avec les pétards.</text:p>
          </table:table-cell>
          <table:table-cell table:number-columns-repeated="1020"/>
        </table:table-row>
        <table:table-row table:style-name="ro1">
          <table:table-cell table:number-columns-repeated="1024"/>
        </table:table-row>
        <table:table-row table:style-name="ro3">
          <table:table-cell table:number-columns-repeated="2"/>
          <table:table-cell office:value-type="string">
            <text:p>First of all we extract the gunpowder...</text:p>
          </table:table-cell>
          <table:table-cell office:value-type="string">
            <text:p>Tout d'abord, extrayons la poudre...</text:p>
          </table:table-cell>
          <table:table-cell table:number-columns-repeated="1020"/>
        </table:table-row>
        <table:table-row table:style-name="ro3">
          <table:table-cell table:number-columns-repeated="2"/>
          <table:table-cell office:value-type="string">
            <text:p>And now...</text:p>
          </table:table-cell>
          <table:table-cell office:value-type="string">
            <text:p>Et maintenant...</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No heat sources, nor missing limbs, remember?</text:p>
          </table:table-cell>
          <table:table-cell table:style-name="ce31" office:value-type="string">
            <text:p>Pas de sources de chaleur, ni de membres manquants, tu te souviens ?</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He could barely take the shock of the alarm...</text:p>
          </table:table-cell>
          <table:table-cell table:style-name="ce31" office:value-type="string">
            <text:p>Il pourrait à peine supporter le choc de l'alarme...</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He would only cause more damage.</text:p>
          </table:table-cell>
          <table:table-cell table:style-name="ce31" office:value-type="string">
            <text:p>Il ne causerait que plus de dégâts.</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I doubt some firecrackers would be enough.</text:p>
          </table:table-cell>
          <table:table-cell table:style-name="ce31" office:value-type="string">
            <text:p>Je doute que quelques pétards suffisent.</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It'd be better to pick it up first.</text:p>
          </table:table-cell>
          <table:table-cell table:style-name="ce31" office:value-type="string">
            <text:p>Il vaudrait mieux les prendre d'abord.</text:p>
          </table:table-cell>
          <table:table-cell table:number-columns-repeated="1020"/>
        </table:table-row>
        <table:table-row table:style-name="ro1">
          <table:table-cell table:number-columns-repeated="1024"/>
        </table:table-row>
        <table:table-row table:style-name="ro3">
          <table:table-cell table:style-name="ce2" office:value-type="string">
            <text:p>crowbar</text:p>
          </table:table-cell>
          <table:table-cell office:value-type="string">
            <text:p>pied-de-biche</text:p>
          </table:table-cell>
          <table:table-cell office:value-type="string">
            <text:p>On the crowbar there are two letters.</text:p>
          </table:table-cell>
          <table:table-cell office:value-type="string">
            <text:p>Sur le pied-de-biche, il y a deux lettres.</text:p>
          </table:table-cell>
          <table:table-cell table:number-columns-repeated="1020"/>
        </table:table-row>
        <table:table-row table:style-name="ro3">
          <table:table-cell table:style-name="ce2" office:value-type="string">
            <text:p>crowbar</text:p>
          </table:table-cell>
          <table:table-cell office:value-type="string">
            <text:p>pied-de-biche</text:p>
          </table:table-cell>
          <table:table-cell table:number-columns-repeated="2" office:value-type="string">
            <text:p>G.F.</text:p>
          </table:table-cell>
          <table:table-cell table:number-columns-repeated="1020"/>
        </table:table-row>
        <table:table-row table:style-name="ro3">
          <table:table-cell table:style-name="ce2" office:value-type="string">
            <text:p>crowbar</text:p>
          </table:table-cell>
          <table:table-cell office:value-type="string">
            <text:p>pied-de-biche</text:p>
          </table:table-cell>
          <table:table-cell office:value-type="string">
            <text:p>Hmmm...</text:p>
          </table:table-cell>
          <table:table-cell office:value-type="string">
            <text:p>Humm...</text:p>
          </table:table-cell>
          <table:table-cell table:number-columns-repeated="1020"/>
        </table:table-row>
        <table:table-row table:style-name="ro1">
          <table:table-cell table:number-columns-repeated="1024"/>
        </table:table-row>
        <table:table-row table:style-name="ro3">
          <table:table-cell table:number-columns-repeated="2"/>
          <table:table-cell office:value-type="string">
            <text:p>You finally did it, then!</text:p>
          </table:table-cell>
          <table:table-cell office:value-type="string">
            <text:p>Tu as réussi finalement !</text:p>
          </table:table-cell>
          <table:table-cell table:number-columns-repeated="1020"/>
        </table:table-row>
        <table:table-row table:style-name="ro3">
          <table:table-cell table:number-columns-repeated="2"/>
          <table:table-cell office:value-type="string">
            <text:p>When you use nice manners, you get everything you want, Nut. </text:p>
          </table:table-cell>
          <table:table-cell office:value-type="string">
            <text:p>Lorsqu'on utilise les bonnes manières, on obtient toujours ce que l'on veut, Nut.</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Isn't it a bit too far?</text:p>
          </table:table-cell>
          <table:table-cell table:style-name="ce31" office:value-type="string">
            <text:p>N'est-ce pas un peu trop loin ?</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I like to consider it more like using a cheat than a burglary.</text:p>
          </table:table-cell>
          <table:table-cell table:style-name="ce31" office:value-type="string">
            <text:p>Je préfère considérer ça comme de la triche plutôt qu'un cambriolage.</text:p>
          </table:table-cell>
          <table:table-cell table:number-columns-repeated="1020"/>
        </table:table-row>
        <table:table-row table:style-name="ro9">
          <table:table-cell table:number-columns-repeated="2"/>
          <table:table-cell office:value-type="string">
            <text:p>After all, we're still in a videogame, right?</text:p>
          </table:table-cell>
          <table:table-cell table:style-name="ce31" office:value-type="string">
            <text:p>Après tout, nous sommes encore dans un jeu vidéo, non ?</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It's useless to enter the van from there. I would only attract their attention by breaking the glass.</text:p>
          </table:table-cell>
          <table:table-cell table:style-name="ce31" office:value-type="string">
            <text:p>Il est inutile d'entrer dans la camionette. Je ne ferais qu'attirer leur attention en brisant le verre.</text:p>
          </table:table-cell>
          <table:table-cell table:number-columns-repeated="1020"/>
        </table:table-row>
        <table:table-row table:style-name="ro1">
          <table:table-cell table:number-columns-repeated="1024"/>
        </table:table-row>
        <table:table-row table:style-name="ro3">
          <table:table-cell table:style-name="ce2" office:value-type="string">
            <text:p>ragdoll</text:p>
          </table:table-cell>
          <table:table-cell office:value-type="string">
            <text:p>poupée de chiffon</text:p>
          </table:table-cell>
          <table:table-cell office:value-type="string">
            <text:p>The dolls with the button eyes always scare me.</text:p>
          </table:table-cell>
          <table:table-cell office:value-type="string">
            <text:p>Les poupées avec des boutons à la place des yeux m'ont toujours fait peur.</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I don't think it'd be enough to calm her down.</text:p>
          </table:table-cell>
          <table:table-cell table:style-name="ce31" office:value-type="string">
            <text:p>Je ne pense pas que ce sera suffisant pour la calmer.</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Maybe a younger sister of yours?</text:p>
          </table:table-cell>
          <table:table-cell table:style-name="ce31" office:value-type="string">
            <text:p>Peut-être une petite sœur ?</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I doubt he still plays with dolls.</text:p>
          </table:table-cell>
          <table:table-cell table:style-name="ce31" office:value-type="string">
            <text:p>Je doute qu'il joue toujours avec des poupées.</text:p>
          </table:table-cell>
          <table:table-cell table:number-columns-repeated="1020"/>
        </table:table-row>
        <table:table-row table:style-name="ro1">
          <table:table-cell table:number-columns-repeated="1024"/>
        </table:table-row>
        <table:table-row table:style-name="ro3">
          <table:table-cell table:style-name="ce2" office:value-type="string">
            <text:p>battery</text:p>
          </table:table-cell>
          <table:table-cell office:value-type="string">
            <text:p>pile</text:p>
          </table:table-cell>
          <table:table-cell office:value-type="string">
            <text:p>A common battery.</text:p>
          </table:table-cell>
          <table:table-cell office:value-type="string">
            <text:p>Une pile ordinaire.</text:p>
          </table:table-cell>
          <table:table-cell table:number-columns-repeated="1020"/>
        </table:table-row>
        <table:table-row table:style-name="ro1">
          <table:table-cell table:number-columns-repeated="1024"/>
        </table:table-row>
        <table:table-row table:style-name="ro3">
          <table:table-cell table:number-columns-repeated="2"/>
          <table:table-cell office:value-type="string">
            <text:p>It takes two of them.</text:p>
          </table:table-cell>
          <table:table-cell office:value-type="string">
            <text:p>Il m'en faut deux.</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Maybe I can power the disk, but certainly not like this.</text:p>
          </table:table-cell>
          <table:table-cell table:style-name="ce31" office:value-type="string">
            <text:p>Peut-être que je peux alimenter le disque, mais certainement pas comme ça.</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It's already charged.</text:p>
          </table:table-cell>
          <table:table-cell table:style-name="ce31" office:value-type="string">
            <text:p>Il est déjà chargé.</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I don't think it works with batteries.</text:p>
          </table:table-cell>
          <table:table-cell table:style-name="ce31" office:value-type="string">
            <text:p>Je ne pense pas que cela fonctionne avec des piles.</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Hey look, your twin!</text:p>
          </table:table-cell>
          <table:table-cell table:style-name="ce31" office:value-type="string">
            <text:p>Hé regarde, ton jumeau !</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Hey look, your twin!</text:p>
          </table:table-cell>
          <table:table-cell table:style-name="ce31" office:value-type="string">
            <text:p>Hé regarde, ton jumeau !</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Sure...</text:p>
          </table:table-cell>
          <table:table-cell table:style-name="ce31" office:value-type="string">
            <text:p>Bien sûr...</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Maybe I can power the disk, but certainly not like this.</text:p>
          </table:table-cell>
          <table:table-cell table:style-name="ce31" office:value-type="string">
            <text:p>Peut-être que je peux alimenter le disque, mais certainement pas comme ça.</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I don't think it works with batteries.</text:p>
          </table:table-cell>
          <table:table-cell table:style-name="ce31" office:value-type="string">
            <text:p>Je ne pense pas que cela fonctionne avec des piles.</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It'd be better to pick it up first.</text:p>
          </table:table-cell>
          <table:table-cell table:style-name="ce31" office:value-type="string">
            <text:p>Il vaudrait mieux le prendre d'abord.</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It'd be better to pick it up first.</text:p>
          </table:table-cell>
          <table:table-cell table:style-name="ce31" office:value-type="string">
            <text:p>Il vaudrait mieux le prendre d'abord.</text:p>
          </table:table-cell>
          <table:table-cell table:number-columns-repeated="1020"/>
        </table:table-row>
        <table:table-row table:style-name="ro1">
          <table:table-cell table:number-columns-repeated="1024"/>
        </table:table-row>
        <table:table-row table:style-name="ro3">
          <table:table-cell table:style-name="ce2" office:value-type="string">
            <text:p>pills</text:p>
          </table:table-cell>
          <table:table-cell office:value-type="string">
            <text:p>pilules</text:p>
          </table:table-cell>
          <table:table-cell office:value-type="string">
            <text:p>The psych meds of cousin Jason.</text:p>
          </table:table-cell>
          <table:table-cell office:value-type="string">
            <text:p>Les médicaments psychotropes de cousin Jason.</text:p>
          </table:table-cell>
          <table:table-cell table:number-columns-repeated="1020"/>
        </table:table-row>
        <table:table-row table:style-name="ro3">
          <table:table-cell table:style-name="ce2" office:value-type="string">
            <text:p>pills</text:p>
          </table:table-cell>
          <table:table-cell office:value-type="string">
            <text:p>pilules</text:p>
          </table:table-cell>
          <table:table-cell office:value-type="string">
            <text:p>Come to think of it, we've suddenly lost track of him.</text:p>
          </table:table-cell>
          <table:table-cell office:value-type="string">
            <text:p>Ça me fait penser qu'on a perdu sa trace soudainement.</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I have to find something to dissolve them in.</text:p>
          </table:table-cell>
          <table:table-cell table:style-name="ce31" office:value-type="string">
            <text:p>Je dois trouver quelque chose pour les dissoudre.</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They would have been more useful to his killer, actually.</text:p>
          </table:table-cell>
          <table:table-cell table:style-name="ce31" office:value-type="string">
            <text:p>Ils auraient été plus utiles à son tueur en fait.</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I don't want to further contribute to the pollution of the groundwater.</text:p>
          </table:table-cell>
          <table:table-cell table:style-name="ce31" office:value-type="string">
            <text:p>Je ne veux pas contribuer davantage à la pollution des eaux souterraines.</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Those are psychiatric drugs, not painkillers.</text:p>
          </table:table-cell>
          <table:table-cell table:style-name="ce31" office:value-type="string">
            <text:p>Ce sont des médicaments psychiatriques, pas des analgésiques.</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Too few collateral effects. I would need something much more unstable.</text:p>
          </table:table-cell>
          <table:table-cell table:style-name="ce31" office:value-type="string">
            <text:p>Trop peu d'effets collatéraux. J'aurais besoin de quelque chose de beaucoup plus instable.</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I have to find something to dissolve them in.</text:p>
          </table:table-cell>
          <table:table-cell table:style-name="ce31" office:value-type="string">
            <text:p>Je dois trouver quelque chose pour les dissoudre.</text:p>
          </table:table-cell>
          <table:table-cell table:number-columns-repeated="1020"/>
        </table:table-row>
        <table:table-row table:style-name="ro1">
          <table:table-cell table:number-columns-repeated="1024"/>
        </table:table-row>
        <table:table-row table:style-name="ro3">
          <table:table-cell table:style-name="ce2" office:value-type="string">
            <text:p>pyrite</text:p>
          </table:table-cell>
          <table:table-cell office:value-type="string">
            <text:p>pyrite</text:p>
          </table:table-cell>
          <table:table-cell office:value-type="string">
            <text:p>The maximum displeasure you can give to a gold miner.</text:p>
          </table:table-cell>
          <table:table-cell office:value-type="string">
            <text:p>La plus grande déception d'un chercheur d'or.</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This glass is bulletproof.</text:p>
          </table:table-cell>
          <table:table-cell table:style-name="ce31" office:value-type="string">
            <text:p>Ce verre est à l'épreuve des balles.</text:p>
          </table:table-cell>
          <table:table-cell table:number-columns-repeated="1020"/>
        </table:table-row>
        <table:table-row table:style-name="ro1">
          <table:table-cell table:number-columns-repeated="1024"/>
        </table:table-row>
        <table:table-row table:style-name="ro3">
          <table:table-cell table:style-name="ce2" office:value-type="string">
            <text:p>plutonium</text:p>
          </table:table-cell>
          <table:table-cell office:value-type="string">
            <text:p>plutonium</text:p>
          </table:table-cell>
          <table:table-cell office:value-type="string">
            <text:p>A vial of liquid plutonium.</text:p>
          </table:table-cell>
          <table:table-cell office:value-type="string">
            <text:p>Une fiole de plutonium liquide.</text:p>
          </table:table-cell>
          <table:table-cell table:number-columns-repeated="1020"/>
        </table:table-row>
        <table:table-row table:style-name="ro3">
          <table:table-cell table:style-name="ce2" office:value-type="string">
            <text:p>plutonium</text:p>
          </table:table-cell>
          <table:table-cell office:value-type="string">
            <text:p>plutonium</text:p>
          </table:table-cell>
          <table:table-cell office:value-type="string">
            <text:p>Don't say it too loud or the Americans will show up any second to kick our asses.</text:p>
          </table:table-cell>
          <table:table-cell office:value-type="string">
            <text:p>Mieux vaut ne pas le dire tout haut ou les Américains vont surgir pour nous botter le cul.</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I can't see how; the vial is already full.</text:p>
          </table:table-cell>
          <table:table-cell table:style-name="ce31" office:value-type="string">
            <text:p>Je ne vois pas comment; le flacon est déjà plein.</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I don't think this kind of bomb is fueled with plutonium, honestly.</text:p>
          </table:table-cell>
          <table:table-cell table:style-name="ce31" office:value-type="string">
            <text:p>Je ne pense pas que ce genre de bombe soit alimenté en plutonium honnêtement.</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I doubt it could be used as a fertilizer.</text:p>
          </table:table-cell>
          <table:table-cell table:style-name="ce31" office:value-type="string">
            <text:p>Je doute que ça puisse être utilisé comme engrais.</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There'll be still the problem of the 88 miles per hour... but let's keep it in mind, ok?</text:p>
          </table:table-cell>
          <table:table-cell table:style-name="ce31" office:value-type="string">
            <text:p>Il y aura toujours le problème des 88 miles à l'heure... mais gardons-le à l'esprit, ok ?</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Shame it's not a DeLorean.</text:p>
          </table:table-cell>
          <table:table-cell table:style-name="ce31" office:value-type="string">
            <text:p>Dommage que ce ne soit pas une DeLorean.</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Shame it's not a DeLorean.</text:p>
          </table:table-cell>
          <table:table-cell table:style-name="ce31" office:value-type="string">
            <text:p>Dommage que ce ne soit pas une DeLorean.</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I don't think this kind of bomb is fueled with plutonium, honestly.</text:p>
          </table:table-cell>
          <table:table-cell table:style-name="ce31" office:value-type="string">
            <text:p>Je ne pense pas que ce genre de bombe soit alimenté en plutonium honnêtement.</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It's not a flashlight.</text:p>
          </table:table-cell>
          <table:table-cell table:style-name="ce31" office:value-type="string">
            <text:p>Ce n'est pas une lampe de poche.</text:p>
          </table:table-cell>
          <table:table-cell table:number-columns-repeated="1020"/>
        </table:table-row>
        <table:table-row table:style-name="ro1">
          <table:table-cell table:number-columns-repeated="1024"/>
        </table:table-row>
        <table:table-row table:style-name="ro3">
          <table:table-cell table:number-columns-repeated="2"/>
          <table:table-cell office:value-type="string">
            <text:p>It's better to talk with the scientist before embarking on strange experiments.</text:p>
          </table:table-cell>
          <table:table-cell office:value-type="string">
            <text:p>Il vaut mieux parler avec le scientifique avant de se lancer dans d'étranges expériences.</text:p>
          </table:table-cell>
          <table:table-cell table:number-columns-repeated="1020"/>
        </table:table-row>
        <table:table-row table:style-name="ro3">
          <table:table-cell table:number-columns-repeated="2"/>
          <table:table-cell office:value-type="string">
            <text:p>Why should I?</text:p>
          </table:table-cell>
          <table:table-cell office:value-type="string">
            <text:p>Pourquoi ferais-je ça ?</text:p>
          </table:table-cell>
          <table:table-cell table:number-columns-repeated="1020"/>
        </table:table-row>
        <table:table-row table:style-name="ro1">
          <table:table-cell table:number-columns-repeated="1024"/>
        </table:table-row>
        <table:table-row table:style-name="ro3">
          <table:table-cell table:number-columns-repeated="2"/>
          <table:table-cell office:value-type="string">
            <text:p>Maybe this might be interesting for you?</text:p>
          </table:table-cell>
          <table:table-cell office:value-type="string">
            <text:p>Peut-être que cela pourrait vous intéresser ?</text:p>
          </table:table-cell>
          <table:table-cell table:number-columns-repeated="1020"/>
        </table:table-row>
        <table:table-row table:style-name="ro3">
          <table:table-cell table:number-columns-repeated="2"/>
          <table:table-cell office:value-type="string">
            <text:p>Where did you find that?!?</text:p>
          </table:table-cell>
          <table:table-cell office:value-type="string">
            <text:p>Où avez-vous trouvé ça ?!?</text:p>
          </table:table-cell>
          <table:table-cell table:number-columns-repeated="1020"/>
        </table:table-row>
        <table:table-row table:style-name="ro3">
          <table:table-cell table:number-columns-repeated="2"/>
          <table:table-cell office:value-type="string">
            <text:p>Here and there.</text:p>
          </table:table-cell>
          <table:table-cell office:value-type="string">
            <text:p>Ici et là.</text:p>
          </table:table-cell>
          <table:table-cell table:number-columns-repeated="1020"/>
        </table:table-row>
        <table:table-row table:style-name="ro3">
          <table:table-cell table:number-columns-repeated="2"/>
          <table:table-cell office:value-type="string">
            <text:p>Ok ok, pour in exactly 3ml for every dozen years you want to go back.</text:p>
          </table:table-cell>
          <table:table-cell office:value-type="string">
            <text:p>Ok ok, versez exactement 3 ml pour chaque douzaine d'années que vous voulez retrouver.</text:p>
          </table:table-cell>
          <table:table-cell table:number-columns-repeated="1020"/>
        </table:table-row>
        <table:table-row table:style-name="ro3">
          <table:table-cell table:number-columns-repeated="2"/>
          <table:table-cell office:value-type="string">
            <text:p>Add other 2ml to run the machine and 1 ml every half hour of real-time utilisation.</text:p>
          </table:table-cell>
          <table:table-cell office:value-type="string">
            <text:p>Ajoutez 2 ml de plus pour démarrer la machine et 1 ml toutes les demi-heures d'utilisation.</text:p>
          </table:table-cell>
          <table:table-cell table:number-columns-repeated="1020"/>
        </table:table-row>
        <table:table-row table:style-name="ro3">
          <table:table-cell table:number-columns-repeated="2"/>
          <table:table-cell office:value-type="string">
            <text:p>Be as precise as possible.</text:p>
          </table:table-cell>
          <table:table-cell office:value-type="string">
            <text:p>Soyez aussi précis que possible.</text:p>
          </table:table-cell>
          <table:table-cell table:number-columns-repeated="1020"/>
        </table:table-row>
        <table:table-row table:style-name="ro3">
          <table:table-cell table:number-columns-repeated="2"/>
          <table:table-cell office:value-type="string">
            <text:p>Ok, no problem.</text:p>
          </table:table-cell>
          <table:table-cell office:value-type="string">
            <text:p>D'accord pas de problème.</text:p>
          </table:table-cell>
          <table:table-cell table:number-columns-repeated="1020"/>
        </table:table-row>
        <table:table-row table:style-name="ro3">
          <table:table-cell table:number-columns-repeated="2"/>
          <table:table-cell office:value-type="string">
            <text:p>The machine will start as soon as you have inserted the destination date in the appropriate display.</text:p>
          </table:table-cell>
          <table:table-cell office:value-type="string">
            <text:p>La machine démarrera dès que vous aurez indiqué la date de destination dans le cadran.</text:p>
          </table:table-cell>
          <table:table-cell table:number-columns-repeated="1020"/>
        </table:table-row>
        <table:table-row table:style-name="ro5">
          <table:table-cell table:number-columns-repeated="2"/>
          <table:table-cell office:value-type="string">
            <text:p>Avoid traveling into the future. The process partly uses the geomagnetic field of the Earth and possible changes could stop you from coming back.</text:p>
          </table:table-cell>
          <table:table-cell office:value-type="string">
            <text:p>Évitez de voyager dans le futur. Le processus utilise en partie le champ géomagnétique de la Terre et tout changement pourrait vous empêcher de revenir en arrière.</text:p>
          </table:table-cell>
          <table:table-cell table:number-columns-repeated="1020"/>
        </table:table-row>
        <table:table-row table:style-name="ro5">
          <table:table-cell table:number-columns-repeated="2"/>
          <table:table-cell office:value-type="string">
            <text:p>Just remember you can't jump from time to time. Every time you're forced to return to the present.</text:p>
          </table:table-cell>
          <table:table-cell office:value-type="string">
            <text:p>N'oubliez pas que vous ne pouvez pas sauter d'une époque à une autre. Vous êtes obligé de retourner dans le présent à chaque fois.</text:p>
          </table:table-cell>
          <table:table-cell table:number-columns-repeated="1020"/>
        </table:table-row>
        <table:table-row table:style-name="ro3">
          <table:table-cell table:number-columns-repeated="2"/>
          <table:table-cell office:value-type="string">
            <text:p>Will you be much longer?</text:p>
          </table:table-cell>
          <table:table-cell office:value-type="string">
            <text:p>Vous en avez pour longtemps ?</text:p>
          </table:table-cell>
          <table:table-cell table:number-columns-repeated="1020"/>
        </table:table-row>
        <table:table-row table:style-name="ro5">
          <table:table-cell table:number-columns-repeated="2"/>
          <table:table-cell office:value-type="string">
            <text:p>The doors are automatic, so stay in the vicinity. Some animals could enter the machine and come back instead of you, by accident.</text:p>
          </table:table-cell>
          <table:table-cell office:value-type="string">
            <text:p>Les portes sont automatiques, alors restez à proximité. Des animaux pourraient entrer dans la machine et revenir dans le présent à votre place, par accident.</text:p>
          </table:table-cell>
          <table:table-cell table:number-columns-repeated="1020"/>
        </table:table-row>
        <table:table-row table:style-name="ro3">
          <table:table-cell table:number-columns-repeated="2"/>
          <table:table-cell office:value-type="string">
            <text:p>And remember to be careful to NEVER interfere with the space-time continuum.</text:p>
          </table:table-cell>
          <table:table-cell office:value-type="string">
            <text:p>Et rappelez-vous bien de ne JAMAIS interférer avec le continuum espace-temps.</text:p>
          </table:table-cell>
          <table:table-cell table:number-columns-repeated="1020"/>
        </table:table-row>
        <table:table-row table:style-name="ro3">
          <table:table-cell table:number-columns-repeated="2"/>
          <table:table-cell office:value-type="string">
            <text:p>Yeah, yeah, whatever.</text:p>
          </table:table-cell>
          <table:table-cell office:value-type="string">
            <text:p>Ouais, ouais... peu importe.</text:p>
          </table:table-cell>
          <table:table-cell table:number-columns-repeated="1020"/>
        </table:table-row>
        <table:table-row table:style-name="ro3">
          <table:table-cell table:number-columns-repeated="2"/>
          <table:table-cell office:value-type="string">
            <text:p>How much plutonium did he say I have to pour exactly?</text:p>
          </table:table-cell>
          <table:table-cell office:value-type="string">
            <text:p>Combien de plutonium a-t-il dit qu'il fallait exactement ?</text:p>
          </table:table-cell>
          <table:table-cell table:number-columns-repeated="1020"/>
        </table:table-row>
        <table:table-row table:style-name="ro3">
          <table:table-cell table:number-columns-repeated="2"/>
          <table:table-cell office:value-type="string">
            <text:p>Hmm...</text:p>
          </table:table-cell>
          <table:table-cell office:value-type="string">
            <text:p>Humm...</text:p>
          </table:table-cell>
          <table:table-cell table:number-columns-repeated="1020"/>
        </table:table-row>
        <table:table-row table:style-name="ro3">
          <table:table-cell table:number-columns-repeated="2"/>
          <table:table-cell office:value-type="string">
            <text:p>Well, I'll abound, what's the worst that could happen?</text:p>
          </table:table-cell>
          <table:table-cell office:value-type="string">
            <text:p>Eh bien, je vais y aller au pif, qu'est-ce qui pourrait m'arriver de pire ?</text:p>
          </table:table-cell>
          <table:table-cell table:number-columns-repeated="1020"/>
        </table:table-row>
        <table:table-row table:style-name="ro3">
          <table:table-cell table:number-columns-repeated="2"/>
          <table:table-cell office:value-type="string">
            <text:p>Why should I?</text:p>
          </table:table-cell>
          <table:table-cell office:value-type="string">
            <text:p>Pourquoi ferais-je ça ?</text:p>
          </table:table-cell>
          <table:table-cell table:number-columns-repeated="1020"/>
        </table:table-row>
        <table:table-row table:style-name="ro1">
          <table:table-cell table:number-columns-repeated="1024"/>
        </table:table-row>
        <table:table-row table:style-name="ro10">
          <table:table-cell table:number-columns-repeated="2"/>
          <table:table-cell office:value-type="string">
            <text:p>You should go over the periodic table. I'm afraid you're confusing this with mercury.</text:p>
          </table:table-cell>
          <table:table-cell table:style-name="ce31" office:value-type="string">
            <text:p>Tu devrais passer en revue le tableau périodique des éléments. Je pense que tu confonds ça avec du mercure.</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It'd be a... nuclear solo.</text:p>
          </table:table-cell>
          <table:table-cell table:style-name="ce31" office:value-type="string">
            <text:p>Ce serait un... nucléaire solo.</text:p>
          </table:table-cell>
          <table:table-cell table:number-columns-repeated="1020"/>
        </table:table-row>
        <table:table-row table:style-name="ro1">
          <table:table-cell table:number-columns-repeated="1024"/>
        </table:table-row>
        <table:table-row table:style-name="ro3">
          <table:table-cell table:style-name="ce2" office:value-type="string">
            <text:p>polaroid</text:p>
          </table:table-cell>
          <table:table-cell office:value-type="string">
            <text:p>polaroïd</text:p>
          </table:table-cell>
          <table:table-cell office:value-type="string">
            <text:p>The best way to arouse a hipster.</text:p>
          </table:table-cell>
          <table:table-cell office:value-type="string">
            <text:p>Le meilleur moyen d'exciter un hipster.</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Take a picture of a selfie?</text:p>
          </table:table-cell>
          <table:table-cell table:style-name="ce31" office:value-type="string">
            <text:p>Prendre une photo d'un selfie ?</text:p>
          </table:table-cell>
          <table:table-cell table:number-columns-repeated="1020"/>
        </table:table-row>
        <table:table-row table:style-name="ro9">
          <table:table-cell table:number-columns-repeated="2"/>
          <table:table-cell office:value-type="string">
            <text:p>That would be deliciously meta.</text:p>
          </table:table-cell>
          <table:table-cell table:style-name="ce31" office:value-type="string">
            <text:p>Ce serait délicieusement autoréférentiel.</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Hmmm... it's not a bad idea, but what do I need a photo of that room for?</text:p>
          </table:table-cell>
          <table:table-cell table:style-name="ce31" office:value-type="string">
            <text:p>Hummm... ce n'est pas une mauvaise idée, mais pourquoi ai-je besoin d'une photo de cette pièce ?</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Hmmm... it's not a bad idea, but what do I need a photo of that room for?</text:p>
          </table:table-cell>
          <table:table-cell table:style-name="ce31" office:value-type="string">
            <text:p>Hummm... ce n'est pas une mauvaise idée, mais pourquoi ai-je besoin d'une photo de cette pièce ?</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Hmmm... it's not a bad idea, but what do I need a photo of that room for?</text:p>
          </table:table-cell>
          <table:table-cell table:style-name="ce31" office:value-type="string">
            <text:p>Hummm... ce n'est pas une mauvaise idée, mais pourquoi ai-je besoin d'une photo de cette pièce ?</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Hmmm... it's not a bad idea, but what do I need a photo of that room for?</text:p>
          </table:table-cell>
          <table:table-cell table:style-name="ce31" office:value-type="string">
            <text:p>Hummm... ce n'est pas une mauvaise idée, mais pourquoi ai-je besoin d'une photo de cette pièce ?</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Hmmm... it's not a bad idea, but what do I need a photo of that room for?</text:p>
          </table:table-cell>
          <table:table-cell table:style-name="ce31" office:value-type="string">
            <text:p>Hummm... ce n'est pas une mauvaise idée, mais pourquoi ai-je besoin d'une photo de cette pièce ?</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I don't wanna give her more reason to show off her vanity.</text:p>
          </table:table-cell>
          <table:table-cell table:style-name="ce31" office:value-type="string">
            <text:p>Je ne veux pas lui donner plus de raison de montrer sa vanité.</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No, I don't wanna create any cracks in the space-time continuum.</text:p>
          </table:table-cell>
          <table:table-cell table:style-name="ce31" office:value-type="string">
            <text:p>Non, je ne veux pas créer de fissures dans le continuum espace-temps.</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No, I don't wanna create any cracks in the space-time continuum.</text:p>
          </table:table-cell>
          <table:table-cell table:style-name="ce31" office:value-type="string">
            <text:p>Non, je ne veux pas créer de fissures dans le continuum espace-temps.</text:p>
          </table:table-cell>
          <table:table-cell table:number-columns-repeated="1020"/>
        </table:table-row>
        <table:table-row table:style-name="ro1">
          <table:table-cell table:number-columns-repeated="1024"/>
        </table:table-row>
        <table:table-row table:style-name="ro2">
          <table:table-cell table:style-name="ce2" office:value-type="string">
            <text:p>gunpowder</text:p>
          </table:table-cell>
          <table:table-cell office:value-type="string">
            <text:p>poudre à canon</text:p>
          </table:table-cell>
          <table:table-cell office:value-type="string">
            <text:p>Questa-descrizione-non-verrà-mai-detta-a-meno-che-non-si-cambi-la-dinamica-dei-petardi</text:p>
          </table:table-cell>
          <table:table-cell table:style-name="ce32"/>
          <table:table-cell table:number-columns-repeated="1020"/>
        </table:table-row>
        <table:table-row table:style-name="ro1">
          <table:table-cell table:number-columns-repeated="1024"/>
        </table:table-row>
        <table:table-row table:style-name="ro3">
          <table:table-cell table:style-name="ce2" office:value-type="string">
            <text:p>bedpost</text:p>
          </table:table-cell>
          <table:table-cell office:value-type="string">
            <text:p>boule de lit</text:p>
          </table:table-cell>
          <table:table-cell office:value-type="string">
            <text:p>Knob is the new Excalibur.</text:p>
          </table:table-cell>
          <table:table-cell office:value-type="string">
            <text:p>Cette boule de lit est le nouvel Excalibur.</text:p>
          </table:table-cell>
          <table:table-cell table:number-columns-repeated="1020"/>
        </table:table-row>
        <table:table-row table:style-name="ro1">
          <table:table-cell table:number-columns-repeated="1024"/>
        </table:table-row>
        <table:table-row table:style-name="ro9">
          <table:table-cell table:style-name="ce3" table:number-columns-repeated="2"/>
          <table:table-cell table:style-name="ce30" office:value-type="string">
            <text:p>Actually the screw of the knob could work as a bit, too...</text:p>
          </table:table-cell>
          <table:table-cell table:style-name="ce30" office:value-type="string">
            <text:p>J'y pense… Peut-être que la vis de la boule pourrait faire office de foret ?</text:p>
          </table:table-cell>
          <table:table-cell table:style-name="ce3" table:number-columns-repeated="1020"/>
        </table:table-row>
        <table:table-row table:style-name="ro1">
          <table:table-cell table:number-columns-repeated="1024"/>
        </table:table-row>
        <table:table-row table:style-name="ro9">
          <table:table-cell table:number-columns-repeated="2"/>
          <table:table-cell office:value-type="string">
            <text:p>I'm thinking of 'warming' it up, too, but certainly not this way.</text:p>
          </table:table-cell>
          <table:table-cell table:style-name="ce31" office:value-type="string">
            <text:p>Je pense à 'la réchauffer' aussi, mais certainement pas de cette façon.</text:p>
          </table:table-cell>
          <table:table-cell table:number-columns-repeated="1020"/>
        </table:table-row>
        <table:table-row table:style-name="ro1">
          <table:table-cell table:number-columns-repeated="1024"/>
        </table:table-row>
        <table:table-row table:style-name="ro3">
          <table:table-cell table:style-name="ce2" office:value-type="string">
            <text:p>prize</text:p>
          </table:table-cell>
          <table:table-cell office:value-type="string">
            <text:p>prix</text:p>
          </table:table-cell>
          <table:table-cell office:value-type="string">
            <text:p>Let's have a look.</text:p>
          </table:table-cell>
          <table:table-cell office:value-type="string">
            <text:p>Jetons un œil.</text:p>
          </table:table-cell>
          <table:table-cell table:number-columns-repeated="1020"/>
        </table:table-row>
        <table:table-row table:style-name="ro3">
          <table:table-cell table:style-name="ce2" office:value-type="string">
            <text:p>prize</text:p>
          </table:table-cell>
          <table:table-cell office:value-type="string">
            <text:p>prix</text:p>
          </table:table-cell>
          <table:table-cell office:value-type="string">
            <text:p>How is it possible that all this stuff could fit inside such a small package?</text:p>
          </table:table-cell>
          <table:table-cell office:value-type="string">
            <text:p>Comment tous ces trucs peuvent-ils tenir dans un si petit paquet ??</text:p>
          </table:table-cell>
          <table:table-cell table:number-columns-repeated="1020"/>
        </table:table-row>
        <table:table-row table:style-name="ro1">
          <table:table-cell table:number-columns-repeated="1024"/>
        </table:table-row>
        <table:table-row table:style-name="ro3">
          <table:table-cell table:style-name="ce2" office:value-type="string">
            <text:p>recorder</text:p>
          </table:table-cell>
          <table:table-cell office:value-type="string">
            <text:p>dictaphone</text:p>
          </table:table-cell>
          <table:table-cell office:value-type="string">
            <text:p>It's the old tape recorder Ronald's father used when he was in college.</text:p>
          </table:table-cell>
          <table:table-cell office:value-type="string">
            <text:p>C'est le vieux dictaphone que le père de Ronald utilisait quand il était à la fac.</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I should turn it on first.</text:p>
          </table:table-cell>
          <table:table-cell table:style-name="ce31" office:value-type="string">
            <text:p>Je devrais l'allumer d'abord.</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Could you please make a statement on the record?</text:p>
          </table:table-cell>
          <table:table-cell table:style-name="ce31" office:value-type="string">
            <text:p>Pourriez-vous faire une déclaration ?</text:p>
          </table:table-cell>
          <table:table-cell table:number-columns-repeated="1020"/>
        </table:table-row>
        <table:table-row table:style-name="ro9">
          <table:table-cell table:number-columns-repeated="2"/>
          <table:table-cell office:value-type="string">
            <text:p>...</text:p>
          </table:table-cell>
          <table:table-cell table:style-name="ce31" office:value-type="string">
            <text:p>...</text:p>
          </table:table-cell>
          <table:table-cell table:number-columns-repeated="1020"/>
        </table:table-row>
        <table:table-row table:style-name="ro9">
          <table:table-cell table:number-columns-repeated="2"/>
          <table:table-cell office:value-type="string">
            <text:p>Professional secrecy, is it?</text:p>
          </table:table-cell>
          <table:table-cell table:style-name="ce31" office:value-type="string">
            <text:p>Le secret professionnel, n'est-ce pas ?</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Why should I record him sneezing?</text:p>
          </table:table-cell>
          <table:table-cell table:style-name="ce31" office:value-type="string">
            <text:p>Pourquoi devrais-je l'enregistrer en train d'éternuer ?</text:p>
          </table:table-cell>
          <table:table-cell table:number-columns-repeated="1020"/>
        </table:table-row>
        <table:table-row table:style-name="ro1">
          <table:table-cell table:number-columns-repeated="1024"/>
        </table:table-row>
        <table:table-row table:style-name="ro3">
          <table:table-cell table:style-name="ce2" office:value-type="string">
            <text:p>robbery recording</text:p>
          </table:table-cell>
          <table:table-cell office:value-type="string">
            <text:p>enregistrement du braquage</text:p>
          </table:table-cell>
          <table:table-cell office:value-type="string">
            <text:p>It must have been something really serious to dispatch all those units.</text:p>
          </table:table-cell>
          <table:table-cell office:value-type="string">
            <text:p>Ça a dû être vraiment grave pour déployer autant d'unités.</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This would be a bit like the soundtrack of its life, actually.</text:p>
          </table:table-cell>
          <table:table-cell table:style-name="ce31" office:value-type="string">
            <text:p>Ce serait un peu comme la bande son de sa vie en fait.</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He will never hear it from this distance.</text:p>
          </table:table-cell>
          <table:table-cell table:style-name="ce31" office:value-type="string">
            <text:p>Il ne l'entendra jamais de cette distance.</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It'd be better to pick it up first.</text:p>
          </table:table-cell>
          <table:table-cell table:style-name="ce31" office:value-type="string">
            <text:p>Il vaudrait mieux le prendre d'abord.</text:p>
          </table:table-cell>
          <table:table-cell table:number-columns-repeated="1020"/>
        </table:table-row>
        <table:table-row table:style-name="ro1">
          <table:table-cell table:number-columns-repeated="1024"/>
        </table:table-row>
        <table:table-row table:style-name="ro3">
          <table:table-cell table:style-name="ce2" office:value-type="string">
            <text:p>liquid plutonium residue</text:p>
          </table:table-cell>
          <table:table-cell office:value-type="string">
            <text:p>résidu de plutonium liquide</text:p>
          </table:table-cell>
          <table:table-cell office:value-type="string">
            <text:p>There are just a few drops left.</text:p>
          </table:table-cell>
          <table:table-cell office:value-type="string">
            <text:p>Il ne reste que quelques gouttes.</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I doubt it could be used as a fertilizer.</text:p>
          </table:table-cell>
          <table:table-cell table:style-name="ce31" office:value-type="string">
            <text:p>Je doute que ça puisse être utilisé comme engrais.</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There'll be still the problem of the 88 miles per hour... but let's keep it in mind, ok?</text:p>
          </table:table-cell>
          <table:table-cell table:style-name="ce31" office:value-type="string">
            <text:p>Il y aura toujours le problème des 88 miles à l'heure... mais gardons-le à l'esprit, ok ?</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Shame it's not a DeLorean.</text:p>
          </table:table-cell>
          <table:table-cell table:style-name="ce31" office:value-type="string">
            <text:p>Dommage que ce ne soit pas une DeLorean.</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Shame it's not a DeLorean.</text:p>
          </table:table-cell>
          <table:table-cell table:style-name="ce31" office:value-type="string">
            <text:p>Dommage que ce ne soit pas une DeLorean.</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10">
          <table:table-cell table:number-columns-repeated="2"/>
          <table:table-cell office:value-type="string">
            <text:p>You should go over the periodic table. I'm afraid you're confusing this with mercury.</text:p>
          </table:table-cell>
          <table:table-cell table:style-name="ce31" office:value-type="string">
            <text:p>Tu devrais passer en revue le tableau périodique des éléments. Je pense que tu confonds ça avec du mercure.</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I think I'd do better to keep this plutonium residual to myself.</text:p>
          </table:table-cell>
          <table:table-cell table:style-name="ce31" office:value-type="string">
            <text:p>Je pense que je ferais mieux de garder ce résidu de plutonium pour moi.</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It'd be a... nuclear solo.</text:p>
          </table:table-cell>
          <table:table-cell table:style-name="ce31" office:value-type="string">
            <text:p>Ce serait un... nucléaire solo.</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It'd be better to pick it up first.</text:p>
          </table:table-cell>
          <table:table-cell table:style-name="ce31" office:value-type="string">
            <text:p>Il vaudrait mieux le prendre d'abord.</text:p>
          </table:table-cell>
          <table:table-cell table:number-columns-repeated="1020"/>
        </table:table-row>
        <table:table-row table:style-name="ro1">
          <table:table-cell table:number-columns-repeated="1024"/>
        </table:table-row>
        <table:table-row table:style-name="ro3">
          <table:table-cell table:style-name="ce2" office:value-type="string">
            <text:p>apple seeds</text:p>
          </table:table-cell>
          <table:table-cell office:value-type="string">
            <text:p>pépins de pommes</text:p>
          </table:table-cell>
          <table:table-cell office:value-type="string">
            <text:p>You do realize the absurd things you make pick up, right?</text:p>
          </table:table-cell>
          <table:table-cell office:value-type="string">
            <text:p>Tu réalises toutes les choses absurdes que tu me fais ramasser ?</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Hey, honey, look what I have for you.</text:p>
          </table:table-cell>
          <table:table-cell table:style-name="ce32" office:value-type="string">
            <text:p>Hé, chérie, regarde ce que j'ai pour toi.</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You made me pick them up and I don't want to retrace my steps.</text:p>
          </table:table-cell>
          <table:table-cell table:style-name="ce31" office:value-type="string">
            <text:p>Tu m'as fait les ramasser et je ne veux pas revenir sur mes pas.</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You made me pick them up and I don't want to retrace my steps.</text:p>
          </table:table-cell>
          <table:table-cell table:style-name="ce31" office:value-type="string">
            <text:p>Tu m'as fait les ramasser et je ne veux pas revenir sur mes pas.</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You made me pick them up and I don't want to retrace my steps.</text:p>
          </table:table-cell>
          <table:table-cell table:style-name="ce31" office:value-type="string">
            <text:p>Tu m'as fait les ramasser et je ne veux pas revenir sur mes pas.</text:p>
          </table:table-cell>
          <table:table-cell table:number-columns-repeated="1020"/>
        </table:table-row>
        <table:table-row table:style-name="ro1">
          <table:table-cell table:number-columns-repeated="1024"/>
        </table:table-row>
        <table:table-row table:style-name="ro3">
          <table:table-cell table:style-name="ce2" office:value-type="string">
            <text:p>pin</text:p>
          </table:table-cell>
          <table:table-cell office:value-type="string">
            <text:p>épingle</text:p>
          </table:table-cell>
          <table:table-cell office:value-type="string">
            <text:p>What are the chances I can find it?</text:p>
          </table:table-cell>
          <table:table-cell office:value-type="string">
            <text:p>J'avais combien de chances d'en trouve une ?</text:p>
          </table:table-cell>
          <table:table-cell table:number-columns-repeated="1020"/>
        </table:table-row>
        <table:table-row table:style-name="ro1">
          <table:table-cell table:number-columns-repeated="1024"/>
        </table:table-row>
        <table:table-row table:style-name="ro3">
          <table:table-cell table:number-columns-repeated="2"/>
          <table:table-cell office:value-type="string">
            <text:p>You might want to stay at arm's length from the room.</text:p>
          </table:table-cell>
          <table:table-cell office:value-type="string">
            <text:p>Il est préférable de rester à bonne distance de la chambre.</text:p>
          </table:table-cell>
          <table:table-cell table:number-columns-repeated="1020"/>
        </table:table-row>
        <table:table-row table:style-name="ro3">
          <table:table-cell table:number-columns-repeated="2"/>
          <table:table-cell office:value-type="string">
            <text:p>You might want to stay at arm's length from the room.</text:p>
          </table:table-cell>
          <table:table-cell office:value-type="string">
            <text:p>Il est préférable de rester à bonne distance de la chambre.</text:p>
          </table:table-cell>
          <table:table-cell table:number-columns-repeated="1020"/>
        </table:table-row>
        <table:table-row table:style-name="ro3">
          <table:table-cell table:number-columns-repeated="2"/>
          <table:table-cell office:value-type="string">
            <text:p>You might want to stay at arm's length from the room.</text:p>
          </table:table-cell>
          <table:table-cell office:value-type="string">
            <text:p>Il est préférable de rester à bonne distance de la chambre.</text:p>
          </table:table-cell>
          <table:table-cell table:number-columns-repeated="1020"/>
        </table:table-row>
        <table:table-row table:style-name="ro3">
          <table:table-cell table:number-columns-repeated="2"/>
          <table:table-cell office:value-type="string">
            <text:p>I remind you we are in a different age.</text:p>
          </table:table-cell>
          <table:table-cell office:value-type="string">
            <text:p>Je te rappelle que nous sommes dans une autre époque.</text:p>
          </table:table-cell>
          <table:table-cell table:number-columns-repeated="1020"/>
        </table:table-row>
        <table:table-row table:style-name="ro3">
          <table:table-cell table:number-columns-repeated="2"/>
          <table:table-cell office:value-type="string">
            <text:p>Thanks, this thing was really getting under my sk...</text:p>
          </table:table-cell>
          <table:table-cell office:value-type="string">
            <text:p>Merci, cette chose commençait à me piquer la pe...</text:p>
          </table:table-cell>
          <table:table-cell table:number-columns-repeated="1020"/>
        </table:table-row>
        <table:table-row table:style-name="ro3">
          <table:table-cell table:number-columns-repeated="2"/>
          <table:table-cell office:value-type="string">
            <text:p>Yes, well... you know.</text:p>
          </table:table-cell>
          <table:table-cell office:value-type="string">
            <text:p>Enfin... tu sais bien.</text:p>
          </table:table-cell>
          <table:table-cell table:number-columns-repeated="1020"/>
        </table:table-row>
        <table:table-row table:style-name="ro3">
          <table:table-cell table:number-columns-repeated="2"/>
          <table:table-cell office:value-type="string">
            <text:p>There's something I'm not getting. It doesn't work.</text:p>
          </table:table-cell>
          <table:table-cell office:value-type="string">
            <text:p>Il y a quelque chose que je ne comprends pas. Ça ne fonctionne pas.</text:p>
          </table:table-cell>
          <table:table-cell table:number-columns-repeated="1020"/>
        </table:table-row>
        <table:table-row table:style-name="ro1">
          <table:table-cell table:number-columns-repeated="1024"/>
        </table:table-row>
        <table:table-row table:style-name="ro3">
          <table:table-cell table:number-columns-repeated="2"/>
          <table:table-cell office:value-type="string">
            <text:p>You might want to stay at arm's length from the room.</text:p>
          </table:table-cell>
          <table:table-cell office:value-type="string">
            <text:p>Il est préférable de rester à bonne distance de la chambre.</text:p>
          </table:table-cell>
          <table:table-cell table:number-columns-repeated="1020"/>
        </table:table-row>
        <table:table-row table:style-name="ro3">
          <table:table-cell table:number-columns-repeated="2"/>
          <table:table-cell office:value-type="string">
            <text:p>You might want to stay at arm's length from the room.</text:p>
          </table:table-cell>
          <table:table-cell office:value-type="string">
            <text:p>Il est préférable de rester à bonne distance de la chambre.</text:p>
          </table:table-cell>
          <table:table-cell table:number-columns-repeated="1020"/>
        </table:table-row>
        <table:table-row table:style-name="ro3">
          <table:table-cell table:number-columns-repeated="2"/>
          <table:table-cell office:value-type="string">
            <text:p>You might want to stay at arm's length from the room.</text:p>
          </table:table-cell>
          <table:table-cell office:value-type="string">
            <text:p>Il est préférable de rester à bonne distance de la chambre.</text:p>
          </table:table-cell>
          <table:table-cell table:number-columns-repeated="1020"/>
        </table:table-row>
        <table:table-row table:style-name="ro3">
          <table:table-cell table:number-columns-repeated="2"/>
          <table:table-cell office:value-type="string">
            <text:p>I remind you we are in a different age.</text:p>
          </table:table-cell>
          <table:table-cell office:value-type="string">
            <text:p>Je te rappelle que nous sommes dans une autre époque.</text:p>
          </table:table-cell>
          <table:table-cell table:number-columns-repeated="1020"/>
        </table:table-row>
        <table:table-row table:style-name="ro3">
          <table:table-cell table:number-columns-repeated="2"/>
          <table:table-cell office:value-type="string">
            <text:p>Let's just hope this is the right time.</text:p>
          </table:table-cell>
          <table:table-cell office:value-type="string">
            <text:p>Espérons juste que c'est le bon moment.</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I don't want to pierce it.</text:p>
          </table:table-cell>
          <table:table-cell table:style-name="ce31" office:value-type="string">
            <text:p>Je ne veux pas le percer.</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I better not push my luck. I wouldn't be able to find it a second time.</text:p>
          </table:table-cell>
          <table:table-cell table:style-name="ce31" office:value-type="string">
            <text:p>Je ferais mieux de ne pas pousser ma chance. Je pourrais ne pas en retrouver une seconde fois.</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I don't want to pierce it.</text:p>
          </table:table-cell>
          <table:table-cell table:style-name="ce31" office:value-type="string">
            <text:p>Je ne veux pas le percer.</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I repeat: GROSS.</text:p>
          </table:table-cell>
          <table:table-cell table:style-name="ce31" office:value-type="string">
            <text:p>Je le répète : DEGUEU.</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I don't wanna wake him.</text:p>
          </table:table-cell>
          <table:table-cell table:style-name="ce31" office:value-type="string">
            <text:p>Je ne veux pas le réveiller.</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I don't wanna wake him.</text:p>
          </table:table-cell>
          <table:table-cell table:style-name="ce31" office:value-type="string">
            <text:p>Je ne veux pas le réveiller.</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It'd be the most idiotic attempted break-in in history.</text:p>
          </table:table-cell>
          <table:table-cell table:style-name="ce31" office:value-type="string">
            <text:p>Ce serait la tentative la plus idiote de l'histoire.</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It'd be the most idiotic attempted break-in in history.</text:p>
          </table:table-cell>
          <table:table-cell table:style-name="ce31" office:value-type="string">
            <text:p>Ce serait la tentative la plus idiote de l'histoire.</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Hey, it would be hopelessly outnumbered in a fight.</text:p>
          </table:table-cell>
          <table:table-cell table:style-name="ce31" office:value-type="string">
            <text:p>Hé, il serait désespérément en infériorité dans un combat.</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It'd be the most idiotic attempted break-in in history.</text:p>
          </table:table-cell>
          <table:table-cell table:style-name="ce31" office:value-type="string">
            <text:p>Ce serait la tentative la plus idiote de l'histoire.</text:p>
          </table:table-cell>
          <table:table-cell table:number-columns-repeated="1020"/>
        </table:table-row>
        <table:table-row table:style-name="ro1">
          <table:table-cell table:number-columns-repeated="1024"/>
        </table:table-row>
        <table:table-row table:style-name="ro3">
          <table:table-cell table:style-name="ce2" office:value-type="string">
            <text:p>metalhead starter kit</text:p>
          </table:table-cell>
          <table:table-cell office:value-type="string">
            <text:p>starter kit du metalleux</text:p>
          </table:table-cell>
          <table:table-cell office:value-type="string">
            <text:p>Yeah, metal!</text:p>
          </table:table-cell>
          <table:table-cell office:value-type="string">
            <text:p>Super, du métal !</text:p>
          </table:table-cell>
          <table:table-cell table:number-columns-repeated="1020"/>
        </table:table-row>
        <table:table-row table:style-name="ro1">
          <table:table-cell table:number-columns-repeated="1024"/>
        </table:table-row>
        <table:table-row table:style-name="ro3">
          <table:table-cell table:number-columns-repeated="2"/>
          <table:table-cell office:value-type="string">
            <text:p>Not bad. Now you really have an aggressive look.</text:p>
          </table:table-cell>
          <table:table-cell office:value-type="string">
            <text:p>Pas mal. Maintenant, vous avez un look beaucoup plus agressif.</text:p>
          </table:table-cell>
          <table:table-cell table:number-columns-repeated="1020"/>
        </table:table-row>
        <table:table-row table:style-name="ro3">
          <table:table-cell table:number-columns-repeated="2"/>
          <table:table-cell office:value-type="string">
            <text:p>I have to admit I'm really pumped for it.</text:p>
          </table:table-cell>
          <table:table-cell office:value-type="string">
            <text:p>Je dois admettre que je suis vraiment emballé.</text:p>
          </table:table-cell>
          <table:table-cell table:number-columns-repeated="1020"/>
        </table:table-row>
        <table:table-row table:style-name="ro3">
          <table:table-cell table:number-columns-repeated="2"/>
          <table:table-cell office:value-type="string">
            <text:p>Do you think you can sing a metal song now?</text:p>
          </table:table-cell>
          <table:table-cell office:value-type="string">
            <text:p>Vous pensez que vous pouvez me chanter un morceau de métal maintenant ?</text:p>
          </table:table-cell>
          <table:table-cell table:number-columns-repeated="1020"/>
        </table:table-row>
        <table:table-row table:style-name="ro3">
          <table:table-cell table:number-columns-repeated="2"/>
          <table:table-cell office:value-type="string">
            <text:p>Which one do you want to hear?</text:p>
          </table:table-cell>
          <table:table-cell office:value-type="string">
            <text:p>Quel morceau voulez-vous entendre ?</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The metalhead one is much better.</text:p>
          </table:table-cell>
          <table:table-cell table:style-name="ce31" office:value-type="string">
            <text:p>Celui du metalleux est beaucoup mieux.</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Not even that would be enough to make him sing, I'm afraid.</text:p>
          </table:table-cell>
          <table:table-cell table:style-name="ce31" office:value-type="string">
            <text:p>Ce n'est pas suffisant pour le faire chanter, j'en ai peur.</text:p>
          </table:table-cell>
          <table:table-cell table:number-columns-repeated="1020"/>
        </table:table-row>
        <table:table-row table:style-name="ro1">
          <table:table-cell table:number-columns-repeated="1024"/>
        </table:table-row>
        <table:table-row table:style-name="ro3">
          <table:table-cell table:style-name="ce2" office:value-type="string">
            <text:p>makeup removal</text:p>
          </table:table-cell>
          <table:table-cell office:value-type="string">
            <text:p>démaquillant</text:p>
          </table:table-cell>
          <table:table-cell office:value-type="string">
            <text:p>If I still had the skin...</text:p>
          </table:table-cell>
          <table:table-cell office:value-type="string">
            <text:p>Si j'avais encore de la peau...</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I think they did a better job with Photoshop than the actual makeup here.</text:p>
          </table:table-cell>
          <table:table-cell table:style-name="ce31" office:value-type="string">
            <text:p>Je pense qu'ils ont fait un meilleur travail avec Photoshop qu'avec le maquillage ici.</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Uhm... I better not.</text:p>
          </table:table-cell>
          <table:table-cell table:style-name="ce31" office:value-type="string">
            <text:p>Euh... Vaut mieux pas.</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It's never a good idea to antagonize a queen.</text:p>
          </table:table-cell>
          <table:table-cell table:style-name="ce31" office:value-type="string">
            <text:p>Ce n'est jamais une bonne idée de s'opposer à une reine.</text:p>
          </table:table-cell>
          <table:table-cell table:number-columns-repeated="1020"/>
        </table:table-row>
        <table:table-row table:style-name="ro1">
          <table:table-cell table:number-columns-repeated="1024"/>
        </table:table-row>
        <table:table-row table:style-name="ro3">
          <table:table-cell table:style-name="ce2" office:value-type="string">
            <text:p>alarm clock</text:p>
          </table:table-cell>
          <table:table-cell office:value-type="string">
            <text:p>réveil</text:p>
          </table:table-cell>
          <table:table-cell office:value-type="string">
            <text:p>I'm afraid the last fall was fatal for it.</text:p>
          </table:table-cell>
          <table:table-cell office:value-type="string">
            <text:p>Je crains que la dernière chute lui ait été fatale.</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I remind you that the alarm clock is broken.</text:p>
          </table:table-cell>
          <table:table-cell table:style-name="ce31" office:value-type="string">
            <text:p>Je te rappelle que le réveil est cassé.</text:p>
          </table:table-cell>
          <table:table-cell table:number-columns-repeated="1020"/>
        </table:table-row>
        <table:table-row table:style-name="ro9">
          <table:table-cell table:number-columns-repeated="2"/>
          <table:table-cell office:value-type="string">
            <text:p>This attention deficit of yours is really irritating sometimes.</text:p>
          </table:table-cell>
          <table:table-cell table:style-name="ce31" office:value-type="string">
            <text:p>Ton manque d'attention est parfois très irritant.</text:p>
          </table:table-cell>
          <table:table-cell table:number-columns-repeated="1020"/>
        </table:table-row>
        <table:table-row table:style-name="ro1">
          <table:table-cell table:number-columns-repeated="1024"/>
        </table:table-row>
        <table:table-row table:style-name="ro3">
          <table:table-cell table:style-name="ce2" office:value-type="string">
            <text:p>alarm clock</text:p>
          </table:table-cell>
          <table:table-cell office:value-type="string">
            <text:p>réveil</text:p>
          </table:table-cell>
          <table:table-cell office:value-type="string">
            <text:p>Inspired limitless hate after so many sleepless nights passed playing videogames.</text:p>
          </table:table-cell>
          <table:table-cell office:value-type="string">
            <text:p>Inspire une haine sans limite après tant de nuits sans sommeil passées à jouer aux jeux vidéo.</text:p>
          </table:table-cell>
          <table:table-cell table:number-columns-repeated="1020"/>
        </table:table-row>
        <table:table-row table:style-name="ro1">
          <table:table-cell table:number-columns-repeated="1024"/>
        </table:table-row>
        <table:table-row table:style-name="ro3">
          <table:table-cell table:style-name="ce2" office:value-type="string">
            <text:p>ancient plate</text:p>
          </table:table-cell>
          <table:table-cell office:value-type="string">
            <text:p>plaque ancienne</text:p>
          </table:table-cell>
          <table:table-cell office:value-type="string">
            <text:p>A generic '1861'.</text:p>
          </table:table-cell>
          <table:table-cell office:value-type="string">
            <text:p>Un générique '1861'.</text:p>
          </table:table-cell>
          <table:table-cell table:number-columns-repeated="1020"/>
        </table:table-row>
        <table:table-row table:style-name="ro1">
          <table:table-cell table:number-columns-repeated="1024"/>
        </table:table-row>
        <table:table-row table:style-name="ro3">
          <table:table-cell table:style-name="ce2" office:value-type="string">
            <text:p>tarp</text:p>
          </table:table-cell>
          <table:table-cell office:value-type="string">
            <text:p>bâche</text:p>
          </table:table-cell>
          <table:table-cell office:value-type="string">
            <text:p>I've always dreamed of having a pool at home.</text:p>
          </table:table-cell>
          <table:table-cell office:value-type="string">
            <text:p>J'ai toujours rêvé d'avoir une piscine à la maison.</text:p>
          </table:table-cell>
          <table:table-cell table:number-columns-repeated="1020"/>
        </table:table-row>
        <table:table-row table:style-name="ro3">
          <table:table-cell table:style-name="ce2" office:value-type="string">
            <text:p>tarp</text:p>
          </table:table-cell>
          <table:table-cell office:value-type="string">
            <text:p>bâche</text:p>
          </table:table-cell>
          <table:table-cell office:value-type="string">
            <text:p>It's a bit patched up, but it should be fine to pack the wardrobe.</text:p>
          </table:table-cell>
          <table:table-cell office:value-type="string">
            <text:p>Elle est toute rafistolée, mais ça devrait être suffisant pour emballer la garde-robe.</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I don't want to pierce it.</text:p>
          </table:table-cell>
          <table:table-cell table:style-name="ce31" office:value-type="string">
            <text:p>Je ne veux pas le percer.</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No need. The body is already covered by hay.</text:p>
          </table:table-cell>
          <table:table-cell table:style-name="ce31" office:value-type="string">
            <text:p>Ce n'est pas nécessaire. Le corps est déjà couvert de foin.</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I feel the irrepressible urge to suffocate her too, but I'm afraid it's not possible.</text:p>
          </table:table-cell>
          <table:table-cell table:style-name="ce31" office:value-type="string">
            <text:p>J'ai une envie irrépressible de l'étouffer, mais je crains que ce ne soit pas possible.</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It's not a bad idea, but first I want to be sure I've done whatever is necessary.</text:p>
          </table:table-cell>
          <table:table-cell table:style-name="ce31" office:value-type="string">
            <text:p>Ce n'est pas une mauvaise idée, mais d'abord je veux être sûr d'avoir fait tout ce qui est nécessaire.</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Why would you hide a wonder like that?</text:p>
          </table:table-cell>
          <table:table-cell table:style-name="ce31" office:value-type="string">
            <text:p>Pourquoi voudrais-tu cacher une merveille pareille ?</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I could cover the camera with the tarp, but Ralph would notice.</text:p>
          </table:table-cell>
          <table:table-cell table:style-name="ce31" office:value-type="string">
            <text:p>Je pourrais couvrir la caméra avec la bâche, mais Ralph s'en apercevrait.</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I could cover the camera with the tarp, but Ralph would notice.</text:p>
          </table:table-cell>
          <table:table-cell table:style-name="ce31" office:value-type="string">
            <text:p>Je pourrais couvrir la caméra avec la bâche, mais Ralph s'en apercevrait.</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I could cover the camera with the tarp, but Ralph would notice.</text:p>
          </table:table-cell>
          <table:table-cell table:style-name="ce31" office:value-type="string">
            <text:p>Je pourrais couvrir la caméra avec la bâche, mais Ralph s'en apercevrait.</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I could cover the camera with the tarp, but Ralph would notice.</text:p>
          </table:table-cell>
          <table:table-cell table:style-name="ce31" office:value-type="string">
            <text:p>Je pourrais couvrir la caméra avec la bâche, mais Ralph s'en apercevrait.</text:p>
          </table:table-cell>
          <table:table-cell table:number-columns-repeated="1020"/>
        </table:table-row>
        <table:table-row table:style-name="ro1">
          <table:table-cell table:number-columns-repeated="1024"/>
        </table:table-row>
        <table:table-row table:style-name="ro3">
          <table:table-cell table:style-name="ce2" office:value-type="string">
            <text:p>flashlight</text:p>
          </table:table-cell>
          <table:table-cell office:value-type="string">
            <text:p>lampe de poche</text:p>
          </table:table-cell>
          <table:table-cell office:value-type="string">
            <text:p>The batteries are almost dead, but I should be able to use it, at least for a little while.</text:p>
          </table:table-cell>
          <table:table-cell office:value-type="string">
            <text:p>Les piles sont presque mortes, mais je devrais pouvoir l'utiliser, du moins pour un petit moment.</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It's already charged.</text:p>
          </table:table-cell>
          <table:table-cell table:style-name="ce31" office:value-type="string">
            <text:p>Elle est déjà chargée.</text:p>
          </table:table-cell>
          <table:table-cell table:number-columns-repeated="1020"/>
        </table:table-row>
        <table:table-row table:style-name="ro1">
          <table:table-cell table:number-columns-repeated="1024"/>
        </table:table-row>
        <table:table-row table:style-name="ro3">
          <table:table-cell table:number-columns-repeated="2"/>
          <table:table-cell office:value-type="string">
            <text:p>He really got me, so credit to him.</text:p>
          </table:table-cell>
          <table:table-cell office:value-type="string">
            <text:p>Il m'a bien eu, bien joué.</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It's already charged.</text:p>
          </table:table-cell>
          <table:table-cell table:style-name="ce31" office:value-type="string">
            <text:p>Elle est déjà chargée.</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It's already charged.</text:p>
          </table:table-cell>
          <table:table-cell table:style-name="ce31" office:value-type="string">
            <text:p>Elle est déjà chargée.</text:p>
          </table:table-cell>
          <table:table-cell table:number-columns-repeated="1020"/>
        </table:table-row>
        <table:table-row table:style-name="ro1">
          <table:table-cell table:number-columns-repeated="1024"/>
        </table:table-row>
        <table:table-row table:style-name="ro3">
          <table:table-cell table:style-name="ce2" office:value-type="string">
            <text:p>flashlight</text:p>
          </table:table-cell>
          <table:table-cell office:value-type="string">
            <text:p>lampe de poche</text:p>
          </table:table-cell>
          <table:table-cell office:value-type="string">
            <text:p>The batteries are missing.</text:p>
          </table:table-cell>
          <table:table-cell office:value-type="string">
            <text:p>Il n'y a pas de piles.</text:p>
          </table:table-cell>
          <table:table-cell table:number-columns-repeated="1020"/>
        </table:table-row>
        <table:table-row table:style-name="ro1">
          <table:table-cell table:number-columns-repeated="1024"/>
        </table:table-row>
        <table:table-row table:style-name="ro3">
          <table:table-cell table:number-columns-repeated="2"/>
          <table:table-cell office:value-type="string">
            <text:p>It takes two of them.</text:p>
          </table:table-cell>
          <table:table-cell office:value-type="string">
            <text:p>Il en faut deux.</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If only it was charged...</text:p>
          </table:table-cell>
          <table:table-cell table:style-name="ce31" office:value-type="string">
            <text:p>Si seulement elle était chargée…</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It'd be better to pick it up first.</text:p>
          </table:table-cell>
          <table:table-cell table:style-name="ce31" office:value-type="string">
            <text:p>Il vaudrait mieux la prendre d'abord.</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It'd be better to pick it up first.</text:p>
          </table:table-cell>
          <table:table-cell table:style-name="ce31" office:value-type="string">
            <text:p>Il vaudrait mieux la prendre d'abord.</text:p>
          </table:table-cell>
          <table:table-cell table:number-columns-repeated="1020"/>
        </table:table-row>
        <table:table-row table:style-name="ro1">
          <table:table-cell table:number-columns-repeated="1024"/>
        </table:table-row>
        <table:table-row table:style-name="ro3">
          <table:table-cell table:style-name="ce2" office:value-type="string">
            <text:p>drill</text:p>
          </table:table-cell>
          <table:table-cell office:value-type="string">
            <text:p>foret</text:p>
          </table:table-cell>
          <table:table-cell office:value-type="string">
            <text:p>Good, the batteries seem to be charged. I'm only missing the bit.</text:p>
          </table:table-cell>
          <table:table-cell office:value-type="string">
            <text:p>Bon, les piles ont été changées. Il manque seulement le foret.</text:p>
          </table:table-cell>
          <table:table-cell table:number-columns-repeated="1020"/>
        </table:table-row>
        <table:table-row table:style-name="ro1">
          <table:table-cell table:number-columns-repeated="1024"/>
        </table:table-row>
        <table:table-row table:style-name="ro9">
          <table:table-cell table:style-name="ce3" table:number-columns-repeated="2"/>
          <table:table-cell table:style-name="ce30" office:value-type="string">
            <text:p>Actually the screw of the knob could work as a bit, too...</text:p>
          </table:table-cell>
          <table:table-cell table:style-name="ce8" office:value-type="string">
            <text:p>J'y pense… Peut-être que la vis de la boule pourrait faire office de foret ?</text:p>
          </table:table-cell>
          <table:table-cell table:style-name="ce3" table:number-columns-repeated="1020"/>
        </table:table-row>
        <table:table-row table:style-name="ro1">
          <table:table-cell table:number-columns-repeated="1024"/>
        </table:table-row>
        <table:table-row table:style-name="ro9">
          <table:table-cell table:number-columns-repeated="2"/>
          <table:table-cell office:value-type="string">
            <text:p>It's not a grappling hook.</text:p>
          </table:table-cell>
          <table:table-cell table:style-name="ce31" office:value-type="string">
            <text:p>Ce n'est pas un grappin.</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It's not a grappling hook.</text:p>
          </table:table-cell>
          <table:table-cell table:style-name="ce31" office:value-type="string">
            <text:p>Ce n'est pas un grappin.</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It's not a pincer.</text:p>
          </table:table-cell>
          <table:table-cell table:style-name="ce31" office:value-type="string">
            <text:p>Ce n'est pas une pince.</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I remind you that the drill is without a tip.</text:p>
          </table:table-cell>
          <table:table-cell table:style-name="ce31" office:value-type="string">
            <text:p>Je te rappelle que la perceuse n'a pas de mèche.</text:p>
          </table:table-cell>
          <table:table-cell table:number-columns-repeated="1020"/>
        </table:table-row>
        <table:table-row table:style-name="ro9">
          <table:table-cell table:number-columns-repeated="2"/>
          <table:table-cell office:value-type="string">
            <text:p>This attention deficit of yours is really irritating sometimes.</text:p>
          </table:table-cell>
          <table:table-cell table:style-name="ce31" office:value-type="string">
            <text:p>Ton manque d'attention est parfois très irritant.</text:p>
          </table:table-cell>
          <table:table-cell table:number-columns-repeated="1020"/>
        </table:table-row>
        <table:table-row table:style-name="ro1">
          <table:table-cell table:number-columns-repeated="1024"/>
        </table:table-row>
        <table:table-row table:style-name="ro3">
          <table:table-cell table:style-name="ce2" office:value-type="string">
            <text:p>drill</text:p>
          </table:table-cell>
          <table:table-cell office:value-type="string">
            <text:p>foret</text:p>
          </table:table-cell>
          <table:table-cell office:value-type="string">
            <text:p>Ready and armed to the teeth, sergeant!</text:p>
          </table:table-cell>
          <table:table-cell office:value-type="string">
            <text:p>Prêt et armé jusqu'aux dents, sergent !</text:p>
          </table:table-cell>
          <table:table-cell table:number-columns-repeated="1020"/>
        </table:table-row>
        <table:table-row table:style-name="ro1">
          <table:table-cell table:number-columns-repeated="1024"/>
        </table:table-row>
        <table:table-row table:style-name="ro3">
          <table:table-cell table:number-columns-repeated="2"/>
          <table:table-cell office:value-type="string">
            <text:p>Backup is coming!</text:p>
          </table:table-cell>
          <table:table-cell office:value-type="string">
            <text:p>Les renforts arrivent !</text:p>
          </table:table-cell>
          <table:table-cell table:number-columns-repeated="1020"/>
        </table:table-row>
        <table:table-row table:style-name="ro3">
          <table:table-cell table:number-columns-repeated="2"/>
          <table:table-cell office:value-type="string">
            <text:p>Open your jaws.</text:p>
          </table:table-cell>
          <table:table-cell office:value-type="string">
            <text:p>Ouvrez la bouche.</text:p>
          </table:table-cell>
          <table:table-cell table:number-columns-repeated="1020"/>
        </table:table-row>
        <table:table-row table:style-name="ro3">
          <table:table-cell table:number-columns-repeated="2"/>
          <table:table-cell office:value-type="string">
            <text:p>And no funny business.</text:p>
          </table:table-cell>
          <table:table-cell office:value-type="string">
            <text:p>Et pas de blagues.</text:p>
          </table:table-cell>
          <table:table-cell table:number-columns-repeated="1020"/>
        </table:table-row>
        <table:table-row table:style-name="ro3">
          <table:table-cell table:number-columns-repeated="2"/>
          <table:table-cell office:value-type="string">
            <text:p>It's so liberating.</text:p>
          </table:table-cell>
          <table:table-cell office:value-type="string">
            <text:p>C'est tellement libérateur.</text:p>
          </table:table-cell>
          <table:table-cell table:number-columns-repeated="1020"/>
        </table:table-row>
        <table:table-row table:style-name="ro3">
          <table:table-cell table:number-columns-repeated="2"/>
          <table:table-cell office:value-type="string">
            <text:p>Kind of like when I escaped from prison.</text:p>
          </table:table-cell>
          <table:table-cell office:value-type="string">
            <text:p>Comme quand je me suis évadé de prison.</text:p>
          </table:table-cell>
          <table:table-cell table:number-columns-repeated="1020"/>
        </table:table-row>
        <table:table-row table:style-name="ro3">
          <table:table-cell table:number-columns-repeated="2"/>
          <table:table-cell office:value-type="string">
            <text:p>I don't know if you're being serious or you're just spectacularly trolling.</text:p>
          </table:table-cell>
          <table:table-cell office:value-type="string">
            <text:p>Je n'arrive pas à savoir si vous êtes sérieux ou si ça vous amuse de troller.</text:p>
          </table:table-cell>
          <table:table-cell table:number-columns-repeated="1020"/>
        </table:table-row>
        <table:table-row table:style-name="ro3">
          <table:table-cell table:number-columns-repeated="2"/>
          <table:table-cell office:value-type="string">
            <text:p>We'll never find out.</text:p>
          </table:table-cell>
          <table:table-cell office:value-type="string">
            <text:p>On ne le saura jamais.</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Sometimes I'm amazed at how you can still be alive.</text:p>
          </table:table-cell>
          <table:table-cell table:style-name="ce31" office:value-type="string">
            <text:p>Parfois, je me demande comment tu peux être encore en vie.</text:p>
          </table:table-cell>
          <table:table-cell table:number-columns-repeated="1020"/>
        </table:table-row>
        <table:table-row table:style-name="ro1">
          <table:table-cell table:number-columns-repeated="1024"/>
        </table:table-row>
        <table:table-row table:style-name="ro9">
          <table:table-cell table:style-name="ce2" office:value-type="string">
            <text:p>small tube</text:p>
          </table:table-cell>
          <table:table-cell office:value-type="string">
            <text:p>petit tube</text:p>
          </table:table-cell>
          <table:table-cell table:style-name="ce28" office:value-type="string">
            <text:p>It's very light. I suppose it's made of aluminum or something like that.</text:p>
          </table:table-cell>
          <table:table-cell office:value-type="string">
            <text:p>C'est très léger. Ça doit être en aluminium ou quelque chose comme ça.</text:p>
          </table:table-cell>
          <table:table-cell table:number-columns-repeated="1020"/>
        </table:table-row>
        <table:table-row table:style-name="ro1">
          <table:table-cell table:number-columns-repeated="1024"/>
        </table:table-row>
        <table:table-row table:style-name="ro3">
          <table:table-cell table:number-columns-repeated="2"/>
          <table:table-cell office:value-type="string">
            <text:p>close</text:p>
          </table:table-cell>
          <table:table-cell office:value-type="string">
            <text:p>Fermer</text:p>
          </table:table-cell>
          <table:table-cell table:number-columns-repeated="1020"/>
        </table:table-row>
        <table:table-row table:style-name="ro3">
          <table:table-cell table:number-columns-repeated="2"/>
          <table:table-cell office:value-type="string">
            <text:p>Better set up the timer to guarantee an escape route.</text:p>
          </table:table-cell>
          <table:table-cell office:value-type="string">
            <text:p>Il vaut mieux régler la minuterie pour garantir une voie d'évacuation.</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Water would enter from one side and go out the other.</text:p>
          </table:table-cell>
          <table:table-cell table:style-name="ce31" office:value-type="string">
            <text:p>L'eau entre d'un côté et sort de l'autre.</text:p>
          </table:table-cell>
          <table:table-cell table:number-columns-repeated="1020"/>
        </table:table-row>
        <table:table-row table:style-name="ro1">
          <table:table-cell table:number-columns-repeated="1024"/>
        </table:table-row>
        <table:table-row table:style-name="ro3">
          <table:table-cell table:style-name="ce2" office:value-type="string">
            <text:p>viagra</text:p>
          </table:table-cell>
          <table:table-cell office:value-type="string">
            <text:p>viagra</text:p>
          </table:table-cell>
          <table:table-cell office:value-type="string">
            <text:p>I certainly don't need it.</text:p>
          </table:table-cell>
          <table:table-cell office:value-type="string">
            <text:p>Je n'en ai certainement pas besoin.</text:p>
          </table:table-cell>
          <table:table-cell table:number-columns-repeated="1020"/>
        </table:table-row>
        <table:table-row table:style-name="ro3">
          <table:table-cell table:style-name="ce2" office:value-type="string">
            <text:p>viagra</text:p>
          </table:table-cell>
          <table:table-cell office:value-type="string">
            <text:p>viagra</text:p>
          </table:table-cell>
          <table:table-cell office:value-type="string">
            <text:p>And by that I mean I have no problems with my libido.</text:p>
          </table:table-cell>
          <table:table-cell office:value-type="string">
            <text:p>Et par là je veux dire que je n'ai aucun problème avec ma libido.</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This is not the 'incentive' I need to get him out of that room.</text:p>
          </table:table-cell>
          <table:table-cell table:style-name="ce31" office:value-type="string">
            <text:p>Ce n'est pas la bonne 'motivation' dont j'ai besoin pour le faire sortir de cette pièce.</text:p>
          </table:table-cell>
          <table:table-cell table:number-columns-repeated="1020"/>
        </table:table-row>
        <table:table-row table:style-name="ro1">
          <table:table-cell table:number-columns-repeated="1024"/>
        </table:table-row>
        <table:table-row table:style-name="ro10">
          <table:table-cell table:number-columns-repeated="2"/>
          <table:table-cell office:value-type="string">
            <text:p>It's known that the chili pepper is an aphrodisiac, but surely it can't equal what only modern medicine has achieved.</text:p>
          </table:table-cell>
          <table:table-cell table:style-name="ce31" office:value-type="string">
            <text:p>Il est connu que le piment est un aphrodisiaque, mais il ne peut sûrement pas égaler les progrès de la médecine moderne dans ce domaine.</text:p>
          </table:table-cell>
          <table:table-cell table:number-columns-repeated="1020"/>
        </table:table-row>
        <table:table-row table:style-name="ro1">
          <table:table-cell table:number-columns-repeated="1024"/>
        </table:table-row>
        <table:table-row table:style-name="ro3">
          <table:table-cell table:number-columns-repeated="2"/>
          <table:table-cell office:value-type="string">
            <text:p>I have something with me that will make you very happy.</text:p>
          </table:table-cell>
          <table:table-cell office:value-type="string">
            <text:p>J'ai quelque chose qui devrait vous rendre très heureux.</text:p>
          </table:table-cell>
          <table:table-cell table:number-columns-repeated="1020"/>
        </table:table-row>
        <table:table-row table:style-name="ro3">
          <table:table-cell table:number-columns-repeated="2"/>
          <table:table-cell office:value-type="string">
            <text:p>What is it?</text:p>
          </table:table-cell>
          <table:table-cell office:value-type="string">
            <text:p>Qu'est-ce que c'est ?</text:p>
          </table:table-cell>
          <table:table-cell table:number-columns-repeated="1020"/>
        </table:table-row>
        <table:table-row table:style-name="ro3">
          <table:table-cell table:number-columns-repeated="2"/>
          <table:table-cell office:value-type="string">
            <text:p>Red pill, you take a trip to Wonderland, and I show you how deep the rabbit hole goes.</text:p>
          </table:table-cell>
          <table:table-cell office:value-type="string">
            <text:p>Choisis la pilule rouge : tu restes au Pays des Merveilles et on descend avec le lapin blanc au fond du gouffre.</text:p>
          </table:table-cell>
          <table:table-cell table:number-columns-repeated="1020"/>
        </table:table-row>
        <table:table-row table:style-name="ro3">
          <table:table-cell table:number-columns-repeated="2"/>
          <table:table-cell office:value-type="string">
            <text:p>I'm not completely convinced.</text:p>
          </table:table-cell>
          <table:table-cell office:value-type="string">
            <text:p>Je ne suis pas complètement convaincu.</text:p>
          </table:table-cell>
          <table:table-cell table:number-columns-repeated="1020"/>
        </table:table-row>
        <table:table-row table:style-name="ro3">
          <table:table-cell table:number-columns-repeated="2"/>
          <table:table-cell office:value-type="string">
            <text:p>It's strawberry flavor. What does the rest matter?</text:p>
          </table:table-cell>
          <table:table-cell office:value-type="string">
            <text:p>Ça a le goût de fraise. Qu'importe le reste ?</text:p>
          </table:table-cell>
          <table:table-cell table:number-columns-repeated="1020"/>
        </table:table-row>
        <table:table-row table:style-name="ro3">
          <table:table-cell table:number-columns-repeated="2"/>
          <table:table-cell office:value-type="string">
            <text:p>You're right, give it to me.</text:p>
          </table:table-cell>
          <table:table-cell office:value-type="string">
            <text:p>Vous avais raison, donnez-le moi.</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Right, this is a combination only a maniac like you could approve.</text:p>
          </table:table-cell>
          <table:table-cell table:style-name="ce31" office:value-type="string">
            <text:p>Bien, une combinaison que seul un maniaque comme toi peut approuver.</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Right, this is a combination only a maniac like you could approve.</text:p>
          </table:table-cell>
          <table:table-cell table:style-name="ce31" office:value-type="string">
            <text:p>Bien, une combinaison que seul un maniaque comme toi peut approuver.</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I don't want to investigate the quality of his countless sexual performances.</text:p>
          </table:table-cell>
          <table:table-cell table:style-name="ce31" office:value-type="string">
            <text:p>Je ne veux pas enquêter sur la qualité de ses innombrables performances sexuelles.</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10">
          <table:table-cell table:number-columns-repeated="2"/>
          <table:table-cell office:value-type="string">
            <text:p>It's known that the chili pepper is an aphrodisiac, but surely it can't equal what only modern medicine has achieved.</text:p>
          </table:table-cell>
          <table:table-cell table:style-name="ce31" office:value-type="string">
            <text:p>Il est connu que le piment est un aphrodisiaque, mais il ne peut sûrement pas égaler les progrès de la médecine moderne dans ce domaine.</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After all this wait, I don't really think he'll need it.</text:p>
          </table:table-cell>
          <table:table-cell table:style-name="ce31" office:value-type="string">
            <text:p>Après toute cette attente, je doute qu'il en aura besoin.</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Well, given his age, maybe...</text:p>
          </table:table-cell>
          <table:table-cell table:style-name="ce31" office:value-type="string">
            <text:p>Eh bien, étant donné son âge, peut-être...</text:p>
          </table:table-cell>
          <table:table-cell table:number-columns-repeated="1020"/>
        </table:table-row>
        <table:table-row table:style-name="ro1">
          <table:table-cell table:number-columns-repeated="1024"/>
        </table:table-row>
        <table:table-row table:style-name="ro3">
          <table:table-cell table:style-name="ce2" office:value-type="string">
            <text:p>screw</text:p>
          </table:table-cell>
          <table:table-cell office:value-type="string">
            <text:p>vis</text:p>
          </table:table-cell>
          <table:table-cell office:value-type="string">
            <text:p>I don't know which direction you screw it or unscrew it anymore.</text:p>
          </table:table-cell>
          <table:table-cell office:value-type="string">
            <text:p>Je ne sais jamais dans quelle direction on visse et on dévisse.</text:p>
          </table:table-cell>
          <table:table-cell table:number-columns-repeated="1020"/>
        </table:table-row>
        <table:table-row table:style-name="ro3">
          <table:table-cell table:style-name="ce2" office:value-type="string">
            <text:p>screw</text:p>
          </table:table-cell>
          <table:table-cell office:value-type="string">
            <text:p>vis</text:p>
          </table:table-cell>
          <table:table-cell office:value-type="string">
            <text:p>These are the kinds of things that keep me awake at night.</text:p>
          </table:table-cell>
          <table:table-cell office:value-type="string">
            <text:p>C'est le genre de choses qui me tient éveillé la nuit.</text:p>
          </table:table-cell>
          <table:table-cell table:number-columns-repeated="1020"/>
        </table:table-row>
        <table:table-row table:style-name="ro2">
          <table:table-cell table:number-columns-repeated="3"/>
          <table:table-cell table:style-name="ce32"/>
          <table:table-cell table:number-columns-repeated="1020"/>
        </table:table-row>
        <table:table-row table:style-name="ro9">
          <table:table-cell table:number-columns-repeated="2"/>
          <table:table-cell office:value-type="string">
            <text:p>Is this yours?</text:p>
          </table:table-cell>
          <table:table-cell table:style-name="ce31" office:value-type="string">
            <text:p>C'est à toi ?</text:p>
          </table:table-cell>
          <table:table-cell table:number-columns-repeated="1020"/>
        </table:table-row>
        <table:table-row table:style-name="ro9">
          <table:table-cell table:number-columns-repeated="2"/>
          <table:table-cell office:value-type="string">
            <text:p>Ha ha ha. Very funny.</text:p>
          </table:table-cell>
          <table:table-cell table:style-name="ce31" office:value-type="string">
            <text:p>Hahaha. Très drôle.</text:p>
          </table:table-cell>
          <table:table-cell table:number-columns-repeated="1020"/>
        </table:table-row>
        <table:table-row table:style-name="ro1">
          <table:table-cell table:number-columns-repeated="1024"/>
        </table:table-row>
        <table:table-row table:style-name="ro10">
          <table:table-cell table:number-columns-repeated="2"/>
          <table:table-cell office:value-type="string">
            <text:p>Putting a screw into an operating microwave could be really dangerous... and I don't want Z8 to take it away from me.</text:p>
          </table:table-cell>
          <table:table-cell table:style-name="ce31" office:value-type="string">
            <text:p>Mettre une vis dans un micro-onde en marche peut être vraiment dangereux ... et je ne veux pas que Z8 me l'enlève.</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I'm afraid you're missing a quite obvious intermediary step.</text:p>
          </table:table-cell>
          <table:table-cell table:style-name="ce31" office:value-type="string">
            <text:p>Je crains que tu ne manques une étape intermédiaire assez évidente.</text:p>
          </table:table-cell>
          <table:table-cell table:number-columns-repeated="1020"/>
        </table:table-row>
        <table:table-row table:style-name="ro2">
          <table:table-cell table:number-columns-repeated="3"/>
          <table:table-cell table:style-name="ce31"/>
          <table:table-cell table:number-columns-repeated="1020"/>
        </table:table-row>
        <table:table-row table:style-name="ro9">
          <table:table-cell table:number-columns-repeated="2"/>
          <table:table-cell office:value-type="string">
            <text:p>It already has enough piercing.</text:p>
          </table:table-cell>
          <table:table-cell table:style-name="ce31" office:value-type="string">
            <text:p>Il a déjà assez de piercing.</text:p>
          </table:table-cell>
          <table:table-cell table:number-columns-repeated="1020"/>
        </table:table-row>
        <table:table-row table:style-name="ro1">
          <table:table-cell table:number-columns-repeated="1024"/>
        </table:table-row>
        <table:table-row table:style-name="ro9">
          <table:table-cell table:number-columns-repeated="2"/>
          <table:table-cell office:value-type="string">
            <text:p>It'd be better to pick it up first.</text:p>
          </table:table-cell>
          <table:table-cell table:style-name="ce31" office:value-type="string">
            <text:p>Il vaudrait mieux le prendre d'abord.</text:p>
          </table:table-cell>
          <table:table-cell table:number-columns-repeated="1020"/>
        </table:table-row>
        <table:table-row table:style-name="ro9" table:number-rows-repeated="1047260">
          <table:table-cell table:number-columns-repeated="1024"/>
        </table:table-row>
        <table:table-row table:style-name="ro9">
          <table:table-cell table:number-columns-repeated="1024"/>
        </table:table-row>
      </table:table>
      <table:table table:name="Default" table:style-name="ta3" table:print="false">
        <table:table-column table:style-name="co11" table:default-cell-style-name="Default"/>
        <table:table-column table:style-name="co12" table:default-cell-style-name="ce34"/>
        <table:table-column table:style-name="co5" table:number-columns-repeated="1022" table:default-cell-style-name="Default"/>
        <table:table-row table:style-name="ro1">
          <table:table-cell office:value-type="string">
            <text:p>TESTO</text:p>
          </table:table-cell>
          <table:table-cell table:style-name="ce33" office:value-type="string">
            <text:p>FRENCH</text:p>
          </table:table-cell>
          <table:table-cell table:number-columns-repeated="1022"/>
        </table:table-row>
        <table:table-row table:style-name="ro1">
          <table:table-cell table:number-columns-repeated="1024"/>
        </table:table-row>
        <table:table-row table:style-name="ro1">
          <table:table-cell office:value-type="string">
            <text:p>I don't need it.</text:p>
          </table:table-cell>
          <table:table-cell office:value-type="string">
            <text:p>Je n'en ai pas besoin.</text:p>
          </table:table-cell>
          <table:table-cell table:number-columns-repeated="1022"/>
        </table:table-row>
        <table:table-row table:style-name="ro1">
          <table:table-cell office:value-type="string">
            <text:p>It's fine where it is.</text:p>
          </table:table-cell>
          <table:table-cell office:value-type="string">
            <text:p>Il est très bien là où il est.</text:p>
          </table:table-cell>
          <table:table-cell table:number-columns-repeated="1022"/>
        </table:table-row>
        <table:table-row table:style-name="ro1">
          <table:table-cell office:value-type="string">
            <text:p>Better leave it alone.</text:p>
          </table:table-cell>
          <table:table-cell office:value-type="string">
            <text:p>Mieux vaut ne pas y toucher.</text:p>
          </table:table-cell>
          <table:table-cell table:number-columns-repeated="1022"/>
        </table:table-row>
        <table:table-row table:style-name="ro1">
          <table:table-cell office:value-type="string">
            <text:p>I don't think it's a good idea.</text:p>
          </table:table-cell>
          <table:table-cell office:value-type="string">
            <text:p>Je ne pense pas que ce soit une bonne idée.</text:p>
          </table:table-cell>
          <table:table-cell table:number-columns-repeated="1022"/>
        </table:table-row>
        <table:table-row table:style-name="ro1">
          <table:table-cell office:value-type="string">
            <text:p>Never mind.</text:p>
          </table:table-cell>
          <table:table-cell office:value-type="string">
            <text:p>Ça ne fait rien.</text:p>
          </table:table-cell>
          <table:table-cell table:number-columns-repeated="1022"/>
        </table:table-row>
        <table:table-row table:style-name="ro1">
          <table:table-cell office:value-type="string">
            <text:p>Not worth it.</text:p>
          </table:table-cell>
          <table:table-cell office:value-type="string">
            <text:p>Pas la peine.</text:p>
          </table:table-cell>
          <table:table-cell table:number-columns-repeated="1022"/>
        </table:table-row>
        <table:table-row table:style-name="ro1">
          <table:table-cell office:value-type="string">
            <text:p>I'd rather steer clear from that.</text:p>
          </table:table-cell>
          <table:table-cell office:value-type="string">
            <text:p>Je préfère m'en tenir à cela.</text:p>
          </table:table-cell>
          <table:table-cell table:number-columns-repeated="1022"/>
        </table:table-row>
        <table:table-row table:style-name="ro1">
          <table:table-cell table:number-columns-repeated="1024"/>
        </table:table-row>
        <table:table-row table:style-name="ro1">
          <table:table-cell office:value-type="string">
            <text:p>Are you kidding me?</text:p>
          </table:table-cell>
          <table:table-cell office:value-type="string">
            <text:p>Tu plaisantes j'espère ?</text:p>
          </table:table-cell>
          <table:table-cell table:number-columns-repeated="1022"/>
        </table:table-row>
        <table:table-row table:style-name="ro1">
          <table:table-cell office:value-type="string">
            <text:p>Sure...</text:p>
          </table:table-cell>
          <table:table-cell office:value-type="string">
            <text:p>Bien sûr...</text:p>
          </table:table-cell>
          <table:table-cell table:number-columns-repeated="1022"/>
        </table:table-row>
        <table:table-row table:style-name="ro1">
          <table:table-cell office:value-type="string">
            <text:p>Sometimes I'd like to be on the other side of the screen to make you do foolish things.</text:p>
          </table:table-cell>
          <table:table-cell office:value-type="string">
            <text:p>Parfois, je voudrais être de l'autre côté de l'écran pour te faire faire des choses stupides.</text:p>
          </table:table-cell>
          <table:table-cell table:number-columns-repeated="1022"/>
        </table:table-row>
        <table:table-row table:style-name="ro1">
          <table:table-cell office:value-type="string">
            <text:p>Why do I have such an idiot player?</text:p>
          </table:table-cell>
          <table:table-cell office:value-type="string">
            <text:p>Pourquoi suis-je tombé sur un joueur aussi idiot ?</text:p>
          </table:table-cell>
          <table:table-cell table:number-columns-repeated="1022"/>
        </table:table-row>
        <table:table-row table:style-name="ro1">
          <table:table-cell office:value-type="string">
            <text:p>Do you really demand an answer?</text:p>
          </table:table-cell>
          <table:table-cell office:value-type="string">
            <text:p>As-tu vraiment besoin d'une réponse ?</text:p>
          </table:table-cell>
          <table:table-cell table:number-columns-repeated="1022"/>
        </table:table-row>
        <table:table-row table:style-name="ro1">
          <table:table-cell office:value-type="string">
            <text:p>As much as the idea fascinates me, I should really give it up.</text:p>
          </table:table-cell>
          <table:table-cell office:value-type="string">
            <text:p>Bien que l'idée me fascine, je devrais vraiment laisser tomber.</text:p>
          </table:table-cell>
          <table:table-cell table:number-columns-repeated="1022"/>
        </table:table-row>
        <table:table-row table:style-name="ro1">
          <table:table-cell office:value-type="string">
            <text:p>Your kleptomania is really getting out of hand.</text:p>
          </table:table-cell>
          <table:table-cell office:value-type="string">
            <text:p>Ta kleptomanie devient vraiment incontrôlable.</text:p>
          </table:table-cell>
          <table:table-cell table:number-columns-repeated="1022"/>
        </table:table-row>
        <table:table-row table:style-name="ro1">
          <table:table-cell office:value-type="string">
            <text:p>It's a case of a completely useless object.</text:p>
          </table:table-cell>
          <table:table-cell office:value-type="string">
            <text:p>Nous sommes face à un objet complètement inutile.</text:p>
          </table:table-cell>
          <table:table-cell table:number-columns-repeated="1022"/>
        </table:table-row>
        <table:table-row table:style-name="ro1">
          <table:table-cell office:value-type="string">
            <text:p>It would be better to collect your thoughts before acting, once in a while.</text:p>
          </table:table-cell>
          <table:table-cell office:value-type="string">
            <text:p>Il serait préférable de rassembler tes pensées avant d'agir de temps en temps.</text:p>
          </table:table-cell>
          <table:table-cell table:number-columns-repeated="1022"/>
        </table:table-row>
        <table:table-row table:style-name="ro1">
          <table:table-cell office:value-type="string">
            <text:p>Next player, please. I'm tired of this one.</text:p>
          </table:table-cell>
          <table:table-cell office:value-type="string">
            <text:p>Joueur suivant, s'il vous plaît. Je suis fatigué de celui-là.</text:p>
          </table:table-cell>
          <table:table-cell table:number-columns-repeated="1022"/>
        </table:table-row>
        <table:table-row table:style-name="ro1">
          <table:table-cell office:value-type="string">
            <text:p>Stop asking me to pick up unnecessary things. Time is money!</text:p>
          </table:table-cell>
          <table:table-cell office:value-type="string">
            <text:p>Arrête de me demander de ramasser des choses inutiles. Le temps, c'est de l'argent !</text:p>
          </table:table-cell>
          <table:table-cell table:number-columns-repeated="1022"/>
        </table:table-row>
        <table:table-row table:style-name="ro1">
          <table:table-cell office:value-type="string">
            <text:p>Can we go on, please?</text:p>
          </table:table-cell>
          <table:table-cell office:value-type="string">
            <text:p>On peut continuer, s'il te plaît ?</text:p>
          </table:table-cell>
          <table:table-cell table:number-columns-repeated="1022"/>
        </table:table-row>
        <table:table-row table:style-name="ro1">
          <table:table-cell office:value-type="string">
            <text:p>Don't think you can put everything that pops into your head inside my rib cage.</text:p>
          </table:table-cell>
          <table:table-cell office:value-type="string">
            <text:p>Arrête de penser que tu peux mettre tout ce qui te passe par la tête dans ma cage thoracique.</text:p>
          </table:table-cell>
          <table:table-cell table:number-columns-repeated="1022"/>
        </table:table-row>
        <table:table-row table:style-name="ro1">
          <table:table-cell table:number-columns-repeated="1024"/>
        </table:table-row>
        <table:table-row table:style-name="ro1">
          <table:table-cell office:value-type="string">
            <text:p>I wouldn't know what to do.</text:p>
          </table:table-cell>
          <table:table-cell office:value-type="string">
            <text:p>Je ne saurais pas quoi faire.</text:p>
          </table:table-cell>
          <table:table-cell table:number-columns-repeated="1022"/>
        </table:table-row>
        <table:table-row table:style-name="ro1">
          <table:table-cell office:value-type="string">
            <text:p>Definitely unlikely.</text:p>
          </table:table-cell>
          <table:table-cell office:value-type="string">
            <text:p>Très peu probable.</text:p>
          </table:table-cell>
          <table:table-cell table:number-columns-repeated="1022"/>
        </table:table-row>
        <table:table-row table:style-name="ro1">
          <table:table-cell office:value-type="string">
            <text:p>Better not.</text:p>
          </table:table-cell>
          <table:table-cell office:value-type="string">
            <text:p>Il ne vaut mieux pas.</text:p>
          </table:table-cell>
          <table:table-cell table:number-columns-repeated="1022"/>
        </table:table-row>
        <table:table-row table:style-name="ro1">
          <table:table-cell office:value-type="string">
            <text:p>I'm running out of ideas.</text:p>
          </table:table-cell>
          <table:table-cell office:value-type="string">
            <text:p>Je n'ai plus d'idées.</text:p>
          </table:table-cell>
          <table:table-cell table:number-columns-repeated="1022"/>
        </table:table-row>
        <table:table-row table:style-name="ro1">
          <table:table-cell office:value-type="string">
            <text:p>It won't work!</text:p>
          </table:table-cell>
          <table:table-cell office:value-type="string">
            <text:p>Ça ne marchera pas !</text:p>
          </table:table-cell>
          <table:table-cell table:number-columns-repeated="1022"/>
        </table:table-row>
        <table:table-row table:style-name="ro1">
          <table:table-cell office:value-type="string">
            <text:p>I don't follow.</text:p>
          </table:table-cell>
          <table:table-cell office:value-type="string">
            <text:p>Je ne te suis pas.</text:p>
          </table:table-cell>
          <table:table-cell table:number-columns-repeated="1022"/>
        </table:table-row>
        <table:table-row table:style-name="ro1">
          <table:table-cell office:value-type="string">
            <text:p>No.</text:p>
          </table:table-cell>
          <table:table-cell office:value-type="string">
            <text:p>Non.</text:p>
          </table:table-cell>
          <table:table-cell table:number-columns-repeated="1022"/>
        </table:table-row>
        <table:table-row table:style-name="ro1">
          <table:table-cell office:value-type="string">
            <text:p>I wouldn't know how to use it.</text:p>
          </table:table-cell>
          <table:table-cell office:value-type="string">
            <text:p>Je ne sais pas comment l'utiliser.</text:p>
          </table:table-cell>
          <table:table-cell table:number-columns-repeated="1022"/>
        </table:table-row>
        <table:table-row table:style-name="ro1">
          <table:table-cell office:value-type="string">
            <text:p>I don't understand what you're trying to get at.</text:p>
          </table:table-cell>
          <table:table-cell office:value-type="string">
            <text:p>Je ne comprends pas ce que tu essayes d'obtenir.</text:p>
          </table:table-cell>
          <table:table-cell table:number-columns-repeated="1022"/>
        </table:table-row>
        <table:table-row table:style-name="ro1">
          <table:table-cell office:value-type="string">
            <text:p>Wrong turn.</text:p>
          </table:table-cell>
          <table:table-cell office:value-type="string">
            <text:p>Mauvaise voie.</text:p>
          </table:table-cell>
          <table:table-cell table:number-columns-repeated="1022"/>
        </table:table-row>
        <table:table-row table:style-name="ro1">
          <table:table-cell office:value-type="string">
            <text:p>Using everything with everything won't work in this adventure game.</text:p>
          </table:table-cell>
          <table:table-cell office:value-type="string">
            <text:p>Utiliser tout avec tout ne fonctionnera pas dans ce jeu d'aventure.</text:p>
          </table:table-cell>
          <table:table-cell table:number-columns-repeated="1022"/>
        </table:table-row>
        <table:table-row table:style-name="ro1">
          <table:table-cell office:value-type="string">
            <text:p>YOU do it.</text:p>
          </table:table-cell>
          <table:table-cell office:value-type="string">
            <text:p>À TOI de le faire.</text:p>
          </table:table-cell>
          <table:table-cell table:number-columns-repeated="1022"/>
        </table:table-row>
        <table:table-row table:style-name="ro1">
          <table:table-cell office:value-type="string">
            <text:p>I don't understand how on Earth that would work.</text:p>
          </table:table-cell>
          <table:table-cell office:value-type="string">
            <text:p>Je ne comprends pas comment ça pourrait marcher.</text:p>
          </table:table-cell>
          <table:table-cell table:number-columns-repeated="1022"/>
        </table:table-row>
        <table:table-row table:style-name="ro1">
          <table:table-cell office:value-type="string">
            <text:p>I feel a strange energy which compels me to do things I don't want to do, but I'll resist.</text:p>
          </table:table-cell>
          <table:table-cell office:value-type="string">
            <text:p>Je ressens une étrange énergie qui me force à faire des choses que je ne veux pas faire, mais je résisterai.</text:p>
          </table:table-cell>
          <table:table-cell table:number-columns-repeated="1022"/>
        </table:table-row>
        <table:table-row table:style-name="ro1">
          <table:table-cell office:value-type="string">
            <text:p>I don't have the strength to counter still more stupidity with a witty reply.</text:p>
          </table:table-cell>
          <table:table-cell office:value-type="string">
            <text:p>Je n'ai pas la force de contrer autant de stupidité avec une réponse spirituelle.</text:p>
          </table:table-cell>
          <table:table-cell table:number-columns-repeated="1022"/>
        </table:table-row>
        <table:table-row table:style-name="ro1">
          <table:table-cell office:value-type="string">
            <text:p>I could even work... if it weren't so idiotic.</text:p>
          </table:table-cell>
          <table:table-cell office:value-type="string">
            <text:p>Ça pourrait marcher... si ce n'était pas aussi idiot.</text:p>
          </table:table-cell>
          <table:table-cell table:number-columns-repeated="1022"/>
        </table:table-row>
        <table:table-row table:style-name="ro1">
          <table:table-cell office:value-type="string">
            <text:p>A bit of lateral thinking surely doesn't hurt, but here we're getting into nonsense.</text:p>
          </table:table-cell>
          <table:table-cell office:value-type="string">
            <text:p>Sortir des sentiers battus ne ferait sûrement pas de mal, mais là on est dans l'ineptie la plus totale.</text:p>
          </table:table-cell>
          <table:table-cell table:number-columns-repeated="1022"/>
        </table:table-row>
        <table:table-row table:style-name="ro1">
          <table:table-cell office:value-type="string">
            <text:p>And this would be the best you can do?</text:p>
          </table:table-cell>
          <table:table-cell office:value-type="string">
            <text:p>C'est le mieux que tu puisses faire ?</text:p>
          </table:table-cell>
          <table:table-cell table:number-columns-repeated="1022"/>
        </table:table-row>
        <table:table-row table:style-name="ro1">
          <table:table-cell office:value-type="string">
            <text:p>The use of the mouse is not meant for actions like this.</text:p>
          </table:table-cell>
          <table:table-cell office:value-type="string">
            <text:p>L'utilisation de la souris n'est pas destinée à des actions comme celle-ci.</text:p>
          </table:table-cell>
          <table:table-cell table:number-columns-repeated="1022"/>
        </table:table-row>
        <table:table-row table:style-name="ro1">
          <table:table-cell office:value-type="string">
            <text:p>Stop for a second. I want you to reflect on what you just asked me to do.</text:p>
          </table:table-cell>
          <table:table-cell office:value-type="string">
            <text:p>Arrête une seconde. Je veux que tu réfléchisses à ce que tu me demandes de faire.</text:p>
          </table:table-cell>
          <table:table-cell table:number-columns-repeated="1022"/>
        </table:table-row>
        <table:table-row table:style-name="ro1">
          <table:table-cell office:value-type="string">
            <text:p>Can you be more specific?</text:p>
          </table:table-cell>
          <table:table-cell office:value-type="string">
            <text:p>Peux-tu être plus précis ?</text:p>
          </table:table-cell>
          <table:table-cell table:number-columns-repeated="1022"/>
        </table:table-row>
        <table:table-row table:style-name="ro1">
          <table:table-cell office:value-type="string">
            <text:p>There's something unhealthy about asking me to do this.</text:p>
          </table:table-cell>
          <table:table-cell office:value-type="string">
            <text:p>Il y a quelque chose de malsain dans ce que tu me demandes de faire.</text:p>
          </table:table-cell>
          <table:table-cell table:number-columns-repeated="1022"/>
        </table:table-row>
        <table:table-row table:style-name="ro1">
          <table:table-cell office:value-type="string">
            <text:p>Why should I?</text:p>
          </table:table-cell>
          <table:table-cell office:value-type="string">
            <text:p>Pourquoi ferais-je ça ?</text:p>
          </table:table-cell>
          <table:table-cell table:number-columns-repeated="1022"/>
        </table:table-row>
        <table:table-row table:style-name="ro1">
          <table:table-cell office:value-type="string">
            <text:p>Everyone has a good plan... which will not work.</text:p>
          </table:table-cell>
          <table:table-cell office:value-type="string">
            <text:p>Tout le monde a un bon plan... qui ne fonctionnera pas.</text:p>
          </table:table-cell>
          <table:table-cell table:number-columns-repeated="1022"/>
        </table:table-row>
        <table:table-row table:style-name="ro1">
          <table:table-cell office:value-type="string">
            <text:p>I don't think I'll make any progress by doing that.</text:p>
          </table:table-cell>
          <table:table-cell office:value-type="string">
            <text:p>Ça m'étonnerait que je fasse le moindre progrès avec ça.</text:p>
          </table:table-cell>
          <table:table-cell table:number-columns-repeated="1022"/>
        </table:table-row>
        <table:table-row table:style-name="ro1">
          <table:table-cell office:value-type="string">
            <text:p>You are aware that this request makes no sense at all, right?</text:p>
          </table:table-cell>
          <table:table-cell office:value-type="string">
            <text:p>Tu es conscient que cette demande n'a aucun sens ?</text:p>
          </table:table-cell>
          <table:table-cell table:number-columns-repeated="1022"/>
        </table:table-row>
        <table:table-row table:style-name="ro1">
          <table:table-cell table:number-columns-repeated="1024"/>
        </table:table-row>
        <table:table-row table:style-name="ro1">
          <table:table-cell office:value-type="string">
            <text:p>You surely have a cockeyed imagination.</text:p>
          </table:table-cell>
          <table:table-cell office:value-type="string">
            <text:p>Tu ne manques pas d'imagination.</text:p>
          </table:table-cell>
          <table:table-cell table:number-columns-repeated="1022"/>
        </table:table-row>
        <table:table-row table:style-name="ro1">
          <table:table-cell office:value-type="string">
            <text:p>Did you have a heavy meal?</text:p>
          </table:table-cell>
          <table:table-cell office:value-type="string">
            <text:p>Tu as trop mangé ou quoi ?</text:p>
          </table:table-cell>
          <table:table-cell table:number-columns-repeated="1022"/>
        </table:table-row>
        <table:table-row table:style-name="ro3">
          <table:table-cell office:value-type="string">
            <text:p>Do you speak English?</text:p>
          </table:table-cell>
          <table:table-cell table:style-name="ce13" office:value-type="string">
            <text:p>Do you speak English ?</text:p>
          </table:table-cell>
          <table:table-cell table:number-columns-repeated="1022"/>
        </table:table-row>
        <table:table-row table:style-name="ro1">
          <table:table-cell office:value-type="string">
            <text:p>Do I look desperate?</text:p>
          </table:table-cell>
          <table:table-cell office:value-type="string">
            <text:p>Ai-je l'air si désespéré ?</text:p>
          </table:table-cell>
          <table:table-cell table:number-columns-repeated="1022"/>
        </table:table-row>
        <table:table-row table:style-name="ro1">
          <table:table-cell office:value-type="string">
            <text:p>I'm running out of topics.</text:p>
          </table:table-cell>
          <table:table-cell office:value-type="string">
            <text:p>Je n'ai plus de sujets.</text:p>
          </table:table-cell>
          <table:table-cell table:number-columns-repeated="1022"/>
        </table:table-row>
        <table:table-row table:style-name="ro1">
          <table:table-cell office:value-type="string">
            <text:p>When will you stop with such foolishness?</text:p>
          </table:table-cell>
          <table:table-cell office:value-type="string">
            <text:p>Quand vas-tu cesser cette folie ?</text:p>
          </table:table-cell>
          <table:table-cell table:number-columns-repeated="1022"/>
        </table:table-row>
        <table:table-row table:style-name="ro1">
          <table:table-cell office:value-type="string">
            <text:p>When you were a kid, your mother didn't hug you enough, am I right?</text:p>
          </table:table-cell>
          <table:table-cell office:value-type="string">
            <text:p>Quand tu étais enfant, ta mère t'a bercé trop près du mur non ?</text:p>
          </table:table-cell>
          <table:table-cell table:number-columns-repeated="1022"/>
        </table:table-row>
        <table:table-row table:style-name="ro1">
          <table:table-cell office:value-type="string">
            <text:p>Do you think you're funny?</text:p>
          </table:table-cell>
          <table:table-cell office:value-type="string">
            <text:p>Tu te crois drôle ?</text:p>
          </table:table-cell>
          <table:table-cell table:number-columns-repeated="1022"/>
        </table:table-row>
        <table:table-row table:style-name="ro1">
          <table:table-cell office:value-type="string">
            <text:p>Don't you think you're going too far?</text:p>
          </table:table-cell>
          <table:table-cell office:value-type="string">
            <text:p>Ne crois-tu pas que tu vas un peu trop loin ?</text:p>
          </table:table-cell>
          <table:table-cell table:number-columns-repeated="1022"/>
        </table:table-row>
        <table:table-row table:style-name="ro1">
          <table:table-cell office:value-type="string">
            <text:p>Sometimes your stupidity is disarming.</text:p>
          </table:table-cell>
          <table:table-cell office:value-type="string">
            <text:p>Parfois ta stupidité est désarmante.</text:p>
          </table:table-cell>
          <table:table-cell table:number-columns-repeated="1022"/>
        </table:table-row>
        <table:table-row table:style-name="ro1">
          <table:table-cell office:value-type="string">
            <text:p>You're suffering from loneliness, aren't you?</text:p>
          </table:table-cell>
          <table:table-cell office:value-type="string">
            <text:p>Tu souffres de solitude, n'est-ce pas ?</text:p>
          </table:table-cell>
          <table:table-cell table:number-columns-repeated="1022"/>
        </table:table-row>
        <table:table-row table:style-name="ro1">
          <table:table-cell office:value-type="string">
            <text:p>You must be really desperate to even try this.</text:p>
          </table:table-cell>
          <table:table-cell office:value-type="string">
            <text:p>Tu dois vraiment être désespéré pour essayer ça.</text:p>
          </table:table-cell>
          <table:table-cell table:number-columns-repeated="1022"/>
        </table:table-row>
        <table:table-row table:style-name="ro1">
          <table:table-cell office:value-type="string">
            <text:p>I'm not surprised you don't have any friends.</text:p>
          </table:table-cell>
          <table:table-cell office:value-type="string">
            <text:p>Je ne suis pas surpris que tu n'aies aucun ami.</text:p>
          </table:table-cell>
          <table:table-cell table:number-columns-repeated="1022"/>
        </table:table-row>
        <table:table-row table:style-name="ro1">
          <table:table-cell office:value-type="string">
            <text:p>Hello, McFly? Anybody home?</text:p>
          </table:table-cell>
          <table:table-cell office:value-type="string">
            <text:p>Allô, McFly ? Y'a quelqu'un au bout du fil ?</text:p>
          </table:table-cell>
          <table:table-cell table:number-columns-repeated="1022"/>
        </table:table-row>
        <table:table-row table:style-name="ro1">
          <table:table-cell office:value-type="string">
            <text:p>I prefer to have a moment of silence... in memory of your brain.</text:p>
          </table:table-cell>
          <table:table-cell office:value-type="string">
            <text:p>Je préfère observer une minute de silence... en mémoire de ton cerveau.</text:p>
          </table:table-cell>
          <table:table-cell table:number-columns-repeated="1022"/>
        </table:table-row>
        <table:table-row table:style-name="ro1">
          <table:table-cell office:value-type="string">
            <text:p>Am I wrong or are you becoming ridiculous?</text:p>
          </table:table-cell>
          <table:table-cell office:value-type="string">
            <text:p>C'est moi ou tu es devenu complètement ridicule ?</text:p>
          </table:table-cell>
          <table:table-cell table:number-columns-repeated="1022"/>
        </table:table-row>
        <table:table-row table:style-name="ro1">
          <table:table-cell office:value-type="string">
            <text:p>NOBODY wants to talk to you.</text:p>
          </table:table-cell>
          <table:table-cell office:value-type="string">
            <text:p>PERSONNE ne veut te parler.</text:p>
          </table:table-cell>
          <table:table-cell table:number-columns-repeated="1022"/>
        </table:table-row>
        <table:table-row table:style-name="ro1">
          <table:table-cell office:value-type="string">
            <text:p>Are you serious?</text:p>
          </table:table-cell>
          <table:table-cell office:value-type="string">
            <text:p>Tu es sérieux ?</text:p>
          </table:table-cell>
          <table:table-cell table:number-columns-repeated="1022"/>
        </table:table-row>
        <table:table-row table:style-name="ro1">
          <table:table-cell office:value-type="string">
            <text:p>Maybe we're going a little too far.</text:p>
          </table:table-cell>
          <table:table-cell office:value-type="string">
            <text:p>Nous allons peut-être un peu trop loin.</text:p>
          </table:table-cell>
          <table:table-cell table:number-columns-repeated="1022"/>
        </table:table-row>
        <table:table-row table:style-name="ro1">
          <table:table-cell office:value-type="string">
            <text:p>I could justify such an action only if you show me you're on hallucinogens.</text:p>
          </table:table-cell>
          <table:table-cell office:value-type="string">
            <text:p>Je ne pourrais justifier une telle action que par l'utilisation d'hallucinogènes.</text:p>
          </table:table-cell>
          <table:table-cell table:number-columns-repeated="1022"/>
        </table:table-row>
        <table:table-row table:style-name="ro1">
          <table:table-cell office:value-type="string">
            <text:p>I think you seriously need a break.</text:p>
          </table:table-cell>
          <table:table-cell office:value-type="string">
            <text:p>Je pense que tu as vraiment besoin d'une pause.</text:p>
          </table:table-cell>
          <table:table-cell table:number-columns-repeated="1022"/>
        </table:table-row>
        <table:table-row table:style-name="ro1" table:number-rows-repeated="1048503">
          <table:table-cell table:number-columns-repeated="1024"/>
        </table:table-row>
        <table:table-row table:style-name="ro1">
          <table:table-cell table:number-columns-repeated="1024"/>
        </table:table-row>
      </table:table>
      <table:table table:name="Dialogs" table:style-name="ta4" table:print="false">
        <table:table-column table:style-name="co13" table:default-cell-style-name="Default"/>
        <table:table-column table:style-name="co14" table:default-cell-style-name="Default"/>
        <table:table-column table:style-name="co11" table:default-cell-style-name="Default"/>
        <table:table-column table:style-name="co15" table:default-cell-style-name="ce5"/>
        <table:table-column table:style-name="co16" table:default-cell-style-name="ce2"/>
        <table:table-column table:style-name="co17" table:number-columns-repeated="1019" table:default-cell-style-name="Default"/>
        <table:table-row table:style-name="ro3">
          <table:table-cell table:style-name="ce1" office:value-type="string">
            <text:p>NOME DIALOGO</text:p>
          </table:table-cell>
          <table:table-cell office:value-type="string">
            <text:p>NOME LINEA DI DIALOGO</text:p>
          </table:table-cell>
          <table:table-cell table:style-name="ce1" office:value-type="string">
            <text:p>FRENCH</text:p>
          </table:table-cell>
          <table:table-cell office:value-type="string">
            <text:p>TESTO</text:p>
          </table:table-cell>
          <table:table-cell table:style-name="ce1" office:value-type="string">
            <text:p>FRENCH</text:p>
          </table:table-cell>
          <table:table-cell table:number-columns-repeated="1019"/>
        </table:table-row>
        <table:table-row table:style-name="ro1">
          <table:table-cell table:number-columns-repeated="1024"/>
        </table:table-row>
        <table:table-row table:style-name="ro5">
          <table:table-cell office:value-type="string">
            <text:p>dialog_audioguida_botanica_IIWW</text:p>
          </table:table-cell>
          <table:table-cell office:value-type="string">
            <text:p>Plants, seeds, berries and flowers.</text:p>
          </table:table-cell>
          <table:table-cell office:value-type="string">
            <text:p>Plantes, graines, baies et fleurs.</text:p>
          </table:table-cell>
          <table:table-cell office:value-type="string">
            <text:p>Though the plant kingdom can seem harmless, there's an incredible variety of ways it could lead to your demise.</text:p>
          </table:table-cell>
          <table:table-cell table:style-name="ce7" office:value-type="string">
            <text:p>Même si le règne végétal semble inoffensif, il existe un nombre incroyable de variétés qui pourrait conduire à votre disparition.</text:p>
          </table:table-cell>
          <table:table-cell table:number-columns-repeated="1019"/>
        </table:table-row>
        <table:table-row table:style-name="ro5">
          <table:table-cell office:value-type="string">
            <text:p>dialog_audioguida_botanica_IIWW</text:p>
          </table:table-cell>
          <table:table-cell office:value-type="string">
            <text:p>Plants, seeds, berries and flowers.</text:p>
          </table:table-cell>
          <table:table-cell office:value-type="string">
            <text:p>Plantes, graines, baies et fleurs.</text:p>
          </table:table-cell>
          <table:table-cell office:value-type="string">
            <text:p>In the Renaissance era, belladonna was used by ladies as eye drops to give a certain shine to their eyes, but its berries are potentially lethal.</text:p>
          </table:table-cell>
          <table:table-cell table:style-name="ce7" office:value-type="string">
            <text:p>À la Renaissance, la belladone était utilisée en gouttes par les dames pour donner un certain éclat à leurs yeux, mais ces baies sont potentiellement mortelles.</text:p>
          </table:table-cell>
          <table:table-cell table:number-columns-repeated="1019"/>
        </table:table-row>
        <table:table-row table:style-name="ro5">
          <table:table-cell office:value-type="string">
            <text:p>dialog_audioguida_botanica_IIWW</text:p>
          </table:table-cell>
          <table:table-cell office:value-type="string">
            <text:p>Plants, seeds, berries and flowers.</text:p>
          </table:table-cell>
          <table:table-cell office:value-type="string">
            <text:p>Plantes, graines, baies et fleurs.</text:p>
          </table:table-cell>
          <table:table-cell office:value-type="string">
            <text:p>The oleander, one of the most common flowering plant species in the Mediterranean area, is poisonous enough to be avoided instinctively by the whole plant kingdom. </text:p>
          </table:table-cell>
          <table:table-cell table:style-name="ce7" office:value-type="string">
            <text:p>Le laurier-rose, l'une des espèces de plantes à fleurs les plus courantes dans la région méditerranéenne, est assez toxique pour être évitée instinctivement par le règne végétal tout entier.</text:p>
          </table:table-cell>
          <table:table-cell table:number-columns-repeated="1019"/>
        </table:table-row>
        <table:table-row table:style-name="ro5">
          <table:table-cell office:value-type="string">
            <text:p>dialog_audioguida_botanica_IIWW</text:p>
          </table:table-cell>
          <table:table-cell office:value-type="string">
            <text:p>Plants, seeds, berries and flowers.</text:p>
          </table:table-cell>
          <table:table-cell office:value-type="string">
            <text:p>Plantes, graines, baies et fleurs.</text:p>
          </table:table-cell>
          <table:table-cell office:value-type="string">
            <text:p>Beware the classic health axiom of 'an apple a day'. The seeds, if ingested in large quantities, can actually cause death.</text:p>
          </table:table-cell>
          <table:table-cell table:style-name="ce7" office:value-type="string">
            <text:p>Méfiez-vous de l'adage classique qui préconise « une pomme par jour ». Les graines, ingérées en grandes quantités, peuvent en fait causer la mort.</text:p>
          </table:table-cell>
          <table:table-cell table:number-columns-repeated="1019"/>
        </table:table-row>
        <table:table-row table:style-name="ro3">
          <table:table-cell office:value-type="string">
            <text:p>dialog_audioguida_botanica_IIWW</text:p>
          </table:table-cell>
          <table:table-cell office:value-type="string">
            <text:p>Plants, seeds, berries and flowers.</text:p>
          </table:table-cell>
          <table:table-cell office:value-type="string">
            <text:p>Plantes, graines, baies et fleurs.</text:p>
          </table:table-cell>
          <table:table-cell office:value-type="string">
            <text:p>In short, if you're vegetarian or vegan, your days are numbered.</text:p>
          </table:table-cell>
          <table:table-cell table:style-name="ce7" office:value-type="string">
            <text:p>En bref, si vous êtes végétarien ou végétalien, vos jours sont comptés.</text:p>
          </table:table-cell>
          <table:table-cell table:number-columns-repeated="1019"/>
        </table:table-row>
        <table:table-row table:style-name="ro3">
          <table:table-cell office:value-type="string">
            <text:p>dialog_audioguida_botanica_IIWW</text:p>
          </table:table-cell>
          <table:table-cell office:value-type="string">
            <text:p>Plants, seeds, berries and flowers.</text:p>
          </table:table-cell>
          <table:table-cell office:value-type="string">
            <text:p>Plantes, graines, baies et fleurs.</text:p>
          </table:table-cell>
          <table:table-cell office:value-type="string">
            <text:p>Eat meat.</text:p>
          </table:table-cell>
          <table:table-cell table:style-name="ce7" office:value-type="string">
            <text:p>Mangez de la viande.</text:p>
          </table:table-cell>
          <table:table-cell table:number-columns-repeated="1019"/>
        </table:table-row>
        <table:table-row table:style-name="ro3">
          <table:table-cell office:value-type="string">
            <text:p>dialog_audioguida_botanica_IIWW</text:p>
          </table:table-cell>
          <table:table-cell office:value-type="string">
            <text:p>Plants, seeds, berries and flowers.</text:p>
          </table:table-cell>
          <table:table-cell office:value-type="string">
            <text:p>Plantes, graines, baies et fleurs.</text:p>
          </table:table-cell>
          <table:table-cell office:value-type="string">
            <text:p>Though come to think of it, meat causes cancer.</text:p>
          </table:table-cell>
          <table:table-cell table:style-name="ce7" office:value-type="string">
            <text:p>Quoiqu'en y pensant, la viande provoque le cancer.</text:p>
          </table:table-cell>
          <table:table-cell table:number-columns-repeated="1019"/>
        </table:table-row>
        <table:table-row table:style-name="ro3">
          <table:table-cell office:value-type="string">
            <text:p>dialog_audioguida_botanica_IIWW</text:p>
          </table:table-cell>
          <table:table-cell office:value-type="string">
            <text:p>Plants, seeds, berries and flowers.</text:p>
          </table:table-cell>
          <table:table-cell office:value-type="string">
            <text:p>Plantes, graines, baies et fleurs.</text:p>
          </table:table-cell>
          <table:table-cell office:value-type="string">
            <text:p>You all die.</text:p>
          </table:table-cell>
          <table:table-cell table:style-name="ce7" office:value-type="string">
            <text:p>Vous allez tous mourir.</text:p>
          </table:table-cell>
          <table:table-cell table:number-columns-repeated="1019"/>
        </table:table-row>
        <table:table-row table:style-name="ro1">
          <table:table-cell table:number-columns-repeated="1024"/>
        </table:table-row>
        <table:table-row table:style-name="ro5">
          <table:table-cell office:value-type="string">
            <text:p>dialog_audioguida_botanica_IIWW</text:p>
          </table:table-cell>
          <table:table-cell office:value-type="string">
            <text:p>Summary of the WW2 military conflicts.</text:p>
          </table:table-cell>
          <table:table-cell table:style-name="ce5" office:value-type="string">
            <text:p>Résumé des conflits militaires de la Seconde Guerre Mondiale.</text:p>
          </table:table-cell>
          <table:table-cell office:value-type="string">
            <text:p>The reasons leading to the outbreak of the Second World War are various and complex.</text:p>
          </table:table-cell>
          <table:table-cell table:style-name="ce7" office:value-type="string">
            <text:p>Les raisons qui ont mené au déclenchement de la Seconde Guerre mondiale sont diverses et complexes.</text:p>
          </table:table-cell>
          <table:table-cell table:number-columns-repeated="1019"/>
        </table:table-row>
        <table:table-row table:style-name="ro5">
          <table:table-cell office:value-type="string">
            <text:p>dialog_audioguida_botanica_IIWW</text:p>
          </table:table-cell>
          <table:table-cell office:value-type="string">
            <text:p>Summary of the WW2 military conflicts.</text:p>
          </table:table-cell>
          <table:table-cell table:style-name="ce5" office:value-type="string">
            <text:p>Résumé des conflits militaires de la Seconde Guerre Mondiale.</text:p>
          </table:table-cell>
          <table:table-cell office:value-type="string">
            <text:p>The conflict lasted for 6 years, from 1939 to 1945. The parties involved and battlegrounds fought were numerous, too.</text:p>
          </table:table-cell>
          <table:table-cell table:style-name="ce7" office:value-type="string">
            <text:p>Le conflit a duré 6 ans, de 1939 à 1945. Les parties impliquées et les champs de bataille étaient nombreux aussi.</text:p>
          </table:table-cell>
          <table:table-cell table:number-columns-repeated="1019"/>
        </table:table-row>
        <table:table-row table:style-name="ro5">
          <table:table-cell office:value-type="string">
            <text:p>dialog_audioguida_botanica_IIWW</text:p>
          </table:table-cell>
          <table:table-cell office:value-type="string">
            <text:p>Summary of the WW2 military conflicts.</text:p>
          </table:table-cell>
          <table:table-cell table:style-name="ce5" office:value-type="string">
            <text:p>Résumé des conflits militaires de la Seconde Guerre Mondiale.</text:p>
          </table:table-cell>
          <table:table-cell office:value-type="string">
            <text:p>After all, they called it a 'World War' for a good reason.</text:p>
          </table:table-cell>
          <table:table-cell table:style-name="ce7" office:value-type="string">
            <text:p>Après tout, on l'a appelée « guerre mondiale » pour une bonne raison.</text:p>
          </table:table-cell>
          <table:table-cell table:number-columns-repeated="1019"/>
        </table:table-row>
        <table:table-row table:style-name="ro5">
          <table:table-cell office:value-type="string">
            <text:p>dialog_audioguida_botanica_IIWW</text:p>
          </table:table-cell>
          <table:table-cell office:value-type="string">
            <text:p>Summary of the WW2 military conflicts.</text:p>
          </table:table-cell>
          <table:table-cell table:style-name="ce5" office:value-type="string">
            <text:p>Résumé des conflits militaires de la Seconde Guerre Mondiale.</text:p>
          </table:table-cell>
          <table:table-cell table:style-name="ce13" office:value-type="string">
            <text:p>Therefore, what we propose today is a brief, intense and pragmatic summary of the entire conflict.</text:p>
          </table:table-cell>
          <table:table-cell table:style-name="ce7" office:value-type="string">
            <text:p>Par conséquent, ce que nous vous proposons aujourd'hui est un bref résumé, intense et pragmatique, de tout le conflit.</text:p>
          </table:table-cell>
          <table:table-cell table:number-columns-repeated="1019"/>
        </table:table-row>
        <table:table-row table:style-name="ro7">
          <table:table-cell office:value-type="string">
            <text:p>dialog_audioguida_botanica_IIWW</text:p>
          </table:table-cell>
          <table:table-cell office:value-type="string">
            <text:p>Summary of the WW2 military conflicts.</text:p>
          </table:table-cell>
          <table:table-cell table:style-name="ce5" office:value-type="string">
            <text:p>Résumé des conflits militaires de la Seconde Guerre Mondiale.</text:p>
          </table:table-cell>
          <table:table-cell office:value-type="string">
            <text:p>*BOOM* *BOOM* *BOOM* *PSH* *PSH* *PSH* *PSH* *KLANK* *KLANK* *KLANK* *TATATATATA* *TATATATATA* *TATAT* *TRRRRRRR* *TRRRRRRRR* *TRRRRRRRRR* *TRRRRRR*</text:p>
          </table:table-cell>
          <table:table-cell table:style-name="ce7" office:value-type="string">
            <text:p>* BOOM * * BOOM * * BOOM * * PSH * * PSH * * PSH * * PSH * * KLANK * * KLANK * * KLANK * * TATATATATA * * TATATATATA * * TATAT * * TRRRRRRR * * TRRRRRRRR * * TRRRRRRRRR * * TRRRRRR *</text:p>
          </table:table-cell>
          <table:table-cell table:number-columns-repeated="1019"/>
        </table:table-row>
        <table:table-row table:style-name="ro5">
          <table:table-cell office:value-type="string">
            <text:p>dialog_audioguida_botanica_IIWW</text:p>
          </table:table-cell>
          <table:table-cell office:value-type="string">
            <text:p>Summary of the WW2 military conflicts.</text:p>
          </table:table-cell>
          <table:table-cell table:style-name="ce5" office:value-type="string">
            <text:p>Résumé des conflits militaires de la Seconde Guerre Mondiale.</text:p>
          </table:table-cell>
          <table:table-cell office:value-type="string">
            <text:p>Funny.</text:p>
          </table:table-cell>
          <table:table-cell table:style-name="ce7" office:value-type="string">
            <text:p>Sympa.</text:p>
          </table:table-cell>
          <table:table-cell table:number-columns-repeated="1019"/>
        </table:table-row>
        <table:table-row table:style-name="ro5">
          <table:table-cell office:value-type="string">
            <text:p>dialog_audioguida_botanica_IIWW</text:p>
          </table:table-cell>
          <table:table-cell office:value-type="string">
            <text:p>Summary of the WW2 military conflicts.</text:p>
          </table:table-cell>
          <table:table-cell table:style-name="ce5" office:value-type="string">
            <text:p>Résumé des conflits militaires de la Seconde Guerre Mondiale.</text:p>
          </table:table-cell>
          <table:table-cell office:value-type="string">
            <text:p>I got a D in history in junior high, so go easy on me.</text:p>
          </table:table-cell>
          <table:table-cell table:style-name="ce7" office:value-type="string">
            <text:p>J'ai eu 5 en histoire au collège alors, allez-y molo avec moi.</text:p>
          </table:table-cell>
          <table:table-cell table:number-columns-repeated="1019"/>
        </table:table-row>
        <table:table-row table:style-name="ro1">
          <table:table-cell table:number-columns-repeated="1024"/>
        </table:table-row>
        <table:table-row table:style-name="ro3">
          <table:table-cell office:value-type="string">
            <text:p>dialog_audioguida_botanica_IIWW</text:p>
          </table:table-cell>
          <table:table-cell table:style-name="ce2" office:value-type="string">
            <text:p>&lt;stop listening&gt;</text:p>
          </table:table-cell>
          <table:table-cell table:style-name="ce18" office:value-type="string">
            <text:p>&lt;arrêter d'écouter&gt;</text:p>
          </table:table-cell>
          <table:table-cell/>
          <table:table-cell table:style-name="ce41"/>
          <table:table-cell table:number-columns-repeated="1019"/>
        </table:table-row>
        <table:table-row table:style-name="ro1">
          <table:table-cell table:number-columns-repeated="1024"/>
        </table:table-row>
        <table:table-row table:style-name="ro3">
          <table:table-cell office:value-type="string">
            <text:p>dialog_audioguida_vikingi_egizi</text:p>
          </table:table-cell>
          <table:table-cell office:value-type="string">
            <text:p>Vikings: discovering a people.</text:p>
          </table:table-cell>
          <table:table-cell office:value-type="string">
            <text:p>Vikings : à la découverte d'un peuple.</text:p>
          </table:table-cell>
          <table:table-cell office:value-type="string">
            <text:p>In contrast to popular belief, the Vikings weren't just a wild and savage people.</text:p>
          </table:table-cell>
          <table:table-cell table:style-name="ce7" office:value-type="string">
            <text:p>Contrairement à la croyance populaire, les Vikings ne sont pas qu'un peuple sauvage et barbare.</text:p>
          </table:table-cell>
          <table:table-cell table:number-columns-repeated="1019"/>
        </table:table-row>
        <table:table-row table:style-name="ro5">
          <table:table-cell office:value-type="string">
            <text:p>dialog_audioguida_vikingi_egizi</text:p>
          </table:table-cell>
          <table:table-cell office:value-type="string">
            <text:p>Vikings: discovering a people.</text:p>
          </table:table-cell>
          <table:table-cell office:value-type="string">
            <text:p>Vikings : à la découverte d'un peuple.</text:p>
          </table:table-cell>
          <table:table-cell office:value-type="string">
            <text:p>Besides being great explorers and naval engineers, Vikings were gifted in jewelry and in the art of commerce.</text:p>
          </table:table-cell>
          <table:table-cell table:style-name="ce7" office:value-type="string">
            <text:p>En plus d'être de grands explorateurs et ingénieurs navals, les Vikings étaient doués dans l'art de la bijouterie et du commerce.</text:p>
          </table:table-cell>
          <table:table-cell table:number-columns-repeated="1019"/>
        </table:table-row>
        <table:table-row table:style-name="ro5">
          <table:table-cell office:value-type="string">
            <text:p>dialog_audioguida_vikingi_egizi</text:p>
          </table:table-cell>
          <table:table-cell office:value-type="string">
            <text:p>Vikings: discovering a people.</text:p>
          </table:table-cell>
          <table:table-cell office:value-type="string">
            <text:p>Vikings : à la découverte d'un peuple.</text:p>
          </table:table-cell>
          <table:table-cell office:value-type="string">
            <text:p>Furthermore, the women were more liberated and independent compared to their European counterparts.</text:p>
          </table:table-cell>
          <table:table-cell table:style-name="ce7" office:value-type="string">
            <text:p>En outre, les femmes étaient plus libérées et indépendantes que leurs homologues européennes.</text:p>
          </table:table-cell>
          <table:table-cell table:number-columns-repeated="1019"/>
        </table:table-row>
        <table:table-row table:style-name="ro5">
          <table:table-cell office:value-type="string">
            <text:p>dialog_audioguida_vikingi_egizi</text:p>
          </table:table-cell>
          <table:table-cell office:value-type="string">
            <text:p>Vikings: discovering a people.</text:p>
          </table:table-cell>
          <table:table-cell office:value-type="string">
            <text:p>Vikings : à la découverte d'un peuple.</text:p>
          </table:table-cell>
          <table:table-cell office:value-type="string">
            <text:p>Vikings really cared about their personal care: they had a sauna once a week, they removed unwanted hair and used iron sticks to clean their ears.</text:p>
          </table:table-cell>
          <table:table-cell table:style-name="ce7" office:value-type="string">
            <text:p>Les vikings prenaient vraiment soin d'eux-mêmes : ils faisaient un sauna une fois par semaine, enlevaient les poils indésirables et utilisaient des bâtons de fer pour nettoyer leurs oreilles.</text:p>
          </table:table-cell>
          <table:table-cell table:number-columns-repeated="1019"/>
        </table:table-row>
        <table:table-row table:style-name="ro5">
          <table:table-cell office:value-type="string">
            <text:p>dialog_audioguida_vikingi_egizi</text:p>
          </table:table-cell>
          <table:table-cell office:value-type="string">
            <text:p>Vikings: discovering a people.</text:p>
          </table:table-cell>
          <table:table-cell office:value-type="string">
            <text:p>Vikings : à la découverte d'un peuple.</text:p>
          </table:table-cell>
          <table:table-cell office:value-type="string">
            <text:p>There were no ranks or grades: the commander was the captain of the ship, warriors could be either common citizens or professionals.</text:p>
          </table:table-cell>
          <table:table-cell table:style-name="ce7" office:value-type="string">
            <text:p>Il n'y avait ni rang ni grade : le commandant était le capitaine du navire, les guerriers pouvaient être des citoyens ordinaires ou des professionnels.</text:p>
          </table:table-cell>
          <table:table-cell table:number-columns-repeated="1019"/>
        </table:table-row>
        <table:table-row table:style-name="ro5">
          <table:table-cell office:value-type="string">
            <text:p>dialog_audioguida_vikingi_egizi</text:p>
          </table:table-cell>
          <table:table-cell office:value-type="string">
            <text:p>Vikings: discovering a people.</text:p>
          </table:table-cell>
          <table:table-cell office:value-type="string">
            <text:p>Vikings : à la découverte d'un peuple.</text:p>
          </table:table-cell>
          <table:table-cell office:value-type="string">
            <text:p>Among these combatants were the berserkers, warriors sworn to the supreme god of war, Odin. Legend told that they were invulnerable.</text:p>
          </table:table-cell>
          <table:table-cell table:style-name="ce7" office:value-type="string">
            <text:p>Parmi ces guerriers se trouvaient les berserkers, les guerriers du dieu suprême de la guerre, Odin. La légende dit qu'ils étaient invulnérables.</text:p>
          </table:table-cell>
          <table:table-cell table:number-columns-repeated="1019"/>
        </table:table-row>
        <table:table-row table:style-name="ro5">
          <table:table-cell office:value-type="string">
            <text:p>dialog_audioguida_vikingi_egizi</text:p>
          </table:table-cell>
          <table:table-cell office:value-type="string">
            <text:p>Vikings: discovering a people.</text:p>
          </table:table-cell>
          <table:table-cell office:value-type="string">
            <text:p>Vikings : à la découverte d'un peuple.</text:p>
          </table:table-cell>
          <table:table-cell office:value-type="string">
            <text:p>It is believed they consumed a specific drug made by alchohol, jalapeno and the green secretion of the 'evil egg', one of most lethal mushrooms in the wild.</text:p>
          </table:table-cell>
          <table:table-cell table:style-name="ce7" office:value-type="string">
            <text:p>La croyance dit qu'ils consommaient une drogue faite d'alcool, de jalapeño et de la sécrétion verte de 'l'œuf maléfique', l'un des champignons les plus mortels dans la nature.</text:p>
          </table:table-cell>
          <table:table-cell table:number-columns-repeated="1019"/>
        </table:table-row>
        <table:table-row table:style-name="ro1">
          <table:table-cell table:number-columns-repeated="1024"/>
        </table:table-row>
        <table:table-row table:style-name="ro5">
          <table:table-cell office:value-type="string">
            <text:p>dialog_audioguida_vikingi_egizi</text:p>
          </table:table-cell>
          <table:table-cell office:value-type="string">
            <text:p>Egypt: legends and false myths.</text:p>
          </table:table-cell>
          <table:table-cell office:value-type="string">
            <text:p>Egypte : mythes et légendes.</text:p>
          </table:table-cell>
          <table:table-cell office:value-type="string">
            <text:p>Different from other populations, the Egyptians were perhaps the best known among historic civilizations.</text:p>
          </table:table-cell>
          <table:table-cell table:style-name="ce7" office:value-type="string">
            <text:p>Différents des autres peuples, les Egyptiens font sûrement partie des plus célèbres civilisations historiques.</text:p>
          </table:table-cell>
          <table:table-cell table:number-columns-repeated="1019"/>
        </table:table-row>
        <table:table-row table:style-name="ro3">
          <table:table-cell office:value-type="string">
            <text:p>dialog_audioguida_vikingi_egizi</text:p>
          </table:table-cell>
          <table:table-cell office:value-type="string">
            <text:p>Egypt: legends and false myths.</text:p>
          </table:table-cell>
          <table:table-cell office:value-type="string">
            <text:p>Egypte : mythes et légendes.</text:p>
          </table:table-cell>
          <table:table-cell office:value-type="string">
            <text:p>To avoid being redundant, we'll examine some of their false myths to offer some clarity.</text:p>
          </table:table-cell>
          <table:table-cell table:style-name="ce7" office:value-type="string">
            <text:p>Pour éviter d'être redondants, nous allons examiner certains de leurs faux mythes afin d'offrir une certaine clarté.</text:p>
          </table:table-cell>
          <table:table-cell table:number-columns-repeated="1019"/>
        </table:table-row>
        <table:table-row table:style-name="ro5">
          <table:table-cell office:value-type="string">
            <text:p>dialog_audioguida_vikingi_egizi</text:p>
          </table:table-cell>
          <table:table-cell office:value-type="string">
            <text:p>Egypt: legends and false myths.</text:p>
          </table:table-cell>
          <table:table-cell office:value-type="string">
            <text:p>Egypte : mythes et légendes.</text:p>
          </table:table-cell>
          <table:table-cell office:value-type="string">
            <text:p>Tutankhamun, one of the most famous Egyptian pharaohs, actually reigned only ten years and died at the age of eighteen.</text:p>
          </table:table-cell>
          <table:table-cell table:style-name="ce7" office:value-type="string">
            <text:p>Toutankhamon, l'un des pharaons égyptiens les plus célèbres, n'a réellement régné que dix ans et mourut à l'âge de dix-huit ans.</text:p>
          </table:table-cell>
          <table:table-cell table:number-columns-repeated="1019"/>
        </table:table-row>
        <table:table-row table:style-name="ro3">
          <table:table-cell office:value-type="string">
            <text:p>dialog_audioguida_vikingi_egizi</text:p>
          </table:table-cell>
          <table:table-cell office:value-type="string">
            <text:p>Egypt: legends and false myths.</text:p>
          </table:table-cell>
          <table:table-cell office:value-type="string">
            <text:p>Egypte : mythes et légendes.</text:p>
          </table:table-cell>
          <table:table-cell office:value-type="string">
            <text:p>What made him famous is the myth of the curse linked to desecrating his grave.</text:p>
          </table:table-cell>
          <table:table-cell table:style-name="ce7" office:value-type="string">
            <text:p>Ce qui l'a rendu célèbre, c'est la malédiction liée à la profanation de sa tombe.</text:p>
          </table:table-cell>
          <table:table-cell table:number-columns-repeated="1019"/>
        </table:table-row>
        <table:table-row table:style-name="ro7">
          <table:table-cell office:value-type="string">
            <text:p>dialog_audioguida_vikingi_egizi</text:p>
          </table:table-cell>
          <table:table-cell office:value-type="string">
            <text:p>Egypt: legends and false myths.</text:p>
          </table:table-cell>
          <table:table-cell office:value-type="string">
            <text:p>Egypte : mythes et légendes.</text:p>
          </table:table-cell>
          <table:table-cell office:value-type="string">
            <text:p>Lord Carnarvon, financier of his expedition, died one year before the discovery of King Tut's grave, while actually the average life span of Carter and all the other archeologists was around 70 years.</text:p>
          </table:table-cell>
          <table:table-cell table:style-name="ce7" office:value-type="string">
            <text:p>Le comte de Carnarvon, financier de l'expédition, est mort un an avant la découverte de la tombe du roi Tut, tandis que la durée de vie moyenne de Carter et de tous les autres archéologues était d'environ 70 ans.</text:p>
          </table:table-cell>
          <table:table-cell table:number-columns-repeated="1019"/>
        </table:table-row>
        <table:table-row table:style-name="ro5">
          <table:table-cell office:value-type="string">
            <text:p>dialog_audioguida_vikingi_egizi</text:p>
          </table:table-cell>
          <table:table-cell office:value-type="string">
            <text:p>Egypt: legends and false myths.</text:p>
          </table:table-cell>
          <table:table-cell office:value-type="string">
            <text:p>Egypte : mythes et légendes.</text:p>
          </table:table-cell>
          <table:table-cell office:value-type="string">
            <text:p>Also fake is the myth about the construction of pyramids. They were not built by slaves, but by paid workers.</text:p>
          </table:table-cell>
          <table:table-cell table:style-name="ce7" office:value-type="string">
            <text:p>Tout aussi faux, le mythe de la construction des pyramides. Elles n'ont pas été construites par des esclaves mais par des ouvriers rémunérés.</text:p>
          </table:table-cell>
          <table:table-cell table:number-columns-repeated="1019"/>
        </table:table-row>
        <table:table-row table:style-name="ro5">
          <table:table-cell office:value-type="string">
            <text:p>dialog_audioguida_vikingi_egizi</text:p>
          </table:table-cell>
          <table:table-cell office:value-type="string">
            <text:p>Egypt: legends and false myths.</text:p>
          </table:table-cell>
          <table:table-cell office:value-type="string">
            <text:p>Egypte : mythes et légendes.</text:p>
          </table:table-cell>
          <table:table-cell office:value-type="string">
            <text:p>Since there was no currency, workers were paid with barter, especially bread and beer.</text:p>
          </table:table-cell>
          <table:table-cell table:style-name="ce7" office:value-type="string">
            <text:p>Comme il n'y avait pas de monnaie, les travailleurs étaient payés sur le principe du troc, principalement en pain et en bière.</text:p>
          </table:table-cell>
          <table:table-cell table:number-columns-repeated="1019"/>
        </table:table-row>
        <table:table-row table:style-name="ro3">
          <table:table-cell office:value-type="string">
            <text:p>dialog_audioguida_vikingi_egizi</text:p>
          </table:table-cell>
          <table:table-cell office:value-type="string">
            <text:p>Egypt: legends and false myths.</text:p>
          </table:table-cell>
          <table:table-cell office:value-type="string">
            <text:p>Egypte : mythes et légendes.</text:p>
          </table:table-cell>
          <table:table-cell office:value-type="string">
            <text:p>Fantastic people, aren't they?</text:p>
          </table:table-cell>
          <table:table-cell table:style-name="ce7" office:value-type="string">
            <text:p>Un peuple fantastique, n'est-ce pas ?</text:p>
          </table:table-cell>
          <table:table-cell table:number-columns-repeated="1019"/>
        </table:table-row>
        <table:table-row table:style-name="ro1">
          <table:table-cell table:number-columns-repeated="1024"/>
        </table:table-row>
        <table:table-row table:style-name="ro3">
          <table:table-cell office:value-type="string">
            <text:p>dialog_audioguida_vikingi_egizi</text:p>
          </table:table-cell>
          <table:table-cell table:style-name="ce2" office:value-type="string">
            <text:p>&lt;stop listening&gt;</text:p>
          </table:table-cell>
          <table:table-cell table:style-name="ce18" office:value-type="string">
            <text:p>&lt;arrêter d'écouter&gt;</text:p>
          </table:table-cell>
          <table:table-cell/>
          <table:table-cell table:style-name="ce41"/>
          <table:table-cell table:number-columns-repeated="1019"/>
        </table:table-row>
        <table:table-row table:style-name="ro1">
          <table:table-cell table:number-columns-repeated="1024"/>
        </table:table-row>
        <table:table-row table:style-name="ro5">
          <table:table-cell office:value-type="string">
            <text:p>dialog_barista</text:p>
          </table:table-cell>
          <table:table-cell office:value-type="string">
            <text:p>Were you and Tutankhamun relatives?</text:p>
          </table:table-cell>
          <table:table-cell table:style-name="ce5" office:value-type="string">
            <text:p>Avez-vous un lien de parenté avec Toutankhamon ?</text:p>
          </table:table-cell>
          <table:table-cell office:value-type="string">
            <text:p>Were you and Tutankhamun relatives?</text:p>
          </table:table-cell>
          <table:table-cell table:style-name="ce6" office:value-type="string">
            <text:p>Avez-vous un lien de parenté avec Toutankhamon ?</text:p>
          </table:table-cell>
          <table:table-cell table:number-columns-repeated="1019"/>
        </table:table-row>
        <table:table-row table:style-name="ro5">
          <table:table-cell office:value-type="string">
            <text:p>dialog_barista</text:p>
          </table:table-cell>
          <table:table-cell office:value-type="string">
            <text:p>Were you and Tutankhamun relatives?</text:p>
          </table:table-cell>
          <table:table-cell table:style-name="ce5" office:value-type="string">
            <text:p>Avez-vous un lien de parenté avec Toutankhamon ?</text:p>
          </table:table-cell>
          <table:table-cell office:value-type="string">
            <text:p>...</text:p>
          </table:table-cell>
          <table:table-cell table:style-name="ce13" office:value-type="string">
            <text:p>...</text:p>
          </table:table-cell>
          <table:table-cell table:number-columns-repeated="1019"/>
        </table:table-row>
        <table:table-row table:style-name="ro5">
          <table:table-cell office:value-type="string">
            <text:p>dialog_barista</text:p>
          </table:table-cell>
          <table:table-cell office:value-type="string">
            <text:p>Were you and Tutankhamun relatives?</text:p>
          </table:table-cell>
          <table:table-cell table:style-name="ce5" office:value-type="string">
            <text:p>Avez-vous un lien de parenté avec Toutankhamon ?</text:p>
          </table:table-cell>
          <table:table-cell office:value-type="string">
            <text:p>No, it's because I see a strong resemblance... maybe it's the nose.</text:p>
          </table:table-cell>
          <table:table-cell office:value-type="string">
            <text:p>Non, parce qu'il y a une forte ressemblance... le nez peut-être.</text:p>
          </table:table-cell>
          <table:table-cell table:number-columns-repeated="1019"/>
        </table:table-row>
        <table:table-row table:style-name="ro5">
          <table:table-cell office:value-type="string">
            <text:p>dialog_barista</text:p>
          </table:table-cell>
          <table:table-cell office:value-type="string">
            <text:p>Were you and Tutankhamun relatives?</text:p>
          </table:table-cell>
          <table:table-cell table:style-name="ce5" office:value-type="string">
            <text:p>Avez-vous un lien de parenté avec Toutankhamon ?</text:p>
          </table:table-cell>
          <table:table-cell office:value-type="string">
            <text:p>...</text:p>
          </table:table-cell>
          <table:table-cell table:style-name="ce13" office:value-type="string">
            <text:p>...</text:p>
          </table:table-cell>
          <table:table-cell table:number-columns-repeated="1019"/>
        </table:table-row>
        <table:table-row table:style-name="ro5">
          <table:table-cell office:value-type="string">
            <text:p>dialog_barista</text:p>
          </table:table-cell>
          <table:table-cell office:value-type="string">
            <text:p>Were you and Tutankhamun relatives?</text:p>
          </table:table-cell>
          <table:table-cell table:style-name="ce5" office:value-type="string">
            <text:p>Avez-vous un lien de parenté avec Toutankhamon ?</text:p>
          </table:table-cell>
          <table:table-cell office:value-type="string">
            <text:p>I could have sworn it, you know that?</text:p>
          </table:table-cell>
          <table:table-cell office:value-type="string">
            <text:p>Je l'aurais juré, vous savez ?</text:p>
          </table:table-cell>
          <table:table-cell table:number-columns-repeated="1019"/>
        </table:table-row>
        <table:table-row table:style-name="ro1">
          <table:table-cell table:number-columns-repeated="1024"/>
        </table:table-row>
        <table:table-row table:style-name="ro4">
          <table:table-cell office:value-type="string">
            <text:p>dialog_barista</text:p>
          </table:table-cell>
          <table:table-cell office:value-type="string">
            <text:p>Did you have an accident with the cat?</text:p>
          </table:table-cell>
          <table:table-cell table:style-name="ce12" office:value-type="string">
            <text:p>Avez-vous eu un accident avec le chat ?</text:p>
          </table:table-cell>
          <table:table-cell office:value-type="string">
            <text:p>Did you have an accident with the cat?</text:p>
          </table:table-cell>
          <table:table-cell table:style-name="ce6" office:value-type="string">
            <text:p>Vous avez eu un accident avec le chat ?</text:p>
          </table:table-cell>
          <table:table-cell table:number-columns-repeated="1019"/>
        </table:table-row>
        <table:table-row table:style-name="ro4">
          <table:table-cell office:value-type="string">
            <text:p>dialog_barista</text:p>
          </table:table-cell>
          <table:table-cell office:value-type="string">
            <text:p>Did you have an accident with the cat?</text:p>
          </table:table-cell>
          <table:table-cell table:style-name="ce12" office:value-type="string">
            <text:p>Avez-vous eu un accident avec le chat ?</text:p>
          </table:table-cell>
          <table:table-cell table:number-columns-repeated="2" office:value-type="string">
            <text:p>...</text:p>
          </table:table-cell>
          <table:table-cell table:number-columns-repeated="1019"/>
        </table:table-row>
        <table:table-row table:style-name="ro4">
          <table:table-cell office:value-type="string">
            <text:p>dialog_barista</text:p>
          </table:table-cell>
          <table:table-cell office:value-type="string">
            <text:p>Did you have an accident with the cat?</text:p>
          </table:table-cell>
          <table:table-cell table:style-name="ce12" office:value-type="string">
            <text:p>Avez-vous eu un accident avec le chat ?</text:p>
          </table:table-cell>
          <table:table-cell office:value-type="string">
            <text:p>You must have really driven it mad to need all those bandages.</text:p>
          </table:table-cell>
          <table:table-cell office:value-type="string">
            <text:p>Vous avez vraiment dû le rendre fou pour avoir besoin de tous ces bandages.</text:p>
          </table:table-cell>
          <table:table-cell table:number-columns-repeated="1019"/>
        </table:table-row>
        <table:table-row table:style-name="ro1">
          <table:table-cell table:number-columns-repeated="1024"/>
        </table:table-row>
        <table:table-row table:style-name="ro6">
          <table:table-cell office:value-type="string">
            <text:p>dialog_barista</text:p>
          </table:table-cell>
          <table:table-cell office:value-type="string">
            <text:p>I got it, you're a Tibetan monk under a vow of silence.</text:p>
          </table:table-cell>
          <table:table-cell table:style-name="ce12" office:value-type="string">
            <text:p>J'ai compris, vous êtes un moine tibétain qui a fait vœu de silence.</text:p>
          </table:table-cell>
          <table:table-cell office:value-type="string">
            <text:p>I got it, you're a Tibetan monk under a vow of silence.</text:p>
          </table:table-cell>
          <table:table-cell table:style-name="ce6" office:value-type="string">
            <text:p>J'ai compris, vous êtes un moine tibétain qui a fait vœu de silence.</text:p>
          </table:table-cell>
          <table:table-cell table:number-columns-repeated="1019"/>
        </table:table-row>
        <table:table-row table:style-name="ro6">
          <table:table-cell office:value-type="string">
            <text:p>dialog_barista</text:p>
          </table:table-cell>
          <table:table-cell office:value-type="string">
            <text:p>I got it, you're a Tibetan monk under a vow of silence.</text:p>
          </table:table-cell>
          <table:table-cell table:style-name="ce12" office:value-type="string">
            <text:p>J'ai compris, vous êtes un moine tibétain qui a fait vœu de silence.</text:p>
          </table:table-cell>
          <table:table-cell table:number-columns-repeated="2" office:value-type="string">
            <text:p>...</text:p>
          </table:table-cell>
          <table:table-cell table:number-columns-repeated="1019"/>
        </table:table-row>
        <table:table-row table:style-name="ro6">
          <table:table-cell office:value-type="string">
            <text:p>dialog_barista</text:p>
          </table:table-cell>
          <table:table-cell office:value-type="string">
            <text:p>I got it, you're a Tibetan monk under a vow of silence.</text:p>
          </table:table-cell>
          <table:table-cell table:style-name="ce12" office:value-type="string">
            <text:p>J'ai compris, vous êtes un moine tibétain qui a fait vœu de silence.</text:p>
          </table:table-cell>
          <table:table-cell office:value-type="string">
            <text:p>Dammit, I was sure I was right this time.</text:p>
          </table:table-cell>
          <table:table-cell office:value-type="string">
            <text:p>Merde, j'étais sûr d'avoir raison cette fois.</text:p>
          </table:table-cell>
          <table:table-cell table:number-columns-repeated="1019"/>
        </table:table-row>
        <table:table-row table:style-name="ro1">
          <table:table-cell table:number-columns-repeated="1024"/>
        </table:table-row>
        <table:table-row table:style-name="ro4">
          <table:table-cell office:value-type="string">
            <text:p>dialog_barista</text:p>
          </table:table-cell>
          <table:table-cell office:value-type="string">
            <text:p>Were you one of the Queen's guards?</text:p>
          </table:table-cell>
          <table:table-cell table:style-name="ce12" office:value-type="string">
            <text:p>Étiez-vous l'un des gardiens de la Reine ?</text:p>
          </table:table-cell>
          <table:table-cell office:value-type="string">
            <text:p>Were you one of the Queen's guards?</text:p>
          </table:table-cell>
          <table:table-cell table:style-name="ce6" office:value-type="string">
            <text:p>Étiez-vous l'un des gardiens de la Reine ?</text:p>
          </table:table-cell>
          <table:table-cell table:number-columns-repeated="1019"/>
        </table:table-row>
        <table:table-row table:style-name="ro4">
          <table:table-cell office:value-type="string">
            <text:p>dialog_barista</text:p>
          </table:table-cell>
          <table:table-cell office:value-type="string">
            <text:p>Were you one of the Queen's guards?</text:p>
          </table:table-cell>
          <table:table-cell table:style-name="ce12" office:value-type="string">
            <text:p>Étiez-vous l'un des gardiens de la Reine ?</text:p>
          </table:table-cell>
          <table:table-cell table:number-columns-repeated="2" office:value-type="string">
            <text:p>...</text:p>
          </table:table-cell>
          <table:table-cell table:number-columns-repeated="1019"/>
        </table:table-row>
        <table:table-row table:style-name="ro4">
          <table:table-cell office:value-type="string">
            <text:p>dialog_barista</text:p>
          </table:table-cell>
          <table:table-cell office:value-type="string">
            <text:p>Were you one of the Queen's guards?</text:p>
          </table:table-cell>
          <table:table-cell table:style-name="ce12" office:value-type="string">
            <text:p>Étiez-vous l'un des gardiens de la Reine ?</text:p>
          </table:table-cell>
          <table:table-cell office:value-type="string">
            <text:p>You won't confirm or deny it, I understand.</text:p>
          </table:table-cell>
          <table:table-cell office:value-type="string">
            <text:p>Vous ne pouvez ni le confirmer, ni le nier, je comprends.</text:p>
          </table:table-cell>
          <table:table-cell table:number-columns-repeated="1019"/>
        </table:table-row>
        <table:table-row table:style-name="ro1">
          <table:table-cell table:number-columns-repeated="1024"/>
        </table:table-row>
        <table:table-row table:style-name="ro6">
          <table:table-cell office:value-type="string">
            <text:p>dialog_barista</text:p>
          </table:table-cell>
          <table:table-cell office:value-type="string">
            <text:p>Has anyone ever told you you're really good at listening?</text:p>
          </table:table-cell>
          <table:table-cell table:style-name="ce12" office:value-type="string">
            <text:p>On vous a déjà dit que vous aviez un don pour écouter les gens ?</text:p>
          </table:table-cell>
          <table:table-cell office:value-type="string">
            <text:p>Has anyone ever told you you're really good at listening?</text:p>
          </table:table-cell>
          <table:table-cell table:style-name="ce6" office:value-type="string">
            <text:p>On vous a déjà dit que vous aviez un don pour écouter les gens ?</text:p>
          </table:table-cell>
          <table:table-cell table:number-columns-repeated="1019"/>
        </table:table-row>
        <table:table-row table:style-name="ro6">
          <table:table-cell office:value-type="string">
            <text:p>dialog_barista</text:p>
          </table:table-cell>
          <table:table-cell office:value-type="string">
            <text:p>Has anyone ever told you you're really good at listening?</text:p>
          </table:table-cell>
          <table:table-cell table:style-name="ce12" office:value-type="string">
            <text:p>On vous a déjà dit que vous aviez un don pour écouter les gens ?</text:p>
          </table:table-cell>
          <table:table-cell office:value-type="string">
            <text:p>...</text:p>
          </table:table-cell>
          <table:table-cell table:style-name="ce13" office:value-type="string">
            <text:p>...</text:p>
          </table:table-cell>
          <table:table-cell table:number-columns-repeated="1019"/>
        </table:table-row>
        <table:table-row table:style-name="ro6">
          <table:table-cell office:value-type="string">
            <text:p>dialog_barista</text:p>
          </table:table-cell>
          <table:table-cell office:value-type="string">
            <text:p>Has anyone ever told you you're really good at listening?</text:p>
          </table:table-cell>
          <table:table-cell table:style-name="ce12" office:value-type="string">
            <text:p>On vous a déjà dit que vous aviez un don pour écouter les gens ?</text:p>
          </table:table-cell>
          <table:table-cell office:value-type="string">
            <text:p>Seriously, don't be so modest.</text:p>
          </table:table-cell>
          <table:table-cell office:value-type="string">
            <text:p>Sérieusement, ne soyez pas si modeste.</text:p>
          </table:table-cell>
          <table:table-cell table:number-columns-repeated="1019"/>
        </table:table-row>
        <table:table-row table:style-name="ro1">
          <table:table-cell table:number-columns-repeated="1024"/>
        </table:table-row>
        <table:table-row table:style-name="ro6">
          <table:table-cell office:value-type="string">
            <text:p>dialog_barista</text:p>
          </table:table-cell>
          <table:table-cell table:style-name="ce12" office:value-type="string">
            <text:p>I better go.</text:p>
          </table:table-cell>
          <table:table-cell table:style-name="ce12" office:value-type="string">
            <text:p>Je ferais mieux d'y aller.</text:p>
          </table:table-cell>
          <table:table-cell table:style-name="ce12" office:value-type="string">
            <text:p>I would stay and chat with you for hours, but I wouldn't presume to impose upon your time.</text:p>
          </table:table-cell>
          <table:table-cell office:value-type="string">
            <text:p>Je pourrais discuter avec vous pendant des heures, mais je ne voudrais pas vous faire perdre votre temps.</text:p>
          </table:table-cell>
          <table:table-cell table:number-columns-repeated="1019"/>
        </table:table-row>
        <table:table-row table:style-name="ro1">
          <table:table-cell table:number-columns-repeated="1024"/>
        </table:table-row>
        <table:table-row table:style-name="ro4">
          <table:table-cell office:value-type="string">
            <text:p>dialog_cieco</text:p>
          </table:table-cell>
          <table:table-cell office:value-type="string">
            <text:p>What are you doing, exactly?</text:p>
          </table:table-cell>
          <table:table-cell table:style-name="ce12" office:value-type="string">
            <text:p>Que faites-vous exactement ?</text:p>
          </table:table-cell>
          <table:table-cell office:value-type="string">
            <text:p>What are you doing, exactly?</text:p>
          </table:table-cell>
          <table:table-cell office:value-type="string">
            <text:p>Que faites-vous exactement ?</text:p>
          </table:table-cell>
          <table:table-cell table:number-columns-repeated="1019"/>
        </table:table-row>
        <table:table-row table:style-name="ro4">
          <table:table-cell office:value-type="string">
            <text:p>dialog_cieco</text:p>
          </table:table-cell>
          <table:table-cell office:value-type="string">
            <text:p>What are you doing, exactly?</text:p>
          </table:table-cell>
          <table:table-cell table:style-name="ce12" office:value-type="string">
            <text:p>Que faites-vous exactement ?</text:p>
          </table:table-cell>
          <table:table-cell office:value-type="string">
            <text:p>I'm working! Unlike all those incompetent slackers.</text:p>
          </table:table-cell>
          <table:table-cell office:value-type="string">
            <text:p>Je travaille ! Contrairement à tous ces flemmards incompétents.</text:p>
          </table:table-cell>
          <table:table-cell table:number-columns-repeated="1019"/>
        </table:table-row>
        <table:table-row table:style-name="ro4">
          <table:table-cell office:value-type="string">
            <text:p>dialog_cieco</text:p>
          </table:table-cell>
          <table:table-cell office:value-type="string">
            <text:p>What are you doing, exactly?</text:p>
          </table:table-cell>
          <table:table-cell table:style-name="ce12" office:value-type="string">
            <text:p>Que faites-vous exactement ?</text:p>
          </table:table-cell>
          <table:table-cell office:value-type="string">
            <text:p>But you are... blind.</text:p>
          </table:table-cell>
          <table:table-cell office:value-type="string">
            <text:p>Mais vous êtes... aveugle.</text:p>
          </table:table-cell>
          <table:table-cell table:number-columns-repeated="1019"/>
        </table:table-row>
        <table:table-row table:style-name="ro4">
          <table:table-cell office:value-type="string">
            <text:p>dialog_cieco</text:p>
          </table:table-cell>
          <table:table-cell office:value-type="string">
            <text:p>What are you doing, exactly?</text:p>
          </table:table-cell>
          <table:table-cell table:style-name="ce12" office:value-type="string">
            <text:p>Que faites-vous exactement ?</text:p>
          </table:table-cell>
          <table:table-cell office:value-type="string">
            <text:p>Not at all, I can see perfectly. I don't need anyone's help.</text:p>
          </table:table-cell>
          <table:table-cell office:value-type="string">
            <text:p>Pas du tout, je vois parfaitement bien. Je n'ai besoin de l'aide de personne.</text:p>
          </table:table-cell>
          <table:table-cell table:number-columns-repeated="1019"/>
        </table:table-row>
        <table:table-row table:style-name="ro4">
          <table:table-cell office:value-type="string">
            <text:p>dialog_cieco</text:p>
          </table:table-cell>
          <table:table-cell office:value-type="string">
            <text:p>What are you doing, exactly?</text:p>
          </table:table-cell>
          <table:table-cell table:style-name="ce12" office:value-type="string">
            <text:p>Que faites-vous exactement ?</text:p>
          </table:table-cell>
          <table:table-cell office:value-type="string">
            <text:p>Which number am I making with my fingers?</text:p>
          </table:table-cell>
          <table:table-cell office:value-type="string">
            <text:p>Combien j'ai de doigts ?</text:p>
          </table:table-cell>
          <table:table-cell table:number-columns-repeated="1019"/>
        </table:table-row>
        <table:table-row table:style-name="ro4">
          <table:table-cell office:value-type="string">
            <text:p>dialog_cieco</text:p>
          </table:table-cell>
          <table:table-cell office:value-type="string">
            <text:p>What are you doing, exactly?</text:p>
          </table:table-cell>
          <table:table-cell table:style-name="ce12" office:value-type="string">
            <text:p>Que faites-vous exactement ?</text:p>
          </table:table-cell>
          <table:table-cell office:value-type="string">
            <text:p>Four.</text:p>
          </table:table-cell>
          <table:table-cell office:value-type="string">
            <text:p>Quatre.</text:p>
          </table:table-cell>
          <table:table-cell table:number-columns-repeated="1019"/>
        </table:table-row>
        <table:table-row table:style-name="ro4">
          <table:table-cell office:value-type="string">
            <text:p>dialog_cieco</text:p>
          </table:table-cell>
          <table:table-cell office:value-type="string">
            <text:p>What are you doing, exactly?</text:p>
          </table:table-cell>
          <table:table-cell table:style-name="ce12" office:value-type="string">
            <text:p>Que faites-vous exactement ?</text:p>
          </table:table-cell>
          <table:table-cell office:value-type="string">
            <text:p>Ok, at least now we know we're not dealing with one more fake cripple.</text:p>
          </table:table-cell>
          <table:table-cell office:value-type="string">
            <text:p>Ok, au moins nous n'avons pas affaire à un faux infirme.</text:p>
          </table:table-cell>
          <table:table-cell table:number-columns-repeated="1019"/>
        </table:table-row>
        <table:table-row table:style-name="ro1">
          <table:table-cell table:number-columns-repeated="1024"/>
        </table:table-row>
        <table:table-row table:style-name="ro6">
          <table:table-cell office:value-type="string">
            <text:p>dialog_cieco</text:p>
          </table:table-cell>
          <table:table-cell office:value-type="string">
            <text:p>You really have strange taste when it comes to clothing.</text:p>
          </table:table-cell>
          <table:table-cell table:style-name="ce12" office:value-type="string">
            <text:p>Vous avez vraiment un goût étrange quand il s'agit de vêtements.</text:p>
          </table:table-cell>
          <table:table-cell office:value-type="string">
            <text:p>You really have strange taste when it comes to clothing.</text:p>
          </table:table-cell>
          <table:table-cell table:style-name="ce6" office:value-type="string">
            <text:p>Vous avez vraiment un goût étrange en matière de vêtements.</text:p>
          </table:table-cell>
          <table:table-cell table:number-columns-repeated="1019"/>
        </table:table-row>
        <table:table-row table:style-name="ro6">
          <table:table-cell office:value-type="string">
            <text:p>dialog_cieco</text:p>
          </table:table-cell>
          <table:table-cell office:value-type="string">
            <text:p>You really have strange taste when it comes to clothing.</text:p>
          </table:table-cell>
          <table:table-cell table:style-name="ce12" office:value-type="string">
            <text:p>Vous avez vraiment un goût étrange quand il s'agit de vêtements.</text:p>
          </table:table-cell>
          <table:table-cell office:value-type="string">
            <text:p>Brown and black are absolutely classic, boy. Timeless. </text:p>
          </table:table-cell>
          <table:table-cell office:value-type="string">
            <text:p>Le brun et le noir sont tout à fait classiques, mon garçon. Intemporel.</text:p>
          </table:table-cell>
          <table:table-cell table:number-columns-repeated="1019"/>
        </table:table-row>
        <table:table-row table:style-name="ro6">
          <table:table-cell office:value-type="string">
            <text:p>dialog_cieco</text:p>
          </table:table-cell>
          <table:table-cell office:value-type="string">
            <text:p>You really have strange taste when it comes to clothing.</text:p>
          </table:table-cell>
          <table:table-cell table:style-name="ce12" office:value-type="string">
            <text:p>Vous avez vraiment un goût étrange quand il s'agit de vêtements.</text:p>
          </table:table-cell>
          <table:table-cell office:value-type="string">
            <text:p>But actually, you...</text:p>
          </table:table-cell>
          <table:table-cell office:value-type="string">
            <text:p>Mais en fait, vous...</text:p>
          </table:table-cell>
          <table:table-cell table:number-columns-repeated="1019"/>
        </table:table-row>
        <table:table-row table:style-name="ro6">
          <table:table-cell office:value-type="string">
            <text:p>dialog_cieco</text:p>
          </table:table-cell>
          <table:table-cell office:value-type="string">
            <text:p>You really have strange taste when it comes to clothing.</text:p>
          </table:table-cell>
          <table:table-cell table:style-name="ce12" office:value-type="string">
            <text:p>Vous avez vraiment un goût étrange quand il s'agit de vêtements.</text:p>
          </table:table-cell>
          <table:table-cell office:value-type="string">
            <text:p>You young people today don't understand a thing.</text:p>
          </table:table-cell>
          <table:table-cell office:value-type="string">
            <text:p>Vous les jeunes d'aujourd'hui, vous ne comprenez rien.</text:p>
          </table:table-cell>
          <table:table-cell table:number-columns-repeated="1019"/>
        </table:table-row>
        <table:table-row table:style-name="ro6">
          <table:table-cell office:value-type="string">
            <text:p>dialog_cieco</text:p>
          </table:table-cell>
          <table:table-cell office:value-type="string">
            <text:p>You really have strange taste when it comes to clothing.</text:p>
          </table:table-cell>
          <table:table-cell table:style-name="ce12" office:value-type="string">
            <text:p>Vous avez vraiment un goût étrange quand il s'agit de vêtements.</text:p>
          </table:table-cell>
          <table:table-cell office:value-type="string">
            <text:p>Go back to your hipster flaps and pursue living in bad taste.</text:p>
          </table:table-cell>
          <table:table-cell office:value-type="string">
            <text:p>Retournez à vos barbes de hipster et continuez à vivre dans le mauvais goût.</text:p>
          </table:table-cell>
          <table:table-cell table:number-columns-repeated="1019"/>
        </table:table-row>
        <table:table-row table:style-name="ro1">
          <table:table-cell table:number-columns-repeated="1024"/>
        </table:table-row>
        <table:table-row table:style-name="ro6">
          <table:table-cell office:value-type="string">
            <text:p>dialog_cieco</text:p>
          </table:table-cell>
          <table:table-cell office:value-type="string">
            <text:p>Your tenacity is very impressive. So, do you ever stop?</text:p>
          </table:table-cell>
          <table:table-cell table:style-name="ce12" office:value-type="string">
            <text:p>Votre ténacité est très impressionnante. Vous ne vous arrêtez jamais ?</text:p>
          </table:table-cell>
          <table:table-cell office:value-type="string">
            <text:p>Your tenacity is very impressive. So, do you ever stop?</text:p>
          </table:table-cell>
          <table:table-cell table:style-name="ce6" office:value-type="string">
            <text:p>Votre ténacité est très impressionnante. Vous ne vous arrêtez jamais ?</text:p>
          </table:table-cell>
          <table:table-cell table:number-columns-repeated="1019"/>
        </table:table-row>
        <table:table-row table:style-name="ro6">
          <table:table-cell office:value-type="string">
            <text:p>dialog_cieco</text:p>
          </table:table-cell>
          <table:table-cell office:value-type="string">
            <text:p>Your tenacity is very impressive. So, do you ever stop?</text:p>
          </table:table-cell>
          <table:table-cell table:style-name="ce12" office:value-type="string">
            <text:p>Votre ténacité est très impressionnante. Vous ne vous arrêtez jamais ?</text:p>
          </table:table-cell>
          <table:table-cell office:value-type="string">
            <text:p>We need someone who keeps everybody up. I can't afford to rest.</text:p>
          </table:table-cell>
          <table:table-cell office:value-type="string">
            <text:p>Il faut bien que quelqu'un surveille tout ce petit monde. Je ne peux pas me permettre de me reposer.</text:p>
          </table:table-cell>
          <table:table-cell table:number-columns-repeated="1019"/>
        </table:table-row>
        <table:table-row table:style-name="ro6">
          <table:table-cell office:value-type="string">
            <text:p>dialog_cieco</text:p>
          </table:table-cell>
          <table:table-cell office:value-type="string">
            <text:p>Your tenacity is very impressive. So, do you ever stop?</text:p>
          </table:table-cell>
          <table:table-cell table:style-name="ce12" office:value-type="string">
            <text:p>Votre ténacité est très impressionnante. Vous ne vous arrêtez jamais ?</text:p>
          </table:table-cell>
          <table:table-cell office:value-type="string">
            <text:p>It's hard work, but someone has to do it.</text:p>
          </table:table-cell>
          <table:table-cell office:value-type="string">
            <text:p>C'est un travail difficile, mais quelqu'un doit le faire.</text:p>
          </table:table-cell>
          <table:table-cell table:number-columns-repeated="1019"/>
        </table:table-row>
        <table:table-row table:style-name="ro6">
          <table:table-cell office:value-type="string">
            <text:p>dialog_cieco</text:p>
          </table:table-cell>
          <table:table-cell office:value-type="string">
            <text:p>Your tenacity is very impressive. So, do you ever stop?</text:p>
          </table:table-cell>
          <table:table-cell table:style-name="ce12" office:value-type="string">
            <text:p>Votre ténacité est très impressionnante. Vous ne vous arrêtez jamais ?</text:p>
          </table:table-cell>
          <table:table-cell office:value-type="string">
            <text:p>And when, for example, you need to go to the toilet?</text:p>
          </table:table-cell>
          <table:table-cell office:value-type="string">
            <text:p>Et quand, par exemple... vous devez aller aux toilettes ?</text:p>
          </table:table-cell>
          <table:table-cell table:number-columns-repeated="1019"/>
        </table:table-row>
        <table:table-row table:style-name="ro6">
          <table:table-cell office:value-type="string">
            <text:p>dialog_cieco</text:p>
          </table:table-cell>
          <table:table-cell office:value-type="string">
            <text:p>Your tenacity is very impressive. So, do you ever stop?</text:p>
          </table:table-cell>
          <table:table-cell table:style-name="ce12" office:value-type="string">
            <text:p>Votre ténacité est très impressionnante. Vous ne vous arrêtez jamais ?</text:p>
          </table:table-cell>
          <table:table-cell office:value-type="string">
            <text:p>I always carry my traveling catheter for emergencies.</text:p>
          </table:table-cell>
          <table:table-cell office:value-type="string">
            <text:p>Je porte toujours mon cathéter de voyage en cas d'urgences.</text:p>
          </table:table-cell>
          <table:table-cell table:number-columns-repeated="1019"/>
        </table:table-row>
        <table:table-row table:style-name="ro1">
          <table:table-cell table:number-columns-repeated="1024"/>
        </table:table-row>
        <table:table-row table:style-name="ro3">
          <table:table-cell office:value-type="string">
            <text:p>dialog_cieco</text:p>
          </table:table-cell>
          <table:table-cell office:value-type="string">
            <text:p>I really need to go.</text:p>
          </table:table-cell>
          <table:table-cell table:style-name="ce13" office:value-type="string">
            <text:p>Je dois vraiment y aller.</text:p>
          </table:table-cell>
          <table:table-cell office:value-type="string">
            <text:p>I really need to go.</text:p>
          </table:table-cell>
          <table:table-cell table:style-name="ce13" office:value-type="string">
            <text:p>Je dois vraiment y aller.</text:p>
          </table:table-cell>
          <table:table-cell table:number-columns-repeated="1019"/>
        </table:table-row>
        <table:table-row table:style-name="ro3">
          <table:table-cell office:value-type="string">
            <text:p>dialog_cieco</text:p>
          </table:table-cell>
          <table:table-cell office:value-type="string">
            <text:p>I really need to go.</text:p>
          </table:table-cell>
          <table:table-cell table:style-name="ce13" office:value-type="string">
            <text:p>Je dois vraiment y aller.</text:p>
          </table:table-cell>
          <table:table-cell office:value-type="string">
            <text:p>I'll... see you around, boy.</text:p>
          </table:table-cell>
          <table:table-cell table:style-name="ce13" office:value-type="string">
            <text:p>À plus tard, mon garçon.</text:p>
          </table:table-cell>
          <table:table-cell table:number-columns-repeated="1019"/>
        </table:table-row>
        <table:table-row table:style-name="ro1">
          <table:table-cell table:number-columns-repeated="1024"/>
        </table:table-row>
        <table:table-row table:style-name="ro4">
          <table:table-cell office:value-type="string">
            <text:p>dialog_coccodrillo</text:p>
          </table:table-cell>
          <table:table-cell office:value-type="string">
            <text:p>Please, don't eat me!</text:p>
          </table:table-cell>
          <table:table-cell table:style-name="ce12" office:value-type="string">
            <text:p>Je vous en prie, ne me mangez pas !</text:p>
          </table:table-cell>
          <table:table-cell office:value-type="string">
            <text:p>Please, don't eat me!</text:p>
          </table:table-cell>
          <table:table-cell table:style-name="ce6" office:value-type="string">
            <text:p>Je vous en prie, ne me mangez pas !</text:p>
          </table:table-cell>
          <table:table-cell table:number-columns-repeated="1019"/>
        </table:table-row>
        <table:table-row table:style-name="ro4">
          <table:table-cell office:value-type="string">
            <text:p>dialog_coccodrillo</text:p>
          </table:table-cell>
          <table:table-cell office:value-type="string">
            <text:p>Please, don't eat me!</text:p>
          </table:table-cell>
          <table:table-cell table:style-name="ce12" office:value-type="string">
            <text:p>Je vous en prie, ne me mangez pas !</text:p>
          </table:table-cell>
          <table:table-cell office:value-type="string">
            <text:p>As skinny as you are, you wouldn't even be useful for chicken stock.</text:p>
          </table:table-cell>
          <table:table-cell office:value-type="string">
            <text:p>Tu n'as que la peau sur les os, enfin tu n'as même plus de peau. </text:p>
          </table:table-cell>
          <table:table-cell table:number-columns-repeated="1019"/>
        </table:table-row>
        <table:table-row table:style-name="ro4">
          <table:table-cell office:value-type="string">
            <text:p>dialog_coccodrillo</text:p>
          </table:table-cell>
          <table:table-cell office:value-type="string">
            <text:p>Please, don't eat me!</text:p>
          </table:table-cell>
          <table:table-cell table:style-name="ce12" office:value-type="string">
            <text:p>Je vous en prie, ne me mangez pas !</text:p>
          </table:table-cell>
          <table:table-cell office:value-type="string">
            <text:p>Hey, excuse me if I care about my figure.</text:p>
          </table:table-cell>
          <table:table-cell office:value-type="string">
            <text:p>Excusez-moi si je me soucie de ma silhouette.</text:p>
          </table:table-cell>
          <table:table-cell table:number-columns-repeated="1019"/>
        </table:table-row>
        <table:table-row table:style-name="ro1">
          <table:table-cell table:number-columns-repeated="1024"/>
        </table:table-row>
        <table:table-row table:style-name="ro6">
          <table:table-cell office:value-type="string">
            <text:p>dialog_coccodrillo</text:p>
          </table:table-cell>
          <table:table-cell office:value-type="string">
            <text:p>You don't look too good. How are you?</text:p>
          </table:table-cell>
          <table:table-cell table:style-name="ce12" office:value-type="string">
            <text:p>Vous n'avez pas l'air bien. Comment allez-vous ?</text:p>
          </table:table-cell>
          <table:table-cell office:value-type="string">
            <text:p>You don't look too good. How are you?</text:p>
          </table:table-cell>
          <table:table-cell table:style-name="ce6" office:value-type="string">
            <text:p>Vous n'avez pas l'air bien. Qui y'a-t-il ?</text:p>
          </table:table-cell>
          <table:table-cell table:number-columns-repeated="1019"/>
        </table:table-row>
        <table:table-row table:style-name="ro6">
          <table:table-cell office:value-type="string">
            <text:p>dialog_coccodrillo</text:p>
          </table:table-cell>
          <table:table-cell office:value-type="string">
            <text:p>You don't look too good. How are you?</text:p>
          </table:table-cell>
          <table:table-cell table:style-name="ce12" office:value-type="string">
            <text:p>Vous n'avez pas l'air bien. Comment allez-vous ?</text:p>
          </table:table-cell>
          <table:table-cell office:value-type="string">
            <text:p>I have an unbearable pain in my tooth.</text:p>
          </table:table-cell>
          <table:table-cell office:value-type="string">
            <text:p>Une douleur insupportable à une dent.</text:p>
          </table:table-cell>
          <table:table-cell table:number-columns-repeated="1019"/>
        </table:table-row>
        <table:table-row table:style-name="ro6">
          <table:table-cell office:value-type="string">
            <text:p>dialog_coccodrillo</text:p>
          </table:table-cell>
          <table:table-cell office:value-type="string">
            <text:p>You don't look too good. How are you?</text:p>
          </table:table-cell>
          <table:table-cell table:style-name="ce12" office:value-type="string">
            <text:p>Vous n'avez pas l'air bien. Comment allez-vous ?</text:p>
          </table:table-cell>
          <table:table-cell office:value-type="string">
            <text:p>Something must be stuck in it. Would you like to take a look at it?</text:p>
          </table:table-cell>
          <table:table-cell office:value-type="string">
            <text:p>Quelque chose doit être coincé. Tu veux bien l'examiner ?</text:p>
          </table:table-cell>
          <table:table-cell table:number-columns-repeated="1019"/>
        </table:table-row>
        <table:table-row table:style-name="ro6">
          <table:table-cell office:value-type="string">
            <text:p>dialog_coccodrillo</text:p>
          </table:table-cell>
          <table:table-cell office:value-type="string">
            <text:p>You don't look too good. How are you?</text:p>
          </table:table-cell>
          <table:table-cell table:style-name="ce12" office:value-type="string">
            <text:p>Vous n'avez pas l'air bien. Comment allez-vous ?</text:p>
          </table:table-cell>
          <table:table-cell office:value-type="string">
            <text:p>*gulp*</text:p>
          </table:table-cell>
          <table:table-cell office:value-type="string">
            <text:p>*gloups*</text:p>
          </table:table-cell>
          <table:table-cell table:number-columns-repeated="1019"/>
        </table:table-row>
        <table:table-row table:style-name="ro6">
          <table:table-cell office:value-type="string">
            <text:p>dialog_coccodrillo</text:p>
          </table:table-cell>
          <table:table-cell office:value-type="string">
            <text:p>You don't look too good. How are you?</text:p>
          </table:table-cell>
          <table:table-cell table:style-name="ce12" office:value-type="string">
            <text:p>Vous n'avez pas l'air bien. Comment allez-vous ?</text:p>
          </table:table-cell>
          <table:table-cell office:value-type="string">
            <text:p>Fine, t-that's ok.</text:p>
          </table:table-cell>
          <table:table-cell office:value-type="string">
            <text:p>Ok, s-si vous voulez.</text:p>
          </table:table-cell>
          <table:table-cell table:number-columns-repeated="1019"/>
        </table:table-row>
        <table:table-row table:style-name="ro6">
          <table:table-cell office:value-type="string">
            <text:p>dialog_coccodrillo</text:p>
          </table:table-cell>
          <table:table-cell office:value-type="string">
            <text:p>You don't look too good. How are you?</text:p>
          </table:table-cell>
          <table:table-cell table:style-name="ce12" office:value-type="string">
            <text:p>Vous n'avez pas l'air bien. Comment allez-vous ?</text:p>
          </table:table-cell>
          <table:table-cell office:value-type="string">
            <text:p>There's something in there indeed, but I don't think I can remove it with my bare hands.</text:p>
          </table:table-cell>
          <table:table-cell office:value-type="string">
            <text:p>Il y a quelque chose là-dedans, mais je ne pense pas pouvoir le retirer à mains nues.</text:p>
          </table:table-cell>
          <table:table-cell table:number-columns-repeated="1019"/>
        </table:table-row>
        <table:table-row table:style-name="ro1">
          <table:table-cell table:number-columns-repeated="1024"/>
        </table:table-row>
        <table:table-row table:style-name="ro6">
          <table:table-cell office:value-type="string">
            <text:p>dialog_coccodrillo</text:p>
          </table:table-cell>
          <table:table-cell office:value-type="string">
            <text:p>I'm sure you're a really nice guy at heart, right? </text:p>
          </table:table-cell>
          <table:table-cell table:style-name="ce12" office:value-type="string">
            <text:p>Je suis sûr qu'au fond vous êtes quelqu'un de gentil, non ?</text:p>
          </table:table-cell>
          <table:table-cell office:value-type="string">
            <text:p>I'm sure you're a really nice guy at heart... right? </text:p>
          </table:table-cell>
          <table:table-cell table:style-name="ce6" office:value-type="string">
            <text:p>Je suis sûr qu'au fond vous êtes quelqu'un de gentil, non ?</text:p>
          </table:table-cell>
          <table:table-cell table:number-columns-repeated="1019"/>
        </table:table-row>
        <table:table-row table:style-name="ro6">
          <table:table-cell office:value-type="string">
            <text:p>dialog_coccodrillo</text:p>
          </table:table-cell>
          <table:table-cell office:value-type="string">
            <text:p>I'm sure you're a really nice guy at heart, right? </text:p>
          </table:table-cell>
          <table:table-cell table:style-name="ce12" office:value-type="string">
            <text:p>Je suis sûr qu'au fond vous êtes quelqu'un de gentil, non ?</text:p>
          </table:table-cell>
          <table:table-cell office:value-type="string">
            <text:p>Actually, I just escaped from a maximum security prison for reptiles.</text:p>
          </table:table-cell>
          <table:table-cell office:value-type="string">
            <text:p>En fait, je viens de m'échapper d'une prison de haute sécurité pour reptiles.</text:p>
          </table:table-cell>
          <table:table-cell table:number-columns-repeated="1019"/>
        </table:table-row>
        <table:table-row table:style-name="ro6">
          <table:table-cell office:value-type="string">
            <text:p>dialog_coccodrillo</text:p>
          </table:table-cell>
          <table:table-cell office:value-type="string">
            <text:p>I'm sure you're a really nice guy at heart, right? </text:p>
          </table:table-cell>
          <table:table-cell table:style-name="ce12" office:value-type="string">
            <text:p>Je suis sûr qu'au fond vous êtes quelqu'un de gentil, non ?</text:p>
          </table:table-cell>
          <table:table-cell office:value-type="string">
            <text:p>I was locked up because I slit the throats of my neighbours with a fishbone.</text:p>
          </table:table-cell>
          <table:table-cell office:value-type="string">
            <text:p>J'ai été enfermé pour avoir égorgé mes voisins avec une arête de poisson.</text:p>
          </table:table-cell>
          <table:table-cell table:number-columns-repeated="1019"/>
        </table:table-row>
        <table:table-row table:style-name="ro6">
          <table:table-cell office:value-type="string">
            <text:p>dialog_coccodrillo</text:p>
          </table:table-cell>
          <table:table-cell office:value-type="string">
            <text:p>I'm sure you're a really nice guy at heart, right? </text:p>
          </table:table-cell>
          <table:table-cell table:style-name="ce12" office:value-type="string">
            <text:p>Je suis sûr qu'au fond vous êtes quelqu'un de gentil, non ?</text:p>
          </table:table-cell>
          <table:table-cell office:value-type="string">
            <text:p>They were too loud... and I couldn't sleep.</text:p>
          </table:table-cell>
          <table:table-cell office:value-type="string">
            <text:p>Ils étaient trop bruyants et je ne pouvais pas dormir.</text:p>
          </table:table-cell>
          <table:table-cell table:number-columns-repeated="1019"/>
        </table:table-row>
        <table:table-row table:style-name="ro6">
          <table:table-cell office:value-type="string">
            <text:p>dialog_coccodrillo</text:p>
          </table:table-cell>
          <table:table-cell office:value-type="string">
            <text:p>I'm sure you're a really nice guy at heart, right? </text:p>
          </table:table-cell>
          <table:table-cell table:style-name="ce12" office:value-type="string">
            <text:p>Je suis sûr qu'au fond vous êtes quelqu'un de gentil, non ?</text:p>
          </table:table-cell>
          <table:table-cell office:value-type="string">
            <text:p>I promise I will never do anything to upset you.</text:p>
          </table:table-cell>
          <table:table-cell office:value-type="string">
            <text:p>Je promets que je ne ferai jamais rien pour vous déranger.</text:p>
          </table:table-cell>
          <table:table-cell table:number-columns-repeated="1019"/>
        </table:table-row>
        <table:table-row table:style-name="ro6">
          <table:table-cell office:value-type="string">
            <text:p>dialog_coccodrillo</text:p>
          </table:table-cell>
          <table:table-cell office:value-type="string">
            <text:p>I'm sure you're a really nice guy at heart, right? </text:p>
          </table:table-cell>
          <table:table-cell table:style-name="ce12" office:value-type="string">
            <text:p>Je suis sûr qu'au fond vous êtes quelqu'un de gentil, non ?</text:p>
          </table:table-cell>
          <table:table-cell office:value-type="string">
            <text:p>I'm just messing with you, stupid bag of bones.</text:p>
          </table:table-cell>
          <table:table-cell office:value-type="string">
            <text:p>Je te charrie, stupide sac d'os.</text:p>
          </table:table-cell>
          <table:table-cell table:number-columns-repeated="1019"/>
        </table:table-row>
        <table:table-row table:style-name="ro6">
          <table:table-cell office:value-type="string">
            <text:p>dialog_coccodrillo</text:p>
          </table:table-cell>
          <table:table-cell office:value-type="string">
            <text:p>I'm sure you're a really nice guy at heart, right? </text:p>
          </table:table-cell>
          <table:table-cell table:style-name="ce12" office:value-type="string">
            <text:p>Je suis sûr qu'au fond vous êtes quelqu'un de gentil, non ?</text:p>
          </table:table-cell>
          <table:table-cell office:value-type="string">
            <text:p>You're not funny at all.</text:p>
          </table:table-cell>
          <table:table-cell office:value-type="string">
            <text:p>Vous n'êtes pas drôle du tout.</text:p>
          </table:table-cell>
          <table:table-cell table:number-columns-repeated="1019"/>
        </table:table-row>
        <table:table-row table:style-name="ro1">
          <table:table-cell table:number-columns-repeated="1024"/>
        </table:table-row>
        <table:table-row table:style-name="ro3">
          <table:table-cell office:value-type="string">
            <text:p>dialog_coccodrillo</text:p>
          </table:table-cell>
          <table:table-cell office:value-type="string">
            <text:p>See you around.</text:p>
          </table:table-cell>
          <table:table-cell table:style-name="ce13" office:value-type="string">
            <text:p>À plus tard.</text:p>
          </table:table-cell>
          <table:table-cell office:value-type="string">
            <text:p>See you around.</text:p>
          </table:table-cell>
          <table:table-cell table:style-name="ce13" office:value-type="string">
            <text:p>À plus tard.</text:p>
          </table:table-cell>
          <table:table-cell table:number-columns-repeated="1019"/>
        </table:table-row>
        <table:table-row table:style-name="ro1">
          <table:table-cell table:number-columns-repeated="1024"/>
        </table:table-row>
        <table:table-row table:style-name="ro3">
          <table:table-cell office:value-type="string">
            <text:p>dialog_custode</text:p>
          </table:table-cell>
          <table:table-cell office:value-type="string">
            <text:p>How did I get here, precisely?</text:p>
          </table:table-cell>
          <table:table-cell table:style-name="ce13" office:value-type="string">
            <text:p>Comment suis-je arrivé ici exactement ?</text:p>
          </table:table-cell>
          <table:table-cell office:value-type="string">
            <text:p>How did I get here, precisely?</text:p>
          </table:table-cell>
          <table:table-cell table:style-name="ce13" office:value-type="string">
            <text:p>Comment suis-je arrivé ici exactement ?</text:p>
          </table:table-cell>
          <table:table-cell table:number-columns-repeated="1019"/>
        </table:table-row>
        <table:table-row table:style-name="ro3">
          <table:table-cell office:value-type="string">
            <text:p>dialog_custode</text:p>
          </table:table-cell>
          <table:table-cell office:value-type="string">
            <text:p>How did I get here, precisely?</text:p>
          </table:table-cell>
          <table:table-cell table:style-name="ce13" office:value-type="string">
            <text:p>Comment suis-je arrivé ici exactement ?</text:p>
          </table:table-cell>
          <table:table-cell office:value-type="string">
            <text:p>How the hell am I supposed to know?</text:p>
          </table:table-cell>
          <table:table-cell office:value-type="string">
            <text:p>Comment suis-je sensé le savoir ?</text:p>
          </table:table-cell>
          <table:table-cell table:number-columns-repeated="1019"/>
        </table:table-row>
        <table:table-row table:style-name="ro3">
          <table:table-cell office:value-type="string">
            <text:p>dialog_custode</text:p>
          </table:table-cell>
          <table:table-cell office:value-type="string">
            <text:p>How did I get here, precisely?</text:p>
          </table:table-cell>
          <table:table-cell table:style-name="ce13" office:value-type="string">
            <text:p>Comment suis-je arrivé ici exactement ?</text:p>
          </table:table-cell>
          <table:table-cell office:value-type="string">
            <text:p>Erm... no, I meant... who brought that purple wardrobe here?</text:p>
          </table:table-cell>
          <table:table-cell office:value-type="string">
            <text:p>Erf... non, je voulais dire... qui a apporté cette armoire violette ici ?</text:p>
          </table:table-cell>
          <table:table-cell table:number-columns-repeated="1019"/>
        </table:table-row>
        <table:table-row table:style-name="ro3">
          <table:table-cell office:value-type="string">
            <text:p>dialog_custode</text:p>
          </table:table-cell>
          <table:table-cell office:value-type="string">
            <text:p>How did I get here, precisely?</text:p>
          </table:table-cell>
          <table:table-cell table:style-name="ce13" office:value-type="string">
            <text:p>Comment suis-je arrivé ici exactement ?</text:p>
          </table:table-cell>
          <table:table-cell office:value-type="string">
            <text:p>Wardrobe? I thought it was a coffin.</text:p>
          </table:table-cell>
          <table:table-cell office:value-type="string">
            <text:p>Une armoire ? Je pensais que c'était un cercueil.</text:p>
          </table:table-cell>
          <table:table-cell table:number-columns-repeated="1019"/>
        </table:table-row>
        <table:table-row table:style-name="ro3">
          <table:table-cell office:value-type="string">
            <text:p>dialog_custode</text:p>
          </table:table-cell>
          <table:table-cell office:value-type="string">
            <text:p>How did I get here, precisely?</text:p>
          </table:table-cell>
          <table:table-cell table:style-name="ce13" office:value-type="string">
            <text:p>Comment suis-je arrivé ici exactement ?</text:p>
          </table:table-cell>
          <table:table-cell office:value-type="string">
            <text:p>Two guys from a moving company with a white van full of old junk.</text:p>
          </table:table-cell>
          <table:table-cell office:value-type="string">
            <text:p>Deux gars d'une compagnie de déménagement avec une fourgonnette blanche pleine de vieux trucs.</text:p>
          </table:table-cell>
          <table:table-cell table:number-columns-repeated="1019"/>
        </table:table-row>
        <table:table-row table:style-name="ro3">
          <table:table-cell office:value-type="string">
            <text:p>dialog_custode</text:p>
          </table:table-cell>
          <table:table-cell office:value-type="string">
            <text:p>How did I get here, precisely?</text:p>
          </table:table-cell>
          <table:table-cell table:style-name="ce13" office:value-type="string">
            <text:p>Comment suis-je arrivé ici exactement ?</text:p>
          </table:table-cell>
          <table:table-cell office:value-type="string">
            <text:p>Old junk?!</text:p>
          </table:table-cell>
          <table:table-cell office:value-type="string">
            <text:p>De vieux trucs ?!</text:p>
          </table:table-cell>
          <table:table-cell table:number-columns-repeated="1019"/>
        </table:table-row>
        <table:table-row table:style-name="ro1">
          <table:table-cell table:number-columns-repeated="1024"/>
        </table:table-row>
        <table:table-row table:style-name="ro3">
          <table:table-cell office:value-type="string">
            <text:p>dialog_custode</text:p>
          </table:table-cell>
          <table:table-cell office:value-type="string">
            <text:p>I need that wardrobe.</text:p>
          </table:table-cell>
          <table:table-cell table:style-name="ce13" office:value-type="string">
            <text:p>J'ai besoin de cette armoire.</text:p>
          </table:table-cell>
          <table:table-cell office:value-type="string">
            <text:p>I need that wardrobe.</text:p>
          </table:table-cell>
          <table:table-cell table:style-name="ce13" office:value-type="string">
            <text:p>J'ai besoin de cette armoire.</text:p>
          </table:table-cell>
          <table:table-cell table:number-columns-repeated="1019"/>
        </table:table-row>
        <table:table-row table:style-name="ro3">
          <table:table-cell office:value-type="string">
            <text:p>dialog_custode</text:p>
          </table:table-cell>
          <table:table-cell office:value-type="string">
            <text:p>I need that wardrobe.</text:p>
          </table:table-cell>
          <table:table-cell table:style-name="ce13" office:value-type="string">
            <text:p>J'ai besoin de cette armoire.</text:p>
          </table:table-cell>
          <table:table-cell office:value-type="string">
            <text:p>I don't live in this waste for fun. If you want something you must pay.</text:p>
          </table:table-cell>
          <table:table-cell office:value-type="string">
            <text:p>Je ne vis pas dans cette décharge pour le plaisir. Si tu veux quelque chose, tu dois le payer.</text:p>
          </table:table-cell>
          <table:table-cell table:number-columns-repeated="1019"/>
        </table:table-row>
        <table:table-row table:style-name="ro3">
          <table:table-cell office:value-type="string">
            <text:p>dialog_custode</text:p>
          </table:table-cell>
          <table:table-cell office:value-type="string">
            <text:p>I need that wardrobe.</text:p>
          </table:table-cell>
          <table:table-cell table:style-name="ce13" office:value-type="string">
            <text:p>J'ai besoin de cette armoire.</text:p>
          </table:table-cell>
          <table:table-cell office:value-type="string">
            <text:p>But I have no money. How much do you want exactly?</text:p>
          </table:table-cell>
          <table:table-cell office:value-type="string">
            <text:p>Mais je n'ai pas d'argent. Combien voulez-vous exactement ?</text:p>
          </table:table-cell>
          <table:table-cell table:number-columns-repeated="1019"/>
        </table:table-row>
        <table:table-row table:style-name="ro5">
          <table:table-cell office:value-type="string">
            <text:p>dialog_custode</text:p>
          </table:table-cell>
          <table:table-cell office:value-type="string">
            <text:p>I need that wardrobe.</text:p>
          </table:table-cell>
          <table:table-cell table:style-name="ce13" office:value-type="string">
            <text:p>J'ai besoin de cette armoire.</text:p>
          </table:table-cell>
          <table:table-cell office:value-type="string">
            <text:p>Let's settle it this way: as an exception, if you pay the crane costs, you can take the wardrobe.</text:p>
          </table:table-cell>
          <table:table-cell table:style-name="ce7" office:value-type="string">
            <text:p>Réglons les choses ainsi : à titre d'exception, si tu payes pour l'utilisation de la grue, tu peux récupérer ton armoire.</text:p>
          </table:table-cell>
          <table:table-cell table:number-columns-repeated="1019"/>
        </table:table-row>
        <table:table-row table:style-name="ro3">
          <table:table-cell office:value-type="string">
            <text:p>dialog_custode</text:p>
          </table:table-cell>
          <table:table-cell office:value-type="string">
            <text:p>I need that wardrobe.</text:p>
          </table:table-cell>
          <table:table-cell table:style-name="ce13" office:value-type="string">
            <text:p>J'ai besoin de cette armoire.</text:p>
          </table:table-cell>
          <table:table-cell office:value-type="string">
            <text:p>What if I use the crane myself without bothering you?</text:p>
          </table:table-cell>
          <table:table-cell office:value-type="string">
            <text:p>Et si j'utilise la grue moi-même sans vous déranger ?</text:p>
          </table:table-cell>
          <table:table-cell table:number-columns-repeated="1019"/>
        </table:table-row>
        <table:table-row table:style-name="ro3">
          <table:table-cell office:value-type="string">
            <text:p>dialog_custode</text:p>
          </table:table-cell>
          <table:table-cell office:value-type="string">
            <text:p>I need that wardrobe.</text:p>
          </table:table-cell>
          <table:table-cell table:style-name="ce13" office:value-type="string">
            <text:p>J'ai besoin de cette armoire.</text:p>
          </table:table-cell>
          <table:table-cell office:value-type="string">
            <text:p>And what if I use these boots to kick your ass?</text:p>
          </table:table-cell>
          <table:table-cell office:value-type="string">
            <text:p>Et si j'utilisais mon pied pour te botter le cul ?</text:p>
          </table:table-cell>
          <table:table-cell table:number-columns-repeated="1019"/>
        </table:table-row>
        <table:table-row table:style-name="ro1">
          <table:table-cell table:number-columns-repeated="1024"/>
        </table:table-row>
        <table:table-row table:style-name="ro3">
          <table:table-cell office:value-type="string">
            <text:p>dialog_custode</text:p>
          </table:table-cell>
          <table:table-cell office:value-type="string">
            <text:p>Thanks for helping me.</text:p>
          </table:table-cell>
          <table:table-cell table:style-name="ce13" office:value-type="string">
            <text:p>Merci de m'avoir aidé.</text:p>
          </table:table-cell>
          <table:table-cell office:value-type="string">
            <text:p>Thanks for helping me.</text:p>
          </table:table-cell>
          <table:table-cell table:style-name="ce13" office:value-type="string">
            <text:p>Merci de m'avoir aidé.</text:p>
          </table:table-cell>
          <table:table-cell table:number-columns-repeated="1019"/>
        </table:table-row>
        <table:table-row table:style-name="ro3">
          <table:table-cell office:value-type="string">
            <text:p>dialog_custode</text:p>
          </table:table-cell>
          <table:table-cell office:value-type="string">
            <text:p>Thanks for helping me.</text:p>
          </table:table-cell>
          <table:table-cell table:style-name="ce13" office:value-type="string">
            <text:p>Merci de m'avoir aidé.</text:p>
          </table:table-cell>
          <table:table-cell office:value-type="string">
            <text:p>Oh, don't get me wrong, I'm not interested at all in your health.</text:p>
          </table:table-cell>
          <table:table-cell office:value-type="string">
            <text:p>Oh, ne te méprends pas, ta santé ne m'intéresse pas.</text:p>
          </table:table-cell>
          <table:table-cell table:number-columns-repeated="1019"/>
        </table:table-row>
        <table:table-row table:style-name="ro3">
          <table:table-cell office:value-type="string">
            <text:p>dialog_custode</text:p>
          </table:table-cell>
          <table:table-cell office:value-type="string">
            <text:p>Thanks for helping me.</text:p>
          </table:table-cell>
          <table:table-cell table:style-name="ce13" office:value-type="string">
            <text:p>Merci de m'avoir aidé.</text:p>
          </table:table-cell>
          <table:table-cell office:value-type="string">
            <text:p>I just wanted to be sure a dead brat doesn't get in my way.</text:p>
          </table:table-cell>
          <table:table-cell office:value-type="string">
            <text:p>Je voulais juste m'assurer qu'aucun gosse mort ne se mettrait en travers de mon chemin.</text:p>
          </table:table-cell>
          <table:table-cell table:number-columns-repeated="1019"/>
        </table:table-row>
        <table:table-row table:style-name="ro3">
          <table:table-cell office:value-type="string">
            <text:p>dialog_custode</text:p>
          </table:table-cell>
          <table:table-cell office:value-type="string">
            <text:p>Thanks for helping me.</text:p>
          </table:table-cell>
          <table:table-cell table:style-name="ce13" office:value-type="string">
            <text:p>Merci de m'avoir aidé.</text:p>
          </table:table-cell>
          <table:table-cell office:value-type="string">
            <text:p>*Then you shouldn't even be talking to ME.*</text:p>
          </table:table-cell>
          <table:table-cell office:value-type="string">
            <text:p>* Vous êtes mal barré avec MOI *</text:p>
          </table:table-cell>
          <table:table-cell table:number-columns-repeated="1019"/>
        </table:table-row>
        <table:table-row table:style-name="ro3">
          <table:table-cell office:value-type="string">
            <text:p>dialog_custode</text:p>
          </table:table-cell>
          <table:table-cell office:value-type="string">
            <text:p>Thanks for helping me.</text:p>
          </table:table-cell>
          <table:table-cell table:style-name="ce13" office:value-type="string">
            <text:p>Merci de m'avoir aidé.</text:p>
          </table:table-cell>
          <table:table-cell office:value-type="string">
            <text:p>Did you say something?</text:p>
          </table:table-cell>
          <table:table-cell office:value-type="string">
            <text:p>Tu as dit quelque chose ?</text:p>
          </table:table-cell>
          <table:table-cell table:number-columns-repeated="1019"/>
        </table:table-row>
        <table:table-row table:style-name="ro3">
          <table:table-cell office:value-type="string">
            <text:p>dialog_custode</text:p>
          </table:table-cell>
          <table:table-cell office:value-type="string">
            <text:p>Thanks for helping me.</text:p>
          </table:table-cell>
          <table:table-cell table:style-name="ce13" office:value-type="string">
            <text:p>Merci de m'avoir aidé.</text:p>
          </table:table-cell>
          <table:table-cell office:value-type="string">
            <text:p>Forget it, post-traumatic ramblings.</text:p>
          </table:table-cell>
          <table:table-cell office:value-type="string">
            <text:p>Non non, divagations post-traumatiques.</text:p>
          </table:table-cell>
          <table:table-cell table:number-columns-repeated="1019"/>
        </table:table-row>
        <table:table-row table:style-name="ro1">
          <table:table-cell table:number-columns-repeated="1024"/>
        </table:table-row>
        <table:table-row table:style-name="ro3">
          <table:table-cell office:value-type="string">
            <text:p>dialog_custode</text:p>
          </table:table-cell>
          <table:table-cell office:value-type="string">
            <text:p>I see you love black magic...</text:p>
          </table:table-cell>
          <table:table-cell table:style-name="ce13" office:value-type="string">
            <text:p>Je vois que vous aimez la magie noire...</text:p>
          </table:table-cell>
          <table:table-cell office:value-type="string">
            <text:p>I see you love black magic. Are you some sort of wizard?</text:p>
          </table:table-cell>
          <table:table-cell table:style-name="ce13" office:value-type="string">
            <text:p>Je vois que vous aimez la magie noire… Vous êtes une sorte de sorcier ?</text:p>
          </table:table-cell>
          <table:table-cell table:number-columns-repeated="1019"/>
        </table:table-row>
        <table:table-row table:style-name="ro3">
          <table:table-cell office:value-type="string">
            <text:p>dialog_custode</text:p>
          </table:table-cell>
          <table:table-cell office:value-type="string">
            <text:p>I see you love black magic...</text:p>
          </table:table-cell>
          <table:table-cell table:style-name="ce13" office:value-type="string">
            <text:p>Je vois que vous aimez la magie noire...</text:p>
          </table:table-cell>
          <table:table-cell office:value-type="string">
            <text:p>I don't like that tone.</text:p>
          </table:table-cell>
          <table:table-cell office:value-type="string">
            <text:p>Je n'aime pas ce ton.</text:p>
          </table:table-cell>
          <table:table-cell table:number-columns-repeated="1019"/>
        </table:table-row>
        <table:table-row table:style-name="ro3">
          <table:table-cell office:value-type="string">
            <text:p>dialog_custode</text:p>
          </table:table-cell>
          <table:table-cell office:value-type="string">
            <text:p>I see you love black magic...</text:p>
          </table:table-cell>
          <table:table-cell table:style-name="ce13" office:value-type="string">
            <text:p>Je vois que vous aimez la magie noire...</text:p>
          </table:table-cell>
          <table:table-cell office:value-type="string">
            <text:p>Black magic is neither shallow nor vapid, it's real art!</text:p>
          </table:table-cell>
          <table:table-cell office:value-type="string">
            <text:p>La magie noire n'est ni superficielle ni banale, c'est de l'art !</text:p>
          </table:table-cell>
          <table:table-cell table:number-columns-repeated="1019"/>
        </table:table-row>
        <table:table-row table:style-name="ro3">
          <table:table-cell office:value-type="string">
            <text:p>dialog_custode</text:p>
          </table:table-cell>
          <table:table-cell office:value-type="string">
            <text:p>I see you love black magic...</text:p>
          </table:table-cell>
          <table:table-cell table:style-name="ce13" office:value-type="string">
            <text:p>Je vois que vous aimez la magie noire...</text:p>
          </table:table-cell>
          <table:table-cell office:value-type="string">
            <text:p>Of course, I didn't think for a moment it wasn't.</text:p>
          </table:table-cell>
          <table:table-cell office:value-type="string">
            <text:p>Bien sûr, je n'ai pas une seconde imaginé le contraire.</text:p>
          </table:table-cell>
          <table:table-cell table:number-columns-repeated="1019"/>
        </table:table-row>
        <table:table-row table:style-name="ro3">
          <table:table-cell office:value-type="string">
            <text:p>dialog_custode</text:p>
          </table:table-cell>
          <table:table-cell office:value-type="string">
            <text:p>I see you love black magic...</text:p>
          </table:table-cell>
          <table:table-cell table:style-name="ce13" office:value-type="string">
            <text:p>Je vois que vous aimez la magie noire...</text:p>
          </table:table-cell>
          <table:table-cell office:value-type="string">
            <text:p>And do you ever wear the pointy hat with the little stars?</text:p>
          </table:table-cell>
          <table:table-cell office:value-type="string">
            <text:p>Et vous avez déjà porté ce chapeau pointu avec des petites étoiles ?</text:p>
          </table:table-cell>
          <table:table-cell table:number-columns-repeated="1019"/>
        </table:table-row>
        <table:table-row table:style-name="ro3">
          <table:table-cell office:value-type="string">
            <text:p>dialog_custode</text:p>
          </table:table-cell>
          <table:table-cell office:value-type="string">
            <text:p>I see you love black magic...</text:p>
          </table:table-cell>
          <table:table-cell table:style-name="ce13" office:value-type="string">
            <text:p>Je vois que vous aimez la magie noire...</text:p>
          </table:table-cell>
          <table:table-cell office:value-type="string">
            <text:p>*mmmpf* At the birthday parties.</text:p>
          </table:table-cell>
          <table:table-cell office:value-type="string">
            <text:p>* Hummpf * Aux fêtes d'anniversaire.</text:p>
          </table:table-cell>
          <table:table-cell table:number-columns-repeated="1019"/>
        </table:table-row>
        <table:table-row table:style-name="ro1">
          <table:table-cell table:number-columns-repeated="1024"/>
        </table:table-row>
        <table:table-row table:style-name="ro3">
          <table:table-cell office:value-type="string">
            <text:p>dialog_custode</text:p>
          </table:table-cell>
          <table:table-cell office:value-type="string">
            <text:p>Well, aren't you tall, eh...?</text:p>
          </table:table-cell>
          <table:table-cell table:style-name="ce13" office:value-type="string">
            <text:p>Eh bien, vous n'êtes pas grand, hein...?</text:p>
          </table:table-cell>
          <table:table-cell office:value-type="string">
            <text:p>Well, aren't you tall, eh...?</text:p>
          </table:table-cell>
          <table:table-cell table:style-name="ce13" office:value-type="string">
            <text:p>Vous êtes plutôt grand, hein...?</text:p>
          </table:table-cell>
          <table:table-cell table:number-columns-repeated="1019"/>
        </table:table-row>
        <table:table-row table:style-name="ro3">
          <table:table-cell office:value-type="string">
            <text:p>dialog_custode</text:p>
          </table:table-cell>
          <table:table-cell office:value-type="string">
            <text:p>Well, aren't you tall, eh...?</text:p>
          </table:table-cell>
          <table:table-cell table:style-name="ce13" office:value-type="string">
            <text:p>Eh bien, vous n'êtes pas grand, hein...?</text:p>
          </table:table-cell>
          <table:table-cell office:value-type="string">
            <text:p>My grandpa put steroids in my baby food when I was a kid.</text:p>
          </table:table-cell>
          <table:table-cell office:value-type="string">
            <text:p>Mon grand-père mettait des stéroïdes dans ma nourriture quand j'étais enfant.</text:p>
          </table:table-cell>
          <table:table-cell table:number-columns-repeated="1019"/>
        </table:table-row>
        <table:table-row table:style-name="ro3">
          <table:table-cell office:value-type="string">
            <text:p>dialog_custode</text:p>
          </table:table-cell>
          <table:table-cell office:value-type="string">
            <text:p>Well, aren't you tall, eh...?</text:p>
          </table:table-cell>
          <table:table-cell table:style-name="ce13" office:value-type="string">
            <text:p>Eh bien, vous n'êtes pas grand, hein...?</text:p>
          </table:table-cell>
          <table:table-cell office:value-type="string">
            <text:p>Ok, this time I really put my foot in my mouth.</text:p>
          </table:table-cell>
          <table:table-cell office:value-type="string">
            <text:p>Ok, cette fois c'est vraiment très embarrassant.</text:p>
          </table:table-cell>
          <table:table-cell table:number-columns-repeated="1019"/>
        </table:table-row>
        <table:table-row table:style-name="ro3">
          <table:table-cell office:value-type="string">
            <text:p>dialog_custode</text:p>
          </table:table-cell>
          <table:table-cell office:value-type="string">
            <text:p>Well, aren't you tall, eh...?</text:p>
          </table:table-cell>
          <table:table-cell table:style-name="ce13" office:value-type="string">
            <text:p>Eh bien, vous n'êtes pas grand, hein...?</text:p>
          </table:table-cell>
          <table:table-cell office:value-type="string">
            <text:p>Hey, I meant what I said!</text:p>
          </table:table-cell>
          <table:table-cell office:value-type="string">
            <text:p>Hé, je pensais ce que j'ai dit !</text:p>
          </table:table-cell>
          <table:table-cell table:number-columns-repeated="1019"/>
        </table:table-row>
        <table:table-row table:style-name="ro1">
          <table:table-cell table:number-columns-repeated="1024"/>
        </table:table-row>
        <table:table-row table:style-name="ro3">
          <table:table-cell office:value-type="string">
            <text:p>dialog_custode</text:p>
          </table:table-cell>
          <table:table-cell office:value-type="string">
            <text:p>I better go.</text:p>
          </table:table-cell>
          <table:table-cell table:style-name="ce13" office:value-type="string">
            <text:p>Je ferais mieux d'y aller.</text:p>
          </table:table-cell>
          <table:table-cell office:value-type="string">
            <text:p>I better go. See you around.</text:p>
          </table:table-cell>
          <table:table-cell table:style-name="ce13" office:value-type="string">
            <text:p>Je ferais mieux d'y aller. À plus tard.</text:p>
          </table:table-cell>
          <table:table-cell table:number-columns-repeated="1019"/>
        </table:table-row>
        <table:table-row table:style-name="ro3">
          <table:table-cell office:value-type="string">
            <text:p>dialog_custode</text:p>
          </table:table-cell>
          <table:table-cell office:value-type="string">
            <text:p>I better go.</text:p>
          </table:table-cell>
          <table:table-cell table:style-name="ce13" office:value-type="string">
            <text:p>Je ferais mieux d'y aller.</text:p>
          </table:table-cell>
          <table:table-cell office:value-type="string">
            <text:p>Don't get into any more trouble.</text:p>
          </table:table-cell>
          <table:table-cell table:style-name="ce13" office:value-type="string">
            <text:p>Tâche de ne pas t'attirer d'ennuis.</text:p>
          </table:table-cell>
          <table:table-cell table:number-columns-repeated="1019"/>
        </table:table-row>
        <table:table-row table:style-name="ro1">
          <table:table-cell table:number-columns-repeated="1024"/>
        </table:table-row>
        <table:table-row table:style-name="ro3">
          <table:table-cell office:value-type="string">
            <text:p>dialog_diavoletto</text:p>
          </table:table-cell>
          <table:table-cell office:value-type="string">
            <text:p>Who exactly are you?</text:p>
          </table:table-cell>
          <table:table-cell table:style-name="ce13" office:value-type="string">
            <text:p>Qui êtes-vous exactement ?</text:p>
          </table:table-cell>
          <table:table-cell office:value-type="string">
            <text:p>Who exactly are you?</text:p>
          </table:table-cell>
          <table:table-cell table:style-name="ce13" office:value-type="string">
            <text:p>Qui êtes-vous exactement ?</text:p>
          </table:table-cell>
          <table:table-cell table:number-columns-repeated="1019"/>
        </table:table-row>
        <table:table-row table:style-name="ro3">
          <table:table-cell office:value-type="string">
            <text:p>dialog_diavoletto</text:p>
          </table:table-cell>
          <table:table-cell office:value-type="string">
            <text:p>Who exactly are you?</text:p>
          </table:table-cell>
          <table:table-cell table:style-name="ce13" office:value-type="string">
            <text:p>Qui êtes-vous exactement ?</text:p>
          </table:table-cell>
          <table:table-cell office:value-type="string">
            <text:p>I'm Pan, the wicked conscience of this little, miserable man.</text:p>
          </table:table-cell>
          <table:table-cell office:value-type="string">
            <text:p>Je suis Pan, la mauvaise conscience de ce misérable petit homme.</text:p>
          </table:table-cell>
          <table:table-cell table:number-columns-repeated="1019"/>
        </table:table-row>
        <table:table-row table:style-name="ro3">
          <table:table-cell office:value-type="string">
            <text:p>dialog_diavoletto</text:p>
          </table:table-cell>
          <table:table-cell office:value-type="string">
            <text:p>Who exactly are you?</text:p>
          </table:table-cell>
          <table:table-cell table:style-name="ce13" office:value-type="string">
            <text:p>Qui êtes-vous exactement ?</text:p>
          </table:table-cell>
          <table:table-cell office:value-type="string">
            <text:p>He kept me dormant inside himself for years, without listening to me.</text:p>
          </table:table-cell>
          <table:table-cell office:value-type="string">
            <text:p>Il m'a gardé endormi au plus profond de lui pendant des années, sans m'écouter.</text:p>
          </table:table-cell>
          <table:table-cell table:number-columns-repeated="1019"/>
        </table:table-row>
        <table:table-row table:style-name="ro5">
          <table:table-cell office:value-type="string">
            <text:p>dialog_diavoletto</text:p>
          </table:table-cell>
          <table:table-cell office:value-type="string">
            <text:p>Who exactly are you?</text:p>
          </table:table-cell>
          <table:table-cell table:style-name="ce13" office:value-type="string">
            <text:p>Qui êtes-vous exactement ?</text:p>
          </table:table-cell>
          <table:table-cell office:value-type="string">
            <text:p>But you know, when you insist on suppressing every frustration, you're inevitably destined to blow up, sooner or later.</text:p>
          </table:table-cell>
          <table:table-cell table:style-name="ce7" office:value-type="string">
            <text:p>Mais vous savez, à force d'essayer de réfréner vos frustrations, vous êtes inévitablement destiné à exploser tôt ou tard.</text:p>
          </table:table-cell>
          <table:table-cell table:number-columns-repeated="1019"/>
        </table:table-row>
        <table:table-row table:style-name="ro3">
          <table:table-cell office:value-type="string">
            <text:p>dialog_diavoletto</text:p>
          </table:table-cell>
          <table:table-cell office:value-type="string">
            <text:p>Who exactly are you?</text:p>
          </table:table-cell>
          <table:table-cell table:style-name="ce13" office:value-type="string">
            <text:p>Qui êtes-vous exactement ?</text:p>
          </table:table-cell>
          <table:table-cell office:value-type="string">
            <text:p>And so now *papparapa* I am in charge... hahahah!</text:p>
          </table:table-cell>
          <table:table-cell office:value-type="string">
            <text:p>Et maintenant c'est moi qui suis aux commandes...</text:p>
          </table:table-cell>
          <table:table-cell table:number-columns-repeated="1019"/>
        </table:table-row>
        <table:table-row table:style-name="ro3">
          <table:table-cell office:value-type="string">
            <text:p>dialog_diavoletto</text:p>
          </table:table-cell>
          <table:table-cell office:value-type="string">
            <text:p>Who exactly are you?</text:p>
          </table:table-cell>
          <table:table-cell table:style-name="ce13" office:value-type="string">
            <text:p>Qui êtes-vous exactement ?</text:p>
          </table:table-cell>
          <table:table-cell table:style-name="ce39" office:value-type="string">
            <text:p>gro_diavoletto_name_1</text:p>
          </table:table-cell>
          <table:table-cell office:value-type="string">
            <text:p>Pan</text:p>
          </table:table-cell>
          <table:table-cell table:number-columns-repeated="1019"/>
        </table:table-row>
        <table:table-row table:style-name="ro1">
          <table:table-cell table:number-columns-repeated="2"/>
          <table:table-cell table:style-name="ce13"/>
          <table:table-cell table:number-columns-repeated="1021"/>
        </table:table-row>
        <table:table-row table:style-name="ro5">
          <table:table-cell office:value-type="string">
            <text:p>dialog_diavoletto</text:p>
          </table:table-cell>
          <table:table-cell office:value-type="string">
            <text:p>Why does he have those wounds on his back?</text:p>
          </table:table-cell>
          <table:table-cell table:style-name="ce13" office:value-type="string">
            <text:p>Pourquoi a-t-il toutes ces blessures sur le dos ?</text:p>
          </table:table-cell>
          <table:table-cell office:value-type="string">
            <text:p>Why does he have those wounds on his back?</text:p>
          </table:table-cell>
          <table:table-cell table:style-name="ce13" office:value-type="string">
            <text:p>Pourquoi a-t-il toutes ces blessures sur le dos ?</text:p>
          </table:table-cell>
          <table:table-cell table:number-columns-repeated="1019"/>
        </table:table-row>
        <table:table-row table:style-name="ro5">
          <table:table-cell office:value-type="string">
            <text:p>dialog_diavoletto</text:p>
          </table:table-cell>
          <table:table-cell office:value-type="string">
            <text:p>Why does he have those wounds on his back?</text:p>
          </table:table-cell>
          <table:table-cell table:style-name="ce13" office:value-type="string">
            <text:p>Pourquoi a-t-il toutes ces blessures sur le dos ?</text:p>
          </table:table-cell>
          <table:table-cell office:value-type="string">
            <text:p>Soul possession brings some... well, some severely violent consequences with it.</text:p>
          </table:table-cell>
          <table:table-cell office:value-type="string">
            <text:p>La possession de l'âme entraîne avec elle des conséquences très violentes.</text:p>
          </table:table-cell>
          <table:table-cell table:number-columns-repeated="1019"/>
        </table:table-row>
        <table:table-row table:style-name="ro5">
          <table:table-cell office:value-type="string">
            <text:p>dialog_diavoletto</text:p>
          </table:table-cell>
          <table:table-cell office:value-type="string">
            <text:p>Why does he have those wounds on his back?</text:p>
          </table:table-cell>
          <table:table-cell table:style-name="ce13" office:value-type="string">
            <text:p>Pourquoi a-t-il toutes ces blessures sur le dos ?</text:p>
          </table:table-cell>
          <table:table-cell office:value-type="string">
            <text:p>Let's just say that whoever suffers from it momentarily loses his senses and in the end turns to self-harm.</text:p>
          </table:table-cell>
          <table:table-cell table:style-name="ce7" office:value-type="string">
            <text:p>Disons simplement que celui qui en souffre perd momentanément ses sens et finit par se tourner vers l'automutilation.</text:p>
          </table:table-cell>
          <table:table-cell table:number-columns-repeated="1019"/>
        </table:table-row>
        <table:table-row table:style-name="ro5">
          <table:table-cell office:value-type="string">
            <text:p>dialog_diavoletto</text:p>
          </table:table-cell>
          <table:table-cell office:value-type="string">
            <text:p>Why does he have those wounds on his back?</text:p>
          </table:table-cell>
          <table:table-cell table:style-name="ce13" office:value-type="string">
            <text:p>Pourquoi a-t-il toutes ces blessures sur le dos ?</text:p>
          </table:table-cell>
          <table:table-cell office:value-type="string">
            <text:p>And in case he survives, his mind comes under my control, as you must have noticed by now.</text:p>
          </table:table-cell>
          <table:table-cell office:value-type="string">
            <text:p>Et s'il survit, son esprit reste sous mon contrôle, comme vous devez l'avoir remarqué.</text:p>
          </table:table-cell>
          <table:table-cell table:number-columns-repeated="1019"/>
        </table:table-row>
        <table:table-row table:style-name="ro1">
          <table:table-cell table:number-columns-repeated="1024"/>
        </table:table-row>
        <table:table-row table:style-name="ro3">
          <table:table-cell office:value-type="string">
            <text:p>dialog_diavoletto</text:p>
          </table:table-cell>
          <table:table-cell office:value-type="string">
            <text:p>What are you guys doing?</text:p>
          </table:table-cell>
          <table:table-cell table:style-name="ce13" office:value-type="string">
            <text:p>Qu'est-ce que vous faites les gars ?</text:p>
          </table:table-cell>
          <table:table-cell office:value-type="string">
            <text:p>What are you guys doing?</text:p>
          </table:table-cell>
          <table:table-cell table:style-name="ce13" office:value-type="string">
            <text:p>Qu'est-ce que vous faites les gars ?</text:p>
          </table:table-cell>
          <table:table-cell table:number-columns-repeated="1019"/>
        </table:table-row>
        <table:table-row table:style-name="ro3">
          <table:table-cell office:value-type="string">
            <text:p>dialog_diavoletto</text:p>
          </table:table-cell>
          <table:table-cell office:value-type="string">
            <text:p>What are you guys doing?</text:p>
          </table:table-cell>
          <table:table-cell table:style-name="ce13" office:value-type="string">
            <text:p>Qu'est-ce que vous faites les gars ?</text:p>
          </table:table-cell>
          <table:table-cell office:value-type="string">
            <text:p>We happen to have a scam under way.</text:p>
          </table:table-cell>
          <table:table-cell office:value-type="string">
            <text:p>Nous avons une escroquerie en cours.</text:p>
          </table:table-cell>
          <table:table-cell table:number-columns-repeated="1019"/>
        </table:table-row>
        <table:table-row table:style-name="ro3">
          <table:table-cell office:value-type="string">
            <text:p>dialog_diavoletto</text:p>
          </table:table-cell>
          <table:table-cell office:value-type="string">
            <text:p>What are you guys doing?</text:p>
          </table:table-cell>
          <table:table-cell table:style-name="ce13" office:value-type="string">
            <text:p>Qu'est-ce que vous faites les gars ?</text:p>
          </table:table-cell>
          <table:table-cell office:value-type="string">
            <text:p>A... BIG scam.</text:p>
          </table:table-cell>
          <table:table-cell office:value-type="string">
            <text:p>Une... GRANDE escroquerie.</text:p>
          </table:table-cell>
          <table:table-cell table:number-columns-repeated="1019"/>
        </table:table-row>
        <table:table-row table:style-name="ro5">
          <table:table-cell office:value-type="string">
            <text:p>dialog_diavoletto</text:p>
          </table:table-cell>
          <table:table-cell office:value-type="string">
            <text:p>What are you guys doing?</text:p>
          </table:table-cell>
          <table:table-cell table:style-name="ce13" office:value-type="string">
            <text:p>Qu'est-ce que vous faites les gars ?</text:p>
          </table:table-cell>
          <table:table-cell office:value-type="string">
            <text:p>I couldn't... erm... WE couldn't stand our demeaning and not-at-all-gratifying job as office workers anymore.</text:p>
          </table:table-cell>
          <table:table-cell table:style-name="ce7" office:value-type="string">
            <text:p>Je ne pouvais plus... Erm... NOUS ne pouvions plus supporter notre travail dégradant et pas-du-tout-gratifiant d'employé de bureau.</text:p>
          </table:table-cell>
          <table:table-cell table:number-columns-repeated="1019"/>
        </table:table-row>
        <table:table-row table:style-name="ro3">
          <table:table-cell office:value-type="string">
            <text:p>dialog_diavoletto</text:p>
          </table:table-cell>
          <table:table-cell office:value-type="string">
            <text:p>What are you guys doing?</text:p>
          </table:table-cell>
          <table:table-cell table:style-name="ce13" office:value-type="string">
            <text:p>Qu'est-ce que vous faites les gars ?</text:p>
          </table:table-cell>
          <table:table-cell office:value-type="string">
            <text:p>So he spen... I mean... WE spent all our savings to buy this cave.</text:p>
          </table:table-cell>
          <table:table-cell office:value-type="string">
            <text:p>Donc, il a dépen... Je veux dire... Nous avons dépensé toutes nos économies pour acheter cette grotte.</text:p>
          </table:table-cell>
          <table:table-cell table:number-columns-repeated="1019"/>
        </table:table-row>
        <table:table-row table:style-name="ro3">
          <table:table-cell office:value-type="string">
            <text:p>dialog_diavoletto</text:p>
          </table:table-cell>
          <table:table-cell office:value-type="string">
            <text:p>What are you guys doing?</text:p>
          </table:table-cell>
          <table:table-cell table:style-name="ce13" office:value-type="string">
            <text:p>Qu'est-ce que vous faites les gars ?</text:p>
          </table:table-cell>
          <table:table-cell office:value-type="string">
            <text:p>That we ACCIDENTALLY dated back to the Neolithic, complete with cave paintings.</text:p>
          </table:table-cell>
          <table:table-cell office:value-type="string">
            <text:p>Que nous avons ACCIDENTELLEMENT daté du Néolithique, en raison de toutes ces peintures rupestres.</text:p>
          </table:table-cell>
          <table:table-cell table:number-columns-repeated="1019"/>
        </table:table-row>
        <table:table-row table:style-name="ro3">
          <table:table-cell office:value-type="string">
            <text:p>dialog_diavoletto</text:p>
          </table:table-cell>
          <table:table-cell office:value-type="string">
            <text:p>What are you guys doing?</text:p>
          </table:table-cell>
          <table:table-cell table:style-name="ce13" office:value-type="string">
            <text:p>Qu'est-ce que vous faites les gars ?</text:p>
          </table:table-cell>
          <table:table-cell office:value-type="string">
            <text:p>You're really an evil mastermind, no doubt about it.</text:p>
          </table:table-cell>
          <table:table-cell office:value-type="string">
            <text:p>Vous êtes vraiment machiavélique, il n'y a aucun doute.</text:p>
          </table:table-cell>
          <table:table-cell table:number-columns-repeated="1019"/>
        </table:table-row>
        <table:table-row table:style-name="ro3">
          <table:table-cell office:value-type="string">
            <text:p>dialog_diavoletto</text:p>
          </table:table-cell>
          <table:table-cell office:value-type="string">
            <text:p>What are you guys doing?</text:p>
          </table:table-cell>
          <table:table-cell table:style-name="ce13" office:value-type="string">
            <text:p>Qu'est-ce que vous faites les gars ?</text:p>
          </table:table-cell>
          <table:table-cell office:value-type="string">
            <text:p>You mean WE are really evil...</text:p>
          </table:table-cell>
          <table:table-cell office:value-type="string">
            <text:p>Vous voulez dire que NOUS sommes vraiment machiavéliques...</text:p>
          </table:table-cell>
          <table:table-cell table:number-columns-repeated="1019"/>
        </table:table-row>
        <table:table-row table:style-name="ro1">
          <table:table-cell table:number-columns-repeated="1024"/>
        </table:table-row>
        <table:table-row table:style-name="ro5">
          <table:table-cell office:value-type="string">
            <text:p>dialog_diavoletto</text:p>
          </table:table-cell>
          <table:table-cell office:value-type="string">
            <text:p>The cave painting idea might be set aside.</text:p>
          </table:table-cell>
          <table:table-cell table:style-name="ce13" office:value-type="string">
            <text:p>Je crois que vous devriez abandonner l'idée des peintures rupestres.</text:p>
          </table:table-cell>
          <table:table-cell office:value-type="string">
            <text:p>The cave painting idea might be set aside.</text:p>
          </table:table-cell>
          <table:table-cell table:style-name="ce13" office:value-type="string">
            <text:p>Je crois que vous devriez abandonner l'idée des peintures rupestres.</text:p>
          </table:table-cell>
          <table:table-cell table:number-columns-repeated="1019"/>
        </table:table-row>
        <table:table-row table:style-name="ro5">
          <table:table-cell office:value-type="string">
            <text:p>dialog_diavoletto</text:p>
          </table:table-cell>
          <table:table-cell office:value-type="string">
            <text:p>The cave painting idea might be set aside.</text:p>
          </table:table-cell>
          <table:table-cell table:style-name="ce13" office:value-type="string">
            <text:p>Je crois que vous devriez abandonner l'idée des peintures rupestres.</text:p>
          </table:table-cell>
          <table:table-cell office:value-type="string">
            <text:p>What do you mean?</text:p>
          </table:table-cell>
          <table:table-cell table:style-name="ce13" office:value-type="string">
            <text:p>Que voulez-vous dire ?</text:p>
          </table:table-cell>
          <table:table-cell table:number-columns-repeated="1019"/>
        </table:table-row>
        <table:table-row table:style-name="ro5">
          <table:table-cell office:value-type="string">
            <text:p>dialog_diavoletto</text:p>
          </table:table-cell>
          <table:table-cell office:value-type="string">
            <text:p>The cave painting idea might be set aside.</text:p>
          </table:table-cell>
          <table:table-cell table:style-name="ce13" office:value-type="string">
            <text:p>Je crois que vous devriez abandonner l'idée des peintures rupestres.</text:p>
          </table:table-cell>
          <table:table-cell office:value-type="string">
            <text:p>Look for yourself to my right.</text:p>
          </table:table-cell>
          <table:table-cell table:style-name="ce13" office:value-type="string">
            <text:p>Regardez vous-même à ma droite.</text:p>
          </table:table-cell>
          <table:table-cell table:number-columns-repeated="1019"/>
        </table:table-row>
        <table:table-row table:style-name="ro5">
          <table:table-cell office:value-type="string">
            <text:p>dialog_diavoletto</text:p>
          </table:table-cell>
          <table:table-cell office:value-type="string">
            <text:p>The cave painting idea might be set aside.</text:p>
          </table:table-cell>
          <table:table-cell table:style-name="ce13" office:value-type="string">
            <text:p>Je crois que vous devriez abandonner l'idée des peintures rupestres.</text:p>
          </table:table-cell>
          <table:table-cell office:value-type="string">
            <text:p>I'll be darned!</text:p>
          </table:table-cell>
          <table:table-cell table:style-name="ce13" office:value-type="string">
            <text:p>Merde, je suis foutu !</text:p>
          </table:table-cell>
          <table:table-cell table:number-columns-repeated="1019"/>
        </table:table-row>
        <table:table-row table:style-name="ro5">
          <table:table-cell office:value-type="string">
            <text:p>dialog_diavoletto</text:p>
          </table:table-cell>
          <table:table-cell office:value-type="string">
            <text:p>The cave painting idea might be set aside.</text:p>
          </table:table-cell>
          <table:table-cell table:style-name="ce13" office:value-type="string">
            <text:p>Je crois que vous devriez abandonner l'idée des peintures rupestres.</text:p>
          </table:table-cell>
          <table:table-cell office:value-type="string">
            <text:p>This will be worth a lot of money. Neolithic, my foot!</text:p>
          </table:table-cell>
          <table:table-cell office:value-type="string">
            <text:p>Cela va nous coûter beaucoup d'argent. Néolithique, mon cul !</text:p>
          </table:table-cell>
          <table:table-cell table:number-columns-repeated="1019"/>
        </table:table-row>
        <table:table-row table:style-name="ro5">
          <table:table-cell office:value-type="string">
            <text:p>dialog_diavoletto</text:p>
          </table:table-cell>
          <table:table-cell office:value-type="string">
            <text:p>The cave painting idea might be set aside.</text:p>
          </table:table-cell>
          <table:table-cell table:style-name="ce13" office:value-type="string">
            <text:p>Je crois que vous devriez abandonner l'idée des peintures rupestres.</text:p>
          </table:table-cell>
          <table:table-cell office:value-type="string">
            <text:p>Come on, let's go. We've got work to do.</text:p>
          </table:table-cell>
          <table:table-cell office:value-type="string">
            <text:p>Allons, partons d'ici. Nous avons du travail.</text:p>
          </table:table-cell>
          <table:table-cell table:number-columns-repeated="1019"/>
        </table:table-row>
        <table:table-row table:style-name="ro1">
          <table:table-cell table:number-columns-repeated="1024"/>
        </table:table-row>
        <table:table-row table:style-name="ro3">
          <table:table-cell office:value-type="string">
            <text:p>dialog_diavoletto</text:p>
          </table:table-cell>
          <table:table-cell office:value-type="string">
            <text:p>How are the preparations going?</text:p>
          </table:table-cell>
          <table:table-cell table:style-name="ce13" office:value-type="string">
            <text:p>Comment se passent les préparatifs ?</text:p>
          </table:table-cell>
          <table:table-cell office:value-type="string">
            <text:p>How are the preparations going?</text:p>
          </table:table-cell>
          <table:table-cell table:style-name="ce13" office:value-type="string">
            <text:p>Comment se passent les préparatifs ?</text:p>
          </table:table-cell>
          <table:table-cell table:number-columns-repeated="1019"/>
        </table:table-row>
        <table:table-row table:style-name="ro3">
          <table:table-cell office:value-type="string">
            <text:p>dialog_diavoletto</text:p>
          </table:table-cell>
          <table:table-cell office:value-type="string">
            <text:p>How are the preparations going?</text:p>
          </table:table-cell>
          <table:table-cell table:style-name="ce13" office:value-type="string">
            <text:p>Comment se passent les préparatifs ?</text:p>
          </table:table-cell>
          <table:table-cell office:value-type="string">
            <text:p>Damned if we aren't on the brink of becoming filthy rich!</text:p>
          </table:table-cell>
          <table:table-cell office:value-type="string">
            <text:p>Nous sommes à un cheveu de devenir immensément riche.</text:p>
          </table:table-cell>
          <table:table-cell table:number-columns-repeated="1019"/>
        </table:table-row>
        <table:table-row table:style-name="ro1">
          <table:table-cell table:number-columns-repeated="1024"/>
        </table:table-row>
        <table:table-row table:style-name="ro3">
          <table:table-cell office:value-type="string">
            <text:p>dialog_diavoletto</text:p>
          </table:table-cell>
          <table:table-cell office:value-type="string">
            <text:p>I'll leave you to your work.</text:p>
          </table:table-cell>
          <table:table-cell table:style-name="ce13" office:value-type="string">
            <text:p>Je vais vous laisser travailler.</text:p>
          </table:table-cell>
          <table:table-cell office:value-type="string">
            <text:p>I'll leave you to your work.</text:p>
          </table:table-cell>
          <table:table-cell table:style-name="ce13" office:value-type="string">
            <text:p>Je vais vous laisser travailler.</text:p>
          </table:table-cell>
          <table:table-cell table:number-columns-repeated="1019"/>
        </table:table-row>
        <table:table-row table:style-name="ro3">
          <table:table-cell office:value-type="string">
            <text:p>dialog_diavoletto</text:p>
          </table:table-cell>
          <table:table-cell office:value-type="string">
            <text:p>I'll leave you to your work.</text:p>
          </table:table-cell>
          <table:table-cell table:style-name="ce13" office:value-type="string">
            <text:p>Je vais vous laisser travailler.</text:p>
          </table:table-cell>
          <table:table-cell office:value-type="string">
            <text:p>As you know, crime never sleeps.</text:p>
          </table:table-cell>
          <table:table-cell office:value-type="string">
            <text:p>Comme vous le savez, le crime ne dort jamais.</text:p>
          </table:table-cell>
          <table:table-cell table:number-columns-repeated="1019"/>
        </table:table-row>
        <table:table-row table:style-name="ro1">
          <table:table-cell table:number-columns-repeated="1024"/>
        </table:table-row>
        <table:table-row table:style-name="ro6">
          <table:table-cell office:value-type="string">
            <text:p>dialog_dragone</text:p>
          </table:table-cell>
          <table:table-cell office:value-type="string">
            <text:p>I didn't think you could talk.</text:p>
          </table:table-cell>
          <table:table-cell table:style-name="ce6" office:value-type="string">
            <text:p>Je ne pensais pas que vous pouviez parler.</text:p>
          </table:table-cell>
          <table:table-cell office:value-type="string">
            <text:p>I didn't think you could talk.</text:p>
          </table:table-cell>
          <table:table-cell table:style-name="ce6" office:value-type="string">
            <text:p>Je ne pensais pas que vous pouviez parler.</text:p>
          </table:table-cell>
          <table:table-cell table:number-columns-repeated="1019"/>
        </table:table-row>
        <table:table-row table:style-name="ro6">
          <table:table-cell office:value-type="string">
            <text:p>dialog_dragone</text:p>
          </table:table-cell>
          <table:table-cell office:value-type="string">
            <text:p>I didn't think you could talk.</text:p>
          </table:table-cell>
          <table:table-cell table:style-name="ce6" office:value-type="string">
            <text:p>Je ne pensais pas que vous pouviez parler.</text:p>
          </table:table-cell>
          <table:table-cell office:value-type="string">
            <text:p>I'm a Tsukumogami, a thousand-year old object... so I've received a soul as a gift.</text:p>
          </table:table-cell>
          <table:table-cell table:style-name="ce6" office:value-type="string">
            <text:p>Je suis un Tsukumogami, un objet millénaire... j'ai donc reçu une âme comme cadeau.</text:p>
          </table:table-cell>
          <table:table-cell table:number-columns-repeated="1019"/>
        </table:table-row>
        <table:table-row table:style-name="ro6">
          <table:table-cell office:value-type="string">
            <text:p>dialog_dragone</text:p>
          </table:table-cell>
          <table:table-cell office:value-type="string">
            <text:p>I didn't think you could talk.</text:p>
          </table:table-cell>
          <table:table-cell table:style-name="ce6" office:value-type="string">
            <text:p>Je ne pensais pas que vous pouviez parler.</text:p>
          </table:table-cell>
          <table:table-cell office:value-type="string">
            <text:p>A Tsuku... what?</text:p>
          </table:table-cell>
          <table:table-cell office:value-type="string">
            <text:p>Un Tsuku... Quoi ?</text:p>
          </table:table-cell>
          <table:table-cell table:number-columns-repeated="1019"/>
        </table:table-row>
        <table:table-row table:style-name="ro6">
          <table:table-cell office:value-type="string">
            <text:p>dialog_dragone</text:p>
          </table:table-cell>
          <table:table-cell office:value-type="string">
            <text:p>I didn't think you could talk.</text:p>
          </table:table-cell>
          <table:table-cell table:style-name="ce6" office:value-type="string">
            <text:p>Je ne pensais pas que vous pouviez parler.</text:p>
          </table:table-cell>
          <table:table-cell office:value-type="string">
            <text:p>You can just call me 'Tsuko'.</text:p>
          </table:table-cell>
          <table:table-cell office:value-type="string">
            <text:p>Vous pouvez m'appeler 'Tsuko'.</text:p>
          </table:table-cell>
          <table:table-cell table:number-columns-repeated="1019"/>
        </table:table-row>
        <table:table-row table:style-name="ro6">
          <table:table-cell office:value-type="string">
            <text:p>dialog_dragone</text:p>
          </table:table-cell>
          <table:table-cell office:value-type="string">
            <text:p>I didn't think you could talk.</text:p>
          </table:table-cell>
          <table:table-cell table:style-name="ce6" office:value-type="string">
            <text:p>Je ne pensais pas que vous pouviez parler.</text:p>
          </table:table-cell>
          <table:table-cell table:style-name="ce39" office:value-type="string">
            <text:p>cas_dragone_name_1</text:p>
          </table:table-cell>
          <table:table-cell office:value-type="string">
            <text:p>Tzuko</text:p>
          </table:table-cell>
          <table:table-cell table:number-columns-repeated="1019"/>
        </table:table-row>
        <table:table-row table:style-name="ro1">
          <table:table-cell table:number-columns-repeated="1024"/>
        </table:table-row>
        <table:table-row table:style-name="ro5">
          <table:table-cell office:value-type="string">
            <text:p>dialog_dragone</text:p>
          </table:table-cell>
          <table:table-cell office:value-type="string">
            <text:p>Are you some sort of carousel-karaoke or what?</text:p>
          </table:table-cell>
          <table:table-cell table:style-name="ce13" office:value-type="string">
            <text:p>Vous êtes une sorte de karaoké ou quelque chose comme ça ?</text:p>
          </table:table-cell>
          <table:table-cell office:value-type="string">
            <text:p>Are you some sort of carousel-karaoke or what?</text:p>
          </table:table-cell>
          <table:table-cell table:style-name="ce13" office:value-type="string">
            <text:p>Vous êtes une sorte de karaoké ou quelque chose comme ça ?</text:p>
          </table:table-cell>
          <table:table-cell table:number-columns-repeated="1019"/>
        </table:table-row>
        <table:table-row table:style-name="ro5">
          <table:table-cell office:value-type="string">
            <text:p>dialog_dragone</text:p>
          </table:table-cell>
          <table:table-cell office:value-type="string">
            <text:p>Are you some sort of carousel-karaoke or what?</text:p>
          </table:table-cell>
          <table:table-cell table:style-name="ce13" office:value-type="string">
            <text:p>Vous êtes une sorte de karaoké ou quelque chose comme ça ?</text:p>
          </table:table-cell>
          <table:table-cell office:value-type="string">
            <text:p>I'm a music box, to be precise. Passed down through generation to generation in the Chinese imperial family.</text:p>
          </table:table-cell>
          <table:table-cell office:value-type="string">
            <text:p>Je suis une boîte à musique, pour être précis. Transmis de génération en génération dans la famille impériale chinoise.</text:p>
          </table:table-cell>
          <table:table-cell table:number-columns-repeated="1019"/>
        </table:table-row>
        <table:table-row table:style-name="ro5">
          <table:table-cell office:value-type="string">
            <text:p>dialog_dragone</text:p>
          </table:table-cell>
          <table:table-cell office:value-type="string">
            <text:p>Are you some sort of carousel-karaoke or what?</text:p>
          </table:table-cell>
          <table:table-cell table:style-name="ce13" office:value-type="string">
            <text:p>Vous êtes une sorte de karaoké ou quelque chose comme ça ?</text:p>
          </table:table-cell>
          <table:table-cell office:value-type="string">
            <text:p>It seems this tradition didn't last long, after all...</text:p>
          </table:table-cell>
          <table:table-cell office:value-type="string">
            <text:p>On dirait que cette tradition n'a pas duré très longtemps...</text:p>
          </table:table-cell>
          <table:table-cell table:number-columns-repeated="1019"/>
        </table:table-row>
        <table:table-row table:style-name="ro5">
          <table:table-cell office:value-type="string">
            <text:p>dialog_dragone</text:p>
          </table:table-cell>
          <table:table-cell office:value-type="string">
            <text:p>Are you some sort of carousel-karaoke or what?</text:p>
          </table:table-cell>
          <table:table-cell table:style-name="ce13" office:value-type="string">
            <text:p>Vous êtes une sorte de karaoké ou quelque chose comme ça ?</text:p>
          </table:table-cell>
          <table:table-cell office:value-type="string">
            <text:p>Well, I wouldn't say that... since the man on your right is the firstborn of the Emperor.</text:p>
          </table:table-cell>
          <table:table-cell office:value-type="string">
            <text:p>Eh bien, détrompez-vous puisque l'homme à votre droite est le premier-né de l'Empereur.</text:p>
          </table:table-cell>
          <table:table-cell table:number-columns-repeated="1019"/>
        </table:table-row>
        <table:table-row table:style-name="ro1">
          <table:table-cell table:number-columns-repeated="1024"/>
        </table:table-row>
        <table:table-row table:style-name="ro3">
          <table:table-cell office:value-type="string">
            <text:p>dialog_dragone</text:p>
          </table:table-cell>
          <table:table-cell office:value-type="string">
            <text:p>Can you sing me something?</text:p>
          </table:table-cell>
          <table:table-cell table:style-name="ce13" office:value-type="string">
            <text:p>Pouvez-vous me chanter quelque chose ?</text:p>
          </table:table-cell>
          <table:table-cell office:value-type="string">
            <text:p>Can you sing me something?</text:p>
          </table:table-cell>
          <table:table-cell office:value-type="string">
            <text:p>Pouvez-vous me chanter quelque chose?</text:p>
          </table:table-cell>
          <table:table-cell table:number-columns-repeated="1019"/>
        </table:table-row>
        <table:table-row table:style-name="ro3">
          <table:table-cell office:value-type="string">
            <text:p>dialog_dragone</text:p>
          </table:table-cell>
          <table:table-cell office:value-type="string">
            <text:p>Can you sing me something?</text:p>
          </table:table-cell>
          <table:table-cell table:style-name="ce13" office:value-type="string">
            <text:p>Pouvez-vous me chanter quelque chose ?</text:p>
          </table:table-cell>
          <table:table-cell office:value-type="string">
            <text:p>I know a song you might like.</text:p>
          </table:table-cell>
          <table:table-cell office:value-type="string">
            <text:p>Je connais une chanson que vous pourriez aimer.</text:p>
          </table:table-cell>
          <table:table-cell table:number-columns-repeated="1019"/>
        </table:table-row>
        <table:table-row table:style-name="ro3">
          <table:table-cell office:value-type="string">
            <text:p>dialog_dragone</text:p>
          </table:table-cell>
          <table:table-cell office:value-type="string">
            <text:p>Can you sing me something?</text:p>
          </table:table-cell>
          <table:table-cell table:style-name="ce13" office:value-type="string">
            <text:p>Pouvez-vous me chanter quelque chose ?</text:p>
          </table:table-cell>
          <table:table-cell office:value-type="string">
            <text:p>Erm, I do not doubt your vocal skills, but actually I'm more of... a metal guy.</text:p>
          </table:table-cell>
          <table:table-cell office:value-type="string">
            <text:p>Erm, je ne doute pas de vos compétences vocales, mais en fait je suis plutôt fan de... métal.</text:p>
          </table:table-cell>
          <table:table-cell table:number-columns-repeated="1019"/>
        </table:table-row>
        <table:table-row table:style-name="ro3">
          <table:table-cell office:value-type="string">
            <text:p>dialog_dragone</text:p>
          </table:table-cell>
          <table:table-cell office:value-type="string">
            <text:p>Can you sing me something?</text:p>
          </table:table-cell>
          <table:table-cell table:style-name="ce13" office:value-type="string">
            <text:p>Pouvez-vous me chanter quelque chose ?</text:p>
          </table:table-cell>
          <table:table-cell office:value-type="string">
            <text:p>A... death metal guy.</text:p>
          </table:table-cell>
          <table:table-cell office:value-type="string">
            <text:p>De death metal.</text:p>
          </table:table-cell>
          <table:table-cell table:number-columns-repeated="1019"/>
        </table:table-row>
        <table:table-row table:style-name="ro3">
          <table:table-cell office:value-type="string">
            <text:p>dialog_dragone</text:p>
          </table:table-cell>
          <table:table-cell office:value-type="string">
            <text:p>Can you sing me something?</text:p>
          </table:table-cell>
          <table:table-cell table:style-name="ce13" office:value-type="string">
            <text:p>Pouvez-vous me chanter quelque chose ?</text:p>
          </table:table-cell>
          <table:table-cell office:value-type="string">
            <text:p>Do I look like someone who could sing something like that with these clothes on?</text:p>
          </table:table-cell>
          <table:table-cell office:value-type="string">
            <text:p>Est-ce que j'ai l'air de quelqu'un qui pourrait chanter du death metal habillé comme ça ?</text:p>
          </table:table-cell>
          <table:table-cell table:number-columns-repeated="1019"/>
        </table:table-row>
        <table:table-row table:style-name="ro1">
          <table:table-cell table:number-columns-repeated="1024"/>
        </table:table-row>
        <table:table-row table:style-name="ro3">
          <table:table-cell office:value-type="string">
            <text:p>dialog_dragone</text:p>
          </table:table-cell>
          <table:table-cell office:value-type="string">
            <text:p>I have to go.</text:p>
          </table:table-cell>
          <table:table-cell table:style-name="ce13" office:value-type="string">
            <text:p>Je dois y aller.</text:p>
          </table:table-cell>
          <table:table-cell office:value-type="string">
            <text:p>I have to go.</text:p>
          </table:table-cell>
          <table:table-cell office:value-type="string">
            <text:p>Je dois y aller.</text:p>
          </table:table-cell>
          <table:table-cell table:number-columns-repeated="1019"/>
        </table:table-row>
        <table:table-row table:style-name="ro3">
          <table:table-cell office:value-type="string">
            <text:p>dialog_dragone</text:p>
          </table:table-cell>
          <table:table-cell office:value-type="string">
            <text:p>I have to go.</text:p>
          </table:table-cell>
          <table:table-cell table:style-name="ce13" office:value-type="string">
            <text:p>Je dois y aller.</text:p>
          </table:table-cell>
          <table:table-cell office:value-type="string">
            <text:p>Zài jiàn.</text:p>
          </table:table-cell>
          <table:table-cell office:value-type="string">
            <text:p>Zài jiàn.</text:p>
          </table:table-cell>
          <table:table-cell table:number-columns-repeated="1019"/>
        </table:table-row>
        <table:table-row table:style-name="ro1">
          <table:table-cell table:number-columns-repeated="1024"/>
        </table:table-row>
        <table:table-row table:style-name="ro5">
          <table:table-cell office:value-type="string">
            <text:p>dialog_eremita</text:p>
          </table:table-cell>
          <table:table-cell office:value-type="string">
            <text:p>Don't you think you're a bit too old to live in a treehouse?</text:p>
          </table:table-cell>
          <table:table-cell table:style-name="ce13" office:value-type="string">
            <text:p>Vous n'êtes un peu vieux pour vivre dans une cabane ?</text:p>
          </table:table-cell>
          <table:table-cell office:value-type="string">
            <text:p>Don't you think you're a bit too old to live in a treehouse?</text:p>
          </table:table-cell>
          <table:table-cell table:style-name="ce13" office:value-type="string">
            <text:p>Vous n'êtes un peu vieux pour vivre dans une cabane ?</text:p>
          </table:table-cell>
          <table:table-cell table:number-columns-repeated="1019"/>
        </table:table-row>
        <table:table-row table:style-name="ro5">
          <table:table-cell office:value-type="string">
            <text:p>dialog_eremita</text:p>
          </table:table-cell>
          <table:table-cell office:value-type="string">
            <text:p>Don't you think you're a bit too old to live in a treehouse?</text:p>
          </table:table-cell>
          <table:table-cell table:style-name="ce13" office:value-type="string">
            <text:p>Vous n'êtes un peu vieux pour vivre dans une cabane ?</text:p>
          </table:table-cell>
          <table:table-cell office:value-type="string">
            <text:p>Verily, I have dwelled here for 63 very long years.</text:p>
          </table:table-cell>
          <table:table-cell office:value-type="string">
            <text:p>En vérité, j'ai vécu ici pendant 63 longues années.</text:p>
          </table:table-cell>
          <table:table-cell table:number-columns-repeated="1019"/>
        </table:table-row>
        <table:table-row table:style-name="ro5">
          <table:table-cell office:value-type="string">
            <text:p>dialog_eremita</text:p>
          </table:table-cell>
          <table:table-cell office:value-type="string">
            <text:p>Don't you think you're a bit too old to live in a treehouse?</text:p>
          </table:table-cell>
          <table:table-cell table:style-name="ce13" office:value-type="string">
            <text:p>Vous n'êtes un peu vieux pour vivre dans une cabane ?</text:p>
          </table:table-cell>
          <table:table-cell office:value-type="string">
            <text:p>Oh, sorry... I had no idea.</text:p>
          </table:table-cell>
          <table:table-cell office:value-type="string">
            <text:p>Oh, désolé... Je n'en avais aucune idée.</text:p>
          </table:table-cell>
          <table:table-cell table:number-columns-repeated="1019"/>
        </table:table-row>
        <table:table-row table:style-name="ro5">
          <table:table-cell office:value-type="string">
            <text:p>dialog_eremita</text:p>
          </table:table-cell>
          <table:table-cell office:value-type="string">
            <text:p>Don't you think you're a bit too old to live in a treehouse?</text:p>
          </table:table-cell>
          <table:table-cell table:style-name="ce13" office:value-type="string">
            <text:p>Vous n'êtes un peu vieux pour vivre dans une cabane ?</text:p>
          </table:table-cell>
          <table:table-cell office:value-type="string">
            <text:p>Be not ashamed, boy. I forgive you.</text:p>
          </table:table-cell>
          <table:table-cell office:value-type="string">
            <text:p>N'ayez pas honte, mon garçon. Je vous pardonne.</text:p>
          </table:table-cell>
          <table:table-cell table:number-columns-repeated="1019"/>
        </table:table-row>
        <table:table-row table:style-name="ro1">
          <table:table-cell table:number-columns-repeated="1024"/>
        </table:table-row>
        <table:table-row table:style-name="ro3">
          <table:table-cell office:value-type="string">
            <text:p>dialog_eremita</text:p>
          </table:table-cell>
          <table:table-cell office:value-type="string">
            <text:p>How come you made this life choice?</text:p>
          </table:table-cell>
          <table:table-cell table:style-name="ce13" office:value-type="string">
            <text:p>Comment avez-vous fait ce choix de vie ?</text:p>
          </table:table-cell>
          <table:table-cell office:value-type="string">
            <text:p>How come you made this life choice?</text:p>
          </table:table-cell>
          <table:table-cell table:style-name="ce13" office:value-type="string">
            <text:p>Comment avez-vous fait ce choix de vie ?</text:p>
          </table:table-cell>
          <table:table-cell table:number-columns-repeated="1019"/>
        </table:table-row>
        <table:table-row table:style-name="ro3">
          <table:table-cell office:value-type="string">
            <text:p>dialog_eremita</text:p>
          </table:table-cell>
          <table:table-cell office:value-type="string">
            <text:p>How come you made this life choice?</text:p>
          </table:table-cell>
          <table:table-cell table:style-name="ce13" office:value-type="string">
            <text:p>Comment avez-vous fait ce choix de vie ?</text:p>
          </table:table-cell>
          <table:table-cell office:value-type="string">
            <text:p>Modern society did not befit me.</text:p>
          </table:table-cell>
          <table:table-cell office:value-type="string">
            <text:p>La société moderne ne me convenait pas.</text:p>
          </table:table-cell>
          <table:table-cell table:number-columns-repeated="1019"/>
        </table:table-row>
        <table:table-row table:style-name="ro3">
          <table:table-cell office:value-type="string">
            <text:p>dialog_eremita</text:p>
          </table:table-cell>
          <table:table-cell office:value-type="string">
            <text:p>How come you made this life choice?</text:p>
          </table:table-cell>
          <table:table-cell table:style-name="ce13" office:value-type="string">
            <text:p>Comment avez-vous fait ce choix de vie ?</text:p>
          </table:table-cell>
          <table:table-cell office:value-type="string">
            <text:p>The decay of values, the rotten logic of capitalism...</text:p>
          </table:table-cell>
          <table:table-cell office:value-type="string">
            <text:p>La décadence des valeurs, la logique pourrie du capitalisme…</text:p>
          </table:table-cell>
          <table:table-cell table:number-columns-repeated="1019"/>
        </table:table-row>
        <table:table-row table:style-name="ro3">
          <table:table-cell office:value-type="string">
            <text:p>dialog_eremita</text:p>
          </table:table-cell>
          <table:table-cell office:value-type="string">
            <text:p>How come you made this life choice?</text:p>
          </table:table-cell>
          <table:table-cell table:style-name="ce13" office:value-type="string">
            <text:p>Comment avez-vous fait ce choix de vie ?</text:p>
          </table:table-cell>
          <table:table-cell office:value-type="string">
            <text:p>Wars generated by the interests of politicians, the inept or mindwashed public.</text:p>
          </table:table-cell>
          <table:table-cell office:value-type="string">
            <text:p>Les guerres générées par des intérêts politiques, le public inepte ou décérébré.</text:p>
          </table:table-cell>
          <table:table-cell table:number-columns-repeated="1019"/>
        </table:table-row>
        <table:table-row table:style-name="ro3">
          <table:table-cell office:value-type="string">
            <text:p>dialog_eremita</text:p>
          </table:table-cell>
          <table:table-cell office:value-type="string">
            <text:p>How come you made this life choice?</text:p>
          </table:table-cell>
          <table:table-cell table:style-name="ce13" office:value-type="string">
            <text:p>Comment avez-vous fait ce choix de vie ?</text:p>
          </table:table-cell>
          <table:table-cell office:value-type="string">
            <text:p>Yet I am sure mankind has learned from such foolhardy mistakes over the decades.</text:p>
          </table:table-cell>
          <table:table-cell office:value-type="string">
            <text:p>Pourtant, je suis sûr que l'humanité a appris de ces erreurs imprudentes au cours des décennies.</text:p>
          </table:table-cell>
          <table:table-cell table:number-columns-repeated="1019"/>
        </table:table-row>
        <table:table-row table:style-name="ro3">
          <table:table-cell office:value-type="string">
            <text:p>dialog_eremita</text:p>
          </table:table-cell>
          <table:table-cell office:value-type="string">
            <text:p>How come you made this life choice?</text:p>
          </table:table-cell>
          <table:table-cell table:style-name="ce13" office:value-type="string">
            <text:p>Comment avez-vous fait ce choix de vie ?</text:p>
          </table:table-cell>
          <table:table-cell office:value-type="string">
            <text:p>You'd be surprised...</text:p>
          </table:table-cell>
          <table:table-cell office:value-type="string">
            <text:p>Vous seriez surpris...</text:p>
          </table:table-cell>
          <table:table-cell table:number-columns-repeated="1019"/>
        </table:table-row>
        <table:table-row table:style-name="ro1">
          <table:table-cell table:number-columns-repeated="1024"/>
        </table:table-row>
        <table:table-row table:style-name="ro5">
          <table:table-cell office:value-type="string">
            <text:p>dialog_eremita</text:p>
          </table:table-cell>
          <table:table-cell office:value-type="string">
            <text:p>Are you really sewing your beard?</text:p>
          </table:table-cell>
          <table:table-cell table:style-name="ce13" office:value-type="string">
            <text:p>Êtes-vous vraiment en train de coudre votre barbe ?</text:p>
          </table:table-cell>
          <table:table-cell office:value-type="string">
            <text:p>Are you really sewing your beard?</text:p>
          </table:table-cell>
          <table:table-cell table:style-name="ce13" office:value-type="string">
            <text:p>Êtes-vous vraiment en train de coudre votre barbe ?</text:p>
          </table:table-cell>
          <table:table-cell table:number-columns-repeated="1019"/>
        </table:table-row>
        <table:table-row table:style-name="ro5">
          <table:table-cell office:value-type="string">
            <text:p>dialog_eremita</text:p>
          </table:table-cell>
          <table:table-cell office:value-type="string">
            <text:p>Are you really sewing your beard?</text:p>
          </table:table-cell>
          <table:table-cell table:style-name="ce13" office:value-type="string">
            <text:p>Êtes-vous vraiment en train de coudre votre barbe ?</text:p>
          </table:table-cell>
          <table:table-cell office:value-type="string">
            <text:p>Incorrect, boy. I am knitting it.</text:p>
          </table:table-cell>
          <table:table-cell office:value-type="string">
            <text:p>Incorrect, mon garçon. Je la tricote.</text:p>
          </table:table-cell>
          <table:table-cell table:number-columns-repeated="1019"/>
        </table:table-row>
        <table:table-row table:style-name="ro5">
          <table:table-cell office:value-type="string">
            <text:p>dialog_eremita</text:p>
          </table:table-cell>
          <table:table-cell office:value-type="string">
            <text:p>Are you really sewing your beard?</text:p>
          </table:table-cell>
          <table:table-cell table:style-name="ce13" office:value-type="string">
            <text:p>Êtes-vous vraiment en train de coudre votre barbe ?</text:p>
          </table:table-cell>
          <table:table-cell office:value-type="string">
            <text:p>Why would you want to do something like that?</text:p>
          </table:table-cell>
          <table:table-cell office:value-type="string">
            <text:p>Pourquoi faites-vous ça ?</text:p>
          </table:table-cell>
          <table:table-cell table:number-columns-repeated="1019"/>
        </table:table-row>
        <table:table-row table:style-name="ro5">
          <table:table-cell office:value-type="string">
            <text:p>dialog_eremita</text:p>
          </table:table-cell>
          <table:table-cell office:value-type="string">
            <text:p>Are you really sewing your beard?</text:p>
          </table:table-cell>
          <table:table-cell table:style-name="ce13" office:value-type="string">
            <text:p>Êtes-vous vraiment en train de coudre votre barbe ?</text:p>
          </table:table-cell>
          <table:table-cell office:value-type="string">
            <text:p>I produce eco-clothing for important fashion brands.</text:p>
          </table:table-cell>
          <table:table-cell office:value-type="string">
            <text:p>Je produis des vêtements écologiques pour de grandes marques de mode.</text:p>
          </table:table-cell>
          <table:table-cell table:number-columns-repeated="1019"/>
        </table:table-row>
        <table:table-row table:style-name="ro5">
          <table:table-cell office:value-type="string">
            <text:p>dialog_eremita</text:p>
          </table:table-cell>
          <table:table-cell office:value-type="string">
            <text:p>Are you really sewing your beard?</text:p>
          </table:table-cell>
          <table:table-cell table:style-name="ce13" office:value-type="string">
            <text:p>Êtes-vous vraiment en train de coudre votre barbe ?</text:p>
          </table:table-cell>
          <table:table-cell office:value-type="string">
            <text:p>What about that story of how modern society doesn't suit you?</text:p>
          </table:table-cell>
          <table:table-cell office:value-type="string">
            <text:p>Et qu'en est-il de votre histoire sur la société moderne et ses règles qui ne vous conviennent pas ?</text:p>
          </table:table-cell>
          <table:table-cell table:number-columns-repeated="1019"/>
        </table:table-row>
        <table:table-row table:style-name="ro5">
          <table:table-cell office:value-type="string">
            <text:p>dialog_eremita</text:p>
          </table:table-cell>
          <table:table-cell office:value-type="string">
            <text:p>Are you really sewing your beard?</text:p>
          </table:table-cell>
          <table:table-cell table:style-name="ce13" office:value-type="string">
            <text:p>Êtes-vous vraiment en train de coudre votre barbe ?</text:p>
          </table:table-cell>
          <table:table-cell office:value-type="string">
            <text:p>When one's moral beliefs undermine personal interests... send them to hell!</text:p>
          </table:table-cell>
          <table:table-cell office:value-type="string">
            <text:p>Quand vos croyances morales sapent vos intérêts personnels... envoyez-les en enfer !</text:p>
          </table:table-cell>
          <table:table-cell table:number-columns-repeated="1019"/>
        </table:table-row>
        <table:table-row table:style-name="ro1">
          <table:table-cell table:number-columns-repeated="1024"/>
        </table:table-row>
        <table:table-row table:style-name="ro5">
          <table:table-cell office:value-type="string">
            <text:p>dialog_eremita</text:p>
          </table:table-cell>
          <table:table-cell office:value-type="string">
            <text:p>I don't understand this obsession you have with saying 'I forgive you'.</text:p>
          </table:table-cell>
          <table:table-cell table:style-name="ce13" office:value-type="string">
            <text:p>Je ne comprends pas votre obsession à répéter « Je vous pardonne ».</text:p>
          </table:table-cell>
          <table:table-cell office:value-type="string">
            <text:p>I don't understand this obsession you have with saying 'I forgive you'.</text:p>
          </table:table-cell>
          <table:table-cell table:style-name="ce13" office:value-type="string">
            <text:p>Je ne comprends pas votre obsession à répéter « Je vous pardonne ».</text:p>
          </table:table-cell>
          <table:table-cell table:number-columns-repeated="1019"/>
        </table:table-row>
        <table:table-row table:style-name="ro5">
          <table:table-cell office:value-type="string">
            <text:p>dialog_eremita</text:p>
          </table:table-cell>
          <table:table-cell office:value-type="string">
            <text:p>I don't understand this obsession you have with saying 'I forgive you'.</text:p>
          </table:table-cell>
          <table:table-cell table:style-name="ce13" office:value-type="string">
            <text:p>Je ne comprends pas votre obsession à répéter « Je vous pardonne ».</text:p>
          </table:table-cell>
          <table:table-cell office:value-type="string">
            <text:p>You must be a person of unsurpassed goodness.</text:p>
          </table:table-cell>
          <table:table-cell office:value-type="string">
            <text:p>Vous devez être une personne d'une bonté inégalée.</text:p>
          </table:table-cell>
          <table:table-cell table:number-columns-repeated="1019"/>
        </table:table-row>
        <table:table-row table:style-name="ro5">
          <table:table-cell office:value-type="string">
            <text:p>dialog_eremita</text:p>
          </table:table-cell>
          <table:table-cell office:value-type="string">
            <text:p>I don't understand this obsession you have with saying 'I forgive you'.</text:p>
          </table:table-cell>
          <table:table-cell table:style-name="ce13" office:value-type="string">
            <text:p>Je ne comprends pas votre obsession à répéter « Je vous pardonne ».</text:p>
          </table:table-cell>
          <table:table-cell office:value-type="string">
            <text:p>In truth, I am not, boy.</text:p>
          </table:table-cell>
          <table:table-cell office:value-type="string">
            <text:p>En vérité, je ne le suis pas, mon garçon.</text:p>
          </table:table-cell>
          <table:table-cell table:number-columns-repeated="1019"/>
        </table:table-row>
        <table:table-row table:style-name="ro5">
          <table:table-cell office:value-type="string">
            <text:p>dialog_eremita</text:p>
          </table:table-cell>
          <table:table-cell office:value-type="string">
            <text:p>I don't understand this obsession you have with saying 'I forgive you'.</text:p>
          </table:table-cell>
          <table:table-cell table:style-name="ce13" office:value-type="string">
            <text:p>Je ne comprends pas votre obsession à répéter « Je vous pardonne ».</text:p>
          </table:table-cell>
          <table:table-cell office:value-type="string">
            <text:p>When I was a mere lad, I was besought to play a priest for school theatre.</text:p>
          </table:table-cell>
          <table:table-cell office:value-type="string">
            <text:p>Quand j'étais un simple garçon, on m'a demandé de jouer un prêtre dans la pièce de théâtre de l'école.</text:p>
          </table:table-cell>
          <table:table-cell table:number-columns-repeated="1019"/>
        </table:table-row>
        <table:table-row table:style-name="ro5">
          <table:table-cell office:value-type="string">
            <text:p>dialog_eremita</text:p>
          </table:table-cell>
          <table:table-cell office:value-type="string">
            <text:p>I don't understand this obsession you have with saying 'I forgive you'.</text:p>
          </table:table-cell>
          <table:table-cell table:style-name="ce13" office:value-type="string">
            <text:p>Je ne comprends pas votre obsession à répéter « Je vous pardonne ».</text:p>
          </table:table-cell>
          <table:table-cell office:value-type="string">
            <text:p>People rushed from all the neighbouring towns to grace us with their presence.</text:p>
          </table:table-cell>
          <table:table-cell office:value-type="string">
            <text:p>Les gens se sont précipités de toutes les villes voisines pour nous gratifier de leur présence.</text:p>
          </table:table-cell>
          <table:table-cell table:number-columns-repeated="1019"/>
        </table:table-row>
        <table:table-row table:style-name="ro5">
          <table:table-cell office:value-type="string">
            <text:p>dialog_eremita</text:p>
          </table:table-cell>
          <table:table-cell office:value-type="string">
            <text:p>I don't understand this obsession you have with saying 'I forgive you'.</text:p>
          </table:table-cell>
          <table:table-cell table:style-name="ce13" office:value-type="string">
            <text:p>Je ne comprends pas votre obsession à répéter « Je vous pardonne ».</text:p>
          </table:table-cell>
          <table:table-cell office:value-type="string">
            <text:p>Everything proceeded perfectly, and I felt the pride swell in my then-tiny body covered in a black robe.</text:p>
          </table:table-cell>
          <table:table-cell office:value-type="string">
            <text:p>Tout se déroulait parfaitement, et je sentais l'orgueil gonfler dans mon tout petit corps recouvert d'une robe noire.</text:p>
          </table:table-cell>
          <table:table-cell table:number-columns-repeated="1019"/>
        </table:table-row>
        <table:table-row table:style-name="ro5">
          <table:table-cell office:value-type="string">
            <text:p>dialog_eremita</text:p>
          </table:table-cell>
          <table:table-cell office:value-type="string">
            <text:p>I don't understand this obsession you have with saying 'I forgive you'.</text:p>
          </table:table-cell>
          <table:table-cell table:style-name="ce13" office:value-type="string">
            <text:p>Je ne comprends pas votre obsession à répéter « Je vous pardonne ».</text:p>
          </table:table-cell>
          <table:table-cell office:value-type="string">
            <text:p>But alas, during the third act, the confessional collapsed upon me and hurt my head.</text:p>
          </table:table-cell>
          <table:table-cell office:value-type="string">
            <text:p>Mais hélas, pendant le troisième acte, le confessionnal s'écroula sur moi et me blessa à la tête.</text:p>
          </table:table-cell>
          <table:table-cell table:number-columns-repeated="1019"/>
        </table:table-row>
        <table:table-row table:style-name="ro5">
          <table:table-cell office:value-type="string">
            <text:p>dialog_eremita</text:p>
          </table:table-cell>
          <table:table-cell office:value-type="string">
            <text:p>I don't understand this obsession you have with saying 'I forgive you'.</text:p>
          </table:table-cell>
          <table:table-cell table:style-name="ce13" office:value-type="string">
            <text:p>Je ne comprends pas votre obsession à répéter « Je vous pardonne ».</text:p>
          </table:table-cell>
          <table:table-cell office:value-type="string">
            <text:p>People were greatly dismayed when they saw the little minister, on the ground, senseless.</text:p>
          </table:table-cell>
          <table:table-cell office:value-type="string">
            <text:p>Les gens étaient consternés de voir le petit prêtre au sol, sans connaissance.</text:p>
          </table:table-cell>
          <table:table-cell table:number-columns-repeated="1019"/>
        </table:table-row>
        <table:table-row table:style-name="ro5">
          <table:table-cell office:value-type="string">
            <text:p>dialog_eremita</text:p>
          </table:table-cell>
          <table:table-cell office:value-type="string">
            <text:p>I don't understand this obsession you have with saying 'I forgive you'.</text:p>
          </table:table-cell>
          <table:table-cell table:style-name="ce13" office:value-type="string">
            <text:p>Je ne comprends pas votre obsession à répéter « Je vous pardonne ».</text:p>
          </table:table-cell>
          <table:table-cell office:value-type="string">
            <text:p>I hung betwixt life and death for two whole days... and then I awoke.</text:p>
          </table:table-cell>
          <table:table-cell office:value-type="string">
            <text:p>Je suis resté entre la vie et la mort pendant deux jours entiers... et puis je me suis réveillé.</text:p>
          </table:table-cell>
          <table:table-cell table:number-columns-repeated="1019"/>
        </table:table-row>
        <table:table-row table:style-name="ro5">
          <table:table-cell office:value-type="string">
            <text:p>dialog_eremita</text:p>
          </table:table-cell>
          <table:table-cell office:value-type="string">
            <text:p>I don't understand this obsession you have with saying 'I forgive you'.</text:p>
          </table:table-cell>
          <table:table-cell table:style-name="ce13" office:value-type="string">
            <text:p>Je ne comprends pas votre obsession à répéter « Je vous pardonne ».</text:p>
          </table:table-cell>
          <table:table-cell office:value-type="string">
            <text:p>Ever since, I cannot resist uttering 'I forgive you' all the time.</text:p>
          </table:table-cell>
          <table:table-cell office:value-type="string">
            <text:p>Depuis, je ne peux m'empêcher de prononcer « Je vous pardonne » tout le temps.</text:p>
          </table:table-cell>
          <table:table-cell table:number-columns-repeated="1019"/>
        </table:table-row>
        <table:table-row table:style-name="ro5">
          <table:table-cell office:value-type="string">
            <text:p>dialog_eremita</text:p>
          </table:table-cell>
          <table:table-cell office:value-type="string">
            <text:p>I don't understand this obsession you have with saying 'I forgive you'.</text:p>
          </table:table-cell>
          <table:table-cell table:style-name="ce13" office:value-type="string">
            <text:p>Je ne comprends pas votre obsession à répéter « Je vous pardonne ».</text:p>
          </table:table-cell>
          <table:table-cell office:value-type="string">
            <text:p>*zzzz*.</text:p>
          </table:table-cell>
          <table:table-cell office:value-type="string">
            <text:p>* Zzzz *.</text:p>
          </table:table-cell>
          <table:table-cell table:number-columns-repeated="1019"/>
        </table:table-row>
        <table:table-row table:style-name="ro5">
          <table:table-cell office:value-type="string">
            <text:p>dialog_eremita</text:p>
          </table:table-cell>
          <table:table-cell office:value-type="string">
            <text:p>I don't understand this obsession you have with saying 'I forgive you'.</text:p>
          </table:table-cell>
          <table:table-cell table:style-name="ce13" office:value-type="string">
            <text:p>Je ne comprends pas votre obsession à répéter « Je vous pardonne ».</text:p>
          </table:table-cell>
          <table:table-cell office:value-type="string">
            <text:p>Ah... yes! Very interesting.</text:p>
          </table:table-cell>
          <table:table-cell office:value-type="string">
            <text:p>Ah oui, très intéressant.</text:p>
          </table:table-cell>
          <table:table-cell table:number-columns-repeated="1019"/>
        </table:table-row>
        <table:table-row table:style-name="ro1">
          <table:table-cell table:number-columns-repeated="1024"/>
        </table:table-row>
        <table:table-row table:style-name="ro5">
          <table:table-cell office:value-type="string">
            <text:p>dialog_eremita</text:p>
          </table:table-cell>
          <table:table-cell office:value-type="string">
            <text:p>I'm a terrible boy. Could you please forgive me?</text:p>
          </table:table-cell>
          <table:table-cell table:style-name="ce13" office:value-type="string">
            <text:p>Je suis un garçon horrible. Pouvez-vous me pardonner ?</text:p>
          </table:table-cell>
          <table:table-cell office:value-type="string">
            <text:p>I'm a terrible boy, could you please forgive me?</text:p>
          </table:table-cell>
          <table:table-cell table:style-name="ce13" office:value-type="string">
            <text:p>Je suis un garçon horrible. Pouvez-vous me pardonner ?</text:p>
          </table:table-cell>
          <table:table-cell table:number-columns-repeated="1019"/>
        </table:table-row>
        <table:table-row table:style-name="ro5">
          <table:table-cell office:value-type="string">
            <text:p>dialog_eremita</text:p>
          </table:table-cell>
          <table:table-cell office:value-type="string">
            <text:p>I'm a terrible boy. Could you please forgive me?</text:p>
          </table:table-cell>
          <table:table-cell table:style-name="ce13" office:value-type="string">
            <text:p>Je suis un garçon horrible. Pouvez-vous me pardonner ?</text:p>
          </table:table-cell>
          <table:table-cell office:value-type="string">
            <text:p>You are indeed, boy.</text:p>
          </table:table-cell>
          <table:table-cell office:value-type="string">
            <text:p>Vous l'êtes en effet, mon garçon.</text:p>
          </table:table-cell>
          <table:table-cell table:number-columns-repeated="1019"/>
        </table:table-row>
        <table:table-row table:style-name="ro5">
          <table:table-cell office:value-type="string">
            <text:p>dialog_eremita</text:p>
          </table:table-cell>
          <table:table-cell office:value-type="string">
            <text:p>I'm a terrible boy. Could you please forgive me?</text:p>
          </table:table-cell>
          <table:table-cell table:style-name="ce13" office:value-type="string">
            <text:p>Je suis un garçon horrible. Pouvez-vous me pardonner ?</text:p>
          </table:table-cell>
          <table:table-cell office:value-type="string">
            <text:p>Tis not appropriate at all to make fun of an elderly man.</text:p>
          </table:table-cell>
          <table:table-cell office:value-type="string">
            <text:p>Ce n'est pas du tout approprié de se moquer d'un homme âgé.</text:p>
          </table:table-cell>
          <table:table-cell table:number-columns-repeated="1019"/>
        </table:table-row>
        <table:table-row table:style-name="ro5">
          <table:table-cell office:value-type="string">
            <text:p>dialog_eremita</text:p>
          </table:table-cell>
          <table:table-cell office:value-type="string">
            <text:p>I'm a terrible boy. Could you please forgive me?</text:p>
          </table:table-cell>
          <table:table-cell table:style-name="ce13" office:value-type="string">
            <text:p>Je suis un garçon horrible. Pouvez-vous me pardonner ?</text:p>
          </table:table-cell>
          <table:table-cell office:value-type="string">
            <text:p>And yet... I forgive you.</text:p>
          </table:table-cell>
          <table:table-cell office:value-type="string">
            <text:p>Et pourtant... Je vous pardonne.</text:p>
          </table:table-cell>
          <table:table-cell table:number-columns-repeated="1019"/>
        </table:table-row>
        <table:table-row table:style-name="ro1">
          <table:table-cell table:number-columns-repeated="1024"/>
        </table:table-row>
        <table:table-row table:style-name="ro3">
          <table:table-cell office:value-type="string">
            <text:p>dialog_eremita</text:p>
          </table:table-cell>
          <table:table-cell office:value-type="string">
            <text:p>Why do you meditate while knitting?</text:p>
          </table:table-cell>
          <table:table-cell table:style-name="ce13" office:value-type="string">
            <text:p>Pourquoi méditez-vous en tricotant ?</text:p>
          </table:table-cell>
          <table:table-cell office:value-type="string">
            <text:p>Why do you meditate while knitting?</text:p>
          </table:table-cell>
          <table:table-cell table:style-name="ce13" office:value-type="string">
            <text:p>Pourquoi méditez-vous en tricotant ?</text:p>
          </table:table-cell>
          <table:table-cell table:number-columns-repeated="1019"/>
        </table:table-row>
        <table:table-row table:style-name="ro3">
          <table:table-cell office:value-type="string">
            <text:p>dialog_eremita</text:p>
          </table:table-cell>
          <table:table-cell office:value-type="string">
            <text:p>Why do you meditate while knitting?</text:p>
          </table:table-cell>
          <table:table-cell table:style-name="ce13" office:value-type="string">
            <text:p>Pourquoi méditez-vous en tricotant ?</text:p>
          </table:table-cell>
          <table:table-cell office:value-type="string">
            <text:p>Meditation is one of the key aspects of my life as a hermit.</text:p>
          </table:table-cell>
          <table:table-cell office:value-type="string">
            <text:p>La méditation est l'un des aspects clés de ma vie d'ermite.</text:p>
          </table:table-cell>
          <table:table-cell table:number-columns-repeated="1019"/>
        </table:table-row>
        <table:table-row table:style-name="ro3">
          <table:table-cell office:value-type="string">
            <text:p>dialog_eremita</text:p>
          </table:table-cell>
          <table:table-cell office:value-type="string">
            <text:p>Why do you meditate while knitting?</text:p>
          </table:table-cell>
          <table:table-cell table:style-name="ce13" office:value-type="string">
            <text:p>Pourquoi méditez-vous en tricotant ?</text:p>
          </table:table-cell>
          <table:table-cell office:value-type="string">
            <text:p>Tis useful to dissolve the tensions in one's head and concentrate on the inner self.</text:p>
          </table:table-cell>
          <table:table-cell office:value-type="string">
            <text:p>C'est très utile pour dissoudre les tensions et se concentrer sur son moi intérieur.</text:p>
          </table:table-cell>
          <table:table-cell table:number-columns-repeated="1019"/>
        </table:table-row>
        <table:table-row table:style-name="ro3">
          <table:table-cell office:value-type="string">
            <text:p>dialog_eremita</text:p>
          </table:table-cell>
          <table:table-cell office:value-type="string">
            <text:p>Why do you meditate while knitting?</text:p>
          </table:table-cell>
          <table:table-cell table:style-name="ce13" office:value-type="string">
            <text:p>Pourquoi méditez-vous en tricotant ?</text:p>
          </table:table-cell>
          <table:table-cell office:value-type="string">
            <text:p>But if I can do both things at once... better for me, do you not agree?</text:p>
          </table:table-cell>
          <table:table-cell office:value-type="string">
            <text:p>Mais si je peux faire deux choses à la fois, c'est mieux, non ?</text:p>
          </table:table-cell>
          <table:table-cell table:number-columns-repeated="1019"/>
        </table:table-row>
        <table:table-row table:style-name="ro1">
          <table:table-cell table:number-columns-repeated="1024"/>
        </table:table-row>
        <table:table-row table:style-name="ro3">
          <table:table-cell office:value-type="string">
            <text:p>dialog_eremita</text:p>
          </table:table-cell>
          <table:table-cell office:value-type="string">
            <text:p>I'll leave you to your extremely busy life.</text:p>
          </table:table-cell>
          <table:table-cell table:style-name="ce13" office:value-type="string">
            <text:p>Je vous laisse à votre vie bien remplie.</text:p>
          </table:table-cell>
          <table:table-cell office:value-type="string">
            <text:p>I'll leave you to your extremely busy life.</text:p>
          </table:table-cell>
          <table:table-cell table:style-name="ce13" office:value-type="string">
            <text:p>Je vous laisse à votre vie bien remplie.</text:p>
          </table:table-cell>
          <table:table-cell table:number-columns-repeated="1019"/>
        </table:table-row>
        <table:table-row table:style-name="ro3">
          <table:table-cell office:value-type="string">
            <text:p>dialog_eremita</text:p>
          </table:table-cell>
          <table:table-cell office:value-type="string">
            <text:p>I'll leave you to your extremely busy life.</text:p>
          </table:table-cell>
          <table:table-cell table:style-name="ce13" office:value-type="string">
            <text:p>Je vous laisse à votre vie bien remplie.</text:p>
          </table:table-cell>
          <table:table-cell office:value-type="string">
            <text:p>The door of my dwelling will always be open to you.</text:p>
          </table:table-cell>
          <table:table-cell office:value-type="string">
            <text:p>La porte de ma demeure vous sera toujours ouverte.</text:p>
          </table:table-cell>
          <table:table-cell table:number-columns-repeated="1019"/>
        </table:table-row>
        <table:table-row table:style-name="ro3">
          <table:table-cell office:value-type="string">
            <text:p>dialog_eremita</text:p>
          </table:table-cell>
          <table:table-cell office:value-type="string">
            <text:p>I'll leave you to your extremely busy life.</text:p>
          </table:table-cell>
          <table:table-cell table:style-name="ce13" office:value-type="string">
            <text:p>Je vous laisse à votre vie bien remplie.</text:p>
          </table:table-cell>
          <table:table-cell office:value-type="string">
            <text:p>Especially since you don't have a door.</text:p>
          </table:table-cell>
          <table:table-cell office:value-type="string">
            <text:p>D'autant que vous n'avez pas de porte.</text:p>
          </table:table-cell>
          <table:table-cell table:number-columns-repeated="1019"/>
        </table:table-row>
        <table:table-row table:style-name="ro1">
          <table:table-cell table:number-columns-repeated="1024"/>
        </table:table-row>
        <table:table-row table:style-name="ro3">
          <table:table-cell office:value-type="string">
            <text:p>dialog_frank</text:p>
          </table:table-cell>
          <table:table-cell office:value-type="string">
            <text:p>Sorry, were you calling me?</text:p>
          </table:table-cell>
          <table:table-cell table:style-name="ce13" office:value-type="string">
            <text:p>Pardon, vous m'avez appelé ?</text:p>
          </table:table-cell>
          <table:table-cell office:value-type="string">
            <text:p>Sorry, were you calling me?</text:p>
          </table:table-cell>
          <table:table-cell table:style-name="ce13" office:value-type="string">
            <text:p>Pardon, vous m'avez appelé ?</text:p>
          </table:table-cell>
          <table:table-cell table:number-columns-repeated="1019"/>
        </table:table-row>
        <table:table-row table:style-name="ro3">
          <table:table-cell office:value-type="string">
            <text:p>dialog_frank</text:p>
          </table:table-cell>
          <table:table-cell office:value-type="string">
            <text:p>Sorry, were you calling me?</text:p>
          </table:table-cell>
          <table:table-cell table:style-name="ce13" office:value-type="string">
            <text:p>Pardon, vous m'avez appelé ?</text:p>
          </table:table-cell>
          <table:table-cell office:value-type="string">
            <text:p>Are you Donnie?</text:p>
          </table:table-cell>
          <table:table-cell office:value-type="string">
            <text:p>Vous êtes Donnie ?</text:p>
          </table:table-cell>
          <table:table-cell table:number-columns-repeated="1019"/>
        </table:table-row>
        <table:table-row table:style-name="ro3">
          <table:table-cell office:value-type="string">
            <text:p>dialog_frank</text:p>
          </table:table-cell>
          <table:table-cell office:value-type="string">
            <text:p>Sorry, were you calling me?</text:p>
          </table:table-cell>
          <table:table-cell table:style-name="ce13" office:value-type="string">
            <text:p>Pardon, vous m'avez appelé ?</text:p>
          </table:table-cell>
          <table:table-cell office:value-type="string">
            <text:p>My name's Skinny.</text:p>
          </table:table-cell>
          <table:table-cell office:value-type="string">
            <text:p>Mon nom est Skinny.</text:p>
          </table:table-cell>
          <table:table-cell table:number-columns-repeated="1019"/>
        </table:table-row>
        <table:table-row table:style-name="ro3">
          <table:table-cell office:value-type="string">
            <text:p>dialog_frank</text:p>
          </table:table-cell>
          <table:table-cell office:value-type="string">
            <text:p>Sorry, were you calling me?</text:p>
          </table:table-cell>
          <table:table-cell table:style-name="ce13" office:value-type="string">
            <text:p>Pardon, vous m'avez appelé ?</text:p>
          </table:table-cell>
          <table:table-cell office:value-type="string">
            <text:p>They told me the guy was a bit mad, but now I have had enough.</text:p>
          </table:table-cell>
          <table:table-cell office:value-type="string">
            <text:p>On m'a dit que le gars était un peu fou, mais maintenant j'en ai assez.</text:p>
          </table:table-cell>
          <table:table-cell table:number-columns-repeated="1019"/>
        </table:table-row>
        <table:table-row table:style-name="ro1">
          <table:table-cell table:number-columns-repeated="1024"/>
        </table:table-row>
        <table:table-row table:style-name="ro5">
          <table:table-cell office:value-type="string">
            <text:p>dialog_frank</text:p>
          </table:table-cell>
          <table:table-cell office:value-type="string">
            <text:p>Can I ask why you're looking for him?</text:p>
          </table:table-cell>
          <table:table-cell table:style-name="ce13" office:value-type="string">
            <text:p>Puis-je vous demander pourquoi vous le cherchez ?</text:p>
          </table:table-cell>
          <table:table-cell office:value-type="string">
            <text:p>I know it's none of my business but... can I ask why you're looking for him?</text:p>
          </table:table-cell>
          <table:table-cell office:value-type="string">
            <text:p>Je sais que ça ne me regarde pas mais... Puis-je vous demander pourquoi vous le cherchez ?</text:p>
          </table:table-cell>
          <table:table-cell table:number-columns-repeated="1019"/>
        </table:table-row>
        <table:table-row table:style-name="ro5">
          <table:table-cell office:value-type="string">
            <text:p>dialog_frank</text:p>
          </table:table-cell>
          <table:table-cell office:value-type="string">
            <text:p>Can I ask why you're looking for him?</text:p>
          </table:table-cell>
          <table:table-cell table:style-name="ce13" office:value-type="string">
            <text:p>Puis-je vous demander pourquoi vous le cherchez ?</text:p>
          </table:table-cell>
          <table:table-cell office:value-type="string">
            <text:p>Are you Donnie?</text:p>
          </table:table-cell>
          <table:table-cell office:value-type="string">
            <text:p>Vous êtes Donnie ?</text:p>
          </table:table-cell>
          <table:table-cell table:number-columns-repeated="1019"/>
        </table:table-row>
        <table:table-row table:style-name="ro5">
          <table:table-cell office:value-type="string">
            <text:p>dialog_frank</text:p>
          </table:table-cell>
          <table:table-cell office:value-type="string">
            <text:p>Can I ask why you're looking for him?</text:p>
          </table:table-cell>
          <table:table-cell table:style-name="ce13" office:value-type="string">
            <text:p>Puis-je vous demander pourquoi vous le cherchez ?</text:p>
          </table:table-cell>
          <table:table-cell office:value-type="string">
            <text:p>I already told you my name's Skinny.</text:p>
          </table:table-cell>
          <table:table-cell office:value-type="string">
            <text:p>Je vous ai déjà dit que mon nom était Skinny.</text:p>
          </table:table-cell>
          <table:table-cell table:number-columns-repeated="1019"/>
        </table:table-row>
        <table:table-row table:style-name="ro5">
          <table:table-cell office:value-type="string">
            <text:p>dialog_frank</text:p>
          </table:table-cell>
          <table:table-cell office:value-type="string">
            <text:p>Can I ask why you're looking for him?</text:p>
          </table:table-cell>
          <table:table-cell table:style-name="ce13" office:value-type="string">
            <text:p>Puis-je vous demander pourquoi vous le cherchez ?</text:p>
          </table:table-cell>
          <table:table-cell office:value-type="string">
            <text:p>Then mind your own business.</text:p>
          </table:table-cell>
          <table:table-cell office:value-type="string">
            <text:p>Alors mêlez-vous de vos affaires.</text:p>
          </table:table-cell>
          <table:table-cell table:number-columns-repeated="1019"/>
        </table:table-row>
        <table:table-row table:style-name="ro5">
          <table:table-cell office:value-type="string">
            <text:p>dialog_frank</text:p>
          </table:table-cell>
          <table:table-cell office:value-type="string">
            <text:p>Can I ask why you're looking for him?</text:p>
          </table:table-cell>
          <table:table-cell table:style-name="ce13" office:value-type="string">
            <text:p>Puis-je vous demander pourquoi vous le cherchez ?</text:p>
          </table:table-cell>
          <table:table-cell office:value-type="string">
            <text:p>How can you be such a bastard?</text:p>
          </table:table-cell>
          <table:table-cell office:value-type="string">
            <text:p>Comment pouvez-vous être aussi con ?</text:p>
          </table:table-cell>
          <table:table-cell table:number-columns-repeated="1019"/>
        </table:table-row>
        <table:table-row table:style-name="ro5">
          <table:table-cell office:value-type="string">
            <text:p>dialog_frank</text:p>
          </table:table-cell>
          <table:table-cell office:value-type="string">
            <text:p>Can I ask why you're looking for him?</text:p>
          </table:table-cell>
          <table:table-cell table:style-name="ce13" office:value-type="string">
            <text:p>Puis-je vous demander pourquoi vous le cherchez ?</text:p>
          </table:table-cell>
          <table:table-cell office:value-type="string">
            <text:p>I can do anything I want. And so can you.</text:p>
          </table:table-cell>
          <table:table-cell office:value-type="string">
            <text:p>Je peux faire tout ce que je veux. Et vous aussi.</text:p>
          </table:table-cell>
          <table:table-cell table:number-columns-repeated="1019"/>
        </table:table-row>
        <table:table-row table:style-name="ro1">
          <table:table-cell table:number-columns-repeated="1024"/>
        </table:table-row>
        <table:table-row table:style-name="ro3">
          <table:table-cell office:value-type="string">
            <text:p>dialog_frank</text:p>
          </table:table-cell>
          <table:table-cell office:value-type="string">
            <text:p>Can you tell me what you keep saying?</text:p>
          </table:table-cell>
          <table:table-cell table:style-name="ce13" office:value-type="string">
            <text:p>Pourquoi répétez-vous toutes ces choses ?</text:p>
          </table:table-cell>
          <table:table-cell office:value-type="string">
            <text:p>Can you tell me what you keep saying?</text:p>
          </table:table-cell>
          <table:table-cell table:style-name="ce13" office:value-type="string">
            <text:p>Pourquoi répétez-vous toutes ces choses ?</text:p>
          </table:table-cell>
          <table:table-cell table:number-columns-repeated="1019"/>
        </table:table-row>
        <table:table-row table:style-name="ro3">
          <table:table-cell office:value-type="string">
            <text:p>dialog_frank</text:p>
          </table:table-cell>
          <table:table-cell office:value-type="string">
            <text:p>Can you tell me what you keep saying?</text:p>
          </table:table-cell>
          <table:table-cell table:style-name="ce13" office:value-type="string">
            <text:p>Pourquoi répétez-vous toutes ces choses ?</text:p>
          </table:table-cell>
          <table:table-cell office:value-type="string">
            <text:p>Nonsense I need to say to lure in that crazy Donnie.</text:p>
          </table:table-cell>
          <table:table-cell office:value-type="string">
            <text:p>Ce sont des inepties que je dois dire pour attirer ce fou de Donnie.</text:p>
          </table:table-cell>
          <table:table-cell table:number-columns-repeated="1019"/>
        </table:table-row>
        <table:table-row table:style-name="ro3">
          <table:table-cell office:value-type="string">
            <text:p>dialog_frank</text:p>
          </table:table-cell>
          <table:table-cell office:value-type="string">
            <text:p>Can you tell me what you keep saying?</text:p>
          </table:table-cell>
          <table:table-cell table:style-name="ce13" office:value-type="string">
            <text:p>Pourquoi répétez-vous toutes ces choses ?</text:p>
          </table:table-cell>
          <table:table-cell office:value-type="string">
            <text:p>He seems to love a good public rambling.</text:p>
          </table:table-cell>
          <table:table-cell office:value-type="string">
            <text:p>Il semble aimer les divagations publiques.</text:p>
          </table:table-cell>
          <table:table-cell table:number-columns-repeated="1019"/>
        </table:table-row>
        <table:table-row table:style-name="ro3">
          <table:table-cell office:value-type="string">
            <text:p>dialog_frank</text:p>
          </table:table-cell>
          <table:table-cell office:value-type="string">
            <text:p>Can you tell me what you keep saying?</text:p>
          </table:table-cell>
          <table:table-cell table:style-name="ce13" office:value-type="string">
            <text:p>Pourquoi répétez-vous toutes ces choses ?</text:p>
          </table:table-cell>
          <table:table-cell office:value-type="string">
            <text:p>Try using a mouse trap.</text:p>
          </table:table-cell>
          <table:table-cell office:value-type="string">
            <text:p>Essayez d'utiliser un piège à souris.</text:p>
          </table:table-cell>
          <table:table-cell table:number-columns-repeated="1019"/>
        </table:table-row>
        <table:table-row table:style-name="ro3">
          <table:table-cell office:value-type="string">
            <text:p>dialog_frank</text:p>
          </table:table-cell>
          <table:table-cell office:value-type="string">
            <text:p>Can you tell me what you keep saying?</text:p>
          </table:table-cell>
          <table:table-cell table:style-name="ce13" office:value-type="string">
            <text:p>Pourquoi répétez-vous toutes ces choses ?</text:p>
          </table:table-cell>
          <table:table-cell office:value-type="string">
            <text:p>You're not funny.</text:p>
          </table:table-cell>
          <table:table-cell office:value-type="string">
            <text:p>Vous n'êtes pas drôle.</text:p>
          </table:table-cell>
          <table:table-cell table:number-columns-repeated="1019"/>
        </table:table-row>
        <table:table-row table:style-name="ro3">
          <table:table-cell office:value-type="string">
            <text:p>dialog_frank</text:p>
          </table:table-cell>
          <table:table-cell office:value-type="string">
            <text:p>Can you tell me what you keep saying?</text:p>
          </table:table-cell>
          <table:table-cell table:style-name="ce13" office:value-type="string">
            <text:p>Pourquoi répétez-vous toutes ces choses ?</text:p>
          </table:table-cell>
          <table:table-cell office:value-type="string">
            <text:p>Who said I'm trying to be?</text:p>
          </table:table-cell>
          <table:table-cell office:value-type="string">
            <text:p>Qui a dit que j'essayais de l'être ?</text:p>
          </table:table-cell>
          <table:table-cell table:number-columns-repeated="1019"/>
        </table:table-row>
        <table:table-row table:style-name="ro1">
          <table:table-cell table:number-columns-repeated="1024"/>
        </table:table-row>
        <table:table-row table:style-name="ro3">
          <table:table-cell office:value-type="string">
            <text:p>dialog_frank</text:p>
          </table:table-cell>
          <table:table-cell office:value-type="string">
            <text:p>It's really fun around here...</text:p>
          </table:table-cell>
          <table:table-cell office:value-type="string">
            <text:p>Ça a l'air vraiment fun par ici...</text:p>
          </table:table-cell>
          <table:table-cell office:value-type="string">
            <text:p>It's really fun around here...</text:p>
          </table:table-cell>
          <table:table-cell office:value-type="string">
            <text:p>Ça a l'air vraiment fun par ici...</text:p>
          </table:table-cell>
          <table:table-cell table:number-columns-repeated="1019"/>
        </table:table-row>
        <table:table-row table:style-name="ro5">
          <table:table-cell office:value-type="string">
            <text:p>dialog_frank</text:p>
          </table:table-cell>
          <table:table-cell office:value-type="string">
            <text:p>It's really fun around here...</text:p>
          </table:table-cell>
          <table:table-cell office:value-type="string">
            <text:p>Ça a l'air vraiment fun par ici...</text:p>
          </table:table-cell>
          <table:table-cell office:value-type="string">
            <text:p>I think it's deadly boring, with extremely loud music, people dancin' or getting hammered with beer, jeez...</text:p>
          </table:table-cell>
          <table:table-cell table:style-name="ce7" office:value-type="string">
            <text:p>Je trouve ça tellement ennuyeux… la musique trop forte, les gens qui dansent ou qui se minent la tête à la bière.</text:p>
          </table:table-cell>
          <table:table-cell table:number-columns-repeated="1019"/>
        </table:table-row>
        <table:table-row table:style-name="ro3">
          <table:table-cell office:value-type="string">
            <text:p>dialog_frank</text:p>
          </table:table-cell>
          <table:table-cell office:value-type="string">
            <text:p>It's really fun around here...</text:p>
          </table:table-cell>
          <table:table-cell office:value-type="string">
            <text:p>Ça a l'air vraiment fun par ici...</text:p>
          </table:table-cell>
          <table:table-cell office:value-type="string">
            <text:p>Very original, eh?</text:p>
          </table:table-cell>
          <table:table-cell office:value-type="string">
            <text:p>Très original, hein ?</text:p>
          </table:table-cell>
          <table:table-cell table:number-columns-repeated="1019"/>
        </table:table-row>
        <table:table-row table:style-name="ro1">
          <table:table-cell table:number-columns-repeated="1024"/>
        </table:table-row>
        <table:table-row table:style-name="ro3">
          <table:table-cell office:value-type="string">
            <text:p>dialog_frank</text:p>
          </table:table-cell>
          <table:table-cell office:value-type="string">
            <text:p>What else is there to do around here, then?</text:p>
          </table:table-cell>
          <table:table-cell table:style-name="ce13" office:value-type="string">
            <text:p>Qu'y a-t-il d'autre à faire ici ?</text:p>
          </table:table-cell>
          <table:table-cell office:value-type="string">
            <text:p>What else is there to do around here, then?</text:p>
          </table:table-cell>
          <table:table-cell table:style-name="ce13" office:value-type="string">
            <text:p>Qu'y a-t-il d'autre à faire ici ?</text:p>
          </table:table-cell>
          <table:table-cell table:number-columns-repeated="1019"/>
        </table:table-row>
        <table:table-row table:style-name="ro3">
          <table:table-cell office:value-type="string">
            <text:p>dialog_frank</text:p>
          </table:table-cell>
          <table:table-cell office:value-type="string">
            <text:p>What else is there to do around here, then?</text:p>
          </table:table-cell>
          <table:table-cell table:style-name="ce13" office:value-type="string">
            <text:p>Qu'y a-t-il d'autre à faire ici ?</text:p>
          </table:table-cell>
          <table:table-cell office:value-type="string">
            <text:p>I personally prefer quieter places. If I were you, I'd go to Roswell pond or the beach.</text:p>
          </table:table-cell>
          <table:table-cell office:value-type="string">
            <text:p>Personnellement, je préfère les endroits plus calmes. Si j'étais vous, j'irais à l'étang de Roswell ou à la plage.</text:p>
          </table:table-cell>
          <table:table-cell table:number-columns-repeated="1019"/>
        </table:table-row>
        <table:table-row table:style-name="ro3">
          <table:table-cell office:value-type="string">
            <text:p>dialog_frank</text:p>
          </table:table-cell>
          <table:table-cell office:value-type="string">
            <text:p>What else is there to do around here, then?</text:p>
          </table:table-cell>
          <table:table-cell table:style-name="ce13" office:value-type="string">
            <text:p>Qu'y a-t-il d'autre à faire ici ?</text:p>
          </table:table-cell>
          <table:table-cell office:value-type="string">
            <text:p>I even saw a complete lunatic who said he invented a time machine.</text:p>
          </table:table-cell>
          <table:table-cell office:value-type="string">
            <text:p>J'ai même croisé un grand malade qui prétend avoir inventé une machine à remonter le temps.</text:p>
          </table:table-cell>
          <table:table-cell table:number-columns-repeated="1019"/>
        </table:table-row>
        <table:table-row table:style-name="ro3">
          <table:table-cell office:value-type="string">
            <text:p>dialog_frank</text:p>
          </table:table-cell>
          <table:table-cell office:value-type="string">
            <text:p>What else is there to do around here, then?</text:p>
          </table:table-cell>
          <table:table-cell table:style-name="ce13" office:value-type="string">
            <text:p>Qu'y a-t-il d'autre à faire ici ?</text:p>
          </table:table-cell>
          <table:table-cell office:value-type="string">
            <text:p>Do you believe in time travel?</text:p>
          </table:table-cell>
          <table:table-cell office:value-type="string">
            <text:p>Vous croyez au voyage dans le temps ?</text:p>
          </table:table-cell>
          <table:table-cell table:number-columns-repeated="1019"/>
        </table:table-row>
        <table:table-row table:style-name="ro3">
          <table:table-cell office:value-type="string">
            <text:p>dialog_frank</text:p>
          </table:table-cell>
          <table:table-cell office:value-type="string">
            <text:p>What else is there to do around here, then?</text:p>
          </table:table-cell>
          <table:table-cell table:style-name="ce13" office:value-type="string">
            <text:p>Qu'y a-t-il d'autre à faire ici ?</text:p>
          </table:table-cell>
          <table:table-cell office:value-type="string">
            <text:p>Uhm... I wouldn't know, I've never thought about it.</text:p>
          </table:table-cell>
          <table:table-cell office:value-type="string">
            <text:p>Humm... Je ne sais pas, je n'y ai jamais pensé.</text:p>
          </table:table-cell>
          <table:table-cell table:number-columns-repeated="1019"/>
        </table:table-row>
        <table:table-row table:style-name="ro3">
          <table:table-cell office:value-type="string">
            <text:p>dialog_frank</text:p>
          </table:table-cell>
          <table:table-cell office:value-type="string">
            <text:p>What else is there to do around here, then?</text:p>
          </table:table-cell>
          <table:table-cell table:style-name="ce13" office:value-type="string">
            <text:p>Qu'y a-t-il d'autre à faire ici ?</text:p>
          </table:table-cell>
          <table:table-cell office:value-type="string">
            <text:p>It seems like nonsense to me.</text:p>
          </table:table-cell>
          <table:table-cell office:value-type="string">
            <text:p>C'est un non-sens pour moi.</text:p>
          </table:table-cell>
          <table:table-cell table:number-columns-repeated="1019"/>
        </table:table-row>
        <table:table-row table:style-name="ro1">
          <table:table-cell table:number-columns-repeated="1024"/>
        </table:table-row>
        <table:table-row table:style-name="ro9">
          <table:table-cell office:value-type="string">
            <text:p>dialog_frank</text:p>
          </table:table-cell>
          <table:table-cell office:value-type="string">
            <text:p>Why are you wearing that suit?</text:p>
          </table:table-cell>
          <table:table-cell table:style-name="ce37" office:value-type="string">
            <text:p>Pourquoi portez-vous ce costume ?</text:p>
          </table:table-cell>
          <table:table-cell office:value-type="string">
            <text:p>Why are you wearing that stupid bunny suit?</text:p>
          </table:table-cell>
          <table:table-cell office:value-type="string">
            <text:p>Pourquoi portez-vous ce stupide costume de lapin ?</text:p>
          </table:table-cell>
          <table:table-cell table:number-columns-repeated="1019"/>
        </table:table-row>
        <table:table-row table:style-name="ro9">
          <table:table-cell office:value-type="string">
            <text:p>dialog_frank</text:p>
          </table:table-cell>
          <table:table-cell office:value-type="string">
            <text:p>Why are you wearing that suit?</text:p>
          </table:table-cell>
          <table:table-cell table:style-name="ce37" office:value-type="string">
            <text:p>Pourquoi portez-vous ce costume ?</text:p>
          </table:table-cell>
          <table:table-cell office:value-type="string">
            <text:p>Why are you wearing that stupid skeleton suit?</text:p>
          </table:table-cell>
          <table:table-cell office:value-type="string">
            <text:p>Pourquoi portez-vous ce stupide costume de squelette ?</text:p>
          </table:table-cell>
          <table:table-cell table:number-columns-repeated="1019"/>
        </table:table-row>
        <table:table-row table:style-name="ro9">
          <table:table-cell office:value-type="string">
            <text:p>dialog_frank</text:p>
          </table:table-cell>
          <table:table-cell office:value-type="string">
            <text:p>Why are you wearing that suit?</text:p>
          </table:table-cell>
          <table:table-cell table:style-name="ce37" office:value-type="string">
            <text:p>Pourquoi portez-vous ce costume ?</text:p>
          </table:table-cell>
          <table:table-cell office:value-type="string">
            <text:p>Actually I'm...</text:p>
          </table:table-cell>
          <table:table-cell office:value-type="string">
            <text:p>En fait, je suis...</text:p>
          </table:table-cell>
          <table:table-cell table:number-columns-repeated="1019"/>
        </table:table-row>
        <table:table-row table:style-name="ro9">
          <table:table-cell office:value-type="string">
            <text:p>dialog_frank</text:p>
          </table:table-cell>
          <table:table-cell office:value-type="string">
            <text:p>Why are you wearing that suit?</text:p>
          </table:table-cell>
          <table:table-cell table:style-name="ce37" office:value-type="string">
            <text:p>Pourquoi portez-vous ce costume ?</text:p>
          </table:table-cell>
          <table:table-cell office:value-type="string">
            <text:p>Forget it.</text:p>
          </table:table-cell>
          <table:table-cell office:value-type="string">
            <text:p>Laissez tomber.</text:p>
          </table:table-cell>
          <table:table-cell table:number-columns-repeated="1019"/>
        </table:table-row>
        <table:table-row table:style-name="ro1">
          <table:table-cell table:number-columns-repeated="1024"/>
        </table:table-row>
        <table:table-row table:style-name="ro3">
          <table:table-cell office:value-type="string">
            <text:p>dialog_frank</text:p>
          </table:table-cell>
          <table:table-cell office:value-type="string">
            <text:p>See you later.</text:p>
          </table:table-cell>
          <table:table-cell table:style-name="ce13" office:value-type="string">
            <text:p>À plus.</text:p>
          </table:table-cell>
          <table:table-cell office:value-type="string">
            <text:p>See you later, Playboy Bunny!</text:p>
          </table:table-cell>
          <table:table-cell table:style-name="ce13" office:value-type="string">
            <text:p>À plus, Lapin Playboy !</text:p>
          </table:table-cell>
          <table:table-cell table:number-columns-repeated="1019"/>
        </table:table-row>
        <table:table-row table:style-name="ro3">
          <table:table-cell office:value-type="string">
            <text:p>dialog_frank</text:p>
          </table:table-cell>
          <table:table-cell office:value-type="string">
            <text:p>See you later.</text:p>
          </table:table-cell>
          <table:table-cell table:style-name="ce13" office:value-type="string">
            <text:p>À plus.</text:p>
          </table:table-cell>
          <table:table-cell office:value-type="string">
            <text:p>See you later, Lindsay Lohan!</text:p>
          </table:table-cell>
          <table:table-cell table:style-name="ce13" office:value-type="string">
            <text:p>À plus, Lindsay Lohan !</text:p>
          </table:table-cell>
          <table:table-cell table:number-columns-repeated="1019"/>
        </table:table-row>
        <table:table-row table:style-name="ro1">
          <table:table-cell table:number-columns-repeated="1024"/>
        </table:table-row>
        <table:table-row table:style-name="ro3">
          <table:table-cell office:value-type="string">
            <text:p>dialog_guardia</text:p>
          </table:table-cell>
          <table:table-cell office:value-type="string">
            <text:p>Do you like being a night watchman?</text:p>
          </table:table-cell>
          <table:table-cell table:style-name="ce13" office:value-type="string">
            <text:p>Vous aimez être veilleur de nuit ?</text:p>
          </table:table-cell>
          <table:table-cell office:value-type="string">
            <text:p>Do you like being a night watchman?</text:p>
          </table:table-cell>
          <table:table-cell table:style-name="ce13" office:value-type="string">
            <text:p>Vous aimez être veilleur de nuit ?</text:p>
          </table:table-cell>
          <table:table-cell table:number-columns-repeated="1019"/>
        </table:table-row>
        <table:table-row table:style-name="ro3">
          <table:table-cell office:value-type="string">
            <text:p>dialog_guardia</text:p>
          </table:table-cell>
          <table:table-cell office:value-type="string">
            <text:p>Do you like being a night watchman?</text:p>
          </table:table-cell>
          <table:table-cell table:style-name="ce13" office:value-type="string">
            <text:p>Vous aimez être veilleur de nuit ?</text:p>
          </table:table-cell>
          <table:table-cell office:value-type="string">
            <text:p>I'm filling in for my cousin, just for tonight.</text:p>
          </table:table-cell>
          <table:table-cell office:value-type="string">
            <text:p>Je remplace mon cousin, juste pour ce soir.</text:p>
          </table:table-cell>
          <table:table-cell table:number-columns-repeated="1019"/>
        </table:table-row>
        <table:table-row table:style-name="ro3">
          <table:table-cell office:value-type="string">
            <text:p>dialog_guardia</text:p>
          </table:table-cell>
          <table:table-cell office:value-type="string">
            <text:p>Do you like being a night watchman?</text:p>
          </table:table-cell>
          <table:table-cell table:style-name="ce13" office:value-type="string">
            <text:p>Vous aimez être veilleur de nuit ?</text:p>
          </table:table-cell>
          <table:table-cell office:value-type="string">
            <text:p>Yes, he told me.</text:p>
          </table:table-cell>
          <table:table-cell office:value-type="string">
            <text:p>Oui, il me l'a dit.</text:p>
          </table:table-cell>
          <table:table-cell table:number-columns-repeated="1019"/>
        </table:table-row>
        <table:table-row table:style-name="ro3">
          <table:table-cell office:value-type="string">
            <text:p>dialog_guardia</text:p>
          </table:table-cell>
          <table:table-cell office:value-type="string">
            <text:p>Do you like being a night watchman?</text:p>
          </table:table-cell>
          <table:table-cell table:style-name="ce13" office:value-type="string">
            <text:p>Vous aimez être veilleur de nuit ?</text:p>
          </table:table-cell>
          <table:table-cell office:value-type="string">
            <text:p>So you probably know I accepted because I HATE Halloween; it gets on my nerves.</text:p>
          </table:table-cell>
          <table:table-cell office:value-type="string">
            <text:p>Alors vous savez probablement que j'ai accepté parce que je DÉTESTE Halloween; ça m'énerve.</text:p>
          </table:table-cell>
          <table:table-cell table:number-columns-repeated="1019"/>
        </table:table-row>
        <table:table-row table:style-name="ro3">
          <table:table-cell office:value-type="string">
            <text:p>dialog_guardia</text:p>
          </table:table-cell>
          <table:table-cell office:value-type="string">
            <text:p>Do you like being a night watchman?</text:p>
          </table:table-cell>
          <table:table-cell table:style-name="ce13" office:value-type="string">
            <text:p>Vous aimez être veilleur de nuit ?</text:p>
          </table:table-cell>
          <table:table-cell office:value-type="string">
            <text:p>What kind of childhood trauma did you suffer to have such an aversion? </text:p>
          </table:table-cell>
          <table:table-cell office:value-type="string">
            <text:p>Quel traumatisme avez-vous vécu dans votre enfance pour avoir une telle aversion ?</text:p>
          </table:table-cell>
          <table:table-cell table:number-columns-repeated="1019"/>
        </table:table-row>
        <table:table-row table:style-name="ro3">
          <table:table-cell office:value-type="string">
            <text:p>dialog_guardia</text:p>
          </table:table-cell>
          <table:table-cell office:value-type="string">
            <text:p>Do you like being a night watchman?</text:p>
          </table:table-cell>
          <table:table-cell table:style-name="ce13" office:value-type="string">
            <text:p>Vous aimez être veilleur de nuit ?</text:p>
          </table:table-cell>
          <table:table-cell office:value-type="string">
            <text:p>Once a guy slammed a gigantic pumpkin right on my head.</text:p>
          </table:table-cell>
          <table:table-cell office:value-type="string">
            <text:p>Un jour, un gars a lancé une citrouille gigantesque sur ma tête.</text:p>
          </table:table-cell>
          <table:table-cell table:number-columns-repeated="1019"/>
        </table:table-row>
        <table:table-row table:style-name="ro3">
          <table:table-cell office:value-type="string">
            <text:p>dialog_guardia</text:p>
          </table:table-cell>
          <table:table-cell office:value-type="string">
            <text:p>Do you like being a night watchman?</text:p>
          </table:table-cell>
          <table:table-cell table:style-name="ce13" office:value-type="string">
            <text:p>Vous aimez être veilleur de nuit ?</text:p>
          </table:table-cell>
          <table:table-cell office:value-type="string">
            <text:p>It took four days before doctors could get me out of it.</text:p>
          </table:table-cell>
          <table:table-cell office:value-type="string">
            <text:p>Il a fallu quatre jours avant que les médecins réussissent à m'en sortir.</text:p>
          </table:table-cell>
          <table:table-cell table:number-columns-repeated="1019"/>
        </table:table-row>
        <table:table-row table:style-name="ro1">
          <table:table-cell table:number-columns-repeated="1024"/>
        </table:table-row>
        <table:table-row table:style-name="ro5">
          <table:table-cell office:value-type="string">
            <text:p>dialog_guardia</text:p>
          </table:table-cell>
          <table:table-cell office:value-type="string">
            <text:p>Maybe that chair is a bit too high for you.</text:p>
          </table:table-cell>
          <table:table-cell table:style-name="ce13" office:value-type="string">
            <text:p>Peut-être que cette chaise est un peu trop grande pour vous.</text:p>
          </table:table-cell>
          <table:table-cell office:value-type="string">
            <text:p>Maybe that chair is a bit too high for you.</text:p>
          </table:table-cell>
          <table:table-cell table:style-name="ce13" office:value-type="string">
            <text:p>Peut-être que cette chaise est un peu trop grande pour vous.</text:p>
          </table:table-cell>
          <table:table-cell table:number-columns-repeated="1019"/>
        </table:table-row>
        <table:table-row table:style-name="ro5">
          <table:table-cell office:value-type="string">
            <text:p>dialog_guardia</text:p>
          </table:table-cell>
          <table:table-cell office:value-type="string">
            <text:p>Maybe that chair is a bit too high for you.</text:p>
          </table:table-cell>
          <table:table-cell table:style-name="ce13" office:value-type="string">
            <text:p>Peut-être que cette chaise est un peu trop grande pour vous.</text:p>
          </table:table-cell>
          <table:table-cell office:value-type="string">
            <text:p>And to think it was the smallest one I could lay my hands on.</text:p>
          </table:table-cell>
          <table:table-cell office:value-type="string">
            <text:p>Et pourtant c'est la plus petite que j'ai pu trouver.</text:p>
          </table:table-cell>
          <table:table-cell table:number-columns-repeated="1019"/>
        </table:table-row>
        <table:table-row table:style-name="ro5">
          <table:table-cell office:value-type="string">
            <text:p>dialog_guardia</text:p>
          </table:table-cell>
          <table:table-cell table:style-name="ce13" office:value-type="string">
            <text:p>Maybe that chair is a bit too high for you.</text:p>
          </table:table-cell>
          <table:table-cell table:style-name="ce13" office:value-type="string">
            <text:p>Peut-être que cette chaise est un peu trop grande pour vous.</text:p>
          </table:table-cell>
          <table:table-cell table:style-name="ce13" office:value-type="string">
            <text:p>I suppose you needed a ladder to sit on it.</text:p>
          </table:table-cell>
          <table:table-cell office:value-type="string">
            <text:p>Je suppose que vous avez eu besoin d'une échelle pour vous asseoir dessus.</text:p>
          </table:table-cell>
          <table:table-cell table:number-columns-repeated="1019"/>
        </table:table-row>
        <table:table-row table:style-name="ro5">
          <table:table-cell office:value-type="string">
            <text:p>dialog_guardia</text:p>
          </table:table-cell>
          <table:table-cell office:value-type="string">
            <text:p>Maybe that chair is a bit too high for you.</text:p>
          </table:table-cell>
          <table:table-cell table:style-name="ce13" office:value-type="string">
            <text:p>Peut-être que cette chaise est un peu trop grande pour vous.</text:p>
          </table:table-cell>
          <table:table-cell office:value-type="string">
            <text:p>At least I can easily get to the console this way.</text:p>
          </table:table-cell>
          <table:table-cell office:value-type="string">
            <text:p>Au moins, je peux facilement accéder à la console de cette façon.</text:p>
          </table:table-cell>
          <table:table-cell table:number-columns-repeated="1019"/>
        </table:table-row>
        <table:table-row table:style-name="ro1">
          <table:table-cell table:number-columns-repeated="1024"/>
        </table:table-row>
        <table:table-row table:style-name="ro5">
          <table:table-cell office:value-type="string">
            <text:p>dialog_guardia</text:p>
          </table:table-cell>
          <table:table-cell office:value-type="string">
            <text:p>What about that heart-rate monitor?</text:p>
          </table:table-cell>
          <table:table-cell table:style-name="ce13" office:value-type="string">
            <text:p>Que fait ce moniteur de fréquence cardiaque ici ?</text:p>
          </table:table-cell>
          <table:table-cell office:value-type="string">
            <text:p>What about that heart-rate monitor?</text:p>
          </table:table-cell>
          <table:table-cell table:style-name="ce13" office:value-type="string">
            <text:p>Que fait ce moniteur de fréquence cardiaque ici ?</text:p>
          </table:table-cell>
          <table:table-cell table:number-columns-repeated="1019"/>
        </table:table-row>
        <table:table-row table:style-name="ro5">
          <table:table-cell office:value-type="string">
            <text:p>dialog_guardia</text:p>
          </table:table-cell>
          <table:table-cell office:value-type="string">
            <text:p>What about that heart-rate monitor?</text:p>
          </table:table-cell>
          <table:table-cell table:style-name="ce13" office:value-type="string">
            <text:p>Que fait ce moniteur de fréquence cardiaque ici ?</text:p>
          </table:table-cell>
          <table:table-cell office:value-type="string">
            <text:p>I'm a heart patient; I need it to check my pulse.</text:p>
          </table:table-cell>
          <table:table-cell office:value-type="string">
            <text:p>Je suis malade du cœur; J'en ai besoin pour vérifier mon pouls.</text:p>
          </table:table-cell>
          <table:table-cell table:number-columns-repeated="1019"/>
        </table:table-row>
        <table:table-row table:style-name="ro5">
          <table:table-cell office:value-type="string">
            <text:p>dialog_guardia</text:p>
          </table:table-cell>
          <table:table-cell office:value-type="string">
            <text:p>What about that heart-rate monitor?</text:p>
          </table:table-cell>
          <table:table-cell table:style-name="ce13" office:value-type="string">
            <text:p>Que fait ce moniteur de fréquence cardiaque ici ?</text:p>
          </table:table-cell>
          <table:table-cell office:value-type="string">
            <text:p>Maybe if you didn't drink so much coffee...</text:p>
          </table:table-cell>
          <table:table-cell office:value-type="string">
            <text:p>Peut-être que si vous n'aviez pas bu tant de café...</text:p>
          </table:table-cell>
          <table:table-cell table:number-columns-repeated="1019"/>
        </table:table-row>
        <table:table-row table:style-name="ro5">
          <table:table-cell office:value-type="string">
            <text:p>dialog_guardia</text:p>
          </table:table-cell>
          <table:table-cell office:value-type="string">
            <text:p>What about that heart-rate monitor?</text:p>
          </table:table-cell>
          <table:table-cell table:style-name="ce13" office:value-type="string">
            <text:p>Que fait ce moniteur de fréquence cardiaque ici ?</text:p>
          </table:table-cell>
          <table:table-cell office:value-type="string">
            <text:p>That's easy for you to say. Night shifts here are deadly boring.</text:p>
          </table:table-cell>
          <table:table-cell office:value-type="string">
            <text:p>C'est facile pour vous de dire ça. Les permanences de nuit sont ennuyeuses ici.</text:p>
          </table:table-cell>
          <table:table-cell table:number-columns-repeated="1019"/>
        </table:table-row>
        <table:table-row table:style-name="ro1">
          <table:table-cell table:number-columns-repeated="1024"/>
        </table:table-row>
        <table:table-row table:style-name="ro5">
          <table:table-cell office:value-type="string">
            <text:p>dialog_guardia</text:p>
          </table:table-cell>
          <table:table-cell office:value-type="string">
            <text:p>Small, chubby and a heart patient. Is there anything else?</text:p>
          </table:table-cell>
          <table:table-cell table:style-name="ce13" office:value-type="string">
            <text:p>Petit, gros et malade du cœur. Autre chose ?</text:p>
          </table:table-cell>
          <table:table-cell office:value-type="string">
            <text:p>Small, chubby and a heart patient. Is there anything else?</text:p>
          </table:table-cell>
          <table:table-cell table:style-name="ce13" office:value-type="string">
            <text:p>Petit, gros et malade du cœur. Autre chose ?</text:p>
          </table:table-cell>
          <table:table-cell table:number-columns-repeated="1019"/>
        </table:table-row>
        <table:table-row table:style-name="ro5">
          <table:table-cell office:value-type="string">
            <text:p>dialog_guardia</text:p>
          </table:table-cell>
          <table:table-cell office:value-type="string">
            <text:p>Small, chubby and a heart patient. Is there anything else?</text:p>
          </table:table-cell>
          <table:table-cell table:style-name="ce13" office:value-type="string">
            <text:p>Petit, gros et malade du cœur. Autre chose ?</text:p>
          </table:table-cell>
          <table:table-cell office:value-type="string">
            <text:p>Your sarcasm leaves me completely indifferent.</text:p>
          </table:table-cell>
          <table:table-cell office:value-type="string">
            <text:p>Votre sarcasme me laisse complètement indifférent.</text:p>
          </table:table-cell>
          <table:table-cell table:number-columns-repeated="1019"/>
        </table:table-row>
        <table:table-row table:style-name="ro5">
          <table:table-cell office:value-type="string">
            <text:p>dialog_guardia</text:p>
          </table:table-cell>
          <table:table-cell office:value-type="string">
            <text:p>Small, chubby and a heart patient. Is there anything else?</text:p>
          </table:table-cell>
          <table:table-cell table:style-name="ce13" office:value-type="string">
            <text:p>Petit, gros et malade du cœur. Autre chose ?</text:p>
          </table:table-cell>
          <table:table-cell office:value-type="string">
            <text:p>You have the reigning national champion of the Insult Contest in front of you, in case you didn't know.</text:p>
          </table:table-cell>
          <table:table-cell office:value-type="string">
            <text:p>Pour votre information, vous être en face du champion national de concours d'Insultes.</text:p>
          </table:table-cell>
          <table:table-cell table:number-columns-repeated="1019"/>
        </table:table-row>
        <table:table-row table:style-name="ro5">
          <table:table-cell office:value-type="string">
            <text:p>dialog_guardia</text:p>
          </table:table-cell>
          <table:table-cell office:value-type="string">
            <text:p>Small, chubby and a heart patient. Is there anything else?</text:p>
          </table:table-cell>
          <table:table-cell table:style-name="ce13" office:value-type="string">
            <text:p>Petit, gros et malade du cœur. Autre chose ?</text:p>
          </table:table-cell>
          <table:table-cell office:value-type="string">
            <text:p>Nobody and nothing can beat my sharp tongue.</text:p>
          </table:table-cell>
          <table:table-cell office:value-type="string">
            <text:p>Rien ni personne en peut battre ma langue aiguisée.</text:p>
          </table:table-cell>
          <table:table-cell table:number-columns-repeated="1019"/>
        </table:table-row>
        <table:table-row table:style-name="ro5">
          <table:table-cell office:value-type="string">
            <text:p>dialog_guardia</text:p>
          </table:table-cell>
          <table:table-cell office:value-type="string">
            <text:p>Small, chubby and a heart patient. Is there anything else?</text:p>
          </table:table-cell>
          <table:table-cell table:style-name="ce13" office:value-type="string">
            <text:p>Petit, gros et malade du cœur. Autre chose ?</text:p>
          </table:table-cell>
          <table:table-cell office:value-type="string">
            <text:p>Show me, then.</text:p>
          </table:table-cell>
          <table:table-cell office:value-type="string">
            <text:p>Montrez-moi ça alors.</text:p>
          </table:table-cell>
          <table:table-cell table:number-columns-repeated="1019"/>
        </table:table-row>
        <table:table-row table:style-name="ro1">
          <table:table-cell table:number-columns-repeated="1024"/>
        </table:table-row>
        <table:table-row table:style-name="ro3">
          <table:table-cell office:value-type="string">
            <text:p>dialog_guardia</text:p>
          </table:table-cell>
          <table:table-cell office:value-type="string">
            <text:p>This time I'm sure I can do this.</text:p>
          </table:table-cell>
          <table:table-cell table:style-name="ce13" office:value-type="string">
            <text:p>Cette fois, je suis sûr que je peux le faire.</text:p>
          </table:table-cell>
          <table:table-cell office:value-type="string">
            <text:p>This time I'm sure I can do this.</text:p>
          </table:table-cell>
          <table:table-cell table:style-name="ce13" office:value-type="string">
            <text:p>Cette fois, je suis sûr que je peux le faire.</text:p>
          </table:table-cell>
          <table:table-cell table:number-columns-repeated="1019"/>
        </table:table-row>
        <table:table-row table:style-name="ro3">
          <table:table-cell office:value-type="string">
            <text:p>dialog_guardia</text:p>
          </table:table-cell>
          <table:table-cell office:value-type="string">
            <text:p>This time I'm sure I can do this.</text:p>
          </table:table-cell>
          <table:table-cell table:style-name="ce13" office:value-type="string">
            <text:p>Cette fois, je suis sûr que je peux le faire.</text:p>
          </table:table-cell>
          <table:table-cell office:value-type="string">
            <text:p>Be my guest, newbie.</text:p>
          </table:table-cell>
          <table:table-cell office:value-type="string">
            <text:p>Après vous, le bleu.</text:p>
          </table:table-cell>
          <table:table-cell table:number-columns-repeated="1019"/>
        </table:table-row>
        <table:table-row table:style-name="ro1">
          <table:table-cell table:number-columns-repeated="1024"/>
        </table:table-row>
        <table:table-row table:style-name="ro5">
          <table:table-cell office:value-type="string">
            <text:p>dialog_guardia</text:p>
          </table:table-cell>
          <table:table-cell office:value-type="string">
            <text:p>Your cousin wanted to know if it was all ok here.</text:p>
          </table:table-cell>
          <table:table-cell table:style-name="ce13" office:value-type="string">
            <text:p>Votre cousin voulait savoir si tout allait bien ici.</text:p>
          </table:table-cell>
          <table:table-cell office:value-type="string">
            <text:p>Your cousin wanted to know if it was all ok here.</text:p>
          </table:table-cell>
          <table:table-cell table:style-name="ce13" office:value-type="string">
            <text:p>Votre cousin voulait savoir si tout allait bien ici.</text:p>
          </table:table-cell>
          <table:table-cell table:number-columns-repeated="1019"/>
        </table:table-row>
        <table:table-row table:style-name="ro5">
          <table:table-cell office:value-type="string">
            <text:p>dialog_guardia</text:p>
          </table:table-cell>
          <table:table-cell office:value-type="string">
            <text:p>Your cousin wanted to know if it was all ok here.</text:p>
          </table:table-cell>
          <table:table-cell table:style-name="ce13" office:value-type="string">
            <text:p>Votre cousin voulait savoir si tout allait bien ici.</text:p>
          </table:table-cell>
          <table:table-cell office:value-type="string">
            <text:p>Yeah, right, I have sooo many unruly visitors to keep at bay.</text:p>
          </table:table-cell>
          <table:table-cell office:value-type="string">
            <text:p>Ouais, ça va, j'ai teeeeellement de visiteurs indisciplinés à garder à bonne distance.</text:p>
          </table:table-cell>
          <table:table-cell table:number-columns-repeated="1019"/>
        </table:table-row>
        <table:table-row table:style-name="ro5">
          <table:table-cell office:value-type="string">
            <text:p>dialog_guardia</text:p>
          </table:table-cell>
          <table:table-cell office:value-type="string">
            <text:p>Your cousin wanted to know if it was all ok here.</text:p>
          </table:table-cell>
          <table:table-cell table:style-name="ce13" office:value-type="string">
            <text:p>Votre cousin voulait savoir si tout allait bien ici.</text:p>
          </table:table-cell>
          <table:table-cell office:value-type="string">
            <text:p>What is he afraid of, the Anubis statues will come back to life?</text:p>
          </table:table-cell>
          <table:table-cell office:value-type="string">
            <text:p>De quoi a-t-il peur, que les statues d'Anubis reviennent à la vie ?</text:p>
          </table:table-cell>
          <table:table-cell table:number-columns-repeated="1019"/>
        </table:table-row>
        <table:table-row table:style-name="ro1">
          <table:table-cell table:number-columns-repeated="1024"/>
        </table:table-row>
        <table:table-row table:style-name="ro3">
          <table:table-cell office:value-type="string">
            <text:p>dialog_guardia</text:p>
          </table:table-cell>
          <table:table-cell office:value-type="string">
            <text:p>I'll let you work in peace.</text:p>
          </table:table-cell>
          <table:table-cell table:style-name="ce13" office:value-type="string">
            <text:p>Je vous laisse travailler en paix.</text:p>
          </table:table-cell>
          <table:table-cell office:value-type="string">
            <text:p>I'll let you work in peace.</text:p>
          </table:table-cell>
          <table:table-cell office:value-type="string">
            <text:p>Je vous laisse travailler en paix.</text:p>
          </table:table-cell>
          <table:table-cell table:number-columns-repeated="1019"/>
        </table:table-row>
        <table:table-row table:style-name="ro1">
          <table:table-cell table:number-columns-repeated="1024"/>
        </table:table-row>
        <table:table-row table:style-name="ro3">
          <table:table-cell office:value-type="string">
            <text:p>dialog_libro_magia_nera</text:p>
          </table:table-cell>
          <table:table-cell office:value-type="string">
            <text:p>Chapter 1: Witchcraft.</text:p>
          </table:table-cell>
          <table:table-cell table:style-name="ce13" office:value-type="string">
            <text:p>Chapitre 1 : Sorcellerie.</text:p>
          </table:table-cell>
          <table:table-cell office:value-type="string">
            <text:p>'Chapter 1: Witchcraft.'</text:p>
          </table:table-cell>
          <table:table-cell table:style-name="ce13" office:value-type="string">
            <text:p>« Chapitre 1 : Sorcellerie. »</text:p>
          </table:table-cell>
          <table:table-cell table:number-columns-repeated="1019"/>
        </table:table-row>
        <table:table-row table:style-name="ro3">
          <table:table-cell office:value-type="string">
            <text:p>dialog_libro_magia_nera</text:p>
          </table:table-cell>
          <table:table-cell office:value-type="string">
            <text:p>Chapter 1: Witchcraft.</text:p>
          </table:table-cell>
          <table:table-cell table:style-name="ce13" office:value-type="string">
            <text:p>Chapitre 1 : Sorcellerie.</text:p>
          </table:table-cell>
          <table:table-cell office:value-type="string">
            <text:p>'How to curse your mother-in-law and live happily.'</text:p>
          </table:table-cell>
          <table:table-cell office:value-type="string">
            <text:p>« Comment jeter un sort à votre belle-mère et vivre heureux. »</text:p>
          </table:table-cell>
          <table:table-cell table:number-columns-repeated="1019"/>
        </table:table-row>
        <table:table-row table:style-name="ro5">
          <table:table-cell office:value-type="string">
            <text:p>dialog_libro_magia_nera</text:p>
          </table:table-cell>
          <table:table-cell office:value-type="string">
            <text:p>Chapter 1: Witchcraft.</text:p>
          </table:table-cell>
          <table:table-cell table:style-name="ce13" office:value-type="string">
            <text:p>Chapitre 1 : Sorcellerie.</text:p>
          </table:table-cell>
          <table:table-cell office:value-type="string">
            <text:p>'1. - Capture a wild animal to associate with the victim (80% percent of readers pick a toad or a snake).'</text:p>
          </table:table-cell>
          <table:table-cell table:style-name="ce7" office:value-type="string">
            <text:p>« 1. - Capturez un animal sauvage pour l'associer à la victime (80% des lecteurs choisissent un crapaud ou un serpent). »</text:p>
          </table:table-cell>
          <table:table-cell table:number-columns-repeated="1019"/>
        </table:table-row>
        <table:table-row table:style-name="ro3">
          <table:table-cell office:value-type="string">
            <text:p>dialog_libro_magia_nera</text:p>
          </table:table-cell>
          <table:table-cell office:value-type="string">
            <text:p>Chapter 1: Witchcraft.</text:p>
          </table:table-cell>
          <table:table-cell table:style-name="ce13" office:value-type="string">
            <text:p>Chapitre 1 : Sorcellerie.</text:p>
          </table:table-cell>
          <table:table-cell office:value-type="string">
            <text:p>'2 - Wait for midnight and the moonlight to baptize the animal with her name.'</text:p>
          </table:table-cell>
          <table:table-cell office:value-type="string">
            <text:p>« 2. - Attendez minuit au clair de lune pour baptiser l'animal avec son nom. »</text:p>
          </table:table-cell>
          <table:table-cell table:number-columns-repeated="1019"/>
        </table:table-row>
        <table:table-row table:style-name="ro3">
          <table:table-cell office:value-type="string">
            <text:p>dialog_libro_magia_nera</text:p>
          </table:table-cell>
          <table:table-cell office:value-type="string">
            <text:p>Chapter 1: Witchcraft.</text:p>
          </table:table-cell>
          <table:table-cell table:style-name="ce13" office:value-type="string">
            <text:p>Chapitre 1 : Sorcellerie.</text:p>
          </table:table-cell>
          <table:table-cell office:value-type="string">
            <text:p>'3 - Free your moth... I mean, the animal, in open country.'</text:p>
          </table:table-cell>
          <table:table-cell office:value-type="string">
            <text:p>« 3. - Libérez votre papillon... Je veux dire, l'animal, en plein air. »</text:p>
          </table:table-cell>
          <table:table-cell table:number-columns-repeated="1019"/>
        </table:table-row>
        <table:table-row table:style-name="ro3">
          <table:table-cell office:value-type="string">
            <text:p>dialog_libro_magia_nera</text:p>
          </table:table-cell>
          <table:table-cell office:value-type="string">
            <text:p>Chapter 1: Witchcraft.</text:p>
          </table:table-cell>
          <table:table-cell table:style-name="ce13" office:value-type="string">
            <text:p>Chapitre 1 : Sorcellerie.</text:p>
          </table:table-cell>
          <table:table-cell office:value-type="string">
            <text:p>'Your beloved acquired mummy will thus lose the power of speech.'</text:p>
          </table:table-cell>
          <table:table-cell office:value-type="string">
            <text:p>« Votre bien-aimée belle-mère perdra ainsi l'usage de la parole. »</text:p>
          </table:table-cell>
          <table:table-cell table:number-columns-repeated="1019"/>
        </table:table-row>
        <table:table-row table:style-name="ro3">
          <table:table-cell office:value-type="string">
            <text:p>dialog_libro_magia_nera</text:p>
          </table:table-cell>
          <table:table-cell office:value-type="string">
            <text:p>Chapter 1: Witchcraft.</text:p>
          </table:table-cell>
          <table:table-cell table:style-name="ce13" office:value-type="string">
            <text:p>Chapitre 1 : Sorcellerie.</text:p>
          </table:table-cell>
          <table:table-cell office:value-type="string">
            <text:p>'4 - Remove the earplugs and enjoy the new silence.'</text:p>
          </table:table-cell>
          <table:table-cell office:value-type="string">
            <text:p>« 4. - Retirez vos bouchons d'oreille et profitez à nouveau du silence. »</text:p>
          </table:table-cell>
          <table:table-cell table:number-columns-repeated="1019"/>
        </table:table-row>
        <table:table-row table:style-name="ro5">
          <table:table-cell office:value-type="string">
            <text:p>dialog_libro_magia_nera</text:p>
          </table:table-cell>
          <table:table-cell office:value-type="string">
            <text:p>Chapter 1: Witchcraft.</text:p>
          </table:table-cell>
          <table:table-cell table:style-name="ce13" office:value-type="string">
            <text:p>Chapitre 1 : Sorcellerie.</text:p>
          </table:table-cell>
          <table:table-cell office:value-type="string">
            <text:p>'ACHTUNG: Unfortunately the abovementioned witchcraft is not effective on wives and husbands.'</text:p>
          </table:table-cell>
          <table:table-cell office:value-type="string">
            <text:p>« ACHTUNG : Malheureusement, la sorcellerie susmentionnée n'est pas efficace contre les épouses et les maris. »</text:p>
          </table:table-cell>
          <table:table-cell table:number-columns-repeated="1019"/>
        </table:table-row>
        <table:table-row table:style-name="ro1">
          <table:table-cell table:number-columns-repeated="1024"/>
        </table:table-row>
        <table:table-row table:style-name="ro3">
          <table:table-cell office:value-type="string">
            <text:p>dialog_libro_magia_nera</text:p>
          </table:table-cell>
          <table:table-cell office:value-type="string">
            <text:p>Chapter 2: Sèances.</text:p>
          </table:table-cell>
          <table:table-cell table:style-name="ce18" office:value-type="string">
            <text:p>Chapitre 2 : Séance de spiritisme.</text:p>
          </table:table-cell>
          <table:table-cell office:value-type="string">
            <text:p>'Chapter 2: Sèances.'</text:p>
          </table:table-cell>
          <table:table-cell table:style-name="ce7" office:value-type="string">
            <text:p>« Chapitre 2 : Séance de spiritisme. »</text:p>
          </table:table-cell>
          <table:table-cell table:number-columns-repeated="1019"/>
        </table:table-row>
        <table:table-row table:style-name="ro3">
          <table:table-cell office:value-type="string">
            <text:p>dialog_libro_magia_nera</text:p>
          </table:table-cell>
          <table:table-cell office:value-type="string">
            <text:p>Chapter 2: Sèances.</text:p>
          </table:table-cell>
          <table:table-cell table:style-name="ce18" office:value-type="string">
            <text:p>Chapitre 2 : Séance de spiritisme.</text:p>
          </table:table-cell>
          <table:table-cell office:value-type="string">
            <text:p>'How to satisfy your Oedipal complex even if your mother left you.'</text:p>
          </table:table-cell>
          <table:table-cell office:value-type="string">
            <text:p>« Comment satisfaire votre complexe œdipien, même si votre mère est décédée. »</text:p>
          </table:table-cell>
          <table:table-cell table:number-columns-repeated="1019"/>
        </table:table-row>
        <table:table-row table:style-name="ro5">
          <table:table-cell office:value-type="string">
            <text:p>dialog_libro_magia_nera</text:p>
          </table:table-cell>
          <table:table-cell office:value-type="string">
            <text:p>Chapter 2: Sèances.</text:p>
          </table:table-cell>
          <table:table-cell table:style-name="ce18" office:value-type="string">
            <text:p>Chapitre 2 : Séance de spiritisme.</text:p>
          </table:table-cell>
          <table:table-cell office:value-type="string">
            <text:p>'1 - Sit around a table with other people who want to communicate with your dead mother; therefore avoid inviting your wife.'</text:p>
          </table:table-cell>
          <table:table-cell table:style-name="ce7" office:value-type="string">
            <text:p>« 1. - Asseyez-vous autour d'une table avec d'autres personnes qui veulent communiquer avec votre mère décédée; évitez donc d'inviter votre femme. »</text:p>
          </table:table-cell>
          <table:table-cell table:number-columns-repeated="1019"/>
        </table:table-row>
        <table:table-row table:style-name="ro3">
          <table:table-cell office:value-type="string">
            <text:p>dialog_libro_magia_nera</text:p>
          </table:table-cell>
          <table:table-cell office:value-type="string">
            <text:p>Chapter 2: Sèances.</text:p>
          </table:table-cell>
          <table:table-cell table:style-name="ce18" office:value-type="string">
            <text:p>Chapitre 2 : Séance de spiritisme.</text:p>
          </table:table-cell>
          <table:table-cell office:value-type="string">
            <text:p>'2 - Light up a wax candle in the center of the table.'</text:p>
          </table:table-cell>
          <table:table-cell office:value-type="string">
            <text:p>« 2 - Allumez une bougie de cire au centre de la table. »</text:p>
          </table:table-cell>
          <table:table-cell table:number-columns-repeated="1019"/>
        </table:table-row>
        <table:table-row table:style-name="ro3">
          <table:table-cell office:value-type="string">
            <text:p>dialog_libro_magia_nera</text:p>
          </table:table-cell>
          <table:table-cell office:value-type="string">
            <text:p>Chapter 2: Sèances.</text:p>
          </table:table-cell>
          <table:table-cell table:style-name="ce18" office:value-type="string">
            <text:p>Chapitre 2 : Séance de spiritisme.</text:p>
          </table:table-cell>
          <table:table-cell office:value-type="string">
            <text:p>'3 - Create a circle, holding hands or touching with the pinkies.'</text:p>
          </table:table-cell>
          <table:table-cell office:value-type="string">
            <text:p>« 3 - Créez un cercle, en vous tenant les mains ou en vous touchant les petits doigts. »</text:p>
          </table:table-cell>
          <table:table-cell table:number-columns-repeated="1019"/>
        </table:table-row>
        <table:table-row table:style-name="ro3">
          <table:table-cell office:value-type="string">
            <text:p>dialog_libro_magia_nera</text:p>
          </table:table-cell>
          <table:table-cell office:value-type="string">
            <text:p>Chapter 2: Sèances.</text:p>
          </table:table-cell>
          <table:table-cell table:style-name="ce18" office:value-type="string">
            <text:p>Chapitre 2 : Séance de spiritisme.</text:p>
          </table:table-cell>
          <table:table-cell office:value-type="string">
            <text:p>'4 - At this point close your eyes and evoke the dead towards you.'</text:p>
          </table:table-cell>
          <table:table-cell office:value-type="string">
            <text:p>« 4 - À ce stade, fermez les yeux et invoquez les morts. »</text:p>
          </table:table-cell>
          <table:table-cell table:number-columns-repeated="1019"/>
        </table:table-row>
        <table:table-row table:style-name="ro5">
          <table:table-cell office:value-type="string">
            <text:p>dialog_libro_magia_nera</text:p>
          </table:table-cell>
          <table:table-cell office:value-type="string">
            <text:p>Chapter 2: Sèances.</text:p>
          </table:table-cell>
          <table:table-cell table:style-name="ce18" office:value-type="string">
            <text:p>Chapitre 2 : Séance de spiritisme.</text:p>
          </table:table-cell>
          <table:table-cell office:value-type="string">
            <text:p>'Some dead people don't like to talk, so prepare an alternative medium like a pen or a typewriter.'</text:p>
          </table:table-cell>
          <table:table-cell table:style-name="ce7" office:value-type="string">
            <text:p>« Certains morts n'aiment pas parler, alors préparez un support alternatif comme un stylo ou une machine à écrire. »</text:p>
          </table:table-cell>
          <table:table-cell table:number-columns-repeated="1019"/>
        </table:table-row>
        <table:table-row table:style-name="ro5">
          <table:table-cell office:value-type="string">
            <text:p>dialog_libro_magia_nera</text:p>
          </table:table-cell>
          <table:table-cell office:value-type="string">
            <text:p>Chapter 2: Sèances.</text:p>
          </table:table-cell>
          <table:table-cell table:style-name="ce18" office:value-type="string">
            <text:p>Chapitre 2 : Séance de spiritisme.</text:p>
          </table:table-cell>
          <table:table-cell office:value-type="string">
            <text:p>'ACHTUNG: Always remember to avoid antagonizing the dead if you want to communicate with her once again. But mostly avoid antagonizing your wife.'</text:p>
          </table:table-cell>
          <table:table-cell table:style-name="ce7" office:value-type="string">
            <text:p>« ACHTUNG : Évitez de contrarier les morts si vous voulez communiquer avec eux à nouveau. Mais par-dessus tout, évitez de contrarier votre femme. »</text:p>
          </table:table-cell>
          <table:table-cell table:number-columns-repeated="1019"/>
        </table:table-row>
        <table:table-row table:style-name="ro1">
          <table:table-cell table:number-columns-repeated="4"/>
          <table:table-cell table:style-name="ce7"/>
          <table:table-cell table:number-columns-repeated="1019"/>
        </table:table-row>
        <table:table-row table:style-name="ro3">
          <table:table-cell office:value-type="string">
            <text:p>dialog_libro_magia_nera</text:p>
          </table:table-cell>
          <table:table-cell office:value-type="string">
            <text:p>Chapter 3: Voodoo practices.</text:p>
          </table:table-cell>
          <table:table-cell table:style-name="ce13" office:value-type="string">
            <text:p>Chapitre 3 : Pratiques vaudou.</text:p>
          </table:table-cell>
          <table:table-cell office:value-type="string">
            <text:p>'Chapter 3: Voodoo practices.'</text:p>
          </table:table-cell>
          <table:table-cell table:style-name="ce7" office:value-type="string">
            <text:p>« Chapitre 3: Pratiques vaudous. »</text:p>
          </table:table-cell>
          <table:table-cell table:number-columns-repeated="1019"/>
        </table:table-row>
        <table:table-row table:style-name="ro3">
          <table:table-cell office:value-type="string">
            <text:p>dialog_libro_magia_nera</text:p>
          </table:table-cell>
          <table:table-cell office:value-type="string">
            <text:p>Chapter 3: Voodoo practices.</text:p>
          </table:table-cell>
          <table:table-cell table:style-name="ce13" office:value-type="string">
            <text:p>Chapitre 3 : Pratiques vaudou.</text:p>
          </table:table-cell>
          <table:table-cell office:value-type="string">
            <text:p>'How to get revenge on the school bullies while keeping your distance.'</text:p>
          </table:table-cell>
          <table:table-cell table:style-name="ce7" office:value-type="string">
            <text:p>« Comment se venger de la terreur de l'école tout en gardant ses distances. »</text:p>
          </table:table-cell>
          <table:table-cell table:number-columns-repeated="1019"/>
        </table:table-row>
        <table:table-row table:style-name="ro5">
          <table:table-cell office:value-type="string">
            <text:p>dialog_libro_magia_nera</text:p>
          </table:table-cell>
          <table:table-cell office:value-type="string">
            <text:p>Chapter 3: Voodoo practices.</text:p>
          </table:table-cell>
          <table:table-cell table:style-name="ce13" office:value-type="string">
            <text:p>Chapitre 3 : Pratiques vaudou.</text:p>
          </table:table-cell>
          <table:table-cell office:value-type="string">
            <text:p>'1 - Recover some hair or nail samples from the concerned bully and attach it to a doll.'</text:p>
          </table:table-cell>
          <table:table-cell table:style-name="ce7" office:value-type="string">
            <text:p>« 1. - Récupérez quelques cheveux ou échantillons d'ongles de l'intimidateur concerné et attachez-les à une poupée. »</text:p>
          </table:table-cell>
          <table:table-cell table:number-columns-repeated="1019"/>
        </table:table-row>
        <table:table-row table:style-name="ro3">
          <table:table-cell office:value-type="string">
            <text:p>dialog_libro_magia_nera</text:p>
          </table:table-cell>
          <table:table-cell office:value-type="string">
            <text:p>Chapter 3: Voodoo practices.</text:p>
          </table:table-cell>
          <table:table-cell table:style-name="ce13" office:value-type="string">
            <text:p>Chapitre 3 : Pratiques vaudou.</text:p>
          </table:table-cell>
          <table:table-cell office:value-type="string">
            <text:p>'2 - Then place a voodoo doll in the center of a pentacle.'</text:p>
          </table:table-cell>
          <table:table-cell table:style-name="ce7" office:value-type="string">
            <text:p>« 2. - Placez ensuite la poupée vaudou au centre d'un pentacle. »</text:p>
          </table:table-cell>
          <table:table-cell table:number-columns-repeated="1019"/>
        </table:table-row>
        <table:table-row table:style-name="ro5">
          <table:table-cell office:value-type="string">
            <text:p>dialog_libro_magia_nera</text:p>
          </table:table-cell>
          <table:table-cell office:value-type="string">
            <text:p>Chapter 3: Voodoo practices.</text:p>
          </table:table-cell>
          <table:table-cell table:style-name="ce13" office:value-type="string">
            <text:p>Chapitre 3 : Pratiques vaudou.</text:p>
          </table:table-cell>
          <table:table-cell office:value-type="string">
            <text:p>'3 - Close your eyes and channel your hate on the bully: imagining him with his head in the toilet increases the chance of success.'</text:p>
          </table:table-cell>
          <table:table-cell table:style-name="ce7" office:value-type="string">
            <text:p>« 3. - Fermez les yeux et canalisez votre haine contre l'intimidateur : l'imaginer avec la tête dans les toilettes augmente les chances de succès. »</text:p>
          </table:table-cell>
          <table:table-cell table:number-columns-repeated="1019"/>
        </table:table-row>
        <table:table-row table:style-name="ro3">
          <table:table-cell office:value-type="string">
            <text:p>dialog_libro_magia_nera</text:p>
          </table:table-cell>
          <table:table-cell office:value-type="string">
            <text:p>Chapter 3: Voodoo practices.</text:p>
          </table:table-cell>
          <table:table-cell table:style-name="ce13" office:value-type="string">
            <text:p>Chapitre 3 : Pratiques vaudou.</text:p>
          </table:table-cell>
          <table:table-cell office:value-type="string">
            <text:p>'If the ritual is successful, the doll will assume the features of the designated victim.'</text:p>
          </table:table-cell>
          <table:table-cell table:style-name="ce7" office:value-type="string">
            <text:p>« Si le rituel fonctionne, la poupée prendra les traits de la victime désignée. »</text:p>
          </table:table-cell>
          <table:table-cell table:number-columns-repeated="1019"/>
        </table:table-row>
        <table:table-row table:style-name="ro3">
          <table:table-cell office:value-type="string">
            <text:p>dialog_libro_magia_nera</text:p>
          </table:table-cell>
          <table:table-cell office:value-type="string">
            <text:p>Chapter 3: Voodoo practices.</text:p>
          </table:table-cell>
          <table:table-cell table:style-name="ce13" office:value-type="string">
            <text:p>Chapitre 3 : Pratiques vaudou.</text:p>
          </table:table-cell>
          <table:table-cell office:value-type="string">
            <text:p>'4 - Grab a needle or some pins to stick into the voodoo doll.'</text:p>
          </table:table-cell>
          <table:table-cell table:style-name="ce7" office:value-type="string">
            <text:p>« 4. - Prenez une aiguille ou quelques épingles et plantez-les dans la poupée vaudou. »</text:p>
          </table:table-cell>
          <table:table-cell table:number-columns-repeated="1019"/>
        </table:table-row>
        <table:table-row table:style-name="ro3">
          <table:table-cell office:value-type="string">
            <text:p>dialog_libro_magia_nera</text:p>
          </table:table-cell>
          <table:table-cell office:value-type="string">
            <text:p>Chapter 3: Voodoo practices.</text:p>
          </table:table-cell>
          <table:table-cell table:style-name="ce13" office:value-type="string">
            <text:p>Chapitre 3 : Pratiques vaudou.</text:p>
          </table:table-cell>
          <table:table-cell office:value-type="string">
            <text:p>'5 - Enjoy your revenge.'</text:p>
          </table:table-cell>
          <table:table-cell table:style-name="ce7" office:value-type="string">
            <text:p>« 5. - Savourez votre revanche. »</text:p>
          </table:table-cell>
          <table:table-cell table:number-columns-repeated="1019"/>
        </table:table-row>
        <table:table-row table:style-name="ro3">
          <table:table-cell office:value-type="string">
            <text:p>dialog_libro_magia_nera</text:p>
          </table:table-cell>
          <table:table-cell office:value-type="string">
            <text:p>Chapter 3: Voodoo practices.</text:p>
          </table:table-cell>
          <table:table-cell table:style-name="ce13" office:value-type="string">
            <text:p>Chapitre 3 : Pratiques vaudou.</text:p>
          </table:table-cell>
          <table:table-cell office:value-type="string">
            <text:p>'ACHTUNG: Don't damage the doll by removing its limbs or head.'</text:p>
          </table:table-cell>
          <table:table-cell table:style-name="ce7" office:value-type="string">
            <text:p>« ACHTUNG : N'endommagez pas la poupée en enlevant ses membres ou sa tête. »</text:p>
          </table:table-cell>
          <table:table-cell table:number-columns-repeated="1019"/>
        </table:table-row>
        <table:table-row table:style-name="ro3">
          <table:table-cell office:value-type="string">
            <text:p>dialog_libro_magia_nera</text:p>
          </table:table-cell>
          <table:table-cell office:value-type="string">
            <text:p>Chapter 3: Voodoo practices.</text:p>
          </table:table-cell>
          <table:table-cell table:style-name="ce13" office:value-type="string">
            <text:p>Chapitre 3 : Pratiques vaudou.</text:p>
          </table:table-cell>
          <table:table-cell office:value-type="string">
            <text:p>'Keep out of reach of children.'</text:p>
          </table:table-cell>
          <table:table-cell table:style-name="ce7" office:value-type="string">
            <text:p>« Gardez hors de la portée des enfants. »</text:p>
          </table:table-cell>
          <table:table-cell table:number-columns-repeated="1019"/>
        </table:table-row>
        <table:table-row table:style-name="ro1">
          <table:table-cell table:number-columns-repeated="1024"/>
        </table:table-row>
        <table:table-row table:style-name="ro3">
          <table:table-cell office:value-type="string">
            <text:p>dialog_libro_magia_nera</text:p>
          </table:table-cell>
          <table:table-cell office:value-type="string">
            <text:p>Chapter 4: Love potions.</text:p>
          </table:table-cell>
          <table:table-cell table:style-name="ce13" office:value-type="string">
            <text:p>Chapitre 4 : Filtres d'amour.</text:p>
          </table:table-cell>
          <table:table-cell office:value-type="string">
            <text:p>'Chapter 4: Love potions.'</text:p>
          </table:table-cell>
          <table:table-cell office:value-type="string">
            <text:p>« Chapitre 4: Filtres d'amour. »</text:p>
          </table:table-cell>
          <table:table-cell table:number-columns-repeated="1019"/>
        </table:table-row>
        <table:table-row table:style-name="ro3">
          <table:table-cell office:value-type="string">
            <text:p>dialog_libro_magia_nera</text:p>
          </table:table-cell>
          <table:table-cell office:value-type="string">
            <text:p>Chapter 4: Love potions.</text:p>
          </table:table-cell>
          <table:table-cell table:style-name="ce13" office:value-type="string">
            <text:p>Chapitre 4 : Filtres d'amour.</text:p>
          </table:table-cell>
          <table:table-cell office:value-type="string">
            <text:p>'How to get out of the friend zone and overcome restraining orders.'</text:p>
          </table:table-cell>
          <table:table-cell office:value-type="string">
            <text:p>« Comment sortir de la friend zone et passer outre l'ordonnance restrictive. »</text:p>
          </table:table-cell>
          <table:table-cell table:number-columns-repeated="1019"/>
        </table:table-row>
        <table:table-row table:style-name="ro5">
          <table:table-cell office:value-type="string">
            <text:p>dialog_libro_magia_nera</text:p>
          </table:table-cell>
          <table:table-cell office:value-type="string">
            <text:p>Chapter 4: Love potions.</text:p>
          </table:table-cell>
          <table:table-cell table:style-name="ce13" office:value-type="string">
            <text:p>Chapitre 4 : Filtres d'amour.</text:p>
          </table:table-cell>
          <table:table-cell office:value-type="string">
            <text:p>'1 - Acquire a photo of your future love - you shouldn't have problems after so many years of stalking.'</text:p>
          </table:table-cell>
          <table:table-cell table:style-name="ce7" office:value-type="string">
            <text:p>« 1. - Obtenez une photo de votre futur amour - vous ne devriez pas avoir de problèmes après tant d'années de harcèlement. »</text:p>
          </table:table-cell>
          <table:table-cell table:number-columns-repeated="1019"/>
        </table:table-row>
        <table:table-row table:style-name="ro3">
          <table:table-cell office:value-type="string">
            <text:p>dialog_libro_magia_nera</text:p>
          </table:table-cell>
          <table:table-cell office:value-type="string">
            <text:p>Chapter 4: Love potions.</text:p>
          </table:table-cell>
          <table:table-cell table:style-name="ce13" office:value-type="string">
            <text:p>Chapitre 4 : Filtres d'amour.</text:p>
          </table:table-cell>
          <table:table-cell office:value-type="string">
            <text:p>'2 - Dip some rose petals and cloves in a water and red wine solution.'</text:p>
          </table:table-cell>
          <table:table-cell office:value-type="string">
            <text:p>« 2. - Trempez quelques pétales de rose et quelques clous de girofle dans une solution d'eau et de vin rouge. »</text:p>
          </table:table-cell>
          <table:table-cell table:number-columns-repeated="1019"/>
        </table:table-row>
        <table:table-row table:style-name="ro3">
          <table:table-cell office:value-type="string">
            <text:p>dialog_libro_magia_nera</text:p>
          </table:table-cell>
          <table:table-cell office:value-type="string">
            <text:p>Chapter 4: Love potions.</text:p>
          </table:table-cell>
          <table:table-cell table:style-name="ce13" office:value-type="string">
            <text:p>Chapitre 4 : Filtres d'amour.</text:p>
          </table:table-cell>
          <table:table-cell office:value-type="string">
            <text:p>3 - Bring the mixture to a boil.'</text:p>
          </table:table-cell>
          <table:table-cell office:value-type="string">
            <text:p>« 3. - Portez le tout à ébullition. »</text:p>
          </table:table-cell>
          <table:table-cell table:number-columns-repeated="1019"/>
        </table:table-row>
        <table:table-row table:style-name="ro3">
          <table:table-cell office:value-type="string">
            <text:p>dialog_libro_magia_nera</text:p>
          </table:table-cell>
          <table:table-cell office:value-type="string">
            <text:p>Chapter 4: Love potions.</text:p>
          </table:table-cell>
          <table:table-cell table:style-name="ce13" office:value-type="string">
            <text:p>Chapitre 4 : Filtres d'amour.</text:p>
          </table:table-cell>
          <table:table-cell office:value-type="string">
            <text:p>'4 - After cooling, drink the love potion you just completed.'</text:p>
          </table:table-cell>
          <table:table-cell office:value-type="string">
            <text:p>« 4. - Après refroidissement, buvez la potion d'amour que vous venez de terminer. »</text:p>
          </table:table-cell>
          <table:table-cell table:number-columns-repeated="1019"/>
        </table:table-row>
        <table:table-row table:style-name="ro3">
          <table:table-cell office:value-type="string">
            <text:p>dialog_libro_magia_nera</text:p>
          </table:table-cell>
          <table:table-cell office:value-type="string">
            <text:p>Chapter 4: Love potions.</text:p>
          </table:table-cell>
          <table:table-cell table:style-name="ce13" office:value-type="string">
            <text:p>Chapitre 4 : Filtres d'amour.</text:p>
          </table:table-cell>
          <table:table-cell office:value-type="string">
            <text:p>'5 - Wait comfortably at home for his/her arrival.'</text:p>
          </table:table-cell>
          <table:table-cell office:value-type="string">
            <text:p>« 5. - Attendez confortablement son arrivée à la maison. »</text:p>
          </table:table-cell>
          <table:table-cell table:number-columns-repeated="1019"/>
        </table:table-row>
        <table:table-row table:style-name="ro3">
          <table:table-cell office:value-type="string">
            <text:p>dialog_libro_magia_nera</text:p>
          </table:table-cell>
          <table:table-cell office:value-type="string">
            <text:p>Chapter 4: Love potions.</text:p>
          </table:table-cell>
          <table:table-cell table:style-name="ce13" office:value-type="string">
            <text:p>Chapitre 4 : Filtres d'amour.</text:p>
          </table:table-cell>
          <table:table-cell office:value-type="string">
            <text:p>'ACHTUNG: Always remember to take proper precautions.'</text:p>
          </table:table-cell>
          <table:table-cell office:value-type="string">
            <text:p>« ACHTUNG : N'oubliez pas de prendre les précautions appropriées. »</text:p>
          </table:table-cell>
          <table:table-cell table:number-columns-repeated="1019"/>
        </table:table-row>
        <table:table-row table:style-name="ro1">
          <table:table-cell table:number-columns-repeated="1024"/>
        </table:table-row>
        <table:table-row table:style-name="ro1">
          <table:table-cell office:value-type="string">
            <text:p>dialog_libro_magia_nera</text:p>
          </table:table-cell>
          <table:table-cell table:style-name="ce2" office:value-type="string">
            <text:p>&lt;stop reading&gt;</text:p>
          </table:table-cell>
          <table:table-cell office:value-type="string">
            <text:p>&lt;arrêter de lire&gt;</text:p>
          </table:table-cell>
          <table:table-cell/>
          <table:table-cell table:style-name="ce41"/>
          <table:table-cell table:number-columns-repeated="1019"/>
        </table:table-row>
        <table:table-row table:style-name="ro1">
          <table:table-cell table:number-columns-repeated="1024"/>
        </table:table-row>
        <table:table-row table:style-name="ro9">
          <table:table-cell office:value-type="string">
            <text:p>dialog_morpheus</text:p>
          </table:table-cell>
          <table:table-cell office:value-type="string">
            <text:p>What happened to your eyes?</text:p>
          </table:table-cell>
          <table:table-cell table:style-name="ce38" office:value-type="string">
            <text:p>Qu'est-il arrivé à vos yeux ?</text:p>
          </table:table-cell>
          <table:table-cell office:value-type="string">
            <text:p>What happened to your eyes?</text:p>
          </table:table-cell>
          <table:table-cell table:style-name="ce42" office:value-type="string">
            <text:p>Qu'est-il arrivé à vos yeux ?</text:p>
          </table:table-cell>
          <table:table-cell table:number-columns-repeated="1019"/>
        </table:table-row>
        <table:table-row table:style-name="ro9">
          <table:table-cell office:value-type="string">
            <text:p>dialog_morpheus</text:p>
          </table:table-cell>
          <table:table-cell office:value-type="string">
            <text:p>What happened to your eyes?</text:p>
          </table:table-cell>
          <table:table-cell table:style-name="ce38" office:value-type="string">
            <text:p>Qu'est-il arrivé à vos yeux ?</text:p>
          </table:table-cell>
          <table:table-cell office:value-type="string">
            <text:p>Nothing.</text:p>
          </table:table-cell>
          <table:table-cell office:value-type="string">
            <text:p>Rien.</text:p>
          </table:table-cell>
          <table:table-cell table:number-columns-repeated="1019"/>
        </table:table-row>
        <table:table-row table:style-name="ro9">
          <table:table-cell office:value-type="string">
            <text:p>dialog_morpheus</text:p>
          </table:table-cell>
          <table:table-cell office:value-type="string">
            <text:p>What happened to your eyes?</text:p>
          </table:table-cell>
          <table:table-cell table:style-name="ce38" office:value-type="string">
            <text:p>Qu'est-il arrivé à vos yeux ?</text:p>
          </table:table-cell>
          <table:table-cell office:value-type="string">
            <text:p>I know why you're here, Skinny. I know what you've been doing.</text:p>
          </table:table-cell>
          <table:table-cell office:value-type="string">
            <text:p>Je sais pourquoi tu es ici Néo. Je sais tout ce que tu as fait.</text:p>
          </table:table-cell>
          <table:table-cell table:number-columns-repeated="1019"/>
        </table:table-row>
        <table:table-row table:style-name="ro9">
          <table:table-cell office:value-type="string">
            <text:p>dialog_morpheus</text:p>
          </table:table-cell>
          <table:table-cell office:value-type="string">
            <text:p>What happened to your eyes?</text:p>
          </table:table-cell>
          <table:table-cell table:style-name="ce38" office:value-type="string">
            <text:p>Qu'est-il arrivé à vos yeux ?</text:p>
          </table:table-cell>
          <table:table-cell office:value-type="string">
            <text:p>I know because I was once looking for the same thing.</text:p>
          </table:table-cell>
          <table:table-cell office:value-type="string">
            <text:p>Je le sais parce que moi aussi je l'ai longtemps cherchée. </text:p>
          </table:table-cell>
          <table:table-cell table:number-columns-repeated="1019"/>
        </table:table-row>
        <table:table-row table:style-name="ro9">
          <table:table-cell office:value-type="string">
            <text:p>dialog_morpheus</text:p>
          </table:table-cell>
          <table:table-cell office:value-type="string">
            <text:p>What happened to your eyes?</text:p>
          </table:table-cell>
          <table:table-cell table:style-name="ce38" office:value-type="string">
            <text:p>Qu'est-il arrivé à vos yeux ?</text:p>
          </table:table-cell>
          <table:table-cell office:value-type="string">
            <text:p>Mirror lenses, rimless sunglasses.</text:p>
          </table:table-cell>
          <table:table-cell office:value-type="string">
            <text:p>Verres miroirs, lunettes de soleil sans monture.</text:p>
          </table:table-cell>
          <table:table-cell table:number-columns-repeated="1019"/>
        </table:table-row>
        <table:table-row table:style-name="ro9">
          <table:table-cell office:value-type="string">
            <text:p>dialog_morpheus</text:p>
          </table:table-cell>
          <table:table-cell office:value-type="string">
            <text:p>What happened to your eyes?</text:p>
          </table:table-cell>
          <table:table-cell table:style-name="ce38" office:value-type="string">
            <text:p>Qu'est-il arrivé à vos yeux ?</text:p>
          </table:table-cell>
          <table:table-cell office:value-type="string">
            <text:p>Limited edition.</text:p>
          </table:table-cell>
          <table:table-cell office:value-type="string">
            <text:p>Édition limitée.</text:p>
          </table:table-cell>
          <table:table-cell table:number-columns-repeated="1019"/>
        </table:table-row>
        <table:table-row table:style-name="ro9">
          <table:table-cell office:value-type="string">
            <text:p>dialog_morpheus</text:p>
          </table:table-cell>
          <table:table-cell office:value-type="string">
            <text:p>What happened to your eyes?</text:p>
          </table:table-cell>
          <table:table-cell table:style-name="ce38" office:value-type="string">
            <text:p>Qu'est-il arrivé à vos yeux ?</text:p>
          </table:table-cell>
          <table:table-cell office:value-type="string">
            <text:p>Why are you reciting the Trinity lines?</text:p>
          </table:table-cell>
          <table:table-cell office:value-type="string">
            <text:p>Pourquoi récitez-vous les répliques de Trinity ?</text:p>
          </table:table-cell>
          <table:table-cell table:number-columns-repeated="1019"/>
        </table:table-row>
        <table:table-row table:style-name="ro9">
          <table:table-cell office:value-type="string">
            <text:p>dialog_morpheus</text:p>
          </table:table-cell>
          <table:table-cell office:value-type="string">
            <text:p>What happened to your eyes?</text:p>
          </table:table-cell>
          <table:table-cell table:style-name="ce38" office:value-type="string">
            <text:p>Qu'est-il arrivé à vos yeux ?</text:p>
          </table:table-cell>
          <table:table-cell office:value-type="string">
            <text:p>The answer is out there, Skinny.</text:p>
          </table:table-cell>
          <table:table-cell office:value-type="string">
            <text:p>La réponse est là, quelque part, Skinny.</text:p>
          </table:table-cell>
          <table:table-cell table:number-columns-repeated="1019"/>
        </table:table-row>
        <table:table-row table:style-name="ro9">
          <table:table-cell office:value-type="string">
            <text:p>dialog_morpheus</text:p>
          </table:table-cell>
          <table:table-cell office:value-type="string">
            <text:p>What happened to your eyes?</text:p>
          </table:table-cell>
          <table:table-cell table:style-name="ce38" office:value-type="string">
            <text:p>Qu'est-il arrivé à vos yeux ?</text:p>
          </table:table-cell>
          <table:table-cell office:value-type="string">
            <text:p>They're INCREDIBLY cool.</text:p>
          </table:table-cell>
          <table:table-cell office:value-type="string">
            <text:p>Elles sont INCROYABLEMENT cools.</text:p>
          </table:table-cell>
          <table:table-cell table:number-columns-repeated="1019"/>
        </table:table-row>
        <table:table-row table:style-name="ro1">
          <table:table-cell table:number-columns-repeated="1024"/>
        </table:table-row>
        <table:table-row table:style-name="ro10">
          <table:table-cell office:value-type="string">
            <text:p>dialog_morpheus</text:p>
          </table:table-cell>
          <table:table-cell office:value-type="string">
            <text:p>I don't see you having much fun.</text:p>
          </table:table-cell>
          <table:table-cell table:style-name="ce28" office:value-type="string">
            <text:p>Vous n'avez pas l'air de beaucoup vous amuser.</text:p>
          </table:table-cell>
          <table:table-cell office:value-type="string">
            <text:p>I don't see you having much fun.</text:p>
          </table:table-cell>
          <table:table-cell table:style-name="ce28" office:value-type="string">
            <text:p>Vous n'avez pas l'air de beaucoup vous amuser.</text:p>
          </table:table-cell>
          <table:table-cell table:number-columns-repeated="1019"/>
        </table:table-row>
        <table:table-row table:style-name="ro10">
          <table:table-cell office:value-type="string">
            <text:p>dialog_morpheus</text:p>
          </table:table-cell>
          <table:table-cell office:value-type="string">
            <text:p>I don't see you having much fun.</text:p>
          </table:table-cell>
          <table:table-cell table:style-name="ce28" office:value-type="string">
            <text:p>Vous n'avez pas l'air de beaucoup vous amuser.</text:p>
          </table:table-cell>
          <table:table-cell office:value-type="string">
            <text:p>Do you really want to know why?</text:p>
          </table:table-cell>
          <table:table-cell office:value-type="string">
            <text:p>Tu veux vraiment savoir pourquoi ?</text:p>
          </table:table-cell>
          <table:table-cell table:number-columns-repeated="1019"/>
        </table:table-row>
        <table:table-row table:style-name="ro10">
          <table:table-cell office:value-type="string">
            <text:p>dialog_morpheus</text:p>
          </table:table-cell>
          <table:table-cell office:value-type="string">
            <text:p>I don't see you having much fun.</text:p>
          </table:table-cell>
          <table:table-cell table:style-name="ce28" office:value-type="string">
            <text:p>Vous n'avez pas l'air de beaucoup vous amuser.</text:p>
          </table:table-cell>
          <table:table-cell office:value-type="string">
            <text:p>Yes, I would like that very much.</text:p>
          </table:table-cell>
          <table:table-cell office:value-type="string">
            <text:p>Oui, j'aimerais beaucoup.</text:p>
          </table:table-cell>
          <table:table-cell table:number-columns-repeated="1019"/>
        </table:table-row>
        <table:table-row table:style-name="ro10">
          <table:table-cell office:value-type="string">
            <text:p>dialog_morpheus</text:p>
          </table:table-cell>
          <table:table-cell office:value-type="string">
            <text:p>I don't see you having much fun.</text:p>
          </table:table-cell>
          <table:table-cell table:style-name="ce28" office:value-type="string">
            <text:p>Vous n'avez pas l'air de beaucoup vous amuser.</text:p>
          </table:table-cell>
          <table:table-cell office:value-type="string">
            <text:p>Remember... all I'm offering is the truth. Nothing more.</text:p>
          </table:table-cell>
          <table:table-cell office:value-type="string">
            <text:p>N'oublie pas : je ne t'offre que la vérité rien de plus.</text:p>
          </table:table-cell>
          <table:table-cell table:number-columns-repeated="1019"/>
        </table:table-row>
        <table:table-row table:style-name="ro10">
          <table:table-cell office:value-type="string">
            <text:p>dialog_morpheus</text:p>
          </table:table-cell>
          <table:table-cell office:value-type="string">
            <text:p>I don't see you having much fun.</text:p>
          </table:table-cell>
          <table:table-cell table:style-name="ce28" office:value-type="string">
            <text:p>Vous n'avez pas l'air de beaucoup vous amuser.</text:p>
          </table:table-cell>
          <table:table-cell office:value-type="string">
            <text:p>Come on, cut it out and tell me.</text:p>
          </table:table-cell>
          <table:table-cell office:value-type="string">
            <text:p>Allez, arrêtez avec ça et dîtes moi.</text:p>
          </table:table-cell>
          <table:table-cell table:number-columns-repeated="1019"/>
        </table:table-row>
        <table:table-row table:style-name="ro10">
          <table:table-cell office:value-type="string">
            <text:p>dialog_morpheus</text:p>
          </table:table-cell>
          <table:table-cell office:value-type="string">
            <text:p>I don't see you having much fun.</text:p>
          </table:table-cell>
          <table:table-cell table:style-name="ce28" office:value-type="string">
            <text:p>Vous n'avez pas l'air de beaucoup vous amuser.</text:p>
          </table:table-cell>
          <table:table-cell office:value-type="string">
            <text:p>I... forgot my pill.</text:p>
          </table:table-cell>
          <table:table-cell office:value-type="string">
            <text:p>J'ai oublié ma pilule.</text:p>
          </table:table-cell>
          <table:table-cell table:number-columns-repeated="1019"/>
        </table:table-row>
        <table:table-row table:style-name="ro10">
          <table:table-cell office:value-type="string">
            <text:p>dialog_morpheus</text:p>
          </table:table-cell>
          <table:table-cell office:value-type="string">
            <text:p>I don't see you having much fun.</text:p>
          </table:table-cell>
          <table:table-cell table:style-name="ce28" office:value-type="string">
            <text:p>Vous n'avez pas l'air de beaucoup vous amuser.</text:p>
          </table:table-cell>
          <table:table-cell office:value-type="string">
            <text:p>Pill?</text:p>
          </table:table-cell>
          <table:table-cell office:value-type="string">
            <text:p>Votre pilule ?</text:p>
          </table:table-cell>
          <table:table-cell table:number-columns-repeated="1019"/>
        </table:table-row>
        <table:table-row table:style-name="ro10">
          <table:table-cell office:value-type="string">
            <text:p>dialog_morpheus</text:p>
          </table:table-cell>
          <table:table-cell office:value-type="string">
            <text:p>I don't see you having much fun.</text:p>
          </table:table-cell>
          <table:table-cell table:style-name="ce28" office:value-type="string">
            <text:p>Vous n'avez pas l'air de beaucoup vous amuser.</text:p>
          </table:table-cell>
          <table:table-cell office:value-type="string">
            <text:p>My... blue pill.</text:p>
          </table:table-cell>
          <table:table-cell office:value-type="string">
            <text:p>Ma… pilule bleue.</text:p>
          </table:table-cell>
          <table:table-cell table:number-columns-repeated="1019"/>
        </table:table-row>
        <table:table-row table:style-name="ro10">
          <table:table-cell office:value-type="string">
            <text:p>dialog_morpheus</text:p>
          </table:table-cell>
          <table:table-cell office:value-type="string">
            <text:p>I don't see you having much fun.</text:p>
          </table:table-cell>
          <table:table-cell table:style-name="ce28" office:value-type="string">
            <text:p>Vous n'avez pas l'air de beaucoup vous amuser.</text:p>
          </table:table-cell>
          <table:table-cell office:value-type="string">
            <text:p>Aah...</text:p>
          </table:table-cell>
          <table:table-cell office:value-type="string">
            <text:p>Aah…</text:p>
          </table:table-cell>
          <table:table-cell table:number-columns-repeated="1019"/>
        </table:table-row>
        <table:table-row table:style-name="ro1">
          <table:table-cell table:number-columns-repeated="1024"/>
        </table:table-row>
        <table:table-row table:style-name="ro5">
          <table:table-cell office:value-type="string">
            <text:p>dialog_morpheus</text:p>
          </table:table-cell>
          <table:table-cell office:value-type="string">
            <text:p>You should really try to relax a bit, if I may.</text:p>
          </table:table-cell>
          <table:table-cell table:style-name="ce13" office:value-type="string">
            <text:p>Si je peux me permettre, vous devriez essayer de vous détendre un peu.</text:p>
          </table:table-cell>
          <table:table-cell office:value-type="string">
            <text:p>You should really try to relax a bit, if I may.</text:p>
          </table:table-cell>
          <table:table-cell table:style-name="ce13" office:value-type="string">
            <text:p>Si je peux me permettre, vous devriez essayer de vous détendre un peu.</text:p>
          </table:table-cell>
          <table:table-cell table:number-columns-repeated="1019"/>
        </table:table-row>
        <table:table-row table:style-name="ro5">
          <table:table-cell office:value-type="string">
            <text:p>dialog_morpheus</text:p>
          </table:table-cell>
          <table:table-cell office:value-type="string">
            <text:p>You should really try to relax a bit, if I may.</text:p>
          </table:table-cell>
          <table:table-cell table:style-name="ce13" office:value-type="string">
            <text:p>Si je peux me permettre, vous devriez essayer de vous détendre un peu.</text:p>
          </table:table-cell>
          <table:table-cell office:value-type="string">
            <text:p>Do you believe in fate, Skinny?</text:p>
          </table:table-cell>
          <table:table-cell table:style-name="ce13" office:value-type="string">
            <text:p>Crois-tu en la destinée Skinny ?</text:p>
          </table:table-cell>
          <table:table-cell table:number-columns-repeated="1019"/>
        </table:table-row>
        <table:table-row table:style-name="ro5">
          <table:table-cell office:value-type="string">
            <text:p>dialog_morpheus</text:p>
          </table:table-cell>
          <table:table-cell office:value-type="string">
            <text:p>You should really try to relax a bit, if I may.</text:p>
          </table:table-cell>
          <table:table-cell table:style-name="ce13" office:value-type="string">
            <text:p>Si je peux me permettre, vous devriez essayer de vous détendre un peu.</text:p>
          </table:table-cell>
          <table:table-cell office:value-type="string">
            <text:p>*here we go again.*</text:p>
          </table:table-cell>
          <table:table-cell table:style-name="ce13" office:value-type="string">
            <text:p>* c'est reparti *</text:p>
          </table:table-cell>
          <table:table-cell table:number-columns-repeated="1019"/>
        </table:table-row>
        <table:table-row table:style-name="ro5">
          <table:table-cell office:value-type="string">
            <text:p>dialog_morpheus</text:p>
          </table:table-cell>
          <table:table-cell office:value-type="string">
            <text:p>You should really try to relax a bit, if I may.</text:p>
          </table:table-cell>
          <table:table-cell table:style-name="ce13" office:value-type="string">
            <text:p>Si je peux me permettre, vous devriez essayer de vous détendre un peu.</text:p>
          </table:table-cell>
          <table:table-cell office:value-type="string">
            <text:p>No, I don't.</text:p>
          </table:table-cell>
          <table:table-cell table:style-name="ce13" office:value-type="string">
            <text:p>Non, je n'y crois pas.</text:p>
          </table:table-cell>
          <table:table-cell table:number-columns-repeated="1019"/>
        </table:table-row>
        <table:table-row table:style-name="ro5">
          <table:table-cell office:value-type="string">
            <text:p>dialog_morpheus</text:p>
          </table:table-cell>
          <table:table-cell office:value-type="string">
            <text:p>You should really try to relax a bit, if I may.</text:p>
          </table:table-cell>
          <table:table-cell table:style-name="ce13" office:value-type="string">
            <text:p>Si je peux me permettre, vous devriez essayer de vous détendre un peu.</text:p>
          </table:table-cell>
          <table:table-cell office:value-type="string">
            <text:p>Answering with something relevant for a change?</text:p>
          </table:table-cell>
          <table:table-cell office:value-type="string">
            <text:p>Et si vous répondiez avec quelque chose de pertinent pour un changer ?</text:p>
          </table:table-cell>
          <table:table-cell table:number-columns-repeated="1019"/>
        </table:table-row>
        <table:table-row table:style-name="ro5">
          <table:table-cell office:value-type="string">
            <text:p>dialog_morpheus</text:p>
          </table:table-cell>
          <table:table-cell office:value-type="string">
            <text:p>You should really try to relax a bit, if I may.</text:p>
          </table:table-cell>
          <table:table-cell table:style-name="ce13" office:value-type="string">
            <text:p>Si je peux me permettre, vous devriez essayer de vous détendre un peu.</text:p>
          </table:table-cell>
          <table:table-cell office:value-type="string">
            <text:p>Why don't you believe in fate, Skinny?</text:p>
          </table:table-cell>
          <table:table-cell office:value-type="string">
            <text:p>Pourquoi ne crois-tu pas en la destinée, Skinny ?</text:p>
          </table:table-cell>
          <table:table-cell table:number-columns-repeated="1019"/>
        </table:table-row>
        <table:table-row table:style-name="ro5">
          <table:table-cell office:value-type="string">
            <text:p>dialog_morpheus</text:p>
          </table:table-cell>
          <table:table-cell office:value-type="string">
            <text:p>You should really try to relax a bit, if I may.</text:p>
          </table:table-cell>
          <table:table-cell table:style-name="ce13" office:value-type="string">
            <text:p>Si je peux me permettre, vous devriez essayer de vous détendre un peu.</text:p>
          </table:table-cell>
          <table:table-cell office:value-type="string">
            <text:p>I don't like the idea of being born just to be killed by a plum, and right at the beginning of puberty, by the way.</text:p>
          </table:table-cell>
          <table:table-cell office:value-type="string">
            <text:p>Je n'aime pas l'idée d'être né juste pour être tué par une prune, pile au début de la puberté.</text:p>
          </table:table-cell>
          <table:table-cell table:number-columns-repeated="1019"/>
        </table:table-row>
        <table:table-row table:style-name="ro5">
          <table:table-cell office:value-type="string">
            <text:p>dialog_morpheus</text:p>
          </table:table-cell>
          <table:table-cell office:value-type="string">
            <text:p>You should really try to relax a bit, if I may.</text:p>
          </table:table-cell>
          <table:table-cell table:style-name="ce13" office:value-type="string">
            <text:p>Si je peux me permettre, vous devriez essayer de vous détendre un peu.</text:p>
          </table:table-cell>
          <table:table-cell office:value-type="string">
            <text:p>Without even having time to... 'experiment', so to speak.</text:p>
          </table:table-cell>
          <table:table-cell office:value-type="string">
            <text:p>Sans même avoir le temps de... erm... « d'expérimenter » disons.</text:p>
          </table:table-cell>
          <table:table-cell table:number-columns-repeated="1019"/>
        </table:table-row>
        <table:table-row table:style-name="ro1">
          <table:table-cell table:number-columns-repeated="1024"/>
        </table:table-row>
        <table:table-row table:style-name="ro3">
          <table:table-cell office:value-type="string">
            <text:p>dialog_morpheus</text:p>
          </table:table-cell>
          <table:table-cell office:value-type="string">
            <text:p>What are you doing around here?</text:p>
          </table:table-cell>
          <table:table-cell table:style-name="ce13" office:value-type="string">
            <text:p>Que faites-vous ici ?</text:p>
          </table:table-cell>
          <table:table-cell office:value-type="string">
            <text:p>What are you doing around here?</text:p>
          </table:table-cell>
          <table:table-cell table:style-name="ce13" office:value-type="string">
            <text:p>Que faites-vous ici ?</text:p>
          </table:table-cell>
          <table:table-cell table:number-columns-repeated="1019"/>
        </table:table-row>
        <table:table-row table:style-name="ro3">
          <table:table-cell office:value-type="string">
            <text:p>dialog_morpheus</text:p>
          </table:table-cell>
          <table:table-cell office:value-type="string">
            <text:p>What are you doing around here?</text:p>
          </table:table-cell>
          <table:table-cell table:style-name="ce13" office:value-type="string">
            <text:p>Que faites-vous ici ?</text:p>
          </table:table-cell>
          <table:table-cell office:value-type="string">
            <text:p>It's not important. Let me tell you why you're here. </text:p>
          </table:table-cell>
          <table:table-cell table:style-name="ce13" office:value-type="string">
            <text:p>Ce n'est pas important. Je vais te dire pourquoi tu es là.</text:p>
          </table:table-cell>
          <table:table-cell table:number-columns-repeated="1019"/>
        </table:table-row>
        <table:table-row table:style-name="ro3">
          <table:table-cell office:value-type="string">
            <text:p>dialog_morpheus</text:p>
          </table:table-cell>
          <table:table-cell office:value-type="string">
            <text:p>What are you doing around here?</text:p>
          </table:table-cell>
          <table:table-cell table:style-name="ce13" office:value-type="string">
            <text:p>Que faites-vous ici ?</text:p>
          </table:table-cell>
          <table:table-cell office:value-type="string">
            <text:p>You're here because you know something. What you know you can't explain, but you feel it.</text:p>
          </table:table-cell>
          <table:table-cell table:style-name="ce13" office:value-type="string">
            <text:p>Tu es là parce que tu as un savoir, un savoir que tu ne t'expliques pas mais qui t'habite. </text:p>
          </table:table-cell>
          <table:table-cell table:number-columns-repeated="1019"/>
        </table:table-row>
        <table:table-row table:style-name="ro3">
          <table:table-cell office:value-type="string">
            <text:p>dialog_morpheus</text:p>
          </table:table-cell>
          <table:table-cell office:value-type="string">
            <text:p>What are you doing around here?</text:p>
          </table:table-cell>
          <table:table-cell table:style-name="ce13" office:value-type="string">
            <text:p>Que faites-vous ici ?</text:p>
          </table:table-cell>
          <table:table-cell office:value-type="string">
            <text:p>You've felt it your entire life, that there's something wrong with the world. </text:p>
          </table:table-cell>
          <table:table-cell office:value-type="string">
            <text:p>Un savoir que tu as ressenti toute ta vie. Tu sais que le monde ne tourne pas rond.</text:p>
          </table:table-cell>
          <table:table-cell table:number-columns-repeated="1019"/>
        </table:table-row>
        <table:table-row table:style-name="ro3">
          <table:table-cell office:value-type="string">
            <text:p>dialog_morpheus</text:p>
          </table:table-cell>
          <table:table-cell office:value-type="string">
            <text:p>What are you doing around here?</text:p>
          </table:table-cell>
          <table:table-cell table:style-name="ce13" office:value-type="string">
            <text:p>Que faites-vous ici ?</text:p>
          </table:table-cell>
          <table:table-cell office:value-type="string">
            <text:p>You don't know what it is, but it's there, like a splinter in your mind, driving you mad. </text:p>
          </table:table-cell>
          <table:table-cell office:value-type="string">
            <text:p>Sans comprendre pourquoi, mais tu le sais, comme un implant dans ton esprit, de quoi te rendre malade. </text:p>
          </table:table-cell>
          <table:table-cell table:number-columns-repeated="1019"/>
        </table:table-row>
        <table:table-row table:style-name="ro5">
          <table:table-cell office:value-type="string">
            <text:p>dialog_morpheus</text:p>
          </table:table-cell>
          <table:table-cell office:value-type="string">
            <text:p>What are you doing around here?</text:p>
          </table:table-cell>
          <table:table-cell table:style-name="ce13" office:value-type="string">
            <text:p>Que faites-vous ici ?</text:p>
          </table:table-cell>
          <table:table-cell office:value-type="string">
            <text:p>Please, go pick up some girl like all the normal people. You'll see you won't think about it anymore.</text:p>
          </table:table-cell>
          <table:table-cell table:style-name="ce13" office:value-type="string">
            <text:p>S'il vous plaît, allez draguer quelques filles comme tous les gens normaux. Vous verrez que vous n'y penserez plus. </text:p>
          </table:table-cell>
          <table:table-cell table:number-columns-repeated="1019"/>
        </table:table-row>
        <table:table-row table:style-name="ro3">
          <table:table-cell office:value-type="string">
            <text:p>dialog_morpheus</text:p>
          </table:table-cell>
          <table:table-cell office:value-type="string">
            <text:p>What are you doing around here?</text:p>
          </table:table-cell>
          <table:table-cell table:style-name="ce13" office:value-type="string">
            <text:p>Que faites-vous ici ?</text:p>
          </table:table-cell>
          <table:table-cell office:value-type="string">
            <text:p>I can't.</text:p>
          </table:table-cell>
          <table:table-cell table:style-name="ce13" office:value-type="string">
            <text:p>Je ne peux pas.</text:p>
          </table:table-cell>
          <table:table-cell table:number-columns-repeated="1019"/>
        </table:table-row>
        <table:table-row table:style-name="ro3">
          <table:table-cell office:value-type="string">
            <text:p>dialog_morpheus</text:p>
          </table:table-cell>
          <table:table-cell office:value-type="string">
            <text:p>What are you doing around here?</text:p>
          </table:table-cell>
          <table:table-cell table:style-name="ce13" office:value-type="string">
            <text:p>Que faites-vous ici ?</text:p>
          </table:table-cell>
          <table:table-cell office:value-type="string">
            <text:p>Oh right, the thing with the blue pill again.</text:p>
          </table:table-cell>
          <table:table-cell table:style-name="ce13" office:value-type="string">
            <text:p>Ah oui, c'est vrai, le truc avec la pilule bleue.</text:p>
          </table:table-cell>
          <table:table-cell table:number-columns-repeated="1019"/>
        </table:table-row>
        <table:table-row table:style-name="ro1">
          <table:table-cell table:number-columns-repeated="1024"/>
        </table:table-row>
        <table:table-row table:style-name="ro3">
          <table:table-cell office:value-type="string">
            <text:p>dialog_morpheus</text:p>
          </table:table-cell>
          <table:table-cell office:value-type="string">
            <text:p>Now I've really got to go.</text:p>
          </table:table-cell>
          <table:table-cell table:style-name="ce13" office:value-type="string">
            <text:p>Je dois vraiment y aller maintenant.</text:p>
          </table:table-cell>
          <table:table-cell office:value-type="string">
            <text:p>Now I've really got to go.</text:p>
          </table:table-cell>
          <table:table-cell table:style-name="ce13" office:value-type="string">
            <text:p>Je dois vraiment y aller maintenant.</text:p>
          </table:table-cell>
          <table:table-cell table:number-columns-repeated="1019"/>
        </table:table-row>
        <table:table-row table:style-name="ro3">
          <table:table-cell office:value-type="string">
            <text:p>dialog_morpheus</text:p>
          </table:table-cell>
          <table:table-cell office:value-type="string">
            <text:p>Now I've really got to go.</text:p>
          </table:table-cell>
          <table:table-cell table:style-name="ce13" office:value-type="string">
            <text:p>Je dois vraiment y aller maintenant.</text:p>
          </table:table-cell>
          <table:table-cell office:value-type="string">
            <text:p>*before I go mad as well.*</text:p>
          </table:table-cell>
          <table:table-cell office:value-type="string">
            <text:p>* Avant de devenir fou *</text:p>
          </table:table-cell>
          <table:table-cell table:number-columns-repeated="1019"/>
        </table:table-row>
        <table:table-row table:style-name="ro3">
          <table:table-cell office:value-type="string">
            <text:p>dialog_morpheus</text:p>
          </table:table-cell>
          <table:table-cell office:value-type="string">
            <text:p>Now I've really got to go.</text:p>
          </table:table-cell>
          <table:table-cell table:style-name="ce13" office:value-type="string">
            <text:p>Je dois vraiment y aller maintenant.</text:p>
          </table:table-cell>
          <table:table-cell office:value-type="string">
            <text:p>And we'll be screwed if at least one of us doesn't remain sane around here, right?</text:p>
          </table:table-cell>
          <table:table-cell office:value-type="string">
            <text:p>Et nous serons foutus si l'un d'entre nous ne reste pas sain d'esprit ici, n'est-ce pas ?</text:p>
          </table:table-cell>
          <table:table-cell table:number-columns-repeated="1019"/>
        </table:table-row>
        <table:table-row table:style-name="ro1">
          <table:table-cell table:number-columns-repeated="1024"/>
        </table:table-row>
        <table:table-row table:style-name="ro3">
          <table:table-cell office:value-type="string">
            <text:p>dialog_mostro_polvere</text:p>
          </table:table-cell>
          <table:table-cell office:value-type="string">
            <text:p>Jumping Jiminy!</text:p>
          </table:table-cell>
          <table:table-cell office:value-type="string">
            <text:p>Qui ne saute pas n'est pas Paya !</text:p>
          </table:table-cell>
          <table:table-cell office:value-type="string">
            <text:p>Jumping Jiminy!</text:p>
          </table:table-cell>
          <table:table-cell office:value-type="string">
            <text:p>Qui ne saute pas n'est pas Paya !</text:p>
          </table:table-cell>
          <table:table-cell table:number-columns-repeated="1019"/>
        </table:table-row>
        <table:table-row table:style-name="ro3">
          <table:table-cell office:value-type="string">
            <text:p>dialog_mostro_polvere</text:p>
          </table:table-cell>
          <table:table-cell office:value-type="string">
            <text:p>Jumping Jiminy!</text:p>
          </table:table-cell>
          <table:table-cell office:value-type="string">
            <text:p>Qui ne saute pas n'est pas Paya !</text:p>
          </table:table-cell>
          <table:table-cell office:value-type="string">
            <text:p>Not me, I can't jump. I have no legs. And my name's not Jiminy.</text:p>
          </table:table-cell>
          <table:table-cell office:value-type="string">
            <text:p>Pas moi, je ne peux pas sauter. Je n'ai pas de jambe. Et mon nom n'est pas Paya.</text:p>
          </table:table-cell>
          <table:table-cell table:number-columns-repeated="1019"/>
        </table:table-row>
        <table:table-row table:style-name="ro3">
          <table:table-cell office:value-type="string">
            <text:p>dialog_mostro_polvere</text:p>
          </table:table-cell>
          <table:table-cell office:value-type="string">
            <text:p>Jumping Jiminy!</text:p>
          </table:table-cell>
          <table:table-cell office:value-type="string">
            <text:p>Qui ne saute pas n'est pas Paya !</text:p>
          </table:table-cell>
          <table:table-cell office:value-type="string">
            <text:p>I meant... where did you come from?</text:p>
          </table:table-cell>
          <table:table-cell office:value-type="string">
            <text:p>Ok pardon... d'où venez-vous ?</text:p>
          </table:table-cell>
          <table:table-cell table:number-columns-repeated="1019"/>
        </table:table-row>
        <table:table-row table:style-name="ro3">
          <table:table-cell office:value-type="string">
            <text:p>dialog_mostro_polvere</text:p>
          </table:table-cell>
          <table:table-cell office:value-type="string">
            <text:p>Jumping Jiminy!</text:p>
          </table:table-cell>
          <table:table-cell office:value-type="string">
            <text:p>Qui ne saute pas n'est pas Paya !</text:p>
          </table:table-cell>
          <table:table-cell office:value-type="string">
            <text:p>From under the hardwood floor... I was stuck there for years!</text:p>
          </table:table-cell>
          <table:table-cell office:value-type="string">
            <text:p>De sous le parquet... J'étais coincé là depuis des années !</text:p>
          </table:table-cell>
          <table:table-cell table:number-columns-repeated="1019"/>
        </table:table-row>
        <table:table-row table:style-name="ro3">
          <table:table-cell office:value-type="string">
            <text:p>dialog_mostro_polvere</text:p>
          </table:table-cell>
          <table:table-cell office:value-type="string">
            <text:p>Jumping Jiminy!</text:p>
          </table:table-cell>
          <table:table-cell office:value-type="string">
            <text:p>Qui ne saute pas n'est pas Paya !</text:p>
          </table:table-cell>
          <table:table-cell office:value-type="string">
            <text:p>But now I'm finally free and will have my revenge.</text:p>
          </table:table-cell>
          <table:table-cell office:value-type="string">
            <text:p>Mais maintenant, je suis enfin libre et j'aurai ma revanche.</text:p>
          </table:table-cell>
          <table:table-cell table:number-columns-repeated="1019"/>
        </table:table-row>
        <table:table-row table:style-name="ro3">
          <table:table-cell office:value-type="string">
            <text:p>dialog_mostro_polvere</text:p>
          </table:table-cell>
          <table:table-cell office:value-type="string">
            <text:p>Jumping Jiminy!</text:p>
          </table:table-cell>
          <table:table-cell office:value-type="string">
            <text:p>Qui ne saute pas n'est pas Paya !</text:p>
          </table:table-cell>
          <table:table-cell office:value-type="string">
            <text:p>*shriek laugh*</text:p>
          </table:table-cell>
          <table:table-cell office:value-type="string">
            <text:p>*rire strident*</text:p>
          </table:table-cell>
          <table:table-cell table:number-columns-repeated="1019"/>
        </table:table-row>
        <table:table-row table:style-name="ro1">
          <table:table-cell table:number-columns-repeated="1024"/>
        </table:table-row>
        <table:table-row table:style-name="ro4">
          <table:table-cell office:value-type="string">
            <text:p>dialog_mostro_polvere</text:p>
          </table:table-cell>
          <table:table-cell office:value-type="string">
            <text:p>Who do you want to take revenge on?</text:p>
          </table:table-cell>
          <table:table-cell table:style-name="ce12" office:value-type="string">
            <text:p>De qui voulez-vous vous venger ?</text:p>
          </table:table-cell>
          <table:table-cell office:value-type="string">
            <text:p>Who do you want to take revenge on?</text:p>
          </table:table-cell>
          <table:table-cell table:style-name="ce6" office:value-type="string">
            <text:p>De qui voulez-vous vous venger ?</text:p>
          </table:table-cell>
          <table:table-cell table:number-columns-repeated="1019"/>
        </table:table-row>
        <table:table-row table:style-name="ro4">
          <table:table-cell office:value-type="string">
            <text:p>dialog_mostro_polvere</text:p>
          </table:table-cell>
          <table:table-cell office:value-type="string">
            <text:p>Who do you want to take revenge on?</text:p>
          </table:table-cell>
          <table:table-cell table:style-name="ce12" office:value-type="string">
            <text:p>De qui voulez-vous vous venger ?</text:p>
          </table:table-cell>
          <table:table-cell office:value-type="string">
            <text:p>The world.</text:p>
          </table:table-cell>
          <table:table-cell office:value-type="string">
            <text:p>Du monde entier.</text:p>
          </table:table-cell>
          <table:table-cell table:number-columns-repeated="1019"/>
        </table:table-row>
        <table:table-row table:style-name="ro4">
          <table:table-cell office:value-type="string">
            <text:p>dialog_mostro_polvere</text:p>
          </table:table-cell>
          <table:table-cell office:value-type="string">
            <text:p>Who do you want to take revenge on?</text:p>
          </table:table-cell>
          <table:table-cell table:style-name="ce12" office:value-type="string">
            <text:p>De qui voulez-vous vous venger ?</text:p>
          </table:table-cell>
          <table:table-cell office:value-type="string">
            <text:p>I have nobody to take revenge on, in particular, so I will take my vengeance out on the world.</text:p>
          </table:table-cell>
          <table:table-cell office:value-type="string">
            <text:p>De personne en particulier, alors je vais prendre ma revanche sur le monde entier.</text:p>
          </table:table-cell>
          <table:table-cell table:number-columns-repeated="1019"/>
        </table:table-row>
        <table:table-row table:style-name="ro4">
          <table:table-cell office:value-type="string">
            <text:p>dialog_mostro_polvere</text:p>
          </table:table-cell>
          <table:table-cell office:value-type="string">
            <text:p>Who do you want to take revenge on?</text:p>
          </table:table-cell>
          <table:table-cell table:style-name="ce12" office:value-type="string">
            <text:p>De qui voulez-vous vous venger ?</text:p>
          </table:table-cell>
          <table:table-cell office:value-type="string">
            <text:p>*shriek laugh*</text:p>
          </table:table-cell>
          <table:table-cell office:value-type="string">
            <text:p>*rire strident*</text:p>
          </table:table-cell>
          <table:table-cell table:number-columns-repeated="1019"/>
        </table:table-row>
        <table:table-row table:style-name="ro4">
          <table:table-cell office:value-type="string">
            <text:p>dialog_mostro_polvere</text:p>
          </table:table-cell>
          <table:table-cell office:value-type="string">
            <text:p>Who do you want to take revenge on?</text:p>
          </table:table-cell>
          <table:table-cell table:style-name="ce12" office:value-type="string">
            <text:p>De qui voulez-vous vous venger ?</text:p>
          </table:table-cell>
          <table:table-cell office:value-type="string">
            <text:p>Can't argue with that.</text:p>
          </table:table-cell>
          <table:table-cell office:value-type="string">
            <text:p>Un argument indiscutable.</text:p>
          </table:table-cell>
          <table:table-cell table:number-columns-repeated="1019"/>
        </table:table-row>
        <table:table-row table:style-name="ro1">
          <table:table-cell table:number-columns-repeated="1024"/>
        </table:table-row>
        <table:table-row table:style-name="ro4">
          <table:table-cell office:value-type="string">
            <text:p>dialog_mostro_polvere</text:p>
          </table:table-cell>
          <table:table-cell office:value-type="string">
            <text:p>You look prettly harmless to me.</text:p>
          </table:table-cell>
          <table:table-cell table:style-name="ce12" office:value-type="string">
            <text:p>Vous me paraissez plutôt inoffensif.</text:p>
          </table:table-cell>
          <table:table-cell office:value-type="string">
            <text:p>Listen, not to curb your enthusiasm, but you look prettly harmless to me.</text:p>
          </table:table-cell>
          <table:table-cell office:value-type="string">
            <text:p>Écoutez, je ne voudrais pas freiner votre enthousiasme, mais vous me paraissez plutôt inoffensif.</text:p>
          </table:table-cell>
          <table:table-cell table:number-columns-repeated="1019"/>
        </table:table-row>
        <table:table-row table:style-name="ro4">
          <table:table-cell office:value-type="string">
            <text:p>dialog_mostro_polvere</text:p>
          </table:table-cell>
          <table:table-cell office:value-type="string">
            <text:p>You look prettly harmless to me.</text:p>
          </table:table-cell>
          <table:table-cell table:style-name="ce12" office:value-type="string">
            <text:p>Vous me paraissez plutôt inoffensif.</text:p>
          </table:table-cell>
          <table:table-cell office:value-type="string">
            <text:p>What?</text:p>
          </table:table-cell>
          <table:table-cell office:value-type="string">
            <text:p>Quoi ?</text:p>
          </table:table-cell>
          <table:table-cell table:number-columns-repeated="1019"/>
        </table:table-row>
        <table:table-row table:style-name="ro4">
          <table:table-cell office:value-type="string">
            <text:p>dialog_mostro_polvere</text:p>
          </table:table-cell>
          <table:table-cell office:value-type="string">
            <text:p>You look prettly harmless to me.</text:p>
          </table:table-cell>
          <table:table-cell table:style-name="ce12" office:value-type="string">
            <text:p>Vous me paraissez plutôt inoffensif.</text:p>
          </table:table-cell>
          <table:table-cell office:value-type="string">
            <text:p>I mean... you don't look blessed with any particular abilities, or of great intellect.</text:p>
          </table:table-cell>
          <table:table-cell office:value-type="string">
            <text:p>Je veux dire, vous n'avez pas l'air doté de capacités particulières, ou d'une grande intelligence.</text:p>
          </table:table-cell>
          <table:table-cell table:number-columns-repeated="1019"/>
        </table:table-row>
        <table:table-row table:style-name="ro4">
          <table:table-cell office:value-type="string">
            <text:p>dialog_mostro_polvere</text:p>
          </table:table-cell>
          <table:table-cell office:value-type="string">
            <text:p>You look prettly harmless to me.</text:p>
          </table:table-cell>
          <table:table-cell table:style-name="ce12" office:value-type="string">
            <text:p>Vous me paraissez plutôt inoffensif.</text:p>
          </table:table-cell>
          <table:table-cell office:value-type="string">
            <text:p>*Or any intellect.*</text:p>
          </table:table-cell>
          <table:table-cell office:value-type="string">
            <text:p>* Ou d'une quelconque intelligence. *</text:p>
          </table:table-cell>
          <table:table-cell table:number-columns-repeated="1019"/>
        </table:table-row>
        <table:table-row table:style-name="ro4">
          <table:table-cell office:value-type="string">
            <text:p>dialog_mostro_polvere</text:p>
          </table:table-cell>
          <table:table-cell office:value-type="string">
            <text:p>You look prettly harmless to me.</text:p>
          </table:table-cell>
          <table:table-cell table:style-name="ce12" office:value-type="string">
            <text:p>Vous me paraissez plutôt inoffensif.</text:p>
          </table:table-cell>
          <table:table-cell office:value-type="string">
            <text:p>You can't expect to get very far without a well-constructed plan.</text:p>
          </table:table-cell>
          <table:table-cell office:value-type="string">
            <text:p>Vous ne pouvez pas aller très loin sans un plan bien construit.</text:p>
          </table:table-cell>
          <table:table-cell table:number-columns-repeated="1019"/>
        </table:table-row>
        <table:table-row table:style-name="ro4">
          <table:table-cell office:value-type="string">
            <text:p>dialog_mostro_polvere</text:p>
          </table:table-cell>
          <table:table-cell office:value-type="string">
            <text:p>You look prettly harmless to me.</text:p>
          </table:table-cell>
          <table:table-cell table:style-name="ce12" office:value-type="string">
            <text:p>Vous me paraissez plutôt inoffensif.</text:p>
          </table:table-cell>
          <table:table-cell office:value-type="string">
            <text:p>Hmmm...</text:p>
          </table:table-cell>
          <table:table-cell office:value-type="string">
            <text:p>...</text:p>
          </table:table-cell>
          <table:table-cell table:number-columns-repeated="1019"/>
        </table:table-row>
        <table:table-row table:style-name="ro4">
          <table:table-cell office:value-type="string">
            <text:p>dialog_mostro_polvere</text:p>
          </table:table-cell>
          <table:table-cell office:value-type="string">
            <text:p>You look prettly harmless to me.</text:p>
          </table:table-cell>
          <table:table-cell table:style-name="ce12" office:value-type="string">
            <text:p>Vous me paraissez plutôt inoffensif.</text:p>
          </table:table-cell>
          <table:table-cell office:value-type="string">
            <text:p>You're right.</text:p>
          </table:table-cell>
          <table:table-cell office:value-type="string">
            <text:p>Vous avez raison.</text:p>
          </table:table-cell>
          <table:table-cell table:number-columns-repeated="1019"/>
        </table:table-row>
        <table:table-row table:style-name="ro2">
          <table:table-cell table:number-columns-repeated="2"/>
          <table:table-cell table:style-name="ce12"/>
          <table:table-cell table:number-columns-repeated="1021"/>
        </table:table-row>
        <table:table-row table:style-name="ro3">
          <table:table-cell table:style-name="ce3" office:value-type="string">
            <text:p>dialog_mostro_polvere</text:p>
          </table:table-cell>
          <table:table-cell table:style-name="ce36" office:value-type="string">
            <text:p>Let's find a solution together.</text:p>
          </table:table-cell>
          <table:table-cell table:style-name="ce36" office:value-type="string">
            <text:p>Essayons de trouver une solution ensemble.</text:p>
          </table:table-cell>
          <table:table-cell table:style-name="ce19" office:value-type="string">
            <text:p>How about a spider bite?</text:p>
          </table:table-cell>
          <table:table-cell table:style-name="ce19" office:value-type="string">
            <text:p>Et une morsure d'araignée, vous en pensez quoi ?</text:p>
          </table:table-cell>
          <table:table-cell table:style-name="ce3" table:number-columns-repeated="1019"/>
        </table:table-row>
        <table:table-row table:style-name="ro3">
          <table:table-cell table:style-name="ce3" office:value-type="string">
            <text:p>dialog_mostro_polvere</text:p>
          </table:table-cell>
          <table:table-cell table:style-name="ce36" office:value-type="string">
            <text:p>Let's find a solution together.</text:p>
          </table:table-cell>
          <table:table-cell table:style-name="ce36" office:value-type="string">
            <text:p>Essayons de trouver une solution ensemble.</text:p>
          </table:table-cell>
          <table:table-cell table:style-name="ce19" office:value-type="string">
            <text:p>A bite?</text:p>
          </table:table-cell>
          <table:table-cell table:style-name="ce19" office:value-type="string">
            <text:p>Une morsure ?</text:p>
          </table:table-cell>
          <table:table-cell table:style-name="ce3" table:number-columns-repeated="1019"/>
        </table:table-row>
        <table:table-row table:style-name="ro5">
          <table:table-cell table:style-name="ce3" office:value-type="string">
            <text:p>dialog_mostro_polvere</text:p>
          </table:table-cell>
          <table:table-cell table:style-name="ce36" office:value-type="string">
            <text:p>Let's find a solution together.</text:p>
          </table:table-cell>
          <table:table-cell table:style-name="ce36" office:value-type="string">
            <text:p>Essayons de trouver une solution ensemble.</text:p>
          </table:table-cell>
          <table:table-cell table:style-name="ce19" office:value-type="string">
            <text:p>You're right, it wouldn't work. You're already full of mites and it doesn't look like they're helping you.</text:p>
          </table:table-cell>
          <table:table-cell table:style-name="ce19" office:value-type="string">
            <text:p>Vous avez raison, ça ne marcherait pas. Vous êtes déjà couvert de puces et on ne dirait pas qu'elles vous soient très utiles.</text:p>
          </table:table-cell>
          <table:table-cell table:style-name="ce3" table:number-columns-repeated="1019"/>
        </table:table-row>
        <table:table-row table:style-name="ro3">
          <table:table-cell table:style-name="ce3" office:value-type="string">
            <text:p>dialog_mostro_polvere</text:p>
          </table:table-cell>
          <table:table-cell table:style-name="ce36" office:value-type="string">
            <text:p>Let's find a solution together.</text:p>
          </table:table-cell>
          <table:table-cell table:style-name="ce36" office:value-type="string">
            <text:p>Essayons de trouver une solution ensemble.</text:p>
          </table:table-cell>
          <table:table-cell table:style-name="ce19" office:value-type="string">
            <text:p>Maybe with a bit of radiation...</text:p>
          </table:table-cell>
          <table:table-cell table:style-name="ce19" office:value-type="string">
            <text:p>Peut-être qu'un peu de radiations...</text:p>
          </table:table-cell>
          <table:table-cell table:style-name="ce3" table:number-columns-repeated="1019"/>
        </table:table-row>
        <table:table-row table:style-name="ro3">
          <table:table-cell table:style-name="ce3" office:value-type="string">
            <text:p>dialog_mostro_polvere</text:p>
          </table:table-cell>
          <table:table-cell table:style-name="ce36" office:value-type="string">
            <text:p>Let's find a solution together.</text:p>
          </table:table-cell>
          <table:table-cell table:style-name="ce36" office:value-type="string">
            <text:p>Essayons de trouver une solution ensemble.</text:p>
          </table:table-cell>
          <table:table-cell table:style-name="ce19" office:value-type="string">
            <text:p>...though come to think of it, I don't think the green would look good on you.</text:p>
          </table:table-cell>
          <table:table-cell table:style-name="ce19" office:value-type="string">
            <text:p>…quoi qu'en y repensant, je ne pense pas que le vert vous irait très bien.</text:p>
          </table:table-cell>
          <table:table-cell table:style-name="ce3" table:number-columns-repeated="1019"/>
        </table:table-row>
        <table:table-row table:style-name="ro3">
          <table:table-cell table:style-name="ce3" office:value-type="string">
            <text:p>dialog_mostro_polvere</text:p>
          </table:table-cell>
          <table:table-cell table:style-name="ce36" office:value-type="string">
            <text:p>Let's find a solution together.</text:p>
          </table:table-cell>
          <table:table-cell table:style-name="ce36" office:value-type="string">
            <text:p>Essayons de trouver une solution ensemble.</text:p>
          </table:table-cell>
          <table:table-cell table:style-name="ce19" office:value-type="string">
            <text:p>I got it, this calls for a nice potion!</text:p>
          </table:table-cell>
          <table:table-cell table:style-name="ce19" office:value-type="string">
            <text:p>Je sais ! Ce qu'il vous faut, c'est une bonne potion !</text:p>
          </table:table-cell>
          <table:table-cell table:style-name="ce3" table:number-columns-repeated="1019"/>
        </table:table-row>
        <table:table-row table:style-name="ro3">
          <table:table-cell table:style-name="ce3" office:value-type="string">
            <text:p>dialog_mostro_polvere</text:p>
          </table:table-cell>
          <table:table-cell table:style-name="ce36" office:value-type="string">
            <text:p>Let's find a solution together.</text:p>
          </table:table-cell>
          <table:table-cell table:style-name="ce36" office:value-type="string">
            <text:p>Essayons de trouver une solution ensemble.</text:p>
          </table:table-cell>
          <table:table-cell table:style-name="ce19" office:value-type="string">
            <text:p>After all, if it worked for Obelix I don't see why it shouldn't work for you, too.</text:p>
          </table:table-cell>
          <table:table-cell table:style-name="ce19" office:value-type="string">
            <text:p>Après tout, si ça a marché pour Obélix, il n'y a pas de raison pour que ça ne marche pas pour vous.</text:p>
          </table:table-cell>
          <table:table-cell table:style-name="ce3" table:number-columns-repeated="1019"/>
        </table:table-row>
        <table:table-row table:style-name="ro5">
          <table:table-cell table:style-name="ce3" office:value-type="string">
            <text:p>dialog_mostro_polvere</text:p>
          </table:table-cell>
          <table:table-cell table:style-name="ce36" office:value-type="string">
            <text:p>Let's find a solution together.</text:p>
          </table:table-cell>
          <table:table-cell table:style-name="ce36" office:value-type="string">
            <text:p>Essayons de trouver une solution ensemble.</text:p>
          </table:table-cell>
          <table:table-cell table:style-name="ce19" office:value-type="string">
            <text:p>At the very least, you can always opt for an emergency solution Iron Man-style. What do you think?</text:p>
          </table:table-cell>
          <table:table-cell table:style-name="ce19" office:value-type="string">
            <text:p>Dans le pire des cas, vous pouvez toujours opter pour une solution d'urgence à la Iron Man... Qu'est-ce que vous en dites ?</text:p>
          </table:table-cell>
          <table:table-cell table:style-name="ce3" table:number-columns-repeated="1019"/>
        </table:table-row>
        <table:table-row table:style-name="ro3">
          <table:table-cell table:style-name="ce3" office:value-type="string">
            <text:p>dialog_mostro_polvere</text:p>
          </table:table-cell>
          <table:table-cell table:style-name="ce36" office:value-type="string">
            <text:p>Let's find a solution together.</text:p>
          </table:table-cell>
          <table:table-cell table:style-name="ce36" office:value-type="string">
            <text:p>Essayons de trouver une solution ensemble.</text:p>
          </table:table-cell>
          <table:table-cell table:style-name="ce19" office:value-type="string">
            <text:p>I didn't understand a single word.</text:p>
          </table:table-cell>
          <table:table-cell table:style-name="ce19" office:value-type="string">
            <text:p>Je n'ai pas compris un traître mot de ce que vous venez de dire.</text:p>
          </table:table-cell>
          <table:table-cell table:style-name="ce3" table:number-columns-repeated="1019"/>
        </table:table-row>
        <table:table-row table:style-name="ro3">
          <table:table-cell table:style-name="ce3" office:value-type="string">
            <text:p>dialog_mostro_polvere</text:p>
          </table:table-cell>
          <table:table-cell table:style-name="ce36" office:value-type="string">
            <text:p>Let's find a solution together.</text:p>
          </table:table-cell>
          <table:table-cell table:style-name="ce36" office:value-type="string">
            <text:p>Essayons de trouver une solution ensemble.</text:p>
          </table:table-cell>
          <table:table-cell table:style-name="ce19" office:value-type="string">
            <text:p>It's a deal, then.</text:p>
          </table:table-cell>
          <table:table-cell table:style-name="ce19" office:value-type="string">
            <text:p>Marché conclu, alors.</text:p>
          </table:table-cell>
          <table:table-cell table:style-name="ce3" table:number-columns-repeated="1019"/>
        </table:table-row>
        <table:table-row table:style-name="ro1">
          <table:table-cell table:number-columns-repeated="1024"/>
        </table:table-row>
        <table:table-row table:style-name="ro3">
          <table:table-cell office:value-type="string">
            <text:p>dialog_mostro_polvere</text:p>
          </table:table-cell>
          <table:table-cell office:value-type="string">
            <text:p>Who would be your nemesis, the Swiffer?</text:p>
          </table:table-cell>
          <table:table-cell office:value-type="string">
            <text:p>Et qui serait votre ennemi juré ? Swiffer ?</text:p>
          </table:table-cell>
          <table:table-cell office:value-type="string">
            <text:p>Who would be your nemesis, the Swiffer?</text:p>
          </table:table-cell>
          <table:table-cell office:value-type="string">
            <text:p>Et qui serait votre ennemi juré ? Swiffer ?</text:p>
          </table:table-cell>
          <table:table-cell table:number-columns-repeated="1019"/>
        </table:table-row>
        <table:table-row table:style-name="ro3">
          <table:table-cell office:value-type="string">
            <text:p>dialog_mostro_polvere</text:p>
          </table:table-cell>
          <table:table-cell office:value-type="string">
            <text:p>Who would be your nemesis, the Swiffer?</text:p>
          </table:table-cell>
          <table:table-cell office:value-type="string">
            <text:p>Et qui serait votre ennemi juré ? Swiffer ?</text:p>
          </table:table-cell>
          <table:table-cell office:value-type="string">
            <text:p>I don't know any Swiffer.</text:p>
          </table:table-cell>
          <table:table-cell office:value-type="string">
            <text:p>Je ne connais aucun Swiffer.</text:p>
          </table:table-cell>
          <table:table-cell table:number-columns-repeated="1019"/>
        </table:table-row>
        <table:table-row table:style-name="ro3">
          <table:table-cell office:value-type="string">
            <text:p>dialog_mostro_polvere</text:p>
          </table:table-cell>
          <table:table-cell office:value-type="string">
            <text:p>Who would be your nemesis, the Swiffer?</text:p>
          </table:table-cell>
          <table:table-cell office:value-type="string">
            <text:p>Et qui serait votre ennemi juré ? Swiffer ?</text:p>
          </table:table-cell>
          <table:table-cell office:value-type="string">
            <text:p>Forget it.</text:p>
          </table:table-cell>
          <table:table-cell office:value-type="string">
            <text:p>Oubliez ça.</text:p>
          </table:table-cell>
          <table:table-cell table:number-columns-repeated="1019"/>
        </table:table-row>
        <table:table-row table:style-name="ro1">
          <table:table-cell table:number-columns-repeated="1024"/>
        </table:table-row>
        <table:table-row table:style-name="ro4">
          <table:table-cell office:value-type="string">
            <text:p>dialog_mostro_polvere</text:p>
          </table:table-cell>
          <table:table-cell office:value-type="string">
            <text:p>I have to go.</text:p>
          </table:table-cell>
          <table:table-cell table:style-name="ce12" office:value-type="string">
            <text:p>Je dois y aller.</text:p>
          </table:table-cell>
          <table:table-cell office:value-type="string">
            <text:p>I have to go, bye.</text:p>
          </table:table-cell>
          <table:table-cell office:value-type="string">
            <text:p>Je dois y aller, au revoir.</text:p>
          </table:table-cell>
          <table:table-cell table:number-columns-repeated="1019"/>
        </table:table-row>
        <table:table-row table:style-name="ro1">
          <table:table-cell table:number-columns-repeated="1024"/>
        </table:table-row>
        <table:table-row table:style-name="ro4">
          <table:table-cell office:value-type="string">
            <text:p>dialog_mostro_polvere_forzuto</text:p>
          </table:table-cell>
          <table:table-cell office:value-type="string">
            <text:p>How do you feel?</text:p>
          </table:table-cell>
          <table:table-cell table:style-name="ce12" office:value-type="string">
            <text:p>Comment vous sentez-vous ?</text:p>
          </table:table-cell>
          <table:table-cell office:value-type="string">
            <text:p>How do you feel?</text:p>
          </table:table-cell>
          <table:table-cell office:value-type="string">
            <text:p>Comment vous sentez-vous ?</text:p>
          </table:table-cell>
          <table:table-cell table:number-columns-repeated="1019"/>
        </table:table-row>
        <table:table-row table:style-name="ro4">
          <table:table-cell office:value-type="string">
            <text:p>dialog_mostro_polvere_forzuto</text:p>
          </table:table-cell>
          <table:table-cell office:value-type="string">
            <text:p>How do you feel?</text:p>
          </table:table-cell>
          <table:table-cell table:style-name="ce12" office:value-type="string">
            <text:p>Comment vous sentez-vous ?</text:p>
          </table:table-cell>
          <table:table-cell office:value-type="string">
            <text:p>Better than ever. I feel like I can break the whole world.</text:p>
          </table:table-cell>
          <table:table-cell office:value-type="string">
            <text:p>Mieux que jamais. J'ai l'impression de pouvoir briser le monde entier.</text:p>
          </table:table-cell>
          <table:table-cell table:number-columns-repeated="1019"/>
        </table:table-row>
        <table:table-row table:style-name="ro4">
          <table:table-cell office:value-type="string">
            <text:p>dialog_mostro_polvere_forzuto</text:p>
          </table:table-cell>
          <table:table-cell office:value-type="string">
            <text:p>How do you feel?</text:p>
          </table:table-cell>
          <table:table-cell table:style-name="ce12" office:value-type="string">
            <text:p>Comment vous sentez-vous ?</text:p>
          </table:table-cell>
          <table:table-cell office:value-type="string">
            <text:p>*mighty laugh*</text:p>
          </table:table-cell>
          <table:table-cell office:value-type="string">
            <text:p>*rire puissant*</text:p>
          </table:table-cell>
          <table:table-cell table:number-columns-repeated="1019"/>
        </table:table-row>
        <table:table-row table:style-name="ro4">
          <table:table-cell office:value-type="string">
            <text:p>dialog_mostro_polvere_forzuto</text:p>
          </table:table-cell>
          <table:table-cell office:value-type="string">
            <text:p>How do you feel?</text:p>
          </table:table-cell>
          <table:table-cell table:style-name="ce12" office:value-type="string">
            <text:p>Comment vous sentez-vous ?</text:p>
          </table:table-cell>
          <table:table-cell office:value-type="string">
            <text:p>Just try to take it over, ok?</text:p>
          </table:table-cell>
          <table:table-cell office:value-type="string">
            <text:p>Essayez de vous reprendre, ok ?</text:p>
          </table:table-cell>
          <table:table-cell table:number-columns-repeated="1019"/>
        </table:table-row>
        <table:table-row table:style-name="ro4">
          <table:table-cell office:value-type="string">
            <text:p>dialog_mostro_polvere_forzuto</text:p>
          </table:table-cell>
          <table:table-cell office:value-type="string">
            <text:p>How do you feel?</text:p>
          </table:table-cell>
          <table:table-cell table:style-name="ce12" office:value-type="string">
            <text:p>Comment vous sentez-vous ?</text:p>
          </table:table-cell>
          <table:table-cell table:number-columns-repeated="2" office:value-type="string">
            <text:p>???</text:p>
          </table:table-cell>
          <table:table-cell table:number-columns-repeated="1019"/>
        </table:table-row>
        <table:table-row table:style-name="ro4">
          <table:table-cell office:value-type="string">
            <text:p>dialog_mostro_polvere_forzuto</text:p>
          </table:table-cell>
          <table:table-cell office:value-type="string">
            <text:p>How do you feel?</text:p>
          </table:table-cell>
          <table:table-cell table:style-name="ce12" office:value-type="string">
            <text:p>Comment vous sentez-vous ?</text:p>
          </table:table-cell>
          <table:table-cell office:value-type="string">
            <text:p>Unfortunately, it seems we haven't made any progress regarding intelligence.</text:p>
          </table:table-cell>
          <table:table-cell office:value-type="string">
            <text:p>Malheureusement, on dirait que nous n'avons pas fait de progrès en matière d'intelligence.</text:p>
          </table:table-cell>
          <table:table-cell table:number-columns-repeated="1019"/>
        </table:table-row>
        <table:table-row table:style-name="ro1">
          <table:table-cell table:number-columns-repeated="1024"/>
        </table:table-row>
        <table:table-row table:style-name="ro3">
          <table:table-cell office:value-type="string">
            <text:p>dialog_mostro_polvere_forzuto</text:p>
          </table:table-cell>
          <table:table-cell office:value-type="string">
            <text:p>What about the Swiffer?</text:p>
          </table:table-cell>
          <table:table-cell office:value-type="string">
            <text:p>Et qu'en est-il de Swiffer ?</text:p>
          </table:table-cell>
          <table:table-cell office:value-type="string">
            <text:p>What about the Swiffer?</text:p>
          </table:table-cell>
          <table:table-cell office:value-type="string">
            <text:p>Et qu'en est-il de Swiffer ?</text:p>
          </table:table-cell>
          <table:table-cell table:number-columns-repeated="1019"/>
        </table:table-row>
        <table:table-row table:style-name="ro3">
          <table:table-cell office:value-type="string">
            <text:p>dialog_mostro_polvere_forzuto</text:p>
          </table:table-cell>
          <table:table-cell office:value-type="string">
            <text:p>What about the Swiffer?</text:p>
          </table:table-cell>
          <table:table-cell office:value-type="string">
            <text:p>Et qu'en est-il de Swiffer ?</text:p>
          </table:table-cell>
          <table:table-cell office:value-type="string">
            <text:p>I don't know who this Swiffer is, but I will punch him to death.</text:p>
          </table:table-cell>
          <table:table-cell office:value-type="string">
            <text:p>Je ne sais pas qui est ce Swiffer, mais je le battrai à mort.</text:p>
          </table:table-cell>
          <table:table-cell table:number-columns-repeated="1019"/>
        </table:table-row>
        <table:table-row table:style-name="ro3">
          <table:table-cell office:value-type="string">
            <text:p>dialog_mostro_polvere_forzuto</text:p>
          </table:table-cell>
          <table:table-cell office:value-type="string">
            <text:p>What about the Swiffer?</text:p>
          </table:table-cell>
          <table:table-cell office:value-type="string">
            <text:p>Et qu'en est-il de Swiffer ?</text:p>
          </table:table-cell>
          <table:table-cell office:value-type="string">
            <text:p>*mighty laugh*</text:p>
          </table:table-cell>
          <table:table-cell office:value-type="string">
            <text:p>*rire puissant*</text:p>
          </table:table-cell>
          <table:table-cell table:number-columns-repeated="1019"/>
        </table:table-row>
        <table:table-row table:style-name="ro3">
          <table:table-cell office:value-type="string">
            <text:p>dialog_mostro_polvere_forzuto</text:p>
          </table:table-cell>
          <table:table-cell office:value-type="string">
            <text:p>What about the Swiffer?</text:p>
          </table:table-cell>
          <table:table-cell office:value-type="string">
            <text:p>Et qu'en est-il de Swiffer ?</text:p>
          </table:table-cell>
          <table:table-cell office:value-type="string">
            <text:p>This should be interesting.</text:p>
          </table:table-cell>
          <table:table-cell office:value-type="string">
            <text:p>Ça risque d'être intéressant.</text:p>
          </table:table-cell>
          <table:table-cell table:number-columns-repeated="1019"/>
        </table:table-row>
        <table:table-row table:style-name="ro1">
          <table:table-cell table:number-columns-repeated="1024"/>
        </table:table-row>
        <table:table-row table:style-name="ro5">
          <table:table-cell office:value-type="string">
            <text:p>dialog_mostro_polvere_forzuto</text:p>
          </table:table-cell>
          <table:table-cell office:value-type="string">
            <text:p>Now you seem to be covered in muscles, not by dust anymore.</text:p>
          </table:table-cell>
          <table:table-cell table:style-name="ce5" office:value-type="string">
            <text:p>Vous semblez plutôt fait de muscles que de poussière désormais.</text:p>
          </table:table-cell>
          <table:table-cell office:value-type="string">
            <text:p>Now you seem to be covered in muscles and not by dust anymore.</text:p>
          </table:table-cell>
          <table:table-cell office:value-type="string">
            <text:p>Vous semblez plutôt fait de muscles que de poussière désormais.</text:p>
          </table:table-cell>
          <table:table-cell table:number-columns-repeated="1019"/>
        </table:table-row>
        <table:table-row table:style-name="ro5">
          <table:table-cell office:value-type="string">
            <text:p>dialog_mostro_polvere_forzuto</text:p>
          </table:table-cell>
          <table:table-cell office:value-type="string">
            <text:p>Now you seem to be covered in muscles, not by dust anymore.</text:p>
          </table:table-cell>
          <table:table-cell table:style-name="ce5" office:value-type="string">
            <text:p>Vous semblez plutôt fait de muscles que de poussière désormais.</text:p>
          </table:table-cell>
          <table:table-cell office:value-type="string">
            <text:p>*mighty laugh*</text:p>
          </table:table-cell>
          <table:table-cell office:value-type="string">
            <text:p>*rire puissant*</text:p>
          </table:table-cell>
          <table:table-cell table:number-columns-repeated="1019"/>
        </table:table-row>
        <table:table-row table:style-name="ro1">
          <table:table-cell table:number-columns-repeated="1024"/>
        </table:table-row>
        <table:table-row table:style-name="ro3">
          <table:table-cell office:value-type="string">
            <text:p>dialog_mostro_polvere_forzuto</text:p>
          </table:table-cell>
          <table:table-cell office:value-type="string">
            <text:p>In my opinion, you're not so strong after all.</text:p>
          </table:table-cell>
          <table:table-cell office:value-type="string">
            <text:p>À mon avis, vous n'êtes pas si fort que ça.</text:p>
          </table:table-cell>
          <table:table-cell office:value-type="string">
            <text:p>In my opinion, you're not so strong after all.</text:p>
          </table:table-cell>
          <table:table-cell office:value-type="string">
            <text:p>À mon avis, vous n'êtes pas si fort que ça.</text:p>
          </table:table-cell>
          <table:table-cell table:number-columns-repeated="1019"/>
        </table:table-row>
        <table:table-row table:style-name="ro3">
          <table:table-cell office:value-type="string">
            <text:p>dialog_mostro_polvere_forzuto</text:p>
          </table:table-cell>
          <table:table-cell office:value-type="string">
            <text:p>In my opinion, you're not so strong after all.</text:p>
          </table:table-cell>
          <table:table-cell office:value-type="string">
            <text:p>À mon avis, vous n'êtes pas si fort que ça.</text:p>
          </table:table-cell>
          <table:table-cell office:value-type="string">
            <text:p>What are you talking about?</text:p>
          </table:table-cell>
          <table:table-cell office:value-type="string">
            <text:p>Qu'est-ce que vous racontez ?</text:p>
          </table:table-cell>
          <table:table-cell table:number-columns-repeated="1019"/>
        </table:table-row>
        <table:table-row table:style-name="ro3">
          <table:table-cell office:value-type="string">
            <text:p>dialog_mostro_polvere_forzuto</text:p>
          </table:table-cell>
          <table:table-cell office:value-type="string">
            <text:p>In my opinion, you're not so strong after all.</text:p>
          </table:table-cell>
          <table:table-cell office:value-type="string">
            <text:p>À mon avis, vous n'êtes pas si fort que ça.</text:p>
          </table:table-cell>
          <table:table-cell office:value-type="string">
            <text:p>Don't you see I'm a beast?</text:p>
          </table:table-cell>
          <table:table-cell office:value-type="string">
            <text:p>Ne voyez-vous pas que je suis une bête ?</text:p>
          </table:table-cell>
          <table:table-cell table:number-columns-repeated="1019"/>
        </table:table-row>
        <table:table-row table:style-name="ro3">
          <table:table-cell office:value-type="string">
            <text:p>dialog_mostro_polvere_forzuto</text:p>
          </table:table-cell>
          <table:table-cell office:value-type="string">
            <text:p>In my opinion, you're not so strong after all.</text:p>
          </table:table-cell>
          <table:table-cell office:value-type="string">
            <text:p>À mon avis, vous n'êtes pas si fort que ça.</text:p>
          </table:table-cell>
          <table:table-cell office:value-type="string">
            <text:p>It doesn't seem that way to me.</text:p>
          </table:table-cell>
          <table:table-cell office:value-type="string">
            <text:p>Je ne vois pas les choses comme ça.</text:p>
          </table:table-cell>
          <table:table-cell table:number-columns-repeated="1019"/>
        </table:table-row>
        <table:table-row table:style-name="ro3">
          <table:table-cell office:value-type="string">
            <text:p>dialog_mostro_polvere_forzuto</text:p>
          </table:table-cell>
          <table:table-cell office:value-type="string">
            <text:p>In my opinion, you're not so strong after all.</text:p>
          </table:table-cell>
          <table:table-cell office:value-type="string">
            <text:p>À mon avis, vous n'êtes pas si fort que ça.</text:p>
          </table:table-cell>
          <table:table-cell office:value-type="string">
            <text:p>Test me, then.</text:p>
          </table:table-cell>
          <table:table-cell office:value-type="string">
            <text:p>Testez-moi, alors.</text:p>
          </table:table-cell>
          <table:table-cell table:number-columns-repeated="1019"/>
        </table:table-row>
        <table:table-row table:style-name="ro3">
          <table:table-cell office:value-type="string">
            <text:p>dialog_mostro_polvere_forzuto</text:p>
          </table:table-cell>
          <table:table-cell office:value-type="string">
            <text:p>In my opinion, you're not so strong after all.</text:p>
          </table:table-cell>
          <table:table-cell office:value-type="string">
            <text:p>À mon avis, vous n'êtes pas si fort que ça.</text:p>
          </table:table-cell>
          <table:table-cell office:value-type="string">
            <text:p>Ok. In the room next door there's a bed.</text:p>
          </table:table-cell>
          <table:table-cell office:value-type="string">
            <text:p>D'accord. Dans la chambre voisine il y a un lit.</text:p>
          </table:table-cell>
          <table:table-cell table:number-columns-repeated="1019"/>
        </table:table-row>
        <table:table-row table:style-name="ro3">
          <table:table-cell office:value-type="string">
            <text:p>dialog_mostro_polvere_forzuto</text:p>
          </table:table-cell>
          <table:table-cell office:value-type="string">
            <text:p>In my opinion, you're not so strong after all.</text:p>
          </table:table-cell>
          <table:table-cell office:value-type="string">
            <text:p>À mon avis, vous n'êtes pas si fort que ça.</text:p>
          </table:table-cell>
          <table:table-cell office:value-type="string">
            <text:p>I bet you won't be able to unscrew one of the knobs.</text:p>
          </table:table-cell>
          <table:table-cell office:value-type="string">
            <text:p>Je parie que vous ne pourrez pas dévisser la boule du pied de lit.</text:p>
          </table:table-cell>
          <table:table-cell table:number-columns-repeated="1019"/>
        </table:table-row>
        <table:table-row table:style-name="ro3">
          <table:table-cell office:value-type="string">
            <text:p>dialog_mostro_polvere_forzuto</text:p>
          </table:table-cell>
          <table:table-cell office:value-type="string">
            <text:p>In my opinion, you're not so strong after all.</text:p>
          </table:table-cell>
          <table:table-cell office:value-type="string">
            <text:p>À mon avis, vous n'êtes pas si fort que ça.</text:p>
          </table:table-cell>
          <table:table-cell office:value-type="string">
            <text:p>It'll be child's play.</text:p>
          </table:table-cell>
          <table:table-cell office:value-type="string">
            <text:p>Ce sera un jeu d'enfant.</text:p>
          </table:table-cell>
          <table:table-cell table:number-columns-repeated="1019"/>
        </table:table-row>
        <table:table-row table:style-name="ro1">
          <table:table-cell table:number-columns-repeated="1024"/>
        </table:table-row>
        <table:table-row table:style-name="ro4">
          <table:table-cell office:value-type="string">
            <text:p>dialog_mostro_polvere_forzuto</text:p>
          </table:table-cell>
          <table:table-cell office:value-type="string">
            <text:p>I'll leave you to your evil plans.</text:p>
          </table:table-cell>
          <table:table-cell table:style-name="ce12" office:value-type="string">
            <text:p>Je vous laisse à vos plans machiavéliques.</text:p>
          </table:table-cell>
          <table:table-cell office:value-type="string">
            <text:p>I'll leave you to your evil plans.</text:p>
          </table:table-cell>
          <table:table-cell table:style-name="ce6" office:value-type="string">
            <text:p>Je vous laisse à vos plans machiavéliques.</text:p>
          </table:table-cell>
          <table:table-cell table:number-columns-repeated="1019"/>
        </table:table-row>
        <table:table-row table:style-name="ro1">
          <table:table-cell table:number-columns-repeated="1024"/>
        </table:table-row>
        <table:table-row table:style-name="ro3">
          <table:table-cell office:value-type="string">
            <text:p>dialog_mummia</text:p>
          </table:table-cell>
          <table:table-cell office:value-type="string">
            <text:p>You look like you're waiting for someone.</text:p>
          </table:table-cell>
          <table:table-cell table:style-name="ce13" office:value-type="string">
            <text:p>Elle a l'air d'attendre quelqu'un.</text:p>
          </table:table-cell>
          <table:table-cell office:value-type="string">
            <text:p>You look like you're waiting for someone.</text:p>
          </table:table-cell>
          <table:table-cell table:style-name="ce13" office:value-type="string">
            <text:p>Elle a l'air d'attendre quelqu'un.</text:p>
          </table:table-cell>
          <table:table-cell table:number-columns-repeated="1019"/>
        </table:table-row>
        <table:table-row table:style-name="ro3">
          <table:table-cell office:value-type="string">
            <text:p>dialog_mummia</text:p>
          </table:table-cell>
          <table:table-cell office:value-type="string">
            <text:p>You look like you're waiting for someone.</text:p>
          </table:table-cell>
          <table:table-cell table:style-name="ce13" office:value-type="string">
            <text:p>Elle a l'air d'attendre quelqu'un.</text:p>
          </table:table-cell>
          <table:table-cell office:value-type="string">
            <text:p>*sigh* I'm waiting for one of my countless suitors to get the nerve to come forward.</text:p>
          </table:table-cell>
          <table:table-cell office:value-type="string">
            <text:p>* Soupir * J'attends qu'un de mes innombrables prétendants ait le cran de venir se présenter.</text:p>
          </table:table-cell>
          <table:table-cell table:number-columns-repeated="1019"/>
        </table:table-row>
        <table:table-row table:style-name="ro3">
          <table:table-cell office:value-type="string">
            <text:p>dialog_mummia</text:p>
          </table:table-cell>
          <table:table-cell office:value-type="string">
            <text:p>You look like you're waiting for someone.</text:p>
          </table:table-cell>
          <table:table-cell table:style-name="ce13" office:value-type="string">
            <text:p>Elle a l'air d'attendre quelqu'un.</text:p>
          </table:table-cell>
          <table:table-cell office:value-type="string">
            <text:p>What would keep them from doing it?</text:p>
          </table:table-cell>
          <table:table-cell office:value-type="string">
            <text:p>Qu'est-ce qui les en empêche ?</text:p>
          </table:table-cell>
          <table:table-cell table:number-columns-repeated="1019"/>
        </table:table-row>
        <table:table-row table:style-name="ro3">
          <table:table-cell office:value-type="string">
            <text:p>dialog_mummia</text:p>
          </table:table-cell>
          <table:table-cell office:value-type="string">
            <text:p>You look like you're waiting for someone.</text:p>
          </table:table-cell>
          <table:table-cell table:style-name="ce13" office:value-type="string">
            <text:p>Elle a l'air d'attendre quelqu'un.</text:p>
          </table:table-cell>
          <table:table-cell office:value-type="string">
            <text:p>Exactly what I've been asking myself. I'm afraid everybody is too scared of my beauty.</text:p>
          </table:table-cell>
          <table:table-cell office:value-type="string">
            <text:p>C'est exactement ce que je me suis demandée. Je crains qu'il n'ait peur de ma beauté, comme tout le monde.</text:p>
          </table:table-cell>
          <table:table-cell table:number-columns-repeated="1019"/>
        </table:table-row>
        <table:table-row table:style-name="ro3">
          <table:table-cell office:value-type="string">
            <text:p>dialog_mummia</text:p>
          </table:table-cell>
          <table:table-cell office:value-type="string">
            <text:p>You look like you're waiting for someone.</text:p>
          </table:table-cell>
          <table:table-cell table:style-name="ce13" office:value-type="string">
            <text:p>Elle a l'air d'attendre quelqu'un.</text:p>
          </table:table-cell>
          <table:table-cell office:value-type="string">
            <text:p>The burden of being so beautiful, yes.</text:p>
          </table:table-cell>
          <table:table-cell office:value-type="string">
            <text:p>Le fardeau de la beauté, oui.</text:p>
          </table:table-cell>
          <table:table-cell table:number-columns-repeated="1019"/>
        </table:table-row>
        <table:table-row table:style-name="ro1">
          <table:table-cell table:number-columns-repeated="1024"/>
        </table:table-row>
        <table:table-row table:style-name="ro5">
          <table:table-cell office:value-type="string">
            <text:p>dialog_mummia</text:p>
          </table:table-cell>
          <table:table-cell office:value-type="string">
            <text:p>What should this mythical Prince Charming be like?</text:p>
          </table:table-cell>
          <table:table-cell table:style-name="ce13" office:value-type="string">
            <text:p>À quoi doit ressembler ce mythique Prince Charmant ?</text:p>
          </table:table-cell>
          <table:table-cell office:value-type="string">
            <text:p>What should this mythical Prince Charming be like?</text:p>
          </table:table-cell>
          <table:table-cell table:style-name="ce13" office:value-type="string">
            <text:p>À quoi doit ressembler ce mythique Prince Charmant ?</text:p>
          </table:table-cell>
          <table:table-cell table:number-columns-repeated="1019"/>
        </table:table-row>
        <table:table-row table:style-name="ro5">
          <table:table-cell office:value-type="string">
            <text:p>dialog_mummia</text:p>
          </table:table-cell>
          <table:table-cell office:value-type="string">
            <text:p>What should this mythical Prince Charming be like?</text:p>
          </table:table-cell>
          <table:table-cell table:style-name="ce13" office:value-type="string">
            <text:p>À quoi doit ressembler ce mythique Prince Charmant ?</text:p>
          </table:table-cell>
          <table:table-cell office:value-type="string">
            <text:p>For centuries now, I've been waiting. We queens too have certain... needs to satisfy.</text:p>
          </table:table-cell>
          <table:table-cell office:value-type="string">
            <text:p>J'attends depuis des siècles.</text:p>
          </table:table-cell>
          <table:table-cell table:number-columns-repeated="1019"/>
        </table:table-row>
        <table:table-row table:style-name="ro5">
          <table:table-cell office:value-type="string">
            <text:p>dialog_mummia</text:p>
          </table:table-cell>
          <table:table-cell office:value-type="string">
            <text:p>What should this mythical Prince Charming be like?</text:p>
          </table:table-cell>
          <table:table-cell table:style-name="ce13" office:value-type="string">
            <text:p>À quoi doit ressembler ce mythique Prince Charmant ?</text:p>
          </table:table-cell>
          <table:table-cell office:value-type="string">
            <text:p>I just want to find a good mummy to spend the rest of infinity with.</text:p>
          </table:table-cell>
          <table:table-cell office:value-type="string">
            <text:p>Je veux juste trouver une gentille momie pour passer le reste de l'éternité avec elle.</text:p>
          </table:table-cell>
          <table:table-cell table:number-columns-repeated="1019"/>
        </table:table-row>
        <table:table-row table:style-name="ro5">
          <table:table-cell office:value-type="string">
            <text:p>dialog_mummia</text:p>
          </table:table-cell>
          <table:table-cell office:value-type="string">
            <text:p>What should this mythical Prince Charming be like?</text:p>
          </table:table-cell>
          <table:table-cell table:style-name="ce13" office:value-type="string">
            <text:p>À quoi doit ressembler ce mythique Prince Charmant ?</text:p>
          </table:table-cell>
          <table:table-cell office:value-type="string">
            <text:p>That shouldn't be so difficult, after all.</text:p>
          </table:table-cell>
          <table:table-cell office:value-type="string">
            <text:p>Cela ne devrait pas être si difficile, après tout.</text:p>
          </table:table-cell>
          <table:table-cell table:number-columns-repeated="1019"/>
        </table:table-row>
        <table:table-row table:style-name="ro5">
          <table:table-cell office:value-type="string">
            <text:p>dialog_mummia</text:p>
          </table:table-cell>
          <table:table-cell office:value-type="string">
            <text:p>What should this mythical Prince Charming be like?</text:p>
          </table:table-cell>
          <table:table-cell table:style-name="ce13" office:value-type="string">
            <text:p>À quoi doit ressembler ce mythique Prince Charmant ?</text:p>
          </table:table-cell>
          <table:table-cell office:value-type="string">
            <text:p>Don't rub it in.</text:p>
          </table:table-cell>
          <table:table-cell office:value-type="string">
            <text:p>Ne remuez pas le couteau dans la plaie.</text:p>
          </table:table-cell>
          <table:table-cell table:number-columns-repeated="1019"/>
        </table:table-row>
        <table:table-row table:style-name="ro1">
          <table:table-cell table:number-columns-repeated="1024"/>
        </table:table-row>
        <table:table-row table:style-name="ro3">
          <table:table-cell office:value-type="string">
            <text:p>dialog_mummia</text:p>
          </table:table-cell>
          <table:table-cell office:value-type="string">
            <text:p>What happened to the pharaoh?</text:p>
          </table:table-cell>
          <table:table-cell table:style-name="ce13" office:value-type="string">
            <text:p>Qu'est-il arrivé au pharaon ?</text:p>
          </table:table-cell>
          <table:table-cell office:value-type="string">
            <text:p>What happened to the pharaoh?</text:p>
          </table:table-cell>
          <table:table-cell table:style-name="ce13" office:value-type="string">
            <text:p>Qu'est-il arrivé au pharaon ?</text:p>
          </table:table-cell>
          <table:table-cell table:number-columns-repeated="1019"/>
        </table:table-row>
        <table:table-row table:style-name="ro3">
          <table:table-cell office:value-type="string">
            <text:p>dialog_mummia</text:p>
          </table:table-cell>
          <table:table-cell office:value-type="string">
            <text:p>What happened to the pharaoh?</text:p>
          </table:table-cell>
          <table:table-cell table:style-name="ce13" office:value-type="string">
            <text:p>Qu'est-il arrivé au pharaon ?</text:p>
          </table:table-cell>
          <table:table-cell office:value-type="string">
            <text:p>The servants found him dead, poisoned by the bite of a snake.</text:p>
          </table:table-cell>
          <table:table-cell office:value-type="string">
            <text:p>Les serviteurs l'ont retrouvé mort, empoisonné par la morsure d'un serpent.</text:p>
          </table:table-cell>
          <table:table-cell table:number-columns-repeated="1019"/>
        </table:table-row>
        <table:table-row table:style-name="ro3">
          <table:table-cell office:value-type="string">
            <text:p>dialog_mummia</text:p>
          </table:table-cell>
          <table:table-cell office:value-type="string">
            <text:p>What happened to the pharaoh?</text:p>
          </table:table-cell>
          <table:table-cell table:style-name="ce13" office:value-type="string">
            <text:p>Qu'est-il arrivé au pharaon ?</text:p>
          </table:table-cell>
          <table:table-cell office:value-type="string">
            <text:p>I remember I was so angry with him...</text:p>
          </table:table-cell>
          <table:table-cell office:value-type="string">
            <text:p>Je me souviens que j'étais tellement en colère contre lui...</text:p>
          </table:table-cell>
          <table:table-cell table:number-columns-repeated="1019"/>
        </table:table-row>
        <table:table-row table:style-name="ro3">
          <table:table-cell office:value-type="string">
            <text:p>dialog_mummia</text:p>
          </table:table-cell>
          <table:table-cell office:value-type="string">
            <text:p>What happened to the pharaoh?</text:p>
          </table:table-cell>
          <table:table-cell table:style-name="ce13" office:value-type="string">
            <text:p>Qu'est-il arrivé au pharaon ?</text:p>
          </table:table-cell>
          <table:table-cell office:value-type="string">
            <text:p>Not that the two things were connected... obviously.</text:p>
          </table:table-cell>
          <table:table-cell office:value-type="string">
            <text:p>Non pas que les deux choses soient liées, évidemment.</text:p>
          </table:table-cell>
          <table:table-cell table:number-columns-repeated="1019"/>
        </table:table-row>
        <table:table-row table:style-name="ro3">
          <table:table-cell office:value-type="string">
            <text:p>dialog_mummia</text:p>
          </table:table-cell>
          <table:table-cell office:value-type="string">
            <text:p>What happened to the pharaoh?</text:p>
          </table:table-cell>
          <table:table-cell table:style-name="ce13" office:value-type="string">
            <text:p>Qu'est-il arrivé au pharaon ?</text:p>
          </table:table-cell>
          <table:table-cell office:value-type="string">
            <text:p>Of course, of course...</text:p>
          </table:table-cell>
          <table:table-cell office:value-type="string">
            <text:p>Bien sûr, bien sûr...</text:p>
          </table:table-cell>
          <table:table-cell table:number-columns-repeated="1019"/>
        </table:table-row>
        <table:table-row table:style-name="ro1">
          <table:table-cell table:number-columns-repeated="1024"/>
        </table:table-row>
        <table:table-row table:style-name="ro3">
          <table:table-cell office:value-type="string">
            <text:p>dialog_mummia</text:p>
          </table:table-cell>
          <table:table-cell office:value-type="string">
            <text:p>I have a dilemma.</text:p>
          </table:table-cell>
          <table:table-cell table:style-name="ce13" office:value-type="string">
            <text:p>J'ai un dilemme.</text:p>
          </table:table-cell>
          <table:table-cell office:value-type="string">
            <text:p>I have a dilemma.</text:p>
          </table:table-cell>
          <table:table-cell table:style-name="ce13" office:value-type="string">
            <text:p>J'ai un dilemme.</text:p>
          </table:table-cell>
          <table:table-cell table:number-columns-repeated="1019"/>
        </table:table-row>
        <table:table-row table:style-name="ro3">
          <table:table-cell office:value-type="string">
            <text:p>dialog_mummia</text:p>
          </table:table-cell>
          <table:table-cell office:value-type="string">
            <text:p>I have a dilemma.</text:p>
          </table:table-cell>
          <table:table-cell table:style-name="ce13" office:value-type="string">
            <text:p>J'ai un dilemme.</text:p>
          </table:table-cell>
          <table:table-cell office:value-type="string">
            <text:p>Don't you think you're too young?</text:p>
          </table:table-cell>
          <table:table-cell office:value-type="string">
            <text:p>Tu ne crois pas que tu es trop jeune ?</text:p>
          </table:table-cell>
          <table:table-cell table:number-columns-repeated="1019"/>
        </table:table-row>
        <table:table-row table:style-name="ro3">
          <table:table-cell office:value-type="string">
            <text:p>dialog_mummia</text:p>
          </table:table-cell>
          <table:table-cell office:value-type="string">
            <text:p>I have a dilemma.</text:p>
          </table:table-cell>
          <table:table-cell table:style-name="ce13" office:value-type="string">
            <text:p>J'ai un dilemme.</text:p>
          </table:table-cell>
          <table:table-cell office:value-type="string">
            <text:p>Erm... what?</text:p>
          </table:table-cell>
          <table:table-cell office:value-type="string">
            <text:p>Ehm ... Quoi ?</text:p>
          </table:table-cell>
          <table:table-cell table:number-columns-repeated="1019"/>
        </table:table-row>
        <table:table-row table:style-name="ro3">
          <table:table-cell office:value-type="string">
            <text:p>dialog_mummia</text:p>
          </table:table-cell>
          <table:table-cell office:value-type="string">
            <text:p>I have a dilemma.</text:p>
          </table:table-cell>
          <table:table-cell table:style-name="ce13" office:value-type="string">
            <text:p>J'ai un dilemme.</text:p>
          </table:table-cell>
          <table:table-cell office:value-type="string">
            <text:p>You can't be more than fifteen...</text:p>
          </table:table-cell>
          <table:table-cell office:value-type="string">
            <text:p>Tu ne dois pas avoir plus de quinze ans...</text:p>
          </table:table-cell>
          <table:table-cell table:number-columns-repeated="1019"/>
        </table:table-row>
        <table:table-row table:style-name="ro3">
          <table:table-cell office:value-type="string">
            <text:p>dialog_mummia</text:p>
          </table:table-cell>
          <table:table-cell office:value-type="string">
            <text:p>I have a dilemma.</text:p>
          </table:table-cell>
          <table:table-cell table:style-name="ce13" office:value-type="string">
            <text:p>J'ai un dilemme.</text:p>
          </table:table-cell>
          <table:table-cell office:value-type="string">
            <text:p>Well, it's true that my beauty transcends age, after all.</text:p>
          </table:table-cell>
          <table:table-cell office:value-type="string">
            <text:p>Mais c'est vrai que ma beauté transcende l'âge après tout.</text:p>
          </table:table-cell>
          <table:table-cell table:number-columns-repeated="1019"/>
        </table:table-row>
        <table:table-row table:style-name="ro3">
          <table:table-cell office:value-type="string">
            <text:p>dialog_mummia</text:p>
          </table:table-cell>
          <table:table-cell office:value-type="string">
            <text:p>I have a dilemma.</text:p>
          </table:table-cell>
          <table:table-cell table:style-name="ce13" office:value-type="string">
            <text:p>J'ai un dilemme.</text:p>
          </table:table-cell>
          <table:table-cell office:value-type="string">
            <text:p>Actually I didn't... I didn't want to hit on you.</text:p>
          </table:table-cell>
          <table:table-cell office:value-type="string">
            <text:p>En fait... Je ne voulais pas vous draguer.</text:p>
          </table:table-cell>
          <table:table-cell table:number-columns-repeated="1019"/>
        </table:table-row>
        <table:table-row table:style-name="ro3">
          <table:table-cell office:value-type="string">
            <text:p>dialog_mummia</text:p>
          </table:table-cell>
          <table:table-cell office:value-type="string">
            <text:p>I have a dilemma.</text:p>
          </table:table-cell>
          <table:table-cell table:style-name="ce13" office:value-type="string">
            <text:p>J'ai un dilemme.</text:p>
          </table:table-cell>
          <table:table-cell office:value-type="string">
            <text:p>Do you think I'm not attractive enough?</text:p>
          </table:table-cell>
          <table:table-cell office:value-type="string">
            <text:p>Tu ne me trouves pas assez attirante ?</text:p>
          </table:table-cell>
          <table:table-cell table:number-columns-repeated="1019"/>
        </table:table-row>
        <table:table-row table:style-name="ro3">
          <table:table-cell office:value-type="string">
            <text:p>dialog_mummia</text:p>
          </table:table-cell>
          <table:table-cell office:value-type="string">
            <text:p>I have a dilemma.</text:p>
          </table:table-cell>
          <table:table-cell table:style-name="ce13" office:value-type="string">
            <text:p>J'ai un dilemme.</text:p>
          </table:table-cell>
          <table:table-cell office:value-type="string">
            <text:p>No, absolutely you are. I didn't mean to...</text:p>
          </table:table-cell>
          <table:table-cell office:value-type="string">
            <text:p>Si, vous l'êtes vraiment. Je ne voulais pas...</text:p>
          </table:table-cell>
          <table:table-cell table:number-columns-repeated="1019"/>
        </table:table-row>
        <table:table-row table:style-name="ro3">
          <table:table-cell office:value-type="string">
            <text:p>dialog_mummia</text:p>
          </table:table-cell>
          <table:table-cell office:value-type="string">
            <text:p>I have a dilemma.</text:p>
          </table:table-cell>
          <table:table-cell table:style-name="ce13" office:value-type="string">
            <text:p>J'ai un dilemme.</text:p>
          </table:table-cell>
          <table:table-cell office:value-type="string">
            <text:p>You better!</text:p>
          </table:table-cell>
          <table:table-cell office:value-type="string">
            <text:p>Tu ferais mieux !</text:p>
          </table:table-cell>
          <table:table-cell table:number-columns-repeated="1019"/>
        </table:table-row>
        <table:table-row table:style-name="ro1">
          <table:table-cell table:number-columns-repeated="1024"/>
        </table:table-row>
        <table:table-row table:style-name="ro3">
          <table:table-cell office:value-type="string">
            <text:p>dialog_mummia</text:p>
          </table:table-cell>
          <table:table-cell office:value-type="string">
            <text:p>I'll leave to your undertakings.</text:p>
          </table:table-cell>
          <table:table-cell table:style-name="ce13" office:value-type="string">
            <text:p>Je vous laisse à vos engagements.</text:p>
          </table:table-cell>
          <table:table-cell office:value-type="string">
            <text:p>I'll leave to your undertakings, my queen.</text:p>
          </table:table-cell>
          <table:table-cell table:style-name="ce13" office:value-type="string">
            <text:p>Je vous laisse à vos engagements, ma reine.</text:p>
          </table:table-cell>
          <table:table-cell table:number-columns-repeated="1019"/>
        </table:table-row>
        <table:table-row table:style-name="ro1">
          <table:table-cell table:number-columns-repeated="1024"/>
        </table:table-row>
        <table:table-row table:style-name="ro4">
          <table:table-cell office:value-type="string">
            <text:p>dialog_noce</text:p>
          </table:table-cell>
          <table:table-cell office:value-type="string">
            <text:p>Do you know where Ronald's gone?</text:p>
          </table:table-cell>
          <table:table-cell table:style-name="ce12" office:value-type="string">
            <text:p>Sais-tu où Ronald est parti ?</text:p>
          </table:table-cell>
          <table:table-cell office:value-type="string">
            <text:p>Do you know where Ronald's gone?</text:p>
          </table:table-cell>
          <table:table-cell table:style-name="ce6" office:value-type="string">
            <text:p>Sais-tu où Ronald est parti ?</text:p>
          </table:table-cell>
          <table:table-cell table:number-columns-repeated="1019"/>
        </table:table-row>
        <table:table-row table:style-name="ro4">
          <table:table-cell office:value-type="string">
            <text:p>dialog_noce</text:p>
          </table:table-cell>
          <table:table-cell office:value-type="string">
            <text:p>Do you know where Ronald's gone?</text:p>
          </table:table-cell>
          <table:table-cell table:style-name="ce12" office:value-type="string">
            <text:p>Sais-tu où Ronald est parti ?</text:p>
          </table:table-cell>
          <table:table-cell office:value-type="string">
            <text:p>Everybody left a couple of hours ago, but I don't know where they went.</text:p>
          </table:table-cell>
          <table:table-cell table:style-name="ce6" office:value-type="string">
            <text:p>Tout le monde est parti il y a quelques heures, mais je ne sais pas où ils sont allés.</text:p>
          </table:table-cell>
          <table:table-cell table:number-columns-repeated="1019"/>
        </table:table-row>
        <table:table-row table:style-name="ro4">
          <table:table-cell office:value-type="string">
            <text:p>dialog_noce</text:p>
          </table:table-cell>
          <table:table-cell office:value-type="string">
            <text:p>Do you know where Ronald's gone?</text:p>
          </table:table-cell>
          <table:table-cell table:style-name="ce12" office:value-type="string">
            <text:p>Sais-tu où Ronald est parti ?</text:p>
          </table:table-cell>
          <table:table-cell office:value-type="string">
            <text:p>They were all very nervous. I don't know why, exactly.</text:p>
          </table:table-cell>
          <table:table-cell table:style-name="ce6" office:value-type="string">
            <text:p>Ils étaient tous très nerveux. Je ne sais pas pourquoi.</text:p>
          </table:table-cell>
          <table:table-cell table:number-columns-repeated="1019"/>
        </table:table-row>
        <table:table-row table:style-name="ro6">
          <table:table-cell office:value-type="string">
            <text:p>dialog_noce</text:p>
          </table:table-cell>
          <table:table-cell office:value-type="string">
            <text:p>Do you know where Ronald's gone?</text:p>
          </table:table-cell>
          <table:table-cell table:style-name="ce12" office:value-type="string">
            <text:p>Sais-tu où Ronald est parti ?</text:p>
          </table:table-cell>
          <table:table-cell office:value-type="string">
            <text:p>It'll be the usual sale at the mall. The 'Mother Superior' must have straightened them up, as usual.</text:p>
          </table:table-cell>
          <table:table-cell table:style-name="ce6" office:value-type="string">
            <text:p>Il doit y avoir des soldes au centre commercial. La « Mère Supérieure » a dû les mettre au pas comme d'habitude.</text:p>
          </table:table-cell>
          <table:table-cell table:number-columns-repeated="1019"/>
        </table:table-row>
        <table:table-row table:style-name="ro1">
          <table:table-cell table:number-columns-repeated="1024"/>
        </table:table-row>
        <table:table-row table:style-name="ro6">
          <table:table-cell office:value-type="string">
            <text:p>dialog_noce</text:p>
          </table:table-cell>
          <table:table-cell office:value-type="string">
            <text:p>When will you stop eating those things?</text:p>
          </table:table-cell>
          <table:table-cell table:style-name="ce6" office:value-type="string">
            <text:p>Quand vas-tu arrêter de manger ces trucs-là ?</text:p>
          </table:table-cell>
          <table:table-cell office:value-type="string">
            <text:p>When will you stop eating those things?</text:p>
          </table:table-cell>
          <table:table-cell table:style-name="ce6" office:value-type="string">
            <text:p>Quand vas-tu arrêter de manger ces trucs-là ?</text:p>
          </table:table-cell>
          <table:table-cell table:number-columns-repeated="1019"/>
        </table:table-row>
        <table:table-row table:style-name="ro6">
          <table:table-cell office:value-type="string">
            <text:p>dialog_noce</text:p>
          </table:table-cell>
          <table:table-cell office:value-type="string">
            <text:p>When will you stop eating those things?</text:p>
          </table:table-cell>
          <table:table-cell table:style-name="ce6" office:value-type="string">
            <text:p>Quand vas-tu arrêter de manger ces trucs-là ?</text:p>
          </table:table-cell>
          <table:table-cell office:value-type="string">
            <text:p>Would you care for some, maybe?</text:p>
          </table:table-cell>
          <table:table-cell table:style-name="ce6" office:value-type="string">
            <text:p>Tu en veux peut-être ?</text:p>
          </table:table-cell>
          <table:table-cell table:number-columns-repeated="1019"/>
        </table:table-row>
        <table:table-row table:style-name="ro6">
          <table:table-cell office:value-type="string">
            <text:p>dialog_noce</text:p>
          </table:table-cell>
          <table:table-cell office:value-type="string">
            <text:p>When will you stop eating those things?</text:p>
          </table:table-cell>
          <table:table-cell table:style-name="ce6" office:value-type="string">
            <text:p>Quand vas-tu arrêter de manger ces trucs-là ?</text:p>
          </table:table-cell>
          <table:table-cell office:value-type="string">
            <text:p>How many times do I have to tell you that I'm allergic to plums?</text:p>
          </table:table-cell>
          <table:table-cell table:style-name="ce13" office:value-type="string">
            <text:p>Combien de fois devrais-je te dire que je suis allergique aux prunes ?</text:p>
          </table:table-cell>
          <table:table-cell table:number-columns-repeated="1019"/>
        </table:table-row>
        <table:table-row table:style-name="ro6">
          <table:table-cell office:value-type="string">
            <text:p>dialog_noce</text:p>
          </table:table-cell>
          <table:table-cell office:value-type="string">
            <text:p>When will you stop eating those things?</text:p>
          </table:table-cell>
          <table:table-cell table:style-name="ce6" office:value-type="string">
            <text:p>Quand vas-tu arrêter de manger ces trucs-là ?</text:p>
          </table:table-cell>
          <table:table-cell office:value-type="string">
            <text:p>Just looking at them, I'm getting hives.</text:p>
          </table:table-cell>
          <table:table-cell table:style-name="ce6" office:value-type="string">
            <text:p>Rien qu'en les regardant, je fais de l'urticaire.</text:p>
          </table:table-cell>
          <table:table-cell table:number-columns-repeated="1019"/>
        </table:table-row>
        <table:table-row table:style-name="ro6">
          <table:table-cell office:value-type="string">
            <text:p>dialog_noce</text:p>
          </table:table-cell>
          <table:table-cell office:value-type="string">
            <text:p>When will you stop eating those things?</text:p>
          </table:table-cell>
          <table:table-cell table:style-name="ce6" office:value-type="string">
            <text:p>Quand vas-tu arrêter de manger ces trucs-là ?</text:p>
          </table:table-cell>
          <table:table-cell office:value-type="string">
            <text:p>Man, you don't have any skin at all.</text:p>
          </table:table-cell>
          <table:table-cell table:style-name="ce6" office:value-type="string">
            <text:p>Tu n'as même pas de peau, mec.</text:p>
          </table:table-cell>
          <table:table-cell table:number-columns-repeated="1019"/>
        </table:table-row>
        <table:table-row table:style-name="ro6">
          <table:table-cell office:value-type="string">
            <text:p>dialog_noce</text:p>
          </table:table-cell>
          <table:table-cell office:value-type="string">
            <text:p>When will you stop eating those things?</text:p>
          </table:table-cell>
          <table:table-cell table:style-name="ce6" office:value-type="string">
            <text:p>Quand vas-tu arrêter de manger ces trucs-là ?</text:p>
          </table:table-cell>
          <table:table-cell office:value-type="string">
            <text:p>And anyway, they're nuts. Otherwise why would Ronald have given me this name?</text:p>
          </table:table-cell>
          <table:table-cell table:style-name="ce6" office:value-type="string">
            <text:p>Et puis de toute façon, ce sont des noisettes. Sinon pourquoi Ronald m'aurait donné ce nom ?</text:p>
          </table:table-cell>
          <table:table-cell table:number-columns-repeated="1019"/>
        </table:table-row>
        <table:table-row table:style-name="ro6">
          <table:table-cell office:value-type="string">
            <text:p>dialog_noce</text:p>
          </table:table-cell>
          <table:table-cell office:value-type="string">
            <text:p>When will you stop eating those things?</text:p>
          </table:table-cell>
          <table:table-cell table:style-name="ce6" office:value-type="string">
            <text:p>Quand vas-tu arrêter de manger ces trucs-là ?</text:p>
          </table:table-cell>
          <table:table-cell office:value-type="string">
            <text:p>He probably just wanted to be... alternative.</text:p>
          </table:table-cell>
          <table:table-cell table:style-name="ce6" office:value-type="string">
            <text:p>Il voulait probablement être... original.</text:p>
          </table:table-cell>
          <table:table-cell table:number-columns-repeated="1019"/>
        </table:table-row>
        <table:table-row table:style-name="ro6">
          <table:table-cell office:value-type="string">
            <text:p>dialog_noce</text:p>
          </table:table-cell>
          <table:table-cell office:value-type="string">
            <text:p>When will you stop eating those things?</text:p>
          </table:table-cell>
          <table:table-cell table:style-name="ce6" office:value-type="string">
            <text:p>Quand vas-tu arrêter de manger ces trucs-là ?</text:p>
          </table:table-cell>
          <table:table-cell office:value-type="string">
            <text:p>You're a lost cause.</text:p>
          </table:table-cell>
          <table:table-cell table:style-name="ce13" office:value-type="string">
            <text:p>Tu es une cause perdue.</text:p>
          </table:table-cell>
          <table:table-cell table:number-columns-repeated="1019"/>
        </table:table-row>
        <table:table-row table:style-name="ro1">
          <table:table-cell table:number-columns-repeated="1024"/>
        </table:table-row>
        <table:table-row table:style-name="ro4">
          <table:table-cell office:value-type="string">
            <text:p>dialog_noce</text:p>
          </table:table-cell>
          <table:table-cell office:value-type="string">
            <text:p>Hasn't Ronald spoken yet?</text:p>
          </table:table-cell>
          <table:table-cell table:style-name="ce12" office:value-type="string">
            <text:p>Ronald n'a toujours pas parlé ?</text:p>
          </table:table-cell>
          <table:table-cell office:value-type="string">
            <text:p>Hasn't Ronald spoken yet?</text:p>
          </table:table-cell>
          <table:table-cell table:style-name="ce6" office:value-type="string">
            <text:p>Ronald n'a toujours pas parlé ?</text:p>
          </table:table-cell>
          <table:table-cell table:number-columns-repeated="1019"/>
        </table:table-row>
        <table:table-row table:style-name="ro4">
          <table:table-cell office:value-type="string">
            <text:p>dialog_noce</text:p>
          </table:table-cell>
          <table:table-cell office:value-type="string">
            <text:p>Hasn't Ronald spoken yet?</text:p>
          </table:table-cell>
          <table:table-cell table:style-name="ce12" office:value-type="string">
            <text:p>Ronald n'a toujours pas parlé ?</text:p>
          </table:table-cell>
          <table:table-cell office:value-type="string">
            <text:p>You should know that, by now.</text:p>
          </table:table-cell>
          <table:table-cell office:value-type="string">
            <text:p>Tu devrais le savoir maintenant.</text:p>
          </table:table-cell>
          <table:table-cell table:number-columns-repeated="1019"/>
        </table:table-row>
        <table:table-row table:style-name="ro4">
          <table:table-cell office:value-type="string">
            <text:p>dialog_noce</text:p>
          </table:table-cell>
          <table:table-cell office:value-type="string">
            <text:p>Hasn't Ronald spoken yet?</text:p>
          </table:table-cell>
          <table:table-cell table:style-name="ce12" office:value-type="string">
            <text:p>Ronald n'a toujours pas parlé ?</text:p>
          </table:table-cell>
          <table:table-cell office:value-type="string">
            <text:p>He hasn't said a word since you died in front of his eyes.</text:p>
          </table:table-cell>
          <table:table-cell office:value-type="string">
            <text:p>Il n'a pas dit un mot depuis le jour où tu es mort devant ses yeux.</text:p>
          </table:table-cell>
          <table:table-cell table:number-columns-repeated="1019"/>
        </table:table-row>
        <table:table-row table:style-name="ro4">
          <table:table-cell office:value-type="string">
            <text:p>dialog_noce</text:p>
          </table:table-cell>
          <table:table-cell office:value-type="string">
            <text:p>Hasn't Ronald spoken yet?</text:p>
          </table:table-cell>
          <table:table-cell table:style-name="ce12" office:value-type="string">
            <text:p>Ronald n'a toujours pas parlé ?</text:p>
          </table:table-cell>
          <table:table-cell office:value-type="string">
            <text:p>I don't want his soul to be damned forever.</text:p>
          </table:table-cell>
          <table:table-cell office:value-type="string">
            <text:p>Je ne veux pas que son âme soit damnée pour toujours.</text:p>
          </table:table-cell>
          <table:table-cell table:number-columns-repeated="1019"/>
        </table:table-row>
        <table:table-row table:style-name="ro4">
          <table:table-cell office:value-type="string">
            <text:p>dialog_noce</text:p>
          </table:table-cell>
          <table:table-cell office:value-type="string">
            <text:p>Hasn't Ronald spoken yet?</text:p>
          </table:table-cell>
          <table:table-cell table:style-name="ce12" office:value-type="string">
            <text:p>Ronald n'a toujours pas parlé ?</text:p>
          </table:table-cell>
          <table:table-cell office:value-type="string">
            <text:p>If that stubborn guy won't open his lips for himself, I'll take steps to loosen his tongue.</text:p>
          </table:table-cell>
          <table:table-cell office:value-type="string">
            <text:p>S'il s'obstine à ne pas ouvrir la bouche, je vais prendre les mesures qui s'imposent pour lui délier la langue.</text:p>
          </table:table-cell>
          <table:table-cell table:number-columns-repeated="1019"/>
        </table:table-row>
        <table:table-row table:style-name="ro4">
          <table:table-cell office:value-type="string">
            <text:p>dialog_noce</text:p>
          </table:table-cell>
          <table:table-cell office:value-type="string">
            <text:p>Hasn't Ronald spoken yet?</text:p>
          </table:table-cell>
          <table:table-cell table:style-name="ce12" office:value-type="string">
            <text:p>Ronald n'a toujours pas parlé ?</text:p>
          </table:table-cell>
          <table:table-cell office:value-type="string">
            <text:p>Don't hurt him too much.</text:p>
          </table:table-cell>
          <table:table-cell office:value-type="string">
            <text:p>Ne lui fais pas trop mal quand même.</text:p>
          </table:table-cell>
          <table:table-cell table:number-columns-repeated="1019"/>
        </table:table-row>
        <table:table-row table:style-name="ro1">
          <table:table-cell table:number-columns-repeated="1024"/>
        </table:table-row>
        <table:table-row table:style-name="ro4">
          <table:table-cell office:value-type="string">
            <text:p>dialog_noce</text:p>
          </table:table-cell>
          <table:table-cell office:value-type="string">
            <text:p>I have to run to the bathroom.</text:p>
          </table:table-cell>
          <table:table-cell table:style-name="ce12" office:value-type="string">
            <text:p>Il faut que j'aille aux toilettes.</text:p>
          </table:table-cell>
          <table:table-cell office:value-type="string">
            <text:p>I have to run to the bathroom. All this excitement loosened my bladder.</text:p>
          </table:table-cell>
          <table:table-cell table:style-name="ce6" office:value-type="string">
            <text:p>Il faut que j'aille aux toilettes. J'ai la vessie qui va exploser.</text:p>
          </table:table-cell>
          <table:table-cell table:number-columns-repeated="1019"/>
        </table:table-row>
        <table:table-row table:style-name="ro4">
          <table:table-cell office:value-type="string">
            <text:p>dialog_noce</text:p>
          </table:table-cell>
          <table:table-cell office:value-type="string">
            <text:p>I have to run to the bathroom.</text:p>
          </table:table-cell>
          <table:table-cell table:style-name="ce12" office:value-type="string">
            <text:p>Il faut que j'aille aux toilettes.</text:p>
          </table:table-cell>
          <table:table-cell office:value-type="string">
            <text:p>a short while later...</text:p>
          </table:table-cell>
          <table:table-cell office:value-type="string">
            <text:p>quelque temps plus tard...</text:p>
          </table:table-cell>
          <table:table-cell table:number-columns-repeated="1019"/>
        </table:table-row>
        <table:table-row table:style-name="ro4">
          <table:table-cell office:value-type="string">
            <text:p>dialog_noce</text:p>
          </table:table-cell>
          <table:table-cell office:value-type="string">
            <text:p>I have to run to the bathroom.</text:p>
          </table:table-cell>
          <table:table-cell table:style-name="ce12" office:value-type="string">
            <text:p>Il faut que j'aille aux toilettes.</text:p>
          </table:table-cell>
          <table:table-cell office:value-type="string">
            <text:p>I like this room.</text:p>
          </table:table-cell>
          <table:table-cell office:value-type="string">
            <text:p>J'adore cette chambre.</text:p>
          </table:table-cell>
          <table:table-cell table:number-columns-repeated="1019"/>
        </table:table-row>
        <table:table-row table:style-name="ro4">
          <table:table-cell office:value-type="string">
            <text:p>dialog_noce</text:p>
          </table:table-cell>
          <table:table-cell office:value-type="string">
            <text:p>I have to run to the bathroom.</text:p>
          </table:table-cell>
          <table:table-cell table:style-name="ce12" office:value-type="string">
            <text:p>Il faut que j'aille aux toilettes.</text:p>
          </table:table-cell>
          <table:table-cell office:value-type="string">
            <text:p>Start here, then.</text:p>
          </table:table-cell>
          <table:table-cell office:value-type="string">
            <text:p>Commence ici, alors.</text:p>
          </table:table-cell>
          <table:table-cell table:number-columns-repeated="1019"/>
        </table:table-row>
        <table:table-row table:style-name="ro4">
          <table:table-cell office:value-type="string">
            <text:p>dialog_noce</text:p>
          </table:table-cell>
          <table:table-cell office:value-type="string">
            <text:p>I have to run to the bathroom.</text:p>
          </table:table-cell>
          <table:table-cell table:style-name="ce12" office:value-type="string">
            <text:p>Il faut que j'aille aux toilettes.</text:p>
          </table:table-cell>
          <table:table-cell office:value-type="string">
            <text:p>Put the little pet in the van. In the meantime, I'll prepare the boxes in the living room.</text:p>
          </table:table-cell>
          <table:table-cell office:value-type="string">
            <text:p>Mets la petite bête dans le fourgon. En attendant, je vais préparer les cartons dans le salon.</text:p>
          </table:table-cell>
          <table:table-cell table:number-columns-repeated="1019"/>
        </table:table-row>
        <table:table-row table:style-name="ro4">
          <table:table-cell office:value-type="string">
            <text:p>dialog_noce</text:p>
          </table:table-cell>
          <table:table-cell office:value-type="string">
            <text:p>I have to run to the bathroom.</text:p>
          </table:table-cell>
          <table:table-cell table:style-name="ce12" office:value-type="string">
            <text:p>Il faut que j'aille aux toilettes.</text:p>
          </table:table-cell>
          <table:table-cell office:value-type="string">
            <text:p>And don't do it like last time, when you got hit by a car while loading the stuff.</text:p>
          </table:table-cell>
          <table:table-cell office:value-type="string">
            <text:p>Et tâche de ne pas te faire percuter par une voiture pendant le chargement comme la dernière fois.</text:p>
          </table:table-cell>
          <table:table-cell table:number-columns-repeated="1019"/>
        </table:table-row>
        <table:table-row table:style-name="ro4">
          <table:table-cell office:value-type="string">
            <text:p>dialog_noce</text:p>
          </table:table-cell>
          <table:table-cell office:value-type="string">
            <text:p>I have to run to the bathroom.</text:p>
          </table:table-cell>
          <table:table-cell table:style-name="ce12" office:value-type="string">
            <text:p>Il faut que j'aille aux toilettes.</text:p>
          </table:table-cell>
          <table:table-cell office:value-type="string">
            <text:p>There are coloured books on the walls.</text:p>
          </table:table-cell>
          <table:table-cell office:value-type="string">
            <text:p>Il y a des livres colorés sur les murs.</text:p>
          </table:table-cell>
          <table:table-cell table:number-columns-repeated="1019"/>
        </table:table-row>
        <table:table-row table:style-name="ro4">
          <table:table-cell office:value-type="string">
            <text:p>dialog_noce</text:p>
          </table:table-cell>
          <table:table-cell office:value-type="string">
            <text:p>I have to run to the bathroom.</text:p>
          </table:table-cell>
          <table:table-cell table:style-name="ce12" office:value-type="string">
            <text:p>Il faut que j'aille aux toilettes.</text:p>
          </table:table-cell>
          <table:table-cell office:value-type="string">
            <text:p>But you don't even know which side a book opens on!</text:p>
          </table:table-cell>
          <table:table-cell office:value-type="string">
            <text:p>Mais tu ne sais même pas comment ouvrir un livre !</text:p>
          </table:table-cell>
          <table:table-cell table:number-columns-repeated="1019"/>
        </table:table-row>
        <table:table-row table:style-name="ro4">
          <table:table-cell office:value-type="string">
            <text:p>dialog_noce</text:p>
          </table:table-cell>
          <table:table-cell office:value-type="string">
            <text:p>I have to run to the bathroom.</text:p>
          </table:table-cell>
          <table:table-cell table:style-name="ce12" office:value-type="string">
            <text:p>Il faut que j'aille aux toilettes.</text:p>
          </table:table-cell>
          <table:table-cell office:value-type="string">
            <text:p>I like coloured books.</text:p>
          </table:table-cell>
          <table:table-cell office:value-type="string">
            <text:p>J'aime les livres colorés.</text:p>
          </table:table-cell>
          <table:table-cell table:number-columns-repeated="1019"/>
        </table:table-row>
        <table:table-row table:style-name="ro4">
          <table:table-cell office:value-type="string">
            <text:p>dialog_noce</text:p>
          </table:table-cell>
          <table:table-cell office:value-type="string">
            <text:p>I have to run to the bathroom.</text:p>
          </table:table-cell>
          <table:table-cell table:style-name="ce12" office:value-type="string">
            <text:p>Il faut que j'aille aux toilettes.</text:p>
          </table:table-cell>
          <table:table-cell office:value-type="string">
            <text:p>Do you know what I DON'T like?</text:p>
          </table:table-cell>
          <table:table-cell office:value-type="string">
            <text:p>Et tu sais ce que je n'aime PAS moi ?</text:p>
          </table:table-cell>
          <table:table-cell table:number-columns-repeated="1019"/>
        </table:table-row>
        <table:table-row table:style-name="ro4">
          <table:table-cell office:value-type="string">
            <text:p>dialog_noce</text:p>
          </table:table-cell>
          <table:table-cell office:value-type="string">
            <text:p>I have to run to the bathroom.</text:p>
          </table:table-cell>
          <table:table-cell table:style-name="ce12" office:value-type="string">
            <text:p>Il faut que j'aille aux toilettes.</text:p>
          </table:table-cell>
          <table:table-cell office:value-type="string">
            <text:p>Working for free to pay for broken things marked 'fragile', do you understand?</text:p>
          </table:table-cell>
          <table:table-cell office:value-type="string">
            <text:p>Travailler gratuitement pour rembourser des objets fragiles que tu as brisés, tu comprends ?</text:p>
          </table:table-cell>
          <table:table-cell table:number-columns-repeated="1019"/>
        </table:table-row>
        <table:table-row table:style-name="ro4">
          <table:table-cell office:value-type="string">
            <text:p>dialog_noce</text:p>
          </table:table-cell>
          <table:table-cell office:value-type="string">
            <text:p>I have to run to the bathroom.</text:p>
          </table:table-cell>
          <table:table-cell table:style-name="ce12" office:value-type="string">
            <text:p>Il faut que j'aille aux toilettes.</text:p>
          </table:table-cell>
          <table:table-cell office:value-type="string">
            <text:p>This carpet...</text:p>
          </table:table-cell>
          <table:table-cell office:value-type="string">
            <text:p>Ce tapis...</text:p>
          </table:table-cell>
          <table:table-cell table:number-columns-repeated="1019"/>
        </table:table-row>
        <table:table-row table:style-name="ro4">
          <table:table-cell office:value-type="string">
            <text:p>dialog_noce</text:p>
          </table:table-cell>
          <table:table-cell office:value-type="string">
            <text:p>I have to run to the bathroom.</text:p>
          </table:table-cell>
          <table:table-cell table:style-name="ce12" office:value-type="string">
            <text:p>Il faut que j'aille aux toilettes.</text:p>
          </table:table-cell>
          <table:table-cell office:value-type="string">
            <text:p>...it's soft as a marshmallow.</text:p>
          </table:table-cell>
          <table:table-cell office:value-type="string">
            <text:p>...c'est doux comme de la guimauve.</text:p>
          </table:table-cell>
          <table:table-cell table:number-columns-repeated="1019"/>
        </table:table-row>
        <table:table-row table:style-name="ro4">
          <table:table-cell office:value-type="string">
            <text:p>dialog_noce</text:p>
          </table:table-cell>
          <table:table-cell office:value-type="string">
            <text:p>I have to run to the bathroom.</text:p>
          </table:table-cell>
          <table:table-cell table:style-name="ce12" office:value-type="string">
            <text:p>Il faut que j'aille aux toilettes.</text:p>
          </table:table-cell>
          <table:table-cell office:value-type="string">
            <text:p>I like marshmallows.</text:p>
          </table:table-cell>
          <table:table-cell office:value-type="string">
            <text:p>J'aime la guimauve.</text:p>
          </table:table-cell>
          <table:table-cell table:number-columns-repeated="1019"/>
        </table:table-row>
        <table:table-row table:style-name="ro4">
          <table:table-cell office:value-type="string">
            <text:p>dialog_noce</text:p>
          </table:table-cell>
          <table:table-cell office:value-type="string">
            <text:p>I have to run to the bathroom.</text:p>
          </table:table-cell>
          <table:table-cell table:style-name="ce12" office:value-type="string">
            <text:p>Il faut que j'aille aux toilettes.</text:p>
          </table:table-cell>
          <table:table-cell office:value-type="string">
            <text:p>I should have listened to my dad when he told me to be a florist. </text:p>
          </table:table-cell>
          <table:table-cell office:value-type="string">
            <text:p>J'aurais dû écouter mon père quand il m'a dit d'être fleuriste.</text:p>
          </table:table-cell>
          <table:table-cell table:number-columns-repeated="1019"/>
        </table:table-row>
        <table:table-row table:style-name="ro4">
          <table:table-cell office:value-type="string">
            <text:p>dialog_noce</text:p>
          </table:table-cell>
          <table:table-cell office:value-type="string">
            <text:p>I have to run to the bathroom.</text:p>
          </table:table-cell>
          <table:table-cell table:style-name="ce12" office:value-type="string">
            <text:p>Il faut que j'aille aux toilettes.</text:p>
          </table:table-cell>
          <table:table-cell office:value-type="string">
            <text:p>half an hour later...</text:p>
          </table:table-cell>
          <table:table-cell office:value-type="string">
            <text:p>une demi-heure plus tard...</text:p>
          </table:table-cell>
          <table:table-cell table:number-columns-repeated="1019"/>
        </table:table-row>
        <table:table-row table:style-name="ro1">
          <table:table-cell table:number-columns-repeated="1024"/>
        </table:table-row>
        <table:table-row table:style-name="ro3">
          <table:table-cell office:value-type="string">
            <text:p>dialog_nonnina</text:p>
          </table:table-cell>
          <table:table-cell office:value-type="string">
            <text:p>Grandma, didn't you have yourself cremated?</text:p>
          </table:table-cell>
          <table:table-cell table:style-name="ce13" office:value-type="string">
            <text:p>Grand-mère, n'as-tu pas été incinérée ?</text:p>
          </table:table-cell>
          <table:table-cell office:value-type="string">
            <text:p>Grandma, didn't you have yourself cremated?</text:p>
          </table:table-cell>
          <table:table-cell table:style-name="ce13" office:value-type="string">
            <text:p>Grand-mère, n'as-tu pas été incinérée ?</text:p>
          </table:table-cell>
          <table:table-cell table:number-columns-repeated="1019"/>
        </table:table-row>
        <table:table-row table:style-name="ro3">
          <table:table-cell office:value-type="string">
            <text:p>dialog_nonnina</text:p>
          </table:table-cell>
          <table:table-cell office:value-type="string">
            <text:p>Grandma, didn't you have yourself cremated?</text:p>
          </table:table-cell>
          <table:table-cell table:style-name="ce13" office:value-type="string">
            <text:p>Grand-mère, n'as-tu pas été incinérée ?</text:p>
          </table:table-cell>
          <table:table-cell office:value-type="string">
            <text:p>Do you really think I'd let them lock me up in a vase?</text:p>
          </table:table-cell>
          <table:table-cell office:value-type="string">
            <text:p>Tu crois vraiment que je les aurais laissé me mettre dans un vase ?</text:p>
          </table:table-cell>
          <table:table-cell table:number-columns-repeated="1019"/>
        </table:table-row>
        <table:table-row table:style-name="ro3">
          <table:table-cell office:value-type="string">
            <text:p>dialog_nonnina</text:p>
          </table:table-cell>
          <table:table-cell office:value-type="string">
            <text:p>Grandma, didn't you have yourself cremated?</text:p>
          </table:table-cell>
          <table:table-cell table:style-name="ce13" office:value-type="string">
            <text:p>Grand-mère, n'as-tu pas été incinérée ?</text:p>
          </table:table-cell>
          <table:table-cell office:value-type="string">
            <text:p>I corrupted the gravedigger by telling him to fill the urn with chewing gum.</text:p>
          </table:table-cell>
          <table:table-cell office:value-type="string">
            <text:p>J'ai corrompu le fossoyeur en lui disant de remplir l'urne de chewing-gums.</text:p>
          </table:table-cell>
          <table:table-cell table:number-columns-repeated="1019"/>
        </table:table-row>
        <table:table-row table:style-name="ro3">
          <table:table-cell office:value-type="string">
            <text:p>dialog_nonnina</text:p>
          </table:table-cell>
          <table:table-cell office:value-type="string">
            <text:p>Grandma, didn't you have yourself cremated?</text:p>
          </table:table-cell>
          <table:table-cell table:style-name="ce13" office:value-type="string">
            <text:p>Grand-mère, n'as-tu pas été incinérée ?</text:p>
          </table:table-cell>
          <table:table-cell office:value-type="string">
            <text:p>I noticed that...</text:p>
          </table:table-cell>
          <table:table-cell office:value-type="string">
            <text:p>J'avais remarqué...</text:p>
          </table:table-cell>
          <table:table-cell table:number-columns-repeated="1019"/>
        </table:table-row>
        <table:table-row table:style-name="ro3">
          <table:table-cell office:value-type="string">
            <text:p>dialog_nonnina</text:p>
          </table:table-cell>
          <table:table-cell office:value-type="string">
            <text:p>Grandma, didn't you have yourself cremated?</text:p>
          </table:table-cell>
          <table:table-cell table:style-name="ce13" office:value-type="string">
            <text:p>Grand-mère, n'as-tu pas été incinérée ?</text:p>
          </table:table-cell>
          <table:table-cell office:value-type="string">
            <text:p>Your favourites! Anything for my little Ronnie.</text:p>
          </table:table-cell>
          <table:table-cell office:value-type="string">
            <text:p>Tes préférés ! Je ferais n'importe quoi pour mon petit Ronnie.</text:p>
          </table:table-cell>
          <table:table-cell table:number-columns-repeated="1019"/>
        </table:table-row>
        <table:table-row table:style-name="ro1">
          <table:table-cell table:number-columns-repeated="1024"/>
        </table:table-row>
        <table:table-row table:style-name="ro5">
          <table:table-cell office:value-type="string">
            <text:p>dialog_nonnina</text:p>
          </table:table-cell>
          <table:table-cell office:value-type="string">
            <text:p>I have a confession to make: I'm a vegan.</text:p>
          </table:table-cell>
          <table:table-cell table:style-name="ce13" office:value-type="string">
            <text:p>J'ai une confession à faire : je suis végétalien.</text:p>
          </table:table-cell>
          <table:table-cell office:value-type="string">
            <text:p>It'd really be too much for her.</text:p>
          </table:table-cell>
          <table:table-cell office:value-type="string">
            <text:p>Ça serait vraiment trop pour elle.</text:p>
          </table:table-cell>
          <table:table-cell table:number-columns-repeated="1019"/>
        </table:table-row>
        <table:table-row table:style-name="ro1">
          <table:table-cell table:number-columns-repeated="1024"/>
        </table:table-row>
        <table:table-row table:style-name="ro3">
          <table:table-cell office:value-type="string">
            <text:p>dialog_nonnina</text:p>
          </table:table-cell>
          <table:table-cell office:value-type="string">
            <text:p>What is Grandpa doing over there?</text:p>
          </table:table-cell>
          <table:table-cell table:style-name="ce13" office:value-type="string">
            <text:p>Que fait grand-père là-haut ?</text:p>
          </table:table-cell>
          <table:table-cell office:value-type="string">
            <text:p>What is Grandpa doing over there?</text:p>
          </table:table-cell>
          <table:table-cell table:style-name="ce13" office:value-type="string">
            <text:p>Que fait grand-père là-haut ?</text:p>
          </table:table-cell>
          <table:table-cell table:number-columns-repeated="1019"/>
        </table:table-row>
        <table:table-row table:style-name="ro3">
          <table:table-cell office:value-type="string">
            <text:p>dialog_nonnina</text:p>
          </table:table-cell>
          <table:table-cell office:value-type="string">
            <text:p>What is Grandpa doing over there?</text:p>
          </table:table-cell>
          <table:table-cell table:style-name="ce13" office:value-type="string">
            <text:p>Que fait grand-père là-haut ?</text:p>
          </table:table-cell>
          <table:table-cell office:value-type="string">
            <text:p>He's been trying to get out of his coffin for days now.</text:p>
          </table:table-cell>
          <table:table-cell office:value-type="string">
            <text:p>Il essaye de sortir de son cercueil depuis des jours.</text:p>
          </table:table-cell>
          <table:table-cell table:number-columns-repeated="1019"/>
        </table:table-row>
        <table:table-row table:style-name="ro3">
          <table:table-cell office:value-type="string">
            <text:p>dialog_nonnina</text:p>
          </table:table-cell>
          <table:table-cell office:value-type="string">
            <text:p>What is Grandpa doing over there?</text:p>
          </table:table-cell>
          <table:table-cell table:style-name="ce13" office:value-type="string">
            <text:p>Que fait grand-père là-haut ?</text:p>
          </table:table-cell>
          <table:table-cell office:value-type="string">
            <text:p>Except that every time he forgets to watch his head.</text:p>
          </table:table-cell>
          <table:table-cell office:value-type="string">
            <text:p>Mais à chaque fois, il oublie de prendre garde à sa tête.</text:p>
          </table:table-cell>
          <table:table-cell table:number-columns-repeated="1019"/>
        </table:table-row>
        <table:table-row table:style-name="ro3">
          <table:table-cell office:value-type="string">
            <text:p>dialog_nonnina</text:p>
          </table:table-cell>
          <table:table-cell office:value-type="string">
            <text:p>What is Grandpa doing over there?</text:p>
          </table:table-cell>
          <table:table-cell table:style-name="ce13" office:value-type="string">
            <text:p>Que fait grand-père là-haut ?</text:p>
          </table:table-cell>
          <table:table-cell office:value-type="string">
            <text:p>Well, at least he leaves you alone.</text:p>
          </table:table-cell>
          <table:table-cell office:value-type="string">
            <text:p>Au moins, il te laisse tranquille.</text:p>
          </table:table-cell>
          <table:table-cell table:number-columns-repeated="1019"/>
        </table:table-row>
        <table:table-row table:style-name="ro5">
          <table:table-cell office:value-type="string">
            <text:p>dialog_nonnina</text:p>
          </table:table-cell>
          <table:table-cell office:value-type="string">
            <text:p>What is Grandpa doing over there?</text:p>
          </table:table-cell>
          <table:table-cell table:style-name="ce13" office:value-type="string">
            <text:p>Que fait grand-père là-haut ?</text:p>
          </table:table-cell>
          <table:table-cell office:value-type="string">
            <text:p>It's about time! It wasn't enough for him to torture me when I was alive; I didn't even have time to die before he felt compelled to do the same.</text:p>
          </table:table-cell>
          <table:table-cell table:style-name="ce7" office:value-type="string">
            <text:p>Il serait temps ! Ça ne lui suffisait pas de me torturer quand j'étais en vie; Je n'ai même pas eu le temps de mourir qu'il s'est senti obligé de faire la même chose.</text:p>
          </table:table-cell>
          <table:table-cell table:number-columns-repeated="1019"/>
        </table:table-row>
        <table:table-row table:style-name="ro1">
          <table:table-cell table:number-columns-repeated="1024"/>
        </table:table-row>
        <table:table-row table:style-name="ro5">
          <table:table-cell office:value-type="string">
            <text:p>dialog_nonnina</text:p>
          </table:table-cell>
          <table:table-cell office:value-type="string">
            <text:p>Grandma, two kids out here are making fun of me.</text:p>
          </table:table-cell>
          <table:table-cell table:style-name="ce13" office:value-type="string">
            <text:p>Grand-mère, il y a deux enfants dehors qui se moquent de moi.</text:p>
          </table:table-cell>
          <table:table-cell office:value-type="string">
            <text:p>Grandma, two kids are out here making fun of me.</text:p>
          </table:table-cell>
          <table:table-cell table:style-name="ce13" office:value-type="string">
            <text:p>Grand-mère, il y a deux enfants dehors qui se moquent de moi.</text:p>
          </table:table-cell>
          <table:table-cell table:number-columns-repeated="1019"/>
        </table:table-row>
        <table:table-row table:style-name="ro5">
          <table:table-cell office:value-type="string">
            <text:p>dialog_nonnina</text:p>
          </table:table-cell>
          <table:table-cell office:value-type="string">
            <text:p>Grandma, two kids out here are making fun of me.</text:p>
          </table:table-cell>
          <table:table-cell table:style-name="ce13" office:value-type="string">
            <text:p>Grand-mère, il y a deux enfants dehors qui se moquent de moi.</text:p>
          </table:table-cell>
          <table:table-cell office:value-type="string">
            <text:p>Is someone being mean to my little Ronnie?</text:p>
          </table:table-cell>
          <table:table-cell office:value-type="string">
            <text:p>Quelqu'un est méchant envers mon petit Ronnie ?</text:p>
          </table:table-cell>
          <table:table-cell table:number-columns-repeated="1019"/>
        </table:table-row>
        <table:table-row table:style-name="ro5">
          <table:table-cell office:value-type="string">
            <text:p>dialog_nonnina</text:p>
          </table:table-cell>
          <table:table-cell office:value-type="string">
            <text:p>Grandma, two kids out here are making fun of me.</text:p>
          </table:table-cell>
          <table:table-cell table:style-name="ce13" office:value-type="string">
            <text:p>Grand-mère, il y a deux enfants dehors qui se moquent de moi.</text:p>
          </table:table-cell>
          <table:table-cell office:value-type="string">
            <text:p>*Brats.*</text:p>
          </table:table-cell>
          <table:table-cell office:value-type="string">
            <text:p>* Sales gosses. *</text:p>
          </table:table-cell>
          <table:table-cell table:number-columns-repeated="1019"/>
        </table:table-row>
        <table:table-row table:style-name="ro5">
          <table:table-cell office:value-type="string">
            <text:p>dialog_nonnina</text:p>
          </table:table-cell>
          <table:table-cell office:value-type="string">
            <text:p>Grandma, two kids out here are making fun of me.</text:p>
          </table:table-cell>
          <table:table-cell table:style-name="ce13" office:value-type="string">
            <text:p>Grand-mère, il y a deux enfants dehors qui se moquent de moi.</text:p>
          </table:table-cell>
          <table:table-cell office:value-type="string">
            <text:p>Don't worry, honey. Now Grandma will take care of them.</text:p>
          </table:table-cell>
          <table:table-cell office:value-type="string">
            <text:p>Ne t'inquiète pas chéri. Grand-mère va s'occuper d'eux.</text:p>
          </table:table-cell>
          <table:table-cell table:number-columns-repeated="1019"/>
        </table:table-row>
        <table:table-row table:style-name="ro1">
          <table:table-cell table:number-columns-repeated="1024"/>
        </table:table-row>
        <table:table-row table:style-name="ro3">
          <table:table-cell office:value-type="string">
            <text:p>dialog_nonnina</text:p>
          </table:table-cell>
          <table:table-cell office:value-type="string">
            <text:p>I'll come back and visit you very soon.</text:p>
          </table:table-cell>
          <table:table-cell table:style-name="ce13" office:value-type="string">
            <text:p>Je reviendrai te voir très bientôt.</text:p>
          </table:table-cell>
          <table:table-cell office:value-type="string">
            <text:p>I'll come back and visit you very soon, Grandma.</text:p>
          </table:table-cell>
          <table:table-cell table:style-name="ce13" office:value-type="string">
            <text:p>Je reviendrai te voir très bientôt grand-mère.</text:p>
          </table:table-cell>
          <table:table-cell table:number-columns-repeated="1019"/>
        </table:table-row>
        <table:table-row table:style-name="ro1">
          <table:table-cell table:number-columns-repeated="1024"/>
        </table:table-row>
        <table:table-row table:style-name="ro5">
          <table:table-cell office:value-type="string">
            <text:p>dialog_nonnina_risposta</text:p>
          </table:table-cell>
          <table:table-cell office:value-type="string">
            <text:p>I have a serious allergy to plums that totally ruined my 'will' to live.</text:p>
          </table:table-cell>
          <table:table-cell table:style-name="ce13" office:value-type="string">
            <text:p>J'ai une sévère allergie aux prunes qui a totalement ruiné ma 'volonté' de vivre.</text:p>
          </table:table-cell>
          <table:table-cell office:value-type="string">
            <text:p>I have a serious allergy to plums that totally ruined my 'will' to live.</text:p>
          </table:table-cell>
          <table:table-cell table:style-name="ce13" office:value-type="string">
            <text:p>J'ai une sévère allergie aux prunes qui a totalement ruiné ma 'volonté' de vivre.</text:p>
          </table:table-cell>
          <table:table-cell table:number-columns-repeated="1019"/>
        </table:table-row>
        <table:table-row table:style-name="ro5">
          <table:table-cell office:value-type="string">
            <text:p>dialog_nonnina_risposta</text:p>
          </table:table-cell>
          <table:table-cell office:value-type="string">
            <text:p>I have a serious allergy to plums that totally ruined my 'will' to live.</text:p>
          </table:table-cell>
          <table:table-cell table:style-name="ce13" office:value-type="string">
            <text:p>J'ai une sévère allergie aux prunes qui a totalement ruiné ma 'volonté' de vivre.</text:p>
          </table:table-cell>
          <table:table-cell office:value-type="string">
            <text:p>Well, sometimes we all get a bit constipated. There is nothing to be ashamed of.</text:p>
          </table:table-cell>
          <table:table-cell office:value-type="string">
            <text:p>Eh bien, il nous arrive à tous d'être un peu constipé des fois. Il n'y a pas à avoir honte.</text:p>
          </table:table-cell>
          <table:table-cell table:number-columns-repeated="1019"/>
        </table:table-row>
        <table:table-row table:style-name="ro5">
          <table:table-cell office:value-type="string">
            <text:p>dialog_nonnina_risposta</text:p>
          </table:table-cell>
          <table:table-cell office:value-type="string">
            <text:p>I have a serious allergy to plums that totally ruined my 'will' to live.</text:p>
          </table:table-cell>
          <table:table-cell table:style-name="ce13" office:value-type="string">
            <text:p>J'ai une sévère allergie aux prunes qui a totalement ruiné ma 'volonté' de vivre.</text:p>
          </table:table-cell>
          <table:table-cell office:value-type="string">
            <text:p>Try some baked apples or kiwis.</text:p>
          </table:table-cell>
          <table:table-cell office:value-type="string">
            <text:p>Essaye des pommes cuites ou des kiwis.</text:p>
          </table:table-cell>
          <table:table-cell table:number-columns-repeated="1019"/>
        </table:table-row>
        <table:table-row table:style-name="ro1">
          <table:table-cell table:number-columns-repeated="1024"/>
        </table:table-row>
        <table:table-row table:style-name="ro5">
          <table:table-cell office:value-type="string">
            <text:p>dialog_nonnina_risposta</text:p>
          </table:table-cell>
          <table:table-cell office:value-type="string">
            <text:p>I'm trying to beat the casualty rate of the Green River killer.</text:p>
          </table:table-cell>
          <table:table-cell table:style-name="ce13" office:value-type="string">
            <text:p>J'essaie de battre le nombre de victimes du tueur de Green River.</text:p>
          </table:table-cell>
          <table:table-cell office:value-type="string">
            <text:p>I'm trying to beat the casualty rate of the Green River killer.</text:p>
          </table:table-cell>
          <table:table-cell office:value-type="string">
            <text:p>J'essaie de battre le nombre de victimes du tueur Green River.</text:p>
          </table:table-cell>
          <table:table-cell table:number-columns-repeated="1019"/>
        </table:table-row>
        <table:table-row table:style-name="ro5">
          <table:table-cell office:value-type="string">
            <text:p>dialog_nonnina_risposta</text:p>
          </table:table-cell>
          <table:table-cell office:value-type="string">
            <text:p>I'm trying to beat the casualty rate of the Green River killer.</text:p>
          </table:table-cell>
          <table:table-cell table:style-name="ce13" office:value-type="string">
            <text:p>J'essaie de battre le nombre de victimes du tueur de Green River.</text:p>
          </table:table-cell>
          <table:table-cell office:value-type="string">
            <text:p>It's taking me way too much time... you know, I'm always on the run.</text:p>
          </table:table-cell>
          <table:table-cell office:value-type="string">
            <text:p>Ça me prend trop de temps... Tu sais, je suis toujours en fuite.</text:p>
          </table:table-cell>
          <table:table-cell table:number-columns-repeated="1019"/>
        </table:table-row>
        <table:table-row table:style-name="ro5">
          <table:table-cell office:value-type="string">
            <text:p>dialog_nonnina_risposta</text:p>
          </table:table-cell>
          <table:table-cell office:value-type="string">
            <text:p>I'm trying to beat the casualty rate of the Green River killer.</text:p>
          </table:table-cell>
          <table:table-cell table:style-name="ce13" office:value-type="string">
            <text:p>J'essaie de battre le nombre de victimes du tueur de Green River.</text:p>
          </table:table-cell>
          <table:table-cell office:value-type="string">
            <text:p>But honey, escaping from police is a tiring activity.</text:p>
          </table:table-cell>
          <table:table-cell office:value-type="string">
            <text:p>Mais mon chéri, échapper à la police est une activité fatigante.</text:p>
          </table:table-cell>
          <table:table-cell table:number-columns-repeated="1019"/>
        </table:table-row>
        <table:table-row table:style-name="ro5">
          <table:table-cell office:value-type="string">
            <text:p>dialog_nonnina_risposta</text:p>
          </table:table-cell>
          <table:table-cell office:value-type="string">
            <text:p>I'm trying to beat the casualty rate of the Green River killer.</text:p>
          </table:table-cell>
          <table:table-cell table:style-name="ce13" office:value-type="string">
            <text:p>J'essaie de battre le nombre de victimes du tueur de Green River.</text:p>
          </table:table-cell>
          <table:table-cell office:value-type="string">
            <text:p>*Damn cops.*</text:p>
          </table:table-cell>
          <table:table-cell office:value-type="string">
            <text:p>* Saleté de flics. *</text:p>
          </table:table-cell>
          <table:table-cell table:number-columns-repeated="1019"/>
        </table:table-row>
        <table:table-row table:style-name="ro5">
          <table:table-cell office:value-type="string">
            <text:p>dialog_nonnina_risposta</text:p>
          </table:table-cell>
          <table:table-cell office:value-type="string">
            <text:p>I'm trying to beat the casualty rate of the Green River killer.</text:p>
          </table:table-cell>
          <table:table-cell table:style-name="ce13" office:value-type="string">
            <text:p>J'essaie de battre le nombre de victimes du tueur de Green River.</text:p>
          </table:table-cell>
          <table:table-cell office:value-type="string">
            <text:p>You have to be well fed.</text:p>
          </table:table-cell>
          <table:table-cell office:value-type="string">
            <text:p>Tu dois te nourrir correctement.</text:p>
          </table:table-cell>
          <table:table-cell table:number-columns-repeated="1019"/>
        </table:table-row>
        <table:table-row table:style-name="ro5">
          <table:table-cell office:value-type="string">
            <text:p>dialog_nonnina_risposta</text:p>
          </table:table-cell>
          <table:table-cell office:value-type="string">
            <text:p>I'm trying to beat the casualty rate of the Green River killer.</text:p>
          </table:table-cell>
          <table:table-cell table:style-name="ce13" office:value-type="string">
            <text:p>J'essaie de battre le nombre de victimes du tueur de Green River.</text:p>
          </table:table-cell>
          <table:table-cell office:value-type="string">
            <text:p>You're right, Grandma. I'll eat more, I promise.</text:p>
          </table:table-cell>
          <table:table-cell office:value-type="string">
            <text:p>Tu as raison, grand-mère. Je vais manger un peu plus, je te le promets.</text:p>
          </table:table-cell>
          <table:table-cell table:number-columns-repeated="1019"/>
        </table:table-row>
        <table:table-row table:style-name="ro1">
          <table:table-cell table:number-columns-repeated="1024"/>
        </table:table-row>
        <table:table-row table:style-name="ro5">
          <table:table-cell office:value-type="string">
            <text:p>dialog_nonnina_risposta</text:p>
          </table:table-cell>
          <table:table-cell office:value-type="string">
            <text:p>I do eat, but the weight ends up only on my butt.</text:p>
          </table:table-cell>
          <table:table-cell table:style-name="ce13" office:value-type="string">
            <text:p>Je mange, mais le poids finit seulement dans mes fesses.</text:p>
          </table:table-cell>
          <table:table-cell office:value-type="string">
            <text:p>I do eat, but the weight ends up only on my butt.</text:p>
          </table:table-cell>
          <table:table-cell table:style-name="ce13" office:value-type="string">
            <text:p>Je mange, mais le poids finit seulement dans mes fesses.</text:p>
          </table:table-cell>
          <table:table-cell table:number-columns-repeated="1019"/>
        </table:table-row>
        <table:table-row table:style-name="ro5">
          <table:table-cell office:value-type="string">
            <text:p>dialog_nonnina_risposta</text:p>
          </table:table-cell>
          <table:table-cell office:value-type="string">
            <text:p>I do eat, but the weight ends up only on my butt.</text:p>
          </table:table-cell>
          <table:table-cell table:style-name="ce13" office:value-type="string">
            <text:p>Je mange, mais le poids finit seulement dans mes fesses.</text:p>
          </table:table-cell>
          <table:table-cell office:value-type="string">
            <text:p>You have the same body structure as your father.</text:p>
          </table:table-cell>
          <table:table-cell office:value-type="string">
            <text:p>Tu as la même structure corporelle que ton père.</text:p>
          </table:table-cell>
          <table:table-cell table:number-columns-repeated="1019"/>
        </table:table-row>
        <table:table-row table:style-name="ro5">
          <table:table-cell office:value-type="string">
            <text:p>dialog_nonnina_risposta</text:p>
          </table:table-cell>
          <table:table-cell office:value-type="string">
            <text:p>I do eat, but the weight ends up only on my butt.</text:p>
          </table:table-cell>
          <table:table-cell table:style-name="ce13" office:value-type="string">
            <text:p>Je mange, mais le poids finit seulement dans mes fesses.</text:p>
          </table:table-cell>
          <table:table-cell office:value-type="string">
            <text:p>*That do-nothing.*</text:p>
          </table:table-cell>
          <table:table-cell office:value-type="string">
            <text:p>* Ce bon à rien. *</text:p>
          </table:table-cell>
          <table:table-cell table:number-columns-repeated="1019"/>
        </table:table-row>
        <table:table-row table:style-name="ro1">
          <table:table-cell table:number-columns-repeated="1024"/>
        </table:table-row>
        <table:table-row table:style-name="ro5">
          <table:table-cell office:value-type="string">
            <text:p>dialog_non_sapevo_come_chiamarlo</text:p>
          </table:table-cell>
          <table:table-cell office:value-type="string">
            <text:p>I_didn't_know_how_to_name_him, am I right?</text:p>
          </table:table-cell>
          <table:table-cell table:style-name="ce13" office:value-type="string">
            <text:p>Je_ne_savais_pas_comment_l'appeler, n'est-ce pas ?</text:p>
          </table:table-cell>
          <table:table-cell office:value-type="string">
            <text:p>I_didn't_know_how_to_name_him, am I right?</text:p>
          </table:table-cell>
          <table:table-cell table:style-name="ce13" office:value-type="string">
            <text:p>Je_ne_savais_pas_comment_l'appeler, n'est-ce pas ?</text:p>
          </table:table-cell>
          <table:table-cell table:number-columns-repeated="1019"/>
        </table:table-row>
        <table:table-row table:style-name="ro5">
          <table:table-cell office:value-type="string">
            <text:p>dialog_non_sapevo_come_chiamarlo</text:p>
          </table:table-cell>
          <table:table-cell office:value-type="string">
            <text:p>I_didn't_know_how_to_name_him, am I right?</text:p>
          </table:table-cell>
          <table:table-cell table:style-name="ce13" office:value-type="string">
            <text:p>Je_ne_savais_pas_comment_l'appeler, n'est-ce pas ?</text:p>
          </table:table-cell>
          <table:table-cell office:value-type="string">
            <text:p>You didn't know how to name what?</text:p>
          </table:table-cell>
          <table:table-cell table:style-name="ce13" office:value-type="string">
            <text:p>Vous ne saviez pas comment appeler quoi ?</text:p>
          </table:table-cell>
          <table:table-cell table:number-columns-repeated="1019"/>
        </table:table-row>
        <table:table-row table:style-name="ro5">
          <table:table-cell office:value-type="string">
            <text:p>dialog_non_sapevo_come_chiamarlo</text:p>
          </table:table-cell>
          <table:table-cell office:value-type="string">
            <text:p>I_didn't_know_how_to_name_him, am I right?</text:p>
          </table:table-cell>
          <table:table-cell table:style-name="ce13" office:value-type="string">
            <text:p>Je_ne_savais_pas_comment_l'appeler, n'est-ce pas ?</text:p>
          </table:table-cell>
          <table:table-cell office:value-type="string">
            <text:p>You, it's your name.</text:p>
          </table:table-cell>
          <table:table-cell table:style-name="ce13" office:value-type="string">
            <text:p>Vous, c'est votre nom.</text:p>
          </table:table-cell>
          <table:table-cell table:number-columns-repeated="1019"/>
        </table:table-row>
        <table:table-row table:style-name="ro5">
          <table:table-cell office:value-type="string">
            <text:p>dialog_non_sapevo_come_chiamarlo</text:p>
          </table:table-cell>
          <table:table-cell office:value-type="string">
            <text:p>I_didn't_know_how_to_name_him, am I right?</text:p>
          </table:table-cell>
          <table:table-cell table:style-name="ce13" office:value-type="string">
            <text:p>Je_ne_savais_pas_comment_l'appeler, n'est-ce pas ?</text:p>
          </table:table-cell>
          <table:table-cell office:value-type="string">
            <text:p>No, I have no name.</text:p>
          </table:table-cell>
          <table:table-cell table:style-name="ce13" office:value-type="string">
            <text:p>Non, je n'ai pas de nom.</text:p>
          </table:table-cell>
          <table:table-cell table:number-columns-repeated="1019"/>
        </table:table-row>
        <table:table-row table:style-name="ro5">
          <table:table-cell office:value-type="string">
            <text:p>dialog_non_sapevo_come_chiamarlo</text:p>
          </table:table-cell>
          <table:table-cell office:value-type="string">
            <text:p>I_didn't_know_how_to_name_him, am I right?</text:p>
          </table:table-cell>
          <table:table-cell table:style-name="ce13" office:value-type="string">
            <text:p>Je_ne_savais_pas_comment_l'appeler, n'est-ce pas ?</text:p>
          </table:table-cell>
          <table:table-cell office:value-type="string">
            <text:p>Maybe it's precisely because your parents didn't know how to name you.</text:p>
          </table:table-cell>
          <table:table-cell table:style-name="ce13" office:value-type="string">
            <text:p>Précisément parce que vos parents ne savaient pas comment vous appeler.</text:p>
          </table:table-cell>
          <table:table-cell table:number-columns-repeated="1019"/>
        </table:table-row>
        <table:table-row table:style-name="ro5">
          <table:table-cell office:value-type="string">
            <text:p>dialog_non_sapevo_come_chiamarlo</text:p>
          </table:table-cell>
          <table:table-cell office:value-type="string">
            <text:p>I_didn't_know_how_to_name_him, am I right?</text:p>
          </table:table-cell>
          <table:table-cell table:style-name="ce13" office:value-type="string">
            <text:p>Je_ne_savais_pas_comment_l'appeler, n'est-ce pas ?</text:p>
          </table:table-cell>
          <table:table-cell office:value-type="string">
            <text:p>Hmmm... perhaps.</text:p>
          </table:table-cell>
          <table:table-cell table:style-name="ce13" office:value-type="string">
            <text:p>Humm… peut-être.</text:p>
          </table:table-cell>
          <table:table-cell table:number-columns-repeated="1019"/>
        </table:table-row>
        <table:table-row table:style-name="ro5">
          <table:table-cell office:value-type="string">
            <text:p>dialog_non_sapevo_come_chiamarlo</text:p>
          </table:table-cell>
          <table:table-cell office:value-type="string">
            <text:p>I_didn't_know_how_to_name_him, am I right?</text:p>
          </table:table-cell>
          <table:table-cell table:style-name="ce13" office:value-type="string">
            <text:p>Je_ne_savais_pas_comment_l'appeler, n'est-ce pas ?</text:p>
          </table:table-cell>
          <table:table-cell office:value-type="string">
            <text:p>So I'm right, that's your name.</text:p>
          </table:table-cell>
          <table:table-cell table:style-name="ce13" office:value-type="string">
            <text:p>Alors j'ai raison, c'est votre nom.</text:p>
          </table:table-cell>
          <table:table-cell table:number-columns-repeated="1019"/>
        </table:table-row>
        <table:table-row table:style-name="ro5">
          <table:table-cell office:value-type="string">
            <text:p>dialog_non_sapevo_come_chiamarlo</text:p>
          </table:table-cell>
          <table:table-cell office:value-type="string">
            <text:p>I_didn't_know_how_to_name_him, am I right?</text:p>
          </table:table-cell>
          <table:table-cell table:style-name="ce13" office:value-type="string">
            <text:p>Je_ne_savais_pas_comment_l'appeler, n'est-ce pas ?</text:p>
          </table:table-cell>
          <table:table-cell office:value-type="string">
            <text:p>I already told you it's not my name!</text:p>
          </table:table-cell>
          <table:table-cell table:style-name="ce13" office:value-type="string">
            <text:p>Je vous ai déjà dit que je n'avais pas de nom.</text:p>
          </table:table-cell>
          <table:table-cell table:number-columns-repeated="1019"/>
        </table:table-row>
        <table:table-row table:style-name="ro1">
          <table:table-cell table:number-columns-repeated="1024"/>
        </table:table-row>
        <table:table-row table:style-name="ro3">
          <table:table-cell office:value-type="string">
            <text:p>dialog_non_sapevo_come_chiamarlo</text:p>
          </table:table-cell>
          <table:table-cell office:value-type="string">
            <text:p>Are you a zombie too, by any chance?</text:p>
          </table:table-cell>
          <table:table-cell table:style-name="ce13" office:value-type="string">
            <text:p>Seriez-vous un zombie aussi, par hasard ?</text:p>
          </table:table-cell>
          <table:table-cell office:value-type="string">
            <text:p>Are you a zombie too, by any chance?</text:p>
          </table:table-cell>
          <table:table-cell table:style-name="ce13" office:value-type="string">
            <text:p>Seriez-vous un zombie aussi, par hasard ?</text:p>
          </table:table-cell>
          <table:table-cell table:number-columns-repeated="1019"/>
        </table:table-row>
        <table:table-row table:style-name="ro3">
          <table:table-cell office:value-type="string">
            <text:p>dialog_non_sapevo_come_chiamarlo</text:p>
          </table:table-cell>
          <table:table-cell office:value-type="string">
            <text:p>Are you a zombie too, by any chance?</text:p>
          </table:table-cell>
          <table:table-cell table:style-name="ce13" office:value-type="string">
            <text:p>Seriez-vous un zombie aussi, par hasard ?</text:p>
          </table:table-cell>
          <table:table-cell office:value-type="string">
            <text:p>Yes, I died when I was very small.</text:p>
          </table:table-cell>
          <table:table-cell office:value-type="string">
            <text:p>Oui, je suis mort quand j'étais petit.</text:p>
          </table:table-cell>
          <table:table-cell table:number-columns-repeated="1019"/>
        </table:table-row>
        <table:table-row table:style-name="ro3">
          <table:table-cell office:value-type="string">
            <text:p>dialog_non_sapevo_come_chiamarlo</text:p>
          </table:table-cell>
          <table:table-cell office:value-type="string">
            <text:p>Are you a zombie too, by any chance?</text:p>
          </table:table-cell>
          <table:table-cell table:style-name="ce13" office:value-type="string">
            <text:p>Seriez-vous un zombie aussi, par hasard ?</text:p>
          </table:table-cell>
          <table:table-cell office:value-type="string">
            <text:p>And to think that looking at you now I would have said the opposite.</text:p>
          </table:table-cell>
          <table:table-cell office:value-type="string">
            <text:p>Et vous regardant maintenant, j'aurais dit le contraire.</text:p>
          </table:table-cell>
          <table:table-cell table:number-columns-repeated="1019"/>
        </table:table-row>
        <table:table-row table:style-name="ro1">
          <table:table-cell table:number-columns-repeated="1024"/>
        </table:table-row>
        <table:table-row table:style-name="ro3">
          <table:table-cell office:value-type="string">
            <text:p>dialog_non_sapevo_come_chiamarlo</text:p>
          </table:table-cell>
          <table:table-cell office:value-type="string">
            <text:p>You should get yourself in shape again.</text:p>
          </table:table-cell>
          <table:table-cell table:style-name="ce13" office:value-type="string">
            <text:p>Vous devriez vous remettre en forme.</text:p>
          </table:table-cell>
          <table:table-cell office:value-type="string">
            <text:p>You should get yourself in shape again.</text:p>
          </table:table-cell>
          <table:table-cell table:style-name="ce13" office:value-type="string">
            <text:p>Vous devriez vous remettre en forme.</text:p>
          </table:table-cell>
          <table:table-cell table:number-columns-repeated="1019"/>
        </table:table-row>
        <table:table-row table:style-name="ro3">
          <table:table-cell office:value-type="string">
            <text:p>dialog_non_sapevo_come_chiamarlo</text:p>
          </table:table-cell>
          <table:table-cell office:value-type="string">
            <text:p>You should get yourself in shape again.</text:p>
          </table:table-cell>
          <table:table-cell table:style-name="ce13" office:value-type="string">
            <text:p>Vous devriez vous remettre en forme.</text:p>
          </table:table-cell>
          <table:table-cell office:value-type="string">
            <text:p>Why do you say that?</text:p>
          </table:table-cell>
          <table:table-cell office:value-type="string">
            <text:p>Pourquoi dites-vous ça ?</text:p>
          </table:table-cell>
          <table:table-cell table:number-columns-repeated="1019"/>
        </table:table-row>
        <table:table-row table:style-name="ro3">
          <table:table-cell office:value-type="string">
            <text:p>dialog_non_sapevo_come_chiamarlo</text:p>
          </table:table-cell>
          <table:table-cell office:value-type="string">
            <text:p>You should get yourself in shape again.</text:p>
          </table:table-cell>
          <table:table-cell table:style-name="ce13" office:value-type="string">
            <text:p>Vous devriez vous remettre en forme.</text:p>
          </table:table-cell>
          <table:table-cell office:value-type="string">
            <text:p>Maybe because you can't even get out of your burial plot?</text:p>
          </table:table-cell>
          <table:table-cell office:value-type="string">
            <text:p>Peut-être parce que vous n'êtes pas capable de sortir de votre tombe ?</text:p>
          </table:table-cell>
          <table:table-cell table:number-columns-repeated="1019"/>
        </table:table-row>
        <table:table-row table:style-name="ro3">
          <table:table-cell office:value-type="string">
            <text:p>dialog_non_sapevo_come_chiamarlo</text:p>
          </table:table-cell>
          <table:table-cell office:value-type="string">
            <text:p>You should get yourself in shape again.</text:p>
          </table:table-cell>
          <table:table-cell table:style-name="ce13" office:value-type="string">
            <text:p>Vous devriez vous remettre en forme.</text:p>
          </table:table-cell>
          <table:table-cell office:value-type="string">
            <text:p>I just put myself on a diet. I haven't touched a pizza in weeks.</text:p>
          </table:table-cell>
          <table:table-cell office:value-type="string">
            <text:p>Je viens de me mettre à la diète. Je n'ai pas touché une seule pizza depuis des semaines.</text:p>
          </table:table-cell>
          <table:table-cell table:number-columns-repeated="1019"/>
        </table:table-row>
        <table:table-row table:style-name="ro3">
          <table:table-cell office:value-type="string">
            <text:p>dialog_non_sapevo_come_chiamarlo</text:p>
          </table:table-cell>
          <table:table-cell office:value-type="string">
            <text:p>You should get yourself in shape again.</text:p>
          </table:table-cell>
          <table:table-cell table:style-name="ce13" office:value-type="string">
            <text:p>Vous devriez vous remettre en forme.</text:p>
          </table:table-cell>
          <table:table-cell office:value-type="string">
            <text:p>Only because he devoured the errand boy, too, last time.</text:p>
          </table:table-cell>
          <table:table-cell office:value-type="string">
            <text:p>Uniquement parce qu'il a dévoré le livreur la dernière fois.</text:p>
          </table:table-cell>
          <table:table-cell table:number-columns-repeated="1019"/>
        </table:table-row>
        <table:table-row table:style-name="ro1">
          <table:table-cell table:number-columns-repeated="1024"/>
        </table:table-row>
        <table:table-row table:style-name="ro3">
          <table:table-cell office:value-type="string">
            <text:p>dialog_non_sapevo_come_chiamarlo</text:p>
          </table:table-cell>
          <table:table-cell office:value-type="string">
            <text:p>What happened to your arm?</text:p>
          </table:table-cell>
          <table:table-cell table:style-name="ce13" office:value-type="string">
            <text:p>Qu'est-il arrivé à votre bras ?</text:p>
          </table:table-cell>
          <table:table-cell office:value-type="string">
            <text:p>What happened to your arm?</text:p>
          </table:table-cell>
          <table:table-cell table:style-name="ce13" office:value-type="string">
            <text:p>Qu'est-il arrivé à votre bras ?</text:p>
          </table:table-cell>
          <table:table-cell table:number-columns-repeated="1019"/>
        </table:table-row>
        <table:table-row table:style-name="ro3">
          <table:table-cell office:value-type="string">
            <text:p>dialog_non_sapevo_come_chiamarlo</text:p>
          </table:table-cell>
          <table:table-cell office:value-type="string">
            <text:p>What happened to your arm?</text:p>
          </table:table-cell>
          <table:table-cell table:style-name="ce13" office:value-type="string">
            <text:p>Qu'est-il arrivé à votre bras ?</text:p>
          </table:table-cell>
          <table:table-cell office:value-type="string">
            <text:p>I was too hungry and I bit it.</text:p>
          </table:table-cell>
          <table:table-cell office:value-type="string">
            <text:p>J'avais trop faim alors je l'ai mordu.</text:p>
          </table:table-cell>
          <table:table-cell table:number-columns-repeated="1019"/>
        </table:table-row>
        <table:table-row table:style-name="ro3">
          <table:table-cell office:value-type="string">
            <text:p>dialog_non_sapevo_come_chiamarlo</text:p>
          </table:table-cell>
          <table:table-cell office:value-type="string">
            <text:p>What happened to your arm?</text:p>
          </table:table-cell>
          <table:table-cell table:style-name="ce13" office:value-type="string">
            <text:p>Qu'est-il arrivé à votre bras ?</text:p>
          </table:table-cell>
          <table:table-cell office:value-type="string">
            <text:p>It must have really hurt.</text:p>
          </table:table-cell>
          <table:table-cell office:value-type="string">
            <text:p>Ça doit faire vraiment mal.</text:p>
          </table:table-cell>
          <table:table-cell table:number-columns-repeated="1019"/>
        </table:table-row>
        <table:table-row table:style-name="ro3">
          <table:table-cell office:value-type="string">
            <text:p>dialog_non_sapevo_come_chiamarlo</text:p>
          </table:table-cell>
          <table:table-cell office:value-type="string">
            <text:p>What happened to your arm?</text:p>
          </table:table-cell>
          <table:table-cell table:style-name="ce13" office:value-type="string">
            <text:p>Qu'est-il arrivé à votre bras ?</text:p>
          </table:table-cell>
          <table:table-cell office:value-type="string">
            <text:p>But it was good.</text:p>
          </table:table-cell>
          <table:table-cell office:value-type="string">
            <text:p>Mais c'était bon.</text:p>
          </table:table-cell>
          <table:table-cell table:number-columns-repeated="1019"/>
        </table:table-row>
        <table:table-row table:style-name="ro1">
          <table:table-cell table:number-columns-repeated="1024"/>
        </table:table-row>
        <table:table-row table:style-name="ro3">
          <table:table-cell office:value-type="string">
            <text:p>dialog_non_sapevo_come_chiamarlo</text:p>
          </table:table-cell>
          <table:table-cell office:value-type="string">
            <text:p>I'm assuming you're a cannibal, then.</text:p>
          </table:table-cell>
          <table:table-cell table:style-name="ce13" office:value-type="string">
            <text:p>Je suppose que vous êtes cannibale alors.</text:p>
          </table:table-cell>
          <table:table-cell office:value-type="string">
            <text:p>I'm assuming you're a cannibal, then.</text:p>
          </table:table-cell>
          <table:table-cell table:style-name="ce13" office:value-type="string">
            <text:p>Je suppose que vous êtes cannibale alors.</text:p>
          </table:table-cell>
          <table:table-cell table:number-columns-repeated="1019"/>
        </table:table-row>
        <table:table-row table:style-name="ro3">
          <table:table-cell office:value-type="string">
            <text:p>dialog_non_sapevo_come_chiamarlo</text:p>
          </table:table-cell>
          <table:table-cell office:value-type="string">
            <text:p>I'm assuming you're a cannibal, then.</text:p>
          </table:table-cell>
          <table:table-cell table:style-name="ce13" office:value-type="string">
            <text:p>Je suppose que vous êtes cannibale alors.</text:p>
          </table:table-cell>
          <table:table-cell office:value-type="string">
            <text:p>I make no distinction when there's food involved.</text:p>
          </table:table-cell>
          <table:table-cell office:value-type="string">
            <text:p>Je ne fais aucune distinction quand il s'agit de nourriture.</text:p>
          </table:table-cell>
          <table:table-cell table:number-columns-repeated="1019"/>
        </table:table-row>
        <table:table-row table:style-name="ro3">
          <table:table-cell office:value-type="string">
            <text:p>dialog_non_sapevo_come_chiamarlo</text:p>
          </table:table-cell>
          <table:table-cell office:value-type="string">
            <text:p>I'm assuming you're a cannibal, then.</text:p>
          </table:table-cell>
          <table:table-cell table:style-name="ce13" office:value-type="string">
            <text:p>Je suppose que vous êtes cannibale alors.</text:p>
          </table:table-cell>
          <table:table-cell office:value-type="string">
            <text:p>You don't mean to try to eat me too, right?</text:p>
          </table:table-cell>
          <table:table-cell office:value-type="string">
            <text:p>Vous n'allez pas essayer de me manger aussi quand même ?</text:p>
          </table:table-cell>
          <table:table-cell table:number-columns-repeated="1019"/>
        </table:table-row>
        <table:table-row table:style-name="ro3">
          <table:table-cell office:value-type="string">
            <text:p>dialog_non_sapevo_come_chiamarlo</text:p>
          </table:table-cell>
          <table:table-cell office:value-type="string">
            <text:p>I'm assuming you're a cannibal, then.</text:p>
          </table:table-cell>
          <table:table-cell table:style-name="ce13" office:value-type="string">
            <text:p>Je suppose que vous êtes cannibale alors.</text:p>
          </table:table-cell>
          <table:table-cell office:value-type="string">
            <text:p>If they were all like you, I'd have starved to death by now.</text:p>
          </table:table-cell>
          <table:table-cell office:value-type="string">
            <text:p>Si tout le monde était comme vous, je serai déjà mort de faim.</text:p>
          </table:table-cell>
          <table:table-cell table:number-columns-repeated="1019"/>
        </table:table-row>
        <table:table-row table:style-name="ro3">
          <table:table-cell office:value-type="string">
            <text:p>dialog_non_sapevo_come_chiamarlo</text:p>
          </table:table-cell>
          <table:table-cell office:value-type="string">
            <text:p>I'm assuming you're a cannibal, then.</text:p>
          </table:table-cell>
          <table:table-cell table:style-name="ce13" office:value-type="string">
            <text:p>Je suppose que vous êtes cannibale alors.</text:p>
          </table:table-cell>
          <table:table-cell office:value-type="string">
            <text:p>Actually you're right.</text:p>
          </table:table-cell>
          <table:table-cell office:value-type="string">
            <text:p>Vous n'avez pas tort.</text:p>
          </table:table-cell>
          <table:table-cell table:number-columns-repeated="1019"/>
        </table:table-row>
        <table:table-row table:style-name="ro1">
          <table:table-cell table:number-columns-repeated="1024"/>
        </table:table-row>
        <table:table-row table:style-name="ro3">
          <table:table-cell office:value-type="string">
            <text:p>dialog_non_sapevo_come_chiamarlo</text:p>
          </table:table-cell>
          <table:table-cell office:value-type="string">
            <text:p>I'm going out for a walk.</text:p>
          </table:table-cell>
          <table:table-cell office:value-type="string">
            <text:p>Je vais aller faire une promenade.</text:p>
          </table:table-cell>
          <table:table-cell office:value-type="string">
            <text:p>I'm going out for a walk.</text:p>
          </table:table-cell>
          <table:table-cell office:value-type="string">
            <text:p>Je vais aller faire une promenade.</text:p>
          </table:table-cell>
          <table:table-cell table:number-columns-repeated="1019"/>
        </table:table-row>
        <table:table-row table:style-name="ro3">
          <table:table-cell office:value-type="string">
            <text:p>dialog_non_sapevo_come_chiamarlo</text:p>
          </table:table-cell>
          <table:table-cell office:value-type="string">
            <text:p>I'm going out for a walk.</text:p>
          </table:table-cell>
          <table:table-cell office:value-type="string">
            <text:p>Je vais aller faire une promenade.</text:p>
          </table:table-cell>
          <table:table-cell office:value-type="string">
            <text:p>Maybe you can join me later, ok?</text:p>
          </table:table-cell>
          <table:table-cell office:value-type="string">
            <text:p>Peut-être que vous pourriez me rejoindre plus tard ?</text:p>
          </table:table-cell>
          <table:table-cell table:number-columns-repeated="1019"/>
        </table:table-row>
        <table:table-row table:style-name="ro1">
          <table:table-cell table:number-columns-repeated="1024"/>
        </table:table-row>
        <table:table-row table:style-name="ro3">
          <table:table-cell office:value-type="string">
            <text:p>dialog_orso</text:p>
          </table:table-cell>
          <table:table-cell office:value-type="string">
            <text:p>What's new?</text:p>
          </table:table-cell>
          <table:table-cell table:style-name="ce13" office:value-type="string">
            <text:p>Quoi de neuf ?</text:p>
          </table:table-cell>
          <table:table-cell office:value-type="string">
            <text:p>What's new?</text:p>
          </table:table-cell>
          <table:table-cell office:value-type="string">
            <text:p>Quoi de neuf ?</text:p>
          </table:table-cell>
          <table:table-cell table:number-columns-repeated="1019"/>
        </table:table-row>
        <table:table-row table:style-name="ro3">
          <table:table-cell office:value-type="string">
            <text:p>dialog_orso</text:p>
          </table:table-cell>
          <table:table-cell office:value-type="string">
            <text:p>What's new?</text:p>
          </table:table-cell>
          <table:table-cell table:style-name="ce13" office:value-type="string">
            <text:p>Quoi de neuf ?</text:p>
          </table:table-cell>
          <table:table-cell office:value-type="string">
            <text:p>Nothing, since I'm forced to stare at the sink.</text:p>
          </table:table-cell>
          <table:table-cell office:value-type="string">
            <text:p>Rien, puisque je suis condamné à regarder le lavabo.</text:p>
          </table:table-cell>
          <table:table-cell table:number-columns-repeated="1019"/>
        </table:table-row>
        <table:table-row table:style-name="ro3">
          <table:table-cell office:value-type="string">
            <text:p>dialog_orso</text:p>
          </table:table-cell>
          <table:table-cell office:value-type="string">
            <text:p>What's new?</text:p>
          </table:table-cell>
          <table:table-cell table:style-name="ce13" office:value-type="string">
            <text:p>Quoi de neuf ?</text:p>
          </table:table-cell>
          <table:table-cell office:value-type="string">
            <text:p>Hope I'll be luckier in the new house.</text:p>
          </table:table-cell>
          <table:table-cell office:value-type="string">
            <text:p>J'espère que je serai plus chanceux dans la nouvelle maison.</text:p>
          </table:table-cell>
          <table:table-cell table:number-columns-repeated="1019"/>
        </table:table-row>
        <table:table-row table:style-name="ro1">
          <table:table-cell table:number-columns-repeated="1024"/>
        </table:table-row>
        <table:table-row table:style-name="ro5">
          <table:table-cell office:value-type="string">
            <text:p>dialog_orso</text:p>
          </table:table-cell>
          <table:table-cell office:value-type="string">
            <text:p>Do you want me to give you your happy pills?</text:p>
          </table:table-cell>
          <table:table-cell table:style-name="ce5" office:value-type="string">
            <text:p>Tu veux que je te donne tes petites pilules du bonheur ?</text:p>
          </table:table-cell>
          <table:table-cell office:value-type="string">
            <text:p>Do you want me to give you your happy pills?</text:p>
          </table:table-cell>
          <table:table-cell office:value-type="string">
            <text:p>Tu veux que je te donne tes petites pilules du bonheur ?</text:p>
          </table:table-cell>
          <table:table-cell table:number-columns-repeated="1019"/>
        </table:table-row>
        <table:table-row table:style-name="ro5">
          <table:table-cell office:value-type="string">
            <text:p>dialog_orso</text:p>
          </table:table-cell>
          <table:table-cell office:value-type="string">
            <text:p>Do you want me to give you your happy pills?</text:p>
          </table:table-cell>
          <table:table-cell table:style-name="ce5" office:value-type="string">
            <text:p>Tu veux que je te donne tes petites pilules du bonheur ?</text:p>
          </table:table-cell>
          <table:table-cell office:value-type="string">
            <text:p>How many times do I have to tell you that I don't need them?</text:p>
          </table:table-cell>
          <table:table-cell office:value-type="string">
            <text:p>Combien de fois devrais-je te dire que je n'en ai pas besoin ?</text:p>
          </table:table-cell>
          <table:table-cell table:number-columns-repeated="1019"/>
        </table:table-row>
        <table:table-row table:style-name="ro5">
          <table:table-cell office:value-type="string">
            <text:p>dialog_orso</text:p>
          </table:table-cell>
          <table:table-cell office:value-type="string">
            <text:p>Do you want me to give you your happy pills?</text:p>
          </table:table-cell>
          <table:table-cell table:style-name="ce5" office:value-type="string">
            <text:p>Tu veux que je te donne tes petites pilules du bonheur ?</text:p>
          </table:table-cell>
          <table:table-cell office:value-type="string">
            <text:p>Besides, I have my duck... she makes me feel good.</text:p>
          </table:table-cell>
          <table:table-cell office:value-type="string">
            <text:p>Et puis, j'ai mon canard... il me fait du bien.</text:p>
          </table:table-cell>
          <table:table-cell table:number-columns-repeated="1019"/>
        </table:table-row>
        <table:table-row table:style-name="ro5">
          <table:table-cell office:value-type="string">
            <text:p>dialog_orso</text:p>
          </table:table-cell>
          <table:table-cell office:value-type="string">
            <text:p>Do you want me to give you your happy pills?</text:p>
          </table:table-cell>
          <table:table-cell table:style-name="ce5" office:value-type="string">
            <text:p>Tu veux que je te donne tes petites pilules du bonheur ?</text:p>
          </table:table-cell>
          <table:table-cell office:value-type="string">
            <text:p>*You have to understand the bear is convinced he is married to the duck...*</text:p>
          </table:table-cell>
          <table:table-cell table:style-name="ce7" office:value-type="string">
            <text:p>* Tu dois comprendre que l'ours est convaincu d'être marié avec le canard... *</text:p>
          </table:table-cell>
          <table:table-cell table:number-columns-repeated="1019"/>
        </table:table-row>
        <table:table-row table:style-name="ro1">
          <table:table-cell table:number-columns-repeated="1024"/>
        </table:table-row>
        <table:table-row table:style-name="ro4">
          <table:table-cell office:value-type="string">
            <text:p>dialog_orso</text:p>
          </table:table-cell>
          <table:table-cell office:value-type="string">
            <text:p>How do you feel about this move?</text:p>
          </table:table-cell>
          <table:table-cell table:style-name="ce12" office:value-type="string">
            <text:p>Que penses-tu de ce déménagement ?</text:p>
          </table:table-cell>
          <table:table-cell office:value-type="string">
            <text:p>How do you feel about this move?</text:p>
          </table:table-cell>
          <table:table-cell table:style-name="ce6" office:value-type="string">
            <text:p>Que penses-tu de ce déménagement ?</text:p>
          </table:table-cell>
          <table:table-cell table:number-columns-repeated="1019"/>
        </table:table-row>
        <table:table-row table:style-name="ro4">
          <table:table-cell office:value-type="string">
            <text:p>dialog_orso</text:p>
          </table:table-cell>
          <table:table-cell office:value-type="string">
            <text:p>How do you feel about this move?</text:p>
          </table:table-cell>
          <table:table-cell table:style-name="ce12" office:value-type="string">
            <text:p>Que penses-tu de ce déménagement ?</text:p>
          </table:table-cell>
          <table:table-cell office:value-type="string">
            <text:p>I hope I don't end up in a bathroom in front of another dripping sink or I'll go completely crazy.</text:p>
          </table:table-cell>
          <table:table-cell table:style-name="ce7" office:value-type="string">
            <text:p>J'espère que je ne vais finir dans une salle de bain en face d'un lavabo qui fuit sinon je vais devenir complètement fou.</text:p>
          </table:table-cell>
          <table:table-cell table:number-columns-repeated="1019"/>
        </table:table-row>
        <table:table-row table:style-name="ro5">
          <table:table-cell office:value-type="string">
            <text:p>dialog_orso</text:p>
          </table:table-cell>
          <table:table-cell office:value-type="string">
            <text:p>How do you feel about this move?</text:p>
          </table:table-cell>
          <table:table-cell table:style-name="ce12" office:value-type="string">
            <text:p>Que penses-tu de ce déménagement ?</text:p>
          </table:table-cell>
          <table:table-cell office:value-type="string">
            <text:p>You'd better find a way to get out of this house and into that van. What are you waiting for?</text:p>
          </table:table-cell>
          <table:table-cell table:style-name="ce7" office:value-type="string">
            <text:p>Tu ferais mieux de trouver un moyen de sortir de cette maison et d'entrer dans cette camionnette. Qu'est-ce que tu attends ?</text:p>
          </table:table-cell>
          <table:table-cell table:number-columns-repeated="1019"/>
        </table:table-row>
        <table:table-row table:style-name="ro1">
          <table:table-cell table:number-columns-repeated="1024"/>
        </table:table-row>
        <table:table-row table:style-name="ro3">
          <table:table-cell office:value-type="string">
            <text:p>dialog_orso</text:p>
          </table:table-cell>
          <table:table-cell office:value-type="string">
            <text:p>Did you see Ronald?</text:p>
          </table:table-cell>
          <table:table-cell table:style-name="ce13" office:value-type="string">
            <text:p>As-tu vu Ronald ?</text:p>
          </table:table-cell>
          <table:table-cell office:value-type="string">
            <text:p>Did you see Ronald?</text:p>
          </table:table-cell>
          <table:table-cell table:style-name="ce13" office:value-type="string">
            <text:p>As-tu vu Ronald ?</text:p>
          </table:table-cell>
          <table:table-cell table:number-columns-repeated="1019"/>
        </table:table-row>
        <table:table-row table:style-name="ro3">
          <table:table-cell office:value-type="string">
            <text:p>dialog_orso</text:p>
          </table:table-cell>
          <table:table-cell office:value-type="string">
            <text:p>Did you see Ronald?</text:p>
          </table:table-cell>
          <table:table-cell table:style-name="ce13" office:value-type="string">
            <text:p>As-tu vu Ronald ?</text:p>
          </table:table-cell>
          <table:table-cell office:value-type="string">
            <text:p>If you mean naked, yes. Every single day.</text:p>
          </table:table-cell>
          <table:table-cell office:value-type="string">
            <text:p>Si tu veux dire nu, oui. Chaque jour.</text:p>
          </table:table-cell>
          <table:table-cell table:number-columns-repeated="1019"/>
        </table:table-row>
        <table:table-row table:style-name="ro3">
          <table:table-cell office:value-type="string">
            <text:p>dialog_orso</text:p>
          </table:table-cell>
          <table:table-cell office:value-type="string">
            <text:p>Did you see Ronald?</text:p>
          </table:table-cell>
          <table:table-cell table:style-name="ce13" office:value-type="string">
            <text:p>As-tu vu Ronald ?</text:p>
          </table:table-cell>
          <table:table-cell office:value-type="string">
            <text:p>And it's not a pretty sight.</text:p>
          </table:table-cell>
          <table:table-cell office:value-type="string">
            <text:p>Et ce n'est pas joli à voir.</text:p>
          </table:table-cell>
          <table:table-cell table:number-columns-repeated="1019"/>
        </table:table-row>
        <table:table-row table:style-name="ro3">
          <table:table-cell office:value-type="string">
            <text:p>dialog_orso</text:p>
          </table:table-cell>
          <table:table-cell office:value-type="string">
            <text:p>Did you see Ronald?</text:p>
          </table:table-cell>
          <table:table-cell table:style-name="ce13" office:value-type="string">
            <text:p>As-tu vu Ronald ?</text:p>
          </table:table-cell>
          <table:table-cell office:value-type="string">
            <text:p>Come on, Bear. You know very well what I meant.</text:p>
          </table:table-cell>
          <table:table-cell office:value-type="string">
            <text:p>Allez, l'ours. Tu sais très bien ce que je veux dire.</text:p>
          </table:table-cell>
          <table:table-cell table:number-columns-repeated="1019"/>
        </table:table-row>
        <table:table-row table:style-name="ro3">
          <table:table-cell office:value-type="string">
            <text:p>dialog_orso</text:p>
          </table:table-cell>
          <table:table-cell office:value-type="string">
            <text:p>Did you see Ronald?</text:p>
          </table:table-cell>
          <table:table-cell table:style-name="ce13" office:value-type="string">
            <text:p>As-tu vu Ronald ?</text:p>
          </table:table-cell>
          <table:table-cell office:value-type="string">
            <text:p>Early this morning, usual time. He was a little down in the dumps.</text:p>
          </table:table-cell>
          <table:table-cell office:value-type="string">
            <text:p>Tôt ce matin, à l'heure habituelle. Il avait l'air d'avoir le moral à zéro.</text:p>
          </table:table-cell>
          <table:table-cell table:number-columns-repeated="1019"/>
        </table:table-row>
        <table:table-row table:style-name="ro3">
          <table:table-cell office:value-type="string">
            <text:p>dialog_orso</text:p>
          </table:table-cell>
          <table:table-cell office:value-type="string">
            <text:p>Did you see Ronald?</text:p>
          </table:table-cell>
          <table:table-cell table:style-name="ce13" office:value-type="string">
            <text:p>As-tu vu Ronald ?</text:p>
          </table:table-cell>
          <table:table-cell office:value-type="string">
            <text:p>I mean, more than ever. But nothing particularly suspicious.</text:p>
          </table:table-cell>
          <table:table-cell office:value-type="string">
            <text:p>Je veux dire, plus que d'habitude. Mais rien de particulièrement suspect.</text:p>
          </table:table-cell>
          <table:table-cell table:number-columns-repeated="1019"/>
        </table:table-row>
        <table:table-row table:style-name="ro1">
          <table:table-cell table:number-columns-repeated="1024"/>
        </table:table-row>
        <table:table-row table:style-name="ro4">
          <table:table-cell office:value-type="string">
            <text:p>dialog_orso</text:p>
          </table:table-cell>
          <table:table-cell office:value-type="string">
            <text:p>Have you had any other hallucinations?</text:p>
          </table:table-cell>
          <table:table-cell table:style-name="ce12" office:value-type="string">
            <text:p>As-tu eu d'autres hallucinations ?</text:p>
          </table:table-cell>
          <table:table-cell office:value-type="string">
            <text:p>Have you had any other hallucinations since the last time?</text:p>
          </table:table-cell>
          <table:table-cell office:value-type="string">
            <text:p>As-tu eu d'autres hallucinations depuis la dernière fois ?</text:p>
          </table:table-cell>
          <table:table-cell table:number-columns-repeated="1019"/>
        </table:table-row>
        <table:table-row table:style-name="ro4">
          <table:table-cell office:value-type="string">
            <text:p>dialog_orso</text:p>
          </table:table-cell>
          <table:table-cell office:value-type="string">
            <text:p>Have you had any other hallucinations?</text:p>
          </table:table-cell>
          <table:table-cell table:style-name="ce12" office:value-type="string">
            <text:p>As-tu eu d'autres hallucinations ?</text:p>
          </table:table-cell>
          <table:table-cell office:value-type="string">
            <text:p>Luckily not, mister hunter.</text:p>
          </table:table-cell>
          <table:table-cell office:value-type="string">
            <text:p>Heureusement non, monsieur le chasseur.</text:p>
          </table:table-cell>
          <table:table-cell table:number-columns-repeated="1019"/>
        </table:table-row>
        <table:table-row table:style-name="ro4">
          <table:table-cell office:value-type="string">
            <text:p>dialog_orso</text:p>
          </table:table-cell>
          <table:table-cell office:value-type="string">
            <text:p>Have you had any other hallucinations?</text:p>
          </table:table-cell>
          <table:table-cell table:style-name="ce12" office:value-type="string">
            <text:p>As-tu eu d'autres hallucinations ?</text:p>
          </table:table-cell>
          <table:table-cell office:value-type="string">
            <text:p>Bear, I'm Skinny.</text:p>
          </table:table-cell>
          <table:table-cell office:value-type="string">
            <text:p>L'ours, c'est moi, Skinny.</text:p>
          </table:table-cell>
          <table:table-cell table:number-columns-repeated="1019"/>
        </table:table-row>
        <table:table-row table:style-name="ro4">
          <table:table-cell office:value-type="string">
            <text:p>dialog_orso</text:p>
          </table:table-cell>
          <table:table-cell office:value-type="string">
            <text:p>Have you had any other hallucinations?</text:p>
          </table:table-cell>
          <table:table-cell table:style-name="ce12" office:value-type="string">
            <text:p>As-tu eu d'autres hallucinations ?</text:p>
          </table:table-cell>
          <table:table-cell office:value-type="string">
            <text:p>I'm just messing with you. You're the little wuss without a backbone.</text:p>
          </table:table-cell>
          <table:table-cell office:value-type="string">
            <text:p>Je me fiche de toi. Je sais très bien qui tu es : la petite mauviette sans colonne vertébrale.</text:p>
          </table:table-cell>
          <table:table-cell table:number-columns-repeated="1019"/>
        </table:table-row>
        <table:table-row table:style-name="ro4">
          <table:table-cell office:value-type="string">
            <text:p>dialog_orso</text:p>
          </table:table-cell>
          <table:table-cell office:value-type="string">
            <text:p>Have you had any other hallucinations?</text:p>
          </table:table-cell>
          <table:table-cell table:style-name="ce12" office:value-type="string">
            <text:p>As-tu eu d'autres hallucinations ?</text:p>
          </table:table-cell>
          <table:table-cell office:value-type="string">
            <text:p>I would argue that claim.</text:p>
          </table:table-cell>
          <table:table-cell office:value-type="string">
            <text:p>J'en aurais des choses à dire à ce sujet.</text:p>
          </table:table-cell>
          <table:table-cell table:number-columns-repeated="1019"/>
        </table:table-row>
        <table:table-row table:style-name="ro1">
          <table:table-cell table:number-columns-repeated="1024"/>
        </table:table-row>
        <table:table-row table:style-name="ro3">
          <table:table-cell office:value-type="string">
            <text:p>dialog_orso</text:p>
          </table:table-cell>
          <table:table-cell office:value-type="string">
            <text:p>Now I have to go.</text:p>
          </table:table-cell>
          <table:table-cell table:style-name="ce13" office:value-type="string">
            <text:p>Je dois y aller maintenant.</text:p>
          </table:table-cell>
          <table:table-cell office:value-type="string">
            <text:p>Now I have to go, Bear.</text:p>
          </table:table-cell>
          <table:table-cell table:style-name="ce13" office:value-type="string">
            <text:p>Je dois y aller maintenant, l'ours.</text:p>
          </table:table-cell>
          <table:table-cell table:number-columns-repeated="1019"/>
        </table:table-row>
        <table:table-row table:style-name="ro3">
          <table:table-cell office:value-type="string">
            <text:p>dialog_orso</text:p>
          </table:table-cell>
          <table:table-cell office:value-type="string">
            <text:p>Now I have to go.</text:p>
          </table:table-cell>
          <table:table-cell table:style-name="ce13" office:value-type="string">
            <text:p>Je dois y aller maintenant.</text:p>
          </table:table-cell>
          <table:table-cell office:value-type="string">
            <text:p>I guess so!</text:p>
          </table:table-cell>
          <table:table-cell table:style-name="ce13" office:value-type="string">
            <text:p>Je crois que oui.</text:p>
          </table:table-cell>
          <table:table-cell table:number-columns-repeated="1019"/>
        </table:table-row>
        <table:table-row table:style-name="ro1">
          <table:table-cell table:number-columns-repeated="1024"/>
        </table:table-row>
        <table:table-row table:style-name="ro3">
          <table:table-cell office:value-type="string">
            <text:p>dialog_pinhead</text:p>
          </table:table-cell>
          <table:table-cell office:value-type="string">
            <text:p>Sing...</text:p>
          </table:table-cell>
          <table:table-cell office:value-type="string">
            <text:p>Chanter…</text:p>
          </table:table-cell>
          <table:table-cell office:value-type="string">
            <text:p>I'll give it to Santa Claus, and he will drink it in his house.</text:p>
          </table:table-cell>
          <table:table-cell office:value-type="string">
            <text:p>Je la donnerai au Père Noël pour qu'il la boive dans un motel.</text:p>
          </table:table-cell>
          <table:table-cell table:number-columns-repeated="1019"/>
        </table:table-row>
        <table:table-row table:style-name="ro1">
          <table:table-cell table:number-columns-repeated="1024"/>
        </table:table-row>
        <table:table-row table:style-name="ro3">
          <table:table-cell office:value-type="string">
            <text:p>dialog_pinhead</text:p>
          </table:table-cell>
          <table:table-cell office:value-type="string">
            <text:p>Continue to sing...</text:p>
          </table:table-cell>
          <table:table-cell office:value-type="string">
            <text:p>Continuer de chanter…</text:p>
          </table:table-cell>
          <table:table-cell office:value-type="string">
            <text:p>I'll give it to the old witch, and she will fall into a ditch.</text:p>
          </table:table-cell>
          <table:table-cell office:value-type="string">
            <text:p>Je la donnerai à une sorcière, elle finira tête contre terre.</text:p>
          </table:table-cell>
          <table:table-cell table:number-columns-repeated="1019"/>
        </table:table-row>
        <table:table-row table:style-name="ro3">
          <table:table-cell office:value-type="string">
            <text:p>dialog_pinhead</text:p>
          </table:table-cell>
          <table:table-cell office:value-type="string">
            <text:p>Continue to sing...</text:p>
          </table:table-cell>
          <table:table-cell office:value-type="string">
            <text:p>Continuer de chanter…</text:p>
          </table:table-cell>
          <table:table-cell office:value-type="string">
            <text:p>(Everybody knows she can't handle her drink.)</text:p>
          </table:table-cell>
          <table:table-cell office:value-type="string">
            <text:p>(Tout le monde sait que les sorcières ne supportent pas l'alcool.)</text:p>
          </table:table-cell>
          <table:table-cell table:number-columns-repeated="1019"/>
        </table:table-row>
        <table:table-row table:style-name="ro1">
          <table:table-cell table:number-columns-repeated="1024"/>
        </table:table-row>
        <table:table-row table:style-name="ro3">
          <table:table-cell office:value-type="string">
            <text:p>dialog_pinhead</text:p>
          </table:table-cell>
          <table:table-cell office:value-type="string">
            <text:p>Go on...</text:p>
          </table:table-cell>
          <table:table-cell office:value-type="string">
            <text:p>Continuer…</text:p>
          </table:table-cell>
          <table:table-cell office:value-type="string">
            <text:p>I'll give it to a complete fool, and he will slip into the pool.</text:p>
          </table:table-cell>
          <table:table-cell office:value-type="string">
            <text:p>Je la donnerai à ma voisine, elle finira dans la piscine.</text:p>
          </table:table-cell>
          <table:table-cell table:number-columns-repeated="1019"/>
        </table:table-row>
        <table:table-row table:style-name="ro1">
          <table:table-cell table:number-columns-repeated="1024"/>
        </table:table-row>
        <table:table-row table:style-name="ro3">
          <table:table-cell office:value-type="string">
            <text:p>dialog_pinhead</text:p>
          </table:table-cell>
          <table:table-cell office:value-type="string">
            <text:p>Conclude...</text:p>
          </table:table-cell>
          <table:table-cell office:value-type="string">
            <text:p>Terminer…</text:p>
          </table:table-cell>
          <table:table-cell office:value-type="string">
            <text:p>I'll drink it with my stupid friend, and all our money we will spend.</text:p>
          </table:table-cell>
          <table:table-cell office:value-type="string">
            <text:p>Je la boirai avec mon pote et on dépensera toute notre cagnotte.</text:p>
          </table:table-cell>
          <table:table-cell table:number-columns-repeated="1019"/>
        </table:table-row>
        <table:table-row table:style-name="ro3">
          <table:table-cell office:value-type="string">
            <text:p>dialog_pinhead</text:p>
          </table:table-cell>
          <table:table-cell office:value-type="string">
            <text:p>Conclude...</text:p>
          </table:table-cell>
          <table:table-cell office:value-type="string">
            <text:p>Terminer…</text:p>
          </table:table-cell>
          <table:table-cell office:value-type="string">
            <text:p>Happy alcoholic dreams, little star.</text:p>
          </table:table-cell>
          <table:table-cell table:style-name="ce34" office:value-type="string">
            <text:p>Fais de beaux rêves alcoolisés, petite étoile.</text:p>
          </table:table-cell>
          <table:table-cell table:number-columns-repeated="1019"/>
        </table:table-row>
        <table:table-row table:style-name="ro1">
          <table:table-cell table:number-columns-repeated="1024"/>
        </table:table-row>
        <table:table-row table:style-name="ro3">
          <table:table-cell office:value-type="string">
            <text:p>dialog_pinhead</text:p>
          </table:table-cell>
          <table:table-cell office:value-type="string">
            <text:p>Happy alcoholic dreams, little star.</text:p>
          </table:table-cell>
          <table:table-cell table:style-name="ce34" office:value-type="string">
            <text:p>Joyeux rêves alcoolisés, petite étoile.</text:p>
          </table:table-cell>
          <table:table-cell office:value-type="string">
            <text:p>Happy alcoholic dreams, little star.</text:p>
          </table:table-cell>
          <table:table-cell table:style-name="ce34" office:value-type="string">
            <text:p>Fais de beaux rêves alcoolisés, petite étoile.</text:p>
          </table:table-cell>
          <table:table-cell table:number-columns-repeated="1019"/>
        </table:table-row>
        <table:table-row table:style-name="ro1">
          <table:table-cell table:number-columns-repeated="1024"/>
        </table:table-row>
        <table:table-row table:style-name="ro9">
          <table:table-cell office:value-type="string">
            <text:p>dialog_quarterback</text:p>
          </table:table-cell>
          <table:table-cell office:value-type="string">
            <text:p>Why are you so angry?</text:p>
          </table:table-cell>
          <table:table-cell table:style-name="ce32" office:value-type="string">
            <text:p>Pourquoi êtes-vous si en colère ?</text:p>
          </table:table-cell>
          <table:table-cell office:value-type="string">
            <text:p>Why are you so angry?</text:p>
          </table:table-cell>
          <table:table-cell office:value-type="string">
            <text:p>Pourquoi êtes-vous si en colère ?</text:p>
          </table:table-cell>
          <table:table-cell table:number-columns-repeated="1019"/>
        </table:table-row>
        <table:table-row table:style-name="ro9">
          <table:table-cell office:value-type="string">
            <text:p>dialog_quarterback</text:p>
          </table:table-cell>
          <table:table-cell office:value-type="string">
            <text:p>Why are you so angry?</text:p>
          </table:table-cell>
          <table:table-cell table:style-name="ce32" office:value-type="string">
            <text:p>Pourquoi êtes-vous si en colère ?</text:p>
          </table:table-cell>
          <table:table-cell office:value-type="string">
            <text:p>Upstairs is close and we cen't du hanky-panky with my blondie girlfrend, upstairs.</text:p>
          </table:table-cell>
          <table:table-cell office:value-type="string">
            <text:p>À l'étage, c'est fermé et je peu pas fair crac-crac avec ma p'tite amie blonde, à l'étage.</text:p>
          </table:table-cell>
          <table:table-cell table:number-columns-repeated="1019"/>
        </table:table-row>
        <table:table-row table:style-name="ro9">
          <table:table-cell office:value-type="string">
            <text:p>dialog_quarterback</text:p>
          </table:table-cell>
          <table:table-cell office:value-type="string">
            <text:p>Why are you so angry?</text:p>
          </table:table-cell>
          <table:table-cell table:style-name="ce32" office:value-type="string">
            <text:p>Pourquoi êtes-vous si en colère ?</text:p>
          </table:table-cell>
          <table:table-cell office:value-type="string">
            <text:p>Given the circumstances, I'll volunteer myself as intepreter.</text:p>
          </table:table-cell>
          <table:table-cell office:value-type="string">
            <text:p>Compte tenu des circonstances, je me porte volontaire pour faire l'interprète.</text:p>
          </table:table-cell>
          <table:table-cell table:number-columns-repeated="1019"/>
        </table:table-row>
        <table:table-row table:style-name="ro5">
          <table:table-cell office:value-type="string">
            <text:p>dialog_quarterback</text:p>
          </table:table-cell>
          <table:table-cell office:value-type="string">
            <text:p>Why are you so angry?</text:p>
          </table:table-cell>
          <table:table-cell table:style-name="ce32" office:value-type="string">
            <text:p>Pourquoi êtes-vous si en colère ?</text:p>
          </table:table-cell>
          <table:table-cell office:value-type="string">
            <text:p>The room on the upper floor is closed, so my girlfriend and I can't find a place where we can have a little 'alone time'.</text:p>
          </table:table-cell>
          <table:table-cell table:style-name="ce7" office:value-type="string">
            <text:p>La chambre de l'étage est fermée, ma petite amie et moi ne trouvons donc pas d'endroit pour nous retrouver un peu « seuls ».</text:p>
          </table:table-cell>
          <table:table-cell table:number-columns-repeated="1019"/>
        </table:table-row>
        <table:table-row table:style-name="ro9">
          <table:table-cell office:value-type="string">
            <text:p>dialog_quarterback</text:p>
          </table:table-cell>
          <table:table-cell office:value-type="string">
            <text:p>Why are you so angry?</text:p>
          </table:table-cell>
          <table:table-cell table:style-name="ce32" office:value-type="string">
            <text:p>Pourquoi êtes-vous si en colère ?</text:p>
          </table:table-cell>
          <table:table-cell office:value-type="string">
            <text:p>(The second 'upstairs' is redundant.)</text:p>
          </table:table-cell>
          <table:table-cell office:value-type="string">
            <text:p>(Le deuxième « à l'étage » est redondant.)</text:p>
          </table:table-cell>
          <table:table-cell table:number-columns-repeated="1019"/>
        </table:table-row>
        <table:table-row table:style-name="ro9">
          <table:table-cell office:value-type="string">
            <text:p>dialog_quarterback</text:p>
          </table:table-cell>
          <table:table-cell office:value-type="string">
            <text:p>Why are you so angry?</text:p>
          </table:table-cell>
          <table:table-cell table:style-name="ce32" office:value-type="string">
            <text:p>Pourquoi êtes-vous si en colère ?</text:p>
          </table:table-cell>
          <table:table-cell office:value-type="string">
            <text:p>How come the door is closed?</text:p>
          </table:table-cell>
          <table:table-cell office:value-type="string">
            <text:p>Comment se fait-il que la porte soit fermée ?</text:p>
          </table:table-cell>
          <table:table-cell table:number-columns-repeated="1019"/>
        </table:table-row>
        <table:table-row table:style-name="ro9">
          <table:table-cell office:value-type="string">
            <text:p>dialog_quarterback</text:p>
          </table:table-cell>
          <table:table-cell office:value-type="string">
            <text:p>Why are you so angry?</text:p>
          </table:table-cell>
          <table:table-cell table:style-name="ce32" office:value-type="string">
            <text:p>Pourquoi êtes-vous si en colère ?</text:p>
          </table:table-cell>
          <table:table-cell office:value-type="string">
            <text:p>Dat stupid Johnny-blond is their with his brunet hore.</text:p>
          </table:table-cell>
          <table:table-cell office:value-type="string">
            <text:p>Ce stupid blond Johnny est dedens avec sa pétasse brune.</text:p>
          </table:table-cell>
          <table:table-cell table:number-columns-repeated="1019"/>
        </table:table-row>
        <table:table-row table:style-name="ro5">
          <table:table-cell office:value-type="string">
            <text:p>dialog_quarterback</text:p>
          </table:table-cell>
          <table:table-cell office:value-type="string">
            <text:p>Why are you so angry?</text:p>
          </table:table-cell>
          <table:table-cell table:style-name="ce32" office:value-type="string">
            <text:p>Pourquoi êtes-vous si en colère ?</text:p>
          </table:table-cell>
          <table:table-cell office:value-type="string">
            <text:p>That unintelligent blond man Johnny has shut himself in the room with that morally loose dark-haired girl.</text:p>
          </table:table-cell>
          <table:table-cell office:value-type="string">
            <text:p>Ce farceur de Johnny s'est enfermé dans la pièce avec cette fille aux cheveux bruns réputée peu farouche.</text:p>
          </table:table-cell>
          <table:table-cell table:number-columns-repeated="1019"/>
        </table:table-row>
        <table:table-row table:style-name="ro9">
          <table:table-cell office:value-type="string">
            <text:p>dialog_quarterback</text:p>
          </table:table-cell>
          <table:table-cell office:value-type="string">
            <text:p>Why are you so angry?</text:p>
          </table:table-cell>
          <table:table-cell table:style-name="ce32" office:value-type="string">
            <text:p>Pourquoi êtes-vous si en colère ?</text:p>
          </table:table-cell>
          <table:table-cell office:value-type="string">
            <text:p>She must be 'quite famous' around here.</text:p>
          </table:table-cell>
          <table:table-cell office:value-type="string">
            <text:p>Elle doit être assez « célèbre » dans le coin.</text:p>
          </table:table-cell>
          <table:table-cell table:number-columns-repeated="1019"/>
        </table:table-row>
        <table:table-row table:style-name="ro9">
          <table:table-cell office:value-type="string">
            <text:p>dialog_quarterback</text:p>
          </table:table-cell>
          <table:table-cell office:value-type="string">
            <text:p>Why are you so angry?</text:p>
          </table:table-cell>
          <table:table-cell table:style-name="ce32" office:value-type="string">
            <text:p>Pourquoi êtes-vous si en colère ?</text:p>
          </table:table-cell>
          <table:table-cell office:value-type="string">
            <text:p>Bad story, yeah.</text:p>
          </table:table-cell>
          <table:table-cell office:value-type="string">
            <text:p>Une sale histoire, ouais.</text:p>
          </table:table-cell>
          <table:table-cell table:number-columns-repeated="1019"/>
        </table:table-row>
        <table:table-row table:style-name="ro1">
          <table:table-cell table:number-columns-repeated="1024"/>
        </table:table-row>
        <table:table-row table:style-name="ro10">
          <table:table-cell office:value-type="string">
            <text:p>dialog_quarterback</text:p>
          </table:table-cell>
          <table:table-cell office:value-type="string">
            <text:p>Why don't you give me a hand getting a wardrobe from the dump?</text:p>
          </table:table-cell>
          <table:table-cell table:style-name="ce32" office:value-type="string">
            <text:p>Pourquoi ne pas m'aider à sortir une armoire de la décharge ?</text:p>
          </table:table-cell>
          <table:table-cell office:value-type="string">
            <text:p>Listen, since you can't go up there, why don't you give me a hand getting a wardrobe from the dump?</text:p>
          </table:table-cell>
          <table:table-cell table:style-name="ce7" office:value-type="string">
            <text:p>Écoutez, puisque vous ne pouvez pas monter là-haut, pourquoi ne pas m'aider à sortir une armoire de la décharge ?</text:p>
          </table:table-cell>
          <table:table-cell table:number-columns-repeated="1019"/>
        </table:table-row>
        <table:table-row table:style-name="ro10">
          <table:table-cell office:value-type="string">
            <text:p>dialog_quarterback</text:p>
          </table:table-cell>
          <table:table-cell office:value-type="string">
            <text:p>Why don't you give me a hand getting a wardrobe from the dump?</text:p>
          </table:table-cell>
          <table:table-cell table:style-name="ce32" office:value-type="string">
            <text:p>Pourquoi ne pas m'aider à sortir une armoire de la décharge ?</text:p>
          </table:table-cell>
          <table:table-cell office:value-type="string">
            <text:p>Bite mi.</text:p>
          </table:table-cell>
          <table:table-cell table:style-name="ce7" office:value-type="string">
            <text:p>Va te faire fout'.</text:p>
          </table:table-cell>
          <table:table-cell table:number-columns-repeated="1019"/>
        </table:table-row>
        <table:table-row table:style-name="ro10">
          <table:table-cell office:value-type="string">
            <text:p>dialog_quarterback</text:p>
          </table:table-cell>
          <table:table-cell office:value-type="string">
            <text:p>Why don't you give me a hand getting a wardrobe from the dump?</text:p>
          </table:table-cell>
          <table:table-cell table:style-name="ce32" office:value-type="string">
            <text:p>Pourquoi ne pas m'aider à sortir une armoire de la décharge ?</text:p>
          </table:table-cell>
          <table:table-cell office:value-type="string">
            <text:p>Tasty refusal.</text:p>
          </table:table-cell>
          <table:table-cell table:style-name="ce7" office:value-type="string">
            <text:p>Un refus délicieux.</text:p>
          </table:table-cell>
          <table:table-cell table:number-columns-repeated="1019"/>
        </table:table-row>
        <table:table-row table:style-name="ro10">
          <table:table-cell office:value-type="string">
            <text:p>dialog_quarterback</text:p>
          </table:table-cell>
          <table:table-cell office:value-type="string">
            <text:p>Why don't you give me a hand getting a wardrobe from the dump?</text:p>
          </table:table-cell>
          <table:table-cell table:style-name="ce32" office:value-type="string">
            <text:p>Pourquoi ne pas m'aider à sortir une armoire de la décharge ?</text:p>
          </table:table-cell>
          <table:table-cell office:value-type="string">
            <text:p>What if I find a way to clear the room?</text:p>
          </table:table-cell>
          <table:table-cell table:style-name="ce7" office:value-type="string">
            <text:p>Et si je trouvais un moyen de libérer la chambre ?</text:p>
          </table:table-cell>
          <table:table-cell table:number-columns-repeated="1019"/>
        </table:table-row>
        <table:table-row table:style-name="ro10">
          <table:table-cell office:value-type="string">
            <text:p>dialog_quarterback</text:p>
          </table:table-cell>
          <table:table-cell office:value-type="string">
            <text:p>Why don't you give me a hand getting a wardrobe from the dump?</text:p>
          </table:table-cell>
          <table:table-cell table:style-name="ce32" office:value-type="string">
            <text:p>Pourquoi ne pas m'aider à sortir une armoire de la décharge ?</text:p>
          </table:table-cell>
          <table:table-cell office:value-type="string">
            <text:p>Wha ynot.</text:p>
          </table:table-cell>
          <table:table-cell table:style-name="ce7" office:value-type="string">
            <text:p>Pourkoi pa.</text:p>
          </table:table-cell>
          <table:table-cell table:number-columns-repeated="1019"/>
        </table:table-row>
        <table:table-row table:style-name="ro10">
          <table:table-cell office:value-type="string">
            <text:p>dialog_quarterback</text:p>
          </table:table-cell>
          <table:table-cell table:style-name="ce28" office:value-type="string">
            <text:p>Why don't you give me a hand getting a wardrobe from the dump?</text:p>
          </table:table-cell>
          <table:table-cell table:style-name="ce32" office:value-type="string">
            <text:p>Pourquoi ne pas m'aider à sortir une armoire de la décharge ?</text:p>
          </table:table-cell>
          <table:table-cell table:style-name="ce13" office:value-type="string">
            <text:p>I suppose in this case I can accept.</text:p>
          </table:table-cell>
          <table:table-cell table:style-name="ce7" office:value-type="string">
            <text:p>Dens ce cas, je peux accepter.</text:p>
          </table:table-cell>
          <table:table-cell table:number-columns-repeated="1019"/>
        </table:table-row>
        <table:table-row table:style-name="ro10">
          <table:table-cell office:value-type="string">
            <text:p>dialog_quarterback</text:p>
          </table:table-cell>
          <table:table-cell office:value-type="string">
            <text:p>Why don't you give me a hand getting a wardrobe from the dump?</text:p>
          </table:table-cell>
          <table:table-cell table:style-name="ce32" office:value-type="string">
            <text:p>Pourquoi ne pas m'aider à sortir une armoire de la décharge ?</text:p>
          </table:table-cell>
          <table:table-cell office:value-type="string">
            <text:p>Ok, don't move and don't abuse that girl while I'm gone.</text:p>
          </table:table-cell>
          <table:table-cell table:style-name="ce7" office:value-type="string">
            <text:p>Ok, ne bougez pas et n'abusez pas de cette fille pendant mon absence.</text:p>
          </table:table-cell>
          <table:table-cell table:number-columns-repeated="1019"/>
        </table:table-row>
        <table:table-row table:style-name="ro10">
          <table:table-cell office:value-type="string">
            <text:p>dialog_quarterback</text:p>
          </table:table-cell>
          <table:table-cell office:value-type="string">
            <text:p>Why don't you give me a hand getting a wardrobe from the dump?</text:p>
          </table:table-cell>
          <table:table-cell table:style-name="ce32" office:value-type="string">
            <text:p>Pourquoi ne pas m'aider à sortir une armoire de la décharge ?</text:p>
          </table:table-cell>
          <table:table-cell office:value-type="string">
            <text:p>I'm not drinking booze...</text:p>
          </table:table-cell>
          <table:table-cell table:style-name="ce7" office:value-type="string">
            <text:p>Je ne buvais pas…</text:p>
          </table:table-cell>
          <table:table-cell table:number-columns-repeated="1019"/>
        </table:table-row>
        <table:table-row table:style-name="ro10">
          <table:table-cell office:value-type="string">
            <text:p>dialog_quarterback</text:p>
          </table:table-cell>
          <table:table-cell office:value-type="string">
            <text:p>Why don't you give me a hand getting a wardrobe from the dump?</text:p>
          </table:table-cell>
          <table:table-cell table:style-name="ce32" office:value-type="string">
            <text:p>Pourquoi ne pas m'aider à sortir une armoire de la décharge ?</text:p>
          </table:table-cell>
          <table:table-cell office:value-type="string">
            <text:p>Yeah, nice... no booze.</text:p>
          </table:table-cell>
          <table:table-cell table:style-name="ce7" office:value-type="string">
            <text:p>Ok, super... Pas d'alcool.</text:p>
          </table:table-cell>
          <table:table-cell table:number-columns-repeated="1019"/>
        </table:table-row>
        <table:table-row table:style-name="ro1">
          <table:table-cell table:number-columns-repeated="1024"/>
        </table:table-row>
        <table:table-row table:style-name="ro10">
          <table:table-cell office:value-type="string">
            <text:p>dialog_quarterback</text:p>
          </table:table-cell>
          <table:table-cell office:value-type="string">
            <text:p>The bedroom on the upper floor is empty now.</text:p>
          </table:table-cell>
          <table:table-cell table:style-name="ce32" office:value-type="string">
            <text:p>La chambre de l'étage est libre maintenant.</text:p>
          </table:table-cell>
          <table:table-cell office:value-type="string">
            <text:p>The bedroom on the upper floor is empty now, as promised.</text:p>
          </table:table-cell>
          <table:table-cell table:style-name="ce28" office:value-type="string">
            <text:p>La chambre de l'étage est libre maintenant.</text:p>
          </table:table-cell>
          <table:table-cell table:number-columns-repeated="1019"/>
        </table:table-row>
        <table:table-row table:style-name="ro10">
          <table:table-cell office:value-type="string">
            <text:p>dialog_quarterback</text:p>
          </table:table-cell>
          <table:table-cell office:value-type="string">
            <text:p>The bedroom on the upper floor is empty now.</text:p>
          </table:table-cell>
          <table:table-cell table:style-name="ce32" office:value-type="string">
            <text:p>La chambre de l'étage est libre maintenant.</text:p>
          </table:table-cell>
          <table:table-cell office:value-type="string">
            <text:p>Realy?</text:p>
          </table:table-cell>
          <table:table-cell table:style-name="ce7" office:value-type="string">
            <text:p>Vraimant ?</text:p>
          </table:table-cell>
          <table:table-cell table:number-columns-repeated="1019"/>
        </table:table-row>
        <table:table-row table:style-name="ro10">
          <table:table-cell office:value-type="string">
            <text:p>dialog_quarterback</text:p>
          </table:table-cell>
          <table:table-cell office:value-type="string">
            <text:p>The bedroom on the upper floor is empty now.</text:p>
          </table:table-cell>
          <table:table-cell table:style-name="ce32" office:value-type="string">
            <text:p>La chambre de l'étage est libre maintenant.</text:p>
          </table:table-cell>
          <table:table-cell office:value-type="string">
            <text:p>I'm kalling my gang naw, be still her.</text:p>
          </table:table-cell>
          <table:table-cell table:style-name="ce7" office:value-type="string">
            <text:p>J'appel ma bende maintenent, ne bouje pas.</text:p>
          </table:table-cell>
          <table:table-cell table:number-columns-repeated="1019"/>
        </table:table-row>
        <table:table-row table:style-name="ro10">
          <table:table-cell office:value-type="string">
            <text:p>dialog_quarterback</text:p>
          </table:table-cell>
          <table:table-cell office:value-type="string">
            <text:p>The bedroom on the upper floor is empty now.</text:p>
          </table:table-cell>
          <table:table-cell table:style-name="ce32" office:value-type="string">
            <text:p>La chambre de l'étage est libre maintenant.</text:p>
          </table:table-cell>
          <table:table-cell office:value-type="string">
            <text:p>Tak the guys and go to the damp.</text:p>
          </table:table-cell>
          <table:table-cell table:style-name="ce7" office:value-type="string">
            <text:p>Appel les gars et va à la décharje.</text:p>
          </table:table-cell>
          <table:table-cell table:number-columns-repeated="1019"/>
        </table:table-row>
        <table:table-row table:style-name="ro10">
          <table:table-cell office:value-type="string">
            <text:p>dialog_quarterback</text:p>
          </table:table-cell>
          <table:table-cell office:value-type="string">
            <text:p>The bedroom on the upper floor is empty now.</text:p>
          </table:table-cell>
          <table:table-cell table:style-name="ce32" office:value-type="string">
            <text:p>La chambre de l'étage est libre maintenant.</text:p>
          </table:table-cell>
          <table:table-cell office:value-type="string">
            <text:p>Don't west my time, I don't care what you do now!!!</text:p>
          </table:table-cell>
          <table:table-cell table:style-name="ce7" office:value-type="string">
            <text:p>Ne fais pas perdre mon tamps, je me fou de ce que tu fais.</text:p>
          </table:table-cell>
          <table:table-cell table:number-columns-repeated="1019"/>
        </table:table-row>
        <table:table-row table:style-name="ro10">
          <table:table-cell office:value-type="string">
            <text:p>dialog_quarterback</text:p>
          </table:table-cell>
          <table:table-cell office:value-type="string">
            <text:p>The bedroom on the upper floor is empty now.</text:p>
          </table:table-cell>
          <table:table-cell table:style-name="ce32" office:value-type="string">
            <text:p>La chambre de l'étage est libre maintenant.</text:p>
          </table:table-cell>
          <table:table-cell office:value-type="string">
            <text:p>It's all fixd, go now, hanky-panky room is ready!</text:p>
          </table:table-cell>
          <table:table-cell table:style-name="ce7" office:value-type="string">
            <text:p>C'est réglé, allons-y maintenent, la chambre du sex est prête.</text:p>
          </table:table-cell>
          <table:table-cell table:number-columns-repeated="1019"/>
        </table:table-row>
        <table:table-row table:style-name="ro10">
          <table:table-cell office:value-type="string">
            <text:p>dialog_quarterback</text:p>
          </table:table-cell>
          <table:table-cell office:value-type="string">
            <text:p>The bedroom on the upper floor is empty now.</text:p>
          </table:table-cell>
          <table:table-cell table:style-name="ce32" office:value-type="string">
            <text:p>La chambre de l'étage est libre maintenant.</text:p>
          </table:table-cell>
          <table:table-cell office:value-type="string">
            <text:p>Wow, they couldn't control themselves any longer!</text:p>
          </table:table-cell>
          <table:table-cell office:value-type="string">
            <text:p>Wow, ils ne pouvaient vraiment plus attendre !</text:p>
          </table:table-cell>
          <table:table-cell table:number-columns-repeated="1019"/>
        </table:table-row>
        <table:table-row table:style-name="ro1">
          <table:table-cell table:number-columns-repeated="1024"/>
        </table:table-row>
        <table:table-row table:style-name="ro3">
          <table:table-cell office:value-type="string">
            <text:p>dialog_quarterback</text:p>
          </table:table-cell>
          <table:table-cell office:value-type="string">
            <text:p>I better go now.</text:p>
          </table:table-cell>
          <table:table-cell table:style-name="ce13" office:value-type="string">
            <text:p>Je ferais mieux d'y aller maintenant.</text:p>
          </table:table-cell>
          <table:table-cell office:value-type="string">
            <text:p>I better go now.</text:p>
          </table:table-cell>
          <table:table-cell table:style-name="ce13" office:value-type="string">
            <text:p>Je ferais mieux d'y aller maintenant.</text:p>
          </table:table-cell>
          <table:table-cell table:number-columns-repeated="1019"/>
        </table:table-row>
        <table:table-row table:style-name="ro1">
          <table:table-cell table:number-columns-repeated="1024"/>
        </table:table-row>
        <table:table-row table:style-name="ro4">
          <table:table-cell office:value-type="string">
            <text:p>dialog_robot</text:p>
          </table:table-cell>
          <table:table-cell office:value-type="string">
            <text:p>What if I took out your batteries?</text:p>
          </table:table-cell>
          <table:table-cell table:style-name="ce12" office:value-type="string">
            <text:p>Et si j'enlevais tes piles ?</text:p>
          </table:table-cell>
          <table:table-cell office:value-type="string">
            <text:p>What if I took out your batteries?</text:p>
          </table:table-cell>
          <table:table-cell table:style-name="ce6" office:value-type="string">
            <text:p>Et si j'enlevais tes piles ?</text:p>
          </table:table-cell>
          <table:table-cell table:number-columns-repeated="1019"/>
        </table:table-row>
        <table:table-row table:style-name="ro4">
          <table:table-cell office:value-type="string">
            <text:p>dialog_robot</text:p>
          </table:table-cell>
          <table:table-cell office:value-type="string">
            <text:p>What if I took out your batteries?</text:p>
          </table:table-cell>
          <table:table-cell table:style-name="ce12" office:value-type="string">
            <text:p>Et si j'enlevais tes piles ?</text:p>
          </table:table-cell>
          <table:table-cell office:value-type="string">
            <text:p>Would you still be in the mood to show such attitude?</text:p>
          </table:table-cell>
          <table:table-cell office:value-type="string">
            <text:p>Serais-tu encore d'humeur à montrer une telle attitude ?</text:p>
          </table:table-cell>
          <table:table-cell table:number-columns-repeated="1019"/>
        </table:table-row>
        <table:table-row table:style-name="ro4">
          <table:table-cell office:value-type="string">
            <text:p>dialog_robot</text:p>
          </table:table-cell>
          <table:table-cell office:value-type="string">
            <text:p>What if I took out your batteries?</text:p>
          </table:table-cell>
          <table:table-cell table:style-name="ce12" office:value-type="string">
            <text:p>Et si j'enlevais tes piles ?</text:p>
          </table:table-cell>
          <table:table-cell office:value-type="string">
            <text:p>C1 is programmed to run on solar energy.</text:p>
          </table:table-cell>
          <table:table-cell office:value-type="string">
            <text:p>C1 est programmé pour fonctionner à l'énergie solaire.</text:p>
          </table:table-cell>
          <table:table-cell table:number-columns-repeated="1019"/>
        </table:table-row>
        <table:table-row table:style-name="ro4">
          <table:table-cell office:value-type="string">
            <text:p>dialog_robot</text:p>
          </table:table-cell>
          <table:table-cell office:value-type="string">
            <text:p>What if I took out your batteries?</text:p>
          </table:table-cell>
          <table:table-cell table:style-name="ce12" office:value-type="string">
            <text:p>Et si j'enlevais tes piles ?</text:p>
          </table:table-cell>
          <table:table-cell office:value-type="string">
            <text:p>Don't provoke me... or I'll hit you with a hammer.</text:p>
          </table:table-cell>
          <table:table-cell office:value-type="string">
            <text:p>Ne me provoque pas ou je te frappe avec un marteau.</text:p>
          </table:table-cell>
          <table:table-cell table:number-columns-repeated="1019"/>
        </table:table-row>
        <table:table-row table:style-name="ro1">
          <table:table-cell table:number-columns-repeated="1024"/>
        </table:table-row>
        <table:table-row table:style-name="ro3">
          <table:table-cell office:value-type="string">
            <text:p>dialog_robot</text:p>
          </table:table-cell>
          <table:table-cell office:value-type="string">
            <text:p>You're looking worse for wear.</text:p>
          </table:table-cell>
          <table:table-cell table:style-name="ce13" office:value-type="string">
            <text:p>T'as l'air d'être dans un sale état.</text:p>
          </table:table-cell>
          <table:table-cell office:value-type="string">
            <text:p>You're looking worse for wear.</text:p>
          </table:table-cell>
          <table:table-cell table:style-name="ce13" office:value-type="string">
            <text:p>T'as l'air d'être dans un sale état.</text:p>
          </table:table-cell>
          <table:table-cell table:number-columns-repeated="1019"/>
        </table:table-row>
        <table:table-row table:style-name="ro3">
          <table:table-cell office:value-type="string">
            <text:p>dialog_robot</text:p>
          </table:table-cell>
          <table:table-cell office:value-type="string">
            <text:p>You're looking worse for wear.</text:p>
          </table:table-cell>
          <table:table-cell table:style-name="ce13" office:value-type="string">
            <text:p>T'as l'air d'être dans un sale état.</text:p>
          </table:table-cell>
          <table:table-cell office:value-type="string">
            <text:p>C1 isn't tired, C1 is running data.</text:p>
          </table:table-cell>
          <table:table-cell office:value-type="string">
            <text:p>C1 n'est pas fatigué, C1 exécute des données.</text:p>
          </table:table-cell>
          <table:table-cell table:number-columns-repeated="1019"/>
        </table:table-row>
        <table:table-row table:style-name="ro3">
          <table:table-cell office:value-type="string">
            <text:p>dialog_robot</text:p>
          </table:table-cell>
          <table:table-cell office:value-type="string">
            <text:p>You're looking worse for wear.</text:p>
          </table:table-cell>
          <table:table-cell table:style-name="ce13" office:value-type="string">
            <text:p>T'as l'air d'être dans un sale état.</text:p>
          </table:table-cell>
          <table:table-cell office:value-type="string">
            <text:p>Why don't you turn tail in the meantime?</text:p>
          </table:table-cell>
          <table:table-cell office:value-type="string">
            <text:p>Pourquoi tu ne t'enfuis pas pendant ce temps-là ?</text:p>
          </table:table-cell>
          <table:table-cell table:number-columns-repeated="1019"/>
        </table:table-row>
        <table:table-row table:style-name="ro3">
          <table:table-cell office:value-type="string">
            <text:p>dialog_robot</text:p>
          </table:table-cell>
          <table:table-cell office:value-type="string">
            <text:p>You're looking worse for wear.</text:p>
          </table:table-cell>
          <table:table-cell table:style-name="ce13" office:value-type="string">
            <text:p>T'as l'air d'être dans un sale état.</text:p>
          </table:table-cell>
          <table:table-cell office:value-type="string">
            <text:p>If those two catch you, you'll end up in a box, you know that?</text:p>
          </table:table-cell>
          <table:table-cell office:value-type="string">
            <text:p>Si les deux autres t'attrapent, tu finiras dans un carton, tu sais ?</text:p>
          </table:table-cell>
          <table:table-cell table:number-columns-repeated="1019"/>
        </table:table-row>
        <table:table-row table:style-name="ro3">
          <table:table-cell office:value-type="string">
            <text:p>dialog_robot</text:p>
          </table:table-cell>
          <table:table-cell office:value-type="string">
            <text:p>You're looking worse for wear.</text:p>
          </table:table-cell>
          <table:table-cell table:style-name="ce13" office:value-type="string">
            <text:p>T'as l'air d'être dans un sale état.</text:p>
          </table:table-cell>
          <table:table-cell office:value-type="string">
            <text:p>C1 is not programmed to do it.</text:p>
          </table:table-cell>
          <table:table-cell office:value-type="string">
            <text:p>C1 n'est pas programmé pour faire ça.</text:p>
          </table:table-cell>
          <table:table-cell table:number-columns-repeated="1019"/>
        </table:table-row>
        <table:table-row table:style-name="ro3">
          <table:table-cell office:value-type="string">
            <text:p>dialog_robot</text:p>
          </table:table-cell>
          <table:table-cell office:value-type="string">
            <text:p>You're looking worse for wear.</text:p>
          </table:table-cell>
          <table:table-cell table:style-name="ce13" office:value-type="string">
            <text:p>T'as l'air d'être dans un sale état.</text:p>
          </table:table-cell>
          <table:table-cell office:value-type="string">
            <text:p>Are you telling me you can't do two things at the same time?</text:p>
          </table:table-cell>
          <table:table-cell office:value-type="string">
            <text:p>Tu dis que tu ne peux pas faire deux choses en même temps ?</text:p>
          </table:table-cell>
          <table:table-cell table:number-columns-repeated="1019"/>
        </table:table-row>
        <table:table-row table:style-name="ro3">
          <table:table-cell office:value-type="string">
            <text:p>dialog_robot</text:p>
          </table:table-cell>
          <table:table-cell office:value-type="string">
            <text:p>You're looking worse for wear.</text:p>
          </table:table-cell>
          <table:table-cell table:style-name="ce13" office:value-type="string">
            <text:p>T'as l'air d'être dans un sale état.</text:p>
          </table:table-cell>
          <table:table-cell office:value-type="string">
            <text:p>C1 hasn't got the updated firmware.</text:p>
          </table:table-cell>
          <table:table-cell office:value-type="string">
            <text:p>Le firmware de C1 n'a pas été mis à jour.</text:p>
          </table:table-cell>
          <table:table-cell table:number-columns-repeated="1019"/>
        </table:table-row>
        <table:table-row table:style-name="ro3">
          <table:table-cell office:value-type="string">
            <text:p>dialog_robot</text:p>
          </table:table-cell>
          <table:table-cell office:value-type="string">
            <text:p>You're looking worse for wear.</text:p>
          </table:table-cell>
          <table:table-cell table:style-name="ce13" office:value-type="string">
            <text:p>T'as l'air d'être dans un sale état.</text:p>
          </table:table-cell>
          <table:table-cell office:value-type="string">
            <text:p>Right, everybody says that.</text:p>
          </table:table-cell>
          <table:table-cell office:value-type="string">
            <text:p>Oui oui, tout le monde dit ça.</text:p>
          </table:table-cell>
          <table:table-cell table:number-columns-repeated="1019"/>
        </table:table-row>
        <table:table-row table:style-name="ro1">
          <table:table-cell table:number-columns-repeated="1024"/>
        </table:table-row>
        <table:table-row table:style-name="ro3">
          <table:table-cell table:style-name="ce3" office:value-type="string">
            <text:p>dialog_robot</text:p>
          </table:table-cell>
          <table:table-cell table:style-name="ce36" office:value-type="string">
            <text:p>Can you give me a hand unscrewing a knob?</text:p>
          </table:table-cell>
          <table:table-cell table:style-name="ce3" office:value-type="string">
            <text:p>Tu pourrais m'aider à dévisser une boule ?</text:p>
          </table:table-cell>
          <table:table-cell table:style-name="ce19" office:value-type="string">
            <text:p>Is there any chance you can give me a hand unscrewing a knob in the room upstairs?</text:p>
          </table:table-cell>
          <table:table-cell table:style-name="ce19" office:value-type="string">
            <text:p>Est-ce que tu pourrais m'aider à dévisser une boule dans la pièce du haut ?</text:p>
          </table:table-cell>
          <table:table-cell table:style-name="ce3" table:number-columns-repeated="1019"/>
        </table:table-row>
        <table:table-row table:style-name="ro6">
          <table:table-cell table:style-name="ce3" office:value-type="string">
            <text:p>dialog_robot</text:p>
          </table:table-cell>
          <table:table-cell table:style-name="ce36" office:value-type="string">
            <text:p>Can you give me a hand unscrewing a knob?</text:p>
          </table:table-cell>
          <table:table-cell table:style-name="ce3" office:value-type="string">
            <text:p>Tu pourrais m'aider à dévisser une boule ?</text:p>
          </table:table-cell>
          <table:table-cell table:style-name="ce15" office:value-type="string">
            <text:p>You know, my sedentary lifestyle inside the wardrobe left me a little out of shape.</text:p>
          </table:table-cell>
          <table:table-cell table:style-name="ce15" office:value-type="string">
            <text:p>Parce que bon, le rythme de vie relativement sédentaire que je menais dans l'armoire a légèrement affecté ma condition physique.</text:p>
          </table:table-cell>
          <table:table-cell table:style-name="ce3" table:number-columns-repeated="1019"/>
        </table:table-row>
        <table:table-row table:style-name="ro4">
          <table:table-cell table:style-name="ce3" office:value-type="string">
            <text:p>dialog_robot</text:p>
          </table:table-cell>
          <table:table-cell table:style-name="ce36" office:value-type="string">
            <text:p>Can you give me a hand unscrewing a knob?</text:p>
          </table:table-cell>
          <table:table-cell table:style-name="ce3" office:value-type="string">
            <text:p>Tu pourrais m'aider à dévisser une boule ?</text:p>
          </table:table-cell>
          <table:table-cell table:style-name="ce15" office:value-type="string">
            <text:p>C1 isn't programmed to help others.</text:p>
          </table:table-cell>
          <table:table-cell table:style-name="ce15" office:value-type="string">
            <text:p>C1 n'a pas été programmé pour aider les autres.</text:p>
          </table:table-cell>
          <table:table-cell table:style-name="ce3" table:number-columns-repeated="1019"/>
        </table:table-row>
        <table:table-row table:style-name="ro4">
          <table:table-cell table:style-name="ce3" office:value-type="string">
            <text:p>dialog_robot</text:p>
          </table:table-cell>
          <table:table-cell table:style-name="ce36" office:value-type="string">
            <text:p>Can you give me a hand unscrewing a knob?</text:p>
          </table:table-cell>
          <table:table-cell table:style-name="ce3" office:value-type="string">
            <text:p>Tu pourrais m'aider à dévisser une boule ?</text:p>
          </table:table-cell>
          <table:table-cell table:style-name="ce15" office:value-type="string">
            <text:p>Well, actually, me neither.</text:p>
          </table:table-cell>
          <table:table-cell table:style-name="ce3" office:value-type="string">
            <text:p>Moi non plus, en fait…</text:p>
          </table:table-cell>
          <table:table-cell table:style-name="ce3" table:number-columns-repeated="1019"/>
        </table:table-row>
        <table:table-row table:style-name="ro1">
          <table:table-cell table:number-columns-repeated="1024"/>
        </table:table-row>
        <table:table-row table:style-name="ro3">
          <table:table-cell office:value-type="string">
            <text:p>dialog_robot</text:p>
          </table:table-cell>
          <table:table-cell office:value-type="string">
            <text:p>*bip* *bip* *bzzz* *bzzz* *bip* *bip*</text:p>
          </table:table-cell>
          <table:table-cell table:style-name="ce13" office:value-type="string">
            <text:p>*bip* *bip* *bzzz* *bzzz* *bip* *bip*</text:p>
          </table:table-cell>
          <table:table-cell office:value-type="string">
            <text:p>*bip* *bip* *bzzz* *bzzz* *bip* *bip*</text:p>
          </table:table-cell>
          <table:table-cell table:style-name="ce13" office:value-type="string">
            <text:p>*bip* *bip* *bzzz* *bzzz* *bip* *bip*</text:p>
          </table:table-cell>
          <table:table-cell table:number-columns-repeated="1019"/>
        </table:table-row>
        <table:table-row table:style-name="ro3">
          <table:table-cell office:value-type="string">
            <text:p>dialog_robot</text:p>
          </table:table-cell>
          <table:table-cell office:value-type="string">
            <text:p>*bip* *bip* *bzzz* *bzzz* *bip* *bip*</text:p>
          </table:table-cell>
          <table:table-cell table:style-name="ce13" office:value-type="string">
            <text:p>*bip* *bip* *bzzz* *bzzz* *bip* *bip*</text:p>
          </table:table-cell>
          <table:table-cell office:value-type="string">
            <text:p>C1 finds this really insulting.</text:p>
          </table:table-cell>
          <table:table-cell office:value-type="string">
            <text:p>C1 trouve ça vraiment insultant.</text:p>
          </table:table-cell>
          <table:table-cell table:number-columns-repeated="1019"/>
        </table:table-row>
        <table:table-row table:style-name="ro3">
          <table:table-cell office:value-type="string">
            <text:p>dialog_robot</text:p>
          </table:table-cell>
          <table:table-cell office:value-type="string">
            <text:p>*bip* *bip* *bzzz* *bzzz* *bip* *bip*</text:p>
          </table:table-cell>
          <table:table-cell table:style-name="ce13" office:value-type="string">
            <text:p>*bip* *bip* *bzzz* *bzzz* *bip* *bip*</text:p>
          </table:table-cell>
          <table:table-cell office:value-type="string">
            <text:p>C1 has had it up to his valves with you.</text:p>
          </table:table-cell>
          <table:table-cell office:value-type="string">
            <text:p>C1 en a ras les valves de vous.</text:p>
          </table:table-cell>
          <table:table-cell table:number-columns-repeated="1019"/>
        </table:table-row>
        <table:table-row table:style-name="ro3">
          <table:table-cell office:value-type="string">
            <text:p>dialog_robot</text:p>
          </table:table-cell>
          <table:table-cell office:value-type="string">
            <text:p>*bip* *bip* *bzzz* *bzzz* *bip* *bip*</text:p>
          </table:table-cell>
          <table:table-cell table:style-name="ce13" office:value-type="string">
            <text:p>*bip* *bip* *bzzz* *bzzz* *bip* *bip*</text:p>
          </table:table-cell>
          <table:table-cell office:value-type="string">
            <text:p>Come on, don't be so salty.</text:p>
          </table:table-cell>
          <table:table-cell office:value-type="string">
            <text:p>Allez, ne sois pas si cassant.</text:p>
          </table:table-cell>
          <table:table-cell table:number-columns-repeated="1019"/>
        </table:table-row>
        <table:table-row table:style-name="ro3">
          <table:table-cell office:value-type="string">
            <text:p>dialog_robot</text:p>
          </table:table-cell>
          <table:table-cell office:value-type="string">
            <text:p>*bip* *bip* *bzzz* *bzzz* *bip* *bip*</text:p>
          </table:table-cell>
          <table:table-cell table:style-name="ce13" office:value-type="string">
            <text:p>*bip* *bip* *bzzz* *bzzz* *bip* *bip*</text:p>
          </table:table-cell>
          <table:table-cell office:value-type="string">
            <text:p>Don't forget we applied for a PEGI-3 rating. Be careful what you say.</text:p>
          </table:table-cell>
          <table:table-cell office:value-type="string">
            <text:p>N'oublie pas que nous avons présenté une demande d'évaluation PEGI-3. Fais attention à ce que tu dis.</text:p>
          </table:table-cell>
          <table:table-cell table:number-columns-repeated="1019"/>
        </table:table-row>
        <table:table-row table:style-name="ro1">
          <table:table-cell table:number-columns-repeated="1024"/>
        </table:table-row>
        <table:table-row table:style-name="ro6">
          <table:table-cell office:value-type="string">
            <text:p>dialog_robot</text:p>
          </table:table-cell>
          <table:table-cell office:value-type="string">
            <text:p>What about the three laws of robotics?</text:p>
          </table:table-cell>
          <table:table-cell table:style-name="ce12" office:value-type="string">
            <text:p>Qu'en est-il des trois lois de la robotique ?</text:p>
          </table:table-cell>
          <table:table-cell office:value-type="string">
            <text:p>What about the three laws of robotics?</text:p>
          </table:table-cell>
          <table:table-cell table:style-name="ce6" office:value-type="string">
            <text:p>Qu'en est-il des trois lois de la robotique ?</text:p>
          </table:table-cell>
          <table:table-cell table:number-columns-repeated="1019"/>
        </table:table-row>
        <table:table-row table:style-name="ro6">
          <table:table-cell office:value-type="string">
            <text:p>dialog_robot</text:p>
          </table:table-cell>
          <table:table-cell office:value-type="string">
            <text:p>What about the three laws of robotics?</text:p>
          </table:table-cell>
          <table:table-cell table:style-name="ce12" office:value-type="string">
            <text:p>Qu'en est-il des trois lois de la robotique ?</text:p>
          </table:table-cell>
          <table:table-cell office:value-type="string">
            <text:p>C1 thinks you've seen too many sci-fi movies.</text:p>
          </table:table-cell>
          <table:table-cell office:value-type="string">
            <text:p>C1 pense que vous avez vu trop de films de science-fiction.</text:p>
          </table:table-cell>
          <table:table-cell table:number-columns-repeated="1019"/>
        </table:table-row>
        <table:table-row table:style-name="ro6">
          <table:table-cell office:value-type="string">
            <text:p>dialog_robot</text:p>
          </table:table-cell>
          <table:table-cell office:value-type="string">
            <text:p>What about the three laws of robotics?</text:p>
          </table:table-cell>
          <table:table-cell table:style-name="ce12" office:value-type="string">
            <text:p>Qu'en est-il des trois lois de la robotique ?</text:p>
          </table:table-cell>
          <table:table-cell office:value-type="string">
            <text:p>C1 could easily pierce your skull with a laser beam and use it as a bowling ball, if he wanted to.</text:p>
          </table:table-cell>
          <table:table-cell office:value-type="string">
            <text:p>C1 pourrait facilement percer votre crâne avec un faisceau laser et l'utiliser comme boule de bowling s'il le voulait.</text:p>
          </table:table-cell>
          <table:table-cell table:number-columns-repeated="1019"/>
        </table:table-row>
        <table:table-row table:style-name="ro6">
          <table:table-cell office:value-type="string">
            <text:p>dialog_robot</text:p>
          </table:table-cell>
          <table:table-cell office:value-type="string">
            <text:p>What about the three laws of robotics?</text:p>
          </table:table-cell>
          <table:table-cell table:style-name="ce12" office:value-type="string">
            <text:p>Qu'en est-il des trois lois de la robotique ?</text:p>
          </table:table-cell>
          <table:table-cell office:value-type="string">
            <text:p>I'll keep that in mind. Thanks for the clarification.</text:p>
          </table:table-cell>
          <table:table-cell office:value-type="string">
            <text:p>Je garderai ça à l'esprit. Merci pour ces éclaircissements.</text:p>
          </table:table-cell>
          <table:table-cell table:number-columns-repeated="1019"/>
        </table:table-row>
        <table:table-row table:style-name="ro1">
          <table:table-cell table:number-columns-repeated="1024"/>
        </table:table-row>
        <table:table-row table:style-name="ro3">
          <table:table-cell office:value-type="string">
            <text:p>dialog_robot</text:p>
          </table:table-cell>
          <table:table-cell office:value-type="string">
            <text:p>Good luck with your calculations.</text:p>
          </table:table-cell>
          <table:table-cell table:style-name="ce13" office:value-type="string">
            <text:p>Bonne chance avec vos calculs.</text:p>
          </table:table-cell>
          <table:table-cell office:value-type="string">
            <text:p>Good luck with your calculations.</text:p>
          </table:table-cell>
          <table:table-cell office:value-type="string">
            <text:p>Bonne chance avec tes calculs.</text:p>
          </table:table-cell>
          <table:table-cell table:number-columns-repeated="1019"/>
        </table:table-row>
        <table:table-row table:style-name="ro1">
          <table:table-cell table:number-columns-repeated="1024"/>
        </table:table-row>
        <table:table-row table:style-name="ro3">
          <table:table-cell office:value-type="string">
            <text:p>dialog_ronald</text:p>
          </table:table-cell>
          <table:table-cell office:value-type="string">
            <text:p>Do you really not recognize me?</text:p>
          </table:table-cell>
          <table:table-cell table:style-name="ce13" office:value-type="string">
            <text:p>Tu ne me reconnais vraiment pas ?</text:p>
          </table:table-cell>
          <table:table-cell office:value-type="string">
            <text:p>Do you really not recognize me?</text:p>
          </table:table-cell>
          <table:table-cell table:style-name="ce13" office:value-type="string">
            <text:p>Tu ne me reconnais vraiment pas ?</text:p>
          </table:table-cell>
          <table:table-cell table:number-columns-repeated="1019"/>
        </table:table-row>
        <table:table-row table:style-name="ro3">
          <table:table-cell office:value-type="string">
            <text:p>dialog_ronald</text:p>
          </table:table-cell>
          <table:table-cell office:value-type="string">
            <text:p>Do you really not recognize me?</text:p>
          </table:table-cell>
          <table:table-cell table:style-name="ce13" office:value-type="string">
            <text:p>Tu ne me reconnais vraiment pas ?</text:p>
          </table:table-cell>
          <table:table-cell office:value-type="string">
            <text:p>Remember? Me and you were going to conquer the world.</text:p>
          </table:table-cell>
          <table:table-cell office:value-type="string">
            <text:p>Tu te souviens ? Tous les deux, nous allions conquérir le monde.</text:p>
          </table:table-cell>
          <table:table-cell table:number-columns-repeated="1019"/>
        </table:table-row>
        <table:table-row table:style-name="ro3">
          <table:table-cell office:value-type="string">
            <text:p>dialog_ronald</text:p>
          </table:table-cell>
          <table:table-cell office:value-type="string">
            <text:p>Do you really not recognize me?</text:p>
          </table:table-cell>
          <table:table-cell table:style-name="ce13" office:value-type="string">
            <text:p>Tu ne me reconnais vraiment pas ?</text:p>
          </table:table-cell>
          <table:table-cell office:value-type="string">
            <text:p>We kept on saying that we were meant to do great things.</text:p>
          </table:table-cell>
          <table:table-cell office:value-type="string">
            <text:p>On n'arrêtait pas de dire qu'on allait faire de grandes choses.</text:p>
          </table:table-cell>
          <table:table-cell table:number-columns-repeated="1019"/>
        </table:table-row>
        <table:table-row table:style-name="ro3">
          <table:table-cell office:value-type="string">
            <text:p>dialog_ronald</text:p>
          </table:table-cell>
          <table:table-cell office:value-type="string">
            <text:p>Do you really not recognize me?</text:p>
          </table:table-cell>
          <table:table-cell table:style-name="ce13" office:value-type="string">
            <text:p>Tu ne me reconnais vraiment pas ?</text:p>
          </table:table-cell>
          <table:table-cell office:value-type="string">
            <text:p>Well, in a way I guess that happened. But... nobody could have imagined all this.</text:p>
          </table:table-cell>
          <table:table-cell office:value-type="string">
            <text:p>Eh bien, d'une certaine façon, je crois que c'est arrivé. Mais personne n'aurait pu imaginer tout ça.</text:p>
          </table:table-cell>
          <table:table-cell table:number-columns-repeated="1019"/>
        </table:table-row>
        <table:table-row table:style-name="ro1">
          <table:table-cell table:number-columns-repeated="1024"/>
        </table:table-row>
        <table:table-row table:style-name="ro3">
          <table:table-cell office:value-type="string">
            <text:p>dialog_ronald</text:p>
          </table:table-cell>
          <table:table-cell office:value-type="string">
            <text:p>You couldn't know about my allergy. </text:p>
          </table:table-cell>
          <table:table-cell table:style-name="ce13" office:value-type="string">
            <text:p>Tu ne pouvais pas savoir pour mon allergie.</text:p>
          </table:table-cell>
          <table:table-cell office:value-type="string">
            <text:p>You couldn't know about my allergy. </text:p>
          </table:table-cell>
          <table:table-cell table:style-name="ce13" office:value-type="string">
            <text:p>Tu ne pouvais pas savoir pour mon allergie.</text:p>
          </table:table-cell>
          <table:table-cell table:number-columns-repeated="1019"/>
        </table:table-row>
        <table:table-row table:style-name="ro3">
          <table:table-cell office:value-type="string">
            <text:p>dialog_ronald</text:p>
          </table:table-cell>
          <table:table-cell office:value-type="string">
            <text:p>You couldn't know about my allergy. </text:p>
          </table:table-cell>
          <table:table-cell table:style-name="ce13" office:value-type="string">
            <text:p>Tu ne pouvais pas savoir pour mon allergie.</text:p>
          </table:table-cell>
          <table:table-cell office:value-type="string">
            <text:p>Even I wasn't aware of it.</text:p>
          </table:table-cell>
          <table:table-cell office:value-type="string">
            <text:p>Même moi, je ne le savais pas.</text:p>
          </table:table-cell>
          <table:table-cell table:number-columns-repeated="1019"/>
        </table:table-row>
        <table:table-row table:style-name="ro3">
          <table:table-cell office:value-type="string">
            <text:p>dialog_ronald</text:p>
          </table:table-cell>
          <table:table-cell office:value-type="string">
            <text:p>You couldn't know about my allergy. </text:p>
          </table:table-cell>
          <table:table-cell table:style-name="ce13" office:value-type="string">
            <text:p>Tu ne pouvais pas savoir pour mon allergie.</text:p>
          </table:table-cell>
          <table:table-cell office:value-type="string">
            <text:p>Ultimately, there are a lot of perks to being dead.</text:p>
          </table:table-cell>
          <table:table-cell office:value-type="string">
            <text:p>En fin de compte, il y a beaucoup d'avantages à être mort.</text:p>
          </table:table-cell>
          <table:table-cell table:number-columns-repeated="1019"/>
        </table:table-row>
        <table:table-row table:style-name="ro5">
          <table:table-cell office:value-type="string">
            <text:p>dialog_ronald</text:p>
          </table:table-cell>
          <table:table-cell office:value-type="string">
            <text:p>You couldn't know about my allergy. </text:p>
          </table:table-cell>
          <table:table-cell table:style-name="ce13" office:value-type="string">
            <text:p>Tu ne pouvais pas savoir pour mon allergie.</text:p>
          </table:table-cell>
          <table:table-cell office:value-type="string">
            <text:p>I have an infinite amount of free time, and I can eat everything I want without being worried about my weight.</text:p>
          </table:table-cell>
          <table:table-cell office:value-type="string">
            <text:p>J'ai une quantité infinie de temps libre, et je peux manger tout ce que je veux sans m'inquiéter pour mon poids.</text:p>
          </table:table-cell>
          <table:table-cell table:number-columns-repeated="1019"/>
        </table:table-row>
        <table:table-row table:style-name="ro3">
          <table:table-cell office:value-type="string">
            <text:p>dialog_ronald</text:p>
          </table:table-cell>
          <table:table-cell office:value-type="string">
            <text:p>You couldn't know about my allergy. </text:p>
          </table:table-cell>
          <table:table-cell table:style-name="ce13" office:value-type="string">
            <text:p>Tu ne pouvais pas savoir pour mon allergie.</text:p>
          </table:table-cell>
          <table:table-cell office:value-type="string">
            <text:p>I'm even immune to electricity, like I'm a superhero!</text:p>
          </table:table-cell>
          <table:table-cell office:value-type="string">
            <text:p>Je suis même immunisé contre l'électricité, comme un super-héros !</text:p>
          </table:table-cell>
          <table:table-cell table:number-columns-repeated="1019"/>
        </table:table-row>
        <table:table-row table:style-name="ro1">
          <table:table-cell table:number-columns-repeated="1024"/>
        </table:table-row>
        <table:table-row table:style-name="ro3">
          <table:table-cell office:value-type="string">
            <text:p>dialog_ronald</text:p>
          </table:table-cell>
          <table:table-cell office:value-type="string">
            <text:p>I'm sorry you suffered so much.</text:p>
          </table:table-cell>
          <table:table-cell table:style-name="ce13" office:value-type="string">
            <text:p>Je suis désolé que tu aies tant souffert.</text:p>
          </table:table-cell>
          <table:table-cell office:value-type="string">
            <text:p>I'm sorry you suffered so much.</text:p>
          </table:table-cell>
          <table:table-cell table:style-name="ce13" office:value-type="string">
            <text:p>Je suis désolé que tu aies tant souffert.</text:p>
          </table:table-cell>
          <table:table-cell table:number-columns-repeated="1019"/>
        </table:table-row>
        <table:table-row table:style-name="ro3">
          <table:table-cell office:value-type="string">
            <text:p>dialog_ronald</text:p>
          </table:table-cell>
          <table:table-cell office:value-type="string">
            <text:p>I'm sorry you suffered so much.</text:p>
          </table:table-cell>
          <table:table-cell table:style-name="ce13" office:value-type="string">
            <text:p>Je suis désolé que tu aies tant souffert.</text:p>
          </table:table-cell>
          <table:table-cell office:value-type="string">
            <text:p>I know how tough things have been for you since that day.</text:p>
          </table:table-cell>
          <table:table-cell office:value-type="string">
            <text:p>Je sais que les choses ont été difficiles pour toi depuis ce jour-là.</text:p>
          </table:table-cell>
          <table:table-cell table:number-columns-repeated="1019"/>
        </table:table-row>
        <table:table-row table:style-name="ro3">
          <table:table-cell office:value-type="string">
            <text:p>dialog_ronald</text:p>
          </table:table-cell>
          <table:table-cell office:value-type="string">
            <text:p>I'm sorry you suffered so much.</text:p>
          </table:table-cell>
          <table:table-cell table:style-name="ce13" office:value-type="string">
            <text:p>Je suis désolé que tu aies tant souffert.</text:p>
          </table:table-cell>
          <table:table-cell office:value-type="string">
            <text:p>You have nothing to blame yourself for, believe me.</text:p>
          </table:table-cell>
          <table:table-cell office:value-type="string">
            <text:p>Tu n'as rien à te reprocher, crois-moi.</text:p>
          </table:table-cell>
          <table:table-cell table:number-columns-repeated="1019"/>
        </table:table-row>
        <table:table-row table:style-name="ro3">
          <table:table-cell office:value-type="string">
            <text:p>dialog_ronald</text:p>
          </table:table-cell>
          <table:table-cell office:value-type="string">
            <text:p>I'm sorry you suffered so much.</text:p>
          </table:table-cell>
          <table:table-cell table:style-name="ce13" office:value-type="string">
            <text:p>Je suis désolé que tu aies tant souffert.</text:p>
          </table:table-cell>
          <table:table-cell office:value-type="string">
            <text:p>I have nothing to blame you for.</text:p>
          </table:table-cell>
          <table:table-cell office:value-type="string">
            <text:p>Je n'ai rien à te reprocher.</text:p>
          </table:table-cell>
          <table:table-cell table:number-columns-repeated="1019"/>
        </table:table-row>
        <table:table-row table:style-name="ro1">
          <table:table-cell table:number-columns-repeated="1024"/>
        </table:table-row>
        <table:table-row table:style-name="ro3">
          <table:table-cell office:value-type="string">
            <text:p>dialog_ronald</text:p>
          </table:table-cell>
          <table:table-cell office:value-type="string">
            <text:p>I couldn't breathe...</text:p>
          </table:table-cell>
          <table:table-cell table:style-name="ce13" office:value-type="string">
            <text:p>Je ne pouvais pas respirer...</text:p>
          </table:table-cell>
          <table:table-cell office:value-type="string">
            <text:p>I couldn't breathe... I just heard you screaming.</text:p>
          </table:table-cell>
          <table:table-cell office:value-type="string">
            <text:p>Je ne pouvais pas respirer... Je t'ai seulement entendu crier.</text:p>
          </table:table-cell>
          <table:table-cell table:number-columns-repeated="1019"/>
        </table:table-row>
        <table:table-row table:style-name="ro3">
          <table:table-cell office:value-type="string">
            <text:p>dialog_ronald</text:p>
          </table:table-cell>
          <table:table-cell office:value-type="string">
            <text:p>I couldn't breathe...</text:p>
          </table:table-cell>
          <table:table-cell table:style-name="ce13" office:value-type="string">
            <text:p>Je ne pouvais pas respirer...</text:p>
          </table:table-cell>
          <table:table-cell office:value-type="string">
            <text:p>It wasn't difficult to understand what was going on.</text:p>
          </table:table-cell>
          <table:table-cell office:value-type="string">
            <text:p>Ce n'était pas difficile de comprendre ce qu'il se passait.</text:p>
          </table:table-cell>
          <table:table-cell table:number-columns-repeated="1019"/>
        </table:table-row>
        <table:table-row table:style-name="ro3">
          <table:table-cell office:value-type="string">
            <text:p>dialog_ronald</text:p>
          </table:table-cell>
          <table:table-cell office:value-type="string">
            <text:p>I couldn't breathe...</text:p>
          </table:table-cell>
          <table:table-cell table:style-name="ce13" office:value-type="string">
            <text:p>Je ne pouvais pas respirer...</text:p>
          </table:table-cell>
          <table:table-cell office:value-type="string">
            <text:p>But incredibly, that was the last thing I remember.</text:p>
          </table:table-cell>
          <table:table-cell office:value-type="string">
            <text:p>Mais bizarrement, c'est la dernière chose dont je me souviens.</text:p>
          </table:table-cell>
          <table:table-cell table:number-columns-repeated="1019"/>
        </table:table-row>
        <table:table-row table:style-name="ro3">
          <table:table-cell office:value-type="string">
            <text:p>dialog_ronald</text:p>
          </table:table-cell>
          <table:table-cell office:value-type="string">
            <text:p>I couldn't breathe...</text:p>
          </table:table-cell>
          <table:table-cell table:style-name="ce13" office:value-type="string">
            <text:p>Je ne pouvais pas respirer...</text:p>
          </table:table-cell>
          <table:table-cell office:value-type="string">
            <text:p>No light to follow, no extra-corporeal experience.</text:p>
          </table:table-cell>
          <table:table-cell office:value-type="string">
            <text:p>Pas de grande lumière, pas d'expérience extracorporelle.</text:p>
          </table:table-cell>
          <table:table-cell table:number-columns-repeated="1019"/>
        </table:table-row>
        <table:table-row table:style-name="ro3">
          <table:table-cell office:value-type="string">
            <text:p>dialog_ronald</text:p>
          </table:table-cell>
          <table:table-cell office:value-type="string">
            <text:p>I couldn't breathe...</text:p>
          </table:table-cell>
          <table:table-cell table:style-name="ce13" office:value-type="string">
            <text:p>Je ne pouvais pas respirer...</text:p>
          </table:table-cell>
          <table:table-cell office:value-type="string">
            <text:p>Just a big Nothing.</text:p>
          </table:table-cell>
          <table:table-cell office:value-type="string">
            <text:p>Juste un gros Rien.</text:p>
          </table:table-cell>
          <table:table-cell table:number-columns-repeated="1019"/>
        </table:table-row>
        <table:table-row table:style-name="ro3">
          <table:table-cell office:value-type="string">
            <text:p>dialog_ronald</text:p>
          </table:table-cell>
          <table:table-cell office:value-type="string">
            <text:p>I couldn't breathe...</text:p>
          </table:table-cell>
          <table:table-cell table:style-name="ce13" office:value-type="string">
            <text:p>Je ne pouvais pas respirer...</text:p>
          </table:table-cell>
          <table:table-cell office:value-type="string">
            <text:p>Disappointing, don't you think?</text:p>
          </table:table-cell>
          <table:table-cell office:value-type="string">
            <text:p>Décevant, tu ne trouves pas ?</text:p>
          </table:table-cell>
          <table:table-cell table:number-columns-repeated="1019"/>
        </table:table-row>
        <table:table-row table:style-name="ro3">
          <table:table-cell office:value-type="string">
            <text:p>dialog_ronald</text:p>
          </table:table-cell>
          <table:table-cell office:value-type="string">
            <text:p>I couldn't breathe...</text:p>
          </table:table-cell>
          <table:table-cell table:style-name="ce13" office:value-type="string">
            <text:p>Je ne pouvais pas respirer...</text:p>
          </table:table-cell>
          <table:table-cell office:value-type="string">
            <text:p>When I finally woke up, all was dark.</text:p>
          </table:table-cell>
          <table:table-cell office:value-type="string">
            <text:p>Quand je me suis enfin réveillé, tout était sombre.</text:p>
          </table:table-cell>
          <table:table-cell table:number-columns-repeated="1019"/>
        </table:table-row>
        <table:table-row table:style-name="ro3">
          <table:table-cell office:value-type="string">
            <text:p>dialog_ronald</text:p>
          </table:table-cell>
          <table:table-cell office:value-type="string">
            <text:p>I couldn't breathe...</text:p>
          </table:table-cell>
          <table:table-cell table:style-name="ce13" office:value-type="string">
            <text:p>Je ne pouvais pas respirer...</text:p>
          </table:table-cell>
          <table:table-cell office:value-type="string">
            <text:p>It took me a while to realize I was in a wardrobe... in THIS wardrobe!</text:p>
          </table:table-cell>
          <table:table-cell office:value-type="string">
            <text:p>Il m'a fallu un certain temps pour réaliser que j'étais dans une armoire... Dans CETTE armoire !</text:p>
          </table:table-cell>
          <table:table-cell table:number-columns-repeated="1019"/>
        </table:table-row>
        <table:table-row table:style-name="ro5">
          <table:table-cell office:value-type="string">
            <text:p>dialog_ronald</text:p>
          </table:table-cell>
          <table:table-cell office:value-type="string">
            <text:p>I couldn't breathe...</text:p>
          </table:table-cell>
          <table:table-cell table:style-name="ce13" office:value-type="string">
            <text:p>Je ne pouvais pas respirer...</text:p>
          </table:table-cell>
          <table:table-cell office:value-type="string">
            <text:p>I know, it's really absurd, but it's the truth! I have been brought back to life and now I'm a skeleton!</text:p>
          </table:table-cell>
          <table:table-cell office:value-type="string">
            <text:p>Je sais, c'est vraiment absurde, mais c'est la vérité ! J'ai été ramené à la vie et maintenant je suis un squelette !</text:p>
          </table:table-cell>
          <table:table-cell table:number-columns-repeated="1019"/>
        </table:table-row>
        <table:table-row table:style-name="ro1">
          <table:table-cell table:number-columns-repeated="1024"/>
        </table:table-row>
        <table:table-row table:style-name="ro3">
          <table:table-cell office:value-type="string">
            <text:p>dialog_ronald</text:p>
          </table:table-cell>
          <table:table-cell office:value-type="string">
            <text:p>You have to go back to talking.</text:p>
          </table:table-cell>
          <table:table-cell table:style-name="ce13" office:value-type="string">
            <text:p>Tu dois y retourner pour parler.</text:p>
          </table:table-cell>
          <table:table-cell office:value-type="string">
            <text:p>You have to go back to talking.</text:p>
          </table:table-cell>
          <table:table-cell table:style-name="ce13" office:value-type="string">
            <text:p>Tu dois y retourner pour parler.</text:p>
          </table:table-cell>
          <table:table-cell table:number-columns-repeated="1019"/>
        </table:table-row>
        <table:table-row table:style-name="ro5">
          <table:table-cell office:value-type="string">
            <text:p>dialog_ronald</text:p>
          </table:table-cell>
          <table:table-cell office:value-type="string">
            <text:p>You have to go back to talking.</text:p>
          </table:table-cell>
          <table:table-cell table:style-name="ce13" office:value-type="string">
            <text:p>Tu dois y retourner pour parler.</text:p>
          </table:table-cell>
          <table:table-cell office:value-type="string">
            <text:p>If you don't tell somebody about what happened that day, you'll end up being damned for eternity.</text:p>
          </table:table-cell>
          <table:table-cell office:value-type="string">
            <text:p>Si tu ne dis à personne ce qu'il s'est passé ce jour-là, tu seras damné pour l'éternité.</text:p>
          </table:table-cell>
          <table:table-cell table:number-columns-repeated="1019"/>
        </table:table-row>
        <table:table-row table:style-name="ro3">
          <table:table-cell office:value-type="string">
            <text:p>dialog_ronald</text:p>
          </table:table-cell>
          <table:table-cell office:value-type="string">
            <text:p>You have to go back to talking.</text:p>
          </table:table-cell>
          <table:table-cell table:style-name="ce13" office:value-type="string">
            <text:p>Tu dois y retourner pour parler.</text:p>
          </table:table-cell>
          <table:table-cell office:value-type="string">
            <text:p>That's why I'm here.</text:p>
          </table:table-cell>
          <table:table-cell office:value-type="string">
            <text:p>C'est la raison pour laquelle je suis là.</text:p>
          </table:table-cell>
          <table:table-cell table:number-columns-repeated="1019"/>
        </table:table-row>
        <table:table-row table:style-name="ro3">
          <table:table-cell office:value-type="string">
            <text:p>dialog_ronald</text:p>
          </table:table-cell>
          <table:table-cell office:value-type="string">
            <text:p>You have to go back to talking.</text:p>
          </table:table-cell>
          <table:table-cell table:style-name="ce13" office:value-type="string">
            <text:p>Tu dois y retourner pour parler.</text:p>
          </table:table-cell>
          <table:table-cell office:value-type="string">
            <text:p>Because... I love you, Ronald.</text:p>
          </table:table-cell>
          <table:table-cell office:value-type="string">
            <text:p>Parce que... Je t'aime, Ronald.</text:p>
          </table:table-cell>
          <table:table-cell table:number-columns-repeated="1019"/>
        </table:table-row>
        <table:table-row table:style-name="ro3">
          <table:table-cell office:value-type="string">
            <text:p>dialog_ronald</text:p>
          </table:table-cell>
          <table:table-cell office:value-type="string">
            <text:p>You have to go back to talking.</text:p>
          </table:table-cell>
          <table:table-cell table:style-name="ce13" office:value-type="string">
            <text:p>Tu dois y retourner pour parler.</text:p>
          </table:table-cell>
          <table:table-cell office:value-type="string">
            <text:p>Skinny...</text:p>
          </table:table-cell>
          <table:table-cell office:value-type="string">
            <text:p>Skinny...</text:p>
          </table:table-cell>
          <table:table-cell table:number-columns-repeated="1019"/>
        </table:table-row>
        <table:table-row table:style-name="ro3">
          <table:table-cell office:value-type="string">
            <text:p>dialog_ronald</text:p>
          </table:table-cell>
          <table:table-cell office:value-type="string">
            <text:p>You have to go back to talking.</text:p>
          </table:table-cell>
          <table:table-cell table:style-name="ce13" office:value-type="string">
            <text:p>Tu dois y retourner pour parler.</text:p>
          </table:table-cell>
          <table:table-cell office:value-type="string">
            <text:p>logo</text:p>
          </table:table-cell>
          <table:table-cell table:style-name="ce13" office:value-type="string">
            <text:p>THE END</text:p>
          </table:table-cell>
          <table:table-cell table:number-columns-repeated="1019"/>
        </table:table-row>
        <table:table-row table:style-name="ro1">
          <table:table-cell table:number-columns-repeated="1024"/>
        </table:table-row>
        <table:table-row table:style-name="ro5">
          <table:table-cell office:value-type="string">
            <text:p>dialog_scelta_pezzo</text:p>
          </table:table-cell>
          <table:table-cell office:value-type="string">
            <text:p>Plums and Roses - Knockin' on Ronald's Door</text:p>
          </table:table-cell>
          <table:table-cell table:style-name="ce5" office:value-type="string">
            <text:p>Plums and Roses - Knockin' on Ronald's Door</text:p>
          </table:table-cell>
          <table:table-cell office:value-type="string">
            <text:p>Do you know 'Knockin' on Ronald's Door' by Plums 'n' Roses?</text:p>
          </table:table-cell>
          <table:table-cell table:style-name="ce13" office:value-type="string">
            <text:p>Vous connaissez 'Knockin' on Ronald's Door' de Plums 'n' Roses ?</text:p>
          </table:table-cell>
          <table:table-cell table:number-columns-repeated="1019"/>
        </table:table-row>
        <table:table-row table:style-name="ro5">
          <table:table-cell office:value-type="string">
            <text:p>dialog_scelta_pezzo</text:p>
          </table:table-cell>
          <table:table-cell office:value-type="string">
            <text:p>Plums and Roses - Knockin' on Ronald's Door</text:p>
          </table:table-cell>
          <table:table-cell table:style-name="ce5" office:value-type="string">
            <text:p>Plums and Roses - Knockin' on Ronald's Door</text:p>
          </table:table-cell>
          <table:table-cell office:value-type="string">
            <text:p>Hmmm... I don't think I've ever heard it, sadly.</text:p>
          </table:table-cell>
          <table:table-cell office:value-type="string">
            <text:p>Humm... Je ne crois pas l'avoir déjà entendue malheureusement.</text:p>
          </table:table-cell>
          <table:table-cell table:number-columns-repeated="1019"/>
        </table:table-row>
        <table:table-row table:style-name="ro5">
          <table:table-cell office:value-type="string">
            <text:p>dialog_scelta_pezzo</text:p>
          </table:table-cell>
          <table:table-cell office:value-type="string">
            <text:p>Plums and Roses - Knockin' on Ronald's Door</text:p>
          </table:table-cell>
          <table:table-cell table:style-name="ce5" office:value-type="string">
            <text:p>Plums and Roses - Knockin' on Ronald's Door</text:p>
          </table:table-cell>
          <table:table-cell office:value-type="string">
            <text:p>But the title reminds me of something.</text:p>
          </table:table-cell>
          <table:table-cell office:value-type="string">
            <text:p>Mais le titre me rappelle quelque chose.</text:p>
          </table:table-cell>
          <table:table-cell table:number-columns-repeated="1019"/>
        </table:table-row>
        <table:table-row table:style-name="ro1">
          <table:table-cell table:number-columns-repeated="2"/>
          <table:table-cell table:style-name="ce5"/>
          <table:table-cell table:number-columns-repeated="1021"/>
        </table:table-row>
        <table:table-row table:style-name="ro3">
          <table:table-cell office:value-type="string">
            <text:p>dialog_scelta_pezzo</text:p>
          </table:table-cell>
          <table:table-cell office:value-type="string">
            <text:p>Bones Jovi - Livin' on a Wardrobe</text:p>
          </table:table-cell>
          <table:table-cell table:style-name="ce5" office:value-type="string">
            <text:p>Bones Jovi - Livin' on a Wardrobe</text:p>
          </table:table-cell>
          <table:table-cell office:value-type="string">
            <text:p>Do you know 'Livin' on a Wardrobe', by Bones Jovi?</text:p>
          </table:table-cell>
          <table:table-cell table:style-name="ce13" office:value-type="string">
            <text:p>Vous connaissez 'Livin' on a Wardrobe' de Bones Jovi ?</text:p>
          </table:table-cell>
          <table:table-cell table:number-columns-repeated="1019"/>
        </table:table-row>
        <table:table-row table:style-name="ro3">
          <table:table-cell office:value-type="string">
            <text:p>dialog_scelta_pezzo</text:p>
          </table:table-cell>
          <table:table-cell office:value-type="string">
            <text:p>Bones Jovi - Livin' on a Wardrobe</text:p>
          </table:table-cell>
          <table:table-cell table:style-name="ce5" office:value-type="string">
            <text:p>Bones Jovi - Livin' on a Wardrobe</text:p>
          </table:table-cell>
          <table:table-cell office:value-type="string">
            <text:p>I know the band, but not that song.</text:p>
          </table:table-cell>
          <table:table-cell table:style-name="ce13" office:value-type="string">
            <text:p>Je connais le groupe mais pas la chanson.</text:p>
          </table:table-cell>
          <table:table-cell table:number-columns-repeated="1019"/>
        </table:table-row>
        <table:table-row table:style-name="ro1">
          <table:table-cell table:number-columns-repeated="2"/>
          <table:table-cell table:style-name="ce5"/>
          <table:table-cell table:number-columns-repeated="1021"/>
        </table:table-row>
        <table:table-row table:style-name="ro3">
          <table:table-cell office:value-type="string">
            <text:p>dialog_scelta_pezzo</text:p>
          </table:table-cell>
          <table:table-cell office:value-type="string">
            <text:p>SteppenNut - Born to be rot</text:p>
          </table:table-cell>
          <table:table-cell table:style-name="ce5" office:value-type="string">
            <text:p>SteppenNut - Born to be rot</text:p>
          </table:table-cell>
          <table:table-cell office:value-type="string">
            <text:p>Do you know 'Born to be Rot' by SteppenNut?</text:p>
          </table:table-cell>
          <table:table-cell table:style-name="ce13" office:value-type="string">
            <text:p>Vous connaissez 'Born to be Rot' de SteppenNut ?</text:p>
          </table:table-cell>
          <table:table-cell table:number-columns-repeated="1019"/>
        </table:table-row>
        <table:table-row table:style-name="ro3">
          <table:table-cell office:value-type="string">
            <text:p>dialog_scelta_pezzo</text:p>
          </table:table-cell>
          <table:table-cell office:value-type="string">
            <text:p>SteppenNut - Born to be rot</text:p>
          </table:table-cell>
          <table:table-cell table:style-name="ce5" office:value-type="string">
            <text:p>SteppenNut - Born to be rot</text:p>
          </table:table-cell>
          <table:table-cell office:value-type="string">
            <text:p>Never heard of it.</text:p>
          </table:table-cell>
          <table:table-cell table:style-name="ce13" office:value-type="string">
            <text:p>Jamais entendu parler.</text:p>
          </table:table-cell>
          <table:table-cell table:number-columns-repeated="1019"/>
        </table:table-row>
        <table:table-row table:style-name="ro1">
          <table:table-cell table:number-columns-repeated="2"/>
          <table:table-cell table:style-name="ce5"/>
          <table:table-cell table:number-columns-repeated="1021"/>
        </table:table-row>
        <table:table-row table:style-name="ro5">
          <table:table-cell office:value-type="string">
            <text:p>dialog_scelta_pezzo</text:p>
          </table:table-cell>
          <table:table-cell office:value-type="string">
            <text:p>Skinny Goes to Hollywood - The Power of Death</text:p>
          </table:table-cell>
          <table:table-cell table:style-name="ce5" office:value-type="string">
            <text:p>Skinny Goes to Hollywood - The Power of Death</text:p>
          </table:table-cell>
          <table:table-cell office:value-type="string">
            <text:p>Do you know 'The Power of Death' by Skinny Goes to Hollywood?</text:p>
          </table:table-cell>
          <table:table-cell table:style-name="ce13" office:value-type="string">
            <text:p>Vous connaissez 'The Power of Death' de Skinny Goes to Hollywood ?</text:p>
          </table:table-cell>
          <table:table-cell table:number-columns-repeated="1019"/>
        </table:table-row>
        <table:table-row table:style-name="ro5">
          <table:table-cell office:value-type="string">
            <text:p>dialog_scelta_pezzo</text:p>
          </table:table-cell>
          <table:table-cell office:value-type="string">
            <text:p>Skinny Goes to Hollywood - The Power of Death</text:p>
          </table:table-cell>
          <table:table-cell table:style-name="ce5" office:value-type="string">
            <text:p>Skinny Goes to Hollywood - The Power of Death</text:p>
          </table:table-cell>
          <table:table-cell office:value-type="string">
            <text:p>Wasn't it 'The Power of Love'?</text:p>
          </table:table-cell>
          <table:table-cell table:style-name="ce13" office:value-type="string">
            <text:p>C'est pas 'The Power of Love' plutôt ?</text:p>
          </table:table-cell>
          <table:table-cell table:number-columns-repeated="1019"/>
        </table:table-row>
        <table:table-row table:style-name="ro5">
          <table:table-cell office:value-type="string">
            <text:p>dialog_scelta_pezzo</text:p>
          </table:table-cell>
          <table:table-cell office:value-type="string">
            <text:p>Skinny Goes to Hollywood - The Power of Death</text:p>
          </table:table-cell>
          <table:table-cell table:style-name="ce5" office:value-type="string">
            <text:p>Skinny Goes to Hollywood - The Power of Death</text:p>
          </table:table-cell>
          <table:table-cell office:value-type="string">
            <text:p>That was a song from the Back to the Future soundtrack.</text:p>
          </table:table-cell>
          <table:table-cell table:style-name="ce13" office:value-type="string">
            <text:p>C'est une chanson de la BO de Retour vers le Futur.</text:p>
          </table:table-cell>
          <table:table-cell table:number-columns-repeated="1019"/>
        </table:table-row>
        <table:table-row table:style-name="ro1">
          <table:table-cell table:number-columns-repeated="1024"/>
        </table:table-row>
        <table:table-row table:style-name="ro5">
          <table:table-cell office:value-type="string">
            <text:p>dialog_scelta_pezzo</text:p>
          </table:table-cell>
          <table:table-cell office:value-type="string">
            <text:p>&lt;humming the videocassette song&gt;</text:p>
          </table:table-cell>
          <table:table-cell table:style-name="ce5" office:value-type="string">
            <text:p>&lt;Fredonnement de la chanson de la cassette vidéo&gt;</text:p>
          </table:table-cell>
          <table:table-cell office:value-type="string">
            <text:p>I don't know the name of it, but do you know a song that goes like this...</text:p>
          </table:table-cell>
          <table:table-cell office:value-type="string">
            <text:p>Je ne connais pas le nom de celle-là, mais connaissez-vous une chanson qui fait…</text:p>
          </table:table-cell>
          <table:table-cell table:number-columns-repeated="1019"/>
        </table:table-row>
        <table:table-row table:style-name="ro5">
          <table:table-cell office:value-type="string">
            <text:p>dialog_scelta_pezzo</text:p>
          </table:table-cell>
          <table:table-cell office:value-type="string">
            <text:p>&lt;humming the videocassette song&gt;</text:p>
          </table:table-cell>
          <table:table-cell table:style-name="ce5" office:value-type="string">
            <text:p>&lt;Fredonnement de la chanson de la cassette vidéo&gt;</text:p>
          </table:table-cell>
          <table:table-cell office:value-type="string">
            <text:p>*humming*</text:p>
          </table:table-cell>
          <table:table-cell office:value-type="string">
            <text:p>*fredonnement*</text:p>
          </table:table-cell>
          <table:table-cell table:number-columns-repeated="1019"/>
        </table:table-row>
        <table:table-row table:style-name="ro5">
          <table:table-cell office:value-type="string">
            <text:p>dialog_scelta_pezzo</text:p>
          </table:table-cell>
          <table:table-cell office:value-type="string">
            <text:p>&lt;humming the videocassette song&gt;</text:p>
          </table:table-cell>
          <table:table-cell table:style-name="ce5" office:value-type="string">
            <text:p>&lt;Fredonnement de la chanson de la cassette vidéo&gt;</text:p>
          </table:table-cell>
          <table:table-cell office:value-type="string">
            <text:p>Oh yes, I get it. I love that song.</text:p>
          </table:table-cell>
          <table:table-cell office:value-type="string">
            <text:p>Oh oui, je la connais. J'adore cette chanson.</text:p>
          </table:table-cell>
          <table:table-cell table:number-columns-repeated="1019"/>
        </table:table-row>
        <table:table-row table:style-name="ro1">
          <table:table-cell table:number-columns-repeated="1024"/>
        </table:table-row>
        <table:table-row table:style-name="ro3">
          <table:table-cell office:value-type="string">
            <text:p>dialog_scelta_pezzo</text:p>
          </table:table-cell>
          <table:table-cell office:value-type="string">
            <text:p>Forget it</text:p>
          </table:table-cell>
          <table:table-cell table:style-name="ce5" office:value-type="string">
            <text:p>Oubliez ça.</text:p>
          </table:table-cell>
          <table:table-cell office:value-type="string">
            <text:p>Forget it, you'll sing something for me next time.</text:p>
          </table:table-cell>
          <table:table-cell office:value-type="string">
            <text:p>Oubliez, vous me chanterez quelque chose une prochaine fois.</text:p>
          </table:table-cell>
          <table:table-cell table:number-columns-repeated="1019"/>
        </table:table-row>
        <table:table-row table:style-name="ro1">
          <table:table-cell table:number-columns-repeated="1024"/>
        </table:table-row>
        <table:table-row table:style-name="ro5">
          <table:table-cell office:value-type="string">
            <text:p>dialog_scelta_premio</text:p>
          </table:table-cell>
          <table:table-cell office:value-type="string">
            <text:p>Lego set of the Millennium Falcon, Ultimate Collector's version.</text:p>
          </table:table-cell>
          <table:table-cell table:style-name="ce5" office:value-type="string">
            <text:p>Un ensemble Lego du Millennium Faucon. L'édition limitée collector.</text:p>
          </table:table-cell>
          <table:table-cell office:value-type="string">
            <text:p>I'd like the Lego set of the Millennium Falcon, Ultimate Collector's version.</text:p>
          </table:table-cell>
          <table:table-cell table:style-name="ce7" office:value-type="string">
            <text:p>Je voudrais un ensemble Lego du Millennium Faucon. L'édition limitée collector.</text:p>
          </table:table-cell>
          <table:table-cell table:number-columns-repeated="1019"/>
        </table:table-row>
        <table:table-row table:style-name="ro5">
          <table:table-cell office:value-type="string">
            <text:p>dialog_scelta_premio</text:p>
          </table:table-cell>
          <table:table-cell office:value-type="string">
            <text:p>Lego set of the Millennium Falcon, Ultimate Collector's version.</text:p>
          </table:table-cell>
          <table:table-cell table:style-name="ce5" office:value-type="string">
            <text:p>Un ensemble Lego du Millennium Faucon. L'édition limitée collector.</text:p>
          </table:table-cell>
          <table:table-cell office:value-type="string">
            <text:p>Hmmm... I gave out the last one just yesterday.</text:p>
          </table:table-cell>
          <table:table-cell office:value-type="string">
            <text:p>Hummm... J'ai donné le dernier hier.</text:p>
          </table:table-cell>
          <table:table-cell table:number-columns-repeated="1019"/>
        </table:table-row>
        <table:table-row table:style-name="ro5">
          <table:table-cell office:value-type="string">
            <text:p>dialog_scelta_premio</text:p>
          </table:table-cell>
          <table:table-cell office:value-type="string">
            <text:p>Lego set of the Millennium Falcon, Ultimate Collector's version.</text:p>
          </table:table-cell>
          <table:table-cell table:style-name="ce5" office:value-type="string">
            <text:p>Un ensemble Lego du Millennium Faucon. L'édition limitée collector.</text:p>
          </table:table-cell>
          <table:table-cell office:value-type="string">
            <text:p>But you're in luck, I can give you this.</text:p>
          </table:table-cell>
          <table:table-cell office:value-type="string">
            <text:p>Mais tu as de la chance, je peux te donner ça.</text:p>
          </table:table-cell>
          <table:table-cell table:number-columns-repeated="1019"/>
        </table:table-row>
        <table:table-row table:style-name="ro1">
          <table:table-cell table:number-columns-repeated="1024"/>
        </table:table-row>
        <table:table-row table:style-name="ro3">
          <table:table-cell office:value-type="string">
            <text:p>dialog_scelta_premio</text:p>
          </table:table-cell>
          <table:table-cell office:value-type="string">
            <text:p>Detective Comics number 27.</text:p>
          </table:table-cell>
          <table:table-cell office:value-type="string">
            <text:p>Detective Comics number 27.</text:p>
          </table:table-cell>
          <table:table-cell office:value-type="string">
            <text:p>I'd like a copy of Detective Comics number 27.</text:p>
          </table:table-cell>
          <table:table-cell office:value-type="string">
            <text:p>Je voudrais une copie de Detective Comics #27.</text:p>
          </table:table-cell>
          <table:table-cell table:number-columns-repeated="1019"/>
        </table:table-row>
        <table:table-row table:style-name="ro3">
          <table:table-cell office:value-type="string">
            <text:p>dialog_scelta_premio</text:p>
          </table:table-cell>
          <table:table-cell office:value-type="string">
            <text:p>Detective Comics number 27.</text:p>
          </table:table-cell>
          <table:table-cell office:value-type="string">
            <text:p>Detective Comics number 27.</text:p>
          </table:table-cell>
          <table:table-cell office:value-type="string">
            <text:p>Hmmm... I gave out the last one just yesterday.</text:p>
          </table:table-cell>
          <table:table-cell office:value-type="string">
            <text:p>Hummm... J'ai donné le dernier hier.</text:p>
          </table:table-cell>
          <table:table-cell table:number-columns-repeated="1019"/>
        </table:table-row>
        <table:table-row table:style-name="ro3">
          <table:table-cell office:value-type="string">
            <text:p>dialog_scelta_premio</text:p>
          </table:table-cell>
          <table:table-cell office:value-type="string">
            <text:p>Detective Comics number 27.</text:p>
          </table:table-cell>
          <table:table-cell office:value-type="string">
            <text:p>Detective Comics number 27.</text:p>
          </table:table-cell>
          <table:table-cell office:value-type="string">
            <text:p>But you're in luck, I can give you this.</text:p>
          </table:table-cell>
          <table:table-cell office:value-type="string">
            <text:p>Mais tu as de la chance, je peux te donner ça.</text:p>
          </table:table-cell>
          <table:table-cell table:number-columns-repeated="1019"/>
        </table:table-row>
        <table:table-row table:style-name="ro1">
          <table:table-cell table:number-columns-repeated="1024"/>
        </table:table-row>
        <table:table-row table:style-name="ro3">
          <table:table-cell office:value-type="string">
            <text:p>dialog_scelta_premio</text:p>
          </table:table-cell>
          <table:table-cell office:value-type="string">
            <text:p>ET videogame for the Atari.</text:p>
          </table:table-cell>
          <table:table-cell office:value-type="string">
            <text:p>Jeu vidéo ET pour Atari.</text:p>
          </table:table-cell>
          <table:table-cell office:value-type="string">
            <text:p>I'd like a cartridge of the ET videogame for the Atari.</text:p>
          </table:table-cell>
          <table:table-cell office:value-type="string">
            <text:p>Je voudrais une cartouche du jeu vidéo ET pour l'Atari.</text:p>
          </table:table-cell>
          <table:table-cell table:number-columns-repeated="1019"/>
        </table:table-row>
        <table:table-row table:style-name="ro3">
          <table:table-cell office:value-type="string">
            <text:p>dialog_scelta_premio</text:p>
          </table:table-cell>
          <table:table-cell office:value-type="string">
            <text:p>ET videogame for the Atari.</text:p>
          </table:table-cell>
          <table:table-cell office:value-type="string">
            <text:p>Jeu vidéo ET pour Atari.</text:p>
          </table:table-cell>
          <table:table-cell office:value-type="string">
            <text:p>Hmmm... I gave out the last one just yesterday.</text:p>
          </table:table-cell>
          <table:table-cell office:value-type="string">
            <text:p>Hummm... J'ai donné le dernier hier.</text:p>
          </table:table-cell>
          <table:table-cell table:number-columns-repeated="1019"/>
        </table:table-row>
        <table:table-row table:style-name="ro3">
          <table:table-cell office:value-type="string">
            <text:p>dialog_scelta_premio</text:p>
          </table:table-cell>
          <table:table-cell office:value-type="string">
            <text:p>ET videogame for the Atari.</text:p>
          </table:table-cell>
          <table:table-cell office:value-type="string">
            <text:p>Jeu vidéo ET pour Atari.</text:p>
          </table:table-cell>
          <table:table-cell office:value-type="string">
            <text:p>No harm done, it's the worst game in history.</text:p>
          </table:table-cell>
          <table:table-cell office:value-type="string">
            <text:p>Il n'y a pas de mal, c'est le pire jeu de l'histoire.</text:p>
          </table:table-cell>
          <table:table-cell table:number-columns-repeated="1019"/>
        </table:table-row>
        <table:table-row table:style-name="ro3">
          <table:table-cell office:value-type="string">
            <text:p>dialog_scelta_premio</text:p>
          </table:table-cell>
          <table:table-cell office:value-type="string">
            <text:p>ET videogame for the Atari.</text:p>
          </table:table-cell>
          <table:table-cell office:value-type="string">
            <text:p>Jeu vidéo ET pour Atari.</text:p>
          </table:table-cell>
          <table:table-cell office:value-type="string">
            <text:p>But you're in luck, I can give you this.</text:p>
          </table:table-cell>
          <table:table-cell office:value-type="string">
            <text:p>Mais tu as de la chance, je peux te donner ça.</text:p>
          </table:table-cell>
          <table:table-cell table:number-columns-repeated="1019"/>
        </table:table-row>
        <table:table-row table:style-name="ro1">
          <table:table-cell table:number-columns-repeated="1024"/>
        </table:table-row>
        <table:table-row table:style-name="ro3">
          <table:table-cell office:value-type="string">
            <text:p>dialog_scelta_premio</text:p>
          </table:table-cell>
          <table:table-cell office:value-type="string">
            <text:p>Poster of the movie Metropolis.</text:p>
          </table:table-cell>
          <table:table-cell office:value-type="string">
            <text:p>Un poster du film Metropolis.</text:p>
          </table:table-cell>
          <table:table-cell office:value-type="string">
            <text:p>I'd like the original poster of the movie Metropolis.</text:p>
          </table:table-cell>
          <table:table-cell office:value-type="string">
            <text:p>Je voudrais l'affiche originale du film Metropolis.</text:p>
          </table:table-cell>
          <table:table-cell table:number-columns-repeated="1019"/>
        </table:table-row>
        <table:table-row table:style-name="ro3">
          <table:table-cell office:value-type="string">
            <text:p>dialog_scelta_premio</text:p>
          </table:table-cell>
          <table:table-cell office:value-type="string">
            <text:p>Poster of the movie Metropolis.</text:p>
          </table:table-cell>
          <table:table-cell office:value-type="string">
            <text:p>Un poster du film Metropolis.</text:p>
          </table:table-cell>
          <table:table-cell office:value-type="string">
            <text:p>Hmmm... I gave out the last one just yesterday.</text:p>
          </table:table-cell>
          <table:table-cell office:value-type="string">
            <text:p>Hummm... J'ai donné le dernier hier.</text:p>
          </table:table-cell>
          <table:table-cell table:number-columns-repeated="1019"/>
        </table:table-row>
        <table:table-row table:style-name="ro3">
          <table:table-cell office:value-type="string">
            <text:p>dialog_scelta_premio</text:p>
          </table:table-cell>
          <table:table-cell office:value-type="string">
            <text:p>Poster of the movie Metropolis.</text:p>
          </table:table-cell>
          <table:table-cell office:value-type="string">
            <text:p>Un poster du film Metropolis.</text:p>
          </table:table-cell>
          <table:table-cell office:value-type="string">
            <text:p>But you're in luck, I can give you this.</text:p>
          </table:table-cell>
          <table:table-cell office:value-type="string">
            <text:p>Mais tu as de la chance, je peux te donner ça.</text:p>
          </table:table-cell>
          <table:table-cell table:number-columns-repeated="1019"/>
        </table:table-row>
        <table:table-row table:style-name="ro1">
          <table:table-cell table:number-columns-repeated="1024"/>
        </table:table-row>
        <table:table-row table:style-name="ro3">
          <table:table-cell office:value-type="string">
            <text:p>dialog_scelta_premio</text:p>
          </table:table-cell>
          <table:table-cell office:value-type="string">
            <text:p>Legless Amiibo of Princess Peach.</text:p>
          </table:table-cell>
          <table:table-cell table:style-name="ce35" office:value-type="string">
            <text:p>Amiibo sans pattes de la Princesse Peach.</text:p>
          </table:table-cell>
          <table:table-cell office:value-type="string">
            <text:p>I'd like to have the legless Amiibo of Princess Peach.</text:p>
          </table:table-cell>
          <table:table-cell office:value-type="string">
            <text:p>J'aimerais avoir l'Amiibo sans jambes de la Princesse Peach.</text:p>
          </table:table-cell>
          <table:table-cell table:number-columns-repeated="1019"/>
        </table:table-row>
        <table:table-row table:style-name="ro3">
          <table:table-cell office:value-type="string">
            <text:p>dialog_scelta_premio</text:p>
          </table:table-cell>
          <table:table-cell office:value-type="string">
            <text:p>Legless Amiibo of Princess Peach.</text:p>
          </table:table-cell>
          <table:table-cell table:style-name="ce35" office:value-type="string">
            <text:p>Amiibo sans pattes de la Princesse Peach.</text:p>
          </table:table-cell>
          <table:table-cell office:value-type="string">
            <text:p>Hmmm... I gave out the last one just yesterday.</text:p>
          </table:table-cell>
          <table:table-cell office:value-type="string">
            <text:p>Hummm... J'ai donné le dernier hier.</text:p>
          </table:table-cell>
          <table:table-cell table:number-columns-repeated="1019"/>
        </table:table-row>
        <table:table-row table:style-name="ro3">
          <table:table-cell office:value-type="string">
            <text:p>dialog_scelta_premio</text:p>
          </table:table-cell>
          <table:table-cell office:value-type="string">
            <text:p>Legless Amiibo of Princess Peach.</text:p>
          </table:table-cell>
          <table:table-cell table:style-name="ce35" office:value-type="string">
            <text:p>Amiibo sans pattes de la Princesse Peach.</text:p>
          </table:table-cell>
          <table:table-cell office:value-type="string">
            <text:p>But you're in luck, I can give you this.</text:p>
          </table:table-cell>
          <table:table-cell office:value-type="string">
            <text:p>Mais tu as de la chance, je peux te donner ça.</text:p>
          </table:table-cell>
          <table:table-cell table:number-columns-repeated="1019"/>
        </table:table-row>
        <table:table-row table:style-name="ro1">
          <table:table-cell table:number-columns-repeated="1024"/>
        </table:table-row>
        <table:table-row table:style-name="ro5">
          <table:table-cell office:value-type="string">
            <text:p>dialog_scienziato</text:p>
          </table:table-cell>
          <table:table-cell office:value-type="string">
            <text:p>Is this your time machine?</text:p>
          </table:table-cell>
          <table:table-cell table:style-name="ce13" office:value-type="string">
            <text:p>Est-ce votre machine à voyager dans le temps ?</text:p>
          </table:table-cell>
          <table:table-cell office:value-type="string">
            <text:p>Is this your time machine?</text:p>
          </table:table-cell>
          <table:table-cell table:style-name="ce13" office:value-type="string">
            <text:p>Est-ce votre machine à voyager dans le temps ?</text:p>
          </table:table-cell>
          <table:table-cell table:number-columns-repeated="1019"/>
        </table:table-row>
        <table:table-row table:style-name="ro5">
          <table:table-cell office:value-type="string">
            <text:p>dialog_scienziato</text:p>
          </table:table-cell>
          <table:table-cell office:value-type="string">
            <text:p>Is this your time machine?</text:p>
          </table:table-cell>
          <table:table-cell table:style-name="ce13" office:value-type="string">
            <text:p>Est-ce votre machine à voyager dans le temps ?</text:p>
          </table:table-cell>
          <table:table-cell office:value-type="string">
            <text:p>Yes, but it is still an experimental prototype.</text:p>
          </table:table-cell>
          <table:table-cell office:value-type="string">
            <text:p>Oui, mais c'est encore un prototype expérimental.</text:p>
          </table:table-cell>
          <table:table-cell table:number-columns-repeated="1019"/>
        </table:table-row>
        <table:table-row table:style-name="ro5">
          <table:table-cell office:value-type="string">
            <text:p>dialog_scienziato</text:p>
          </table:table-cell>
          <table:table-cell office:value-type="string">
            <text:p>Is this your time machine?</text:p>
          </table:table-cell>
          <table:table-cell table:style-name="ce13" office:value-type="string">
            <text:p>Est-ce votre machine à voyager dans le temps ?</text:p>
          </table:table-cell>
          <table:table-cell office:value-type="string">
            <text:p>The usual excuse to say that it doesn't work.</text:p>
          </table:table-cell>
          <table:table-cell office:value-type="string">
            <text:p>L'excuse habituelle pour dire que cela ne fonctionne pas.</text:p>
          </table:table-cell>
          <table:table-cell table:number-columns-repeated="1019"/>
        </table:table-row>
        <table:table-row table:style-name="ro5">
          <table:table-cell office:value-type="string">
            <text:p>dialog_scienziato</text:p>
          </table:table-cell>
          <table:table-cell office:value-type="string">
            <text:p>Is this your time machine?</text:p>
          </table:table-cell>
          <table:table-cell table:style-name="ce13" office:value-type="string">
            <text:p>Est-ce votre machine à voyager dans le temps ?</text:p>
          </table:table-cell>
          <table:table-cell office:value-type="string">
            <text:p>It'll work, just watch and see!</text:p>
          </table:table-cell>
          <table:table-cell office:value-type="string">
            <text:p>Ça marchera, attendez et vous verrez !</text:p>
          </table:table-cell>
          <table:table-cell table:number-columns-repeated="1019"/>
        </table:table-row>
        <table:table-row table:style-name="ro5">
          <table:table-cell office:value-type="string">
            <text:p>dialog_scienziato</text:p>
          </table:table-cell>
          <table:table-cell office:value-type="string">
            <text:p>Is this your time machine?</text:p>
          </table:table-cell>
          <table:table-cell table:style-name="ce13" office:value-type="string">
            <text:p>Est-ce votre machine à voyager dans le temps ?</text:p>
          </table:table-cell>
          <table:table-cell office:value-type="string">
            <text:p>And finally everybody will stop saying that I'm just a crazy-stutterer-anemic guy.</text:p>
          </table:table-cell>
          <table:table-cell office:value-type="string">
            <text:p>Et enfin tout le monde arrêtera de dire que je suis juste un fou anémique qui bégaie.</text:p>
          </table:table-cell>
          <table:table-cell table:number-columns-repeated="1019"/>
        </table:table-row>
        <table:table-row table:style-name="ro5">
          <table:table-cell office:value-type="string">
            <text:p>dialog_scienziato</text:p>
          </table:table-cell>
          <table:table-cell office:value-type="string">
            <text:p>Is this your time machine?</text:p>
          </table:table-cell>
          <table:table-cell table:style-name="ce13" office:value-type="string">
            <text:p>Est-ce votre machine à voyager dans le temps ?</text:p>
          </table:table-cell>
          <table:table-cell office:value-type="string">
            <text:p>But you're not anemic.</text:p>
          </table:table-cell>
          <table:table-cell office:value-type="string">
            <text:p>Mais vous n'êtes pas anémique.</text:p>
          </table:table-cell>
          <table:table-cell table:number-columns-repeated="1019"/>
        </table:table-row>
        <table:table-row table:style-name="ro5">
          <table:table-cell office:value-type="string">
            <text:p>dialog_scienziato</text:p>
          </table:table-cell>
          <table:table-cell office:value-type="string">
            <text:p>Is this your time machine?</text:p>
          </table:table-cell>
          <table:table-cell table:style-name="ce13" office:value-type="string">
            <text:p>Est-ce votre machine à voyager dans le temps ?</text:p>
          </table:table-cell>
          <table:table-cell office:value-type="string">
            <text:p>That's what I keep saying myself.</text:p>
          </table:table-cell>
          <table:table-cell office:value-type="string">
            <text:p>C'est ce que je n'arrête pas de me dire.</text:p>
          </table:table-cell>
          <table:table-cell table:number-columns-repeated="1019"/>
        </table:table-row>
        <table:table-row table:style-name="ro1">
          <table:table-cell table:number-columns-repeated="1024"/>
        </table:table-row>
        <table:table-row table:style-name="ro5">
          <table:table-cell office:value-type="string">
            <text:p>dialog_scienziato</text:p>
          </table:table-cell>
          <table:table-cell office:value-type="string">
            <text:p>What are those blood stains you have on you?</text:p>
          </table:table-cell>
          <table:table-cell table:style-name="ce13" office:value-type="string">
            <text:p>C'est quoi toutes ces taches de sang sur vous ?</text:p>
          </table:table-cell>
          <table:table-cell office:value-type="string">
            <text:p>What are those blood stains you have on you?</text:p>
          </table:table-cell>
          <table:table-cell table:style-name="ce13" office:value-type="string">
            <text:p>C'est quoi toutes ces taches de sang sur vous ?</text:p>
          </table:table-cell>
          <table:table-cell table:number-columns-repeated="1019"/>
        </table:table-row>
        <table:table-row table:style-name="ro5">
          <table:table-cell office:value-type="string">
            <text:p>dialog_scienziato</text:p>
          </table:table-cell>
          <table:table-cell office:value-type="string">
            <text:p>What are those blood stains you have on you?</text:p>
          </table:table-cell>
          <table:table-cell table:style-name="ce13" office:value-type="string">
            <text:p>C'est quoi toutes ces taches de sang sur vous ?</text:p>
          </table:table-cell>
          <table:table-cell office:value-type="string">
            <text:p>Oh, not a big deal. A little accident while I was working on a different project.</text:p>
          </table:table-cell>
          <table:table-cell office:value-type="string">
            <text:p>Oh, ce n'est rien. Un petit accident alors que je travaillais sur un autre projet.</text:p>
          </table:table-cell>
          <table:table-cell table:number-columns-repeated="1019"/>
        </table:table-row>
        <table:table-row table:style-name="ro5">
          <table:table-cell office:value-type="string">
            <text:p>dialog_scienziato</text:p>
          </table:table-cell>
          <table:table-cell office:value-type="string">
            <text:p>What are those blood stains you have on you?</text:p>
          </table:table-cell>
          <table:table-cell table:style-name="ce13" office:value-type="string">
            <text:p>C'est quoi toutes ces taches de sang sur vous ?</text:p>
          </table:table-cell>
          <table:table-cell office:value-type="string">
            <text:p>How many did you kill till now?</text:p>
          </table:table-cell>
          <table:table-cell office:value-type="string">
            <text:p>Combien de personnes avez-vous tué jusqu'ici ?</text:p>
          </table:table-cell>
          <table:table-cell table:number-columns-repeated="1019"/>
        </table:table-row>
        <table:table-row table:style-name="ro5">
          <table:table-cell office:value-type="string">
            <text:p>dialog_scienziato</text:p>
          </table:table-cell>
          <table:table-cell office:value-type="string">
            <text:p>What are those blood stains you have on you?</text:p>
          </table:table-cell>
          <table:table-cell table:style-name="ce13" office:value-type="string">
            <text:p>C'est quoi toutes ces taches de sang sur vous ?</text:p>
          </table:table-cell>
          <table:table-cell office:value-type="string">
            <text:p>Don't be silly. I conduct experiments on dead bodies.</text:p>
          </table:table-cell>
          <table:table-cell office:value-type="string">
            <text:p>Ne soyez pas stupide. Je fais des expériences sur des cadavres.</text:p>
          </table:table-cell>
          <table:table-cell table:number-columns-repeated="1019"/>
        </table:table-row>
        <table:table-row table:style-name="ro5">
          <table:table-cell office:value-type="string">
            <text:p>dialog_scienziato</text:p>
          </table:table-cell>
          <table:table-cell office:value-type="string">
            <text:p>What are those blood stains you have on you?</text:p>
          </table:table-cell>
          <table:table-cell table:style-name="ce13" office:value-type="string">
            <text:p>C'est quoi toutes ces taches de sang sur vous ?</text:p>
          </table:table-cell>
          <table:table-cell office:value-type="string">
            <text:p>Dead bodies that... were alive before, by any chance?</text:p>
          </table:table-cell>
          <table:table-cell office:value-type="string">
            <text:p>Des cadavres qui... étaient en vie avant, c'est ça ?</text:p>
          </table:table-cell>
          <table:table-cell table:number-columns-repeated="1019"/>
        </table:table-row>
        <table:table-row table:style-name="ro5">
          <table:table-cell office:value-type="string">
            <text:p>dialog_scienziato</text:p>
          </table:table-cell>
          <table:table-cell office:value-type="string">
            <text:p>What are those blood stains you have on you?</text:p>
          </table:table-cell>
          <table:table-cell table:style-name="ce13" office:value-type="string">
            <text:p>C'est quoi toutes ces taches de sang sur vous ?</text:p>
          </table:table-cell>
          <table:table-cell office:value-type="string">
            <text:p>If there's really shortage of raw material... those, too.</text:p>
          </table:table-cell>
          <table:table-cell office:value-type="string">
            <text:p>S'il y a pénurie de matières premières... possiblement.</text:p>
          </table:table-cell>
          <table:table-cell table:number-columns-repeated="1019"/>
        </table:table-row>
        <table:table-row table:style-name="ro1">
          <table:table-cell table:number-columns-repeated="1024"/>
        </table:table-row>
        <table:table-row table:style-name="ro3">
          <table:table-cell office:value-type="string">
            <text:p>dialog_scienziato</text:p>
          </table:table-cell>
          <table:table-cell office:value-type="string">
            <text:p>What are you waiting for?</text:p>
          </table:table-cell>
          <table:table-cell office:value-type="string">
            <text:p>Qu'est-ce que vous attendez ?</text:p>
          </table:table-cell>
          <table:table-cell office:value-type="string">
            <text:p>You seem to be pretty eager. What are you waiting for?</text:p>
          </table:table-cell>
          <table:table-cell office:value-type="string">
            <text:p>Vous semblez très pressé. Qu'est-ce que vous attendez ?</text:p>
          </table:table-cell>
          <table:table-cell table:number-columns-repeated="1019"/>
        </table:table-row>
        <table:table-row table:style-name="ro3">
          <table:table-cell office:value-type="string">
            <text:p>dialog_scienziato</text:p>
          </table:table-cell>
          <table:table-cell office:value-type="string">
            <text:p>What are you waiting for?</text:p>
          </table:table-cell>
          <table:table-cell office:value-type="string">
            <text:p>Qu'est-ce que vous attendez ?</text:p>
          </table:table-cell>
          <table:table-cell office:value-type="string">
            <text:p>I ordered a new carburetor online. The old one was damaged during my previous attempt.</text:p>
          </table:table-cell>
          <table:table-cell office:value-type="string">
            <text:p>J'ai commandé un nouveau carburateur en ligne. L'ancien a été endommagé lors de ma précédente tentative.</text:p>
          </table:table-cell>
          <table:table-cell table:number-columns-repeated="1019"/>
        </table:table-row>
        <table:table-row table:style-name="ro5">
          <table:table-cell office:value-type="string">
            <text:p>dialog_scienziato</text:p>
          </table:table-cell>
          <table:table-cell office:value-type="string">
            <text:p>What are you waiting for?</text:p>
          </table:table-cell>
          <table:table-cell office:value-type="string">
            <text:p>Qu'est-ce que vous attendez ?</text:p>
          </table:table-cell>
          <table:table-cell office:value-type="string">
            <text:p>And it still hasn't arrived yet! They'll get an earful from me at the customer service of thatcrazyscience.com.</text:p>
          </table:table-cell>
          <table:table-cell office:value-type="string">
            <text:p>Et il n'est toujours pas arrivé ! Ils vont entendre parler de moi au service client de thatcrazyscience.com.</text:p>
          </table:table-cell>
          <table:table-cell table:number-columns-repeated="1019"/>
        </table:table-row>
        <table:table-row table:style-name="ro3">
          <table:table-cell office:value-type="string">
            <text:p>dialog_scienziato</text:p>
          </table:table-cell>
          <table:table-cell office:value-type="string">
            <text:p>What are you waiting for?</text:p>
          </table:table-cell>
          <table:table-cell office:value-type="string">
            <text:p>Qu'est-ce que vous attendez ?</text:p>
          </table:table-cell>
          <table:table-cell office:value-type="string">
            <text:p>You can really find everything on the internet these days...</text:p>
          </table:table-cell>
          <table:table-cell office:value-type="string">
            <text:p>On trouve vraiment de tout sur Internet de nos jours...</text:p>
          </table:table-cell>
          <table:table-cell table:number-columns-repeated="1019"/>
        </table:table-row>
        <table:table-row table:style-name="ro3">
          <table:table-cell office:value-type="string">
            <text:p>dialog_scienziato</text:p>
          </table:table-cell>
          <table:table-cell office:value-type="string">
            <text:p>What are you waiting for?</text:p>
          </table:table-cell>
          <table:table-cell office:value-type="string">
            <text:p>Qu'est-ce que vous attendez ?</text:p>
          </table:table-cell>
          <table:table-cell office:value-type="string">
            <text:p>You can't even imagine. People are really out of their minds.</text:p>
          </table:table-cell>
          <table:table-cell office:value-type="string">
            <text:p>Vous ne pouvez même pas imaginer. Les gens sont vraiment perdu l'esprit.</text:p>
          </table:table-cell>
          <table:table-cell table:number-columns-repeated="1019"/>
        </table:table-row>
        <table:table-row table:style-name="ro1">
          <table:table-cell table:number-columns-repeated="1024"/>
        </table:table-row>
        <table:table-row table:style-name="ro3">
          <table:table-cell office:value-type="string">
            <text:p>dialog_scienziato</text:p>
          </table:table-cell>
          <table:table-cell office:value-type="string">
            <text:p>Is everything working now?</text:p>
          </table:table-cell>
          <table:table-cell table:style-name="ce13" office:value-type="string">
            <text:p>Tout fonctionne maintenant ?</text:p>
          </table:table-cell>
          <table:table-cell office:value-type="string">
            <text:p>Is everything working now?</text:p>
          </table:table-cell>
          <table:table-cell table:style-name="ce13" office:value-type="string">
            <text:p>Ça fonctionne maintenant ?</text:p>
          </table:table-cell>
          <table:table-cell table:number-columns-repeated="1019"/>
        </table:table-row>
        <table:table-row table:style-name="ro3">
          <table:table-cell office:value-type="string">
            <text:p>dialog_scienziato</text:p>
          </table:table-cell>
          <table:table-cell office:value-type="string">
            <text:p>Is everything working now?</text:p>
          </table:table-cell>
          <table:table-cell table:style-name="ce13" office:value-type="string">
            <text:p>Tout fonctionne maintenant ?</text:p>
          </table:table-cell>
          <table:table-cell office:value-type="string">
            <text:p>The courier took a little convincing, but in return the carburetor was perfect.</text:p>
          </table:table-cell>
          <table:table-cell office:value-type="string">
            <text:p>Le livreur était assez peu convaincant, mais le carburateur était parfait par contre.</text:p>
          </table:table-cell>
          <table:table-cell table:number-columns-repeated="1019"/>
        </table:table-row>
        <table:table-row table:style-name="ro3">
          <table:table-cell office:value-type="string">
            <text:p>dialog_scienziato</text:p>
          </table:table-cell>
          <table:table-cell office:value-type="string">
            <text:p>Is everything working now?</text:p>
          </table:table-cell>
          <table:table-cell table:style-name="ce13" office:value-type="string">
            <text:p>Tout fonctionne maintenant ?</text:p>
          </table:table-cell>
          <table:table-cell office:value-type="string">
            <text:p>I ABSOLUTELY offer myself as a guinea pig to test it, then.</text:p>
          </table:table-cell>
          <table:table-cell office:value-type="string">
            <text:p>Je me dévoue AVEC GRAND PLAISIR pour le tester dans ce cas.</text:p>
          </table:table-cell>
          <table:table-cell table:number-columns-repeated="1019"/>
        </table:table-row>
        <table:table-row table:style-name="ro3">
          <table:table-cell office:value-type="string">
            <text:p>dialog_scienziato</text:p>
          </table:table-cell>
          <table:table-cell office:value-type="string">
            <text:p>Is everything working now?</text:p>
          </table:table-cell>
          <table:table-cell table:style-name="ce13" office:value-type="string">
            <text:p>Tout fonctionne maintenant ?</text:p>
          </table:table-cell>
          <table:table-cell office:value-type="string">
            <text:p>Really? Have you got any idea of the possible side effects?</text:p>
          </table:table-cell>
          <table:table-cell office:value-type="string">
            <text:p>Vraiment ? Avez-vous une idée des effets secondaires possibles ?</text:p>
          </table:table-cell>
          <table:table-cell table:number-columns-repeated="1019"/>
        </table:table-row>
        <table:table-row table:style-name="ro3">
          <table:table-cell office:value-type="string">
            <text:p>dialog_scienziato</text:p>
          </table:table-cell>
          <table:table-cell office:value-type="string">
            <text:p>Is everything working now?</text:p>
          </table:table-cell>
          <table:table-cell table:style-name="ce13" office:value-type="string">
            <text:p>Tout fonctionne maintenant ?</text:p>
          </table:table-cell>
          <table:table-cell office:value-type="string">
            <text:p>Time paradoxes, inability to come back...</text:p>
          </table:table-cell>
          <table:table-cell office:value-type="string">
            <text:p>Paradoxes temporels, Incapacité à revenir...</text:p>
          </table:table-cell>
          <table:table-cell table:number-columns-repeated="1019"/>
        </table:table-row>
        <table:table-row table:style-name="ro3">
          <table:table-cell office:value-type="string">
            <text:p>dialog_scienziato</text:p>
          </table:table-cell>
          <table:table-cell office:value-type="string">
            <text:p>Is everything working now?</text:p>
          </table:table-cell>
          <table:table-cell table:style-name="ce13" office:value-type="string">
            <text:p>Tout fonctionne maintenant ?</text:p>
          </table:table-cell>
          <table:table-cell office:value-type="string">
            <text:p>Risk of incest with his own mother...</text:p>
          </table:table-cell>
          <table:table-cell office:value-type="string">
            <text:p>Risque d'inceste avec sa propre mère...</text:p>
          </table:table-cell>
          <table:table-cell table:number-columns-repeated="1019"/>
        </table:table-row>
        <table:table-row table:style-name="ro3">
          <table:table-cell office:value-type="string">
            <text:p>dialog_scienziato</text:p>
          </table:table-cell>
          <table:table-cell office:value-type="string">
            <text:p>Is everything working now?</text:p>
          </table:table-cell>
          <table:table-cell table:style-name="ce13" office:value-type="string">
            <text:p>Tout fonctionne maintenant ?</text:p>
          </table:table-cell>
          <table:table-cell office:value-type="string">
            <text:p>...possible annihilation, chromosome mutations... I can go on for hours.</text:p>
          </table:table-cell>
          <table:table-cell office:value-type="string">
            <text:p>…Annihilation, mutations chromosomiques... Je pourrais continuer pendant des heures.</text:p>
          </table:table-cell>
          <table:table-cell table:number-columns-repeated="1019"/>
        </table:table-row>
        <table:table-row table:style-name="ro3">
          <table:table-cell office:value-type="string">
            <text:p>dialog_scienziato</text:p>
          </table:table-cell>
          <table:table-cell office:value-type="string">
            <text:p>Is everything working now?</text:p>
          </table:table-cell>
          <table:table-cell table:style-name="ce13" office:value-type="string">
            <text:p>Tout fonctionne maintenant ?</text:p>
          </table:table-cell>
          <table:table-cell office:value-type="string">
            <text:p>Let's say I've got nothing to lose.</text:p>
          </table:table-cell>
          <table:table-cell office:value-type="string">
            <text:p>Disons que je n'ai rien à perdre.</text:p>
          </table:table-cell>
          <table:table-cell table:number-columns-repeated="1019"/>
        </table:table-row>
        <table:table-row table:style-name="ro3">
          <table:table-cell office:value-type="string">
            <text:p>dialog_scienziato</text:p>
          </table:table-cell>
          <table:table-cell office:value-type="string">
            <text:p>Is everything working now?</text:p>
          </table:table-cell>
          <table:table-cell table:style-name="ce13" office:value-type="string">
            <text:p>Tout fonctionne maintenant ?</text:p>
          </table:table-cell>
          <table:table-cell office:value-type="string">
            <text:p>It's ok by me, then. There's only one problem.</text:p>
          </table:table-cell>
          <table:table-cell office:value-type="string">
            <text:p>C'est bon pour moi, alors. Il n'y a qu'un seul problème.</text:p>
          </table:table-cell>
          <table:table-cell table:number-columns-repeated="1019"/>
        </table:table-row>
        <table:table-row table:style-name="ro3">
          <table:table-cell office:value-type="string">
            <text:p>dialog_scienziato</text:p>
          </table:table-cell>
          <table:table-cell office:value-type="string">
            <text:p>Is everything working now?</text:p>
          </table:table-cell>
          <table:table-cell table:style-name="ce13" office:value-type="string">
            <text:p>Tout fonctionne maintenant ?</text:p>
          </table:table-cell>
          <table:table-cell office:value-type="string">
            <text:p>I've finished all the plutonium.</text:p>
          </table:table-cell>
          <table:table-cell office:value-type="string">
            <text:p>J'ai fini tout le plutonium.</text:p>
          </table:table-cell>
          <table:table-cell table:number-columns-repeated="1019"/>
        </table:table-row>
        <table:table-row table:style-name="ro5">
          <table:table-cell office:value-type="string">
            <text:p>dialog_scienziato</text:p>
          </table:table-cell>
          <table:table-cell office:value-type="string">
            <text:p>Is everything working now?</text:p>
          </table:table-cell>
          <table:table-cell table:style-name="ce13" office:value-type="string">
            <text:p>Tout fonctionne maintenant ?</text:p>
          </table:table-cell>
          <table:table-cell office:value-type="string">
            <text:p>And it'll be a couple of days until my trusted dealer can find some new stock. So you'll have to wait.</text:p>
          </table:table-cell>
          <table:table-cell table:style-name="ce7" office:value-type="string">
            <text:p>Et ça va prendre quelques jours avant que mon dealer puisse en trouver à nouveau. Vous allez devoir attendre.</text:p>
          </table:table-cell>
          <table:table-cell table:number-columns-repeated="1019"/>
        </table:table-row>
        <table:table-row table:style-name="ro1">
          <table:table-cell table:number-columns-repeated="1024"/>
        </table:table-row>
        <table:table-row table:style-name="ro5">
          <table:table-cell office:value-type="string">
            <text:p>dialog_scienziato</text:p>
          </table:table-cell>
          <table:table-cell office:value-type="string">
            <text:p>Remind me how time travel works.</text:p>
          </table:table-cell>
          <table:table-cell table:style-name="ce13" office:value-type="string">
            <text:p>Rappelez-moi comment fonctionnent les voyages dans le temps.</text:p>
          </table:table-cell>
          <table:table-cell office:value-type="string">
            <text:p>Please, remind me how time travel works.</text:p>
          </table:table-cell>
          <table:table-cell table:style-name="ce13" office:value-type="string">
            <text:p>Rappelez-moi comment fonctionnent les voyages dans le temps.</text:p>
          </table:table-cell>
          <table:table-cell table:number-columns-repeated="1019"/>
        </table:table-row>
        <table:table-row table:style-name="ro5">
          <table:table-cell office:value-type="string">
            <text:p>dialog_scienziato</text:p>
          </table:table-cell>
          <table:table-cell office:value-type="string">
            <text:p>Remind me how time travel works.</text:p>
          </table:table-cell>
          <table:table-cell table:style-name="ce13" office:value-type="string">
            <text:p>Rappelez-moi comment fonctionnent les voyages dans le temps.</text:p>
          </table:table-cell>
          <table:table-cell office:value-type="string">
            <text:p>And this time try to be succinct.</text:p>
          </table:table-cell>
          <table:table-cell office:value-type="string">
            <text:p>Et cette fois-ci, essayez d'être plus succinct.</text:p>
          </table:table-cell>
          <table:table-cell table:number-columns-repeated="1019"/>
        </table:table-row>
        <table:table-row table:style-name="ro5">
          <table:table-cell office:value-type="string">
            <text:p>dialog_scienziato</text:p>
          </table:table-cell>
          <table:table-cell office:value-type="string">
            <text:p>Remind me how time travel works.</text:p>
          </table:table-cell>
          <table:table-cell table:style-name="ce13" office:value-type="string">
            <text:p>Rappelez-moi comment fonctionnent les voyages dans le temps.</text:p>
          </table:table-cell>
          <table:table-cell office:value-type="string">
            <text:p>You must insert the destination date in the dial.</text:p>
          </table:table-cell>
          <table:table-cell office:value-type="string">
            <text:p>Vous devez insérer la date de destination dans le cadran.</text:p>
          </table:table-cell>
          <table:table-cell table:number-columns-repeated="1019"/>
        </table:table-row>
        <table:table-row table:style-name="ro5">
          <table:table-cell office:value-type="string">
            <text:p>dialog_scienziato</text:p>
          </table:table-cell>
          <table:table-cell office:value-type="string">
            <text:p>Remind me how time travel works.</text:p>
          </table:table-cell>
          <table:table-cell table:style-name="ce13" office:value-type="string">
            <text:p>Rappelez-moi comment fonctionnent les voyages dans le temps.</text:p>
          </table:table-cell>
          <table:table-cell office:value-type="string">
            <text:p>You can't travel into the future.</text:p>
          </table:table-cell>
          <table:table-cell office:value-type="string">
            <text:p>Vous ne pouvez pas voyager dans le futur.</text:p>
          </table:table-cell>
          <table:table-cell table:number-columns-repeated="1019"/>
        </table:table-row>
        <table:table-row table:style-name="ro5">
          <table:table-cell office:value-type="string">
            <text:p>dialog_scienziato</text:p>
          </table:table-cell>
          <table:table-cell office:value-type="string">
            <text:p>Remind me how time travel works.</text:p>
          </table:table-cell>
          <table:table-cell table:style-name="ce13" office:value-type="string">
            <text:p>Rappelez-moi comment fonctionnent les voyages dans le temps.</text:p>
          </table:table-cell>
          <table:table-cell office:value-type="string">
            <text:p>After a journey, you're forced to come back to the present before leaving on the next one.</text:p>
          </table:table-cell>
          <table:table-cell office:value-type="string">
            <text:p>Après un voyage, vous êtes obligé de revenir dans le présent avant de repartir.</text:p>
          </table:table-cell>
          <table:table-cell table:number-columns-repeated="1019"/>
        </table:table-row>
        <table:table-row table:style-name="ro5">
          <table:table-cell office:value-type="string">
            <text:p>dialog_scienziato</text:p>
          </table:table-cell>
          <table:table-cell office:value-type="string">
            <text:p>Remind me how time travel works.</text:p>
          </table:table-cell>
          <table:table-cell table:style-name="ce13" office:value-type="string">
            <text:p>Rappelez-moi comment fonctionnent les voyages dans le temps.</text:p>
          </table:table-cell>
          <table:table-cell office:value-type="string">
            <text:p>You can't stray too far from the machine.</text:p>
          </table:table-cell>
          <table:table-cell office:value-type="string">
            <text:p>Vous ne devez pas trop vous éloigner de la machine.</text:p>
          </table:table-cell>
          <table:table-cell table:number-columns-repeated="1019"/>
        </table:table-row>
        <table:table-row table:style-name="ro5">
          <table:table-cell office:value-type="string">
            <text:p>dialog_scienziato</text:p>
          </table:table-cell>
          <table:table-cell office:value-type="string">
            <text:p>Remind me how time travel works.</text:p>
          </table:table-cell>
          <table:table-cell table:style-name="ce13" office:value-type="string">
            <text:p>Rappelez-moi comment fonctionnent les voyages dans le temps.</text:p>
          </table:table-cell>
          <table:table-cell office:value-type="string">
            <text:p>And above all you must NEVER interfere with the space-time continuum.</text:p>
          </table:table-cell>
          <table:table-cell office:value-type="string">
            <text:p>Et surtout, vous ne devez JAMAIS interférer avec le continuum espace-temps.</text:p>
          </table:table-cell>
          <table:table-cell table:number-columns-repeated="1019"/>
        </table:table-row>
        <table:table-row table:style-name="ro1">
          <table:table-cell table:number-columns-repeated="1024"/>
        </table:table-row>
        <table:table-row table:style-name="ro3">
          <table:table-cell office:value-type="string">
            <text:p>dialog_scienziato</text:p>
          </table:table-cell>
          <table:table-cell office:value-type="string">
            <text:p>I'll came back later.</text:p>
          </table:table-cell>
          <table:table-cell table:style-name="ce13" office:value-type="string">
            <text:p>Je reviendrai plus tard.</text:p>
          </table:table-cell>
          <table:table-cell office:value-type="string">
            <text:p>I'll came back later. See you then.</text:p>
          </table:table-cell>
          <table:table-cell table:style-name="ce13" office:value-type="string">
            <text:p>Je reviendrai plus tard. À bientôt.</text:p>
          </table:table-cell>
          <table:table-cell table:number-columns-repeated="1019"/>
        </table:table-row>
        <table:table-row table:style-name="ro1">
          <table:table-cell table:number-columns-repeated="1024"/>
        </table:table-row>
        <table:table-row table:style-name="ro5">
          <table:table-cell office:value-type="string">
            <text:p>dialog_sfida guardia</text:p>
          </table:table-cell>
          <table:table-cell office:value-type="string">
            <text:p>Do your parents have full-size kids, too?</text:p>
          </table:table-cell>
          <table:table-cell table:style-name="ce13" office:value-type="string">
            <text:p>Et sinon, vos parents ont des enfants de taille normale aussi ?</text:p>
          </table:table-cell>
          <table:table-cell office:value-type="string">
            <text:p>Do your parents have full-size kids, too?</text:p>
          </table:table-cell>
          <table:table-cell table:style-name="ce13" office:value-type="string">
            <text:p>Et sinon, vos parents ont des enfants de taille normale aussi ?</text:p>
          </table:table-cell>
          <table:table-cell table:number-columns-repeated="1019"/>
        </table:table-row>
        <table:table-row table:style-name="ro5">
          <table:table-cell office:value-type="string">
            <text:p>dialog_sfida guardia</text:p>
          </table:table-cell>
          <table:table-cell office:value-type="string">
            <text:p>Do your parents have full-size kids, too?</text:p>
          </table:table-cell>
          <table:table-cell table:style-name="ce13" office:value-type="string">
            <text:p>Et sinon, vos parents ont des enfants de taille normale aussi ?</text:p>
          </table:table-cell>
          <table:table-cell office:value-type="string">
            <text:p>Attacking my height, you can't think of something new?</text:p>
          </table:table-cell>
          <table:table-cell office:value-type="string">
            <text:p>M'attaquer sur ma taille… rien de nouveau ?</text:p>
          </table:table-cell>
          <table:table-cell table:number-columns-repeated="1019"/>
        </table:table-row>
        <table:table-row table:style-name="ro5">
          <table:table-cell office:value-type="string">
            <text:p>dialog_sfida guardia</text:p>
          </table:table-cell>
          <table:table-cell office:value-type="string">
            <text:p>Do your parents have full-size kids, too?</text:p>
          </table:table-cell>
          <table:table-cell table:style-name="ce13" office:value-type="string">
            <text:p>Et sinon, vos parents ont des enfants de taille normale aussi ?</text:p>
          </table:table-cell>
          <table:table-cell office:value-type="string">
            <text:p>I thought you were better than this. What a disappointment.</text:p>
          </table:table-cell>
          <table:table-cell office:value-type="string">
            <text:p>Je pensais que vous étiez meilleur que ça. Quelle déception.</text:p>
          </table:table-cell>
          <table:table-cell table:number-columns-repeated="1019"/>
        </table:table-row>
        <table:table-row table:style-name="ro1">
          <table:table-cell table:number-columns-repeated="1024"/>
        </table:table-row>
        <table:table-row table:style-name="ro5">
          <table:table-cell office:value-type="string">
            <text:p>dialog_sfida guardia</text:p>
          </table:table-cell>
          <table:table-cell office:value-type="string">
            <text:p>You'll end up with bad posture, if you stay so long in this place.</text:p>
          </table:table-cell>
          <table:table-cell table:style-name="ce13" office:value-type="string">
            <text:p>Vous finirez tordu si vous restez trop longtemps dans cette position.</text:p>
          </table:table-cell>
          <table:table-cell office:value-type="string">
            <text:p>You'll end up with bad posture, if you stay so long in this place.</text:p>
          </table:table-cell>
          <table:table-cell table:style-name="ce13" office:value-type="string">
            <text:p>Vous finirez par avoir mal au dos si vous restez trop longtemps dans cette position.</text:p>
          </table:table-cell>
          <table:table-cell table:number-columns-repeated="1019"/>
        </table:table-row>
        <table:table-row table:style-name="ro5">
          <table:table-cell office:value-type="string">
            <text:p>dialog_sfida guardia</text:p>
          </table:table-cell>
          <table:table-cell office:value-type="string">
            <text:p>You'll end up with bad posture, if you stay so long in this place.</text:p>
          </table:table-cell>
          <table:table-cell table:style-name="ce13" office:value-type="string">
            <text:p>Vous finirez tordu si vous restez trop longtemps dans cette position.</text:p>
          </table:table-cell>
          <table:table-cell office:value-type="string">
            <text:p>Anything's better than the sight of your ugly face.</text:p>
          </table:table-cell>
          <table:table-cell office:value-type="string">
            <text:p>Ce sera toujours mieux que de supporter votre sale tronche.</text:p>
          </table:table-cell>
          <table:table-cell table:number-columns-repeated="1019"/>
        </table:table-row>
        <table:table-row table:style-name="ro5">
          <table:table-cell office:value-type="string">
            <text:p>dialog_sfida guardia</text:p>
          </table:table-cell>
          <table:table-cell office:value-type="string">
            <text:p>You'll end up with bad posture, if you stay so long in this place.</text:p>
          </table:table-cell>
          <table:table-cell table:style-name="ce13" office:value-type="string">
            <text:p>Vous finirez tordu si vous restez trop longtemps dans cette position.</text:p>
          </table:table-cell>
          <table:table-cell office:value-type="string">
            <text:p>I thought you were better than this. What a disappointment.</text:p>
          </table:table-cell>
          <table:table-cell office:value-type="string">
            <text:p>Je pensais que vous étiez meilleur que ça. Quelle déception.</text:p>
          </table:table-cell>
          <table:table-cell table:number-columns-repeated="1019"/>
        </table:table-row>
        <table:table-row table:style-name="ro1">
          <table:table-cell table:number-columns-repeated="1024"/>
        </table:table-row>
        <table:table-row table:style-name="ro5">
          <table:table-cell office:value-type="string">
            <text:p>dialog_sfida guardia</text:p>
          </table:table-cell>
          <table:table-cell office:value-type="string">
            <text:p>You will never be half the guard your cousin is, that's for sure!</text:p>
          </table:table-cell>
          <table:table-cell table:style-name="ce13" office:value-type="string">
            <text:p>Vous n'arriverez jamais à la cheville de votre cousin, ça c'est sûr !</text:p>
          </table:table-cell>
          <table:table-cell office:value-type="string">
            <text:p>You will never be half the guard your cousin is, that's for sure!</text:p>
          </table:table-cell>
          <table:table-cell table:style-name="ce13" office:value-type="string">
            <text:p>Vous n'arriverez jamais à la cheville de votre cousin, ça c'est sûr !</text:p>
          </table:table-cell>
          <table:table-cell table:number-columns-repeated="1019"/>
        </table:table-row>
        <table:table-row table:style-name="ro5">
          <table:table-cell office:value-type="string">
            <text:p>dialog_sfida guardia</text:p>
          </table:table-cell>
          <table:table-cell office:value-type="string">
            <text:p>You will never be half the guard your cousin is, that's for sure!</text:p>
          </table:table-cell>
          <table:table-cell table:style-name="ce13" office:value-type="string">
            <text:p>Vous n'arriverez jamais à la cheville de votre cousin, ça c'est sûr !</text:p>
          </table:table-cell>
          <table:table-cell office:value-type="string">
            <text:p>Argh! That's more than I can endure!</text:p>
          </table:table-cell>
          <table:table-cell office:value-type="string">
            <text:p>Argh ! C'est plus que je ne peux endurer !</text:p>
          </table:table-cell>
          <table:table-cell table:number-columns-repeated="1019"/>
        </table:table-row>
        <table:table-row table:style-name="ro5">
          <table:table-cell office:value-type="string">
            <text:p>dialog_sfida guardia</text:p>
          </table:table-cell>
          <table:table-cell office:value-type="string">
            <text:p>You will never be half the guard your cousin is, that's for sure!</text:p>
          </table:table-cell>
          <table:table-cell table:style-name="ce13" office:value-type="string">
            <text:p>Vous n'arriverez jamais à la cheville de votre cousin, ça c'est sûr !</text:p>
          </table:table-cell>
          <table:table-cell office:value-type="string">
            <text:p>Argh! That's more than I can endure!</text:p>
          </table:table-cell>
          <table:table-cell office:value-type="string">
            <text:p>Argh ! C'est plus que je ne peux endurer !</text:p>
          </table:table-cell>
          <table:table-cell table:number-columns-repeated="1019"/>
        </table:table-row>
        <table:table-row table:style-name="ro5">
          <table:table-cell office:value-type="string">
            <text:p>dialog_sfida guardia</text:p>
          </table:table-cell>
          <table:table-cell office:value-type="string">
            <text:p>You will never be half the guard your cousin is, that's for sure!</text:p>
          </table:table-cell>
          <table:table-cell table:style-name="ce13" office:value-type="string">
            <text:p>Vous n'arriverez jamais à la cheville de votre cousin, ça c'est sûr !</text:p>
          </table:table-cell>
          <table:table-cell office:value-type="string">
            <text:p>Argh! That's more than I can endure!</text:p>
          </table:table-cell>
          <table:table-cell office:value-type="string">
            <text:p>Argh ! C'est plus que je ne peux endurer !</text:p>
          </table:table-cell>
          <table:table-cell table:number-columns-repeated="1019"/>
        </table:table-row>
        <table:table-row table:style-name="ro5">
          <table:table-cell office:value-type="string">
            <text:p>dialog_sfida guardia</text:p>
          </table:table-cell>
          <table:table-cell office:value-type="string">
            <text:p>You will never be half the guard your cousin is, that's for sure!</text:p>
          </table:table-cell>
          <table:table-cell table:style-name="ce13" office:value-type="string">
            <text:p>Vous n'arriverez jamais à la cheville de votre cousin, ça c'est sûr !</text:p>
          </table:table-cell>
          <table:table-cell office:value-type="string">
            <text:p>Argh! That's more than I can endure!</text:p>
          </table:table-cell>
          <table:table-cell office:value-type="string">
            <text:p>Argh ! C'est plus que je ne peux endurer !</text:p>
          </table:table-cell>
          <table:table-cell table:number-columns-repeated="1019"/>
        </table:table-row>
        <table:table-row table:style-name="ro1">
          <table:table-cell table:number-columns-repeated="1024"/>
        </table:table-row>
        <table:table-row table:style-name="ro3">
          <table:table-cell office:value-type="string">
            <text:p>dialog_sfida guardia</text:p>
          </table:table-cell>
          <table:table-cell office:value-type="string">
            <text:p>Behind you, an aortic dissection!</text:p>
          </table:table-cell>
          <table:table-cell table:style-name="ce13" office:value-type="string">
            <text:p>Derrière vous, une dissection aortique !</text:p>
          </table:table-cell>
          <table:table-cell office:value-type="string">
            <text:p>Behind you, an aortic dissection!</text:p>
          </table:table-cell>
          <table:table-cell table:style-name="ce13" office:value-type="string">
            <text:p>Derrière vous, une dissection aortique !</text:p>
          </table:table-cell>
          <table:table-cell table:number-columns-repeated="1019"/>
        </table:table-row>
        <table:table-row table:style-name="ro3">
          <table:table-cell office:value-type="string">
            <text:p>dialog_sfida guardia</text:p>
          </table:table-cell>
          <table:table-cell office:value-type="string">
            <text:p>Behind you, an aortic dissection!</text:p>
          </table:table-cell>
          <table:table-cell table:style-name="ce13" office:value-type="string">
            <text:p>Derrière vous, une dissection aortique !</text:p>
          </table:table-cell>
          <table:table-cell office:value-type="string">
            <text:p>Argh! Right in the chest with surgical perfection!</text:p>
          </table:table-cell>
          <table:table-cell office:value-type="string">
            <text:p>Argh ! Droit dans la poitrine avec une précision chirurgicale !</text:p>
          </table:table-cell>
          <table:table-cell table:number-columns-repeated="1019"/>
        </table:table-row>
        <table:table-row table:style-name="ro3">
          <table:table-cell office:value-type="string">
            <text:p>dialog_sfida guardia</text:p>
          </table:table-cell>
          <table:table-cell office:value-type="string">
            <text:p>Behind you, an aortic dissection!</text:p>
          </table:table-cell>
          <table:table-cell table:style-name="ce13" office:value-type="string">
            <text:p>Derrière vous, une dissection aortique !</text:p>
          </table:table-cell>
          <table:table-cell office:value-type="string">
            <text:p>Argh! Right in the chest with surgical perfection!</text:p>
          </table:table-cell>
          <table:table-cell office:value-type="string">
            <text:p>Argh ! Droit dans la poitrine avec une précision chirurgicale !</text:p>
          </table:table-cell>
          <table:table-cell table:number-columns-repeated="1019"/>
        </table:table-row>
        <table:table-row table:style-name="ro3">
          <table:table-cell office:value-type="string">
            <text:p>dialog_sfida guardia</text:p>
          </table:table-cell>
          <table:table-cell office:value-type="string">
            <text:p>Behind you, an aortic dissection!</text:p>
          </table:table-cell>
          <table:table-cell table:style-name="ce13" office:value-type="string">
            <text:p>Derrière vous, une dissection aortique !</text:p>
          </table:table-cell>
          <table:table-cell office:value-type="string">
            <text:p>Argh! Right in the chest with surgical perfection!</text:p>
          </table:table-cell>
          <table:table-cell office:value-type="string">
            <text:p>Argh ! Droit dans la poitrine avec une précision chirurgicale !</text:p>
          </table:table-cell>
          <table:table-cell table:number-columns-repeated="1019"/>
        </table:table-row>
        <table:table-row table:style-name="ro3">
          <table:table-cell office:value-type="string">
            <text:p>dialog_sfida guardia</text:p>
          </table:table-cell>
          <table:table-cell office:value-type="string">
            <text:p>Behind you, an aortic dissection!</text:p>
          </table:table-cell>
          <table:table-cell table:style-name="ce13" office:value-type="string">
            <text:p>Derrière vous, une dissection aortique !</text:p>
          </table:table-cell>
          <table:table-cell office:value-type="string">
            <text:p>Argh! Right in the chest with surgical perfection!</text:p>
          </table:table-cell>
          <table:table-cell office:value-type="string">
            <text:p>Argh ! Droit dans la poitrine avec une précision chirurgicale !</text:p>
          </table:table-cell>
          <table:table-cell table:number-columns-repeated="1019"/>
        </table:table-row>
        <table:table-row table:style-name="ro1">
          <table:table-cell table:number-columns-repeated="1024"/>
        </table:table-row>
        <table:table-row table:style-name="ro5">
          <table:table-cell office:value-type="string">
            <text:p>dialog_sfida guardia</text:p>
          </table:table-cell>
          <table:table-cell office:value-type="string">
            <text:p>From the looks of things, the pumpkin shape on your skull is still visible.</text:p>
          </table:table-cell>
          <table:table-cell table:style-name="ce13" office:value-type="string">
            <text:p>À bien y regarder, la forme de citrouille sur votre crâne est encore visible.</text:p>
          </table:table-cell>
          <table:table-cell office:value-type="string">
            <text:p>From the looks of things, the pumpkin shape on your skull is still visible.</text:p>
          </table:table-cell>
          <table:table-cell table:style-name="ce13" office:value-type="string">
            <text:p>À bien y regarder, la forme de citrouille sur votre crâne est encore visible.</text:p>
          </table:table-cell>
          <table:table-cell table:number-columns-repeated="1019"/>
        </table:table-row>
        <table:table-row table:style-name="ro5">
          <table:table-cell office:value-type="string">
            <text:p>dialog_sfida guardia</text:p>
          </table:table-cell>
          <table:table-cell office:value-type="string">
            <text:p>From the looks of things, the pumpkin shape on your skull is still visible.</text:p>
          </table:table-cell>
          <table:table-cell table:style-name="ce13" office:value-type="string">
            <text:p>À bien y regarder, la forme de citrouille sur votre crâne est encore visible.</text:p>
          </table:table-cell>
          <table:table-cell office:value-type="string">
            <text:p>Argh! The pain it causes me to talk of that fruit makes me miserable.</text:p>
          </table:table-cell>
          <table:table-cell office:value-type="string">
            <text:p>Argh ! La douleur que vous me faites en parlant de ce fruit est indicible !</text:p>
          </table:table-cell>
          <table:table-cell table:number-columns-repeated="1019"/>
        </table:table-row>
        <table:table-row table:style-name="ro5">
          <table:table-cell office:value-type="string">
            <text:p>dialog_sfida guardia</text:p>
          </table:table-cell>
          <table:table-cell office:value-type="string">
            <text:p>From the looks of things, the pumpkin shape on your skull is still visible.</text:p>
          </table:table-cell>
          <table:table-cell table:style-name="ce13" office:value-type="string">
            <text:p>À bien y regarder, la forme de citrouille sur votre crâne est encore visible.</text:p>
          </table:table-cell>
          <table:table-cell office:value-type="string">
            <text:p>Argh! The pain it causes me to talk of that fruit makes me miserable.</text:p>
          </table:table-cell>
          <table:table-cell office:value-type="string">
            <text:p>Argh ! La douleur que vous me faites en parlant de ce fruit est indicible !</text:p>
          </table:table-cell>
          <table:table-cell table:number-columns-repeated="1019"/>
        </table:table-row>
        <table:table-row table:style-name="ro5">
          <table:table-cell office:value-type="string">
            <text:p>dialog_sfida guardia</text:p>
          </table:table-cell>
          <table:table-cell office:value-type="string">
            <text:p>From the looks of things, the pumpkin shape on your skull is still visible.</text:p>
          </table:table-cell>
          <table:table-cell table:style-name="ce13" office:value-type="string">
            <text:p>À bien y regarder, la forme de citrouille sur votre crâne est encore visible.</text:p>
          </table:table-cell>
          <table:table-cell office:value-type="string">
            <text:p>Argh! The pain it causes me to talk of that fruit makes me miserable.</text:p>
          </table:table-cell>
          <table:table-cell office:value-type="string">
            <text:p>Argh ! La douleur que vous me faites en parlant de ce fruit est indicible !</text:p>
          </table:table-cell>
          <table:table-cell table:number-columns-repeated="1019"/>
        </table:table-row>
        <table:table-row table:style-name="ro5">
          <table:table-cell office:value-type="string">
            <text:p>dialog_sfida guardia</text:p>
          </table:table-cell>
          <table:table-cell office:value-type="string">
            <text:p>From the looks of things, the pumpkin shape on your skull is still visible.</text:p>
          </table:table-cell>
          <table:table-cell table:style-name="ce13" office:value-type="string">
            <text:p>À bien y regarder, la forme de citrouille sur votre crâne est encore visible.</text:p>
          </table:table-cell>
          <table:table-cell office:value-type="string">
            <text:p>Argh! The pain it causes me to talk of that fruit makes me miserable.</text:p>
          </table:table-cell>
          <table:table-cell office:value-type="string">
            <text:p>Argh ! La douleur que vous me faites en parlant de ce fruit est indicible !</text:p>
          </table:table-cell>
          <table:table-cell table:number-columns-repeated="1019"/>
        </table:table-row>
        <table:table-row table:style-name="ro1">
          <table:table-cell table:number-columns-repeated="1024"/>
        </table:table-row>
        <table:table-row table:style-name="ro5">
          <table:table-cell office:value-type="string">
            <text:p>dialog_sfida guardia</text:p>
          </table:table-cell>
          <table:table-cell office:value-type="string">
            <text:p>In my excitement of Star Wars: The Phantom Menace, I couldn't stay in my seat!</text:p>
          </table:table-cell>
          <table:table-cell table:style-name="ce13" office:value-type="string">
            <text:p>J'étais tellement excité par Star Wars : épisode 1 que je ne tenais pas en place !</text:p>
          </table:table-cell>
          <table:table-cell office:value-type="string">
            <text:p>In my excitement of Star Wars: The Phantom Menace, I couldn't stay in my seat!</text:p>
          </table:table-cell>
          <table:table-cell table:style-name="ce13" office:value-type="string">
            <text:p>J'étais tellement excité par Star Wars : La Menace Fantôme que je ne tenais pas en place sur mon siège !</text:p>
          </table:table-cell>
          <table:table-cell table:number-columns-repeated="1019"/>
        </table:table-row>
        <table:table-row table:style-name="ro5">
          <table:table-cell office:value-type="string">
            <text:p>dialog_sfida guardia</text:p>
          </table:table-cell>
          <table:table-cell office:value-type="string">
            <text:p>In my excitement of Star Wars: The Phantom Menace, I couldn't stay in my seat!</text:p>
          </table:table-cell>
          <table:table-cell table:style-name="ce13" office:value-type="string">
            <text:p>J'étais tellement excité par Star Wars : épisode 1 que je ne tenais pas en place !</text:p>
          </table:table-cell>
          <table:table-cell office:value-type="string">
            <text:p>Argh! My asthma! I can't breathe!</text:p>
          </table:table-cell>
          <table:table-cell office:value-type="string">
            <text:p>Argh ! Mon asthme ! Je ne peux pas respirer !</text:p>
          </table:table-cell>
          <table:table-cell table:number-columns-repeated="1019"/>
        </table:table-row>
        <table:table-row table:style-name="ro5">
          <table:table-cell office:value-type="string">
            <text:p>dialog_sfida guardia</text:p>
          </table:table-cell>
          <table:table-cell office:value-type="string">
            <text:p>In my excitement of Star Wars: The Phantom Menace, I couldn't stay in my seat!</text:p>
          </table:table-cell>
          <table:table-cell table:style-name="ce13" office:value-type="string">
            <text:p>J'étais tellement excité par Star Wars : épisode 1 que je ne tenais pas en place !</text:p>
          </table:table-cell>
          <table:table-cell office:value-type="string">
            <text:p>Argh! My asthma! I can't breathe!</text:p>
          </table:table-cell>
          <table:table-cell office:value-type="string">
            <text:p>Argh ! Mon asthme ! Je ne peux pas respirer !</text:p>
          </table:table-cell>
          <table:table-cell table:number-columns-repeated="1019"/>
        </table:table-row>
        <table:table-row table:style-name="ro5">
          <table:table-cell office:value-type="string">
            <text:p>dialog_sfida guardia</text:p>
          </table:table-cell>
          <table:table-cell office:value-type="string">
            <text:p>In my excitement of Star Wars: The Phantom Menace, I couldn't stay in my seat!</text:p>
          </table:table-cell>
          <table:table-cell table:style-name="ce13" office:value-type="string">
            <text:p>J'étais tellement excité par Star Wars : épisode 1 que je ne tenais pas en place !</text:p>
          </table:table-cell>
          <table:table-cell office:value-type="string">
            <text:p>Argh! My asthma! I can't breathe!</text:p>
          </table:table-cell>
          <table:table-cell office:value-type="string">
            <text:p>Argh ! Mon asthme ! Je ne peux pas respirer !</text:p>
          </table:table-cell>
          <table:table-cell table:number-columns-repeated="1019"/>
        </table:table-row>
        <table:table-row table:style-name="ro5">
          <table:table-cell office:value-type="string">
            <text:p>dialog_sfida guardia</text:p>
          </table:table-cell>
          <table:table-cell office:value-type="string">
            <text:p>In my excitement of Star Wars: The Phantom Menace, I couldn't stay in my seat!</text:p>
          </table:table-cell>
          <table:table-cell table:style-name="ce13" office:value-type="string">
            <text:p>J'étais tellement excité par Star Wars : épisode 1 que je ne tenais pas en place !</text:p>
          </table:table-cell>
          <table:table-cell office:value-type="string">
            <text:p>Argh! My asthma! I can't breathe!</text:p>
          </table:table-cell>
          <table:table-cell office:value-type="string">
            <text:p>Argh ! Mon asthme ! Je ne peux pas respirer !</text:p>
          </table:table-cell>
          <table:table-cell table:number-columns-repeated="1019"/>
        </table:table-row>
        <table:table-row table:style-name="ro1">
          <table:table-cell table:number-columns-repeated="1024"/>
        </table:table-row>
        <table:table-row table:style-name="ro5">
          <table:table-cell office:value-type="string">
            <text:p>dialog_sfida guardia</text:p>
          </table:table-cell>
          <table:table-cell office:value-type="string">
            <text:p>I've never seen someone with a tummy so large.</text:p>
          </table:table-cell>
          <table:table-cell table:style-name="ce13" office:value-type="string">
            <text:p>Je n'ai jamais vu quelqu'un avec un ventre aussi gros.</text:p>
          </table:table-cell>
          <table:table-cell office:value-type="string">
            <text:p>I've never seen someone with a tummy so large.</text:p>
          </table:table-cell>
          <table:table-cell table:style-name="ce13" office:value-type="string">
            <text:p>Je n'ai jamais vu quelqu'un avec un ventre aussi gros.</text:p>
          </table:table-cell>
          <table:table-cell table:number-columns-repeated="1019"/>
        </table:table-row>
        <table:table-row table:style-name="ro5">
          <table:table-cell office:value-type="string">
            <text:p>dialog_sfida guardia</text:p>
          </table:table-cell>
          <table:table-cell office:value-type="string">
            <text:p>I've never seen someone with a tummy so large.</text:p>
          </table:table-cell>
          <table:table-cell table:style-name="ce13" office:value-type="string">
            <text:p>Je n'ai jamais vu quelqu'un avec un ventre aussi gros.</text:p>
          </table:table-cell>
          <table:table-cell office:value-type="string">
            <text:p>Still better than having just bones and cartilage.</text:p>
          </table:table-cell>
          <table:table-cell office:value-type="string">
            <text:p>C'est toujours mieux que d'avoir juste des os et du cartilage.</text:p>
          </table:table-cell>
          <table:table-cell table:number-columns-repeated="1019"/>
        </table:table-row>
        <table:table-row table:style-name="ro5">
          <table:table-cell office:value-type="string">
            <text:p>dialog_sfida guardia</text:p>
          </table:table-cell>
          <table:table-cell office:value-type="string">
            <text:p>I've never seen someone with a tummy so large.</text:p>
          </table:table-cell>
          <table:table-cell table:style-name="ce13" office:value-type="string">
            <text:p>Je n'ai jamais vu quelqu'un avec un ventre aussi gros.</text:p>
          </table:table-cell>
          <table:table-cell office:value-type="string">
            <text:p>I thought you were better than this. What a disappointment.</text:p>
          </table:table-cell>
          <table:table-cell office:value-type="string">
            <text:p>Je pensais que vous étiez meilleur que ça. Quelle déception.</text:p>
          </table:table-cell>
          <table:table-cell table:number-columns-repeated="1019"/>
        </table:table-row>
        <table:table-row table:style-name="ro1">
          <table:table-cell table:number-columns-repeated="1024"/>
        </table:table-row>
        <table:table-row table:style-name="ro5">
          <table:table-cell office:value-type="string">
            <text:p>dialog_sfida guardia</text:p>
          </table:table-cell>
          <table:table-cell office:value-type="string">
            <text:p>All that coffee will kill you; be careful with it!</text:p>
          </table:table-cell>
          <table:table-cell table:style-name="ce13" office:value-type="string">
            <text:p>Tout ce café va vous tuer; soyez prudent avec ça !</text:p>
          </table:table-cell>
          <table:table-cell office:value-type="string">
            <text:p>All that coffee will kill you; be careful with it!</text:p>
          </table:table-cell>
          <table:table-cell table:style-name="ce13" office:value-type="string">
            <text:p>Tout ce café va vous tuer; soyez prudent avec ça !</text:p>
          </table:table-cell>
          <table:table-cell table:number-columns-repeated="1019"/>
        </table:table-row>
        <table:table-row table:style-name="ro5">
          <table:table-cell office:value-type="string">
            <text:p>dialog_sfida guardia</text:p>
          </table:table-cell>
          <table:table-cell office:value-type="string">
            <text:p>All that coffee will kill you; be careful with it!</text:p>
          </table:table-cell>
          <table:table-cell table:style-name="ce13" office:value-type="string">
            <text:p>Tout ce café va vous tuer; soyez prudent avec ça !</text:p>
          </table:table-cell>
          <table:table-cell office:value-type="string">
            <text:p>It gives me the energy to insult 'til you quit.</text:p>
          </table:table-cell>
          <table:table-cell office:value-type="string">
            <text:p>Ça me donne l'énergie nécessaire pour vous insulter jusqu'à ce que vous renonciez.</text:p>
          </table:table-cell>
          <table:table-cell table:number-columns-repeated="1019"/>
        </table:table-row>
        <table:table-row table:style-name="ro5">
          <table:table-cell office:value-type="string">
            <text:p>dialog_sfida guardia</text:p>
          </table:table-cell>
          <table:table-cell office:value-type="string">
            <text:p>All that coffee will kill you; be careful with it!</text:p>
          </table:table-cell>
          <table:table-cell table:style-name="ce13" office:value-type="string">
            <text:p>Tout ce café va vous tuer; soyez prudent avec ça !</text:p>
          </table:table-cell>
          <table:table-cell office:value-type="string">
            <text:p>I thought you were better than this. What a disappointment.</text:p>
          </table:table-cell>
          <table:table-cell office:value-type="string">
            <text:p>Je pensais que vous étiez meilleur que ça. Quelle déception.</text:p>
          </table:table-cell>
          <table:table-cell table:number-columns-repeated="1019"/>
        </table:table-row>
        <table:table-row table:style-name="ro1">
          <table:table-cell table:number-columns-repeated="1024"/>
        </table:table-row>
        <table:table-row table:style-name="ro5">
          <table:table-cell office:value-type="string">
            <text:p>dialog_sfida guardia</text:p>
          </table:table-cell>
          <table:table-cell office:value-type="string">
            <text:p>Perhaps your heart has been pierced by Cupid's arrow.</text:p>
          </table:table-cell>
          <table:table-cell table:style-name="ce13" office:value-type="string">
            <text:p>Peut-être que votre cœur a été percé par la flèche de Cupidon.</text:p>
          </table:table-cell>
          <table:table-cell office:value-type="string">
            <text:p>Perhaps your heart has been pierced by Cupid's arrow.</text:p>
          </table:table-cell>
          <table:table-cell table:style-name="ce13" office:value-type="string">
            <text:p>Peut-être que votre cœur a été percé par la flèche de Cupidon.</text:p>
          </table:table-cell>
          <table:table-cell table:number-columns-repeated="1019"/>
        </table:table-row>
        <table:table-row table:style-name="ro5">
          <table:table-cell office:value-type="string">
            <text:p>dialog_sfida guardia</text:p>
          </table:table-cell>
          <table:table-cell office:value-type="string">
            <text:p>Perhaps your heart has been pierced by Cupid's arrow.</text:p>
          </table:table-cell>
          <table:table-cell table:style-name="ce13" office:value-type="string">
            <text:p>Peut-être que votre cœur a été percé par la flèche de Cupidon.</text:p>
          </table:table-cell>
          <table:table-cell office:value-type="string">
            <text:p>Argh! Just my luck he'd hit a target that narrow!</text:p>
          </table:table-cell>
          <table:table-cell office:value-type="string">
            <text:p>Argh ! C'est bien ma veine, une cible aussi étroite !</text:p>
          </table:table-cell>
          <table:table-cell table:number-columns-repeated="1019"/>
        </table:table-row>
        <table:table-row table:style-name="ro5">
          <table:table-cell office:value-type="string">
            <text:p>dialog_sfida guardia</text:p>
          </table:table-cell>
          <table:table-cell office:value-type="string">
            <text:p>Perhaps your heart has been pierced by Cupid's arrow.</text:p>
          </table:table-cell>
          <table:table-cell table:style-name="ce13" office:value-type="string">
            <text:p>Peut-être que votre cœur a été percé par la flèche de Cupidon.</text:p>
          </table:table-cell>
          <table:table-cell office:value-type="string">
            <text:p>Argh! Just my luck he'd hit a target that narrow!</text:p>
          </table:table-cell>
          <table:table-cell office:value-type="string">
            <text:p>Argh ! C'est bien ma veine, une cible aussi étroite !</text:p>
          </table:table-cell>
          <table:table-cell table:number-columns-repeated="1019"/>
        </table:table-row>
        <table:table-row table:style-name="ro5">
          <table:table-cell office:value-type="string">
            <text:p>dialog_sfida guardia</text:p>
          </table:table-cell>
          <table:table-cell office:value-type="string">
            <text:p>Perhaps your heart has been pierced by Cupid's arrow.</text:p>
          </table:table-cell>
          <table:table-cell table:style-name="ce13" office:value-type="string">
            <text:p>Peut-être que votre cœur a été percé par la flèche de Cupidon.</text:p>
          </table:table-cell>
          <table:table-cell office:value-type="string">
            <text:p>Argh! Just my luck he'd hit a target that narrow!</text:p>
          </table:table-cell>
          <table:table-cell office:value-type="string">
            <text:p>Argh ! C'est bien ma veine, une cible aussi étroite !</text:p>
          </table:table-cell>
          <table:table-cell table:number-columns-repeated="1019"/>
        </table:table-row>
        <table:table-row table:style-name="ro5">
          <table:table-cell office:value-type="string">
            <text:p>dialog_sfida guardia</text:p>
          </table:table-cell>
          <table:table-cell office:value-type="string">
            <text:p>Perhaps your heart has been pierced by Cupid's arrow.</text:p>
          </table:table-cell>
          <table:table-cell table:style-name="ce13" office:value-type="string">
            <text:p>Peut-être que votre cœur a été percé par la flèche de Cupidon.</text:p>
          </table:table-cell>
          <table:table-cell office:value-type="string">
            <text:p>Argh! Just my luck he'd hit a target that narrow!</text:p>
          </table:table-cell>
          <table:table-cell office:value-type="string">
            <text:p>Argh ! C'est bien ma veine, une cible aussi étroite !</text:p>
          </table:table-cell>
          <table:table-cell table:number-columns-repeated="1019"/>
        </table:table-row>
        <table:table-row table:style-name="ro1">
          <table:table-cell table:number-columns-repeated="1024"/>
        </table:table-row>
        <table:table-row table:style-name="ro3">
          <table:table-cell office:value-type="string">
            <text:p>dialog_sfida guardia</text:p>
          </table:table-cell>
          <table:table-cell office:value-type="string">
            <text:p>Quick! Emergency in the Egyptian room!</text:p>
          </table:table-cell>
          <table:table-cell table:style-name="ce13" office:value-type="string">
            <text:p>Vite ! Urgence dans la chambre égyptienne !</text:p>
          </table:table-cell>
          <table:table-cell office:value-type="string">
            <text:p>Quick! Emergency in the Egyptian room!</text:p>
          </table:table-cell>
          <table:table-cell table:style-name="ce13" office:value-type="string">
            <text:p>Vite ! Urgence dans la chambre égyptienne !</text:p>
          </table:table-cell>
          <table:table-cell table:number-columns-repeated="1019"/>
        </table:table-row>
        <table:table-row table:style-name="ro3">
          <table:table-cell office:value-type="string">
            <text:p>dialog_sfida guardia</text:p>
          </table:table-cell>
          <table:table-cell office:value-type="string">
            <text:p>Quick! Emergency in the Egyptian room!</text:p>
          </table:table-cell>
          <table:table-cell table:style-name="ce13" office:value-type="string">
            <text:p>Vite ! Urgence dans la chambre égyptienne !</text:p>
          </table:table-cell>
          <table:table-cell office:value-type="string">
            <text:p>The mummies must have woken up to mock your ugly costume.</text:p>
          </table:table-cell>
          <table:table-cell office:value-type="string">
            <text:p>Les momies ont dû se réveiller pour se moquer de votre affreux costume.</text:p>
          </table:table-cell>
          <table:table-cell table:number-columns-repeated="1019"/>
        </table:table-row>
        <table:table-row table:style-name="ro3">
          <table:table-cell office:value-type="string">
            <text:p>dialog_sfida guardia</text:p>
          </table:table-cell>
          <table:table-cell office:value-type="string">
            <text:p>Quick! Emergency in the Egyptian room!</text:p>
          </table:table-cell>
          <table:table-cell table:style-name="ce13" office:value-type="string">
            <text:p>Vite ! Urgence dans la chambre égyptienne !</text:p>
          </table:table-cell>
          <table:table-cell office:value-type="string">
            <text:p>I thought you were better than this. What a disappointment.</text:p>
          </table:table-cell>
          <table:table-cell office:value-type="string">
            <text:p>Je pensais que vous étiez meilleur que ça. Quelle déception.</text:p>
          </table:table-cell>
          <table:table-cell table:number-columns-repeated="1019"/>
        </table:table-row>
        <table:table-row table:style-name="ro1">
          <table:table-cell table:number-columns-repeated="1024"/>
        </table:table-row>
        <table:table-row table:style-name="ro3">
          <table:table-cell office:value-type="string">
            <text:p>dialog_sfida guardia</text:p>
          </table:table-cell>
          <table:table-cell office:value-type="string">
            <text:p>You have serious problems with halitosis.</text:p>
          </table:table-cell>
          <table:table-cell table:style-name="ce13" office:value-type="string">
            <text:p>Vous avez de sérieux problèmes d'haleine.</text:p>
          </table:table-cell>
          <table:table-cell office:value-type="string">
            <text:p>You have serious problems with halitosis.</text:p>
          </table:table-cell>
          <table:table-cell table:style-name="ce13" office:value-type="string">
            <text:p>Vous avez de sérieux problèmes d'haleine.</text:p>
          </table:table-cell>
          <table:table-cell table:number-columns-repeated="1019"/>
        </table:table-row>
        <table:table-row table:style-name="ro3">
          <table:table-cell office:value-type="string">
            <text:p>dialog_sfida guardia</text:p>
          </table:table-cell>
          <table:table-cell office:value-type="string">
            <text:p>You have serious problems with halitosis.</text:p>
          </table:table-cell>
          <table:table-cell table:style-name="ce13" office:value-type="string">
            <text:p>Vous avez de sérieux problèmes d'haleine.</text:p>
          </table:table-cell>
          <table:table-cell office:value-type="string">
            <text:p>You'd better be worried about your osteoporosis.</text:p>
          </table:table-cell>
          <table:table-cell office:value-type="string">
            <text:p>Vous feriez mieux de vous inquiéter pour votre ostéoporose.</text:p>
          </table:table-cell>
          <table:table-cell table:number-columns-repeated="1019"/>
        </table:table-row>
        <table:table-row table:style-name="ro3">
          <table:table-cell office:value-type="string">
            <text:p>dialog_sfida guardia</text:p>
          </table:table-cell>
          <table:table-cell office:value-type="string">
            <text:p>You have serious problems with halitosis.</text:p>
          </table:table-cell>
          <table:table-cell table:style-name="ce13" office:value-type="string">
            <text:p>Vous avez de sérieux problèmes d'haleine.</text:p>
          </table:table-cell>
          <table:table-cell office:value-type="string">
            <text:p>I thought you were better than this. What a disappointment.</text:p>
          </table:table-cell>
          <table:table-cell office:value-type="string">
            <text:p>Je pensais que vous étiez meilleur que ça. Quelle déception.</text:p>
          </table:table-cell>
          <table:table-cell table:number-columns-repeated="1019"/>
        </table:table-row>
        <table:table-row table:style-name="ro1">
          <table:table-cell table:number-columns-repeated="1024"/>
        </table:table-row>
        <table:table-row table:style-name="ro5">
          <table:table-cell office:value-type="string">
            <text:p>dialog_sfida guardia</text:p>
          </table:table-cell>
          <table:table-cell office:value-type="string">
            <text:p>Don't you get bored looking at those screens so madly?</text:p>
          </table:table-cell>
          <table:table-cell table:style-name="ce13" office:value-type="string">
            <text:p>Vous ne vous ennuyez pas à regarder ces écrans toute la journée ?</text:p>
          </table:table-cell>
          <table:table-cell office:value-type="string">
            <text:p>Don't you get bored looking at those screens so madly?</text:p>
          </table:table-cell>
          <table:table-cell table:style-name="ce13" office:value-type="string">
            <text:p>Vous ne vous ennuyez pas à regarder ces écrans toute la journée ?</text:p>
          </table:table-cell>
          <table:table-cell table:number-columns-repeated="1019"/>
        </table:table-row>
        <table:table-row table:style-name="ro5">
          <table:table-cell office:value-type="string">
            <text:p>dialog_sfida guardia</text:p>
          </table:table-cell>
          <table:table-cell office:value-type="string">
            <text:p>Don't you get bored looking at those screens so madly?</text:p>
          </table:table-cell>
          <table:table-cell table:style-name="ce13" office:value-type="string">
            <text:p>Vous ne vous ennuyez pas à regarder ces écrans toute la journée ?</text:p>
          </table:table-cell>
          <table:table-cell office:value-type="string">
            <text:p>A little, but your parents left the porn industry, sadly.</text:p>
          </table:table-cell>
          <table:table-cell office:value-type="string">
            <text:p>Un peu, mais vos parents ont quitté l'industrie du porno malheureusement.</text:p>
          </table:table-cell>
          <table:table-cell table:number-columns-repeated="1019"/>
        </table:table-row>
        <table:table-row table:style-name="ro5">
          <table:table-cell office:value-type="string">
            <text:p>dialog_sfida guardia</text:p>
          </table:table-cell>
          <table:table-cell office:value-type="string">
            <text:p>Don't you get bored looking at those screens so madly?</text:p>
          </table:table-cell>
          <table:table-cell table:style-name="ce13" office:value-type="string">
            <text:p>Vous ne vous ennuyez pas à regarder ces écrans toute la journée ?</text:p>
          </table:table-cell>
          <table:table-cell office:value-type="string">
            <text:p>I thought you were better than this. What a disappointment.</text:p>
          </table:table-cell>
          <table:table-cell office:value-type="string">
            <text:p>Je pensais que vous étiez meilleur que ça. Quelle déception.</text:p>
          </table:table-cell>
          <table:table-cell table:number-columns-repeated="1019"/>
        </table:table-row>
        <table:table-row table:style-name="ro1">
          <table:table-cell table:number-columns-repeated="1024"/>
        </table:table-row>
        <table:table-row table:style-name="ro3">
          <table:table-cell office:value-type="string">
            <text:p>dialog_sfida guardia</text:p>
          </table:table-cell>
          <table:table-cell office:value-type="string">
            <text:p>Your Netflix subscription has been hacked.</text:p>
          </table:table-cell>
          <table:table-cell table:style-name="ce13" office:value-type="string">
            <text:p>Votre abonnement Netflix a été piraté.</text:p>
          </table:table-cell>
          <table:table-cell office:value-type="string">
            <text:p>Your Netflix subscription has been hacked.</text:p>
          </table:table-cell>
          <table:table-cell table:style-name="ce13" office:value-type="string">
            <text:p>Votre abonnement Netflix a été piraté.</text:p>
          </table:table-cell>
          <table:table-cell table:number-columns-repeated="1019"/>
        </table:table-row>
        <table:table-row table:style-name="ro3">
          <table:table-cell office:value-type="string">
            <text:p>dialog_sfida guardia</text:p>
          </table:table-cell>
          <table:table-cell office:value-type="string">
            <text:p>Your Netflix subscription has been hacked.</text:p>
          </table:table-cell>
          <table:table-cell table:style-name="ce13" office:value-type="string">
            <text:p>Votre abonnement Netflix a été piraté.</text:p>
          </table:table-cell>
          <table:table-cell office:value-type="string">
            <text:p>Argh! I'd rather prefer to be whacked.</text:p>
          </table:table-cell>
          <table:table-cell office:value-type="string">
            <text:p>Argh ! Je n'aime pas être pigeonné.</text:p>
          </table:table-cell>
          <table:table-cell table:number-columns-repeated="1019"/>
        </table:table-row>
        <table:table-row table:style-name="ro3">
          <table:table-cell office:value-type="string">
            <text:p>dialog_sfida guardia</text:p>
          </table:table-cell>
          <table:table-cell office:value-type="string">
            <text:p>Your Netflix subscription has been hacked.</text:p>
          </table:table-cell>
          <table:table-cell table:style-name="ce13" office:value-type="string">
            <text:p>Votre abonnement Netflix a été piraté.</text:p>
          </table:table-cell>
          <table:table-cell office:value-type="string">
            <text:p>Argh! I'd rather prefer to be whacked.</text:p>
          </table:table-cell>
          <table:table-cell office:value-type="string">
            <text:p>Argh ! Je n'aime pas être pigeonné.</text:p>
          </table:table-cell>
          <table:table-cell table:number-columns-repeated="1019"/>
        </table:table-row>
        <table:table-row table:style-name="ro3">
          <table:table-cell office:value-type="string">
            <text:p>dialog_sfida guardia</text:p>
          </table:table-cell>
          <table:table-cell office:value-type="string">
            <text:p>Your Netflix subscription has been hacked.</text:p>
          </table:table-cell>
          <table:table-cell table:style-name="ce13" office:value-type="string">
            <text:p>Votre abonnement Netflix a été piraté.</text:p>
          </table:table-cell>
          <table:table-cell office:value-type="string">
            <text:p>Argh! I'd rather prefer to be whacked.</text:p>
          </table:table-cell>
          <table:table-cell office:value-type="string">
            <text:p>Argh ! Je n'aime pas être pigeonné.</text:p>
          </table:table-cell>
          <table:table-cell table:number-columns-repeated="1019"/>
        </table:table-row>
        <table:table-row table:style-name="ro3">
          <table:table-cell office:value-type="string">
            <text:p>dialog_sfida guardia</text:p>
          </table:table-cell>
          <table:table-cell office:value-type="string">
            <text:p>Your Netflix subscription has been hacked.</text:p>
          </table:table-cell>
          <table:table-cell table:style-name="ce13" office:value-type="string">
            <text:p>Votre abonnement Netflix a été piraté.</text:p>
          </table:table-cell>
          <table:table-cell office:value-type="string">
            <text:p>Argh! I'd rather prefer to be whacked.</text:p>
          </table:table-cell>
          <table:table-cell office:value-type="string">
            <text:p>Argh ! Je n'aime pas être pigeonné.</text:p>
          </table:table-cell>
          <table:table-cell table:number-columns-repeated="1019"/>
        </table:table-row>
        <table:table-row table:style-name="ro1">
          <table:table-cell table:number-columns-repeated="1024"/>
        </table:table-row>
        <table:table-row table:style-name="ro5">
          <table:table-cell office:value-type="string">
            <text:p>dialog_sfida guardia</text:p>
          </table:table-cell>
          <table:table-cell office:value-type="string">
            <text:p>You're too tense: it isn't good for your health to do all that plotting.</text:p>
          </table:table-cell>
          <table:table-cell table:style-name="ce13" office:value-type="string">
            <text:p>Vous êtes trop tendu : ce n'est pas bon pour votre santé tous ces complotages.</text:p>
          </table:table-cell>
          <table:table-cell office:value-type="string">
            <text:p>You're too tense: it isn't good for your health to do all that plotting.</text:p>
          </table:table-cell>
          <table:table-cell table:style-name="ce13" office:value-type="string">
            <text:p>Vous êtes trop tendu : ce n'est pas bon pour votre santé tous ces complotages.</text:p>
          </table:table-cell>
          <table:table-cell table:number-columns-repeated="1019"/>
        </table:table-row>
        <table:table-row table:style-name="ro5">
          <table:table-cell office:value-type="string">
            <text:p>dialog_sfida guardia</text:p>
          </table:table-cell>
          <table:table-cell office:value-type="string">
            <text:p>You're too tense: it isn't good for your health to do all that plotting.</text:p>
          </table:table-cell>
          <table:table-cell table:style-name="ce13" office:value-type="string">
            <text:p>Vous êtes trop tendu : ce n'est pas bon pour votre santé tous ces complotages.</text:p>
          </table:table-cell>
          <table:table-cell office:value-type="string">
            <text:p>Said the guy whose carcass is rotting.</text:p>
          </table:table-cell>
          <table:table-cell office:value-type="string">
            <text:p>Dit le type dont la carcasse est en train de pourrir.</text:p>
          </table:table-cell>
          <table:table-cell table:number-columns-repeated="1019"/>
        </table:table-row>
        <table:table-row table:style-name="ro5">
          <table:table-cell office:value-type="string">
            <text:p>dialog_sfida guardia</text:p>
          </table:table-cell>
          <table:table-cell office:value-type="string">
            <text:p>You're too tense: it isn't good for your health to do all that plotting.</text:p>
          </table:table-cell>
          <table:table-cell table:style-name="ce13" office:value-type="string">
            <text:p>Vous êtes trop tendu : ce n'est pas bon pour votre santé tous ces complotages.</text:p>
          </table:table-cell>
          <table:table-cell office:value-type="string">
            <text:p>I thought you were better than this. What a disappointment.</text:p>
          </table:table-cell>
          <table:table-cell office:value-type="string">
            <text:p>Je pensais que vous étiez meilleur que ça. Quelle déception.</text:p>
          </table:table-cell>
          <table:table-cell table:number-columns-repeated="1019"/>
        </table:table-row>
        <table:table-row table:style-name="ro1">
          <table:table-cell table:number-columns-repeated="1024"/>
        </table:table-row>
        <table:table-row table:style-name="ro3">
          <table:table-cell office:value-type="string">
            <text:p>dialog_sfida guardia</text:p>
          </table:table-cell>
          <table:table-cell office:value-type="string">
            <text:p>Your name is the worst that I ever knew.</text:p>
          </table:table-cell>
          <table:table-cell table:style-name="ce13" office:value-type="string">
            <text:p>Votre nom est le pire que je connaisse.</text:p>
          </table:table-cell>
          <table:table-cell office:value-type="string">
            <text:p>Your name is the worst that I ever knew.</text:p>
          </table:table-cell>
          <table:table-cell table:style-name="ce13" office:value-type="string">
            <text:p>Votre nom est le pire que je connaisse.</text:p>
          </table:table-cell>
          <table:table-cell table:number-columns-repeated="1019"/>
        </table:table-row>
        <table:table-row table:style-name="ro3">
          <table:table-cell office:value-type="string">
            <text:p>dialog_sfida guardia</text:p>
          </table:table-cell>
          <table:table-cell office:value-type="string">
            <text:p>Your name is the worst that I ever knew.</text:p>
          </table:table-cell>
          <table:table-cell table:style-name="ce13" office:value-type="string">
            <text:p>Votre nom est le pire que je connaisse.</text:p>
          </table:table-cell>
          <table:table-cell office:value-type="string">
            <text:p>I wouldn't say that to Wreck-it Ralph, if I were you.</text:p>
          </table:table-cell>
          <table:table-cell office:value-type="string">
            <text:p>Je ne dirais pas ça au personnage des 'Mondes de Ralph' si j'étais vous.</text:p>
          </table:table-cell>
          <table:table-cell table:number-columns-repeated="1019"/>
        </table:table-row>
        <table:table-row table:style-name="ro3">
          <table:table-cell office:value-type="string">
            <text:p>dialog_sfida guardia</text:p>
          </table:table-cell>
          <table:table-cell office:value-type="string">
            <text:p>Your name is the worst that I ever knew.</text:p>
          </table:table-cell>
          <table:table-cell table:style-name="ce13" office:value-type="string">
            <text:p>Votre nom est le pire que je connaisse.</text:p>
          </table:table-cell>
          <table:table-cell office:value-type="string">
            <text:p>I thought you were better than this. What a disappointment.</text:p>
          </table:table-cell>
          <table:table-cell office:value-type="string">
            <text:p>Je pensais que vous étiez meilleur que ça. Quelle déception.</text:p>
          </table:table-cell>
          <table:table-cell table:number-columns-repeated="1019"/>
        </table:table-row>
        <table:table-row table:style-name="ro1">
          <table:table-cell table:number-columns-repeated="1024"/>
        </table:table-row>
        <table:table-row table:style-name="ro3">
          <table:table-cell office:value-type="string">
            <text:p>dialog_sviluppatori</text:p>
          </table:table-cell>
          <table:table-cell office:value-type="string">
            <text:p>Where are we, exactly?</text:p>
          </table:table-cell>
          <table:table-cell table:style-name="ce13" office:value-type="string">
            <text:p>Où sommes-nous exactement ?</text:p>
          </table:table-cell>
          <table:table-cell office:value-type="string">
            <text:p>Where are we, exactly?</text:p>
          </table:table-cell>
          <table:table-cell office:value-type="string">
            <text:p>Où en sommes-nous exactement?</text:p>
          </table:table-cell>
          <table:table-cell table:number-columns-repeated="1019"/>
        </table:table-row>
        <table:table-row table:style-name="ro3">
          <table:table-cell office:value-type="string">
            <text:p>dialog_sviluppatori</text:p>
          </table:table-cell>
          <table:table-cell office:value-type="string">
            <text:p>Where are we, exactly?</text:p>
          </table:table-cell>
          <table:table-cell table:style-name="ce13" office:value-type="string">
            <text:p>Où sommes-nous exactement ?</text:p>
          </table:table-cell>
          <table:table-cell office:value-type="string">
            <text:p>I welcome you to our new 'studio'.</text:p>
          </table:table-cell>
          <table:table-cell office:value-type="string">
            <text:p>Je te souhaite la bienvenue dans notre nouveau 'studio'.</text:p>
          </table:table-cell>
          <table:table-cell table:number-columns-repeated="1019"/>
        </table:table-row>
        <table:table-row table:style-name="ro3">
          <table:table-cell office:value-type="string">
            <text:p>dialog_sviluppatori</text:p>
          </table:table-cell>
          <table:table-cell office:value-type="string">
            <text:p>Where are we, exactly?</text:p>
          </table:table-cell>
          <table:table-cell table:style-name="ce13" office:value-type="string">
            <text:p>Où sommes-nous exactement ?</text:p>
          </table:table-cell>
          <table:table-cell office:value-type="string">
            <text:p>We've all gone mad during development of the game.</text:p>
          </table:table-cell>
          <table:table-cell office:value-type="string">
            <text:p>Nous sommes tous devenus fous pendant le développement du jeu.</text:p>
          </table:table-cell>
          <table:table-cell table:number-columns-repeated="1019"/>
        </table:table-row>
        <table:table-row table:style-name="ro3">
          <table:table-cell office:value-type="string">
            <text:p>dialog_sviluppatori</text:p>
          </table:table-cell>
          <table:table-cell office:value-type="string">
            <text:p>Where are we, exactly?</text:p>
          </table:table-cell>
          <table:table-cell table:style-name="ce13" office:value-type="string">
            <text:p>Où sommes-nous exactement ?</text:p>
          </table:table-cell>
          <table:table-cell office:value-type="string">
            <text:p>Too much stress and too much work to do.</text:p>
          </table:table-cell>
          <table:table-cell office:value-type="string">
            <text:p>Trop de stress et trop de travail à faire.</text:p>
          </table:table-cell>
          <table:table-cell table:number-columns-repeated="1019"/>
        </table:table-row>
        <table:table-row table:style-name="ro3">
          <table:table-cell office:value-type="string">
            <text:p>dialog_sviluppatori</text:p>
          </table:table-cell>
          <table:table-cell office:value-type="string">
            <text:p>Where are we, exactly?</text:p>
          </table:table-cell>
          <table:table-cell table:style-name="ce13" office:value-type="string">
            <text:p>Où sommes-nous exactement ?</text:p>
          </table:table-cell>
          <table:table-cell office:value-type="string">
            <text:p>Expecially with Francesco as project leader.</text:p>
          </table:table-cell>
          <table:table-cell office:value-type="string">
            <text:p>Surtout avec Francesco comme chef de projet.</text:p>
          </table:table-cell>
          <table:table-cell table:number-columns-repeated="1019"/>
        </table:table-row>
        <table:table-row table:style-name="ro3">
          <table:table-cell office:value-type="string">
            <text:p>dialog_sviluppatori</text:p>
          </table:table-cell>
          <table:table-cell office:value-type="string">
            <text:p>Where are we, exactly?</text:p>
          </table:table-cell>
          <table:table-cell table:style-name="ce13" office:value-type="string">
            <text:p>Où sommes-nous exactement ?</text:p>
          </table:table-cell>
          <table:table-cell office:value-type="string">
            <text:p>I have a bad temper, I know.</text:p>
          </table:table-cell>
          <table:table-cell office:value-type="string">
            <text:p>J'ai un mauvais caractère, je sais.</text:p>
          </table:table-cell>
          <table:table-cell table:number-columns-repeated="1019"/>
        </table:table-row>
        <table:table-row table:style-name="ro1">
          <table:table-cell table:number-columns-repeated="1024"/>
        </table:table-row>
        <table:table-row table:style-name="ro3">
          <table:table-cell office:value-type="string">
            <text:p>dialog_sviluppatori</text:p>
          </table:table-cell>
          <table:table-cell office:value-type="string">
            <text:p>What do you mean, you created me?</text:p>
          </table:table-cell>
          <table:table-cell office:value-type="string">
            <text:p>Comment ça, vous m'avez créé ?</text:p>
          </table:table-cell>
          <table:table-cell office:value-type="string">
            <text:p>What do you mean, you created me?</text:p>
          </table:table-cell>
          <table:table-cell office:value-type="string">
            <text:p>Comment ça, vous m'avez créé ?</text:p>
          </table:table-cell>
          <table:table-cell table:number-columns-repeated="1019"/>
        </table:table-row>
        <table:table-row table:style-name="ro3">
          <table:table-cell office:value-type="string">
            <text:p>dialog_sviluppatori</text:p>
          </table:table-cell>
          <table:table-cell office:value-type="string">
            <text:p>What do you mean, you created me?</text:p>
          </table:table-cell>
          <table:table-cell office:value-type="string">
            <text:p>Comment ça, vous m'avez créé ?</text:p>
          </table:table-cell>
          <table:table-cell office:value-type="string">
            <text:p>Skinny, come on. You know very well you are inside a videogame.</text:p>
          </table:table-cell>
          <table:table-cell office:value-type="string">
            <text:p>Skinny, allez. Tu sais très bien que tu es à l'intérieur d'un jeu vidéo.</text:p>
          </table:table-cell>
          <table:table-cell table:number-columns-repeated="1019"/>
        </table:table-row>
        <table:table-row table:style-name="ro3">
          <table:table-cell office:value-type="string">
            <text:p>dialog_sviluppatori</text:p>
          </table:table-cell>
          <table:table-cell office:value-type="string">
            <text:p>What do you mean, you created me?</text:p>
          </table:table-cell>
          <table:table-cell office:value-type="string">
            <text:p>Comment ça, vous m'avez créé ?</text:p>
          </table:table-cell>
          <table:table-cell office:value-type="string">
            <text:p>What did you think you are?</text:p>
          </table:table-cell>
          <table:table-cell office:value-type="string">
            <text:p>Que crois-tu être ?</text:p>
          </table:table-cell>
          <table:table-cell table:number-columns-repeated="1019"/>
        </table:table-row>
        <table:table-row table:style-name="ro3">
          <table:table-cell office:value-type="string">
            <text:p>dialog_sviluppatori</text:p>
          </table:table-cell>
          <table:table-cell office:value-type="string">
            <text:p>What do you mean, you created me?</text:p>
          </table:table-cell>
          <table:table-cell office:value-type="string">
            <text:p>Comment ça, vous m'avez créé ?</text:p>
          </table:table-cell>
          <table:table-cell office:value-type="string">
            <text:p>The lovechild of two pieces of code in C#?</text:p>
          </table:table-cell>
          <table:table-cell office:value-type="string">
            <text:p>Le fruit de l'amour de deux bouts de code en C# ?</text:p>
          </table:table-cell>
          <table:table-cell table:number-columns-repeated="1019"/>
        </table:table-row>
        <table:table-row table:style-name="ro3">
          <table:table-cell office:value-type="string">
            <text:p>dialog_sviluppatori</text:p>
          </table:table-cell>
          <table:table-cell office:value-type="string">
            <text:p>What do you mean, you created me?</text:p>
          </table:table-cell>
          <table:table-cell office:value-type="string">
            <text:p>Comment ça, vous m'avez créé ?</text:p>
          </table:table-cell>
          <table:table-cell office:value-type="string">
            <text:p>I've re-designed you thousands and thousands of times, really.</text:p>
          </table:table-cell>
          <table:table-cell office:value-type="string">
            <text:p>Je t'ai re-designé des milliers et des milliers de fois, vraiment.</text:p>
          </table:table-cell>
          <table:table-cell table:number-columns-repeated="1019"/>
        </table:table-row>
        <table:table-row table:style-name="ro3">
          <table:table-cell office:value-type="string">
            <text:p>dialog_sviluppatori</text:p>
          </table:table-cell>
          <table:table-cell office:value-type="string">
            <text:p>What do you mean, you created me?</text:p>
          </table:table-cell>
          <table:table-cell office:value-type="string">
            <text:p>Comment ça, vous m'avez créé ?</text:p>
          </table:table-cell>
          <table:table-cell office:value-type="string">
            <text:p>By golly!</text:p>
          </table:table-cell>
          <table:table-cell office:value-type="string">
            <text:p>Fichtre !</text:p>
          </table:table-cell>
          <table:table-cell table:number-columns-repeated="1019"/>
        </table:table-row>
        <table:table-row table:style-name="ro1">
          <table:table-cell table:number-columns-repeated="1024"/>
        </table:table-row>
        <table:table-row table:style-name="ro3">
          <table:table-cell office:value-type="string">
            <text:p>dialog_sviluppatori</text:p>
          </table:table-cell>
          <table:table-cell office:value-type="string">
            <text:p>What else are you developing now?</text:p>
          </table:table-cell>
          <table:table-cell table:style-name="ce13" office:value-type="string">
            <text:p>Que développez-vous d'autre maintenant ?</text:p>
          </table:table-cell>
          <table:table-cell office:value-type="string">
            <text:p>What else are you developing now?</text:p>
          </table:table-cell>
          <table:table-cell table:style-name="ce13" office:value-type="string">
            <text:p>Que développez-vous d'autre maintenant ?</text:p>
          </table:table-cell>
          <table:table-cell table:number-columns-repeated="1019"/>
        </table:table-row>
        <table:table-row table:style-name="ro3">
          <table:table-cell office:value-type="string">
            <text:p>dialog_sviluppatori</text:p>
          </table:table-cell>
          <table:table-cell office:value-type="string">
            <text:p>What else are you developing now?</text:p>
          </table:table-cell>
          <table:table-cell table:style-name="ce13" office:value-type="string">
            <text:p>Que développez-vous d'autre maintenant ?</text:p>
          </table:table-cell>
          <table:table-cell office:value-type="string">
            <text:p>Just consider this moment a sort of strange temporal anomaly.</text:p>
          </table:table-cell>
          <table:table-cell office:value-type="string">
            <text:p>Imagine seulement cet instant comme une étrange anomalie temporelle.</text:p>
          </table:table-cell>
          <table:table-cell table:number-columns-repeated="1019"/>
        </table:table-row>
        <table:table-row table:style-name="ro3">
          <table:table-cell office:value-type="string">
            <text:p>dialog_sviluppatori</text:p>
          </table:table-cell>
          <table:table-cell office:value-type="string">
            <text:p>What else are you developing now?</text:p>
          </table:table-cell>
          <table:table-cell table:style-name="ce13" office:value-type="string">
            <text:p>Que développez-vous d'autre maintenant ?</text:p>
          </table:table-cell>
          <table:table-cell office:value-type="string">
            <text:p>We're still working on 'The Wardrobe', even if the game has actually been released for a while.</text:p>
          </table:table-cell>
          <table:table-cell office:value-type="string">
            <text:p>Nous travaillons toujours sur 'The Wardrobe', même si le jeu est déjà sorti il y a quelques temps.</text:p>
          </table:table-cell>
          <table:table-cell table:number-columns-repeated="1019"/>
        </table:table-row>
        <table:table-row table:style-name="ro3">
          <table:table-cell office:value-type="string">
            <text:p>dialog_sviluppatori</text:p>
          </table:table-cell>
          <table:table-cell office:value-type="string">
            <text:p>What else are you developing now?</text:p>
          </table:table-cell>
          <table:table-cell table:style-name="ce13" office:value-type="string">
            <text:p>Que développez-vous d'autre maintenant ?</text:p>
          </table:table-cell>
          <table:table-cell office:value-type="string">
            <text:p>You wouldn't happen to be working on a sequel in secret, right?</text:p>
          </table:table-cell>
          <table:table-cell office:value-type="string">
            <text:p>Vous ne seriez pas en train de travailler sur une suite secrète par hasard ?</text:p>
          </table:table-cell>
          <table:table-cell table:number-columns-repeated="1019"/>
        </table:table-row>
        <table:table-row table:style-name="ro3">
          <table:table-cell office:value-type="string">
            <text:p>dialog_sviluppatori</text:p>
          </table:table-cell>
          <table:table-cell office:value-type="string">
            <text:p>What else are you developing now?</text:p>
          </table:table-cell>
          <table:table-cell table:style-name="ce13" office:value-type="string">
            <text:p>Que développez-vous d'autre maintenant ?</text:p>
          </table:table-cell>
          <table:table-cell office:value-type="string">
            <text:p>NO.</text:p>
          </table:table-cell>
          <table:table-cell office:value-type="string">
            <text:p>NON.</text:p>
          </table:table-cell>
          <table:table-cell table:number-columns-repeated="1019"/>
        </table:table-row>
        <table:table-row table:style-name="ro3">
          <table:table-cell office:value-type="string">
            <text:p>dialog_sviluppatori</text:p>
          </table:table-cell>
          <table:table-cell office:value-type="string">
            <text:p>What else are you developing now?</text:p>
          </table:table-cell>
          <table:table-cell table:style-name="ce13" office:value-type="string">
            <text:p>Que développez-vous d'autre maintenant ?</text:p>
          </table:table-cell>
          <table:table-cell office:value-type="string">
            <text:p>Ok ok, there's no reason to get heated up.</text:p>
          </table:table-cell>
          <table:table-cell office:value-type="string">
            <text:p>Ok ok, pas la peine de monter dans les tours.</text:p>
          </table:table-cell>
          <table:table-cell table:number-columns-repeated="1019"/>
        </table:table-row>
        <table:table-row table:style-name="ro1">
          <table:table-cell table:number-columns-repeated="1024"/>
        </table:table-row>
        <table:table-row table:style-name="ro3">
          <table:table-cell office:value-type="string">
            <text:p>dialog_sviluppatori</text:p>
          </table:table-cell>
          <table:table-cell office:value-type="string">
            <text:p>I have a couple requests.</text:p>
          </table:table-cell>
          <table:table-cell table:style-name="ce13" office:value-type="string">
            <text:p>J'ai quelques demandes.</text:p>
          </table:table-cell>
          <table:table-cell office:value-type="string">
            <text:p>Since you're my creators, I have a couple requests.</text:p>
          </table:table-cell>
          <table:table-cell office:value-type="string">
            <text:p>Puisque vous êtes mes créateurs, j'ai quelques demandes.</text:p>
          </table:table-cell>
          <table:table-cell table:number-columns-repeated="1019"/>
        </table:table-row>
        <table:table-row table:style-name="ro3">
          <table:table-cell office:value-type="string">
            <text:p>dialog_sviluppatori</text:p>
          </table:table-cell>
          <table:table-cell office:value-type="string">
            <text:p>I have a couple requests.</text:p>
          </table:table-cell>
          <table:table-cell table:style-name="ce13" office:value-type="string">
            <text:p>J'ai quelques demandes.</text:p>
          </table:table-cell>
          <table:table-cell office:value-type="string">
            <text:p>We're listening.</text:p>
          </table:table-cell>
          <table:table-cell office:value-type="string">
            <text:p>Nous t'écoutons.</text:p>
          </table:table-cell>
          <table:table-cell table:number-columns-repeated="1019"/>
        </table:table-row>
        <table:table-row table:style-name="ro3">
          <table:table-cell office:value-type="string">
            <text:p>dialog_sviluppatori</text:p>
          </table:table-cell>
          <table:table-cell office:value-type="string">
            <text:p>I have a couple requests.</text:p>
          </table:table-cell>
          <table:table-cell table:style-name="ce13" office:value-type="string">
            <text:p>J'ai quelques demandes.</text:p>
          </table:table-cell>
          <table:table-cell office:value-type="string">
            <text:p>I've always dreamt of having superpowers... what if I was able to fly?</text:p>
          </table:table-cell>
          <table:table-cell office:value-type="string">
            <text:p>J'ai toujours rêvé d'avoir des super pouvoirs... et si j'étais capable de voler ?</text:p>
          </table:table-cell>
          <table:table-cell table:number-columns-repeated="1019"/>
        </table:table-row>
        <table:table-row table:style-name="ro3">
          <table:table-cell office:value-type="string">
            <text:p>dialog_sviluppatori</text:p>
          </table:table-cell>
          <table:table-cell office:value-type="string">
            <text:p>I have a couple requests.</text:p>
          </table:table-cell>
          <table:table-cell table:style-name="ce13" office:value-type="string">
            <text:p>J'ai quelques demandes.</text:p>
          </table:table-cell>
          <table:table-cell office:value-type="string">
            <text:p>No way, too many game-design problems.</text:p>
          </table:table-cell>
          <table:table-cell office:value-type="string">
            <text:p>Impossible, trop de problèmes de design dans le jeu.</text:p>
          </table:table-cell>
          <table:table-cell table:number-columns-repeated="1019"/>
        </table:table-row>
        <table:table-row table:style-name="ro3">
          <table:table-cell office:value-type="string">
            <text:p>dialog_sviluppatori</text:p>
          </table:table-cell>
          <table:table-cell office:value-type="string">
            <text:p>I have a couple requests.</text:p>
          </table:table-cell>
          <table:table-cell table:style-name="ce13" office:value-type="string">
            <text:p>J'ai quelques demandes.</text:p>
          </table:table-cell>
          <table:table-cell office:value-type="string">
            <text:p>A bionic arm?</text:p>
          </table:table-cell>
          <table:table-cell office:value-type="string">
            <text:p>Un bras bionique ?</text:p>
          </table:table-cell>
          <table:table-cell table:number-columns-repeated="1019"/>
        </table:table-row>
        <table:table-row table:style-name="ro3">
          <table:table-cell office:value-type="string">
            <text:p>dialog_sviluppatori</text:p>
          </table:table-cell>
          <table:table-cell office:value-type="string">
            <text:p>I have a couple requests.</text:p>
          </table:table-cell>
          <table:table-cell table:style-name="ce13" office:value-type="string">
            <text:p>J'ai quelques demandes.</text:p>
          </table:table-cell>
          <table:table-cell office:value-type="string">
            <text:p>It would clash with the anatomy of your character.</text:p>
          </table:table-cell>
          <table:table-cell office:value-type="string">
            <text:p>Ça n'irait pas avec l'anatomie de ton personnage.</text:p>
          </table:table-cell>
          <table:table-cell table:number-columns-repeated="1019"/>
        </table:table-row>
        <table:table-row table:style-name="ro3">
          <table:table-cell office:value-type="string">
            <text:p>dialog_sviluppatori</text:p>
          </table:table-cell>
          <table:table-cell office:value-type="string">
            <text:p>I have a couple requests.</text:p>
          </table:table-cell>
          <table:table-cell table:style-name="ce13" office:value-type="string">
            <text:p>J'ai quelques demandes.</text:p>
          </table:table-cell>
          <table:table-cell office:value-type="string">
            <text:p>A Hawaiian shirt instead of this sweatshirt?</text:p>
          </table:table-cell>
          <table:table-cell office:value-type="string">
            <text:p>Une chemise hawaïenne à la place de ce sweatshirt ?</text:p>
          </table:table-cell>
          <table:table-cell table:number-columns-repeated="1019"/>
        </table:table-row>
        <table:table-row table:style-name="ro3">
          <table:table-cell table:style-name="ce35" office:value-type="string">
            <text:p>dialog_sviluppatori</text:p>
          </table:table-cell>
          <table:table-cell table:style-name="ce35" office:value-type="string">
            <text:p>I have a couple requests.</text:p>
          </table:table-cell>
          <table:table-cell table:style-name="ce20" office:value-type="string">
            <text:p>J'ai quelques demandes.</text:p>
          </table:table-cell>
          <table:table-cell table:style-name="ce18" office:value-type="string">
            <text:p>Handling your static poses and animations would become way too difficult.</text:p>
          </table:table-cell>
          <table:table-cell table:style-name="ce35" office:value-type="string">
            <text:p>Gérer tes poses statiques et tes animations deviendrait trop difficile.</text:p>
          </table:table-cell>
          <table:table-cell table:style-name="ce35" table:number-columns-repeated="1019"/>
        </table:table-row>
        <table:table-row table:style-name="ro3">
          <table:table-cell office:value-type="string">
            <text:p>dialog_sviluppatori</text:p>
          </table:table-cell>
          <table:table-cell office:value-type="string">
            <text:p>I have a couple requests.</text:p>
          </table:table-cell>
          <table:table-cell table:style-name="ce13" office:value-type="string">
            <text:p>J'ai quelques demandes.</text:p>
          </table:table-cell>
          <table:table-cell office:value-type="string">
            <text:p>And what about...</text:p>
          </table:table-cell>
          <table:table-cell office:value-type="string">
            <text:p>Et que diriez-vous de ...</text:p>
          </table:table-cell>
          <table:table-cell table:number-columns-repeated="1019"/>
        </table:table-row>
        <table:table-row table:style-name="ro3">
          <table:table-cell office:value-type="string">
            <text:p>dialog_sviluppatori</text:p>
          </table:table-cell>
          <table:table-cell office:value-type="string">
            <text:p>I have a couple requests.</text:p>
          </table:table-cell>
          <table:table-cell table:style-name="ce13" office:value-type="string">
            <text:p>J'ai quelques demandes.</text:p>
          </table:table-cell>
          <table:table-cell office:value-type="string">
            <text:p>Halt! Sorry, but you have only been given three wishes.</text:p>
          </table:table-cell>
          <table:table-cell office:value-type="string">
            <text:p>Stop ! Désolé, mais tu n'as le droit qu'à trois vœux.</text:p>
          </table:table-cell>
          <table:table-cell table:number-columns-repeated="1019"/>
        </table:table-row>
        <table:table-row table:style-name="ro3">
          <table:table-cell office:value-type="string">
            <text:p>dialog_sviluppatori</text:p>
          </table:table-cell>
          <table:table-cell office:value-type="string">
            <text:p>I have a couple requests.</text:p>
          </table:table-cell>
          <table:table-cell table:style-name="ce13" office:value-type="string">
            <text:p>J'ai quelques demandes.</text:p>
          </table:table-cell>
          <table:table-cell office:value-type="string">
            <text:p>But wishes run out only after they've been granted.</text:p>
          </table:table-cell>
          <table:table-cell office:value-type="string">
            <text:p>Mais les souhaits n'existent qu'après avoir été exaucés.</text:p>
          </table:table-cell>
          <table:table-cell table:number-columns-repeated="1019"/>
        </table:table-row>
        <table:table-row table:style-name="ro3">
          <table:table-cell office:value-type="string">
            <text:p>dialog_sviluppatori</text:p>
          </table:table-cell>
          <table:table-cell office:value-type="string">
            <text:p>I have a couple requests.</text:p>
          </table:table-cell>
          <table:table-cell table:style-name="ce13" office:value-type="string">
            <text:p>J'ai quelques demandes.</text:p>
          </table:table-cell>
          <table:table-cell office:value-type="string">
            <text:p>Sure, but I'm not the genie of the lamp.</text:p>
          </table:table-cell>
          <table:table-cell office:value-type="string">
            <text:p>Bien sûr, mais je ne suis pas le génie de la lampe.</text:p>
          </table:table-cell>
          <table:table-cell table:number-columns-repeated="1019"/>
        </table:table-row>
        <table:table-row table:style-name="ro1">
          <table:table-cell table:number-columns-repeated="1024"/>
        </table:table-row>
        <table:table-row table:style-name="ro3">
          <table:table-cell office:value-type="string">
            <text:p>dialog_sviluppatori</text:p>
          </table:table-cell>
          <table:table-cell office:value-type="string">
            <text:p>Why have I been brought back to life?</text:p>
          </table:table-cell>
          <table:table-cell table:style-name="ce13" office:value-type="string">
            <text:p>Pourquoi ai-je été ramené à la vie ?</text:p>
          </table:table-cell>
          <table:table-cell office:value-type="string">
            <text:p>Why have I been brought back to life?</text:p>
          </table:table-cell>
          <table:table-cell table:style-name="ce13" office:value-type="string">
            <text:p>Pourquoi ai-je été ramené à la vie ?</text:p>
          </table:table-cell>
          <table:table-cell table:number-columns-repeated="1019"/>
        </table:table-row>
        <table:table-row table:style-name="ro3">
          <table:table-cell office:value-type="string">
            <text:p>dialog_sviluppatori</text:p>
          </table:table-cell>
          <table:table-cell office:value-type="string">
            <text:p>Why have I been brought back to life?</text:p>
          </table:table-cell>
          <table:table-cell table:style-name="ce13" office:value-type="string">
            <text:p>Pourquoi ai-je été ramené à la vie ?</text:p>
          </table:table-cell>
          <table:table-cell office:value-type="string">
            <text:p>It's not my place to say. Let the player figure it out by himself.</text:p>
          </table:table-cell>
          <table:table-cell office:value-type="string">
            <text:p>Ce n'est pas à moi de le dire. Laissons le joueur le découvrir par lui-même.</text:p>
          </table:table-cell>
          <table:table-cell table:number-columns-repeated="1019"/>
        </table:table-row>
        <table:table-row table:style-name="ro1">
          <table:table-cell table:number-columns-repeated="1024"/>
        </table:table-row>
        <table:table-row table:style-name="ro3">
          <table:table-cell office:value-type="string">
            <text:p>dialog_sviluppatori</text:p>
          </table:table-cell>
          <table:table-cell office:value-type="string">
            <text:p>How can I leave this place?</text:p>
          </table:table-cell>
          <table:table-cell table:style-name="ce13" office:value-type="string">
            <text:p>Comment puis-je quitter cet endroit ?</text:p>
          </table:table-cell>
          <table:table-cell office:value-type="string">
            <text:p>How can I leave this place?</text:p>
          </table:table-cell>
          <table:table-cell table:style-name="ce13" office:value-type="string">
            <text:p>Comment puis-je quitter cet endroit ?</text:p>
          </table:table-cell>
          <table:table-cell table:number-columns-repeated="1019"/>
        </table:table-row>
        <table:table-row table:style-name="ro3">
          <table:table-cell office:value-type="string">
            <text:p>dialog_sviluppatori</text:p>
          </table:table-cell>
          <table:table-cell office:value-type="string">
            <text:p>How can I leave this place?</text:p>
          </table:table-cell>
          <table:table-cell table:style-name="ce13" office:value-type="string">
            <text:p>Comment puis-je quitter cet endroit ?</text:p>
          </table:table-cell>
          <table:table-cell office:value-type="string">
            <text:p>You just need to keep your eyes shut long enough.</text:p>
          </table:table-cell>
          <table:table-cell office:value-type="string">
            <text:p>Il suffit de garder les yeux fermés assez longtemps.</text:p>
          </table:table-cell>
          <table:table-cell table:number-columns-repeated="1019"/>
        </table:table-row>
        <table:table-row table:style-name="ro3">
          <table:table-cell office:value-type="string">
            <text:p>dialog_sviluppatori</text:p>
          </table:table-cell>
          <table:table-cell office:value-type="string">
            <text:p>How can I leave this place?</text:p>
          </table:table-cell>
          <table:table-cell table:style-name="ce13" office:value-type="string">
            <text:p>Comment puis-je quitter cet endroit ?</text:p>
          </table:table-cell>
          <table:table-cell office:value-type="string">
            <text:p>And always remember that nobody can see past their own choices.</text:p>
          </table:table-cell>
          <table:table-cell office:value-type="string">
            <text:p>Et rappelle-toi que personne ne peut voir au-delà de ses propres choix.</text:p>
          </table:table-cell>
          <table:table-cell table:number-columns-repeated="1019"/>
        </table:table-row>
        <table:table-row table:style-name="ro3">
          <table:table-cell office:value-type="string">
            <text:p>dialog_sviluppatori</text:p>
          </table:table-cell>
          <table:table-cell office:value-type="string">
            <text:p>How can I leave this place?</text:p>
          </table:table-cell>
          <table:table-cell table:style-name="ce13" office:value-type="string">
            <text:p>Comment puis-je quitter cet endroit ?</text:p>
          </table:table-cell>
          <table:table-cell office:value-type="string">
            <text:p>Are you telling me I'm the master of my own destiny?</text:p>
          </table:table-cell>
          <table:table-cell office:value-type="string">
            <text:p>Tu veux dire que je suis maître de ma destinée ?</text:p>
          </table:table-cell>
          <table:table-cell table:number-columns-repeated="1019"/>
        </table:table-row>
        <table:table-row table:style-name="ro3">
          <table:table-cell office:value-type="string">
            <text:p>dialog_sviluppatori</text:p>
          </table:table-cell>
          <table:table-cell office:value-type="string">
            <text:p>How can I leave this place?</text:p>
          </table:table-cell>
          <table:table-cell table:style-name="ce13" office:value-type="string">
            <text:p>Comment puis-je quitter cet endroit ?</text:p>
          </table:table-cell>
          <table:table-cell office:value-type="string">
            <text:p>Hell, no. You're in a damned adventure game.</text:p>
          </table:table-cell>
          <table:table-cell office:value-type="string">
            <text:p>Sûrement pas. Tu es dans un jeu d'aventure.</text:p>
          </table:table-cell>
          <table:table-cell table:number-columns-repeated="1019"/>
        </table:table-row>
        <table:table-row table:style-name="ro1">
          <table:table-cell table:number-columns-repeated="1024"/>
        </table:table-row>
        <table:table-row table:style-name="ro3">
          <table:table-cell office:value-type="string">
            <text:p>dialog_tutorial</text:p>
          </table:table-cell>
          <table:table-cell office:value-type="string">
            <text:p>I admit it would be very useful. Go ahead.</text:p>
          </table:table-cell>
          <table:table-cell table:style-name="ce13" office:value-type="string">
            <text:p>J'avoue que ce serait utile. Allons-y.</text:p>
          </table:table-cell>
          <table:table-cell office:value-type="string">
            <text:p>Perfect, let's start with the basic commands.</text:p>
          </table:table-cell>
          <table:table-cell table:style-name="ce13" office:value-type="string">
            <text:p>Parfait, commençons avec les commandes de base.</text:p>
          </table:table-cell>
          <table:table-cell table:number-columns-repeated="1019"/>
        </table:table-row>
        <table:table-row table:style-name="ro3">
          <table:table-cell office:value-type="string">
            <text:p>dialog_tutorial</text:p>
          </table:table-cell>
          <table:table-cell office:value-type="string">
            <text:p>I admit it would be very useful. Go ahead.</text:p>
          </table:table-cell>
          <table:table-cell table:style-name="ce13" office:value-type="string">
            <text:p>J'avoue que ce serait utile. Allons-y.</text:p>
          </table:table-cell>
          <table:table-cell office:value-type="string">
            <text:p>The mouse left-click is used to move around your surroundings.</text:p>
          </table:table-cell>
          <table:table-cell office:value-type="string">
            <text:p>Le clic gauche de la souris permet de se déplacer dans la scène.</text:p>
          </table:table-cell>
          <table:table-cell table:number-columns-repeated="1019"/>
        </table:table-row>
        <table:table-row table:style-name="ro3">
          <table:table-cell table:style-name="ce3" office:value-type="string">
            <text:p>dialog_tutorial</text:p>
          </table:table-cell>
          <table:table-cell table:style-name="ce3" office:value-type="string">
            <text:p>I admit it would be very useful. Go ahead.</text:p>
          </table:table-cell>
          <table:table-cell table:style-name="ce19" office:value-type="string">
            <text:p>J'avoue que ce serait utile. Allons-y.</text:p>
          </table:table-cell>
          <table:table-cell table:style-name="ce8" office:value-type="string">
            <text:p>The cross button is used for moving around.</text:p>
          </table:table-cell>
          <table:table-cell table:style-name="ce8" office:value-type="string">
            <text:p>La touche croix permet de se déplacer.</text:p>
          </table:table-cell>
          <table:table-cell table:style-name="ce3" table:number-columns-repeated="1019"/>
        </table:table-row>
        <table:table-row table:style-name="ro3">
          <table:table-cell table:style-name="ce3" office:value-type="string">
            <text:p>dialog_tutorial</text:p>
          </table:table-cell>
          <table:table-cell table:style-name="ce3" office:value-type="string">
            <text:p>I admit it would be very useful. Go ahead.</text:p>
          </table:table-cell>
          <table:table-cell table:style-name="ce19" office:value-type="string">
            <text:p>J'avoue que ce serait utile. Allons-y.</text:p>
          </table:table-cell>
          <table:table-cell table:style-name="ce8" office:value-type="string">
            <text:p>The A button is used for moving around.</text:p>
          </table:table-cell>
          <table:table-cell table:style-name="ce8" office:value-type="string">
            <text:p>Le bouton A permet de se déplacer.</text:p>
          </table:table-cell>
          <table:table-cell table:style-name="ce3" table:number-columns-repeated="1019"/>
        </table:table-row>
        <table:table-row table:style-name="ro5">
          <table:table-cell office:value-type="string">
            <text:p>dialog_tutorial</text:p>
          </table:table-cell>
          <table:table-cell office:value-type="string">
            <text:p>I admit it would be very useful. Go ahead.</text:p>
          </table:table-cell>
          <table:table-cell table:style-name="ce13" office:value-type="string">
            <text:p>J'avoue que ce serait utile. Allons-y.</text:p>
          </table:table-cell>
          <table:table-cell table:style-name="ce40" office:value-type="string">
            <text:p>When interacting with hotspots, holding the button and then releasing it on one of the available icons will perform the accompanying action.</text:p>
          </table:table-cell>
          <table:table-cell table:style-name="ce18" office:value-type="string">
            <text:p>Pour interagir avec les éléments de la scène, maintenez le clic gauche de la souris enfoncé et relâchez-le sur l'une des actions disponibles.</text:p>
          </table:table-cell>
          <table:table-cell table:number-columns-repeated="1019"/>
        </table:table-row>
        <table:table-row table:style-name="ro3">
          <table:table-cell office:value-type="string">
            <text:p>dialog_tutorial</text:p>
          </table:table-cell>
          <table:table-cell office:value-type="string">
            <text:p>I admit it would be very useful. Go ahead.</text:p>
          </table:table-cell>
          <table:table-cell table:style-name="ce13" office:value-type="string">
            <text:p>J'avoue que ce serait utile. Allons-y.</text:p>
          </table:table-cell>
          <table:table-cell office:value-type="string">
            <text:p>Try with the chainsaw.</text:p>
          </table:table-cell>
          <table:table-cell office:value-type="string">
            <text:p>Essayez avec la tronçonneuse.</text:p>
          </table:table-cell>
          <table:table-cell table:number-columns-repeated="1019"/>
        </table:table-row>
        <table:table-row table:style-name="ro1">
          <table:table-cell table:number-columns-repeated="1024"/>
        </table:table-row>
        <table:table-row table:style-name="ro5">
          <table:table-cell office:value-type="string">
            <text:p>dialog_tutorial</text:p>
          </table:table-cell>
          <table:table-cell office:value-type="string">
            <text:p>I'm an expert adventurer! I don't need any help.</text:p>
          </table:table-cell>
          <table:table-cell table:style-name="ce13" office:value-type="string">
            <text:p>Je suis un aventurier hors pair ! Je n'ai pas besoin d'aide.</text:p>
          </table:table-cell>
          <table:table-cell office:value-type="string">
            <text:p>Ok, ok. I just hope you don't miss something while playing.</text:p>
          </table:table-cell>
          <table:table-cell office:value-type="string">
            <text:p>OK OK. J'espère juste que vous ne manquerez pas quelque chose en jouant.</text:p>
          </table:table-cell>
          <table:table-cell table:number-columns-repeated="1019"/>
        </table:table-row>
        <table:table-row table:style-name="ro5">
          <table:table-cell office:value-type="string">
            <text:p>dialog_tutorial</text:p>
          </table:table-cell>
          <table:table-cell office:value-type="string">
            <text:p>I'm an expert adventurer! I don't need any help.</text:p>
          </table:table-cell>
          <table:table-cell table:style-name="ce13" office:value-type="string">
            <text:p>Je suis un aventurier hors pair ! Je n'ai pas besoin d'aide.</text:p>
          </table:table-cell>
          <table:table-cell office:value-type="string">
            <text:p>All I'm asking is that you take a look inside that green satchel.</text:p>
          </table:table-cell>
          <table:table-cell office:value-type="string">
            <text:p>Tout ce que je demande, c'est que vous jetiez un coup d'œil dans cette sacoche verte.</text:p>
          </table:table-cell>
          <table:table-cell table:number-columns-repeated="1019"/>
        </table:table-row>
        <table:table-row table:style-name="ro5">
          <table:table-cell office:value-type="string">
            <text:p>dialog_tutorial</text:p>
          </table:table-cell>
          <table:table-cell office:value-type="string">
            <text:p>I'm an expert adventurer! I don't need any help.</text:p>
          </table:table-cell>
          <table:table-cell table:style-name="ce13" office:value-type="string">
            <text:p>Je suis un aventurier hors pair ! Je n'ai pas besoin d'aide.</text:p>
          </table:table-cell>
          <table:table-cell office:value-type="string">
            <text:p>I'll take care of it, as long as you leave us alone after.</text:p>
          </table:table-cell>
          <table:table-cell office:value-type="string">
            <text:p>Je vais m'en occuper, si vous nous laissez tranquilles après.</text:p>
          </table:table-cell>
          <table:table-cell table:number-columns-repeated="1019"/>
        </table:table-row>
        <table:table-row table:style-name="ro5">
          <table:table-cell office:value-type="string">
            <text:p>dialog_tutorial</text:p>
          </table:table-cell>
          <table:table-cell office:value-type="string">
            <text:p>I'm an expert adventurer! I don't need any help.</text:p>
          </table:table-cell>
          <table:table-cell table:style-name="ce13" office:value-type="string">
            <text:p>Je suis un aventurier hors pair ! Je n'ai pas besoin d'aide.</text:p>
          </table:table-cell>
          <table:table-cell office:value-type="string">
            <text:p>Ma, there's gold in this here bag.</text:p>
          </table:table-cell>
          <table:table-cell office:value-type="string">
            <text:p>Ma, il y a de l'or dans ce sac.</text:p>
          </table:table-cell>
          <table:table-cell table:number-columns-repeated="1019"/>
        </table:table-row>
        <table:table-row table:style-name="ro5">
          <table:table-cell office:value-type="string">
            <text:p>dialog_tutorial</text:p>
          </table:table-cell>
          <table:table-cell office:value-type="string">
            <text:p>I'm an expert adventurer! I don't need any help.</text:p>
          </table:table-cell>
          <table:table-cell table:style-name="ce13" office:value-type="string">
            <text:p>Je suis un aventurier hors pair ! Je n'ai pas besoin d'aide.</text:p>
          </table:table-cell>
          <table:table-cell office:value-type="string">
            <text:p>Ah, no. It's just pyrite.</text:p>
          </table:table-cell>
          <table:table-cell office:value-type="string">
            <text:p>Ah non. C'est juste de la pyrite.</text:p>
          </table:table-cell>
          <table:table-cell table:number-columns-repeated="1019"/>
        </table:table-row>
        <table:table-row table:style-name="ro5">
          <table:table-cell office:value-type="string">
            <text:p>dialog_tutorial</text:p>
          </table:table-cell>
          <table:table-cell office:value-type="string">
            <text:p>I'm an expert adventurer! I don't need any help.</text:p>
          </table:table-cell>
          <table:table-cell table:style-name="ce13" office:value-type="string">
            <text:p>Je suis un aventurier hors pair ! Je n'ai pas besoin d'aide.</text:p>
          </table:table-cell>
          <table:table-cell office:value-type="string">
            <text:p>Don't be fooled by appearances. It could be more useful than you can imagine.</text:p>
          </table:table-cell>
          <table:table-cell office:value-type="string">
            <text:p>Ne vous laissez pas avoir par les apparences. Il pourrait être plus utile que vous l'imaginez.</text:p>
          </table:table-cell>
          <table:table-cell table:number-columns-repeated="1019"/>
        </table:table-row>
        <table:table-row table:style-name="ro5">
          <table:table-cell office:value-type="string">
            <text:p>dialog_tutorial</text:p>
          </table:table-cell>
          <table:table-cell office:value-type="string">
            <text:p>I'm an expert adventurer! I don't need any help.</text:p>
          </table:table-cell>
          <table:table-cell table:style-name="ce13" office:value-type="string">
            <text:p>Je suis un aventurier hors pair ! Je n'ai pas besoin d'aide.</text:p>
          </table:table-cell>
          <table:table-cell office:value-type="string">
            <text:p>See you soon.</text:p>
          </table:table-cell>
          <table:table-cell office:value-type="string">
            <text:p>À bientôt.</text:p>
          </table:table-cell>
          <table:table-cell table:number-columns-repeated="1019"/>
        </table:table-row>
        <table:table-row table:style-name="ro1">
          <table:table-cell table:number-columns-repeated="1024"/>
        </table:table-row>
        <table:table-row table:style-name="ro3">
          <table:table-cell office:value-type="string">
            <text:p>dialog_Z8</text:p>
          </table:table-cell>
          <table:table-cell office:value-type="string">
            <text:p>Computer, update.</text:p>
          </table:table-cell>
          <table:table-cell table:style-name="ce13" office:value-type="string">
            <text:p>Ordinateur, mise à jour.</text:p>
          </table:table-cell>
          <table:table-cell office:value-type="string">
            <text:p>Computer, update.</text:p>
          </table:table-cell>
          <table:table-cell office:value-type="string">
            <text:p>Ordinateur, mise à jour.</text:p>
          </table:table-cell>
          <table:table-cell table:number-columns-repeated="1019"/>
        </table:table-row>
        <table:table-row table:style-name="ro3">
          <table:table-cell office:value-type="string">
            <text:p>dialog_Z8</text:p>
          </table:table-cell>
          <table:table-cell office:value-type="string">
            <text:p>Computer, update.</text:p>
          </table:table-cell>
          <table:table-cell table:style-name="ce13" office:value-type="string">
            <text:p>Ordinateur, mise à jour.</text:p>
          </table:table-cell>
          <table:table-cell office:value-type="string">
            <text:p>The situation is under control, Sir.</text:p>
          </table:table-cell>
          <table:table-cell office:value-type="string">
            <text:p>La situation est sous contrôle.</text:p>
          </table:table-cell>
          <table:table-cell table:number-columns-repeated="1019"/>
        </table:table-row>
        <table:table-row table:style-name="ro5">
          <table:table-cell office:value-type="string">
            <text:p>dialog_Z8</text:p>
          </table:table-cell>
          <table:table-cell office:value-type="string">
            <text:p>Computer, update.</text:p>
          </table:table-cell>
          <table:table-cell table:style-name="ce13" office:value-type="string">
            <text:p>Ordinateur, mise à jour.</text:p>
          </table:table-cell>
          <table:table-cell office:value-type="string">
            <text:p>There are no circumstances that could jeopardize the bystanders' safety, or the correct operation of home devices.</text:p>
          </table:table-cell>
          <table:table-cell table:style-name="ce7" office:value-type="string">
            <text:p>Aucune circonstance ne pourrait compromettre la sécurité des témoins ou le bon fonctionnement des appareils domestiques.</text:p>
          </table:table-cell>
          <table:table-cell table:number-columns-repeated="1019"/>
        </table:table-row>
        <table:table-row table:style-name="ro3">
          <table:table-cell office:value-type="string">
            <text:p>dialog_Z8</text:p>
          </table:table-cell>
          <table:table-cell office:value-type="string">
            <text:p>Computer, update.</text:p>
          </table:table-cell>
          <table:table-cell table:style-name="ce13" office:value-type="string">
            <text:p>Ordinateur, mise à jour.</text:p>
          </table:table-cell>
          <table:table-cell office:value-type="string">
            <text:p>Well done, soldier! At ease.</text:p>
          </table:table-cell>
          <table:table-cell office:value-type="string">
            <text:p>Bien joué, soldat ! Repos.</text:p>
          </table:table-cell>
          <table:table-cell table:number-columns-repeated="1019"/>
        </table:table-row>
        <table:table-row table:style-name="ro1">
          <table:table-cell table:number-columns-repeated="1024"/>
        </table:table-row>
        <table:table-row table:style-name="ro3">
          <table:table-cell office:value-type="string">
            <text:p>dialog_Z8</text:p>
          </table:table-cell>
          <table:table-cell office:value-type="string">
            <text:p>Computer, deactivate!</text:p>
          </table:table-cell>
          <table:table-cell office:value-type="string">
            <text:p>Ordinateur, désactivation !</text:p>
          </table:table-cell>
          <table:table-cell office:value-type="string">
            <text:p>Computer, deactivate!</text:p>
          </table:table-cell>
          <table:table-cell office:value-type="string">
            <text:p>Ordinateur, désactivation !</text:p>
          </table:table-cell>
          <table:table-cell table:number-columns-repeated="1019"/>
        </table:table-row>
        <table:table-row table:style-name="ro3">
          <table:table-cell office:value-type="string">
            <text:p>dialog_Z8</text:p>
          </table:table-cell>
          <table:table-cell office:value-type="string">
            <text:p>Computer, deactivate!</text:p>
          </table:table-cell>
          <table:table-cell office:value-type="string">
            <text:p>Ordinateur, désactivation !</text:p>
          </table:table-cell>
          <table:table-cell office:value-type="string">
            <text:p>Negative, Sir. I can't disregard the duties for which I've been assembled, Sir.</text:p>
          </table:table-cell>
          <table:table-cell office:value-type="string">
            <text:p>Négatif, monsieur. Je ne peux pas ignorer les devoirs pour lesquels j'ai été assemblé, monsieur.</text:p>
          </table:table-cell>
          <table:table-cell table:number-columns-repeated="1019"/>
        </table:table-row>
        <table:table-row table:style-name="ro3">
          <table:table-cell office:value-type="string">
            <text:p>dialog_Z8</text:p>
          </table:table-cell>
          <table:table-cell office:value-type="string">
            <text:p>Computer, deactivate!</text:p>
          </table:table-cell>
          <table:table-cell office:value-type="string">
            <text:p>Ordinateur, désactivation !</text:p>
          </table:table-cell>
          <table:table-cell office:value-type="string">
            <text:p>Are you refusing to execute one of my orders, soldier?</text:p>
          </table:table-cell>
          <table:table-cell office:value-type="string">
            <text:p>Tu refuses d'exécuter un de mes ordres, soldat ?</text:p>
          </table:table-cell>
          <table:table-cell table:number-columns-repeated="1019"/>
        </table:table-row>
        <table:table-row table:style-name="ro3">
          <table:table-cell office:value-type="string">
            <text:p>dialog_Z8</text:p>
          </table:table-cell>
          <table:table-cell office:value-type="string">
            <text:p>Computer, deactivate!</text:p>
          </table:table-cell>
          <table:table-cell office:value-type="string">
            <text:p>Ordinateur, désactivation !</text:p>
          </table:table-cell>
          <table:table-cell office:value-type="string">
            <text:p>I'm sorry, Sir. I can't do differently, Sir.</text:p>
          </table:table-cell>
          <table:table-cell office:value-type="string">
            <text:p>Je suis désolé monsieur. Je ne peux pas faire autrement, monsieur.</text:p>
          </table:table-cell>
          <table:table-cell table:number-columns-repeated="1019"/>
        </table:table-row>
        <table:table-row table:style-name="ro1">
          <table:table-cell table:number-columns-repeated="1024"/>
        </table:table-row>
        <table:table-row table:style-name="ro3">
          <table:table-cell office:value-type="string">
            <text:p>dialog_Z8</text:p>
          </table:table-cell>
          <table:table-cell office:value-type="string">
            <text:p>Computer, detailed work history.</text:p>
          </table:table-cell>
          <table:table-cell office:value-type="string">
            <text:p>Ordinateur, historique détaillé des tâches</text:p>
          </table:table-cell>
          <table:table-cell office:value-type="string">
            <text:p>Computer, detailed work history.</text:p>
          </table:table-cell>
          <table:table-cell office:value-type="string">
            <text:p>Ordinateur, historique détaillé des tâches</text:p>
          </table:table-cell>
          <table:table-cell table:number-columns-repeated="1019"/>
        </table:table-row>
        <table:table-row table:style-name="ro3">
          <table:table-cell office:value-type="string">
            <text:p>dialog_Z8</text:p>
          </table:table-cell>
          <table:table-cell office:value-type="string">
            <text:p>Computer, detailed work history.</text:p>
          </table:table-cell>
          <table:table-cell office:value-type="string">
            <text:p>Ordinateur, historique détaillé des tâches</text:p>
          </table:table-cell>
          <table:table-cell office:value-type="string">
            <text:p>2 years, 2 months and 21 days of duty, Sir.</text:p>
          </table:table-cell>
          <table:table-cell office:value-type="string">
            <text:p>2 ans, 2 mois et 21 jours de service, monsieur.</text:p>
          </table:table-cell>
          <table:table-cell table:number-columns-repeated="1019"/>
        </table:table-row>
        <table:table-row table:style-name="ro3">
          <table:table-cell office:value-type="string">
            <text:p>dialog_Z8</text:p>
          </table:table-cell>
          <table:table-cell office:value-type="string">
            <text:p>Computer, detailed work history.</text:p>
          </table:table-cell>
          <table:table-cell office:value-type="string">
            <text:p>Ordinateur, historique détaillé des tâches</text:p>
          </table:table-cell>
          <table:table-cell office:value-type="string">
            <text:p>9 accidents, 24 household mishaps, 5 fires prevented, Sir.</text:p>
          </table:table-cell>
          <table:table-cell office:value-type="string">
            <text:p>9 accidents, 24 mésaventures domestiques, 5 feux empêchés, monsieur.</text:p>
          </table:table-cell>
          <table:table-cell table:number-columns-repeated="1019"/>
        </table:table-row>
        <table:table-row table:style-name="ro3">
          <table:table-cell office:value-type="string">
            <text:p>dialog_Z8</text:p>
          </table:table-cell>
          <table:table-cell office:value-type="string">
            <text:p>Computer, detailed work history.</text:p>
          </table:table-cell>
          <table:table-cell office:value-type="string">
            <text:p>Ordinateur, historique détaillé des tâches</text:p>
          </table:table-cell>
          <table:table-cell office:value-type="string">
            <text:p>And what about the time you almost killed the cat?</text:p>
          </table:table-cell>
          <table:table-cell office:value-type="string">
            <text:p>Et le moment où tu as presque tué le chat ?</text:p>
          </table:table-cell>
          <table:table-cell table:number-columns-repeated="1019"/>
        </table:table-row>
        <table:table-row table:style-name="ro3">
          <table:table-cell office:value-type="string">
            <text:p>dialog_Z8</text:p>
          </table:table-cell>
          <table:table-cell office:value-type="string">
            <text:p>Computer, detailed work history.</text:p>
          </table:table-cell>
          <table:table-cell office:value-type="string">
            <text:p>Ordinateur, historique détaillé des tâches</text:p>
          </table:table-cell>
          <table:table-cell office:value-type="string">
            <text:p>You smoked some of the 'herbs' in the living room, didn't you, soldier?</text:p>
          </table:table-cell>
          <table:table-cell office:value-type="string">
            <text:p>Tu as fumé certaines « herbes » dans le salon, n'est-ce pas, soldat ?</text:p>
          </table:table-cell>
          <table:table-cell table:number-columns-repeated="1019"/>
        </table:table-row>
        <table:table-row table:style-name="ro3">
          <table:table-cell office:value-type="string">
            <text:p>dialog_Z8</text:p>
          </table:table-cell>
          <table:table-cell office:value-type="string">
            <text:p>Computer, detailed work history.</text:p>
          </table:table-cell>
          <table:table-cell office:value-type="string">
            <text:p>Ordinateur, historique détaillé des tâches</text:p>
          </table:table-cell>
          <table:table-cell office:value-type="string">
            <text:p>I'm embarrassed for what happened, Sir. Sorry again, Sir.</text:p>
          </table:table-cell>
          <table:table-cell office:value-type="string">
            <text:p>Je suis embarrassé de ce qui s'est passé, monsieur. Désolé encore, monsieur.</text:p>
          </table:table-cell>
          <table:table-cell table:number-columns-repeated="1019"/>
        </table:table-row>
        <table:table-row table:style-name="ro1">
          <table:table-cell table:number-columns-repeated="1024"/>
        </table:table-row>
        <table:table-row table:style-name="ro3">
          <table:table-cell office:value-type="string">
            <text:p>dialog_Z8</text:p>
          </table:table-cell>
          <table:table-cell office:value-type="string">
            <text:p>Computer, recall origin of service.</text:p>
          </table:table-cell>
          <table:table-cell office:value-type="string">
            <text:p>Ordinateur, cause de la mise en service</text:p>
          </table:table-cell>
          <table:table-cell office:value-type="string">
            <text:p>Computer, recall origin of service.</text:p>
          </table:table-cell>
          <table:table-cell office:value-type="string">
            <text:p>Ordinateur, cause de la mise en service</text:p>
          </table:table-cell>
          <table:table-cell table:number-columns-repeated="1019"/>
        </table:table-row>
        <table:table-row table:style-name="ro3">
          <table:table-cell office:value-type="string">
            <text:p>dialog_Z8</text:p>
          </table:table-cell>
          <table:table-cell office:value-type="string">
            <text:p>Computer, recall origin of service.</text:p>
          </table:table-cell>
          <table:table-cell office:value-type="string">
            <text:p>Ordinateur, cause de la mise en service</text:p>
          </table:table-cell>
          <table:table-cell office:value-type="string">
            <text:p>I'm here due to a fire caused by the combustion of red-hot oil from a pan with some water.</text:p>
          </table:table-cell>
          <table:table-cell office:value-type="string">
            <text:p>Je suis ici en raison d'un incendie causé par la mise en contact d'huile bouillante avec de l'eau.</text:p>
          </table:table-cell>
          <table:table-cell table:number-columns-repeated="1019"/>
        </table:table-row>
        <table:table-row table:style-name="ro3">
          <table:table-cell office:value-type="string">
            <text:p>dialog_Z8</text:p>
          </table:table-cell>
          <table:table-cell office:value-type="string">
            <text:p>Computer, recall origin of service.</text:p>
          </table:table-cell>
          <table:table-cell office:value-type="string">
            <text:p>Ordinateur, cause de la mise en service</text:p>
          </table:table-cell>
          <table:table-cell office:value-type="string">
            <text:p>A mammoth blaze indeed, soldier.</text:p>
          </table:table-cell>
          <table:table-cell office:value-type="string">
            <text:p>Un incendie de mammouth en effet, soldat.</text:p>
          </table:table-cell>
          <table:table-cell table:number-columns-repeated="1019"/>
        </table:table-row>
        <table:table-row table:style-name="ro3">
          <table:table-cell office:value-type="string">
            <text:p>dialog_Z8</text:p>
          </table:table-cell>
          <table:table-cell office:value-type="string">
            <text:p>Computer, recall origin of service.</text:p>
          </table:table-cell>
          <table:table-cell office:value-type="string">
            <text:p>Ordinateur, cause de la mise en service</text:p>
          </table:table-cell>
          <table:table-cell office:value-type="string">
            <text:p>Four firetrucks, two ambulances, one FBI unit rushed in a matter of ten minutes, Sir.</text:p>
          </table:table-cell>
          <table:table-cell office:value-type="string">
            <text:p>Quatre camions de pompiers, deux ambulances, une unité du FBI se sont précipités ici en dix minutes, monsieur.</text:p>
          </table:table-cell>
          <table:table-cell table:number-columns-repeated="1019"/>
        </table:table-row>
        <table:table-row table:style-name="ro5">
          <table:table-cell office:value-type="string">
            <text:p>dialog_Z8</text:p>
          </table:table-cell>
          <table:table-cell office:value-type="string">
            <text:p>Computer, recall origin of service.</text:p>
          </table:table-cell>
          <table:table-cell office:value-type="string">
            <text:p>Ordinateur, cause de la mise en service</text:p>
          </table:table-cell>
          <table:table-cell office:value-type="string">
            <text:p>And a team of doctors without borders which, alarmed by the general mayhem, deemed fit to show its support.</text:p>
          </table:table-cell>
          <table:table-cell office:value-type="string">
            <text:p>Et une équipe de médecins sans frontières qui, alarmée par le chaos général, a jugé bon de montrer son soutien.</text:p>
          </table:table-cell>
          <table:table-cell table:number-columns-repeated="1019"/>
        </table:table-row>
        <table:table-row table:style-name="ro1">
          <table:table-cell table:number-columns-repeated="1024"/>
        </table:table-row>
        <table:table-row table:style-name="ro4">
          <table:table-cell office:value-type="string">
            <text:p>dialog_Z8</text:p>
          </table:table-cell>
          <table:table-cell office:value-type="string">
            <text:p>Computer, dismiss.</text:p>
          </table:table-cell>
          <table:table-cell table:style-name="ce12" office:value-type="string">
            <text:p>Ordinateur, rompez.</text:p>
          </table:table-cell>
          <table:table-cell office:value-type="string">
            <text:p>Computer, dismiss.</text:p>
          </table:table-cell>
          <table:table-cell table:style-name="ce6" office:value-type="string">
            <text:p>Ordinateur, rompez.</text:p>
          </table:table-cell>
          <table:table-cell table:number-columns-repeated="1019"/>
        </table:table-row>
        <table:table-row table:style-name="ro1">
          <table:table-cell table:number-columns-repeated="1024"/>
        </table:table-row>
        <table:table-row table:style-name="ro3">
          <table:table-cell office:value-type="string">
            <text:p>dialog_zombie</text:p>
          </table:table-cell>
          <table:table-cell office:value-type="string">
            <text:p>What happened to your head?</text:p>
          </table:table-cell>
          <table:table-cell table:style-name="ce13" office:value-type="string">
            <text:p>Qu'est-il arrivé à votre tête ?</text:p>
          </table:table-cell>
          <table:table-cell office:value-type="string">
            <text:p>What happened to your head?</text:p>
          </table:table-cell>
          <table:table-cell table:style-name="ce13" office:value-type="string">
            <text:p>Qu'est-il arrivé à votre tête ?</text:p>
          </table:table-cell>
          <table:table-cell table:number-columns-repeated="1019"/>
        </table:table-row>
        <table:table-row table:style-name="ro3">
          <table:table-cell office:value-type="string">
            <text:p>dialog_zombie</text:p>
          </table:table-cell>
          <table:table-cell office:value-type="string">
            <text:p>What happened to your head?</text:p>
          </table:table-cell>
          <table:table-cell table:style-name="ce13" office:value-type="string">
            <text:p>Qu'est-il arrivé à votre tête ?</text:p>
          </table:table-cell>
          <table:table-cell office:value-type="string">
            <text:p>My dear, I'm a zombie. I'm decomposing.</text:p>
          </table:table-cell>
          <table:table-cell office:value-type="string">
            <text:p>Mon cher, je suis un zombie. Je me décompose.</text:p>
          </table:table-cell>
          <table:table-cell table:number-columns-repeated="1019"/>
        </table:table-row>
        <table:table-row table:style-name="ro3">
          <table:table-cell office:value-type="string">
            <text:p>dialog_zombie</text:p>
          </table:table-cell>
          <table:table-cell office:value-type="string">
            <text:p>What happened to your head?</text:p>
          </table:table-cell>
          <table:table-cell table:style-name="ce13" office:value-type="string">
            <text:p>Qu'est-il arrivé à votre tête ?</text:p>
          </table:table-cell>
          <table:table-cell office:value-type="string">
            <text:p>Yes, I read the hotspot label, but... it was hard to believe.</text:p>
          </table:table-cell>
          <table:table-cell office:value-type="string">
            <text:p>Oui, j'ai lu l'inscription du jeu, mais... ça me semblait difficile à croire.</text:p>
          </table:table-cell>
          <table:table-cell table:number-columns-repeated="1019"/>
        </table:table-row>
        <table:table-row table:style-name="ro3">
          <table:table-cell office:value-type="string">
            <text:p>dialog_zombie</text:p>
          </table:table-cell>
          <table:table-cell office:value-type="string">
            <text:p>What happened to your head?</text:p>
          </table:table-cell>
          <table:table-cell table:style-name="ce13" office:value-type="string">
            <text:p>Qu'est-il arrivé à votre tête ?</text:p>
          </table:table-cell>
          <table:table-cell office:value-type="string">
            <text:p>Ohh, sweetie pie, you're making me blush.</text:p>
          </table:table-cell>
          <table:table-cell office:value-type="string">
            <text:p>Ohhh... Mon chou, vous me faites rougir.</text:p>
          </table:table-cell>
          <table:table-cell table:number-columns-repeated="1019"/>
        </table:table-row>
        <table:table-row table:style-name="ro5">
          <table:table-cell office:value-type="string">
            <text:p>dialog_zombie</text:p>
          </table:table-cell>
          <table:table-cell office:value-type="string">
            <text:p>What happened to your head?</text:p>
          </table:table-cell>
          <table:table-cell table:style-name="ce13" office:value-type="string">
            <text:p>Qu'est-il arrivé à votre tête ?</text:p>
          </table:table-cell>
          <table:table-cell office:value-type="string">
            <text:p>But, then again... it's normal to cause confusion when you're lucky enough to putrefy in such a sublime way.</text:p>
          </table:table-cell>
          <table:table-cell table:style-name="ce7" office:value-type="string">
            <text:p>Mais effectivement, il est tout à fait normal de se poser la question quand on a la chance de se putréfier de façon aussi sublime.</text:p>
          </table:table-cell>
          <table:table-cell table:number-columns-repeated="1019"/>
        </table:table-row>
        <table:table-row table:style-name="ro3">
          <table:table-cell office:value-type="string">
            <text:p>dialog_zombie</text:p>
          </table:table-cell>
          <table:table-cell office:value-type="string">
            <text:p>What happened to your head?</text:p>
          </table:table-cell>
          <table:table-cell table:style-name="ce13" office:value-type="string">
            <text:p>Qu'est-il arrivé à votre tête ?</text:p>
          </table:table-cell>
          <table:table-cell office:value-type="string">
            <text:p>I could even be envious.</text:p>
          </table:table-cell>
          <table:table-cell office:value-type="string">
            <text:p>Je pourrais même vous envier.</text:p>
          </table:table-cell>
          <table:table-cell table:number-columns-repeated="1019"/>
        </table:table-row>
        <table:table-row table:style-name="ro1">
          <table:table-cell table:number-columns-repeated="1024"/>
        </table:table-row>
        <table:table-row table:style-name="ro5">
          <table:table-cell office:value-type="string">
            <text:p>dialog_zombie</text:p>
          </table:table-cell>
          <table:table-cell office:value-type="string">
            <text:p>So... you like brains, right?</text:p>
          </table:table-cell>
          <table:table-cell table:style-name="ce13" office:value-type="string">
            <text:p>Alors... vous aimez les cerveaux, n'est-ce pas ?</text:p>
          </table:table-cell>
          <table:table-cell office:value-type="string">
            <text:p>So... you like brains, right?</text:p>
          </table:table-cell>
          <table:table-cell table:style-name="ce13" office:value-type="string">
            <text:p>Alors... vous aimez les cerveaux, n'est-ce pas ?</text:p>
          </table:table-cell>
          <table:table-cell table:number-columns-repeated="1019"/>
        </table:table-row>
        <table:table-row table:style-name="ro5">
          <table:table-cell office:value-type="string">
            <text:p>dialog_zombie</text:p>
          </table:table-cell>
          <table:table-cell office:value-type="string">
            <text:p>So... you like brains, right?</text:p>
          </table:table-cell>
          <table:table-cell table:style-name="ce13" office:value-type="string">
            <text:p>Alors... vous aimez les cerveaux, n'est-ce pas ?</text:p>
          </table:table-cell>
          <table:table-cell office:value-type="string">
            <text:p>Of course, pretty bones. I LOVE brains.</text:p>
          </table:table-cell>
          <table:table-cell office:value-type="string">
            <text:p>Bien sûr, jolis os. J'ADORE les cerveaux.</text:p>
          </table:table-cell>
          <table:table-cell table:number-columns-repeated="1019"/>
        </table:table-row>
        <table:table-row table:style-name="ro5">
          <table:table-cell office:value-type="string">
            <text:p>dialog_zombie</text:p>
          </table:table-cell>
          <table:table-cell office:value-type="string">
            <text:p>So... you like brains, right?</text:p>
          </table:table-cell>
          <table:table-cell table:style-name="ce13" office:value-type="string">
            <text:p>Alors... vous aimez les cerveaux, n'est-ce pas ?</text:p>
          </table:table-cell>
          <table:table-cell office:value-type="string">
            <text:p>But only the male ones... if you know what I mean.</text:p>
          </table:table-cell>
          <table:table-cell office:value-type="string">
            <text:p>Mais seulement les cerveaux mâles, si vous voyez ce que je veux dire.</text:p>
          </table:table-cell>
          <table:table-cell table:number-columns-repeated="1019"/>
        </table:table-row>
        <table:table-row table:style-name="ro5">
          <table:table-cell office:value-type="string">
            <text:p>dialog_zombie</text:p>
          </table:table-cell>
          <table:table-cell office:value-type="string">
            <text:p>So... you like brains, right?</text:p>
          </table:table-cell>
          <table:table-cell table:style-name="ce13" office:value-type="string">
            <text:p>Alors... vous aimez les cerveaux, n'est-ce pas ?</text:p>
          </table:table-cell>
          <table:table-cell office:value-type="string">
            <text:p>Only too well.</text:p>
          </table:table-cell>
          <table:table-cell office:value-type="string">
            <text:p>Absolument.</text:p>
          </table:table-cell>
          <table:table-cell table:number-columns-repeated="1019"/>
        </table:table-row>
        <table:table-row table:style-name="ro1">
          <table:table-cell table:number-columns-repeated="1024"/>
        </table:table-row>
        <table:table-row table:style-name="ro3">
          <table:table-cell office:value-type="string">
            <text:p>dialog_zombie</text:p>
          </table:table-cell>
          <table:table-cell office:value-type="string">
            <text:p>Nice dress...</text:p>
          </table:table-cell>
          <table:table-cell table:style-name="ce13" office:value-type="string">
            <text:p>Jolie tenue…</text:p>
          </table:table-cell>
          <table:table-cell office:value-type="string">
            <text:p>Nice dress...</text:p>
          </table:table-cell>
          <table:table-cell table:style-name="ce13" office:value-type="string">
            <text:p>Jolie tenue…</text:p>
          </table:table-cell>
          <table:table-cell table:number-columns-repeated="1019"/>
        </table:table-row>
        <table:table-row table:style-name="ro3">
          <table:table-cell office:value-type="string">
            <text:p>dialog_zombie</text:p>
          </table:table-cell>
          <table:table-cell office:value-type="string">
            <text:p>Nice dress...</text:p>
          </table:table-cell>
          <table:table-cell table:style-name="ce13" office:value-type="string">
            <text:p>Jolie tenue…</text:p>
          </table:table-cell>
          <table:table-cell office:value-type="string">
            <text:p>I wore it on the day of my wedding.</text:p>
          </table:table-cell>
          <table:table-cell office:value-type="string">
            <text:p>Je l'ai portée le jour de mon mariage.</text:p>
          </table:table-cell>
          <table:table-cell table:number-columns-repeated="1019"/>
        </table:table-row>
        <table:table-row table:style-name="ro3">
          <table:table-cell office:value-type="string">
            <text:p>dialog_zombie</text:p>
          </table:table-cell>
          <table:table-cell office:value-type="string">
            <text:p>Nice dress...</text:p>
          </table:table-cell>
          <table:table-cell table:style-name="ce13" office:value-type="string">
            <text:p>Jolie tenue…</text:p>
          </table:table-cell>
          <table:table-cell office:value-type="string">
            <text:p>I guess it's a memory you really care about.</text:p>
          </table:table-cell>
          <table:table-cell office:value-type="string">
            <text:p>Je suppose que c'est un souvenir qui vous tient à cœur.</text:p>
          </table:table-cell>
          <table:table-cell table:number-columns-repeated="1019"/>
        </table:table-row>
        <table:table-row table:style-name="ro3">
          <table:table-cell office:value-type="string">
            <text:p>dialog_zombie</text:p>
          </table:table-cell>
          <table:table-cell office:value-type="string">
            <text:p>Nice dress...</text:p>
          </table:table-cell>
          <table:table-cell table:style-name="ce13" office:value-type="string">
            <text:p>Jolie tenue…</text:p>
          </table:table-cell>
          <table:table-cell office:value-type="string">
            <text:p>Obviously, considering it's the same day I committed suicide.</text:p>
          </table:table-cell>
          <table:table-cell office:value-type="string">
            <text:p>Évidemment, puisque c'est le jour même où je me suis suicidé.</text:p>
          </table:table-cell>
          <table:table-cell table:number-columns-repeated="1019"/>
        </table:table-row>
        <table:table-row table:style-name="ro3">
          <table:table-cell office:value-type="string">
            <text:p>dialog_zombie</text:p>
          </table:table-cell>
          <table:table-cell office:value-type="string">
            <text:p>Nice dress...</text:p>
          </table:table-cell>
          <table:table-cell table:style-name="ce13" office:value-type="string">
            <text:p>Jolie tenue…</text:p>
          </table:table-cell>
          <table:table-cell office:value-type="string">
            <text:p>Forgive me, I didn't know.</text:p>
          </table:table-cell>
          <table:table-cell office:value-type="string">
            <text:p>Pardonnez-moi, je ne savais pas.</text:p>
          </table:table-cell>
          <table:table-cell table:number-columns-repeated="1019"/>
        </table:table-row>
        <table:table-row table:style-name="ro3">
          <table:table-cell office:value-type="string">
            <text:p>dialog_zombie</text:p>
          </table:table-cell>
          <table:table-cell office:value-type="string">
            <text:p>Nice dress...</text:p>
          </table:table-cell>
          <table:table-cell table:style-name="ce13" office:value-type="string">
            <text:p>Jolie tenue…</text:p>
          </table:table-cell>
          <table:table-cell office:value-type="string">
            <text:p>Cyanide, for the record.</text:p>
          </table:table-cell>
          <table:table-cell office:value-type="string">
            <text:p>Cyanure, pour information.</text:p>
          </table:table-cell>
          <table:table-cell table:number-columns-repeated="1019"/>
        </table:table-row>
        <table:table-row table:style-name="ro3">
          <table:table-cell office:value-type="string">
            <text:p>dialog_zombie</text:p>
          </table:table-cell>
          <table:table-cell office:value-type="string">
            <text:p>Nice dress...</text:p>
          </table:table-cell>
          <table:table-cell table:style-name="ce13" office:value-type="string">
            <text:p>Jolie tenue…</text:p>
          </table:table-cell>
          <table:table-cell office:value-type="string">
            <text:p>She was incredibly beautiful, but she wasn't exactly my type.</text:p>
          </table:table-cell>
          <table:table-cell office:value-type="string">
            <text:p>Elle était incroyablement belle, mais elle n'était pas vraiment mon type.</text:p>
          </table:table-cell>
          <table:table-cell table:number-columns-repeated="1019"/>
        </table:table-row>
        <table:table-row table:style-name="ro3">
          <table:table-cell office:value-type="string">
            <text:p>dialog_zombie</text:p>
          </table:table-cell>
          <table:table-cell table:style-name="ce13" office:value-type="string">
            <text:p>Nice dress...</text:p>
          </table:table-cell>
          <table:table-cell table:style-name="ce13" office:value-type="string">
            <text:p>Jolie tenue…</text:p>
          </table:table-cell>
          <table:table-cell table:style-name="ce13" office:value-type="string">
            <text:p>I suppose it wasn't about the color of her hair...</text:p>
          </table:table-cell>
          <table:table-cell office:value-type="string">
            <text:p>Je suppose que ça n'était pas à cause de sa couleur de cheveux...</text:p>
          </table:table-cell>
          <table:table-cell table:number-columns-repeated="1019"/>
        </table:table-row>
        <table:table-row table:style-name="ro5">
          <table:table-cell office:value-type="string">
            <text:p>dialog_zombie</text:p>
          </table:table-cell>
          <table:table-cell office:value-type="string">
            <text:p>Nice dress...</text:p>
          </table:table-cell>
          <table:table-cell table:style-name="ce13" office:value-type="string">
            <text:p>Jolie tenue…</text:p>
          </table:table-cell>
          <table:table-cell office:value-type="string">
            <text:p>And I couldn't stand that she had smoother skin than mine. I just couldn't wrap my brain around it.</text:p>
          </table:table-cell>
          <table:table-cell table:style-name="ce7" office:value-type="string">
            <text:p>Je ne pouvais pas supporter qu'elle ait une peau plus lisse que la mienne. J'avais du mal à m'y faire.</text:p>
          </table:table-cell>
          <table:table-cell table:number-columns-repeated="1019"/>
        </table:table-row>
        <table:table-row table:style-name="ro1">
          <table:table-cell table:number-columns-repeated="1024"/>
        </table:table-row>
        <table:table-row table:style-name="ro3">
          <table:table-cell office:value-type="string">
            <text:p>dialog_zombie</text:p>
          </table:table-cell>
          <table:table-cell office:value-type="string">
            <text:p>What are you doing locked in here?</text:p>
          </table:table-cell>
          <table:table-cell table:style-name="ce13" office:value-type="string">
            <text:p>Que faites-vous enfermé ici ?</text:p>
          </table:table-cell>
          <table:table-cell office:value-type="string">
            <text:p>What are you doing locked in here?</text:p>
          </table:table-cell>
          <table:table-cell table:style-name="ce13" office:value-type="string">
            <text:p>Que faites-vous enfermé ici ?</text:p>
          </table:table-cell>
          <table:table-cell table:number-columns-repeated="1019"/>
        </table:table-row>
        <table:table-row table:style-name="ro3">
          <table:table-cell office:value-type="string">
            <text:p>dialog_zombie</text:p>
          </table:table-cell>
          <table:table-cell office:value-type="string">
            <text:p>What are you doing locked in here?</text:p>
          </table:table-cell>
          <table:table-cell table:style-name="ce13" office:value-type="string">
            <text:p>Que faites-vous enfermé ici ?</text:p>
          </table:table-cell>
          <table:table-cell office:value-type="string">
            <text:p>This was the crypt of my family once, so I was buried here.</text:p>
          </table:table-cell>
          <table:table-cell office:value-type="string">
            <text:p>C'était la crypte de ma famille autrefois, alors j'ai été enterré ici.</text:p>
          </table:table-cell>
          <table:table-cell table:number-columns-repeated="1019"/>
        </table:table-row>
        <table:table-row table:style-name="ro3">
          <table:table-cell office:value-type="string">
            <text:p>dialog_zombie</text:p>
          </table:table-cell>
          <table:table-cell office:value-type="string">
            <text:p>What are you doing locked in here?</text:p>
          </table:table-cell>
          <table:table-cell table:style-name="ce13" office:value-type="string">
            <text:p>Que faites-vous enfermé ici ?</text:p>
          </table:table-cell>
          <table:table-cell office:value-type="string">
            <text:p>A long time ago, it seems. Exactly how old are you?</text:p>
          </table:table-cell>
          <table:table-cell office:value-type="string">
            <text:p>Il y a longtemps on dirait. Quel âge avez-vous exactement ?</text:p>
          </table:table-cell>
          <table:table-cell table:number-columns-repeated="1019"/>
        </table:table-row>
        <table:table-row table:style-name="ro3">
          <table:table-cell office:value-type="string">
            <text:p>dialog_zombie</text:p>
          </table:table-cell>
          <table:table-cell office:value-type="string">
            <text:p>What are you doing locked in here?</text:p>
          </table:table-cell>
          <table:table-cell table:style-name="ce13" office:value-type="string">
            <text:p>Que faites-vous enfermé ici ?</text:p>
          </table:table-cell>
          <table:table-cell office:value-type="string">
            <text:p>Don't be rude, darling. It's not polite to ask a zombie his age.</text:p>
          </table:table-cell>
          <table:table-cell office:value-type="string">
            <text:p>Ne soyez pas grossier, chéri. Ce n'est pas poli de demander son âge à un zombie.</text:p>
          </table:table-cell>
          <table:table-cell table:number-columns-repeated="1019"/>
        </table:table-row>
        <table:table-row table:style-name="ro3">
          <table:table-cell office:value-type="string">
            <text:p>dialog_zombie</text:p>
          </table:table-cell>
          <table:table-cell office:value-type="string">
            <text:p>What are you doing locked in here?</text:p>
          </table:table-cell>
          <table:table-cell table:style-name="ce13" office:value-type="string">
            <text:p>Que faites-vous enfermé ici ?</text:p>
          </table:table-cell>
          <table:table-cell office:value-type="string">
            <text:p>I humbly apologize.</text:p>
          </table:table-cell>
          <table:table-cell office:value-type="string">
            <text:p>Je m'excuse humblement.</text:p>
          </table:table-cell>
          <table:table-cell table:number-columns-repeated="1019"/>
        </table:table-row>
        <table:table-row table:style-name="ro1">
          <table:table-cell table:number-columns-repeated="1024"/>
        </table:table-row>
        <table:table-row table:style-name="ro3">
          <table:table-cell office:value-type="string">
            <text:p>dialog_zombie</text:p>
          </table:table-cell>
          <table:table-cell office:value-type="string">
            <text:p>You smell really good.</text:p>
          </table:table-cell>
          <table:table-cell table:style-name="ce13" office:value-type="string">
            <text:p>Vous sentez vraiment bon.</text:p>
          </table:table-cell>
          <table:table-cell office:value-type="string">
            <text:p>You smell really good.</text:p>
          </table:table-cell>
          <table:table-cell office:value-type="string">
            <text:p>Vous sentez vraiment bon.</text:p>
          </table:table-cell>
          <table:table-cell table:number-columns-repeated="1019"/>
        </table:table-row>
        <table:table-row table:style-name="ro3">
          <table:table-cell office:value-type="string">
            <text:p>dialog_zombie</text:p>
          </table:table-cell>
          <table:table-cell office:value-type="string">
            <text:p>You smell really good.</text:p>
          </table:table-cell>
          <table:table-cell table:style-name="ce13" office:value-type="string">
            <text:p>Vous sentez vraiment bon.</text:p>
          </table:table-cell>
          <table:table-cell office:value-type="string">
            <text:p>Oh, honey, slow down with the advance. Don't be so shameless.</text:p>
          </table:table-cell>
          <table:table-cell office:value-type="string">
            <text:p>Oh, chéri, doucement avec les avances. Ne soyez pas si effronté.</text:p>
          </table:table-cell>
          <table:table-cell table:number-columns-repeated="1019"/>
        </table:table-row>
        <table:table-row table:style-name="ro3">
          <table:table-cell office:value-type="string">
            <text:p>dialog_zombie</text:p>
          </table:table-cell>
          <table:table-cell office:value-type="string">
            <text:p>You smell really good.</text:p>
          </table:table-cell>
          <table:table-cell table:style-name="ce13" office:value-type="string">
            <text:p>Vous sentez vraiment bon.</text:p>
          </table:table-cell>
          <table:table-cell office:value-type="string">
            <text:p>I use a mix of bubble bath and body butter. They're really great.</text:p>
          </table:table-cell>
          <table:table-cell office:value-type="string">
            <text:p>J'utilise un mélange de bain moussant et de beurre corporel. C'est vraiment génial.</text:p>
          </table:table-cell>
          <table:table-cell table:number-columns-repeated="1019"/>
        </table:table-row>
        <table:table-row table:style-name="ro3">
          <table:table-cell office:value-type="string">
            <text:p>dialog_zombie</text:p>
          </table:table-cell>
          <table:table-cell office:value-type="string">
            <text:p>You smell really good.</text:p>
          </table:table-cell>
          <table:table-cell table:style-name="ce13" office:value-type="string">
            <text:p>Vous sentez vraiment bon.</text:p>
          </table:table-cell>
          <table:table-cell office:value-type="string">
            <text:p>Anyway, I must say that for a little bone like you, you smell good, too.</text:p>
          </table:table-cell>
          <table:table-cell office:value-type="string">
            <text:p>Quoi qu'il en soit, je dois dire que vous sentez aussi très bon pour un petit os comme vous.</text:p>
          </table:table-cell>
          <table:table-cell table:number-columns-repeated="1019"/>
        </table:table-row>
        <table:table-row table:style-name="ro1">
          <table:table-cell table:number-columns-repeated="1024"/>
        </table:table-row>
        <table:table-row table:style-name="ro3">
          <table:table-cell office:value-type="string">
            <text:p>dialog_zombie</text:p>
          </table:table-cell>
          <table:table-cell office:value-type="string">
            <text:p>I really have to go now.</text:p>
          </table:table-cell>
          <table:table-cell table:style-name="ce13" office:value-type="string">
            <text:p>Je dois vraiment y aller maintenant.</text:p>
          </table:table-cell>
          <table:table-cell office:value-type="string">
            <text:p>I really have to go now.</text:p>
          </table:table-cell>
          <table:table-cell office:value-type="string">
            <text:p>Je dois vraiment y aller maintenant.</text:p>
          </table:table-cell>
          <table:table-cell table:number-columns-repeated="1019"/>
        </table:table-row>
        <table:table-row table:style-name="ro3">
          <table:table-cell office:value-type="string">
            <text:p>dialog_zombie</text:p>
          </table:table-cell>
          <table:table-cell office:value-type="string">
            <text:p>I really have to go now.</text:p>
          </table:table-cell>
          <table:table-cell table:style-name="ce13" office:value-type="string">
            <text:p>Je dois vraiment y aller maintenant.</text:p>
          </table:table-cell>
          <table:table-cell office:value-type="string">
            <text:p>Come back and visit me sometime, little star.</text:p>
          </table:table-cell>
          <table:table-cell office:value-type="string">
            <text:p>Revenez me voir de temps en temps, petite étoile.</text:p>
          </table:table-cell>
          <table:table-cell table:number-columns-repeated="1019"/>
        </table:table-row>
        <table:table-row table:style-name="ro3" table:number-rows-repeated="1047566">
          <table:table-cell table:number-columns-repeated="1024"/>
        </table:table-row>
        <table:table-row table:style-name="ro3">
          <table:table-cell table:number-columns-repeated="1024"/>
        </table:table-row>
      </table:table>
      <table:table table:name="Cutscenes" table:style-name="ta5" table:print="false">
        <table:table-column table:style-name="co18" table:default-cell-style-name="Default"/>
        <table:table-column table:style-name="co19" table:default-cell-style-name="Default"/>
        <table:table-column table:style-name="co20" table:default-cell-style-name="Default"/>
        <table:table-column table:style-name="co5" table:number-columns-repeated="1021" table:default-cell-style-name="Default"/>
        <table:table-row table:style-name="ro1">
          <table:table-cell table:style-name="ce1" office:value-type="string">
            <text:p>NOME CUTSCENE</text:p>
          </table:table-cell>
          <table:table-cell office:value-type="string">
            <text:p>TESTO</text:p>
          </table:table-cell>
          <table:table-cell table:style-name="ce43" office:value-type="string">
            <text:p>FRENCH</text:p>
          </table:table-cell>
          <table:table-cell table:number-columns-repeated="1021"/>
        </table:table-row>
        <table:table-row table:style-name="ro1">
          <table:table-cell table:number-columns-repeated="1024"/>
        </table:table-row>
        <table:table-row table:style-name="ro1">
          <table:table-cell office:value-type="string">
            <text:p>accensione_catacomba</text:p>
          </table:table-cell>
          <table:table-cell office:value-type="string">
            <text:p>Automatic lighting system: activated.</text:p>
          </table:table-cell>
          <table:table-cell office:value-type="string">
            <text:p>Système d'éclairage automatique : activé</text:p>
          </table:table-cell>
          <table:table-cell table:number-columns-repeated="1021"/>
        </table:table-row>
        <table:table-row table:style-name="ro1">
          <table:table-cell table:number-columns-repeated="1024"/>
        </table:table-row>
        <table:table-row table:style-name="ro1">
          <table:table-cell office:value-type="string">
            <text:p>boogeyman</text:p>
          </table:table-cell>
          <table:table-cell office:value-type="string">
            <text:p>What the hell...?!?</text:p>
          </table:table-cell>
          <table:table-cell office:value-type="string">
            <text:p>Que se passe-t-il… ?!?</text:p>
          </table:table-cell>
          <table:table-cell table:number-columns-repeated="1021"/>
        </table:table-row>
        <table:table-row table:style-name="ro1">
          <table:table-cell table:number-columns-repeated="1024"/>
        </table:table-row>
        <table:table-row table:style-name="ro1">
          <table:table-cell office:value-type="string">
            <text:p>fuga_traslocatori</text:p>
          </table:table-cell>
          <table:table-cell office:value-type="string">
            <text:p>The water is tickling me... I like it.</text:p>
          </table:table-cell>
          <table:table-cell office:value-type="string">
            <text:p>L'eau me chatouille... J'adore ça.</text:p>
          </table:table-cell>
          <table:table-cell table:number-columns-repeated="1021"/>
        </table:table-row>
        <table:table-row table:style-name="ro1">
          <table:table-cell office:value-type="string">
            <text:p>fuga_traslocatori</text:p>
          </table:table-cell>
          <table:table-cell office:value-type="string">
            <text:p>Come on, let's get back to the van and get out of here.</text:p>
          </table:table-cell>
          <table:table-cell office:value-type="string">
            <text:p>Revenons à la camionnette et partons d'ici.</text:p>
          </table:table-cell>
          <table:table-cell table:number-columns-repeated="1021"/>
        </table:table-row>
        <table:table-row table:style-name="ro1">
          <table:table-cell table:number-columns-repeated="1024"/>
        </table:table-row>
        <table:table-row table:style-name="ro1">
          <table:table-cell office:value-type="string">
            <text:p>intro</text:p>
          </table:table-cell>
          <table:table-cell office:value-type="string">
            <text:p>Ronald and Skinny, as often happened, went out for a picnic together to spend the day in the neighborhood countryside.</text:p>
          </table:table-cell>
          <table:table-cell office:value-type="string">
            <text:p>Ronald et Skinny, comme souvent, partirent faire un pique-nique et passer la journée dans la campagne environnante.</text:p>
          </table:table-cell>
          <table:table-cell table:number-columns-repeated="1021"/>
        </table:table-row>
        <table:table-row table:style-name="ro1">
          <table:table-cell office:value-type="string">
            <text:p>intro</text:p>
          </table:table-cell>
          <table:table-cell office:value-type="string">
            <text:p>Suddenly, Ronald pulled a couple of little plums out of his basket and give one of them to his friend.</text:p>
          </table:table-cell>
          <table:table-cell office:value-type="string">
            <text:p>Soudain, Ronald tira deux petites prunes de son panier et en donna une à son ami.</text:p>
          </table:table-cell>
          <table:table-cell table:number-columns-repeated="1021"/>
        </table:table-row>
        <table:table-row table:style-name="ro1">
          <table:table-cell office:value-type="string">
            <text:p>intro</text:p>
          </table:table-cell>
          <table:table-cell office:value-type="string">
            <text:p>Hmmm... delicious.</text:p>
          </table:table-cell>
          <table:table-cell office:value-type="string">
            <text:p>Hummm... délicieux.</text:p>
          </table:table-cell>
          <table:table-cell table:number-columns-repeated="1021"/>
        </table:table-row>
        <table:table-row table:style-name="ro1">
          <table:table-cell office:value-type="string">
            <text:p>intro</text:p>
          </table:table-cell>
          <table:table-cell office:value-type="string">
            <text:p>Deliciously... LETHAL! *Muahahahahah*</text:p>
          </table:table-cell>
          <table:table-cell office:value-type="string">
            <text:p>Délicieusement… MORTEL ! *Mouahahahahah*</text:p>
          </table:table-cell>
          <table:table-cell table:number-columns-repeated="1021"/>
        </table:table-row>
        <table:table-row table:style-name="ro3">
          <table:table-cell office:value-type="string">
            <text:p>intro</text:p>
          </table:table-cell>
          <table:table-cell office:value-type="string">
            <text:p>(Note how the slow-motion makes everything more epic.)</text:p>
          </table:table-cell>
          <table:table-cell table:style-name="ce5" office:value-type="string">
            <text:p>(Notez comme le ralenti rend la scène encore plus épique.)</text:p>
          </table:table-cell>
          <table:table-cell table:number-columns-repeated="1021"/>
        </table:table-row>
        <table:table-row table:style-name="ro3">
          <table:table-cell office:value-type="string">
            <text:p>intro</text:p>
          </table:table-cell>
          <table:table-cell office:value-type="string">
            <text:p>The boy's corpse stayed there for hours, enveloped by blades of grass, until all of sudden... something... happened.</text:p>
          </table:table-cell>
          <table:table-cell table:style-name="ce7" office:value-type="string">
            <text:p>Le cadavre du garçon resta là pendant des heures, enveloppé par des brins d'herbe, quand soudain... quelque chose... arriva.</text:p>
          </table:table-cell>
          <table:table-cell table:number-columns-repeated="1021"/>
        </table:table-row>
        <table:table-row table:style-name="ro3">
          <table:table-cell office:value-type="string">
            <text:p>intro</text:p>
          </table:table-cell>
          <table:table-cell office:value-type="string">
            <text:p>A new spark was instilled in Skinny's body, reduced abruptly to a skeleton...</text:p>
          </table:table-cell>
          <table:table-cell table:style-name="ce7" office:value-type="string">
            <text:p>Une étincelle jaillit dans le corps de Skinny, le changeant soudainement en squelette...</text:p>
          </table:table-cell>
          <table:table-cell table:number-columns-repeated="1021"/>
        </table:table-row>
        <table:table-row table:style-name="ro5">
          <table:table-cell office:value-type="string">
            <text:p>intro</text:p>
          </table:table-cell>
          <table:table-cell office:value-type="string">
            <text:p>...and SLAMMED HIM inside Ronald's wardrobe, cursed to watch over his friend for the rest of his days. Or at least until today, when our story starts.</text:p>
          </table:table-cell>
          <table:table-cell table:style-name="ce7" office:value-type="string">
            <text:p>…condamné à rester dans l'armoire de Ronald et à veiller sur son ami pour le reste de ses jours. Ou du moins jusqu'à aujourd'hui, quand notre histoire commence.</text:p>
          </table:table-cell>
          <table:table-cell table:number-columns-repeated="1021"/>
        </table:table-row>
        <table:table-row table:style-name="ro1">
          <table:table-cell table:number-columns-repeated="2"/>
          <table:table-cell table:style-name="ce7"/>
          <table:table-cell table:number-columns-repeated="1021"/>
        </table:table-row>
        <table:table-row table:style-name="ro3">
          <table:table-cell office:value-type="string">
            <text:p>matrimonio</text:p>
          </table:table-cell>
          <table:table-cell office:value-type="string">
            <text:p>By the power vested in me by my father, I now pronounce you man and wife.</text:p>
          </table:table-cell>
          <table:table-cell table:style-name="ce7" office:value-type="string">
            <text:p>Par les pouvoirs qui me sont conférés par mon père, je vous déclare mari et femme.</text:p>
          </table:table-cell>
          <table:table-cell table:number-columns-repeated="1021"/>
        </table:table-row>
        <table:table-row table:style-name="ro3">
          <table:table-cell office:value-type="string">
            <text:p>matrimonio</text:p>
          </table:table-cell>
          <table:table-cell office:value-type="string">
            <text:p>And now come back home to update your relationship status on Facebook.</text:p>
          </table:table-cell>
          <table:table-cell table:style-name="ce5" office:value-type="string">
            <text:p>Et maintenant retournez vite à la maison pour mettre à jour votre statut de relation sur Facebook.</text:p>
          </table:table-cell>
          <table:table-cell table:number-columns-repeated="1021"/>
        </table:table-row>
        <table:table-row table:style-name="ro1">
          <table:table-cell table:number-columns-repeated="2"/>
          <table:table-cell table:style-name="ce5"/>
          <table:table-cell table:number-columns-repeated="1021"/>
        </table:table-row>
        <table:table-row table:style-name="ro3">
          <table:table-cell office:value-type="string">
            <text:p>outro3</text:p>
          </table:table-cell>
          <table:table-cell office:value-type="string">
            <text:p>Skinny, wait! Don't go!</text:p>
          </table:table-cell>
          <table:table-cell table:style-name="ce5" office:value-type="string">
            <text:p>Skinny, attends ! Ne pars pas !</text:p>
          </table:table-cell>
          <table:table-cell table:number-columns-repeated="1021"/>
        </table:table-row>
        <table:table-row table:style-name="ro1">
          <table:table-cell table:number-columns-repeated="2"/>
          <table:table-cell table:style-name="ce5"/>
          <table:table-cell table:number-columns-repeated="1021"/>
        </table:table-row>
        <table:table-row table:style-name="ro3">
          <table:table-cell office:value-type="string">
            <text:p>outro4</text:p>
          </table:table-cell>
          <table:table-cell office:value-type="string">
            <text:p>This party really died.</text:p>
          </table:table-cell>
          <table:table-cell table:style-name="ce5" office:value-type="string">
            <text:p>Cette fête est vraiment mortelle.</text:p>
          </table:table-cell>
          <table:table-cell table:number-columns-repeated="1021"/>
        </table:table-row>
        <table:table-row table:style-name="ro3">
          <table:table-cell office:value-type="string">
            <text:p>outro4</text:p>
          </table:table-cell>
          <table:table-cell office:value-type="string">
            <text:p>Ah, yes... I almost forgot.</text:p>
          </table:table-cell>
          <table:table-cell table:style-name="ce5" office:value-type="string">
            <text:p>Ah, oui ... j'avais oublié.</text:p>
          </table:table-cell>
          <table:table-cell table:number-columns-repeated="1021"/>
        </table:table-row>
        <table:table-row table:style-name="ro3">
          <table:table-cell office:value-type="string">
            <text:p>outro4</text:p>
          </table:table-cell>
          <table:table-cell office:value-type="string">
            <text:p>You're dead.</text:p>
          </table:table-cell>
          <table:table-cell table:style-name="ce5" office:value-type="string">
            <text:p>Tu es mort.</text:p>
          </table:table-cell>
          <table:table-cell table:number-columns-repeated="1021"/>
        </table:table-row>
      </table:table>
      <table:table table:name="Transfers" table:style-name="ta6" table:print="false">
        <table:table-column table:style-name="co21" table:default-cell-style-name="Default"/>
        <table:table-column table:style-name="co22" table:default-cell-style-name="Default"/>
        <table:table-column table:style-name="co23" table:default-cell-style-name="Default"/>
        <table:table-column table:style-name="co5" table:number-columns-repeated="1021" table:default-cell-style-name="Default"/>
        <table:table-row table:style-name="ro1">
          <table:table-cell table:style-name="ce1" office:value-type="string">
            <text:p>NOME TRANSFER</text:p>
          </table:table-cell>
          <table:table-cell office:value-type="string">
            <text:p>TESTO</text:p>
          </table:table-cell>
          <table:table-cell table:style-name="ce1" office:value-type="string">
            <text:p>FRENCH</text:p>
          </table:table-cell>
          <table:table-cell table:number-columns-repeated="1021"/>
        </table:table-row>
        <table:table-row table:style-name="ro1">
          <table:table-cell table:number-columns-repeated="1024"/>
        </table:table-row>
        <table:table-row table:style-name="ro1">
          <table:table-cell office:value-type="string">
            <text:p>painter_back</text:p>
          </table:table-cell>
          <table:table-cell office:value-type="string">
            <text:p>In the meantime...</text:p>
          </table:table-cell>
          <table:table-cell office:value-type="string">
            <text:p>Pendant ce temps-là…</text:p>
          </table:table-cell>
          <table:table-cell table:number-columns-repeated="1021"/>
        </table:table-row>
      </table:table>
      <table:table table:name="Documents" table:style-name="ta7" table:print="false">
        <table:table-column table:style-name="co24" table:default-cell-style-name="Default"/>
        <table:table-column table:style-name="co25" table:default-cell-style-name="ce4"/>
        <table:table-column table:style-name="co26" table:default-cell-style-name="Default"/>
        <table:table-column table:style-name="co5" table:number-columns-repeated="1021" table:default-cell-style-name="Default"/>
        <table:table-row table:style-name="ro1">
          <table:table-cell table:style-name="ce1" office:value-type="string">
            <text:p>NOME DOCUMENT</text:p>
          </table:table-cell>
          <table:table-cell table:style-name="ce44"/>
          <table:table-cell table:style-name="ce43" office:value-type="string">
            <text:p>GERMAN</text:p>
          </table:table-cell>
          <table:table-cell table:number-columns-repeated="1021"/>
        </table:table-row>
        <table:table-row table:style-name="ro11">
          <table:table-cell/>
          <table:table-cell table:style-name="ce10" office:value-type="string">
            <text:p>I love you.</text:p>
            <text:p/>
            <text:p>Forgive me, but I can't even start this letter any other way. You're everything to me, and you know it. You've always been, from the first moment I looked into your eyes. I know that it will be like this forever. And that's why I don't want to spend even another night without knowing we're inextricably bound to each other.</text:p>
            <text:p/>
            <text:p>Marry me.</text:p>
            <text:p/>
            <text:p/>
          </table:table-cell>
          <table:table-cell table:style-name="ce7" office:value-type="string">
            <text:p>Je t'aime._x005F_x005F_x000D_</text:p>
            <text:p>_x005F_x005F_x000D_</text:p>
            <text:p>Pardonne-moi, mais je ne peux commencer cette lettre autrement. Tu es tout pour moi, et tu le sais. Tu l'as toujours été, dès l'instant où j'ai posé les yeux sur toi. Je sais que ce sera comme ça pour toujours. Et c'est pour ça que je refuse de passer une autre nuit sans savoir que nous sommes inextricablement liés l'un à l'autre._x005F_x005F_x000D_</text:p>
            <text:p/>
            <text:p>Épouse-moi.</text:p>
          </table:table-cell>
          <table:table-cell table:number-columns-repeated="1021"/>
        </table:table-row>
        <table:table-row table:style-name="ro11">
          <table:table-cell office:value-type="string">
            <text:p>lettera</text:p>
          </table:table-cell>
          <table:table-cell table:style-name="ce10"/>
          <table:table-cell table:number-columns-repeated="1022"/>
        </table:table-row>
        <table:table-row table:style-name="ro11">
          <table:table-cell/>
          <table:table-cell table:style-name="ce10" office:value-type="string">
            <text:p>I love you.</text:p>
            <text:p/>
            <text:p>Forgive me, but I can't even start this letter any other way. You're everything to me, and you know it. You've always been, from the first moment I looked into your eyes. I know that it will be like this forever. And that's why I don't want to spend even another night without knowing we're inextricably bound to each other.</text:p>
            <text:p/>
            <text:p>Marry me.</text:p>
            <text:p/>
            <text:p/>
          </table:table-cell>
          <table:table-cell table:style-name="ce7" office:value-type="string">
            <text:p>Je t'aime._x005F_x005F_x000D_</text:p>
            <text:p>_x005F_x005F_x000D_</text:p>
            <text:p>Pardonne-moi, mais je ne peux commencer cette lettre autrement. Tu es tout pour moi, et tu le sais. Tu l'as toujours été, dès l'instant où j'ai posé les yeux sur toi. Je sais que ce sera comme ça pour toujours. Et c'est pour ça que je refuse de passer une autre nuit sans savoir que nous sommes inextricablement liés l'un à l'autre._x005F_x005F_x000D_</text:p>
            <text:p/>
            <text:p>Épouse-moi.</text:p>
          </table:table-cell>
          <table:table-cell table:number-columns-repeated="1021"/>
        </table:table-row>
        <table:table-row table:style-name="ro1">
          <table:table-cell office:value-type="string">
            <text:p>lettera_struccata</text:p>
          </table:table-cell>
          <table:table-cell table:number-columns-repeated="1023"/>
        </table:table-row>
        <table:table-row table:style-name="ro1" table:number-rows-repeated="1048570">
          <table:table-cell table:number-columns-repeated="1024"/>
        </table:table-row>
        <table:table-row table:style-name="ro1">
          <table:table-cell table:number-columns-repeated="1024"/>
        </table:table-row>
      </table:table>
      <table:table table:name="Buffers" table:style-name="ta8" table:print="false">
        <table:table-column table:style-name="co5" table:default-cell-style-name="Default"/>
        <table:table-column table:style-name="co27" table:default-cell-style-name="Default"/>
        <table:table-column table:style-name="co28" table:default-cell-style-name="Default"/>
        <table:table-column table:style-name="co29" table:default-cell-style-name="ce7"/>
        <table:table-column table:style-name="co5" table:number-columns-repeated="1020" table:default-cell-style-name="Default"/>
        <table:table-row table:style-name="ro3">
          <table:table-cell table:style-name="ce1" office:value-type="string">
            <text:p>NOME BUFFER</text:p>
          </table:table-cell>
          <table:table-cell table:style-name="ce1" office:value-type="string">
            <text:p>NOME OPZIONE</text:p>
          </table:table-cell>
          <table:table-cell office:value-type="string">
            <text:p>TESTO</text:p>
          </table:table-cell>
          <table:table-cell table:style-name="ce46" office:value-type="string">
            <text:p>FRENCH</text:p>
          </table:table-cell>
          <table:table-cell table:number-columns-repeated="1020"/>
        </table:table-row>
        <table:table-row table:style-name="ro1">
          <table:table-cell table:number-columns-repeated="1024"/>
        </table:table-row>
        <table:table-row table:style-name="ro3">
          <table:table-cell office:value-type="string">
            <text:p>call</text:p>
          </table:table-cell>
          <table:table-cell office:value-type="string">
            <text:p>default</text:p>
          </table:table-cell>
          <table:table-cell office:value-type="string">
            <text:p>Nobody answers.</text:p>
          </table:table-cell>
          <table:table-cell office:value-type="string">
            <text:p>Personne ne répond</text:p>
          </table:table-cell>
          <table:table-cell table:number-columns-repeated="1020"/>
        </table:table-row>
        <table:table-row table:style-name="ro1">
          <table:table-cell table:number-columns-repeated="1024"/>
        </table:table-row>
        <table:table-row table:style-name="ro3">
          <table:table-cell office:value-type="string">
            <text:p>call</text:p>
          </table:table-cell>
          <table:table-cell office:value-type="string">
            <text:p>666</text:p>
          </table:table-cell>
          <table:table-cell office:value-type="string">
            <text:p>Yes, hello?</text:p>
          </table:table-cell>
          <table:table-cell office:value-type="string">
            <text:p>Oui, allô ?</text:p>
          </table:table-cell>
          <table:table-cell table:number-columns-repeated="1020"/>
        </table:table-row>
        <table:table-row table:style-name="ro3">
          <table:table-cell office:value-type="string">
            <text:p>call</text:p>
          </table:table-cell>
          <table:table-cell office:value-type="string">
            <text:p>666</text:p>
          </table:table-cell>
          <table:table-cell office:value-type="string">
            <text:p>Does this number actually work?</text:p>
          </table:table-cell>
          <table:table-cell office:value-type="string">
            <text:p>Est-ce que ce numéro fonctionne ?</text:p>
          </table:table-cell>
          <table:table-cell table:number-columns-repeated="1020"/>
        </table:table-row>
        <table:table-row table:style-name="ro3">
          <table:table-cell office:value-type="string">
            <text:p>call</text:p>
          </table:table-cell>
          <table:table-cell office:value-type="string">
            <text:p>666</text:p>
          </table:table-cell>
          <table:table-cell office:value-type="string">
            <text:p>Erm... sorry, Skinny. I can't talk right now.</text:p>
          </table:table-cell>
          <table:table-cell office:value-type="string">
            <text:p>Hum… Désolé, Skinny. Je ne peux pas te parler maintenant.</text:p>
          </table:table-cell>
          <table:table-cell table:number-columns-repeated="1020"/>
        </table:table-row>
        <table:table-row table:style-name="ro3">
          <table:table-cell office:value-type="string">
            <text:p>call</text:p>
          </table:table-cell>
          <table:table-cell office:value-type="string">
            <text:p>666</text:p>
          </table:table-cell>
          <table:table-cell table:number-columns-repeated="2" office:value-type="string">
            <text:p>*click*</text:p>
          </table:table-cell>
          <table:table-cell table:number-columns-repeated="1020"/>
        </table:table-row>
        <table:table-row table:style-name="ro1">
          <table:table-cell table:number-columns-repeated="1024"/>
        </table:table-row>
        <table:table-row table:style-name="ro3">
          <table:table-cell office:value-type="string">
            <text:p>call</text:p>
          </table:table-cell>
          <table:table-cell office:value-type="string">
            <text:p>55587043</text:p>
          </table:table-cell>
          <table:table-cell office:value-type="string">
            <text:p>Say my name.</text:p>
          </table:table-cell>
          <table:table-cell office:value-type="string">
            <text:p>Dis mon nom</text:p>
          </table:table-cell>
          <table:table-cell table:number-columns-repeated="1020"/>
        </table:table-row>
        <table:table-row table:style-name="ro3">
          <table:table-cell office:value-type="string">
            <text:p>call</text:p>
          </table:table-cell>
          <table:table-cell office:value-type="string">
            <text:p>55587043</text:p>
          </table:table-cell>
          <table:table-cell office:value-type="string">
            <text:p>Walter Black.</text:p>
          </table:table-cell>
          <table:table-cell office:value-type="string">
            <text:p>Walter Black.</text:p>
          </table:table-cell>
          <table:table-cell table:number-columns-repeated="1020"/>
        </table:table-row>
        <table:table-row table:style-name="ro3">
          <table:table-cell office:value-type="string">
            <text:p>call</text:p>
          </table:table-cell>
          <table:table-cell office:value-type="string">
            <text:p>55587043</text:p>
          </table:table-cell>
          <table:table-cell office:value-type="string">
            <text:p>Wrong answer.</text:p>
          </table:table-cell>
          <table:table-cell office:value-type="string">
            <text:p>Mauvaise réponse.</text:p>
          </table:table-cell>
          <table:table-cell table:number-columns-repeated="1020"/>
        </table:table-row>
        <table:table-row table:style-name="ro3">
          <table:table-cell office:value-type="string">
            <text:p>call</text:p>
          </table:table-cell>
          <table:table-cell office:value-type="string">
            <text:p>55587043</text:p>
          </table:table-cell>
          <table:table-cell table:number-columns-repeated="2" office:value-type="string">
            <text:p>*click*</text:p>
          </table:table-cell>
          <table:table-cell table:number-columns-repeated="1020"/>
        </table:table-row>
        <table:table-row table:style-name="ro1">
          <table:table-cell table:number-columns-repeated="1024"/>
        </table:table-row>
        <table:table-row table:style-name="ro3">
          <table:table-cell office:value-type="string">
            <text:p>call</text:p>
          </table:table-cell>
          <table:table-cell office:value-type="string">
            <text:p>404</text:p>
          </table:table-cell>
          <table:table-cell office:value-type="string">
            <text:p>The number you have dialed has been disconnected.</text:p>
          </table:table-cell>
          <table:table-cell office:value-type="string">
            <text:p>Le numéro que vous avez demandé n'est pas attribué.</text:p>
          </table:table-cell>
          <table:table-cell table:number-columns-repeated="1020"/>
        </table:table-row>
        <table:table-row table:style-name="ro1">
          <table:table-cell table:number-columns-repeated="1024"/>
        </table:table-row>
        <table:table-row table:style-name="ro3">
          <table:table-cell office:value-type="string">
            <text:p>call</text:p>
          </table:table-cell>
          <table:table-cell office:value-type="string">
            <text:p>400061614</text:p>
          </table:table-cell>
          <table:table-cell office:value-type="string">
            <text:p>Hola Tio, como estas?</text:p>
          </table:table-cell>
          <table:table-cell office:value-type="string">
            <text:p>Hola Tio, como estas ?</text:p>
          </table:table-cell>
          <table:table-cell table:number-columns-repeated="1020"/>
        </table:table-row>
        <table:table-row table:style-name="ro3">
          <table:table-cell office:value-type="string">
            <text:p>call</text:p>
          </table:table-cell>
          <table:table-cell office:value-type="string">
            <text:p>400061614</text:p>
          </table:table-cell>
          <table:table-cell office:value-type="string">
            <text:p>*several dings*</text:p>
          </table:table-cell>
          <table:table-cell office:value-type="string">
            <text:p>*plusieurs sonneries*</text:p>
          </table:table-cell>
          <table:table-cell table:number-columns-repeated="1020"/>
        </table:table-row>
        <table:table-row table:style-name="ro3">
          <table:table-cell office:value-type="string">
            <text:p>call</text:p>
          </table:table-cell>
          <table:table-cell office:value-type="string">
            <text:p>400061614</text:p>
          </table:table-cell>
          <table:table-cell office:value-type="string">
            <text:p>The family... everything ok?</text:p>
          </table:table-cell>
          <table:table-cell office:value-type="string">
            <text:p>La famille, tout ça… ça va ?</text:p>
          </table:table-cell>
          <table:table-cell table:number-columns-repeated="1020"/>
        </table:table-row>
        <table:table-row table:style-name="ro3">
          <table:table-cell office:value-type="string">
            <text:p>call</text:p>
          </table:table-cell>
          <table:table-cell office:value-type="string">
            <text:p>400061614</text:p>
          </table:table-cell>
          <table:table-cell office:value-type="string">
            <text:p>*ding* *ding*</text:p>
          </table:table-cell>
          <table:table-cell office:value-type="string">
            <text:p>*dring* *dring*</text:p>
          </table:table-cell>
          <table:table-cell table:number-columns-repeated="1020"/>
        </table:table-row>
        <table:table-row table:style-name="ro3">
          <table:table-cell office:value-type="string">
            <text:p>call</text:p>
          </table:table-cell>
          <table:table-cell office:value-type="string">
            <text:p>400061614</text:p>
          </table:table-cell>
          <table:table-cell office:value-type="string">
            <text:p>Have you finally decided to get out of the game?</text:p>
          </table:table-cell>
          <table:table-cell office:value-type="string">
            <text:p>As-tu décidé d'arrêter le jeu finalement ?</text:p>
          </table:table-cell>
          <table:table-cell table:number-columns-repeated="1020"/>
        </table:table-row>
        <table:table-row table:style-name="ro3">
          <table:table-cell office:value-type="string">
            <text:p>call</text:p>
          </table:table-cell>
          <table:table-cell office:value-type="string">
            <text:p>400061614</text:p>
          </table:table-cell>
          <table:table-cell office:value-type="string">
            <text:p>...*ding*</text:p>
          </table:table-cell>
          <table:table-cell office:value-type="string">
            <text:p>… *dring*</text:p>
          </table:table-cell>
          <table:table-cell table:number-columns-repeated="1020"/>
        </table:table-row>
        <table:table-row table:style-name="ro3">
          <table:table-cell office:value-type="string">
            <text:p>call</text:p>
          </table:table-cell>
          <table:table-cell office:value-type="string">
            <text:p>400061614</text:p>
          </table:table-cell>
          <table:table-cell office:value-type="string">
            <text:p>Just try not to get in any trouble. So long.</text:p>
          </table:table-cell>
          <table:table-cell office:value-type="string">
            <text:p>Essaye juste de ne pas avoir d'ennui. À plus.</text:p>
          </table:table-cell>
          <table:table-cell table:number-columns-repeated="1020"/>
        </table:table-row>
        <table:table-row table:style-name="ro1">
          <table:table-cell table:number-columns-repeated="1024"/>
        </table:table-row>
        <table:table-row table:style-name="ro3">
          <table:table-cell office:value-type="string">
            <text:p>call</text:p>
          </table:table-cell>
          <table:table-cell office:value-type="string">
            <text:p>806969</text:p>
          </table:table-cell>
          <table:table-cell office:value-type="string">
            <text:p>Come to think of it, the service is X-rated, so I'll hang up.</text:p>
          </table:table-cell>
          <table:table-cell office:value-type="string">
            <text:p>Maintenant que j'y pense, le service est interdit aux - de 18 ans, alors je vais raccrocher.</text:p>
          </table:table-cell>
          <table:table-cell table:number-columns-repeated="1020"/>
        </table:table-row>
        <table:table-row table:style-name="ro3">
          <table:table-cell office:value-type="string">
            <text:p>call</text:p>
          </table:table-cell>
          <table:table-cell office:value-type="string">
            <text:p>806969</text:p>
          </table:table-cell>
          <table:table-cell office:value-type="string">
            <text:p>I clearly detect the smell of your suffering.</text:p>
          </table:table-cell>
          <table:table-cell office:value-type="string">
            <text:p>Je ressens clairement l'odeur de ta souffrance.</text:p>
          </table:table-cell>
          <table:table-cell table:number-columns-repeated="1020"/>
        </table:table-row>
        <table:table-row table:style-name="ro1">
          <table:table-cell table:number-columns-repeated="1024"/>
        </table:table-row>
        <table:table-row table:style-name="ro3">
          <table:table-cell office:value-type="string">
            <text:p>call</text:p>
          </table:table-cell>
          <table:table-cell office:value-type="string">
            <text:p>00g8554011</text:p>
          </table:table-cell>
          <table:table-cell office:value-type="string">
            <text:p>*A good Spock to you. Who's this?*</text:p>
          </table:table-cell>
          <table:table-cell office:value-type="string">
            <text:p>*Un bon Spock à toi. Qui est-ce ?*</text:p>
          </table:table-cell>
          <table:table-cell table:number-columns-repeated="1020"/>
        </table:table-row>
        <table:table-row table:style-name="ro3">
          <table:table-cell office:value-type="string">
            <text:p>call</text:p>
          </table:table-cell>
          <table:table-cell office:value-type="string">
            <text:p>00g8554011</text:p>
          </table:table-cell>
          <table:table-cell office:value-type="string">
            <text:p>I come in peace. I'm calling from Earth.</text:p>
          </table:table-cell>
          <table:table-cell office:value-type="string">
            <text:p>Je viens en paix. J'appelle de la planète Terre.</text:p>
          </table:table-cell>
          <table:table-cell table:number-columns-repeated="1020"/>
        </table:table-row>
        <table:table-row table:style-name="ro3">
          <table:table-cell office:value-type="string">
            <text:p>call</text:p>
          </table:table-cell>
          <table:table-cell office:value-type="string">
            <text:p>00g8554011</text:p>
          </table:table-cell>
          <table:table-cell office:value-type="string">
            <text:p>*Have you got any information on the old man?*</text:p>
          </table:table-cell>
          <table:table-cell office:value-type="string">
            <text:p>*As-tu des informations sur le vieil homme ?*</text:p>
          </table:table-cell>
          <table:table-cell table:number-columns-repeated="1020"/>
        </table:table-row>
        <table:table-row table:style-name="ro3">
          <table:table-cell office:value-type="string">
            <text:p>call</text:p>
          </table:table-cell>
          <table:table-cell office:value-type="string">
            <text:p>00g8554011</text:p>
          </table:table-cell>
          <table:table-cell office:value-type="string">
            <text:p>I don't understand anything you're saying.</text:p>
          </table:table-cell>
          <table:table-cell office:value-type="string">
            <text:p>Je ne comprends rien de ce que tu dis.</text:p>
          </table:table-cell>
          <table:table-cell table:number-columns-repeated="1020"/>
        </table:table-row>
        <table:table-row table:style-name="ro3">
          <table:table-cell office:value-type="string">
            <text:p>call</text:p>
          </table:table-cell>
          <table:table-cell office:value-type="string">
            <text:p>00g8554011</text:p>
          </table:table-cell>
          <table:table-cell office:value-type="string">
            <text:p>*I said: Have you got any information on the old man?*</text:p>
          </table:table-cell>
          <table:table-cell office:value-type="string">
            <text:p>*J'ai dit : as-tu des informations sur le vieil homme ?*</text:p>
          </table:table-cell>
          <table:table-cell table:number-columns-repeated="1020"/>
        </table:table-row>
        <table:table-row table:style-name="ro3">
          <table:table-cell office:value-type="string">
            <text:p>call</text:p>
          </table:table-cell>
          <table:table-cell office:value-type="string">
            <text:p>00g8554011</text:p>
          </table:table-cell>
          <table:table-cell office:value-type="string">
            <text:p>Phone home.</text:p>
          </table:table-cell>
          <table:table-cell office:value-type="string">
            <text:p>Téléphone maison</text:p>
          </table:table-cell>
          <table:table-cell table:number-columns-repeated="1020"/>
        </table:table-row>
        <table:table-row table:style-name="ro3">
          <table:table-cell office:value-type="string">
            <text:p>call</text:p>
          </table:table-cell>
          <table:table-cell office:value-type="string">
            <text:p>00g8554011</text:p>
          </table:table-cell>
          <table:table-cell office:value-type="string">
            <text:p>*We're really fed up with these stereotypes of you earthlings!*</text:p>
          </table:table-cell>
          <table:table-cell office:value-type="string">
            <text:p>*Nous sommes vraiment fatigués de vos stéréotypes terriens !*</text:p>
          </table:table-cell>
          <table:table-cell table:number-columns-repeated="1020"/>
        </table:table-row>
        <table:table-row table:style-name="ro3">
          <table:table-cell office:value-type="string">
            <text:p>call</text:p>
          </table:table-cell>
          <table:table-cell office:value-type="string">
            <text:p>00g8554011</text:p>
          </table:table-cell>
          <table:table-cell table:number-columns-repeated="2" office:value-type="string">
            <text:p>*click*</text:p>
          </table:table-cell>
          <table:table-cell table:number-columns-repeated="1020"/>
        </table:table-row>
        <table:table-row table:style-name="ro3">
          <table:table-cell office:value-type="string">
            <text:p>call</text:p>
          </table:table-cell>
          <table:table-cell office:value-type="string">
            <text:p>00g8554011</text:p>
          </table:table-cell>
          <table:table-cell office:value-type="string">
            <text:p>Well, I tried.</text:p>
          </table:table-cell>
          <table:table-cell office:value-type="string">
            <text:p>Eh bien, j'aurais essayé.</text:p>
          </table:table-cell>
          <table:table-cell table:number-columns-repeated="1020"/>
        </table:table-row>
        <table:table-row table:style-name="ro1">
          <table:table-cell table:number-columns-repeated="1024"/>
        </table:table-row>
        <table:table-row table:style-name="ro3">
          <table:table-cell office:value-type="string">
            <text:p>call</text:p>
          </table:table-cell>
          <table:table-cell office:value-type="string">
            <text:p>0100111001100101101111</text:p>
          </table:table-cell>
          <table:table-cell office:value-type="string">
            <text:p>Wake up, Neo. The Matrix has you. Follow the White Rabbit.</text:p>
          </table:table-cell>
          <table:table-cell office:value-type="string">
            <text:p>Réveille-toi Néo. Tu es dans la matrice. Suis le lapin blanc.</text:p>
          </table:table-cell>
          <table:table-cell table:number-columns-repeated="1020"/>
        </table:table-row>
        <table:table-row table:style-name="ro3">
          <table:table-cell office:value-type="string">
            <text:p>call</text:p>
          </table:table-cell>
          <table:table-cell office:value-type="string">
            <text:p>0100111001100101101111</text:p>
          </table:table-cell>
          <table:table-cell table:number-columns-repeated="2" office:value-type="string">
            <text:p>*click*</text:p>
          </table:table-cell>
          <table:table-cell table:number-columns-repeated="1020"/>
        </table:table-row>
        <table:table-row table:style-name="ro1">
          <table:table-cell table:number-columns-repeated="1024"/>
        </table:table-row>
        <table:table-row table:style-name="ro3">
          <table:table-cell office:value-type="string">
            <text:p>call</text:p>
          </table:table-cell>
          <table:table-cell office:value-type="string">
            <text:p>911</text:p>
          </table:table-cell>
          <table:table-cell office:value-type="string">
            <text:p>Police station. How can we help you?</text:p>
          </table:table-cell>
          <table:table-cell office:value-type="string">
            <text:p>Police-secours, j'écoute. Comment puis-je vous aider ?</text:p>
          </table:table-cell>
          <table:table-cell table:number-columns-repeated="1020"/>
        </table:table-row>
        <table:table-row table:style-name="ro3">
          <table:table-cell office:value-type="string">
            <text:p>call</text:p>
          </table:table-cell>
          <table:table-cell office:value-type="string">
            <text:p>911</text:p>
          </table:table-cell>
          <table:table-cell office:value-type="string">
            <text:p>I'd like to report my player for exploitation, kidnapping, identity theft and ill-treatment.</text:p>
          </table:table-cell>
          <table:table-cell office:value-type="string">
            <text:p>Je voudrais porter plainte contre mon joueur pour exploitation, enlèvement, vol d'identité et mauvais traitements.</text:p>
          </table:table-cell>
          <table:table-cell table:number-columns-repeated="1020"/>
        </table:table-row>
        <table:table-row table:style-name="ro3">
          <table:table-cell office:value-type="string">
            <text:p>call</text:p>
          </table:table-cell>
          <table:table-cell office:value-type="string">
            <text:p>911</text:p>
          </table:table-cell>
          <table:table-cell office:value-type="string">
            <text:p>Look, we don't have time for these kinds of jokes.</text:p>
          </table:table-cell>
          <table:table-cell office:value-type="string">
            <text:p>Écoutez, nous n'avons pas le temps pour ce genre de blagues.</text:p>
          </table:table-cell>
          <table:table-cell table:number-columns-repeated="1020"/>
        </table:table-row>
        <table:table-row table:style-name="ro3">
          <table:table-cell office:value-type="string">
            <text:p>call</text:p>
          </table:table-cell>
          <table:table-cell office:value-type="string">
            <text:p>911</text:p>
          </table:table-cell>
          <table:table-cell table:number-columns-repeated="2" office:value-type="string">
            <text:p>*click*</text:p>
          </table:table-cell>
          <table:table-cell table:number-columns-repeated="1020"/>
        </table:table-row>
        <table:table-row table:style-name="ro1">
          <table:table-cell table:number-columns-repeated="1024"/>
        </table:table-row>
        <table:table-row table:style-name="ro5">
          <table:table-cell office:value-type="string">
            <text:p>call</text:p>
          </table:table-cell>
          <table:table-cell office:value-type="string">
            <text:p>505164</text:p>
          </table:table-cell>
          <table:table-cell office:value-type="string">
            <text:p>Hello? I'm Saul Goodman. Did you know that you have rights? The Constitution says you do, and so do I. I believe that until proven guilty, every man, woman and child of this country is innocent!</text:p>
          </table:table-cell>
          <table:table-cell office:value-type="string">
            <text:p>Allô ? Je suis Saul Goodman. Savez-vous que vous avez des droits ? La Constitution dit que oui, et moi aussi. Jusqu'à ce qu'il soit jugé coupable, chaque homme, femme et enfant de ce pays est innocent !</text:p>
          </table:table-cell>
          <table:table-cell table:number-columns-repeated="1020"/>
        </table:table-row>
        <table:table-row table:style-name="ro3">
          <table:table-cell office:value-type="string">
            <text:p>call</text:p>
          </table:table-cell>
          <table:table-cell office:value-type="string">
            <text:p>505164</text:p>
          </table:table-cell>
          <table:table-cell office:value-type="string">
            <text:p>Well, actually I'd be the injured party.</text:p>
          </table:table-cell>
          <table:table-cell office:value-type="string">
            <text:p>Eh bien, je me porterai partie civile.</text:p>
          </table:table-cell>
          <table:table-cell table:number-columns-repeated="1020"/>
        </table:table-row>
        <table:table-row table:style-name="ro3">
          <table:table-cell office:value-type="string">
            <text:p>call</text:p>
          </table:table-cell>
          <table:table-cell office:value-type="string">
            <text:p>505164</text:p>
          </table:table-cell>
          <table:table-cell office:value-type="string">
            <text:p>Then you'll need a good lawyer. I'll see you in court.</text:p>
          </table:table-cell>
          <table:table-cell office:value-type="string">
            <text:p>Eh bien, vous aurez besoin d'un bon avocat. Je vous verrai au tribunal.</text:p>
          </table:table-cell>
          <table:table-cell table:number-columns-repeated="1020"/>
        </table:table-row>
        <table:table-row table:style-name="ro3">
          <table:table-cell office:value-type="string">
            <text:p>call</text:p>
          </table:table-cell>
          <table:table-cell office:value-type="string">
            <text:p>505164</text:p>
          </table:table-cell>
          <table:table-cell office:value-type="string">
            <text:p>*click*</text:p>
          </table:table-cell>
          <table:table-cell table:style-name="ce47" office:value-type="string">
            <text:p>*click*</text:p>
          </table:table-cell>
          <table:table-cell table:number-columns-repeated="1020"/>
        </table:table-row>
        <table:table-row table:style-name="ro1">
          <table:table-cell table:number-columns-repeated="1024"/>
        </table:table-row>
        <table:table-row table:style-name="ro3">
          <table:table-cell office:value-type="string">
            <text:p>call</text:p>
          </table:table-cell>
          <table:table-cell office:value-type="string">
            <text:p>00017170</text:p>
          </table:table-cell>
          <table:table-cell office:value-type="string">
            <text:p>Suicide Booth Information Service. How can I help you kill yourself today?</text:p>
          </table:table-cell>
          <table:table-cell office:value-type="string">
            <text:p>Service client de la cabine de suicide. Comment puis-je vous aider à vous tuer aujourd'hui ?</text:p>
          </table:table-cell>
          <table:table-cell table:number-columns-repeated="1020"/>
        </table:table-row>
        <table:table-row table:style-name="ro3">
          <table:table-cell office:value-type="string">
            <text:p>call</text:p>
          </table:table-cell>
          <table:table-cell office:value-type="string">
            <text:p>00017170</text:p>
          </table:table-cell>
          <table:table-cell office:value-type="string">
            <text:p>Well, actually... I'm already dead.</text:p>
          </table:table-cell>
          <table:table-cell office:value-type="string">
            <text:p>Eh bien, en fait… Je suis déjà mort.</text:p>
          </table:table-cell>
          <table:table-cell table:number-columns-repeated="1020"/>
        </table:table-row>
        <table:table-row table:style-name="ro3">
          <table:table-cell office:value-type="string">
            <text:p>call</text:p>
          </table:table-cell>
          <table:table-cell office:value-type="string">
            <text:p>00017170</text:p>
          </table:table-cell>
          <table:table-cell office:value-type="string">
            <text:p>Sorry, but our service makes no provisions for suicides of the already-dead.</text:p>
          </table:table-cell>
          <table:table-cell office:value-type="string">
            <text:p>Désolé, mais nos services ne prévoient rien pour les suicides de personnes déjà mortes.</text:p>
          </table:table-cell>
          <table:table-cell table:number-columns-repeated="1020"/>
        </table:table-row>
        <table:table-row table:style-name="ro3">
          <table:table-cell office:value-type="string">
            <text:p>call</text:p>
          </table:table-cell>
          <table:table-cell office:value-type="string">
            <text:p>00017170</text:p>
          </table:table-cell>
          <table:table-cell office:value-type="string">
            <text:p>Call us if you should be brought back completely to life. Goodbye!</text:p>
          </table:table-cell>
          <table:table-cell office:value-type="string">
            <text:p>Appelez-nous si vous revenez à la vie. Au revoir !</text:p>
          </table:table-cell>
          <table:table-cell table:number-columns-repeated="1020"/>
        </table:table-row>
        <table:table-row table:style-name="ro3">
          <table:table-cell office:value-type="string">
            <text:p>call</text:p>
          </table:table-cell>
          <table:table-cell office:value-type="string">
            <text:p>00017170</text:p>
          </table:table-cell>
          <table:table-cell table:number-columns-repeated="2" office:value-type="string">
            <text:p>*click*</text:p>
          </table:table-cell>
          <table:table-cell table:number-columns-repeated="1020"/>
        </table:table-row>
        <table:table-row table:style-name="ro1">
          <table:table-cell table:number-columns-repeated="1024"/>
        </table:table-row>
        <table:table-row table:style-name="ro3">
          <table:table-cell office:value-type="string">
            <text:p>call</text:p>
          </table:table-cell>
          <table:table-cell office:value-type="string">
            <text:p>805921816</text:p>
          </table:table-cell>
          <table:table-cell office:value-type="string">
            <text:p>Hello?</text:p>
          </table:table-cell>
          <table:table-cell office:value-type="string">
            <text:p>Allô ?</text:p>
          </table:table-cell>
          <table:table-cell table:number-columns-repeated="1020"/>
        </table:table-row>
        <table:table-row table:style-name="ro3">
          <table:table-cell office:value-type="string">
            <text:p>call</text:p>
          </table:table-cell>
          <table:table-cell office:value-type="string">
            <text:p>805921816</text:p>
          </table:table-cell>
          <table:table-cell office:value-type="string">
            <text:p>Hey Jack, is it really you?</text:p>
          </table:table-cell>
          <table:table-cell office:value-type="string">
            <text:p>Hey Jack, est-ce que c'est toi ?</text:p>
          </table:table-cell>
          <table:table-cell table:number-columns-repeated="1020"/>
        </table:table-row>
        <table:table-row table:style-name="ro5">
          <table:table-cell office:value-type="string">
            <text:p>call</text:p>
          </table:table-cell>
          <table:table-cell office:value-type="string">
            <text:p>805921816</text:p>
          </table:table-cell>
          <table:table-cell office:value-type="string">
            <text:p>What the fu***, another a**hole who calls me because of that f***ing number in that sh**** phone book. I'm not THAT Jack Black! How many fu***ing times do I have to tell you people?!!</text:p>
          </table:table-cell>
          <table:table-cell office:value-type="string">
            <text:p>Put***, encore un con**** qui appelle à cause de ce put*** de numéro dans cet annuaire de m****. Je ne suis pas CE Jack Black ! Combien de fois dois-je vous le dire put** ?!!</text:p>
          </table:table-cell>
          <table:table-cell table:number-columns-repeated="1020"/>
        </table:table-row>
        <table:table-row table:style-name="ro3">
          <table:table-cell office:value-type="string">
            <text:p>call</text:p>
          </table:table-cell>
          <table:table-cell office:value-type="string">
            <text:p>805921816</text:p>
          </table:table-cell>
          <table:table-cell table:number-columns-repeated="2" office:value-type="string">
            <text:p>*click*</text:p>
          </table:table-cell>
          <table:table-cell table:number-columns-repeated="1020"/>
        </table:table-row>
        <table:table-row table:style-name="ro1">
          <table:table-cell table:number-columns-repeated="1024"/>
        </table:table-row>
        <table:table-row table:style-name="ro3">
          <table:table-cell office:value-type="string">
            <text:p>call</text:p>
          </table:table-cell>
          <table:table-cell office:value-type="string">
            <text:p>0988911</text:p>
          </table:table-cell>
          <table:table-cell office:value-type="string">
            <text:p>Yen Sid's Cleaning. How can I help you?</text:p>
          </table:table-cell>
          <table:table-cell office:value-type="string">
            <text:p>Yen Sid's Cleaning. Comment puis-je vous aider ?</text:p>
          </table:table-cell>
          <table:table-cell table:number-columns-repeated="1020"/>
        </table:table-row>
        <table:table-row table:style-name="ro5">
          <table:table-cell office:value-type="string">
            <text:p>call</text:p>
          </table:table-cell>
          <table:table-cell office:value-type="string">
            <text:p>0988911</text:p>
          </table:table-cell>
          <table:table-cell office:value-type="string">
            <text:p>Hey Yen, they'll need to do some cleaning in this party. Why don't you send over four brushes and... two magic buckets?</text:p>
          </table:table-cell>
          <table:table-cell office:value-type="string">
            <text:p>Hey Yen, ils vont avoir besoin de faire un peu de ménage dans cette fête. Peux-tu leurs envoyer 4 brosses et 2 seaux magiques ? </text:p>
          </table:table-cell>
          <table:table-cell table:number-columns-repeated="1020"/>
        </table:table-row>
        <table:table-row table:style-name="ro3">
          <table:table-cell office:value-type="string">
            <text:p>call</text:p>
          </table:table-cell>
          <table:table-cell office:value-type="string">
            <text:p>0988911</text:p>
          </table:table-cell>
          <table:table-cell office:value-type="string">
            <text:p>Such... Fantasia.</text:p>
          </table:table-cell>
          <table:table-cell office:value-type="string">
            <text:p>Ah… Fantasia.</text:p>
          </table:table-cell>
          <table:table-cell table:number-columns-repeated="1020"/>
        </table:table-row>
        <table:table-row table:style-name="ro1">
          <table:table-cell table:number-columns-repeated="1024"/>
        </table:table-row>
        <table:table-row table:style-name="ro3">
          <table:table-cell office:value-type="string">
            <text:p>call</text:p>
          </table:table-cell>
          <table:table-cell office:value-type="string">
            <text:p>658990333</text:p>
          </table:table-cell>
          <table:table-cell office:value-type="string">
            <text:p>Hey, who's bothering me?</text:p>
          </table:table-cell>
          <table:table-cell office:value-type="string">
            <text:p>Hé, qui me dérange ?</text:p>
          </table:table-cell>
          <table:table-cell table:number-columns-repeated="1020"/>
        </table:table-row>
        <table:table-row table:style-name="ro3">
          <table:table-cell office:value-type="string">
            <text:p>call</text:p>
          </table:table-cell>
          <table:table-cell office:value-type="string">
            <text:p>658990333</text:p>
          </table:table-cell>
          <table:table-cell office:value-type="string">
            <text:p>You will respect my authoritah!!</text:p>
          </table:table-cell>
          <table:table-cell office:value-type="string">
            <text:p>Respecte mon autorité !!</text:p>
          </table:table-cell>
          <table:table-cell table:number-columns-repeated="1020"/>
        </table:table-row>
        <table:table-row table:style-name="ro3">
          <table:table-cell office:value-type="string">
            <text:p>call</text:p>
          </table:table-cell>
          <table:table-cell office:value-type="string">
            <text:p>658990333</text:p>
          </table:table-cell>
          <table:table-cell office:value-type="string">
            <text:p>After twenty years of your show, could you please invent something new?</text:p>
          </table:table-cell>
          <table:table-cell office:value-type="string">
            <text:p>Pfff, après vingt ans d'émission, pourriez-vous s'il vous plaît inventer quelque chose de nouveau ?</text:p>
          </table:table-cell>
          <table:table-cell table:number-columns-repeated="1020"/>
        </table:table-row>
        <table:table-row table:style-name="ro1">
          <table:table-cell table:number-columns-repeated="1024"/>
        </table:table-row>
        <table:table-row table:style-name="ro3">
          <table:table-cell office:value-type="string">
            <text:p>call</text:p>
          </table:table-cell>
          <table:table-cell office:value-type="string">
            <text:p>2217891000</text:p>
          </table:table-cell>
          <table:table-cell table:number-columns-repeated="2" office:value-type="string">
            <text:p>...</text:p>
          </table:table-cell>
          <table:table-cell table:number-columns-repeated="1020"/>
        </table:table-row>
        <table:table-row table:style-name="ro3">
          <table:table-cell office:value-type="string">
            <text:p>call</text:p>
          </table:table-cell>
          <table:table-cell office:value-type="string">
            <text:p>2217891000</text:p>
          </table:table-cell>
          <table:table-cell office:value-type="string">
            <text:p>Hello, is anybody there?</text:p>
          </table:table-cell>
          <table:table-cell office:value-type="string">
            <text:p>Allô, il y a quelqu'un ?</text:p>
          </table:table-cell>
          <table:table-cell table:number-columns-repeated="1020"/>
        </table:table-row>
        <table:table-row table:style-name="ro3">
          <table:table-cell office:value-type="string">
            <text:p>call</text:p>
          </table:table-cell>
          <table:table-cell office:value-type="string">
            <text:p>2217891000</text:p>
          </table:table-cell>
          <table:table-cell office:value-type="string">
            <text:p>My name is Max. My world is fire and blood.</text:p>
          </table:table-cell>
          <table:table-cell office:value-type="string">
            <text:p>Mon nom est Max. Mon monde est à feu et à sang.</text:p>
          </table:table-cell>
          <table:table-cell table:number-columns-repeated="1020"/>
        </table:table-row>
        <table:table-row table:style-name="ro3">
          <table:table-cell office:value-type="string">
            <text:p>call</text:p>
          </table:table-cell>
          <table:table-cell office:value-type="string">
            <text:p>2217891000</text:p>
          </table:table-cell>
          <table:table-cell office:value-type="string">
            <text:p>God, there isn't a normal one in that book.</text:p>
          </table:table-cell>
          <table:table-cell office:value-type="string">
            <text:p>Mon Dieu, il n'y en a pas un de normal dans ce livre.</text:p>
          </table:table-cell>
          <table:table-cell table:number-columns-repeated="1020"/>
        </table:table-row>
        <table:table-row table:style-name="ro1">
          <table:table-cell table:number-columns-repeated="1024"/>
        </table:table-row>
        <table:table-row table:style-name="ro3">
          <table:table-cell office:value-type="string">
            <text:p>call</text:p>
          </table:table-cell>
          <table:table-cell office:value-type="string">
            <text:p>34166083</text:p>
          </table:table-cell>
          <table:table-cell office:value-type="string">
            <text:p>*sounds of airplane maneuvers*</text:p>
          </table:table-cell>
          <table:table-cell office:value-type="string">
            <text:p>* sons de manœuvres d'avion et de missiles d'hélicoptère. *</text:p>
          </table:table-cell>
          <table:table-cell table:number-columns-repeated="1020"/>
        </table:table-row>
        <table:table-row table:style-name="ro3">
          <table:table-cell office:value-type="string">
            <text:p>call</text:p>
          </table:table-cell>
          <table:table-cell office:value-type="string">
            <text:p>34166083</text:p>
          </table:table-cell>
          <table:table-cell office:value-type="string">
            <text:p>It seems he's still at work. Better not bother him.</text:p>
          </table:table-cell>
          <table:table-cell office:value-type="string">
            <text:p>On dirait qu'il est toujours au travail. Mieux vaut ne pas le déranger.</text:p>
          </table:table-cell>
          <table:table-cell table:number-columns-repeated="1020"/>
        </table:table-row>
        <table:table-row table:style-name="ro1">
          <table:table-cell table:number-columns-repeated="1024"/>
        </table:table-row>
        <table:table-row table:style-name="ro3">
          <table:table-cell office:value-type="string">
            <text:p>call</text:p>
          </table:table-cell>
          <table:table-cell office:value-type="string">
            <text:p>21219344</text:p>
          </table:table-cell>
          <table:table-cell office:value-type="string">
            <text:p>Spider Pig... Spider Pig... Does whatever a spider pig does!</text:p>
          </table:table-cell>
          <table:table-cell office:value-type="string">
            <text:p>Spider cochon… Spider cochon… Il peut marcher au plafond !</text:p>
          </table:table-cell>
          <table:table-cell table:number-columns-repeated="1020"/>
        </table:table-row>
        <table:table-row table:style-name="ro3">
          <table:table-cell office:value-type="string">
            <text:p>call</text:p>
          </table:table-cell>
          <table:table-cell office:value-type="string">
            <text:p>21219344</text:p>
          </table:table-cell>
          <table:table-cell office:value-type="string">
            <text:p>Can he swing from a web? No, he can't. He's a pig.</text:p>
          </table:table-cell>
          <table:table-cell office:value-type="string">
            <text:p>Est-ce qu'il peut faire une toile ? Bien sûr que non. C'est un cochon.</text:p>
          </table:table-cell>
          <table:table-cell table:number-columns-repeated="1020"/>
        </table:table-row>
        <table:table-row table:style-name="ro3">
          <table:table-cell office:value-type="string">
            <text:p>call</text:p>
          </table:table-cell>
          <table:table-cell office:value-type="string">
            <text:p>21219344</text:p>
          </table:table-cell>
          <table:table-cell office:value-type="string">
            <text:p>Look out! Here comes the Spider Pig!</text:p>
          </table:table-cell>
          <table:table-cell office:value-type="string">
            <text:p>Prends garde ! Spider cochon est là !</text:p>
          </table:table-cell>
          <table:table-cell table:number-columns-repeated="1020"/>
        </table:table-row>
        <table:table-row table:style-name="ro1">
          <table:table-cell table:number-columns-repeated="1024"/>
        </table:table-row>
        <table:table-row table:style-name="ro3">
          <table:table-cell office:value-type="string">
            <text:p>call</text:p>
          </table:table-cell>
          <table:table-cell office:value-type="string">
            <text:p>999121391</text:p>
          </table:table-cell>
          <table:table-cell office:value-type="string">
            <text:p>LONG LIVE TELEGRAM!</text:p>
          </table:table-cell>
          <table:table-cell office:value-type="string">
            <text:p>LONGUE VIE AU TÉLÉGRAMME !</text:p>
          </table:table-cell>
          <table:table-cell table:number-columns-repeated="1020"/>
        </table:table-row>
        <table:table-row table:style-name="ro3">
          <table:table-cell office:value-type="string">
            <text:p>call</text:p>
          </table:table-cell>
          <table:table-cell office:value-type="string">
            <text:p>999121391</text:p>
          </table:table-cell>
          <table:table-cell office:value-type="string">
            <text:p>Sorry, I just had to do that!</text:p>
          </table:table-cell>
          <table:table-cell office:value-type="string">
            <text:p>Désolé, il fallait que je le fasse.</text:p>
          </table:table-cell>
          <table:table-cell table:number-columns-repeated="1020"/>
        </table:table-row>
        <table:table-row table:style-name="ro1">
          <table:table-cell table:number-columns-repeated="1024"/>
        </table:table-row>
        <table:table-row table:style-name="ro3">
          <table:table-cell office:value-type="string">
            <text:p>call</text:p>
          </table:table-cell>
          <table:table-cell office:value-type="string">
            <text:p>106104912</text:p>
          </table:table-cell>
          <table:table-cell office:value-type="string">
            <text:p>Heeelloooou sweethearto, you wanna make love with me?</text:p>
          </table:table-cell>
          <table:table-cell office:value-type="string">
            <text:p>Allllllôôôôô mon cœur, tu veux faire l'amour avec moi ?</text:p>
          </table:table-cell>
          <table:table-cell table:number-columns-repeated="1020"/>
        </table:table-row>
        <table:table-row table:style-name="ro3">
          <table:table-cell office:value-type="string">
            <text:p>call</text:p>
          </table:table-cell>
          <table:table-cell office:value-type="string">
            <text:p>106104912</text:p>
          </table:table-cell>
          <table:table-cell office:value-type="string">
            <text:p>Erm... I guess I dialed the wrong number.</text:p>
          </table:table-cell>
          <table:table-cell office:value-type="string">
            <text:p>Ehm... On dirait que j'ai composé le mauvais numéro.</text:p>
          </table:table-cell>
          <table:table-cell table:number-columns-repeated="1020"/>
        </table:table-row>
        <table:table-row table:style-name="ro3">
          <table:table-cell office:value-type="string">
            <text:p>call</text:p>
          </table:table-cell>
          <table:table-cell office:value-type="string">
            <text:p>106104912</text:p>
          </table:table-cell>
          <table:table-cell office:value-type="string">
            <text:p>But nada, nada is wrong.</text:p>
          </table:table-cell>
          <table:table-cell office:value-type="string">
            <text:p>Mais rien, rien n'est mauvais.</text:p>
          </table:table-cell>
          <table:table-cell table:number-columns-repeated="1020"/>
        </table:table-row>
        <table:table-row table:style-name="ro3">
          <table:table-cell office:value-type="string">
            <text:p>call</text:p>
          </table:table-cell>
          <table:table-cell office:value-type="string">
            <text:p>106104912</text:p>
          </table:table-cell>
          <table:table-cell office:value-type="string">
            <text:p>I can make you good price, if you want.</text:p>
          </table:table-cell>
          <table:table-cell office:value-type="string">
            <text:p>Je peux te faire un bon prix si tu veux.</text:p>
          </table:table-cell>
          <table:table-cell table:number-columns-repeated="1020"/>
        </table:table-row>
        <table:table-row table:style-name="ro3">
          <table:table-cell office:value-type="string">
            <text:p>call</text:p>
          </table:table-cell>
          <table:table-cell office:value-type="string">
            <text:p>106104912</text:p>
          </table:table-cell>
          <table:table-cell office:value-type="string">
            <text:p>Really, thanks. I'm ok.</text:p>
          </table:table-cell>
          <table:table-cell office:value-type="string">
            <text:p>Merci beaucoup. Ça ira.</text:p>
          </table:table-cell>
          <table:table-cell table:number-columns-repeated="1020"/>
        </table:table-row>
        <table:table-row table:style-name="ro1">
          <table:table-cell table:number-columns-repeated="1024"/>
        </table:table-row>
        <table:table-row table:style-name="ro3">
          <table:table-cell office:value-type="string">
            <text:p>call</text:p>
          </table:table-cell>
          <table:table-cell office:value-type="string">
            <text:p>480576979</text:p>
          </table:table-cell>
          <table:table-cell office:value-type="string">
            <text:p>Hi little elephant, how's it going?</text:p>
          </table:table-cell>
          <table:table-cell office:value-type="string">
            <text:p>Salut petit éléphant, comment ça va ?</text:p>
          </table:table-cell>
          <table:table-cell table:number-columns-repeated="1020"/>
        </table:table-row>
        <table:table-row table:style-name="ro3">
          <table:table-cell office:value-type="string">
            <text:p>call</text:p>
          </table:table-cell>
          <table:table-cell office:value-type="string">
            <text:p>480576979</text:p>
          </table:table-cell>
          <table:table-cell office:value-type="string">
            <text:p>Actually I'm not an elephant.</text:p>
          </table:table-cell>
          <table:table-cell office:value-type="string">
            <text:p>En fait je ne suis pas un éléphant.</text:p>
          </table:table-cell>
          <table:table-cell table:number-columns-repeated="1020"/>
        </table:table-row>
        <table:table-row table:style-name="ro3">
          <table:table-cell office:value-type="string">
            <text:p>call</text:p>
          </table:table-cell>
          <table:table-cell office:value-type="string">
            <text:p>480576979</text:p>
          </table:table-cell>
          <table:table-cell office:value-type="string">
            <text:p>Maybe you should stop flying around the world and find time to stop and hug your mother.</text:p>
          </table:table-cell>
          <table:table-cell office:value-type="string">
            <text:p>Peut-être que tu devrais arrêter de voler autour du monde et trouver le temps de t'arrêter pour embrasser ta mère.</text:p>
          </table:table-cell>
          <table:table-cell table:number-columns-repeated="1020"/>
        </table:table-row>
        <table:table-row table:style-name="ro3">
          <table:table-cell office:value-type="string">
            <text:p>call</text:p>
          </table:table-cell>
          <table:table-cell office:value-type="string">
            <text:p>480576979</text:p>
          </table:table-cell>
          <table:table-cell office:value-type="string">
            <text:p>You're completely mad.</text:p>
          </table:table-cell>
          <table:table-cell office:value-type="string">
            <text:p>Vous êtes complètement fou.</text:p>
          </table:table-cell>
          <table:table-cell table:number-columns-repeated="1020"/>
        </table:table-row>
        <table:table-row table:style-name="ro3">
          <table:table-cell office:value-type="string">
            <text:p>call</text:p>
          </table:table-cell>
          <table:table-cell office:value-type="string">
            <text:p>480576979</text:p>
          </table:table-cell>
          <table:table-cell office:value-type="string">
            <text:p>Madness deserves its applause, too. Just like when you created those huge hurricanes by flapping your big ears.</text:p>
          </table:table-cell>
          <table:table-cell office:value-type="string">
            <text:p>La folie aussi mérite des applaudissements. Comme quand tu as créé ces énormes ouragans en battant des oreilles.</text:p>
          </table:table-cell>
          <table:table-cell table:number-columns-repeated="1020"/>
        </table:table-row>
        <table:table-row table:style-name="ro5">
          <table:table-cell office:value-type="string">
            <text:p>call</text:p>
          </table:table-cell>
          <table:table-cell office:value-type="string">
            <text:p>480576979</text:p>
          </table:table-cell>
          <table:table-cell office:value-type="string">
            <text:p>Reflect on this: the carousel of thrills opens just for a few rides and not everybody gets a second ticket.</text:p>
          </table:table-cell>
          <table:table-cell office:value-type="string">
            <text:p>Réfléchis à ça : le carrousel des sensations s'ouvre seulement pour quelques tours et tout le monde n'obtient pas un deuxième ticket.</text:p>
          </table:table-cell>
          <table:table-cell table:number-columns-repeated="1020"/>
        </table:table-row>
        <table:table-row table:style-name="ro3">
          <table:table-cell office:value-type="string">
            <text:p>call</text:p>
          </table:table-cell>
          <table:table-cell office:value-type="string">
            <text:p>480576979</text:p>
          </table:table-cell>
          <table:table-cell office:value-type="string">
            <text:p>Hold on with your proboscis to your white steel horse and don't you ever leave it.</text:p>
          </table:table-cell>
          <table:table-cell office:value-type="string">
            <text:p>Accroche-toi à ton cheval blanc avec ta trompe et ne le lâche jamais.</text:p>
          </table:table-cell>
          <table:table-cell table:number-columns-repeated="1020"/>
        </table:table-row>
        <table:table-row table:style-name="ro1">
          <table:table-cell office:value-type="string">
            <text:p>call</text:p>
          </table:table-cell>
          <table:table-cell office:value-type="string">
            <text:p>480576979</text:p>
          </table:table-cell>
          <table:table-cell office:value-type="string">
            <text:p>*click*</text:p>
          </table:table-cell>
          <table:table-cell table:number-columns-repeated="1021"/>
        </table:table-row>
        <table:table-row table:style-name="ro1">
          <table:table-cell table:number-columns-repeated="1024"/>
        </table:table-row>
        <table:table-row table:style-name="ro3">
          <table:table-cell office:value-type="string">
            <text:p>call</text:p>
          </table:table-cell>
          <table:table-cell office:value-type="string">
            <text:p>008458901</text:p>
          </table:table-cell>
          <table:table-cell office:value-type="string">
            <text:p>First I have to get the wardrobe outside the dump.</text:p>
          </table:table-cell>
          <table:table-cell office:value-type="string">
            <text:p>D'abord, je dois sortir l'armoire de la décharge.</text:p>
          </table:table-cell>
          <table:table-cell table:number-columns-repeated="1020"/>
        </table:table-row>
        <table:table-row table:style-name="ro3">
          <table:table-cell office:value-type="string">
            <text:p>call</text:p>
          </table:table-cell>
          <table:table-cell office:value-type="string">
            <text:p>008458901</text:p>
          </table:table-cell>
          <table:table-cell office:value-type="string">
            <text:p>I've already phoned the courier.</text:p>
          </table:table-cell>
          <table:table-cell office:value-type="string">
            <text:p>J'ai déjà téléphoné au livreur.</text:p>
          </table:table-cell>
          <table:table-cell table:number-columns-repeated="1020"/>
        </table:table-row>
        <table:table-row table:style-name="ro3">
          <table:table-cell office:value-type="string">
            <text:p>call</text:p>
          </table:table-cell>
          <table:table-cell office:value-type="string">
            <text:p>008458901</text:p>
          </table:table-cell>
          <table:table-cell office:value-type="string">
            <text:p>Hello, Hippie Express Courier. How can I help you?</text:p>
          </table:table-cell>
          <table:table-cell office:value-type="string">
            <text:p>Bonjour, Hippie Express Courier. Comment puis-je vous aider ?</text:p>
          </table:table-cell>
          <table:table-cell table:number-columns-repeated="1020"/>
        </table:table-row>
        <table:table-row table:style-name="ro3">
          <table:table-cell office:value-type="string">
            <text:p>call</text:p>
          </table:table-cell>
          <table:table-cell office:value-type="string">
            <text:p>008458901</text:p>
          </table:table-cell>
          <table:table-cell office:value-type="string">
            <text:p>Good evening, I'd like to arrange the delivery of a casket to number 13, Friday Avenue.</text:p>
          </table:table-cell>
          <table:table-cell office:value-type="string">
            <text:p>Bonsoir, j'aimerais organiser la livraison d'un cercueil au numéro 13, Friday Avenue.</text:p>
          </table:table-cell>
          <table:table-cell table:number-columns-repeated="1020"/>
        </table:table-row>
        <table:table-row table:style-name="ro3">
          <table:table-cell office:value-type="string">
            <text:p>call</text:p>
          </table:table-cell>
          <table:table-cell office:value-type="string">
            <text:p>008458901</text:p>
          </table:table-cell>
          <table:table-cell office:value-type="string">
            <text:p>Expenditures are charged to the consignee.</text:p>
          </table:table-cell>
          <table:table-cell office:value-type="string">
            <text:p>Les dépenses sont imputées au destinataire.</text:p>
          </table:table-cell>
          <table:table-cell table:number-columns-repeated="1020"/>
        </table:table-row>
        <table:table-row table:style-name="ro3">
          <table:table-cell office:value-type="string">
            <text:p>call</text:p>
          </table:table-cell>
          <table:table-cell office:value-type="string">
            <text:p>008458901</text:p>
          </table:table-cell>
          <table:table-cell office:value-type="string">
            <text:p>Are you aware of the packaging regulations of our service?</text:p>
          </table:table-cell>
          <table:table-cell office:value-type="string">
            <text:p>Connaissez-vous les prescriptions de notre service en matière d'emballage ?</text:p>
          </table:table-cell>
          <table:table-cell table:number-columns-repeated="1020"/>
        </table:table-row>
        <table:table-row table:style-name="ro3">
          <table:table-cell office:value-type="string">
            <text:p>call</text:p>
          </table:table-cell>
          <table:table-cell office:value-type="string">
            <text:p>008458901</text:p>
          </table:table-cell>
          <table:table-cell office:value-type="string">
            <text:p>Tell me.</text:p>
          </table:table-cell>
          <table:table-cell office:value-type="string">
            <text:p>Dîtes-moi.</text:p>
          </table:table-cell>
          <table:table-cell table:number-columns-repeated="1020"/>
        </table:table-row>
        <table:table-row table:style-name="ro5">
          <table:table-cell office:value-type="string">
            <text:p>call</text:p>
          </table:table-cell>
          <table:table-cell office:value-type="string">
            <text:p>008458901</text:p>
          </table:table-cell>
          <table:table-cell office:value-type="string">
            <text:p>To avoid damage during transportation, we ask you to wrap the object with a material that can soften impact.</text:p>
          </table:table-cell>
          <table:table-cell office:value-type="string">
            <text:p>Pour éviter tous dommages pendant le transport, nous vous demandons d'envelopper l'objet avec un matériau qui peut adoucir l'impact.</text:p>
          </table:table-cell>
          <table:table-cell table:number-columns-repeated="1020"/>
        </table:table-row>
        <table:table-row table:style-name="ro5">
          <table:table-cell office:value-type="string">
            <text:p>call</text:p>
          </table:table-cell>
          <table:table-cell office:value-type="string">
            <text:p>008458901</text:p>
          </table:table-cell>
          <table:table-cell office:value-type="string">
            <text:p>Usually it's plastic or bubble-wrap, but you can use any solution you prefer.</text:p>
          </table:table-cell>
          <table:table-cell office:value-type="string">
            <text:p>Habituellement, un emballage en plastique ou du papier bulle font l'affaire, mais vous pouvez utiliser la solution que vous préférez.</text:p>
          </table:table-cell>
          <table:table-cell table:number-columns-repeated="1020"/>
        </table:table-row>
        <table:table-row table:style-name="ro3">
          <table:table-cell office:value-type="string">
            <text:p>call</text:p>
          </table:table-cell>
          <table:table-cell office:value-type="string">
            <text:p>008458901</text:p>
          </table:table-cell>
          <table:table-cell office:value-type="string">
            <text:p>Yes, that's no problem.</text:p>
          </table:table-cell>
          <table:table-cell office:value-type="string">
            <text:p>Oui, ce n'est pas un problème.</text:p>
          </table:table-cell>
          <table:table-cell table:number-columns-repeated="1020"/>
        </table:table-row>
        <table:table-row table:style-name="ro3">
          <table:table-cell office:value-type="string">
            <text:p>call</text:p>
          </table:table-cell>
          <table:table-cell office:value-type="string">
            <text:p>008458901</text:p>
          </table:table-cell>
          <table:table-cell office:value-type="string">
            <text:p>At this moment, I don't think I can satisfy this requirement.</text:p>
          </table:table-cell>
          <table:table-cell office:value-type="string">
            <text:p>À l'heure actuelle, je ne suis pas en mesure de répondre à cette exigence.</text:p>
          </table:table-cell>
          <table:table-cell table:number-columns-repeated="1020"/>
        </table:table-row>
        <table:table-row table:style-name="ro3">
          <table:table-cell office:value-type="string">
            <text:p>call</text:p>
          </table:table-cell>
          <table:table-cell office:value-type="string">
            <text:p>008458901</text:p>
          </table:table-cell>
          <table:table-cell office:value-type="string">
            <text:p>I invite you to call us back as soon the situation is resolved, then. </text:p>
          </table:table-cell>
          <table:table-cell office:value-type="string">
            <text:p>Je vous invite à nous rappeler dès que la situation sera résolue.</text:p>
          </table:table-cell>
          <table:table-cell table:number-columns-repeated="1020"/>
        </table:table-row>
        <table:table-row table:style-name="ro3">
          <table:table-cell office:value-type="string">
            <text:p>call</text:p>
          </table:table-cell>
          <table:table-cell office:value-type="string">
            <text:p>008458901</text:p>
          </table:table-cell>
          <table:table-cell office:value-type="string">
            <text:p>In the meantime, thanks for your call.</text:p>
          </table:table-cell>
          <table:table-cell office:value-type="string">
            <text:p>En attendant, merci pour votre appel.</text:p>
          </table:table-cell>
          <table:table-cell table:number-columns-repeated="1020"/>
        </table:table-row>
        <table:table-row table:style-name="ro3">
          <table:table-cell office:value-type="string">
            <text:p>call</text:p>
          </table:table-cell>
          <table:table-cell office:value-type="string">
            <text:p>008458901</text:p>
          </table:table-cell>
          <table:table-cell office:value-type="string">
            <text:p>Goodbye.</text:p>
          </table:table-cell>
          <table:table-cell office:value-type="string">
            <text:p>Au Revoir.</text:p>
          </table:table-cell>
          <table:table-cell table:number-columns-repeated="1020"/>
        </table:table-row>
        <table:table-row table:style-name="ro3">
          <table:table-cell office:value-type="string">
            <text:p>call</text:p>
          </table:table-cell>
          <table:table-cell office:value-type="string">
            <text:p>008458901</text:p>
          </table:table-cell>
          <table:table-cell office:value-type="string">
            <text:p>We also ask that the outer casing of the package is absolutely water-resistant.</text:p>
          </table:table-cell>
          <table:table-cell office:value-type="string">
            <text:p>Nous demandons également que l'enveloppe extérieure de l'emballage soit absolument résistante à l'eau.</text:p>
          </table:table-cell>
          <table:table-cell table:number-columns-repeated="1020"/>
        </table:table-row>
        <table:table-row table:style-name="ro5">
          <table:table-cell office:value-type="string">
            <text:p>call</text:p>
          </table:table-cell>
          <table:table-cell office:value-type="string">
            <text:p>008458901</text:p>
          </table:table-cell>
          <table:table-cell office:value-type="string">
            <text:p>It might seem a strange demand, but in the past our drivers have shown a certain fondness for water courses in this area.</text:p>
          </table:table-cell>
          <table:table-cell office:value-type="string">
            <text:p>Ça peut sembler étrange comme demande, mais par le passé, nos conducteurs ont montré un certain goût pour les cours d'eau.</text:p>
          </table:table-cell>
          <table:table-cell table:number-columns-repeated="1020"/>
        </table:table-row>
        <table:table-row table:style-name="ro3">
          <table:table-cell office:value-type="string">
            <text:p>call</text:p>
          </table:table-cell>
          <table:table-cell office:value-type="string">
            <text:p>008458901</text:p>
          </table:table-cell>
          <table:table-cell office:value-type="string">
            <text:p>I'm equipped for that, too.</text:p>
          </table:table-cell>
          <table:table-cell office:value-type="string">
            <text:p>Je suis équipé pour ça aussi.</text:p>
          </table:table-cell>
          <table:table-cell table:number-columns-repeated="1020"/>
        </table:table-row>
        <table:table-row table:style-name="ro3">
          <table:table-cell office:value-type="string">
            <text:p>call</text:p>
          </table:table-cell>
          <table:table-cell office:value-type="string">
            <text:p>008458901</text:p>
          </table:table-cell>
          <table:table-cell office:value-type="string">
            <text:p>At this moment, I don't think I can satisfy this requirement.</text:p>
          </table:table-cell>
          <table:table-cell office:value-type="string">
            <text:p>À l'heure actuelle, je ne suis pas en mesure de répondre à cette exigence.</text:p>
          </table:table-cell>
          <table:table-cell table:number-columns-repeated="1020"/>
        </table:table-row>
        <table:table-row table:style-name="ro3">
          <table:table-cell office:value-type="string">
            <text:p>call</text:p>
          </table:table-cell>
          <table:table-cell office:value-type="string">
            <text:p>008458901</text:p>
          </table:table-cell>
          <table:table-cell office:value-type="string">
            <text:p>I invite you to call us back as soon the situation is resolved, then. </text:p>
          </table:table-cell>
          <table:table-cell office:value-type="string">
            <text:p>Je vous invite à nous rappeler dès que la situation sera résolue.</text:p>
          </table:table-cell>
          <table:table-cell table:number-columns-repeated="1020"/>
        </table:table-row>
        <table:table-row table:style-name="ro3">
          <table:table-cell office:value-type="string">
            <text:p>call</text:p>
          </table:table-cell>
          <table:table-cell office:value-type="string">
            <text:p>008458901</text:p>
          </table:table-cell>
          <table:table-cell office:value-type="string">
            <text:p>In the meantime, thanks for your call.</text:p>
          </table:table-cell>
          <table:table-cell office:value-type="string">
            <text:p>En attendant, merci pour votre appel.</text:p>
          </table:table-cell>
          <table:table-cell table:number-columns-repeated="1020"/>
        </table:table-row>
        <table:table-row table:style-name="ro3">
          <table:table-cell office:value-type="string">
            <text:p>call</text:p>
          </table:table-cell>
          <table:table-cell office:value-type="string">
            <text:p>008458901</text:p>
          </table:table-cell>
          <table:table-cell office:value-type="string">
            <text:p>Goodbye.</text:p>
          </table:table-cell>
          <table:table-cell office:value-type="string">
            <text:p>Au Revoir.</text:p>
          </table:table-cell>
          <table:table-cell table:number-columns-repeated="1020"/>
        </table:table-row>
        <table:table-row table:style-name="ro3">
          <table:table-cell office:value-type="string">
            <text:p>call</text:p>
          </table:table-cell>
          <table:table-cell office:value-type="string">
            <text:p>008458901</text:p>
          </table:table-cell>
          <table:table-cell office:value-type="string">
            <text:p>And finally it is necessary to identify the package with a written note clearly indicating its contents.</text:p>
          </table:table-cell>
          <table:table-cell office:value-type="string">
            <text:p>Et enfin il faut identifier le colis avec une note écrite indiquant clairement son contenu.</text:p>
          </table:table-cell>
          <table:table-cell table:number-columns-repeated="1020"/>
        </table:table-row>
        <table:table-row table:style-name="ro3">
          <table:table-cell office:value-type="string">
            <text:p>call</text:p>
          </table:table-cell>
          <table:table-cell office:value-type="string">
            <text:p>008458901</text:p>
          </table:table-cell>
          <table:table-cell office:value-type="string">
            <text:p>Yes, Alex. I have the solution.</text:p>
          </table:table-cell>
          <table:table-cell office:value-type="string">
            <text:p>Oui, Alex. J'ai la solution.</text:p>
          </table:table-cell>
          <table:table-cell table:number-columns-repeated="1020"/>
        </table:table-row>
        <table:table-row table:style-name="ro3">
          <table:table-cell office:value-type="string">
            <text:p>call</text:p>
          </table:table-cell>
          <table:table-cell office:value-type="string">
            <text:p>008458901</text:p>
          </table:table-cell>
          <table:table-cell office:value-type="string">
            <text:p>Sorry, I don't think I heard correctly?</text:p>
          </table:table-cell>
          <table:table-cell office:value-type="string">
            <text:p>Désolé, je ne pense pas avoir bien entendu.</text:p>
          </table:table-cell>
          <table:table-cell table:number-columns-repeated="1020"/>
        </table:table-row>
        <table:table-row table:style-name="ro3">
          <table:table-cell office:value-type="string">
            <text:p>call</text:p>
          </table:table-cell>
          <table:table-cell office:value-type="string">
            <text:p>008458901</text:p>
          </table:table-cell>
          <table:table-cell office:value-type="string">
            <text:p>Oh, I mean... no problem.</text:p>
          </table:table-cell>
          <table:table-cell office:value-type="string">
            <text:p>Oh, je veux dire... pas de problème.</text:p>
          </table:table-cell>
          <table:table-cell table:number-columns-repeated="1020"/>
        </table:table-row>
        <table:table-row table:style-name="ro3">
          <table:table-cell office:value-type="string">
            <text:p>call</text:p>
          </table:table-cell>
          <table:table-cell office:value-type="string">
            <text:p>008458901</text:p>
          </table:table-cell>
          <table:table-cell office:value-type="string">
            <text:p>At this moment, I don't think I can satisfy this requirement.</text:p>
          </table:table-cell>
          <table:table-cell office:value-type="string">
            <text:p>À l'heure actuelle, je ne suis pas en mesure de répondre à cette exigence.</text:p>
          </table:table-cell>
          <table:table-cell table:number-columns-repeated="1020"/>
        </table:table-row>
        <table:table-row table:style-name="ro3">
          <table:table-cell office:value-type="string">
            <text:p>call</text:p>
          </table:table-cell>
          <table:table-cell office:value-type="string">
            <text:p>008458901</text:p>
          </table:table-cell>
          <table:table-cell office:value-type="string">
            <text:p>I invite you to call us back as soon the situation is resolved, then. </text:p>
          </table:table-cell>
          <table:table-cell office:value-type="string">
            <text:p>Je vous invite à nous rappeler dès que la situation sera résolue.</text:p>
          </table:table-cell>
          <table:table-cell table:number-columns-repeated="1020"/>
        </table:table-row>
        <table:table-row table:style-name="ro3">
          <table:table-cell office:value-type="string">
            <text:p>call</text:p>
          </table:table-cell>
          <table:table-cell office:value-type="string">
            <text:p>008458901</text:p>
          </table:table-cell>
          <table:table-cell office:value-type="string">
            <text:p>In the meantime, thanks for your call.</text:p>
          </table:table-cell>
          <table:table-cell office:value-type="string">
            <text:p>En attendant, merci pour votre appel.</text:p>
          </table:table-cell>
          <table:table-cell table:number-columns-repeated="1020"/>
        </table:table-row>
        <table:table-row table:style-name="ro3">
          <table:table-cell office:value-type="string">
            <text:p>call</text:p>
          </table:table-cell>
          <table:table-cell office:value-type="string">
            <text:p>008458901</text:p>
          </table:table-cell>
          <table:table-cell office:value-type="string">
            <text:p>Goodbye.</text:p>
          </table:table-cell>
          <table:table-cell office:value-type="string">
            <text:p>Au Revoir.</text:p>
          </table:table-cell>
          <table:table-cell table:number-columns-repeated="1020"/>
        </table:table-row>
        <table:table-row table:style-name="ro3">
          <table:table-cell office:value-type="string">
            <text:p>call</text:p>
          </table:table-cell>
          <table:table-cell office:value-type="string">
            <text:p>008458901</text:p>
          </table:table-cell>
          <table:table-cell office:value-type="string">
            <text:p>I'll authorize a courier for your delivery.</text:p>
          </table:table-cell>
          <table:table-cell office:value-type="string">
            <text:p>J'envoie un livreur pour votre livraison.</text:p>
          </table:table-cell>
          <table:table-cell table:number-columns-repeated="1020"/>
        </table:table-row>
        <table:table-row table:style-name="ro3">
          <table:table-cell office:value-type="string">
            <text:p>call</text:p>
          </table:table-cell>
          <table:table-cell office:value-type="string">
            <text:p>008458901</text:p>
          </table:table-cell>
          <table:table-cell office:value-type="string">
            <text:p>Thanks for calling us.</text:p>
          </table:table-cell>
          <table:table-cell office:value-type="string">
            <text:p>Merci de nous avoir appelés.</text:p>
          </table:table-cell>
          <table:table-cell table:number-columns-repeated="1020"/>
        </table:table-row>
        <table:table-row table:style-name="ro3">
          <table:table-cell office:value-type="string">
            <text:p>call</text:p>
          </table:table-cell>
          <table:table-cell office:value-type="string">
            <text:p>008458901</text:p>
          </table:table-cell>
          <table:table-cell office:value-type="string">
            <text:p>Goodbye.</text:p>
          </table:table-cell>
          <table:table-cell office:value-type="string">
            <text:p>Au Revoir.</text:p>
          </table:table-cell>
          <table:table-cell table:number-columns-repeated="1020"/>
        </table:table-row>
        <table:table-row table:style-name="ro1">
          <table:table-cell table:number-columns-repeated="1024"/>
        </table:table-row>
        <table:table-row table:style-name="ro3">
          <table:table-cell office:value-type="string">
            <text:p>data_viaggio</text:p>
          </table:table-cell>
          <table:table-cell office:value-type="string">
            <text:p>default</text:p>
          </table:table-cell>
          <table:table-cell office:value-type="string">
            <text:p>I don't have any reason to visit this age, right now.</text:p>
          </table:table-cell>
          <table:table-cell office:value-type="string">
            <text:p>Je n'ai aucune raison de visiter cette époque.</text:p>
          </table:table-cell>
          <table:table-cell table:number-columns-repeated="1020"/>
        </table:table-row>
        <table:table-row table:style-name="ro1">
          <table:table-cell table:number-columns-repeated="1024"/>
        </table:table-row>
        <table:table-row table:style-name="ro3">
          <table:table-cell office:value-type="string">
            <text:p>data_viaggio</text:p>
          </table:table-cell>
          <table:table-cell office:value-type="string">
            <text:p>1981</text:p>
          </table:table-cell>
          <table:table-cell office:value-type="string">
            <text:p>I don't have any reason to visit this age, right now.</text:p>
          </table:table-cell>
          <table:table-cell office:value-type="string">
            <text:p>Je n'ai aucune raison de visiter cette époque.</text:p>
          </table:table-cell>
          <table:table-cell table:number-columns-repeated="1020"/>
        </table:table-row>
        <table:table-row table:style-name="ro1">
          <table:table-cell table:number-columns-repeated="1024"/>
        </table:table-row>
        <table:table-row table:style-name="ro1">
          <table:table-cell office:value-type="string">
            <text:p>data_viaggio</text:p>
          </table:table-cell>
          <table:table-cell office:value-type="string">
            <text:p>939</text:p>
          </table:table-cell>
          <table:table-cell table:style-name="ce45" office:value-type="string">
            <text:p>Bravo, you dug up the date on our website...</text:p>
          </table:table-cell>
          <table:table-cell table:style-name="ce48" office:value-type="string">
            <text:p>Bravo, vous avez déterré la date sur notre site...</text:p>
          </table:table-cell>
          <table:table-cell table:number-columns-repeated="1020"/>
        </table:table-row>
        <table:table-row table:style-name="ro1">
          <table:table-cell office:value-type="string">
            <text:p>data_viaggio</text:p>
          </table:table-cell>
          <table:table-cell office:value-type="string">
            <text:p>939</text:p>
          </table:table-cell>
          <table:table-cell table:style-name="ce45" office:value-type="string">
            <text:p>...are you satisfied now?</text:p>
          </table:table-cell>
          <table:table-cell table:style-name="ce48" office:value-type="string">
            <text:p>…vous êtes satisfait maintenant ?</text:p>
          </table:table-cell>
          <table:table-cell table:number-columns-repeated="1020"/>
        </table:table-row>
        <table:table-row table:style-name="ro1" table:number-rows-repeated="1048437">
          <table:table-cell table:number-columns-repeated="1024"/>
        </table:table-row>
        <table:table-row table:style-name="ro1">
          <table:table-cell table:number-columns-repeated="1024"/>
        </table:table-row>
      </table:table>
      <table:table table:name="OTHERS" table:style-name="ta9" table:print="false">
        <table:table-column table:style-name="co30" table:default-cell-style-name="ce7"/>
        <table:table-column table:style-name="co31" table:default-cell-style-name="ce18"/>
        <table:table-column table:style-name="co32" table:number-columns-repeated="1022" table:default-cell-style-name="Default"/>
        <table:table-row table:style-name="ro1">
          <table:table-cell table:style-name="Default" office:value-type="string">
            <text:p>This is the story of two young guys, bound in friendship and in destiny.</text:p>
          </table:table-cell>
          <table:table-cell table:style-name="Default" office:value-type="string">
            <text:p>C'est l'histoire de deux jeunes gens, liés par l'amitié et le destin.</text:p>
          </table:table-cell>
          <table:table-cell table:number-columns-repeated="1022"/>
        </table:table-row>
        <table:table-row table:style-name="ro1">
          <table:table-cell table:style-name="Default" table:number-columns-repeated="2"/>
          <table:table-cell table:number-columns-repeated="1022"/>
        </table:table-row>
        <table:table-row table:style-name="ro3">
          <table:table-cell table:style-name="Default" office:value-type="string">
            <text:p>New Game</text:p>
          </table:table-cell>
          <table:table-cell office:value-type="string">
            <text:p>Nouvelle partie</text:p>
          </table:table-cell>
          <table:table-cell table:number-columns-repeated="1022"/>
        </table:table-row>
        <table:table-row table:style-name="ro3">
          <table:table-cell table:style-name="Default" office:value-type="string">
            <text:p>Continue</text:p>
          </table:table-cell>
          <table:table-cell office:value-type="string">
            <text:p>Continuer</text:p>
          </table:table-cell>
          <table:table-cell table:number-columns-repeated="1022"/>
        </table:table-row>
        <table:table-row table:style-name="ro3">
          <table:table-cell table:style-name="Default" office:value-type="string">
            <text:p>Options</text:p>
          </table:table-cell>
          <table:table-cell office:value-type="string">
            <text:p>Options</text:p>
          </table:table-cell>
          <table:table-cell table:number-columns-repeated="1022"/>
        </table:table-row>
        <table:table-row table:style-name="ro3">
          <table:table-cell table:style-name="Default" office:value-type="string">
            <text:p>Quit</text:p>
          </table:table-cell>
          <table:table-cell office:value-type="string">
            <text:p>Quitter</text:p>
          </table:table-cell>
          <table:table-cell table:number-columns-repeated="1022"/>
        </table:table-row>
        <table:table-row table:style-name="ro3">
          <table:table-cell table:style-name="Default" office:value-type="string">
            <text:p>Back</text:p>
          </table:table-cell>
          <table:table-cell office:value-type="string">
            <text:p>Retour</text:p>
          </table:table-cell>
          <table:table-cell table:number-columns-repeated="1022"/>
        </table:table-row>
        <table:table-row table:style-name="ro3">
          <table:table-cell table:number-columns-repeated="2" office:value-type="string">
            <text:p>OST</text:p>
          </table:table-cell>
          <table:table-cell table:number-columns-repeated="1022"/>
        </table:table-row>
        <table:table-row table:style-name="ro3">
          <table:table-cell table:number-columns-repeated="2" office:value-type="string">
            <text:p>VO</text:p>
          </table:table-cell>
          <table:table-cell table:number-columns-repeated="1022"/>
        </table:table-row>
        <table:table-row table:style-name="ro3">
          <table:table-cell table:number-columns-repeated="2" office:value-type="string">
            <text:p>SFX</text:p>
          </table:table-cell>
          <table:table-cell table:number-columns-repeated="1022"/>
        </table:table-row>
        <table:table-row table:style-name="ro3">
          <table:table-cell table:style-name="Default" office:value-type="string">
            <text:p>Language</text:p>
          </table:table-cell>
          <table:table-cell office:value-type="string">
            <text:p>Langue</text:p>
          </table:table-cell>
          <table:table-cell table:number-columns-repeated="1022"/>
        </table:table-row>
        <table:table-row table:style-name="ro3">
          <table:table-cell table:style-name="Default" office:value-type="string">
            <text:p>Subtitles</text:p>
          </table:table-cell>
          <table:table-cell office:value-type="string">
            <text:p>Sous-titres</text:p>
          </table:table-cell>
          <table:table-cell table:number-columns-repeated="1022"/>
        </table:table-row>
        <table:table-row table:style-name="ro1">
          <table:table-cell table:style-name="Default" office:value-type="string">
            <text:p>YES</text:p>
          </table:table-cell>
          <table:table-cell table:style-name="ce35" office:value-type="string">
            <text:p>OUI</text:p>
          </table:table-cell>
          <table:table-cell table:number-columns-repeated="1022"/>
        </table:table-row>
        <table:table-row table:style-name="ro1">
          <table:table-cell table:style-name="Default" office:value-type="string">
            <text:p>NO</text:p>
          </table:table-cell>
          <table:table-cell table:style-name="ce35" office:value-type="string">
            <text:p>NON</text:p>
          </table:table-cell>
          <table:table-cell table:number-columns-repeated="1022"/>
        </table:table-row>
        <table:table-row table:style-name="ro1">
          <table:table-cell table:style-name="Default" office:value-type="string">
            <text:p>ENG</text:p>
          </table:table-cell>
          <table:table-cell table:style-name="ce35" office:value-type="string">
            <text:p>ENG</text:p>
          </table:table-cell>
          <table:table-cell table:number-columns-repeated="1022"/>
        </table:table-row>
        <table:table-row table:style-name="ro1">
          <table:table-cell table:style-name="Default"/>
          <table:table-cell table:style-name="ce35"/>
          <table:table-cell table:number-columns-repeated="1022"/>
        </table:table-row>
        <table:table-row table:style-name="ro3">
          <table:table-cell office:value-type="string">
            <text:p>SAVE</text:p>
          </table:table-cell>
          <table:table-cell office:value-type="string">
            <text:p>SAUVEGARDER</text:p>
          </table:table-cell>
          <table:table-cell table:number-columns-repeated="1022"/>
        </table:table-row>
        <table:table-row table:style-name="ro3">
          <table:table-cell office:value-type="string">
            <text:p>LOAD</text:p>
          </table:table-cell>
          <table:table-cell office:value-type="string">
            <text:p>CHARGER</text:p>
          </table:table-cell>
          <table:table-cell table:number-columns-repeated="1022"/>
        </table:table-row>
        <table:table-row table:style-name="ro3">
          <table:table-cell table:number-columns-repeated="2" office:value-type="string">
            <text:p>OPTIONS</text:p>
          </table:table-cell>
          <table:table-cell table:number-columns-repeated="1022"/>
        </table:table-row>
        <table:table-row table:style-name="ro3">
          <table:table-cell office:value-type="string">
            <text:p>QUIT</text:p>
          </table:table-cell>
          <table:table-cell office:value-type="string">
            <text:p>QUITTER</text:p>
          </table:table-cell>
          <table:table-cell table:number-columns-repeated="1022"/>
        </table:table-row>
        <table:table-row table:style-name="ro3">
          <table:table-cell office:value-type="string">
            <text:p>EMPTY SLOT</text:p>
          </table:table-cell>
          <table:table-cell office:value-type="string">
            <text:p>EMPLACEMENT VIDE</text:p>
          </table:table-cell>
          <table:table-cell table:number-columns-repeated="1022"/>
        </table:table-row>
        <table:table-row table:style-name="ro3">
          <table:table-cell office:value-type="string">
            <text:p>BACK</text:p>
          </table:table-cell>
          <table:table-cell office:value-type="string">
            <text:p>RETOUR</text:p>
          </table:table-cell>
          <table:table-cell table:number-columns-repeated="1022"/>
        </table:table-row>
        <table:table-row table:style-name="ro3">
          <table:table-cell office:value-type="string">
            <text:p>ARE YOU SURE YOU WANT TO SAVE THE GAME?</text:p>
          </table:table-cell>
          <table:table-cell office:value-type="string">
            <text:p>ÊTES-VOUS SÛR DE VOULOIR SAUVEGARDER LA PARTIE ?</text:p>
          </table:table-cell>
          <table:table-cell table:number-columns-repeated="1022"/>
        </table:table-row>
        <table:table-row table:style-name="ro3">
          <table:table-cell office:value-type="string">
            <text:p>YES</text:p>
          </table:table-cell>
          <table:table-cell office:value-type="string">
            <text:p>OUI</text:p>
          </table:table-cell>
          <table:table-cell table:number-columns-repeated="1022"/>
        </table:table-row>
        <table:table-row table:style-name="ro3">
          <table:table-cell office:value-type="string">
            <text:p>NO</text:p>
          </table:table-cell>
          <table:table-cell office:value-type="string">
            <text:p>NON</text:p>
          </table:table-cell>
          <table:table-cell table:number-columns-repeated="1022"/>
        </table:table-row>
        <table:table-row table:style-name="ro3">
          <table:table-cell office:value-type="string">
            <text:p>GAME SAVED</text:p>
          </table:table-cell>
          <table:table-cell office:value-type="string">
            <text:p>JEU SAUVEGARDÉ</text:p>
          </table:table-cell>
          <table:table-cell table:number-columns-repeated="1022"/>
        </table:table-row>
        <table:table-row table:style-name="ro5">
          <table:table-cell office:value-type="string">
            <text:p>ARE YOU SURE YOU WANT TO LOAD THE GAME (YOU WILL LOST ALL THE UNSAVED PROGRESS)?</text:p>
          </table:table-cell>
          <table:table-cell office:value-type="string">
            <text:p>ÊTES-VOUS SÛR DE VOULOIR CHARGER LA PARTIE (LA PROGRESSION NON SAUVEGARDÉE SERA PERDUE) ?</text:p>
          </table:table-cell>
          <table:table-cell table:number-columns-repeated="1022"/>
        </table:table-row>
        <table:table-row table:style-name="ro3">
          <table:table-cell office:value-type="string">
            <text:p>AUDIO SETTINGS</text:p>
          </table:table-cell>
          <table:table-cell office:value-type="string">
            <text:p>PARAMÈTRES AUDIO</text:p>
          </table:table-cell>
          <table:table-cell table:number-columns-repeated="1022"/>
        </table:table-row>
        <table:table-row table:style-name="ro3">
          <table:table-cell office:value-type="string">
            <text:p>SUBTITLES</text:p>
          </table:table-cell>
          <table:table-cell office:value-type="string">
            <text:p>SOUS-TITRES</text:p>
          </table:table-cell>
          <table:table-cell table:number-columns-repeated="1022"/>
        </table:table-row>
        <table:table-row table:style-name="ro3">
          <table:table-cell office:value-type="string">
            <text:p>DO YOU REALLY WANT TO QUIT THE GAME?</text:p>
          </table:table-cell>
          <table:table-cell office:value-type="string">
            <text:p>VOULEZ-VOUS VRAIMENT QUITTER LE JEU ?</text:p>
          </table:table-cell>
          <table:table-cell table:number-columns-repeated="102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1" style:font-pitch="variable"/>
    <style:font-face style:name="Arial" svg:font-family="Arial" style:font-family-generic="swiss" style:font-pitch="variable"/>
    <style:font-face style:name="Calibri" svg:font-family="Calibri" style:font-family-generic="swiss" style:font-pitch="variable"/>
    <style:font-face style:name="Times New Roman" svg:font-family="'Times New Roman'"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number-style style:name="N8103P0" style:volatile="true" number:language="it" number:country="IT">
      <number:text>€ </number:text>
      <number:number number:decimal-places="0" number:min-integer-digits="1" number:grouping="true"/>
    </number:number-style>
    <number:number-style style:name="N8103" number:language="it" number:country="IT">
      <number:text>-€ </number:text>
      <number:number number:decimal-places="0" number:min-integer-digits="1" number:grouping="true"/>
      <style:map style:condition="value()&gt;=0" style:apply-style-name="N8103P0"/>
    </number:number-style>
    <number:number-style style:name="N8104P0" style:volatile="true" number:language="it" number:country="IT">
      <number:text>€ </number:text>
      <number:number number:decimal-places="0" number:min-integer-digits="1" number:grouping="true"/>
    </number:number-style>
    <number:number-style style:name="N8104" number:language="it" number:country="IT">
      <style:text-properties fo:color="#ff0000"/>
      <number:text>-€ </number:text>
      <number:number number:decimal-places="0" number:min-integer-digits="1" number:grouping="true"/>
      <style:map style:condition="value()&gt;=0" style:apply-style-name="N8104P0"/>
    </number:number-style>
    <number:number-style style:name="N8105P0" style:volatile="true" number:language="it" number:country="IT">
      <number:text>€ </number:text>
      <number:number number:decimal-places="2" number:min-integer-digits="1" number:grouping="true"/>
    </number:number-style>
    <number:number-style style:name="N8105" number:language="it" number:country="IT">
      <number:text>-€ </number:text>
      <number:number number:decimal-places="2" number:min-integer-digits="1" number:grouping="true"/>
      <style:map style:condition="value()&gt;=0" style:apply-style-name="N8105P0"/>
    </number:number-style>
    <number:number-style style:name="N8106P0" style:volatile="true" number:language="it" number:country="IT">
      <number:text>€ </number:text>
      <number:number number:decimal-places="2" number:min-integer-digits="1" number:grouping="true"/>
    </number:number-style>
    <number:number-style style:name="N8106" number:language="it" number:country="IT">
      <style:text-properties fo:color="#ff0000"/>
      <number:text>-€ </number:text>
      <number:number number:decimal-places="2" number:min-integer-digits="1" number:grouping="true"/>
      <style:map style:condition="value()&gt;=0" style:apply-style-name="N8106P0"/>
    </number:number-style>
    <number:date-style style:name="N8107" number:language="it" number:country="IT">
      <number:day number:style="long"/>
      <number:text>-</number:text>
      <number:month number:textual="true"/>
      <number:text>-</number:text>
      <number:year/>
    </number:date-style>
    <number:date-style style:name="N8108" number:language="it" number:country="IT">
      <number:day number:style="long"/>
      <number:text>-</number:text>
      <number:month number:textual="true"/>
    </number:date-style>
    <number:date-style style:name="N8109" number:language="it" number:country="IT">
      <number:month number:textual="true"/>
      <number:text>-</number:text>
      <number:year/>
    </number:date-style>
    <number:time-style style:name="N8110" number:language="it" number:country="IT">
      <number:hours/>
      <number:text>.</number:text>
      <number:minutes number:style="long"/>
      <number:text> </number:text>
      <number:am-pm/>
    </number:time-style>
    <number:time-style style:name="N8111" number:language="it" number:country="IT">
      <number:hours/>
      <number:text>.</number:text>
      <number:minutes number:style="long"/>
      <number:text>.</number:text>
      <number:seconds number:style="long"/>
      <number:text> </number:text>
      <number:am-pm/>
    </number:time-style>
    <number:time-style style:name="N8112" number:language="it" number:country="IT">
      <number:hours/>
      <number:text>.</number:text>
      <number:minutes number:style="long"/>
    </number:time-style>
    <number:time-style style:name="N8113" number:language="it" number:country="IT">
      <number:hours/>
      <number:text>.</number:text>
      <number:minutes number:style="long"/>
      <number:text>.</number:text>
      <number:seconds number:style="long"/>
    </number:time-style>
    <number:date-style style:name="N8114"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8115P0" style:volatile="true" number:language="it" number:country="IT">
      <number:number number:decimal-places="0" number:min-integer-digits="1" number:grouping="true"/>
    </number:number-style>
    <number:number-style style:name="N8115" number:language="it" number:country="IT">
      <number:text>-</number:text>
      <number:number number:decimal-places="0" number:min-integer-digits="1" number:grouping="true"/>
      <style:map style:condition="value()&gt;=0" style:apply-style-name="N8115P0"/>
    </number:number-style>
    <number:number-style style:name="N8116P0" style:volatile="true" number:language="it" number:country="IT">
      <number:number number:decimal-places="0" number:min-integer-digits="1" number:grouping="true"/>
    </number:number-style>
    <number:number-style style:name="N8116" number:language="it" number:country="IT">
      <style:text-properties fo:color="#ff0000"/>
      <number:text>-</number:text>
      <number:number number:decimal-places="0" number:min-integer-digits="1" number:grouping="true"/>
      <style:map style:condition="value()&gt;=0" style:apply-style-name="N8116P0"/>
    </number:number-style>
    <number:number-style style:name="N8117P0" style:volatile="true" number:language="it" number:country="IT">
      <number:number number:decimal-places="2" number:min-integer-digits="1" number:grouping="true"/>
    </number:number-style>
    <number:number-style style:name="N8117" number:language="it" number:country="IT">
      <number:text>-</number:text>
      <number:number number:decimal-places="2" number:min-integer-digits="1" number:grouping="true"/>
      <style:map style:condition="value()&gt;=0" style:apply-style-name="N8117P0"/>
    </number:number-style>
    <number:number-style style:name="N8118P0" style:volatile="true" number:language="it" number:country="IT">
      <number:number number:decimal-places="2" number:min-integer-digits="1" number:grouping="true"/>
    </number:number-style>
    <number:number-style style:name="N8118" number:language="it" number:country="IT">
      <style:text-properties fo:color="#ff0000"/>
      <number:text>-</number:text>
      <number:number number:decimal-places="2" number:min-integer-digits="1" number:grouping="true"/>
      <style:map style:condition="value()&gt;=0" style:apply-style-name="N8118P0"/>
    </number:number-style>
    <number:number-style style:name="N8119P0" style:volatile="true" number:language="it" number:country="IT">
      <number:text> </number:text>
      <number:number number:decimal-places="0" number:min-integer-digits="1" number:grouping="true"/>
      <number:text> </number:text>
    </number:number-style>
    <number:number-style style:name="N8119P1" style:volatile="true" number:language="it" number:country="IT">
      <number:text>-</number:text>
      <number:number number:decimal-places="0" number:min-integer-digits="1" number:grouping="true"/>
      <number:text> </number:text>
    </number:number-style>
    <number:number-style style:name="N8119P2" style:volatile="true" number:language="it" number:country="IT">
      <number:text> - </number:text>
    </number:number-style>
    <number:text-style style:name="N8119" number:language="it" number:country="IT">
      <number:text> </number:text>
      <number:text-content/>
      <number:text> </number:text>
      <style:map style:condition="value()&gt;0" style:apply-style-name="N8119P0"/>
      <style:map style:condition="value()&lt;0" style:apply-style-name="N8119P1"/>
      <style:map style:condition="value()=0" style:apply-style-name="N8119P2"/>
    </number:text-style>
    <number:number-style style:name="N8120P0" style:volatile="true" number:language="it" number:country="IT">
      <number:text> € </number:text>
      <number:number number:decimal-places="0" number:min-integer-digits="1" number:grouping="true"/>
      <number:text> </number:text>
    </number:number-style>
    <number:number-style style:name="N8120P1" style:volatile="true" number:language="it" number:country="IT">
      <number:text>-€ </number:text>
      <number:number number:decimal-places="0" number:min-integer-digits="1" number:grouping="true"/>
      <number:text> </number:text>
    </number:number-style>
    <number:number-style style:name="N8120P2" style:volatile="true" number:language="it" number:country="IT">
      <number:text> € - </number:text>
    </number:number-style>
    <number:text-style style:name="N8120" number:language="it" number:country="IT">
      <number:text> </number:text>
      <number:text-content/>
      <number:text> </number:text>
      <style:map style:condition="value()&gt;0" style:apply-style-name="N8120P0"/>
      <style:map style:condition="value()&lt;0" style:apply-style-name="N8120P1"/>
      <style:map style:condition="value()=0" style:apply-style-name="N8120P2"/>
    </number:text-style>
    <number:number-style style:name="N8121P0" style:volatile="true" number:language="it" number:country="IT">
      <number:text> </number:text>
      <number:number number:decimal-places="2" number:min-integer-digits="1" number:grouping="true"/>
      <number:text> </number:text>
    </number:number-style>
    <number:number-style style:name="N8121P1" style:volatile="true" number:language="it" number:country="IT">
      <number:text>-</number:text>
      <number:number number:decimal-places="2" number:min-integer-digits="1" number:grouping="true"/>
      <number:text> </number:text>
    </number:number-style>
    <number:number-style style:name="N8121P2" style:volatile="true" number:language="it" number:country="IT">
      <number:text> -</number:text>
      <number:number number:decimal-places="0" number:min-integer-digits="0"/>
      <number:text> </number:text>
    </number:number-style>
    <number:text-style style:name="N8121" number:language="it" number:country="IT">
      <number:text> </number:text>
      <number:text-content/>
      <number:text> </number:text>
      <style:map style:condition="value()&gt;0" style:apply-style-name="N8121P0"/>
      <style:map style:condition="value()&lt;0" style:apply-style-name="N8121P1"/>
      <style:map style:condition="value()=0" style:apply-style-name="N8121P2"/>
    </number:text-style>
    <number:number-style style:name="N8122P0" style:volatile="true" number:language="it" number:country="IT">
      <number:text> € </number:text>
      <number:number number:decimal-places="2" number:min-integer-digits="1" number:grouping="true"/>
      <number:text> </number:text>
    </number:number-style>
    <number:number-style style:name="N8122P1" style:volatile="true" number:language="it" number:country="IT">
      <number:text>-€ </number:text>
      <number:number number:decimal-places="2" number:min-integer-digits="1" number:grouping="true"/>
      <number:text> </number:text>
    </number:number-style>
    <number:number-style style:name="N8122P2" style:volatile="true" number:language="it" number:country="IT">
      <number:text> € -</number:text>
      <number:number number:decimal-places="0" number:min-integer-digits="0"/>
      <number:text> </number:text>
    </number:number-style>
    <number:text-style style:name="N8122" number:language="it" number:country="IT">
      <number:text> </number:text>
      <number:text-content/>
      <number:text> </number:text>
      <style:map style:condition="value()&gt;0" style:apply-style-name="N8122P0"/>
      <style:map style:condition="value()&lt;0" style:apply-style-name="N8122P1"/>
      <style:map style:condition="value()=0" style:apply-style-name="N8122P2"/>
    </number:text-style>
    <number:time-style style:name="N8123" number:language="it" number:country="IT">
      <number:minutes number:style="long"/>
      <number:text>.</number:text>
      <number:seconds number:style="long"/>
    </number:time-style>
    <number:time-style style:name="N8124" number:language="it" number:country="IT" number:truncate-on-overflow="false">
      <number:hours/>
      <number:text>.</number:text>
      <number:minutes number:style="long"/>
      <number:text>.</number:text>
      <number:seconds number:style="long"/>
    </number:time-style>
    <number:time-style style:name="N8125" number:language="it" number:country="IT">
      <number:minutes number:style="long"/>
      <number:text>.</number:text>
      <number:seconds number:style="long" number:decimal-places="1"/>
    </number:time-style>
    <number:number-style style:name="N8126" number:language="it" number:country="IT">
      <number:scientific-number number:decimal-places="1" number:min-integer-digits="3" number:min-exponent-digits="1"/>
    </number:number-style>
    <number:number-style style:name="N8127P0" style:volatile="true" number:language="it" number:country="IT">
      <number:text>€ </number:text>
      <number:number number:decimal-places="0" number:min-integer-digits="1" number:grouping="true"/>
    </number:number-style>
    <number:number-style style:name="N8127" number:language="it" number:country="IT">
      <number:text>-€ </number:text>
      <number:number number:decimal-places="0" number:min-integer-digits="1" number:grouping="true"/>
      <style:map style:condition="value()&gt;=0" style:apply-style-name="N8127P0"/>
    </number:number-style>
    <number:number-style style:name="N8128P0" style:volatile="true" number:language="it" number:country="IT">
      <number:text>€ </number:text>
      <number:number number:decimal-places="0" number:min-integer-digits="1" number:grouping="true"/>
    </number:number-style>
    <number:number-style style:name="N8128" number:language="it" number:country="IT">
      <style:text-properties fo:color="#ff0000"/>
      <number:text>-€ </number:text>
      <number:number number:decimal-places="0" number:min-integer-digits="1" number:grouping="true"/>
      <style:map style:condition="value()&gt;=0" style:apply-style-name="N8128P0"/>
    </number:number-style>
    <number:number-style style:name="N8129P0" style:volatile="true" number:language="it" number:country="IT">
      <number:text>€ </number:text>
      <number:number number:decimal-places="2" number:min-integer-digits="1" number:grouping="true"/>
    </number:number-style>
    <number:number-style style:name="N8129" number:language="it" number:country="IT">
      <number:text>-€ </number:text>
      <number:number number:decimal-places="2" number:min-integer-digits="1" number:grouping="true"/>
      <style:map style:condition="value()&gt;=0" style:apply-style-name="N8129P0"/>
    </number:number-style>
    <number:number-style style:name="N8130P0" style:volatile="true" number:language="it" number:country="IT">
      <number:text>€ </number:text>
      <number:number number:decimal-places="2" number:min-integer-digits="1" number:grouping="true"/>
    </number:number-style>
    <number:number-style style:name="N8130" number:language="it" number:country="IT">
      <style:text-properties fo:color="#ff0000"/>
      <number:text>-€ </number:text>
      <number:number number:decimal-places="2" number:min-integer-digits="1" number:grouping="true"/>
      <style:map style:condition="value()&gt;=0" style:apply-style-name="N8130P0"/>
    </number:number-style>
    <number:number-style style:name="N8131P0" style:volatile="true" number:language="it" number:country="IT">
      <number:number number:decimal-places="0" number:min-integer-digits="1" number:grouping="true"/>
      <number:text> </number:text>
    </number:number-style>
    <number:number-style style:name="N8131P1" style:volatile="true" number:language="it" number:country="IT">
      <number:text>-</number:text>
      <number:number number:decimal-places="0" number:min-integer-digits="1" number:grouping="true"/>
      <number:text> </number:text>
    </number:number-style>
    <number:number-style style:name="N8131P2" style:volatile="true" number:language="it" number:country="IT">
      <number:text> - </number:text>
    </number:number-style>
    <number:text-style style:name="N8131" number:language="it" number:country="IT">
      <number:text-content/>
      <number:text> </number:text>
      <style:map style:condition="value()&gt;0" style:apply-style-name="N8131P0"/>
      <style:map style:condition="value()&lt;0" style:apply-style-name="N8131P1"/>
      <style:map style:condition="value()=0" style:apply-style-name="N8131P2"/>
    </number:text-style>
    <number:number-style style:name="N8132P0" style:volatile="true" number:language="it" number:country="IT">
      <number:text> € </number:text>
      <number:number number:decimal-places="0" number:min-integer-digits="1" number:grouping="true"/>
      <number:text> </number:text>
    </number:number-style>
    <number:number-style style:name="N8132P1" style:volatile="true" number:language="it" number:country="IT">
      <number:text>-€ </number:text>
      <number:number number:decimal-places="0" number:min-integer-digits="1" number:grouping="true"/>
      <number:text> </number:text>
    </number:number-style>
    <number:number-style style:name="N8132P2" style:volatile="true" number:language="it" number:country="IT">
      <number:text> € - </number:text>
    </number:number-style>
    <number:text-style style:name="N8132" number:language="it" number:country="IT">
      <number:text-content/>
      <number:text> </number:text>
      <style:map style:condition="value()&gt;0" style:apply-style-name="N8132P0"/>
      <style:map style:condition="value()&lt;0" style:apply-style-name="N8132P1"/>
      <style:map style:condition="value()=0" style:apply-style-name="N8132P2"/>
    </number:text-style>
    <number:number-style style:name="N8133P0" style:volatile="true" number:language="it" number:country="IT">
      <number:number number:decimal-places="2" number:min-integer-digits="1" number:grouping="true"/>
      <number:text> </number:text>
    </number:number-style>
    <number:number-style style:name="N8133P1" style:volatile="true" number:language="it" number:country="IT">
      <number:text>-</number:text>
      <number:number number:decimal-places="2" number:min-integer-digits="1" number:grouping="true"/>
      <number:text> </number:text>
    </number:number-style>
    <number:number-style style:name="N8133P2" style:volatile="true" number:language="it" number:country="IT">
      <number:text> -</number:text>
      <number:number number:decimal-places="0" number:min-integer-digits="0"/>
      <number:text> </number:text>
    </number:number-style>
    <number:text-style style:name="N8133" number:language="it" number:country="IT">
      <number:text-content/>
      <number:text> </number:text>
      <style:map style:condition="value()&gt;0" style:apply-style-name="N8133P0"/>
      <style:map style:condition="value()&lt;0" style:apply-style-name="N8133P1"/>
      <style:map style:condition="value()=0" style:apply-style-name="N8133P2"/>
    </number:text-style>
    <number:number-style style:name="N8134P0" style:volatile="true" number:language="it" number:country="IT">
      <number:text> € </number:text>
      <number:number number:decimal-places="2" number:min-integer-digits="1" number:grouping="true"/>
      <number:text> </number:text>
    </number:number-style>
    <number:number-style style:name="N8134P1" style:volatile="true" number:language="it" number:country="IT">
      <number:text>-€ </number:text>
      <number:number number:decimal-places="2" number:min-integer-digits="1" number:grouping="true"/>
      <number:text> </number:text>
    </number:number-style>
    <number:number-style style:name="N8134P2" style:volatile="true" number:language="it" number:country="IT">
      <number:text> € -</number:text>
      <number:number number:decimal-places="0" number:min-integer-digits="0"/>
      <number:text> </number:text>
    </number:number-style>
    <number:text-style style:name="N8134" number:language="it" number:country="IT">
      <number:text-content/>
      <number:text> </number:text>
      <style:map style:condition="value()&gt;0" style:apply-style-name="N8134P0"/>
      <style:map style:condition="value()&lt;0" style:apply-style-name="N8134P1"/>
      <style:map style:condition="value()=0" style:apply-style-name="N8134P2"/>
    </number:text-style>
    <number:number-style style:name="N8135" number:language="it" number:country="IT">
      <number:scientific-number number:decimal-places="1" number:min-integer-digits="3" number:min-exponent-digits="1"/>
    </number:number-style>
    <style:style style:name="Default" style:family="table-cell">
      <style:text-properties style:font-name-asian="Microsoft YaHei"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Explanatory_20_Text" style:display-name="Excel Built-in Explanatory Text"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fo:color="#7f7f7f" style:text-outline="false" style:text-line-through-styl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001cm" fo:page-height="29.7cm" style:num-format="1" style:print-orientation="portrait" fo:margin-top="2cm" fo:margin-bottom="2cm" fo:margin-left="2cm" fo:margin-right="2cm" style:print-page-order="ttb" style:first-page-number="continue" style:scale-to="100%" style:writing-mode="lr-tb" style:print="charts drawings objects zero-values"/>
      <style:header-style>
        <style:header-footer-properties fo:min-height="0.674cm" fo:margin-left="0cm" fo:margin-right="0cm" fo:margin-bottom="0.25cm"/>
      </style:header-style>
      <style:footer-style>
        <style:header-footer-properties fo:min-height="0.674cm" fo:margin-left="0cm" fo:margin-right="0cm" fo:margin-top="0.25cm"/>
      </style:footer-style>
    </style:page-layout>
    <style:style style:name="MT1" style:family="text">
      <style:text-properties style:use-window-font-color="true" style:text-outline="false" style:text-line-through-styl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6-14">14/06/2018</text:date>, <text:time>17.56.39</text:time></text:p>
        </style:region-right>
      </style:header>
      <style:header-left style:display="false"/>
      <style:footer>
        <text:p>Pagina <text:page-number>1</text:page-number> / <text:page-count>99</text:page-count></text:p>
      </style:footer>
      <style:footer-left style:display="false"/>
    </style:master-page>
    <style:master-page style:name="PageStyle_5f_Locations" style:display-name="PageStyle_Locations" style:page-layout-name="Mpm3">
      <style:header style:display="false"/>
      <style:header-left style:display="false"/>
      <style:footer style:display="false"/>
      <style:footer-left style:display="false"/>
    </style:master-page>
    <style:master-page style:name="PageStyle_5f_Inventory" style:display-name="PageStyle_Inventory" style:page-layout-name="Mpm3">
      <style:header style:display="false"/>
      <style:header-left style:display="false"/>
      <style:footer style:display="false"/>
      <style:footer-left style:display="false"/>
    </style:master-page>
    <style:master-page style:name="PageStyle_5f_Default" style:display-name="PageStyle_Default" style:page-layout-name="Mpm3">
      <style:header style:display="false"/>
      <style:header-left style:display="false"/>
      <style:footer style:display="false"/>
      <style:footer-left style:display="false"/>
    </style:master-page>
    <style:master-page style:name="PageStyle_5f_Dialogs" style:display-name="PageStyle_Dialogs" style:page-layout-name="Mpm3">
      <style:header style:display="false"/>
      <style:header-left style:display="false"/>
      <style:footer style:display="false"/>
      <style:footer-left style:display="false"/>
    </style:master-page>
    <style:master-page style:name="PageStyle_5f_Cutscenes" style:display-name="PageStyle_Cutscenes" style:page-layout-name="Mpm3">
      <style:header style:display="false"/>
      <style:header-left style:display="false"/>
      <style:footer style:display="false"/>
      <style:footer-left style:display="false"/>
    </style:master-page>
    <style:master-page style:name="PageStyle_5f_Transfers" style:display-name="PageStyle_Transfers" style:page-layout-name="Mpm3">
      <style:header style:display="false"/>
      <style:header-left style:display="false"/>
      <style:footer style:display="false"/>
      <style:footer-left style:display="false"/>
    </style:master-page>
    <style:master-page style:name="PageStyle_5f_Documents" style:display-name="PageStyle_Documents" style:page-layout-name="Mpm3">
      <style:header style:display="false"/>
      <style:header-left style:display="false"/>
      <style:footer style:display="false"/>
      <style:footer-left style:display="false"/>
    </style:master-page>
    <style:master-page style:name="PageStyle_5f_Buffers" style:display-name="PageStyle_Buffers" style:page-layout-name="Mpm3">
      <style:header style:display="false"/>
      <style:header-left style:display="false"/>
      <style:footer style:display="false"/>
      <style:footer-left style:display="false"/>
    </style:master-page>
    <style:master-page style:name="PageStyle_5f_OTHERS" style:display-name="PageStyle_OTHERS" style:page-layout-name="Mpm4">
      <style:header>
        <text:p><text:span text:style-name="MT1"><text:sheet-name>???</text:sheet-name></text:span></text:p>
      </style:header>
      <style:header-left style:display="false"/>
      <style:footer>
        <text:p><text:span text:style-name="MT1">Pagina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6-14T17:56:39.36</dc:date>
    <meta:document-statistic meta:table-count="9" meta:cell-count="12548" meta:object-count="0"/>
    <meta:generator>OpenOffice/4.1.3$Win32 OpenOffice.org_project/413m1$Build-9783</meta:generator>
  </office:meta>
</office:document-meta>
</file>